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98.25pt"/>
    </style:style>
    <style:style style:name="co3" style:family="table-column">
      <style:table-column-properties fo:break-before="auto" style:column-width="111.4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antilever_plastic_out" table:style-name="ta1">
        <table:shapes>
          <draw:frame draw:z-index="0" draw:style-name="gr1" draw:text-style-name="P1" svg:width="453.63pt" svg:height="255.23pt" svg:x="778.9pt" svg:y="19443.2pt">
            <draw:object draw:notify-on-update-of-ranges="cantilever_plastic_out.D2:cantilever_plastic_out.D1548 cantilever_plastic_out.E2:cantilever_plastic_out.E1548 cantilever_plastic_out.H2:cantilever_plastic_out.H1802 cantilever_plastic_out.G2:cantilever_plastic_out.G180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at1</text:p>
          </table:table-cell>
          <table:table-cell office:value-type="string" calcext:value-type="string">
            <text:p>mises</text:p>
          </table:table-cell>
          <table:table-cell office:value-type="string" calcext:value-type="string">
            <text:p>strain_xx</text:p>
          </table:table-cell>
          <table:table-cell office:value-type="string" calcext:value-type="string">
            <text:p>stress_xx</text:p>
          </table:table-cell>
          <table:table-cell table:number-columns-repeated="3"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0.0028822246618873" calcext:value-type="float">
            <text:p>0.002882224661887</text:p>
          </table:table-cell>
          <table:table-cell office:value-type="float" office:value="0.000013639641703896" calcext:value-type="float">
            <text:p>1.3639641703896E-05</text:p>
          </table:table-cell>
          <table:table-cell office:value-type="float" office:value="0.0001623036215127" calcext:value-type="float">
            <text:p>0.000162303621513</text:p>
          </table:table-cell>
          <table:table-cell/>
          <table:table-cell office:value-type="float" office:value="0.000013754916542764" calcext:value-type="float">
            <text:p>1.3754916542764E-05</text:p>
          </table:table-cell>
          <table:table-cell office:value-type="float" office:value="0.00016281993423831" calcext:value-type="float">
            <text:p>0.000162819934238</text:p>
          </table:table-cell>
        </table:table-row>
        <table:table-row table:style-name="ro1">
          <table:table-cell office:value-type="float" office:value="0.04" calcext:value-type="float">
            <text:p>0.04</text:p>
          </table:table-cell>
          <table:table-cell office:value-type="float" office:value="0" calcext:value-type="float">
            <text:p>0</text:p>
          </table:table-cell>
          <table:table-cell office:value-type="float" office:value="0.0057644493237745" calcext:value-type="float">
            <text:p>0.005764449323775</text:p>
          </table:table-cell>
          <table:table-cell office:value-type="float" office:value="0.000027279283407793" calcext:value-type="float">
            <text:p>2.7279283407793E-05</text:p>
          </table:table-cell>
          <table:table-cell office:value-type="float" office:value="0.00032460724302536" calcext:value-type="float">
            <text:p>0.000324607243025</text:p>
          </table:table-cell>
          <table:table-cell/>
          <table:table-cell office:value-type="float" office:value="0.000027509833085528" calcext:value-type="float">
            <text:p>2.7509833085528E-05</text:p>
          </table:table-cell>
          <table:table-cell office:value-type="float" office:value="0.00032563986847666" calcext:value-type="float">
            <text:p>0.000325639868477</text:p>
          </table:table-cell>
        </table:table-row>
        <table:table-row table:style-name="ro1">
          <table:table-cell office:value-type="float" office:value="0.06" calcext:value-type="float">
            <text:p>0.06</text:p>
          </table:table-cell>
          <table:table-cell office:value-type="float" office:value="0" calcext:value-type="float">
            <text:p>0</text:p>
          </table:table-cell>
          <table:table-cell office:value-type="float" office:value="0.0086466739856618" calcext:value-type="float">
            <text:p>0.008646673985662</text:p>
          </table:table-cell>
          <table:table-cell office:value-type="float" office:value="0.000040918925111689" calcext:value-type="float">
            <text:p>4.0918925111689E-05</text:p>
          </table:table-cell>
          <table:table-cell office:value-type="float" office:value="0.0004869108645379" calcext:value-type="float">
            <text:p>0.000486910864538</text:p>
          </table:table-cell>
          <table:table-cell/>
          <table:table-cell office:value-type="float" office:value="0.000041264749628292" calcext:value-type="float">
            <text:p>4.1264749628292E-05</text:p>
          </table:table-cell>
          <table:table-cell office:value-type="float" office:value="0.00048845980271491" calcext:value-type="float">
            <text:p>0.000488459802715</text:p>
          </table:table-cell>
        </table:table-row>
        <table:table-row table:style-name="ro1">
          <table:table-cell office:value-type="float" office:value="0.08" calcext:value-type="float">
            <text:p>0.08</text:p>
          </table:table-cell>
          <table:table-cell office:value-type="float" office:value="0" calcext:value-type="float">
            <text:p>0</text:p>
          </table:table-cell>
          <table:table-cell office:value-type="float" office:value="0.011528898647549" calcext:value-type="float">
            <text:p>0.011528898647549</text:p>
          </table:table-cell>
          <table:table-cell office:value-type="float" office:value="0.000054558566815585" calcext:value-type="float">
            <text:p>5.4558566815585E-05</text:p>
          </table:table-cell>
          <table:table-cell office:value-type="float" office:value="0.00064921448605099" calcext:value-type="float">
            <text:p>0.000649214486051</text:p>
          </table:table-cell>
          <table:table-cell/>
          <table:table-cell office:value-type="float" office:value="0.000055019666171056" calcext:value-type="float">
            <text:p>5.5019666171056E-05</text:p>
          </table:table-cell>
          <table:table-cell office:value-type="float" office:value="0.00065127973695313" calcext:value-type="float">
            <text:p>0.000651279736953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014411123309436" calcext:value-type="float">
            <text:p>0.014411123309436</text:p>
          </table:table-cell>
          <table:table-cell office:value-type="float" office:value="0.000068198208519482" calcext:value-type="float">
            <text:p>6.8198208519482E-05</text:p>
          </table:table-cell>
          <table:table-cell office:value-type="float" office:value="0.0008115181075631" calcext:value-type="float">
            <text:p>0.000811518107563</text:p>
          </table:table-cell>
          <table:table-cell/>
          <table:table-cell office:value-type="float" office:value="0.00006877458271382" calcext:value-type="float">
            <text:p>6.877458271382E-05</text:p>
          </table:table-cell>
          <table:table-cell office:value-type="float" office:value="0.00081409967119115" calcext:value-type="float">
            <text:p>0.000814099671191</text:p>
          </table:table-cell>
        </table:table-row>
        <table:table-row table:style-name="ro1"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0.017293347971323" calcext:value-type="float">
            <text:p>0.017293347971323</text:p>
          </table:table-cell>
          <table:table-cell office:value-type="float" office:value="0.000081837850223377" calcext:value-type="float">
            <text:p>8.1837850223377E-05</text:p>
          </table:table-cell>
          <table:table-cell office:value-type="float" office:value="0.00097382172907575" calcext:value-type="float">
            <text:p>0.000973821729076</text:p>
          </table:table-cell>
          <table:table-cell/>
          <table:table-cell office:value-type="float" office:value="0.000082529499256584" calcext:value-type="float">
            <text:p>8.2529499256584E-05</text:p>
          </table:table-cell>
          <table:table-cell office:value-type="float" office:value="0.00097691960542976" calcext:value-type="float">
            <text:p>0.00097691960543</text:p>
          </table:table-cell>
        </table:table-row>
        <table:table-row table:style-name="ro1">
          <table:table-cell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0.020175572633211" calcext:value-type="float">
            <text:p>0.020175572633211</text:p>
          </table:table-cell>
          <table:table-cell office:value-type="float" office:value="0.000095477491927274" calcext:value-type="float">
            <text:p>9.5477491927274E-05</text:p>
          </table:table-cell>
          <table:table-cell office:value-type="float" office:value="0.001136125350589" calcext:value-type="float">
            <text:p>0.001136125350589</text:p>
          </table:table-cell>
          <table:table-cell/>
          <table:table-cell office:value-type="float" office:value="0.000096284415799348" calcext:value-type="float">
            <text:p>9.6284415799348E-05</text:p>
          </table:table-cell>
          <table:table-cell office:value-type="float" office:value="0.0011397395396679" calcext:value-type="float">
            <text:p>0.001139739539668</text:p>
          </table:table-cell>
        </table:table-row>
        <table:table-row table:style-name="ro1">
          <table:table-cell office:value-type="float" office:value="0.16" calcext:value-type="float">
            <text:p>0.16</text:p>
          </table:table-cell>
          <table:table-cell office:value-type="float" office:value="0" calcext:value-type="float">
            <text:p>0</text:p>
          </table:table-cell>
          <table:table-cell office:value-type="float" office:value="0.023057797295098" calcext:value-type="float">
            <text:p>0.023057797295098</text:p>
          </table:table-cell>
          <table:table-cell office:value-type="float" office:value="0.00010911713363117" calcext:value-type="float">
            <text:p>0.000109117133631</text:p>
          </table:table-cell>
          <table:table-cell office:value-type="float" office:value="0.0012984289721012" calcext:value-type="float">
            <text:p>0.001298428972101</text:p>
          </table:table-cell>
          <table:table-cell/>
          <table:table-cell office:value-type="float" office:value="0.00011003933234211" calcext:value-type="float">
            <text:p>0.000110039332342</text:p>
          </table:table-cell>
          <table:table-cell office:value-type="float" office:value="0.0013025594739067" calcext:value-type="float">
            <text:p>0.001302559473907</text:p>
          </table:table-cell>
        </table:table-row>
        <table:table-row table:style-name="ro1">
          <table:table-cell office:value-type="float" office:value="0.18" calcext:value-type="float">
            <text:p>0.18</text:p>
          </table:table-cell>
          <table:table-cell office:value-type="float" office:value="0" calcext:value-type="float">
            <text:p>0</text:p>
          </table:table-cell>
          <table:table-cell office:value-type="float" office:value="0.025940021956985" calcext:value-type="float">
            <text:p>0.025940021956985</text:p>
          </table:table-cell>
          <table:table-cell office:value-type="float" office:value="0.00012275677533507" calcext:value-type="float">
            <text:p>0.000122756775335</text:p>
          </table:table-cell>
          <table:table-cell office:value-type="float" office:value="0.0014607325936139" calcext:value-type="float">
            <text:p>0.001460732593614</text:p>
          </table:table-cell>
          <table:table-cell/>
          <table:table-cell office:value-type="float" office:value="0.00012379424888488" calcext:value-type="float">
            <text:p>0.000123794248885</text:p>
          </table:table-cell>
          <table:table-cell office:value-type="float" office:value="0.0014653794081447" calcext:value-type="float">
            <text:p>0.001465379408145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0.028822246618873" calcext:value-type="float">
            <text:p>0.028822246618873</text:p>
          </table:table-cell>
          <table:table-cell office:value-type="float" office:value="0.00013639641703896" calcext:value-type="float">
            <text:p>0.000136396417039</text:p>
          </table:table-cell>
          <table:table-cell office:value-type="float" office:value="0.0016230362151266" calcext:value-type="float">
            <text:p>0.001623036215127</text:p>
          </table:table-cell>
          <table:table-cell/>
          <table:table-cell office:value-type="float" office:value="0.00013754916542764" calcext:value-type="float">
            <text:p>0.000137549165428</text:p>
          </table:table-cell>
          <table:table-cell office:value-type="float" office:value="0.0016281993423829" calcext:value-type="float">
            <text:p>0.001628199342383</text:p>
          </table:table-cell>
        </table:table-row>
        <table:table-row table:style-name="ro1"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0.03170447128076" calcext:value-type="float">
            <text:p>0.03170447128076</text:p>
          </table:table-cell>
          <table:table-cell office:value-type="float" office:value="0.00015003605874286" calcext:value-type="float">
            <text:p>0.000150036058743</text:p>
          </table:table-cell>
          <table:table-cell office:value-type="float" office:value="0.0017853398366392" calcext:value-type="float">
            <text:p>0.001785339836639</text:p>
          </table:table-cell>
          <table:table-cell/>
          <table:table-cell office:value-type="float" office:value="0.0001513040819704" calcext:value-type="float">
            <text:p>0.00015130408197</text:p>
          </table:table-cell>
          <table:table-cell office:value-type="float" office:value="0.0017910192766212" calcext:value-type="float">
            <text:p>0.001791019276621</text:p>
          </table:table-cell>
        </table:table-row>
        <table:table-row table:style-name="ro1">
          <table:table-cell office:value-type="float" office:value="0.24" calcext:value-type="float">
            <text:p>0.24</text:p>
          </table:table-cell>
          <table:table-cell office:value-type="float" office:value="0" calcext:value-type="float">
            <text:p>0</text:p>
          </table:table-cell>
          <table:table-cell office:value-type="float" office:value="0.034586695942647" calcext:value-type="float">
            <text:p>0.034586695942647</text:p>
          </table:table-cell>
          <table:table-cell office:value-type="float" office:value="0.00016367570044676" calcext:value-type="float">
            <text:p>0.000163675700447</text:p>
          </table:table-cell>
          <table:table-cell office:value-type="float" office:value="0.0019476434581522" calcext:value-type="float">
            <text:p>0.001947643458152</text:p>
          </table:table-cell>
          <table:table-cell/>
          <table:table-cell office:value-type="float" office:value="0.00016505899851317" calcext:value-type="float">
            <text:p>0.000165058998513</text:p>
          </table:table-cell>
          <table:table-cell office:value-type="float" office:value="0.0019538392108596" calcext:value-type="float">
            <text:p>0.00195383921086</text:p>
          </table:table-cell>
        </table:table-row>
        <table:table-row table:style-name="ro1">
          <table:table-cell office:value-type="float" office:value="0.26" calcext:value-type="float">
            <text:p>0.26</text:p>
          </table:table-cell>
          <table:table-cell office:value-type="float" office:value="0" calcext:value-type="float">
            <text:p>0</text:p>
          </table:table-cell>
          <table:table-cell office:value-type="float" office:value="0.037468920604534" calcext:value-type="float">
            <text:p>0.037468920604534</text:p>
          </table:table-cell>
          <table:table-cell office:value-type="float" office:value="0.00017731534215065" calcext:value-type="float">
            <text:p>0.000177315342151</text:p>
          </table:table-cell>
          <table:table-cell office:value-type="float" office:value="0.0021099470796642" calcext:value-type="float">
            <text:p>0.002109947079664</text:p>
          </table:table-cell>
          <table:table-cell/>
          <table:table-cell office:value-type="float" office:value="0.00017881391505593" calcext:value-type="float">
            <text:p>0.000178813915056</text:p>
          </table:table-cell>
          <table:table-cell office:value-type="float" office:value="0.0021166591450975" calcext:value-type="float">
            <text:p>0.002116659145098</text:p>
          </table:table-cell>
        </table:table-row>
        <table:table-row table:style-name="ro1">
          <table:table-cell office:value-type="float" office:value="0.28" calcext:value-type="float">
            <text:p>0.28</text:p>
          </table:table-cell>
          <table:table-cell office:value-type="float" office:value="0" calcext:value-type="float">
            <text:p>0</text:p>
          </table:table-cell>
          <table:table-cell office:value-type="float" office:value="0.040351145266421" calcext:value-type="float">
            <text:p>0.040351145266421</text:p>
          </table:table-cell>
          <table:table-cell office:value-type="float" office:value="0.00019095498385455" calcext:value-type="float">
            <text:p>0.000190954983855</text:p>
          </table:table-cell>
          <table:table-cell office:value-type="float" office:value="0.0022722507011768" calcext:value-type="float">
            <text:p>0.002272250701177</text:p>
          </table:table-cell>
          <table:table-cell/>
          <table:table-cell office:value-type="float" office:value="0.0001925688315987" calcext:value-type="float">
            <text:p>0.000192568831599</text:p>
          </table:table-cell>
          <table:table-cell office:value-type="float" office:value="0.0022794790793354" calcext:value-type="float">
            <text:p>0.00227947907933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0.043233369928309" calcext:value-type="float">
            <text:p>0.043233369928309</text:p>
          </table:table-cell>
          <table:table-cell office:value-type="float" office:value="0.00020459462555844" calcext:value-type="float">
            <text:p>0.000204594625558</text:p>
          </table:table-cell>
          <table:table-cell office:value-type="float" office:value="0.0024345543226896" calcext:value-type="float">
            <text:p>0.00243455432269</text:p>
          </table:table-cell>
          <table:table-cell/>
          <table:table-cell office:value-type="float" office:value="0.00020632374814146" calcext:value-type="float">
            <text:p>0.000206323748141</text:p>
          </table:table-cell>
          <table:table-cell office:value-type="float" office:value="0.0024422990135739" calcext:value-type="float">
            <text:p>0.002442299013574</text:p>
          </table:table-cell>
        </table:table-row>
        <table:table-row table:style-name="ro1">
          <table:table-cell office:value-type="float" office:value="0.32" calcext:value-type="float">
            <text:p>0.32</text:p>
          </table:table-cell>
          <table:table-cell office:value-type="float" office:value="0" calcext:value-type="float">
            <text:p>0</text:p>
          </table:table-cell>
          <table:table-cell office:value-type="float" office:value="0.046115594590196" calcext:value-type="float">
            <text:p>0.046115594590196</text:p>
          </table:table-cell>
          <table:table-cell office:value-type="float" office:value="0.00021823426726234" calcext:value-type="float">
            <text:p>0.000218234267262</text:p>
          </table:table-cell>
          <table:table-cell office:value-type="float" office:value="0.0025968579442024" calcext:value-type="float">
            <text:p>0.002596857944202</text:p>
          </table:table-cell>
          <table:table-cell/>
          <table:table-cell office:value-type="float" office:value="0.00022007866468422" calcext:value-type="float">
            <text:p>0.000220078664684</text:p>
          </table:table-cell>
          <table:table-cell office:value-type="float" office:value="0.0026051189478129" calcext:value-type="float">
            <text:p>0.002605118947813</text:p>
          </table:table-cell>
        </table:table-row>
        <table:table-row table:style-name="ro1">
          <table:table-cell office:value-type="float" office:value="0.34" calcext:value-type="float">
            <text:p>0.34</text:p>
          </table:table-cell>
          <table:table-cell office:value-type="float" office:value="0" calcext:value-type="float">
            <text:p>0</text:p>
          </table:table-cell>
          <table:table-cell office:value-type="float" office:value="0.048997819252083" calcext:value-type="float">
            <text:p>0.048997819252083</text:p>
          </table:table-cell>
          <table:table-cell office:value-type="float" office:value="0.00023187390896624" calcext:value-type="float">
            <text:p>0.000231873908966</text:p>
          </table:table-cell>
          <table:table-cell office:value-type="float" office:value="0.0027591615657137" calcext:value-type="float">
            <text:p>0.002759161565714</text:p>
          </table:table-cell>
          <table:table-cell/>
          <table:table-cell office:value-type="float" office:value="0.00023383358122699" calcext:value-type="float">
            <text:p>0.000233833581227</text:p>
          </table:table-cell>
          <table:table-cell office:value-type="float" office:value="0.0027679388820508" calcext:value-type="float">
            <text:p>0.002767938882051</text:p>
          </table:table-cell>
        </table:table-row>
        <table:table-row table:style-name="ro1">
          <table:table-cell office:value-type="float" office:value="0.36" calcext:value-type="float">
            <text:p>0.36</text:p>
          </table:table-cell>
          <table:table-cell office:value-type="float" office:value="0" calcext:value-type="float">
            <text:p>0</text:p>
          </table:table-cell>
          <table:table-cell office:value-type="float" office:value="0.051880043913971" calcext:value-type="float">
            <text:p>0.051880043913971</text:p>
          </table:table-cell>
          <table:table-cell office:value-type="float" office:value="0.00024551355067013" calcext:value-type="float">
            <text:p>0.00024551355067</text:p>
          </table:table-cell>
          <table:table-cell office:value-type="float" office:value="0.0029214651872281" calcext:value-type="float">
            <text:p>0.002921465187228</text:p>
          </table:table-cell>
          <table:table-cell/>
          <table:table-cell office:value-type="float" office:value="0.00024758849776975" calcext:value-type="float">
            <text:p>0.00024758849777</text:p>
          </table:table-cell>
          <table:table-cell office:value-type="float" office:value="0.0029307588162896" calcext:value-type="float">
            <text:p>0.00293075881629</text:p>
          </table:table-cell>
        </table:table-row>
        <table:table-row table:style-name="ro1">
          <table:table-cell office:value-type="float" office:value="0.38" calcext:value-type="float">
            <text:p>0.38</text:p>
          </table:table-cell>
          <table:table-cell office:value-type="float" office:value="0" calcext:value-type="float">
            <text:p>0</text:p>
          </table:table-cell>
          <table:table-cell office:value-type="float" office:value="0.054762268575858" calcext:value-type="float">
            <text:p>0.054762268575858</text:p>
          </table:table-cell>
          <table:table-cell office:value-type="float" office:value="0.00025915319237403" calcext:value-type="float">
            <text:p>0.000259153192374</text:p>
          </table:table-cell>
          <table:table-cell office:value-type="float" office:value="0.00308376880874" calcext:value-type="float">
            <text:p>0.00308376880874</text:p>
          </table:table-cell>
          <table:table-cell/>
          <table:table-cell office:value-type="float" office:value="0.00026134341431252" calcext:value-type="float">
            <text:p>0.000261343414313</text:p>
          </table:table-cell>
          <table:table-cell office:value-type="float" office:value="0.0030935787505271" calcext:value-type="float">
            <text:p>0.003093578750527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0.057644493237745" calcext:value-type="float">
            <text:p>0.057644493237745</text:p>
          </table:table-cell>
          <table:table-cell office:value-type="float" office:value="0.00027279283407793" calcext:value-type="float">
            <text:p>0.000272792834078</text:p>
          </table:table-cell>
          <table:table-cell office:value-type="float" office:value="0.0032460724302517" calcext:value-type="float">
            <text:p>0.003246072430252</text:p>
          </table:table-cell>
          <table:table-cell/>
          <table:table-cell office:value-type="float" office:value="0.00027509833085528" calcext:value-type="float">
            <text:p>0.000275098330855</text:p>
          </table:table-cell>
          <table:table-cell office:value-type="float" office:value="0.0032563986847655" calcext:value-type="float">
            <text:p>0.003256398684766</text:p>
          </table:table-cell>
        </table:table-row>
        <table:table-row table:style-name="ro1">
          <table:table-cell office:value-type="float" office:value="0.42" calcext:value-type="float">
            <text:p>0.42</text:p>
          </table:table-cell>
          <table:table-cell office:value-type="float" office:value="0" calcext:value-type="float">
            <text:p>0</text:p>
          </table:table-cell>
          <table:table-cell office:value-type="float" office:value="0.060526717899633" calcext:value-type="float">
            <text:p>0.060526717899633</text:p>
          </table:table-cell>
          <table:table-cell office:value-type="float" office:value="0.00028643247578182" calcext:value-type="float">
            <text:p>0.000286432475782</text:p>
          </table:table-cell>
          <table:table-cell office:value-type="float" office:value="0.003408376051765" calcext:value-type="float">
            <text:p>0.003408376051765</text:p>
          </table:table-cell>
          <table:table-cell/>
          <table:table-cell office:value-type="float" office:value="0.00028885324739804" calcext:value-type="float">
            <text:p>0.000288853247398</text:p>
          </table:table-cell>
          <table:table-cell office:value-type="float" office:value="0.0034192186190035" calcext:value-type="float">
            <text:p>0.003419218619004</text:p>
          </table:table-cell>
        </table:table-row>
        <table:table-row table:style-name="ro1">
          <table:table-cell office:value-type="float" office:value="0.44" calcext:value-type="float">
            <text:p>0.44</text:p>
          </table:table-cell>
          <table:table-cell office:value-type="float" office:value="0" calcext:value-type="float">
            <text:p>0</text:p>
          </table:table-cell>
          <table:table-cell office:value-type="float" office:value="0.063408942561519" calcext:value-type="float">
            <text:p>0.063408942561519</text:p>
          </table:table-cell>
          <table:table-cell office:value-type="float" office:value="0.00030007211748572" calcext:value-type="float">
            <text:p>0.000300072117486</text:p>
          </table:table-cell>
          <table:table-cell office:value-type="float" office:value="0.0035706796732795" calcext:value-type="float">
            <text:p>0.00357067967328</text:p>
          </table:table-cell>
          <table:table-cell/>
          <table:table-cell office:value-type="float" office:value="0.00030260816394081" calcext:value-type="float">
            <text:p>0.000302608163941</text:p>
          </table:table-cell>
          <table:table-cell office:value-type="float" office:value="0.0035820385532424" calcext:value-type="float">
            <text:p>0.003582038553242</text:p>
          </table:table-cell>
        </table:table-row>
        <table:table-row table:style-name="ro1">
          <table:table-cell office:value-type="float" office:value="0.46" calcext:value-type="float">
            <text:p>0.46</text:p>
          </table:table-cell>
          <table:table-cell office:value-type="float" office:value="0" calcext:value-type="float">
            <text:p>0</text:p>
          </table:table-cell>
          <table:table-cell office:value-type="float" office:value="0.066291167223407" calcext:value-type="float">
            <text:p>0.066291167223407</text:p>
          </table:table-cell>
          <table:table-cell office:value-type="float" office:value="0.00031371175918961" calcext:value-type="float">
            <text:p>0.00031371175919</text:p>
          </table:table-cell>
          <table:table-cell office:value-type="float" office:value="0.0037329832947909" calcext:value-type="float">
            <text:p>0.003732983294791</text:p>
          </table:table-cell>
          <table:table-cell/>
          <table:table-cell office:value-type="float" office:value="0.00031636308048357" calcext:value-type="float">
            <text:p>0.000316363080484</text:p>
          </table:table-cell>
          <table:table-cell office:value-type="float" office:value="0.0037448584874807" calcext:value-type="float">
            <text:p>0.003744858487481</text:p>
          </table:table-cell>
        </table:table-row>
        <table:table-row table:style-name="ro1">
          <table:table-cell office:value-type="float" office:value="0.48" calcext:value-type="float">
            <text:p>0.48</text:p>
          </table:table-cell>
          <table:table-cell office:value-type="float" office:value="0" calcext:value-type="float">
            <text:p>0</text:p>
          </table:table-cell>
          <table:table-cell office:value-type="float" office:value="0.069173391885294" calcext:value-type="float">
            <text:p>0.069173391885294</text:p>
          </table:table-cell>
          <table:table-cell office:value-type="float" office:value="0.00032735140089351" calcext:value-type="float">
            <text:p>0.000327351400894</text:p>
          </table:table-cell>
          <table:table-cell office:value-type="float" office:value="0.003895286916304" calcext:value-type="float">
            <text:p>0.003895286916304</text:p>
          </table:table-cell>
          <table:table-cell/>
          <table:table-cell office:value-type="float" office:value="0.00033011799702634" calcext:value-type="float">
            <text:p>0.000330117997026</text:p>
          </table:table-cell>
          <table:table-cell office:value-type="float" office:value="0.0039076784217188" calcext:value-type="float">
            <text:p>0.00390767842171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0.072055616547181" calcext:value-type="float">
            <text:p>0.072055616547181</text:p>
          </table:table-cell>
          <table:table-cell office:value-type="float" office:value="0.00034099104259741" calcext:value-type="float">
            <text:p>0.000340991042597</text:p>
          </table:table-cell>
          <table:table-cell office:value-type="float" office:value="0.0040575905378154" calcext:value-type="float">
            <text:p>0.004057590537815</text:p>
          </table:table-cell>
          <table:table-cell/>
          <table:table-cell office:value-type="float" office:value="0.0003438729135691" calcext:value-type="float">
            <text:p>0.000343872913569</text:p>
          </table:table-cell>
          <table:table-cell office:value-type="float" office:value="0.0040704983559566" calcext:value-type="float">
            <text:p>0.004070498355957</text:p>
          </table:table-cell>
        </table:table-row>
        <table:table-row table:style-name="ro1">
          <table:table-cell office:value-type="float" office:value="0.52" calcext:value-type="float">
            <text:p>0.52</text:p>
          </table:table-cell>
          <table:table-cell office:value-type="float" office:value="0" calcext:value-type="float">
            <text:p>0</text:p>
          </table:table-cell>
          <table:table-cell office:value-type="float" office:value="0.074937841209068" calcext:value-type="float">
            <text:p>0.074937841209068</text:p>
          </table:table-cell>
          <table:table-cell office:value-type="float" office:value="0.0003546306843013" calcext:value-type="float">
            <text:p>0.000354630684301</text:p>
          </table:table-cell>
          <table:table-cell office:value-type="float" office:value="0.0042198941593285" calcext:value-type="float">
            <text:p>0.004219894159329</text:p>
          </table:table-cell>
          <table:table-cell/>
          <table:table-cell office:value-type="float" office:value="0.00035762783011186" calcext:value-type="float">
            <text:p>0.000357627830112</text:p>
          </table:table-cell>
          <table:table-cell office:value-type="float" office:value="0.0042333182901954" calcext:value-type="float">
            <text:p>0.004233318290195</text:p>
          </table:table-cell>
        </table:table-row>
        <table:table-row table:style-name="ro1">
          <table:table-cell office:value-type="float" office:value="0.54" calcext:value-type="float">
            <text:p>0.54</text:p>
          </table:table-cell>
          <table:table-cell office:value-type="float" office:value="0" calcext:value-type="float">
            <text:p>0</text:p>
          </table:table-cell>
          <table:table-cell office:value-type="float" office:value="0.077820065870956" calcext:value-type="float">
            <text:p>0.077820065870956</text:p>
          </table:table-cell>
          <table:table-cell office:value-type="float" office:value="0.0003682703260052" calcext:value-type="float">
            <text:p>0.000368270326005</text:p>
          </table:table-cell>
          <table:table-cell office:value-type="float" office:value="0.0043821977808411" calcext:value-type="float">
            <text:p>0.004382197780841</text:p>
          </table:table-cell>
          <table:table-cell/>
          <table:table-cell office:value-type="float" office:value="0.00037138274665463" calcext:value-type="float">
            <text:p>0.000371382746655</text:p>
          </table:table-cell>
          <table:table-cell office:value-type="float" office:value="0.0043961382244333" calcext:value-type="float">
            <text:p>0.004396138224433</text:p>
          </table:table-cell>
        </table:table-row>
        <table:table-row table:style-name="ro1">
          <table:table-cell office:value-type="float" office:value="0.56" calcext:value-type="float">
            <text:p>0.56</text:p>
          </table:table-cell>
          <table:table-cell office:value-type="float" office:value="0" calcext:value-type="float">
            <text:p>0</text:p>
          </table:table-cell>
          <table:table-cell office:value-type="float" office:value="0.080702290532843" calcext:value-type="float">
            <text:p>0.080702290532843</text:p>
          </table:table-cell>
          <table:table-cell office:value-type="float" office:value="0.0003819099677091" calcext:value-type="float">
            <text:p>0.000381909967709</text:p>
          </table:table-cell>
          <table:table-cell office:value-type="float" office:value="0.004544501402356" calcext:value-type="float">
            <text:p>0.004544501402356</text:p>
          </table:table-cell>
          <table:table-cell/>
          <table:table-cell office:value-type="float" office:value="0.00038513766319739" calcext:value-type="float">
            <text:p>0.000385137663197</text:p>
          </table:table-cell>
          <table:table-cell office:value-type="float" office:value="0.0045589581586719" calcext:value-type="float">
            <text:p>0.004558958158672</text:p>
          </table:table-cell>
        </table:table-row>
        <table:table-row table:style-name="ro1">
          <table:table-cell office:value-type="float" office:value="0.58" calcext:value-type="float">
            <text:p>0.58</text:p>
          </table:table-cell>
          <table:table-cell office:value-type="float" office:value="0" calcext:value-type="float">
            <text:p>0</text:p>
          </table:table-cell>
          <table:table-cell office:value-type="float" office:value="0.08358451519473" calcext:value-type="float">
            <text:p>0.08358451519473</text:p>
          </table:table-cell>
          <table:table-cell office:value-type="float" office:value="0.00039554960941299" calcext:value-type="float">
            <text:p>0.000395549609413</text:p>
          </table:table-cell>
          <table:table-cell office:value-type="float" office:value="0.004706805023865" calcext:value-type="float">
            <text:p>0.004706805023865</text:p>
          </table:table-cell>
          <table:table-cell/>
          <table:table-cell office:value-type="float" office:value="0.00039889257974016" calcext:value-type="float">
            <text:p>0.00039889257974</text:p>
          </table:table-cell>
          <table:table-cell office:value-type="float" office:value="0.0047217780929106" calcext:value-type="float">
            <text:p>0.00472177809291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0.086466739856618" calcext:value-type="float">
            <text:p>0.086466739856618</text:p>
          </table:table-cell>
          <table:table-cell office:value-type="float" office:value="0.00040918925111689" calcext:value-type="float">
            <text:p>0.000409189251117</text:p>
          </table:table-cell>
          <table:table-cell office:value-type="float" office:value="0.0048691086453788" calcext:value-type="float">
            <text:p>0.004869108645379</text:p>
          </table:table-cell>
          <table:table-cell/>
          <table:table-cell office:value-type="float" office:value="0.00041264749628292" calcext:value-type="float">
            <text:p>0.000412647496283</text:p>
          </table:table-cell>
          <table:table-cell office:value-type="float" office:value="0.0048845980271474" calcext:value-type="float">
            <text:p>0.004884598027147</text:p>
          </table:table-cell>
        </table:table-row>
        <table:table-row table:style-name="ro1"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0.089348964518505" calcext:value-type="float">
            <text:p>0.089348964518505</text:p>
          </table:table-cell>
          <table:table-cell office:value-type="float" office:value="0.00042282889282079" calcext:value-type="float">
            <text:p>0.000422828892821</text:p>
          </table:table-cell>
          <table:table-cell office:value-type="float" office:value="0.0050314122668939" calcext:value-type="float">
            <text:p>0.005031412266894</text:p>
          </table:table-cell>
          <table:table-cell/>
          <table:table-cell office:value-type="float" office:value="0.00042640241282568" calcext:value-type="float">
            <text:p>0.000426402412826</text:p>
          </table:table-cell>
          <table:table-cell office:value-type="float" office:value="0.0050474179613874" calcext:value-type="float">
            <text:p>0.005047417961387</text:p>
          </table:table-cell>
        </table:table-row>
        <table:table-row table:style-name="ro1">
          <table:table-cell office:value-type="float" office:value="0.64" calcext:value-type="float">
            <text:p>0.64</text:p>
          </table:table-cell>
          <table:table-cell office:value-type="float" office:value="0" calcext:value-type="float">
            <text:p>0</text:p>
          </table:table-cell>
          <table:table-cell office:value-type="float" office:value="0.092231189180393" calcext:value-type="float">
            <text:p>0.092231189180393</text:p>
          </table:table-cell>
          <table:table-cell office:value-type="float" office:value="0.00043646853452468" calcext:value-type="float">
            <text:p>0.000436468534525</text:p>
          </table:table-cell>
          <table:table-cell office:value-type="float" office:value="0.0051937158884062" calcext:value-type="float">
            <text:p>0.005193715888406</text:p>
          </table:table-cell>
          <table:table-cell/>
          <table:table-cell office:value-type="float" office:value="0.00044015732936845" calcext:value-type="float">
            <text:p>0.000440157329368</text:p>
          </table:table-cell>
          <table:table-cell office:value-type="float" office:value="0.0052102378956245" calcext:value-type="float">
            <text:p>0.005210237895625</text:p>
          </table:table-cell>
        </table:table-row>
        <table:table-row table:style-name="ro1">
          <table:table-cell office:value-type="float" office:value="0.66" calcext:value-type="float">
            <text:p>0.66</text:p>
          </table:table-cell>
          <table:table-cell office:value-type="float" office:value="0" calcext:value-type="float">
            <text:p>0</text:p>
          </table:table-cell>
          <table:table-cell office:value-type="float" office:value="0.095113413842279" calcext:value-type="float">
            <text:p>0.095113413842279</text:p>
          </table:table-cell>
          <table:table-cell office:value-type="float" office:value="0.00045010817622858" calcext:value-type="float">
            <text:p>0.000450108176229</text:p>
          </table:table-cell>
          <table:table-cell office:value-type="float" office:value="0.0053560195099183" calcext:value-type="float">
            <text:p>0.005356019509918</text:p>
          </table:table-cell>
          <table:table-cell/>
          <table:table-cell office:value-type="float" office:value="0.00045391224591121" calcext:value-type="float">
            <text:p>0.000453912245911</text:p>
          </table:table-cell>
          <table:table-cell office:value-type="float" office:value="0.0053730578298628" calcext:value-type="float">
            <text:p>0.005373057829863</text:p>
          </table:table-cell>
        </table:table-row>
        <table:table-row table:style-name="ro1">
          <table:table-cell office:value-type="float" office:value="0.68" calcext:value-type="float">
            <text:p>0.68</text:p>
          </table:table-cell>
          <table:table-cell office:value-type="float" office:value="0" calcext:value-type="float">
            <text:p>0</text:p>
          </table:table-cell>
          <table:table-cell office:value-type="float" office:value="0.097995638504167" calcext:value-type="float">
            <text:p>0.097995638504167</text:p>
          </table:table-cell>
          <table:table-cell office:value-type="float" office:value="0.00046374781793247" calcext:value-type="float">
            <text:p>0.000463747817932</text:p>
          </table:table-cell>
          <table:table-cell office:value-type="float" office:value="0.0055183231314289" calcext:value-type="float">
            <text:p>0.005518323131429</text:p>
          </table:table-cell>
          <table:table-cell/>
          <table:table-cell office:value-type="float" office:value="0.00046766716245398" calcext:value-type="float">
            <text:p>0.000467667162454</text:p>
          </table:table-cell>
          <table:table-cell office:value-type="float" office:value="0.0055358777641011" calcext:value-type="float">
            <text:p>0.005535877764101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0.10087786316605" calcext:value-type="float">
            <text:p>0.10087786316605</text:p>
          </table:table-cell>
          <table:table-cell office:value-type="float" office:value="0.00047738745963637" calcext:value-type="float">
            <text:p>0.000477387459636</text:p>
          </table:table-cell>
          <table:table-cell office:value-type="float" office:value="0.0056806267529436" calcext:value-type="float">
            <text:p>0.005680626752944</text:p>
          </table:table-cell>
          <table:table-cell/>
          <table:table-cell office:value-type="float" office:value="0.00048142207899674" calcext:value-type="float">
            <text:p>0.000481422078997</text:p>
          </table:table-cell>
          <table:table-cell office:value-type="float" office:value="0.0056986976983398" calcext:value-type="float">
            <text:p>0.00569869769834</text:p>
          </table:table-cell>
        </table:table-row>
        <table:table-row table:style-name="ro1">
          <table:table-cell office:value-type="float" office:value="0.72" calcext:value-type="float">
            <text:p>0.72</text:p>
          </table:table-cell>
          <table:table-cell office:value-type="float" office:value="0" calcext:value-type="float">
            <text:p>0</text:p>
          </table:table-cell>
          <table:table-cell office:value-type="float" office:value="0.10376008782794" calcext:value-type="float">
            <text:p>0.10376008782794</text:p>
          </table:table-cell>
          <table:table-cell office:value-type="float" office:value="0.00049102710134027" calcext:value-type="float">
            <text:p>0.00049102710134</text:p>
          </table:table-cell>
          <table:table-cell office:value-type="float" office:value="0.0058429303744545" calcext:value-type="float">
            <text:p>0.005842930374455</text:p>
          </table:table-cell>
          <table:table-cell/>
          <table:table-cell office:value-type="float" office:value="0.0004951769955395" calcext:value-type="float">
            <text:p>0.00049517699554</text:p>
          </table:table-cell>
          <table:table-cell office:value-type="float" office:value="0.005861517632578" calcext:value-type="float">
            <text:p>0.005861517632578</text:p>
          </table:table-cell>
        </table:table-row>
        <table:table-row table:style-name="ro1">
          <table:table-cell office:value-type="float" office:value="0.74" calcext:value-type="float">
            <text:p>0.74</text:p>
          </table:table-cell>
          <table:table-cell office:value-type="float" office:value="0" calcext:value-type="float">
            <text:p>0</text:p>
          </table:table-cell>
          <table:table-cell office:value-type="float" office:value="0.10664231248983" calcext:value-type="float">
            <text:p>0.10664231248983</text:p>
          </table:table-cell>
          <table:table-cell office:value-type="float" office:value="0.00050466674304416" calcext:value-type="float">
            <text:p>0.000504666743044</text:p>
          </table:table-cell>
          <table:table-cell office:value-type="float" office:value="0.0060052339959663" calcext:value-type="float">
            <text:p>0.006005233995966</text:p>
          </table:table-cell>
          <table:table-cell/>
          <table:table-cell office:value-type="float" office:value="0.00050893191208227" calcext:value-type="float">
            <text:p>0.000508931912082</text:p>
          </table:table-cell>
          <table:table-cell office:value-type="float" office:value="0.0060243375668174" calcext:value-type="float">
            <text:p>0.006024337566817</text:p>
          </table:table-cell>
        </table:table-row>
        <table:table-row table:style-name="ro1">
          <table:table-cell office:value-type="float" office:value="0.76" calcext:value-type="float">
            <text:p>0.76</text:p>
          </table:table-cell>
          <table:table-cell office:value-type="float" office:value="0" calcext:value-type="float">
            <text:p>0</text:p>
          </table:table-cell>
          <table:table-cell office:value-type="float" office:value="0.10952453715172" calcext:value-type="float">
            <text:p>0.10952453715172</text:p>
          </table:table-cell>
          <table:table-cell office:value-type="float" office:value="0.00051830638474806" calcext:value-type="float">
            <text:p>0.000518306384748</text:p>
          </table:table-cell>
          <table:table-cell office:value-type="float" office:value="0.0061675376174792" calcext:value-type="float">
            <text:p>0.006167537617479</text:p>
          </table:table-cell>
          <table:table-cell/>
          <table:table-cell office:value-type="float" office:value="0.00052268682862503" calcext:value-type="float">
            <text:p>0.000522686828625</text:p>
          </table:table-cell>
          <table:table-cell office:value-type="float" office:value="0.0061871575010544" calcext:value-type="float">
            <text:p>0.006187157501054</text:p>
          </table:table-cell>
        </table:table-row>
        <table:table-row table:style-name="ro1">
          <table:table-cell office:value-type="float" office:value="0.78" calcext:value-type="float">
            <text:p>0.78</text:p>
          </table:table-cell>
          <table:table-cell office:value-type="float" office:value="0" calcext:value-type="float">
            <text:p>0</text:p>
          </table:table-cell>
          <table:table-cell office:value-type="float" office:value="0.1124067618136" calcext:value-type="float">
            <text:p>0.1124067618136</text:p>
          </table:table-cell>
          <table:table-cell office:value-type="float" office:value="0.00053194602645196" calcext:value-type="float">
            <text:p>0.000531946026452</text:p>
          </table:table-cell>
          <table:table-cell office:value-type="float" office:value="0.006329841238992" calcext:value-type="float">
            <text:p>0.006329841238992</text:p>
          </table:table-cell>
          <table:table-cell/>
          <table:table-cell office:value-type="float" office:value="0.0005364417451678" calcext:value-type="float">
            <text:p>0.000536441745168</text:p>
          </table:table-cell>
          <table:table-cell office:value-type="float" office:value="0.006349977435293" calcext:value-type="float">
            <text:p>0.006349977435293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0.11528898647549" calcext:value-type="float">
            <text:p>0.11528898647549</text:p>
          </table:table-cell>
          <table:table-cell office:value-type="float" office:value="0.00054558566815585" calcext:value-type="float">
            <text:p>0.000545585668156</text:p>
          </table:table-cell>
          <table:table-cell office:value-type="float" office:value="0.0064921448605071" calcext:value-type="float">
            <text:p>0.006492144860507</text:p>
          </table:table-cell>
          <table:table-cell/>
          <table:table-cell office:value-type="float" office:value="0.00055019666171056" calcext:value-type="float">
            <text:p>0.000550196661711</text:p>
          </table:table-cell>
          <table:table-cell office:value-type="float" office:value="0.0065127973695312" calcext:value-type="float">
            <text:p>0.006512797369531</text:p>
          </table:table-cell>
        </table:table-row>
        <table:table-row table:style-name="ro1">
          <table:table-cell office:value-type="float" office:value="0.82" calcext:value-type="float">
            <text:p>0.82</text:p>
          </table:table-cell>
          <table:table-cell office:value-type="float" office:value="0" calcext:value-type="float">
            <text:p>0</text:p>
          </table:table-cell>
          <table:table-cell office:value-type="float" office:value="0.11817121113738" calcext:value-type="float">
            <text:p>0.11817121113738</text:p>
          </table:table-cell>
          <table:table-cell office:value-type="float" office:value="0.00055922530985975" calcext:value-type="float">
            <text:p>0.00055922530986</text:p>
          </table:table-cell>
          <table:table-cell office:value-type="float" office:value="0.0066544484820195" calcext:value-type="float">
            <text:p>0.00665444848202</text:p>
          </table:table-cell>
          <table:table-cell/>
          <table:table-cell office:value-type="float" office:value="0.00056395157825333" calcext:value-type="float">
            <text:p>0.000563951578253</text:p>
          </table:table-cell>
          <table:table-cell office:value-type="float" office:value="0.0066756173037699" calcext:value-type="float">
            <text:p>0.00667561730377</text:p>
          </table:table-cell>
        </table:table-row>
        <table:table-row table:style-name="ro1">
          <table:table-cell office:value-type="float" office:value="0.84" calcext:value-type="float">
            <text:p>0.84</text:p>
          </table:table-cell>
          <table:table-cell office:value-type="float" office:value="0" calcext:value-type="float">
            <text:p>0</text:p>
          </table:table-cell>
          <table:table-cell office:value-type="float" office:value="0.12105343579926" calcext:value-type="float">
            <text:p>0.12105343579926</text:p>
          </table:table-cell>
          <table:table-cell office:value-type="float" office:value="0.00057286495156365" calcext:value-type="float">
            <text:p>0.000572864951564</text:p>
          </table:table-cell>
          <table:table-cell office:value-type="float" office:value="0.0068167521035286" calcext:value-type="float">
            <text:p>0.006816752103529</text:p>
          </table:table-cell>
          <table:table-cell/>
          <table:table-cell office:value-type="float" office:value="0.00057770649479609" calcext:value-type="float">
            <text:p>0.000577706494796</text:p>
          </table:table-cell>
          <table:table-cell office:value-type="float" office:value="0.0068384372380076" calcext:value-type="float">
            <text:p>0.006838437238008</text:p>
          </table:table-cell>
        </table:table-row>
        <table:table-row table:style-name="ro1">
          <table:table-cell office:value-type="float" office:value="0.86" calcext:value-type="float">
            <text:p>0.86</text:p>
          </table:table-cell>
          <table:table-cell office:value-type="float" office:value="0" calcext:value-type="float">
            <text:p>0</text:p>
          </table:table-cell>
          <table:table-cell office:value-type="float" office:value="0.12393566046115" calcext:value-type="float">
            <text:p>0.12393566046115</text:p>
          </table:table-cell>
          <table:table-cell office:value-type="float" office:value="0.00058650459326754" calcext:value-type="float">
            <text:p>0.000586504593268</text:p>
          </table:table-cell>
          <table:table-cell office:value-type="float" office:value="0.0069790557250455" calcext:value-type="float">
            <text:p>0.006979055725046</text:p>
          </table:table-cell>
          <table:table-cell/>
          <table:table-cell office:value-type="float" office:value="0.00059146141133885" calcext:value-type="float">
            <text:p>0.000591461411339</text:p>
          </table:table-cell>
          <table:table-cell office:value-type="float" office:value="0.0070012571722461" calcext:value-type="float">
            <text:p>0.007001257172246</text:p>
          </table:table-cell>
        </table:table-row>
        <table:table-row table:style-name="ro1">
          <table:table-cell office:value-type="float" office:value="0.88" calcext:value-type="float">
            <text:p>0.88</text:p>
          </table:table-cell>
          <table:table-cell office:value-type="float" office:value="0" calcext:value-type="float">
            <text:p>0</text:p>
          </table:table-cell>
          <table:table-cell office:value-type="float" office:value="0.12681788512304" calcext:value-type="float">
            <text:p>0.12681788512304</text:p>
          </table:table-cell>
          <table:table-cell office:value-type="float" office:value="0.00060014423497143" calcext:value-type="float">
            <text:p>0.000600144234971</text:p>
          </table:table-cell>
          <table:table-cell office:value-type="float" office:value="0.0071413593465572" calcext:value-type="float">
            <text:p>0.007141359346557</text:p>
          </table:table-cell>
          <table:table-cell/>
          <table:table-cell office:value-type="float" office:value="0.00060521632788162" calcext:value-type="float">
            <text:p>0.000605216327882</text:p>
          </table:table-cell>
          <table:table-cell office:value-type="float" office:value="0.0071640771064842" calcext:value-type="float">
            <text:p>0.007164077106484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0.12970010978493" calcext:value-type="float">
            <text:p>0.12970010978493</text:p>
          </table:table-cell>
          <table:table-cell office:value-type="float" office:value="0.00061378387667534" calcext:value-type="float">
            <text:p>0.000613783876675</text:p>
          </table:table-cell>
          <table:table-cell office:value-type="float" office:value="0.007303662968069" calcext:value-type="float">
            <text:p>0.007303662968069</text:p>
          </table:table-cell>
          <table:table-cell/>
          <table:table-cell office:value-type="float" office:value="0.00061897124442438" calcext:value-type="float">
            <text:p>0.000618971244424</text:p>
          </table:table-cell>
          <table:table-cell office:value-type="float" office:value="0.0073268970407228" calcext:value-type="float">
            <text:p>0.007326897040723</text:p>
          </table:table-cell>
        </table:table-row>
        <table:table-row table:style-name="ro1">
          <table:table-cell office:value-type="float" office:value="0.92" calcext:value-type="float">
            <text:p>0.92</text:p>
          </table:table-cell>
          <table:table-cell office:value-type="float" office:value="0" calcext:value-type="float">
            <text:p>0</text:p>
          </table:table-cell>
          <table:table-cell office:value-type="float" office:value="0.13258233444681" calcext:value-type="float">
            <text:p>0.13258233444681</text:p>
          </table:table-cell>
          <table:table-cell office:value-type="float" office:value="0.00062742351837923" calcext:value-type="float">
            <text:p>0.000627423518379</text:p>
          </table:table-cell>
          <table:table-cell office:value-type="float" office:value="0.0074659665895805" calcext:value-type="float">
            <text:p>0.007465966589581</text:p>
          </table:table-cell>
          <table:table-cell/>
          <table:table-cell office:value-type="float" office:value="0.00063272616096715" calcext:value-type="float">
            <text:p>0.000632726160967</text:p>
          </table:table-cell>
          <table:table-cell office:value-type="float" office:value="0.0074897169749593" calcext:value-type="float">
            <text:p>0.007489716974959</text:p>
          </table:table-cell>
        </table:table-row>
        <table:table-row table:style-name="ro1">
          <table:table-cell office:value-type="float" office:value="0.94" calcext:value-type="float">
            <text:p>0.94</text:p>
          </table:table-cell>
          <table:table-cell office:value-type="float" office:value="0" calcext:value-type="float">
            <text:p>0</text:p>
          </table:table-cell>
          <table:table-cell office:value-type="float" office:value="0.1354645591087" calcext:value-type="float">
            <text:p>0.1354645591087</text:p>
          </table:table-cell>
          <table:table-cell office:value-type="float" office:value="0.00064106316008312" calcext:value-type="float">
            <text:p>0.000641063160083</text:p>
          </table:table-cell>
          <table:table-cell office:value-type="float" office:value="0.0076282702110972" calcext:value-type="float">
            <text:p>0.007628270211097</text:p>
          </table:table-cell>
          <table:table-cell/>
          <table:table-cell office:value-type="float" office:value="0.00064648107750991" calcext:value-type="float">
            <text:p>0.00064648107751</text:p>
          </table:table-cell>
          <table:table-cell office:value-type="float" office:value="0.0076525369091988" calcext:value-type="float">
            <text:p>0.007652536909199</text:p>
          </table:table-cell>
        </table:table-row>
        <table:table-row table:style-name="ro1"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0.13834678377059" calcext:value-type="float">
            <text:p>0.13834678377059</text:p>
          </table:table-cell>
          <table:table-cell office:value-type="float" office:value="0.00065470280178702" calcext:value-type="float">
            <text:p>0.000654702801787</text:p>
          </table:table-cell>
          <table:table-cell office:value-type="float" office:value="0.0077905738326075" calcext:value-type="float">
            <text:p>0.007790573832608</text:p>
          </table:table-cell>
          <table:table-cell/>
          <table:table-cell office:value-type="float" office:value="0.00066023599405267" calcext:value-type="float">
            <text:p>0.000660235994053</text:p>
          </table:table-cell>
          <table:table-cell office:value-type="float" office:value="0.0078153568434385" calcext:value-type="float">
            <text:p>0.007815356843439</text:p>
          </table:table-cell>
        </table:table-row>
        <table:table-row table:style-name="ro1">
          <table:table-cell office:value-type="float" office:value="0.98" calcext:value-type="float">
            <text:p>0.98</text:p>
          </table:table-cell>
          <table:table-cell office:value-type="float" office:value="0" calcext:value-type="float">
            <text:p>0</text:p>
          </table:table-cell>
          <table:table-cell office:value-type="float" office:value="0.14122900843247" calcext:value-type="float">
            <text:p>0.14122900843247</text:p>
          </table:table-cell>
          <table:table-cell office:value-type="float" office:value="0.00066834244349092" calcext:value-type="float">
            <text:p>0.000668342443491</text:p>
          </table:table-cell>
          <table:table-cell office:value-type="float" office:value="0.0079528774541207" calcext:value-type="float">
            <text:p>0.007952877454121</text:p>
          </table:table-cell>
          <table:table-cell/>
          <table:table-cell office:value-type="float" office:value="0.00067399091059544" calcext:value-type="float">
            <text:p>0.000673990910595</text:p>
          </table:table-cell>
          <table:table-cell office:value-type="float" office:value="0.0079781767776758" calcext:value-type="float">
            <text:p>0.00797817677767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14411123309436" calcext:value-type="float">
            <text:p>0.14411123309436</text:p>
          </table:table-cell>
          <table:table-cell office:value-type="float" office:value="0.00068198208519482" calcext:value-type="float">
            <text:p>0.000681982085195</text:p>
          </table:table-cell>
          <table:table-cell office:value-type="float" office:value="0.0081151810756311" calcext:value-type="float">
            <text:p>0.008115181075631</text:p>
          </table:table-cell>
          <table:table-cell/>
          <table:table-cell office:value-type="float" office:value="0.0006877458271382" calcext:value-type="float">
            <text:p>0.000687745827138</text:p>
          </table:table-cell>
          <table:table-cell office:value-type="float" office:value="0.0081409967119151" calcext:value-type="float">
            <text:p>0.008140996711915</text:p>
          </table:table-cell>
        </table:table-row>
        <table:table-row table:style-name="ro1">
          <table:table-cell office:value-type="float" office:value="1.02" calcext:value-type="float">
            <text:p>1.02</text:p>
          </table:table-cell>
          <table:table-cell office:value-type="float" office:value="0" calcext:value-type="float">
            <text:p>0</text:p>
          </table:table-cell>
          <table:table-cell office:value-type="float" office:value="0.14699345775625" calcext:value-type="float">
            <text:p>0.14699345775625</text:p>
          </table:table-cell>
          <table:table-cell office:value-type="float" office:value="0.00069562172689871" calcext:value-type="float">
            <text:p>0.000695621726899</text:p>
          </table:table-cell>
          <table:table-cell office:value-type="float" office:value="0.0082774846971455" calcext:value-type="float">
            <text:p>0.008277484697146</text:p>
          </table:table-cell>
          <table:table-cell/>
          <table:table-cell office:value-type="float" office:value="0.00070150074368096" calcext:value-type="float">
            <text:p>0.000701500743681</text:p>
          </table:table-cell>
          <table:table-cell office:value-type="float" office:value="0.0083038166461519" calcext:value-type="float">
            <text:p>0.008303816646152</text:p>
          </table:table-cell>
        </table:table-row>
        <table:table-row table:style-name="ro1">
          <table:table-cell office:value-type="float" office:value="1.04" calcext:value-type="float">
            <text:p>1.04</text:p>
          </table:table-cell>
          <table:table-cell office:value-type="float" office:value="0" calcext:value-type="float">
            <text:p>0</text:p>
          </table:table-cell>
          <table:table-cell office:value-type="float" office:value="0.14987568241814" calcext:value-type="float">
            <text:p>0.14987568241814</text:p>
          </table:table-cell>
          <table:table-cell office:value-type="float" office:value="0.00070926136860261" calcext:value-type="float">
            <text:p>0.000709261368603</text:p>
          </table:table-cell>
          <table:table-cell office:value-type="float" office:value="0.0084397883186582" calcext:value-type="float">
            <text:p>0.008439788318658</text:p>
          </table:table-cell>
          <table:table-cell/>
          <table:table-cell office:value-type="float" office:value="0.0007148308224571" calcext:value-type="float">
            <text:p>0.000714830822457</text:p>
          </table:table-cell>
          <table:table-cell office:value-type="float" office:value="0.0084568327217986" calcext:value-type="float">
            <text:p>0.008456832721799</text:p>
          </table:table-cell>
        </table:table-row>
        <table:table-row table:style-name="ro1">
          <table:table-cell office:value-type="float" office:value="1.06" calcext:value-type="float">
            <text:p>1.06</text:p>
          </table:table-cell>
          <table:table-cell office:value-type="float" office:value="0" calcext:value-type="float">
            <text:p>0</text:p>
          </table:table-cell>
          <table:table-cell office:value-type="float" office:value="0.15275790708002" calcext:value-type="float">
            <text:p>0.15275790708002</text:p>
          </table:table-cell>
          <table:table-cell office:value-type="float" office:value="0.0007229010103065" calcext:value-type="float">
            <text:p>0.000722901010307</text:p>
          </table:table-cell>
          <table:table-cell office:value-type="float" office:value="0.0086020919401691" calcext:value-type="float">
            <text:p>0.008602091940169</text:p>
          </table:table-cell>
          <table:table-cell/>
          <table:table-cell office:value-type="float" office:value="0.00073069577385309" calcext:value-type="float">
            <text:p>0.000730695773853</text:p>
          </table:table-cell>
          <table:table-cell office:value-type="float" office:value="0.0085860959338871" calcext:value-type="float">
            <text:p>0.008586095933887</text:p>
          </table:table-cell>
        </table:table-row>
        <table:table-row table:style-name="ro1">
          <table:table-cell office:value-type="float" office:value="1.08" calcext:value-type="float">
            <text:p>1.08</text:p>
          </table:table-cell>
          <table:table-cell office:value-type="float" office:value="0" calcext:value-type="float">
            <text:p>0</text:p>
          </table:table-cell>
          <table:table-cell office:value-type="float" office:value="0.15564013174191" calcext:value-type="float">
            <text:p>0.15564013174191</text:p>
          </table:table-cell>
          <table:table-cell office:value-type="float" office:value="0.0007365406520104" calcext:value-type="float">
            <text:p>0.00073654065201</text:p>
          </table:table-cell>
          <table:table-cell office:value-type="float" office:value="0.0087643955616845" calcext:value-type="float">
            <text:p>0.008764395561685</text:p>
          </table:table-cell>
          <table:table-cell/>
          <table:table-cell office:value-type="float" office:value="0.00074820382084624" calcext:value-type="float">
            <text:p>0.000748203820846</text:p>
          </table:table-cell>
          <table:table-cell office:value-type="float" office:value="0.0087075668885033" calcext:value-type="float">
            <text:p>0.008707566888503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</text:p>
          </table:table-cell>
          <table:table-cell office:value-type="float" office:value="0.15852103523663" calcext:value-type="float">
            <text:p>0.15852103523663</text:p>
          </table:table-cell>
          <table:table-cell office:value-type="float" office:value="0.00075022570465808" calcext:value-type="float">
            <text:p>0.000750225704658</text:p>
          </table:table-cell>
          <table:table-cell office:value-type="float" office:value="0.0089264872686365" calcext:value-type="float">
            <text:p>0.008926487268637</text:p>
          </table:table-cell>
          <table:table-cell/>
          <table:table-cell office:value-type="float" office:value="0.0007697224221627" calcext:value-type="float">
            <text:p>0.000769722422163</text:p>
          </table:table-cell>
          <table:table-cell office:value-type="float" office:value="0.00881068447512" calcext:value-type="float">
            <text:p>0.00881068447512</text:p>
          </table:table-cell>
        </table:table-row>
        <table:table-row table:style-name="ro1"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</text:p>
          </table:table-cell>
          <table:table-cell office:value-type="float" office:value="0.16139164900701" calcext:value-type="float">
            <text:p>0.16139164900701</text:p>
          </table:table-cell>
          <table:table-cell office:value-type="float" office:value="0.00076426627582426" calcext:value-type="float">
            <text:p>0.000764266275824</text:p>
          </table:table-cell>
          <table:table-cell office:value-type="float" office:value="0.009086919868594" calcext:value-type="float">
            <text:p>0.009086919868594</text:p>
          </table:table-cell>
          <table:table-cell/>
          <table:table-cell office:value-type="float" office:value="0.000793313728313" calcext:value-type="float">
            <text:p>0.000793313728313</text:p>
          </table:table-cell>
          <table:table-cell office:value-type="float" office:value="0.0089042932384886" calcext:value-type="float">
            <text:p>0.008904293238489</text:p>
          </table:table-cell>
        </table:table-row>
        <table:table-row table:style-name="ro1"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</text:p>
          </table:table-cell>
          <table:table-cell office:value-type="float" office:value="0.16424633848732" calcext:value-type="float">
            <text:p>0.16424633848732</text:p>
          </table:table-cell>
          <table:table-cell office:value-type="float" office:value="0.00077905373280925" calcext:value-type="float">
            <text:p>0.000779053732809</text:p>
          </table:table-cell>
          <table:table-cell office:value-type="float" office:value="0.0092440378023687" calcext:value-type="float">
            <text:p>0.009244037802369</text:p>
          </table:table-cell>
          <table:table-cell/>
          <table:table-cell office:value-type="float" office:value="0.0008167184700801" calcext:value-type="float">
            <text:p>0.00081671847008</text:p>
          </table:table-cell>
          <table:table-cell office:value-type="float" office:value="0.008996530570549" calcext:value-type="float">
            <text:p>0.008996530570549</text:p>
          </table:table-cell>
        </table:table-row>
        <table:table-row table:style-name="ro1">
          <table:table-cell office:value-type="float" office:value="1.16" calcext:value-type="float">
            <text:p>1.16</text:p>
          </table:table-cell>
          <table:table-cell office:value-type="float" office:value="0" calcext:value-type="float">
            <text:p>0</text:p>
          </table:table-cell>
          <table:table-cell office:value-type="float" office:value="0.16706637524611" calcext:value-type="float">
            <text:p>0.16706637524611</text:p>
          </table:table-cell>
          <table:table-cell office:value-type="float" office:value="0.00079537678879947" calcext:value-type="float">
            <text:p>0.000795376788799</text:p>
          </table:table-cell>
          <table:table-cell office:value-type="float" office:value="0.0093943425881847" calcext:value-type="float">
            <text:p>0.009394342588185</text:p>
          </table:table-cell>
          <table:table-cell/>
          <table:table-cell office:value-type="float" office:value="0.00083784758898885" calcext:value-type="float">
            <text:p>0.000837847588989</text:p>
          </table:table-cell>
          <table:table-cell office:value-type="float" office:value="0.0090744810127256" calcext:value-type="float">
            <text:p>0.009074481012726</text:p>
          </table:table-cell>
        </table:table-row>
        <table:table-row table:style-name="ro1">
          <table:table-cell office:value-type="float" office:value="1.18" calcext:value-type="float">
            <text:p>1.18</text:p>
          </table:table-cell>
          <table:table-cell office:value-type="float" office:value="0" calcext:value-type="float">
            <text:p>0</text:p>
          </table:table-cell>
          <table:table-cell office:value-type="float" office:value="0.16987798864567" calcext:value-type="float">
            <text:p>0.16987798864567</text:p>
          </table:table-cell>
          <table:table-cell office:value-type="float" office:value="0.00081197905855605" calcext:value-type="float">
            <text:p>0.000811979058556</text:p>
          </table:table-cell>
          <table:table-cell office:value-type="float" office:value="0.0095433695077644" calcext:value-type="float">
            <text:p>0.009543369507764</text:p>
          </table:table-cell>
          <table:table-cell/>
          <table:table-cell office:value-type="float" office:value="0.00085867005071995" calcext:value-type="float">
            <text:p>0.00085867005072</text:p>
          </table:table-cell>
          <table:table-cell office:value-type="float" office:value="0.0091503610553051" calcext:value-type="float">
            <text:p>0.009150361055305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</text:p>
          </table:table-cell>
          <table:table-cell office:value-type="float" office:value="0.17269132816649" calcext:value-type="float">
            <text:p>0.17269132816649</text:p>
          </table:table-cell>
          <table:table-cell office:value-type="float" office:value="0.00082858228030558" calcext:value-type="float">
            <text:p>0.000828582280306</text:p>
          </table:table-cell>
          <table:table-cell office:value-type="float" office:value="0.0096923924863564" calcext:value-type="float">
            <text:p>0.009692392486356</text:p>
          </table:table-cell>
          <table:table-cell/>
          <table:table-cell office:value-type="float" office:value="0.00087950563558526" calcext:value-type="float">
            <text:p>0.000879505635585</text:p>
          </table:table-cell>
          <table:table-cell office:value-type="float" office:value="0.0092261265014784" calcext:value-type="float">
            <text:p>0.009226126501478</text:p>
          </table:table-cell>
        </table:table-row>
        <table:table-row table:style-name="ro1"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</text:p>
          </table:table-cell>
          <table:table-cell office:value-type="float" office:value="0.17550195892155" calcext:value-type="float">
            <text:p>0.17550195892155</text:p>
          </table:table-cell>
          <table:table-cell office:value-type="float" office:value="0.00084594241416613" calcext:value-type="float">
            <text:p>0.000845942414166</text:p>
          </table:table-cell>
          <table:table-cell office:value-type="float" office:value="0.0098383741359435" calcext:value-type="float">
            <text:p>0.009838374135944</text:p>
          </table:table-cell>
          <table:table-cell/>
          <table:table-cell office:value-type="float" office:value="0.00090035412768953" calcext:value-type="float">
            <text:p>0.00090035412769</text:p>
          </table:table-cell>
          <table:table-cell office:value-type="float" office:value="0.0093017798916863" calcext:value-type="float">
            <text:p>0.009301779891686</text:p>
          </table:table-cell>
        </table:table-row>
        <table:table-row table:style-name="ro1"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</text:p>
          </table:table-cell>
          <table:table-cell office:value-type="float" office:value="0.17830399827987" calcext:value-type="float">
            <text:p>0.17830399827987</text:p>
          </table:table-cell>
          <table:table-cell office:value-type="float" office:value="0.00086430301524855" calcext:value-type="float">
            <text:p>0.000864303015249</text:p>
          </table:table-cell>
          <table:table-cell office:value-type="float" office:value="0.0099799962223458" calcext:value-type="float">
            <text:p>0.009979996222346</text:p>
          </table:table-cell>
          <table:table-cell/>
          <table:table-cell office:value-type="float" office:value="0.00092121531484009" calcext:value-type="float">
            <text:p>0.00092121531484</text:p>
          </table:table-cell>
          <table:table-cell office:value-type="float" office:value="0.0093773236974743" calcext:value-type="float">
            <text:p>0.009377323697474</text:p>
          </table:table-cell>
        </table:table-row>
        <table:table-row table:style-name="ro1"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</text:p>
          </table:table-cell>
          <table:table-cell office:value-type="float" office:value="0.18108281740347" calcext:value-type="float">
            <text:p>0.18108281740347</text:p>
          </table:table-cell>
          <table:table-cell office:value-type="float" office:value="0.00088287158686717" calcext:value-type="float">
            <text:p>0.000882871586867</text:p>
          </table:table-cell>
          <table:table-cell office:value-type="float" office:value="0.010119093066533" calcext:value-type="float">
            <text:p>0.010119093066533</text:p>
          </table:table-cell>
          <table:table-cell/>
          <table:table-cell office:value-type="float" office:value="0.00094208898847987" calcext:value-type="float">
            <text:p>0.00094208898848</text:p>
          </table:table-cell>
          <table:table-cell office:value-type="float" office:value="0.0094527603238936" calcext:value-type="float">
            <text:p>0.009452760323894</text:p>
          </table:table-cell>
        </table:table-row>
        <table:table-row table:style-name="ro1"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</text:p>
          </table:table-cell>
          <table:table-cell office:value-type="float" office:value="0.18385860129713" calcext:value-type="float">
            <text:p>0.18385860129713</text:p>
          </table:table-cell>
          <table:table-cell office:value-type="float" office:value="0.00090258991187221" calcext:value-type="float">
            <text:p>0.000902589911872</text:p>
          </table:table-cell>
          <table:table-cell office:value-type="float" office:value="0.010253788897838" calcext:value-type="float">
            <text:p>0.010253788897838</text:p>
          </table:table-cell>
          <table:table-cell/>
          <table:table-cell office:value-type="float" office:value="0.00096297494362112" calcext:value-type="float">
            <text:p>0.000962974943621</text:p>
          </table:table-cell>
          <table:table-cell office:value-type="float" office:value="0.0095280921118253" calcext:value-type="float">
            <text:p>0.009528092111825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float" office:value="0" calcext:value-type="float">
            <text:p>0</text:p>
          </table:table-cell>
          <table:table-cell office:value-type="float" office:value="0.1866366629034" calcext:value-type="float">
            <text:p>0.1866366629034</text:p>
          </table:table-cell>
          <table:table-cell office:value-type="float" office:value="0.00092231501219723" calcext:value-type="float">
            <text:p>0.000922315012197</text:p>
          </table:table-cell>
          <table:table-cell office:value-type="float" office:value="0.010388457227317" calcext:value-type="float">
            <text:p>0.010388457227317</text:p>
          </table:table-cell>
          <table:table-cell/>
          <table:table-cell office:value-type="float" office:value="0.00098387297877982" calcext:value-type="float">
            <text:p>0.00098387297878</text:p>
          </table:table-cell>
          <table:table-cell office:value-type="float" office:value="0.0096033213402221" calcext:value-type="float">
            <text:p>0.009603321340222</text:p>
          </table:table-cell>
        </table:table-row>
        <table:table-row table:style-name="ro1"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</text:p>
          </table:table-cell>
          <table:table-cell office:value-type="float" office:value="0.18941688172343" calcext:value-type="float">
            <text:p>0.18941688172343</text:p>
          </table:table-cell>
          <table:table-cell office:value-type="float" office:value="0.00094204659351821" calcext:value-type="float">
            <text:p>0.000942046593518</text:p>
          </table:table-cell>
          <table:table-cell office:value-type="float" office:value="0.010523099282701" calcext:value-type="float">
            <text:p>0.010523099282701</text:p>
          </table:table-cell>
          <table:table-cell/>
          <table:table-cell office:value-type="float" office:value="0.0010047828959107" calcext:value-type="float">
            <text:p>0.001004782895911</text:p>
          </table:table-cell>
          <table:table-cell office:value-type="float" office:value="0.0096784502282268" calcext:value-type="float">
            <text:p>0.009678450228227</text:p>
          </table:table-cell>
        </table:table-row>
        <table:table-row table:style-name="ro1"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</text:p>
          </table:table-cell>
          <table:table-cell office:value-type="float" office:value="0.19217748112361" calcext:value-type="float">
            <text:p>0.19217748112361</text:p>
          </table:table-cell>
          <table:table-cell office:value-type="float" office:value="0.00096199784716559" calcext:value-type="float">
            <text:p>0.000961997847166</text:p>
          </table:table-cell>
          <table:table-cell office:value-type="float" office:value="0.010656478523244" calcext:value-type="float">
            <text:p>0.010656478523244</text:p>
          </table:table-cell>
          <table:table-cell/>
          <table:table-cell office:value-type="float" office:value="0.0010257045003435" calcext:value-type="float">
            <text:p>0.001025704500344</text:p>
          </table:table-cell>
          <table:table-cell office:value-type="float" office:value="0.0097534809372555" calcext:value-type="float">
            <text:p>0.009753480937256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</text:p>
          </table:table-cell>
          <table:table-cell office:value-type="float" office:value="0.19489160026718" calcext:value-type="float">
            <text:p>0.19489160026718</text:p>
          </table:table-cell>
          <table:table-cell office:value-type="float" office:value="0.00098185314661028" calcext:value-type="float">
            <text:p>0.00098185314661</text:p>
          </table:table-cell>
          <table:table-cell office:value-type="float" office:value="0.010787331723584" calcext:value-type="float">
            <text:p>0.010787331723584</text:p>
          </table:table-cell>
          <table:table-cell/>
          <table:table-cell office:value-type="float" office:value="0.0010466376007193" calcext:value-type="float">
            <text:p>0.001046637600719</text:p>
          </table:table-cell>
          <table:table-cell office:value-type="float" office:value="0.0098284155729406" calcext:value-type="float">
            <text:p>0.009828415572941</text:p>
          </table:table-cell>
        </table:table-row>
        <table:table-row table:style-name="ro1"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</text:p>
          </table:table-cell>
          <table:table-cell office:value-type="float" office:value="0.19759989387579" calcext:value-type="float">
            <text:p>0.19759989387579</text:p>
          </table:table-cell>
          <table:table-cell office:value-type="float" office:value="0.0010015437852795" calcext:value-type="float">
            <text:p>0.00100154378528</text:p>
          </table:table-cell>
          <table:table-cell office:value-type="float" office:value="0.010916412852339" calcext:value-type="float">
            <text:p>0.010916412852339</text:p>
          </table:table-cell>
          <table:table-cell/>
          <table:table-cell office:value-type="float" office:value="0.0010675820089287" calcext:value-type="float">
            <text:p>0.001067582008929</text:p>
          </table:table-cell>
          <table:table-cell office:value-type="float" office:value="0.0099032561870465" calcext:value-type="float">
            <text:p>0.009903256187047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office:value-type="float" office:value="0.20028736862591" calcext:value-type="float">
            <text:p>0.20028736862591</text:p>
          </table:table-cell>
          <table:table-cell office:value-type="float" office:value="0.0010216626531976" calcext:value-type="float">
            <text:p>0.001021662653198</text:p>
          </table:table-cell>
          <table:table-cell office:value-type="float" office:value="0.011043603583936" calcext:value-type="float">
            <text:p>0.011043603583936</text:p>
          </table:table-cell>
          <table:table-cell/>
          <table:table-cell office:value-type="float" office:value="0.0010885375400506" calcext:value-type="float">
            <text:p>0.001088537540051</text:p>
          </table:table-cell>
          <table:table-cell office:value-type="float" office:value="0.0099780047792567" calcext:value-type="float">
            <text:p>0.009978004779257</text:p>
          </table:table-cell>
        </table:table-row>
        <table:table-row table:style-name="ro1"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</text:p>
          </table:table-cell>
          <table:table-cell office:value-type="float" office:value="0.20292966630217" calcext:value-type="float">
            <text:p>0.20292966630217</text:p>
          </table:table-cell>
          <table:table-cell office:value-type="float" office:value="0.0010426731892646" calcext:value-type="float">
            <text:p>0.001042673189265</text:p>
          </table:table-cell>
          <table:table-cell office:value-type="float" office:value="0.011166863823381" calcext:value-type="float">
            <text:p>0.011166863823381</text:p>
          </table:table-cell>
          <table:table-cell/>
          <table:table-cell office:value-type="float" office:value="0.0011094802053337" calcext:value-type="float">
            <text:p>0.001109480205334</text:p>
          </table:table-cell>
          <table:table-cell office:value-type="float" office:value="0.010051820257535" calcext:value-type="float">
            <text:p>0.010051820257535</text:p>
          </table:table-cell>
        </table:table-row>
        <table:table-row table:style-name="ro1"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</text:p>
          </table:table-cell>
          <table:table-cell office:value-type="float" office:value="0.20556122378545" calcext:value-type="float">
            <text:p>0.20556122378545</text:p>
          </table:table-cell>
          <table:table-cell office:value-type="float" office:value="0.0010637877849791" calcext:value-type="float">
            <text:p>0.001063787784979</text:p>
          </table:table-cell>
          <table:table-cell office:value-type="float" office:value="0.01128955516302" calcext:value-type="float">
            <text:p>0.01128955516302</text:p>
          </table:table-cell>
          <table:table-cell/>
          <table:table-cell office:value-type="float" office:value="0.0011298842201521" calcext:value-type="float">
            <text:p>0.001129884220152</text:p>
          </table:table-cell>
          <table:table-cell office:value-type="float" office:value="0.010109601832749" calcext:value-type="float">
            <text:p>0.010109601832749</text:p>
          </table:table-cell>
        </table:table-row>
        <table:table-row table:style-name="ro1"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</text:p>
          </table:table-cell>
          <table:table-cell office:value-type="float" office:value="0.20813286966942" calcext:value-type="float">
            <text:p>0.20813286966942</text:p>
          </table:table-cell>
          <table:table-cell office:value-type="float" office:value="0.0010852749890944" calcext:value-type="float">
            <text:p>0.001085274989094</text:p>
          </table:table-cell>
          <table:table-cell office:value-type="float" office:value="0.011409465752119" calcext:value-type="float">
            <text:p>0.011409465752119</text:p>
          </table:table-cell>
          <table:table-cell/>
          <table:table-cell office:value-type="float" office:value="0.0011500382099402" calcext:value-type="float">
            <text:p>0.00115003820994</text:p>
          </table:table-cell>
          <table:table-cell office:value-type="float" office:value="0.010161467871288" calcext:value-type="float">
            <text:p>0.010161467871288</text:p>
          </table:table-cell>
        </table:table-row>
        <table:table-row table:style-name="ro1"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</text:p>
          </table:table-cell>
          <table:table-cell office:value-type="float" office:value="0.21055506146725" calcext:value-type="float">
            <text:p>0.21055506146725</text:p>
          </table:table-cell>
          <table:table-cell office:value-type="float" office:value="0.0011077477934643" calcext:value-type="float">
            <text:p>0.001107747793464</text:p>
          </table:table-cell>
          <table:table-cell office:value-type="float" office:value="0.011521424575853" calcext:value-type="float">
            <text:p>0.011521424575853</text:p>
          </table:table-cell>
          <table:table-cell/>
          <table:table-cell office:value-type="float" office:value="0.0011701775694215" calcext:value-type="float">
            <text:p>0.001170177569422</text:p>
          </table:table-cell>
          <table:table-cell office:value-type="float" office:value="0.010213210656931" calcext:value-type="float">
            <text:p>0.010213210656931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0.2127332298714" calcext:value-type="float">
            <text:p>0.2127332298714</text:p>
          </table:table-cell>
          <table:table-cell office:value-type="float" office:value="0.0011333963470195" calcext:value-type="float">
            <text:p>0.00113339634702</text:p>
          </table:table-cell>
          <table:table-cell office:value-type="float" office:value="0.011618649013234" calcext:value-type="float">
            <text:p>0.011618649013234</text:p>
          </table:table-cell>
          <table:table-cell/>
          <table:table-cell office:value-type="float" office:value="0.0011903024157221" calcext:value-type="float">
            <text:p>0.001190302415722</text:p>
          </table:table-cell>
          <table:table-cell office:value-type="float" office:value="0.010264833463523" calcext:value-type="float">
            <text:p>0.010264833463523</text:p>
          </table:table-cell>
        </table:table-row>
        <table:table-row table:style-name="ro1"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</text:p>
          </table:table-cell>
          <table:table-cell office:value-type="float" office:value="0.21451059278083" calcext:value-type="float">
            <text:p>0.21451059278083</text:p>
          </table:table-cell>
          <table:table-cell office:value-type="float" office:value="0.0011635712626492" calcext:value-type="float">
            <text:p>0.001163571262649</text:p>
          </table:table-cell>
          <table:table-cell office:value-type="float" office:value="0.011694663637711" calcext:value-type="float">
            <text:p>0.011694663637711</text:p>
          </table:table-cell>
          <table:table-cell/>
          <table:table-cell office:value-type="float" office:value="0.0012122847345221" calcext:value-type="float">
            <text:p>0.001212284734522</text:p>
          </table:table-cell>
          <table:table-cell office:value-type="float" office:value="0.010308159461499" calcext:value-type="float">
            <text:p>0.010308159461499</text:p>
          </table:table-cell>
        </table:table-row>
        <table:table-row table:style-name="ro1">
          <table:table-cell office:value-type="float" office:value="1.54" calcext:value-type="float">
            <text:p>1.54</text:p>
          </table:table-cell>
          <table:table-cell office:value-type="float" office:value="0" calcext:value-type="float">
            <text:p>0</text:p>
          </table:table-cell>
          <table:table-cell office:value-type="float" office:value="0.21599302261219" calcext:value-type="float">
            <text:p>0.21599302261219</text:p>
          </table:table-cell>
          <table:table-cell office:value-type="float" office:value="0.0011985038483468" calcext:value-type="float">
            <text:p>0.001198503848347</text:p>
          </table:table-cell>
          <table:table-cell office:value-type="float" office:value="0.011752871471318" calcext:value-type="float">
            <text:p>0.011752871471318</text:p>
          </table:table-cell>
          <table:table-cell/>
          <table:table-cell office:value-type="float" office:value="0.0012372822927457" calcext:value-type="float">
            <text:p>0.001237282292746</text:p>
          </table:table-cell>
          <table:table-cell office:value-type="float" office:value="0.010338528323125" calcext:value-type="float">
            <text:p>0.010338528323125</text:p>
          </table:table-cell>
        </table:table-row>
        <table:table-row table:style-name="ro1">
          <table:table-cell office:value-type="float" office:value="1.56" calcext:value-type="float">
            <text:p>1.56</text:p>
          </table:table-cell>
          <table:table-cell office:value-type="float" office:value="0" calcext:value-type="float">
            <text:p>0</text:p>
          </table:table-cell>
          <table:table-cell office:value-type="float" office:value="0.21747927418856" calcext:value-type="float">
            <text:p>0.21747927418856</text:p>
          </table:table-cell>
          <table:table-cell office:value-type="float" office:value="0.0012335303753513" calcext:value-type="float">
            <text:p>0.001233530375351</text:p>
          </table:table-cell>
          <table:table-cell office:value-type="float" office:value="0.011810710639427" calcext:value-type="float">
            <text:p>0.011810710639427</text:p>
          </table:table-cell>
          <table:table-cell/>
          <table:table-cell office:value-type="float" office:value="0.0012626807093995" calcext:value-type="float">
            <text:p>0.0012626807094</text:p>
          </table:table-cell>
          <table:table-cell office:value-type="float" office:value="0.010367135809723" calcext:value-type="float">
            <text:p>0.010367135809723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</text:p>
          </table:table-cell>
          <table:table-cell office:value-type="float" office:value="0.21896620743092" calcext:value-type="float">
            <text:p>0.21896620743092</text:p>
          </table:table-cell>
          <table:table-cell office:value-type="float" office:value="0.0012685190017719" calcext:value-type="float">
            <text:p>0.001268519001772</text:p>
          </table:table-cell>
          <table:table-cell office:value-type="float" office:value="0.011867825553153" calcext:value-type="float">
            <text:p>0.011867825553153</text:p>
          </table:table-cell>
          <table:table-cell/>
          <table:table-cell office:value-type="float" office:value="0.001288103254886" calcext:value-type="float">
            <text:p>0.001288103254886</text:p>
          </table:table-cell>
          <table:table-cell office:value-type="float" office:value="0.010395589134731" calcext:value-type="float">
            <text:p>0.010395589134731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</text:p>
          </table:table-cell>
          <table:table-cell office:value-type="float" office:value="0.22044348603608" calcext:value-type="float">
            <text:p>0.22044348603608</text:p>
          </table:table-cell>
          <table:table-cell office:value-type="float" office:value="0.001303020430779" calcext:value-type="float">
            <text:p>0.001303020430779</text:p>
          </table:table-cell>
          <table:table-cell office:value-type="float" office:value="0.011922923985497" calcext:value-type="float">
            <text:p>0.011922923985497</text:p>
          </table:table-cell>
          <table:table-cell/>
          <table:table-cell office:value-type="float" office:value="0.0013133980832391" calcext:value-type="float">
            <text:p>0.001313398083239</text:p>
          </table:table-cell>
          <table:table-cell office:value-type="float" office:value="0.010423831611376" calcext:value-type="float">
            <text:p>0.010423831611376</text:p>
          </table:table-cell>
        </table:table-row>
        <table:table-row table:style-name="ro1"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</text:p>
          </table:table-cell>
          <table:table-cell office:value-type="float" office:value="0.22185734325847" calcext:value-type="float">
            <text:p>0.22185734325847</text:p>
          </table:table-cell>
          <table:table-cell office:value-type="float" office:value="0.0013380760223385" calcext:value-type="float">
            <text:p>0.001338076022339</text:p>
          </table:table-cell>
          <table:table-cell office:value-type="float" office:value="0.011975474306338" calcext:value-type="float">
            <text:p>0.011975474306338</text:p>
          </table:table-cell>
          <table:table-cell/>
          <table:table-cell office:value-type="float" office:value="0.0013386362735576" calcext:value-type="float">
            <text:p>0.001338636273558</text:p>
          </table:table-cell>
          <table:table-cell office:value-type="float" office:value="0.01045190007864" calcext:value-type="float">
            <text:p>0.01045190007864</text:p>
          </table:table-cell>
        </table:table-row>
        <table:table-row table:style-name="ro1">
          <table:table-cell office:value-type="float" office:value="1.64" calcext:value-type="float">
            <text:p>1.64</text:p>
          </table:table-cell>
          <table:table-cell office:value-type="float" office:value="0" calcext:value-type="float">
            <text:p>0</text:p>
          </table:table-cell>
          <table:table-cell office:value-type="float" office:value="0.2232070509492" calcext:value-type="float">
            <text:p>0.2232070509492</text:p>
          </table:table-cell>
          <table:table-cell office:value-type="float" office:value="0.0013735091327477" calcext:value-type="float">
            <text:p>0.001373509132748</text:p>
          </table:table-cell>
          <table:table-cell office:value-type="float" office:value="0.012025560102012" calcext:value-type="float">
            <text:p>0.012025560102012</text:p>
          </table:table-cell>
          <table:table-cell/>
          <table:table-cell office:value-type="float" office:value="0.0013638965655885" calcext:value-type="float">
            <text:p>0.001363896565589</text:p>
          </table:table-cell>
          <table:table-cell office:value-type="float" office:value="0.010479832884505" calcext:value-type="float">
            <text:p>0.010479832884505</text:p>
          </table:table-cell>
        </table:table-row>
        <table:table-row table:style-name="ro1">
          <table:table-cell office:value-type="float" office:value="1.66" calcext:value-type="float">
            <text:p>1.66</text:p>
          </table:table-cell>
          <table:table-cell office:value-type="float" office:value="0" calcext:value-type="float">
            <text:p>0</text:p>
          </table:table-cell>
          <table:table-cell office:value-type="float" office:value="0.22451224274801" calcext:value-type="float">
            <text:p>0.22451224274801</text:p>
          </table:table-cell>
          <table:table-cell office:value-type="float" office:value="0.0014082631735383" calcext:value-type="float">
            <text:p>0.001408263173538</text:p>
          </table:table-cell>
          <table:table-cell office:value-type="float" office:value="0.012074001530844" calcext:value-type="float">
            <text:p>0.012074001530844</text:p>
          </table:table-cell>
          <table:table-cell/>
          <table:table-cell office:value-type="float" office:value="0.0013891782326249" calcext:value-type="float">
            <text:p>0.001389178232625</text:p>
          </table:table-cell>
          <table:table-cell office:value-type="float" office:value="0.010507634815433" calcext:value-type="float">
            <text:p>0.010507634815433</text:p>
          </table:table-cell>
        </table:table-row>
        <table:table-row table:style-name="ro1"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</text:p>
          </table:table-cell>
          <table:table-cell office:value-type="float" office:value="0.22580238295945" calcext:value-type="float">
            <text:p>0.22580238295945</text:p>
          </table:table-cell>
          <table:table-cell office:value-type="float" office:value="0.0014433279003442" calcext:value-type="float">
            <text:p>0.001443327900344</text:p>
          </table:table-cell>
          <table:table-cell office:value-type="float" office:value="0.012121644633837" calcext:value-type="float">
            <text:p>0.012121644633837</text:p>
          </table:table-cell>
          <table:table-cell/>
          <table:table-cell office:value-type="float" office:value="0.0014148447009538" calcext:value-type="float">
            <text:p>0.001414844700954</text:p>
          </table:table-cell>
          <table:table-cell office:value-type="float" office:value="0.010533686811853" calcext:value-type="float">
            <text:p>0.010533686811853</text:p>
          </table:table-cell>
        </table:table-row>
        <table:table-row table:style-name="ro1"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office:value-type="float" office:value="0.22703105626702" calcext:value-type="float">
            <text:p>0.22703105626702</text:p>
          </table:table-cell>
          <table:table-cell office:value-type="float" office:value="0.0014794724727777" calcext:value-type="float">
            <text:p>0.001479472472778</text:p>
          </table:table-cell>
          <table:table-cell office:value-type="float" office:value="0.012166783088436" calcext:value-type="float">
            <text:p>0.012166783088436</text:p>
          </table:table-cell>
          <table:table-cell/>
          <table:table-cell office:value-type="float" office:value="0.0014410363801012" calcext:value-type="float">
            <text:p>0.001441036380101</text:p>
          </table:table-cell>
          <table:table-cell office:value-type="float" office:value="0.010557582976491" calcext:value-type="float">
            <text:p>0.010557582976491</text:p>
          </table:table-cell>
        </table:table-row>
        <table:table-row table:style-name="ro1"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</text:p>
          </table:table-cell>
          <table:table-cell office:value-type="float" office:value="0.22826036414458" calcext:value-type="float">
            <text:p>0.22826036414458</text:p>
          </table:table-cell>
          <table:table-cell office:value-type="float" office:value="0.0015156453186936" calcext:value-type="float">
            <text:p>0.001515645318694</text:p>
          </table:table-cell>
          <table:table-cell office:value-type="float" office:value="0.012211781745299" calcext:value-type="float">
            <text:p>0.012211781745299</text:p>
          </table:table-cell>
          <table:table-cell/>
          <table:table-cell office:value-type="float" office:value="0.0014681071548203" calcext:value-type="float">
            <text:p>0.00146810715482</text:p>
          </table:table-cell>
          <table:table-cell office:value-type="float" office:value="0.010578940345475" calcext:value-type="float">
            <text:p>0.010578940345475</text:p>
          </table:table-cell>
        </table:table-row>
        <table:table-row table:style-name="ro1">
          <table:table-cell office:value-type="float" office:value="1.74" calcext:value-type="float">
            <text:p>1.74</text:p>
          </table:table-cell>
          <table:table-cell office:value-type="float" office:value="0" calcext:value-type="float">
            <text:p>0</text:p>
          </table:table-cell>
          <table:table-cell office:value-type="float" office:value="0.22938570286209" calcext:value-type="float">
            <text:p>0.22938570286209</text:p>
          </table:table-cell>
          <table:table-cell office:value-type="float" office:value="0.0015528700900719" calcext:value-type="float">
            <text:p>0.001552870090072</text:p>
          </table:table-cell>
          <table:table-cell office:value-type="float" office:value="0.012253425003798" calcext:value-type="float">
            <text:p>0.012253425003798</text:p>
          </table:table-cell>
          <table:table-cell/>
          <table:table-cell office:value-type="float" office:value="0.0014960040475556" calcext:value-type="float">
            <text:p>0.001496004047556</text:p>
          </table:table-cell>
          <table:table-cell office:value-type="float" office:value="0.010597910837465" calcext:value-type="float">
            <text:p>0.010597910837465</text:p>
          </table:table-cell>
        </table:table-row>
        <table:table-row table:style-name="ro1">
          <table:table-cell office:value-type="float" office:value="1.76" calcext:value-type="float">
            <text:p>1.76</text:p>
          </table:table-cell>
          <table:table-cell office:value-type="float" office:value="0" calcext:value-type="float">
            <text:p>0</text:p>
          </table:table-cell>
          <table:table-cell office:value-type="float" office:value="0.23039934622183" calcext:value-type="float">
            <text:p>0.23039934622183</text:p>
          </table:table-cell>
          <table:table-cell office:value-type="float" office:value="0.0015901104004701" calcext:value-type="float">
            <text:p>0.00159011040047</text:p>
          </table:table-cell>
          <table:table-cell office:value-type="float" office:value="0.012291630307931" calcext:value-type="float">
            <text:p>0.012291630307931</text:p>
          </table:table-cell>
          <table:table-cell/>
          <table:table-cell office:value-type="float" office:value="0.0015238987581281" calcext:value-type="float">
            <text:p>0.001523898758128</text:p>
          </table:table-cell>
          <table:table-cell office:value-type="float" office:value="0.010616834093491" calcext:value-type="float">
            <text:p>0.010616834093491</text:p>
          </table:table-cell>
        </table:table-row>
        <table:table-row table:style-name="ro1">
          <table:table-cell office:value-type="float" office:value="1.78" calcext:value-type="float">
            <text:p>1.78</text:p>
          </table:table-cell>
          <table:table-cell office:value-type="float" office:value="0" calcext:value-type="float">
            <text:p>0</text:p>
          </table:table-cell>
          <table:table-cell office:value-type="float" office:value="0.23139898255697" calcext:value-type="float">
            <text:p>0.23139898255697</text:p>
          </table:table-cell>
          <table:table-cell office:value-type="float" office:value="0.0016272515140732" calcext:value-type="float">
            <text:p>0.001627251514073</text:p>
          </table:table-cell>
          <table:table-cell office:value-type="float" office:value="0.012329302089855" calcext:value-type="float">
            <text:p>0.012329302089855</text:p>
          </table:table-cell>
          <table:table-cell/>
          <table:table-cell office:value-type="float" office:value="0.0015517910555602" calcext:value-type="float">
            <text:p>0.00155179105556</text:p>
          </table:table-cell>
          <table:table-cell office:value-type="float" office:value="0.01063571237451" calcext:value-type="float">
            <text:p>0.01063571237451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" calcext:value-type="float">
            <text:p>0</text:p>
          </table:table-cell>
          <table:table-cell office:value-type="float" office:value="0.23239848442577" calcext:value-type="float">
            <text:p>0.23239848442577</text:p>
          </table:table-cell>
          <table:table-cell office:value-type="float" office:value="0.0016644302171852" calcext:value-type="float">
            <text:p>0.001664430217185</text:p>
          </table:table-cell>
          <table:table-cell office:value-type="float" office:value="0.01236683885078" calcext:value-type="float">
            <text:p>0.01236683885078</text:p>
          </table:table-cell>
          <table:table-cell/>
          <table:table-cell office:value-type="float" office:value="0.0015796807258889" calcext:value-type="float">
            <text:p>0.001579680725889</text:p>
          </table:table-cell>
          <table:table-cell office:value-type="float" office:value="0.010654547817919" calcext:value-type="float">
            <text:p>0.010654547817919</text:p>
          </table:table-cell>
        </table:table-row>
        <table:table-row table:style-name="ro1">
          <table:table-cell office:value-type="float" office:value="1.82" calcext:value-type="float">
            <text:p>1.82</text:p>
          </table:table-cell>
          <table:table-cell office:value-type="float" office:value="0" calcext:value-type="float">
            <text:p>0</text:p>
          </table:table-cell>
          <table:table-cell office:value-type="float" office:value="0.23338311660074" calcext:value-type="float">
            <text:p>0.23338311660074</text:p>
          </table:table-cell>
          <table:table-cell office:value-type="float" office:value="0.0017012887648781" calcext:value-type="float">
            <text:p>0.001701288764878</text:p>
          </table:table-cell>
          <table:table-cell office:value-type="float" office:value="0.012403453812562" calcext:value-type="float">
            <text:p>0.012403453812562</text:p>
          </table:table-cell>
          <table:table-cell/>
          <table:table-cell office:value-type="float" office:value="0.0016075675711229" calcext:value-type="float">
            <text:p>0.001607567571123</text:p>
          </table:table-cell>
          <table:table-cell office:value-type="float" office:value="0.010673342444652" calcext:value-type="float">
            <text:p>0.010673342444652</text:p>
          </table:table-cell>
        </table:table-row>
        <table:table-row table:style-name="ro1">
          <table:table-cell office:value-type="float" office:value="1.84" calcext:value-type="float">
            <text:p>1.84</text:p>
          </table:table-cell>
          <table:table-cell office:value-type="float" office:value="0" calcext:value-type="float">
            <text:p>0</text:p>
          </table:table-cell>
          <table:table-cell office:value-type="float" office:value="0.2343465964546" calcext:value-type="float">
            <text:p>0.2343465964546</text:p>
          </table:table-cell>
          <table:table-cell office:value-type="float" office:value="0.0017376735138963" calcext:value-type="float">
            <text:p>0.001737673513896</text:p>
          </table:table-cell>
          <table:table-cell office:value-type="float" office:value="0.012438825542325" calcext:value-type="float">
            <text:p>0.012438825542325</text:p>
          </table:table-cell>
          <table:table-cell/>
          <table:table-cell office:value-type="float" office:value="0.0016354514081338" calcext:value-type="float">
            <text:p>0.001635451408134</text:p>
          </table:table-cell>
          <table:table-cell office:value-type="float" office:value="0.010692098166369" calcext:value-type="float">
            <text:p>0.010692098166369</text:p>
          </table:table-cell>
        </table:table-row>
        <table:table-row table:style-name="ro1">
          <table:table-cell office:value-type="float" office:value="1.86" calcext:value-type="float">
            <text:p>1.86</text:p>
          </table:table-cell>
          <table:table-cell office:value-type="float" office:value="0" calcext:value-type="float">
            <text:p>0</text:p>
          </table:table-cell>
          <table:table-cell office:value-type="float" office:value="0.23530975209579" calcext:value-type="float">
            <text:p>0.23530975209579</text:p>
          </table:table-cell>
          <table:table-cell office:value-type="float" office:value="0.0017740860849553" calcext:value-type="float">
            <text:p>0.001774086084955</text:p>
          </table:table-cell>
          <table:table-cell office:value-type="float" office:value="0.012474091191483" calcext:value-type="float">
            <text:p>0.012474091191483</text:p>
          </table:table-cell>
          <table:table-cell/>
          <table:table-cell office:value-type="float" office:value="0.0016633320677195" calcext:value-type="float">
            <text:p>0.00166333206772</text:p>
          </table:table-cell>
          <table:table-cell office:value-type="float" office:value="0.01071081679177" calcext:value-type="float">
            <text:p>0.01071081679177</text:p>
          </table:table-cell>
        </table:table-row>
        <table:table-row table:style-name="ro1">
          <table:table-cell office:value-type="float" office:value="1.88" calcext:value-type="float">
            <text:p>1.88</text:p>
          </table:table-cell>
          <table:table-cell office:value-type="float" office:value="0" calcext:value-type="float">
            <text:p>0</text:p>
          </table:table-cell>
          <table:table-cell office:value-type="float" office:value="0.23625722446141" calcext:value-type="float">
            <text:p>0.23625722446141</text:p>
          </table:table-cell>
          <table:table-cell office:value-type="float" office:value="0.0018107579812643" calcext:value-type="float">
            <text:p>0.001810757981264</text:p>
          </table:table-cell>
          <table:table-cell office:value-type="float" office:value="0.012506955655936" calcext:value-type="float">
            <text:p>0.012506955655936</text:p>
          </table:table-cell>
          <table:table-cell/>
          <table:table-cell office:value-type="float" office:value="0.0016910034564527" calcext:value-type="float">
            <text:p>0.001691003456453</text:p>
          </table:table-cell>
          <table:table-cell office:value-type="float" office:value="0.010729323948364" calcext:value-type="float">
            <text:p>0.010729323948364</text:p>
          </table:table-cell>
        </table:table-row>
        <table:table-row table:style-name="ro1"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0.23716559714802" calcext:value-type="float">
            <text:p>0.23716559714802</text:p>
          </table:table-cell>
          <table:table-cell office:value-type="float" office:value="0.0018474141312237" calcext:value-type="float">
            <text:p>0.001847414131224</text:p>
          </table:table-cell>
          <table:table-cell office:value-type="float" office:value="0.012535308026703" calcext:value-type="float">
            <text:p>0.012535308026703</text:p>
          </table:table-cell>
          <table:table-cell/>
          <table:table-cell office:value-type="float" office:value="0.0017186356050163" calcext:value-type="float">
            <text:p>0.001718635605016</text:p>
          </table:table-cell>
          <table:table-cell office:value-type="float" office:value="0.010747767414527" calcext:value-type="float">
            <text:p>0.010747767414527</text:p>
          </table:table-cell>
        </table:table-row>
        <table:table-row table:style-name="ro1">
          <table:table-cell office:value-type="float" office:value="1.92" calcext:value-type="float">
            <text:p>1.92</text:p>
          </table:table-cell>
          <table:table-cell office:value-type="float" office:value="0" calcext:value-type="float">
            <text:p>0</text:p>
          </table:table-cell>
          <table:table-cell office:value-type="float" office:value="0.23806642842499" calcext:value-type="float">
            <text:p>0.23806642842499</text:p>
          </table:table-cell>
          <table:table-cell office:value-type="float" office:value="0.0018847780856269" calcext:value-type="float">
            <text:p>0.001884778085627</text:p>
          </table:table-cell>
          <table:table-cell office:value-type="float" office:value="0.012561407818304" calcext:value-type="float">
            <text:p>0.012561407818304</text:p>
          </table:table-cell>
          <table:table-cell/>
          <table:table-cell office:value-type="float" office:value="0.0017462642903462" calcext:value-type="float">
            <text:p>0.001746264290346</text:p>
          </table:table-cell>
          <table:table-cell office:value-type="float" office:value="0.010766179494195" calcext:value-type="float">
            <text:p>0.010766179494195</text:p>
          </table:table-cell>
        </table:table-row>
        <table:table-row table:style-name="ro1">
          <table:table-cell office:value-type="float" office:value="1.94" calcext:value-type="float">
            <text:p>1.94</text:p>
          </table:table-cell>
          <table:table-cell office:value-type="float" office:value="0" calcext:value-type="float">
            <text:p>0</text:p>
          </table:table-cell>
          <table:table-cell office:value-type="float" office:value="0.23896460549724" calcext:value-type="float">
            <text:p>0.23896460549724</text:p>
          </table:table-cell>
          <table:table-cell office:value-type="float" office:value="0.0019220368641425" calcext:value-type="float">
            <text:p>0.001922036864143</text:p>
          </table:table-cell>
          <table:table-cell office:value-type="float" office:value="0.012587333451112" calcext:value-type="float">
            <text:p>0.012587333451112</text:p>
          </table:table-cell>
          <table:table-cell/>
          <table:table-cell office:value-type="float" office:value="0.0017738893747005" calcext:value-type="float">
            <text:p>0.001773889374701</text:p>
          </table:table-cell>
          <table:table-cell office:value-type="float" office:value="0.010784561574528" calcext:value-type="float">
            <text:p>0.010784561574528</text:p>
          </table:table-cell>
        </table:table-row>
        <table:table-row table:style-name="ro1">
          <table:table-cell office:value-type="float" office:value="1.96" calcext:value-type="float">
            <text:p>1.96</text:p>
          </table:table-cell>
          <table:table-cell office:value-type="float" office:value="0" calcext:value-type="float">
            <text:p>0</text:p>
          </table:table-cell>
          <table:table-cell office:value-type="float" office:value="0.23985759795876" calcext:value-type="float">
            <text:p>0.23985759795876</text:p>
          </table:table-cell>
          <table:table-cell office:value-type="float" office:value="0.0019592096419299" calcext:value-type="float">
            <text:p>0.00195920964193</text:p>
          </table:table-cell>
          <table:table-cell office:value-type="float" office:value="0.012613039246225" calcext:value-type="float">
            <text:p>0.012613039246225</text:p>
          </table:table-cell>
          <table:table-cell/>
          <table:table-cell office:value-type="float" office:value="0.0018013826096135" calcext:value-type="float">
            <text:p>0.001801382609614</text:p>
          </table:table-cell>
          <table:table-cell office:value-type="float" office:value="0.010802811402637" calcext:value-type="float">
            <text:p>0.010802811402637</text:p>
          </table:table-cell>
        </table:table-row>
        <table:table-row table:style-name="ro1">
          <table:table-cell office:value-type="float" office:value="1.98" calcext:value-type="float">
            <text:p>1.98</text:p>
          </table:table-cell>
          <table:table-cell office:value-type="float" office:value="0" calcext:value-type="float">
            <text:p>0</text:p>
          </table:table-cell>
          <table:table-cell office:value-type="float" office:value="0.24065725850086" calcext:value-type="float">
            <text:p>0.24065725850086</text:p>
          </table:table-cell>
          <table:table-cell office:value-type="float" office:value="0.0019962600728137" calcext:value-type="float">
            <text:p>0.001996260072814</text:p>
          </table:table-cell>
          <table:table-cell office:value-type="float" office:value="0.012633854652104" calcext:value-type="float">
            <text:p>0.012633854652104</text:p>
          </table:table-cell>
          <table:table-cell/>
          <table:table-cell office:value-type="float" office:value="0.0018285399862893" calcext:value-type="float">
            <text:p>0.001828539986289</text:p>
          </table:table-cell>
          <table:table-cell office:value-type="float" office:value="0.010820765379717" calcext:value-type="float">
            <text:p>0.0108207653797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24145774144829" calcext:value-type="float">
            <text:p>0.24145774144829</text:p>
          </table:table-cell>
          <table:table-cell office:value-type="float" office:value="0.0020333282335185" calcext:value-type="float">
            <text:p>0.002033328233519</text:p>
          </table:table-cell>
          <table:table-cell office:value-type="float" office:value="0.012654597699602" calcext:value-type="float">
            <text:p>0.012654597699602</text:p>
          </table:table-cell>
          <table:table-cell/>
          <table:table-cell office:value-type="float" office:value="0.0018556932392724" calcext:value-type="float">
            <text:p>0.001855693239272</text:p>
          </table:table-cell>
          <table:table-cell office:value-type="float" office:value="0.010838693387948" calcext:value-type="float">
            <text:p>0.010838693387948</text:p>
          </table:table-cell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0" calcext:value-type="float">
            <text:p>0</text:p>
          </table:table-cell>
          <table:table-cell office:value-type="float" office:value="0.24225901825861" calcext:value-type="float">
            <text:p>0.24225901825861</text:p>
          </table:table-cell>
          <table:table-cell office:value-type="float" office:value="0.0020704130262269" calcext:value-type="float">
            <text:p>0.002070413026227</text:p>
          </table:table-cell>
          <table:table-cell office:value-type="float" office:value="0.012675271805763" calcext:value-type="float">
            <text:p>0.012675271805763</text:p>
          </table:table-cell>
          <table:table-cell/>
          <table:table-cell office:value-type="float" office:value="0.0018826050696192" calcext:value-type="float">
            <text:p>0.001882605069619</text:p>
          </table:table-cell>
          <table:table-cell office:value-type="float" office:value="0.010856252630493" calcext:value-type="float">
            <text:p>0.010856252630493</text:p>
          </table:table-cell>
        </table:table-row>
        <table:table-row table:style-name="ro1"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</text:p>
          </table:table-cell>
          <table:table-cell office:value-type="float" office:value="0.24302665100418" calcext:value-type="float">
            <text:p>0.24302665100418</text:p>
          </table:table-cell>
          <table:table-cell office:value-type="float" office:value="0.0021097286697926" calcext:value-type="float">
            <text:p>0.002109728669793</text:p>
          </table:table-cell>
          <table:table-cell office:value-type="float" office:value="0.012690905910796" calcext:value-type="float">
            <text:p>0.012690905910796</text:p>
          </table:table-cell>
          <table:table-cell/>
          <table:table-cell office:value-type="float" office:value="0.0019086699890626" calcext:value-type="float">
            <text:p>0.001908669989063</text:p>
          </table:table-cell>
          <table:table-cell office:value-type="float" office:value="0.010865795158791" calcext:value-type="float">
            <text:p>0.010865795158791</text:p>
          </table:table-cell>
        </table:table-row>
        <table:table-row table:style-name="ro1">
          <table:table-cell office:value-type="float" office:value="2.06" calcext:value-type="float">
            <text:p>2.06</text:p>
          </table:table-cell>
          <table:table-cell office:value-type="float" office:value="0" calcext:value-type="float">
            <text:p>0</text:p>
          </table:table-cell>
          <table:table-cell office:value-type="float" office:value="0.24379184302894" calcext:value-type="float">
            <text:p>0.24379184302894</text:p>
          </table:table-cell>
          <table:table-cell office:value-type="float" office:value="0.0021489288229876" calcext:value-type="float">
            <text:p>0.002148928822988</text:p>
          </table:table-cell>
          <table:table-cell office:value-type="float" office:value="0.012706354266267" calcext:value-type="float">
            <text:p>0.012706354266267</text:p>
          </table:table-cell>
          <table:table-cell/>
          <table:table-cell office:value-type="float" office:value="0.0019374519446442" calcext:value-type="float">
            <text:p>0.001937451944644</text:p>
          </table:table-cell>
          <table:table-cell office:value-type="float" office:value="0.010867555800628" calcext:value-type="float">
            <text:p>0.010867555800628</text:p>
          </table:table-cell>
        </table:table-row>
        <table:table-row table:style-name="ro1">
          <table:table-cell office:value-type="float" office:value="2.08" calcext:value-type="float">
            <text:p>2.08</text:p>
          </table:table-cell>
          <table:table-cell office:value-type="float" office:value="0" calcext:value-type="float">
            <text:p>0</text:p>
          </table:table-cell>
          <table:table-cell office:value-type="float" office:value="0.24452884229484" calcext:value-type="float">
            <text:p>0.24452884229484</text:p>
          </table:table-cell>
          <table:table-cell office:value-type="float" office:value="0.0021885321319123" calcext:value-type="float">
            <text:p>0.002188532131912</text:p>
          </table:table-cell>
          <table:table-cell office:value-type="float" office:value="0.01272083980178" calcext:value-type="float">
            <text:p>0.01272083980178</text:p>
          </table:table-cell>
          <table:table-cell/>
          <table:table-cell office:value-type="float" office:value="0.0019662360575647" calcext:value-type="float">
            <text:p>0.001966236057565</text:p>
          </table:table-cell>
          <table:table-cell office:value-type="float" office:value="0.010869280684381" calcext:value-type="float">
            <text:p>0.010869280684381</text:p>
          </table:table-cell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office:value-type="float" office:value="0.24522225899729" calcext:value-type="float">
            <text:p>0.24522225899729</text:p>
          </table:table-cell>
          <table:table-cell office:value-type="float" office:value="0.0022302029117976" calcext:value-type="float">
            <text:p>0.002230202911798</text:p>
          </table:table-cell>
          <table:table-cell office:value-type="float" office:value="0.012731211394559" calcext:value-type="float">
            <text:p>0.012731211394559</text:p>
          </table:table-cell>
          <table:table-cell/>
          <table:table-cell office:value-type="float" office:value="0.001995022119932" calcext:value-type="float">
            <text:p>0.001995022119932</text:p>
          </table:table-cell>
          <table:table-cell office:value-type="float" office:value="0.010870971263339" calcext:value-type="float">
            <text:p>0.010870971263339</text:p>
          </table:table-cell>
        </table:table-row>
        <table:table-row table:style-name="ro1">
          <table:table-cell office:value-type="float" office:value="2.12" calcext:value-type="float">
            <text:p>2.12</text:p>
          </table:table-cell>
          <table:table-cell office:value-type="float" office:value="0" calcext:value-type="float">
            <text:p>0</text:p>
          </table:table-cell>
          <table:table-cell office:value-type="float" office:value="0.24591699834547" calcext:value-type="float">
            <text:p>0.24591699834547</text:p>
          </table:table-cell>
          <table:table-cell office:value-type="float" office:value="0.0022719316115292" calcext:value-type="float">
            <text:p>0.002271931611529</text:p>
          </table:table-cell>
          <table:table-cell office:value-type="float" office:value="0.012741482795737" calcext:value-type="float">
            <text:p>0.012741482795737</text:p>
          </table:table-cell>
          <table:table-cell/>
          <table:table-cell office:value-type="float" office:value="0.0020227782658778" calcext:value-type="float">
            <text:p>0.002022778265878</text:p>
          </table:table-cell>
          <table:table-cell office:value-type="float" office:value="0.010871234531051" calcext:value-type="float">
            <text:p>0.010871234531051</text:p>
          </table:table-cell>
        </table:table-row>
        <table:table-row table:style-name="ro1">
          <table:table-cell office:value-type="float" office:value="2.14" calcext:value-type="float">
            <text:p>2.14</text:p>
          </table:table-cell>
          <table:table-cell office:value-type="float" office:value="0" calcext:value-type="float">
            <text:p>0</text:p>
          </table:table-cell>
          <table:table-cell office:value-type="float" office:value="0.24661266207557" calcext:value-type="float">
            <text:p>0.24661266207557</text:p>
          </table:table-cell>
          <table:table-cell office:value-type="float" office:value="0.0023137007978528" calcext:value-type="float">
            <text:p>0.002313700797853</text:p>
          </table:table-cell>
          <table:table-cell office:value-type="float" office:value="0.012751650865982" calcext:value-type="float">
            <text:p>0.012751650865982</text:p>
          </table:table-cell>
          <table:table-cell/>
          <table:table-cell office:value-type="float" office:value="0.0020503921688134" calcext:value-type="float">
            <text:p>0.002050392168813</text:p>
          </table:table-cell>
          <table:table-cell office:value-type="float" office:value="0.010871265738314" calcext:value-type="float">
            <text:p>0.010871265738314</text:p>
          </table:table-cell>
        </table:table-row>
        <table:table-row table:style-name="ro1">
          <table:table-cell office:value-type="float" office:value="2.16" calcext:value-type="float">
            <text:p>2.16</text:p>
          </table:table-cell>
          <table:table-cell office:value-type="float" office:value="0" calcext:value-type="float">
            <text:p>0</text:p>
          </table:table-cell>
          <table:table-cell office:value-type="float" office:value="0.24730949478375" calcext:value-type="float">
            <text:p>0.24730949478375</text:p>
          </table:table-cell>
          <table:table-cell office:value-type="float" office:value="0.0023555213063683" calcext:value-type="float">
            <text:p>0.002355521306368</text:p>
          </table:table-cell>
          <table:table-cell office:value-type="float" office:value="0.012761726171416" calcext:value-type="float">
            <text:p>0.012761726171416</text:p>
          </table:table-cell>
          <table:table-cell/>
          <table:table-cell office:value-type="float" office:value="0.0020780129608767" calcext:value-type="float">
            <text:p>0.002078012960877</text:p>
          </table:table-cell>
          <table:table-cell office:value-type="float" office:value="0.010871267557958" calcext:value-type="float">
            <text:p>0.010871267557958</text:p>
          </table:table-cell>
        </table:table-row>
        <table:table-row table:style-name="ro1">
          <table:table-cell office:value-type="float" office:value="2.18" calcext:value-type="float">
            <text:p>2.18</text:p>
          </table:table-cell>
          <table:table-cell office:value-type="float" office:value="0" calcext:value-type="float">
            <text:p>0</text:p>
          </table:table-cell>
          <table:table-cell office:value-type="float" office:value="0.24800749959674" calcext:value-type="float">
            <text:p>0.24800749959674</text:p>
          </table:table-cell>
          <table:table-cell office:value-type="float" office:value="0.0023973934070454" calcext:value-type="float">
            <text:p>0.002397393407045</text:p>
          </table:table-cell>
          <table:table-cell office:value-type="float" office:value="0.01277171356333" calcext:value-type="float">
            <text:p>0.01277171356333</text:p>
          </table:table-cell>
          <table:table-cell/>
          <table:table-cell office:value-type="float" office:value="0.002105640431776" calcext:value-type="float">
            <text:p>0.002105640431776</text:p>
          </table:table-cell>
          <table:table-cell office:value-type="float" office:value="0.010871241144473" calcext:value-type="float">
            <text:p>0.010871241144473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0" calcext:value-type="float">
            <text:p>0</text:p>
          </table:table-cell>
          <table:table-cell office:value-type="float" office:value="0.24870663071771" calcext:value-type="float">
            <text:p>0.24870663071771</text:p>
          </table:table-cell>
          <table:table-cell office:value-type="float" office:value="0.0024393152444738" calcext:value-type="float">
            <text:p>0.002439315244474</text:p>
          </table:table-cell>
          <table:table-cell office:value-type="float" office:value="0.01278161650654" calcext:value-type="float">
            <text:p>0.01278161650654</text:p>
          </table:table-cell>
          <table:table-cell/>
          <table:table-cell office:value-type="float" office:value="0.0021332743813943" calcext:value-type="float">
            <text:p>0.002133274381394</text:p>
          </table:table-cell>
          <table:table-cell office:value-type="float" office:value="0.010871187589545" calcext:value-type="float">
            <text:p>0.010871187589545</text:p>
          </table:table-cell>
        </table:table-row>
        <table:table-row table:style-name="ro1">
          <table:table-cell office:value-type="float" office:value="2.22" calcext:value-type="float">
            <text:p>2.22</text:p>
          </table:table-cell>
          <table:table-cell office:value-type="float" office:value="0" calcext:value-type="float">
            <text:p>0</text:p>
          </table:table-cell>
          <table:table-cell office:value-type="float" office:value="0.2494068444363" calcext:value-type="float">
            <text:p>0.2494068444363</text:p>
          </table:table-cell>
          <table:table-cell office:value-type="float" office:value="0.0024812850768697" calcext:value-type="float">
            <text:p>0.00248128507687</text:p>
          </table:table-cell>
          <table:table-cell office:value-type="float" office:value="0.012791438223046" calcext:value-type="float">
            <text:p>0.012791438223046</text:p>
          </table:table-cell>
          <table:table-cell/>
          <table:table-cell office:value-type="float" office:value="0.0021609146194135" calcext:value-type="float">
            <text:p>0.002160914619414</text:p>
          </table:table-cell>
          <table:table-cell office:value-type="float" office:value="0.010871107925128" calcext:value-type="float">
            <text:p>0.010871107925128</text:p>
          </table:table-cell>
        </table:table-row>
        <table:table-row table:style-name="ro1">
          <table:table-cell office:value-type="float" office:value="2.24" calcext:value-type="float">
            <text:p>2.24</text:p>
          </table:table-cell>
          <table:table-cell office:value-type="float" office:value="0" calcext:value-type="float">
            <text:p>0</text:p>
          </table:table-cell>
          <table:table-cell office:value-type="float" office:value="0.25009254940272" calcext:value-type="float">
            <text:p>0.25009254940272</text:p>
          </table:table-cell>
          <table:table-cell office:value-type="float" office:value="0.0025227029186891" calcext:value-type="float">
            <text:p>0.002522702918689</text:p>
          </table:table-cell>
          <table:table-cell office:value-type="float" office:value="0.012800876487659" calcext:value-type="float">
            <text:p>0.012800876487659</text:p>
          </table:table-cell>
          <table:table-cell/>
          <table:table-cell office:value-type="float" office:value="0.002188560964407" calcext:value-type="float">
            <text:p>0.002188560964407</text:p>
          </table:table-cell>
          <table:table-cell office:value-type="float" office:value="0.01087100312816" calcext:value-type="float">
            <text:p>0.01087100312816</text:p>
          </table:table-cell>
        </table:table-row>
        <table:table-row table:style-name="ro1">
          <table:table-cell office:value-type="float" office:value="2.26" calcext:value-type="float">
            <text:p>2.26</text:p>
          </table:table-cell>
          <table:table-cell office:value-type="float" office:value="0" calcext:value-type="float">
            <text:p>0</text:p>
          </table:table-cell>
          <table:table-cell office:value-type="float" office:value="0.25076003445995" calcext:value-type="float">
            <text:p>0.25076003445995</text:p>
          </table:table-cell>
          <table:table-cell office:value-type="float" office:value="0.0025634230672138" calcext:value-type="float">
            <text:p>0.002563423067214</text:p>
          </table:table-cell>
          <table:table-cell office:value-type="float" office:value="0.012809869104321" calcext:value-type="float">
            <text:p>0.012809869104321</text:p>
          </table:table-cell>
          <table:table-cell/>
          <table:table-cell office:value-type="float" office:value="0.0022162132437135" calcext:value-type="float">
            <text:p>0.002216213243714</text:p>
          </table:table-cell>
          <table:table-cell office:value-type="float" office:value="0.01087087412262" calcext:value-type="float">
            <text:p>0.01087087412262</text:p>
          </table:table-cell>
        </table:table-row>
        <table:table-row table:style-name="ro1">
          <table:table-cell office:value-type="float" office:value="2.28" calcext:value-type="float">
            <text:p>2.28</text:p>
          </table:table-cell>
          <table:table-cell office:value-type="float" office:value="0" calcext:value-type="float">
            <text:p>0</text:p>
          </table:table-cell>
          <table:table-cell office:value-type="float" office:value="0.2513766658885" calcext:value-type="float">
            <text:p>0.2513766658885</text:p>
          </table:table-cell>
          <table:table-cell office:value-type="float" office:value="0.0026053043576877" calcext:value-type="float">
            <text:p>0.002605304357688</text:p>
          </table:table-cell>
          <table:table-cell office:value-type="float" office:value="0.012817415832569" calcext:value-type="float">
            <text:p>0.012817415832569</text:p>
          </table:table-cell>
          <table:table-cell/>
          <table:table-cell office:value-type="float" office:value="0.0022438712927784" calcext:value-type="float">
            <text:p>0.002243871292778</text:p>
          </table:table-cell>
          <table:table-cell office:value-type="float" office:value="0.010870721783192" calcext:value-type="float">
            <text:p>0.010870721783192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</text:p>
          </table:table-cell>
          <table:table-cell office:value-type="float" office:value="0.25195193906077" calcext:value-type="float">
            <text:p>0.25195193906077</text:p>
          </table:table-cell>
          <table:table-cell office:value-type="float" office:value="0.0026481472812263" calcext:value-type="float">
            <text:p>0.002648147281226</text:p>
          </table:table-cell>
          <table:table-cell office:value-type="float" office:value="0.012823765061235" calcext:value-type="float">
            <text:p>0.012823765061235</text:p>
          </table:table-cell>
          <table:table-cell/>
          <table:table-cell office:value-type="float" office:value="0.0022731617859929" calcext:value-type="float">
            <text:p>0.002273161785993</text:p>
          </table:table-cell>
          <table:table-cell office:value-type="float" office:value="0.01086536877946" calcext:value-type="float">
            <text:p>0.01086536877946</text:p>
          </table:table-cell>
        </table:table-row>
        <table:table-row table:style-name="ro1">
          <table:table-cell office:value-type="float" office:value="2.32" calcext:value-type="float">
            <text:p>2.32</text:p>
          </table:table-cell>
          <table:table-cell office:value-type="float" office:value="0" calcext:value-type="float">
            <text:p>0</text:p>
          </table:table-cell>
          <table:table-cell office:value-type="float" office:value="0.25244094039161" calcext:value-type="float">
            <text:p>0.25244094039161</text:p>
          </table:table-cell>
          <table:table-cell office:value-type="float" office:value="0.0026927526635419" calcext:value-type="float">
            <text:p>0.002692752663542</text:p>
          </table:table-cell>
          <table:table-cell office:value-type="float" office:value="0.012827989521472" calcext:value-type="float">
            <text:p>0.012827989521472</text:p>
          </table:table-cell>
          <table:table-cell/>
          <table:table-cell office:value-type="float" office:value="0.0023024594981678" calcext:value-type="float">
            <text:p>0.002302459498168</text:p>
          </table:table-cell>
          <table:table-cell office:value-type="float" office:value="0.010859987744218" calcext:value-type="float">
            <text:p>0.010859987744218</text:p>
          </table:table-cell>
        </table:table-row>
        <table:table-row table:style-name="ro1">
          <table:table-cell office:value-type="float" office:value="2.34" calcext:value-type="float">
            <text:p>2.34</text:p>
          </table:table-cell>
          <table:table-cell office:value-type="float" office:value="0" calcext:value-type="float">
            <text:p>0</text:p>
          </table:table-cell>
          <table:table-cell office:value-type="float" office:value="0.25289192836809" calcext:value-type="float">
            <text:p>0.25289192836809</text:p>
          </table:table-cell>
          <table:table-cell office:value-type="float" office:value="0.0027380579715096" calcext:value-type="float">
            <text:p>0.00273805797151</text:p>
          </table:table-cell>
          <table:table-cell office:value-type="float" office:value="0.012830875795521" calcext:value-type="float">
            <text:p>0.012830875795521</text:p>
          </table:table-cell>
          <table:table-cell/>
          <table:table-cell office:value-type="float" office:value="0.0023317642325402" calcext:value-type="float">
            <text:p>0.00233176423254</text:p>
          </table:table-cell>
          <table:table-cell office:value-type="float" office:value="0.010854579732271" calcext:value-type="float">
            <text:p>0.010854579732271</text:p>
          </table:table-cell>
        </table:table-row>
        <table:table-row table:style-name="ro1">
          <table:table-cell office:value-type="float" office:value="2.36" calcext:value-type="float">
            <text:p>2.36</text:p>
          </table:table-cell>
          <table:table-cell office:value-type="float" office:value="0" calcext:value-type="float">
            <text:p>0</text:p>
          </table:table-cell>
          <table:table-cell office:value-type="float" office:value="0.25334367551254" calcext:value-type="float">
            <text:p>0.25334367551254</text:p>
          </table:table-cell>
          <table:table-cell office:value-type="float" office:value="0.002783434942616" calcext:value-type="float">
            <text:p>0.002783434942616</text:p>
          </table:table-cell>
          <table:table-cell office:value-type="float" office:value="0.01283368601696" calcext:value-type="float">
            <text:p>0.01283368601696</text:p>
          </table:table-cell>
          <table:table-cell/>
          <table:table-cell office:value-type="float" office:value="0.0023610758001639" calcext:value-type="float">
            <text:p>0.002361075800164</text:p>
          </table:table-cell>
          <table:table-cell office:value-type="float" office:value="0.010849145742022" calcext:value-type="float">
            <text:p>0.010849145742022</text:p>
          </table:table-cell>
        </table:table-row>
        <table:table-row table:style-name="ro1">
          <table:table-cell office:value-type="float" office:value="2.38" calcext:value-type="float">
            <text:p>2.38</text:p>
          </table:table-cell>
          <table:table-cell office:value-type="float" office:value="0" calcext:value-type="float">
            <text:p>0</text:p>
          </table:table-cell>
          <table:table-cell office:value-type="float" office:value="0.25377416063777" calcext:value-type="float">
            <text:p>0.25377416063777</text:p>
          </table:table-cell>
          <table:table-cell office:value-type="float" office:value="0.0028301444855154" calcext:value-type="float">
            <text:p>0.002830144485515</text:p>
          </table:table-cell>
          <table:table-cell office:value-type="float" office:value="0.012834159823003" calcext:value-type="float">
            <text:p>0.012834159823003</text:p>
          </table:table-cell>
          <table:table-cell/>
          <table:table-cell office:value-type="float" office:value="0.0023903940194468" calcext:value-type="float">
            <text:p>0.002390394019447</text:p>
          </table:table-cell>
          <table:table-cell office:value-type="float" office:value="0.010843686719858" calcext:value-type="float">
            <text:p>0.010843686719858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0.25420561806213" calcext:value-type="float">
            <text:p>0.25420561806213</text:p>
          </table:table-cell>
          <table:table-cell office:value-type="float" office:value="0.0028769411863182" calcext:value-type="float">
            <text:p>0.002876941186318</text:p>
          </table:table-cell>
          <table:table-cell office:value-type="float" office:value="0.012834533711761" calcext:value-type="float">
            <text:p>0.012834533711761</text:p>
          </table:table-cell>
          <table:table-cell/>
          <table:table-cell office:value-type="float" office:value="0.0024197187159276" calcext:value-type="float">
            <text:p>0.002419718715928</text:p>
          </table:table-cell>
          <table:table-cell office:value-type="float" office:value="0.010838203562148" calcext:value-type="float">
            <text:p>0.010838203562148</text:p>
          </table:table-cell>
        </table:table-row>
        <table:table-row table:style-name="ro1">
          <table:table-cell office:value-type="float" office:value="2.42" calcext:value-type="float">
            <text:p>2.42</text:p>
          </table:table-cell>
          <table:table-cell office:value-type="float" office:value="0" calcext:value-type="float">
            <text:p>0</text:p>
          </table:table-cell>
          <table:table-cell office:value-type="float" office:value="0.25459652415878" calcext:value-type="float">
            <text:p>0.25459652415878</text:p>
          </table:table-cell>
          <table:table-cell office:value-type="float" office:value="0.0029261784863175" calcext:value-type="float">
            <text:p>0.002926178486318</text:p>
          </table:table-cell>
          <table:table-cell office:value-type="float" office:value="0.012830605471043" calcext:value-type="float">
            <text:p>0.012830605471043</text:p>
          </table:table-cell>
          <table:table-cell/>
          <table:table-cell office:value-type="float" office:value="0.0024490497217539" calcext:value-type="float">
            <text:p>0.002449049721754</text:p>
          </table:table-cell>
          <table:table-cell office:value-type="float" office:value="0.010832697119092" calcext:value-type="float">
            <text:p>0.010832697119092</text:p>
          </table:table-cell>
        </table:table-row>
        <table:table-row table:style-name="ro1">
          <table:table-cell office:value-type="float" office:value="2.44" calcext:value-type="float">
            <text:p>2.44</text:p>
          </table:table-cell>
          <table:table-cell office:value-type="float" office:value="0" calcext:value-type="float">
            <text:p>0</text:p>
          </table:table-cell>
          <table:table-cell office:value-type="float" office:value="0.25490644080467" calcext:value-type="float">
            <text:p>0.25490644080467</text:p>
          </table:table-cell>
          <table:table-cell office:value-type="float" office:value="0.0029785337257333" calcext:value-type="float">
            <text:p>0.002978533725733</text:p>
          </table:table-cell>
          <table:table-cell office:value-type="float" office:value="0.012819843052357" calcext:value-type="float">
            <text:p>0.012819843052357</text:p>
          </table:table-cell>
          <table:table-cell/>
          <table:table-cell office:value-type="float" office:value="0.0024783868756555" calcext:value-type="float">
            <text:p>0.002478386875656</text:p>
          </table:table-cell>
          <table:table-cell office:value-type="float" office:value="0.010827168196401" calcext:value-type="float">
            <text:p>0.010827168196401</text:p>
          </table:table-cell>
        </table:table-row>
        <table:table-row table:style-name="ro1">
          <table:table-cell office:value-type="float" office:value="2.46" calcext:value-type="float">
            <text:p>2.46</text:p>
          </table:table-cell>
          <table:table-cell office:value-type="float" office:value="0" calcext:value-type="float">
            <text:p>0</text:p>
          </table:table-cell>
          <table:table-cell office:value-type="float" office:value="0.25521719984055" calcext:value-type="float">
            <text:p>0.25521719984055</text:p>
          </table:table-cell>
          <table:table-cell office:value-type="float" office:value="0.0030310235382687" calcext:value-type="float">
            <text:p>0.003031023538269</text:p>
          </table:table-cell>
          <table:table-cell office:value-type="float" office:value="0.012808768383519" calcext:value-type="float">
            <text:p>0.012808768383519</text:p>
          </table:table-cell>
          <table:table-cell/>
          <table:table-cell office:value-type="float" office:value="0.0025071788613356" calcext:value-type="float">
            <text:p>0.002507178861336</text:p>
          </table:table-cell>
          <table:table-cell office:value-type="float" office:value="0.010819962322086" calcext:value-type="float">
            <text:p>0.010819962322086</text:p>
          </table:table-cell>
        </table:table-row>
        <table:table-row table:style-name="ro1">
          <table:table-cell office:value-type="float" office:value="2.48" calcext:value-type="float">
            <text:p>2.48</text:p>
          </table:table-cell>
          <table:table-cell office:value-type="float" office:value="0" calcext:value-type="float">
            <text:p>0</text:p>
          </table:table-cell>
          <table:table-cell office:value-type="float" office:value="0.25543707301502" calcext:value-type="float">
            <text:p>0.25543707301502</text:p>
          </table:table-cell>
          <table:table-cell office:value-type="float" office:value="0.0030858240133927" calcext:value-type="float">
            <text:p>0.003085824013393</text:p>
          </table:table-cell>
          <table:table-cell office:value-type="float" office:value="0.012791293118445" calcext:value-type="float">
            <text:p>0.012791293118445</text:p>
          </table:table-cell>
          <table:table-cell/>
          <table:table-cell office:value-type="float" office:value="0.0025353826334123" calcext:value-type="float">
            <text:p>0.002535382633412</text:p>
          </table:table-cell>
          <table:table-cell office:value-type="float" office:value="0.010810937528288" calcext:value-type="float">
            <text:p>0.010810937528288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office:value-type="float" office:value="0.25562530278949" calcext:value-type="float">
            <text:p>0.25562530278949</text:p>
          </table:table-cell>
          <table:table-cell office:value-type="float" office:value="0.0031409934382463" calcext:value-type="float">
            <text:p>0.003140993438246</text:p>
          </table:table-cell>
          <table:table-cell office:value-type="float" office:value="0.012772546973528" calcext:value-type="float">
            <text:p>0.012772546973528</text:p>
          </table:table-cell>
          <table:table-cell/>
          <table:table-cell office:value-type="float" office:value="0.002563590784057" calcext:value-type="float">
            <text:p>0.002563590784057</text:p>
          </table:table-cell>
          <table:table-cell office:value-type="float" office:value="0.010801892827494" calcext:value-type="float">
            <text:p>0.010801892827494</text:p>
          </table:table-cell>
        </table:table-row>
        <table:table-row table:style-name="ro1">
          <table:table-cell office:value-type="float" office:value="2.52" calcext:value-type="float">
            <text:p>2.52</text:p>
          </table:table-cell>
          <table:table-cell office:value-type="float" office:value="0" calcext:value-type="float">
            <text:p>0</text:p>
          </table:table-cell>
          <table:table-cell office:value-type="float" office:value="0.25574770190335" calcext:value-type="float">
            <text:p>0.25574770190335</text:p>
          </table:table-cell>
          <table:table-cell office:value-type="float" office:value="0.0031975662038739" calcext:value-type="float">
            <text:p>0.003197566203874</text:p>
          </table:table-cell>
          <table:table-cell office:value-type="float" office:value="0.012749348871248" calcext:value-type="float">
            <text:p>0.012749348871248</text:p>
          </table:table-cell>
          <table:table-cell/>
          <table:table-cell office:value-type="float" office:value="0.0025918032152799" calcext:value-type="float">
            <text:p>0.00259180321528</text:p>
          </table:table-cell>
          <table:table-cell office:value-type="float" office:value="0.010792828866938" calcext:value-type="float">
            <text:p>0.010792828866938</text:p>
          </table:table-cell>
        </table:table-row>
        <table:table-row table:style-name="ro1">
          <table:table-cell office:value-type="float" office:value="2.54" calcext:value-type="float">
            <text:p>2.54</text:p>
          </table:table-cell>
          <table:table-cell office:value-type="float" office:value="0" calcext:value-type="float">
            <text:p>0</text:p>
          </table:table-cell>
          <table:table-cell office:value-type="float" office:value="0.25586982743478" calcext:value-type="float">
            <text:p>0.25586982743478</text:p>
          </table:table-cell>
          <table:table-cell office:value-type="float" office:value="0.0032542463290692" calcext:value-type="float">
            <text:p>0.003254246329069</text:p>
          </table:table-cell>
          <table:table-cell office:value-type="float" office:value="0.01272582593767" calcext:value-type="float">
            <text:p>0.01272582593767</text:p>
          </table:table-cell>
          <table:table-cell/>
          <table:table-cell office:value-type="float" office:value="0.0026200198329791" calcext:value-type="float">
            <text:p>0.002620019832979</text:p>
          </table:table-cell>
          <table:table-cell office:value-type="float" office:value="0.010783746261838" calcext:value-type="float">
            <text:p>0.010783746261838</text:p>
          </table:table-cell>
        </table:table-row>
        <table:table-row table:style-name="ro1">
          <table:table-cell office:value-type="float" office:value="2.56" calcext:value-type="float">
            <text:p>2.56</text:p>
          </table:table-cell>
          <table:table-cell office:value-type="float" office:value="0" calcext:value-type="float">
            <text:p>0</text:p>
          </table:table-cell>
          <table:table-cell office:value-type="float" office:value="0.25584944988805" calcext:value-type="float">
            <text:p>0.25584944988805</text:p>
          </table:table-cell>
          <table:table-cell office:value-type="float" office:value="0.0033118476846413" calcext:value-type="float">
            <text:p>0.003311847684641</text:p>
          </table:table-cell>
          <table:table-cell office:value-type="float" office:value="0.012698790897153" calcext:value-type="float">
            <text:p>0.012698790897153</text:p>
          </table:table-cell>
          <table:table-cell/>
          <table:table-cell office:value-type="float" office:value="0.0026482405471531" calcext:value-type="float">
            <text:p>0.002648240547153</text:p>
          </table:table-cell>
          <table:table-cell office:value-type="float" office:value="0.010774645595196" calcext:value-type="float">
            <text:p>0.010774645595196</text:p>
          </table:table-cell>
        </table:table-row>
        <table:table-row table:style-name="ro1">
          <table:table-cell office:value-type="float" office:value="2.58" calcext:value-type="float">
            <text:p>2.58</text:p>
          </table:table-cell>
          <table:table-cell office:value-type="float" office:value="0" calcext:value-type="float">
            <text:p>0</text:p>
          </table:table-cell>
          <table:table-cell office:value-type="float" office:value="0.25560197514403" calcext:value-type="float">
            <text:p>0.25560197514403</text:p>
          </table:table-cell>
          <table:table-cell office:value-type="float" office:value="0.0033708313876293" calcext:value-type="float">
            <text:p>0.003370831387629</text:p>
          </table:table-cell>
          <table:table-cell office:value-type="float" office:value="0.012666163998834" calcext:value-type="float">
            <text:p>0.012666163998834</text:p>
          </table:table-cell>
          <table:table-cell/>
          <table:table-cell office:value-type="float" office:value="0.0026764652715815" calcext:value-type="float">
            <text:p>0.002676465271582</text:p>
          </table:table-cell>
          <table:table-cell office:value-type="float" office:value="0.010765527420805" calcext:value-type="float">
            <text:p>0.010765527420805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0" calcext:value-type="float">
            <text:p>0</text:p>
          </table:table-cell>
          <table:table-cell office:value-type="float" office:value="0.25526744890645" calcext:value-type="float">
            <text:p>0.25526744890645</text:p>
          </table:table-cell>
          <table:table-cell office:value-type="float" office:value="0.0034304071638123" calcext:value-type="float">
            <text:p>0.003430407163812</text:p>
          </table:table-cell>
          <table:table-cell office:value-type="float" office:value="0.012631013680531" calcext:value-type="float">
            <text:p>0.012631013680531</text:p>
          </table:table-cell>
          <table:table-cell/>
          <table:table-cell office:value-type="float" office:value="0.0027046939236078" calcext:value-type="float">
            <text:p>0.002704693923608</text:p>
          </table:table-cell>
          <table:table-cell office:value-type="float" office:value="0.010756392264504" calcext:value-type="float">
            <text:p>0.010756392264504</text:p>
          </table:table-cell>
        </table:table-row>
        <table:table-row table:style-name="ro1">
          <table:table-cell office:value-type="float" office:value="2.62" calcext:value-type="float">
            <text:p>2.62</text:p>
          </table:table-cell>
          <table:table-cell office:value-type="float" office:value="0" calcext:value-type="float">
            <text:p>0</text:p>
          </table:table-cell>
          <table:table-cell office:value-type="float" office:value="0.25491699426981" calcext:value-type="float">
            <text:p>0.25491699426981</text:p>
          </table:table-cell>
          <table:table-cell office:value-type="float" office:value="0.0034902402052814" calcext:value-type="float">
            <text:p>0.003490240205281</text:p>
          </table:table-cell>
          <table:table-cell office:value-type="float" office:value="0.012594897553178" calcext:value-type="float">
            <text:p>0.012594897553178</text:p>
          </table:table-cell>
          <table:table-cell/>
          <table:table-cell office:value-type="float" office:value="0.0027329264239408" calcext:value-type="float">
            <text:p>0.002732926423941</text:p>
          </table:table-cell>
          <table:table-cell office:value-type="float" office:value="0.010747240625702" calcext:value-type="float">
            <text:p>0.010747240625702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0" calcext:value-type="float">
            <text:p>0</text:p>
          </table:table-cell>
          <table:table-cell office:value-type="float" office:value="0.25456190036284" calcext:value-type="float">
            <text:p>0.25456190036284</text:p>
          </table:table-cell>
          <table:table-cell office:value-type="float" office:value="0.0035502118153731" calcext:value-type="float">
            <text:p>0.003550211815373</text:p>
          </table:table-cell>
          <table:table-cell office:value-type="float" office:value="0.012558151589752" calcext:value-type="float">
            <text:p>0.012558151589752</text:p>
          </table:table-cell>
          <table:table-cell/>
          <table:table-cell office:value-type="float" office:value="0.0027611350716407" calcext:value-type="float">
            <text:p>0.002761135071641</text:p>
          </table:table-cell>
          <table:table-cell office:value-type="float" office:value="0.010736060922277" calcext:value-type="float">
            <text:p>0.010736060922277</text:p>
          </table:table-cell>
        </table:table-row>
        <table:table-row table:style-name="ro1">
          <table:table-cell office:value-type="float" office:value="2.66" calcext:value-type="float">
            <text:p>2.66</text:p>
          </table:table-cell>
          <table:table-cell office:value-type="float" office:value="0" calcext:value-type="float">
            <text:p>0</text:p>
          </table:table-cell>
          <table:table-cell office:value-type="float" office:value="0.25416322935505" calcext:value-type="float">
            <text:p>0.25416322935505</text:p>
          </table:table-cell>
          <table:table-cell office:value-type="float" office:value="0.0036104288287599" calcext:value-type="float">
            <text:p>0.00361042882876</text:p>
          </table:table-cell>
          <table:table-cell office:value-type="float" office:value="0.012520301963699" calcext:value-type="float">
            <text:p>0.012520301963699</text:p>
          </table:table-cell>
          <table:table-cell/>
          <table:table-cell office:value-type="float" office:value="0.0027893455370391" calcext:value-type="float">
            <text:p>0.002789345537039</text:p>
          </table:table-cell>
          <table:table-cell office:value-type="float" office:value="0.010724868348801" calcext:value-type="float">
            <text:p>0.010724868348801</text:p>
          </table:table-cell>
        </table:table-row>
        <table:table-row table:style-name="ro1">
          <table:table-cell office:value-type="float" office:value="2.68" calcext:value-type="float">
            <text:p>2.68</text:p>
          </table:table-cell>
          <table:table-cell office:value-type="float" office:value="0" calcext:value-type="float">
            <text:p>0</text:p>
          </table:table-cell>
          <table:table-cell office:value-type="float" office:value="0.25372168481719" calcext:value-type="float">
            <text:p>0.25372168481719</text:p>
          </table:table-cell>
          <table:table-cell office:value-type="float" office:value="0.0036708850360931" calcext:value-type="float">
            <text:p>0.003670885036093</text:p>
          </table:table-cell>
          <table:table-cell office:value-type="float" office:value="0.012481370664998" calcext:value-type="float">
            <text:p>0.012481370664998</text:p>
          </table:table-cell>
          <table:table-cell/>
          <table:table-cell office:value-type="float" office:value="0.0028174874295195" calcext:value-type="float">
            <text:p>0.00281748742952</text:p>
          </table:table-cell>
          <table:table-cell office:value-type="float" office:value="0.010711674584652" calcext:value-type="float">
            <text:p>0.010711674584652</text:p>
          </table:table-cell>
        </table:table-row>
        <table:table-row table:style-name="ro1"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0.25327617638506" calcext:value-type="float">
            <text:p>0.25327617638506</text:p>
          </table:table-cell>
          <table:table-cell office:value-type="float" office:value="0.0037314666228451" calcext:value-type="float">
            <text:p>0.003731466622845</text:p>
          </table:table-cell>
          <table:table-cell office:value-type="float" office:value="0.012441843344453" calcext:value-type="float">
            <text:p>0.012441843344453</text:p>
          </table:table-cell>
          <table:table-cell/>
          <table:table-cell office:value-type="float" office:value="0.002845628395097" calcext:value-type="float">
            <text:p>0.002845628395097</text:p>
          </table:table-cell>
          <table:table-cell office:value-type="float" office:value="0.010698468875366" calcext:value-type="float">
            <text:p>0.010698468875366</text:p>
          </table:table-cell>
        </table:table-row>
        <table:table-row table:style-name="ro1">
          <table:table-cell office:value-type="float" office:value="2.72" calcext:value-type="float">
            <text:p>2.72</text:p>
          </table:table-cell>
          <table:table-cell office:value-type="float" office:value="0" calcext:value-type="float">
            <text:p>0</text:p>
          </table:table-cell>
          <table:table-cell office:value-type="float" office:value="0.25282668864713" calcext:value-type="float">
            <text:p>0.25282668864713</text:p>
          </table:table-cell>
          <table:table-cell office:value-type="float" office:value="0.0037921692940774" calcext:value-type="float">
            <text:p>0.003792169294077</text:p>
          </table:table-cell>
          <table:table-cell office:value-type="float" office:value="0.012401721683621" calcext:value-type="float">
            <text:p>0.012401721683621</text:p>
          </table:table-cell>
          <table:table-cell/>
          <table:table-cell office:value-type="float" office:value="0.0028737684166846" calcext:value-type="float">
            <text:p>0.002873768416685</text:p>
          </table:table-cell>
          <table:table-cell office:value-type="float" office:value="0.010685251570428" calcext:value-type="float">
            <text:p>0.010685251570428</text:p>
          </table:table-cell>
        </table:table-row>
        <table:table-row table:style-name="ro1">
          <table:table-cell office:value-type="float" office:value="2.74" calcext:value-type="float">
            <text:p>2.74</text:p>
          </table:table-cell>
          <table:table-cell office:value-type="float" office:value="0" calcext:value-type="float">
            <text:p>0</text:p>
          </table:table-cell>
          <table:table-cell office:value-type="float" office:value="0.2523732273158" calcext:value-type="float">
            <text:p>0.2523732273158</text:p>
          </table:table-cell>
          <table:table-cell office:value-type="float" office:value="0.0038529917661416" calcext:value-type="float">
            <text:p>0.003852991766142</text:p>
          </table:table-cell>
          <table:table-cell office:value-type="float" office:value="0.012361007003271" calcext:value-type="float">
            <text:p>0.012361007003271</text:p>
          </table:table-cell>
          <table:table-cell/>
          <table:table-cell office:value-type="float" office:value="0.0029019074790274" calcext:value-type="float">
            <text:p>0.002901907479027</text:p>
          </table:table-cell>
          <table:table-cell office:value-type="float" office:value="0.010672022999678" calcext:value-type="float">
            <text:p>0.010672022999678</text:p>
          </table:table-cell>
        </table:table-row>
        <table:table-row table:style-name="ro1">
          <table:table-cell office:value-type="float" office:value="2.76" calcext:value-type="float">
            <text:p>2.76</text:p>
          </table:table-cell>
          <table:table-cell office:value-type="float" office:value="0" calcext:value-type="float">
            <text:p>0</text:p>
          </table:table-cell>
          <table:table-cell office:value-type="float" office:value="0.2519157979965" calcext:value-type="float">
            <text:p>0.2519157979965</text:p>
          </table:table-cell>
          <table:table-cell office:value-type="float" office:value="0.0039139328640585" calcext:value-type="float">
            <text:p>0.003913932864059</text:p>
          </table:table-cell>
          <table:table-cell office:value-type="float" office:value="0.012319700346685" calcext:value-type="float">
            <text:p>0.012319700346685</text:p>
          </table:table-cell>
          <table:table-cell/>
          <table:table-cell office:value-type="float" office:value="0.0029300455685318" calcext:value-type="float">
            <text:p>0.002930045568532</text:p>
          </table:table-cell>
          <table:table-cell office:value-type="float" office:value="0.010658783475084" calcext:value-type="float">
            <text:p>0.010658783475084</text:p>
          </table:table-cell>
        </table:table-row>
        <table:table-row table:style-name="ro1">
          <table:table-cell office:value-type="float" office:value="2.78" calcext:value-type="float">
            <text:p>2.78</text:p>
          </table:table-cell>
          <table:table-cell office:value-type="float" office:value="0" calcext:value-type="float">
            <text:p>0</text:p>
          </table:table-cell>
          <table:table-cell office:value-type="float" office:value="0.25144127950294" calcext:value-type="float">
            <text:p>0.25144127950294</text:p>
          </table:table-cell>
          <table:table-cell office:value-type="float" office:value="0.0039750118937335" calcext:value-type="float">
            <text:p>0.003975011893734</text:p>
          </table:table-cell>
          <table:table-cell office:value-type="float" office:value="0.012277676399608" calcext:value-type="float">
            <text:p>0.012277676399608</text:p>
          </table:table-cell>
          <table:table-cell/>
          <table:table-cell office:value-type="float" office:value="0.0029581826731062" calcext:value-type="float">
            <text:p>0.002958182673106</text:p>
          </table:table-cell>
          <table:table-cell office:value-type="float" office:value="0.010645533291662" calcext:value-type="float">
            <text:p>0.010645533291662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</text:p>
          </table:table-cell>
          <table:table-cell office:value-type="float" office:value="0.25093240218603" calcext:value-type="float">
            <text:p>0.25093240218603</text:p>
          </table:table-cell>
          <table:table-cell office:value-type="float" office:value="0.0040362527158784" calcext:value-type="float">
            <text:p>0.004036252715878</text:p>
          </table:table-cell>
          <table:table-cell office:value-type="float" office:value="0.012234778888916" calcext:value-type="float">
            <text:p>0.012234778888916</text:p>
          </table:table-cell>
          <table:table-cell/>
          <table:table-cell office:value-type="float" office:value="0.0029863187820166" calcext:value-type="float">
            <text:p>0.002986318782017</text:p>
          </table:table-cell>
          <table:table-cell office:value-type="float" office:value="0.010632272728606" calcext:value-type="float">
            <text:p>0.010632272728606</text:p>
          </table:table-cell>
        </table:table-row>
        <table:table-row table:style-name="ro1">
          <table:table-cell office:value-type="float" office:value="2.82" calcext:value-type="float">
            <text:p>2.82</text:p>
          </table:table-cell>
          <table:table-cell office:value-type="float" office:value="0" calcext:value-type="float">
            <text:p>0</text:p>
          </table:table-cell>
          <table:table-cell office:value-type="float" office:value="0.25042027130889" calcext:value-type="float">
            <text:p>0.25042027130889</text:p>
          </table:table-cell>
          <table:table-cell office:value-type="float" office:value="0.004097604230598" calcext:value-type="float">
            <text:p>0.004097604230598</text:p>
          </table:table-cell>
          <table:table-cell office:value-type="float" office:value="0.012191317718965" calcext:value-type="float">
            <text:p>0.012191317718965</text:p>
          </table:table-cell>
          <table:table-cell/>
          <table:table-cell office:value-type="float" office:value="0.0030144538857534" calcext:value-type="float">
            <text:p>0.003014453885753</text:p>
          </table:table-cell>
          <table:table-cell office:value-type="float" office:value="0.010619002049599" calcext:value-type="float">
            <text:p>0.010619002049599</text:p>
          </table:table-cell>
        </table:table-row>
        <table:table-row table:style-name="ro1">
          <table:table-cell office:value-type="float" office:value="2.84" calcext:value-type="float">
            <text:p>2.84</text:p>
          </table:table-cell>
          <table:table-cell office:value-type="float" office:value="0" calcext:value-type="float">
            <text:p>0</text:p>
          </table:table-cell>
          <table:table-cell office:value-type="float" office:value="0.24990490815944" calcext:value-type="float">
            <text:p>0.24990490815944</text:p>
          </table:table-cell>
          <table:table-cell office:value-type="float" office:value="0.0041590653621177" calcext:value-type="float">
            <text:p>0.004159065362118</text:p>
          </table:table-cell>
          <table:table-cell office:value-type="float" office:value="0.01214729469681" calcext:value-type="float">
            <text:p>0.01214729469681</text:p>
          </table:table-cell>
          <table:table-cell/>
          <table:table-cell office:value-type="float" office:value="0.003042587975911" calcext:value-type="float">
            <text:p>0.003042587975911</text:p>
          </table:table-cell>
          <table:table-cell office:value-type="float" office:value="0.010605721504715" calcext:value-type="float">
            <text:p>0.010605721504715</text:p>
          </table:table-cell>
        </table:table-row>
        <table:table-row table:style-name="ro1">
          <table:table-cell office:value-type="float" office:value="2.86" calcext:value-type="float">
            <text:p>2.86</text:p>
          </table:table-cell>
          <table:table-cell office:value-type="float" office:value="0" calcext:value-type="float">
            <text:p>0</text:p>
          </table:table-cell>
          <table:table-cell office:value-type="float" office:value="0.24938635143339" calcext:value-type="float">
            <text:p>0.24938635143339</text:p>
          </table:table-cell>
          <table:table-cell office:value-type="float" office:value="0.0042206322358373" calcext:value-type="float">
            <text:p>0.004220632235837</text:p>
          </table:table-cell>
          <table:table-cell office:value-type="float" office:value="0.012102712022936" calcext:value-type="float">
            <text:p>0.012102712022936</text:p>
          </table:table-cell>
          <table:table-cell/>
          <table:table-cell office:value-type="float" office:value="0.0030707210450762" calcext:value-type="float">
            <text:p>0.003070721045076</text:p>
          </table:table-cell>
          <table:table-cell office:value-type="float" office:value="0.010592431330216" calcext:value-type="float">
            <text:p>0.010592431330216</text:p>
          </table:table-cell>
        </table:table-row>
        <table:table-row table:style-name="ro1">
          <table:table-cell office:value-type="float" office:value="2.88" calcext:value-type="float">
            <text:p>2.88</text:p>
          </table:table-cell>
          <table:table-cell office:value-type="float" office:value="0" calcext:value-type="float">
            <text:p>0</text:p>
          </table:table-cell>
          <table:table-cell office:value-type="float" office:value="0.24886463005183" calcext:value-type="float">
            <text:p>0.24886463005183</text:p>
          </table:table-cell>
          <table:table-cell office:value-type="float" office:value="0.0042823032626114" calcext:value-type="float">
            <text:p>0.004282303262611</text:p>
          </table:table-cell>
          <table:table-cell office:value-type="float" office:value="0.012057572325433" calcext:value-type="float">
            <text:p>0.012057572325433</text:p>
          </table:table-cell>
          <table:table-cell/>
          <table:table-cell office:value-type="float" office:value="0.0030992992780049" calcext:value-type="float">
            <text:p>0.003099299278005</text:p>
          </table:table-cell>
          <table:table-cell office:value-type="float" office:value="0.0105774990082" calcext:value-type="float">
            <text:p>0.0105774990082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office:value-type="float" office:value="0.24833977124096" calcext:value-type="float">
            <text:p>0.24833977124096</text:p>
          </table:table-cell>
          <table:table-cell office:value-type="float" office:value="0.0043440776640824" calcext:value-type="float">
            <text:p>0.004344077664082</text:p>
          </table:table-cell>
          <table:table-cell office:value-type="float" office:value="0.01201187869289" calcext:value-type="float">
            <text:p>0.01201187869289</text:p>
          </table:table-cell>
          <table:table-cell/>
          <table:table-cell office:value-type="float" office:value="0.0031278781089938" calcext:value-type="float">
            <text:p>0.003127878108994</text:p>
          </table:table-cell>
          <table:table-cell office:value-type="float" office:value="0.010562557405117" calcext:value-type="float">
            <text:p>0.010562557405117</text:p>
          </table:table-cell>
        </table:table-row>
        <table:table-row table:style-name="ro1">
          <table:table-cell office:value-type="float" office:value="2.92" calcext:value-type="float">
            <text:p>2.92</text:p>
          </table:table-cell>
          <table:table-cell office:value-type="float" office:value="0" calcext:value-type="float">
            <text:p>0</text:p>
          </table:table-cell>
          <table:table-cell office:value-type="float" office:value="0.247811805403" calcext:value-type="float">
            <text:p>0.247811805403</text:p>
          </table:table-cell>
          <table:table-cell office:value-type="float" office:value="0.0044059546144657" calcext:value-type="float">
            <text:p>0.004405954614466</text:p>
          </table:table-cell>
          <table:table-cell office:value-type="float" office:value="0.011965634777631" calcext:value-type="float">
            <text:p>0.011965634777631</text:p>
          </table:table-cell>
          <table:table-cell/>
          <table:table-cell office:value-type="float" office:value="0.0031569193361613" calcext:value-type="float">
            <text:p>0.003156919336161</text:p>
          </table:table-cell>
          <table:table-cell office:value-type="float" office:value="0.010545977997175" calcext:value-type="float">
            <text:p>0.010545977997175</text:p>
          </table:table-cell>
        </table:table-row>
        <table:table-row table:style-name="ro1">
          <table:table-cell office:value-type="float" office:value="2.94" calcext:value-type="float">
            <text:p>2.94</text:p>
          </table:table-cell>
          <table:table-cell office:value-type="float" office:value="0" calcext:value-type="float">
            <text:p>0</text:p>
          </table:table-cell>
          <table:table-cell office:value-type="float" office:value="0.24728076647623" calcext:value-type="float">
            <text:p>0.24728076647623</text:p>
          </table:table-cell>
          <table:table-cell office:value-type="float" office:value="0.0044679332181137" calcext:value-type="float">
            <text:p>0.004467933218114</text:p>
          </table:table-cell>
          <table:table-cell office:value-type="float" office:value="0.011918844893104" calcext:value-type="float">
            <text:p>0.011918844893104</text:p>
          </table:table-cell>
          <table:table-cell/>
          <table:table-cell office:value-type="float" office:value="0.0031859638535124" calcext:value-type="float">
            <text:p>0.003185963853512</text:p>
          </table:table-cell>
          <table:table-cell office:value-type="float" office:value="0.010529386544634" calcext:value-type="float">
            <text:p>0.010529386544634</text:p>
          </table:table-cell>
        </table:table-row>
        <table:table-row table:style-name="ro1">
          <table:table-cell office:value-type="float" office:value="2.96" calcext:value-type="float">
            <text:p>2.96</text:p>
          </table:table-cell>
          <table:table-cell office:value-type="float" office:value="0" calcext:value-type="float">
            <text:p>0</text:p>
          </table:table-cell>
          <table:table-cell office:value-type="float" office:value="0.24674642953094" calcext:value-type="float">
            <text:p>0.24674642953094</text:p>
          </table:table-cell>
          <table:table-cell office:value-type="float" office:value="0.0045300129445925" calcext:value-type="float">
            <text:p>0.004530012944593</text:p>
          </table:table-cell>
          <table:table-cell office:value-type="float" office:value="0.01187151450039" calcext:value-type="float">
            <text:p>0.01187151450039</text:p>
          </table:table-cell>
          <table:table-cell/>
          <table:table-cell office:value-type="float" office:value="0.0032150115970901" calcext:value-type="float">
            <text:p>0.00321501159709</text:p>
          </table:table-cell>
          <table:table-cell office:value-type="float" office:value="0.010512783270182" calcext:value-type="float">
            <text:p>0.010512783270182</text:p>
          </table:table-cell>
        </table:table-row>
        <table:table-row table:style-name="ro1">
          <table:table-cell office:value-type="float" office:value="2.98" calcext:value-type="float">
            <text:p>2.98</text:p>
          </table:table-cell>
          <table:table-cell office:value-type="float" office:value="0" calcext:value-type="float">
            <text:p>0</text:p>
          </table:table-cell>
          <table:table-cell office:value-type="float" office:value="0.24620549448907" calcext:value-type="float">
            <text:p>0.24620549448907</text:p>
          </table:table-cell>
          <table:table-cell office:value-type="float" office:value="0.0045922096224572" calcext:value-type="float">
            <text:p>0.004592209622457</text:p>
          </table:table-cell>
          <table:table-cell office:value-type="float" office:value="0.011823659764867" calcext:value-type="float">
            <text:p>0.011823659764867</text:p>
          </table:table-cell>
          <table:table-cell/>
          <table:table-cell office:value-type="float" office:value="0.0032440625057524" calcext:value-type="float">
            <text:p>0.003244062505752</text:p>
          </table:table-cell>
          <table:table-cell office:value-type="float" office:value="0.010496168383976" calcext:value-type="float">
            <text:p>0.0104961683839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4565830000757" calcext:value-type="float">
            <text:p>0.24565830000757</text:p>
          </table:table-cell>
          <table:table-cell office:value-type="float" office:value="0.004654517145979" calcext:value-type="float">
            <text:p>0.004654517145979</text:p>
          </table:table-cell>
          <table:table-cell office:value-type="float" office:value="0.011775307950374" calcext:value-type="float">
            <text:p>0.011775307950374</text:p>
          </table:table-cell>
          <table:table-cell/>
          <table:table-cell office:value-type="float" office:value="0.0032731165209562" calcext:value-type="float">
            <text:p>0.003273116520956</text:p>
          </table:table-cell>
          <table:table-cell office:value-type="float" office:value="0.010479542085291" calcext:value-type="float">
            <text:p>0.010479542085291</text:p>
          </table:table-cell>
        </table:table-row>
        <table:table-row table:style-name="ro1">
          <table:table-cell office:value-type="float" office:value="3.02" calcext:value-type="float">
            <text:p>3.02</text:p>
          </table:table-cell>
          <table:table-cell office:value-type="float" office:value="0" calcext:value-type="float">
            <text:p>0</text:p>
          </table:table-cell>
          <table:table-cell office:value-type="float" office:value="0.24288674023286" calcext:value-type="float">
            <text:p>0.24288674023286</text:p>
          </table:table-cell>
          <table:table-cell office:value-type="float" office:value="0.0046408775042745" calcext:value-type="float">
            <text:p>0.004640877504275</text:p>
          </table:table-cell>
          <table:table-cell office:value-type="float" office:value="0.011613004328848" calcext:value-type="float">
            <text:p>0.011613004328848</text:p>
          </table:table-cell>
          <table:table-cell/>
          <table:table-cell office:value-type="float" office:value="0.0032593616044145" calcext:value-type="float">
            <text:p>0.003259361604415</text:p>
          </table:table-cell>
          <table:table-cell office:value-type="float" office:value="0.01031672215102" calcext:value-type="float">
            <text:p>0.01031672215102</text:p>
          </table:table-cell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0" calcext:value-type="float">
            <text:p>0</text:p>
          </table:table-cell>
          <table:table-cell office:value-type="float" office:value="0.24011766063314" calcext:value-type="float">
            <text:p>0.24011766063314</text:p>
          </table:table-cell>
          <table:table-cell office:value-type="float" office:value="0.0046272378625706" calcext:value-type="float">
            <text:p>0.004627237862571</text:p>
          </table:table-cell>
          <table:table-cell office:value-type="float" office:value="0.011450700707339" calcext:value-type="float">
            <text:p>0.011450700707339</text:p>
          </table:table-cell>
          <table:table-cell/>
          <table:table-cell office:value-type="float" office:value="0.0032456066878717" calcext:value-type="float">
            <text:p>0.003245606687872</text:p>
          </table:table-cell>
          <table:table-cell office:value-type="float" office:value="0.010153902216782" calcext:value-type="float">
            <text:p>0.010153902216782</text:p>
          </table:table-cell>
        </table:table-row>
        <table:table-row table:style-name="ro1">
          <table:table-cell office:value-type="float" office:value="3.06" calcext:value-type="float">
            <text:p>3.06</text:p>
          </table:table-cell>
          <table:table-cell office:value-type="float" office:value="0" calcext:value-type="float">
            <text:p>0</text:p>
          </table:table-cell>
          <table:table-cell office:value-type="float" office:value="0.23735116246449" calcext:value-type="float">
            <text:p>0.23735116246449</text:p>
          </table:table-cell>
          <table:table-cell office:value-type="float" office:value="0.0046135982208667" calcext:value-type="float">
            <text:p>0.004613598220867</text:p>
          </table:table-cell>
          <table:table-cell office:value-type="float" office:value="0.011288397085818" calcext:value-type="float">
            <text:p>0.011288397085818</text:p>
          </table:table-cell>
          <table:table-cell/>
          <table:table-cell office:value-type="float" office:value="0.0032318517713289" calcext:value-type="float">
            <text:p>0.003231851771329</text:p>
          </table:table-cell>
          <table:table-cell office:value-type="float" office:value="0.0099910822825428" calcext:value-type="float">
            <text:p>0.009991082282543</text:p>
          </table:table-cell>
        </table:table-row>
        <table:table-row table:style-name="ro1">
          <table:table-cell office:value-type="float" office:value="3.08" calcext:value-type="float">
            <text:p>3.08</text:p>
          </table:table-cell>
          <table:table-cell office:value-type="float" office:value="0" calcext:value-type="float">
            <text:p>0</text:p>
          </table:table-cell>
          <table:table-cell office:value-type="float" office:value="0.23458735344151" calcext:value-type="float">
            <text:p>0.23458735344151</text:p>
          </table:table-cell>
          <table:table-cell office:value-type="float" office:value="0.0045999585791628" calcext:value-type="float">
            <text:p>0.004599958579163</text:p>
          </table:table-cell>
          <table:table-cell office:value-type="float" office:value="0.011126093464306" calcext:value-type="float">
            <text:p>0.011126093464306</text:p>
          </table:table-cell>
          <table:table-cell/>
          <table:table-cell office:value-type="float" office:value="0.0032180968547862" calcext:value-type="float">
            <text:p>0.003218096854786</text:p>
          </table:table-cell>
          <table:table-cell office:value-type="float" office:value="0.0098282623483101" calcext:value-type="float">
            <text:p>0.00982826234831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0" calcext:value-type="float">
            <text:p>0</text:p>
          </table:table-cell>
          <table:table-cell office:value-type="float" office:value="0.2318263483218" calcext:value-type="float">
            <text:p>0.2318263483218</text:p>
          </table:table-cell>
          <table:table-cell office:value-type="float" office:value="0.0045863189374589" calcext:value-type="float">
            <text:p>0.004586318937459</text:p>
          </table:table-cell>
          <table:table-cell office:value-type="float" office:value="0.010963789842796" calcext:value-type="float">
            <text:p>0.010963789842796</text:p>
          </table:table-cell>
          <table:table-cell/>
          <table:table-cell office:value-type="float" office:value="0.0032043419382434" calcext:value-type="float">
            <text:p>0.003204341938243</text:p>
          </table:table-cell>
          <table:table-cell office:value-type="float" office:value="0.009665442414066" calcext:value-type="float">
            <text:p>0.009665442414066</text:p>
          </table:table-cell>
        </table:table-row>
        <table:table-row table:style-name="ro1">
          <table:table-cell office:value-type="float" office:value="3.12" calcext:value-type="float">
            <text:p>3.12</text:p>
          </table:table-cell>
          <table:table-cell office:value-type="float" office:value="0" calcext:value-type="float">
            <text:p>0</text:p>
          </table:table-cell>
          <table:table-cell office:value-type="float" office:value="0.22906826956057" calcext:value-type="float">
            <text:p>0.22906826956057</text:p>
          </table:table-cell>
          <table:table-cell office:value-type="float" office:value="0.004572679295755" calcext:value-type="float">
            <text:p>0.004572679295755</text:p>
          </table:table-cell>
          <table:table-cell office:value-type="float" office:value="0.010801486221284" calcext:value-type="float">
            <text:p>0.010801486221284</text:p>
          </table:table-cell>
          <table:table-cell/>
          <table:table-cell office:value-type="float" office:value="0.0031905870217006" calcext:value-type="float">
            <text:p>0.003190587021701</text:p>
          </table:table-cell>
          <table:table-cell office:value-type="float" office:value="0.0095026224798307" calcext:value-type="float">
            <text:p>0.009502622479831</text:p>
          </table:table-cell>
        </table:table-row>
        <table:table-row table:style-name="ro1">
          <table:table-cell office:value-type="float" office:value="3.14" calcext:value-type="float">
            <text:p>3.14</text:p>
          </table:table-cell>
          <table:table-cell office:value-type="float" office:value="0" calcext:value-type="float">
            <text:p>0</text:p>
          </table:table-cell>
          <table:table-cell office:value-type="float" office:value="0.2263132480456" calcext:value-type="float">
            <text:p>0.2263132480456</text:p>
          </table:table-cell>
          <table:table-cell office:value-type="float" office:value="0.0045590396540511" calcext:value-type="float">
            <text:p>0.004559039654051</text:p>
          </table:table-cell>
          <table:table-cell office:value-type="float" office:value="0.010639182599772" calcext:value-type="float">
            <text:p>0.010639182599772</text:p>
          </table:table-cell>
          <table:table-cell/>
          <table:table-cell office:value-type="float" office:value="0.0031768321051579" calcext:value-type="float">
            <text:p>0.003176832105158</text:p>
          </table:table-cell>
          <table:table-cell office:value-type="float" office:value="0.0093398025455891" calcext:value-type="float">
            <text:p>0.009339802545589</text:p>
          </table:table-cell>
        </table:table-row>
        <table:table-row table:style-name="ro1">
          <table:table-cell office:value-type="float" office:value="3.16" calcext:value-type="float">
            <text:p>3.16</text:p>
          </table:table-cell>
          <table:table-cell office:value-type="float" office:value="0" calcext:value-type="float">
            <text:p>0</text:p>
          </table:table-cell>
          <table:table-cell office:value-type="float" office:value="0.223561423925" calcext:value-type="float">
            <text:p>0.223561423925</text:p>
          </table:table-cell>
          <table:table-cell office:value-type="float" office:value="0.0045454000123472" calcext:value-type="float">
            <text:p>0.004545400012347</text:p>
          </table:table-cell>
          <table:table-cell office:value-type="float" office:value="0.010476878978263" calcext:value-type="float">
            <text:p>0.010476878978263</text:p>
          </table:table-cell>
          <table:table-cell/>
          <table:table-cell office:value-type="float" office:value="0.0031630771886151" calcext:value-type="float">
            <text:p>0.003163077188615</text:p>
          </table:table-cell>
          <table:table-cell office:value-type="float" office:value="0.0091769826113537" calcext:value-type="float">
            <text:p>0.009176982611354</text:p>
          </table:table-cell>
        </table:table-row>
        <table:table-row table:style-name="ro1">
          <table:table-cell office:value-type="float" office:value="3.18" calcext:value-type="float">
            <text:p>3.18</text:p>
          </table:table-cell>
          <table:table-cell office:value-type="float" office:value="0" calcext:value-type="float">
            <text:p>0</text:p>
          </table:table-cell>
          <table:table-cell office:value-type="float" office:value="0.22081294754226" calcext:value-type="float">
            <text:p>0.22081294754226</text:p>
          </table:table-cell>
          <table:table-cell office:value-type="float" office:value="0.0045317603706433" calcext:value-type="float">
            <text:p>0.004531760370643</text:p>
          </table:table-cell>
          <table:table-cell office:value-type="float" office:value="0.010314575356593" calcext:value-type="float">
            <text:p>0.010314575356593</text:p>
          </table:table-cell>
          <table:table-cell/>
          <table:table-cell office:value-type="float" office:value="0.0031493222720723" calcext:value-type="float">
            <text:p>0.003149322272072</text:p>
          </table:table-cell>
          <table:table-cell office:value-type="float" office:value="0.0090141626771152" calcext:value-type="float">
            <text:p>0.009014162677115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</text:p>
          </table:table-cell>
          <table:table-cell office:value-type="float" office:value="0.21806798049621" calcext:value-type="float">
            <text:p>0.21806798049621</text:p>
          </table:table-cell>
          <table:table-cell office:value-type="float" office:value="0.0045181207289394" calcext:value-type="float">
            <text:p>0.004518120728939</text:p>
          </table:table-cell>
          <table:table-cell office:value-type="float" office:value="0.010152271735233" calcext:value-type="float">
            <text:p>0.010152271735233</text:p>
          </table:table-cell>
          <table:table-cell/>
          <table:table-cell office:value-type="float" office:value="0.0031355673555296" calcext:value-type="float">
            <text:p>0.00313556735553</text:p>
          </table:table-cell>
          <table:table-cell office:value-type="float" office:value="0.0088513427428727" calcext:value-type="float">
            <text:p>0.008851342742873</text:p>
          </table:table-cell>
        </table:table-row>
        <table:table-row table:style-name="ro1">
          <table:table-cell office:value-type="float" office:value="3.22" calcext:value-type="float">
            <text:p>3.22</text:p>
          </table:table-cell>
          <table:table-cell office:value-type="float" office:value="0" calcext:value-type="float">
            <text:p>0</text:p>
          </table:table-cell>
          <table:table-cell office:value-type="float" office:value="0.21532669684632" calcext:value-type="float">
            <text:p>0.21532669684632</text:p>
          </table:table-cell>
          <table:table-cell office:value-type="float" office:value="0.0045044810872356" calcext:value-type="float">
            <text:p>0.004504481087236</text:p>
          </table:table-cell>
          <table:table-cell office:value-type="float" office:value="0.009989968113821" calcext:value-type="float">
            <text:p>0.009989968113821</text:p>
          </table:table-cell>
          <table:table-cell/>
          <table:table-cell office:value-type="float" office:value="0.0031218124389868" calcext:value-type="float">
            <text:p>0.003121812438987</text:p>
          </table:table-cell>
          <table:table-cell office:value-type="float" office:value="0.0086885228086383" calcext:value-type="float">
            <text:p>0.008688522808638</text:p>
          </table:table-cell>
        </table:table-row>
        <table:table-row table:style-name="ro1">
          <table:table-cell office:value-type="float" office:value="3.24" calcext:value-type="float">
            <text:p>3.24</text:p>
          </table:table-cell>
          <table:table-cell office:value-type="float" office:value="0" calcext:value-type="float">
            <text:p>0</text:p>
          </table:table-cell>
          <table:table-cell office:value-type="float" office:value="0.21258928448873" calcext:value-type="float">
            <text:p>0.21258928448873</text:p>
          </table:table-cell>
          <table:table-cell office:value-type="float" office:value="0.0044908414455317" calcext:value-type="float">
            <text:p>0.004490841445532</text:p>
          </table:table-cell>
          <table:table-cell office:value-type="float" office:value="0.0098276644923627" calcext:value-type="float">
            <text:p>0.009827664492363</text:p>
          </table:table-cell>
          <table:table-cell/>
          <table:table-cell office:value-type="float" office:value="0.003108057522444" calcext:value-type="float">
            <text:p>0.003108057522444</text:p>
          </table:table-cell>
          <table:table-cell office:value-type="float" office:value="0.0085257028743988" calcext:value-type="float">
            <text:p>0.008525702874399</text:p>
          </table:table-cell>
        </table:table-row>
        <table:table-row table:style-name="ro1">
          <table:table-cell office:value-type="float" office:value="3.26" calcext:value-type="float">
            <text:p>3.26</text:p>
          </table:table-cell>
          <table:table-cell office:value-type="float" office:value="0" calcext:value-type="float">
            <text:p>0</text:p>
          </table:table-cell>
          <table:table-cell office:value-type="float" office:value="0.2098559467326" calcext:value-type="float">
            <text:p>0.2098559467326</text:p>
          </table:table-cell>
          <table:table-cell office:value-type="float" office:value="0.0044772018038277" calcext:value-type="float">
            <text:p>0.004477201803828</text:p>
          </table:table-cell>
          <table:table-cell office:value-type="float" office:value="0.009665360870624" calcext:value-type="float">
            <text:p>0.009665360870624</text:p>
          </table:table-cell>
          <table:table-cell/>
          <table:table-cell office:value-type="float" office:value="0.0030943026059013" calcext:value-type="float">
            <text:p>0.003094302605901</text:p>
          </table:table-cell>
          <table:table-cell office:value-type="float" office:value="0.0083628829401565" calcext:value-type="float">
            <text:p>0.008362882940157</text:p>
          </table:table-cell>
        </table:table-row>
        <table:table-row table:style-name="ro1">
          <table:table-cell office:value-type="float" office:value="3.28" calcext:value-type="float">
            <text:p>3.28</text:p>
          </table:table-cell>
          <table:table-cell office:value-type="float" office:value="0" calcext:value-type="float">
            <text:p>0</text:p>
          </table:table-cell>
          <table:table-cell office:value-type="float" office:value="0.20712690411358" calcext:value-type="float">
            <text:p>0.20712690411358</text:p>
          </table:table-cell>
          <table:table-cell office:value-type="float" office:value="0.0044635621621239" calcext:value-type="float">
            <text:p>0.004463562162124</text:p>
          </table:table-cell>
          <table:table-cell office:value-type="float" office:value="0.0095030572492396" calcext:value-type="float">
            <text:p>0.00950305724924</text:p>
          </table:table-cell>
          <table:table-cell/>
          <table:table-cell office:value-type="float" office:value="0.0030805476893585" calcext:value-type="float">
            <text:p>0.003080547689359</text:p>
          </table:table-cell>
          <table:table-cell office:value-type="float" office:value="0.0082000630059231" calcext:value-type="float">
            <text:p>0.008200063005923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0.20440239648821" calcext:value-type="float">
            <text:p>0.20440239648821</text:p>
          </table:table-cell>
          <table:table-cell office:value-type="float" office:value="0.00444992252042" calcext:value-type="float">
            <text:p>0.00444992252042</text:p>
          </table:table-cell>
          <table:table-cell office:value-type="float" office:value="0.009340753627683" calcext:value-type="float">
            <text:p>0.009340753627683</text:p>
          </table:table-cell>
          <table:table-cell/>
          <table:table-cell office:value-type="float" office:value="0.0030667927728158" calcext:value-type="float">
            <text:p>0.003066792772816</text:p>
          </table:table-cell>
          <table:table-cell office:value-type="float" office:value="0.0080372430716835" calcext:value-type="float">
            <text:p>0.008037243071684</text:p>
          </table:table-cell>
        </table:table-row>
        <table:table-row table:style-name="ro1">
          <table:table-cell office:value-type="float" office:value="3.32" calcext:value-type="float">
            <text:p>3.32</text:p>
          </table:table-cell>
          <table:table-cell office:value-type="float" office:value="0" calcext:value-type="float">
            <text:p>0</text:p>
          </table:table-cell>
          <table:table-cell office:value-type="float" office:value="0.2016826854639" calcext:value-type="float">
            <text:p>0.2016826854639</text:p>
          </table:table-cell>
          <table:table-cell office:value-type="float" office:value="0.0044362828787161" calcext:value-type="float">
            <text:p>0.004436282878716</text:p>
          </table:table-cell>
          <table:table-cell office:value-type="float" office:value="0.0091784500061442" calcext:value-type="float">
            <text:p>0.009178450006144</text:p>
          </table:table-cell>
          <table:table-cell/>
          <table:table-cell office:value-type="float" office:value="0.003053037856273" calcext:value-type="float">
            <text:p>0.003053037856273</text:p>
          </table:table-cell>
          <table:table-cell office:value-type="float" office:value="0.0078744231374427" calcext:value-type="float">
            <text:p>0.007874423137443</text:p>
          </table:table-cell>
        </table:table-row>
        <table:table-row table:style-name="ro1">
          <table:table-cell office:value-type="float" office:value="3.34" calcext:value-type="float">
            <text:p>3.34</text:p>
          </table:table-cell>
          <table:table-cell office:value-type="float" office:value="0" calcext:value-type="float">
            <text:p>0</text:p>
          </table:table-cell>
          <table:table-cell office:value-type="float" office:value="0.19896805723068" calcext:value-type="float">
            <text:p>0.19896805723068</text:p>
          </table:table-cell>
          <table:table-cell office:value-type="float" office:value="0.0044226432370122" calcext:value-type="float">
            <text:p>0.004422643237012</text:p>
          </table:table-cell>
          <table:table-cell office:value-type="float" office:value="0.0090161463846134" calcext:value-type="float">
            <text:p>0.009016146384613</text:p>
          </table:table-cell>
          <table:table-cell/>
          <table:table-cell office:value-type="float" office:value="0.0030392829397302" calcext:value-type="float">
            <text:p>0.00303928293973</text:p>
          </table:table-cell>
          <table:table-cell office:value-type="float" office:value="0.0077116032032087" calcext:value-type="float">
            <text:p>0.007711603203209</text:p>
          </table:table-cell>
        </table:table-row>
        <table:table-row table:style-name="ro1">
          <table:table-cell office:value-type="float" office:value="3.36" calcext:value-type="float">
            <text:p>3.36</text:p>
          </table:table-cell>
          <table:table-cell office:value-type="float" office:value="0" calcext:value-type="float">
            <text:p>0</text:p>
          </table:table-cell>
          <table:table-cell office:value-type="float" office:value="0.19625882587716" calcext:value-type="float">
            <text:p>0.19625882587716</text:p>
          </table:table-cell>
          <table:table-cell office:value-type="float" office:value="0.0044090035953083" calcext:value-type="float">
            <text:p>0.004409003595308</text:p>
          </table:table-cell>
          <table:table-cell office:value-type="float" office:value="0.0088538427631328" calcext:value-type="float">
            <text:p>0.008853842763133</text:p>
          </table:table-cell>
          <table:table-cell/>
          <table:table-cell office:value-type="float" office:value="0.0030255280231875" calcext:value-type="float">
            <text:p>0.003025528023188</text:p>
          </table:table-cell>
          <table:table-cell office:value-type="float" office:value="0.0075487832689681" calcext:value-type="float">
            <text:p>0.007548783268968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0" calcext:value-type="float">
            <text:p>0</text:p>
          </table:table-cell>
          <table:table-cell office:value-type="float" office:value="0.19355533729291" calcext:value-type="float">
            <text:p>0.19355533729291</text:p>
          </table:table-cell>
          <table:table-cell office:value-type="float" office:value="0.0043953639536044" calcext:value-type="float">
            <text:p>0.004395363953604</text:p>
          </table:table-cell>
          <table:table-cell office:value-type="float" office:value="0.0086915391416311" calcext:value-type="float">
            <text:p>0.008691539141631</text:p>
          </table:table-cell>
          <table:table-cell/>
          <table:table-cell office:value-type="float" office:value="0.0030117731066447" calcext:value-type="float">
            <text:p>0.003011773106645</text:p>
          </table:table-cell>
          <table:table-cell office:value-type="float" office:value="0.0073859633347315" calcext:value-type="float">
            <text:p>0.007385963334732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0" calcext:value-type="float">
            <text:p>0</text:p>
          </table:table-cell>
          <table:table-cell office:value-type="float" office:value="0.19085797378502" calcext:value-type="float">
            <text:p>0.19085797378502</text:p>
          </table:table-cell>
          <table:table-cell office:value-type="float" office:value="0.0043817243119005" calcext:value-type="float">
            <text:p>0.004381724311901</text:p>
          </table:table-cell>
          <table:table-cell office:value-type="float" office:value="0.0085292355201087" calcext:value-type="float">
            <text:p>0.008529235520109</text:p>
          </table:table-cell>
          <table:table-cell/>
          <table:table-cell office:value-type="float" office:value="0.0029980181901019" calcext:value-type="float">
            <text:p>0.002998018190102</text:p>
          </table:table-cell>
          <table:table-cell office:value-type="float" office:value="0.0072231434004928" calcext:value-type="float">
            <text:p>0.007223143400493</text:p>
          </table:table-cell>
        </table:table-row>
        <table:table-row table:style-name="ro1">
          <table:table-cell office:value-type="float" office:value="3.42" calcext:value-type="float">
            <text:p>3.42</text:p>
          </table:table-cell>
          <table:table-cell office:value-type="float" office:value="0" calcext:value-type="float">
            <text:p>0</text:p>
          </table:table-cell>
          <table:table-cell office:value-type="float" office:value="0.1881671595694" calcext:value-type="float">
            <text:p>0.1881671595694</text:p>
          </table:table-cell>
          <table:table-cell office:value-type="float" office:value="0.0043680846701966" calcext:value-type="float">
            <text:p>0.004368084670197</text:p>
          </table:table-cell>
          <table:table-cell office:value-type="float" office:value="0.008366931898586" calcext:value-type="float">
            <text:p>0.008366931898586</text:p>
          </table:table-cell>
          <table:table-cell/>
          <table:table-cell office:value-type="float" office:value="0.0029842632735592" calcext:value-type="float">
            <text:p>0.002984263273559</text:p>
          </table:table-cell>
          <table:table-cell office:value-type="float" office:value="0.0070603234662566" calcext:value-type="float">
            <text:p>0.007060323466257</text:p>
          </table:table-cell>
        </table:table-row>
        <table:table-row table:style-name="ro1">
          <table:table-cell office:value-type="float" office:value="3.44" calcext:value-type="float">
            <text:p>3.44</text:p>
          </table:table-cell>
          <table:table-cell office:value-type="float" office:value="0" calcext:value-type="float">
            <text:p>0</text:p>
          </table:table-cell>
          <table:table-cell office:value-type="float" office:value="0.18548336733951" calcext:value-type="float">
            <text:p>0.18548336733951</text:p>
          </table:table-cell>
          <table:table-cell office:value-type="float" office:value="0.0043544450284927" calcext:value-type="float">
            <text:p>0.004354445028493</text:p>
          </table:table-cell>
          <table:table-cell office:value-type="float" office:value="0.0082046282770793" calcext:value-type="float">
            <text:p>0.008204628277079</text:p>
          </table:table-cell>
          <table:table-cell/>
          <table:table-cell office:value-type="float" office:value="0.0029705083570164" calcext:value-type="float">
            <text:p>0.002970508357016</text:p>
          </table:table-cell>
          <table:table-cell office:value-type="float" office:value="0.0068975035320146" calcext:value-type="float">
            <text:p>0.006897503532015</text:p>
          </table:table-cell>
        </table:table-row>
        <table:table-row table:style-name="ro1">
          <table:table-cell office:value-type="float" office:value="3.46" calcext:value-type="float">
            <text:p>3.46</text:p>
          </table:table-cell>
          <table:table-cell office:value-type="float" office:value="0" calcext:value-type="float">
            <text:p>0</text:p>
          </table:table-cell>
          <table:table-cell office:value-type="float" office:value="0.18280712616993" calcext:value-type="float">
            <text:p>0.18280712616993</text:p>
          </table:table-cell>
          <table:table-cell office:value-type="float" office:value="0.0043408053867888" calcext:value-type="float">
            <text:p>0.004340805386789</text:p>
          </table:table-cell>
          <table:table-cell office:value-type="float" office:value="0.0080423246555615" calcext:value-type="float">
            <text:p>0.008042324655562</text:p>
          </table:table-cell>
          <table:table-cell/>
          <table:table-cell office:value-type="float" office:value="0.0029567534404736" calcext:value-type="float">
            <text:p>0.002956753440474</text:p>
          </table:table-cell>
          <table:table-cell office:value-type="float" office:value="0.0067346835977754" calcext:value-type="float">
            <text:p>0.006734683597775</text:p>
          </table:table-cell>
        </table:table-row>
        <table:table-row table:style-name="ro1">
          <table:table-cell office:value-type="float" office:value="3.48" calcext:value-type="float">
            <text:p>3.48</text:p>
          </table:table-cell>
          <table:table-cell office:value-type="float" office:value="0" calcext:value-type="float">
            <text:p>0</text:p>
          </table:table-cell>
          <table:table-cell office:value-type="float" office:value="0.18013903108308" calcext:value-type="float">
            <text:p>0.18013903108308</text:p>
          </table:table-cell>
          <table:table-cell office:value-type="float" office:value="0.0043271657450849" calcext:value-type="float">
            <text:p>0.004327165745085</text:p>
          </table:table-cell>
          <table:table-cell office:value-type="float" office:value="0.0078800210340522" calcext:value-type="float">
            <text:p>0.007880021034052</text:p>
          </table:table-cell>
          <table:table-cell/>
          <table:table-cell office:value-type="float" office:value="0.0029429985239309" calcext:value-type="float">
            <text:p>0.002942998523931</text:p>
          </table:table-cell>
          <table:table-cell office:value-type="float" office:value="0.0065718636635376" calcext:value-type="float">
            <text:p>0.006571863663538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</text:p>
          </table:table-cell>
          <table:table-cell office:value-type="float" office:value="0.17747975469897" calcext:value-type="float">
            <text:p>0.17747975469897</text:p>
          </table:table-cell>
          <table:table-cell office:value-type="float" office:value="0.004313526103381" calcext:value-type="float">
            <text:p>0.004313526103381</text:p>
          </table:table-cell>
          <table:table-cell office:value-type="float" office:value="0.007717717412544" calcext:value-type="float">
            <text:p>0.007717717412544</text:p>
          </table:table-cell>
          <table:table-cell/>
          <table:table-cell office:value-type="float" office:value="0.0029292436073881" calcext:value-type="float">
            <text:p>0.002929243607388</text:p>
          </table:table-cell>
          <table:table-cell office:value-type="float" office:value="0.0064090437293021" calcext:value-type="float">
            <text:p>0.006409043729302</text:p>
          </table:table-cell>
        </table:table-row>
        <table:table-row table:style-name="ro1">
          <table:table-cell office:value-type="float" office:value="3.52" calcext:value-type="float">
            <text:p>3.52</text:p>
          </table:table-cell>
          <table:table-cell office:value-type="float" office:value="0" calcext:value-type="float">
            <text:p>0</text:p>
          </table:table-cell>
          <table:table-cell office:value-type="float" office:value="0.17483006150676" calcext:value-type="float">
            <text:p>0.17483006150676</text:p>
          </table:table-cell>
          <table:table-cell office:value-type="float" office:value="0.0042998864616771" calcext:value-type="float">
            <text:p>0.004299886461677</text:p>
          </table:table-cell>
          <table:table-cell office:value-type="float" office:value="0.0075554137910291" calcext:value-type="float">
            <text:p>0.007555413791029</text:p>
          </table:table-cell>
          <table:table-cell/>
          <table:table-cell office:value-type="float" office:value="0.0029154886908454" calcext:value-type="float">
            <text:p>0.002915488690845</text:p>
          </table:table-cell>
          <table:table-cell office:value-type="float" office:value="0.0062462237950583" calcext:value-type="float">
            <text:p>0.006246223795058</text:p>
          </table:table-cell>
        </table:table-row>
        <table:table-row table:style-name="ro1">
          <table:table-cell office:value-type="float" office:value="3.54" calcext:value-type="float">
            <text:p>3.54</text:p>
          </table:table-cell>
          <table:table-cell office:value-type="float" office:value="0" calcext:value-type="float">
            <text:p>0</text:p>
          </table:table-cell>
          <table:table-cell office:value-type="float" office:value="0.17219082544884" calcext:value-type="float">
            <text:p>0.17219082544884</text:p>
          </table:table-cell>
          <table:table-cell office:value-type="float" office:value="0.0042862468199732" calcext:value-type="float">
            <text:p>0.004286246819973</text:p>
          </table:table-cell>
          <table:table-cell office:value-type="float" office:value="0.0073931101695111" calcext:value-type="float">
            <text:p>0.007393110169511</text:p>
          </table:table-cell>
          <table:table-cell/>
          <table:table-cell office:value-type="float" office:value="0.0029017337743026" calcext:value-type="float">
            <text:p>0.002901733774303</text:p>
          </table:table-cell>
          <table:table-cell office:value-type="float" office:value="0.006083403860825" calcext:value-type="float">
            <text:p>0.006083403860825</text:p>
          </table:table-cell>
        </table:table-row>
        <table:table-row table:style-name="ro1">
          <table:table-cell office:value-type="float" office:value="3.56" calcext:value-type="float">
            <text:p>3.56</text:p>
          </table:table-cell>
          <table:table-cell office:value-type="float" office:value="0" calcext:value-type="float">
            <text:p>0</text:p>
          </table:table-cell>
          <table:table-cell office:value-type="float" office:value="0.16956305169991" calcext:value-type="float">
            <text:p>0.16956305169991</text:p>
          </table:table-cell>
          <table:table-cell office:value-type="float" office:value="0.0042726071782693" calcext:value-type="float">
            <text:p>0.004272607178269</text:p>
          </table:table-cell>
          <table:table-cell office:value-type="float" office:value="0.0072308065480069" calcext:value-type="float">
            <text:p>0.007230806548007</text:p>
          </table:table-cell>
          <table:table-cell/>
          <table:table-cell office:value-type="float" office:value="0.0028879788577598" calcext:value-type="float">
            <text:p>0.00288797885776</text:p>
          </table:table-cell>
          <table:table-cell office:value-type="float" office:value="0.0059205839265869" calcext:value-type="float">
            <text:p>0.005920583926587</text:p>
          </table:table-cell>
        </table:table-row>
        <table:table-row table:style-name="ro1">
          <table:table-cell office:value-type="float" office:value="3.58" calcext:value-type="float">
            <text:p>3.58</text:p>
          </table:table-cell>
          <table:table-cell office:value-type="float" office:value="0" calcext:value-type="float">
            <text:p>0</text:p>
          </table:table-cell>
          <table:table-cell office:value-type="float" office:value="0.16694790375776" calcext:value-type="float">
            <text:p>0.16694790375776</text:p>
          </table:table-cell>
          <table:table-cell office:value-type="float" office:value="0.0042589675365654" calcext:value-type="float">
            <text:p>0.004258967536565</text:p>
          </table:table-cell>
          <table:table-cell office:value-type="float" office:value="0.0070685029264988" calcext:value-type="float">
            <text:p>0.007068502926499</text:p>
          </table:table-cell>
          <table:table-cell/>
          <table:table-cell office:value-type="float" office:value="0.0028742239412171" calcext:value-type="float">
            <text:p>0.002874223941217</text:p>
          </table:table-cell>
          <table:table-cell office:value-type="float" office:value="0.0057577639923479" calcext:value-type="float">
            <text:p>0.005757763992348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</text:p>
          </table:table-cell>
          <table:table-cell office:value-type="float" office:value="0.16434673723204" calcext:value-type="float">
            <text:p>0.16434673723204</text:p>
          </table:table-cell>
          <table:table-cell office:value-type="float" office:value="0.0042453278948615" calcext:value-type="float">
            <text:p>0.004245327894862</text:p>
          </table:table-cell>
          <table:table-cell office:value-type="float" office:value="0.006906199304971" calcext:value-type="float">
            <text:p>0.006906199304971</text:p>
          </table:table-cell>
          <table:table-cell/>
          <table:table-cell office:value-type="float" office:value="0.0028604690246743" calcext:value-type="float">
            <text:p>0.002860469024674</text:p>
          </table:table-cell>
          <table:table-cell office:value-type="float" office:value="0.0055949440581074" calcext:value-type="float">
            <text:p>0.005594944058107</text:p>
          </table:table-cell>
        </table:table-row>
        <table:table-row table:style-name="ro1">
          <table:table-cell office:value-type="float" office:value="3.62" calcext:value-type="float">
            <text:p>3.62</text:p>
          </table:table-cell>
          <table:table-cell office:value-type="float" office:value="0" calcext:value-type="float">
            <text:p>0</text:p>
          </table:table-cell>
          <table:table-cell office:value-type="float" office:value="0.16176114199085" calcext:value-type="float">
            <text:p>0.16176114199085</text:p>
          </table:table-cell>
          <table:table-cell office:value-type="float" office:value="0.0042316882531576" calcext:value-type="float">
            <text:p>0.004231688253158</text:p>
          </table:table-cell>
          <table:table-cell office:value-type="float" office:value="0.0067438956834663" calcext:value-type="float">
            <text:p>0.006743895683466</text:p>
          </table:table-cell>
          <table:table-cell/>
          <table:table-cell office:value-type="float" office:value="0.0028467141081315" calcext:value-type="float">
            <text:p>0.002846714108132</text:p>
          </table:table-cell>
          <table:table-cell office:value-type="float" office:value="0.0054321241238686" calcext:value-type="float">
            <text:p>0.005432124123869</text:p>
          </table:table-cell>
        </table:table-row>
        <table:table-row table:style-name="ro1">
          <table:table-cell office:value-type="float" office:value="3.64" calcext:value-type="float">
            <text:p>3.64</text:p>
          </table:table-cell>
          <table:table-cell office:value-type="float" office:value="0" calcext:value-type="float">
            <text:p>0</text:p>
          </table:table-cell>
          <table:table-cell office:value-type="float" office:value="0.15919299451563" calcext:value-type="float">
            <text:p>0.15919299451563</text:p>
          </table:table-cell>
          <table:table-cell office:value-type="float" office:value="0.0042180486114537" calcext:value-type="float">
            <text:p>0.004218048611454</text:p>
          </table:table-cell>
          <table:table-cell office:value-type="float" office:value="0.0065815920619554" calcext:value-type="float">
            <text:p>0.006581592061955</text:p>
          </table:table-cell>
          <table:table-cell/>
          <table:table-cell office:value-type="float" office:value="0.0028329591915888" calcext:value-type="float">
            <text:p>0.002832959191589</text:p>
          </table:table-cell>
          <table:table-cell office:value-type="float" office:value="0.0052693041896323" calcext:value-type="float">
            <text:p>0.005269304189632</text:p>
          </table:table-cell>
        </table:table-row>
        <table:table-row table:style-name="ro1">
          <table:table-cell office:value-type="float" office:value="3.66" calcext:value-type="float">
            <text:p>3.66</text:p>
          </table:table-cell>
          <table:table-cell office:value-type="float" office:value="0" calcext:value-type="float">
            <text:p>0</text:p>
          </table:table-cell>
          <table:table-cell office:value-type="float" office:value="0.15664452222782" calcext:value-type="float">
            <text:p>0.15664452222782</text:p>
          </table:table-cell>
          <table:table-cell office:value-type="float" office:value="0.0042044089697498" calcext:value-type="float">
            <text:p>0.00420440896975</text:p>
          </table:table-cell>
          <table:table-cell office:value-type="float" office:value="0.0064192884404415" calcext:value-type="float">
            <text:p>0.006419288440442</text:p>
          </table:table-cell>
          <table:table-cell/>
          <table:table-cell office:value-type="float" office:value="0.002819204275046" calcext:value-type="float">
            <text:p>0.002819204275046</text:p>
          </table:table-cell>
          <table:table-cell office:value-type="float" office:value="0.0051064842553952" calcext:value-type="float">
            <text:p>0.005106484255395</text:p>
          </table:table-cell>
        </table:table-row>
        <table:table-row table:style-name="ro1">
          <table:table-cell office:value-type="float" office:value="3.68" calcext:value-type="float">
            <text:p>3.68</text:p>
          </table:table-cell>
          <table:table-cell office:value-type="float" office:value="0" calcext:value-type="float">
            <text:p>0</text:p>
          </table:table-cell>
          <table:table-cell office:value-type="float" office:value="0.15411838077999" calcext:value-type="float">
            <text:p>0.15411838077999</text:p>
          </table:table-cell>
          <table:table-cell office:value-type="float" office:value="0.0041907693280459" calcext:value-type="float">
            <text:p>0.004190769328046</text:p>
          </table:table-cell>
          <table:table-cell office:value-type="float" office:value="0.0062569848189193" calcext:value-type="float">
            <text:p>0.006256984818919</text:p>
          </table:table-cell>
          <table:table-cell/>
          <table:table-cell office:value-type="float" office:value="0.0028054493585032" calcext:value-type="float">
            <text:p>0.002805449358503</text:p>
          </table:table-cell>
          <table:table-cell office:value-type="float" office:value="0.0049436643211584" calcext:value-type="float">
            <text:p>0.004943664321158</text:p>
          </table:table-cell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</text:p>
          </table:table-cell>
          <table:table-cell office:value-type="float" office:value="0.15161774308964" calcext:value-type="float">
            <text:p>0.15161774308964</text:p>
          </table:table-cell>
          <table:table-cell office:value-type="float" office:value="0.004177129686342" calcext:value-type="float">
            <text:p>0.004177129686342</text:p>
          </table:table-cell>
          <table:table-cell office:value-type="float" office:value="0.0060946811974227" calcext:value-type="float">
            <text:p>0.006094681197423</text:p>
          </table:table-cell>
          <table:table-cell/>
          <table:table-cell office:value-type="float" office:value="0.0027916944419605" calcext:value-type="float">
            <text:p>0.002791694441961</text:p>
          </table:table-cell>
          <table:table-cell office:value-type="float" office:value="0.0047808443869154" calcext:value-type="float">
            <text:p>0.004780844386915</text:p>
          </table:table-cell>
        </table:table-row>
        <table:table-row table:style-name="ro1">
          <table:table-cell office:value-type="float" office:value="3.72" calcext:value-type="float">
            <text:p>3.72</text:p>
          </table:table-cell>
          <table:table-cell office:value-type="float" office:value="0" calcext:value-type="float">
            <text:p>0</text:p>
          </table:table-cell>
          <table:table-cell office:value-type="float" office:value="0.14914639397112" calcext:value-type="float">
            <text:p>0.14914639397112</text:p>
          </table:table-cell>
          <table:table-cell office:value-type="float" office:value="0.0041634900446381" calcext:value-type="float">
            <text:p>0.004163490044638</text:p>
          </table:table-cell>
          <table:table-cell office:value-type="float" office:value="0.0059323775758983" calcext:value-type="float">
            <text:p>0.005932377575898</text:p>
          </table:table-cell>
          <table:table-cell/>
          <table:table-cell office:value-type="float" office:value="0.0027779395254177" calcext:value-type="float">
            <text:p>0.002777939525418</text:p>
          </table:table-cell>
          <table:table-cell office:value-type="float" office:value="0.0046180244526823" calcext:value-type="float">
            <text:p>0.004618024452682</text:p>
          </table:table-cell>
        </table:table-row>
        <table:table-row table:style-name="ro1">
          <table:table-cell office:value-type="float" office:value="3.74" calcext:value-type="float">
            <text:p>3.74</text:p>
          </table:table-cell>
          <table:table-cell office:value-type="float" office:value="0" calcext:value-type="float">
            <text:p>0</text:p>
          </table:table-cell>
          <table:table-cell office:value-type="float" office:value="0.14670881489922" calcext:value-type="float">
            <text:p>0.14670881489922</text:p>
          </table:table-cell>
          <table:table-cell office:value-type="float" office:value="0.0041498504029342" calcext:value-type="float">
            <text:p>0.004149850402934</text:p>
          </table:table-cell>
          <table:table-cell office:value-type="float" office:value="0.0057700739543859" calcext:value-type="float">
            <text:p>0.005770073954386</text:p>
          </table:table-cell>
          <table:table-cell/>
          <table:table-cell office:value-type="float" office:value="0.0027641846088749" calcext:value-type="float">
            <text:p>0.002764184608875</text:p>
          </table:table-cell>
          <table:table-cell office:value-type="float" office:value="0.0044552045184415" calcext:value-type="float">
            <text:p>0.004455204518442</text:p>
          </table:table-cell>
        </table:table-row>
        <table:table-row table:style-name="ro1">
          <table:table-cell office:value-type="float" office:value="3.76" calcext:value-type="float">
            <text:p>3.76</text:p>
          </table:table-cell>
          <table:table-cell office:value-type="float" office:value="0" calcext:value-type="float">
            <text:p>0</text:p>
          </table:table-cell>
          <table:table-cell office:value-type="float" office:value="0.14431022851567" calcext:value-type="float">
            <text:p>0.14431022851567</text:p>
          </table:table-cell>
          <table:table-cell office:value-type="float" office:value="0.0041362107612304" calcext:value-type="float">
            <text:p>0.00413621076123</text:p>
          </table:table-cell>
          <table:table-cell office:value-type="float" office:value="0.0056077703328826" calcext:value-type="float">
            <text:p>0.005607770332883</text:p>
          </table:table-cell>
          <table:table-cell/>
          <table:table-cell office:value-type="float" office:value="0.0027504296923322" calcext:value-type="float">
            <text:p>0.002750429692332</text:p>
          </table:table-cell>
          <table:table-cell office:value-type="float" office:value="0.0042923845842018" calcext:value-type="float">
            <text:p>0.004292384584202</text:p>
          </table:table-cell>
        </table:table-row>
        <table:table-row table:style-name="ro1">
          <table:table-cell office:value-type="float" office:value="3.78" calcext:value-type="float">
            <text:p>3.78</text:p>
          </table:table-cell>
          <table:table-cell office:value-type="float" office:value="0" calcext:value-type="float">
            <text:p>0</text:p>
          </table:table-cell>
          <table:table-cell office:value-type="float" office:value="0.14195655403874" calcext:value-type="float">
            <text:p>0.14195655403874</text:p>
          </table:table-cell>
          <table:table-cell office:value-type="float" office:value="0.0041225711195265" calcext:value-type="float">
            <text:p>0.004122571119527</text:p>
          </table:table-cell>
          <table:table-cell office:value-type="float" office:value="0.0054454667113586" calcext:value-type="float">
            <text:p>0.005445466711359</text:p>
          </table:table-cell>
          <table:table-cell/>
          <table:table-cell office:value-type="float" office:value="0.0027366747757894" calcext:value-type="float">
            <text:p>0.002736674775789</text:p>
          </table:table-cell>
          <table:table-cell office:value-type="float" office:value="0.0041295646499655" calcext:value-type="float">
            <text:p>0.004129564649966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0" calcext:value-type="float">
            <text:p>0</text:p>
          </table:table-cell>
          <table:table-cell office:value-type="float" office:value="0.13965421296286" calcext:value-type="float">
            <text:p>0.13965421296286</text:p>
          </table:table-cell>
          <table:table-cell office:value-type="float" office:value="0.0041089314778226" calcext:value-type="float">
            <text:p>0.004108931477823</text:p>
          </table:table-cell>
          <table:table-cell office:value-type="float" office:value="0.0052831630898519" calcext:value-type="float">
            <text:p>0.005283163089852</text:p>
          </table:table-cell>
          <table:table-cell/>
          <table:table-cell office:value-type="float" office:value="0.0027229198592467" calcext:value-type="float">
            <text:p>0.002722919859247</text:p>
          </table:table-cell>
          <table:table-cell office:value-type="float" office:value="0.0039667447157297" calcext:value-type="float">
            <text:p>0.00396674471573</text:p>
          </table:table-cell>
        </table:table-row>
        <table:table-row table:style-name="ro1">
          <table:table-cell office:value-type="float" office:value="3.82" calcext:value-type="float">
            <text:p>3.82</text:p>
          </table:table-cell>
          <table:table-cell office:value-type="float" office:value="0" calcext:value-type="float">
            <text:p>0</text:p>
          </table:table-cell>
          <table:table-cell office:value-type="float" office:value="0.13740974016733" calcext:value-type="float">
            <text:p>0.13740974016733</text:p>
          </table:table-cell>
          <table:table-cell office:value-type="float" office:value="0.0040952918361187" calcext:value-type="float">
            <text:p>0.004095291836119</text:p>
          </table:table-cell>
          <table:table-cell office:value-type="float" office:value="0.0051208594683456" calcext:value-type="float">
            <text:p>0.005120859468346</text:p>
          </table:table-cell>
          <table:table-cell/>
          <table:table-cell office:value-type="float" office:value="0.0027091649427039" calcext:value-type="float">
            <text:p>0.002709164942704</text:p>
          </table:table-cell>
          <table:table-cell office:value-type="float" office:value="0.003803924781487" calcext:value-type="float">
            <text:p>0.003803924781487</text:p>
          </table:table-cell>
        </table:table-row>
        <table:table-row table:style-name="ro1">
          <table:table-cell office:value-type="float" office:value="3.84" calcext:value-type="float">
            <text:p>3.84</text:p>
          </table:table-cell>
          <table:table-cell office:value-type="float" office:value="0" calcext:value-type="float">
            <text:p>0</text:p>
          </table:table-cell>
          <table:table-cell office:value-type="float" office:value="0.13522921874306" calcext:value-type="float">
            <text:p>0.13522921874306</text:p>
          </table:table-cell>
          <table:table-cell office:value-type="float" office:value="0.0040816521944148" calcext:value-type="float">
            <text:p>0.004081652194415</text:p>
          </table:table-cell>
          <table:table-cell office:value-type="float" office:value="0.0049585558468351" calcext:value-type="float">
            <text:p>0.004958555846835</text:p>
          </table:table-cell>
          <table:table-cell/>
          <table:table-cell office:value-type="float" office:value="0.0026954100261611" calcext:value-type="float">
            <text:p>0.002695410026161</text:p>
          </table:table-cell>
          <table:table-cell office:value-type="float" office:value="0.0036411048472491" calcext:value-type="float">
            <text:p>0.003641104847249</text:p>
          </table:table-cell>
        </table:table-row>
        <table:table-row table:style-name="ro1">
          <table:table-cell office:value-type="float" office:value="3.86" calcext:value-type="float">
            <text:p>3.86</text:p>
          </table:table-cell>
          <table:table-cell office:value-type="float" office:value="0" calcext:value-type="float">
            <text:p>0</text:p>
          </table:table-cell>
          <table:table-cell office:value-type="float" office:value="0.13311765634705" calcext:value-type="float">
            <text:p>0.13311765634705</text:p>
          </table:table-cell>
          <table:table-cell office:value-type="float" office:value="0.0040680125527109" calcext:value-type="float">
            <text:p>0.004068012552711</text:p>
          </table:table-cell>
          <table:table-cell office:value-type="float" office:value="0.0047962522253166" calcext:value-type="float">
            <text:p>0.004796252225317</text:p>
          </table:table-cell>
          <table:table-cell/>
          <table:table-cell office:value-type="float" office:value="0.0026816551096184" calcext:value-type="float">
            <text:p>0.002681655109618</text:p>
          </table:table-cell>
          <table:table-cell office:value-type="float" office:value="0.0034782849130141" calcext:value-type="float">
            <text:p>0.003478284913014</text:p>
          </table:table-cell>
        </table:table-row>
        <table:table-row table:style-name="ro1">
          <table:table-cell office:value-type="float" office:value="3.88" calcext:value-type="float">
            <text:p>3.88</text:p>
          </table:table-cell>
          <table:table-cell office:value-type="float" office:value="0" calcext:value-type="float">
            <text:p>0</text:p>
          </table:table-cell>
          <table:table-cell office:value-type="float" office:value="0.13107849660254" calcext:value-type="float">
            <text:p>0.13107849660254</text:p>
          </table:table-cell>
          <table:table-cell office:value-type="float" office:value="0.004054372911007" calcext:value-type="float">
            <text:p>0.004054372911007</text:p>
          </table:table-cell>
          <table:table-cell office:value-type="float" office:value="0.0046339486038" calcext:value-type="float">
            <text:p>0.0046339486038</text:p>
          </table:table-cell>
          <table:table-cell/>
          <table:table-cell office:value-type="float" office:value="0.0026679001930756" calcext:value-type="float">
            <text:p>0.002667900193076</text:p>
          </table:table-cell>
          <table:table-cell office:value-type="float" office:value="0.0033154649787731" calcext:value-type="float">
            <text:p>0.003315464978773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float" office:value="0" calcext:value-type="float">
            <text:p>0</text:p>
          </table:table-cell>
          <table:table-cell office:value-type="float" office:value="0.12911344195106" calcext:value-type="float">
            <text:p>0.12911344195106</text:p>
          </table:table-cell>
          <table:table-cell office:value-type="float" office:value="0.0040407332693031" calcext:value-type="float">
            <text:p>0.004040733269303</text:p>
          </table:table-cell>
          <table:table-cell office:value-type="float" office:value="0.0044716449822876" calcext:value-type="float">
            <text:p>0.004471644982288</text:p>
          </table:table-cell>
          <table:table-cell/>
          <table:table-cell office:value-type="float" office:value="0.0026541452765328" calcext:value-type="float">
            <text:p>0.002654145276533</text:p>
          </table:table-cell>
          <table:table-cell office:value-type="float" office:value="0.0031526450445344" calcext:value-type="float">
            <text:p>0.003152645044534</text:p>
          </table:table-cell>
        </table:table-row>
        <table:table-row table:style-name="ro1">
          <table:table-cell office:value-type="float" office:value="3.92" calcext:value-type="float">
            <text:p>3.92</text:p>
          </table:table-cell>
          <table:table-cell office:value-type="float" office:value="0" calcext:value-type="float">
            <text:p>0</text:p>
          </table:table-cell>
          <table:table-cell office:value-type="float" office:value="0.1272226469774" calcext:value-type="float">
            <text:p>0.1272226469774</text:p>
          </table:table-cell>
          <table:table-cell office:value-type="float" office:value="0.0040270936275992" calcext:value-type="float">
            <text:p>0.004027093627599</text:p>
          </table:table-cell>
          <table:table-cell office:value-type="float" office:value="0.0043093413607762" calcext:value-type="float">
            <text:p>0.004309341360776</text:p>
          </table:table-cell>
          <table:table-cell/>
          <table:table-cell office:value-type="float" office:value="0.0026403903599901" calcext:value-type="float">
            <text:p>0.00264039035999</text:p>
          </table:table-cell>
          <table:table-cell office:value-type="float" office:value="0.0029898251102987" calcext:value-type="float">
            <text:p>0.002989825110299</text:p>
          </table:table-cell>
        </table:table-row>
        <table:table-row table:style-name="ro1">
          <table:table-cell office:value-type="float" office:value="3.94" calcext:value-type="float">
            <text:p>3.94</text:p>
          </table:table-cell>
          <table:table-cell office:value-type="float" office:value="0" calcext:value-type="float">
            <text:p>0</text:p>
          </table:table-cell>
          <table:table-cell office:value-type="float" office:value="0.12540519250618" calcext:value-type="float">
            <text:p>0.12540519250618</text:p>
          </table:table-cell>
          <table:table-cell office:value-type="float" office:value="0.0040134539858953" calcext:value-type="float">
            <text:p>0.004013453985895</text:p>
          </table:table-cell>
          <table:table-cell office:value-type="float" office:value="0.0041470377392642" calcext:value-type="float">
            <text:p>0.004147037739264</text:p>
          </table:table-cell>
          <table:table-cell/>
          <table:table-cell office:value-type="float" office:value="0.0026266354434473" calcext:value-type="float">
            <text:p>0.002626635443447</text:p>
          </table:table-cell>
          <table:table-cell office:value-type="float" office:value="0.0028270051760564" calcext:value-type="float">
            <text:p>0.002827005176056</text:p>
          </table:table-cell>
        </table:table-row>
        <table:table-row table:style-name="ro1">
          <table:table-cell office:value-type="float" office:value="3.96" calcext:value-type="float">
            <text:p>3.96</text:p>
          </table:table-cell>
          <table:table-cell office:value-type="float" office:value="0" calcext:value-type="float">
            <text:p>0</text:p>
          </table:table-cell>
          <table:table-cell office:value-type="float" office:value="0.12365965901302" calcext:value-type="float">
            <text:p>0.12365965901302</text:p>
          </table:table-cell>
          <table:table-cell office:value-type="float" office:value="0.0039998143441914" calcext:value-type="float">
            <text:p>0.003999814344191</text:p>
          </table:table-cell>
          <table:table-cell office:value-type="float" office:value="0.0039847341177505" calcext:value-type="float">
            <text:p>0.003984734117751</text:p>
          </table:table-cell>
          <table:table-cell/>
          <table:table-cell office:value-type="float" office:value="0.0026128805269045" calcext:value-type="float">
            <text:p>0.002612880526905</text:p>
          </table:table-cell>
          <table:table-cell office:value-type="float" office:value="0.0026641852418191" calcext:value-type="float">
            <text:p>0.002664185241819</text:p>
          </table:table-cell>
        </table:table-row>
        <table:table-row table:style-name="ro1">
          <table:table-cell office:value-type="float" office:value="3.98" calcext:value-type="float">
            <text:p>3.98</text:p>
          </table:table-cell>
          <table:table-cell office:value-type="float" office:value="0" calcext:value-type="float">
            <text:p>0</text:p>
          </table:table-cell>
          <table:table-cell office:value-type="float" office:value="0.12198462313069" calcext:value-type="float">
            <text:p>0.12198462313069</text:p>
          </table:table-cell>
          <table:table-cell office:value-type="float" office:value="0.0039861747024875" calcext:value-type="float">
            <text:p>0.003986174702488</text:p>
          </table:table-cell>
          <table:table-cell office:value-type="float" office:value="0.0038224304962479" calcext:value-type="float">
            <text:p>0.003822430496248</text:p>
          </table:table-cell>
          <table:table-cell/>
          <table:table-cell office:value-type="float" office:value="0.0025991256103618" calcext:value-type="float">
            <text:p>0.002599125610362</text:p>
          </table:table-cell>
          <table:table-cell office:value-type="float" office:value="0.0025013653075829" calcext:value-type="float">
            <text:p>0.0025013653075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0.1203789747816" calcext:value-type="float">
            <text:p>0.1203789747816</text:p>
          </table:table-cell>
          <table:table-cell office:value-type="float" office:value="0.0039725350607836" calcext:value-type="float">
            <text:p>0.003972535060784</text:p>
          </table:table-cell>
          <table:table-cell office:value-type="float" office:value="0.0036601268747259" calcext:value-type="float">
            <text:p>0.003660126874726</text:p>
          </table:table-cell>
          <table:table-cell/>
          <table:table-cell office:value-type="float" office:value="0.002585370693819" calcext:value-type="float">
            <text:p>0.002585370693819</text:p>
          </table:table-cell>
          <table:table-cell office:value-type="float" office:value="0.0023385453733415" calcext:value-type="float">
            <text:p>0.002338545373342</text:p>
          </table:table-cell>
        </table:table-row>
        <table:table-row table:style-name="ro1">
          <table:table-cell office:value-type="float" office:value="4.02" calcext:value-type="float">
            <text:p>4.02</text:p>
          </table:table-cell>
          <table:table-cell office:value-type="float" office:value="0" calcext:value-type="float">
            <text:p>0</text:p>
          </table:table-cell>
          <table:table-cell office:value-type="float" office:value="0.11884203623417" calcext:value-type="float">
            <text:p>0.11884203623417</text:p>
          </table:table-cell>
          <table:table-cell office:value-type="float" office:value="0.0039588954190797" calcext:value-type="float">
            <text:p>0.00395889541908</text:p>
          </table:table-cell>
          <table:table-cell office:value-type="float" office:value="0.0034978232532159" calcext:value-type="float">
            <text:p>0.003497823253216</text:p>
          </table:table-cell>
          <table:table-cell/>
          <table:table-cell office:value-type="float" office:value="0.0025716157772763" calcext:value-type="float">
            <text:p>0.002571615777276</text:p>
          </table:table-cell>
          <table:table-cell office:value-type="float" office:value="0.0021757254391064" calcext:value-type="float">
            <text:p>0.002175725439106</text:p>
          </table:table-cell>
        </table:table-row>
        <table:table-row table:style-name="ro1">
          <table:table-cell office:value-type="float" office:value="4.04" calcext:value-type="float">
            <text:p>4.04</text:p>
          </table:table-cell>
          <table:table-cell office:value-type="float" office:value="0" calcext:value-type="float">
            <text:p>0</text:p>
          </table:table-cell>
          <table:table-cell office:value-type="float" office:value="0.11737351961469" calcext:value-type="float">
            <text:p>0.11737351961469</text:p>
          </table:table-cell>
          <table:table-cell office:value-type="float" office:value="0.0039452557773758" calcext:value-type="float">
            <text:p>0.003945255777376</text:p>
          </table:table-cell>
          <table:table-cell office:value-type="float" office:value="0.0033355196317059" calcext:value-type="float">
            <text:p>0.003335519631706</text:p>
          </table:table-cell>
          <table:table-cell/>
          <table:table-cell office:value-type="float" office:value="0.0025578608607335" calcext:value-type="float">
            <text:p>0.002557860860734</text:p>
          </table:table-cell>
          <table:table-cell office:value-type="float" office:value="0.0020129055048666" calcext:value-type="float">
            <text:p>0.002012905504867</text:p>
          </table:table-cell>
        </table:table-row>
        <table:table-row table:style-name="ro1">
          <table:table-cell office:value-type="float" office:value="4.06" calcext:value-type="float">
            <text:p>4.06</text:p>
          </table:table-cell>
          <table:table-cell office:value-type="float" office:value="0" calcext:value-type="float">
            <text:p>0</text:p>
          </table:table-cell>
          <table:table-cell office:value-type="float" office:value="0.11597338127485" calcext:value-type="float">
            <text:p>0.11597338127485</text:p>
          </table:table-cell>
          <table:table-cell office:value-type="float" office:value="0.0039316161356719" calcext:value-type="float">
            <text:p>0.003931616135672</text:p>
          </table:table-cell>
          <table:table-cell office:value-type="float" office:value="0.0031732160101833" calcext:value-type="float">
            <text:p>0.003173216010183</text:p>
          </table:table-cell>
          <table:table-cell/>
          <table:table-cell office:value-type="float" office:value="0.0025441059441907" calcext:value-type="float">
            <text:p>0.002544105944191</text:p>
          </table:table-cell>
          <table:table-cell office:value-type="float" office:value="0.0018500855706314" calcext:value-type="float">
            <text:p>0.001850085570631</text:p>
          </table:table-cell>
        </table:table-row>
        <table:table-row table:style-name="ro1">
          <table:table-cell office:value-type="float" office:value="4.08" calcext:value-type="float">
            <text:p>4.08</text:p>
          </table:table-cell>
          <table:table-cell office:value-type="float" office:value="0" calcext:value-type="float">
            <text:p>0</text:p>
          </table:table-cell>
          <table:table-cell office:value-type="float" office:value="0.11464163174313" calcext:value-type="float">
            <text:p>0.11464163174313</text:p>
          </table:table-cell>
          <table:table-cell office:value-type="float" office:value="0.003917976493968" calcext:value-type="float">
            <text:p>0.003917976493968</text:p>
          </table:table-cell>
          <table:table-cell office:value-type="float" office:value="0.0030109123886749" calcext:value-type="float">
            <text:p>0.003010912388675</text:p>
          </table:table-cell>
          <table:table-cell/>
          <table:table-cell office:value-type="float" office:value="0.002530351027648" calcext:value-type="float">
            <text:p>0.002530351027648</text:p>
          </table:table-cell>
          <table:table-cell office:value-type="float" office:value="0.0016872656363898" calcext:value-type="float">
            <text:p>0.00168726563639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0.11337814991002" calcext:value-type="float">
            <text:p>0.11337814991002</text:p>
          </table:table-cell>
          <table:table-cell office:value-type="float" office:value="0.0039043368522641" calcext:value-type="float">
            <text:p>0.003904336852264</text:p>
          </table:table-cell>
          <table:table-cell office:value-type="float" office:value="0.0028486087671648" calcext:value-type="float">
            <text:p>0.002848608767165</text:p>
          </table:table-cell>
          <table:table-cell/>
          <table:table-cell office:value-type="float" office:value="0.0025165961111052" calcext:value-type="float">
            <text:p>0.002516596111105</text:p>
          </table:table-cell>
          <table:table-cell office:value-type="float" office:value="0.0015244457021535" calcext:value-type="float">
            <text:p>0.001524445702154</text:p>
          </table:table-cell>
        </table:table-row>
        <table:table-row table:style-name="ro1">
          <table:table-cell office:value-type="float" office:value="4.12" calcext:value-type="float">
            <text:p>4.12</text:p>
          </table:table-cell>
          <table:table-cell office:value-type="float" office:value="0" calcext:value-type="float">
            <text:p>0</text:p>
          </table:table-cell>
          <table:table-cell office:value-type="float" office:value="0.11218253597286" calcext:value-type="float">
            <text:p>0.11218253597286</text:p>
          </table:table-cell>
          <table:table-cell office:value-type="float" office:value="0.0038906972105602" calcext:value-type="float">
            <text:p>0.00389069721056</text:p>
          </table:table-cell>
          <table:table-cell office:value-type="float" office:value="0.0026863051456535" calcext:value-type="float">
            <text:p>0.002686305145654</text:p>
          </table:table-cell>
          <table:table-cell/>
          <table:table-cell office:value-type="float" office:value="0.0025028411945624" calcext:value-type="float">
            <text:p>0.002502841194562</text:p>
          </table:table-cell>
          <table:table-cell office:value-type="float" office:value="0.0013616257679155" calcext:value-type="float">
            <text:p>0.001361625767916</text:p>
          </table:table-cell>
        </table:table-row>
        <table:table-row table:style-name="ro1">
          <table:table-cell office:value-type="float" office:value="4.14" calcext:value-type="float">
            <text:p>4.14</text:p>
          </table:table-cell>
          <table:table-cell office:value-type="float" office:value="0" calcext:value-type="float">
            <text:p>0</text:p>
          </table:table-cell>
          <table:table-cell office:value-type="float" office:value="0.11105402384608" calcext:value-type="float">
            <text:p>0.11105402384608</text:p>
          </table:table-cell>
          <table:table-cell office:value-type="float" office:value="0.0038770575688563" calcext:value-type="float">
            <text:p>0.003877057568856</text:p>
          </table:table-cell>
          <table:table-cell office:value-type="float" office:value="0.0025240015241352" calcext:value-type="float">
            <text:p>0.002524001524135</text:p>
          </table:table-cell>
          <table:table-cell/>
          <table:table-cell office:value-type="float" office:value="0.0024890862780197" calcext:value-type="float">
            <text:p>0.00248908627802</text:p>
          </table:table-cell>
          <table:table-cell office:value-type="float" office:value="0.0011988058336769" calcext:value-type="float">
            <text:p>0.001198805833677</text:p>
          </table:table-cell>
        </table:table-row>
        <table:table-row table:style-name="ro1">
          <table:table-cell office:value-type="float" office:value="4.16" calcext:value-type="float">
            <text:p>4.16</text:p>
          </table:table-cell>
          <table:table-cell office:value-type="float" office:value="0" calcext:value-type="float">
            <text:p>0</text:p>
          </table:table-cell>
          <table:table-cell office:value-type="float" office:value="0.10999146290995" calcext:value-type="float">
            <text:p>0.10999146290995</text:p>
          </table:table-cell>
          <table:table-cell office:value-type="float" office:value="0.0038634179271524" calcext:value-type="float">
            <text:p>0.003863417927152</text:p>
          </table:table-cell>
          <table:table-cell office:value-type="float" office:value="0.0023616979026269" calcext:value-type="float">
            <text:p>0.002361697902627</text:p>
          </table:table-cell>
          <table:table-cell/>
          <table:table-cell office:value-type="float" office:value="0.0024753313614769" calcext:value-type="float">
            <text:p>0.002475331361477</text:p>
          </table:table-cell>
          <table:table-cell office:value-type="float" office:value="0.0010359858994395" calcext:value-type="float">
            <text:p>0.00103598589944</text:p>
          </table:table-cell>
        </table:table-row>
        <table:table-row table:style-name="ro1">
          <table:table-cell office:value-type="float" office:value="4.18" calcext:value-type="float">
            <text:p>4.18</text:p>
          </table:table-cell>
          <table:table-cell office:value-type="float" office:value="0" calcext:value-type="float">
            <text:p>0</text:p>
          </table:table-cell>
          <table:table-cell office:value-type="float" office:value="0.10899336996565" calcext:value-type="float">
            <text:p>0.10899336996565</text:p>
          </table:table-cell>
          <table:table-cell office:value-type="float" office:value="0.0038497782854485" calcext:value-type="float">
            <text:p>0.003849778285449</text:p>
          </table:table-cell>
          <table:table-cell office:value-type="float" office:value="0.0021993942811155" calcext:value-type="float">
            <text:p>0.002199394281116</text:p>
          </table:table-cell>
          <table:table-cell/>
          <table:table-cell office:value-type="float" office:value="0.0024615764449341" calcext:value-type="float">
            <text:p>0.002461576444934</text:p>
          </table:table-cell>
          <table:table-cell office:value-type="float" office:value="0.00087316596520003" calcext:value-type="float">
            <text:p>0.0008731659652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</text:p>
          </table:table-cell>
          <table:table-cell office:value-type="float" office:value="0.10805804163053" calcext:value-type="float">
            <text:p>0.10805804163053</text:p>
          </table:table-cell>
          <table:table-cell office:value-type="float" office:value="0.0038361386437446" calcext:value-type="float">
            <text:p>0.003836138643745</text:p>
          </table:table-cell>
          <table:table-cell office:value-type="float" office:value="0.0020370906595944" calcext:value-type="float">
            <text:p>0.002037090659594</text:p>
          </table:table-cell>
          <table:table-cell/>
          <table:table-cell office:value-type="float" office:value="0.0024478215283914" calcext:value-type="float">
            <text:p>0.002447821528391</text:p>
          </table:table-cell>
          <table:table-cell office:value-type="float" office:value="0.00071034603095954" calcext:value-type="float">
            <text:p>0.00071034603096</text:p>
          </table:table-cell>
        </table:table-row>
        <table:table-row table:style-name="ro1">
          <table:table-cell office:value-type="float" office:value="4.22" calcext:value-type="float">
            <text:p>4.22</text:p>
          </table:table-cell>
          <table:table-cell office:value-type="float" office:value="0" calcext:value-type="float">
            <text:p>0</text:p>
          </table:table-cell>
          <table:table-cell office:value-type="float" office:value="0.10718370522188" calcext:value-type="float">
            <text:p>0.10718370522188</text:p>
          </table:table-cell>
          <table:table-cell office:value-type="float" office:value="0.0038224990020407" calcext:value-type="float">
            <text:p>0.003822499002041</text:p>
          </table:table-cell>
          <table:table-cell office:value-type="float" office:value="0.0018747870380921" calcext:value-type="float">
            <text:p>0.001874787038092</text:p>
          </table:table-cell>
          <table:table-cell/>
          <table:table-cell office:value-type="float" office:value="0.0024340666118486" calcext:value-type="float">
            <text:p>0.002434066611849</text:p>
          </table:table-cell>
          <table:table-cell office:value-type="float" office:value="0.00054752609672465" calcext:value-type="float">
            <text:p>0.000547526096725</text:p>
          </table:table-cell>
        </table:table-row>
        <table:table-row table:style-name="ro1">
          <table:table-cell office:value-type="float" office:value="4.24" calcext:value-type="float">
            <text:p>4.24</text:p>
          </table:table-cell>
          <table:table-cell office:value-type="float" office:value="0" calcext:value-type="float">
            <text:p>0</text:p>
          </table:table-cell>
          <table:table-cell office:value-type="float" office:value="0.10636867808565" calcext:value-type="float">
            <text:p>0.10636867808565</text:p>
          </table:table-cell>
          <table:table-cell office:value-type="float" office:value="0.0038088593603368" calcext:value-type="float">
            <text:p>0.003808859360337</text:p>
          </table:table-cell>
          <table:table-cell office:value-type="float" office:value="0.0017124834165762" calcext:value-type="float">
            <text:p>0.001712483416576</text:p>
          </table:table-cell>
          <table:table-cell/>
          <table:table-cell office:value-type="float" office:value="0.0024203116953058" calcext:value-type="float">
            <text:p>0.002420311695306</text:p>
          </table:table-cell>
          <table:table-cell office:value-type="float" office:value="0.00038470616248738" calcext:value-type="float">
            <text:p>0.000384706162487</text:p>
          </table:table-cell>
        </table:table-row>
        <table:table-row table:style-name="ro1">
          <table:table-cell office:value-type="float" office:value="4.26" calcext:value-type="float">
            <text:p>4.26</text:p>
          </table:table-cell>
          <table:table-cell office:value-type="float" office:value="0" calcext:value-type="float">
            <text:p>0</text:p>
          </table:table-cell>
          <table:table-cell office:value-type="float" office:value="0.10561150682581" calcext:value-type="float">
            <text:p>0.10561150682581</text:p>
          </table:table-cell>
          <table:table-cell office:value-type="float" office:value="0.0037952197186329" calcext:value-type="float">
            <text:p>0.003795219718633</text:p>
          </table:table-cell>
          <table:table-cell office:value-type="float" office:value="0.0015501797950613" calcext:value-type="float">
            <text:p>0.001550179795061</text:p>
          </table:table-cell>
          <table:table-cell/>
          <table:table-cell office:value-type="float" office:value="0.0024065567787631" calcext:value-type="float">
            <text:p>0.002406556778763</text:p>
          </table:table-cell>
          <table:table-cell office:value-type="float" office:value="0.00022188622824608" calcext:value-type="float">
            <text:p>0.000221886228246</text:p>
          </table:table-cell>
        </table:table-row>
        <table:table-row table:style-name="ro1">
          <table:table-cell office:value-type="float" office:value="4.28" calcext:value-type="float">
            <text:p>4.28</text:p>
          </table:table-cell>
          <table:table-cell office:value-type="float" office:value="0" calcext:value-type="float">
            <text:p>0</text:p>
          </table:table-cell>
          <table:table-cell office:value-type="float" office:value="0.10491106823855" calcext:value-type="float">
            <text:p>0.10491106823855</text:p>
          </table:table-cell>
          <table:table-cell office:value-type="float" office:value="0.0037815800769291" calcext:value-type="float">
            <text:p>0.003781580076929</text:p>
          </table:table-cell>
          <table:table-cell office:value-type="float" office:value="0.0013878761735466" calcext:value-type="float">
            <text:p>0.001387876173547</text:p>
          </table:table-cell>
          <table:table-cell/>
          <table:table-cell office:value-type="float" office:value="0.0023928018622203" calcext:value-type="float">
            <text:p>0.00239280186222</text:p>
          </table:table-cell>
          <table:table-cell office:value-type="float" office:value="0.0000590662940075" calcext:value-type="float">
            <text:p>5.90662940075E-05</text:p>
          </table:table-cell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</text:p>
          </table:table-cell>
          <table:table-cell office:value-type="float" office:value="0.10426662691671" calcext:value-type="float">
            <text:p>0.10426662691671</text:p>
          </table:table-cell>
          <table:table-cell office:value-type="float" office:value="0.0037679404352252" calcext:value-type="float">
            <text:p>0.003767940435225</text:p>
          </table:table-cell>
          <table:table-cell office:value-type="float" office:value="0.0012255725520351" calcext:value-type="float">
            <text:p>0.001225572552035</text:p>
          </table:table-cell>
          <table:table-cell/>
          <table:table-cell office:value-type="float" office:value="0.0023790469456776" calcext:value-type="float">
            <text:p>0.002379046945678</text:p>
          </table:table-cell>
          <table:table-cell office:value-type="float" office:value="-0.00010375364023293" calcext:value-type="float">
            <text:p>-0.000103753640233</text:p>
          </table:table-cell>
        </table:table-row>
        <table:table-row table:style-name="ro1">
          <table:table-cell office:value-type="float" office:value="4.32" calcext:value-type="float">
            <text:p>4.32</text:p>
          </table:table-cell>
          <table:table-cell office:value-type="float" office:value="0" calcext:value-type="float">
            <text:p>0</text:p>
          </table:table-cell>
          <table:table-cell office:value-type="float" office:value="0.10367785460694" calcext:value-type="float">
            <text:p>0.10367785460694</text:p>
          </table:table-cell>
          <table:table-cell office:value-type="float" office:value="0.0037543007935213" calcext:value-type="float">
            <text:p>0.003754300793521</text:p>
          </table:table-cell>
          <table:table-cell office:value-type="float" office:value="0.0010632689305208" calcext:value-type="float">
            <text:p>0.001063268930521</text:p>
          </table:table-cell>
          <table:table-cell/>
          <table:table-cell office:value-type="float" office:value="0.0023652920291348" calcext:value-type="float">
            <text:p>0.002365292029135</text:p>
          </table:table-cell>
          <table:table-cell office:value-type="float" office:value="-0.00026657357446659" calcext:value-type="float">
            <text:p>-0.000266573574467</text:p>
          </table:table-cell>
        </table:table-row>
        <table:table-row table:style-name="ro1">
          <table:table-cell office:value-type="float" office:value="4.34" calcext:value-type="float">
            <text:p>4.34</text:p>
          </table:table-cell>
          <table:table-cell office:value-type="float" office:value="0" calcext:value-type="float">
            <text:p>0</text:p>
          </table:table-cell>
          <table:table-cell office:value-type="float" office:value="0.10314482124208" calcext:value-type="float">
            <text:p>0.10314482124208</text:p>
          </table:table-cell>
          <table:table-cell office:value-type="float" office:value="0.0037406611518174" calcext:value-type="float">
            <text:p>0.003740661151817</text:p>
          </table:table-cell>
          <table:table-cell office:value-type="float" office:value="0.00090096530901208" calcext:value-type="float">
            <text:p>0.000900965309012</text:p>
          </table:table-cell>
          <table:table-cell/>
          <table:table-cell office:value-type="float" office:value="0.002351537112592" calcext:value-type="float">
            <text:p>0.002351537112592</text:p>
          </table:table-cell>
          <table:table-cell office:value-type="float" office:value="-0.00042939350870853" calcext:value-type="float">
            <text:p>-0.000429393508709</text:p>
          </table:table-cell>
        </table:table-row>
        <table:table-row table:style-name="ro1">
          <table:table-cell office:value-type="float" office:value="4.36" calcext:value-type="float">
            <text:p>4.36</text:p>
          </table:table-cell>
          <table:table-cell office:value-type="float" office:value="0" calcext:value-type="float">
            <text:p>0</text:p>
          </table:table-cell>
          <table:table-cell office:value-type="float" office:value="0.10266796805676" calcext:value-type="float">
            <text:p>0.10266796805676</text:p>
          </table:table-cell>
          <table:table-cell office:value-type="float" office:value="0.0037270215101135" calcext:value-type="float">
            <text:p>0.003727021510114</text:p>
          </table:table-cell>
          <table:table-cell office:value-type="float" office:value="0.00073866168750176" calcext:value-type="float">
            <text:p>0.000738661687502</text:p>
          </table:table-cell>
          <table:table-cell/>
          <table:table-cell office:value-type="float" office:value="0.0023377821960493" calcext:value-type="float">
            <text:p>0.002337782196049</text:p>
          </table:table-cell>
          <table:table-cell office:value-type="float" office:value="-0.00059221344294497" calcext:value-type="float">
            <text:p>-0.000592213442945</text:p>
          </table:table-cell>
        </table:table-row>
        <table:table-row table:style-name="ro1">
          <table:table-cell office:value-type="float" office:value="4.38" calcext:value-type="float">
            <text:p>4.38</text:p>
          </table:table-cell>
          <table:table-cell office:value-type="float" office:value="0" calcext:value-type="float">
            <text:p>0</text:p>
          </table:table-cell>
          <table:table-cell office:value-type="float" office:value="0.10224807133974" calcext:value-type="float">
            <text:p>0.10224807133974</text:p>
          </table:table-cell>
          <table:table-cell office:value-type="float" office:value="0.0037133818684096" calcext:value-type="float">
            <text:p>0.00371338186841</text:p>
          </table:table-cell>
          <table:table-cell office:value-type="float" office:value="0.00057635806598428" calcext:value-type="float">
            <text:p>0.000576358065984</text:p>
          </table:table-cell>
          <table:table-cell/>
          <table:table-cell office:value-type="float" office:value="0.0023240272795065" calcext:value-type="float">
            <text:p>0.002324027279507</text:p>
          </table:table-cell>
          <table:table-cell office:value-type="float" office:value="-0.0007550333771857" calcext:value-type="float">
            <text:p>-0.00075503337718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</text:p>
          </table:table-cell>
          <table:table-cell office:value-type="float" office:value="0.10188620283529" calcext:value-type="float">
            <text:p>0.10188620283529</text:p>
          </table:table-cell>
          <table:table-cell office:value-type="float" office:value="0.0036997422267057" calcext:value-type="float">
            <text:p>0.003699742226706</text:p>
          </table:table-cell>
          <table:table-cell office:value-type="float" office:value="0.00041405444447476" calcext:value-type="float">
            <text:p>0.000414054444475</text:p>
          </table:table-cell>
          <table:table-cell/>
          <table:table-cell office:value-type="float" office:value="0.0023102723629637" calcext:value-type="float">
            <text:p>0.002310272362964</text:p>
          </table:table-cell>
          <table:table-cell office:value-type="float" office:value="-0.00091785331142282" calcext:value-type="float">
            <text:p>-0.000917853311423</text:p>
          </table:table-cell>
        </table:table-row>
        <table:table-row table:style-name="ro1">
          <table:table-cell office:value-type="float" office:value="4.42" calcext:value-type="float">
            <text:p>4.42</text:p>
          </table:table-cell>
          <table:table-cell office:value-type="float" office:value="0" calcext:value-type="float">
            <text:p>0</text:p>
          </table:table-cell>
          <table:table-cell office:value-type="float" office:value="0.10158369046295" calcext:value-type="float">
            <text:p>0.10158369046295</text:p>
          </table:table-cell>
          <table:table-cell office:value-type="float" office:value="0.0036861025850018" calcext:value-type="float">
            <text:p>0.003686102585002</text:p>
          </table:table-cell>
          <table:table-cell office:value-type="float" office:value="0.00025175082296215" calcext:value-type="float">
            <text:p>0.000251750822962</text:p>
          </table:table-cell>
          <table:table-cell/>
          <table:table-cell office:value-type="float" office:value="0.002296517446421" calcext:value-type="float">
            <text:p>0.002296517446421</text:p>
          </table:table-cell>
          <table:table-cell office:value-type="float" office:value="-0.0010806732456598" calcext:value-type="float">
            <text:p>-0.00108067324566</text:p>
          </table:table-cell>
        </table:table-row>
        <table:table-row table:style-name="ro1">
          <table:table-cell office:value-type="float" office:value="4.44" calcext:value-type="float">
            <text:p>4.44</text:p>
          </table:table-cell>
          <table:table-cell office:value-type="float" office:value="0" calcext:value-type="float">
            <text:p>0</text:p>
          </table:table-cell>
          <table:table-cell office:value-type="float" office:value="0.10134208116947" calcext:value-type="float">
            <text:p>0.10134208116947</text:p>
          </table:table-cell>
          <table:table-cell office:value-type="float" office:value="0.0036724629432979" calcext:value-type="float">
            <text:p>0.003672462943298</text:p>
          </table:table-cell>
          <table:table-cell office:value-type="float" office:value="0.000089447201446366" calcext:value-type="float">
            <text:p>8.9447201446366E-05</text:p>
          </table:table-cell>
          <table:table-cell/>
          <table:table-cell office:value-type="float" office:value="0.0022827625298782" calcext:value-type="float">
            <text:p>0.002282762529878</text:p>
          </table:table-cell>
          <table:table-cell office:value-type="float" office:value="-0.0012434931799009" calcext:value-type="float">
            <text:p>-0.001243493179901</text:p>
          </table:table-cell>
        </table:table-row>
        <table:table-row table:style-name="ro1">
          <table:table-cell office:value-type="float" office:value="4.46" calcext:value-type="float">
            <text:p>4.46</text:p>
          </table:table-cell>
          <table:table-cell office:value-type="float" office:value="0" calcext:value-type="float">
            <text:p>0</text:p>
          </table:table-cell>
          <table:table-cell office:value-type="float" office:value="0.1011631063432" calcext:value-type="float">
            <text:p>0.1011631063432</text:p>
          </table:table-cell>
          <table:table-cell office:value-type="float" office:value="0.003658823301594" calcext:value-type="float">
            <text:p>0.003658823301594</text:p>
          </table:table-cell>
          <table:table-cell office:value-type="float" office:value="-0.000072856420067039" calcext:value-type="float">
            <text:p>-7.2856420067039E-05</text:p>
          </table:table-cell>
          <table:table-cell/>
          <table:table-cell office:value-type="float" office:value="0.0022690076133354" calcext:value-type="float">
            <text:p>0.002269007613335</text:p>
          </table:table-cell>
          <table:table-cell office:value-type="float" office:value="-0.0014063131141356" calcext:value-type="float">
            <text:p>-0.001406313114136</text:p>
          </table:table-cell>
        </table:table-row>
        <table:table-row table:style-name="ro1">
          <table:table-cell office:value-type="float" office:value="4.48" calcext:value-type="float">
            <text:p>4.48</text:p>
          </table:table-cell>
          <table:table-cell office:value-type="float" office:value="0" calcext:value-type="float">
            <text:p>0</text:p>
          </table:table-cell>
          <table:table-cell office:value-type="float" office:value="0.10104864920215" calcext:value-type="float">
            <text:p>0.10104864920215</text:p>
          </table:table-cell>
          <table:table-cell office:value-type="float" office:value="0.0036451836598901" calcext:value-type="float">
            <text:p>0.00364518365989</text:p>
          </table:table-cell>
          <table:table-cell office:value-type="float" office:value="-0.00023516004157322" calcext:value-type="float">
            <text:p>-0.000235160041573</text:p>
          </table:table-cell>
          <table:table-cell/>
          <table:table-cell office:value-type="float" office:value="0.0022552526967927" calcext:value-type="float">
            <text:p>0.002255252696793</text:p>
          </table:table-cell>
          <table:table-cell office:value-type="float" office:value="-0.0015691330483756" calcext:value-type="float">
            <text:p>-0.001569133048376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0.10098715602994" calcext:value-type="float">
            <text:p>0.10098715602994</text:p>
          </table:table-cell>
          <table:table-cell office:value-type="float" office:value="0.0036314946487092" calcext:value-type="float">
            <text:p>0.003631494648709</text:p>
          </table:table-cell>
          <table:table-cell office:value-type="float" office:value="-0.00039723281944017" calcext:value-type="float">
            <text:p>-0.00039723281944</text:p>
          </table:table-cell>
          <table:table-cell/>
          <table:table-cell office:value-type="float" office:value="0.0022414977802499" calcext:value-type="float">
            <text:p>0.00224149778025</text:p>
          </table:table-cell>
          <table:table-cell office:value-type="float" office:value="-0.0017319529826119" calcext:value-type="float">
            <text:p>-0.001731952982612</text:p>
          </table:table-cell>
        </table:table-row>
        <table:table-row table:style-name="ro1">
          <table:table-cell office:value-type="float" office:value="4.52" calcext:value-type="float">
            <text:p>4.52</text:p>
          </table:table-cell>
          <table:table-cell office:value-type="float" office:value="0" calcext:value-type="float">
            <text:p>0</text:p>
          </table:table-cell>
          <table:table-cell office:value-type="float" office:value="0.10089962303141" calcext:value-type="float">
            <text:p>0.10089962303141</text:p>
          </table:table-cell>
          <table:table-cell office:value-type="float" office:value="0.0036174569348941" calcext:value-type="float">
            <text:p>0.003617456934894</text:p>
          </table:table-cell>
          <table:table-cell office:value-type="float" office:value="-0.00055767514581505" calcext:value-type="float">
            <text:p>-0.000557675145815</text:p>
          </table:table-cell>
          <table:table-cell/>
          <table:table-cell office:value-type="float" office:value="0.0022277428637072" calcext:value-type="float">
            <text:p>0.002227742863707</text:p>
          </table:table-cell>
          <table:table-cell office:value-type="float" office:value="-0.0018947729168518" calcext:value-type="float">
            <text:p>-0.001894772916852</text:p>
          </table:table-cell>
        </table:table-row>
        <table:table-row table:style-name="ro1">
          <table:table-cell office:value-type="float" office:value="4.54" calcext:value-type="float">
            <text:p>4.54</text:p>
          </table:table-cell>
          <table:table-cell office:value-type="float" office:value="0" calcext:value-type="float">
            <text:p>0</text:p>
          </table:table-cell>
          <table:table-cell office:value-type="float" office:value="0.10088505143223" calcext:value-type="float">
            <text:p>0.10088505143223</text:p>
          </table:table-cell>
          <table:table-cell office:value-type="float" office:value="0.0036034191293411" calcext:value-type="float">
            <text:p>0.003603419129341</text:p>
          </table:table-cell>
          <table:table-cell office:value-type="float" office:value="-0.00071811707052326" calcext:value-type="float">
            <text:p>-0.000718117070523</text:p>
          </table:table-cell>
          <table:table-cell/>
          <table:table-cell office:value-type="float" office:value="0.0022139879471644" calcext:value-type="float">
            <text:p>0.002213987947164</text:p>
          </table:table-cell>
          <table:table-cell office:value-type="float" office:value="-0.0020575928510889" calcext:value-type="float">
            <text:p>-0.002057592851089</text:p>
          </table:table-cell>
        </table:table-row>
        <table:table-row table:style-name="ro1">
          <table:table-cell office:value-type="float" office:value="4.56" calcext:value-type="float">
            <text:p>4.56</text:p>
          </table:table-cell>
          <table:table-cell office:value-type="float" office:value="0" calcext:value-type="float">
            <text:p>0</text:p>
          </table:table-cell>
          <table:table-cell office:value-type="float" office:value="0.10086095074877" calcext:value-type="float">
            <text:p>0.10086095074877</text:p>
          </table:table-cell>
          <table:table-cell office:value-type="float" office:value="0.0035890660516459" calcext:value-type="float">
            <text:p>0.003589066051646</text:p>
          </table:table-cell>
          <table:table-cell office:value-type="float" office:value="-0.00087710071590248" calcext:value-type="float">
            <text:p>-0.000877100715902</text:p>
          </table:table-cell>
          <table:table-cell/>
          <table:table-cell office:value-type="float" office:value="0.0022002330306216" calcext:value-type="float">
            <text:p>0.002200233030622</text:p>
          </table:table-cell>
          <table:table-cell office:value-type="float" office:value="-0.0022204127853265" calcext:value-type="float">
            <text:p>-0.002220412785327</text:p>
          </table:table-cell>
        </table:table-row>
        <table:table-row table:style-name="ro1">
          <table:table-cell office:value-type="float" office:value="4.58" calcext:value-type="float">
            <text:p>4.58</text:p>
          </table:table-cell>
          <table:table-cell office:value-type="float" office:value="0" calcext:value-type="float">
            <text:p>0</text:p>
          </table:table-cell>
          <table:table-cell office:value-type="float" office:value="0.10077694938202" calcext:value-type="float">
            <text:p>0.10077694938202</text:p>
          </table:table-cell>
          <table:table-cell office:value-type="float" office:value="0.0035741804228708" calcext:value-type="float">
            <text:p>0.003574180422871</text:p>
          </table:table-cell>
          <table:table-cell office:value-type="float" office:value="-0.0010336210925629" calcext:value-type="float">
            <text:p>-0.001033621092563</text:p>
          </table:table-cell>
          <table:table-cell/>
          <table:table-cell office:value-type="float" office:value="0.0021864781140789" calcext:value-type="float">
            <text:p>0.002186478114079</text:p>
          </table:table-cell>
          <table:table-cell office:value-type="float" office:value="-0.0023832327195667" calcext:value-type="float">
            <text:p>-0.002383232719567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0" calcext:value-type="float">
            <text:p>0</text:p>
          </table:table-cell>
          <table:table-cell office:value-type="float" office:value="0.10065368369252" calcext:value-type="float">
            <text:p>0.10065368369252</text:p>
          </table:table-cell>
          <table:table-cell office:value-type="float" office:value="0.0035587997263427" calcext:value-type="float">
            <text:p>0.003558799726343</text:p>
          </table:table-cell>
          <table:table-cell office:value-type="float" office:value="-0.0011878588737113" calcext:value-type="float">
            <text:p>-0.001187858873711</text:p>
          </table:table-cell>
          <table:table-cell/>
          <table:table-cell office:value-type="float" office:value="0.0021727231975361" calcext:value-type="float">
            <text:p>0.002172723197536</text:p>
          </table:table-cell>
          <table:table-cell office:value-type="float" office:value="-0.0025460526538037" calcext:value-type="float">
            <text:p>-0.002546052653804</text:p>
          </table:table-cell>
        </table:table-row>
        <table:table-row table:style-name="ro1">
          <table:table-cell office:value-type="float" office:value="4.62" calcext:value-type="float">
            <text:p>4.62</text:p>
          </table:table-cell>
          <table:table-cell office:value-type="float" office:value="0" calcext:value-type="float">
            <text:p>0</text:p>
          </table:table-cell>
          <table:table-cell office:value-type="float" office:value="0.10056975492558" calcext:value-type="float">
            <text:p>0.10056975492558</text:p>
          </table:table-cell>
          <table:table-cell office:value-type="float" office:value="0.0035431722619852" calcext:value-type="float">
            <text:p>0.003543172261985</text:p>
          </table:table-cell>
          <table:table-cell office:value-type="float" office:value="-0.001340959123895" calcext:value-type="float">
            <text:p>-0.001340959123895</text:p>
          </table:table-cell>
          <table:table-cell/>
          <table:table-cell office:value-type="float" office:value="0.0021589682809933" calcext:value-type="float">
            <text:p>0.002158968280993</text:p>
          </table:table-cell>
          <table:table-cell office:value-type="float" office:value="-0.0027088725880424" calcext:value-type="float">
            <text:p>-0.002708872588042</text:p>
          </table:table-cell>
        </table:table-row>
        <table:table-row table:style-name="ro1">
          <table:table-cell office:value-type="float" office:value="4.64" calcext:value-type="float">
            <text:p>4.64</text:p>
          </table:table-cell>
          <table:table-cell office:value-type="float" office:value="0" calcext:value-type="float">
            <text:p>0</text:p>
          </table:table-cell>
          <table:table-cell office:value-type="float" office:value="0.10059595838381" calcext:value-type="float">
            <text:p>0.10059595838381</text:p>
          </table:table-cell>
          <table:table-cell office:value-type="float" office:value="0.0035275431629682" calcext:value-type="float">
            <text:p>0.003527543162968</text:p>
          </table:table-cell>
          <table:table-cell office:value-type="float" office:value="-0.0014940521324497" calcext:value-type="float">
            <text:p>-0.00149405213245</text:p>
          </table:table-cell>
          <table:table-cell/>
          <table:table-cell office:value-type="float" office:value="0.0021452133644506" calcext:value-type="float">
            <text:p>0.002145213364451</text:p>
          </table:table-cell>
          <table:table-cell office:value-type="float" office:value="-0.0028716925222808" calcext:value-type="float">
            <text:p>-0.002871692522281</text:p>
          </table:table-cell>
        </table:table-row>
        <table:table-row table:style-name="ro1">
          <table:table-cell office:value-type="float" office:value="4.66" calcext:value-type="float">
            <text:p>4.66</text:p>
          </table:table-cell>
          <table:table-cell office:value-type="float" office:value="0" calcext:value-type="float">
            <text:p>0</text:p>
          </table:table-cell>
          <table:table-cell office:value-type="float" office:value="0.10073613073298" calcext:value-type="float">
            <text:p>0.10073613073298</text:p>
          </table:table-cell>
          <table:table-cell office:value-type="float" office:value="0.0035119125001633" calcext:value-type="float">
            <text:p>0.003511912500163</text:p>
          </table:table-cell>
          <table:table-cell office:value-type="float" office:value="-0.0016471382183528" calcext:value-type="float">
            <text:p>-0.001647138218353</text:p>
          </table:table-cell>
          <table:table-cell/>
          <table:table-cell office:value-type="float" office:value="0.0021314584479078" calcext:value-type="float">
            <text:p>0.002131458447908</text:p>
          </table:table-cell>
          <table:table-cell office:value-type="float" office:value="-0.0030345124565178" calcext:value-type="float">
            <text:p>-0.003034512456518</text:p>
          </table:table-cell>
        </table:table-row>
        <table:table-row table:style-name="ro1">
          <table:table-cell office:value-type="float" office:value="4.68" calcext:value-type="float">
            <text:p>4.68</text:p>
          </table:table-cell>
          <table:table-cell office:value-type="float" office:value="0" calcext:value-type="float">
            <text:p>0</text:p>
          </table:table-cell>
          <table:table-cell office:value-type="float" office:value="0.10099250609483" calcext:value-type="float">
            <text:p>0.10099250609483</text:p>
          </table:table-cell>
          <table:table-cell office:value-type="float" office:value="0.0034962803414622" calcext:value-type="float">
            <text:p>0.003496280341462</text:p>
          </table:table-cell>
          <table:table-cell office:value-type="float" office:value="-0.0018002176872542" calcext:value-type="float">
            <text:p>-0.001800217687254</text:p>
          </table:table-cell>
          <table:table-cell/>
          <table:table-cell office:value-type="float" office:value="0.002117703531365" calcext:value-type="float">
            <text:p>0.002117703531365</text:p>
          </table:table-cell>
          <table:table-cell office:value-type="float" office:value="-0.0031973323907573" calcext:value-type="float">
            <text:p>-0.003197332390757</text:p>
          </table:table-cell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0.10136546547109" calcext:value-type="float">
            <text:p>0.10136546547109</text:p>
          </table:table-cell>
          <table:table-cell office:value-type="float" office:value="0.0034806467518905" calcext:value-type="float">
            <text:p>0.003480646751891</text:p>
          </table:table-cell>
          <table:table-cell office:value-type="float" office:value="-0.0019532908318113" calcext:value-type="float">
            <text:p>-0.001953290831811</text:p>
          </table:table-cell>
          <table:table-cell/>
          <table:table-cell office:value-type="float" office:value="0.0021039486148223" calcext:value-type="float">
            <text:p>0.002103948614822</text:p>
          </table:table-cell>
          <table:table-cell office:value-type="float" office:value="-0.0033601523249964" calcext:value-type="float">
            <text:p>-0.003360152324996</text:p>
          </table:table-cell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0" calcext:value-type="float">
            <text:p>0</text:p>
          </table:table-cell>
          <table:table-cell office:value-type="float" office:value="0.1017848137741" calcext:value-type="float">
            <text:p>0.1017848137741</text:p>
          </table:table-cell>
          <table:table-cell office:value-type="float" office:value="0.003464566761025" calcext:value-type="float">
            <text:p>0.003464566761025</text:p>
          </table:table-cell>
          <table:table-cell office:value-type="float" office:value="-0.0021044914207773" calcext:value-type="float">
            <text:p>-0.002104491420777</text:p>
          </table:table-cell>
          <table:table-cell/>
          <table:table-cell office:value-type="float" office:value="0.0020901936982795" calcext:value-type="float">
            <text:p>0.00209019369828</text:p>
          </table:table-cell>
          <table:table-cell office:value-type="float" office:value="-0.003522972259232" calcext:value-type="float">
            <text:p>-0.003522972259232</text:p>
          </table:table-cell>
        </table:table-row>
        <table:table-row table:style-name="ro1">
          <table:table-cell office:value-type="float" office:value="4.74" calcext:value-type="float">
            <text:p>4.74</text:p>
          </table:table-cell>
          <table:table-cell office:value-type="float" office:value="0" calcext:value-type="float">
            <text:p>0</text:p>
          </table:table-cell>
          <table:table-cell office:value-type="float" office:value="0.10226094150689" calcext:value-type="float">
            <text:p>0.10226094150689</text:p>
          </table:table-cell>
          <table:table-cell office:value-type="float" office:value="0.003448062281135" calcext:value-type="float">
            <text:p>0.003448062281135</text:p>
          </table:table-cell>
          <table:table-cell office:value-type="float" office:value="-0.0022539116349676" calcext:value-type="float">
            <text:p>-0.002253911634968</text:p>
          </table:table-cell>
          <table:table-cell/>
          <table:table-cell office:value-type="float" office:value="0.0020764387817368" calcext:value-type="float">
            <text:p>0.002076438781737</text:p>
          </table:table-cell>
          <table:table-cell office:value-type="float" office:value="-0.0036857921934736" calcext:value-type="float">
            <text:p>-0.003685792193474</text:p>
          </table:table-cell>
        </table:table-row>
        <table:table-row table:style-name="ro1">
          <table:table-cell office:value-type="float" office:value="4.76" calcext:value-type="float">
            <text:p>4.76</text:p>
          </table:table-cell>
          <table:table-cell office:value-type="float" office:value="0" calcext:value-type="float">
            <text:p>0</text:p>
          </table:table-cell>
          <table:table-cell office:value-type="float" office:value="0.10285642919218" calcext:value-type="float">
            <text:p>0.10285642919218</text:p>
          </table:table-cell>
          <table:table-cell office:value-type="float" office:value="0.0034315529724579" calcext:value-type="float">
            <text:p>0.003431552972458</text:p>
          </table:table-cell>
          <table:table-cell office:value-type="float" office:value="-0.0024033115664071" calcext:value-type="float">
            <text:p>-0.002403311566407</text:p>
          </table:table-cell>
          <table:table-cell/>
          <table:table-cell office:value-type="float" office:value="0.002062683865194" calcext:value-type="float">
            <text:p>0.002062683865194</text:p>
          </table:table-cell>
          <table:table-cell office:value-type="float" office:value="-0.0038486121277095" calcext:value-type="float">
            <text:p>-0.00384861212771</text:p>
          </table:table-cell>
        </table:table-row>
        <table:table-row table:style-name="ro1">
          <table:table-cell office:value-type="float" office:value="4.78" calcext:value-type="float">
            <text:p>4.78</text:p>
          </table:table-cell>
          <table:table-cell office:value-type="float" office:value="0" calcext:value-type="float">
            <text:p>0</text:p>
          </table:table-cell>
          <table:table-cell office:value-type="float" office:value="0.10356461203753" calcext:value-type="float">
            <text:p>0.10356461203753</text:p>
          </table:table-cell>
          <table:table-cell office:value-type="float" office:value="0.0034150390264658" calcext:value-type="float">
            <text:p>0.003415039026466</text:p>
          </table:table-cell>
          <table:table-cell office:value-type="float" office:value="-0.0025526920410481" calcext:value-type="float">
            <text:p>-0.002552692041048</text:p>
          </table:table-cell>
          <table:table-cell/>
          <table:table-cell office:value-type="float" office:value="0.0020489289486512" calcext:value-type="float">
            <text:p>0.002048928948651</text:p>
          </table:table-cell>
          <table:table-cell office:value-type="float" office:value="-0.0040114320619508" calcext:value-type="float">
            <text:p>-0.004011432061951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0.10437815236723" calcext:value-type="float">
            <text:p>0.10437815236723</text:p>
          </table:table-cell>
          <table:table-cell office:value-type="float" office:value="0.0033985206275877" calcext:value-type="float">
            <text:p>0.003398520627588</text:p>
          </table:table-cell>
          <table:table-cell office:value-type="float" office:value="-0.0027020538538479" calcext:value-type="float">
            <text:p>-0.002702053853848</text:p>
          </table:table-cell>
          <table:table-cell/>
          <table:table-cell office:value-type="float" office:value="0.0020351740321085" calcext:value-type="float">
            <text:p>0.002035174032109</text:p>
          </table:table-cell>
          <table:table-cell office:value-type="float" office:value="-0.0041742519961883" calcext:value-type="float">
            <text:p>-0.004174251996188</text:p>
          </table:table-cell>
        </table:table-row>
        <table:table-row table:style-name="ro1">
          <table:table-cell office:value-type="float" office:value="4.82" calcext:value-type="float">
            <text:p>4.82</text:p>
          </table:table-cell>
          <table:table-cell office:value-type="float" office:value="0" calcext:value-type="float">
            <text:p>0</text:p>
          </table:table-cell>
          <table:table-cell office:value-type="float" office:value="0.10528948035105" calcext:value-type="float">
            <text:p>0.10528948035105</text:p>
          </table:table-cell>
          <table:table-cell office:value-type="float" office:value="0.0033819979534174" calcext:value-type="float">
            <text:p>0.003381997953417</text:p>
          </table:table-cell>
          <table:table-cell office:value-type="float" office:value="-0.0028513977697478" calcext:value-type="float">
            <text:p>-0.002851397769748</text:p>
          </table:table-cell>
          <table:table-cell/>
          <table:table-cell office:value-type="float" office:value="0.0020215144399717" calcext:value-type="float">
            <text:p>0.002021514439972</text:p>
          </table:table-cell>
          <table:table-cell office:value-type="float" office:value="-0.0043348676277601" calcext:value-type="float">
            <text:p>-0.00433486762776</text:p>
          </table:table-cell>
        </table:table-row>
        <table:table-row table:style-name="ro1">
          <table:table-cell office:value-type="float" office:value="4.84" calcext:value-type="float">
            <text:p>4.84</text:p>
          </table:table-cell>
          <table:table-cell office:value-type="float" office:value="0" calcext:value-type="float">
            <text:p>0</text:p>
          </table:table-cell>
          <table:table-cell office:value-type="float" office:value="0.10629113171956" calcext:value-type="float">
            <text:p>0.10629113171956</text:p>
          </table:table-cell>
          <table:table-cell office:value-type="float" office:value="0.0033654711749208" calcext:value-type="float">
            <text:p>0.003365471174921</text:p>
          </table:table-cell>
          <table:table-cell office:value-type="float" office:value="-0.0030007245246506" calcext:value-type="float">
            <text:p>-0.003000724524651</text:p>
          </table:table-cell>
          <table:table-cell/>
          <table:table-cell office:value-type="float" office:value="0.0020086033154024" calcext:value-type="float">
            <text:p>0.002008603315402</text:p>
          </table:table-cell>
          <table:table-cell office:value-type="float" office:value="-0.0044785683792134" calcext:value-type="float">
            <text:p>-0.004478568379213</text:p>
          </table:table-cell>
        </table:table-row>
        <table:table-row table:style-name="ro1">
          <table:table-cell office:value-type="float" office:value="4.86" calcext:value-type="float">
            <text:p>4.86</text:p>
          </table:table-cell>
          <table:table-cell office:value-type="float" office:value="0" calcext:value-type="float">
            <text:p>0</text:p>
          </table:table-cell>
          <table:table-cell office:value-type="float" office:value="0.10737597660161" calcext:value-type="float">
            <text:p>0.10737597660161</text:p>
          </table:table-cell>
          <table:table-cell office:value-type="float" office:value="0.0033489404566388" calcext:value-type="float">
            <text:p>0.003348940456639</text:p>
          </table:table-cell>
          <table:table-cell office:value-type="float" office:value="-0.0031500348262311" calcext:value-type="float">
            <text:p>-0.003150034826231</text:p>
          </table:table-cell>
          <table:table-cell/>
          <table:table-cell office:value-type="float" office:value="0.0019950970332785" calcext:value-type="float">
            <text:p>0.001995097033279</text:p>
          </table:table-cell>
          <table:table-cell office:value-type="float" office:value="-0.0046194674237852" calcext:value-type="float">
            <text:p>-0.004619467423785</text:p>
          </table:table-cell>
        </table:table-row>
        <table:table-row table:style-name="ro1">
          <table:table-cell office:value-type="float" office:value="4.88" calcext:value-type="float">
            <text:p>4.88</text:p>
          </table:table-cell>
          <table:table-cell office:value-type="float" office:value="0" calcext:value-type="float">
            <text:p>0</text:p>
          </table:table-cell>
          <table:table-cell office:value-type="float" office:value="0.10840764526767" calcext:value-type="float">
            <text:p>0.10840764526767</text:p>
          </table:table-cell>
          <table:table-cell office:value-type="float" office:value="0.003331237999551" calcext:value-type="float">
            <text:p>0.003331237999551</text:p>
          </table:table-cell>
          <table:table-cell office:value-type="float" office:value="-0.0032946461801477" calcext:value-type="float">
            <text:p>-0.003294646180148</text:p>
          </table:table-cell>
          <table:table-cell/>
          <table:table-cell office:value-type="float" office:value="0.0019785278008398" calcext:value-type="float">
            <text:p>0.00197852780084</text:p>
          </table:table-cell>
          <table:table-cell office:value-type="float" office:value="-0.0047461255669943" calcext:value-type="float">
            <text:p>-0.004746125566994</text:p>
          </table:table-cell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0.10946853807025" calcext:value-type="float">
            <text:p>0.10946853807025</text:p>
          </table:table-cell>
          <table:table-cell office:value-type="float" office:value="0.0033130294917123" calcext:value-type="float">
            <text:p>0.003313029491712</text:p>
          </table:table-cell>
          <table:table-cell office:value-type="float" office:value="-0.0034372269516617" calcext:value-type="float">
            <text:p>-0.003437226951662</text:p>
          </table:table-cell>
          <table:table-cell/>
          <table:table-cell office:value-type="float" office:value="0.0019611634815939" calcext:value-type="float">
            <text:p>0.001961163481594</text:p>
          </table:table-cell>
          <table:table-cell office:value-type="float" office:value="-0.0048690642866354" calcext:value-type="float">
            <text:p>-0.004869064286635</text:p>
          </table:table-cell>
        </table:table-row>
        <table:table-row table:style-name="ro1">
          <table:table-cell office:value-type="float" office:value="4.92" calcext:value-type="float">
            <text:p>4.92</text:p>
          </table:table-cell>
          <table:table-cell office:value-type="float" office:value="0" calcext:value-type="float">
            <text:p>0</text:p>
          </table:table-cell>
          <table:table-cell office:value-type="float" office:value="0.11060918306931" calcext:value-type="float">
            <text:p>0.11060918306931</text:p>
          </table:table-cell>
          <table:table-cell office:value-type="float" office:value="0.0032948111902372" calcext:value-type="float">
            <text:p>0.003294811190237</text:p>
          </table:table-cell>
          <table:table-cell office:value-type="float" office:value="-0.0035797670661816" calcext:value-type="float">
            <text:p>-0.003579767066182</text:p>
          </table:table-cell>
          <table:table-cell/>
          <table:table-cell office:value-type="float" office:value="0.0019437906623862" calcext:value-type="float">
            <text:p>0.001943790662386</text:p>
          </table:table-cell>
          <table:table-cell office:value-type="float" office:value="-0.0049919262090141" calcext:value-type="float">
            <text:p>-0.004991926209014</text:p>
          </table:table-cell>
        </table:table-row>
        <table:table-row table:style-name="ro1">
          <table:table-cell office:value-type="float" office:value="4.94" calcext:value-type="float">
            <text:p>4.94</text:p>
          </table:table-cell>
          <table:table-cell office:value-type="float" office:value="0" calcext:value-type="float">
            <text:p>0</text:p>
          </table:table-cell>
          <table:table-cell office:value-type="float" office:value="0.11182302504128" calcext:value-type="float">
            <text:p>0.11182302504128</text:p>
          </table:table-cell>
          <table:table-cell office:value-type="float" office:value="0.0032765834776941" calcext:value-type="float">
            <text:p>0.003276583477694</text:p>
          </table:table-cell>
          <table:table-cell office:value-type="float" office:value="-0.0037222681466223" calcext:value-type="float">
            <text:p>-0.003722268146622</text:p>
          </table:table-cell>
          <table:table-cell/>
          <table:table-cell office:value-type="float" office:value="0.001926409489092" calcext:value-type="float">
            <text:p>0.001926409489092</text:p>
          </table:table-cell>
          <table:table-cell office:value-type="float" office:value="-0.0051147126450566" calcext:value-type="float">
            <text:p>-0.005114712645057</text:p>
          </table:table-cell>
        </table:table-row>
        <table:table-row table:style-name="ro1">
          <table:table-cell office:value-type="float" office:value="4.96" calcext:value-type="float">
            <text:p>4.96</text:p>
          </table:table-cell>
          <table:table-cell office:value-type="float" office:value="0" calcext:value-type="float">
            <text:p>0</text:p>
          </table:table-cell>
          <table:table-cell office:value-type="float" office:value="0.11306961555333" calcext:value-type="float">
            <text:p>0.11306961555333</text:p>
          </table:table-cell>
          <table:table-cell office:value-type="float" office:value="0.0032579562246816" calcext:value-type="float">
            <text:p>0.003257956224682</text:p>
          </table:table-cell>
          <table:table-cell office:value-type="float" office:value="-0.0038632014175631" calcext:value-type="float">
            <text:p>-0.003863201417563</text:p>
          </table:table-cell>
          <table:table-cell/>
          <table:table-cell office:value-type="float" office:value="0.0019090201048874" calcext:value-type="float">
            <text:p>0.001909020104887</text:p>
          </table:table-cell>
          <table:table-cell office:value-type="float" office:value="-0.0052374248799254" calcext:value-type="float">
            <text:p>-0.005237424879925</text:p>
          </table:table-cell>
        </table:table-row>
        <table:table-row table:style-name="ro1">
          <table:table-cell office:value-type="float" office:value="4.98" calcext:value-type="float">
            <text:p>4.98</text:p>
          </table:table-cell>
          <table:table-cell office:value-type="float" office:value="0" calcext:value-type="float">
            <text:p>0</text:p>
          </table:table-cell>
          <table:table-cell office:value-type="float" office:value="0.11430079729948" calcext:value-type="float">
            <text:p>0.11430079729948</text:p>
          </table:table-cell>
          <table:table-cell office:value-type="float" office:value="0.0032383379769493" calcext:value-type="float">
            <text:p>0.003238337976949</text:p>
          </table:table-cell>
          <table:table-cell office:value-type="float" office:value="-0.0040002480102473" calcext:value-type="float">
            <text:p>-0.004000248010247</text:p>
          </table:table-cell>
          <table:table-cell/>
          <table:table-cell office:value-type="float" office:value="0.0018916226503141" calcext:value-type="float">
            <text:p>0.001891622650314</text:p>
          </table:table-cell>
          <table:table-cell office:value-type="float" office:value="-0.0053600641740728" calcext:value-type="float">
            <text:p>-0.0053600641740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0.11560218290191" calcext:value-type="float">
            <text:p>0.11560218290191</text:p>
          </table:table-cell>
          <table:table-cell office:value-type="float" office:value="0.003218704557316" calcext:value-type="float">
            <text:p>0.003218704557316</text:p>
          </table:table-cell>
          <table:table-cell office:value-type="float" office:value="-0.0041372320321649" calcext:value-type="float">
            <text:p>-0.004137232032165</text:p>
          </table:table-cell>
          <table:table-cell/>
          <table:table-cell office:value-type="float" office:value="0.0018742172633362" calcext:value-type="float">
            <text:p>0.001874217263336</text:p>
          </table:table-cell>
          <table:table-cell office:value-type="float" office:value="-0.0054826317638765" calcext:value-type="float">
            <text:p>-0.005482631763877</text:p>
          </table:table-cell>
        </table:table-row>
        <table:table-row table:style-name="ro1">
          <table:table-cell office:value-type="float" office:value="5.02" calcext:value-type="float">
            <text:p>5.02</text:p>
          </table:table-cell>
          <table:table-cell office:value-type="float" office:value="0" calcext:value-type="float">
            <text:p>0</text:p>
          </table:table-cell>
          <table:table-cell office:value-type="float" office:value="0.11696767848952" calcext:value-type="float">
            <text:p>0.11696767848952</text:p>
          </table:table-cell>
          <table:table-cell office:value-type="float" office:value="0.0031990565534193" calcext:value-type="float">
            <text:p>0.003199056553419</text:p>
          </table:table-cell>
          <table:table-cell office:value-type="float" office:value="-0.004274155955705" calcext:value-type="float">
            <text:p>-0.004274155955705</text:p>
          </table:table-cell>
          <table:table-cell/>
          <table:table-cell office:value-type="float" office:value="0.0018556123020643" calcext:value-type="float">
            <text:p>0.001855612302064</text:p>
          </table:table-cell>
          <table:table-cell office:value-type="float" office:value="-0.0055997051825952" calcext:value-type="float">
            <text:p>-0.005599705182595</text:p>
          </table:table-cell>
        </table:table-row>
        <table:table-row table:style-name="ro1">
          <table:table-cell office:value-type="float" office:value="5.04" calcext:value-type="float">
            <text:p>5.04</text:p>
          </table:table-cell>
          <table:table-cell office:value-type="float" office:value="0" calcext:value-type="float">
            <text:p>0</text:p>
          </table:table-cell>
          <table:table-cell office:value-type="float" office:value="0.11839142034187" calcext:value-type="float">
            <text:p>0.11839142034187</text:p>
          </table:table-cell>
          <table:table-cell office:value-type="float" office:value="0.0031793945304432" calcext:value-type="float">
            <text:p>0.003179394530443</text:p>
          </table:table-cell>
          <table:table-cell office:value-type="float" office:value="-0.0044110221572933" calcext:value-type="float">
            <text:p>-0.004411022157293</text:p>
          </table:table-cell>
          <table:table-cell/>
          <table:table-cell office:value-type="float" office:value="0.0018323494277083" calcext:value-type="float">
            <text:p>0.001832349427708</text:p>
          </table:table-cell>
          <table:table-cell office:value-type="float" office:value="-0.0056955510694593" calcext:value-type="float">
            <text:p>-0.005695551069459</text:p>
          </table:table-cell>
        </table:table-row>
        <table:table-row table:style-name="ro1">
          <table:table-cell office:value-type="float" office:value="5.06" calcext:value-type="float">
            <text:p>5.06</text:p>
          </table:table-cell>
          <table:table-cell office:value-type="float" office:value="0" calcext:value-type="float">
            <text:p>0</text:p>
          </table:table-cell>
          <table:table-cell office:value-type="float" office:value="0.11986788032607" calcext:value-type="float">
            <text:p>0.11986788032607</text:p>
          </table:table-cell>
          <table:table-cell office:value-type="float" office:value="0.0031597190318125" calcext:value-type="float">
            <text:p>0.003159719031813</text:p>
          </table:table-cell>
          <table:table-cell office:value-type="float" office:value="-0.0045478329198965" calcext:value-type="float">
            <text:p>-0.004547832919897</text:p>
          </table:table-cell>
          <table:table-cell/>
          <table:table-cell office:value-type="float" office:value="0.0018090622678942" calcext:value-type="float">
            <text:p>0.001809062267894</text:p>
          </table:table-cell>
          <table:table-cell office:value-type="float" office:value="-0.005791235913144" calcext:value-type="float">
            <text:p>-0.005791235913144</text:p>
          </table:table-cell>
        </table:table-row>
        <table:table-row table:style-name="ro1">
          <table:table-cell office:value-type="float" office:value="5.08" calcext:value-type="float">
            <text:p>5.08</text:p>
          </table:table-cell>
          <table:table-cell office:value-type="float" office:value="0" calcext:value-type="float">
            <text:p>0</text:p>
          </table:table-cell>
          <table:table-cell office:value-type="float" office:value="0.12139197313781" calcext:value-type="float">
            <text:p>0.12139197313781</text:p>
          </table:table-cell>
          <table:table-cell office:value-type="float" office:value="0.0031400305798561" calcext:value-type="float">
            <text:p>0.003140030579856</text:p>
          </table:table-cell>
          <table:table-cell office:value-type="float" office:value="-0.0046845904368532" calcext:value-type="float">
            <text:p>-0.004684590436853</text:p>
          </table:table-cell>
          <table:table-cell/>
          <table:table-cell office:value-type="float" office:value="0.0017857516431845" calcext:value-type="float">
            <text:p>0.001785751643185</text:p>
          </table:table-cell>
          <table:table-cell office:value-type="float" office:value="-0.0058867641364929" calcext:value-type="float">
            <text:p>-0.005886764136493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0.12295912286069" calcext:value-type="float">
            <text:p>0.12295912286069</text:p>
          </table:table-cell>
          <table:table-cell office:value-type="float" office:value="0.0031203296764948" calcext:value-type="float">
            <text:p>0.003120329676495</text:p>
          </table:table-cell>
          <table:table-cell office:value-type="float" office:value="-0.0048212968141245" calcext:value-type="float">
            <text:p>-0.004821296814125</text:p>
          </table:table-cell>
          <table:table-cell/>
          <table:table-cell office:value-type="float" office:value="0.0017624183406139" calcext:value-type="float">
            <text:p>0.001762418340614</text:p>
          </table:table-cell>
          <table:table-cell office:value-type="float" office:value="-0.0059821400070942" calcext:value-type="float">
            <text:p>-0.005982140007094</text:p>
          </table:table-cell>
        </table:table-row>
        <table:table-row table:style-name="ro1">
          <table:table-cell office:value-type="float" office:value="5.12" calcext:value-type="float">
            <text:p>5.12</text:p>
          </table:table-cell>
          <table:table-cell office:value-type="float" office:value="0" calcext:value-type="float">
            <text:p>0</text:p>
          </table:table-cell>
          <table:table-cell office:value-type="float" office:value="0.12456528005409" calcext:value-type="float">
            <text:p>0.12456528005409</text:p>
          </table:table-cell>
          <table:table-cell office:value-type="float" office:value="0.0031006168039104" calcext:value-type="float">
            <text:p>0.00310061680391</text:p>
          </table:table-cell>
          <table:table-cell office:value-type="float" office:value="-0.0049579540733757" calcext:value-type="float">
            <text:p>-0.004957954073376</text:p>
          </table:table-cell>
          <table:table-cell/>
          <table:table-cell office:value-type="float" office:value="0.0017390631150608" calcext:value-type="float">
            <text:p>0.001739063115061</text:p>
          </table:table-cell>
          <table:table-cell office:value-type="float" office:value="-0.0060773676431372" calcext:value-type="float">
            <text:p>-0.006077367643137</text:p>
          </table:table-cell>
        </table:table-row>
        <table:table-row table:style-name="ro1">
          <table:table-cell office:value-type="float" office:value="5.14" calcext:value-type="float">
            <text:p>5.14</text:p>
          </table:table-cell>
          <table:table-cell office:value-type="float" office:value="0" calcext:value-type="float">
            <text:p>0</text:p>
          </table:table-cell>
          <table:table-cell office:value-type="float" office:value="0.1262069007293" calcext:value-type="float">
            <text:p>0.1262069007293</text:p>
          </table:table-cell>
          <table:table-cell office:value-type="float" office:value="0.0030808924252218" calcext:value-type="float">
            <text:p>0.003080892425222</text:p>
          </table:table-cell>
          <table:table-cell office:value-type="float" office:value="-0.0050945641550394" calcext:value-type="float">
            <text:p>-0.005094564155039</text:p>
          </table:table-cell>
          <table:table-cell/>
          <table:table-cell office:value-type="float" office:value="0.0017156866904862" calcext:value-type="float">
            <text:p>0.001715686690486</text:p>
          </table:table-cell>
          <table:table-cell office:value-type="float" office:value="-0.0061724510136334" calcext:value-type="float">
            <text:p>-0.006172451013633</text:p>
          </table:table-cell>
        </table:table-row>
        <table:table-row table:style-name="ro1">
          <table:table-cell office:value-type="float" office:value="5.16" calcext:value-type="float">
            <text:p>5.16</text:p>
          </table:table-cell>
          <table:table-cell office:value-type="float" office:value="0" calcext:value-type="float">
            <text:p>0</text:p>
          </table:table-cell>
          <table:table-cell office:value-type="float" office:value="0.12788090345393" calcext:value-type="float">
            <text:p>0.12788090345393</text:p>
          </table:table-cell>
          <table:table-cell office:value-type="float" office:value="0.0030611569851315" calcext:value-type="float">
            <text:p>0.003061156985132</text:p>
          </table:table-cell>
          <table:table-cell office:value-type="float" office:value="-0.0052311289208636" calcext:value-type="float">
            <text:p>-0.005231128920864</text:p>
          </table:table-cell>
          <table:table-cell/>
          <table:table-cell office:value-type="float" office:value="0.0016938828696219" calcext:value-type="float">
            <text:p>0.001693882869622</text:p>
          </table:table-cell>
          <table:table-cell office:value-type="float" office:value="-0.0062571397725752" calcext:value-type="float">
            <text:p>-0.006257139772575</text:p>
          </table:table-cell>
        </table:table-row>
        <table:table-row table:style-name="ro1">
          <table:table-cell office:value-type="float" office:value="5.18" calcext:value-type="float">
            <text:p>5.18</text:p>
          </table:table-cell>
          <table:table-cell office:value-type="float" office:value="0" calcext:value-type="float">
            <text:p>0</text:p>
          </table:table-cell>
          <table:table-cell office:value-type="float" office:value="0.12958461768917" calcext:value-type="float">
            <text:p>0.12958461768917</text:p>
          </table:table-cell>
          <table:table-cell office:value-type="float" office:value="0.0030414109106005" calcext:value-type="float">
            <text:p>0.003041410910601</text:p>
          </table:table-cell>
          <table:table-cell office:value-type="float" office:value="-0.0053676501577826" calcext:value-type="float">
            <text:p>-0.005367650157783</text:p>
          </table:table-cell>
          <table:table-cell/>
          <table:table-cell office:value-type="float" office:value="0.0016731648854287" calcext:value-type="float">
            <text:p>0.001673164885429</text:p>
          </table:table-cell>
          <table:table-cell office:value-type="float" office:value="-0.0063348530054396" calcext:value-type="float">
            <text:p>-0.00633485300544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0.13131573154708" calcext:value-type="float">
            <text:p>0.13131573154708</text:p>
          </table:table-cell>
          <table:table-cell office:value-type="float" office:value="0.0030216546114643" calcext:value-type="float">
            <text:p>0.003021654611464</text:p>
          </table:table-cell>
          <table:table-cell office:value-type="float" office:value="-0.0055041295792408" calcext:value-type="float">
            <text:p>-0.005504129579241</text:p>
          </table:table-cell>
          <table:table-cell/>
          <table:table-cell office:value-type="float" office:value="0.0016524317092725" calcext:value-type="float">
            <text:p>0.001652431709273</text:p>
          </table:table-cell>
          <table:table-cell office:value-type="float" office:value="-0.0064124068846959" calcext:value-type="float">
            <text:p>-0.006412406884696</text:p>
          </table:table-cell>
        </table:table-row>
        <table:table-row table:style-name="ro1">
          <table:table-cell office:value-type="float" office:value="5.22" calcext:value-type="float">
            <text:p>5.22</text:p>
          </table:table-cell>
          <table:table-cell office:value-type="float" office:value="0" calcext:value-type="float">
            <text:p>0</text:p>
          </table:table-cell>
          <table:table-cell office:value-type="float" office:value="0.1330722431722" calcext:value-type="float">
            <text:p>0.1330722431722</text:p>
          </table:table-cell>
          <table:table-cell office:value-type="float" office:value="0.0030018884810755" calcext:value-type="float">
            <text:p>0.003001888481076</text:p>
          </table:table-cell>
          <table:table-cell office:value-type="float" office:value="-0.0056405688288421" calcext:value-type="float">
            <text:p>-0.005640568828842</text:p>
          </table:table-cell>
          <table:table-cell/>
          <table:table-cell office:value-type="float" office:value="0.001631683642999" calcext:value-type="float">
            <text:p>0.001631683642999</text:p>
          </table:table-cell>
          <table:table-cell office:value-type="float" office:value="-0.0064898055552174" calcext:value-type="float">
            <text:p>-0.006489805555217</text:p>
          </table:table-cell>
        </table:table-row>
        <table:table-row table:style-name="ro1">
          <table:table-cell office:value-type="float" office:value="5.24" calcext:value-type="float">
            <text:p>5.24</text:p>
          </table:table-cell>
          <table:table-cell office:value-type="float" office:value="0" calcext:value-type="float">
            <text:p>0</text:p>
          </table:table-cell>
          <table:table-cell office:value-type="float" office:value="0.13485241744481" calcext:value-type="float">
            <text:p>0.13485241744481</text:p>
          </table:table-cell>
          <table:table-cell office:value-type="float" office:value="0.0029821128969156" calcext:value-type="float">
            <text:p>0.002982112896916</text:p>
          </table:table-cell>
          <table:table-cell office:value-type="float" office:value="-0.0057769694827914" calcext:value-type="float">
            <text:p>-0.005776969482791</text:p>
          </table:table-cell>
          <table:table-cell/>
          <table:table-cell office:value-type="float" office:value="0.0016109209800684" calcext:value-type="float">
            <text:p>0.001610920980068</text:p>
          </table:table-cell>
          <table:table-cell office:value-type="float" office:value="-0.0065670530210393" calcext:value-type="float">
            <text:p>-0.006567053021039</text:p>
          </table:table-cell>
        </table:table-row>
        <table:table-row table:style-name="ro1">
          <table:table-cell office:value-type="float" office:value="5.26" calcext:value-type="float">
            <text:p>5.26</text:p>
          </table:table-cell>
          <table:table-cell office:value-type="float" office:value="0" calcext:value-type="float">
            <text:p>0</text:p>
          </table:table-cell>
          <table:table-cell office:value-type="float" office:value="0.13665474833134" calcext:value-type="float">
            <text:p>0.13665474833134</text:p>
          </table:table-cell>
          <table:table-cell office:value-type="float" office:value="0.0029623282211951" calcext:value-type="float">
            <text:p>0.002962328221195</text:p>
          </table:table-cell>
          <table:table-cell office:value-type="float" office:value="-0.005913333052493" calcext:value-type="float">
            <text:p>-0.005913333052493</text:p>
          </table:table-cell>
          <table:table-cell/>
          <table:table-cell office:value-type="float" office:value="0.0015901440058435" calcext:value-type="float">
            <text:p>0.001590144005844</text:p>
          </table:table-cell>
          <table:table-cell office:value-type="float" office:value="-0.0066441531508378" calcext:value-type="float">
            <text:p>-0.006644153150838</text:p>
          </table:table-cell>
        </table:table-row>
        <table:table-row table:style-name="ro1">
          <table:table-cell office:value-type="float" office:value="5.28" calcext:value-type="float">
            <text:p>5.28</text:p>
          </table:table-cell>
          <table:table-cell office:value-type="float" office:value="0" calcext:value-type="float">
            <text:p>0</text:p>
          </table:table-cell>
          <table:table-cell office:value-type="float" office:value="0.13847792655675" calcext:value-type="float">
            <text:p>0.13847792655675</text:p>
          </table:table-cell>
          <table:table-cell office:value-type="float" office:value="0.0029425348014401" calcext:value-type="float">
            <text:p>0.00294253480144</text:p>
          </table:table-cell>
          <table:table-cell office:value-type="float" office:value="-0.0060496609871018" calcext:value-type="float">
            <text:p>-0.006049660987102</text:p>
          </table:table-cell>
          <table:table-cell/>
          <table:table-cell office:value-type="float" office:value="0.00156935299787" calcext:value-type="float">
            <text:p>0.00156935299787</text:p>
          </table:table-cell>
          <table:table-cell office:value-type="float" office:value="-0.006721109683237" calcext:value-type="float">
            <text:p>-0.006721109683237</text:p>
          </table:table-cell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0" calcext:value-type="float">
            <text:p>0</text:p>
          </table:table-cell>
          <table:table-cell office:value-type="float" office:value="0.14032081201626" calcext:value-type="float">
            <text:p>0.14032081201626</text:p>
          </table:table-cell>
          <table:table-cell office:value-type="float" office:value="0.0029227329710617" calcext:value-type="float">
            <text:p>0.002922732971062</text:p>
          </table:table-cell>
          <table:table-cell office:value-type="float" office:value="-0.0061859546759603" calcext:value-type="float">
            <text:p>-0.00618595467596</text:p>
          </table:table-cell>
          <table:table-cell/>
          <table:table-cell office:value-type="float" office:value="0.0015485482261487" calcext:value-type="float">
            <text:p>0.001548548226149</text:p>
          </table:table-cell>
          <table:table-cell office:value-type="float" office:value="-0.0067979262319062" calcext:value-type="float">
            <text:p>-0.006797926231906</text:p>
          </table:table-cell>
        </table:table-row>
        <table:table-row table:style-name="ro1">
          <table:table-cell office:value-type="float" office:value="5.32" calcext:value-type="float">
            <text:p>5.32</text:p>
          </table:table-cell>
          <table:table-cell office:value-type="float" office:value="0" calcext:value-type="float">
            <text:p>0</text:p>
          </table:table-cell>
          <table:table-cell office:value-type="float" office:value="0.14218241028565" calcext:value-type="float">
            <text:p>0.14218241028565</text:p>
          </table:table-cell>
          <table:table-cell office:value-type="float" office:value="0.0029029230499104" calcext:value-type="float">
            <text:p>0.00290292304991</text:p>
          </table:table-cell>
          <table:table-cell office:value-type="float" office:value="-0.0063222154510169" calcext:value-type="float">
            <text:p>-0.006322215451017</text:p>
          </table:table-cell>
          <table:table-cell/>
          <table:table-cell office:value-type="float" office:value="0.001527729953399" calcext:value-type="float">
            <text:p>0.001527729953399</text:p>
          </table:table-cell>
          <table:table-cell office:value-type="float" office:value="-0.0068746062904903" calcext:value-type="float">
            <text:p>-0.00687460629049</text:p>
          </table:table-cell>
        </table:table-row>
        <table:table-row table:style-name="ro1">
          <table:table-cell office:value-type="float" office:value="5.34" calcext:value-type="float">
            <text:p>5.34</text:p>
          </table:table-cell>
          <table:table-cell office:value-type="float" office:value="0" calcext:value-type="float">
            <text:p>0</text:p>
          </table:table-cell>
          <table:table-cell office:value-type="float" office:value="0.14406185262068" calcext:value-type="float">
            <text:p>0.14406185262068</text:p>
          </table:table-cell>
          <table:table-cell office:value-type="float" office:value="0.0028831053448143" calcext:value-type="float">
            <text:p>0.002883105344814</text:p>
          </table:table-cell>
          <table:table-cell office:value-type="float" office:value="-0.006458444589126" calcext:value-type="float">
            <text:p>-0.006458444589126</text:p>
          </table:table-cell>
          <table:table-cell/>
          <table:table-cell office:value-type="float" office:value="0.0015068984353142" calcext:value-type="float">
            <text:p>0.001506898435314</text:p>
          </table:table-cell>
          <table:table-cell office:value-type="float" office:value="-0.0069511532373645" calcext:value-type="float">
            <text:p>-0.006951153237365</text:p>
          </table:table-cell>
        </table:table-row>
        <table:table-row table:style-name="ro1">
          <table:table-cell office:value-type="float" office:value="5.36" calcext:value-type="float">
            <text:p>5.36</text:p>
          </table:table-cell>
          <table:table-cell office:value-type="float" office:value="0" calcext:value-type="float">
            <text:p>0</text:p>
          </table:table-cell>
          <table:table-cell office:value-type="float" office:value="0.145958378904" calcext:value-type="float">
            <text:p>0.145958378904</text:p>
          </table:table-cell>
          <table:table-cell office:value-type="float" office:value="0.0028632801500994" calcext:value-type="float">
            <text:p>0.002863280150099</text:p>
          </table:table-cell>
          <table:table-cell office:value-type="float" office:value="-0.0065946433142916" calcext:value-type="float">
            <text:p>-0.006594643314292</text:p>
          </table:table-cell>
          <table:table-cell/>
          <table:table-cell office:value-type="float" office:value="0.0014860539208092" calcext:value-type="float">
            <text:p>0.001486053920809</text:p>
          </table:table-cell>
          <table:table-cell office:value-type="float" office:value="-0.0070275703401954" calcext:value-type="float">
            <text:p>-0.007027570340195</text:p>
          </table:table-cell>
        </table:table-row>
        <table:table-row table:style-name="ro1">
          <table:table-cell office:value-type="float" office:value="5.38" calcext:value-type="float">
            <text:p>5.38</text:p>
          </table:table-cell>
          <table:table-cell office:value-type="float" office:value="0" calcext:value-type="float">
            <text:p>0</text:p>
          </table:table-cell>
          <table:table-cell office:value-type="float" office:value="0.14777429597273" calcext:value-type="float">
            <text:p>0.14777429597273</text:p>
          </table:table-cell>
          <table:table-cell office:value-type="float" office:value="0.0028428427573144" calcext:value-type="float">
            <text:p>0.002842842757314</text:p>
          </table:table-cell>
          <table:table-cell office:value-type="float" office:value="-0.0067281256299635" calcext:value-type="float">
            <text:p>-0.006728125629964</text:p>
          </table:table-cell>
          <table:table-cell/>
          <table:table-cell office:value-type="float" office:value="0.0014651966522598" calcext:value-type="float">
            <text:p>0.00146519665226</text:p>
          </table:table-cell>
          <table:table-cell office:value-type="float" office:value="-0.0071038607603447" calcext:value-type="float">
            <text:p>-0.007103860760345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0" calcext:value-type="float">
            <text:p>0</text:p>
          </table:table-cell>
          <table:table-cell office:value-type="float" office:value="0.14953284587037" calcext:value-type="float">
            <text:p>0.14953284587037</text:p>
          </table:table-cell>
          <table:table-cell office:value-type="float" office:value="0.0028219346887862" calcext:value-type="float">
            <text:p>0.002821934688786</text:p>
          </table:table-cell>
          <table:table-cell office:value-type="float" office:value="-0.0068595191386639" calcext:value-type="float">
            <text:p>-0.006859519138664</text:p>
          </table:table-cell>
          <table:table-cell/>
          <table:table-cell office:value-type="float" office:value="0.0014443268657343" calcext:value-type="float">
            <text:p>0.001444326865734</text:p>
          </table:table-cell>
          <table:table-cell office:value-type="float" office:value="-0.007180027557097" calcext:value-type="float">
            <text:p>-0.007180027557097</text:p>
          </table:table-cell>
        </table:table-row>
        <table:table-row table:style-name="ro1">
          <table:table-cell office:value-type="float" office:value="5.42" calcext:value-type="float">
            <text:p>5.42</text:p>
          </table:table-cell>
          <table:table-cell office:value-type="float" office:value="0" calcext:value-type="float">
            <text:p>0</text:p>
          </table:table-cell>
          <table:table-cell office:value-type="float" office:value="0.15115076336618" calcext:value-type="float">
            <text:p>0.15115076336618</text:p>
          </table:table-cell>
          <table:table-cell office:value-type="float" office:value="0.0027997495192902" calcext:value-type="float">
            <text:p>0.00279974951929</text:p>
          </table:table-cell>
          <table:table-cell office:value-type="float" office:value="-0.006985335945889" calcext:value-type="float">
            <text:p>-0.006985335945889</text:p>
          </table:table-cell>
          <table:table-cell/>
          <table:table-cell office:value-type="float" office:value="0.0014234447912167" calcext:value-type="float">
            <text:p>0.001423444791217</text:p>
          </table:table-cell>
          <table:table-cell office:value-type="float" office:value="-0.0072560736917235" calcext:value-type="float">
            <text:p>-0.007256073691724</text:p>
          </table:table-cell>
        </table:table-row>
        <table:table-row table:style-name="ro1">
          <table:table-cell office:value-type="float" office:value="5.44" calcext:value-type="float">
            <text:p>5.44</text:p>
          </table:table-cell>
          <table:table-cell office:value-type="float" office:value="0" calcext:value-type="float">
            <text:p>0</text:p>
          </table:table-cell>
          <table:table-cell office:value-type="float" office:value="0.15237860037051" calcext:value-type="float">
            <text:p>0.15237860037051</text:p>
          </table:table-cell>
          <table:table-cell office:value-type="float" office:value="0.0027750125728964" calcext:value-type="float">
            <text:p>0.002775012572896</text:p>
          </table:table-cell>
          <table:table-cell office:value-type="float" office:value="-0.007099895430057" calcext:value-type="float">
            <text:p>-0.007099895430057</text:p>
          </table:table-cell>
          <table:table-cell/>
          <table:table-cell office:value-type="float" office:value="0.0014025506528232" calcext:value-type="float">
            <text:p>0.001402550652823</text:p>
          </table:table-cell>
          <table:table-cell office:value-type="float" office:value="-0.0073320020313868" calcext:value-type="float">
            <text:p>-0.007332002031387</text:p>
          </table:table-cell>
        </table:table-row>
        <table:table-row table:style-name="ro1">
          <table:table-cell office:value-type="float" office:value="5.46" calcext:value-type="float">
            <text:p>5.46</text:p>
          </table:table-cell>
          <table:table-cell office:value-type="float" office:value="0" calcext:value-type="float">
            <text:p>0</text:p>
          </table:table-cell>
          <table:table-cell office:value-type="float" office:value="0.15335320509256" calcext:value-type="float">
            <text:p>0.15335320509256</text:p>
          </table:table-cell>
          <table:table-cell office:value-type="float" office:value="0.0027485790381466" calcext:value-type="float">
            <text:p>0.002748579038147</text:p>
          </table:table-cell>
          <table:table-cell office:value-type="float" office:value="-0.0072069792450085" calcext:value-type="float">
            <text:p>-0.007206979245009</text:p>
          </table:table-cell>
          <table:table-cell/>
          <table:table-cell office:value-type="float" office:value="0.00138164466901" calcext:value-type="float">
            <text:p>0.00138164466901</text:p>
          </table:table-cell>
          <table:table-cell office:value-type="float" office:value="-0.0074078153528946" calcext:value-type="float">
            <text:p>-0.007407815352895</text:p>
          </table:table-cell>
        </table:table-row>
        <table:table-row table:style-name="ro1">
          <table:table-cell office:value-type="float" office:value="5.48" calcext:value-type="float">
            <text:p>5.48</text:p>
          </table:table-cell>
          <table:table-cell office:value-type="float" office:value="0" calcext:value-type="float">
            <text:p>0</text:p>
          </table:table-cell>
          <table:table-cell office:value-type="float" office:value="0.15424258450419" calcext:value-type="float">
            <text:p>0.15424258450419</text:p>
          </table:table-cell>
          <table:table-cell office:value-type="float" office:value="0.0027215876674512" calcext:value-type="float">
            <text:p>0.002721587667451</text:p>
          </table:table-cell>
          <table:table-cell office:value-type="float" office:value="-0.007310317826746" calcext:value-type="float">
            <text:p>-0.007310317826746</text:p>
          </table:table-cell>
          <table:table-cell/>
          <table:table-cell office:value-type="float" office:value="0.0013607270527749" calcext:value-type="float">
            <text:p>0.001360727052775</text:p>
          </table:table-cell>
          <table:table-cell office:value-type="float" office:value="-0.0074835163462929" calcext:value-type="float">
            <text:p>-0.007483516346293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0.15514766668732" calcext:value-type="float">
            <text:p>0.15514766668732</text:p>
          </table:table-cell>
          <table:table-cell office:value-type="float" office:value="0.0026945771245787" calcext:value-type="float">
            <text:p>0.002694577124579</text:p>
          </table:table-cell>
          <table:table-cell office:value-type="float" office:value="-0.0074129938268329" calcext:value-type="float">
            <text:p>-0.007412993826833</text:p>
          </table:table-cell>
          <table:table-cell/>
          <table:table-cell office:value-type="float" office:value="0.0013397980118505" calcext:value-type="float">
            <text:p>0.001339798011851</text:p>
          </table:table-cell>
          <table:table-cell office:value-type="float" office:value="-0.0075591076183173" calcext:value-type="float">
            <text:p>-0.007559107618317</text:p>
          </table:table-cell>
        </table:table-row>
        <table:table-row table:style-name="ro1">
          <table:table-cell office:value-type="float" office:value="5.52" calcext:value-type="float">
            <text:p>5.52</text:p>
          </table:table-cell>
          <table:table-cell office:value-type="float" office:value="0" calcext:value-type="float">
            <text:p>0</text:p>
          </table:table-cell>
          <table:table-cell office:value-type="float" office:value="0.15607555443637" calcext:value-type="float">
            <text:p>0.15607555443637</text:p>
          </table:table-cell>
          <table:table-cell office:value-type="float" office:value="0.0026673800230659" calcext:value-type="float">
            <text:p>0.002667380023066</text:p>
          </table:table-cell>
          <table:table-cell office:value-type="float" office:value="-0.007514885736962" calcext:value-type="float">
            <text:p>-0.007514885736962</text:p>
          </table:table-cell>
          <table:table-cell/>
          <table:table-cell office:value-type="float" office:value="0.0013188577488913" calcext:value-type="float">
            <text:p>0.001318857748891</text:p>
          </table:table-cell>
          <table:table-cell office:value-type="float" office:value="-0.007634591695708" calcext:value-type="float">
            <text:p>-0.007634591695708</text:p>
          </table:table-cell>
        </table:table-row>
        <table:table-row table:style-name="ro1">
          <table:table-cell office:value-type="float" office:value="5.54" calcext:value-type="float">
            <text:p>5.54</text:p>
          </table:table-cell>
          <table:table-cell office:value-type="float" office:value="0" calcext:value-type="float">
            <text:p>0</text:p>
          </table:table-cell>
          <table:table-cell office:value-type="float" office:value="0.15663157181446" calcext:value-type="float">
            <text:p>0.15663157181446</text:p>
          </table:table-cell>
          <table:table-cell office:value-type="float" office:value="0.0026368478558371" calcext:value-type="float">
            <text:p>0.002636847855837</text:p>
          </table:table-cell>
          <table:table-cell office:value-type="float" office:value="-0.0076027168126511" calcext:value-type="float">
            <text:p>-0.007602716812651</text:p>
          </table:table-cell>
          <table:table-cell/>
          <table:table-cell office:value-type="float" office:value="0.0012979064616529" calcext:value-type="float">
            <text:p>0.001297906461653</text:p>
          </table:table-cell>
          <table:table-cell office:value-type="float" office:value="-0.007709971028377" calcext:value-type="float">
            <text:p>-0.007709971028377</text:p>
          </table:table-cell>
        </table:table-row>
        <table:table-row table:style-name="ro1">
          <table:table-cell office:value-type="float" office:value="5.56" calcext:value-type="float">
            <text:p>5.56</text:p>
          </table:table-cell>
          <table:table-cell office:value-type="float" office:value="0" calcext:value-type="float">
            <text:p>0</text:p>
          </table:table-cell>
          <table:table-cell office:value-type="float" office:value="0.15713862626714" calcext:value-type="float">
            <text:p>0.15713862626714</text:p>
          </table:table-cell>
          <table:table-cell office:value-type="float" office:value="0.0026056212086942" calcext:value-type="float">
            <text:p>0.002605621208694</text:p>
          </table:table-cell>
          <table:table-cell office:value-type="float" office:value="-0.0076876094435414" calcext:value-type="float">
            <text:p>-0.007687609443541</text:p>
          </table:table-cell>
          <table:table-cell/>
          <table:table-cell office:value-type="float" office:value="0.0012769443431654" calcext:value-type="float">
            <text:p>0.001276944343165</text:p>
          </table:table-cell>
          <table:table-cell office:value-type="float" office:value="-0.0077852479924477" calcext:value-type="float">
            <text:p>-0.007785247992448</text:p>
          </table:table-cell>
        </table:table-row>
        <table:table-row table:style-name="ro1">
          <table:table-cell office:value-type="float" office:value="5.58" calcext:value-type="float">
            <text:p>5.58</text:p>
          </table:table-cell>
          <table:table-cell office:value-type="float" office:value="0" calcext:value-type="float">
            <text:p>0</text:p>
          </table:table-cell>
          <table:table-cell office:value-type="float" office:value="0.15756838585107" calcext:value-type="float">
            <text:p>0.15756838585107</text:p>
          </table:table-cell>
          <table:table-cell office:value-type="float" office:value="0.00257341510847" calcext:value-type="float">
            <text:p>0.00257341510847</text:p>
          </table:table-cell>
          <table:table-cell office:value-type="float" office:value="-0.0077684406246333" calcext:value-type="float">
            <text:p>-0.007768440624633</text:p>
          </table:table-cell>
          <table:table-cell/>
          <table:table-cell office:value-type="float" office:value="0.0012559715818996" calcext:value-type="float">
            <text:p>0.0012559715819</text:p>
          </table:table-cell>
          <table:table-cell office:value-type="float" office:value="-0.0078604248931739" calcext:value-type="float">
            <text:p>-0.007860424893174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0" calcext:value-type="float">
            <text:p>0</text:p>
          </table:table-cell>
          <table:table-cell office:value-type="float" office:value="0.15776064329467" calcext:value-type="float">
            <text:p>0.15776064329467</text:p>
          </table:table-cell>
          <table:table-cell office:value-type="float" office:value="0.0025387679774559" calcext:value-type="float">
            <text:p>0.002538767977456</text:p>
          </table:table-cell>
          <table:table-cell office:value-type="float" office:value="-0.0078391814314131" calcext:value-type="float">
            <text:p>-0.007839181431413</text:p>
          </table:table-cell>
          <table:table-cell/>
          <table:table-cell office:value-type="float" office:value="0.001234988361927" calcext:value-type="float">
            <text:p>0.001234988361927</text:p>
          </table:table-cell>
          <table:table-cell office:value-type="float" office:value="-0.0079355039677194" calcext:value-type="float">
            <text:p>-0.007935503967719</text:p>
          </table:table-cell>
        </table:table-row>
        <table:table-row table:style-name="ro1">
          <table:table-cell office:value-type="float" office:value="5.62" calcext:value-type="float">
            <text:p>5.62</text:p>
          </table:table-cell>
          <table:table-cell office:value-type="float" office:value="0" calcext:value-type="float">
            <text:p>0</text:p>
          </table:table-cell>
          <table:table-cell office:value-type="float" office:value="0.15797885723251" calcext:value-type="float">
            <text:p>0.15797885723251</text:p>
          </table:table-cell>
          <table:table-cell office:value-type="float" office:value="0.0025039707124425" calcext:value-type="float">
            <text:p>0.002503970712443</text:p>
          </table:table-cell>
          <table:table-cell office:value-type="float" office:value="-0.007909280968683" calcext:value-type="float">
            <text:p>-0.007909280968683</text:p>
          </table:table-cell>
          <table:table-cell/>
          <table:table-cell office:value-type="float" office:value="0.0012139948630734" calcext:value-type="float">
            <text:p>0.001213994863073</text:p>
          </table:table-cell>
          <table:table-cell office:value-type="float" office:value="-0.0080104873878344" calcext:value-type="float">
            <text:p>-0.008010487387834</text:p>
          </table:table-cell>
        </table:table-row>
        <table:table-row table:style-name="ro1">
          <table:table-cell office:value-type="float" office:value="5.64" calcext:value-type="float">
            <text:p>5.64</text:p>
          </table:table-cell>
          <table:table-cell office:value-type="float" office:value="0" calcext:value-type="float">
            <text:p>0</text:p>
          </table:table-cell>
          <table:table-cell office:value-type="float" office:value="0.158224134806" calcext:value-type="float">
            <text:p>0.158224134806</text:p>
          </table:table-cell>
          <table:table-cell office:value-type="float" office:value="0.0024690307546952" calcext:value-type="float">
            <text:p>0.002469030754695</text:p>
          </table:table-cell>
          <table:table-cell office:value-type="float" office:value="-0.0079787708925885" calcext:value-type="float">
            <text:p>-0.007978770892589</text:p>
          </table:table-cell>
          <table:table-cell/>
          <table:table-cell office:value-type="float" office:value="0.0011929912610671" calcext:value-type="float">
            <text:p>0.001192991261067</text:p>
          </table:table-cell>
          <table:table-cell office:value-type="float" office:value="-0.008085377262406" calcext:value-type="float">
            <text:p>-0.008085377262406</text:p>
          </table:table-cell>
        </table:table-row>
        <table:table-row table:style-name="ro1">
          <table:table-cell office:value-type="float" office:value="5.66" calcext:value-type="float">
            <text:p>5.66</text:p>
          </table:table-cell>
          <table:table-cell office:value-type="float" office:value="0" calcext:value-type="float">
            <text:p>0</text:p>
          </table:table-cell>
          <table:table-cell office:value-type="float" office:value="0.15849758333777" calcext:value-type="float">
            <text:p>0.15849758333777</text:p>
          </table:table-cell>
          <table:table-cell office:value-type="float" office:value="0.0024339553183943" calcext:value-type="float">
            <text:p>0.002433955318394</text:p>
          </table:table-cell>
          <table:table-cell office:value-type="float" office:value="-0.0080476818941318" calcext:value-type="float">
            <text:p>-0.008047681894132</text:p>
          </table:table-cell>
          <table:table-cell/>
          <table:table-cell office:value-type="float" office:value="0.0011719777276801" calcext:value-type="float">
            <text:p>0.00117197772768</text:p>
          </table:table-cell>
          <table:table-cell office:value-type="float" office:value="-0.0081601756399061" calcext:value-type="float">
            <text:p>-0.008160175639906</text:p>
          </table:table-cell>
        </table:table-row>
        <table:table-row table:style-name="ro1">
          <table:table-cell office:value-type="float" office:value="5.68" calcext:value-type="float">
            <text:p>5.68</text:p>
          </table:table-cell>
          <table:table-cell office:value-type="float" office:value="0" calcext:value-type="float">
            <text:p>0</text:p>
          </table:table-cell>
          <table:table-cell office:value-type="float" office:value="0.15880028654164" calcext:value-type="float">
            <text:p>0.15880028654164</text:p>
          </table:table-cell>
          <table:table-cell office:value-type="float" office:value="0.0023987513800092" calcext:value-type="float">
            <text:p>0.002398751380009</text:p>
          </table:table-cell>
          <table:table-cell office:value-type="float" office:value="-0.0081160436549766" calcext:value-type="float">
            <text:p>-0.008116043654977</text:p>
          </table:table-cell>
          <table:table-cell/>
          <table:table-cell office:value-type="float" office:value="0.001150954430865" calcext:value-type="float">
            <text:p>0.001150954430865</text:p>
          </table:table-cell>
          <table:table-cell office:value-type="float" office:value="-0.0082348845107275" calcext:value-type="float">
            <text:p>-0.008234884510728</text:p>
          </table:table-cell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office:value-type="float" office:value="0.15913327601614" calcext:value-type="float">
            <text:p>0.15913327601614</text:p>
          </table:table-cell>
          <table:table-cell office:value-type="float" office:value="0.0023634256700942" calcext:value-type="float">
            <text:p>0.002363425670094</text:p>
          </table:table-cell>
          <table:table-cell office:value-type="float" office:value="-0.00818388481344" calcext:value-type="float">
            <text:p>-0.00818388481344</text:p>
          </table:table-cell>
          <table:table-cell/>
          <table:table-cell office:value-type="float" office:value="0.0011300163879599" calcext:value-type="float">
            <text:p>0.00113001638796</text:p>
          </table:table-cell>
          <table:table-cell office:value-type="float" office:value="-0.0083058215710289" calcext:value-type="float">
            <text:p>-0.008305821571029</text:p>
          </table:table-cell>
        </table:table-row>
        <table:table-row table:style-name="ro1">
          <table:table-cell office:value-type="float" office:value="5.72" calcext:value-type="float">
            <text:p>5.72</text:p>
          </table:table-cell>
          <table:table-cell office:value-type="float" office:value="0" calcext:value-type="float">
            <text:p>0</text:p>
          </table:table-cell>
          <table:table-cell office:value-type="float" office:value="0.15949749869444" calcext:value-type="float">
            <text:p>0.15949749869444</text:p>
          </table:table-cell>
          <table:table-cell office:value-type="float" office:value="0.0023279846673443" calcext:value-type="float">
            <text:p>0.002327984667344</text:p>
          </table:table-cell>
          <table:table-cell office:value-type="float" office:value="-0.0082512329398834" calcext:value-type="float">
            <text:p>-0.008251232939883</text:p>
          </table:table-cell>
          <table:table-cell/>
          <table:table-cell office:value-type="float" office:value="0.0011092173166426" calcext:value-type="float">
            <text:p>0.001109217316643</text:p>
          </table:table-cell>
          <table:table-cell office:value-type="float" office:value="-0.0083711103490618" calcext:value-type="float">
            <text:p>-0.008371110349062</text:p>
          </table:table-cell>
        </table:table-row>
        <table:table-row table:style-name="ro1">
          <table:table-cell office:value-type="float" office:value="5.74" calcext:value-type="float">
            <text:p>5.74</text:p>
          </table:table-cell>
          <table:table-cell office:value-type="float" office:value="0" calcext:value-type="float">
            <text:p>0</text:p>
          </table:table-cell>
          <table:table-cell office:value-type="float" office:value="0.15989378209465" calcext:value-type="float">
            <text:p>0.15989378209465</text:p>
          </table:table-cell>
          <table:table-cell office:value-type="float" office:value="0.002292434594732" calcext:value-type="float">
            <text:p>0.002292434594732</text:p>
          </table:table-cell>
          <table:table-cell office:value-type="float" office:value="-0.0083181145208305" calcext:value-type="float">
            <text:p>-0.008318114520831</text:p>
          </table:table-cell>
          <table:table-cell/>
          <table:table-cell office:value-type="float" office:value="0.0010888944919466" calcext:value-type="float">
            <text:p>0.001088894491947</text:p>
          </table:table-cell>
          <table:table-cell office:value-type="float" office:value="-0.0084240403082968" calcext:value-type="float">
            <text:p>-0.008424040308297</text:p>
          </table:table-cell>
        </table:table-row>
        <table:table-row table:style-name="ro1">
          <table:table-cell office:value-type="float" office:value="5.76" calcext:value-type="float">
            <text:p>5.76</text:p>
          </table:table-cell>
          <table:table-cell office:value-type="float" office:value="0" calcext:value-type="float">
            <text:p>0</text:p>
          </table:table-cell>
          <table:table-cell office:value-type="float" office:value="0.16032280033107" calcext:value-type="float">
            <text:p>0.16032280033107</text:p>
          </table:table-cell>
          <table:table-cell office:value-type="float" office:value="0.0022567814175542" calcext:value-type="float">
            <text:p>0.002256781417554</text:p>
          </table:table-cell>
          <table:table-cell office:value-type="float" office:value="-0.0083845549509921" calcext:value-type="float">
            <text:p>-0.008384554950992</text:p>
          </table:table-cell>
          <table:table-cell/>
          <table:table-cell office:value-type="float" office:value="0.0010685891370026" calcext:value-type="float">
            <text:p>0.001068589137003</text:p>
          </table:table-cell>
          <table:table-cell office:value-type="float" office:value="-0.00847682080818" calcext:value-type="float">
            <text:p>-0.00847682080818</text:p>
          </table:table-cell>
        </table:table-row>
        <table:table-row table:style-name="ro1">
          <table:table-cell office:value-type="float" office:value="5.78" calcext:value-type="float">
            <text:p>5.78</text:p>
          </table:table-cell>
          <table:table-cell office:value-type="float" office:value="0" calcext:value-type="float">
            <text:p>0</text:p>
          </table:table-cell>
          <table:table-cell office:value-type="float" office:value="0.16078504461409" calcext:value-type="float">
            <text:p>0.16078504461409</text:p>
          </table:table-cell>
          <table:table-cell office:value-type="float" office:value="0.0022210308431944" calcext:value-type="float">
            <text:p>0.002221030843194</text:p>
          </table:table-cell>
          <table:table-cell office:value-type="float" office:value="-0.0084505785325495" calcext:value-type="float">
            <text:p>-0.00845057853255</text:p>
          </table:table-cell>
          <table:table-cell/>
          <table:table-cell office:value-type="float" office:value="0.001048301084908" calcext:value-type="float">
            <text:p>0.001048301084908</text:p>
          </table:table-cell>
          <table:table-cell office:value-type="float" office:value="-0.0085294559002488" calcext:value-type="float">
            <text:p>-0.008529455900249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0" calcext:value-type="float">
            <text:p>0</text:p>
          </table:table-cell>
          <table:table-cell office:value-type="float" office:value="0.16127804782862" calcext:value-type="float">
            <text:p>0.16127804782862</text:p>
          </table:table-cell>
          <table:table-cell office:value-type="float" office:value="0.0021852737449024" calcext:value-type="float">
            <text:p>0.002185273744902</text:p>
          </table:table-cell>
          <table:table-cell office:value-type="float" office:value="-0.0085159884878079" calcext:value-type="float">
            <text:p>-0.008515988487808</text:p>
          </table:table-cell>
          <table:table-cell/>
          <table:table-cell office:value-type="float" office:value="0.0010280301644285" calcext:value-type="float">
            <text:p>0.001028030164429</text:p>
          </table:table-cell>
          <table:table-cell office:value-type="float" office:value="-0.0085819494921714" calcext:value-type="float">
            <text:p>-0.008581949492171</text:p>
          </table:table-cell>
        </table:table-row>
        <table:table-row table:style-name="ro1">
          <table:table-cell office:value-type="float" office:value="5.82" calcext:value-type="float">
            <text:p>5.82</text:p>
          </table:table-cell>
          <table:table-cell office:value-type="float" office:value="0" calcext:value-type="float">
            <text:p>0</text:p>
          </table:table-cell>
          <table:table-cell office:value-type="float" office:value="0.16179896539588" calcext:value-type="float">
            <text:p>0.16179896539588</text:p>
          </table:table-cell>
          <table:table-cell office:value-type="float" office:value="0.0021495943914749" calcext:value-type="float">
            <text:p>0.002149594391475</text:p>
          </table:table-cell>
          <table:table-cell office:value-type="float" office:value="-0.0085806087615388" calcext:value-type="float">
            <text:p>-0.008580608761539</text:p>
          </table:table-cell>
          <table:table-cell/>
          <table:table-cell office:value-type="float" office:value="0.0010077762005101" calcext:value-type="float">
            <text:p>0.00100777620051</text:p>
          </table:table-cell>
          <table:table-cell office:value-type="float" office:value="-0.0086343053540002" calcext:value-type="float">
            <text:p>-0.008634305354</text:p>
          </table:table-cell>
        </table:table-row>
        <table:table-row table:style-name="ro1">
          <table:table-cell office:value-type="float" office:value="5.84" calcext:value-type="float">
            <text:p>5.84</text:p>
          </table:table-cell>
          <table:table-cell office:value-type="float" office:value="0" calcext:value-type="float">
            <text:p>0</text:p>
          </table:table-cell>
          <table:table-cell office:value-type="float" office:value="0.16235278867249" calcext:value-type="float">
            <text:p>0.16235278867249</text:p>
          </table:table-cell>
          <table:table-cell office:value-type="float" office:value="0.0021138338788358" calcext:value-type="float">
            <text:p>0.002113833878836</text:p>
          </table:table-cell>
          <table:table-cell office:value-type="float" office:value="-0.0086448854834528" calcext:value-type="float">
            <text:p>-0.008644885483453</text:p>
          </table:table-cell>
          <table:table-cell/>
          <table:table-cell office:value-type="float" office:value="0.00098753901475186" calcext:value-type="float">
            <text:p>0.000987539014752</text:p>
          </table:table-cell>
          <table:table-cell office:value-type="float" office:value="-0.008686527124141" calcext:value-type="float">
            <text:p>-0.008686527124141</text:p>
          </table:table-cell>
        </table:table-row>
        <table:table-row table:style-name="ro1">
          <table:table-cell office:value-type="float" office:value="5.86" calcext:value-type="float">
            <text:p>5.86</text:p>
          </table:table-cell>
          <table:table-cell office:value-type="float" office:value="0" calcext:value-type="float">
            <text:p>0</text:p>
          </table:table-cell>
          <table:table-cell office:value-type="float" office:value="0.16293921587671" calcext:value-type="float">
            <text:p>0.16293921587671</text:p>
          </table:table-cell>
          <table:table-cell office:value-type="float" office:value="0.0020779968426997" calcext:value-type="float">
            <text:p>0.0020779968427</text:p>
          </table:table-cell>
          <table:table-cell office:value-type="float" office:value="-0.0087088381424404" calcext:value-type="float">
            <text:p>-0.00870883814244</text:p>
          </table:table-cell>
          <table:table-cell/>
          <table:table-cell office:value-type="float" office:value="0.00096731842584416" calcext:value-type="float">
            <text:p>0.000967318425844</text:p>
          </table:table-cell>
          <table:table-cell office:value-type="float" office:value="-0.0087386183150603" calcext:value-type="float">
            <text:p>-0.00873861831506</text:p>
          </table:table-cell>
        </table:table-row>
        <table:table-row table:style-name="ro1">
          <table:table-cell office:value-type="float" office:value="5.88" calcext:value-type="float">
            <text:p>5.88</text:p>
          </table:table-cell>
          <table:table-cell office:value-type="float" office:value="0" calcext:value-type="float">
            <text:p>0</text:p>
          </table:table-cell>
          <table:table-cell office:value-type="float" office:value="0.16355779397073" calcext:value-type="float">
            <text:p>0.16355779397073</text:p>
          </table:table-cell>
          <table:table-cell office:value-type="float" office:value="0.0020420876843093" calcext:value-type="float">
            <text:p>0.002042087684309</text:p>
          </table:table-cell>
          <table:table-cell office:value-type="float" office:value="-0.0087724852478523" calcext:value-type="float">
            <text:p>-0.008772485247852</text:p>
          </table:table-cell>
          <table:table-cell/>
          <table:table-cell office:value-type="float" office:value="0.00094711424997298" calcext:value-type="float">
            <text:p>0.000947114249973</text:p>
          </table:table-cell>
          <table:table-cell office:value-type="float" office:value="-0.0087905823187319" calcext:value-type="float">
            <text:p>-0.008790582318732</text:p>
          </table:table-cell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</text:p>
          </table:table-cell>
          <table:table-cell office:value-type="float" office:value="0.16420796446578" calcext:value-type="float">
            <text:p>0.16420796446578</text:p>
          </table:table-cell>
          <table:table-cell office:value-type="float" office:value="0.0020061105767398" calcext:value-type="float">
            <text:p>0.00200611057674</text:p>
          </table:table-cell>
          <table:table-cell office:value-type="float" office:value="-0.008835844355806" calcext:value-type="float">
            <text:p>-0.008835844355806</text:p>
          </table:table-cell>
          <table:table-cell/>
          <table:table-cell office:value-type="float" office:value="0.00092526708449297" calcext:value-type="float">
            <text:p>0.000925267084493</text:p>
          </table:table-cell>
          <table:table-cell office:value-type="float" office:value="-0.0088351946798594" calcext:value-type="float">
            <text:p>-0.008835194679859</text:p>
          </table:table-cell>
        </table:table-row>
        <table:table-row table:style-name="ro1">
          <table:table-cell office:value-type="float" office:value="5.92" calcext:value-type="float">
            <text:p>5.92</text:p>
          </table:table-cell>
          <table:table-cell office:value-type="float" office:value="0" calcext:value-type="float">
            <text:p>0</text:p>
          </table:table-cell>
          <table:table-cell office:value-type="float" office:value="0.16488912059448" calcext:value-type="float">
            <text:p>0.16488912059448</text:p>
          </table:table-cell>
          <table:table-cell office:value-type="float" office:value="0.0019700694717727" calcext:value-type="float">
            <text:p>0.001970069471773</text:p>
          </table:table-cell>
          <table:table-cell office:value-type="float" office:value="-0.0088989320979414" calcext:value-type="float">
            <text:p>-0.008898932097941</text:p>
          </table:table-cell>
          <table:table-cell/>
          <table:table-cell office:value-type="float" office:value="0.00090300649273249" calcext:value-type="float">
            <text:p>0.000903006492732</text:p>
          </table:table-cell>
          <table:table-cell office:value-type="float" office:value="-0.0088778478512681" calcext:value-type="float">
            <text:p>-0.008877847851268</text:p>
          </table:table-cell>
        </table:table-row>
        <table:table-row table:style-name="ro1">
          <table:table-cell office:value-type="float" office:value="5.94" calcext:value-type="float">
            <text:p>5.94</text:p>
          </table:table-cell>
          <table:table-cell office:value-type="float" office:value="0" calcext:value-type="float">
            <text:p>0</text:p>
          </table:table-cell>
          <table:table-cell office:value-type="float" office:value="0.16560067448516" calcext:value-type="float">
            <text:p>0.16560067448516</text:p>
          </table:table-cell>
          <table:table-cell office:value-type="float" office:value="0.0019339681072199" calcext:value-type="float">
            <text:p>0.00193396810722</text:p>
          </table:table-cell>
          <table:table-cell office:value-type="float" office:value="-0.0089617642119375" calcext:value-type="float">
            <text:p>-0.008961764211938</text:p>
          </table:table-cell>
          <table:table-cell/>
          <table:table-cell office:value-type="float" office:value="0.00087913068498745" calcext:value-type="float">
            <text:p>0.000879130684987</text:p>
          </table:table-cell>
          <table:table-cell office:value-type="float" office:value="-0.0089135433347597" calcext:value-type="float">
            <text:p>-0.00891354333476</text:p>
          </table:table-cell>
        </table:table-row>
        <table:table-row table:style-name="ro1">
          <table:table-cell office:value-type="float" office:value="5.96" calcext:value-type="float">
            <text:p>5.96</text:p>
          </table:table-cell>
          <table:table-cell office:value-type="float" office:value="0" calcext:value-type="float">
            <text:p>0</text:p>
          </table:table-cell>
          <table:table-cell office:value-type="float" office:value="0.16634927269293" calcext:value-type="float">
            <text:p>0.16634927269293</text:p>
          </table:table-cell>
          <table:table-cell office:value-type="float" office:value="0.0018980297089536" calcext:value-type="float">
            <text:p>0.001898029708954</text:p>
          </table:table-cell>
          <table:table-cell office:value-type="float" office:value="-0.0090236574109206" calcext:value-type="float">
            <text:p>-0.009023657410921</text:p>
          </table:table-cell>
          <table:table-cell/>
          <table:table-cell office:value-type="float" office:value="0.00085380817359802" calcext:value-type="float">
            <text:p>0.000853808173598</text:p>
          </table:table-cell>
          <table:table-cell office:value-type="float" office:value="-0.0089430383147992" calcext:value-type="float">
            <text:p>-0.008943038314799</text:p>
          </table:table-cell>
        </table:table-row>
        <table:table-row table:style-name="ro1">
          <table:table-cell office:value-type="float" office:value="5.98" calcext:value-type="float">
            <text:p>5.98</text:p>
          </table:table-cell>
          <table:table-cell office:value-type="float" office:value="0" calcext:value-type="float">
            <text:p>0</text:p>
          </table:table-cell>
          <table:table-cell office:value-type="float" office:value="0.16712713215202" calcext:value-type="float">
            <text:p>0.16712713215202</text:p>
          </table:table-cell>
          <table:table-cell office:value-type="float" office:value="0.0018620452978481" calcext:value-type="float">
            <text:p>0.001862045297848</text:p>
          </table:table-cell>
          <table:table-cell office:value-type="float" office:value="-0.0090853122965909" calcext:value-type="float">
            <text:p>-0.009085312296591</text:p>
          </table:table-cell>
          <table:table-cell/>
          <table:table-cell office:value-type="float" office:value="0.00082845634575672" calcext:value-type="float">
            <text:p>0.000828456345757</text:p>
          </table:table-cell>
          <table:table-cell office:value-type="float" office:value="-0.0089723414469121" calcext:value-type="float">
            <text:p>-0.0089723414469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0.16793400624556" calcext:value-type="float">
            <text:p>0.16793400624556</text:p>
          </table:table-cell>
          <table:table-cell office:value-type="float" office:value="0.0018260125603799" calcext:value-type="float">
            <text:p>0.00182601256038</text:p>
          </table:table-cell>
          <table:table-cell office:value-type="float" office:value="-0.0091467585885409" calcext:value-type="float">
            <text:p>-0.009146758588541</text:p>
          </table:table-cell>
          <table:table-cell/>
          <table:table-cell office:value-type="float" office:value="0.00080307624560388" calcext:value-type="float">
            <text:p>0.000803076245604</text:p>
          </table:table-cell>
          <table:table-cell office:value-type="float" office:value="-0.0090014599218536" calcext:value-type="float">
            <text:p>-0.009001459921854</text:p>
          </table:table-cell>
        </table:table-row>
        <table:table-row table:style-name="ro1">
          <table:table-cell office:value-type="float" office:value="6.02" calcext:value-type="float">
            <text:p>6.02</text:p>
          </table:table-cell>
          <table:table-cell office:value-type="float" office:value="0" calcext:value-type="float">
            <text:p>0</text:p>
          </table:table-cell>
          <table:table-cell office:value-type="float" office:value="0.16877020712968" calcext:value-type="float">
            <text:p>0.16877020712968</text:p>
          </table:table-cell>
          <table:table-cell office:value-type="float" office:value="0.0017899343257246" calcext:value-type="float">
            <text:p>0.001789934325725</text:p>
          </table:table-cell>
          <table:table-cell office:value-type="float" office:value="-0.009208008180708" calcext:value-type="float">
            <text:p>-0.009208008180708</text:p>
          </table:table-cell>
          <table:table-cell/>
          <table:table-cell office:value-type="float" office:value="0.00077766887767034" calcext:value-type="float">
            <text:p>0.00077766887767</text:p>
          </table:table-cell>
          <table:table-cell office:value-type="float" office:value="-0.0090304006382532" calcext:value-type="float">
            <text:p>-0.009030400638253</text:p>
          </table:table-cell>
        </table:table-row>
        <table:table-row table:style-name="ro1">
          <table:table-cell office:value-type="float" office:value="6.04" calcext:value-type="float">
            <text:p>6.04</text:p>
          </table:table-cell>
          <table:table-cell office:value-type="float" office:value="0" calcext:value-type="float">
            <text:p>0</text:p>
          </table:table-cell>
          <table:table-cell office:value-type="float" office:value="0.16963654550255" calcext:value-type="float">
            <text:p>0.16963654550255</text:p>
          </table:table-cell>
          <table:table-cell office:value-type="float" office:value="0.0017538132599751" calcext:value-type="float">
            <text:p>0.001753813259975</text:p>
          </table:table-cell>
          <table:table-cell office:value-type="float" office:value="-0.0092690722905704" calcext:value-type="float">
            <text:p>-0.00926907229057</text:p>
          </table:table-cell>
          <table:table-cell/>
          <table:table-cell office:value-type="float" office:value="0.00075223520820243" calcext:value-type="float">
            <text:p>0.000752235208202</text:p>
          </table:table-cell>
          <table:table-cell office:value-type="float" office:value="-0.0090591702140885" calcext:value-type="float">
            <text:p>-0.009059170214089</text:p>
          </table:table-cell>
        </table:table-row>
        <table:table-row table:style-name="ro1">
          <table:table-cell office:value-type="float" office:value="6.06" calcext:value-type="float">
            <text:p>6.06</text:p>
          </table:table-cell>
          <table:table-cell office:value-type="float" office:value="0" calcext:value-type="float">
            <text:p>0</text:p>
          </table:table-cell>
          <table:table-cell office:value-type="float" office:value="0.17053446168853" calcext:value-type="float">
            <text:p>0.17053446168853</text:p>
          </table:table-cell>
          <table:table-cell office:value-type="float" office:value="0.0017176518734313" calcext:value-type="float">
            <text:p>0.001717651873431</text:p>
          </table:table-cell>
          <table:table-cell office:value-type="float" office:value="-0.009329961489321" calcext:value-type="float">
            <text:p>-0.009329961489321</text:p>
          </table:table-cell>
          <table:table-cell/>
          <table:table-cell office:value-type="float" office:value="0.00072677616647466" calcext:value-type="float">
            <text:p>0.000726776166475</text:p>
          </table:table-cell>
          <table:table-cell office:value-type="float" office:value="-0.0090877749978381" calcext:value-type="float">
            <text:p>-0.009087774997838</text:p>
          </table:table-cell>
        </table:table-row>
        <table:table-row table:style-name="ro1">
          <table:table-cell office:value-type="float" office:value="6.08" calcext:value-type="float">
            <text:p>6.08</text:p>
          </table:table-cell>
          <table:table-cell office:value-type="float" office:value="0" calcext:value-type="float">
            <text:p>0</text:p>
          </table:table-cell>
          <table:table-cell office:value-type="float" office:value="0.17146615595595" calcext:value-type="float">
            <text:p>0.17146615595595</text:p>
          </table:table-cell>
          <table:table-cell office:value-type="float" office:value="0.0016814525278502" calcext:value-type="float">
            <text:p>0.00168145252785</text:p>
          </table:table-cell>
          <table:table-cell office:value-type="float" office:value="-0.0093906857318601" calcext:value-type="float">
            <text:p>-0.00939068573186</text:p>
          </table:table-cell>
          <table:table-cell/>
          <table:table-cell office:value-type="float" office:value="0.00070129264608584" calcext:value-type="float">
            <text:p>0.000701292646086</text:p>
          </table:table-cell>
          <table:table-cell office:value-type="float" office:value="-0.009116221079305" calcext:value-type="float">
            <text:p>-0.009116221079305</text:p>
          </table:table-cell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0" calcext:value-type="float">
            <text:p>0</text:p>
          </table:table-cell>
          <table:table-cell office:value-type="float" office:value="0.172416904536" calcext:value-type="float">
            <text:p>0.172416904536</text:p>
          </table:table-cell>
          <table:table-cell office:value-type="float" office:value="0.0016451087816674" calcext:value-type="float">
            <text:p>0.001645108781667</text:p>
          </table:table-cell>
          <table:table-cell office:value-type="float" office:value="-0.0094504832823273" calcext:value-type="float">
            <text:p>-0.009450483282327</text:p>
          </table:table-cell>
          <table:table-cell/>
          <table:table-cell office:value-type="float" office:value="0.00067578550623561" calcext:value-type="float">
            <text:p>0.000675785506236</text:p>
          </table:table-cell>
          <table:table-cell office:value-type="float" office:value="-0.0091445143001075" calcext:value-type="float">
            <text:p>-0.009144514300108</text:p>
          </table:table-cell>
        </table:table-row>
        <table:table-row table:style-name="ro1">
          <table:table-cell office:value-type="float" office:value="6.12" calcext:value-type="float">
            <text:p>6.12</text:p>
          </table:table-cell>
          <table:table-cell office:value-type="float" office:value="0" calcext:value-type="float">
            <text:p>0</text:p>
          </table:table-cell>
          <table:table-cell office:value-type="float" office:value="0.17337793749442" calcext:value-type="float">
            <text:p>0.17337793749442</text:p>
          </table:table-cell>
          <table:table-cell office:value-type="float" office:value="0.0016081682114476" calcext:value-type="float">
            <text:p>0.001608168211448</text:p>
          </table:table-cell>
          <table:table-cell office:value-type="float" office:value="-0.0095081710245299" calcext:value-type="float">
            <text:p>-0.00950817102453</text:p>
          </table:table-cell>
          <table:table-cell/>
          <table:table-cell office:value-type="float" office:value="0.00065025557297862" calcext:value-type="float">
            <text:p>0.000650255572979</text:p>
          </table:table-cell>
          <table:table-cell office:value-type="float" office:value="-0.0091726602638355" calcext:value-type="float">
            <text:p>-0.009172660263836</text:p>
          </table:table-cell>
        </table:table-row>
        <table:table-row table:style-name="ro1">
          <table:table-cell office:value-type="float" office:value="6.14" calcext:value-type="float">
            <text:p>6.14</text:p>
          </table:table-cell>
          <table:table-cell office:value-type="float" office:value="0" calcext:value-type="float">
            <text:p>0</text:p>
          </table:table-cell>
          <table:table-cell office:value-type="float" office:value="0.17436291345468" calcext:value-type="float">
            <text:p>0.17436291345468</text:p>
          </table:table-cell>
          <table:table-cell office:value-type="float" office:value="0.0015714111600014" calcext:value-type="float">
            <text:p>0.001571411160001</text:p>
          </table:table-cell>
          <table:table-cell office:value-type="float" office:value="-0.0095650917766884" calcext:value-type="float">
            <text:p>-0.009565091776688</text:p>
          </table:table-cell>
          <table:table-cell/>
          <table:table-cell office:value-type="float" office:value="0.0006247036404531" calcext:value-type="float">
            <text:p>0.000624703640453</text:p>
          </table:table-cell>
          <table:table-cell office:value-type="float" office:value="-0.0092006643458735" calcext:value-type="float">
            <text:p>-0.009200664345874</text:p>
          </table:table-cell>
        </table:table-row>
        <table:table-row table:style-name="ro1">
          <table:table-cell office:value-type="float" office:value="6.16" calcext:value-type="float">
            <text:p>6.16</text:p>
          </table:table-cell>
          <table:table-cell office:value-type="float" office:value="0" calcext:value-type="float">
            <text:p>0</text:p>
          </table:table-cell>
          <table:table-cell office:value-type="float" office:value="0.17537235462899" calcext:value-type="float">
            <text:p>0.17537235462899</text:p>
          </table:table-cell>
          <table:table-cell office:value-type="float" office:value="0.0015348585313134" calcext:value-type="float">
            <text:p>0.001534858531313</text:p>
          </table:table-cell>
          <table:table-cell office:value-type="float" office:value="-0.0096211884034594" calcext:value-type="float">
            <text:p>-0.009621188403459</text:p>
          </table:table-cell>
          <table:table-cell/>
          <table:table-cell office:value-type="float" office:value="0.00059913047208304" calcext:value-type="float">
            <text:p>0.000599130472083</text:p>
          </table:table-cell>
          <table:table-cell office:value-type="float" office:value="-0.0092285317028822" calcext:value-type="float">
            <text:p>-0.009228531702882</text:p>
          </table:table-cell>
        </table:table-row>
        <table:table-row table:style-name="ro1">
          <table:table-cell office:value-type="float" office:value="6.18" calcext:value-type="float">
            <text:p>6.18</text:p>
          </table:table-cell>
          <table:table-cell office:value-type="float" office:value="0" calcext:value-type="float">
            <text:p>0</text:p>
          </table:table-cell>
          <table:table-cell office:value-type="float" office:value="0.17642770502525" calcext:value-type="float">
            <text:p>0.17642770502525</text:p>
          </table:table-cell>
          <table:table-cell office:value-type="float" office:value="0.0014982831902422" calcext:value-type="float">
            <text:p>0.001498283190242</text:p>
          </table:table-cell>
          <table:table-cell office:value-type="float" office:value="-0.0096771712223781" calcext:value-type="float">
            <text:p>-0.009677171222378</text:p>
          </table:table-cell>
          <table:table-cell/>
          <table:table-cell office:value-type="float" office:value="0.0005735368017511" calcext:value-type="float">
            <text:p>0.000573536801751</text:p>
          </table:table-cell>
          <table:table-cell office:value-type="float" office:value="-0.0092562672819558" calcext:value-type="float">
            <text:p>-0.009256267281956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</text:p>
          </table:table-cell>
          <table:table-cell office:value-type="float" office:value="0.17753041021363" calcext:value-type="float">
            <text:p>0.17753041021363</text:p>
          </table:table-cell>
          <table:table-cell office:value-type="float" office:value="0.0014616862025288" calcext:value-type="float">
            <text:p>0.001461686202529</text:p>
          </table:table-cell>
          <table:table-cell office:value-type="float" office:value="-0.00973304511431" calcext:value-type="float">
            <text:p>-0.00973304511431</text:p>
          </table:table-cell>
          <table:table-cell/>
          <table:table-cell office:value-type="float" office:value="0.00054792333494138" calcext:value-type="float">
            <text:p>0.000547923334941</text:p>
          </table:table-cell>
          <table:table-cell office:value-type="float" office:value="-0.009283875829442" calcext:value-type="float">
            <text:p>-0.009283875829442</text:p>
          </table:table-cell>
        </table:table-row>
        <table:table-row table:style-name="ro1">
          <table:table-cell office:value-type="float" office:value="6.22" calcext:value-type="float">
            <text:p>6.22</text:p>
          </table:table-cell>
          <table:table-cell office:value-type="float" office:value="0" calcext:value-type="float">
            <text:p>0</text:p>
          </table:table-cell>
          <table:table-cell office:value-type="float" office:value="0.17868019861497" calcext:value-type="float">
            <text:p>0.17868019861497</text:p>
          </table:table-cell>
          <table:table-cell office:value-type="float" office:value="0.0014250685644222" calcext:value-type="float">
            <text:p>0.001425068564422</text:p>
          </table:table-cell>
          <table:table-cell office:value-type="float" office:value="-0.0097888146717158" calcext:value-type="float">
            <text:p>-0.009788814671716</text:p>
          </table:table-cell>
          <table:table-cell/>
          <table:table-cell office:value-type="float" office:value="0.00052229074985095" calcext:value-type="float">
            <text:p>0.000522290749851</text:p>
          </table:table-cell>
          <table:table-cell office:value-type="float" office:value="-0.0093113618994438" calcext:value-type="float">
            <text:p>-0.009311361899444</text:p>
          </table:table-cell>
        </table:table-row>
        <table:table-row table:style-name="ro1">
          <table:table-cell office:value-type="float" office:value="6.24" calcext:value-type="float">
            <text:p>6.24</text:p>
          </table:table-cell>
          <table:table-cell office:value-type="float" office:value="0" calcext:value-type="float">
            <text:p>0</text:p>
          </table:table-cell>
          <table:table-cell office:value-type="float" office:value="0.17987495778181" calcext:value-type="float">
            <text:p>0.17987495778181</text:p>
          </table:table-cell>
          <table:table-cell office:value-type="float" office:value="0.0013884312071841" calcext:value-type="float">
            <text:p>0.001388431207184</text:p>
          </table:table-cell>
          <table:table-cell office:value-type="float" office:value="-0.0098444842165764" calcext:value-type="float">
            <text:p>-0.009844484216576</text:p>
          </table:table-cell>
          <table:table-cell/>
          <table:table-cell office:value-type="float" office:value="0.00049663969846928" calcext:value-type="float">
            <text:p>0.000496639698469</text:p>
          </table:table-cell>
          <table:table-cell office:value-type="float" office:value="-0.0093387298619941" calcext:value-type="float">
            <text:p>-0.009338729861994</text:p>
          </table:table-cell>
        </table:table-row>
        <table:table-row table:style-name="ro1">
          <table:table-cell office:value-type="float" office:value="6.26" calcext:value-type="float">
            <text:p>6.26</text:p>
          </table:table-cell>
          <table:table-cell office:value-type="float" office:value="0" calcext:value-type="float">
            <text:p>0</text:p>
          </table:table-cell>
          <table:table-cell office:value-type="float" office:value="0.18111106105579" calcext:value-type="float">
            <text:p>0.18111106105579</text:p>
          </table:table-cell>
          <table:table-cell office:value-type="float" office:value="0.0013517750013341" calcext:value-type="float">
            <text:p>0.001351775001334</text:p>
          </table:table-cell>
          <table:table-cell office:value-type="float" office:value="-0.0099000578172849" calcext:value-type="float">
            <text:p>-0.009900057817285</text:p>
          </table:table-cell>
          <table:table-cell/>
          <table:table-cell office:value-type="float" office:value="0.0004709708076248" calcext:value-type="float">
            <text:p>0.000470970807625</text:p>
          </table:table-cell>
          <table:table-cell office:value-type="float" office:value="-0.0093659839109243" calcext:value-type="float">
            <text:p>-0.009365983910924</text:p>
          </table:table-cell>
        </table:table-row>
        <table:table-row table:style-name="ro1">
          <table:table-cell office:value-type="float" office:value="6.28" calcext:value-type="float">
            <text:p>6.28</text:p>
          </table:table-cell>
          <table:table-cell office:value-type="float" office:value="0" calcext:value-type="float">
            <text:p>0</text:p>
          </table:table-cell>
          <table:table-cell office:value-type="float" office:value="0.18238398633919" calcext:value-type="float">
            <text:p>0.18238398633919</text:p>
          </table:table-cell>
          <table:table-cell office:value-type="float" office:value="0.0013151007606472" calcext:value-type="float">
            <text:p>0.001315100760647</text:p>
          </table:table-cell>
          <table:table-cell office:value-type="float" office:value="-0.0099555393045645" calcext:value-type="float">
            <text:p>-0.009955539304565</text:p>
          </table:table-cell>
          <table:table-cell/>
          <table:table-cell office:value-type="float" office:value="0.00044528467999847" calcext:value-type="float">
            <text:p>0.000445284679998</text:p>
          </table:table-cell>
          <table:table-cell office:value-type="float" office:value="-0.0093931280714147" calcext:value-type="float">
            <text:p>-0.009393128071415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0" calcext:value-type="float">
            <text:p>0</text:p>
          </table:table-cell>
          <table:table-cell office:value-type="float" office:value="0.18368821265532" calcext:value-type="float">
            <text:p>0.18368821265532</text:p>
          </table:table-cell>
          <table:table-cell office:value-type="float" office:value="0.0012784387223624" calcext:value-type="float">
            <text:p>0.001278438722362</text:p>
          </table:table-cell>
          <table:table-cell office:value-type="float" office:value="-0.010010885774354" calcext:value-type="float">
            <text:p>-0.010010885774354</text:p>
          </table:table-cell>
          <table:table-cell/>
          <table:table-cell office:value-type="float" office:value="0.00041879644492136" calcext:value-type="float">
            <text:p>0.000418796444921</text:p>
          </table:table-cell>
          <table:table-cell office:value-type="float" office:value="-0.0094175027588623" calcext:value-type="float">
            <text:p>-0.009417502758862</text:p>
          </table:table-cell>
        </table:table-row>
        <table:table-row table:style-name="ro1">
          <table:table-cell office:value-type="float" office:value="6.32" calcext:value-type="float">
            <text:p>6.32</text:p>
          </table:table-cell>
          <table:table-cell office:value-type="float" office:value="0" calcext:value-type="float">
            <text:p>0</text:p>
          </table:table-cell>
          <table:table-cell office:value-type="float" office:value="0.18501854075338" calcext:value-type="float">
            <text:p>0.18501854075338</text:p>
          </table:table-cell>
          <table:table-cell office:value-type="float" office:value="0.0012418139750253" calcext:value-type="float">
            <text:p>0.001241813975025</text:p>
          </table:table-cell>
          <table:table-cell office:value-type="float" office:value="-0.010066062589419" calcext:value-type="float">
            <text:p>-0.010066062589419</text:p>
          </table:table-cell>
          <table:table-cell/>
          <table:table-cell office:value-type="float" office:value="0.00039212936917655" calcext:value-type="float">
            <text:p>0.000392129369177</text:p>
          </table:table-cell>
          <table:table-cell office:value-type="float" office:value="-0.0094412216871605" calcext:value-type="float">
            <text:p>-0.009441221687161</text:p>
          </table:table-cell>
        </table:table-row>
        <table:table-row table:style-name="ro1">
          <table:table-cell office:value-type="float" office:value="6.34" calcext:value-type="float">
            <text:p>6.34</text:p>
          </table:table-cell>
          <table:table-cell office:value-type="float" office:value="0" calcext:value-type="float">
            <text:p>0</text:p>
          </table:table-cell>
          <table:table-cell office:value-type="float" office:value="0.18637228944032" calcext:value-type="float">
            <text:p>0.18637228944032</text:p>
          </table:table-cell>
          <table:table-cell office:value-type="float" office:value="0.0012051731459882" calcext:value-type="float">
            <text:p>0.001205173145988</text:p>
          </table:table-cell>
          <table:table-cell office:value-type="float" office:value="-0.010121158440763" calcext:value-type="float">
            <text:p>-0.010121158440763</text:p>
          </table:table-cell>
          <table:table-cell/>
          <table:table-cell office:value-type="float" office:value="0.00036545867910573" calcext:value-type="float">
            <text:p>0.000365458679106</text:p>
          </table:table-cell>
          <table:table-cell office:value-type="float" office:value="-0.0094648801701904" calcext:value-type="float">
            <text:p>-0.00946488017019</text:p>
          </table:table-cell>
        </table:table-row>
        <table:table-row table:style-name="ro1">
          <table:table-cell office:value-type="float" office:value="6.36" calcext:value-type="float">
            <text:p>6.36</text:p>
          </table:table-cell>
          <table:table-cell office:value-type="float" office:value="0" calcext:value-type="float">
            <text:p>0</text:p>
          </table:table-cell>
          <table:table-cell office:value-type="float" office:value="0.18773665697735" calcext:value-type="float">
            <text:p>0.18773665697735</text:p>
          </table:table-cell>
          <table:table-cell office:value-type="float" office:value="0.0011683982276927" calcext:value-type="float">
            <text:p>0.001168398227693</text:p>
          </table:table-cell>
          <table:table-cell office:value-type="float" office:value="-0.010175860698933" calcext:value-type="float">
            <text:p>-0.010175860698933</text:p>
          </table:table-cell>
          <table:table-cell/>
          <table:table-cell office:value-type="float" office:value="0.00033878458418092" calcext:value-type="float">
            <text:p>0.000338784584181</text:p>
          </table:table-cell>
          <table:table-cell office:value-type="float" office:value="-0.0094884803963279" calcext:value-type="float">
            <text:p>-0.009488480396328</text:p>
          </table:table-cell>
        </table:table-row>
        <table:table-row table:style-name="ro1">
          <table:table-cell office:value-type="float" office:value="6.38" calcext:value-type="float">
            <text:p>6.38</text:p>
          </table:table-cell>
          <table:table-cell office:value-type="float" office:value="0" calcext:value-type="float">
            <text:p>0</text:p>
          </table:table-cell>
          <table:table-cell office:value-type="float" office:value="0.18907543376738" calcext:value-type="float">
            <text:p>0.18907543376738</text:p>
          </table:table-cell>
          <table:table-cell office:value-type="float" office:value="0.0011310825903257" calcext:value-type="float">
            <text:p>0.001131082590326</text:p>
          </table:table-cell>
          <table:table-cell office:value-type="float" office:value="-0.010229091769894" calcext:value-type="float">
            <text:p>-0.010229091769894</text:p>
          </table:table-cell>
          <table:table-cell/>
          <table:table-cell office:value-type="float" office:value="0.00031104289431055" calcext:value-type="float">
            <text:p>0.000311042894311</text:p>
          </table:table-cell>
          <table:table-cell office:value-type="float" office:value="-0.0095085304860918" calcext:value-type="float">
            <text:p>-0.009508530486092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0" calcext:value-type="float">
            <text:p>0</text:p>
          </table:table-cell>
          <table:table-cell office:value-type="float" office:value="0.19042747126637" calcext:value-type="float">
            <text:p>0.19042747126637</text:p>
          </table:table-cell>
          <table:table-cell office:value-type="float" office:value="0.0010937528589529" calcext:value-type="float">
            <text:p>0.001093752858953</text:p>
          </table:table-cell>
          <table:table-cell office:value-type="float" office:value="-0.010282259636692" calcext:value-type="float">
            <text:p>-0.010282259636692</text:p>
          </table:table-cell>
          <table:table-cell/>
          <table:table-cell office:value-type="float" office:value="0.00028304522395618" calcext:value-type="float">
            <text:p>0.000283045223956</text:p>
          </table:table-cell>
          <table:table-cell office:value-type="float" office:value="-0.0095276901839727" calcext:value-type="float">
            <text:p>-0.009527690183973</text:p>
          </table:table-cell>
        </table:table-row>
        <table:table-row table:style-name="ro1">
          <table:table-cell office:value-type="float" office:value="6.42" calcext:value-type="float">
            <text:p>6.42</text:p>
          </table:table-cell>
          <table:table-cell office:value-type="float" office:value="0" calcext:value-type="float">
            <text:p>0</text:p>
          </table:table-cell>
          <table:table-cell office:value-type="float" office:value="0.19179110384352" calcext:value-type="float">
            <text:p>0.19179110384352</text:p>
          </table:table-cell>
          <table:table-cell office:value-type="float" office:value="0.0010564095746698" calcext:value-type="float">
            <text:p>0.00105640957467</text:p>
          </table:table-cell>
          <table:table-cell office:value-type="float" office:value="-0.010335366582294" calcext:value-type="float">
            <text:p>-0.010335366582294</text:p>
          </table:table-cell>
          <table:table-cell/>
          <table:table-cell office:value-type="float" office:value="0.00025504779470535" calcext:value-type="float">
            <text:p>0.000255047794705</text:p>
          </table:table-cell>
          <table:table-cell office:value-type="float" office:value="-0.0095468010310543" calcext:value-type="float">
            <text:p>-0.009546801031054</text:p>
          </table:table-cell>
        </table:table-row>
        <table:table-row table:style-name="ro1">
          <table:table-cell office:value-type="float" office:value="6.44" calcext:value-type="float">
            <text:p>6.44</text:p>
          </table:table-cell>
          <table:table-cell office:value-type="float" office:value="0" calcext:value-type="float">
            <text:p>0</text:p>
          </table:table-cell>
          <table:table-cell office:value-type="float" office:value="0.19316280704654" calcext:value-type="float">
            <text:p>0.19316280704654</text:p>
          </table:table-cell>
          <table:table-cell office:value-type="float" office:value="0.0010191520611049" calcext:value-type="float">
            <text:p>0.001019152061105</text:p>
          </table:table-cell>
          <table:table-cell office:value-type="float" office:value="-0.010388264833595" calcext:value-type="float">
            <text:p>-0.010388264833595</text:p>
          </table:table-cell>
          <table:table-cell/>
          <table:table-cell office:value-type="float" office:value="0.00022705079938413" calcext:value-type="float">
            <text:p>0.000227050799384</text:p>
          </table:table-cell>
          <table:table-cell office:value-type="float" office:value="-0.0095658650160698" calcext:value-type="float">
            <text:p>-0.00956586501607</text:p>
          </table:table-cell>
        </table:table-row>
        <table:table-row table:style-name="ro1">
          <table:table-cell office:value-type="float" office:value="6.46" calcext:value-type="float">
            <text:p>6.46</text:p>
          </table:table-cell>
          <table:table-cell office:value-type="float" office:value="0" calcext:value-type="float">
            <text:p>0</text:p>
          </table:table-cell>
          <table:table-cell office:value-type="float" office:value="0.19449776956799" calcext:value-type="float">
            <text:p>0.19449776956799</text:p>
          </table:table-cell>
          <table:table-cell office:value-type="float" office:value="0.00098194433812435" calcext:value-type="float">
            <text:p>0.000981944338124</text:p>
          </table:table-cell>
          <table:table-cell office:value-type="float" office:value="-0.010439654406906" calcext:value-type="float">
            <text:p>-0.010439654406906</text:p>
          </table:table-cell>
          <table:table-cell/>
          <table:table-cell office:value-type="float" office:value="0.00019905442017137" calcext:value-type="float">
            <text:p>0.000199054420171</text:p>
          </table:table-cell>
          <table:table-cell office:value-type="float" office:value="-0.0095848840386599" calcext:value-type="float">
            <text:p>-0.00958488403866</text:p>
          </table:table-cell>
        </table:table-row>
        <table:table-row table:style-name="ro1">
          <table:table-cell office:value-type="float" office:value="6.4799999999999" calcext:value-type="float">
            <text:p>6.47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19572008940267" calcext:value-type="float">
            <text:p>0.19572008940267</text:p>
          </table:table-cell>
          <table:table-cell office:value-type="float" office:value="0.00094406537111118" calcext:value-type="float">
            <text:p>0.000944065371111</text:p>
          </table:table-cell>
          <table:table-cell office:value-type="float" office:value="-0.01048792133664" calcext:value-type="float">
            <text:p>-0.01048792133664</text:p>
          </table:table-cell>
          <table:table-cell/>
          <table:table-cell office:value-type="float" office:value="0.00017105882912088" calcext:value-type="float">
            <text:p>0.000171058829121</text:p>
          </table:table-cell>
          <table:table-cell office:value-type="float" office:value="-0.0096038599137735" calcext:value-type="float">
            <text:p>-0.009603859913774</text:p>
          </table:table-cell>
        </table:table-row>
        <table:table-row table:style-name="ro1">
          <table:table-cell office:value-type="float" office:value="6.4999999999999" calcext:value-type="float">
            <text:p>6.4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19694756726538" calcext:value-type="float">
            <text:p>0.19694756726538</text:p>
          </table:table-cell>
          <table:table-cell office:value-type="float" office:value="0.00090617785602528" calcext:value-type="float">
            <text:p>0.000906177856025</text:p>
          </table:table-cell>
          <table:table-cell office:value-type="float" office:value="-0.01053608900806" calcext:value-type="float">
            <text:p>-0.01053608900806</text:p>
          </table:table-cell>
          <table:table-cell/>
          <table:table-cell office:value-type="float" office:value="0.00014306418865612" calcext:value-type="float">
            <text:p>0.000143064188656</text:p>
          </table:table-cell>
          <table:table-cell office:value-type="float" office:value="-0.0096227943758408" calcext:value-type="float">
            <text:p>-0.009622794375841</text:p>
          </table:table-cell>
        </table:table-row>
        <table:table-row table:style-name="ro1">
          <table:table-cell office:value-type="float" office:value="6.5199999999999" calcext:value-type="float">
            <text:p>6.51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19817995277472" calcext:value-type="float">
            <text:p>0.19817995277472</text:p>
          </table:table-cell>
          <table:table-cell office:value-type="float" office:value="0.00086827047962707" calcext:value-type="float">
            <text:p>0.000868270479627</text:p>
          </table:table-cell>
          <table:table-cell office:value-type="float" office:value="-0.010584168659309" calcext:value-type="float">
            <text:p>-0.010584168659309</text:p>
          </table:table-cell>
          <table:table-cell/>
          <table:table-cell office:value-type="float" office:value="0.00011507065203881" calcext:value-type="float">
            <text:p>0.000115070652039</text:p>
          </table:table-cell>
          <table:table-cell office:value-type="float" office:value="-0.0096416890827225" calcext:value-type="float">
            <text:p>-0.009641689082723</text:p>
          </table:table-cell>
        </table:table-row>
        <table:table-row table:style-name="ro1">
          <table:table-cell office:value-type="float" office:value="6.5399999999999" calcext:value-type="float">
            <text:p>6.53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19941682445631" calcext:value-type="float">
            <text:p>0.19941682445631</text:p>
          </table:table-cell>
          <table:table-cell office:value-type="float" office:value="0.00083034395249915" calcext:value-type="float">
            <text:p>0.000830343952499</text:p>
          </table:table-cell>
          <table:table-cell office:value-type="float" office:value="-0.010632163192591" calcext:value-type="float">
            <text:p>-0.010632163192591</text:p>
          </table:table-cell>
          <table:table-cell/>
          <table:table-cell office:value-type="float" office:value="0.000087078363813096" calcext:value-type="float">
            <text:p>8.7078363813096E-05</text:p>
          </table:table-cell>
          <table:table-cell office:value-type="float" office:value="-0.009660545619438" calcext:value-type="float">
            <text:p>-0.009660545619438</text:p>
          </table:table-cell>
        </table:table-row>
        <table:table-row table:style-name="ro1">
          <table:table-cell office:value-type="float" office:value="6.5599999999999" calcext:value-type="float">
            <text:p>6.55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0065781201062" calcext:value-type="float">
            <text:p>0.20065781201062</text:p>
          </table:table-cell>
          <table:table-cell office:value-type="float" office:value="0.00079239894305841" calcext:value-type="float">
            <text:p>0.000792398943058</text:p>
          </table:table-cell>
          <table:table-cell office:value-type="float" office:value="-0.010680075353386" calcext:value-type="float">
            <text:p>-0.010680075353386</text:p>
          </table:table-cell>
          <table:table-cell/>
          <table:table-cell office:value-type="float" office:value="0.000059087460226663" calcext:value-type="float">
            <text:p>5.9087460226663E-05</text:p>
          </table:table-cell>
          <table:table-cell office:value-type="float" office:value="-0.0096793655017059" calcext:value-type="float">
            <text:p>-0.009679365501706</text:p>
          </table:table-cell>
        </table:table-row>
        <table:table-row table:style-name="ro1">
          <table:table-cell office:value-type="float" office:value="6.5799999999999" calcext:value-type="float">
            <text:p>6.57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0190258788155" calcext:value-type="float">
            <text:p>0.20190258788155</text:p>
          </table:table-cell>
          <table:table-cell office:value-type="float" office:value="0.00075443608109991" calcext:value-type="float">
            <text:p>0.0007544360811</text:p>
          </table:table-cell>
          <table:table-cell office:value-type="float" office:value="-0.010727907743066" calcext:value-type="float">
            <text:p>-0.010727907743066</text:p>
          </table:table-cell>
          <table:table-cell/>
          <table:table-cell office:value-type="float" office:value="0.000031098069630152" calcext:value-type="float">
            <text:p>3.1098069630152E-05</text:p>
          </table:table-cell>
          <table:table-cell office:value-type="float" office:value="-0.0096981501792856" calcext:value-type="float">
            <text:p>-0.009698150179286</text:p>
          </table:table-cell>
        </table:table-row>
        <table:table-row table:style-name="ro1">
          <table:table-cell office:value-type="float" office:value="6.5999999999999" calcext:value-type="float">
            <text:p>6.5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0315086052486" calcext:value-type="float">
            <text:p>0.20315086052486</text:p>
          </table:table-cell>
          <table:table-cell office:value-type="float" office:value="0.00071645596098112" calcext:value-type="float">
            <text:p>0.000716455960981</text:p>
          </table:table-cell>
          <table:table-cell office:value-type="float" office:value="-0.010775662830108" calcext:value-type="float">
            <text:p>-0.010775662830108</text:p>
          </table:table-cell>
          <table:table-cell/>
          <table:table-cell office:value-type="float" office:value="0.0000031103128561368" calcext:value-type="float">
            <text:p>3.1103128561368E-06</text:p>
          </table:table-cell>
          <table:table-cell office:value-type="float" office:value="-0.0097169010391481" calcext:value-type="float">
            <text:p>-0.009716901039148</text:p>
          </table:table-cell>
        </table:table-row>
        <table:table-row table:style-name="ro1">
          <table:table-cell office:value-type="float" office:value="6.6199999999999" calcext:value-type="float">
            <text:p>6.61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0430057921578" calcext:value-type="float">
            <text:p>0.20430057921578</text:p>
          </table:table-cell>
          <table:table-cell office:value-type="float" office:value="0.00067820043158926" calcext:value-type="float">
            <text:p>0.000678200431589</text:p>
          </table:table-cell>
          <table:table-cell office:value-type="float" office:value="-0.010820049098543" calcext:value-type="float">
            <text:p>-0.010820049098543</text:p>
          </table:table-cell>
          <table:table-cell/>
          <table:table-cell office:value-type="float" office:value="-0.000024875696421168" calcext:value-type="float">
            <text:p>-2.4875696421168E-05</text:p>
          </table:table-cell>
          <table:table-cell office:value-type="float" office:value="-0.0097356194084761" calcext:value-type="float">
            <text:p>-0.009735619408476</text:p>
          </table:table-cell>
        </table:table-row>
        <table:table-row table:style-name="ro1">
          <table:table-cell office:value-type="float" office:value="6.6399999999999" calcext:value-type="float">
            <text:p>6.63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0535588700319" calcext:value-type="float">
            <text:p>0.20535588700319</text:p>
          </table:table-cell>
          <table:table-cell office:value-type="float" office:value="0.00064009895055307" calcext:value-type="float">
            <text:p>0.000640098950553</text:p>
          </table:table-cell>
          <table:table-cell office:value-type="float" office:value="-0.010861315449357" calcext:value-type="float">
            <text:p>-0.010861315449357</text:p>
          </table:table-cell>
          <table:table-cell/>
          <table:table-cell office:value-type="float" office:value="-0.000052859851344366" calcext:value-type="float">
            <text:p>-5.2859851344366E-05</text:p>
          </table:table-cell>
          <table:table-cell office:value-type="float" office:value="-0.0097543065575091" calcext:value-type="float">
            <text:p>-0.009754306557509</text:p>
          </table:table-cell>
        </table:table-row>
        <table:table-row table:style-name="ro1">
          <table:table-cell office:value-type="float" office:value="6.6599999999999" calcext:value-type="float">
            <text:p>6.65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0634550037313" calcext:value-type="float">
            <text:p>0.20634550037313</text:p>
          </table:table-cell>
          <table:table-cell office:value-type="float" office:value="0.0006017874065402" calcext:value-type="float">
            <text:p>0.00060178740654</text:p>
          </table:table-cell>
          <table:table-cell office:value-type="float" office:value="-0.010900587239977" calcext:value-type="float">
            <text:p>-0.010900587239977</text:p>
          </table:table-cell>
          <table:table-cell/>
          <table:table-cell office:value-type="float" office:value="-0.000080842051548462" calcext:value-type="float">
            <text:p>-8.0842051548462E-05</text:p>
          </table:table-cell>
          <table:table-cell office:value-type="float" office:value="-0.0097729637022346" calcext:value-type="float">
            <text:p>-0.009772963702235</text:p>
          </table:table-cell>
        </table:table-row>
        <table:table-row table:style-name="ro1">
          <table:table-cell office:value-type="float" office:value="6.6799999999999" calcext:value-type="float">
            <text:p>6.67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0733646051261" calcext:value-type="float">
            <text:p>0.20733646051261</text:p>
          </table:table-cell>
          <table:table-cell office:value-type="float" office:value="0.00056344436264658" calcext:value-type="float">
            <text:p>0.000563444362647</text:p>
          </table:table-cell>
          <table:table-cell office:value-type="float" office:value="-0.010939725774913" calcext:value-type="float">
            <text:p>-0.010939725774913</text:p>
          </table:table-cell>
          <table:table-cell/>
          <table:table-cell office:value-type="float" office:value="-0.00010882220285261" calcext:value-type="float">
            <text:p>-0.000108822202853</text:p>
          </table:table-cell>
          <table:table-cell office:value-type="float" office:value="-0.0097915920069444" calcext:value-type="float">
            <text:p>-0.009791592006944</text:p>
          </table:table-cell>
        </table:table-row>
        <table:table-row table:style-name="ro1">
          <table:table-cell office:value-type="float" office:value="6.6999999999999" calcext:value-type="float">
            <text:p>6.6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0832865126333" calcext:value-type="float">
            <text:p>0.20832865126333</text:p>
          </table:table-cell>
          <table:table-cell office:value-type="float" office:value="0.00052507100035933" calcext:value-type="float">
            <text:p>0.000525071000359</text:p>
          </table:table-cell>
          <table:table-cell office:value-type="float" office:value="-0.010978735787425" calcext:value-type="float">
            <text:p>-0.010978735787425</text:p>
          </table:table-cell>
          <table:table-cell/>
          <table:table-cell office:value-type="float" office:value="-0.0001368002169671" calcext:value-type="float">
            <text:p>-0.000136800216967</text:p>
          </table:table-cell>
          <table:table-cell office:value-type="float" office:value="-0.0098101925866562" calcext:value-type="float">
            <text:p>-0.009810192586656</text:p>
          </table:table-cell>
        </table:table-row>
        <table:table-row table:style-name="ro1">
          <table:table-cell office:value-type="float" office:value="6.7199999999999" calcext:value-type="float">
            <text:p>6.71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0926385973248" calcext:value-type="float">
            <text:p>0.20926385973248</text:p>
          </table:table-cell>
          <table:table-cell office:value-type="float" office:value="0.00048731953272193" calcext:value-type="float">
            <text:p>0.000487319532722</text:p>
          </table:table-cell>
          <table:table-cell office:value-type="float" office:value="-0.011015953605504" calcext:value-type="float">
            <text:p>-0.011015953605504</text:p>
          </table:table-cell>
          <table:table-cell/>
          <table:table-cell office:value-type="float" office:value="-0.00016477601121476" calcext:value-type="float">
            <text:p>-0.000164776011215</text:p>
          </table:table-cell>
          <table:table-cell office:value-type="float" office:value="-0.0098287665094082" calcext:value-type="float">
            <text:p>-0.009828766509408</text:p>
          </table:table-cell>
        </table:table-row>
        <table:table-row table:style-name="ro1">
          <table:table-cell office:value-type="float" office:value="6.7399999999999" calcext:value-type="float">
            <text:p>6.73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1019916317482" calcext:value-type="float">
            <text:p>0.21019916317482</text:p>
          </table:table-cell>
          <table:table-cell office:value-type="float" office:value="0.00044954717690241" calcext:value-type="float">
            <text:p>0.000449547176902</text:p>
          </table:table-cell>
          <table:table-cell office:value-type="float" office:value="-0.011053024398886" calcext:value-type="float">
            <text:p>-0.011053024398886</text:p>
          </table:table-cell>
          <table:table-cell/>
          <table:table-cell office:value-type="float" office:value="-0.00019274950826596" calcext:value-type="float">
            <text:p>-0.000192749508266</text:p>
          </table:table-cell>
          <table:table-cell office:value-type="float" office:value="-0.0098473147984392" calcext:value-type="float">
            <text:p>-0.009847314798439</text:p>
          </table:table-cell>
        </table:table-row>
        <table:table-row table:style-name="ro1">
          <table:table-cell office:value-type="float" office:value="6.7599999999999" calcext:value-type="float">
            <text:p>6.75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1113528668109" calcext:value-type="float">
            <text:p>0.21113528668109</text:p>
          </table:table-cell>
          <table:table-cell office:value-type="float" office:value="0.0004117459461041" calcext:value-type="float">
            <text:p>0.000411745946104</text:p>
          </table:table-cell>
          <table:table-cell office:value-type="float" office:value="-0.011089975622786" calcext:value-type="float">
            <text:p>-0.011089975622786</text:p>
          </table:table-cell>
          <table:table-cell/>
          <table:table-cell office:value-type="float" office:value="-0.00022072063588644" calcext:value-type="float">
            <text:p>-0.000220720635886</text:p>
          </table:table-cell>
          <table:table-cell office:value-type="float" office:value="-0.0098658384342522" calcext:value-type="float">
            <text:p>-0.009865838434252</text:p>
          </table:table-cell>
        </table:table-row>
        <table:table-row table:style-name="ro1">
          <table:table-cell office:value-type="float" office:value="6.7799999999999" calcext:value-type="float">
            <text:p>6.77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1207215744025" calcext:value-type="float">
            <text:p>0.21207215744025</text:p>
          </table:table-cell>
          <table:table-cell office:value-type="float" office:value="0.00037391684962311" calcext:value-type="float">
            <text:p>0.000373916849623</text:p>
          </table:table-cell>
          <table:table-cell office:value-type="float" office:value="-0.011126811439888" calcext:value-type="float">
            <text:p>-0.011126811439888</text:p>
          </table:table-cell>
          <table:table-cell/>
          <table:table-cell office:value-type="float" office:value="-0.00024868932669734" calcext:value-type="float">
            <text:p>-0.000248689326697</text:p>
          </table:table-cell>
          <table:table-cell office:value-type="float" office:value="-0.0098843383565808" calcext:value-type="float">
            <text:p>-0.009884338356581</text:p>
          </table:table-cell>
        </table:table-row>
        <table:table-row table:style-name="ro1">
          <table:table-cell office:value-type="float" office:value="6.7999999999999" calcext:value-type="float">
            <text:p>6.7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1300970860375" calcext:value-type="float">
            <text:p>0.21300970860375</text:p>
          </table:table-cell>
          <table:table-cell office:value-type="float" office:value="0.00033606085546595" calcext:value-type="float">
            <text:p>0.000336060855466</text:p>
          </table:table-cell>
          <table:table-cell office:value-type="float" office:value="-0.011163535839503" calcext:value-type="float">
            <text:p>-0.011163535839503</text:p>
          </table:table-cell>
          <table:table-cell/>
          <table:table-cell office:value-type="float" office:value="-0.00027665551794663" calcext:value-type="float">
            <text:p>-0.000276655517947</text:p>
          </table:table-cell>
          <table:table-cell office:value-type="float" office:value="-0.0099028154662501" calcext:value-type="float">
            <text:p>-0.00990281546625</text:p>
          </table:table-cell>
        </table:table-row>
        <table:table-row table:style-name="ro1">
          <table:table-cell office:value-type="float" office:value="6.8199999999999" calcext:value-type="float">
            <text:p>6.81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139478786955" calcext:value-type="float">
            <text:p>0.2139478786955</text:p>
          </table:table-cell>
          <table:table-cell office:value-type="float" office:value="0.00029817889338448" calcext:value-type="float">
            <text:p>0.000298178893384</text:p>
          </table:table-cell>
          <table:table-cell office:value-type="float" office:value="-0.011200152647657" calcext:value-type="float">
            <text:p>-0.011200152647657</text:p>
          </table:table-cell>
          <table:table-cell/>
          <table:table-cell office:value-type="float" office:value="-0.00030461915129153" calcext:value-type="float">
            <text:p>-0.000304619151292</text:p>
          </table:table-cell>
          <table:table-cell office:value-type="float" office:value="-0.0099212706269389" calcext:value-type="float">
            <text:p>-0.009921270626939</text:p>
          </table:table-cell>
        </table:table-row>
        <table:table-row table:style-name="ro1">
          <table:table-cell office:value-type="float" office:value="6.8399999999999" calcext:value-type="float">
            <text:p>6.83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1488661110202" calcext:value-type="float">
            <text:p>0.21488661110202</text:p>
          </table:table-cell>
          <table:table-cell office:value-type="float" office:value="0.00026027185713914" calcext:value-type="float">
            <text:p>0.000260271857139</text:p>
          </table:table-cell>
          <table:table-cell office:value-type="float" office:value="-0.011236665536625" calcext:value-type="float">
            <text:p>-0.011236665536625</text:p>
          </table:table-cell>
          <table:table-cell/>
          <table:table-cell office:value-type="float" office:value="-0.00033258017259115" calcext:value-type="float">
            <text:p>-0.000332580172591</text:p>
          </table:table-cell>
          <table:table-cell office:value-type="float" office:value="-0.0099397046668738" calcext:value-type="float">
            <text:p>-0.009939704666874</text:p>
          </table:table-cell>
        </table:table-row>
        <table:table-row table:style-name="ro1">
          <table:table-cell office:value-type="float" office:value="6.8599999999999" calcext:value-type="float">
            <text:p>6.85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1582585362016" calcext:value-type="float">
            <text:p>0.21582585362016</text:p>
          </table:table-cell>
          <table:table-cell office:value-type="float" office:value="0.00022234060673581" calcext:value-type="float">
            <text:p>0.000222340606736</text:p>
          </table:table-cell>
          <table:table-cell office:value-type="float" office:value="-0.011273078033453" calcext:value-type="float">
            <text:p>-0.011273078033453</text:p>
          </table:table-cell>
          <table:table-cell/>
          <table:table-cell office:value-type="float" office:value="-0.00036053853170885" calcext:value-type="float">
            <text:p>-0.000360538531709</text:p>
          </table:table-cell>
          <table:table-cell office:value-type="float" office:value="-0.0099581183804084" calcext:value-type="float">
            <text:p>-0.009958118380408</text:p>
          </table:table-cell>
        </table:table-row>
        <table:table-row table:style-name="ro1">
          <table:table-cell office:value-type="float" office:value="6.8799999999999" calcext:value-type="float">
            <text:p>6.87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1676555805803" calcext:value-type="float">
            <text:p>0.21676555805803</text:p>
          </table:table-cell>
          <table:table-cell office:value-type="float" office:value="0.00018438597038919" calcext:value-type="float">
            <text:p>0.000184385970389</text:p>
          </table:table-cell>
          <table:table-cell office:value-type="float" office:value="-0.01130939352779" calcext:value-type="float">
            <text:p>-0.01130939352779</text:p>
          </table:table-cell>
          <table:table-cell/>
          <table:table-cell office:value-type="float" office:value="-0.00038849418232392" calcext:value-type="float">
            <text:p>-0.000388494182324</text:p>
          </table:table-cell>
          <table:table-cell office:value-type="float" office:value="-0.0099765125295511" calcext:value-type="float">
            <text:p>-0.009976512529551</text:p>
          </table:table-cell>
        </table:table-row>
        <table:table-row table:style-name="ro1">
          <table:table-cell office:value-type="float" office:value="6.8999999999999" calcext:value-type="float">
            <text:p>6.8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1770567988092" calcext:value-type="float">
            <text:p>0.21770567988092</text:p>
          </table:table-cell>
          <table:table-cell office:value-type="float" office:value="0.00014640874628633" calcext:value-type="float">
            <text:p>0.000146408746286</text:p>
          </table:table-cell>
          <table:table-cell office:value-type="float" office:value="-0.01134561527899" calcext:value-type="float">
            <text:p>-0.01134561527899</text:p>
          </table:table-cell>
          <table:table-cell/>
          <table:table-cell office:value-type="float" office:value="-0.0004164470817519" calcext:value-type="float">
            <text:p>-0.000416447081752</text:p>
          </table:table-cell>
          <table:table-cell office:value-type="float" office:value="-0.0099948878454028" calcext:value-type="float">
            <text:p>-0.009994887845403</text:p>
          </table:table-cell>
        </table:table-row>
        <table:table-row table:style-name="ro1">
          <table:table-cell office:value-type="float" office:value="6.9199999999999" calcext:value-type="float">
            <text:p>6.91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186461778959" calcext:value-type="float">
            <text:p>0.2186461778959</text:p>
          </table:table-cell>
          <table:table-cell office:value-type="float" office:value="0.00010840970417378" calcext:value-type="float">
            <text:p>0.000108409704174</text:p>
          </table:table-cell>
          <table:table-cell office:value-type="float" office:value="-0.011381746422678" calcext:value-type="float">
            <text:p>-0.011381746422678</text:p>
          </table:table-cell>
          <table:table-cell/>
          <table:table-cell office:value-type="float" office:value="-0.00044439719077334" calcext:value-type="float">
            <text:p>-0.000444397190773</text:p>
          </table:table-cell>
          <table:table-cell office:value-type="float" office:value="-0.010013245029536" calcext:value-type="float">
            <text:p>-0.010013245029536</text:p>
          </table:table-cell>
        </table:table-row>
        <table:table-row table:style-name="ro1">
          <table:table-cell office:value-type="float" office:value="6.9399999999999" calcext:value-type="float">
            <text:p>6.93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1958701397017" calcext:value-type="float">
            <text:p>0.21958701397017</text:p>
          </table:table-cell>
          <table:table-cell office:value-type="float" office:value="0.000070389586789666" calcext:value-type="float">
            <text:p>7.0389586789666E-05</text:p>
          </table:table-cell>
          <table:table-cell office:value-type="float" office:value="-0.011417789976731" calcext:value-type="float">
            <text:p>-0.011417789976731</text:p>
          </table:table-cell>
          <table:table-cell/>
          <table:table-cell office:value-type="float" office:value="-0.0004723444734703" calcext:value-type="float">
            <text:p>-0.00047234447347</text:p>
          </table:table-cell>
          <table:table-cell office:value-type="float" office:value="-0.010031584755283" calcext:value-type="float">
            <text:p>-0.010031584755283</text:p>
          </table:table-cell>
        </table:table-row>
        <table:table-row table:style-name="ro1">
          <table:table-cell office:value-type="float" office:value="6.9599999999999" calcext:value-type="float">
            <text:p>6.95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2052815277854" calcext:value-type="float">
            <text:p>0.22052815277854</text:p>
          </table:table-cell>
          <table:table-cell office:value-type="float" office:value="0.000032349111159974" calcext:value-type="float">
            <text:p>3.2349111159974E-05</text:p>
          </table:table-cell>
          <table:table-cell office:value-type="float" office:value="-0.011453748846819" calcext:value-type="float">
            <text:p>-0.011453748846819</text:p>
          </table:table-cell>
          <table:table-cell/>
          <table:table-cell office:value-type="float" office:value="-0.00050028889707035" calcext:value-type="float">
            <text:p>-0.00050028889707</text:p>
          </table:table-cell>
          <table:table-cell office:value-type="float" office:value="-0.010049907668984" calcext:value-type="float">
            <text:p>-0.010049907668984</text:p>
          </table:table-cell>
        </table:table-row>
        <table:table-row table:style-name="ro1">
          <table:table-cell office:value-type="float" office:value="6.9799999999999" calcext:value-type="float">
            <text:p>6.97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2146956157638" calcext:value-type="float">
            <text:p>0.22146956157638</text:p>
          </table:table-cell>
          <table:table-cell office:value-type="float" office:value="-0.000005711030224564" calcext:value-type="float">
            <text:p>-5.711030224564E-06</text:p>
          </table:table-cell>
          <table:table-cell office:value-type="float" office:value="-0.011489625831555" calcext:value-type="float">
            <text:p>-0.011489625831555</text:p>
          </table:table-cell>
          <table:table-cell/>
          <table:table-cell office:value-type="float" office:value="-0.00052823043179777" calcext:value-type="float">
            <text:p>-0.000528230431798</text:p>
          </table:table-cell>
          <table:table-cell office:value-type="float" office:value="-0.010068214391188" calcext:value-type="float">
            <text:p>-0.010068214391188</text:p>
          </table:table-cell>
        </table:table-row>
        <table:table-row table:style-name="ro1">
          <table:table-cell office:value-type="float" office:value="6.9999999999999" calcext:value-type="float">
            <text:p>6.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2236706329351" calcext:value-type="float">
            <text:p>0.22236706329351</text:p>
          </table:table-cell>
          <table:table-cell office:value-type="float" office:value="-0.000044165238913802" calcext:value-type="float">
            <text:p>-4.4165238913802E-05</text:p>
          </table:table-cell>
          <table:table-cell office:value-type="float" office:value="-0.011524487078293" calcext:value-type="float">
            <text:p>-0.011524487078293</text:p>
          </table:table-cell>
          <table:table-cell/>
          <table:table-cell office:value-type="float" office:value="-0.00055616905073137" calcext:value-type="float">
            <text:p>-0.000556169050731</text:p>
          </table:table-cell>
          <table:table-cell office:value-type="float" office:value="-0.010086505517738" calcext:value-type="float">
            <text:p>-0.010086505517738</text:p>
          </table:table-cell>
        </table:table-row>
        <table:table-row table:style-name="ro1">
          <table:table-cell office:value-type="float" office:value="7.0199999999999" calcext:value-type="float">
            <text:p>7.01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2320459393187" calcext:value-type="float">
            <text:p>0.22320459393187</text:p>
          </table:table-cell>
          <table:table-cell office:value-type="float" office:value="-0.000083148473572905" calcext:value-type="float">
            <text:p>-8.3148473572905E-05</text:p>
          </table:table-cell>
          <table:table-cell office:value-type="float" office:value="-0.011558000857436" calcext:value-type="float">
            <text:p>-0.011558000857436</text:p>
          </table:table-cell>
          <table:table-cell/>
          <table:table-cell office:value-type="float" office:value="-0.0005838423499938" calcext:value-type="float">
            <text:p>-0.000583842349994</text:p>
          </table:table-cell>
          <table:table-cell office:value-type="float" office:value="-0.010104340844776" calcext:value-type="float">
            <text:p>-0.010104340844776</text:p>
          </table:table-cell>
        </table:table-row>
        <table:table-row table:style-name="ro1">
          <table:table-cell office:value-type="float" office:value="7.0399999999999" calcext:value-type="float">
            <text:p>7.03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2404250699302" calcext:value-type="float">
            <text:p>0.22404250699302</text:p>
          </table:table-cell>
          <table:table-cell office:value-type="float" office:value="-0.00012214861888761" calcext:value-type="float">
            <text:p>-0.000122148618888</text:p>
          </table:table-cell>
          <table:table-cell office:value-type="float" office:value="-0.0115914510872" calcext:value-type="float">
            <text:p>-0.0115914510872</text:p>
          </table:table-cell>
          <table:table-cell/>
          <table:table-cell office:value-type="float" office:value="-0.00061109317204349" calcext:value-type="float">
            <text:p>-0.000611093172043</text:p>
          </table:table-cell>
          <table:table-cell office:value-type="float" office:value="-0.01012145469609" calcext:value-type="float">
            <text:p>-0.01012145469609</text:p>
          </table:table-cell>
        </table:table-row>
        <table:table-row table:style-name="ro1">
          <table:table-cell office:value-type="float" office:value="7.0599999999999" calcext:value-type="float">
            <text:p>7.05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2482570642847" calcext:value-type="float">
            <text:p>0.22482570642847</text:p>
          </table:table-cell>
          <table:table-cell office:value-type="float" office:value="-0.00016074290777553" calcext:value-type="float">
            <text:p>-0.000160742907776</text:p>
          </table:table-cell>
          <table:table-cell office:value-type="float" office:value="-0.011622831117692" calcext:value-type="float">
            <text:p>-0.011622831117692</text:p>
          </table:table-cell>
          <table:table-cell/>
          <table:table-cell office:value-type="float" office:value="-0.00063834381591627" calcext:value-type="float">
            <text:p>-0.000638343815916</text:p>
          </table:table-cell>
          <table:table-cell office:value-type="float" office:value="-0.010138555575201" calcext:value-type="float">
            <text:p>-0.010138555575201</text:p>
          </table:table-cell>
        </table:table-row>
        <table:table-row table:style-name="ro1">
          <table:table-cell office:value-type="float" office:value="7.0799999999999" calcext:value-type="float">
            <text:p>7.07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2556703429921" calcext:value-type="float">
            <text:p>0.22556703429921</text:p>
          </table:table-cell>
          <table:table-cell office:value-type="float" office:value="-0.00019964205116619" calcext:value-type="float">
            <text:p>-0.000199642051166</text:p>
          </table:table-cell>
          <table:table-cell office:value-type="float" office:value="-0.011653212670332" calcext:value-type="float">
            <text:p>-0.011653212670332</text:p>
          </table:table-cell>
          <table:table-cell/>
          <table:table-cell office:value-type="float" office:value="-0.00066559423444321" calcext:value-type="float">
            <text:p>-0.000665594234443</text:p>
          </table:table-cell>
          <table:table-cell office:value-type="float" office:value="-0.0101556439172" calcext:value-type="float">
            <text:p>-0.0101556439172</text:p>
          </table:table-cell>
        </table:table-row>
        <table:table-row table:style-name="ro1">
          <table:table-cell office:value-type="float" office:value="7.0999999999999" calcext:value-type="float">
            <text:p>7.0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2630861959609" calcext:value-type="float">
            <text:p>0.22630861959609</text:p>
          </table:table-cell>
          <table:table-cell office:value-type="float" office:value="-0.00023855510783691" calcext:value-type="float">
            <text:p>-0.000238555107837</text:p>
          </table:table-cell>
          <table:table-cell office:value-type="float" office:value="-0.011683540167532" calcext:value-type="float">
            <text:p>-0.011683540167532</text:p>
          </table:table-cell>
          <table:table-cell/>
          <table:table-cell office:value-type="float" office:value="-0.00069284438290228" calcext:value-type="float">
            <text:p>-0.000692844382902</text:p>
          </table:table-cell>
          <table:table-cell office:value-type="float" office:value="-0.010172720139865" calcext:value-type="float">
            <text:p>-0.010172720139865</text:p>
          </table:table-cell>
        </table:table-row>
        <table:table-row table:style-name="ro1">
          <table:table-cell office:value-type="float" office:value="7.1199999999999" calcext:value-type="float">
            <text:p>7.11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2705044220306" calcext:value-type="float">
            <text:p>0.22705044220306</text:p>
          </table:table-cell>
          <table:table-cell office:value-type="float" office:value="-0.00027748148495854" calcext:value-type="float">
            <text:p>-0.000277481484959</text:p>
          </table:table-cell>
          <table:table-cell office:value-type="float" office:value="-0.011713815743602" calcext:value-type="float">
            <text:p>-0.011713815743602</text:p>
          </table:table-cell>
          <table:table-cell/>
          <table:table-cell office:value-type="float" office:value="-0.00072009421890895" calcext:value-type="float">
            <text:p>-0.000720094218909</text:p>
          </table:table-cell>
          <table:table-cell office:value-type="float" office:value="-0.010189784644255" calcext:value-type="float">
            <text:p>-0.010189784644255</text:p>
          </table:table-cell>
        </table:table-row>
        <table:table-row table:style-name="ro1">
          <table:table-cell office:value-type="float" office:value="7.1399999999999" calcext:value-type="float">
            <text:p>7.13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2779236798006" calcext:value-type="float">
            <text:p>0.22779236798006</text:p>
          </table:table-cell>
          <table:table-cell office:value-type="float" office:value="-0.00031641381540672" calcext:value-type="float">
            <text:p>-0.000316413815407</text:p>
          </table:table-cell>
          <table:table-cell office:value-type="float" office:value="-0.011744037203605" calcext:value-type="float">
            <text:p>-0.011744037203605</text:p>
          </table:table-cell>
          <table:table-cell/>
          <table:table-cell office:value-type="float" office:value="-0.00074734370231125" calcext:value-type="float">
            <text:p>-0.000747343702311</text:p>
          </table:table-cell>
          <table:table-cell office:value-type="float" office:value="-0.010206837815494" calcext:value-type="float">
            <text:p>-0.010206837815494</text:p>
          </table:table-cell>
        </table:table-row>
        <table:table-row table:style-name="ro1">
          <table:table-cell office:value-type="float" office:value="7.1599999999999" calcext:value-type="float">
            <text:p>7.15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2853304892246" calcext:value-type="float">
            <text:p>0.22853304892246</text:p>
          </table:table-cell>
          <table:table-cell office:value-type="float" office:value="-0.00035527323933621" calcext:value-type="float">
            <text:p>-0.000355273239336</text:p>
          </table:table-cell>
          <table:table-cell office:value-type="float" office:value="-0.011774157839597" calcext:value-type="float">
            <text:p>-0.011774157839597</text:p>
          </table:table-cell>
          <table:table-cell/>
          <table:table-cell office:value-type="float" office:value="-0.00077459279508995" calcext:value-type="float">
            <text:p>-0.00077459279509</text:p>
          </table:table-cell>
          <table:table-cell office:value-type="float" office:value="-0.010223880023669" calcext:value-type="float">
            <text:p>-0.010223880023669</text:p>
          </table:table-cell>
        </table:table-row>
        <table:table-row table:style-name="ro1">
          <table:table-cell office:value-type="float" office:value="7.1799999999999" calcext:value-type="float">
            <text:p>7.17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2927391458895" calcext:value-type="float">
            <text:p>0.22927391458895</text:p>
          </table:table-cell>
          <table:table-cell office:value-type="float" office:value="-0.00039414444104259" calcext:value-type="float">
            <text:p>-0.000394144441043</text:p>
          </table:table-cell>
          <table:table-cell office:value-type="float" office:value="-0.011804232646156" calcext:value-type="float">
            <text:p>-0.011804232646156</text:p>
          </table:table-cell>
          <table:table-cell/>
          <table:table-cell office:value-type="float" office:value="-0.00080184146126269" calcext:value-type="float">
            <text:p>-0.000801841461263</text:p>
          </table:table-cell>
          <table:table-cell office:value-type="float" office:value="-0.01024091162428" calcext:value-type="float">
            <text:p>-0.01024091162428</text:p>
          </table:table-cell>
        </table:table-row>
        <table:table-row table:style-name="ro1">
          <table:table-cell office:value-type="float" office:value="7.1999999999999" calcext:value-type="float">
            <text:p>7.1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3001494971917" calcext:value-type="float">
            <text:p>0.23001494971917</text:p>
          </table:table-cell>
          <table:table-cell office:value-type="float" office:value="-0.00043302691677268" calcext:value-type="float">
            <text:p>-0.000433026916773</text:p>
          </table:table-cell>
          <table:table-cell office:value-type="float" office:value="-0.011834263384491" calcext:value-type="float">
            <text:p>-0.011834263384491</text:p>
          </table:table-cell>
          <table:table-cell/>
          <table:table-cell office:value-type="float" office:value="-0.00082908966679266" calcext:value-type="float">
            <text:p>-0.000829089666793</text:p>
          </table:table-cell>
          <table:table-cell office:value-type="float" office:value="-0.010257932959027" calcext:value-type="float">
            <text:p>-0.010257932959027</text:p>
          </table:table-cell>
        </table:table-row>
        <table:table-row table:style-name="ro1">
          <table:table-cell office:value-type="float" office:value="7.2199999999999" calcext:value-type="float">
            <text:p>7.21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3075614005613" calcext:value-type="float">
            <text:p>0.23075614005613</text:p>
          </table:table-cell>
          <table:table-cell office:value-type="float" office:value="-0.00047192018325618" calcext:value-type="float">
            <text:p>-0.000471920183256</text:p>
          </table:table-cell>
          <table:table-cell office:value-type="float" office:value="-0.011864251738567" calcext:value-type="float">
            <text:p>-0.011864251738567</text:p>
          </table:table-cell>
          <table:table-cell/>
          <table:table-cell office:value-type="float" office:value="-0.00085585748241295" calcext:value-type="float">
            <text:p>-0.000855857482413</text:p>
          </table:table-cell>
          <table:table-cell office:value-type="float" office:value="-0.010274241315887" calcext:value-type="float">
            <text:p>-0.010274241315887</text:p>
          </table:table-cell>
        </table:table-row>
        <table:table-row table:style-name="ro1">
          <table:table-cell office:value-type="float" office:value="7.2399999999999" calcext:value-type="float">
            <text:p>7.23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3149747227796" calcext:value-type="float">
            <text:p>0.23149747227796</text:p>
          </table:table-cell>
          <table:table-cell office:value-type="float" office:value="-0.00051082377685579" calcext:value-type="float">
            <text:p>-0.000510823776856</text:p>
          </table:table-cell>
          <table:table-cell office:value-type="float" office:value="-0.01189419931889" calcext:value-type="float">
            <text:p>-0.01189419931889</text:p>
          </table:table-cell>
          <table:table-cell/>
          <table:table-cell office:value-type="float" office:value="-0.00088201325269831" calcext:value-type="float">
            <text:p>-0.000882013252698</text:p>
          </table:table-cell>
          <table:table-cell office:value-type="float" office:value="-0.01028963703903" calcext:value-type="float">
            <text:p>-0.01028963703903</text:p>
          </table:table-cell>
        </table:table-row>
        <table:table-row table:style-name="ro1">
          <table:table-cell office:value-type="float" office:value="7.2599999999999" calcext:value-type="float">
            <text:p>7.25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3223893393501" calcext:value-type="float">
            <text:p>0.23223893393501</text:p>
          </table:table-cell>
          <table:table-cell office:value-type="float" office:value="-0.00054973725276034" calcext:value-type="float">
            <text:p>-0.00054973725276</text:p>
          </table:table-cell>
          <table:table-cell office:value-type="float" office:value="-0.011924107666061" calcext:value-type="float">
            <text:p>-0.011924107666061</text:p>
          </table:table-cell>
          <table:table-cell/>
          <table:table-cell office:value-type="float" office:value="-0.0009081702449835" calcext:value-type="float">
            <text:p>-0.000908170244984</text:p>
          </table:table-cell>
          <table:table-cell office:value-type="float" office:value="-0.01030501548204" calcext:value-type="float">
            <text:p>-0.01030501548204</text:p>
          </table:table-cell>
        </table:table-row>
        <table:table-row table:style-name="ro1">
          <table:table-cell office:value-type="float" office:value="7.2799999999999" calcext:value-type="float">
            <text:p>7.27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3298051339175" calcext:value-type="float">
            <text:p>0.23298051339175</text:p>
          </table:table-cell>
          <table:table-cell office:value-type="float" office:value="-0.00058866018421796" calcext:value-type="float">
            <text:p>-0.000588660184218</text:p>
          </table:table-cell>
          <table:table-cell office:value-type="float" office:value="-0.011953978254105" calcext:value-type="float">
            <text:p>-0.011953978254105</text:p>
          </table:table-cell>
          <table:table-cell/>
          <table:table-cell office:value-type="float" office:value="-0.00093432848270616" calcext:value-type="float">
            <text:p>-0.000934328482706</text:p>
          </table:table-cell>
          <table:table-cell office:value-type="float" office:value="-0.010320377239874" calcext:value-type="float">
            <text:p>-0.010320377239874</text:p>
          </table:table-cell>
        </table:table-row>
        <table:table-row table:style-name="ro1">
          <table:table-cell office:value-type="float" office:value="7.2999999999999" calcext:value-type="float">
            <text:p>7.2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3372219977309" calcext:value-type="float">
            <text:p>0.23372219977309</text:p>
          </table:table-cell>
          <table:table-cell office:value-type="float" office:value="-0.00062759216180546" calcext:value-type="float">
            <text:p>-0.000627592161805</text:p>
          </table:table-cell>
          <table:table-cell office:value-type="float" office:value="-0.011983812493662" calcext:value-type="float">
            <text:p>-0.011983812493662</text:p>
          </table:table-cell>
          <table:table-cell/>
          <table:table-cell office:value-type="float" office:value="-0.00096048798762642" calcext:value-type="float">
            <text:p>-0.000960487987626</text:p>
          </table:table-cell>
          <table:table-cell office:value-type="float" office:value="-0.010335722883965" calcext:value-type="float">
            <text:p>-0.010335722883965</text:p>
          </table:table-cell>
        </table:table-row>
        <table:table-row table:style-name="ro1">
          <table:table-cell office:value-type="float" office:value="7.3199999999999" calcext:value-type="float">
            <text:p>7.31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3445662247719" calcext:value-type="float">
            <text:p>0.23445662247719</text:p>
          </table:table-cell>
          <table:table-cell office:value-type="float" office:value="-0.00066613002124213" calcext:value-type="float">
            <text:p>-0.000666130021242</text:p>
          </table:table-cell>
          <table:table-cell office:value-type="float" office:value="-0.012013208901255" calcext:value-type="float">
            <text:p>-0.012013208901255</text:p>
          </table:table-cell>
          <table:table-cell/>
          <table:table-cell office:value-type="float" office:value="-0.00098664877988549" calcext:value-type="float">
            <text:p>-0.000986648779885</text:p>
          </table:table-cell>
          <table:table-cell office:value-type="float" office:value="-0.010351052963382" calcext:value-type="float">
            <text:p>-0.010351052963382</text:p>
          </table:table-cell>
        </table:table-row>
        <table:table-row table:style-name="ro1">
          <table:table-cell office:value-type="float" office:value="7.3399999999999" calcext:value-type="float">
            <text:p>7.33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3512558019002" calcext:value-type="float">
            <text:p>0.23512558019002</text:p>
          </table:table-cell>
          <table:table-cell office:value-type="float" office:value="-0.00070237246481924" calcext:value-type="float">
            <text:p>-0.000702372464819</text:p>
          </table:table-cell>
          <table:table-cell office:value-type="float" office:value="-0.012040136900119" calcext:value-type="float">
            <text:p>-0.012040136900119</text:p>
          </table:table-cell>
          <table:table-cell/>
          <table:table-cell office:value-type="float" office:value="-0.0010128108780636" calcext:value-type="float">
            <text:p>-0.001012810878064</text:p>
          </table:table-cell>
          <table:table-cell office:value-type="float" office:value="-0.010366368005686" calcext:value-type="float">
            <text:p>-0.010366368005686</text:p>
          </table:table-cell>
        </table:table-row>
        <table:table-row table:style-name="ro1">
          <table:table-cell office:value-type="float" office:value="7.3599999999999" calcext:value-type="float">
            <text:p>7.35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3579409585799" calcext:value-type="float">
            <text:p>0.23579409585799</text:p>
          </table:table-cell>
          <table:table-cell office:value-type="float" office:value="-0.00073860324383174" calcext:value-type="float">
            <text:p>-0.000738603243832</text:p>
          </table:table-cell>
          <table:table-cell office:value-type="float" office:value="-0.012067023213315" calcext:value-type="float">
            <text:p>-0.012067023213315</text:p>
          </table:table-cell>
          <table:table-cell/>
          <table:table-cell office:value-type="float" office:value="-0.0010389742992367" calcext:value-type="float">
            <text:p>-0.001038974299237</text:p>
          </table:table-cell>
          <table:table-cell office:value-type="float" office:value="-0.010381668518059" calcext:value-type="float">
            <text:p>-0.010381668518059</text:p>
          </table:table-cell>
        </table:table-row>
        <table:table-row table:style-name="ro1">
          <table:table-cell office:value-type="float" office:value="7.3799999999999" calcext:value-type="float">
            <text:p>7.37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3645264875074" calcext:value-type="float">
            <text:p>0.23645264875074</text:p>
          </table:table-cell>
          <table:table-cell office:value-type="float" office:value="-0.00077490252246553" calcext:value-type="float">
            <text:p>-0.000774902522466</text:p>
          </table:table-cell>
          <table:table-cell office:value-type="float" office:value="-0.012093741734058" calcext:value-type="float">
            <text:p>-0.012093741734058</text:p>
          </table:table-cell>
          <table:table-cell/>
          <table:table-cell office:value-type="float" office:value="-0.0010651390590285" calcext:value-type="float">
            <text:p>-0.001065139059029</text:p>
          </table:table-cell>
          <table:table-cell office:value-type="float" office:value="-0.010396954988163" calcext:value-type="float">
            <text:p>-0.010396954988163</text:p>
          </table:table-cell>
        </table:table-row>
        <table:table-row table:style-name="ro1">
          <table:table-cell office:value-type="float" office:value="7.3999999999999" calcext:value-type="float">
            <text:p>7.3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3708956744681" calcext:value-type="float">
            <text:p>0.23708956744681</text:p>
          </table:table-cell>
          <table:table-cell office:value-type="float" office:value="-0.00081111730527257" calcext:value-type="float">
            <text:p>-0.000811117305273</text:p>
          </table:table-cell>
          <table:table-cell office:value-type="float" office:value="-0.012120031692363" calcext:value-type="float">
            <text:p>-0.012120031692363</text:p>
          </table:table-cell>
          <table:table-cell/>
          <table:table-cell office:value-type="float" office:value="-0.0010913051716799" calcext:value-type="float">
            <text:p>-0.00109130517168</text:p>
          </table:table-cell>
          <table:table-cell office:value-type="float" office:value="-0.010412227884989" calcext:value-type="float">
            <text:p>-0.010412227884989</text:p>
          </table:table-cell>
        </table:table-row>
        <table:table-row table:style-name="ro1">
          <table:table-cell office:value-type="float" office:value="7.4199999999999" calcext:value-type="float">
            <text:p>7.41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3772589500293" calcext:value-type="float">
            <text:p>0.23772589500293</text:p>
          </table:table-cell>
          <table:table-cell office:value-type="float" office:value="-0.00084730884475982" calcext:value-type="float">
            <text:p>-0.00084730884476</text:p>
          </table:table-cell>
          <table:table-cell office:value-type="float" office:value="-0.012146276846412" calcext:value-type="float">
            <text:p>-0.012146276846412</text:p>
          </table:table-cell>
          <table:table-cell/>
          <table:table-cell office:value-type="float" office:value="-0.0011174726500725" calcext:value-type="float">
            <text:p>-0.001117472650073</text:p>
          </table:table-cell>
          <table:table-cell office:value-type="float" office:value="-0.010427487659726" calcext:value-type="float">
            <text:p>-0.010427487659726</text:p>
          </table:table-cell>
        </table:table-row>
        <table:table-row table:style-name="ro1">
          <table:table-cell office:value-type="float" office:value="7.4399999999999" calcext:value-type="float">
            <text:p>7.43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3836189169579" calcext:value-type="float">
            <text:p>0.23836189169579</text:p>
          </table:table-cell>
          <table:table-cell office:value-type="float" office:value="-0.00088349115035538" calcext:value-type="float">
            <text:p>-0.000883491150355</text:p>
          </table:table-cell>
          <table:table-cell office:value-type="float" office:value="-0.012172488649471" calcext:value-type="float">
            <text:p>-0.012172488649471</text:p>
          </table:table-cell>
          <table:table-cell/>
          <table:table-cell office:value-type="float" office:value="-0.0011436415058068" calcext:value-type="float">
            <text:p>-0.001143641505807</text:p>
          </table:table-cell>
          <table:table-cell office:value-type="float" office:value="-0.010442734746522" calcext:value-type="float">
            <text:p>-0.010442734746522</text:p>
          </table:table-cell>
        </table:table-row>
        <table:table-row table:style-name="ro1">
          <table:table-cell office:value-type="float" office:value="7.4599999999999" calcext:value-type="float">
            <text:p>7.45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389975601427" calcext:value-type="float">
            <text:p>0.2389975601427</text:p>
          </table:table-cell>
          <table:table-cell office:value-type="float" office:value="-0.00091966427872009" calcext:value-type="float">
            <text:p>-0.00091966427872</text:p>
          </table:table-cell>
          <table:table-cell office:value-type="float" office:value="-0.012198668213605" calcext:value-type="float">
            <text:p>-0.012198668213605</text:p>
          </table:table-cell>
          <table:table-cell/>
          <table:table-cell office:value-type="float" office:value="-0.0011698117492367" calcext:value-type="float">
            <text:p>-0.001169811749237</text:p>
          </table:table-cell>
          <table:table-cell office:value-type="float" office:value="-0.010457969563062" calcext:value-type="float">
            <text:p>-0.010457969563062</text:p>
          </table:table-cell>
        </table:table-row>
        <table:table-row table:style-name="ro1">
          <table:table-cell office:value-type="float" office:value="7.4799999999999" calcext:value-type="float">
            <text:p>7.47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396329031859" calcext:value-type="float">
            <text:p>0.2396329031859</text:p>
          </table:table-cell>
          <table:table-cell office:value-type="float" office:value="-0.00095582829259629" calcext:value-type="float">
            <text:p>-0.000955828292596</text:p>
          </table:table-cell>
          <table:table-cell office:value-type="float" office:value="-0.012224816603858" calcext:value-type="float">
            <text:p>-0.012224816603858</text:p>
          </table:table-cell>
          <table:table-cell/>
          <table:table-cell office:value-type="float" office:value="-0.0011959562551546" calcext:value-type="float">
            <text:p>-0.001195956255155</text:p>
          </table:table-cell>
          <table:table-cell office:value-type="float" office:value="-0.010473186540594" calcext:value-type="float">
            <text:p>-0.010473186540594</text:p>
          </table:table-cell>
        </table:table-row>
        <table:table-row table:style-name="ro1">
          <table:table-cell office:value-type="float" office:value="7.4999999999999" calcext:value-type="float">
            <text:p>7.4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026792386571" calcext:value-type="float">
            <text:p>0.24026792386571</text:p>
          </table:table-cell>
          <table:table-cell office:value-type="float" office:value="-0.00099198326014213" calcext:value-type="float">
            <text:p>-0.000991983260142</text:p>
          </table:table-cell>
          <table:table-cell office:value-type="float" office:value="-0.012250934840782" calcext:value-type="float">
            <text:p>-0.012250934840782</text:p>
          </table:table-cell>
          <table:table-cell/>
          <table:table-cell office:value-type="float" office:value="-0.0012218961257689" calcext:value-type="float">
            <text:p>-0.001221896125769</text:p>
          </table:table-cell>
          <table:table-cell office:value-type="float" office:value="-0.010488346839145" calcext:value-type="float">
            <text:p>-0.010488346839145</text:p>
          </table:table-cell>
        </table:table-row>
        <table:table-row table:style-name="ro1">
          <table:table-cell office:value-type="float" office:value="7.5199999999999" calcext:value-type="float">
            <text:p>7.51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090262539599" calcext:value-type="float">
            <text:p>0.24090262539599</text:p>
          </table:table-cell>
          <table:table-cell office:value-type="float" office:value="-0.0010281292543218" calcext:value-type="float">
            <text:p>-0.001028129254322</text:p>
          </table:table-cell>
          <table:table-cell office:value-type="float" office:value="-0.012277023902806" calcext:value-type="float">
            <text:p>-0.012277023902806</text:p>
          </table:table-cell>
          <table:table-cell/>
          <table:table-cell office:value-type="float" office:value="-0.0012478370279259" calcext:value-type="float">
            <text:p>-0.001247837027926</text:p>
          </table:table-cell>
          <table:table-cell office:value-type="float" office:value="-0.010503496673483" calcext:value-type="float">
            <text:p>-0.010503496673483</text:p>
          </table:table-cell>
        </table:table-row>
        <table:table-row table:style-name="ro1">
          <table:table-cell office:value-type="float" office:value="7.5399999999999" calcext:value-type="float">
            <text:p>7.53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153701114174" calcext:value-type="float">
            <text:p>0.24153701114174</text:p>
          </table:table-cell>
          <table:table-cell office:value-type="float" office:value="-0.0010642663523468" calcext:value-type="float">
            <text:p>-0.001064266352347</text:p>
          </table:table-cell>
          <table:table-cell office:value-type="float" office:value="-0.012303084728498" calcext:value-type="float">
            <text:p>-0.012303084728498</text:p>
          </table:table-cell>
          <table:table-cell/>
          <table:table-cell office:value-type="float" office:value="-0.001273778980051" calcext:value-type="float">
            <text:p>-0.001273778980051</text:p>
          </table:table-cell>
          <table:table-cell office:value-type="float" office:value="-0.010518636391896" calcext:value-type="float">
            <text:p>-0.010518636391896</text:p>
          </table:table-cell>
        </table:table-row>
        <table:table-row table:style-name="ro1">
          <table:table-cell office:value-type="float" office:value="7.5599999999999" calcext:value-type="float">
            <text:p>7.55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217108459867" calcext:value-type="float">
            <text:p>0.24217108459867</text:p>
          </table:table-cell>
          <table:table-cell office:value-type="float" office:value="-0.0011003946351638" calcext:value-type="float">
            <text:p>-0.001100394635164</text:p>
          </table:table-cell>
          <table:table-cell office:value-type="float" office:value="-0.012329118218597" calcext:value-type="float">
            <text:p>-0.012329118218597</text:p>
          </table:table-cell>
          <table:table-cell/>
          <table:table-cell office:value-type="float" office:value="-0.0012997219991115" calcext:value-type="float">
            <text:p>-0.001299721999112</text:p>
          </table:table-cell>
          <table:table-cell office:value-type="float" office:value="-0.010533766328602" calcext:value-type="float">
            <text:p>-0.010533766328602</text:p>
          </table:table-cell>
        </table:table-row>
        <table:table-row table:style-name="ro1">
          <table:table-cell office:value-type="float" office:value="7.5799999999999" calcext:value-type="float">
            <text:p>7.57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280484937448" calcext:value-type="float">
            <text:p>0.24280484937448</text:p>
          </table:table-cell>
          <table:table-cell office:value-type="float" office:value="-0.0011365141869849" calcext:value-type="float">
            <text:p>-0.001136514186985</text:p>
          </table:table-cell>
          <table:table-cell office:value-type="float" office:value="-0.012355125237953" calcext:value-type="float">
            <text:p>-0.012355125237953</text:p>
          </table:table-cell>
          <table:table-cell/>
          <table:table-cell office:value-type="float" office:value="-0.0013256661006967" calcext:value-type="float">
            <text:p>-0.001325666100697</text:p>
          </table:table-cell>
          <table:table-cell office:value-type="float" office:value="-0.010548886805793" calcext:value-type="float">
            <text:p>-0.010548886805793</text:p>
          </table:table-cell>
        </table:table-row>
        <table:table-row table:style-name="ro1">
          <table:table-cell office:value-type="float" office:value="7.5999999999999" calcext:value-type="float">
            <text:p>7.5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343830917181" calcext:value-type="float">
            <text:p>0.24343830917181</text:p>
          </table:table-cell>
          <table:table-cell office:value-type="float" office:value="-0.0011726250948592" calcext:value-type="float">
            <text:p>-0.001172625094859</text:p>
          </table:table-cell>
          <table:table-cell office:value-type="float" office:value="-0.012381106617316" calcext:value-type="float">
            <text:p>-0.012381106617316</text:p>
          </table:table-cell>
          <table:table-cell/>
          <table:table-cell office:value-type="float" office:value="-0.0013516112990585" calcext:value-type="float">
            <text:p>-0.001351611299059</text:p>
          </table:table-cell>
          <table:table-cell office:value-type="float" office:value="-0.01056399813342" calcext:value-type="float">
            <text:p>-0.01056399813342</text:p>
          </table:table-cell>
        </table:table-row>
        <table:table-row table:style-name="ro1">
          <table:table-cell office:value-type="float" office:value="7.6199999999999" calcext:value-type="float">
            <text:p>7.61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407146777272" calcext:value-type="float">
            <text:p>0.24407146777272</text:p>
          </table:table-cell>
          <table:table-cell office:value-type="float" office:value="-0.0012087274482784" calcext:value-type="float">
            <text:p>-0.001208727448278</text:p>
          </table:table-cell>
          <table:table-cell office:value-type="float" office:value="-0.012407063155026" calcext:value-type="float">
            <text:p>-0.012407063155026</text:p>
          </table:table-cell>
          <table:table-cell/>
          <table:table-cell office:value-type="float" office:value="-0.0013775576071687" calcext:value-type="float">
            <text:p>-0.001377557607169</text:p>
          </table:table-cell>
          <table:table-cell office:value-type="float" office:value="-0.010579100609851" calcext:value-type="float">
            <text:p>-0.010579100609851</text:p>
          </table:table-cell>
        </table:table-row>
        <table:table-row table:style-name="ro1">
          <table:table-cell office:value-type="float" office:value="7.6399999999999" calcext:value-type="float">
            <text:p>7.63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470432902447" calcext:value-type="float">
            <text:p>0.24470432902447</text:p>
          </table:table-cell>
          <table:table-cell office:value-type="float" office:value="-0.001244821338817" calcext:value-type="float">
            <text:p>-0.001244821338817</text:p>
          </table:table-cell>
          <table:table-cell office:value-type="float" office:value="-0.012432995618642" calcext:value-type="float">
            <text:p>-0.012432995618642</text:p>
          </table:table-cell>
          <table:table-cell/>
          <table:table-cell office:value-type="float" office:value="-0.0014035050367717" calcext:value-type="float">
            <text:p>-0.001403505036772</text:p>
          </table:table-cell>
          <table:table-cell office:value-type="float" office:value="-0.010594194522363" calcext:value-type="float">
            <text:p>-0.010594194522363</text:p>
          </table:table-cell>
        </table:table-row>
        <table:table-row table:style-name="ro1">
          <table:table-cell office:value-type="float" office:value="7.6599999999999" calcext:value-type="float">
            <text:p>7.65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533175103961" calcext:value-type="float">
            <text:p>0.24533175103961</text:p>
          </table:table-cell>
          <table:table-cell office:value-type="float" office:value="-0.001280640815922" calcext:value-type="float">
            <text:p>-0.001280640815922</text:p>
          </table:table-cell>
          <table:table-cell office:value-type="float" office:value="-0.012458648524715" calcext:value-type="float">
            <text:p>-0.012458648524715</text:p>
          </table:table-cell>
          <table:table-cell/>
          <table:table-cell office:value-type="float" office:value="-0.0014294453412367" calcext:value-type="float">
            <text:p>-0.001429445341237</text:p>
          </table:table-cell>
          <table:table-cell office:value-type="float" office:value="-0.010609270667199" calcext:value-type="float">
            <text:p>-0.010609270667199</text:p>
          </table:table-cell>
        </table:table-row>
        <table:table-row table:style-name="ro1">
          <table:table-cell office:value-type="float" office:value="7.6799999999999" calcext:value-type="float">
            <text:p>7.67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595720131945" calcext:value-type="float">
            <text:p>0.24595720131945</text:p>
          </table:table-cell>
          <table:table-cell office:value-type="float" office:value="-0.0013163645020374" calcext:value-type="float">
            <text:p>-0.001316364502037</text:p>
          </table:table-cell>
          <table:table-cell office:value-type="float" office:value="-0.012484194732302" calcext:value-type="float">
            <text:p>-0.012484194732302</text:p>
          </table:table-cell>
          <table:table-cell/>
          <table:table-cell office:value-type="float" office:value="-0.0014552517358535" calcext:value-type="float">
            <text:p>-0.001455251735854</text:p>
          </table:table-cell>
          <table:table-cell office:value-type="float" office:value="-0.010624183839702" calcext:value-type="float">
            <text:p>-0.010624183839702</text:p>
          </table:table-cell>
        </table:table-row>
        <table:table-row table:style-name="ro1">
          <table:table-cell office:value-type="float" office:value="7.6999999999999" calcext:value-type="float">
            <text:p>7.6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658239883104" calcext:value-type="float">
            <text:p>0.24658239883104</text:p>
          </table:table-cell>
          <table:table-cell office:value-type="float" office:value="-0.0013520810859182" calcext:value-type="float">
            <text:p>-0.001352081085918</text:p>
          </table:table-cell>
          <table:table-cell office:value-type="float" office:value="-0.012509720317556" calcext:value-type="float">
            <text:p>-0.012509720317556</text:p>
          </table:table-cell>
          <table:table-cell/>
          <table:table-cell office:value-type="float" office:value="-0.0014810590461878" calcext:value-type="float">
            <text:p>-0.001481059046188</text:p>
          </table:table-cell>
          <table:table-cell office:value-type="float" office:value="-0.010639089468766" calcext:value-type="float">
            <text:p>-0.010639089468766</text:p>
          </table:table-cell>
        </table:table-row>
        <table:table-row table:style-name="ro1">
          <table:table-cell office:value-type="float" office:value="7.7199999999999" calcext:value-type="float">
            <text:p>7.71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720734680248" calcext:value-type="float">
            <text:p>0.24720734680248</text:p>
          </table:table-cell>
          <table:table-cell office:value-type="float" office:value="-0.0013877906344489" calcext:value-type="float">
            <text:p>-0.001387790634449</text:p>
          </table:table-cell>
          <table:table-cell office:value-type="float" office:value="-0.012535225907494" calcext:value-type="float">
            <text:p>-0.012535225907494</text:p>
          </table:table-cell>
          <table:table-cell/>
          <table:table-cell office:value-type="float" office:value="-0.0015068672825886" calcext:value-type="float">
            <text:p>-0.001506867282589</text:p>
          </table:table-cell>
          <table:table-cell office:value-type="float" office:value="-0.010653987798153" calcext:value-type="float">
            <text:p>-0.010653987798153</text:p>
          </table:table-cell>
        </table:table-row>
        <table:table-row table:style-name="ro1">
          <table:table-cell office:value-type="float" office:value="7.7399999999999" calcext:value-type="float">
            <text:p>7.73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783180143878" calcext:value-type="float">
            <text:p>0.24783180143878</text:p>
          </table:table-cell>
          <table:table-cell office:value-type="float" office:value="-0.0014234813439802" calcext:value-type="float">
            <text:p>-0.00142348134398</text:p>
          </table:table-cell>
          <table:table-cell office:value-type="float" office:value="-0.012560700805321" calcext:value-type="float">
            <text:p>-0.012560700805321</text:p>
          </table:table-cell>
          <table:table-cell/>
          <table:table-cell office:value-type="float" office:value="-0.0015326764543795" calcext:value-type="float">
            <text:p>-0.00153267645438</text:p>
          </table:table-cell>
          <table:table-cell office:value-type="float" office:value="-0.010668879061809" calcext:value-type="float">
            <text:p>-0.010668879061809</text:p>
          </table:table-cell>
        </table:table-row>
        <table:table-row table:style-name="ro1">
          <table:table-cell office:value-type="float" office:value="7.7599999999999" calcext:value-type="float">
            <text:p>7.75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845578066888" calcext:value-type="float">
            <text:p>0.24845578066888</text:p>
          </table:table-cell>
          <table:table-cell office:value-type="float" office:value="-0.0014591539748888" calcext:value-type="float">
            <text:p>-0.001459153974889</text:p>
          </table:table-cell>
          <table:table-cell office:value-type="float" office:value="-0.012586146257269" calcext:value-type="float">
            <text:p>-0.012586146257269</text:p>
          </table:table-cell>
          <table:table-cell/>
          <table:table-cell office:value-type="float" office:value="-0.0015584865699051" calcext:value-type="float">
            <text:p>-0.001558486569905</text:p>
          </table:table-cell>
          <table:table-cell office:value-type="float" office:value="-0.010683763485134" calcext:value-type="float">
            <text:p>-0.010683763485134</text:p>
          </table:table-cell>
        </table:table-row>
        <table:table-row table:style-name="ro1">
          <table:table-cell office:value-type="float" office:value="7.7799999999999" calcext:value-type="float">
            <text:p>7.77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907952187557" calcext:value-type="float">
            <text:p>0.24907952187557</text:p>
          </table:table-cell>
          <table:table-cell office:value-type="float" office:value="-0.0014948198514738" calcext:value-type="float">
            <text:p>-0.001494819851474</text:p>
          </table:table-cell>
          <table:table-cell office:value-type="float" office:value="-0.012611573547834" calcext:value-type="float">
            <text:p>-0.012611573547834</text:p>
          </table:table-cell>
          <table:table-cell/>
          <table:table-cell office:value-type="float" office:value="-0.0015840544377001" calcext:value-type="float">
            <text:p>-0.0015840544377</text:p>
          </table:table-cell>
          <table:table-cell office:value-type="float" office:value="-0.010698564751459" calcext:value-type="float">
            <text:p>-0.010698564751459</text:p>
          </table:table-cell>
        </table:table-row>
        <table:table-row table:style-name="ro1">
          <table:table-cell office:value-type="float" office:value="7.7999999999999" calcext:value-type="float">
            <text:p>7.7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970302826928" calcext:value-type="float">
            <text:p>0.24970302826928</text:p>
          </table:table-cell>
          <table:table-cell office:value-type="float" office:value="-0.001530479041882" calcext:value-type="float">
            <text:p>-0.001530479041882</text:p>
          </table:table-cell>
          <table:table-cell office:value-type="float" office:value="-0.012636983209066" calcext:value-type="float">
            <text:p>-0.012636983209066</text:p>
          </table:table-cell>
          <table:table-cell/>
          <table:table-cell office:value-type="float" office:value="-0.0016093415462437" calcext:value-type="float">
            <text:p>-0.001609341546244</text:p>
          </table:table-cell>
          <table:table-cell office:value-type="float" office:value="-0.01071327147556" calcext:value-type="float">
            <text:p>-0.01071327147556</text:p>
          </table:table-cell>
        </table:table-row>
        <table:table-row table:style-name="ro1">
          <table:table-cell office:value-type="float" office:value="7.8199999999999" calcext:value-type="float">
            <text:p>7.81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5028038302205" calcext:value-type="float">
            <text:p>0.25028038302205</text:p>
          </table:table-cell>
          <table:table-cell office:value-type="float" office:value="-0.0015664435679238" calcext:value-type="float">
            <text:p>-0.001566443567924</text:p>
          </table:table-cell>
          <table:table-cell office:value-type="float" office:value="-0.012661854996384" calcext:value-type="float">
            <text:p>-0.012661854996384</text:p>
          </table:table-cell>
          <table:table-cell/>
          <table:table-cell office:value-type="float" office:value="-0.0016346287052935" calcext:value-type="float">
            <text:p>-0.001634628705294</text:p>
          </table:table-cell>
          <table:table-cell office:value-type="float" office:value="-0.010727972671238" calcext:value-type="float">
            <text:p>-0.010727972671238</text:p>
          </table:table-cell>
        </table:table-row>
        <table:table-row table:style-name="ro1">
          <table:table-cell office:value-type="float" office:value="7.8399999999999" calcext:value-type="float">
            <text:p>7.83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50817206016" calcext:value-type="float">
            <text:p>0.250817206016</text:p>
          </table:table-cell>
          <table:table-cell office:value-type="float" office:value="-0.00160263361998" calcext:value-type="float">
            <text:p>-0.00160263361998</text:p>
          </table:table-cell>
          <table:table-cell office:value-type="float" office:value="-0.012686287553708" calcext:value-type="float">
            <text:p>-0.012686287553708</text:p>
          </table:table-cell>
          <table:table-cell/>
          <table:table-cell office:value-type="float" office:value="-0.0016599159414004" calcext:value-type="float">
            <text:p>-0.0016599159414</text:p>
          </table:table-cell>
          <table:table-cell office:value-type="float" office:value="-0.010742668521177" calcext:value-type="float">
            <text:p>-0.010742668521177</text:p>
          </table:table-cell>
        </table:table-row>
        <table:table-row table:style-name="ro1">
          <table:table-cell office:value-type="float" office:value="7.8599999999999" calcext:value-type="float">
            <text:p>7.85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5134214709128" calcext:value-type="float">
            <text:p>0.25134214709128</text:p>
          </table:table-cell>
          <table:table-cell office:value-type="float" office:value="-0.0016381550872634" calcext:value-type="float">
            <text:p>-0.001638155087263</text:p>
          </table:table-cell>
          <table:table-cell office:value-type="float" office:value="-0.012710157052731" calcext:value-type="float">
            <text:p>-0.012710157052731</text:p>
          </table:table-cell>
          <table:table-cell/>
          <table:table-cell office:value-type="float" office:value="-0.0016852032793954" calcext:value-type="float">
            <text:p>-0.001685203279395</text:p>
          </table:table-cell>
          <table:table-cell office:value-type="float" office:value="-0.010757359201187" calcext:value-type="float">
            <text:p>-0.010757359201187</text:p>
          </table:table-cell>
        </table:table-row>
        <table:table-row table:style-name="ro1">
          <table:table-cell office:value-type="float" office:value="7.8799999999999" calcext:value-type="float">
            <text:p>7.87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5184557581905" calcext:value-type="float">
            <text:p>0.25184557581905</text:p>
          </table:table-cell>
          <table:table-cell office:value-type="float" office:value="-0.0016724677025024" calcext:value-type="float">
            <text:p>-0.001672467702502</text:p>
          </table:table-cell>
          <table:table-cell office:value-type="float" office:value="-0.012733017709498" calcext:value-type="float">
            <text:p>-0.012733017709498</text:p>
          </table:table-cell>
          <table:table-cell/>
          <table:table-cell office:value-type="float" office:value="-0.0017104907426899" calcext:value-type="float">
            <text:p>-0.00171049074269</text:p>
          </table:table-cell>
          <table:table-cell office:value-type="float" office:value="-0.010772044880104" calcext:value-type="float">
            <text:p>-0.010772044880104</text:p>
          </table:table-cell>
        </table:table-row>
        <table:table-row table:style-name="ro1">
          <table:table-cell office:value-type="float" office:value="7.8999999999999" calcext:value-type="float">
            <text:p>7.8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5234859551321" calcext:value-type="float">
            <text:p>0.25234859551321</text:p>
          </table:table-cell>
          <table:table-cell office:value-type="float" office:value="-0.001706757665589" calcext:value-type="float">
            <text:p>-0.001706757665589</text:p>
          </table:table-cell>
          <table:table-cell office:value-type="float" office:value="-0.01275585752354" calcext:value-type="float">
            <text:p>-0.01275585752354</text:p>
          </table:table-cell>
          <table:table-cell/>
          <table:table-cell office:value-type="float" office:value="-0.0017355891402298" calcext:value-type="float">
            <text:p>-0.00173558914023</text:p>
          </table:table-cell>
          <table:table-cell office:value-type="float" office:value="-0.010786569613841" calcext:value-type="float">
            <text:p>-0.010786569613841</text:p>
          </table:table-cell>
        </table:table-row>
        <table:table-row table:style-name="ro1">
          <table:table-cell office:value-type="float" office:value="7.9199999999999" calcext:value-type="float">
            <text:p>7.91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5279282723055" calcext:value-type="float">
            <text:p>0.25279282723055</text:p>
          </table:table-cell>
          <table:table-cell office:value-type="float" office:value="-0.0017414327040623" calcext:value-type="float">
            <text:p>-0.001741432704062</text:p>
          </table:table-cell>
          <table:table-cell office:value-type="float" office:value="-0.012778099283435" calcext:value-type="float">
            <text:p>-0.012778099283435</text:p>
          </table:table-cell>
          <table:table-cell/>
          <table:table-cell office:value-type="float" office:value="-0.0017603039772938" calcext:value-type="float">
            <text:p>-0.001760303977294</text:p>
          </table:table-cell>
          <table:table-cell office:value-type="float" office:value="-0.010800773650342" calcext:value-type="float">
            <text:p>-0.010800773650342</text:p>
          </table:table-cell>
        </table:table-row>
        <table:table-row table:style-name="ro1">
          <table:table-cell office:value-type="float" office:value="7.9399999999999" calcext:value-type="float">
            <text:p>7.93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5322817482645" calcext:value-type="float">
            <text:p>0.25322817482645</text:p>
          </table:table-cell>
          <table:table-cell office:value-type="float" office:value="-0.0017761475265342" calcext:value-type="float">
            <text:p>-0.001776147526534</text:p>
          </table:table-cell>
          <table:table-cell office:value-type="float" office:value="-0.012800238476012" calcext:value-type="float">
            <text:p>-0.012800238476012</text:p>
          </table:table-cell>
          <table:table-cell/>
          <table:table-cell office:value-type="float" office:value="-0.001785017921253" calcext:value-type="float">
            <text:p>-0.001785017921253</text:p>
          </table:table-cell>
          <table:table-cell office:value-type="float" office:value="-0.010814973469138" calcext:value-type="float">
            <text:p>-0.010814973469138</text:p>
          </table:table-cell>
        </table:table-row>
        <table:table-row table:style-name="ro1">
          <table:table-cell office:value-type="float" office:value="7.9599999999999" calcext:value-type="float">
            <text:p>7.95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5366323300237" calcext:value-type="float">
            <text:p>0.25366323300237</text:p>
          </table:table-cell>
          <table:table-cell office:value-type="float" office:value="-0.0018108428038815" calcext:value-type="float">
            <text:p>-0.001810842803882</text:p>
          </table:table-cell>
          <table:table-cell office:value-type="float" office:value="-0.012822360658042" calcext:value-type="float">
            <text:p>-0.012822360658042</text:p>
          </table:table-cell>
          <table:table-cell/>
          <table:table-cell office:value-type="float" office:value="-0.001809731004051" calcext:value-type="float">
            <text:p>-0.001809731004051</text:p>
          </table:table-cell>
          <table:table-cell office:value-type="float" office:value="-0.010829169206721" calcext:value-type="float">
            <text:p>-0.010829169206721</text:p>
          </table:table-cell>
        </table:table-row>
        <table:table-row table:style-name="ro1">
          <table:table-cell office:value-type="float" office:value="7.9799999999999" calcext:value-type="float">
            <text:p>7.97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5409800484078" calcext:value-type="float">
            <text:p>0.25409800484078</text:p>
          </table:table-cell>
          <table:table-cell office:value-type="float" office:value="-0.0018455188250829" calcext:value-type="float">
            <text:p>-0.001845518825083</text:p>
          </table:table-cell>
          <table:table-cell office:value-type="float" office:value="-0.012844466268371" calcext:value-type="float">
            <text:p>-0.012844466268371</text:p>
          </table:table-cell>
          <table:table-cell/>
          <table:table-cell office:value-type="float" office:value="-0.0018344432558329" calcext:value-type="float">
            <text:p>-0.001834443255833</text:p>
          </table:table-cell>
          <table:table-cell office:value-type="float" office:value="-0.010843360995206" calcext:value-type="float">
            <text:p>-0.010843360995206</text:p>
          </table:table-cell>
        </table:table-row>
        <table:table-row table:style-name="ro1">
          <table:table-cell office:value-type="float" office:value="7.9999999999999" calcext:value-type="float">
            <text:p>7.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5453249343212" calcext:value-type="float">
            <text:p>0.25453249343212</text:p>
          </table:table-cell>
          <table:table-cell office:value-type="float" office:value="-0.0018801758755724" calcext:value-type="float">
            <text:p>-0.001880175875572</text:p>
          </table:table-cell>
          <table:table-cell office:value-type="float" office:value="-0.012866555729055" calcext:value-type="float">
            <text:p>-0.012866555729055</text:p>
          </table:table-cell>
          <table:table-cell/>
          <table:table-cell office:value-type="float" office:value="-0.0018591547052028" calcext:value-type="float">
            <text:p>-0.001859154705203</text:p>
          </table:table-cell>
          <table:table-cell office:value-type="float" office:value="-0.010857548961136" calcext:value-type="float">
            <text:p>-0.010857548961136</text:p>
          </table:table-cell>
        </table:table-row>
        <table:table-row table:style-name="ro1">
          <table:table-cell office:value-type="float" office:value="8.0199999999999" calcext:value-type="float">
            <text:p>8.01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5496670186944" calcext:value-type="float">
            <text:p>0.25496670186944</text:p>
          </table:table-cell>
          <table:table-cell office:value-type="float" office:value="-0.0019148142371234" calcext:value-type="float">
            <text:p>-0.001914814237123</text:p>
          </table:table-cell>
          <table:table-cell office:value-type="float" office:value="-0.012888629446353" calcext:value-type="float">
            <text:p>-0.012888629446353</text:p>
          </table:table-cell>
          <table:table-cell/>
          <table:table-cell office:value-type="float" office:value="-0.0018838653792947" calcext:value-type="float">
            <text:p>-0.001883865379295</text:p>
          </table:table-cell>
          <table:table-cell office:value-type="float" office:value="-0.010871733226117" calcext:value-type="float">
            <text:p>-0.010871733226117</text:p>
          </table:table-cell>
        </table:table-row>
        <table:table-row table:style-name="ro1">
          <table:table-cell office:value-type="float" office:value="8.0399999999999" calcext:value-type="float">
            <text:p>8.03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5540063324366" calcext:value-type="float">
            <text:p>0.25540063324366</text:p>
          </table:table-cell>
          <table:table-cell office:value-type="float" office:value="-0.0019494341877545" calcext:value-type="float">
            <text:p>-0.001949434187755</text:p>
          </table:table-cell>
          <table:table-cell office:value-type="float" office:value="-0.012910687811558" calcext:value-type="float">
            <text:p>-0.012910687811558</text:p>
          </table:table-cell>
          <table:table-cell/>
          <table:table-cell office:value-type="float" office:value="-0.0019085458942886" calcext:value-type="float">
            <text:p>-0.001908545894289</text:p>
          </table:table-cell>
          <table:table-cell office:value-type="float" office:value="-0.010884246754218" calcext:value-type="float">
            <text:p>-0.010884246754218</text:p>
          </table:table-cell>
        </table:table-row>
        <table:table-row table:style-name="ro1">
          <table:table-cell office:value-type="float" office:value="8.0599999999999" calcext:value-type="float">
            <text:p>8.05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5583429063928" calcext:value-type="float">
            <text:p>0.25583429063928</text:p>
          </table:table-cell>
          <table:table-cell office:value-type="float" office:value="-0.0019840360016512" calcext:value-type="float">
            <text:p>-0.001984036001651</text:p>
          </table:table-cell>
          <table:table-cell office:value-type="float" office:value="-0.012932731201739" calcext:value-type="float">
            <text:p>-0.012932731201739</text:p>
          </table:table-cell>
          <table:table-cell/>
          <table:table-cell office:value-type="float" office:value="-0.0019338738631581" calcext:value-type="float">
            <text:p>-0.001933873863158</text:p>
          </table:table-cell>
          <table:table-cell office:value-type="float" office:value="-0.010893511386041" calcext:value-type="float">
            <text:p>-0.010893511386041</text:p>
          </table:table-cell>
        </table:table-row>
        <table:table-row table:style-name="ro1">
          <table:table-cell office:value-type="float" office:value="8.0799999999999" calcext:value-type="float">
            <text:p>8.07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5624132177801" calcext:value-type="float">
            <text:p>0.25624132177801</text:p>
          </table:table-cell>
          <table:table-cell office:value-type="float" office:value="-0.0020200975636759" calcext:value-type="float">
            <text:p>-0.002020097563676</text:p>
          </table:table-cell>
          <table:table-cell office:value-type="float" office:value="-0.012952112242212" calcext:value-type="float">
            <text:p>-0.012952112242212</text:p>
          </table:table-cell>
          <table:table-cell/>
          <table:table-cell office:value-type="float" office:value="-0.0019599489184208" calcext:value-type="float">
            <text:p>-0.001959948918421</text:p>
          </table:table-cell>
          <table:table-cell office:value-type="float" office:value="-0.01090116515963" calcext:value-type="float">
            <text:p>-0.01090116515963</text:p>
          </table:table-cell>
        </table:table-row>
        <table:table-row table:style-name="ro1">
          <table:table-cell office:value-type="float" office:value="8.0999999999999" calcext:value-type="float">
            <text:p>8.0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5663944414441" calcext:value-type="float">
            <text:p>0.25663944414441</text:p>
          </table:table-cell>
          <table:table-cell office:value-type="float" office:value="-0.0020566823410188" calcext:value-type="float">
            <text:p>-0.002056682341019</text:p>
          </table:table-cell>
          <table:table-cell office:value-type="float" office:value="-0.012970565352585" calcext:value-type="float">
            <text:p>-0.012970565352585</text:p>
          </table:table-cell>
          <table:table-cell/>
          <table:table-cell office:value-type="float" office:value="-0.0019860266640597" calcext:value-type="float">
            <text:p>-0.00198602666406</text:p>
          </table:table-cell>
          <table:table-cell office:value-type="float" office:value="-0.010908814261398" calcext:value-type="float">
            <text:p>-0.010908814261398</text:p>
          </table:table-cell>
        </table:table-row>
        <table:table-row table:style-name="ro1">
          <table:table-cell office:value-type="float" office:value="8.1199999999999" calcext:value-type="float">
            <text:p>8.11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5703745280758" calcext:value-type="float">
            <text:p>0.25703745280758</text:p>
          </table:table-cell>
          <table:table-cell office:value-type="float" office:value="-0.0020932616428597" calcext:value-type="float">
            <text:p>-0.00209326164286</text:p>
          </table:table-cell>
          <table:table-cell office:value-type="float" office:value="-0.012989007734303" calcext:value-type="float">
            <text:p>-0.012989007734303</text:p>
          </table:table-cell>
          <table:table-cell/>
          <table:table-cell office:value-type="float" office:value="-0.0020121070585255" calcext:value-type="float">
            <text:p>-0.002012107058526</text:p>
          </table:table-cell>
          <table:table-cell office:value-type="float" office:value="-0.010916458834486" calcext:value-type="float">
            <text:p>-0.010916458834486</text:p>
          </table:table-cell>
        </table:table-row>
        <table:table-row table:style-name="ro1">
          <table:table-cell office:value-type="float" office:value="8.1399999999999" calcext:value-type="float">
            <text:p>8.13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5732559244583" calcext:value-type="float">
            <text:p>0.25732559244583</text:p>
          </table:table-cell>
          <table:table-cell office:value-type="float" office:value="-0.0021352805195566" calcext:value-type="float">
            <text:p>-0.002135280519557</text:p>
          </table:table-cell>
          <table:table-cell office:value-type="float" office:value="-0.012997684217956" calcext:value-type="float">
            <text:p>-0.012997684217956</text:p>
          </table:table-cell>
          <table:table-cell/>
          <table:table-cell office:value-type="float" office:value="-0.002038190061148" calcext:value-type="float">
            <text:p>-0.002038190061148</text:p>
          </table:table-cell>
          <table:table-cell office:value-type="float" office:value="-0.010924099016727" calcext:value-type="float">
            <text:p>-0.010924099016727</text:p>
          </table:table-cell>
        </table:table-row>
        <table:table-row table:style-name="ro1">
          <table:table-cell office:value-type="float" office:value="8.1599999999999" calcext:value-type="float">
            <text:p>8.15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5761375764782" calcext:value-type="float">
            <text:p>0.25761375764782</text:p>
          </table:table-cell>
          <table:table-cell office:value-type="float" office:value="-0.0021773353175543" calcext:value-type="float">
            <text:p>-0.002177335317554</text:p>
          </table:table-cell>
          <table:table-cell office:value-type="float" office:value="-0.013006322042425" calcext:value-type="float">
            <text:p>-0.013006322042425</text:p>
          </table:table-cell>
          <table:table-cell/>
          <table:table-cell office:value-type="float" office:value="-0.0020642756321052" calcext:value-type="float">
            <text:p>-0.002064275632105</text:p>
          </table:table-cell>
          <table:table-cell office:value-type="float" office:value="-0.010931734940876" calcext:value-type="float">
            <text:p>-0.010931734940876</text:p>
          </table:table-cell>
        </table:table-row>
        <table:table-row table:style-name="ro1">
          <table:table-cell office:value-type="float" office:value="8.1799999999999" calcext:value-type="float">
            <text:p>8.17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5784874202429" calcext:value-type="float">
            <text:p>0.25784874202429</text:p>
          </table:table-cell>
          <table:table-cell office:value-type="float" office:value="-0.0022222815285061" calcext:value-type="float">
            <text:p>-0.002222281528506</text:p>
          </table:table-cell>
          <table:table-cell office:value-type="float" office:value="-0.013010043278186" calcext:value-type="float">
            <text:p>-0.013010043278186</text:p>
          </table:table-cell>
          <table:table-cell/>
          <table:table-cell office:value-type="float" office:value="-0.0020903637323926" calcext:value-type="float">
            <text:p>-0.002090363732393</text:p>
          </table:table-cell>
          <table:table-cell office:value-type="float" office:value="-0.010939366734801" calcext:value-type="float">
            <text:p>-0.010939366734801</text:p>
          </table:table-cell>
        </table:table-row>
        <table:table-row table:style-name="ro1">
          <table:table-cell office:value-type="float" office:value="8.1999999999999" calcext:value-type="float">
            <text:p>8.1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5808357858889" calcext:value-type="float">
            <text:p>0.25808357858889</text:p>
          </table:table-cell>
          <table:table-cell office:value-type="float" office:value="-0.0022673142788581" calcext:value-type="float">
            <text:p>-0.002267314278858</text:p>
          </table:table-cell>
          <table:table-cell office:value-type="float" office:value="-0.013013666740231" calcext:value-type="float">
            <text:p>-0.013013666740231</text:p>
          </table:table-cell>
          <table:table-cell/>
          <table:table-cell office:value-type="float" office:value="-0.002116454323795" calcext:value-type="float">
            <text:p>-0.002116454323795</text:p>
          </table:table-cell>
          <table:table-cell office:value-type="float" office:value="-0.01094699452169" calcext:value-type="float">
            <text:p>-0.01094699452169</text:p>
          </table:table-cell>
        </table:table-row>
        <table:table-row table:style-name="ro1">
          <table:table-cell office:value-type="float" office:value="8.2199999999999" calcext:value-type="float">
            <text:p>8.21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5831365338389" calcext:value-type="float">
            <text:p>0.25831365338389</text:p>
          </table:table-cell>
          <table:table-cell office:value-type="float" office:value="-0.0023118613350485" calcext:value-type="float">
            <text:p>-0.002311861335049</text:p>
          </table:table-cell>
          <table:table-cell office:value-type="float" office:value="-0.013016810141646" calcext:value-type="float">
            <text:p>-0.013016810141646</text:p>
          </table:table-cell>
          <table:table-cell/>
          <table:table-cell office:value-type="float" office:value="-0.0021425473688596" calcext:value-type="float">
            <text:p>-0.00214254736886</text:p>
          </table:table-cell>
          <table:table-cell office:value-type="float" office:value="-0.010954618420225" calcext:value-type="float">
            <text:p>-0.010954618420225</text:p>
          </table:table-cell>
        </table:table-row>
        <table:table-row table:style-name="ro1">
          <table:table-cell office:value-type="float" office:value="8.2399999999999" calcext:value-type="float">
            <text:p>8.23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5854356024385" calcext:value-type="float">
            <text:p>0.25854356024385</text:p>
          </table:table-cell>
          <table:table-cell office:value-type="float" office:value="-0.0023564840728539" calcext:value-type="float">
            <text:p>-0.002356484072854</text:p>
          </table:table-cell>
          <table:table-cell office:value-type="float" office:value="-0.013019872857807" calcext:value-type="float">
            <text:p>-0.013019872857807</text:p>
          </table:table-cell>
          <table:table-cell/>
          <table:table-cell office:value-type="float" office:value="-0.002168642830851" calcext:value-type="float">
            <text:p>-0.002168642830851</text:p>
          </table:table-cell>
          <table:table-cell office:value-type="float" office:value="-0.01096223854478" calcext:value-type="float">
            <text:p>-0.01096223854478</text:p>
          </table:table-cell>
        </table:table-row>
        <table:table-row table:style-name="ro1">
          <table:table-cell office:value-type="float" office:value="8.2599999999999" calcext:value-type="float">
            <text:p>8.25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5877329394337" calcext:value-type="float">
            <text:p>0.25877329394337</text:p>
          </table:table-cell>
          <table:table-cell office:value-type="float" office:value="-0.0024011803972373" calcext:value-type="float">
            <text:p>-0.002401180397237</text:p>
          </table:table-cell>
          <table:table-cell office:value-type="float" office:value="-0.013022857374125" calcext:value-type="float">
            <text:p>-0.013022857374125</text:p>
          </table:table-cell>
          <table:table-cell/>
          <table:table-cell office:value-type="float" office:value="-0.0021947406738292" calcext:value-type="float">
            <text:p>-0.002194740673829</text:p>
          </table:table-cell>
          <table:table-cell office:value-type="float" office:value="-0.010969855005499" calcext:value-type="float">
            <text:p>-0.010969855005499</text:p>
          </table:table-cell>
        </table:table-row>
        <table:table-row table:style-name="ro1">
          <table:table-cell office:value-type="float" office:value="8.2799999999999" calcext:value-type="float">
            <text:p>8.27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5891242862378" calcext:value-type="float">
            <text:p>0.25891242862378</text:p>
          </table:table-cell>
          <table:table-cell office:value-type="float" office:value="-0.002447108584393" calcext:value-type="float">
            <text:p>-0.002447108584393</text:p>
          </table:table-cell>
          <table:table-cell office:value-type="float" office:value="-0.013023483551241" calcext:value-type="float">
            <text:p>-0.013023483551241</text:p>
          </table:table-cell>
          <table:table-cell/>
          <table:table-cell office:value-type="float" office:value="-0.0022208408624044" calcext:value-type="float">
            <text:p>-0.002220840862404</text:p>
          </table:table-cell>
          <table:table-cell office:value-type="float" office:value="-0.010977467908703" calcext:value-type="float">
            <text:p>-0.010977467908703</text:p>
          </table:table-cell>
        </table:table-row>
        <table:table-row table:style-name="ro1">
          <table:table-cell office:value-type="float" office:value="8.2999999999999" calcext:value-type="float">
            <text:p>8.2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59047054527" calcext:value-type="float">
            <text:p>0.259047054527</text:p>
          </table:table-cell>
          <table:table-cell office:value-type="float" office:value="-0.0024931402317263" calcext:value-type="float">
            <text:p>-0.002493140231726</text:p>
          </table:table-cell>
          <table:table-cell office:value-type="float" office:value="-0.013024008527917" calcext:value-type="float">
            <text:p>-0.013024008527917</text:p>
          </table:table-cell>
          <table:table-cell/>
          <table:table-cell office:value-type="float" office:value="-0.0022469433619707" calcext:value-type="float">
            <text:p>-0.002246943361971</text:p>
          </table:table-cell>
          <table:table-cell office:value-type="float" office:value="-0.010985077356719" calcext:value-type="float">
            <text:p>-0.010985077356719</text:p>
          </table:table-cell>
        </table:table-row>
        <table:table-row table:style-name="ro1">
          <table:table-cell office:value-type="float" office:value="8.3199999999999" calcext:value-type="float">
            <text:p>8.31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5918176900046" calcext:value-type="float">
            <text:p>0.25918176900046</text:p>
          </table:table-cell>
          <table:table-cell office:value-type="float" office:value="-0.0025392322939018" calcext:value-type="float">
            <text:p>-0.002539232293902</text:p>
          </table:table-cell>
          <table:table-cell office:value-type="float" office:value="-0.013024483726023" calcext:value-type="float">
            <text:p>-0.013024483726023</text:p>
          </table:table-cell>
          <table:table-cell/>
          <table:table-cell office:value-type="float" office:value="-0.0022753191894789" calcext:value-type="float">
            <text:p>-0.002275319189479</text:p>
          </table:table-cell>
          <table:table-cell office:value-type="float" office:value="-0.010987978112236" calcext:value-type="float">
            <text:p>-0.010987978112236</text:p>
          </table:table-cell>
        </table:table-row>
        <table:table-row table:style-name="ro1">
          <table:table-cell office:value-type="float" office:value="8.3399999999999" calcext:value-type="float">
            <text:p>8.33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5931656749255" calcext:value-type="float">
            <text:p>0.25931656749255</text:p>
          </table:table-cell>
          <table:table-cell office:value-type="float" office:value="-0.0025853831272326" calcext:value-type="float">
            <text:p>-0.002585383127233</text:p>
          </table:table-cell>
          <table:table-cell office:value-type="float" office:value="-0.013024910777817" calcext:value-type="float">
            <text:p>-0.013024910777817</text:p>
          </table:table-cell>
          <table:table-cell/>
          <table:table-cell office:value-type="float" office:value="-0.0023037012074511" calcext:value-type="float">
            <text:p>-0.002303701207451</text:p>
          </table:table-cell>
          <table:table-cell office:value-type="float" office:value="-0.010990868206601" calcext:value-type="float">
            <text:p>-0.010990868206601</text:p>
          </table:table-cell>
        </table:table-row>
        <table:table-row table:style-name="ro1">
          <table:table-cell office:value-type="float" office:value="8.3599999999999" calcext:value-type="float">
            <text:p>8.35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5942471979469" calcext:value-type="float">
            <text:p>0.25942471979469</text:p>
          </table:table-cell>
          <table:table-cell office:value-type="float" office:value="-0.0026321537487035" calcext:value-type="float">
            <text:p>-0.002632153748704</text:p>
          </table:table-cell>
          <table:table-cell office:value-type="float" office:value="-0.013024006169169" calcext:value-type="float">
            <text:p>-0.013024006169169</text:p>
          </table:table-cell>
          <table:table-cell/>
          <table:table-cell office:value-type="float" office:value="-0.0023320882527574" calcext:value-type="float">
            <text:p>-0.002332088252757</text:p>
          </table:table-cell>
          <table:table-cell office:value-type="float" office:value="-0.010993747895432" calcext:value-type="float">
            <text:p>-0.010993747895432</text:p>
          </table:table-cell>
        </table:table-row>
        <table:table-row table:style-name="ro1">
          <table:table-cell office:value-type="float" office:value="8.3799999999999" calcext:value-type="float">
            <text:p>8.37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5953287233197" calcext:value-type="float">
            <text:p>0.25953287233197</text:p>
          </table:table-cell>
          <table:table-cell office:value-type="float" office:value="-0.0026789851192361" calcext:value-type="float">
            <text:p>-0.002678985119236</text:p>
          </table:table-cell>
          <table:table-cell office:value-type="float" office:value="-0.013023050008854" calcext:value-type="float">
            <text:p>-0.013023050008854</text:p>
          </table:table-cell>
          <table:table-cell/>
          <table:table-cell office:value-type="float" office:value="-0.0023604802128822" calcext:value-type="float">
            <text:p>-0.002360480212882</text:p>
          </table:table-cell>
          <table:table-cell office:value-type="float" office:value="-0.010996617473307" calcext:value-type="float">
            <text:p>-0.010996617473307</text:p>
          </table:table-cell>
        </table:table-row>
        <table:table-row table:style-name="ro1">
          <table:table-cell office:value-type="float" office:value="8.3999999999999" calcext:value-type="float">
            <text:p>8.3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5964102255557" calcext:value-type="float">
            <text:p>0.25964102255557</text:p>
          </table:table-cell>
          <table:table-cell office:value-type="float" office:value="-0.0027258755563214" calcext:value-type="float">
            <text:p>-0.002725875556321</text:p>
          </table:table-cell>
          <table:table-cell office:value-type="float" office:value="-0.013022043947413" calcext:value-type="float">
            <text:p>-0.013022043947413</text:p>
          </table:table-cell>
          <table:table-cell/>
          <table:table-cell office:value-type="float" office:value="-0.0023888769786775" calcext:value-type="float">
            <text:p>-0.002388876978678</text:p>
          </table:table-cell>
          <table:table-cell office:value-type="float" office:value="-0.010999477221805" calcext:value-type="float">
            <text:p>-0.010999477221805</text:p>
          </table:table-cell>
        </table:table-row>
        <table:table-row table:style-name="ro1">
          <table:table-cell office:value-type="float" office:value="8.4199999999999" calcext:value-type="float">
            <text:p>8.41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5974916800699" calcext:value-type="float">
            <text:p>0.25974916800699</text:p>
          </table:table-cell>
          <table:table-cell office:value-type="float" office:value="-0.0027728234507039" calcext:value-type="float">
            <text:p>-0.002772823450704</text:p>
          </table:table-cell>
          <table:table-cell office:value-type="float" office:value="-0.013020989539919" calcext:value-type="float">
            <text:p>-0.013020989539919</text:p>
          </table:table-cell>
          <table:table-cell/>
          <table:table-cell office:value-type="float" office:value="-0.0024172784441118" calcext:value-type="float">
            <text:p>-0.002417278444112</text:p>
          </table:table-cell>
          <table:table-cell office:value-type="float" office:value="-0.011002327410828" calcext:value-type="float">
            <text:p>-0.011002327410828</text:p>
          </table:table-cell>
        </table:table-row>
        <table:table-row table:style-name="ro1">
          <table:table-cell office:value-type="float" office:value="8.4399999999999" calcext:value-type="float">
            <text:p>8.43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5985730631144" calcext:value-type="float">
            <text:p>0.25985730631144</text:p>
          </table:table-cell>
          <table:table-cell office:value-type="float" office:value="-0.002819827261972" calcext:value-type="float">
            <text:p>-0.002819827261972</text:p>
          </table:table-cell>
          <table:table-cell office:value-type="float" office:value="-0.013019888250292" calcext:value-type="float">
            <text:p>-0.013019888250292</text:p>
          </table:table-cell>
          <table:table-cell/>
          <table:table-cell office:value-type="float" office:value="-0.0024456845068729" calcext:value-type="float">
            <text:p>-0.002445684506873</text:p>
          </table:table-cell>
          <table:table-cell office:value-type="float" office:value="-0.011005168296801" calcext:value-type="float">
            <text:p>-0.011005168296801</text:p>
          </table:table-cell>
        </table:table-row>
        <table:table-row table:style-name="ro1">
          <table:table-cell office:value-type="float" office:value="8.4599999999999" calcext:value-type="float">
            <text:p>8.45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5996543517355" calcext:value-type="float">
            <text:p>0.25996543517355</text:p>
          </table:table-cell>
          <table:table-cell office:value-type="float" office:value="-0.0028668855146039" calcext:value-type="float">
            <text:p>-0.002866885514604</text:p>
          </table:table-cell>
          <table:table-cell office:value-type="float" office:value="-0.01301874145887" calcext:value-type="float">
            <text:p>-0.01301874145887</text:p>
          </table:table-cell>
          <table:table-cell/>
          <table:table-cell office:value-type="float" office:value="-0.0024735864567307" calcext:value-type="float">
            <text:p>-0.002473586456731</text:p>
          </table:table-cell>
          <table:table-cell office:value-type="float" office:value="-0.011006396935703" calcext:value-type="float">
            <text:p>-0.011006396935703</text:p>
          </table:table-cell>
        </table:table-row>
        <table:table-row table:style-name="ro1">
          <table:table-cell office:value-type="float" office:value="8.4799999999999" calcext:value-type="float">
            <text:p>8.47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6007355237216" calcext:value-type="float">
            <text:p>0.26007355237216</text:p>
          </table:table-cell>
          <table:table-cell office:value-type="float" office:value="-0.0029139967939741" calcext:value-type="float">
            <text:p>-0.002913996793974</text:p>
          </table:table-cell>
          <table:table-cell office:value-type="float" office:value="-0.013017550468678" calcext:value-type="float">
            <text:p>-0.013017550468678</text:p>
          </table:table-cell>
          <table:table-cell/>
          <table:table-cell office:value-type="float" office:value="-0.0025009055016226" calcext:value-type="float">
            <text:p>-0.002500905501623</text:p>
          </table:table-cell>
          <table:table-cell office:value-type="float" office:value="-0.011005868069347" calcext:value-type="float">
            <text:p>-0.011005868069347</text:p>
          </table:table-cell>
        </table:table-row>
        <table:table-row table:style-name="ro1">
          <table:table-cell office:value-type="float" office:value="8.4999999999999" calcext:value-type="float">
            <text:p>8.4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6018165575736" calcext:value-type="float">
            <text:p>0.26018165575736</text:p>
          </table:table-cell>
          <table:table-cell office:value-type="float" office:value="-0.0029611597432321" calcext:value-type="float">
            <text:p>-0.002961159743232</text:p>
          </table:table-cell>
          <table:table-cell office:value-type="float" office:value="-0.013016316510469" calcext:value-type="float">
            <text:p>-0.013016316510469</text:p>
          </table:table-cell>
          <table:table-cell/>
          <table:table-cell office:value-type="float" office:value="-0.0025282271180218" calcext:value-type="float">
            <text:p>-0.002528227118022</text:p>
          </table:table-cell>
          <table:table-cell office:value-type="float" office:value="-0.011005331058059" calcext:value-type="float">
            <text:p>-0.011005331058059</text:p>
          </table:table-cell>
        </table:table-row>
        <table:table-row table:style-name="ro1">
          <table:table-cell office:value-type="float" office:value="8.5199999999999" calcext:value-type="float">
            <text:p>8.51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60218271633" calcext:value-type="float">
            <text:p>0.260218271633</text:p>
          </table:table-cell>
          <table:table-cell office:value-type="float" office:value="-0.0030102931323736" calcext:value-type="float">
            <text:p>-0.003010293132374</text:p>
          </table:table-cell>
          <table:table-cell office:value-type="float" office:value="-0.013011883693536" calcext:value-type="float">
            <text:p>-0.013011883693536</text:p>
          </table:table-cell>
          <table:table-cell/>
          <table:table-cell office:value-type="float" office:value="-0.0025555131240859" calcext:value-type="float">
            <text:p>-0.002555513124086</text:p>
          </table:table-cell>
          <table:table-cell office:value-type="float" office:value="-0.011004782083935" calcext:value-type="float">
            <text:p>-0.011004782083935</text:p>
          </table:table-cell>
        </table:table-row>
        <table:table-row table:style-name="ro1">
          <table:table-cell office:value-type="float" office:value="8.5399999999999" calcext:value-type="float">
            <text:p>8.53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6022547826423" calcext:value-type="float">
            <text:p>0.26022547826423</text:p>
          </table:table-cell>
          <table:table-cell office:value-type="float" office:value="-0.0030597312296799" calcext:value-type="float">
            <text:p>-0.00305973122968</text:p>
          </table:table-cell>
          <table:table-cell office:value-type="float" office:value="-0.013007076329938" calcext:value-type="float">
            <text:p>-0.013007076329938</text:p>
          </table:table-cell>
          <table:table-cell/>
          <table:table-cell office:value-type="float" office:value="-0.0025827047724419" calcext:value-type="float">
            <text:p>-0.002582704772442</text:p>
          </table:table-cell>
          <table:table-cell office:value-type="float" office:value="-0.011004215112884" calcext:value-type="float">
            <text:p>-0.011004215112884</text:p>
          </table:table-cell>
        </table:table-row>
        <table:table-row table:style-name="ro1">
          <table:table-cell office:value-type="float" office:value="8.5599999999999" calcext:value-type="float">
            <text:p>8.55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6023261149438" calcext:value-type="float">
            <text:p>0.26023261149438</text:p>
          </table:table-cell>
          <table:table-cell office:value-type="float" office:value="-0.003109232825159" calcext:value-type="float">
            <text:p>-0.003109232825159</text:p>
          </table:table-cell>
          <table:table-cell office:value-type="float" office:value="-0.013002215890523" calcext:value-type="float">
            <text:p>-0.013002215890523</text:p>
          </table:table-cell>
          <table:table-cell/>
          <table:table-cell office:value-type="float" office:value="-0.0026098994178134" calcext:value-type="float">
            <text:p>-0.002609899417813</text:p>
          </table:table-cell>
          <table:table-cell office:value-type="float" office:value="-0.011003640819615" calcext:value-type="float">
            <text:p>-0.011003640819615</text:p>
          </table:table-cell>
        </table:table-row>
        <table:table-row table:style-name="ro1">
          <table:table-cell office:value-type="float" office:value="8.5799999999999" calcext:value-type="float">
            <text:p>8.57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6015165533878" calcext:value-type="float">
            <text:p>0.26015165533878</text:p>
          </table:table-cell>
          <table:table-cell office:value-type="float" office:value="-0.0031612585730032" calcext:value-type="float">
            <text:p>-0.003161258573003</text:p>
          </table:table-cell>
          <table:table-cell office:value-type="float" office:value="-0.012992516328404" calcext:value-type="float">
            <text:p>-0.012992516328404</text:p>
          </table:table-cell>
          <table:table-cell/>
          <table:table-cell office:value-type="float" office:value="-0.0026370970317941" calcext:value-type="float">
            <text:p>-0.002637097031794</text:p>
          </table:table-cell>
          <table:table-cell office:value-type="float" office:value="-0.011003059351021" calcext:value-type="float">
            <text:p>-0.011003059351021</text:p>
          </table:table-cell>
        </table:table-row>
        <table:table-row table:style-name="ro1">
          <table:table-cell office:value-type="float" office:value="8.5999999999999" calcext:value-type="float">
            <text:p>8.5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6003860823032" calcext:value-type="float">
            <text:p>0.26003860823032</text:p>
          </table:table-cell>
          <table:table-cell office:value-type="float" office:value="-0.0032140286290173" calcext:value-type="float">
            <text:p>-0.003214028629017</text:p>
          </table:table-cell>
          <table:table-cell office:value-type="float" office:value="-0.012981059533452" calcext:value-type="float">
            <text:p>-0.012981059533452</text:p>
          </table:table-cell>
          <table:table-cell/>
          <table:table-cell office:value-type="float" office:value="-0.0026642975862541" calcext:value-type="float">
            <text:p>-0.002664297586254</text:p>
          </table:table-cell>
          <table:table-cell office:value-type="float" office:value="-0.011002470847417" calcext:value-type="float">
            <text:p>-0.011002470847417</text:p>
          </table:table-cell>
        </table:table-row>
        <table:table-row table:style-name="ro1">
          <table:table-cell office:value-type="float" office:value="8.6199999999999" calcext:value-type="float">
            <text:p>8.61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598896229611" calcext:value-type="float">
            <text:p>0.2598896229611</text:p>
          </table:table-cell>
          <table:table-cell office:value-type="float" office:value="-0.0032676295676873" calcext:value-type="float">
            <text:p>-0.003267629567687</text:p>
          </table:table-cell>
          <table:table-cell office:value-type="float" office:value="-0.012967532984525" calcext:value-type="float">
            <text:p>-0.012967532984525</text:p>
          </table:table-cell>
          <table:table-cell/>
          <table:table-cell office:value-type="float" office:value="-0.0026915010529981" calcext:value-type="float">
            <text:p>-0.002691501052998</text:p>
          </table:table-cell>
          <table:table-cell office:value-type="float" office:value="-0.011001875444652" calcext:value-type="float">
            <text:p>-0.011001875444652</text:p>
          </table:table-cell>
        </table:table-row>
        <table:table-row table:style-name="ro1">
          <table:table-cell office:value-type="float" office:value="8.6399999999999" calcext:value-type="float">
            <text:p>8.63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5971637024344" calcext:value-type="float">
            <text:p>0.25971637024344</text:p>
          </table:table-cell>
          <table:table-cell office:value-type="float" office:value="-0.0033217798193152" calcext:value-type="float">
            <text:p>-0.003321779819315</text:p>
          </table:table-cell>
          <table:table-cell office:value-type="float" office:value="-0.012952572441601" calcext:value-type="float">
            <text:p>-0.012952572441601</text:p>
          </table:table-cell>
          <table:table-cell/>
          <table:table-cell office:value-type="float" office:value="-0.002718707404121" calcext:value-type="float">
            <text:p>-0.002718707404121</text:p>
          </table:table-cell>
          <table:table-cell office:value-type="float" office:value="-0.011001273272712" calcext:value-type="float">
            <text:p>-0.011001273272712</text:p>
          </table:table-cell>
        </table:table-row>
        <table:table-row table:style-name="ro1">
          <table:table-cell office:value-type="float" office:value="8.6599999999999" calcext:value-type="float">
            <text:p>8.65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5954267644775" calcext:value-type="float">
            <text:p>0.25954267644775</text:p>
          </table:table-cell>
          <table:table-cell office:value-type="float" office:value="-0.003375994056933" calcext:value-type="float">
            <text:p>-0.003375994056933</text:p>
          </table:table-cell>
          <table:table-cell office:value-type="float" office:value="-0.012937485794534" calcext:value-type="float">
            <text:p>-0.012937485794534</text:p>
          </table:table-cell>
          <table:table-cell/>
          <table:table-cell office:value-type="float" office:value="-0.0027459166115157" calcext:value-type="float">
            <text:p>-0.002745916611516</text:p>
          </table:table-cell>
          <table:table-cell office:value-type="float" office:value="-0.011000664456642" calcext:value-type="float">
            <text:p>-0.011000664456642</text:p>
          </table:table-cell>
        </table:table-row>
        <table:table-row table:style-name="ro1">
          <table:table-cell office:value-type="float" office:value="8.6799999999999" calcext:value-type="float">
            <text:p>8.67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5934584186027" calcext:value-type="float">
            <text:p>0.25934584186027</text:p>
          </table:table-cell>
          <table:table-cell office:value-type="float" office:value="-0.0034302856968442" calcext:value-type="float">
            <text:p>-0.003430285696844</text:p>
          </table:table-cell>
          <table:table-cell office:value-type="float" office:value="-0.012921475862048" calcext:value-type="float">
            <text:p>-0.012921475862048</text:p>
          </table:table-cell>
          <table:table-cell/>
          <table:table-cell office:value-type="float" office:value="-0.0027732298644371" calcext:value-type="float">
            <text:p>-0.002773229864437</text:p>
          </table:table-cell>
          <table:table-cell office:value-type="float" office:value="-0.010998238630862" calcext:value-type="float">
            <text:p>-0.010998238630862</text:p>
          </table:table-cell>
        </table:table-row>
        <table:table-row table:style-name="ro1">
          <table:table-cell office:value-type="float" office:value="8.6999999999999" calcext:value-type="float">
            <text:p>8.6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5914877199495" calcext:value-type="float">
            <text:p>0.25914877199495</text:p>
          </table:table-cell>
          <table:table-cell office:value-type="float" office:value="-0.0034846328181794" calcext:value-type="float">
            <text:p>-0.003484632818179</text:p>
          </table:table-cell>
          <table:table-cell office:value-type="float" office:value="-0.012905371495406" calcext:value-type="float">
            <text:p>-0.012905371495406</text:p>
          </table:table-cell>
          <table:table-cell/>
          <table:table-cell office:value-type="float" office:value="-0.0028005449972983" calcext:value-type="float">
            <text:p>-0.002800544997298</text:p>
          </table:table-cell>
          <table:table-cell office:value-type="float" office:value="-0.010993998433185" calcext:value-type="float">
            <text:p>-0.010993998433185</text:p>
          </table:table-cell>
        </table:table-row>
        <table:table-row table:style-name="ro1">
          <table:table-cell office:value-type="float" office:value="8.7199999999999" calcext:value-type="float">
            <text:p>8.71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5895147082217" calcext:value-type="float">
            <text:p>0.25895147082217</text:p>
          </table:table-cell>
          <table:table-cell office:value-type="float" office:value="-0.0035390342756186" calcext:value-type="float">
            <text:p>-0.003539034275619</text:p>
          </table:table-cell>
          <table:table-cell office:value-type="float" office:value="-0.012889175054736" calcext:value-type="float">
            <text:p>-0.012889175054736</text:p>
          </table:table-cell>
          <table:table-cell/>
          <table:table-cell office:value-type="float" office:value="-0.0028278591291632" calcext:value-type="float">
            <text:p>-0.002827859129163</text:p>
          </table:table-cell>
          <table:table-cell office:value-type="float" office:value="-0.01098975447941" calcext:value-type="float">
            <text:p>-0.01098975447941</text:p>
          </table:table-cell>
        </table:table-row>
        <table:table-row table:style-name="ro1">
          <table:table-cell office:value-type="float" office:value="8.7399999999999" calcext:value-type="float">
            <text:p>8.73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5875394114246" calcext:value-type="float">
            <text:p>0.25875394114246</text:p>
          </table:table-cell>
          <table:table-cell office:value-type="float" office:value="-0.0035934891811531" calcext:value-type="float">
            <text:p>-0.003593489181153</text:p>
          </table:table-cell>
          <table:table-cell office:value-type="float" office:value="-0.012872888713766" calcext:value-type="float">
            <text:p>-0.012872888713766</text:p>
          </table:table-cell>
          <table:table-cell/>
          <table:table-cell office:value-type="float" office:value="-0.0028562211541233" calcext:value-type="float">
            <text:p>-0.002856221154123</text:p>
          </table:table-cell>
          <table:table-cell office:value-type="float" office:value="-0.010978914689518" calcext:value-type="float">
            <text:p>-0.010978914689518</text:p>
          </table:table-cell>
        </table:table-row>
        <table:table-row table:style-name="ro1">
          <table:table-cell office:value-type="float" office:value="8.7599999999999" calcext:value-type="float">
            <text:p>8.75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5855618681603" calcext:value-type="float">
            <text:p>0.25855618681603</text:p>
          </table:table-cell>
          <table:table-cell office:value-type="float" office:value="-0.0036479963928705" calcext:value-type="float">
            <text:p>-0.003647996392871</text:p>
          </table:table-cell>
          <table:table-cell office:value-type="float" office:value="-0.012856514486836" calcext:value-type="float">
            <text:p>-0.012856514486836</text:p>
          </table:table-cell>
          <table:table-cell/>
          <table:table-cell office:value-type="float" office:value="-0.0028843825285432" calcext:value-type="float">
            <text:p>-0.002884382528543</text:p>
          </table:table-cell>
          <table:table-cell office:value-type="float" office:value="-0.010965680369228" calcext:value-type="float">
            <text:p>-0.010965680369228</text:p>
          </table:table-cell>
        </table:table-row>
        <table:table-row table:style-name="ro1">
          <table:table-cell office:value-type="float" office:value="8.7799999999999" calcext:value-type="float">
            <text:p>8.77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5835821140697" calcext:value-type="float">
            <text:p>0.25835821140697</text:p>
          </table:table-cell>
          <table:table-cell office:value-type="float" office:value="-0.0037025548293138" calcext:value-type="float">
            <text:p>-0.003702554829314</text:p>
          </table:table-cell>
          <table:table-cell office:value-type="float" office:value="-0.012840054237549" calcext:value-type="float">
            <text:p>-0.012840054237549</text:p>
          </table:table-cell>
          <table:table-cell/>
          <table:table-cell office:value-type="float" office:value="-0.0029125427326" calcext:value-type="float">
            <text:p>-0.0029125427326</text:p>
          </table:table-cell>
          <table:table-cell office:value-type="float" office:value="-0.010952438570936" calcext:value-type="float">
            <text:p>-0.010952438570936</text:p>
          </table:table-cell>
        </table:table-row>
        <table:table-row table:style-name="ro1">
          <table:table-cell office:value-type="float" office:value="8.7999999999999" calcext:value-type="float">
            <text:p>8.7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5816001821075" calcext:value-type="float">
            <text:p>0.25816001821075</text:p>
          </table:table-cell>
          <table:table-cell office:value-type="float" office:value="-0.0037571634644805" calcext:value-type="float">
            <text:p>-0.003757163464481</text:p>
          </table:table-cell>
          <table:table-cell office:value-type="float" office:value="-0.012823509691782" calcext:value-type="float">
            <text:p>-0.012823509691782</text:p>
          </table:table-cell>
          <table:table-cell/>
          <table:table-cell office:value-type="float" office:value="-0.0029407017651945" calcext:value-type="float">
            <text:p>-0.002940701765195</text:p>
          </table:table-cell>
          <table:table-cell office:value-type="float" office:value="-0.010939189440946" calcext:value-type="float">
            <text:p>-0.010939189440946</text:p>
          </table:table-cell>
        </table:table-row>
        <table:table-row table:style-name="ro1">
          <table:table-cell office:value-type="float" office:value="8.8199999999999" calcext:value-type="float">
            <text:p>8.81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5792163683448" calcext:value-type="float">
            <text:p>0.25792163683448</text:p>
          </table:table-cell>
          <table:table-cell office:value-type="float" office:value="-0.00381216171184" calcext:value-type="float">
            <text:p>-0.00381216171184</text:p>
          </table:table-cell>
          <table:table-cell office:value-type="float" office:value="-0.012805655582873" calcext:value-type="float">
            <text:p>-0.012805655582873</text:p>
          </table:table-cell>
          <table:table-cell/>
          <table:table-cell office:value-type="float" office:value="-0.0029688596258099" calcext:value-type="float">
            <text:p>-0.00296885962581</text:p>
          </table:table-cell>
          <table:table-cell office:value-type="float" office:value="-0.010925933116925" calcext:value-type="float">
            <text:p>-0.010925933116925</text:p>
          </table:table-cell>
        </table:table-row>
        <table:table-row table:style-name="ro1">
          <table:table-cell office:value-type="float" office:value="8.8399999999999" calcext:value-type="float">
            <text:p>8.83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5768315210353" calcext:value-type="float">
            <text:p>0.25768315210353</text:p>
          </table:table-cell>
          <table:table-cell office:value-type="float" office:value="-0.0038671981230363" calcext:value-type="float">
            <text:p>-0.003867198123036</text:p>
          </table:table-cell>
          <table:table-cell office:value-type="float" office:value="-0.012787740155772" calcext:value-type="float">
            <text:p>-0.012787740155772</text:p>
          </table:table-cell>
          <table:table-cell/>
          <table:table-cell office:value-type="float" office:value="-0.0029970163141761" calcext:value-type="float">
            <text:p>-0.002997016314176</text:p>
          </table:table-cell>
          <table:table-cell office:value-type="float" office:value="-0.010912669729006" calcext:value-type="float">
            <text:p>-0.010912669729006</text:p>
          </table:table-cell>
        </table:table-row>
        <table:table-row table:style-name="ro1">
          <table:table-cell office:value-type="float" office:value="8.8599999999999" calcext:value-type="float">
            <text:p>8.85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573821419702" calcext:value-type="float">
            <text:p>0.2573821419702</text:p>
          </table:table-cell>
          <table:table-cell office:value-type="float" office:value="-0.003923342639367" calcext:value-type="float">
            <text:p>-0.003923342639367</text:p>
          </table:table-cell>
          <table:table-cell office:value-type="float" office:value="-0.012766398131627" calcext:value-type="float">
            <text:p>-0.012766398131627</text:p>
          </table:table-cell>
          <table:table-cell/>
          <table:table-cell office:value-type="float" office:value="-0.0030251718305122" calcext:value-type="float">
            <text:p>-0.003025171830512</text:p>
          </table:table-cell>
          <table:table-cell office:value-type="float" office:value="-0.01089939939993" calcext:value-type="float">
            <text:p>-0.01089939939993</text:p>
          </table:table-cell>
        </table:table-row>
        <table:table-row table:style-name="ro1">
          <table:table-cell office:value-type="float" office:value="8.8799999999999" calcext:value-type="float">
            <text:p>8.87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570113075641" calcext:value-type="float">
            <text:p>0.2570113075641</text:p>
          </table:table-cell>
          <table:table-cell office:value-type="float" office:value="-0.0039804653985152" calcext:value-type="float">
            <text:p>-0.003980465398515</text:p>
          </table:table-cell>
          <table:table-cell office:value-type="float" office:value="-0.012741905616962" calcext:value-type="float">
            <text:p>-0.012741905616962</text:p>
          </table:table-cell>
          <table:table-cell/>
          <table:table-cell office:value-type="float" office:value="-0.0030533261749918" calcext:value-type="float">
            <text:p>-0.003053326174992</text:p>
          </table:table-cell>
          <table:table-cell office:value-type="float" office:value="-0.010886122245948" calcext:value-type="float">
            <text:p>-0.010886122245948</text:p>
          </table:table-cell>
        </table:table-row>
        <table:table-row table:style-name="ro1">
          <table:table-cell office:value-type="float" office:value="8.8999999999999" calcext:value-type="float">
            <text:p>8.8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5664014170164" calcext:value-type="float">
            <text:p>0.25664014170164</text:p>
          </table:table-cell>
          <table:table-cell office:value-type="float" office:value="-0.0040376308758588" calcext:value-type="float">
            <text:p>-0.004037630875859</text:p>
          </table:table-cell>
          <table:table-cell office:value-type="float" office:value="-0.012717338188395" calcext:value-type="float">
            <text:p>-0.012717338188395</text:p>
          </table:table-cell>
          <table:table-cell/>
          <table:table-cell office:value-type="float" office:value="-0.0030819140545616" calcext:value-type="float">
            <text:p>-0.003081914054562</text:p>
          </table:table-cell>
          <table:table-cell office:value-type="float" office:value="-0.01087123461335" calcext:value-type="float">
            <text:p>-0.01087123461335</text:p>
          </table:table-cell>
        </table:table-row>
        <table:table-row table:style-name="ro1">
          <table:table-cell office:value-type="float" office:value="8.9199999999999" calcext:value-type="float">
            <text:p>8.91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5626864833826" calcext:value-type="float">
            <text:p>0.25626864833826</text:p>
          </table:table-cell>
          <table:table-cell office:value-type="float" office:value="-0.0040948382172432" calcext:value-type="float">
            <text:p>-0.004094838217243</text:p>
          </table:table-cell>
          <table:table-cell office:value-type="float" office:value="-0.012692697729741" calcext:value-type="float">
            <text:p>-0.012692697729741</text:p>
          </table:table-cell>
          <table:table-cell/>
          <table:table-cell office:value-type="float" office:value="-0.0031105024159976" calcext:value-type="float">
            <text:p>-0.003110502415998</text:p>
          </table:table-cell>
          <table:table-cell office:value-type="float" office:value="-0.010856340119687" calcext:value-type="float">
            <text:p>-0.010856340119687</text:p>
          </table:table-cell>
        </table:table-row>
        <table:table-row table:style-name="ro1">
          <table:table-cell office:value-type="float" office:value="8.9399999999999" calcext:value-type="float">
            <text:p>8.93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5589683102577" calcext:value-type="float">
            <text:p>0.25589683102577</text:p>
          </table:table-cell>
          <table:table-cell office:value-type="float" office:value="-0.0041520866203991" calcext:value-type="float">
            <text:p>-0.004152086620399</text:p>
          </table:table-cell>
          <table:table-cell office:value-type="float" office:value="-0.012667985991663" calcext:value-type="float">
            <text:p>-0.012667985991663</text:p>
          </table:table-cell>
          <table:table-cell/>
          <table:table-cell office:value-type="float" office:value="-0.0031390912281563" calcext:value-type="float">
            <text:p>-0.003139091228156</text:p>
          </table:table-cell>
          <table:table-cell office:value-type="float" office:value="-0.010841438877174" calcext:value-type="float">
            <text:p>-0.010841438877174</text:p>
          </table:table-cell>
        </table:table-row>
        <table:table-row table:style-name="ro1">
          <table:table-cell office:value-type="float" office:value="8.9599999999999" calcext:value-type="float">
            <text:p>8.95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5552469294122" calcext:value-type="float">
            <text:p>0.25552469294122</text:p>
          </table:table-cell>
          <table:table-cell office:value-type="float" office:value="-0.004209375331853" calcext:value-type="float">
            <text:p>-0.004209375331853</text:p>
          </table:table-cell>
          <table:table-cell office:value-type="float" office:value="-0.012643204604023" calcext:value-type="float">
            <text:p>-0.012643204604023</text:p>
          </table:table-cell>
          <table:table-cell/>
          <table:table-cell office:value-type="float" office:value="-0.0031681300312729" calcext:value-type="float">
            <text:p>-0.003168130031273</text:p>
          </table:table-cell>
          <table:table-cell office:value-type="float" office:value="-0.010824930821197" calcext:value-type="float">
            <text:p>-0.010824930821197</text:p>
          </table:table-cell>
        </table:table-row>
        <table:table-row table:style-name="ro1">
          <table:table-cell office:value-type="float" office:value="8.9799999999999" calcext:value-type="float">
            <text:p>8.97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5515223692198" calcext:value-type="float">
            <text:p>0.25515223692198</text:p>
          </table:table-cell>
          <table:table-cell office:value-type="float" office:value="-0.0042667036413543" calcext:value-type="float">
            <text:p>-0.004266703641354</text:p>
          </table:table-cell>
          <table:table-cell office:value-type="float" office:value="-0.012618355085378" calcext:value-type="float">
            <text:p>-0.012618355085378</text:p>
          </table:table-cell>
          <table:table-cell/>
          <table:table-cell office:value-type="float" office:value="-0.0031971719588623" calcext:value-type="float">
            <text:p>-0.003197171958862</text:p>
          </table:table-cell>
          <table:table-cell office:value-type="float" office:value="-0.010808413029742" calcext:value-type="float">
            <text:p>-0.010808413029742</text:p>
          </table:table-cell>
        </table:table-row>
        <table:table-row table:style-name="ro1">
          <table:table-cell office:value-type="float" office:value="8.9999999999999" calcext:value-type="float">
            <text:p>8.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5473048322945" calcext:value-type="float">
            <text:p>0.25473048322945</text:p>
          </table:table-cell>
          <table:table-cell office:value-type="float" office:value="-0.0043252519775812" calcext:value-type="float">
            <text:p>-0.004325251977581</text:p>
          </table:table-cell>
          <table:table-cell office:value-type="float" office:value="-0.01258950459319" calcext:value-type="float">
            <text:p>-0.01258950459319</text:p>
          </table:table-cell>
          <table:table-cell/>
          <table:table-cell office:value-type="float" office:value="-0.0032262169483584" calcext:value-type="float">
            <text:p>-0.003226216948358</text:p>
          </table:table-cell>
          <table:table-cell office:value-type="float" office:value="-0.010791885635838" calcext:value-type="float">
            <text:p>-0.010791885635838</text:p>
          </table:table-cell>
        </table:table-row>
        <table:table-row table:style-name="ro1">
          <table:table-cell office:value-type="float" office:value="9.0199999999999" calcext:value-type="float">
            <text:p>9.01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5174975274809" calcext:value-type="float">
            <text:p>0.25174975274809</text:p>
          </table:table-cell>
          <table:table-cell office:value-type="float" office:value="-0.0043108545780054" calcext:value-type="float">
            <text:p>-0.004310854578005</text:p>
          </table:table-cell>
          <table:table-cell office:value-type="float" office:value="-0.012418184103818" calcext:value-type="float">
            <text:p>-0.012418184103818</text:p>
          </table:table-cell>
          <table:table-cell/>
          <table:table-cell office:value-type="float" office:value="-0.0032116978697845" calcext:value-type="float">
            <text:p>-0.003211697869785</text:p>
          </table:table-cell>
          <table:table-cell office:value-type="float" office:value="-0.010620020149698" calcext:value-type="float">
            <text:p>-0.010620020149698</text:p>
          </table:table-cell>
        </table:table-row>
        <table:table-row table:style-name="ro1">
          <table:table-cell office:value-type="float" office:value="9.0399999999999" calcext:value-type="float">
            <text:p>9.03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877049335862" calcext:value-type="float">
            <text:p>0.24877049335862</text:p>
          </table:table-cell>
          <table:table-cell office:value-type="float" office:value="-0.0042964571784291" calcext:value-type="float">
            <text:p>-0.004296457178429</text:p>
          </table:table-cell>
          <table:table-cell office:value-type="float" office:value="-0.012246863614455" calcext:value-type="float">
            <text:p>-0.012246863614455</text:p>
          </table:table-cell>
          <table:table-cell/>
          <table:table-cell office:value-type="float" office:value="-0.0031971787912116" calcext:value-type="float">
            <text:p>-0.003197178791212</text:p>
          </table:table-cell>
          <table:table-cell office:value-type="float" office:value="-0.010448154663553" calcext:value-type="float">
            <text:p>-0.010448154663553</text:p>
          </table:table-cell>
        </table:table-row>
        <table:table-row table:style-name="ro1">
          <table:table-cell office:value-type="float" office:value="9.0599999999999" calcext:value-type="float">
            <text:p>9.05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579276754479" calcext:value-type="float">
            <text:p>0.24579276754479</text:p>
          </table:table-cell>
          <table:table-cell office:value-type="float" office:value="-0.0042820597788527" calcext:value-type="float">
            <text:p>-0.004282059778853</text:p>
          </table:table-cell>
          <table:table-cell office:value-type="float" office:value="-0.012075543125063" calcext:value-type="float">
            <text:p>-0.012075543125063</text:p>
          </table:table-cell>
          <table:table-cell/>
          <table:table-cell office:value-type="float" office:value="-0.0031826597126387" calcext:value-type="float">
            <text:p>-0.003182659712639</text:p>
          </table:table-cell>
          <table:table-cell office:value-type="float" office:value="-0.010276289177413" calcext:value-type="float">
            <text:p>-0.010276289177413</text:p>
          </table:table-cell>
        </table:table-row>
        <table:table-row table:style-name="ro1">
          <table:table-cell office:value-type="float" office:value="9.0799999999999" calcext:value-type="float">
            <text:p>9.07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281664185768" calcext:value-type="float">
            <text:p>0.24281664185768</text:p>
          </table:table-cell>
          <table:table-cell office:value-type="float" office:value="-0.0042676623792764" calcext:value-type="float">
            <text:p>-0.004267662379276</text:p>
          </table:table-cell>
          <table:table-cell office:value-type="float" office:value="-0.011904222635687" calcext:value-type="float">
            <text:p>-0.011904222635687</text:p>
          </table:table-cell>
          <table:table-cell/>
          <table:table-cell office:value-type="float" office:value="-0.0031681406340657" calcext:value-type="float">
            <text:p>-0.003168140634066</text:p>
          </table:table-cell>
          <table:table-cell office:value-type="float" office:value="-0.010104423691275" calcext:value-type="float">
            <text:p>-0.010104423691275</text:p>
          </table:table-cell>
        </table:table-row>
        <table:table-row table:style-name="ro1">
          <table:table-cell office:value-type="float" office:value="9.0999999999999" calcext:value-type="float">
            <text:p>9.0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3984218728337" calcext:value-type="float">
            <text:p>0.23984218728337</text:p>
          </table:table-cell>
          <table:table-cell office:value-type="float" office:value="-0.0042532649797001" calcext:value-type="float">
            <text:p>-0.0042532649797</text:p>
          </table:table-cell>
          <table:table-cell office:value-type="float" office:value="-0.011732902146313" calcext:value-type="float">
            <text:p>-0.011732902146313</text:p>
          </table:table-cell>
          <table:table-cell/>
          <table:table-cell office:value-type="float" office:value="-0.0031536215554928" calcext:value-type="float">
            <text:p>-0.003153621555493</text:p>
          </table:table-cell>
          <table:table-cell office:value-type="float" office:value="-0.0099325582051311" calcext:value-type="float">
            <text:p>-0.009932558205131</text:p>
          </table:table-cell>
        </table:table-row>
        <table:table-row table:style-name="ro1">
          <table:table-cell office:value-type="float" office:value="9.1199999999999" calcext:value-type="float">
            <text:p>9.11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3686947965351" calcext:value-type="float">
            <text:p>0.23686947965351</text:p>
          </table:table-cell>
          <table:table-cell office:value-type="float" office:value="-0.0042388675801237" calcext:value-type="float">
            <text:p>-0.004238867580124</text:p>
          </table:table-cell>
          <table:table-cell office:value-type="float" office:value="-0.011561581656948" calcext:value-type="float">
            <text:p>-0.011561581656948</text:p>
          </table:table-cell>
          <table:table-cell/>
          <table:table-cell office:value-type="float" office:value="-0.0031391024769199" calcext:value-type="float">
            <text:p>-0.00313910247692</text:p>
          </table:table-cell>
          <table:table-cell office:value-type="float" office:value="-0.0097606927189967" calcext:value-type="float">
            <text:p>-0.009760692718997</text:p>
          </table:table-cell>
        </table:table-row>
        <table:table-row table:style-name="ro1">
          <table:table-cell office:value-type="float" office:value="9.1399999999999" calcext:value-type="float">
            <text:p>9.13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3389860010482" calcext:value-type="float">
            <text:p>0.23389860010482</text:p>
          </table:table-cell>
          <table:table-cell office:value-type="float" office:value="-0.0042244701805474" calcext:value-type="float">
            <text:p>-0.004224470180547</text:p>
          </table:table-cell>
          <table:table-cell office:value-type="float" office:value="-0.011390261167579" calcext:value-type="float">
            <text:p>-0.011390261167579</text:p>
          </table:table-cell>
          <table:table-cell/>
          <table:table-cell office:value-type="float" office:value="-0.003124583398347" calcext:value-type="float">
            <text:p>-0.003124583398347</text:p>
          </table:table-cell>
          <table:table-cell office:value-type="float" office:value="-0.0095888272328497" calcext:value-type="float">
            <text:p>-0.00958882723285</text:p>
          </table:table-cell>
        </table:table-row>
        <table:table-row table:style-name="ro1">
          <table:table-cell office:value-type="float" office:value="9.1599999999999" calcext:value-type="float">
            <text:p>9.15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3092963559471" calcext:value-type="float">
            <text:p>0.23092963559471</text:p>
          </table:table-cell>
          <table:table-cell office:value-type="float" office:value="-0.004210072780971" calcext:value-type="float">
            <text:p>-0.004210072780971</text:p>
          </table:table-cell>
          <table:table-cell office:value-type="float" office:value="-0.011218940677972" calcext:value-type="float">
            <text:p>-0.011218940677972</text:p>
          </table:table-cell>
          <table:table-cell/>
          <table:table-cell office:value-type="float" office:value="-0.0031100643197741" calcext:value-type="float">
            <text:p>-0.003110064319774</text:p>
          </table:table-cell>
          <table:table-cell office:value-type="float" office:value="-0.0094169617467104" calcext:value-type="float">
            <text:p>-0.00941696174671</text:p>
          </table:table-cell>
        </table:table-row>
        <table:table-row table:style-name="ro1">
          <table:table-cell office:value-type="float" office:value="9.1799999999999" calcext:value-type="float">
            <text:p>9.17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2796267948162" calcext:value-type="float">
            <text:p>0.22796267948162</text:p>
          </table:table-cell>
          <table:table-cell office:value-type="float" office:value="-0.0041956753813949" calcext:value-type="float">
            <text:p>-0.004195675381395</text:p>
          </table:table-cell>
          <table:table-cell office:value-type="float" office:value="-0.011047620189096" calcext:value-type="float">
            <text:p>-0.011047620189096</text:p>
          </table:table-cell>
          <table:table-cell/>
          <table:table-cell office:value-type="float" office:value="-0.0030955452412012" calcext:value-type="float">
            <text:p>-0.003095545241201</text:p>
          </table:table-cell>
          <table:table-cell office:value-type="float" office:value="-0.0092450962605716" calcext:value-type="float">
            <text:p>-0.009245096260572</text:p>
          </table:table-cell>
        </table:table-row>
        <table:table-row table:style-name="ro1">
          <table:table-cell office:value-type="float" office:value="9.1999999999999" calcext:value-type="float">
            <text:p>9.1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2499783217918" calcext:value-type="float">
            <text:p>0.22499783217918</text:p>
          </table:table-cell>
          <table:table-cell office:value-type="float" office:value="-0.0041812779818184" calcext:value-type="float">
            <text:p>-0.004181277981818</text:p>
          </table:table-cell>
          <table:table-cell office:value-type="float" office:value="-0.010876299699459" calcext:value-type="float">
            <text:p>-0.010876299699459</text:p>
          </table:table-cell>
          <table:table-cell/>
          <table:table-cell office:value-type="float" office:value="-0.0030810261626282" calcext:value-type="float">
            <text:p>-0.003081026162628</text:p>
          </table:table-cell>
          <table:table-cell office:value-type="float" office:value="-0.0090732307744319" calcext:value-type="float">
            <text:p>-0.009073230774432</text:p>
          </table:table-cell>
        </table:table-row>
        <table:table-row table:style-name="ro1">
          <table:table-cell office:value-type="float" office:value="9.2199999999999" calcext:value-type="float">
            <text:p>9.21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2203520189715" calcext:value-type="float">
            <text:p>0.22203520189715</text:p>
          </table:table-cell>
          <table:table-cell office:value-type="float" office:value="-0.0041668805822421" calcext:value-type="float">
            <text:p>-0.004166880582242</text:p>
          </table:table-cell>
          <table:table-cell office:value-type="float" office:value="-0.010704979210121" calcext:value-type="float">
            <text:p>-0.010704979210121</text:p>
          </table:table-cell>
          <table:table-cell/>
          <table:table-cell office:value-type="float" office:value="-0.0030665070840553" calcext:value-type="float">
            <text:p>-0.003066507084055</text:p>
          </table:table-cell>
          <table:table-cell office:value-type="float" office:value="-0.0089013652882943" calcext:value-type="float">
            <text:p>-0.008901365288294</text:p>
          </table:table-cell>
        </table:table-row>
        <table:table-row table:style-name="ro1">
          <table:table-cell office:value-type="float" office:value="9.2399999999999" calcext:value-type="float">
            <text:p>9.23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1907490548127" calcext:value-type="float">
            <text:p>0.21907490548127</text:p>
          </table:table-cell>
          <table:table-cell office:value-type="float" office:value="-0.0041524831826658" calcext:value-type="float">
            <text:p>-0.004152483182666</text:p>
          </table:table-cell>
          <table:table-cell office:value-type="float" office:value="-0.010533658720781" calcext:value-type="float">
            <text:p>-0.010533658720781</text:p>
          </table:table-cell>
          <table:table-cell/>
          <table:table-cell office:value-type="float" office:value="-0.0030519880054824" calcext:value-type="float">
            <text:p>-0.003051988005482</text:p>
          </table:table-cell>
          <table:table-cell office:value-type="float" office:value="-0.0087294998021495" calcext:value-type="float">
            <text:p>-0.00872949980215</text:p>
          </table:table-cell>
        </table:table-row>
        <table:table-row table:style-name="ro1">
          <table:table-cell office:value-type="float" office:value="9.2599999999999" calcext:value-type="float">
            <text:p>9.25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1611706936945" calcext:value-type="float">
            <text:p>0.21611706936945</text:p>
          </table:table-cell>
          <table:table-cell office:value-type="float" office:value="-0.0041380857830894" calcext:value-type="float">
            <text:p>-0.004138085783089</text:p>
          </table:table-cell>
          <table:table-cell office:value-type="float" office:value="-0.010362338231325" calcext:value-type="float">
            <text:p>-0.010362338231325</text:p>
          </table:table-cell>
          <table:table-cell/>
          <table:table-cell office:value-type="float" office:value="-0.0030374689269095" calcext:value-type="float">
            <text:p>-0.00303746892691</text:p>
          </table:table-cell>
          <table:table-cell office:value-type="float" office:value="-0.0085576343160117" calcext:value-type="float">
            <text:p>-0.008557634316012</text:p>
          </table:table-cell>
        </table:table-row>
        <table:table-row table:style-name="ro1">
          <table:table-cell office:value-type="float" office:value="9.2799999999999" calcext:value-type="float">
            <text:p>9.27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1316183068324" calcext:value-type="float">
            <text:p>0.21316183068324</text:p>
          </table:table-cell>
          <table:table-cell office:value-type="float" office:value="-0.004123688383513" calcext:value-type="float">
            <text:p>-0.004123688383513</text:p>
          </table:table-cell>
          <table:table-cell office:value-type="float" office:value="-0.010191017741909" calcext:value-type="float">
            <text:p>-0.010191017741909</text:p>
          </table:table-cell>
          <table:table-cell/>
          <table:table-cell office:value-type="float" office:value="-0.0030229498483366" calcext:value-type="float">
            <text:p>-0.003022949848337</text:p>
          </table:table-cell>
          <table:table-cell office:value-type="float" office:value="-0.0083857688298703" calcext:value-type="float">
            <text:p>-0.00838576882987</text:p>
          </table:table-cell>
        </table:table-row>
        <table:table-row table:style-name="ro1">
          <table:table-cell office:value-type="float" office:value="9.2999999999999" calcext:value-type="float">
            <text:p>9.2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1020933847772" calcext:value-type="float">
            <text:p>0.21020933847772</text:p>
          </table:table-cell>
          <table:table-cell office:value-type="float" office:value="-0.0041092909839367" calcext:value-type="float">
            <text:p>-0.004109290983937</text:p>
          </table:table-cell>
          <table:table-cell office:value-type="float" office:value="-0.010019697252572" calcext:value-type="float">
            <text:p>-0.010019697252572</text:p>
          </table:table-cell>
          <table:table-cell/>
          <table:table-cell office:value-type="float" office:value="-0.0030084307697637" calcext:value-type="float">
            <text:p>-0.003008430769764</text:p>
          </table:table-cell>
          <table:table-cell office:value-type="float" office:value="-0.0082139033437345" calcext:value-type="float">
            <text:p>-0.008213903343735</text:p>
          </table:table-cell>
        </table:table-row>
        <table:table-row table:style-name="ro1">
          <table:table-cell office:value-type="float" office:value="9.3199999999999" calcext:value-type="float">
            <text:p>9.31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0725975517763" calcext:value-type="float">
            <text:p>0.20725975517763</text:p>
          </table:table-cell>
          <table:table-cell office:value-type="float" office:value="-0.0040948935843604" calcext:value-type="float">
            <text:p>-0.00409489358436</text:p>
          </table:table-cell>
          <table:table-cell office:value-type="float" office:value="-0.0098483767631436" calcext:value-type="float">
            <text:p>-0.009848376763144</text:p>
          </table:table-cell>
          <table:table-cell/>
          <table:table-cell office:value-type="float" office:value="-0.0029939116911907" calcext:value-type="float">
            <text:p>-0.002993911691191</text:p>
          </table:table-cell>
          <table:table-cell office:value-type="float" office:value="-0.0080420378575916" calcext:value-type="float">
            <text:p>-0.008042037857592</text:p>
          </table:table-cell>
        </table:table-row>
        <table:table-row table:style-name="ro1">
          <table:table-cell office:value-type="float" office:value="9.3399999999999" calcext:value-type="float">
            <text:p>9.33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0431325823326" calcext:value-type="float">
            <text:p>0.20431325823326</text:p>
          </table:table-cell>
          <table:table-cell office:value-type="float" office:value="-0.0040804961847841" calcext:value-type="float">
            <text:p>-0.004080496184784</text:p>
          </table:table-cell>
          <table:table-cell office:value-type="float" office:value="-0.0096770562738317" calcext:value-type="float">
            <text:p>-0.009677056273832</text:p>
          </table:table-cell>
          <table:table-cell/>
          <table:table-cell office:value-type="float" office:value="-0.0029793926126178" calcext:value-type="float">
            <text:p>-0.002979392612618</text:p>
          </table:table-cell>
          <table:table-cell office:value-type="float" office:value="-0.0078701723714494" calcext:value-type="float">
            <text:p>-0.007870172371449</text:p>
          </table:table-cell>
        </table:table-row>
        <table:table-row table:style-name="ro1">
          <table:table-cell office:value-type="float" office:value="9.3599999999999" calcext:value-type="float">
            <text:p>9.35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0137004203616" calcext:value-type="float">
            <text:p>0.20137004203616</text:p>
          </table:table-cell>
          <table:table-cell office:value-type="float" office:value="-0.0040660987852077" calcext:value-type="float">
            <text:p>-0.004066098785208</text:p>
          </table:table-cell>
          <table:table-cell office:value-type="float" office:value="-0.0095057357844415" calcext:value-type="float">
            <text:p>-0.009505735784442</text:p>
          </table:table-cell>
          <table:table-cell/>
          <table:table-cell office:value-type="float" office:value="-0.0029648735340449" calcext:value-type="float">
            <text:p>-0.002964873534045</text:p>
          </table:table-cell>
          <table:table-cell office:value-type="float" office:value="-0.0076983068853081" calcext:value-type="float">
            <text:p>-0.007698306885308</text:p>
          </table:table-cell>
        </table:table-row>
        <table:table-row table:style-name="ro1">
          <table:table-cell office:value-type="float" office:value="9.3799999999999" calcext:value-type="float">
            <text:p>9.37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19843032014387" calcext:value-type="float">
            <text:p>0.19843032014387</text:p>
          </table:table-cell>
          <table:table-cell office:value-type="float" office:value="-0.0040517013856314" calcext:value-type="float">
            <text:p>-0.004051701385631</text:p>
          </table:table-cell>
          <table:table-cell office:value-type="float" office:value="-0.0093344152950822" calcext:value-type="float">
            <text:p>-0.009334415295082</text:p>
          </table:table-cell>
          <table:table-cell/>
          <table:table-cell office:value-type="float" office:value="-0.002950354455472" calcext:value-type="float">
            <text:p>-0.002950354455472</text:p>
          </table:table-cell>
          <table:table-cell office:value-type="float" office:value="-0.0075264413991704" calcext:value-type="float">
            <text:p>-0.00752644139917</text:p>
          </table:table-cell>
        </table:table-row>
        <table:table-row table:style-name="ro1">
          <table:table-cell office:value-type="float" office:value="9.3999999999999" calcext:value-type="float">
            <text:p>9.3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1954943278728" calcext:value-type="float">
            <text:p>0.1954943278728</text:p>
          </table:table-cell>
          <table:table-cell office:value-type="float" office:value="-0.0040373039860551" calcext:value-type="float">
            <text:p>-0.004037303986055</text:p>
          </table:table-cell>
          <table:table-cell office:value-type="float" office:value="-0.0091630948057049" calcext:value-type="float">
            <text:p>-0.009163094805705</text:p>
          </table:table-cell>
          <table:table-cell/>
          <table:table-cell office:value-type="float" office:value="-0.0029358353768991" calcext:value-type="float">
            <text:p>-0.002935835376899</text:p>
          </table:table-cell>
          <table:table-cell office:value-type="float" office:value="-0.007354575913033" calcext:value-type="float">
            <text:p>-0.007354575913033</text:p>
          </table:table-cell>
        </table:table-row>
        <table:table-row table:style-name="ro1">
          <table:table-cell office:value-type="float" office:value="9.4199999999999" calcext:value-type="float">
            <text:p>9.41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19256232533204" calcext:value-type="float">
            <text:p>0.19256232533204</text:p>
          </table:table-cell>
          <table:table-cell office:value-type="float" office:value="-0.0040229065864787" calcext:value-type="float">
            <text:p>-0.004022906586479</text:p>
          </table:table-cell>
          <table:table-cell office:value-type="float" office:value="-0.0089917743163168" calcext:value-type="float">
            <text:p>-0.008991774316317</text:p>
          </table:table-cell>
          <table:table-cell/>
          <table:table-cell office:value-type="float" office:value="-0.0029213162983261" calcext:value-type="float">
            <text:p>-0.002921316298326</text:p>
          </table:table-cell>
          <table:table-cell office:value-type="float" office:value="-0.0071827104268867" calcext:value-type="float">
            <text:p>-0.007182710426887</text:p>
          </table:table-cell>
        </table:table-row>
        <table:table-row table:style-name="ro1">
          <table:table-cell office:value-type="float" office:value="9.4399999999999" calcext:value-type="float">
            <text:p>9.43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18963460098682" calcext:value-type="float">
            <text:p>0.18963460098682</text:p>
          </table:table-cell>
          <table:table-cell office:value-type="float" office:value="-0.0040085091869024" calcext:value-type="float">
            <text:p>-0.004008509186902</text:p>
          </table:table-cell>
          <table:table-cell office:value-type="float" office:value="-0.0088204538269262" calcext:value-type="float">
            <text:p>-0.008820453826926</text:p>
          </table:table-cell>
          <table:table-cell/>
          <table:table-cell office:value-type="float" office:value="-0.0029067972197532" calcext:value-type="float">
            <text:p>-0.002906797219753</text:p>
          </table:table-cell>
          <table:table-cell office:value-type="float" office:value="-0.0070108449407464" calcext:value-type="float">
            <text:p>-0.007010844940746</text:p>
          </table:table-cell>
        </table:table-row>
        <table:table-row table:style-name="ro1">
          <table:table-cell office:value-type="float" office:value="9.4599999999999" calcext:value-type="float">
            <text:p>9.45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18671147586074" calcext:value-type="float">
            <text:p>0.18671147586074</text:p>
          </table:table-cell>
          <table:table-cell office:value-type="float" office:value="-0.003994111787326" calcext:value-type="float">
            <text:p>-0.003994111787326</text:p>
          </table:table-cell>
          <table:table-cell office:value-type="float" office:value="-0.0086491333375857" calcext:value-type="float">
            <text:p>-0.008649133337586</text:p>
          </table:table-cell>
          <table:table-cell/>
          <table:table-cell office:value-type="float" office:value="-0.0028922781411803" calcext:value-type="float">
            <text:p>-0.00289227814118</text:p>
          </table:table-cell>
          <table:table-cell office:value-type="float" office:value="-0.0068389794546094" calcext:value-type="float">
            <text:p>-0.006838979454609</text:p>
          </table:table-cell>
        </table:table-row>
        <table:table-row table:style-name="ro1">
          <table:table-cell office:value-type="float" office:value="9.4799999999999" calcext:value-type="float">
            <text:p>9.47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18379330851137" calcext:value-type="float">
            <text:p>0.18379330851137</text:p>
          </table:table-cell>
          <table:table-cell office:value-type="float" office:value="-0.0039797143877497" calcext:value-type="float">
            <text:p>-0.00397971438775</text:p>
          </table:table-cell>
          <table:table-cell office:value-type="float" office:value="-0.0084778128482174" calcext:value-type="float">
            <text:p>-0.008477812848217</text:p>
          </table:table-cell>
          <table:table-cell/>
          <table:table-cell office:value-type="float" office:value="-0.0028777590626074" calcext:value-type="float">
            <text:p>-0.002877759062607</text:p>
          </table:table-cell>
          <table:table-cell office:value-type="float" office:value="-0.0066671139684656" calcext:value-type="float">
            <text:p>-0.006667113968466</text:p>
          </table:table-cell>
        </table:table-row>
        <table:table-row table:style-name="ro1">
          <table:table-cell office:value-type="float" office:value="9.4999999999999" calcext:value-type="float">
            <text:p>9.4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18088050094541" calcext:value-type="float">
            <text:p>0.18088050094541</text:p>
          </table:table-cell>
          <table:table-cell office:value-type="float" office:value="-0.0039653169881734" calcext:value-type="float">
            <text:p>-0.003965316988173</text:p>
          </table:table-cell>
          <table:table-cell office:value-type="float" office:value="-0.0083064923588728" calcext:value-type="float">
            <text:p>-0.008306492358873</text:p>
          </table:table-cell>
          <table:table-cell/>
          <table:table-cell office:value-type="float" office:value="-0.0028632399840345" calcext:value-type="float">
            <text:p>-0.002863239984035</text:p>
          </table:table-cell>
          <table:table-cell office:value-type="float" office:value="-0.0064952484823225" calcext:value-type="float">
            <text:p>-0.006495248482323</text:p>
          </table:table-cell>
        </table:table-row>
        <table:table-row table:style-name="ro1">
          <table:table-cell office:value-type="float" office:value="9.5199999999999" calcext:value-type="float">
            <text:p>9.51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1779735056791" calcext:value-type="float">
            <text:p>0.1779735056791</text:p>
          </table:table-cell>
          <table:table-cell office:value-type="float" office:value="-0.003950919588597" calcext:value-type="float">
            <text:p>-0.003950919588597</text:p>
          </table:table-cell>
          <table:table-cell office:value-type="float" office:value="-0.0081351718694537" calcext:value-type="float">
            <text:p>-0.008135171869454</text:p>
          </table:table-cell>
          <table:table-cell/>
          <table:table-cell office:value-type="float" office:value="-0.0028487209054616" calcext:value-type="float">
            <text:p>-0.002848720905462</text:p>
          </table:table-cell>
          <table:table-cell office:value-type="float" office:value="-0.0063233829961858" calcext:value-type="float">
            <text:p>-0.006323382996186</text:p>
          </table:table-cell>
        </table:table-row>
        <table:table-row table:style-name="ro1">
          <table:table-cell office:value-type="float" office:value="9.5399999999999" calcext:value-type="float">
            <text:p>9.53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17507283419958" calcext:value-type="float">
            <text:p>0.17507283419958</text:p>
          </table:table-cell>
          <table:table-cell office:value-type="float" office:value="-0.0039365221890207" calcext:value-type="float">
            <text:p>-0.003936522189021</text:p>
          </table:table-cell>
          <table:table-cell office:value-type="float" office:value="-0.0079638513800858" calcext:value-type="float">
            <text:p>-0.007963851380086</text:p>
          </table:table-cell>
          <table:table-cell/>
          <table:table-cell office:value-type="float" office:value="-0.0028342018268886" calcext:value-type="float">
            <text:p>-0.002834201826889</text:p>
          </table:table-cell>
          <table:table-cell office:value-type="float" office:value="-0.0061515175100471" calcext:value-type="float">
            <text:p>-0.006151517510047</text:p>
          </table:table-cell>
        </table:table-row>
        <table:table-row table:style-name="ro1">
          <table:table-cell office:value-type="float" office:value="9.5599999999999" calcext:value-type="float">
            <text:p>9.55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17217906714397" calcext:value-type="float">
            <text:p>0.17217906714397</text:p>
          </table:table-cell>
          <table:table-cell office:value-type="float" office:value="-0.0039221247894444" calcext:value-type="float">
            <text:p>-0.003922124789444</text:p>
          </table:table-cell>
          <table:table-cell office:value-type="float" office:value="-0.0077925308907026" calcext:value-type="float">
            <text:p>-0.007792530890703</text:p>
          </table:table-cell>
          <table:table-cell/>
          <table:table-cell office:value-type="float" office:value="-0.0028196827483157" calcext:value-type="float">
            <text:p>-0.002819682748316</text:p>
          </table:table-cell>
          <table:table-cell office:value-type="float" office:value="-0.005979652023906" calcext:value-type="float">
            <text:p>-0.005979652023906</text:p>
          </table:table-cell>
        </table:table-row>
        <table:table-row table:style-name="ro1">
          <table:table-cell office:value-type="float" office:value="9.5799999999999" calcext:value-type="float">
            <text:p>9.57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1692928665897" calcext:value-type="float">
            <text:p>0.1692928665897</text:p>
          </table:table-cell>
          <table:table-cell office:value-type="float" office:value="-0.003907727389868" calcext:value-type="float">
            <text:p>-0.003907727389868</text:p>
          </table:table-cell>
          <table:table-cell office:value-type="float" office:value="-0.0076212104013384" calcext:value-type="float">
            <text:p>-0.007621210401338</text:p>
          </table:table-cell>
          <table:table-cell/>
          <table:table-cell office:value-type="float" office:value="-0.0028051636697428" calcext:value-type="float">
            <text:p>-0.002805163669743</text:p>
          </table:table-cell>
          <table:table-cell office:value-type="float" office:value="-0.0058077865377661" calcext:value-type="float">
            <text:p>-0.005807786537766</text:p>
          </table:table-cell>
        </table:table-row>
        <table:table-row table:style-name="ro1">
          <table:table-cell office:value-type="float" office:value="9.5999999999999" calcext:value-type="float">
            <text:p>9.5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16641499094331" calcext:value-type="float">
            <text:p>0.16641499094331</text:p>
          </table:table-cell>
          <table:table-cell office:value-type="float" office:value="-0.0038933299902917" calcext:value-type="float">
            <text:p>-0.003893329990292</text:p>
          </table:table-cell>
          <table:table-cell office:value-type="float" office:value="-0.0074498899119609" calcext:value-type="float">
            <text:p>-0.007449889911961</text:p>
          </table:table-cell>
          <table:table-cell/>
          <table:table-cell office:value-type="float" office:value="-0.0027906445911699" calcext:value-type="float">
            <text:p>-0.00279064459117</text:p>
          </table:table-cell>
          <table:table-cell office:value-type="float" office:value="-0.005635921051626" calcext:value-type="float">
            <text:p>-0.005635921051626</text:p>
          </table:table-cell>
        </table:table-row>
        <table:table-row table:style-name="ro1">
          <table:table-cell office:value-type="float" office:value="9.6199999999999" calcext:value-type="float">
            <text:p>9.61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163546313028" calcext:value-type="float">
            <text:p>0.163546313028</text:p>
          </table:table-cell>
          <table:table-cell office:value-type="float" office:value="-0.0038789325907154" calcext:value-type="float">
            <text:p>-0.003878932590715</text:p>
          </table:table-cell>
          <table:table-cell office:value-type="float" office:value="-0.0072785694225859" calcext:value-type="float">
            <text:p>-0.007278569422586</text:p>
          </table:table-cell>
          <table:table-cell/>
          <table:table-cell office:value-type="float" office:value="-0.002776125512597" calcext:value-type="float">
            <text:p>-0.002776125512597</text:p>
          </table:table-cell>
          <table:table-cell office:value-type="float" office:value="-0.0054640555654865" calcext:value-type="float">
            <text:p>-0.005464055565487</text:p>
          </table:table-cell>
        </table:table-row>
        <table:table-row table:style-name="ro1">
          <table:table-cell office:value-type="float" office:value="9.6399999999999" calcext:value-type="float">
            <text:p>9.63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16068784210382" calcext:value-type="float">
            <text:p>0.16068784210382</text:p>
          </table:table-cell>
          <table:table-cell office:value-type="float" office:value="-0.003864535191139" calcext:value-type="float">
            <text:p>-0.003864535191139</text:p>
          </table:table-cell>
          <table:table-cell office:value-type="float" office:value="-0.007107248933202" calcext:value-type="float">
            <text:p>-0.007107248933202</text:p>
          </table:table-cell>
          <table:table-cell/>
          <table:table-cell office:value-type="float" office:value="-0.002761606434023" calcext:value-type="float">
            <text:p>-0.002761606434023</text:p>
          </table:table-cell>
          <table:table-cell office:value-type="float" office:value="-0.0052921900789362" calcext:value-type="float">
            <text:p>-0.005292190078936</text:p>
          </table:table-cell>
        </table:table-row>
        <table:table-row table:style-name="ro1">
          <table:table-cell office:value-type="float" office:value="9.6599999999999" calcext:value-type="float">
            <text:p>9.65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1578407507053" calcext:value-type="float">
            <text:p>0.1578407507053</text:p>
          </table:table-cell>
          <table:table-cell office:value-type="float" office:value="-0.0038501377915627" calcext:value-type="float">
            <text:p>-0.003850137791563</text:p>
          </table:table-cell>
          <table:table-cell office:value-type="float" office:value="-0.0069359284438288" calcext:value-type="float">
            <text:p>-0.006935928443829</text:p>
          </table:table-cell>
          <table:table-cell/>
          <table:table-cell office:value-type="float" office:value="-0.0027470873554511" calcext:value-type="float">
            <text:p>-0.002747087355451</text:p>
          </table:table-cell>
          <table:table-cell office:value-type="float" office:value="-0.0051203245932081" calcext:value-type="float">
            <text:p>-0.005120324593208</text:p>
          </table:table-cell>
        </table:table-row>
        <table:table-row table:style-name="ro1">
          <table:table-cell office:value-type="float" office:value="9.6799999999999" calcext:value-type="float">
            <text:p>9.67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15500640733926" calcext:value-type="float">
            <text:p>0.15500640733926</text:p>
          </table:table-cell>
          <table:table-cell office:value-type="float" office:value="-0.0038357403919864" calcext:value-type="float">
            <text:p>-0.003835740391986</text:p>
          </table:table-cell>
          <table:table-cell office:value-type="float" office:value="-0.0067646079544591" calcext:value-type="float">
            <text:p>-0.006764607954459</text:p>
          </table:table-cell>
          <table:table-cell/>
          <table:table-cell office:value-type="float" office:value="-0.0027325682768782" calcext:value-type="float">
            <text:p>-0.002732568276878</text:p>
          </table:table-cell>
          <table:table-cell office:value-type="float" office:value="-0.0049484591070639" calcext:value-type="float">
            <text:p>-0.004948459107064</text:p>
          </table:table-cell>
        </table:table-row>
        <table:table-row table:style-name="ro1">
          <table:table-cell office:value-type="float" office:value="9.6999999999999" calcext:value-type="float">
            <text:p>9.6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15218641622647" calcext:value-type="float">
            <text:p>0.15218641622647</text:p>
          </table:table-cell>
          <table:table-cell office:value-type="float" office:value="-0.00382134299241" calcext:value-type="float">
            <text:p>-0.00382134299241</text:p>
          </table:table-cell>
          <table:table-cell office:value-type="float" office:value="-0.0065932874650786" calcext:value-type="float">
            <text:p>-0.006593287465079</text:p>
          </table:table-cell>
          <table:table-cell/>
          <table:table-cell office:value-type="float" office:value="-0.0027180491983053" calcext:value-type="float">
            <text:p>-0.002718049198305</text:p>
          </table:table-cell>
          <table:table-cell office:value-type="float" office:value="-0.0047765936209224" calcext:value-type="float">
            <text:p>-0.004776593620922</text:p>
          </table:table-cell>
        </table:table-row>
        <table:table-row table:style-name="ro1">
          <table:table-cell office:value-type="float" office:value="9.7199999999999" calcext:value-type="float">
            <text:p>9.71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14938266534157" calcext:value-type="float">
            <text:p>0.14938266534157</text:p>
          </table:table-cell>
          <table:table-cell office:value-type="float" office:value="-0.0038069455928337" calcext:value-type="float">
            <text:p>-0.003806945592834</text:p>
          </table:table-cell>
          <table:table-cell office:value-type="float" office:value="-0.0064219669757074" calcext:value-type="float">
            <text:p>-0.006421966975707</text:p>
          </table:table-cell>
          <table:table-cell/>
          <table:table-cell office:value-type="float" office:value="-0.0027035301197324" calcext:value-type="float">
            <text:p>-0.002703530119732</text:p>
          </table:table-cell>
          <table:table-cell office:value-type="float" office:value="-0.0046047281347847" calcext:value-type="float">
            <text:p>-0.004604728134785</text:p>
          </table:table-cell>
        </table:table-row>
        <table:table-row table:style-name="ro1">
          <table:table-cell office:value-type="float" office:value="9.7399999999999" calcext:value-type="float">
            <text:p>9.73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14659738390628" calcext:value-type="float">
            <text:p>0.14659738390628</text:p>
          </table:table-cell>
          <table:table-cell office:value-type="float" office:value="-0.0037925481932574" calcext:value-type="float">
            <text:p>-0.003792548193257</text:p>
          </table:table-cell>
          <table:table-cell office:value-type="float" office:value="-0.0062506464863434" calcext:value-type="float">
            <text:p>-0.006250646486343</text:p>
          </table:table-cell>
          <table:table-cell/>
          <table:table-cell office:value-type="float" office:value="-0.0026890110411595" calcext:value-type="float">
            <text:p>-0.00268901104116</text:p>
          </table:table-cell>
          <table:table-cell office:value-type="float" office:value="-0.0044328626486416" calcext:value-type="float">
            <text:p>-0.004432862648642</text:p>
          </table:table-cell>
        </table:table-row>
        <table:table-row table:style-name="ro1">
          <table:table-cell office:value-type="float" office:value="9.7599999999999" calcext:value-type="float">
            <text:p>9.75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14383321003099" calcext:value-type="float">
            <text:p>0.14383321003099</text:p>
          </table:table-cell>
          <table:table-cell office:value-type="float" office:value="-0.003778150793681" calcext:value-type="float">
            <text:p>-0.003778150793681</text:p>
          </table:table-cell>
          <table:table-cell office:value-type="float" office:value="-0.0060793259969609" calcext:value-type="float">
            <text:p>-0.006079325996961</text:p>
          </table:table-cell>
          <table:table-cell/>
          <table:table-cell office:value-type="float" office:value="-0.0026744919625866" calcext:value-type="float">
            <text:p>-0.002674491962587</text:p>
          </table:table-cell>
          <table:table-cell office:value-type="float" office:value="-0.0042609971625016" calcext:value-type="float">
            <text:p>-0.004260997162502</text:p>
          </table:table-cell>
        </table:table-row>
        <table:table-row table:style-name="ro1">
          <table:table-cell office:value-type="float" office:value="9.7799999999999" calcext:value-type="float">
            <text:p>9.77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14109326804843" calcext:value-type="float">
            <text:p>0.14109326804843</text:p>
          </table:table-cell>
          <table:table-cell office:value-type="float" office:value="-0.0037637533941047" calcext:value-type="float">
            <text:p>-0.003763753394105</text:p>
          </table:table-cell>
          <table:table-cell office:value-type="float" office:value="-0.0059080055075941" calcext:value-type="float">
            <text:p>-0.005908005507594</text:p>
          </table:table-cell>
          <table:table-cell/>
          <table:table-cell office:value-type="float" office:value="-0.0026599728840136" calcext:value-type="float">
            <text:p>-0.002659972884014</text:p>
          </table:table-cell>
          <table:table-cell office:value-type="float" office:value="-0.0040891316763607" calcext:value-type="float">
            <text:p>-0.004089131676361</text:p>
          </table:table-cell>
        </table:table-row>
        <table:table-row table:style-name="ro1">
          <table:table-cell office:value-type="float" office:value="9.7999999999999" calcext:value-type="float">
            <text:p>9.7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13838125268595" calcext:value-type="float">
            <text:p>0.13838125268595</text:p>
          </table:table-cell>
          <table:table-cell office:value-type="float" office:value="-0.0037493559945284" calcext:value-type="float">
            <text:p>-0.003749355994528</text:p>
          </table:table-cell>
          <table:table-cell office:value-type="float" office:value="-0.0057366850182172" calcext:value-type="float">
            <text:p>-0.005736685018217</text:p>
          </table:table-cell>
          <table:table-cell/>
          <table:table-cell office:value-type="float" office:value="-0.0026454538054407" calcext:value-type="float">
            <text:p>-0.002645453805441</text:p>
          </table:table-cell>
          <table:table-cell office:value-type="float" office:value="-0.0039172661902201" calcext:value-type="float">
            <text:p>-0.00391726619022</text:p>
          </table:table-cell>
        </table:table-row>
        <table:table-row table:style-name="ro1">
          <table:table-cell office:value-type="float" office:value="9.8199999999999" calcext:value-type="float">
            <text:p>9.81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13570151275936" calcext:value-type="float">
            <text:p>0.13570151275936</text:p>
          </table:table-cell>
          <table:table-cell office:value-type="float" office:value="-0.003734958594952" calcext:value-type="float">
            <text:p>-0.003734958594952</text:p>
          </table:table-cell>
          <table:table-cell office:value-type="float" office:value="-0.0055653645288403" calcext:value-type="float">
            <text:p>-0.00556536452884</text:p>
          </table:table-cell>
          <table:table-cell/>
          <table:table-cell office:value-type="float" office:value="-0.0026309347268678" calcext:value-type="float">
            <text:p>-0.002630934726868</text:p>
          </table:table-cell>
          <table:table-cell office:value-type="float" office:value="-0.0037454007040798" calcext:value-type="float">
            <text:p>-0.00374540070408</text:p>
          </table:table-cell>
        </table:table-row>
        <table:table-row table:style-name="ro1">
          <table:table-cell office:value-type="float" office:value="9.8399999999999" calcext:value-type="float">
            <text:p>9.83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13305911957353" calcext:value-type="float">
            <text:p>0.13305911957353</text:p>
          </table:table-cell>
          <table:table-cell office:value-type="float" office:value="-0.0037205611953757" calcext:value-type="float">
            <text:p>-0.003720561195376</text:p>
          </table:table-cell>
          <table:table-cell office:value-type="float" office:value="-0.0053940440394651" calcext:value-type="float">
            <text:p>-0.005394044039465</text:p>
          </table:table-cell>
          <table:table-cell/>
          <table:table-cell office:value-type="float" office:value="-0.0026164156482949" calcext:value-type="float">
            <text:p>-0.002616415648295</text:p>
          </table:table-cell>
          <table:table-cell office:value-type="float" office:value="-0.0035735352179398" calcext:value-type="float">
            <text:p>-0.00357353521794</text:p>
          </table:table-cell>
        </table:table-row>
        <table:table-row table:style-name="ro1">
          <table:table-cell office:value-type="float" office:value="9.8599999999999" calcext:value-type="float">
            <text:p>9.85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13045989424655" calcext:value-type="float">
            <text:p>0.13045989424655</text:p>
          </table:table-cell>
          <table:table-cell office:value-type="float" office:value="-0.0037061637957994" calcext:value-type="float">
            <text:p>-0.003706163795799</text:p>
          </table:table-cell>
          <table:table-cell office:value-type="float" office:value="-0.0052227235500859" calcext:value-type="float">
            <text:p>-0.005222723550086</text:p>
          </table:table-cell>
          <table:table-cell/>
          <table:table-cell office:value-type="float" office:value="-0.002601896569722" calcext:value-type="float">
            <text:p>-0.002601896569722</text:p>
          </table:table-cell>
          <table:table-cell office:value-type="float" office:value="-0.0034016697317971" calcext:value-type="float">
            <text:p>-0.003401669731797</text:p>
          </table:table-cell>
        </table:table-row>
        <table:table-row table:style-name="ro1">
          <table:table-cell office:value-type="float" office:value="9.8799999999999" calcext:value-type="float">
            <text:p>9.87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12791035568392" calcext:value-type="float">
            <text:p>0.12791035568392</text:p>
          </table:table-cell>
          <table:table-cell office:value-type="float" office:value="-0.003691766396223" calcext:value-type="float">
            <text:p>-0.003691766396223</text:p>
          </table:table-cell>
          <table:table-cell office:value-type="float" office:value="-0.0050514030607187" calcext:value-type="float">
            <text:p>-0.005051403060719</text:p>
          </table:table-cell>
          <table:table-cell/>
          <table:table-cell office:value-type="float" office:value="-0.0025873774911491" calcext:value-type="float">
            <text:p>-0.002587377491149</text:p>
          </table:table-cell>
          <table:table-cell office:value-type="float" office:value="-0.0032298042456588" calcext:value-type="float">
            <text:p>-0.003229804245659</text:p>
          </table:table-cell>
        </table:table-row>
        <table:table-row table:style-name="ro1">
          <table:table-cell office:value-type="float" office:value="9.8999999999999" calcext:value-type="float">
            <text:p>9.8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12541754441787" calcext:value-type="float">
            <text:p>0.12541754441787</text:p>
          </table:table-cell>
          <table:table-cell office:value-type="float" office:value="-0.0036773689966467" calcext:value-type="float">
            <text:p>-0.003677368996647</text:p>
          </table:table-cell>
          <table:table-cell office:value-type="float" office:value="-0.0048800825713391" calcext:value-type="float">
            <text:p>-0.004880082571339</text:p>
          </table:table-cell>
          <table:table-cell/>
          <table:table-cell office:value-type="float" office:value="-0.0025728584125761" calcext:value-type="float">
            <text:p>-0.002572858412576</text:p>
          </table:table-cell>
          <table:table-cell office:value-type="float" office:value="-0.0030579387595213" calcext:value-type="float">
            <text:p>-0.003057938759521</text:p>
          </table:table-cell>
        </table:table-row>
        <table:table-row table:style-name="ro1">
          <table:table-cell office:value-type="float" office:value="9.9199999999999" calcext:value-type="float">
            <text:p>9.91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12298869176633" calcext:value-type="float">
            <text:p>0.12298869176633</text:p>
          </table:table-cell>
          <table:table-cell office:value-type="float" office:value="-0.0036629715970703" calcext:value-type="float">
            <text:p>-0.00366297159707</text:p>
          </table:table-cell>
          <table:table-cell office:value-type="float" office:value="-0.0047087620819699" calcext:value-type="float">
            <text:p>-0.00470876208197</text:p>
          </table:table-cell>
          <table:table-cell/>
          <table:table-cell office:value-type="float" office:value="-0.0025583393340032" calcext:value-type="float">
            <text:p>-0.002558339334003</text:p>
          </table:table-cell>
          <table:table-cell office:value-type="float" office:value="-0.0028860732733811" calcext:value-type="float">
            <text:p>-0.002886073273381</text:p>
          </table:table-cell>
        </table:table-row>
        <table:table-row table:style-name="ro1">
          <table:table-cell office:value-type="float" office:value="9.9399999999999" calcext:value-type="float">
            <text:p>9.93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12063075294691" calcext:value-type="float">
            <text:p>0.12063075294691</text:p>
          </table:table-cell>
          <table:table-cell office:value-type="float" office:value="-0.003648574197494" calcext:value-type="float">
            <text:p>-0.003648574197494</text:p>
          </table:table-cell>
          <table:table-cell office:value-type="float" office:value="-0.0045374415925902" calcext:value-type="float">
            <text:p>-0.00453744159259</text:p>
          </table:table-cell>
          <table:table-cell/>
          <table:table-cell office:value-type="float" office:value="-0.0025438202554303" calcext:value-type="float">
            <text:p>-0.00254382025543</text:p>
          </table:table-cell>
          <table:table-cell office:value-type="float" office:value="-0.0027142077872377" calcext:value-type="float">
            <text:p>-0.002714207787238</text:p>
          </table:table-cell>
        </table:table-row>
        <table:table-row table:style-name="ro1">
          <table:table-cell office:value-type="float" office:value="9.9599999999999" calcext:value-type="float">
            <text:p>9.95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11834989722649" calcext:value-type="float">
            <text:p>0.11834989722649</text:p>
          </table:table-cell>
          <table:table-cell office:value-type="float" office:value="-0.0036341767979177" calcext:value-type="float">
            <text:p>-0.003634176797918</text:p>
          </table:table-cell>
          <table:table-cell office:value-type="float" office:value="-0.0043661211032192" calcext:value-type="float">
            <text:p>-0.004366121103219</text:p>
          </table:table-cell>
          <table:table-cell/>
          <table:table-cell office:value-type="float" office:value="-0.0025293011768574" calcext:value-type="float">
            <text:p>-0.002529301176857</text:p>
          </table:table-cell>
          <table:table-cell office:value-type="float" office:value="-0.002542342301097" calcext:value-type="float">
            <text:p>-0.002542342301097</text:p>
          </table:table-cell>
        </table:table-row>
        <table:table-row table:style-name="ro1">
          <table:table-cell office:value-type="float" office:value="9.9799999999999" calcext:value-type="float">
            <text:p>9.97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11615109610424" calcext:value-type="float">
            <text:p>0.11615109610424</text:p>
          </table:table-cell>
          <table:table-cell office:value-type="float" office:value="-0.0036197793983413" calcext:value-type="float">
            <text:p>-0.003619779398341</text:p>
          </table:table-cell>
          <table:table-cell office:value-type="float" office:value="-0.0041948006138368" calcext:value-type="float">
            <text:p>-0.004194800613837</text:p>
          </table:table-cell>
          <table:table-cell/>
          <table:table-cell office:value-type="float" office:value="-0.0025147820982845" calcext:value-type="float">
            <text:p>-0.002514782098285</text:p>
          </table:table-cell>
          <table:table-cell office:value-type="float" office:value="-0.0023704768149593" calcext:value-type="float">
            <text:p>-0.002370476814959</text:p>
          </table:table-cell>
        </table:table-row>
        <table:table-row table:style-name="ro1">
          <table:table-cell office:value-type="float" office:value="9.9999999999999" calcext:value-type="float">
            <text:p>9.9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11403791115058" calcext:value-type="float">
            <text:p>0.11403791115058</text:p>
          </table:table-cell>
          <table:table-cell office:value-type="float" office:value="-0.003605381998765" calcext:value-type="float">
            <text:p>-0.003605381998765</text:p>
          </table:table-cell>
          <table:table-cell office:value-type="float" office:value="-0.0040234801244722" calcext:value-type="float">
            <text:p>-0.004023480124472</text:p>
          </table:table-cell>
          <table:table-cell/>
          <table:table-cell office:value-type="float" office:value="-0.0025002630197115" calcext:value-type="float">
            <text:p>-0.002500263019712</text:p>
          </table:table-cell>
          <table:table-cell office:value-type="float" office:value="-0.0021986113288156" calcext:value-type="float">
            <text:p>-0.002198611328816</text:p>
          </table:table-cell>
        </table:table-row>
        <table:table-row table:style-name="ro1">
          <table:table-cell office:value-type="float" office:value="10.02" calcext:value-type="float">
            <text:p>10.02</text:p>
          </table:table-cell>
          <table:table-cell office:value-type="float" office:value="0" calcext:value-type="float">
            <text:p>0</text:p>
          </table:table-cell>
          <table:table-cell office:value-type="float" office:value="0.11201246543962" calcext:value-type="float">
            <text:p>0.11201246543962</text:p>
          </table:table-cell>
          <table:table-cell office:value-type="float" office:value="-0.0035909845991887" calcext:value-type="float">
            <text:p>-0.003590984599189</text:p>
          </table:table-cell>
          <table:table-cell office:value-type="float" office:value="-0.0038521596350971" calcext:value-type="float">
            <text:p>-0.003852159635097</text:p>
          </table:table-cell>
          <table:table-cell/>
          <table:table-cell office:value-type="float" office:value="-0.0024857439411386" calcext:value-type="float">
            <text:p>-0.002485743941139</text:p>
          </table:table-cell>
          <table:table-cell office:value-type="float" office:value="-0.0020267458426745" calcext:value-type="float">
            <text:p>-0.002026745842675</text:p>
          </table:table-cell>
        </table:table-row>
        <table:table-row table:style-name="ro1">
          <table:table-cell office:value-type="float" office:value="10.04" calcext:value-type="float">
            <text:p>10.04</text:p>
          </table:table-cell>
          <table:table-cell office:value-type="float" office:value="0" calcext:value-type="float">
            <text:p>0</text:p>
          </table:table-cell>
          <table:table-cell office:value-type="float" office:value="0.11007548725217" calcext:value-type="float">
            <text:p>0.11007548725217</text:p>
          </table:table-cell>
          <table:table-cell office:value-type="float" office:value="-0.0035765871996123" calcext:value-type="float">
            <text:p>-0.003576587199612</text:p>
          </table:table-cell>
          <table:table-cell office:value-type="float" office:value="-0.0036808391457195" calcext:value-type="float">
            <text:p>-0.00368083914572</text:p>
          </table:table-cell>
          <table:table-cell/>
          <table:table-cell office:value-type="float" office:value="-0.0024712248625657" calcext:value-type="float">
            <text:p>-0.002471224862566</text:p>
          </table:table-cell>
          <table:table-cell office:value-type="float" office:value="-0.0018548803565367" calcext:value-type="float">
            <text:p>-0.001854880356537</text:p>
          </table:table-cell>
        </table:table-row>
        <table:table-row table:style-name="ro1">
          <table:table-cell office:value-type="float" office:value="10.06" calcext:value-type="float">
            <text:p>10.06</text:p>
          </table:table-cell>
          <table:table-cell office:value-type="float" office:value="0" calcext:value-type="float">
            <text:p>0</text:p>
          </table:table-cell>
          <table:table-cell office:value-type="float" office:value="0.10822633893806" calcext:value-type="float">
            <text:p>0.10822633893806</text:p>
          </table:table-cell>
          <table:table-cell office:value-type="float" office:value="-0.003562189800036" calcext:value-type="float">
            <text:p>-0.003562189800036</text:p>
          </table:table-cell>
          <table:table-cell office:value-type="float" office:value="-0.0035095186563469" calcext:value-type="float">
            <text:p>-0.003509518656347</text:p>
          </table:table-cell>
          <table:table-cell/>
          <table:table-cell office:value-type="float" office:value="-0.0024567057839928" calcext:value-type="float">
            <text:p>-0.002456705783993</text:p>
          </table:table-cell>
          <table:table-cell office:value-type="float" office:value="-0.0016830148703947" calcext:value-type="float">
            <text:p>-0.001683014870395</text:p>
          </table:table-cell>
        </table:table-row>
        <table:table-row table:style-name="ro1">
          <table:table-cell office:value-type="float" office:value="10.08" calcext:value-type="float">
            <text:p>10.08</text:p>
          </table:table-cell>
          <table:table-cell office:value-type="float" office:value="0" calcext:value-type="float">
            <text:p>0</text:p>
          </table:table-cell>
          <table:table-cell office:value-type="float" office:value="0.10646306511096" calcext:value-type="float">
            <text:p>0.10646306511096</text:p>
          </table:table-cell>
          <table:table-cell office:value-type="float" office:value="-0.0035477924004597" calcext:value-type="float">
            <text:p>-0.00354779240046</text:p>
          </table:table-cell>
          <table:table-cell office:value-type="float" office:value="-0.0033381981669719" calcext:value-type="float">
            <text:p>-0.003338198166972</text:p>
          </table:table-cell>
          <table:table-cell/>
          <table:table-cell office:value-type="float" office:value="-0.0024421867054199" calcext:value-type="float">
            <text:p>-0.00244218670542</text:p>
          </table:table-cell>
          <table:table-cell office:value-type="float" office:value="-0.0015111493842563" calcext:value-type="float">
            <text:p>-0.001511149384256</text:p>
          </table:table-cell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float" office:value="0" calcext:value-type="float">
            <text:p>0</text:p>
          </table:table-cell>
          <table:table-cell office:value-type="float" office:value="0.1047825779424" calcext:value-type="float">
            <text:p>0.1047825779424</text:p>
          </table:table-cell>
          <table:table-cell office:value-type="float" office:value="-0.0035333950008833" calcext:value-type="float">
            <text:p>-0.003533395000883</text:p>
          </table:table-cell>
          <table:table-cell office:value-type="float" office:value="-0.0031668776775949" calcext:value-type="float">
            <text:p>-0.003166877677595</text:p>
          </table:table-cell>
          <table:table-cell/>
          <table:table-cell office:value-type="float" office:value="-0.002427667626847" calcext:value-type="float">
            <text:p>-0.002427667626847</text:p>
          </table:table-cell>
          <table:table-cell office:value-type="float" office:value="-0.0013392838981164" calcext:value-type="float">
            <text:p>-0.001339283898116</text:p>
          </table:table-cell>
        </table:table-row>
        <table:table-row table:style-name="ro1">
          <table:table-cell office:value-type="float" office:value="10.12" calcext:value-type="float">
            <text:p>10.12</text:p>
          </table:table-cell>
          <table:table-cell office:value-type="float" office:value="0" calcext:value-type="float">
            <text:p>0</text:p>
          </table:table-cell>
          <table:table-cell office:value-type="float" office:value="0.10318104454675" calcext:value-type="float">
            <text:p>0.10318104454675</text:p>
          </table:table-cell>
          <table:table-cell office:value-type="float" office:value="-0.003518997601307" calcext:value-type="float">
            <text:p>-0.003518997601307</text:p>
          </table:table-cell>
          <table:table-cell office:value-type="float" office:value="-0.0029955571882223" calcext:value-type="float">
            <text:p>-0.002995557188222</text:p>
          </table:table-cell>
          <table:table-cell/>
          <table:table-cell office:value-type="float" office:value="-0.002413148548274" calcext:value-type="float">
            <text:p>-0.002413148548274</text:p>
          </table:table-cell>
          <table:table-cell office:value-type="float" office:value="-0.0011674184119735" calcext:value-type="float">
            <text:p>-0.001167418411974</text:p>
          </table:table-cell>
        </table:table-row>
        <table:table-row table:style-name="ro1">
          <table:table-cell office:value-type="float" office:value="10.14" calcext:value-type="float">
            <text:p>10.14</text:p>
          </table:table-cell>
          <table:table-cell office:value-type="float" office:value="0" calcext:value-type="float">
            <text:p>0</text:p>
          </table:table-cell>
          <table:table-cell office:value-type="float" office:value="0.10165441001392" calcext:value-type="float">
            <text:p>0.10165441001392</text:p>
          </table:table-cell>
          <table:table-cell office:value-type="float" office:value="-0.0035046002017307" calcext:value-type="float">
            <text:p>-0.003504600201731</text:p>
          </table:table-cell>
          <table:table-cell office:value-type="float" office:value="-0.0028242366988489" calcext:value-type="float">
            <text:p>-0.002824236698849</text:p>
          </table:table-cell>
          <table:table-cell/>
          <table:table-cell office:value-type="float" office:value="-0.0023986294697011" calcext:value-type="float">
            <text:p>-0.002398629469701</text:p>
          </table:table-cell>
          <table:table-cell office:value-type="float" office:value="-0.00099555292583402" calcext:value-type="float">
            <text:p>-0.000995552925834</text:p>
          </table:table-cell>
        </table:table-row>
        <table:table-row table:style-name="ro1">
          <table:table-cell office:value-type="float" office:value="10.16" calcext:value-type="float">
            <text:p>10.16</text:p>
          </table:table-cell>
          <table:table-cell office:value-type="float" office:value="0" calcext:value-type="float">
            <text:p>0</text:p>
          </table:table-cell>
          <table:table-cell office:value-type="float" office:value="0.10019891493668" calcext:value-type="float">
            <text:p>0.10019891493668</text:p>
          </table:table-cell>
          <table:table-cell office:value-type="float" office:value="-0.0034902028021543" calcext:value-type="float">
            <text:p>-0.003490202802154</text:p>
          </table:table-cell>
          <table:table-cell office:value-type="float" office:value="-0.0026529162094762" calcext:value-type="float">
            <text:p>-0.002652916209476</text:p>
          </table:table-cell>
          <table:table-cell/>
          <table:table-cell office:value-type="float" office:value="-0.0023841103911282" calcext:value-type="float">
            <text:p>-0.002384110391128</text:p>
          </table:table-cell>
          <table:table-cell office:value-type="float" office:value="-0.0008236874396934" calcext:value-type="float">
            <text:p>-0.000823687439693</text:p>
          </table:table-cell>
        </table:table-row>
        <table:table-row table:style-name="ro1">
          <table:table-cell office:value-type="float" office:value="10.18" calcext:value-type="float">
            <text:p>10.18</text:p>
          </table:table-cell>
          <table:table-cell office:value-type="float" office:value="0" calcext:value-type="float">
            <text:p>0</text:p>
          </table:table-cell>
          <table:table-cell office:value-type="float" office:value="0.098811496598381" calcext:value-type="float">
            <text:p>0.098811496598381</text:p>
          </table:table-cell>
          <table:table-cell office:value-type="float" office:value="-0.003475805402578" calcext:value-type="float">
            <text:p>-0.003475805402578</text:p>
          </table:table-cell>
          <table:table-cell office:value-type="float" office:value="-0.0024815957200998" calcext:value-type="float">
            <text:p>-0.0024815957201</text:p>
          </table:table-cell>
          <table:table-cell/>
          <table:table-cell office:value-type="float" office:value="-0.0023695913125553" calcext:value-type="float">
            <text:p>-0.002369591312555</text:p>
          </table:table-cell>
          <table:table-cell office:value-type="float" office:value="-0.00065182195355338" calcext:value-type="float">
            <text:p>-0.000651821953553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0" calcext:value-type="float">
            <text:p>0</text:p>
          </table:table-cell>
          <table:table-cell office:value-type="float" office:value="0.097490038390376" calcext:value-type="float">
            <text:p>0.097490038390376</text:p>
          </table:table-cell>
          <table:table-cell office:value-type="float" office:value="-0.0034614080030017" calcext:value-type="float">
            <text:p>-0.003461408003002</text:p>
          </table:table-cell>
          <table:table-cell office:value-type="float" office:value="-0.0023102752307234" calcext:value-type="float">
            <text:p>-0.002310275230723</text:p>
          </table:table-cell>
          <table:table-cell/>
          <table:table-cell office:value-type="float" office:value="-0.0023550722339824" calcext:value-type="float">
            <text:p>-0.002355072233982</text:p>
          </table:table-cell>
          <table:table-cell office:value-type="float" office:value="-0.00047995646741343" calcext:value-type="float">
            <text:p>-0.000479956467413</text:p>
          </table:table-cell>
        </table:table-row>
        <table:table-row table:style-name="ro1">
          <table:table-cell office:value-type="float" office:value="10.22" calcext:value-type="float">
            <text:p>10.22</text:p>
          </table:table-cell>
          <table:table-cell office:value-type="float" office:value="0" calcext:value-type="float">
            <text:p>0</text:p>
          </table:table-cell>
          <table:table-cell office:value-type="float" office:value="0.096233484532842" calcext:value-type="float">
            <text:p>0.096233484532842</text:p>
          </table:table-cell>
          <table:table-cell office:value-type="float" office:value="-0.0034470106034253" calcext:value-type="float">
            <text:p>-0.003447010603425</text:p>
          </table:table-cell>
          <table:table-cell office:value-type="float" office:value="-0.0021389547413446" calcext:value-type="float">
            <text:p>-0.002138954741345</text:p>
          </table:table-cell>
          <table:table-cell/>
          <table:table-cell office:value-type="float" office:value="-0.0023405531554095" calcext:value-type="float">
            <text:p>-0.00234055315541</text:p>
          </table:table-cell>
          <table:table-cell office:value-type="float" office:value="-0.00030809098127279" calcext:value-type="float">
            <text:p>-0.000308090981273</text:p>
          </table:table-cell>
        </table:table-row>
        <table:table-row table:style-name="ro1">
          <table:table-cell office:value-type="float" office:value="10.24" calcext:value-type="float">
            <text:p>10.24</text:p>
          </table:table-cell>
          <table:table-cell office:value-type="float" office:value="0" calcext:value-type="float">
            <text:p>0</text:p>
          </table:table-cell>
          <table:table-cell office:value-type="float" office:value="0.095041849382885" calcext:value-type="float">
            <text:p>0.095041849382885</text:p>
          </table:table-cell>
          <table:table-cell office:value-type="float" office:value="-0.003432613203849" calcext:value-type="float">
            <text:p>-0.003432613203849</text:p>
          </table:table-cell>
          <table:table-cell office:value-type="float" office:value="-0.0019676342519798" calcext:value-type="float">
            <text:p>-0.00196763425198</text:p>
          </table:table-cell>
          <table:table-cell/>
          <table:table-cell office:value-type="float" office:value="-0.0023260340768365" calcext:value-type="float">
            <text:p>-0.002326034076837</text:p>
          </table:table-cell>
          <table:table-cell office:value-type="float" office:value="-0.00013622549513078" calcext:value-type="float">
            <text:p>-0.000136225495131</text:p>
          </table:table-cell>
        </table:table-row>
        <table:table-row table:style-name="ro1">
          <table:table-cell office:value-type="float" office:value="10.26" calcext:value-type="float">
            <text:p>10.26</text:p>
          </table:table-cell>
          <table:table-cell office:value-type="float" office:value="0" calcext:value-type="float">
            <text:p>0</text:p>
          </table:table-cell>
          <table:table-cell office:value-type="float" office:value="0.093916139671251" calcext:value-type="float">
            <text:p>0.093916139671251</text:p>
          </table:table-cell>
          <table:table-cell office:value-type="float" office:value="-0.0034182158042727" calcext:value-type="float">
            <text:p>-0.003418215804273</text:p>
          </table:table-cell>
          <table:table-cell office:value-type="float" office:value="-0.0017963137626033" calcext:value-type="float">
            <text:p>-0.001796313762603</text:p>
          </table:table-cell>
          <table:table-cell/>
          <table:table-cell office:value-type="float" office:value="-0.0023115149982636" calcext:value-type="float">
            <text:p>-0.002311514998264</text:p>
          </table:table-cell>
          <table:table-cell office:value-type="float" office:value="0.000035639991009354" calcext:value-type="float">
            <text:p>3.5639991009354E-05</text:p>
          </table:table-cell>
        </table:table-row>
        <table:table-row table:style-name="ro1">
          <table:table-cell office:value-type="float" office:value="10.28" calcext:value-type="float">
            <text:p>10.28</text:p>
          </table:table-cell>
          <table:table-cell office:value-type="float" office:value="0" calcext:value-type="float">
            <text:p>0</text:p>
          </table:table-cell>
          <table:table-cell office:value-type="float" office:value="0.09285819601684" calcext:value-type="float">
            <text:p>0.09285819601684</text:p>
          </table:table-cell>
          <table:table-cell office:value-type="float" office:value="-0.0034038184046963" calcext:value-type="float">
            <text:p>-0.003403818404696</text:p>
          </table:table-cell>
          <table:table-cell office:value-type="float" office:value="-0.0016249932732257" calcext:value-type="float">
            <text:p>-0.001624993273226</text:p>
          </table:table-cell>
          <table:table-cell/>
          <table:table-cell office:value-type="float" office:value="-0.0022969959196907" calcext:value-type="float">
            <text:p>-0.002296995919691</text:p>
          </table:table-cell>
          <table:table-cell office:value-type="float" office:value="0.00020750547714931" calcext:value-type="float">
            <text:p>0.000207505477149</text:p>
          </table:table-cell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0" calcext:value-type="float">
            <text:p>0</text:p>
          </table:table-cell>
          <table:table-cell office:value-type="float" office:value="0.091870461485021" calcext:value-type="float">
            <text:p>0.091870461485021</text:p>
          </table:table-cell>
          <table:table-cell office:value-type="float" office:value="-0.00338942100512" calcext:value-type="float">
            <text:p>-0.00338942100512</text:p>
          </table:table-cell>
          <table:table-cell office:value-type="float" office:value="-0.0014536727838468" calcext:value-type="float">
            <text:p>-0.001453672783847</text:p>
          </table:table-cell>
          <table:table-cell/>
          <table:table-cell office:value-type="float" office:value="-0.0022824768411178" calcext:value-type="float">
            <text:p>-0.002282476841118</text:p>
          </table:table-cell>
          <table:table-cell office:value-type="float" office:value="0.00037937096328817" calcext:value-type="float">
            <text:p>0.000379370963288</text:p>
          </table:table-cell>
        </table:table-row>
        <table:table-row table:style-name="ro1">
          <table:table-cell office:value-type="float" office:value="10.32" calcext:value-type="float">
            <text:p>10.32</text:p>
          </table:table-cell>
          <table:table-cell office:value-type="float" office:value="0" calcext:value-type="float">
            <text:p>0</text:p>
          </table:table-cell>
          <table:table-cell office:value-type="float" office:value="0.090955702703729" calcext:value-type="float">
            <text:p>0.090955702703729</text:p>
          </table:table-cell>
          <table:table-cell office:value-type="float" office:value="-0.0033750236055437" calcext:value-type="float">
            <text:p>-0.003375023605544</text:p>
          </table:table-cell>
          <table:table-cell office:value-type="float" office:value="-0.0012823522944767" calcext:value-type="float">
            <text:p>-0.001282352294477</text:p>
          </table:table-cell>
          <table:table-cell/>
          <table:table-cell office:value-type="float" office:value="-0.0022679577625449" calcext:value-type="float">
            <text:p>-0.002267957762545</text:p>
          </table:table-cell>
          <table:table-cell office:value-type="float" office:value="0.00055123644942909" calcext:value-type="float">
            <text:p>0.000551236449429</text:p>
          </table:table-cell>
        </table:table-row>
        <table:table-row table:style-name="ro1">
          <table:table-cell office:value-type="float" office:value="10.34" calcext:value-type="float">
            <text:p>10.34</text:p>
          </table:table-cell>
          <table:table-cell office:value-type="float" office:value="0" calcext:value-type="float">
            <text:p>0</text:p>
          </table:table-cell>
          <table:table-cell office:value-type="float" office:value="0.090116731325416" calcext:value-type="float">
            <text:p>0.090116731325416</text:p>
          </table:table-cell>
          <table:table-cell office:value-type="float" office:value="-0.0033606262059673" calcext:value-type="float">
            <text:p>-0.003360626205967</text:p>
          </table:table-cell>
          <table:table-cell office:value-type="float" office:value="-0.0011110318051041" calcext:value-type="float">
            <text:p>-0.001111031805104</text:p>
          </table:table-cell>
          <table:table-cell/>
          <table:table-cell office:value-type="float" office:value="-0.002253438683972" calcext:value-type="float">
            <text:p>-0.002253438683972</text:p>
          </table:table-cell>
          <table:table-cell office:value-type="float" office:value="0.00072310193557041" calcext:value-type="float">
            <text:p>0.00072310193557</text:p>
          </table:table-cell>
        </table:table-row>
        <table:table-row table:style-name="ro1">
          <table:table-cell office:value-type="float" office:value="10.36" calcext:value-type="float">
            <text:p>10.36</text:p>
          </table:table-cell>
          <table:table-cell office:value-type="float" office:value="0" calcext:value-type="float">
            <text:p>0</text:p>
          </table:table-cell>
          <table:table-cell office:value-type="float" office:value="0.089356178898702" calcext:value-type="float">
            <text:p>0.089356178898702</text:p>
          </table:table-cell>
          <table:table-cell office:value-type="float" office:value="-0.003346228806391" calcext:value-type="float">
            <text:p>-0.003346228806391</text:p>
          </table:table-cell>
          <table:table-cell office:value-type="float" office:value="-0.00093971131573247" calcext:value-type="float">
            <text:p>-0.000939711315732</text:p>
          </table:table-cell>
          <table:table-cell/>
          <table:table-cell office:value-type="float" office:value="-0.002238919605399" calcext:value-type="float">
            <text:p>-0.002238919605399</text:p>
          </table:table-cell>
          <table:table-cell office:value-type="float" office:value="0.00089496742170951" calcext:value-type="float">
            <text:p>0.00089496742171</text:p>
          </table:table-cell>
        </table:table-row>
        <table:table-row table:style-name="ro1">
          <table:table-cell office:value-type="float" office:value="10.38" calcext:value-type="float">
            <text:p>10.38</text:p>
          </table:table-cell>
          <table:table-cell office:value-type="float" office:value="0" calcext:value-type="float">
            <text:p>0</text:p>
          </table:table-cell>
          <table:table-cell office:value-type="float" office:value="0.088676355508995" calcext:value-type="float">
            <text:p>0.088676355508995</text:p>
          </table:table-cell>
          <table:table-cell office:value-type="float" office:value="-0.0033318314068147" calcext:value-type="float">
            <text:p>-0.003331831406815</text:p>
          </table:table-cell>
          <table:table-cell office:value-type="float" office:value="-0.00076839082635479" calcext:value-type="float">
            <text:p>-0.000768390826355</text:p>
          </table:table-cell>
          <table:table-cell/>
          <table:table-cell office:value-type="float" office:value="-0.0022244005268261" calcext:value-type="float">
            <text:p>-0.002224400526826</text:p>
          </table:table-cell>
          <table:table-cell office:value-type="float" office:value="0.001066832907851" calcext:value-type="float">
            <text:p>0.001066832907851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0" calcext:value-type="float">
            <text:p>0</text:p>
          </table:table-cell>
          <table:table-cell office:value-type="float" office:value="0.088079188324887" calcext:value-type="float">
            <text:p>0.088079188324887</text:p>
          </table:table-cell>
          <table:table-cell office:value-type="float" office:value="-0.0033174340072383" calcext:value-type="float">
            <text:p>-0.003317434007238</text:p>
          </table:table-cell>
          <table:table-cell office:value-type="float" office:value="-0.0005970703369781" calcext:value-type="float">
            <text:p>-0.000597070336978</text:p>
          </table:table-cell>
          <table:table-cell/>
          <table:table-cell office:value-type="float" office:value="-0.0022098814482532" calcext:value-type="float">
            <text:p>-0.002209881448253</text:p>
          </table:table-cell>
          <table:table-cell office:value-type="float" office:value="0.00123869839399" calcext:value-type="float">
            <text:p>0.00123869839399</text:p>
          </table:table-cell>
        </table:table-row>
        <table:table-row table:style-name="ro1">
          <table:table-cell office:value-type="float" office:value="10.42" calcext:value-type="float">
            <text:p>10.42</text:p>
          </table:table-cell>
          <table:table-cell office:value-type="float" office:value="0" calcext:value-type="float">
            <text:p>0</text:p>
          </table:table-cell>
          <table:table-cell office:value-type="float" office:value="0.087566219594631" calcext:value-type="float">
            <text:p>0.087566219594631</text:p>
          </table:table-cell>
          <table:table-cell office:value-type="float" office:value="-0.003303036607662" calcext:value-type="float">
            <text:p>-0.003303036607662</text:p>
          </table:table-cell>
          <table:table-cell office:value-type="float" office:value="-0.00042574984760261" calcext:value-type="float">
            <text:p>-0.000425749847603</text:p>
          </table:table-cell>
          <table:table-cell/>
          <table:table-cell office:value-type="float" office:value="-0.0021953623696803" calcext:value-type="float">
            <text:p>-0.00219536236968</text:p>
          </table:table-cell>
          <table:table-cell office:value-type="float" office:value="0.0014105638801323" calcext:value-type="float">
            <text:p>0.001410563880132</text:p>
          </table:table-cell>
        </table:table-row>
        <table:table-row table:style-name="ro1">
          <table:table-cell office:value-type="float" office:value="10.44" calcext:value-type="float">
            <text:p>10.44</text:p>
          </table:table-cell>
          <table:table-cell office:value-type="float" office:value="0" calcext:value-type="float">
            <text:p>0</text:p>
          </table:table-cell>
          <table:table-cell office:value-type="float" office:value="0.087138653458202" calcext:value-type="float">
            <text:p>0.087138653458202</text:p>
          </table:table-cell>
          <table:table-cell office:value-type="float" office:value="-0.0032886392080856" calcext:value-type="float">
            <text:p>-0.003288639208086</text:p>
          </table:table-cell>
          <table:table-cell office:value-type="float" office:value="-0.00025442935823119" calcext:value-type="float">
            <text:p>-0.000254429358231</text:p>
          </table:table-cell>
          <table:table-cell/>
          <table:table-cell office:value-type="float" office:value="-0.0021808432911074" calcext:value-type="float">
            <text:p>-0.002180843291107</text:p>
          </table:table-cell>
          <table:table-cell office:value-type="float" office:value="0.0015824293662721" calcext:value-type="float">
            <text:p>0.001582429366272</text:p>
          </table:table-cell>
        </table:table-row>
        <table:table-row table:style-name="ro1">
          <table:table-cell office:value-type="float" office:value="10.46" calcext:value-type="float">
            <text:p>10.46</text:p>
          </table:table-cell>
          <table:table-cell office:value-type="float" office:value="0" calcext:value-type="float">
            <text:p>0</text:p>
          </table:table-cell>
          <table:table-cell office:value-type="float" office:value="0.086797458703244" calcext:value-type="float">
            <text:p>0.086797458703244</text:p>
          </table:table-cell>
          <table:table-cell office:value-type="float" office:value="-0.0032742418085093" calcext:value-type="float">
            <text:p>-0.003274241808509</text:p>
          </table:table-cell>
          <table:table-cell office:value-type="float" office:value="-0.000083108868860702" calcext:value-type="float">
            <text:p>-8.3108868860702E-05</text:p>
          </table:table-cell>
          <table:table-cell/>
          <table:table-cell office:value-type="float" office:value="-0.0021663242125345" calcext:value-type="float">
            <text:p>-0.002166324212535</text:p>
          </table:table-cell>
          <table:table-cell office:value-type="float" office:value="0.0017542948524116" calcext:value-type="float">
            <text:p>0.001754294852412</text:p>
          </table:table-cell>
        </table:table-row>
        <table:table-row table:style-name="ro1">
          <table:table-cell office:value-type="float" office:value="10.48" calcext:value-type="float">
            <text:p>10.48</text:p>
          </table:table-cell>
          <table:table-cell office:value-type="float" office:value="0" calcext:value-type="float">
            <text:p>0</text:p>
          </table:table-cell>
          <table:table-cell office:value-type="float" office:value="0.086543538958985" calcext:value-type="float">
            <text:p>0.086543538958985</text:p>
          </table:table-cell>
          <table:table-cell office:value-type="float" office:value="-0.003259844408933" calcext:value-type="float">
            <text:p>-0.003259844408933</text:p>
          </table:table-cell>
          <table:table-cell office:value-type="float" office:value="0.000088211620518457" calcext:value-type="float">
            <text:p>8.8211620518457E-05</text:p>
          </table:table-cell>
          <table:table-cell/>
          <table:table-cell office:value-type="float" office:value="-0.0021518051339615" calcext:value-type="float">
            <text:p>-0.002151805133962</text:p>
          </table:table-cell>
          <table:table-cell office:value-type="float" office:value="0.0019261603385548" calcext:value-type="float">
            <text:p>0.001926160338555</text:p>
          </table:table-cell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0.086377967438462" calcext:value-type="float">
            <text:p>0.086377967438462</text:p>
          </table:table-cell>
          <table:table-cell office:value-type="float" office:value="-0.0032454470093566" calcext:value-type="float">
            <text:p>-0.003245447009357</text:p>
          </table:table-cell>
          <table:table-cell office:value-type="float" office:value="0.00025953210989246" calcext:value-type="float">
            <text:p>0.000259532109892</text:p>
          </table:table-cell>
          <table:table-cell/>
          <table:table-cell office:value-type="float" office:value="-0.0021372860553886" calcext:value-type="float">
            <text:p>-0.002137286055389</text:p>
          </table:table-cell>
          <table:table-cell office:value-type="float" office:value="0.0020980258246951" calcext:value-type="float">
            <text:p>0.002098025824695</text:p>
          </table:table-cell>
        </table:table-row>
        <table:table-row table:style-name="ro1">
          <table:table-cell office:value-type="float" office:value="10.52" calcext:value-type="float">
            <text:p>10.52</text:p>
          </table:table-cell>
          <table:table-cell office:value-type="float" office:value="0" calcext:value-type="float">
            <text:p>0</text:p>
          </table:table-cell>
          <table:table-cell office:value-type="float" office:value="0.086302257434883" calcext:value-type="float">
            <text:p>0.086302257434883</text:p>
          </table:table-cell>
          <table:table-cell office:value-type="float" office:value="-0.0032310496097803" calcext:value-type="float">
            <text:p>-0.00323104960978</text:p>
          </table:table-cell>
          <table:table-cell office:value-type="float" office:value="0.00043085259926866" calcext:value-type="float">
            <text:p>0.000430852599269</text:p>
          </table:table-cell>
          <table:table-cell/>
          <table:table-cell office:value-type="float" office:value="-0.0021227669768157" calcext:value-type="float">
            <text:p>-0.002122766976816</text:p>
          </table:table-cell>
          <table:table-cell office:value-type="float" office:value="0.0022698913108341" calcext:value-type="float">
            <text:p>0.002269891310834</text:p>
          </table:table-cell>
        </table:table-row>
        <table:table-row table:style-name="ro1">
          <table:table-cell office:value-type="float" office:value="10.54" calcext:value-type="float">
            <text:p>10.54</text:p>
          </table:table-cell>
          <table:table-cell office:value-type="float" office:value="0" calcext:value-type="float">
            <text:p>0</text:p>
          </table:table-cell>
          <table:table-cell office:value-type="float" office:value="0.086318612456931" calcext:value-type="float">
            <text:p>0.086318612456931</text:p>
          </table:table-cell>
          <table:table-cell office:value-type="float" office:value="-0.003216652210204" calcext:value-type="float">
            <text:p>-0.003216652210204</text:p>
          </table:table-cell>
          <table:table-cell office:value-type="float" office:value="0.00060217308863709" calcext:value-type="float">
            <text:p>0.000602173088637</text:p>
          </table:table-cell>
          <table:table-cell/>
          <table:table-cell office:value-type="float" office:value="-0.0021082478982428" calcext:value-type="float">
            <text:p>-0.002108247898243</text:p>
          </table:table-cell>
          <table:table-cell office:value-type="float" office:value="0.0024417567969732" calcext:value-type="float">
            <text:p>0.002441756796973</text:p>
          </table:table-cell>
        </table:table-row>
        <table:table-row table:style-name="ro1">
          <table:table-cell office:value-type="float" office:value="10.56" calcext:value-type="float">
            <text:p>10.56</text:p>
          </table:table-cell>
          <table:table-cell office:value-type="float" office:value="0" calcext:value-type="float">
            <text:p>0</text:p>
          </table:table-cell>
          <table:table-cell office:value-type="float" office:value="0.086430080344926" calcext:value-type="float">
            <text:p>0.086430080344926</text:p>
          </table:table-cell>
          <table:table-cell office:value-type="float" office:value="-0.0032022548106276" calcext:value-type="float">
            <text:p>-0.003202254810628</text:p>
          </table:table-cell>
          <table:table-cell office:value-type="float" office:value="0.00077349357801325" calcext:value-type="float">
            <text:p>0.000773493578013</text:p>
          </table:table-cell>
          <table:table-cell/>
          <table:table-cell office:value-type="float" office:value="-0.0020937288196699" calcext:value-type="float">
            <text:p>-0.00209372881967</text:p>
          </table:table-cell>
          <table:table-cell office:value-type="float" office:value="0.0026136222831131" calcext:value-type="float">
            <text:p>0.002613622283113</text:p>
          </table:table-cell>
        </table:table-row>
        <table:table-row table:style-name="ro1">
          <table:table-cell office:value-type="float" office:value="10.58" calcext:value-type="float">
            <text:p>10.58</text:p>
          </table:table-cell>
          <table:table-cell office:value-type="float" office:value="0" calcext:value-type="float">
            <text:p>0</text:p>
          </table:table-cell>
          <table:table-cell office:value-type="float" office:value="0.086640531946983" calcext:value-type="float">
            <text:p>0.086640531946983</text:p>
          </table:table-cell>
          <table:table-cell office:value-type="float" office:value="-0.0031878574110513" calcext:value-type="float">
            <text:p>-0.003187857411051</text:p>
          </table:table-cell>
          <table:table-cell office:value-type="float" office:value="0.00094481406738938" calcext:value-type="float">
            <text:p>0.000944814067389</text:p>
          </table:table-cell>
          <table:table-cell/>
          <table:table-cell office:value-type="float" office:value="-0.0020792097410969" calcext:value-type="float">
            <text:p>-0.002079209741097</text:p>
          </table:table-cell>
          <table:table-cell office:value-type="float" office:value="0.002785487769255" calcext:value-type="float">
            <text:p>0.002785487769255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0" calcext:value-type="float">
            <text:p>0</text:p>
          </table:table-cell>
          <table:table-cell office:value-type="float" office:value="0.086954404723893" calcext:value-type="float">
            <text:p>0.086954404723893</text:p>
          </table:table-cell>
          <table:table-cell office:value-type="float" office:value="-0.003173460011475" calcext:value-type="float">
            <text:p>-0.003173460011475</text:p>
          </table:table-cell>
          <table:table-cell office:value-type="float" office:value="0.0011161345567649" calcext:value-type="float">
            <text:p>0.001116134556765</text:p>
          </table:table-cell>
          <table:table-cell/>
          <table:table-cell office:value-type="float" office:value="-0.002064690662524" calcext:value-type="float">
            <text:p>-0.002064690662524</text:p>
          </table:table-cell>
          <table:table-cell office:value-type="float" office:value="0.0029573532553967" calcext:value-type="float">
            <text:p>0.002957353255397</text:p>
          </table:table-cell>
        </table:table-row>
        <table:table-row table:style-name="ro1">
          <table:table-cell office:value-type="float" office:value="10.62" calcext:value-type="float">
            <text:p>10.62</text:p>
          </table:table-cell>
          <table:table-cell office:value-type="float" office:value="0" calcext:value-type="float">
            <text:p>0</text:p>
          </table:table-cell>
          <table:table-cell office:value-type="float" office:value="0.087376202861098" calcext:value-type="float">
            <text:p>0.087376202861098</text:p>
          </table:table-cell>
          <table:table-cell office:value-type="float" office:value="-0.0031590626118986" calcext:value-type="float">
            <text:p>-0.003159062611899</text:p>
          </table:table-cell>
          <table:table-cell office:value-type="float" office:value="0.0012874550461392" calcext:value-type="float">
            <text:p>0.001287455046139</text:p>
          </table:table-cell>
          <table:table-cell/>
          <table:table-cell office:value-type="float" office:value="-0.0020501715839511" calcext:value-type="float">
            <text:p>-0.002050171583951</text:p>
          </table:table-cell>
          <table:table-cell office:value-type="float" office:value="0.0031292187415363" calcext:value-type="float">
            <text:p>0.003129218741536</text:p>
          </table:table-cell>
        </table:table-row>
        <table:table-row table:style-name="ro1">
          <table:table-cell office:value-type="float" office:value="10.64" calcext:value-type="float">
            <text:p>10.64</text:p>
          </table:table-cell>
          <table:table-cell office:value-type="float" office:value="0" calcext:value-type="float">
            <text:p>0</text:p>
          </table:table-cell>
          <table:table-cell office:value-type="float" office:value="0.087909827512882" calcext:value-type="float">
            <text:p>0.087909827512882</text:p>
          </table:table-cell>
          <table:table-cell office:value-type="float" office:value="-0.0031446652123223" calcext:value-type="float">
            <text:p>-0.003144665212322</text:p>
          </table:table-cell>
          <table:table-cell office:value-type="float" office:value="0.0014587755355136" calcext:value-type="float">
            <text:p>0.001458775535514</text:p>
          </table:table-cell>
          <table:table-cell/>
          <table:table-cell office:value-type="float" office:value="-0.0020356525053782" calcext:value-type="float">
            <text:p>-0.002035652505378</text:p>
          </table:table-cell>
          <table:table-cell office:value-type="float" office:value="0.003301084227677" calcext:value-type="float">
            <text:p>0.003301084227677</text:p>
          </table:table-cell>
        </table:table-row>
        <table:table-row table:style-name="ro1">
          <table:table-cell office:value-type="float" office:value="10.66" calcext:value-type="float">
            <text:p>10.66</text:p>
          </table:table-cell>
          <table:table-cell office:value-type="float" office:value="0" calcext:value-type="float">
            <text:p>0</text:p>
          </table:table-cell>
          <table:table-cell office:value-type="float" office:value="0.088557896093941" calcext:value-type="float">
            <text:p>0.088557896093941</text:p>
          </table:table-cell>
          <table:table-cell office:value-type="float" office:value="-0.003130267812746" calcext:value-type="float">
            <text:p>-0.003130267812746</text:p>
          </table:table-cell>
          <table:table-cell office:value-type="float" office:value="0.0016300960248874" calcext:value-type="float">
            <text:p>0.001630096024887</text:p>
          </table:table-cell>
          <table:table-cell/>
          <table:table-cell office:value-type="float" office:value="-0.0020211334268053" calcext:value-type="float">
            <text:p>-0.002021133426805</text:p>
          </table:table-cell>
          <table:table-cell office:value-type="float" office:value="0.0034729497138162" calcext:value-type="float">
            <text:p>0.003472949713816</text:p>
          </table:table-cell>
        </table:table-row>
        <table:table-row table:style-name="ro1">
          <table:table-cell office:value-type="float" office:value="10.68" calcext:value-type="float">
            <text:p>10.68</text:p>
          </table:table-cell>
          <table:table-cell office:value-type="float" office:value="0" calcext:value-type="float">
            <text:p>0</text:p>
          </table:table-cell>
          <table:table-cell office:value-type="float" office:value="0.089321241068403" calcext:value-type="float">
            <text:p>0.089321241068403</text:p>
          </table:table-cell>
          <table:table-cell office:value-type="float" office:value="-0.0031158704131696" calcext:value-type="float">
            <text:p>-0.00311587041317</text:p>
          </table:table-cell>
          <table:table-cell office:value-type="float" office:value="0.0018014165142676" calcext:value-type="float">
            <text:p>0.001801416514268</text:p>
          </table:table-cell>
          <table:table-cell/>
          <table:table-cell office:value-type="float" office:value="-0.0020066143482324" calcext:value-type="float">
            <text:p>-0.002006614348232</text:p>
          </table:table-cell>
          <table:table-cell office:value-type="float" office:value="0.0036448151999568" calcext:value-type="float">
            <text:p>0.003644815199957</text:p>
          </table:table-cell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float" office:value="0" calcext:value-type="float">
            <text:p>0</text:p>
          </table:table-cell>
          <table:table-cell office:value-type="float" office:value="0.090198715459884" calcext:value-type="float">
            <text:p>0.090198715459884</text:p>
          </table:table-cell>
          <table:table-cell office:value-type="float" office:value="-0.0031014730135933" calcext:value-type="float">
            <text:p>-0.003101473013593</text:p>
          </table:table-cell>
          <table:table-cell office:value-type="float" office:value="0.0019727370036359" calcext:value-type="float">
            <text:p>0.001972737003636</text:p>
          </table:table-cell>
          <table:table-cell/>
          <table:table-cell office:value-type="float" office:value="-0.0019920952696594" calcext:value-type="float">
            <text:p>-0.001992095269659</text:p>
          </table:table-cell>
          <table:table-cell office:value-type="float" office:value="0.0038166806860995" calcext:value-type="float">
            <text:p>0.0038166806861</text:p>
          </table:table-cell>
        </table:table-row>
        <table:table-row table:style-name="ro1">
          <table:table-cell office:value-type="float" office:value="10.72" calcext:value-type="float">
            <text:p>10.72</text:p>
          </table:table-cell>
          <table:table-cell office:value-type="float" office:value="0" calcext:value-type="float">
            <text:p>0</text:p>
          </table:table-cell>
          <table:table-cell office:value-type="float" office:value="0.091179495595391" calcext:value-type="float">
            <text:p>0.091179495595391</text:p>
          </table:table-cell>
          <table:table-cell office:value-type="float" office:value="-0.0030870355816943" calcext:value-type="float">
            <text:p>-0.003087035581694</text:p>
          </table:table-cell>
          <table:table-cell office:value-type="float" office:value="0.0021438843293901" calcext:value-type="float">
            <text:p>0.00214388432939</text:p>
          </table:table-cell>
          <table:table-cell/>
          <table:table-cell office:value-type="float" office:value="-0.0019775761910865" calcext:value-type="float">
            <text:p>-0.001977576191087</text:p>
          </table:table-cell>
          <table:table-cell office:value-type="float" office:value="0.0039885461722375" calcext:value-type="float">
            <text:p>0.003988546172238</text:p>
          </table:table-cell>
        </table:table-row>
        <table:table-row table:style-name="ro1">
          <table:table-cell office:value-type="float" office:value="10.74" calcext:value-type="float">
            <text:p>10.74</text:p>
          </table:table-cell>
          <table:table-cell office:value-type="float" office:value="0" calcext:value-type="float">
            <text:p>0</text:p>
          </table:table-cell>
          <table:table-cell office:value-type="float" office:value="0.091990230855302" calcext:value-type="float">
            <text:p>0.091990230855302</text:p>
          </table:table-cell>
          <table:table-cell office:value-type="float" office:value="-0.0030712189675165" calcext:value-type="float">
            <text:p>-0.003071218967517</text:p>
          </table:table-cell>
          <table:table-cell office:value-type="float" office:value="0.0023089929935348" calcext:value-type="float">
            <text:p>0.002308992993535</text:p>
          </table:table-cell>
          <table:table-cell/>
          <table:table-cell office:value-type="float" office:value="-0.0019630571125136" calcext:value-type="float">
            <text:p>-0.001963057112514</text:p>
          </table:table-cell>
          <table:table-cell office:value-type="float" office:value="0.0041604116583778" calcext:value-type="float">
            <text:p>0.004160411658378</text:p>
          </table:table-cell>
        </table:table-row>
        <table:table-row table:style-name="ro1">
          <table:table-cell office:value-type="float" office:value="10.76" calcext:value-type="float">
            <text:p>10.76</text:p>
          </table:table-cell>
          <table:table-cell office:value-type="float" office:value="0" calcext:value-type="float">
            <text:p>0</text:p>
          </table:table-cell>
          <table:table-cell office:value-type="float" office:value="0.092924651394073" calcext:value-type="float">
            <text:p>0.092924651394073</text:p>
          </table:table-cell>
          <table:table-cell office:value-type="float" office:value="-0.0030554003214182" calcext:value-type="float">
            <text:p>-0.003055400321418</text:p>
          </table:table-cell>
          <table:table-cell office:value-type="float" office:value="0.0024740935987026" calcext:value-type="float">
            <text:p>0.002474093598703</text:p>
          </table:table-cell>
          <table:table-cell/>
          <table:table-cell office:value-type="float" office:value="-0.0019485380339407" calcext:value-type="float">
            <text:p>-0.001948538033941</text:p>
          </table:table-cell>
          <table:table-cell office:value-type="float" office:value="0.0043322771445217" calcext:value-type="float">
            <text:p>0.004332277144522</text:p>
          </table:table-cell>
        </table:table-row>
        <table:table-row table:style-name="ro1">
          <table:table-cell office:value-type="float" office:value="10.78" calcext:value-type="float">
            <text:p>10.78</text:p>
          </table:table-cell>
          <table:table-cell office:value-type="float" office:value="0" calcext:value-type="float">
            <text:p>0</text:p>
          </table:table-cell>
          <table:table-cell office:value-type="float" office:value="0.093874392363874" calcext:value-type="float">
            <text:p>0.093874392363874</text:p>
          </table:table-cell>
          <table:table-cell office:value-type="float" office:value="-0.0030391627608459" calcext:value-type="float">
            <text:p>-0.003039162760846</text:p>
          </table:table-cell>
          <table:table-cell office:value-type="float" office:value="0.0026372753975755" calcext:value-type="float">
            <text:p>0.002637275397576</text:p>
          </table:table-cell>
          <table:table-cell/>
          <table:table-cell office:value-type="float" office:value="-0.0019340189553679" calcext:value-type="float">
            <text:p>-0.001934018955368</text:p>
          </table:table-cell>
          <table:table-cell office:value-type="float" office:value="0.0045041426302416" calcext:value-type="float">
            <text:p>0.004504142630242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0" calcext:value-type="float">
            <text:p>0</text:p>
          </table:table-cell>
          <table:table-cell office:value-type="float" office:value="0.09489453477147" calcext:value-type="float">
            <text:p>0.09489453477147</text:p>
          </table:table-cell>
          <table:table-cell office:value-type="float" office:value="-0.0030227119954171" calcext:value-type="float">
            <text:p>-0.003022711995417</text:p>
          </table:table-cell>
          <table:table-cell office:value-type="float" office:value="0.0027994815875821" calcext:value-type="float">
            <text:p>0.002799481587582</text:p>
          </table:table-cell>
          <table:table-cell/>
          <table:table-cell office:value-type="float" office:value="-0.0019194998767949" calcext:value-type="float">
            <text:p>-0.001919499876795</text:p>
          </table:table-cell>
          <table:table-cell office:value-type="float" office:value="0.0046760081167995" calcext:value-type="float">
            <text:p>0.0046760081168</text:p>
          </table:table-cell>
        </table:table-row>
        <table:table-row table:style-name="ro1">
          <table:table-cell office:value-type="float" office:value="10.82" calcext:value-type="float">
            <text:p>10.82</text:p>
          </table:table-cell>
          <table:table-cell office:value-type="float" office:value="0" calcext:value-type="float">
            <text:p>0</text:p>
          </table:table-cell>
          <table:table-cell office:value-type="float" office:value="0.095927652028169" calcext:value-type="float">
            <text:p>0.095927652028169</text:p>
          </table:table-cell>
          <table:table-cell office:value-type="float" office:value="-0.003005746860529" calcext:value-type="float">
            <text:p>-0.003005746860529</text:p>
          </table:table-cell>
          <table:table-cell office:value-type="float" office:value="0.0029592968943253" calcext:value-type="float">
            <text:p>0.002959296894325</text:p>
          </table:table-cell>
          <table:table-cell/>
          <table:table-cell office:value-type="float" office:value="-0.001905556672298" calcext:value-type="float">
            <text:p>-0.001905556672298</text:p>
          </table:table-cell>
          <table:table-cell office:value-type="float" office:value="0.0048348787500107" calcext:value-type="float">
            <text:p>0.004834878750011</text:p>
          </table:table-cell>
        </table:table-row>
        <table:table-row table:style-name="ro1">
          <table:table-cell office:value-type="float" office:value="10.84" calcext:value-type="float">
            <text:p>10.84</text:p>
          </table:table-cell>
          <table:table-cell office:value-type="float" office:value="0" calcext:value-type="float">
            <text:p>0</text:p>
          </table:table-cell>
          <table:table-cell office:value-type="float" office:value="0.097007090829257" calcext:value-type="float">
            <text:p>0.097007090829257</text:p>
          </table:table-cell>
          <table:table-cell office:value-type="float" office:value="-0.0029883546625597" calcext:value-type="float">
            <text:p>-0.00298835466256</text:p>
          </table:table-cell>
          <table:table-cell office:value-type="float" office:value="0.0031171285501041" calcext:value-type="float">
            <text:p>0.003117128550104</text:p>
          </table:table-cell>
          <table:table-cell/>
          <table:table-cell office:value-type="float" office:value="-0.0018915904937965" calcext:value-type="float">
            <text:p>-0.001891590493797</text:p>
          </table:table-cell>
          <table:table-cell office:value-type="float" office:value="0.0049849408164825" calcext:value-type="float">
            <text:p>0.004984940816483</text:p>
          </table:table-cell>
        </table:table-row>
        <table:table-row table:style-name="ro1">
          <table:table-cell office:value-type="float" office:value="10.86" calcext:value-type="float">
            <text:p>10.86</text:p>
          </table:table-cell>
          <table:table-cell office:value-type="float" office:value="0" calcext:value-type="float">
            <text:p>0</text:p>
          </table:table-cell>
          <table:table-cell office:value-type="float" office:value="0.098220868230307" calcext:value-type="float">
            <text:p>0.098220868230307</text:p>
          </table:table-cell>
          <table:table-cell office:value-type="float" office:value="-0.0029709555801925" calcext:value-type="float">
            <text:p>-0.002970955580193</text:p>
          </table:table-cell>
          <table:table-cell office:value-type="float" office:value="0.003274931062553" calcext:value-type="float">
            <text:p>0.003274931062553</text:p>
          </table:table-cell>
          <table:table-cell/>
          <table:table-cell office:value-type="float" office:value="-0.00187454008822" calcext:value-type="float">
            <text:p>-0.00187454008822</text:p>
          </table:table-cell>
          <table:table-cell office:value-type="float" office:value="0.0051207049605435" calcext:value-type="float">
            <text:p>0.005120704960544</text:p>
          </table:table-cell>
        </table:table-row>
        <table:table-row table:style-name="ro1">
          <table:table-cell office:value-type="float" office:value="10.88" calcext:value-type="float">
            <text:p>10.88</text:p>
          </table:table-cell>
          <table:table-cell office:value-type="float" office:value="0" calcext:value-type="float">
            <text:p>0</text:p>
          </table:table-cell>
          <table:table-cell office:value-type="float" office:value="0.099561733015164" calcext:value-type="float">
            <text:p>0.099561733015164</text:p>
          </table:table-cell>
          <table:table-cell office:value-type="float" office:value="-0.0029535499186191" calcext:value-type="float">
            <text:p>-0.002953549918619</text:p>
          </table:table-cell>
          <table:table-cell office:value-type="float" office:value="0.003432705774616" calcext:value-type="float">
            <text:p>0.003432705774616</text:p>
          </table:table-cell>
          <table:table-cell/>
          <table:table-cell office:value-type="float" office:value="-0.0018562160224627" calcext:value-type="float">
            <text:p>-0.001856216022463</text:p>
          </table:table-cell>
          <table:table-cell office:value-type="float" office:value="0.0052505488262223" calcext:value-type="float">
            <text:p>0.005250548826222</text:p>
          </table:table-cell>
        </table:table-row>
        <table:table-row table:style-name="ro1">
          <table:table-cell office:value-type="float" office:value="10.9" calcext:value-type="float">
            <text:p>10.9</text:p>
          </table:table-cell>
          <table:table-cell office:value-type="float" office:value="0" calcext:value-type="float">
            <text:p>0</text:p>
          </table:table-cell>
          <table:table-cell office:value-type="float" office:value="0.10089619178754" calcext:value-type="float">
            <text:p>0.10089619178754</text:p>
          </table:table-cell>
          <table:table-cell office:value-type="float" office:value="-0.0029347801805263" calcext:value-type="float">
            <text:p>-0.002934780180526</text:p>
          </table:table-cell>
          <table:table-cell office:value-type="float" office:value="0.0035849976146206" calcext:value-type="float">
            <text:p>0.003584997614621</text:p>
          </table:table-cell>
          <table:table-cell/>
          <table:table-cell office:value-type="float" office:value="-0.0018378824504599" calcext:value-type="float">
            <text:p>-0.00183788245046</text:p>
          </table:table-cell>
          <table:table-cell office:value-type="float" office:value="0.0053803057506643" calcext:value-type="float">
            <text:p>0.005380305750664</text:p>
          </table:table-cell>
        </table:table-row>
        <table:table-row table:style-name="ro1">
          <table:table-cell office:value-type="float" office:value="10.92" calcext:value-type="float">
            <text:p>10.92</text:p>
          </table:table-cell>
          <table:table-cell office:value-type="float" office:value="0" calcext:value-type="float">
            <text:p>0</text:p>
          </table:table-cell>
          <table:table-cell office:value-type="float" office:value="0.1023170796213" calcext:value-type="float">
            <text:p>0.1023170796213</text:p>
          </table:table-cell>
          <table:table-cell office:value-type="float" office:value="-0.0029155998219702" calcext:value-type="float">
            <text:p>-0.00291559982197</text:p>
          </table:table-cell>
          <table:table-cell office:value-type="float" office:value="0.0037356372359891" calcext:value-type="float">
            <text:p>0.003735637235989</text:p>
          </table:table-cell>
          <table:table-cell/>
          <table:table-cell office:value-type="float" office:value="-0.0018195395438553" calcext:value-type="float">
            <text:p>-0.001819539543855</text:p>
          </table:table-cell>
          <table:table-cell office:value-type="float" office:value="0.0055099773084146" calcext:value-type="float">
            <text:p>0.005509977308415</text:p>
          </table:table-cell>
        </table:table-row>
        <table:table-row table:style-name="ro1">
          <table:table-cell office:value-type="float" office:value="10.94" calcext:value-type="float">
            <text:p>10.94</text:p>
          </table:table-cell>
          <table:table-cell office:value-type="float" office:value="0" calcext:value-type="float">
            <text:p>0</text:p>
          </table:table-cell>
          <table:table-cell office:value-type="float" office:value="0.1038430200654" calcext:value-type="float">
            <text:p>0.1038430200654</text:p>
          </table:table-cell>
          <table:table-cell office:value-type="float" office:value="-0.0028964065396597" calcext:value-type="float">
            <text:p>-0.00289640653966</text:p>
          </table:table-cell>
          <table:table-cell office:value-type="float" office:value="0.0038862229183319" calcext:value-type="float">
            <text:p>0.003886222918332</text:p>
          </table:table-cell>
          <table:table-cell/>
          <table:table-cell office:value-type="float" office:value="-0.0017979509904085" calcext:value-type="float">
            <text:p>-0.001797950990409</text:p>
          </table:table-cell>
          <table:table-cell office:value-type="float" office:value="0.0056248627139854" calcext:value-type="float">
            <text:p>0.005624862713985</text:p>
          </table:table-cell>
        </table:table-row>
        <table:table-row table:style-name="ro1">
          <table:table-cell office:value-type="float" office:value="10.96" calcext:value-type="float">
            <text:p>10.96</text:p>
          </table:table-cell>
          <table:table-cell office:value-type="float" office:value="0" calcext:value-type="float">
            <text:p>0</text:p>
          </table:table-cell>
          <table:table-cell office:value-type="float" office:value="0.10545568139968" calcext:value-type="float">
            <text:p>0.10545568139968</text:p>
          </table:table-cell>
          <table:table-cell office:value-type="float" office:value="-0.0028772008981201" calcext:value-type="float">
            <text:p>-0.00287720089812</text:p>
          </table:table-cell>
          <table:table-cell office:value-type="float" office:value="0.0040367571087303" calcext:value-type="float">
            <text:p>0.00403675710873</text:p>
          </table:table-cell>
          <table:table-cell/>
          <table:table-cell office:value-type="float" office:value="-0.0017734590088657" calcext:value-type="float">
            <text:p>-0.001773459008866</text:p>
          </table:table-cell>
          <table:table-cell office:value-type="float" office:value="0.0057265083918672" calcext:value-type="float">
            <text:p>0.005726508391867</text:p>
          </table:table-cell>
        </table:table-row>
        <table:table-row table:style-name="ro1">
          <table:table-cell office:value-type="float" office:value="10.98" calcext:value-type="float">
            <text:p>10.98</text:p>
          </table:table-cell>
          <table:table-cell office:value-type="float" office:value="0" calcext:value-type="float">
            <text:p>0</text:p>
          </table:table-cell>
          <table:table-cell office:value-type="float" office:value="0.10713974210008" calcext:value-type="float">
            <text:p>0.10713974210008</text:p>
          </table:table-cell>
          <table:table-cell office:value-type="float" office:value="-0.0028579834382597" calcext:value-type="float">
            <text:p>-0.00285798343826</text:p>
          </table:table-cell>
          <table:table-cell office:value-type="float" office:value="0.0041872421488322" calcext:value-type="float">
            <text:p>0.004187242148832</text:p>
          </table:table-cell>
          <table:table-cell/>
          <table:table-cell office:value-type="float" office:value="-0.0017489381347026" calcext:value-type="float">
            <text:p>-0.001748938134703</text:p>
          </table:table-cell>
          <table:table-cell office:value-type="float" office:value="0.0058279629117458" calcext:value-type="float">
            <text:p>0.00582796291174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0.10888294178043" calcext:value-type="float">
            <text:p>0.10888294178043</text:p>
          </table:table-cell>
          <table:table-cell office:value-type="float" office:value="-0.0028387546781126" calcext:value-type="float">
            <text:p>-0.002838754678113</text:p>
          </table:table-cell>
          <table:table-cell office:value-type="float" office:value="0.0043376802783571" calcext:value-type="float">
            <text:p>0.004337680278357</text:p>
          </table:table-cell>
          <table:table-cell/>
          <table:table-cell office:value-type="float" office:value="-0.0017243893965884" calcext:value-type="float">
            <text:p>-0.001724389396588</text:p>
          </table:table-cell>
          <table:table-cell office:value-type="float" office:value="0.0059292318215453" calcext:value-type="float">
            <text:p>0.005929231821545</text:p>
          </table:table-cell>
        </table:table-row>
        <table:table-row table:style-name="ro1">
          <table:table-cell office:value-type="float" office:value="11.02" calcext:value-type="float">
            <text:p>11.02</text:p>
          </table:table-cell>
          <table:table-cell office:value-type="float" office:value="0" calcext:value-type="float">
            <text:p>0</text:p>
          </table:table-cell>
          <table:table-cell office:value-type="float" office:value="0.11067568033793" calcext:value-type="float">
            <text:p>0.11067568033793</text:p>
          </table:table-cell>
          <table:table-cell office:value-type="float" office:value="-0.0028195151135889" calcext:value-type="float">
            <text:p>-0.002819515113589</text:p>
          </table:table-cell>
          <table:table-cell office:value-type="float" office:value="0.0044880736385486" calcext:value-type="float">
            <text:p>0.004488073638549</text:p>
          </table:table-cell>
          <table:table-cell/>
          <table:table-cell office:value-type="float" office:value="-0.0016998137801749" calcext:value-type="float">
            <text:p>-0.001699813780175</text:p>
          </table:table-cell>
          <table:table-cell office:value-type="float" office:value="0.0060303204690026" calcext:value-type="float">
            <text:p>0.006030320469003</text:p>
          </table:table-cell>
        </table:table-row>
        <table:table-row table:style-name="ro1">
          <table:table-cell office:value-type="float" office:value="11.04" calcext:value-type="float">
            <text:p>11.04</text:p>
          </table:table-cell>
          <table:table-cell office:value-type="float" office:value="0" calcext:value-type="float">
            <text:p>0</text:p>
          </table:table-cell>
          <table:table-cell office:value-type="float" office:value="0.11251050138744" calcext:value-type="float">
            <text:p>0.11251050138744</text:p>
          </table:table-cell>
          <table:table-cell office:value-type="float" office:value="-0.0028002652192293" calcext:value-type="float">
            <text:p>-0.002800265219229</text:p>
          </table:table-cell>
          <table:table-cell office:value-type="float" office:value="0.0046384242756579" calcext:value-type="float">
            <text:p>0.004638424275658</text:p>
          </table:table-cell>
          <table:table-cell/>
          <table:table-cell office:value-type="float" office:value="-0.0016752122288456" calcext:value-type="float">
            <text:p>-0.001675212228846</text:p>
          </table:table-cell>
          <table:table-cell office:value-type="float" office:value="0.0061312340008023" calcext:value-type="float">
            <text:p>0.006131234000802</text:p>
          </table:table-cell>
        </table:table-row>
        <table:table-row table:style-name="ro1">
          <table:table-cell office:value-type="float" office:value="11.06" calcext:value-type="float">
            <text:p>11.06</text:p>
          </table:table-cell>
          <table:table-cell office:value-type="float" office:value="0" calcext:value-type="float">
            <text:p>0</text:p>
          </table:table-cell>
          <table:table-cell office:value-type="float" office:value="0.11438161163971" calcext:value-type="float">
            <text:p>0.11438161163971</text:p>
          </table:table-cell>
          <table:table-cell office:value-type="float" office:value="-0.002781005448958" calcext:value-type="float">
            <text:p>-0.002781005448958</text:p>
          </table:table-cell>
          <table:table-cell office:value-type="float" office:value="0.0047887341444322" calcext:value-type="float">
            <text:p>0.004788734144432</text:p>
          </table:table-cell>
          <table:table-cell/>
          <table:table-cell office:value-type="float" office:value="-0.0016521685490191" calcext:value-type="float">
            <text:p>-0.001652168549019</text:p>
          </table:table-cell>
          <table:table-cell office:value-type="float" office:value="0.0062218235977207" calcext:value-type="float">
            <text:p>0.006221823597721</text:p>
          </table:table-cell>
        </table:table-row>
        <table:table-row table:style-name="ro1">
          <table:table-cell office:value-type="float" office:value="11.08" calcext:value-type="float">
            <text:p>11.08</text:p>
          </table:table-cell>
          <table:table-cell office:value-type="float" office:value="0" calcext:value-type="float">
            <text:p>0</text:p>
          </table:table-cell>
          <table:table-cell office:value-type="float" office:value="0.11628448601503" calcext:value-type="float">
            <text:p>0.11628448601503</text:p>
          </table:table-cell>
          <table:table-cell office:value-type="float" office:value="-0.0027617362368327" calcext:value-type="float">
            <text:p>-0.002761736236833</text:p>
          </table:table-cell>
          <table:table-cell office:value-type="float" office:value="0.0049390051115437" calcext:value-type="float">
            <text:p>0.004939005111544</text:p>
          </table:table-cell>
          <table:table-cell/>
          <table:table-cell office:value-type="float" office:value="-0.0016303720566184" calcext:value-type="float">
            <text:p>-0.001630372056618</text:p>
          </table:table-cell>
          <table:table-cell office:value-type="float" office:value="0.0063043793914958" calcext:value-type="float">
            <text:p>0.006304379391496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float" office:value="0" calcext:value-type="float">
            <text:p>0</text:p>
          </table:table-cell>
          <table:table-cell office:value-type="float" office:value="0.11820484704343" calcext:value-type="float">
            <text:p>0.11820484704343</text:p>
          </table:table-cell>
          <table:table-cell office:value-type="float" office:value="-0.0027422343508146" calcext:value-type="float">
            <text:p>-0.002742234350815</text:p>
          </table:table-cell>
          <table:table-cell office:value-type="float" office:value="0.0050883584861382" calcext:value-type="float">
            <text:p>0.005088358486138</text:p>
          </table:table-cell>
          <table:table-cell/>
          <table:table-cell office:value-type="float" office:value="-0.0016085570888853" calcext:value-type="float">
            <text:p>-0.001608557088885</text:p>
          </table:table-cell>
          <table:table-cell office:value-type="float" office:value="0.0063867461904224" calcext:value-type="float">
            <text:p>0.006386746190422</text:p>
          </table:table-cell>
        </table:table-row>
        <table:table-row table:style-name="ro1">
          <table:table-cell office:value-type="float" office:value="11.12" calcext:value-type="float">
            <text:p>11.12</text:p>
          </table:table-cell>
          <table:table-cell office:value-type="float" office:value="0" calcext:value-type="float">
            <text:p>0</text:p>
          </table:table-cell>
          <table:table-cell office:value-type="float" office:value="0.12009411140969" calcext:value-type="float">
            <text:p>0.12009411140969</text:p>
          </table:table-cell>
          <table:table-cell office:value-type="float" office:value="-0.0027214939900138" calcext:value-type="float">
            <text:p>-0.002721493990014</text:p>
          </table:table-cell>
          <table:table-cell office:value-type="float" office:value="0.0052328341141418" calcext:value-type="float">
            <text:p>0.005232834114142</text:p>
          </table:table-cell>
          <table:table-cell/>
          <table:table-cell office:value-type="float" office:value="-0.0015867240409379" calcext:value-type="float">
            <text:p>-0.001586724040938</text:p>
          </table:table-cell>
          <table:table-cell office:value-type="float" office:value="0.0064689291631641" calcext:value-type="float">
            <text:p>0.006468929163164</text:p>
          </table:table-cell>
        </table:table-row>
        <table:table-row table:style-name="ro1">
          <table:table-cell office:value-type="float" office:value="11.14" calcext:value-type="float">
            <text:p>11.14</text:p>
          </table:table-cell>
          <table:table-cell office:value-type="float" office:value="0" calcext:value-type="float">
            <text:p>0</text:p>
          </table:table-cell>
          <table:table-cell office:value-type="float" office:value="0.12200986473214" calcext:value-type="float">
            <text:p>0.12200986473214</text:p>
          </table:table-cell>
          <table:table-cell office:value-type="float" office:value="-0.0027007380765217" calcext:value-type="float">
            <text:p>-0.002700738076522</text:p>
          </table:table-cell>
          <table:table-cell office:value-type="float" office:value="0.0053772463433699" calcext:value-type="float">
            <text:p>0.00537724634337</text:p>
          </table:table-cell>
          <table:table-cell/>
          <table:table-cell office:value-type="float" office:value="-0.0015648732963493" calcext:value-type="float">
            <text:p>-0.001564873296349</text:p>
          </table:table-cell>
          <table:table-cell office:value-type="float" office:value="0.0065509332949245" calcext:value-type="float">
            <text:p>0.006550933294925</text:p>
          </table:table-cell>
        </table:table-row>
        <table:table-row table:style-name="ro1">
          <table:table-cell office:value-type="float" office:value="11.16" calcext:value-type="float">
            <text:p>11.16</text:p>
          </table:table-cell>
          <table:table-cell office:value-type="float" office:value="0" calcext:value-type="float">
            <text:p>0</text:p>
          </table:table-cell>
          <table:table-cell office:value-type="float" office:value="0.12394974080848" calcext:value-type="float">
            <text:p>0.12394974080848</text:p>
          </table:table-cell>
          <table:table-cell office:value-type="float" office:value="-0.0026799672709697" calcext:value-type="float">
            <text:p>-0.00267996727097</text:p>
          </table:table-cell>
          <table:table-cell office:value-type="float" office:value="0.005521597976455" calcext:value-type="float">
            <text:p>0.005521597976455</text:p>
          </table:table-cell>
          <table:table-cell/>
          <table:table-cell office:value-type="float" office:value="-0.0015430052275452" calcext:value-type="float">
            <text:p>-0.001543005227545</text:p>
          </table:table-cell>
          <table:table-cell office:value-type="float" office:value="0.0066327633948258" calcext:value-type="float">
            <text:p>0.006632763394826</text:p>
          </table:table-cell>
        </table:table-row>
        <table:table-row table:style-name="ro1">
          <table:table-cell office:value-type="float" office:value="11.18" calcext:value-type="float">
            <text:p>11.18</text:p>
          </table:table-cell>
          <table:table-cell office:value-type="float" office:value="0" calcext:value-type="float">
            <text:p>0</text:p>
          </table:table-cell>
          <table:table-cell office:value-type="float" office:value="0.12591183479673" calcext:value-type="float">
            <text:p>0.12591183479673</text:p>
          </table:table-cell>
          <table:table-cell office:value-type="float" office:value="-0.002659182204604" calcext:value-type="float">
            <text:p>-0.002659182204604</text:p>
          </table:table-cell>
          <table:table-cell office:value-type="float" office:value="0.005665891687365" calcext:value-type="float">
            <text:p>0.005665891687365</text:p>
          </table:table-cell>
          <table:table-cell/>
          <table:table-cell office:value-type="float" office:value="-0.0015211201961908" calcext:value-type="float">
            <text:p>-0.001521120196191</text:p>
          </table:table-cell>
          <table:table-cell office:value-type="float" office:value="0.0067144241030338" calcext:value-type="float">
            <text:p>0.006714424103034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0" calcext:value-type="float">
            <text:p>0</text:p>
          </table:table-cell>
          <table:table-cell office:value-type="float" office:value="0.12789053126105" calcext:value-type="float">
            <text:p>0.12789053126105</text:p>
          </table:table-cell>
          <table:table-cell office:value-type="float" office:value="-0.0026382994680375" calcext:value-type="float">
            <text:p>-0.002638299468038</text:p>
          </table:table-cell>
          <table:table-cell office:value-type="float" office:value="0.0058098018866207" calcext:value-type="float">
            <text:p>0.005809801886621</text:p>
          </table:table-cell>
          <table:table-cell/>
          <table:table-cell office:value-type="float" office:value="-0.0014992185535678" calcext:value-type="float">
            <text:p>-0.001499218553568</text:p>
          </table:table-cell>
          <table:table-cell office:value-type="float" office:value="0.0067959198976226" calcext:value-type="float">
            <text:p>0.006795919897623</text:p>
          </table:table-cell>
        </table:table-row>
        <table:table-row table:style-name="ro1">
          <table:table-cell office:value-type="float" office:value="11.22" calcext:value-type="float">
            <text:p>11.22</text:p>
          </table:table-cell>
          <table:table-cell office:value-type="float" office:value="0" calcext:value-type="float">
            <text:p>0</text:p>
          </table:table-cell>
          <table:table-cell office:value-type="float" office:value="0.12987563052924" calcext:value-type="float">
            <text:p>0.12987563052924</text:p>
          </table:table-cell>
          <table:table-cell office:value-type="float" office:value="-0.0026171337966299" calcext:value-type="float">
            <text:p>-0.00261713379663</text:p>
          </table:table-cell>
          <table:table-cell office:value-type="float" office:value="0.0059526057240829" calcext:value-type="float">
            <text:p>0.005952605724083</text:p>
          </table:table-cell>
          <table:table-cell/>
          <table:table-cell office:value-type="float" office:value="-0.0014773006409409" calcext:value-type="float">
            <text:p>-0.001477300640941</text:p>
          </table:table-cell>
          <table:table-cell office:value-type="float" office:value="0.0068772551012058" calcext:value-type="float">
            <text:p>0.006877255101206</text:p>
          </table:table-cell>
        </table:table-row>
        <table:table-row table:style-name="ro1">
          <table:table-cell office:value-type="float" office:value="11.24" calcext:value-type="float">
            <text:p>11.24</text:p>
          </table:table-cell>
          <table:table-cell office:value-type="float" office:value="0" calcext:value-type="float">
            <text:p>0</text:p>
          </table:table-cell>
          <table:table-cell office:value-type="float" office:value="0.13187914889562" calcext:value-type="float">
            <text:p>0.13187914889562</text:p>
          </table:table-cell>
          <table:table-cell office:value-type="float" office:value="-0.0025959552603362" calcext:value-type="float">
            <text:p>-0.002595955260336</text:p>
          </table:table-cell>
          <table:table-cell office:value-type="float" office:value="0.0060953585776733" calcext:value-type="float">
            <text:p>0.006095358577673</text:p>
          </table:table-cell>
          <table:table-cell/>
          <table:table-cell office:value-type="float" office:value="-0.0014553667899139" calcext:value-type="float">
            <text:p>-0.001455366789914</text:p>
          </table:table-cell>
          <table:table-cell office:value-type="float" office:value="0.0069584338873029" calcext:value-type="float">
            <text:p>0.006958433887303</text:p>
          </table:table-cell>
        </table:table-row>
        <table:table-row table:style-name="ro1">
          <table:table-cell office:value-type="float" office:value="11.26" calcext:value-type="float">
            <text:p>11.26</text:p>
          </table:table-cell>
          <table:table-cell office:value-type="float" office:value="0" calcext:value-type="float">
            <text:p>0</text:p>
          </table:table-cell>
          <table:table-cell office:value-type="float" office:value="0.13389525583556" calcext:value-type="float">
            <text:p>0.13389525583556</text:p>
          </table:table-cell>
          <table:table-cell office:value-type="float" office:value="-0.0025748053329972" calcext:value-type="float">
            <text:p>-0.002574805332997</text:p>
          </table:table-cell>
          <table:table-cell office:value-type="float" office:value="0.006237547497043" calcext:value-type="float">
            <text:p>0.006237547497043</text:p>
          </table:table-cell>
          <table:table-cell/>
          <table:table-cell office:value-type="float" office:value="-0.0014334173227758" calcext:value-type="float">
            <text:p>-0.001433417322776</text:p>
          </table:table-cell>
          <table:table-cell office:value-type="float" office:value="0.0070394602864816" calcext:value-type="float">
            <text:p>0.007039460286482</text:p>
          </table:table-cell>
        </table:table-row>
        <table:table-row table:style-name="ro1">
          <table:table-cell office:value-type="float" office:value="11.28" calcext:value-type="float">
            <text:p>11.28</text:p>
          </table:table-cell>
          <table:table-cell office:value-type="float" office:value="0" calcext:value-type="float">
            <text:p>0</text:p>
          </table:table-cell>
          <table:table-cell office:value-type="float" office:value="0.13591749870746" calcext:value-type="float">
            <text:p>0.13591749870746</text:p>
          </table:table-cell>
          <table:table-cell office:value-type="float" office:value="-0.0025537285167824" calcext:value-type="float">
            <text:p>-0.002553728516782</text:p>
          </table:table-cell>
          <table:table-cell office:value-type="float" office:value="0.0063786260136981" calcext:value-type="float">
            <text:p>0.006378626013698</text:p>
          </table:table-cell>
          <table:table-cell/>
          <table:table-cell office:value-type="float" office:value="-0.0014114525528349" calcext:value-type="float">
            <text:p>-0.001411452552835</text:p>
          </table:table-cell>
          <table:table-cell office:value-type="float" office:value="0.0071203381922492" calcext:value-type="float">
            <text:p>0.007120338192249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float" office:value="0" calcext:value-type="float">
            <text:p>0</text:p>
          </table:table-cell>
          <table:table-cell office:value-type="float" office:value="0.1379552464206" calcext:value-type="float">
            <text:p>0.1379552464206</text:p>
          </table:table-cell>
          <table:table-cell office:value-type="float" office:value="-0.0025326408735614" calcext:value-type="float">
            <text:p>-0.002532640873561</text:p>
          </table:table-cell>
          <table:table-cell office:value-type="float" office:value="0.0065196604001132" calcext:value-type="float">
            <text:p>0.006519660400113</text:p>
          </table:table-cell>
          <table:table-cell/>
          <table:table-cell office:value-type="float" office:value="-0.0013894727847444" calcext:value-type="float">
            <text:p>-0.001389472784744</text:p>
          </table:table-cell>
          <table:table-cell office:value-type="float" office:value="0.0072010713667236" calcext:value-type="float">
            <text:p>0.007201071366724</text:p>
          </table:table-cell>
        </table:table-row>
        <table:table-row table:style-name="ro1">
          <table:table-cell office:value-type="float" office:value="11.32" calcext:value-type="float">
            <text:p>11.32</text:p>
          </table:table-cell>
          <table:table-cell office:value-type="float" office:value="0" calcext:value-type="float">
            <text:p>0</text:p>
          </table:table-cell>
          <table:table-cell office:value-type="float" office:value="0.14000798206322" calcext:value-type="float">
            <text:p>0.14000798206322</text:p>
          </table:table-cell>
          <table:table-cell office:value-type="float" office:value="-0.0025115427952855" calcext:value-type="float">
            <text:p>-0.002511542795286</text:p>
          </table:table-cell>
          <table:table-cell office:value-type="float" office:value="0.0066606523260425" calcext:value-type="float">
            <text:p>0.006660652326043</text:p>
          </table:table-cell>
          <table:table-cell/>
          <table:table-cell office:value-type="float" office:value="-0.0013674783148154" calcext:value-type="float">
            <text:p>-0.001367478314815</text:p>
          </table:table-cell>
          <table:table-cell office:value-type="float" office:value="0.0072816634460595" calcext:value-type="float">
            <text:p>0.00728166344606</text:p>
          </table:table-cell>
        </table:table-row>
        <table:table-row table:style-name="ro1">
          <table:table-cell office:value-type="float" office:value="11.34" calcext:value-type="float">
            <text:p>11.34</text:p>
          </table:table-cell>
          <table:table-cell office:value-type="float" office:value="0" calcext:value-type="float">
            <text:p>0</text:p>
          </table:table-cell>
          <table:table-cell office:value-type="float" office:value="0.14207036652952" calcext:value-type="float">
            <text:p>0.14207036652952</text:p>
          </table:table-cell>
          <table:table-cell office:value-type="float" office:value="-0.0024903615278477" calcext:value-type="float">
            <text:p>-0.002490361527848</text:p>
          </table:table-cell>
          <table:table-cell office:value-type="float" office:value="0.00680127255758" calcext:value-type="float">
            <text:p>0.00680127255758</text:p>
          </table:table-cell>
          <table:table-cell/>
          <table:table-cell office:value-type="float" office:value="-0.0013454694313211" calcext:value-type="float">
            <text:p>-0.001345469431321</text:p>
          </table:table-cell>
          <table:table-cell office:value-type="float" office:value="0.0073621179456879" calcext:value-type="float">
            <text:p>0.007362117945688</text:p>
          </table:table-cell>
        </table:table-row>
        <table:table-row table:style-name="ro1">
          <table:table-cell office:value-type="float" office:value="11.36" calcext:value-type="float">
            <text:p>11.36</text:p>
          </table:table-cell>
          <table:table-cell office:value-type="float" office:value="0" calcext:value-type="float">
            <text:p>0</text:p>
          </table:table-cell>
          <table:table-cell office:value-type="float" office:value="0.14414698941339" calcext:value-type="float">
            <text:p>0.14414698941339</text:p>
          </table:table-cell>
          <table:table-cell office:value-type="float" office:value="-0.0024691703585756" calcext:value-type="float">
            <text:p>-0.002469170358576</text:p>
          </table:table-cell>
          <table:table-cell office:value-type="float" office:value="0.0069418525685832" calcext:value-type="float">
            <text:p>0.006941852568583</text:p>
          </table:table-cell>
          <table:table-cell/>
          <table:table-cell office:value-type="float" office:value="-0.0013234464147895" calcext:value-type="float">
            <text:p>-0.00132344641479</text:p>
          </table:table-cell>
          <table:table-cell office:value-type="float" office:value="0.0074424382653047" calcext:value-type="float">
            <text:p>0.007442438265305</text:p>
          </table:table-cell>
        </table:table-row>
        <table:table-row table:style-name="ro1">
          <table:table-cell office:value-type="float" office:value="11.38" calcext:value-type="float">
            <text:p>11.38</text:p>
          </table:table-cell>
          <table:table-cell office:value-type="float" office:value="0" calcext:value-type="float">
            <text:p>0</text:p>
          </table:table-cell>
          <table:table-cell office:value-type="float" office:value="0.14622440849356" calcext:value-type="float">
            <text:p>0.14622440849356</text:p>
          </table:table-cell>
          <table:table-cell office:value-type="float" office:value="-0.0024477804722033" calcext:value-type="float">
            <text:p>-0.002447780472203</text:p>
          </table:table-cell>
          <table:table-cell office:value-type="float" office:value="0.007081554443011" calcext:value-type="float">
            <text:p>0.007081554443011</text:p>
          </table:table-cell>
          <table:table-cell/>
          <table:table-cell office:value-type="float" office:value="-0.0013014095382866" calcext:value-type="float">
            <text:p>-0.001301409538287</text:p>
          </table:table-cell>
          <table:table-cell office:value-type="float" office:value="0.0075226276936664" calcext:value-type="float">
            <text:p>0.007522627693666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0" calcext:value-type="float">
            <text:p>0</text:p>
          </table:table-cell>
          <table:table-cell office:value-type="float" office:value="0.1482118293411" calcext:value-type="float">
            <text:p>0.1482118293411</text:p>
          </table:table-cell>
          <table:table-cell office:value-type="float" office:value="-0.0024254824361759" calcext:value-type="float">
            <text:p>-0.002425482436176</text:p>
          </table:table-cell>
          <table:table-cell office:value-type="float" office:value="0.0072173191460059" calcext:value-type="float">
            <text:p>0.007217319146006</text:p>
          </table:table-cell>
          <table:table-cell/>
          <table:table-cell office:value-type="float" office:value="-0.001279359067689" calcext:value-type="float">
            <text:p>-0.001279359067689</text:p>
          </table:table-cell>
          <table:table-cell office:value-type="float" office:value="0.0076026894131904" calcext:value-type="float">
            <text:p>0.00760268941319</text:p>
          </table:table-cell>
        </table:table-row>
        <table:table-row table:style-name="ro1">
          <table:table-cell office:value-type="float" office:value="11.42" calcext:value-type="float">
            <text:p>11.42</text:p>
          </table:table-cell>
          <table:table-cell office:value-type="float" office:value="0" calcext:value-type="float">
            <text:p>0</text:p>
          </table:table-cell>
          <table:table-cell office:value-type="float" office:value="0.15016466689556" calcext:value-type="float">
            <text:p>0.15016466689556</text:p>
          </table:table-cell>
          <table:table-cell office:value-type="float" office:value="-0.0024027362376555" calcext:value-type="float">
            <text:p>-0.002402736237656</text:p>
          </table:table-cell>
          <table:table-cell office:value-type="float" office:value="0.0073511432695427" calcext:value-type="float">
            <text:p>0.007351143269543</text:p>
          </table:table-cell>
          <table:table-cell/>
          <table:table-cell office:value-type="float" office:value="-0.0012572952619472" calcext:value-type="float">
            <text:p>-0.001257295261947</text:p>
          </table:table-cell>
          <table:table-cell office:value-type="float" office:value="0.0076826265043515" calcext:value-type="float">
            <text:p>0.007682626504352</text:p>
          </table:table-cell>
        </table:table-row>
        <table:table-row table:style-name="ro1">
          <table:table-cell office:value-type="float" office:value="11.44" calcext:value-type="float">
            <text:p>11.44</text:p>
          </table:table-cell>
          <table:table-cell office:value-type="float" office:value="0" calcext:value-type="float">
            <text:p>0</text:p>
          </table:table-cell>
          <table:table-cell office:value-type="float" office:value="0.15213326295194" calcext:value-type="float">
            <text:p>0.15213326295194</text:p>
          </table:table-cell>
          <table:table-cell office:value-type="float" office:value="-0.0023799755749023" calcext:value-type="float">
            <text:p>-0.002379975574902</text:p>
          </table:table-cell>
          <table:table-cell office:value-type="float" office:value="0.0074849084730805" calcext:value-type="float">
            <text:p>0.007484908473081</text:p>
          </table:table-cell>
          <table:table-cell/>
          <table:table-cell office:value-type="float" office:value="-0.0012352183733387" calcext:value-type="float">
            <text:p>-0.001235218373339</text:p>
          </table:table-cell>
          <table:table-cell office:value-type="float" office:value="0.007762441949887" calcext:value-type="float">
            <text:p>0.007762441949887</text:p>
          </table:table-cell>
        </table:table-row>
        <table:table-row table:style-name="ro1">
          <table:table-cell office:value-type="float" office:value="11.46" calcext:value-type="float">
            <text:p>11.46</text:p>
          </table:table-cell>
          <table:table-cell office:value-type="float" office:value="0" calcext:value-type="float">
            <text:p>0</text:p>
          </table:table-cell>
          <table:table-cell office:value-type="float" office:value="0.15411746935485" calcext:value-type="float">
            <text:p>0.15411746935485</text:p>
          </table:table-cell>
          <table:table-cell office:value-type="float" office:value="-0.0023572009471994" calcext:value-type="float">
            <text:p>-0.002357200947199</text:p>
          </table:table-cell>
          <table:table-cell office:value-type="float" office:value="0.007618616859325" calcext:value-type="float">
            <text:p>0.007618616859325</text:p>
          </table:table-cell>
          <table:table-cell/>
          <table:table-cell office:value-type="float" office:value="-0.0012131286477115" calcext:value-type="float">
            <text:p>-0.001213128647712</text:p>
          </table:table-cell>
          <table:table-cell office:value-type="float" office:value="0.0078421386388253" calcext:value-type="float">
            <text:p>0.007842138638825</text:p>
          </table:table-cell>
        </table:table-row>
        <table:table-row table:style-name="ro1">
          <table:table-cell office:value-type="float" office:value="11.48" calcext:value-type="float">
            <text:p>11.48</text:p>
          </table:table-cell>
          <table:table-cell office:value-type="float" office:value="0" calcext:value-type="float">
            <text:p>0</text:p>
          </table:table-cell>
          <table:table-cell office:value-type="float" office:value="0.15611320099929" calcext:value-type="float">
            <text:p>0.15611320099929</text:p>
          </table:table-cell>
          <table:table-cell office:value-type="float" office:value="-0.0023343850633425" calcext:value-type="float">
            <text:p>-0.002334385063343</text:p>
          </table:table-cell>
          <table:table-cell office:value-type="float" office:value="0.0077521461774355" calcext:value-type="float">
            <text:p>0.007752146177436</text:p>
          </table:table-cell>
          <table:table-cell/>
          <table:table-cell office:value-type="float" office:value="-0.0011910263247189" calcext:value-type="float">
            <text:p>-0.001191026324719</text:p>
          </table:table-cell>
          <table:table-cell office:value-type="float" office:value="0.007921719370339" calcext:value-type="float">
            <text:p>0.007921719370339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office:value-type="float" office:value="0.15794257084522" calcext:value-type="float">
            <text:p>0.15794257084522</text:p>
          </table:table-cell>
          <table:table-cell office:value-type="float" office:value="-0.0023102771910046" calcext:value-type="float">
            <text:p>-0.002310277191005</text:p>
          </table:table-cell>
          <table:table-cell office:value-type="float" office:value="0.0078798996637518" calcext:value-type="float">
            <text:p>0.007879899663752</text:p>
          </table:table-cell>
          <table:table-cell/>
          <table:table-cell office:value-type="float" office:value="-0.0011689116380446" calcext:value-type="float">
            <text:p>-0.001168911638045</text:p>
          </table:table-cell>
          <table:table-cell office:value-type="float" office:value="0.0080011868574232" calcext:value-type="float">
            <text:p>0.008001186857423</text:p>
          </table:table-cell>
        </table:table-row>
        <table:table-row table:style-name="ro1">
          <table:table-cell office:value-type="float" office:value="11.52" calcext:value-type="float">
            <text:p>11.52</text:p>
          </table:table-cell>
          <table:table-cell office:value-type="float" office:value="0" calcext:value-type="float">
            <text:p>0</text:p>
          </table:table-cell>
          <table:table-cell office:value-type="float" office:value="0.15978835887091" calcext:value-type="float">
            <text:p>0.15978835887091</text:p>
          </table:table-cell>
          <table:table-cell office:value-type="float" office:value="-0.0022861522218119" calcext:value-type="float">
            <text:p>-0.002286152221812</text:p>
          </table:table-cell>
          <table:table-cell office:value-type="float" office:value="0.0080075814063933" calcext:value-type="float">
            <text:p>0.008007581406393</text:p>
          </table:table-cell>
          <table:table-cell/>
          <table:table-cell office:value-type="float" office:value="-0.0011467848156194" calcext:value-type="float">
            <text:p>-0.001146784815619</text:p>
          </table:table-cell>
          <table:table-cell office:value-type="float" office:value="0.0080805437304146" calcext:value-type="float">
            <text:p>0.008080543730415</text:p>
          </table:table-cell>
        </table:table-row>
        <table:table-row table:style-name="ro1">
          <table:table-cell office:value-type="float" office:value="11.54" calcext:value-type="float">
            <text:p>11.54</text:p>
          </table:table-cell>
          <table:table-cell office:value-type="float" office:value="0" calcext:value-type="float">
            <text:p>0</text:p>
          </table:table-cell>
          <table:table-cell office:value-type="float" office:value="0.16165053291258" calcext:value-type="float">
            <text:p>0.16165053291258</text:p>
          </table:table-cell>
          <table:table-cell office:value-type="float" office:value="-0.0022620108195898" calcext:value-type="float">
            <text:p>-0.00226201081959</text:p>
          </table:table-cell>
          <table:table-cell office:value-type="float" office:value="0.008135194237839" calcext:value-type="float">
            <text:p>0.008135194237839</text:p>
          </table:table-cell>
          <table:table-cell/>
          <table:table-cell office:value-type="float" office:value="-0.0011246460798288" calcext:value-type="float">
            <text:p>-0.001124646079829</text:p>
          </table:table-cell>
          <table:table-cell office:value-type="float" office:value="0.0081597925403476" calcext:value-type="float">
            <text:p>0.008159792540348</text:p>
          </table:table-cell>
        </table:table-row>
        <table:table-row table:style-name="ro1">
          <table:table-cell office:value-type="float" office:value="11.56" calcext:value-type="float">
            <text:p>11.56</text:p>
          </table:table-cell>
          <table:table-cell office:value-type="float" office:value="0" calcext:value-type="float">
            <text:p>0</text:p>
          </table:table-cell>
          <table:table-cell office:value-type="float" office:value="0.16352908599083" calcext:value-type="float">
            <text:p>0.16352908599083</text:p>
          </table:table-cell>
          <table:table-cell office:value-type="float" office:value="-0.0022378536151156" calcext:value-type="float">
            <text:p>-0.002237853615116</text:p>
          </table:table-cell>
          <table:table-cell office:value-type="float" office:value="0.0082627408470011" calcext:value-type="float">
            <text:p>0.008262740847001</text:p>
          </table:table-cell>
          <table:table-cell/>
          <table:table-cell office:value-type="float" office:value="-0.001102495647713" calcext:value-type="float">
            <text:p>-0.001102495647713</text:p>
          </table:table-cell>
          <table:table-cell office:value-type="float" office:value="0.0082389357621727" calcext:value-type="float">
            <text:p>0.008238935762173</text:p>
          </table:table-cell>
        </table:table-row>
        <table:table-row table:style-name="ro1">
          <table:table-cell office:value-type="float" office:value="11.58" calcext:value-type="float">
            <text:p>11.58</text:p>
          </table:table-cell>
          <table:table-cell office:value-type="float" office:value="0" calcext:value-type="float">
            <text:p>0</text:p>
          </table:table-cell>
          <table:table-cell office:value-type="float" office:value="0.16520363534996" calcext:value-type="float">
            <text:p>0.16520363534996</text:p>
          </table:table-cell>
          <table:table-cell office:value-type="float" office:value="-0.0022123111564684" calcext:value-type="float">
            <text:p>-0.002212311156468</text:p>
          </table:table-cell>
          <table:table-cell office:value-type="float" office:value="0.0083822958196671" calcext:value-type="float">
            <text:p>0.008382295819667</text:p>
          </table:table-cell>
          <table:table-cell/>
          <table:table-cell office:value-type="float" office:value="-0.001080333731158" calcext:value-type="float">
            <text:p>-0.001080333731158</text:p>
          </table:table-cell>
          <table:table-cell office:value-type="float" office:value="0.0083179757978127" calcext:value-type="float">
            <text:p>0.008317975797813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0" calcext:value-type="float">
            <text:p>0</text:p>
          </table:table-cell>
          <table:table-cell office:value-type="float" office:value="0.1661904340914" calcext:value-type="float">
            <text:p>0.1661904340914</text:p>
          </table:table-cell>
          <table:table-cell office:value-type="float" office:value="-0.0021807417290883" calcext:value-type="float">
            <text:p>-0.002180741729088</text:p>
          </table:table-cell>
          <table:table-cell office:value-type="float" office:value="0.0084756277436817" calcext:value-type="float">
            <text:p>0.008475627743682</text:p>
          </table:table-cell>
          <table:table-cell/>
          <table:table-cell office:value-type="float" office:value="-0.0010583497101671" calcext:value-type="float">
            <text:p>-0.001058349710167</text:p>
          </table:table-cell>
          <table:table-cell office:value-type="float" office:value="0.0083897675969277" calcext:value-type="float">
            <text:p>0.008389767596928</text:p>
          </table:table-cell>
        </table:table-row>
        <table:table-row table:style-name="ro1">
          <table:table-cell office:value-type="float" office:value="11.62" calcext:value-type="float">
            <text:p>11.62</text:p>
          </table:table-cell>
          <table:table-cell office:value-type="float" office:value="0" calcext:value-type="float">
            <text:p>0</text:p>
          </table:table-cell>
          <table:table-cell office:value-type="float" office:value="0.16680357229602" calcext:value-type="float">
            <text:p>0.16680357229602</text:p>
          </table:table-cell>
          <table:table-cell office:value-type="float" office:value="-0.0021462932141284" calcext:value-type="float">
            <text:p>-0.002146293214128</text:p>
          </table:table-cell>
          <table:table-cell office:value-type="float" office:value="0.0085548229130368" calcext:value-type="float">
            <text:p>0.008554822913037</text:p>
          </table:table-cell>
          <table:table-cell/>
          <table:table-cell office:value-type="float" office:value="-0.0010367534249297" calcext:value-type="float">
            <text:p>-0.00103675342493</text:p>
          </table:table-cell>
          <table:table-cell office:value-type="float" office:value="0.0084506737331428" calcext:value-type="float">
            <text:p>0.008450673733143</text:p>
          </table:table-cell>
        </table:table-row>
        <table:table-row table:style-name="ro1">
          <table:table-cell office:value-type="float" office:value="11.64" calcext:value-type="float">
            <text:p>11.64</text:p>
          </table:table-cell>
          <table:table-cell office:value-type="float" office:value="0" calcext:value-type="float">
            <text:p>0</text:p>
          </table:table-cell>
          <table:table-cell office:value-type="float" office:value="0.16735394428904" calcext:value-type="float">
            <text:p>0.16735394428904</text:p>
          </table:table-cell>
          <table:table-cell office:value-type="float" office:value="-0.0021108568455467" calcext:value-type="float">
            <text:p>-0.002110856845547</text:p>
          </table:table-cell>
          <table:table-cell office:value-type="float" office:value="0.008630088444523" calcext:value-type="float">
            <text:p>0.008630088444523</text:p>
          </table:table-cell>
          <table:table-cell/>
          <table:table-cell office:value-type="float" office:value="-0.0010153645523561" calcext:value-type="float">
            <text:p>-0.001015364552356</text:p>
          </table:table-cell>
          <table:table-cell office:value-type="float" office:value="0.0085064789598287" calcext:value-type="float">
            <text:p>0.008506478959829</text:p>
          </table:table-cell>
        </table:table-row>
        <table:table-row table:style-name="ro1">
          <table:table-cell office:value-type="float" office:value="11.66" calcext:value-type="float">
            <text:p>11.66</text:p>
          </table:table-cell>
          <table:table-cell office:value-type="float" office:value="0" calcext:value-type="float">
            <text:p>0</text:p>
          </table:table-cell>
          <table:table-cell office:value-type="float" office:value="0.16760609541173" calcext:value-type="float">
            <text:p>0.16760609541173</text:p>
          </table:table-cell>
          <table:table-cell office:value-type="float" office:value="-0.0020720743677325" calcext:value-type="float">
            <text:p>-0.002072074367733</text:p>
          </table:table-cell>
          <table:table-cell office:value-type="float" office:value="0.0086919623021356" calcext:value-type="float">
            <text:p>0.008691962302136</text:p>
          </table:table-cell>
          <table:table-cell/>
          <table:table-cell office:value-type="float" office:value="-0.000993994169642" calcext:value-type="float">
            <text:p>-0.000993994169642</text:p>
          </table:table-cell>
          <table:table-cell office:value-type="float" office:value="0.0085621184173759" calcext:value-type="float">
            <text:p>0.008562118417376</text:p>
          </table:table-cell>
        </table:table-row>
        <table:table-row table:style-name="ro1">
          <table:table-cell office:value-type="float" office:value="11.68" calcext:value-type="float">
            <text:p>11.68</text:p>
          </table:table-cell>
          <table:table-cell office:value-type="float" office:value="0" calcext:value-type="float">
            <text:p>0</text:p>
          </table:table-cell>
          <table:table-cell office:value-type="float" office:value="0.16787036539787" calcext:value-type="float">
            <text:p>0.16787036539787</text:p>
          </table:table-cell>
          <table:table-cell office:value-type="float" office:value="-0.0020329241922522" calcext:value-type="float">
            <text:p>-0.002032924192252</text:p>
          </table:table-cell>
          <table:table-cell office:value-type="float" office:value="0.0087519970150692" calcext:value-type="float">
            <text:p>0.008751997015069</text:p>
          </table:table-cell>
          <table:table-cell/>
          <table:table-cell office:value-type="float" office:value="-0.00097264209343777" calcext:value-type="float">
            <text:p>-0.000972642093438</text:p>
          </table:table-cell>
          <table:table-cell office:value-type="float" office:value="0.0086175969466329" calcext:value-type="float">
            <text:p>0.008617596946633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float" office:value="0" calcext:value-type="float">
            <text:p>0</text:p>
          </table:table-cell>
          <table:table-cell office:value-type="float" office:value="0.16817640434183" calcext:value-type="float">
            <text:p>0.16817640434183</text:p>
          </table:table-cell>
          <table:table-cell office:value-type="float" office:value="-0.0019936361764629" calcext:value-type="float">
            <text:p>-0.001993636176463</text:p>
          </table:table-cell>
          <table:table-cell office:value-type="float" office:value="0.0088114642048238" calcext:value-type="float">
            <text:p>0.008811464204824</text:p>
          </table:table-cell>
          <table:table-cell/>
          <table:table-cell office:value-type="float" office:value="-0.00095130813489272" calcext:value-type="float">
            <text:p>-0.000951308134893</text:p>
          </table:table-cell>
          <table:table-cell office:value-type="float" office:value="0.0086729192036831" calcext:value-type="float">
            <text:p>0.008672919203683</text:p>
          </table:table-cell>
        </table:table-row>
        <table:table-row table:style-name="ro1">
          <table:table-cell office:value-type="float" office:value="11.72" calcext:value-type="float">
            <text:p>11.72</text:p>
          </table:table-cell>
          <table:table-cell office:value-type="float" office:value="0" calcext:value-type="float">
            <text:p>0</text:p>
          </table:table-cell>
          <table:table-cell office:value-type="float" office:value="0.16852610887891" calcext:value-type="float">
            <text:p>0.16852610887891</text:p>
          </table:table-cell>
          <table:table-cell office:value-type="float" office:value="-0.0019542185064637" calcext:value-type="float">
            <text:p>-0.001954218506464</text:p>
          </table:table-cell>
          <table:table-cell office:value-type="float" office:value="0.0088703976491425" calcext:value-type="float">
            <text:p>0.008870397649143</text:p>
          </table:table-cell>
          <table:table-cell/>
          <table:table-cell office:value-type="float" office:value="-0.00092999210032224" calcext:value-type="float">
            <text:p>-0.000929992100322</text:p>
          </table:table-cell>
          <table:table-cell office:value-type="float" office:value="0.0087280896683001" calcext:value-type="float">
            <text:p>0.0087280896683</text:p>
          </table:table-cell>
        </table:table-row>
        <table:table-row table:style-name="ro1">
          <table:table-cell office:value-type="float" office:value="11.74" calcext:value-type="float">
            <text:p>11.74</text:p>
          </table:table-cell>
          <table:table-cell office:value-type="float" office:value="0" calcext:value-type="float">
            <text:p>0</text:p>
          </table:table-cell>
          <table:table-cell office:value-type="float" office:value="0.16892069186843" calcext:value-type="float">
            <text:p>0.16892069186843</text:p>
          </table:table-cell>
          <table:table-cell office:value-type="float" office:value="-0.0019146789389856" calcext:value-type="float">
            <text:p>-0.001914678938986</text:p>
          </table:table-cell>
          <table:table-cell office:value-type="float" office:value="0.0089288293229519" calcext:value-type="float">
            <text:p>0.008928829322952</text:p>
          </table:table-cell>
          <table:table-cell/>
          <table:table-cell office:value-type="float" office:value="-0.00090869379182288" calcext:value-type="float">
            <text:p>-0.000908693791823</text:p>
          </table:table-cell>
          <table:table-cell office:value-type="float" office:value="0.008783112651993" calcext:value-type="float">
            <text:p>0.008783112651993</text:p>
          </table:table-cell>
        </table:table-row>
        <table:table-row table:style-name="ro1">
          <table:table-cell office:value-type="float" office:value="11.76" calcext:value-type="float">
            <text:p>11.76</text:p>
          </table:table-cell>
          <table:table-cell office:value-type="float" office:value="0" calcext:value-type="float">
            <text:p>0</text:p>
          </table:table-cell>
          <table:table-cell office:value-type="float" office:value="0.16936053743455" calcext:value-type="float">
            <text:p>0.16936053743455</text:p>
          </table:table-cell>
          <table:table-cell office:value-type="float" office:value="-0.001875024811972" calcext:value-type="float">
            <text:p>-0.001875024811972</text:p>
          </table:table-cell>
          <table:table-cell office:value-type="float" office:value="0.0089867894455149" calcext:value-type="float">
            <text:p>0.008986789445515</text:p>
          </table:table-cell>
          <table:table-cell/>
          <table:table-cell office:value-type="float" office:value="-0.00088741300783922" calcext:value-type="float">
            <text:p>-0.000887413007839</text:p>
          </table:table-cell>
          <table:table-cell office:value-type="float" office:value="0.0088379923057044" calcext:value-type="float">
            <text:p>0.008837992305704</text:p>
          </table:table-cell>
        </table:table-row>
        <table:table-row table:style-name="ro1">
          <table:table-cell office:value-type="float" office:value="11.78" calcext:value-type="float">
            <text:p>11.78</text:p>
          </table:table-cell>
          <table:table-cell office:value-type="float" office:value="0" calcext:value-type="float">
            <text:p>0</text:p>
          </table:table-cell>
          <table:table-cell office:value-type="float" office:value="0.16984515396837" calcext:value-type="float">
            <text:p>0.16984515396837</text:p>
          </table:table-cell>
          <table:table-cell office:value-type="float" office:value="-0.0018352630560923" calcext:value-type="float">
            <text:p>-0.001835263056092</text:p>
          </table:table-cell>
          <table:table-cell office:value-type="float" office:value="0.0090443065373282" calcext:value-type="float">
            <text:p>0.009044306537328</text:p>
          </table:table-cell>
          <table:table-cell/>
          <table:table-cell office:value-type="float" office:value="-0.00086430885880394" calcext:value-type="float">
            <text:p>-0.000864308858804</text:p>
          </table:table-cell>
          <table:table-cell office:value-type="float" office:value="0.0088847574986614" calcext:value-type="float">
            <text:p>0.008884757498661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0" calcext:value-type="float">
            <text:p>0</text:p>
          </table:table-cell>
          <table:table-cell office:value-type="float" office:value="0.17037323562714" calcext:value-type="float">
            <text:p>0.17037323562714</text:p>
          </table:table-cell>
          <table:table-cell office:value-type="float" office:value="-0.0017954002087123" calcext:value-type="float">
            <text:p>-0.001795400208712</text:p>
          </table:table-cell>
          <table:table-cell office:value-type="float" office:value="0.0091014074801086" calcext:value-type="float">
            <text:p>0.009101407480109</text:p>
          </table:table-cell>
          <table:table-cell/>
          <table:table-cell office:value-type="float" office:value="-0.0008408468360097" calcext:value-type="float">
            <text:p>-0.00084084683601</text:p>
          </table:table-cell>
          <table:table-cell office:value-type="float" office:value="0.0089297985302826" calcext:value-type="float">
            <text:p>0.008929798530283</text:p>
          </table:table-cell>
        </table:table-row>
        <table:table-row table:style-name="ro1">
          <table:table-cell office:value-type="float" office:value="11.82" calcext:value-type="float">
            <text:p>11.82</text:p>
          </table:table-cell>
          <table:table-cell office:value-type="float" office:value="0" calcext:value-type="float">
            <text:p>0</text:p>
          </table:table-cell>
          <table:table-cell office:value-type="float" office:value="0.17094281400507" calcext:value-type="float">
            <text:p>0.17094281400507</text:p>
          </table:table-cell>
          <table:table-cell office:value-type="float" office:value="-0.0017554424282154" calcext:value-type="float">
            <text:p>-0.001755442428215</text:p>
          </table:table-cell>
          <table:table-cell office:value-type="float" office:value="0.0091581175813548" calcext:value-type="float">
            <text:p>0.009158117581355</text:p>
          </table:table-cell>
          <table:table-cell/>
          <table:table-cell office:value-type="float" office:value="-0.00081533936223743" calcext:value-type="float">
            <text:p>-0.000815339362237</text:p>
          </table:table-cell>
          <table:table-cell office:value-type="float" office:value="0.0089660994466792" calcext:value-type="float">
            <text:p>0.008966099446679</text:p>
          </table:table-cell>
        </table:table-row>
        <table:table-row table:style-name="ro1">
          <table:table-cell office:value-type="float" office:value="11.84" calcext:value-type="float">
            <text:p>11.84</text:p>
          </table:table-cell>
          <table:table-cell office:value-type="float" office:value="0" calcext:value-type="float">
            <text:p>0</text:p>
          </table:table-cell>
          <table:table-cell office:value-type="float" office:value="0.17153961764399" calcext:value-type="float">
            <text:p>0.17153961764399</text:p>
          </table:table-cell>
          <table:table-cell office:value-type="float" office:value="-0.0017155946620505" calcext:value-type="float">
            <text:p>-0.001715594662051</text:p>
          </table:table-cell>
          <table:table-cell office:value-type="float" office:value="0.0092138497058272" calcext:value-type="float">
            <text:p>0.009213849705827</text:p>
          </table:table-cell>
          <table:table-cell/>
          <table:table-cell office:value-type="float" office:value="-0.00078860433200519" calcext:value-type="float">
            <text:p>-0.000788604332005</text:p>
          </table:table-cell>
          <table:table-cell office:value-type="float" office:value="0.0089971474670282" calcext:value-type="float">
            <text:p>0.008997147467028</text:p>
          </table:table-cell>
        </table:table-row>
        <table:table-row table:style-name="ro1">
          <table:table-cell office:value-type="float" office:value="11.86" calcext:value-type="float">
            <text:p>11.86</text:p>
          </table:table-cell>
          <table:table-cell office:value-type="float" office:value="0" calcext:value-type="float">
            <text:p>0</text:p>
          </table:table-cell>
          <table:table-cell office:value-type="float" office:value="0.17215646497605" calcext:value-type="float">
            <text:p>0.17215646497605</text:p>
          </table:table-cell>
          <table:table-cell office:value-type="float" office:value="-0.0016759244466693" calcext:value-type="float">
            <text:p>-0.001675924446669</text:p>
          </table:table-cell>
          <table:table-cell office:value-type="float" office:value="0.009268439578111" calcext:value-type="float">
            <text:p>0.009268439578111</text:p>
          </table:table-cell>
          <table:table-cell/>
          <table:table-cell office:value-type="float" office:value="-0.00076183561884342" calcext:value-type="float">
            <text:p>-0.000761835618843</text:p>
          </table:table-cell>
          <table:table-cell office:value-type="float" office:value="0.0090279782108049" calcext:value-type="float">
            <text:p>0.009027978210805</text:p>
          </table:table-cell>
        </table:table-row>
        <table:table-row table:style-name="ro1">
          <table:table-cell office:value-type="float" office:value="11.88" calcext:value-type="float">
            <text:p>11.88</text:p>
          </table:table-cell>
          <table:table-cell office:value-type="float" office:value="0" calcext:value-type="float">
            <text:p>0</text:p>
          </table:table-cell>
          <table:table-cell office:value-type="float" office:value="0.17280601858172" calcext:value-type="float">
            <text:p>0.17280601858172</text:p>
          </table:table-cell>
          <table:table-cell office:value-type="float" office:value="-0.0016361783944003" calcext:value-type="float">
            <text:p>-0.0016361783944</text:p>
          </table:table-cell>
          <table:table-cell office:value-type="float" office:value="0.0093227052899866" calcext:value-type="float">
            <text:p>0.009322705289987</text:p>
          </table:table-cell>
          <table:table-cell/>
          <table:table-cell office:value-type="float" office:value="-0.00073503453593083" calcext:value-type="float">
            <text:p>-0.000735034535931</text:p>
          </table:table-cell>
          <table:table-cell office:value-type="float" office:value="0.0090586005385884" calcext:value-type="float">
            <text:p>0.009058600538588</text:p>
          </table:table-cell>
        </table:table-row>
        <table:table-row table:style-name="ro1">
          <table:table-cell office:value-type="float" office:value="11.9" calcext:value-type="float">
            <text:p>11.9</text:p>
          </table:table-cell>
          <table:table-cell office:value-type="float" office:value="0" calcext:value-type="float">
            <text:p>0</text:p>
          </table:table-cell>
          <table:table-cell office:value-type="float" office:value="0.17347534552631" calcext:value-type="float">
            <text:p>0.17347534552631</text:p>
          </table:table-cell>
          <table:table-cell office:value-type="float" office:value="-0.0015961330023011" calcext:value-type="float">
            <text:p>-0.001596133002301</text:p>
          </table:table-cell>
          <table:table-cell office:value-type="float" office:value="0.0093760703596081" calcext:value-type="float">
            <text:p>0.009376070359608</text:p>
          </table:table-cell>
          <table:table-cell/>
          <table:table-cell office:value-type="float" office:value="-0.00070820234341283" calcext:value-type="float">
            <text:p>-0.000708202343413</text:p>
          </table:table-cell>
          <table:table-cell office:value-type="float" office:value="0.0090890229266789" calcext:value-type="float">
            <text:p>0.009089022926679</text:p>
          </table:table-cell>
        </table:table-row>
        <table:table-row table:style-name="ro1">
          <table:table-cell office:value-type="float" office:value="11.92" calcext:value-type="float">
            <text:p>11.92</text:p>
          </table:table-cell>
          <table:table-cell office:value-type="float" office:value="0" calcext:value-type="float">
            <text:p>0</text:p>
          </table:table-cell>
          <table:table-cell office:value-type="float" office:value="0.17415166425884" calcext:value-type="float">
            <text:p>0.17415166425884</text:p>
          </table:table-cell>
          <table:table-cell office:value-type="float" office:value="-0.0015556060451958" calcext:value-type="float">
            <text:p>-0.001555606045196</text:p>
          </table:table-cell>
          <table:table-cell office:value-type="float" office:value="0.0094280735979439" calcext:value-type="float">
            <text:p>0.009428073597944</text:p>
          </table:table-cell>
          <table:table-cell/>
          <table:table-cell office:value-type="float" office:value="-0.00068134025016186" calcext:value-type="float">
            <text:p>-0.000681340250162</text:p>
          </table:table-cell>
          <table:table-cell office:value-type="float" office:value="0.0091192534825698" calcext:value-type="float">
            <text:p>0.00911925348257</text:p>
          </table:table-cell>
        </table:table-row>
        <table:table-row table:style-name="ro1">
          <table:table-cell office:value-type="float" office:value="11.94" calcext:value-type="float">
            <text:p>11.94</text:p>
          </table:table-cell>
          <table:table-cell office:value-type="float" office:value="0" calcext:value-type="float">
            <text:p>0</text:p>
          </table:table-cell>
          <table:table-cell office:value-type="float" office:value="0.17485274286484" calcext:value-type="float">
            <text:p>0.17485274286484</text:p>
          </table:table-cell>
          <table:table-cell office:value-type="float" office:value="-0.0015150242258773" calcext:value-type="float">
            <text:p>-0.001515024225877</text:p>
          </table:table-cell>
          <table:table-cell office:value-type="float" office:value="0.0094798431136019" calcext:value-type="float">
            <text:p>0.009479843113602</text:p>
          </table:table-cell>
          <table:table-cell/>
          <table:table-cell office:value-type="float" office:value="-0.00065444941553805" calcext:value-type="float">
            <text:p>-0.000654449415538</text:p>
          </table:table-cell>
          <table:table-cell office:value-type="float" office:value="0.0091492999600387" calcext:value-type="float">
            <text:p>0.009149299960039</text:p>
          </table:table-cell>
        </table:table-row>
        <table:table-row table:style-name="ro1">
          <table:table-cell office:value-type="float" office:value="11.96" calcext:value-type="float">
            <text:p>11.96</text:p>
          </table:table-cell>
          <table:table-cell office:value-type="float" office:value="0" calcext:value-type="float">
            <text:p>0</text:p>
          </table:table-cell>
          <table:table-cell office:value-type="float" office:value="0.17557758356717" calcext:value-type="float">
            <text:p>0.17557758356717</text:p>
          </table:table-cell>
          <table:table-cell office:value-type="float" office:value="-0.0014743910206276" calcext:value-type="float">
            <text:p>-0.001474391020628</text:p>
          </table:table-cell>
          <table:table-cell office:value-type="float" office:value="0.0095313930375166" calcext:value-type="float">
            <text:p>0.009531393037517</text:p>
          </table:table-cell>
          <table:table-cell/>
          <table:table-cell office:value-type="float" office:value="-0.0006275309511423" calcext:value-type="float">
            <text:p>-0.000627530951142</text:p>
          </table:table-cell>
          <table:table-cell office:value-type="float" office:value="0.0091791697738355" calcext:value-type="float">
            <text:p>0.009179169773836</text:p>
          </table:table-cell>
        </table:table-row>
        <table:table-row table:style-name="ro1">
          <table:table-cell office:value-type="float" office:value="11.98" calcext:value-type="float">
            <text:p>11.98</text:p>
          </table:table-cell>
          <table:table-cell office:value-type="float" office:value="0" calcext:value-type="float">
            <text:p>0</text:p>
          </table:table-cell>
          <table:table-cell office:value-type="float" office:value="0.17632578876847" calcext:value-type="float">
            <text:p>0.17632578876847</text:p>
          </table:table-cell>
          <table:table-cell office:value-type="float" office:value="-0.0014337096637189" calcext:value-type="float">
            <text:p>-0.001433709663719</text:p>
          </table:table-cell>
          <table:table-cell office:value-type="float" office:value="0.009582736530963" calcext:value-type="float">
            <text:p>0.009582736530963</text:p>
          </table:table-cell>
          <table:table-cell/>
          <table:table-cell office:value-type="float" office:value="-0.00060058592255475" calcext:value-type="float">
            <text:p>-0.000600585922555</text:p>
          </table:table-cell>
          <table:table-cell office:value-type="float" office:value="0.0092088700139558" calcext:value-type="float">
            <text:p>0.00920887001395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0.17709770874751" calcext:value-type="float">
            <text:p>0.17709770874751</text:p>
          </table:table-cell>
          <table:table-cell office:value-type="float" office:value="-0.0013929831634511" calcext:value-type="float">
            <text:p>-0.001392983163451</text:p>
          </table:table-cell>
          <table:table-cell office:value-type="float" office:value="0.0096338858511213" calcext:value-type="float">
            <text:p>0.009633885851121</text:p>
          </table:table-cell>
          <table:table-cell/>
          <table:table-cell office:value-type="float" office:value="-0.00057361535105256" calcext:value-type="float">
            <text:p>-0.000573615351053</text:p>
          </table:table-cell>
          <table:table-cell office:value-type="float" office:value="0.0092384074594814" calcext:value-type="float">
            <text:p>0.009238407459481</text:p>
          </table:table-cell>
        </table:table-row>
        <table:table-row table:style-name="ro1">
          <table:table-cell office:value-type="float" office:value="12.02" calcext:value-type="float">
            <text:p>12.02</text:p>
          </table:table-cell>
          <table:table-cell office:value-type="float" office:value="0" calcext:value-type="float">
            <text:p>0</text:p>
          </table:table-cell>
          <table:table-cell office:value-type="float" office:value="0.17789461503334" calcext:value-type="float">
            <text:p>0.17789461503334</text:p>
          </table:table-cell>
          <table:table-cell office:value-type="float" office:value="-0.0013522143172931" calcext:value-type="float">
            <text:p>-0.001352214317293</text:p>
          </table:table-cell>
          <table:table-cell office:value-type="float" office:value="0.0096848524126299" calcext:value-type="float">
            <text:p>0.00968485241263</text:p>
          </table:table-cell>
          <table:table-cell/>
          <table:table-cell office:value-type="float" office:value="-0.00054662021530152" calcext:value-type="float">
            <text:p>-0.000546620215302</text:p>
          </table:table-cell>
          <table:table-cell office:value-type="float" office:value="0.0092677885919879" calcext:value-type="float">
            <text:p>0.009267788591988</text:p>
          </table:table-cell>
        </table:table-row>
        <table:table-row table:style-name="ro1">
          <table:table-cell office:value-type="float" office:value="12.04" calcext:value-type="float">
            <text:p>12.04</text:p>
          </table:table-cell>
          <table:table-cell office:value-type="float" office:value="0" calcext:value-type="float">
            <text:p>0</text:p>
          </table:table-cell>
          <table:table-cell office:value-type="float" office:value="0.17861146968628" calcext:value-type="float">
            <text:p>0.17861146968628</text:p>
          </table:table-cell>
          <table:table-cell office:value-type="float" office:value="-0.0013107276746027" calcext:value-type="float">
            <text:p>-0.001310727674603</text:p>
          </table:table-cell>
          <table:table-cell office:value-type="float" office:value="0.0097328460419978" calcext:value-type="float">
            <text:p>0.009732846041998</text:p>
          </table:table-cell>
          <table:table-cell/>
          <table:table-cell office:value-type="float" office:value="-0.00051960145301723" calcext:value-type="float">
            <text:p>-0.000519601453017</text:p>
          </table:table-cell>
          <table:table-cell office:value-type="float" office:value="0.0092970196085026" calcext:value-type="float">
            <text:p>0.009297019608503</text:p>
          </table:table-cell>
        </table:table-row>
        <table:table-row table:style-name="ro1">
          <table:table-cell office:value-type="float" office:value="12.06" calcext:value-type="float">
            <text:p>12.06</text:p>
          </table:table-cell>
          <table:table-cell office:value-type="float" office:value="0" calcext:value-type="float">
            <text:p>0</text:p>
          </table:table-cell>
          <table:table-cell office:value-type="float" office:value="0.17931757200233" calcext:value-type="float">
            <text:p>0.17931757200233</text:p>
          </table:table-cell>
          <table:table-cell office:value-type="float" office:value="-0.0012689751155571" calcext:value-type="float">
            <text:p>-0.001268975115557</text:p>
          </table:table-cell>
          <table:table-cell office:value-type="float" office:value="0.0097797375093342" calcext:value-type="float">
            <text:p>0.009779737509334</text:p>
          </table:table-cell>
          <table:table-cell/>
          <table:table-cell office:value-type="float" office:value="-0.00049255996259147" calcext:value-type="float">
            <text:p>-0.000492559962591</text:p>
          </table:table-cell>
          <table:table-cell office:value-type="float" office:value="0.0093261064340236" calcext:value-type="float">
            <text:p>0.009326106434024</text:p>
          </table:table-cell>
        </table:table-row>
        <table:table-row table:style-name="ro1">
          <table:table-cell office:value-type="float" office:value="12.08" calcext:value-type="float">
            <text:p>12.08</text:p>
          </table:table-cell>
          <table:table-cell office:value-type="float" office:value="0" calcext:value-type="float">
            <text:p>0</text:p>
          </table:table-cell>
          <table:table-cell office:value-type="float" office:value="0.1800526799638" calcext:value-type="float">
            <text:p>0.1800526799638</text:p>
          </table:table-cell>
          <table:table-cell office:value-type="float" office:value="-0.0012272039959498" calcext:value-type="float">
            <text:p>-0.00122720399595</text:p>
          </table:table-cell>
          <table:table-cell office:value-type="float" office:value="0.009826487665573" calcext:value-type="float">
            <text:p>0.009826487665573</text:p>
          </table:table-cell>
          <table:table-cell/>
          <table:table-cell office:value-type="float" office:value="-0.00046549660468119" calcext:value-type="float">
            <text:p>-0.000465496604681</text:p>
          </table:table-cell>
          <table:table-cell office:value-type="float" office:value="0.0093550547335888" calcext:value-type="float">
            <text:p>0.009355054733589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float" office:value="0" calcext:value-type="float">
            <text:p>0</text:p>
          </table:table-cell>
          <table:table-cell office:value-type="float" office:value="0.18082096901602" calcext:value-type="float">
            <text:p>0.18082096901602</text:p>
          </table:table-cell>
          <table:table-cell office:value-type="float" office:value="-0.0011854756177046" calcext:value-type="float">
            <text:p>-0.001185475617705</text:p>
          </table:table-cell>
          <table:table-cell office:value-type="float" office:value="0.0098730219364757" calcext:value-type="float">
            <text:p>0.009873021936476</text:p>
          </table:table-cell>
          <table:table-cell/>
          <table:table-cell office:value-type="float" office:value="-0.00043841220375673" calcext:value-type="float">
            <text:p>-0.000438412203757</text:p>
          </table:table-cell>
          <table:table-cell office:value-type="float" office:value="0.0093838699238984" calcext:value-type="float">
            <text:p>0.009383869923898</text:p>
          </table:table-cell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float" office:value="0" calcext:value-type="float">
            <text:p>0</text:p>
          </table:table-cell>
          <table:table-cell office:value-type="float" office:value="0.18162974165685" calcext:value-type="float">
            <text:p>0.18162974165685</text:p>
          </table:table-cell>
          <table:table-cell office:value-type="float" office:value="-0.0011437200785489" calcext:value-type="float">
            <text:p>-0.001143720078549</text:p>
          </table:table-cell>
          <table:table-cell office:value-type="float" office:value="0.0099194425321246" calcext:value-type="float">
            <text:p>0.009919442532125</text:p>
          </table:table-cell>
          <table:table-cell/>
          <table:table-cell office:value-type="float" office:value="-0.00041130385825676" calcext:value-type="float">
            <text:p>-0.000411303858257</text:p>
          </table:table-cell>
          <table:table-cell office:value-type="float" office:value="0.0094125447225402" calcext:value-type="float">
            <text:p>0.00941254472254</text:p>
          </table:table-cell>
        </table:table-row>
        <table:table-row table:style-name="ro1">
          <table:table-cell office:value-type="float" office:value="12.14" calcext:value-type="float">
            <text:p>12.14</text:p>
          </table:table-cell>
          <table:table-cell office:value-type="float" office:value="0" calcext:value-type="float">
            <text:p>0</text:p>
          </table:table-cell>
          <table:table-cell office:value-type="float" office:value="0.18248858588402" calcext:value-type="float">
            <text:p>0.18248858588402</text:p>
          </table:table-cell>
          <table:table-cell office:value-type="float" office:value="-0.001101981859843" calcext:value-type="float">
            <text:p>-0.001101981859843</text:p>
          </table:table-cell>
          <table:table-cell office:value-type="float" office:value="0.0099657343365115" calcext:value-type="float">
            <text:p>0.009965734336512</text:p>
          </table:table-cell>
          <table:table-cell/>
          <table:table-cell office:value-type="float" office:value="-0.00038318297254485" calcext:value-type="float">
            <text:p>-0.000383182972545</text:p>
          </table:table-cell>
          <table:table-cell office:value-type="float" office:value="0.0094377442912544" calcext:value-type="float">
            <text:p>0.009437744291254</text:p>
          </table:table-cell>
        </table:table-row>
        <table:table-row table:style-name="ro1">
          <table:table-cell office:value-type="float" office:value="12.16" calcext:value-type="float">
            <text:p>12.16</text:p>
          </table:table-cell>
          <table:table-cell office:value-type="float" office:value="0" calcext:value-type="float">
            <text:p>0</text:p>
          </table:table-cell>
          <table:table-cell office:value-type="float" office:value="0.18341136870989" calcext:value-type="float">
            <text:p>0.18341136870989</text:p>
          </table:table-cell>
          <table:table-cell office:value-type="float" office:value="-0.0010602327162017" calcext:value-type="float">
            <text:p>-0.001060232716202</text:p>
          </table:table-cell>
          <table:table-cell office:value-type="float" office:value="0.010011916109873" calcext:value-type="float">
            <text:p>0.010011916109873</text:p>
          </table:table-cell>
          <table:table-cell/>
          <table:table-cell office:value-type="float" office:value="-0.00035505662218178" calcext:value-type="float">
            <text:p>-0.000355056622182</text:p>
          </table:table-cell>
          <table:table-cell office:value-type="float" office:value="0.0094628677749836" calcext:value-type="float">
            <text:p>0.009462867774984</text:p>
          </table:table-cell>
        </table:table-row>
        <table:table-row table:style-name="ro1">
          <table:table-cell office:value-type="float" office:value="12.18" calcext:value-type="float">
            <text:p>12.18</text:p>
          </table:table-cell>
          <table:table-cell office:value-type="float" office:value="0" calcext:value-type="float">
            <text:p>0</text:p>
          </table:table-cell>
          <table:table-cell office:value-type="float" office:value="0.18441122039163" calcext:value-type="float">
            <text:p>0.18441122039163</text:p>
          </table:table-cell>
          <table:table-cell office:value-type="float" office:value="-0.0010184597238804" calcext:value-type="float">
            <text:p>-0.00101845972388</text:p>
          </table:table-cell>
          <table:table-cell office:value-type="float" office:value="0.010057998887557" calcext:value-type="float">
            <text:p>0.010057998887557</text:p>
          </table:table-cell>
          <table:table-cell/>
          <table:table-cell office:value-type="float" office:value="-0.00032692513399033" calcext:value-type="float">
            <text:p>-0.00032692513399</text:p>
          </table:table-cell>
          <table:table-cell office:value-type="float" office:value="0.0094879182470254" calcext:value-type="float">
            <text:p>0.009487918247025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0" calcext:value-type="float">
            <text:p>0</text:p>
          </table:table-cell>
          <table:table-cell office:value-type="float" office:value="0.18546894644359" calcext:value-type="float">
            <text:p>0.18546894644359</text:p>
          </table:table-cell>
          <table:table-cell office:value-type="float" office:value="-0.00097628560089101" calcext:value-type="float">
            <text:p>-0.000976285600891</text:p>
          </table:table-cell>
          <table:table-cell office:value-type="float" office:value="0.010102135591009" calcext:value-type="float">
            <text:p>0.010102135591009</text:p>
          </table:table-cell>
          <table:table-cell/>
          <table:table-cell office:value-type="float" office:value="-0.0002983549318668" calcext:value-type="float">
            <text:p>-0.000298354931867</text:p>
          </table:table-cell>
          <table:table-cell office:value-type="float" office:value="0.0095114819263443" calcext:value-type="float">
            <text:p>0.009511481926344</text:p>
          </table:table-cell>
        </table:table-row>
        <table:table-row table:style-name="ro1">
          <table:table-cell office:value-type="float" office:value="12.22" calcext:value-type="float">
            <text:p>12.22</text:p>
          </table:table-cell>
          <table:table-cell office:value-type="float" office:value="0" calcext:value-type="float">
            <text:p>0</text:p>
          </table:table-cell>
          <table:table-cell office:value-type="float" office:value="0.18652732543447" calcext:value-type="float">
            <text:p>0.18652732543447</text:p>
          </table:table-cell>
          <table:table-cell office:value-type="float" office:value="-0.00093405946292081" calcext:value-type="float">
            <text:p>-0.000934059462921</text:p>
          </table:table-cell>
          <table:table-cell office:value-type="float" office:value="0.010144613156119" calcext:value-type="float">
            <text:p>0.010144613156119</text:p>
          </table:table-cell>
          <table:table-cell/>
          <table:table-cell office:value-type="float" office:value="-0.00026883512006272" calcext:value-type="float">
            <text:p>-0.000268835120063</text:p>
          </table:table-cell>
          <table:table-cell office:value-type="float" office:value="0.009531888163772" calcext:value-type="float">
            <text:p>0.009531888163772</text:p>
          </table:table-cell>
        </table:table-row>
        <table:table-row table:style-name="ro1">
          <table:table-cell office:value-type="float" office:value="12.24" calcext:value-type="float">
            <text:p>12.24</text:p>
          </table:table-cell>
          <table:table-cell office:value-type="float" office:value="0" calcext:value-type="float">
            <text:p>0</text:p>
          </table:table-cell>
          <table:table-cell office:value-type="float" office:value="0.18751200219781" calcext:value-type="float">
            <text:p>0.18751200219781</text:p>
          </table:table-cell>
          <table:table-cell office:value-type="float" office:value="-0.00089108558103781" calcext:value-type="float">
            <text:p>-0.000891085581038</text:p>
          </table:table-cell>
          <table:table-cell office:value-type="float" office:value="0.01018466257676" calcext:value-type="float">
            <text:p>0.01018466257676</text:p>
          </table:table-cell>
          <table:table-cell/>
          <table:table-cell office:value-type="float" office:value="-0.00023931417453307" calcext:value-type="float">
            <text:p>-0.000239314174533</text:p>
          </table:table-cell>
          <table:table-cell office:value-type="float" office:value="0.0095522317281351" calcext:value-type="float">
            <text:p>0.009552231728135</text:p>
          </table:table-cell>
        </table:table-row>
        <table:table-row table:style-name="ro1">
          <table:table-cell office:value-type="float" office:value="12.26" calcext:value-type="float">
            <text:p>12.26</text:p>
          </table:table-cell>
          <table:table-cell office:value-type="float" office:value="0" calcext:value-type="float">
            <text:p>0</text:p>
          </table:table-cell>
          <table:table-cell office:value-type="float" office:value="0.18849620121059" calcext:value-type="float">
            <text:p>0.18849620121059</text:p>
          </table:table-cell>
          <table:table-cell office:value-type="float" office:value="-0.00084728656307808" calcext:value-type="float">
            <text:p>-0.000847286563078</text:p>
          </table:table-cell>
          <table:table-cell office:value-type="float" office:value="0.010221765343809" calcext:value-type="float">
            <text:p>0.010221765343809</text:p>
          </table:table-cell>
          <table:table-cell/>
          <table:table-cell office:value-type="float" office:value="-0.00020979238389087" calcext:value-type="float">
            <text:p>-0.000209792383891</text:p>
          </table:table-cell>
          <table:table-cell office:value-type="float" office:value="0.0095725153469901" calcext:value-type="float">
            <text:p>0.00957251534699</text:p>
          </table:table-cell>
        </table:table-row>
        <table:table-row table:style-name="ro1">
          <table:table-cell office:value-type="float" office:value="12.28" calcext:value-type="float">
            <text:p>12.28</text:p>
          </table:table-cell>
          <table:table-cell office:value-type="float" office:value="0" calcext:value-type="float">
            <text:p>0</text:p>
          </table:table-cell>
          <table:table-cell office:value-type="float" office:value="0.18950264054723" calcext:value-type="float">
            <text:p>0.18950264054723</text:p>
          </table:table-cell>
          <table:table-cell office:value-type="float" office:value="-0.00080344560641896" calcext:value-type="float">
            <text:p>-0.000803445606419</text:p>
          </table:table-cell>
          <table:table-cell office:value-type="float" office:value="0.010258724940957" calcext:value-type="float">
            <text:p>0.010258724940957</text:p>
          </table:table-cell>
          <table:table-cell/>
          <table:table-cell office:value-type="float" office:value="-0.00018027002070632" calcext:value-type="float">
            <text:p>-0.000180270020706</text:p>
          </table:table-cell>
          <table:table-cell office:value-type="float" office:value="0.0095927416184674" calcext:value-type="float">
            <text:p>0.009592741618467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0" calcext:value-type="float">
            <text:p>0</text:p>
          </table:table-cell>
          <table:table-cell office:value-type="float" office:value="0.19052030164246" calcext:value-type="float">
            <text:p>0.19052030164246</text:p>
          </table:table-cell>
          <table:table-cell office:value-type="float" office:value="-0.00075988767801343" calcext:value-type="float">
            <text:p>-0.000759887678013</text:p>
          </table:table-cell>
          <table:table-cell office:value-type="float" office:value="0.010294927199857" calcext:value-type="float">
            <text:p>0.010294927199857</text:p>
          </table:table-cell>
          <table:table-cell/>
          <table:table-cell office:value-type="float" office:value="-0.00015074734232411" calcext:value-type="float">
            <text:p>-0.000150747342324</text:p>
          </table:table-cell>
          <table:table-cell office:value-type="float" office:value="0.0096129130176427" calcext:value-type="float">
            <text:p>0.009612913017643</text:p>
          </table:table-cell>
        </table:table-row>
        <table:table-row table:style-name="ro1">
          <table:table-cell office:value-type="float" office:value="12.32" calcext:value-type="float">
            <text:p>12.32</text:p>
          </table:table-cell>
          <table:table-cell office:value-type="float" office:value="0" calcext:value-type="float">
            <text:p>0</text:p>
          </table:table-cell>
          <table:table-cell office:value-type="float" office:value="0.19154437121368" calcext:value-type="float">
            <text:p>0.19154437121368</text:p>
          </table:table-cell>
          <table:table-cell office:value-type="float" office:value="-0.000716649868444" calcext:value-type="float">
            <text:p>-0.000716649868444</text:p>
          </table:table-cell>
          <table:table-cell office:value-type="float" office:value="0.010330321584285" calcext:value-type="float">
            <text:p>0.010330321584285</text:p>
          </table:table-cell>
          <table:table-cell/>
          <table:table-cell office:value-type="float" office:value="-0.00012122459163518" calcext:value-type="float">
            <text:p>-0.000121224591635</text:p>
          </table:table-cell>
          <table:table-cell office:value-type="float" office:value="0.0096330319031811" calcext:value-type="float">
            <text:p>0.009633031903181</text:p>
          </table:table-cell>
        </table:table-row>
        <table:table-row table:style-name="ro1">
          <table:table-cell office:value-type="float" office:value="12.34" calcext:value-type="float">
            <text:p>12.34</text:p>
          </table:table-cell>
          <table:table-cell office:value-type="float" office:value="0" calcext:value-type="float">
            <text:p>0</text:p>
          </table:table-cell>
          <table:table-cell office:value-type="float" office:value="0.19256020618148" calcext:value-type="float">
            <text:p>0.19256020618148</text:p>
          </table:table-cell>
          <table:table-cell office:value-type="float" office:value="-0.00067283841802265" calcext:value-type="float">
            <text:p>-0.000672838418023</text:p>
          </table:table-cell>
          <table:table-cell office:value-type="float" office:value="0.010363939219979" calcext:value-type="float">
            <text:p>0.010363939219979</text:p>
          </table:table-cell>
          <table:table-cell/>
          <table:table-cell office:value-type="float" office:value="-0.000091701997806262" calcext:value-type="float">
            <text:p>-9.1701997806262E-05</text:p>
          </table:table-cell>
          <table:table-cell office:value-type="float" office:value="0.0096531005230898" calcext:value-type="float">
            <text:p>0.00965310052309</text:p>
          </table:table-cell>
        </table:table-row>
        <table:table-row table:style-name="ro1">
          <table:table-cell office:value-type="float" office:value="12.36" calcext:value-type="float">
            <text:p>12.36</text:p>
          </table:table-cell>
          <table:table-cell office:value-type="float" office:value="0" calcext:value-type="float">
            <text:p>0</text:p>
          </table:table-cell>
          <table:table-cell office:value-type="float" office:value="0.19358369076348" calcext:value-type="float">
            <text:p>0.19358369076348</text:p>
          </table:table-cell>
          <table:table-cell office:value-type="float" office:value="-0.00062899120784077" calcext:value-type="float">
            <text:p>-0.000628991207841</text:p>
          </table:table-cell>
          <table:table-cell office:value-type="float" office:value="0.010397433276119" calcext:value-type="float">
            <text:p>0.010397433276119</text:p>
          </table:table-cell>
          <table:table-cell/>
          <table:table-cell office:value-type="float" office:value="-0.000062179776971247" calcext:value-type="float">
            <text:p>-6.2179776971247E-05</text:p>
          </table:table-cell>
          <table:table-cell office:value-type="float" office:value="0.0096731210205224" calcext:value-type="float">
            <text:p>0.009673121020522</text:p>
          </table:table-cell>
        </table:table-row>
        <table:table-row table:style-name="ro1">
          <table:table-cell office:value-type="float" office:value="12.38" calcext:value-type="float">
            <text:p>12.38</text:p>
          </table:table-cell>
          <table:table-cell office:value-type="float" office:value="0" calcext:value-type="float">
            <text:p>0</text:p>
          </table:table-cell>
          <table:table-cell office:value-type="float" office:value="0.19461350959161" calcext:value-type="float">
            <text:p>0.19461350959161</text:p>
          </table:table-cell>
          <table:table-cell office:value-type="float" office:value="-0.00058510915717913" calcext:value-type="float">
            <text:p>-0.000585109157179</text:p>
          </table:table-cell>
          <table:table-cell office:value-type="float" office:value="0.010430807328394" calcext:value-type="float">
            <text:p>0.010430807328394</text:p>
          </table:table-cell>
          <table:table-cell/>
          <table:table-cell office:value-type="float" office:value="-0.000032658132885421" calcext:value-type="float">
            <text:p>-3.2658132885421E-05</text:p>
          </table:table-cell>
          <table:table-cell office:value-type="float" office:value="0.0096930954390064" calcext:value-type="float">
            <text:p>0.009693095439006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0" calcext:value-type="float">
            <text:p>0</text:p>
          </table:table-cell>
          <table:table-cell office:value-type="float" office:value="0.19564867889619" calcext:value-type="float">
            <text:p>0.19564867889619</text:p>
          </table:table-cell>
          <table:table-cell office:value-type="float" office:value="-0.00054119314571053" calcext:value-type="float">
            <text:p>-0.000541193145711</text:p>
          </table:table-cell>
          <table:table-cell office:value-type="float" office:value="0.010464064799908" calcext:value-type="float">
            <text:p>0.010464064799908</text:p>
          </table:table-cell>
          <table:table-cell/>
          <table:table-cell office:value-type="float" office:value="-0.0000031372575443195" calcext:value-type="float">
            <text:p>-3.1372575443195E-06</text:p>
          </table:table-cell>
          <table:table-cell office:value-type="float" office:value="0.00971302572776" calcext:value-type="float">
            <text:p>0.00971302572776</text:p>
          </table:table-cell>
        </table:table-row>
        <table:table-row table:style-name="ro1">
          <table:table-cell office:value-type="float" office:value="12.42" calcext:value-type="float">
            <text:p>12.42</text:p>
          </table:table-cell>
          <table:table-cell office:value-type="float" office:value="0" calcext:value-type="float">
            <text:p>0</text:p>
          </table:table-cell>
          <table:table-cell office:value-type="float" office:value="0.19668146996607" calcext:value-type="float">
            <text:p>0.19668146996607</text:p>
          </table:table-cell>
          <table:table-cell office:value-type="float" office:value="-0.00049702303994117" calcext:value-type="float">
            <text:p>-0.000497023039941</text:p>
          </table:table-cell>
          <table:table-cell office:value-type="float" office:value="0.01049635725518" calcext:value-type="float">
            <text:p>0.01049635725518</text:p>
          </table:table-cell>
          <table:table-cell/>
          <table:table-cell office:value-type="float" office:value="0.000026382668227933" calcext:value-type="float">
            <text:p>2.6382668227933E-05</text:p>
          </table:table-cell>
          <table:table-cell office:value-type="float" office:value="0.009732913746034" calcext:value-type="float">
            <text:p>0.009732913746034</text:p>
          </table:table-cell>
        </table:table-row>
        <table:table-row table:style-name="ro1">
          <table:table-cell office:value-type="float" office:value="12.44" calcext:value-type="float">
            <text:p>12.44</text:p>
          </table:table-cell>
          <table:table-cell office:value-type="float" office:value="0" calcext:value-type="float">
            <text:p>0</text:p>
          </table:table-cell>
          <table:table-cell office:value-type="float" office:value="0.19771221549343" calcext:value-type="float">
            <text:p>0.19771221549343</text:p>
          </table:table-cell>
          <table:table-cell office:value-type="float" office:value="-0.00045287687526102" calcext:value-type="float">
            <text:p>-0.000452876875261</text:p>
          </table:table-cell>
          <table:table-cell office:value-type="float" office:value="0.010528365859124" calcext:value-type="float">
            <text:p>0.010528365859124</text:p>
          </table:table-cell>
          <table:table-cell/>
          <table:table-cell office:value-type="float" office:value="0.000055901474224004" calcext:value-type="float">
            <text:p>5.5901474224004E-05</text:p>
          </table:table-cell>
          <table:table-cell office:value-type="float" office:value="0.009752761268085" calcext:value-type="float">
            <text:p>0.009752761268085</text:p>
          </table:table-cell>
        </table:table-row>
        <table:table-row table:style-name="ro1">
          <table:table-cell office:value-type="float" office:value="12.46" calcext:value-type="float">
            <text:p>12.46</text:p>
          </table:table-cell>
          <table:table-cell office:value-type="float" office:value="0" calcext:value-type="float">
            <text:p>0</text:p>
          </table:table-cell>
          <table:table-cell office:value-type="float" office:value="0.19866126261784" calcext:value-type="float">
            <text:p>0.19866126261784</text:p>
          </table:table-cell>
          <table:table-cell office:value-type="float" office:value="-0.00040937746173735" calcext:value-type="float">
            <text:p>-0.000409377461737</text:p>
          </table:table-cell>
          <table:table-cell office:value-type="float" office:value="0.010556834935917" calcext:value-type="float">
            <text:p>0.010556834935917</text:p>
          </table:table-cell>
          <table:table-cell/>
          <table:table-cell office:value-type="float" office:value="0.000085419000325572" calcext:value-type="float">
            <text:p>8.5419000325572E-05</text:p>
          </table:table-cell>
          <table:table-cell office:value-type="float" office:value="0.0097725699871391" calcext:value-type="float">
            <text:p>0.009772569987139</text:p>
          </table:table-cell>
        </table:table-row>
        <table:table-row table:style-name="ro1">
          <table:table-cell office:value-type="float" office:value="12.48" calcext:value-type="float">
            <text:p>12.48</text:p>
          </table:table-cell>
          <table:table-cell office:value-type="float" office:value="0" calcext:value-type="float">
            <text:p>0</text:p>
          </table:table-cell>
          <table:table-cell office:value-type="float" office:value="0.19959598533653" calcext:value-type="float">
            <text:p>0.19959598533653</text:p>
          </table:table-cell>
          <table:table-cell office:value-type="float" office:value="-0.00036584302157705" calcext:value-type="float">
            <text:p>-0.000365843021577</text:p>
          </table:table-cell>
          <table:table-cell office:value-type="float" office:value="0.010584093013577" calcext:value-type="float">
            <text:p>0.010584093013577</text:p>
          </table:table-cell>
          <table:table-cell/>
          <table:table-cell office:value-type="float" office:value="0.0001149350960033" calcext:value-type="float">
            <text:p>0.000114935096003</text:p>
          </table:table-cell>
          <table:table-cell office:value-type="float" office:value="0.009792341519521" calcext:value-type="float">
            <text:p>0.009792341519521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0.20053336660703" calcext:value-type="float">
            <text:p>0.20053336660703</text:p>
          </table:table-cell>
          <table:table-cell office:value-type="float" office:value="-0.00032228544300039" calcext:value-type="float">
            <text:p>-0.000322285443</text:p>
          </table:table-cell>
          <table:table-cell office:value-type="float" office:value="0.010611259304623" calcext:value-type="float">
            <text:p>0.010611259304623</text:p>
          </table:table-cell>
          <table:table-cell/>
          <table:table-cell office:value-type="float" office:value="0.00014444961984299" calcext:value-type="float">
            <text:p>0.000144449619843</text:p>
          </table:table-cell>
          <table:table-cell office:value-type="float" office:value="0.0098120774084737" calcext:value-type="float">
            <text:p>0.009812077408474</text:p>
          </table:table-cell>
        </table:table-row>
        <table:table-row table:style-name="ro1">
          <table:table-cell office:value-type="float" office:value="12.52" calcext:value-type="float">
            <text:p>12.52</text:p>
          </table:table-cell>
          <table:table-cell office:value-type="float" office:value="0" calcext:value-type="float">
            <text:p>0</text:p>
          </table:table-cell>
          <table:table-cell office:value-type="float" office:value="0.20147315945228" calcext:value-type="float">
            <text:p>0.20147315945228</text:p>
          </table:table-cell>
          <table:table-cell office:value-type="float" office:value="-0.00027870536634163" calcext:value-type="float">
            <text:p>-0.000278705366342</text:p>
          </table:table-cell>
          <table:table-cell office:value-type="float" office:value="0.010638336560473" calcext:value-type="float">
            <text:p>0.010638336560473</text:p>
          </table:table-cell>
          <table:table-cell/>
          <table:table-cell office:value-type="float" office:value="0.0001739624390957" calcext:value-type="float">
            <text:p>0.000173962439096</text:p>
          </table:table-cell>
          <table:table-cell office:value-type="float" office:value="0.0098317791278744" calcext:value-type="float">
            <text:p>0.009831779127874</text:p>
          </table:table-cell>
        </table:table-row>
        <table:table-row table:style-name="ro1">
          <table:table-cell office:value-type="float" office:value="12.54" calcext:value-type="float">
            <text:p>12.54</text:p>
          </table:table-cell>
          <table:table-cell office:value-type="float" office:value="0" calcext:value-type="float">
            <text:p>0</text:p>
          </table:table-cell>
          <table:table-cell office:value-type="float" office:value="0.20241515096535" calcext:value-type="float">
            <text:p>0.20241515096535</text:p>
          </table:table-cell>
          <table:table-cell office:value-type="float" office:value="-0.00023510340324321" calcext:value-type="float">
            <text:p>-0.000235103403243</text:p>
          </table:table-cell>
          <table:table-cell office:value-type="float" office:value="0.010665327413166" calcext:value-type="float">
            <text:p>0.010665327413166</text:p>
          </table:table-cell>
          <table:table-cell/>
          <table:table-cell office:value-type="float" office:value="0.00020347342925105" calcext:value-type="float">
            <text:p>0.000203473429251</text:p>
          </table:table-cell>
          <table:table-cell office:value-type="float" office:value="0.0098514480852533" calcext:value-type="float">
            <text:p>0.009851448085253</text:p>
          </table:table-cell>
        </table:table-row>
        <table:table-row table:style-name="ro1">
          <table:table-cell office:value-type="float" office:value="12.56" calcext:value-type="float">
            <text:p>12.56</text:p>
          </table:table-cell>
          <table:table-cell office:value-type="float" office:value="0" calcext:value-type="float">
            <text:p>0</text:p>
          </table:table-cell>
          <table:table-cell office:value-type="float" office:value="0.20335915547894" calcext:value-type="float">
            <text:p>0.20335915547894</text:p>
          </table:table-cell>
          <table:table-cell office:value-type="float" office:value="-0.00019148013937652" calcext:value-type="float">
            <text:p>-0.000191480139377</text:p>
          </table:table-cell>
          <table:table-cell office:value-type="float" office:value="0.010692234384975" calcext:value-type="float">
            <text:p>0.010692234384975</text:p>
          </table:table-cell>
          <table:table-cell/>
          <table:table-cell office:value-type="float" office:value="0.00023298247363185" calcext:value-type="float">
            <text:p>0.000232982473632</text:p>
          </table:table-cell>
          <table:table-cell office:value-type="float" office:value="0.009871085625646" calcext:value-type="float">
            <text:p>0.009871085625646</text:p>
          </table:table-cell>
        </table:table-row>
        <table:table-row table:style-name="ro1">
          <table:table-cell office:value-type="float" office:value="12.58" calcext:value-type="float">
            <text:p>12.58</text:p>
          </table:table-cell>
          <table:table-cell office:value-type="float" office:value="0" calcext:value-type="float">
            <text:p>0</text:p>
          </table:table-cell>
          <table:table-cell office:value-type="float" office:value="0.20430500949307" calcext:value-type="float">
            <text:p>0.20430500949307</text:p>
          </table:table-cell>
          <table:table-cell office:value-type="float" office:value="-0.00014783613585078" calcext:value-type="float">
            <text:p>-0.000147836135851</text:p>
          </table:table-cell>
          <table:table-cell office:value-type="float" office:value="0.010719059894363" calcext:value-type="float">
            <text:p>0.010719059894363</text:p>
          </table:table-cell>
          <table:table-cell/>
          <table:table-cell office:value-type="float" office:value="0.00026248946300947" calcext:value-type="float">
            <text:p>0.000262489463009</text:p>
          </table:table-cell>
          <table:table-cell office:value-type="float" office:value="0.0098906930340646" calcext:value-type="float">
            <text:p>0.009890693034065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0" calcext:value-type="float">
            <text:p>0</text:p>
          </table:table-cell>
          <table:table-cell office:value-type="float" office:value="0.20522897163391" calcext:value-type="float">
            <text:p>0.20522897163391</text:p>
          </table:table-cell>
          <table:table-cell office:value-type="float" office:value="-0.00010392775924108" calcext:value-type="float">
            <text:p>-0.000103927759241</text:p>
          </table:table-cell>
          <table:table-cell office:value-type="float" office:value="0.01074515279273" calcext:value-type="float">
            <text:p>0.01074515279273</text:p>
          </table:table-cell>
          <table:table-cell/>
          <table:table-cell office:value-type="float" office:value="0.00029199429523822" calcext:value-type="float">
            <text:p>0.000291994295238</text:p>
          </table:table-cell>
          <table:table-cell office:value-type="float" office:value="0.0099102715388241" calcext:value-type="float">
            <text:p>0.009910271538824</text:p>
          </table:table-cell>
        </table:table-row>
        <table:table-row table:style-name="ro1">
          <table:table-cell office:value-type="float" office:value="12.62" calcext:value-type="float">
            <text:p>12.62</text:p>
          </table:table-cell>
          <table:table-cell office:value-type="float" office:value="0" calcext:value-type="float">
            <text:p>0</text:p>
          </table:table-cell>
          <table:table-cell office:value-type="float" office:value="0.206114906595" calcext:value-type="float">
            <text:p>0.206114906595</text:p>
          </table:table-cell>
          <table:table-cell office:value-type="float" office:value="-0.000059590141714331" calcext:value-type="float">
            <text:p>-5.9590141714331E-05</text:p>
          </table:table-cell>
          <table:table-cell office:value-type="float" office:value="0.010770075483112" calcext:value-type="float">
            <text:p>0.010770075483112</text:p>
          </table:table-cell>
          <table:table-cell/>
          <table:table-cell office:value-type="float" office:value="0.00032149687490818" calcext:value-type="float">
            <text:p>0.000321496874908</text:p>
          </table:table-cell>
          <table:table-cell office:value-type="float" office:value="0.0099298223139876" calcext:value-type="float">
            <text:p>0.009929822313988</text:p>
          </table:table-cell>
        </table:table-row>
        <table:table-row table:style-name="ro1">
          <table:table-cell office:value-type="float" office:value="12.64" calcext:value-type="float">
            <text:p>12.64</text:p>
          </table:table-cell>
          <table:table-cell office:value-type="float" office:value="0" calcext:value-type="float">
            <text:p>0</text:p>
          </table:table-cell>
          <table:table-cell office:value-type="float" office:value="0.20700257094315" calcext:value-type="float">
            <text:p>0.20700257094315</text:p>
          </table:table-cell>
          <table:table-cell office:value-type="float" office:value="-0.000015235146649531" calcext:value-type="float">
            <text:p>-1.5235146649531E-05</text:p>
          </table:table-cell>
          <table:table-cell office:value-type="float" office:value="0.010794934089941" calcext:value-type="float">
            <text:p>0.010794934089941</text:p>
          </table:table-cell>
          <table:table-cell/>
          <table:table-cell office:value-type="float" office:value="0.0003509971130151" calcext:value-type="float">
            <text:p>0.000350997113015</text:p>
          </table:table-cell>
          <table:table-cell office:value-type="float" office:value="0.0099493464821309" calcext:value-type="float">
            <text:p>0.009949346482131</text:p>
          </table:table-cell>
        </table:table-row>
        <table:table-row table:style-name="ro1">
          <table:table-cell office:value-type="float" office:value="12.66" calcext:value-type="float">
            <text:p>12.66</text:p>
          </table:table-cell>
          <table:table-cell office:value-type="float" office:value="0" calcext:value-type="float">
            <text:p>0</text:p>
          </table:table-cell>
          <table:table-cell office:value-type="float" office:value="0.20789183011039" calcext:value-type="float">
            <text:p>0.20789183011039</text:p>
          </table:table-cell>
          <table:table-cell office:value-type="float" office:value="0.000029136795089972" calcext:value-type="float">
            <text:p>2.9136795089972E-05</text:p>
          </table:table-cell>
          <table:table-cell office:value-type="float" office:value="0.010819730330322" calcext:value-type="float">
            <text:p>0.010819730330322</text:p>
          </table:table-cell>
          <table:table-cell/>
          <table:table-cell office:value-type="float" office:value="0.00038025973028888" calcext:value-type="float">
            <text:p>0.000380259730289</text:p>
          </table:table-cell>
          <table:table-cell office:value-type="float" office:value="0.0099653529511401" calcext:value-type="float">
            <text:p>0.00996535295114</text:p>
          </table:table-cell>
        </table:table-row>
        <table:table-row table:style-name="ro1">
          <table:table-cell office:value-type="float" office:value="12.68" calcext:value-type="float">
            <text:p>12.68</text:p>
          </table:table-cell>
          <table:table-cell office:value-type="float" office:value="0" calcext:value-type="float">
            <text:p>0</text:p>
          </table:table-cell>
          <table:table-cell office:value-type="float" office:value="0.20878256223005" calcext:value-type="float">
            <text:p>0.20878256223005</text:p>
          </table:table-cell>
          <table:table-cell office:value-type="float" office:value="0.000073525269155537" calcext:value-type="float">
            <text:p>7.3525269155537E-05</text:p>
          </table:table-cell>
          <table:table-cell office:value-type="float" office:value="0.010844465853099" calcext:value-type="float">
            <text:p>0.010844465853099</text:p>
          </table:table-cell>
          <table:table-cell/>
          <table:table-cell office:value-type="float" office:value="0.00040951644318662" calcext:value-type="float">
            <text:p>0.000409516443187</text:p>
          </table:table-cell>
          <table:table-cell office:value-type="float" office:value="0.0099813285268126" calcext:value-type="float">
            <text:p>0.009981328526813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float" office:value="0" calcext:value-type="float">
            <text:p>0</text:p>
          </table:table-cell>
          <table:table-cell office:value-type="float" office:value="0.20967465644335" calcext:value-type="float">
            <text:p>0.20967465644335</text:p>
          </table:table-cell>
          <table:table-cell office:value-type="float" office:value="0.00011792987683087" calcext:value-type="float">
            <text:p>0.000117929876831</text:p>
          </table:table-cell>
          <table:table-cell office:value-type="float" office:value="0.01086914224317" calcext:value-type="float">
            <text:p>0.01086914224317</text:p>
          </table:table-cell>
          <table:table-cell/>
          <table:table-cell office:value-type="float" office:value="0.0004397563219239" calcext:value-type="float">
            <text:p>0.000439756321924</text:p>
          </table:table-cell>
          <table:table-cell office:value-type="float" office:value="0.0099931800685802" calcext:value-type="float">
            <text:p>0.00999318006858</text:p>
          </table:table-cell>
        </table:table-row>
        <table:table-row table:style-name="ro1">
          <table:table-cell office:value-type="float" office:value="12.72" calcext:value-type="float">
            <text:p>12.72</text:p>
          </table:table-cell>
          <table:table-cell office:value-type="float" office:value="0" calcext:value-type="float">
            <text:p>0</text:p>
          </table:table-cell>
          <table:table-cell office:value-type="float" office:value="0.21056801150861" calcext:value-type="float">
            <text:p>0.21056801150861</text:p>
          </table:table-cell>
          <table:table-cell office:value-type="float" office:value="0.00016235023417548" calcext:value-type="float">
            <text:p>0.000162350234175</text:p>
          </table:table-cell>
          <table:table-cell office:value-type="float" office:value="0.010893761024655" calcext:value-type="float">
            <text:p>0.010893761024655</text:p>
          </table:table-cell>
          <table:table-cell/>
          <table:table-cell office:value-type="float" office:value="0.00046999327093725" calcext:value-type="float">
            <text:p>0.000469993270937</text:p>
          </table:table-cell>
          <table:table-cell office:value-type="float" office:value="0.010005003533031" calcext:value-type="float">
            <text:p>0.010005003533031</text:p>
          </table:table-cell>
        </table:table-row>
        <table:table-row table:style-name="ro1">
          <table:table-cell office:value-type="float" office:value="12.74" calcext:value-type="float">
            <text:p>12.74</text:p>
          </table:table-cell>
          <table:table-cell office:value-type="float" office:value="0" calcext:value-type="float">
            <text:p>0</text:p>
          </table:table-cell>
          <table:table-cell office:value-type="float" office:value="0.21146253464761" calcext:value-type="float">
            <text:p>0.21146253464761</text:p>
          </table:table-cell>
          <table:table-cell office:value-type="float" office:value="0.00020678597123399" calcext:value-type="float">
            <text:p>0.000206785971234</text:p>
          </table:table-cell>
          <table:table-cell office:value-type="float" office:value="0.010918323663838" calcext:value-type="float">
            <text:p>0.010918323663838</text:p>
          </table:table-cell>
          <table:table-cell/>
          <table:table-cell office:value-type="float" office:value="0.00050022720506215" calcext:value-type="float">
            <text:p>0.000500227205062</text:p>
          </table:table-cell>
          <table:table-cell office:value-type="float" office:value="0.010016800068627" calcext:value-type="float">
            <text:p>0.010016800068627</text:p>
          </table:table-cell>
        </table:table-row>
        <table:table-row table:style-name="ro1">
          <table:table-cell office:value-type="float" office:value="12.76" calcext:value-type="float">
            <text:p>12.76</text:p>
          </table:table-cell>
          <table:table-cell office:value-type="float" office:value="0" calcext:value-type="float">
            <text:p>0</text:p>
          </table:table-cell>
          <table:table-cell office:value-type="float" office:value="0.21235814057955" calcext:value-type="float">
            <text:p>0.21235814057955</text:p>
          </table:table-cell>
          <table:table-cell office:value-type="float" office:value="0.00025123673131367" calcext:value-type="float">
            <text:p>0.000251236731314</text:p>
          </table:table-cell>
          <table:table-cell office:value-type="float" office:value="0.010942831573357" calcext:value-type="float">
            <text:p>0.010942831573357</text:p>
          </table:table-cell>
          <table:table-cell/>
          <table:table-cell office:value-type="float" office:value="0.00053045804576198" calcext:value-type="float">
            <text:p>0.000530458045762</text:p>
          </table:table-cell>
          <table:table-cell office:value-type="float" office:value="0.01002857077044" calcext:value-type="float">
            <text:p>0.01002857077044</text:p>
          </table:table-cell>
        </table:table-row>
        <table:table-row table:style-name="ro1">
          <table:table-cell office:value-type="float" office:value="12.78" calcext:value-type="float">
            <text:p>12.78</text:p>
          </table:table-cell>
          <table:table-cell office:value-type="float" office:value="0" calcext:value-type="float">
            <text:p>0</text:p>
          </table:table-cell>
          <table:table-cell office:value-type="float" office:value="0.21325475070485" calcext:value-type="float">
            <text:p>0.21325475070485</text:p>
          </table:table-cell>
          <table:table-cell office:value-type="float" office:value="0.00029570217033276" calcext:value-type="float">
            <text:p>0.000295702170333</text:p>
          </table:table-cell>
          <table:table-cell office:value-type="float" office:value="0.010967286113435" calcext:value-type="float">
            <text:p>0.010967286113435</text:p>
          </table:table-cell>
          <table:table-cell/>
          <table:table-cell office:value-type="float" office:value="0.00056068572077664" calcext:value-type="float">
            <text:p>0.000560685720777</text:p>
          </table:table-cell>
          <table:table-cell office:value-type="float" office:value="0.010040316682888" calcext:value-type="float">
            <text:p>0.010040316682888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0" calcext:value-type="float">
            <text:p>0</text:p>
          </table:table-cell>
          <table:table-cell office:value-type="float" office:value="0.21415229240874" calcext:value-type="float">
            <text:p>0.21415229240874</text:p>
          </table:table-cell>
          <table:table-cell office:value-type="float" office:value="0.00034018195619463" calcext:value-type="float">
            <text:p>0.000340181956195</text:p>
          </table:table-cell>
          <table:table-cell office:value-type="float" office:value="0.010991688595453" calcext:value-type="float">
            <text:p>0.010991688595453</text:p>
          </table:table-cell>
          <table:table-cell/>
          <table:table-cell office:value-type="float" office:value="0.00059074198527804" calcext:value-type="float">
            <text:p>0.000590741985278</text:p>
          </table:table-cell>
          <table:table-cell office:value-type="float" office:value="0.010051774604933" calcext:value-type="float">
            <text:p>0.010051774604933</text:p>
          </table:table-cell>
        </table:table-row>
        <table:table-row table:style-name="ro1">
          <table:table-cell office:value-type="float" office:value="12.82" calcext:value-type="float">
            <text:p>12.82</text:p>
          </table:table-cell>
          <table:table-cell office:value-type="float" office:value="0" calcext:value-type="float">
            <text:p>0</text:p>
          </table:table-cell>
          <table:table-cell office:value-type="float" office:value="0.21505069846399" calcext:value-type="float">
            <text:p>0.21505069846399</text:p>
          </table:table-cell>
          <table:table-cell office:value-type="float" office:value="0.00038467576824454" calcext:value-type="float">
            <text:p>0.000384675768245</text:p>
          </table:table-cell>
          <table:table-cell office:value-type="float" office:value="0.0110160402846" calcext:value-type="float">
            <text:p>0.0110160402846</text:p>
          </table:table-cell>
          <table:table-cell/>
          <table:table-cell office:value-type="float" office:value="0.00062023387829942" calcext:value-type="float">
            <text:p>0.000620233878299</text:p>
          </table:table-cell>
          <table:table-cell office:value-type="float" office:value="0.010062325925638" calcext:value-type="float">
            <text:p>0.010062325925638</text:p>
          </table:table-cell>
        </table:table-row>
        <table:table-row table:style-name="ro1">
          <table:table-cell office:value-type="float" office:value="12.84" calcext:value-type="float">
            <text:p>12.84</text:p>
          </table:table-cell>
          <table:table-cell office:value-type="float" office:value="0" calcext:value-type="float">
            <text:p>0</text:p>
          </table:table-cell>
          <table:table-cell office:value-type="float" office:value="0.21594990651066" calcext:value-type="float">
            <text:p>0.21594990651066</text:p>
          </table:table-cell>
          <table:table-cell office:value-type="float" office:value="0.00042918329664957" calcext:value-type="float">
            <text:p>0.00042918329665</text:p>
          </table:table-cell>
          <table:table-cell office:value-type="float" office:value="0.011040342401503" calcext:value-type="float">
            <text:p>0.011040342401503</text:p>
          </table:table-cell>
          <table:table-cell/>
          <table:table-cell office:value-type="float" office:value="0.00064972599243206" calcext:value-type="float">
            <text:p>0.000649725992432</text:p>
          </table:table-cell>
          <table:table-cell office:value-type="float" office:value="0.010072856772409" calcext:value-type="float">
            <text:p>0.010072856772409</text:p>
          </table:table-cell>
        </table:table-row>
        <table:table-row table:style-name="ro1">
          <table:table-cell office:value-type="float" office:value="12.86" calcext:value-type="float">
            <text:p>12.86</text:p>
          </table:table-cell>
          <table:table-cell office:value-type="float" office:value="0" calcext:value-type="float">
            <text:p>0</text:p>
          </table:table-cell>
          <table:table-cell office:value-type="float" office:value="0.21683732588597" calcext:value-type="float">
            <text:p>0.21683732588597</text:p>
          </table:table-cell>
          <table:table-cell office:value-type="float" office:value="0.00047329344909838" calcext:value-type="float">
            <text:p>0.000473293449098</text:p>
          </table:table-cell>
          <table:table-cell office:value-type="float" office:value="0.01106399282796" calcext:value-type="float">
            <text:p>0.01106399282796</text:p>
          </table:table-cell>
          <table:table-cell/>
          <table:table-cell office:value-type="float" office:value="0.00067921823046697" calcext:value-type="float">
            <text:p>0.000679218230467</text:p>
          </table:table-cell>
          <table:table-cell office:value-type="float" office:value="0.010083367895016" calcext:value-type="float">
            <text:p>0.010083367895016</text:p>
          </table:table-cell>
        </table:table-row>
        <table:table-row table:style-name="ro1">
          <table:table-cell office:value-type="float" office:value="12.88" calcext:value-type="float">
            <text:p>12.88</text:p>
          </table:table-cell>
          <table:table-cell office:value-type="float" office:value="0" calcext:value-type="float">
            <text:p>0</text:p>
          </table:table-cell>
          <table:table-cell office:value-type="float" office:value="0.21771557346" calcext:value-type="float">
            <text:p>0.21771557346</text:p>
          </table:table-cell>
          <table:table-cell office:value-type="float" office:value="0.00051709461206271" calcext:value-type="float">
            <text:p>0.000517094612063</text:p>
          </table:table-cell>
          <table:table-cell office:value-type="float" office:value="0.011087127616294" calcext:value-type="float">
            <text:p>0.011087127616294</text:p>
          </table:table-cell>
          <table:table-cell/>
          <table:table-cell office:value-type="float" office:value="0.00070871050059852" calcext:value-type="float">
            <text:p>0.000708710500599</text:p>
          </table:table-cell>
          <table:table-cell office:value-type="float" office:value="0.010093860009332" calcext:value-type="float">
            <text:p>0.010093860009332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float" office:value="0" calcext:value-type="float">
            <text:p>0</text:p>
          </table:table-cell>
          <table:table-cell office:value-type="float" office:value="0.21859375394998" calcext:value-type="float">
            <text:p>0.21859375394998</text:p>
          </table:table-cell>
          <table:table-cell office:value-type="float" office:value="0.00056091017816062" calcext:value-type="float">
            <text:p>0.000560910178161</text:p>
          </table:table-cell>
          <table:table-cell office:value-type="float" office:value="0.011110205104757" calcext:value-type="float">
            <text:p>0.011110205104757</text:p>
          </table:table-cell>
          <table:table-cell/>
          <table:table-cell office:value-type="float" office:value="0.00073820271615022" calcext:value-type="float">
            <text:p>0.00073820271615</text:p>
          </table:table-cell>
          <table:table-cell office:value-type="float" office:value="0.010104333798701" calcext:value-type="float">
            <text:p>0.010104333798701</text:p>
          </table:table-cell>
        </table:table-row>
        <table:table-row table:style-name="ro1">
          <table:table-cell office:value-type="float" office:value="12.92" calcext:value-type="float">
            <text:p>12.92</text:p>
          </table:table-cell>
          <table:table-cell office:value-type="float" office:value="0" calcext:value-type="float">
            <text:p>0</text:p>
          </table:table-cell>
          <table:table-cell office:value-type="float" office:value="0.21934363984465" calcext:value-type="float">
            <text:p>0.21934363984465</text:p>
          </table:table-cell>
          <table:table-cell office:value-type="float" office:value="0.00060602968983005" calcext:value-type="float">
            <text:p>0.00060602968983</text:p>
          </table:table-cell>
          <table:table-cell office:value-type="float" office:value="0.011130204755022" calcext:value-type="float">
            <text:p>0.011130204755022</text:p>
          </table:table-cell>
          <table:table-cell/>
          <table:table-cell office:value-type="float" office:value="0.00076769479531569" calcext:value-type="float">
            <text:p>0.000767694795316</text:p>
          </table:table-cell>
          <table:table-cell office:value-type="float" office:value="0.010114789916044" calcext:value-type="float">
            <text:p>0.010114789916044</text:p>
          </table:table-cell>
        </table:table-row>
        <table:table-row table:style-name="ro1">
          <table:table-cell office:value-type="float" office:value="12.94" calcext:value-type="float">
            <text:p>12.94</text:p>
          </table:table-cell>
          <table:table-cell office:value-type="float" office:value="0" calcext:value-type="float">
            <text:p>0</text:p>
          </table:table-cell>
          <table:table-cell office:value-type="float" office:value="0.22009423817115" calcext:value-type="float">
            <text:p>0.22009423817115</text:p>
          </table:table-cell>
          <table:table-cell office:value-type="float" office:value="0.00065115934916419" calcext:value-type="float">
            <text:p>0.000651159349164</text:p>
          </table:table-cell>
          <table:table-cell office:value-type="float" office:value="0.011150169424792" calcext:value-type="float">
            <text:p>0.011150169424792</text:p>
          </table:table-cell>
          <table:table-cell/>
          <table:table-cell office:value-type="float" office:value="0.00079718666091215" calcext:value-type="float">
            <text:p>0.000797186660912</text:p>
          </table:table-cell>
          <table:table-cell office:value-type="float" office:value="0.010125228985116" calcext:value-type="float">
            <text:p>0.010125228985116</text:p>
          </table:table-cell>
        </table:table-row>
        <table:table-row table:style-name="ro1">
          <table:table-cell office:value-type="float" office:value="12.96" calcext:value-type="float">
            <text:p>12.96</text:p>
          </table:table-cell>
          <table:table-cell office:value-type="float" office:value="0" calcext:value-type="float">
            <text:p>0</text:p>
          </table:table-cell>
          <table:table-cell office:value-type="float" office:value="0.2207784013011" calcext:value-type="float">
            <text:p>0.2207784013011</text:p>
          </table:table-cell>
          <table:table-cell office:value-type="float" office:value="0.00069697078922881" calcext:value-type="float">
            <text:p>0.000696970789229</text:p>
          </table:table-cell>
          <table:table-cell office:value-type="float" office:value="0.01116852213308" calcext:value-type="float">
            <text:p>0.01116852213308</text:p>
          </table:table-cell>
          <table:table-cell/>
          <table:table-cell office:value-type="float" office:value="0.00082667824014709" calcext:value-type="float">
            <text:p>0.000826678240147</text:p>
          </table:table-cell>
          <table:table-cell office:value-type="float" office:value="0.010135651601953" calcext:value-type="float">
            <text:p>0.010135651601953</text:p>
          </table:table-cell>
        </table:table-row>
        <table:table-row table:style-name="ro1">
          <table:table-cell office:value-type="float" office:value="12.98" calcext:value-type="float">
            <text:p>12.98</text:p>
          </table:table-cell>
          <table:table-cell office:value-type="float" office:value="0" calcext:value-type="float">
            <text:p>0</text:p>
          </table:table-cell>
          <table:table-cell office:value-type="float" office:value="0.22142896882195" calcext:value-type="float">
            <text:p>0.22142896882195</text:p>
          </table:table-cell>
          <table:table-cell office:value-type="float" office:value="0.00074313947701806" calcext:value-type="float">
            <text:p>0.000743139477018</text:p>
          </table:table-cell>
          <table:table-cell office:value-type="float" office:value="0.011186030569026" calcext:value-type="float">
            <text:p>0.011186030569026</text:p>
          </table:table-cell>
          <table:table-cell/>
          <table:table-cell office:value-type="float" office:value="0.00085616946439605" calcext:value-type="float">
            <text:p>0.000856169464396</text:p>
          </table:table-cell>
          <table:table-cell office:value-type="float" office:value="0.010146058336573" calcext:value-type="float">
            <text:p>0.01014605833657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2208022293354" calcext:value-type="float">
            <text:p>0.22208022293354</text:p>
          </table:table-cell>
          <table:table-cell office:value-type="float" office:value="0.00078932342964192" calcext:value-type="float">
            <text:p>0.000789323429642</text:p>
          </table:table-cell>
          <table:table-cell office:value-type="float" office:value="0.011203500654315" calcext:value-type="float">
            <text:p>0.011203500654315</text:p>
          </table:table-cell>
          <table:table-cell/>
          <table:table-cell office:value-type="float" office:value="0.00088485280858614" calcext:value-type="float">
            <text:p>0.000884852808586</text:p>
          </table:table-cell>
          <table:table-cell office:value-type="float" office:value="0.01015535034299" calcext:value-type="float">
            <text:p>0.01015535034299</text:p>
          </table:table-cell>
        </table:table-row>
        <table:table-row table:style-name="ro1">
          <table:table-cell office:value-type="float" office:value="13.02" calcext:value-type="float">
            <text:p>13.02</text:p>
          </table:table-cell>
          <table:table-cell office:value-type="float" office:value="0" calcext:value-type="float">
            <text:p>0</text:p>
          </table:table-cell>
          <table:table-cell office:value-type="float" office:value="0.22273211332304" calcext:value-type="float">
            <text:p>0.22273211332304</text:p>
          </table:table-cell>
          <table:table-cell office:value-type="float" office:value="0.00083552208469035" calcext:value-type="float">
            <text:p>0.00083552208469</text:p>
          </table:table-cell>
          <table:table-cell office:value-type="float" office:value="0.011220933785194" calcext:value-type="float">
            <text:p>0.011220933785194</text:p>
          </table:table-cell>
          <table:table-cell/>
          <table:table-cell office:value-type="float" office:value="0.00091318262680269" calcext:value-type="float">
            <text:p>0.000913182626803</text:p>
          </table:table-cell>
          <table:table-cell office:value-type="float" office:value="0.01016413721471" calcext:value-type="float">
            <text:p>0.01016413721471</text:p>
          </table:table-cell>
        </table:table-row>
        <table:table-row table:style-name="ro1">
          <table:table-cell office:value-type="float" office:value="13.04" calcext:value-type="float">
            <text:p>13.04</text:p>
          </table:table-cell>
          <table:table-cell office:value-type="float" office:value="0" calcext:value-type="float">
            <text:p>0</text:p>
          </table:table-cell>
          <table:table-cell office:value-type="float" office:value="0.22338459325992" calcext:value-type="float">
            <text:p>0.22338459325992</text:p>
          </table:table-cell>
          <table:table-cell office:value-type="float" office:value="0.00088173491014471" calcext:value-type="float">
            <text:p>0.000881734910145</text:p>
          </table:table-cell>
          <table:table-cell office:value-type="float" office:value="0.01123833127318" calcext:value-type="float">
            <text:p>0.01123833127318</text:p>
          </table:table-cell>
          <table:table-cell/>
          <table:table-cell office:value-type="float" office:value="0.00094151467174096" calcext:value-type="float">
            <text:p>0.000941514671741</text:p>
          </table:table-cell>
          <table:table-cell office:value-type="float" office:value="0.010172902228879" calcext:value-type="float">
            <text:p>0.010172902228879</text:p>
          </table:table-cell>
        </table:table-row>
        <table:table-row table:style-name="ro1">
          <table:table-cell office:value-type="float" office:value="13.06" calcext:value-type="float">
            <text:p>13.06</text:p>
          </table:table-cell>
          <table:table-cell office:value-type="float" office:value="0" calcext:value-type="float">
            <text:p>0</text:p>
          </table:table-cell>
          <table:table-cell office:value-type="float" office:value="0.22403761927936" calcext:value-type="float">
            <text:p>0.22403761927936</text:p>
          </table:table-cell>
          <table:table-cell office:value-type="float" office:value="0.00092796140213958" calcext:value-type="float">
            <text:p>0.00092796140214</text:p>
          </table:table-cell>
          <table:table-cell office:value-type="float" office:value="0.011255694352077" calcext:value-type="float">
            <text:p>0.011255694352077</text:p>
          </table:table-cell>
          <table:table-cell/>
          <table:table-cell office:value-type="float" office:value="0.00096984894513263" calcext:value-type="float">
            <text:p>0.000969848945133</text:p>
          </table:table-cell>
          <table:table-cell office:value-type="float" office:value="0.010181646191773" calcext:value-type="float">
            <text:p>0.010181646191773</text:p>
          </table:table-cell>
        </table:table-row>
        <table:table-row table:style-name="ro1">
          <table:table-cell office:value-type="float" office:value="13.08" calcext:value-type="float">
            <text:p>13.08</text:p>
          </table:table-cell>
          <table:table-cell office:value-type="float" office:value="0" calcext:value-type="float">
            <text:p>0</text:p>
          </table:table-cell>
          <table:table-cell office:value-type="float" office:value="0.22467086827003" calcext:value-type="float">
            <text:p>0.22467086827003</text:p>
          </table:table-cell>
          <table:table-cell office:value-type="float" office:value="0.00097461411036886" calcext:value-type="float">
            <text:p>0.000974614110369</text:p>
          </table:table-cell>
          <table:table-cell office:value-type="float" office:value="0.011271751873953" calcext:value-type="float">
            <text:p>0.011271751873953</text:p>
          </table:table-cell>
          <table:table-cell/>
          <table:table-cell office:value-type="float" office:value="0.00099818544794662" calcext:value-type="float">
            <text:p>0.000998185447947</text:p>
          </table:table-cell>
          <table:table-cell office:value-type="float" office:value="0.010190369875853" calcext:value-type="float">
            <text:p>0.010190369875853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float" office:value="0" calcext:value-type="float">
            <text:p>0</text:p>
          </table:table-cell>
          <table:table-cell office:value-type="float" office:value="0.22530462526063" calcext:value-type="float">
            <text:p>0.22530462526063</text:p>
          </table:table-cell>
          <table:table-cell office:value-type="float" office:value="0.0010212806796963" calcext:value-type="float">
            <text:p>0.001021280679696</text:p>
          </table:table-cell>
          <table:table-cell office:value-type="float" office:value="0.011287776143899" calcext:value-type="float">
            <text:p>0.011287776143899</text:p>
          </table:table-cell>
          <table:table-cell/>
          <table:table-cell office:value-type="float" office:value="0.0010265241804022" calcext:value-type="float">
            <text:p>0.001026524180402</text:p>
          </table:table-cell>
          <table:table-cell office:value-type="float" office:value="0.0101990740215" calcext:value-type="float">
            <text:p>0.0101990740215</text:p>
          </table:table-cell>
        </table:table-row>
        <table:table-row table:style-name="ro1">
          <table:table-cell office:value-type="float" office:value="13.12" calcext:value-type="float">
            <text:p>13.12</text:p>
          </table:table-cell>
          <table:table-cell office:value-type="float" office:value="0" calcext:value-type="float">
            <text:p>0</text:p>
          </table:table-cell>
          <table:table-cell office:value-type="float" office:value="0.22593885264847" calcext:value-type="float">
            <text:p>0.22593885264847</text:p>
          </table:table-cell>
          <table:table-cell office:value-type="float" office:value="0.0010679606528543" calcext:value-type="float">
            <text:p>0.001067960652854</text:p>
          </table:table-cell>
          <table:table-cell office:value-type="float" office:value="0.01130376824214" calcext:value-type="float">
            <text:p>0.01130376824214</text:p>
          </table:table-cell>
          <table:table-cell/>
          <table:table-cell office:value-type="float" office:value="0.0010548651419716" calcext:value-type="float">
            <text:p>0.001054865141972</text:p>
          </table:table-cell>
          <table:table-cell office:value-type="float" office:value="0.01020775933852" calcext:value-type="float">
            <text:p>0.01020775933852</text:p>
          </table:table-cell>
        </table:table-row>
        <table:table-row table:style-name="ro1">
          <table:table-cell office:value-type="float" office:value="13.14" calcext:value-type="float">
            <text:p>13.14</text:p>
          </table:table-cell>
          <table:table-cell office:value-type="float" office:value="0" calcext:value-type="float">
            <text:p>0</text:p>
          </table:table-cell>
          <table:table-cell office:value-type="float" office:value="0.22657351531193" calcext:value-type="float">
            <text:p>0.22657351531193</text:p>
          </table:table-cell>
          <table:table-cell office:value-type="float" office:value="0.0011146535955974" calcext:value-type="float">
            <text:p>0.001114653595597</text:p>
          </table:table-cell>
          <table:table-cell office:value-type="float" office:value="0.011319729188665" calcext:value-type="float">
            <text:p>0.011319729188665</text:p>
          </table:table-cell>
          <table:table-cell/>
          <table:table-cell office:value-type="float" office:value="0.0010832083313789" calcext:value-type="float">
            <text:p>0.001083208331379</text:p>
          </table:table-cell>
          <table:table-cell office:value-type="float" office:value="0.010216426507591" calcext:value-type="float">
            <text:p>0.010216426507591</text:p>
          </table:table-cell>
        </table:table-row>
        <table:table-row table:style-name="ro1">
          <table:table-cell office:value-type="float" office:value="13.16" calcext:value-type="float">
            <text:p>13.16</text:p>
          </table:table-cell>
          <table:table-cell office:value-type="float" office:value="0" calcext:value-type="float">
            <text:p>0</text:p>
          </table:table-cell>
          <table:table-cell office:value-type="float" office:value="0.22717465974797" calcext:value-type="float">
            <text:p>0.22717465974797</text:p>
          </table:table-cell>
          <table:table-cell office:value-type="float" office:value="0.0011620501074946" calcext:value-type="float">
            <text:p>0.001162050107495</text:p>
          </table:table-cell>
          <table:table-cell office:value-type="float" office:value="0.011333630879449" calcext:value-type="float">
            <text:p>0.011333630879449</text:p>
          </table:table-cell>
          <table:table-cell/>
          <table:table-cell office:value-type="float" office:value="0.0011115537466307" calcext:value-type="float">
            <text:p>0.001111553746631</text:p>
          </table:table-cell>
          <table:table-cell office:value-type="float" office:value="0.010225076181432" calcext:value-type="float">
            <text:p>0.010225076181432</text:p>
          </table:table-cell>
        </table:table-row>
        <table:table-row table:style-name="ro1">
          <table:table-cell office:value-type="float" office:value="13.18" calcext:value-type="float">
            <text:p>13.18</text:p>
          </table:table-cell>
          <table:table-cell office:value-type="float" office:value="0" calcext:value-type="float">
            <text:p>0</text:p>
          </table:table-cell>
          <table:table-cell office:value-type="float" office:value="0.2277762256756" calcext:value-type="float">
            <text:p>0.2277762256756</text:p>
          </table:table-cell>
          <table:table-cell office:value-type="float" office:value="0.0012094618744745" calcext:value-type="float">
            <text:p>0.001209461874475</text:p>
          </table:table-cell>
          <table:table-cell office:value-type="float" office:value="0.011347500051673" calcext:value-type="float">
            <text:p>0.011347500051673</text:p>
          </table:table-cell>
          <table:table-cell/>
          <table:table-cell office:value-type="float" office:value="0.0011399013849979" calcext:value-type="float">
            <text:p>0.001139901384998</text:p>
          </table:table-cell>
          <table:table-cell office:value-type="float" office:value="0.010233708986548" calcext:value-type="float">
            <text:p>0.010233708986548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0" calcext:value-type="float">
            <text:p>0</text:p>
          </table:table-cell>
          <table:table-cell office:value-type="float" office:value="0.22837818124616" calcext:value-type="float">
            <text:p>0.22837818124616</text:p>
          </table:table-cell>
          <table:table-cell office:value-type="float" office:value="0.0012568884304654" calcext:value-type="float">
            <text:p>0.001256888430465</text:p>
          </table:table-cell>
          <table:table-cell office:value-type="float" office:value="0.011361337706939" calcext:value-type="float">
            <text:p>0.011361337706939</text:p>
          </table:table-cell>
          <table:table-cell/>
          <table:table-cell office:value-type="float" office:value="0.0011689928456396" calcext:value-type="float">
            <text:p>0.00116899284564</text:p>
          </table:table-cell>
          <table:table-cell office:value-type="float" office:value="0.010239941268243" calcext:value-type="float">
            <text:p>0.010239941268243</text:p>
          </table:table-cell>
        </table:table-row>
        <table:table-row table:style-name="ro1">
          <table:table-cell office:value-type="float" office:value="13.22" calcext:value-type="float">
            <text:p>13.22</text:p>
          </table:table-cell>
          <table:table-cell office:value-type="float" office:value="0" calcext:value-type="float">
            <text:p>0</text:p>
          </table:table-cell>
          <table:table-cell office:value-type="float" office:value="0.22895849872374" calcext:value-type="float">
            <text:p>0.22895849872374</text:p>
          </table:table-cell>
          <table:table-cell office:value-type="float" office:value="0.0013047897413828" calcext:value-type="float">
            <text:p>0.001304789741383</text:p>
          </table:table-cell>
          <table:table-cell office:value-type="float" office:value="0.011373852314767" calcext:value-type="float">
            <text:p>0.011373852314767</text:p>
          </table:table-cell>
          <table:table-cell/>
          <table:table-cell office:value-type="float" office:value="0.0011980876306332" calcext:value-type="float">
            <text:p>0.001198087630633</text:p>
          </table:table-cell>
          <table:table-cell office:value-type="float" office:value="0.010246155179107" calcext:value-type="float">
            <text:p>0.010246155179107</text:p>
          </table:table-cell>
        </table:table-row>
        <table:table-row table:style-name="ro1">
          <table:table-cell office:value-type="float" office:value="13.24" calcext:value-type="float">
            <text:p>13.24</text:p>
          </table:table-cell>
          <table:table-cell office:value-type="float" office:value="0" calcext:value-type="float">
            <text:p>0</text:p>
          </table:table-cell>
          <table:table-cell office:value-type="float" office:value="0.2295047549564" calcext:value-type="float">
            <text:p>0.2295047549564</text:p>
          </table:table-cell>
          <table:table-cell office:value-type="float" office:value="0.0013528996699885" calcext:value-type="float">
            <text:p>0.001352899669989</text:p>
          </table:table-cell>
          <table:table-cell office:value-type="float" office:value="0.01138582252519" calcext:value-type="float">
            <text:p>0.01138582252519</text:p>
          </table:table-cell>
          <table:table-cell/>
          <table:table-cell office:value-type="float" office:value="0.0012271856981659" calcext:value-type="float">
            <text:p>0.001227185698166</text:p>
          </table:table-cell>
          <table:table-cell office:value-type="float" office:value="0.010252351353968" calcext:value-type="float">
            <text:p>0.010252351353968</text:p>
          </table:table-cell>
        </table:table-row>
        <table:table-row table:style-name="ro1">
          <table:table-cell office:value-type="float" office:value="13.26" calcext:value-type="float">
            <text:p>13.26</text:p>
          </table:table-cell>
          <table:table-cell office:value-type="float" office:value="0" calcext:value-type="float">
            <text:p>0</text:p>
          </table:table-cell>
          <table:table-cell office:value-type="float" office:value="0.23004816897578" calcext:value-type="float">
            <text:p>0.23004816897578</text:p>
          </table:table-cell>
          <table:table-cell office:value-type="float" office:value="0.0014010446849872" calcext:value-type="float">
            <text:p>0.001401044684987</text:p>
          </table:table-cell>
          <table:table-cell office:value-type="float" office:value="0.011397714405398" calcext:value-type="float">
            <text:p>0.011397714405398</text:p>
          </table:table-cell>
          <table:table-cell/>
          <table:table-cell office:value-type="float" office:value="0.001256287007036" calcext:value-type="float">
            <text:p>0.001256287007036</text:p>
          </table:table-cell>
          <table:table-cell office:value-type="float" office:value="0.010258530403" calcext:value-type="float">
            <text:p>0.010258530403</text:p>
          </table:table-cell>
        </table:table-row>
        <table:table-row table:style-name="ro1">
          <table:table-cell office:value-type="float" office:value="13.28" calcext:value-type="float">
            <text:p>13.28</text:p>
          </table:table-cell>
          <table:table-cell office:value-type="float" office:value="0" calcext:value-type="float">
            <text:p>0</text:p>
          </table:table-cell>
          <table:table-cell office:value-type="float" office:value="0.23059200383679" calcext:value-type="float">
            <text:p>0.23059200383679</text:p>
          </table:table-cell>
          <table:table-cell office:value-type="float" office:value="0.001449206071295" calcext:value-type="float">
            <text:p>0.001449206071295</text:p>
          </table:table-cell>
          <table:table-cell office:value-type="float" office:value="0.011409577851808" calcext:value-type="float">
            <text:p>0.011409577851808</text:p>
          </table:table-cell>
          <table:table-cell/>
          <table:table-cell office:value-type="float" office:value="0.0012853915166276" calcext:value-type="float">
            <text:p>0.001285391516628</text:p>
          </table:table-cell>
          <table:table-cell office:value-type="float" office:value="0.010264692912641" calcext:value-type="float">
            <text:p>0.010264692912641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float" office:value="0" calcext:value-type="float">
            <text:p>0</text:p>
          </table:table-cell>
          <table:table-cell office:value-type="float" office:value="0.23113623311507" calcext:value-type="float">
            <text:p>0.23113623311507</text:p>
          </table:table-cell>
          <table:table-cell office:value-type="float" office:value="0.0014973833695763" calcext:value-type="float">
            <text:p>0.001497383369576</text:p>
          </table:table-cell>
          <table:table-cell office:value-type="float" office:value="0.011421413771552" calcext:value-type="float">
            <text:p>0.011421413771552</text:p>
          </table:table-cell>
          <table:table-cell/>
          <table:table-cell office:value-type="float" office:value="0.0013144991868873" calcext:value-type="float">
            <text:p>0.001314499186887</text:p>
          </table:table-cell>
          <table:table-cell office:value-type="float" office:value="0.010270839446691" calcext:value-type="float">
            <text:p>0.010270839446691</text:p>
          </table:table-cell>
        </table:table-row>
        <table:table-row table:style-name="ro1">
          <table:table-cell office:value-type="float" office:value="13.32" calcext:value-type="float">
            <text:p>13.32</text:p>
          </table:table-cell>
          <table:table-cell office:value-type="float" office:value="0" calcext:value-type="float">
            <text:p>0</text:p>
          </table:table-cell>
          <table:table-cell office:value-type="float" office:value="0.23167347710807" calcext:value-type="float">
            <text:p>0.23167347710807</text:p>
          </table:table-cell>
          <table:table-cell office:value-type="float" office:value="0.0015452825667689" calcext:value-type="float">
            <text:p>0.001545282566769</text:p>
          </table:table-cell>
          <table:table-cell office:value-type="float" office:value="0.011433061057989" calcext:value-type="float">
            <text:p>0.011433061057989</text:p>
          </table:table-cell>
          <table:table-cell/>
          <table:table-cell office:value-type="float" office:value="0.0013436099783022" calcext:value-type="float">
            <text:p>0.001343609978302</text:p>
          </table:table-cell>
          <table:table-cell office:value-type="float" office:value="0.010276970547286" calcext:value-type="float">
            <text:p>0.010276970547286</text:p>
          </table:table-cell>
        </table:table-row>
        <table:table-row table:style-name="ro1">
          <table:table-cell office:value-type="float" office:value="13.34" calcext:value-type="float">
            <text:p>13.34</text:p>
          </table:table-cell>
          <table:table-cell office:value-type="float" office:value="0" calcext:value-type="float">
            <text:p>0</text:p>
          </table:table-cell>
          <table:table-cell office:value-type="float" office:value="0.23220353979122" calcext:value-type="float">
            <text:p>0.23220353979122</text:p>
          </table:table-cell>
          <table:table-cell office:value-type="float" office:value="0.0015928977361508" calcext:value-type="float">
            <text:p>0.001592897736151</text:p>
          </table:table-cell>
          <table:table-cell office:value-type="float" office:value="0.011444517014588" calcext:value-type="float">
            <text:p>0.011444517014588</text:p>
          </table:table-cell>
          <table:table-cell/>
          <table:table-cell office:value-type="float" office:value="0.0013727238518793" calcext:value-type="float">
            <text:p>0.001372723851879</text:p>
          </table:table-cell>
          <table:table-cell office:value-type="float" office:value="0.010283086735794" calcext:value-type="float">
            <text:p>0.010283086735794</text:p>
          </table:table-cell>
        </table:table-row>
        <table:table-row table:style-name="ro1">
          <table:table-cell office:value-type="float" office:value="13.36" calcext:value-type="float">
            <text:p>13.36</text:p>
          </table:table-cell>
          <table:table-cell office:value-type="float" office:value="0" calcext:value-type="float">
            <text:p>0</text:p>
          </table:table-cell>
          <table:table-cell office:value-type="float" office:value="0.23273380845952" calcext:value-type="float">
            <text:p>0.23273380845952</text:p>
          </table:table-cell>
          <table:table-cell office:value-type="float" office:value="0.0016405252426015" calcext:value-type="float">
            <text:p>0.001640525242602</text:p>
          </table:table-cell>
          <table:table-cell office:value-type="float" office:value="0.011455946244508" calcext:value-type="float">
            <text:p>0.011455946244508</text:p>
          </table:table-cell>
          <table:table-cell/>
          <table:table-cell office:value-type="float" office:value="0.0014018407691268" calcext:value-type="float">
            <text:p>0.001401840769127</text:p>
          </table:table-cell>
          <table:table-cell office:value-type="float" office:value="0.010289188513686" calcext:value-type="float">
            <text:p>0.010289188513686</text:p>
          </table:table-cell>
        </table:table-row>
        <table:table-row table:style-name="ro1">
          <table:table-cell office:value-type="float" office:value="13.38" calcext:value-type="float">
            <text:p>13.38</text:p>
          </table:table-cell>
          <table:table-cell office:value-type="float" office:value="0" calcext:value-type="float">
            <text:p>0</text:p>
          </table:table-cell>
          <table:table-cell office:value-type="float" office:value="0.23326426613881" calcext:value-type="float">
            <text:p>0.23326426613881</text:p>
          </table:table-cell>
          <table:table-cell office:value-type="float" office:value="0.0016881647226201" calcext:value-type="float">
            <text:p>0.00168816472262</text:p>
          </table:table-cell>
          <table:table-cell office:value-type="float" office:value="0.011467349501108" calcext:value-type="float">
            <text:p>0.011467349501108</text:p>
          </table:table-cell>
          <table:table-cell/>
          <table:table-cell office:value-type="float" office:value="0.0014309606920364" calcext:value-type="float">
            <text:p>0.001430960692036</text:p>
          </table:table-cell>
          <table:table-cell office:value-type="float" office:value="0.010295276363402" calcext:value-type="float">
            <text:p>0.010295276363402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0" calcext:value-type="float">
            <text:p>0</text:p>
          </table:table-cell>
          <table:table-cell office:value-type="float" office:value="0.23379489681894" calcext:value-type="float">
            <text:p>0.23379489681894</text:p>
          </table:table-cell>
          <table:table-cell office:value-type="float" office:value="0.0017358158295674" calcext:value-type="float">
            <text:p>0.001735815829567</text:p>
          </table:table-cell>
          <table:table-cell office:value-type="float" office:value="0.011478727501004" calcext:value-type="float">
            <text:p>0.011478727501004</text:p>
          </table:table-cell>
          <table:table-cell/>
          <table:table-cell office:value-type="float" office:value="0.0014600835830665" calcext:value-type="float">
            <text:p>0.001460083583067</text:p>
          </table:table-cell>
          <table:table-cell office:value-type="float" office:value="0.010301350749106" calcext:value-type="float">
            <text:p>0.010301350749106</text:p>
          </table:table-cell>
        </table:table-row>
        <table:table-row table:style-name="ro1">
          <table:table-cell office:value-type="float" office:value="13.42" calcext:value-type="float">
            <text:p>13.42</text:p>
          </table:table-cell>
          <table:table-cell office:value-type="float" office:value="0" calcext:value-type="float">
            <text:p>0</text:p>
          </table:table-cell>
          <table:table-cell office:value-type="float" office:value="0.23432568538972" calcext:value-type="float">
            <text:p>0.23432568538972</text:p>
          </table:table-cell>
          <table:table-cell office:value-type="float" office:value="0.0017834782327089" calcext:value-type="float">
            <text:p>0.001783478232709</text:p>
          </table:table-cell>
          <table:table-cell office:value-type="float" office:value="0.011490080926453" calcext:value-type="float">
            <text:p>0.011490080926453</text:p>
          </table:table-cell>
          <table:table-cell/>
          <table:table-cell office:value-type="float" office:value="0.0014892094051274" calcext:value-type="float">
            <text:p>0.001489209405127</text:p>
          </table:table-cell>
          <table:table-cell office:value-type="float" office:value="0.010307412117448" calcext:value-type="float">
            <text:p>0.010307412117448</text:p>
          </table:table-cell>
        </table:table-row>
        <table:table-row table:style-name="ro1">
          <table:table-cell office:value-type="float" office:value="13.44" calcext:value-type="float">
            <text:p>13.44</text:p>
          </table:table-cell>
          <table:table-cell office:value-type="float" office:value="0" calcext:value-type="float">
            <text:p>0</text:p>
          </table:table-cell>
          <table:table-cell office:value-type="float" office:value="0.23485661758215" calcext:value-type="float">
            <text:p>0.23485661758215</text:p>
          </table:table-cell>
          <table:table-cell office:value-type="float" office:value="0.0018311516163259" calcext:value-type="float">
            <text:p>0.001831151616326</text:p>
          </table:table-cell>
          <table:table-cell office:value-type="float" office:value="0.011501410427558" calcext:value-type="float">
            <text:p>0.011501410427558</text:p>
          </table:table-cell>
          <table:table-cell/>
          <table:table-cell office:value-type="float" office:value="0.0015183381215672" calcext:value-type="float">
            <text:p>0.001518338121567</text:p>
          </table:table-cell>
          <table:table-cell office:value-type="float" office:value="0.010313460898317" calcext:value-type="float">
            <text:p>0.010313460898317</text:p>
          </table:table-cell>
        </table:table-row>
        <table:table-row table:style-name="ro1">
          <table:table-cell office:value-type="float" office:value="13.46" calcext:value-type="float">
            <text:p>13.46</text:p>
          </table:table-cell>
          <table:table-cell office:value-type="float" office:value="0" calcext:value-type="float">
            <text:p>0</text:p>
          </table:table-cell>
          <table:table-cell office:value-type="float" office:value="0.23538767991427" calcext:value-type="float">
            <text:p>0.23538767991427</text:p>
          </table:table-cell>
          <table:table-cell office:value-type="float" office:value="0.0018788356788875" calcext:value-type="float">
            <text:p>0.001878835678888</text:p>
          </table:table-cell>
          <table:table-cell office:value-type="float" office:value="0.01151271662425" calcext:value-type="float">
            <text:p>0.01151271662425</text:p>
          </table:table-cell>
          <table:table-cell/>
          <table:table-cell office:value-type="float" office:value="0.0015474696961582" calcext:value-type="float">
            <text:p>0.001547469696158</text:p>
          </table:table-cell>
          <table:table-cell office:value-type="float" office:value="0.010319497505472" calcext:value-type="float">
            <text:p>0.010319497505472</text:p>
          </table:table-cell>
        </table:table-row>
        <table:table-row table:style-name="ro1">
          <table:table-cell office:value-type="float" office:value="13.48" calcext:value-type="float">
            <text:p>13.48</text:p>
          </table:table-cell>
          <table:table-cell office:value-type="float" office:value="0" calcext:value-type="float">
            <text:p>0</text:p>
          </table:table-cell>
          <table:table-cell office:value-type="float" office:value="0.23585496564115" calcext:value-type="float">
            <text:p>0.23585496564115</text:p>
          </table:table-cell>
          <table:table-cell office:value-type="float" office:value="0.0019269491602426" calcext:value-type="float">
            <text:p>0.001926949160243</text:p>
          </table:table-cell>
          <table:table-cell office:value-type="float" office:value="0.011522915308182" calcext:value-type="float">
            <text:p>0.011522915308182</text:p>
          </table:table-cell>
          <table:table-cell/>
          <table:table-cell office:value-type="float" office:value="0.0015766040930792" calcext:value-type="float">
            <text:p>0.001576604093079</text:p>
          </table:table-cell>
          <table:table-cell office:value-type="float" office:value="0.010325522337166" calcext:value-type="float">
            <text:p>0.010325522337166</text:p>
          </table:table-cell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office:value-type="float" office:value="0.23623171439805" calcext:value-type="float">
            <text:p>0.23623171439805</text:p>
          </table:table-cell>
          <table:table-cell office:value-type="float" office:value="0.0019756389373655" calcext:value-type="float">
            <text:p>0.001975638937366</text:p>
          </table:table-cell>
          <table:table-cell office:value-type="float" office:value="0.011531511546972" calcext:value-type="float">
            <text:p>0.011531511546972</text:p>
          </table:table-cell>
          <table:table-cell/>
          <table:table-cell office:value-type="float" office:value="0.0016057412769277" calcext:value-type="float">
            <text:p>0.001605741276928</text:p>
          </table:table-cell>
          <table:table-cell office:value-type="float" office:value="0.010331535777195" calcext:value-type="float">
            <text:p>0.010331535777195</text:p>
          </table:table-cell>
        </table:table-row>
        <table:table-row table:style-name="ro1">
          <table:table-cell office:value-type="float" office:value="13.52" calcext:value-type="float">
            <text:p>13.52</text:p>
          </table:table-cell>
          <table:table-cell office:value-type="float" office:value="0" calcext:value-type="float">
            <text:p>0</text:p>
          </table:table-cell>
          <table:table-cell office:value-type="float" office:value="0.23660852377568" calcext:value-type="float">
            <text:p>0.23660852377568</text:p>
          </table:table-cell>
          <table:table-cell office:value-type="float" office:value="0.0020243453326839" calcext:value-type="float">
            <text:p>0.002024345332684</text:p>
          </table:table-cell>
          <table:table-cell office:value-type="float" office:value="0.011540072672873" calcext:value-type="float">
            <text:p>0.011540072672873</text:p>
          </table:table-cell>
          <table:table-cell/>
          <table:table-cell office:value-type="float" office:value="0.0016348812127334" calcext:value-type="float">
            <text:p>0.001634881212733</text:p>
          </table:table-cell>
          <table:table-cell office:value-type="float" office:value="0.010337538194151" calcext:value-type="float">
            <text:p>0.010337538194151</text:p>
          </table:table-cell>
        </table:table-row>
        <table:table-row table:style-name="ro1">
          <table:table-cell office:value-type="float" office:value="13.54" calcext:value-type="float">
            <text:p>13.54</text:p>
          </table:table-cell>
          <table:table-cell office:value-type="float" office:value="0" calcext:value-type="float">
            <text:p>0</text:p>
          </table:table-cell>
          <table:table-cell office:value-type="float" office:value="0.236849934139" calcext:value-type="float">
            <text:p>0.236849934139</text:p>
          </table:table-cell>
          <table:table-cell office:value-type="float" office:value="0.0020738999536081" calcext:value-type="float">
            <text:p>0.002073899953608</text:p>
          </table:table-cell>
          <table:table-cell office:value-type="float" office:value="0.011546304039259" calcext:value-type="float">
            <text:p>0.011546304039259</text:p>
          </table:table-cell>
          <table:table-cell/>
          <table:table-cell office:value-type="float" office:value="0.00166402386576" calcext:value-type="float">
            <text:p>0.00166402386576</text:p>
          </table:table-cell>
          <table:table-cell office:value-type="float" office:value="0.010343529944389" calcext:value-type="float">
            <text:p>0.010343529944389</text:p>
          </table:table-cell>
        </table:table-row>
        <table:table-row table:style-name="ro1">
          <table:table-cell office:value-type="float" office:value="13.56" calcext:value-type="float">
            <text:p>13.56</text:p>
          </table:table-cell>
          <table:table-cell office:value-type="float" office:value="0" calcext:value-type="float">
            <text:p>0</text:p>
          </table:table-cell>
          <table:table-cell office:value-type="float" office:value="0.23708606696126" calcext:value-type="float">
            <text:p>0.23708606696126</text:p>
          </table:table-cell>
          <table:table-cell office:value-type="float" office:value="0.0021235101523422" calcext:value-type="float">
            <text:p>0.002123510152342</text:p>
          </table:table-cell>
          <table:table-cell office:value-type="float" office:value="0.011552392413284" calcext:value-type="float">
            <text:p>0.011552392413284</text:p>
          </table:table-cell>
          <table:table-cell/>
          <table:table-cell office:value-type="float" office:value="0.0016929168273311" calcext:value-type="float">
            <text:p>0.001692916827331</text:p>
          </table:table-cell>
          <table:table-cell office:value-type="float" office:value="0.010348679707159" calcext:value-type="float">
            <text:p>0.010348679707159</text:p>
          </table:table-cell>
        </table:table-row>
        <table:table-row table:style-name="ro1">
          <table:table-cell office:value-type="float" office:value="13.58" calcext:value-type="float">
            <text:p>13.58</text:p>
          </table:table-cell>
          <table:table-cell office:value-type="float" office:value="0" calcext:value-type="float">
            <text:p>0</text:p>
          </table:table-cell>
          <table:table-cell office:value-type="float" office:value="0.23732170830499" calcext:value-type="float">
            <text:p>0.23732170830499</text:p>
          </table:table-cell>
          <table:table-cell office:value-type="float" office:value="0.0021731456247301" calcext:value-type="float">
            <text:p>0.00217314562473</text:p>
          </table:table-cell>
          <table:table-cell office:value-type="float" office:value="0.011558420924438" calcext:value-type="float">
            <text:p>0.011558420924438</text:p>
          </table:table-cell>
          <table:table-cell/>
          <table:table-cell office:value-type="float" office:value="0.00172178500888" calcext:value-type="float">
            <text:p>0.00172178500888</text:p>
          </table:table-cell>
          <table:table-cell office:value-type="float" office:value="0.010353819690988" calcext:value-type="float">
            <text:p>0.010353819690988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0" calcext:value-type="float">
            <text:p>0</text:p>
          </table:table-cell>
          <table:table-cell office:value-type="float" office:value="0.23755447791384" calcext:value-type="float">
            <text:p>0.23755447791384</text:p>
          </table:table-cell>
          <table:table-cell office:value-type="float" office:value="0.0022222948915178" calcext:value-type="float">
            <text:p>0.002222294891518</text:p>
          </table:table-cell>
          <table:table-cell office:value-type="float" office:value="0.011564266753526" calcext:value-type="float">
            <text:p>0.011564266753526</text:p>
          </table:table-cell>
          <table:table-cell/>
          <table:table-cell office:value-type="float" office:value="0.0017503299292494" calcext:value-type="float">
            <text:p>0.001750329929249</text:p>
          </table:table-cell>
          <table:table-cell office:value-type="float" office:value="0.01035808710885" calcext:value-type="float">
            <text:p>0.01035808710885</text:p>
          </table:table-cell>
        </table:table-row>
        <table:table-row table:style-name="ro1">
          <table:table-cell office:value-type="float" office:value="13.62" calcext:value-type="float">
            <text:p>13.62</text:p>
          </table:table-cell>
          <table:table-cell office:value-type="float" office:value="0" calcext:value-type="float">
            <text:p>0</text:p>
          </table:table-cell>
          <table:table-cell office:value-type="float" office:value="0.23778593673104" calcext:value-type="float">
            <text:p>0.23778593673104</text:p>
          </table:table-cell>
          <table:table-cell office:value-type="float" office:value="0.0022712925267972" calcext:value-type="float">
            <text:p>0.002271292526797</text:p>
          </table:table-cell>
          <table:table-cell office:value-type="float" office:value="0.01157001756225" calcext:value-type="float">
            <text:p>0.01157001756225</text:p>
          </table:table-cell>
          <table:table-cell/>
          <table:table-cell office:value-type="float" office:value="0.0017788764857378" calcext:value-type="float">
            <text:p>0.001778876485738</text:p>
          </table:table-cell>
          <table:table-cell office:value-type="float" office:value="0.010362344914045" calcext:value-type="float">
            <text:p>0.010362344914045</text:p>
          </table:table-cell>
        </table:table-row>
        <table:table-row table:style-name="ro1">
          <table:table-cell office:value-type="float" office:value="13.64" calcext:value-type="float">
            <text:p>13.64</text:p>
          </table:table-cell>
          <table:table-cell office:value-type="float" office:value="0" calcext:value-type="float">
            <text:p>0</text:p>
          </table:table-cell>
          <table:table-cell office:value-type="float" office:value="0.23801689839859" calcext:value-type="float">
            <text:p>0.23801689839859</text:p>
          </table:table-cell>
          <table:table-cell office:value-type="float" office:value="0.0023203131349709" calcext:value-type="float">
            <text:p>0.002320313134971</text:p>
          </table:table-cell>
          <table:table-cell office:value-type="float" office:value="0.011575718818589" calcext:value-type="float">
            <text:p>0.011575718818589</text:p>
          </table:table-cell>
          <table:table-cell/>
          <table:table-cell office:value-type="float" office:value="0.0018074246900493" calcext:value-type="float">
            <text:p>0.001807424690049</text:p>
          </table:table-cell>
          <table:table-cell office:value-type="float" office:value="0.010366593423299" calcext:value-type="float">
            <text:p>0.010366593423299</text:p>
          </table:table-cell>
        </table:table-row>
        <table:table-row table:style-name="ro1">
          <table:table-cell office:value-type="float" office:value="13.66" calcext:value-type="float">
            <text:p>13.66</text:p>
          </table:table-cell>
          <table:table-cell office:value-type="float" office:value="0" calcext:value-type="float">
            <text:p>0</text:p>
          </table:table-cell>
          <table:table-cell office:value-type="float" office:value="0.23824736118691" calcext:value-type="float">
            <text:p>0.23824736118691</text:p>
          </table:table-cell>
          <table:table-cell office:value-type="float" office:value="0.0023693559258765" calcext:value-type="float">
            <text:p>0.002369355925877</text:p>
          </table:table-cell>
          <table:table-cell office:value-type="float" office:value="0.011581372120994" calcext:value-type="float">
            <text:p>0.011581372120994</text:p>
          </table:table-cell>
          <table:table-cell/>
          <table:table-cell office:value-type="float" office:value="0.0018359745524636" calcext:value-type="float">
            <text:p>0.001835974552464</text:p>
          </table:table-cell>
          <table:table-cell office:value-type="float" office:value="0.010370832939637" calcext:value-type="float">
            <text:p>0.010370832939637</text:p>
          </table:table-cell>
        </table:table-row>
        <table:table-row table:style-name="ro1">
          <table:table-cell office:value-type="float" office:value="13.68" calcext:value-type="float">
            <text:p>13.68</text:p>
          </table:table-cell>
          <table:table-cell office:value-type="float" office:value="0" calcext:value-type="float">
            <text:p>0</text:p>
          </table:table-cell>
          <table:table-cell office:value-type="float" office:value="0.2384773238317" calcext:value-type="float">
            <text:p>0.2384773238317</text:p>
          </table:table-cell>
          <table:table-cell office:value-type="float" office:value="0.0024184201526605" calcext:value-type="float">
            <text:p>0.002418420152661</text:p>
          </table:table-cell>
          <table:table-cell office:value-type="float" office:value="0.011586978973386" calcext:value-type="float">
            <text:p>0.011586978973386</text:p>
          </table:table-cell>
          <table:table-cell/>
          <table:table-cell office:value-type="float" office:value="0.001864526081731" calcext:value-type="float">
            <text:p>0.001864526081731</text:p>
          </table:table-cell>
          <table:table-cell office:value-type="float" office:value="0.010375063754695" calcext:value-type="float">
            <text:p>0.010375063754695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0" calcext:value-type="float">
            <text:p>0</text:p>
          </table:table-cell>
          <table:table-cell office:value-type="float" office:value="0.23870678548245" calcext:value-type="float">
            <text:p>0.23870678548245</text:p>
          </table:table-cell>
          <table:table-cell office:value-type="float" office:value="0.0024675051082951" calcext:value-type="float">
            <text:p>0.002467505108295</text:p>
          </table:table-cell>
          <table:table-cell office:value-type="float" office:value="0.011592540793258" calcext:value-type="float">
            <text:p>0.011592540793258</text:p>
          </table:table-cell>
          <table:table-cell/>
          <table:table-cell office:value-type="float" office:value="0.0018930792851852" calcext:value-type="float">
            <text:p>0.001893079285185</text:p>
          </table:table-cell>
          <table:table-cell office:value-type="float" office:value="0.010379286148065" calcext:value-type="float">
            <text:p>0.010379286148065</text:p>
          </table:table-cell>
        </table:table-row>
        <table:table-row table:style-name="ro1">
          <table:table-cell office:value-type="float" office:value="13.72" calcext:value-type="float">
            <text:p>13.72</text:p>
          </table:table-cell>
          <table:table-cell office:value-type="float" office:value="0" calcext:value-type="float">
            <text:p>0</text:p>
          </table:table-cell>
          <table:table-cell office:value-type="float" office:value="0.23893574565697" calcext:value-type="float">
            <text:p>0.23893574565697</text:p>
          </table:table-cell>
          <table:table-cell office:value-type="float" office:value="0.0025166101224903" calcext:value-type="float">
            <text:p>0.00251661012249</text:p>
          </table:table-cell>
          <table:table-cell office:value-type="float" office:value="0.011598058919013" calcext:value-type="float">
            <text:p>0.011598058919013</text:p>
          </table:table-cell>
          <table:table-cell/>
          <table:table-cell office:value-type="float" office:value="0.0019216341687133" calcext:value-type="float">
            <text:p>0.001921634168713</text:p>
          </table:table-cell>
          <table:table-cell office:value-type="float" office:value="0.010383500388661" calcext:value-type="float">
            <text:p>0.010383500388661</text:p>
          </table:table-cell>
        </table:table-row>
        <table:table-row table:style-name="ro1">
          <table:table-cell office:value-type="float" office:value="13.74" calcext:value-type="float">
            <text:p>13.74</text:p>
          </table:table-cell>
          <table:table-cell office:value-type="float" office:value="0" calcext:value-type="float">
            <text:p>0</text:p>
          </table:table-cell>
          <table:table-cell office:value-type="float" office:value="0.23916420420113" calcext:value-type="float">
            <text:p>0.23916420420113</text:p>
          </table:table-cell>
          <table:table-cell office:value-type="float" office:value="0.0025657345589171" calcext:value-type="float">
            <text:p>0.002565734558917</text:p>
          </table:table-cell>
          <table:table-cell office:value-type="float" office:value="0.01160353461638" calcext:value-type="float">
            <text:p>0.01160353461638</text:p>
          </table:table-cell>
          <table:table-cell/>
          <table:table-cell office:value-type="float" office:value="0.0019501907372193" calcext:value-type="float">
            <text:p>0.001950190737219</text:p>
          </table:table-cell>
          <table:table-cell office:value-type="float" office:value="0.010387706733962" calcext:value-type="float">
            <text:p>0.010387706733962</text:p>
          </table:table-cell>
        </table:table-row>
        <table:table-row table:style-name="ro1">
          <table:table-cell office:value-type="float" office:value="13.76" calcext:value-type="float">
            <text:p>13.76</text:p>
          </table:table-cell>
          <table:table-cell office:value-type="float" office:value="0" calcext:value-type="float">
            <text:p>0</text:p>
          </table:table-cell>
          <table:table-cell office:value-type="float" office:value="0.23939216125306" calcext:value-type="float">
            <text:p>0.23939216125306</text:p>
          </table:table-cell>
          <table:table-cell office:value-type="float" office:value="0.0026148778127045" calcext:value-type="float">
            <text:p>0.002614877812705</text:p>
          </table:table-cell>
          <table:table-cell office:value-type="float" office:value="0.011608969084237" calcext:value-type="float">
            <text:p>0.011608969084237</text:p>
          </table:table-cell>
          <table:table-cell/>
          <table:table-cell office:value-type="float" office:value="0.0019787489940652" calcext:value-type="float">
            <text:p>0.001978748994065</text:p>
          </table:table-cell>
          <table:table-cell office:value-type="float" office:value="0.010391905432484" calcext:value-type="float">
            <text:p>0.010391905432484</text:p>
          </table:table-cell>
        </table:table-row>
        <table:table-row table:style-name="ro1">
          <table:table-cell office:value-type="float" office:value="13.78" calcext:value-type="float">
            <text:p>13.78</text:p>
          </table:table-cell>
          <table:table-cell office:value-type="float" office:value="0" calcext:value-type="float">
            <text:p>0</text:p>
          </table:table-cell>
          <table:table-cell office:value-type="float" office:value="0.2396196172115" calcext:value-type="float">
            <text:p>0.2396196172115</text:p>
          </table:table-cell>
          <table:table-cell office:value-type="float" office:value="0.0026640393081968" calcext:value-type="float">
            <text:p>0.002664039308197</text:p>
          </table:table-cell>
          <table:table-cell office:value-type="float" office:value="0.011614363459753" calcext:value-type="float">
            <text:p>0.011614363459753</text:p>
          </table:table-cell>
          <table:table-cell/>
          <table:table-cell office:value-type="float" office:value="0.0020073089416197" calcext:value-type="float">
            <text:p>0.00200730894162</text:p>
          </table:table-cell>
          <table:table-cell office:value-type="float" office:value="0.010396096722086" calcext:value-type="float">
            <text:p>0.010396096722086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0" calcext:value-type="float">
            <text:p>0</text:p>
          </table:table-cell>
          <table:table-cell office:value-type="float" office:value="0.23984657270757" calcext:value-type="float">
            <text:p>0.23984657270757</text:p>
          </table:table-cell>
          <table:table-cell office:value-type="float" office:value="0.0027132184969199" calcext:value-type="float">
            <text:p>0.00271321849692</text:p>
          </table:table-cell>
          <table:table-cell office:value-type="float" office:value="0.011619718823092" calcext:value-type="float">
            <text:p>0.011619718823092</text:p>
          </table:table-cell>
          <table:table-cell/>
          <table:table-cell office:value-type="float" office:value="0.0020358705810292" calcext:value-type="float">
            <text:p>0.002035870581029</text:p>
          </table:table-cell>
          <table:table-cell office:value-type="float" office:value="0.010400280832202" calcext:value-type="float">
            <text:p>0.010400280832202</text:p>
          </table:table-cell>
        </table:table-row>
        <table:table-row table:style-name="ro1">
          <table:table-cell office:value-type="float" office:value="13.82" calcext:value-type="float">
            <text:p>13.82</text:p>
          </table:table-cell>
          <table:table-cell office:value-type="float" office:value="0" calcext:value-type="float">
            <text:p>0</text:p>
          </table:table-cell>
          <table:table-cell office:value-type="float" office:value="0.24007302857964" calcext:value-type="float">
            <text:p>0.24007302857964</text:p>
          </table:table-cell>
          <table:table-cell office:value-type="float" office:value="0.0027624148557406" calcext:value-type="float">
            <text:p>0.002762414855741</text:p>
          </table:table-cell>
          <table:table-cell office:value-type="float" office:value="0.011625036201554" calcext:value-type="float">
            <text:p>0.011625036201554</text:p>
          </table:table-cell>
          <table:table-cell/>
          <table:table-cell office:value-type="float" office:value="0.0020644339124287" calcext:value-type="float">
            <text:p>0.002064433912429</text:p>
          </table:table-cell>
          <table:table-cell office:value-type="float" office:value="0.010404457982704" calcext:value-type="float">
            <text:p>0.010404457982704</text:p>
          </table:table-cell>
        </table:table-row>
        <table:table-row table:style-name="ro1">
          <table:table-cell office:value-type="float" office:value="13.84" calcext:value-type="float">
            <text:p>13.84</text:p>
          </table:table-cell>
          <table:table-cell office:value-type="float" office:value="0" calcext:value-type="float">
            <text:p>0</text:p>
          </table:table-cell>
          <table:table-cell office:value-type="float" office:value="0.24029898585104" calcext:value-type="float">
            <text:p>0.24029898585104</text:p>
          </table:table-cell>
          <table:table-cell office:value-type="float" office:value="0.0028116278851928" calcext:value-type="float">
            <text:p>0.002811627885193</text:p>
          </table:table-cell>
          <table:table-cell office:value-type="float" office:value="0.011630316573383" calcext:value-type="float">
            <text:p>0.011630316573383</text:p>
          </table:table-cell>
          <table:table-cell/>
          <table:table-cell office:value-type="float" office:value="0.0020929989348907" calcext:value-type="float">
            <text:p>0.002092998934891</text:p>
          </table:table-cell>
          <table:table-cell office:value-type="float" office:value="0.01040862838641" calcext:value-type="float">
            <text:p>0.01040862838641</text:p>
          </table:table-cell>
        </table:table-row>
        <table:table-row table:style-name="ro1">
          <table:table-cell office:value-type="float" office:value="13.86" calcext:value-type="float">
            <text:p>13.86</text:p>
          </table:table-cell>
          <table:table-cell office:value-type="float" office:value="0" calcext:value-type="float">
            <text:p>0</text:p>
          </table:table-cell>
          <table:table-cell office:value-type="float" office:value="0.24052444571001" calcext:value-type="float">
            <text:p>0.24052444571001</text:p>
          </table:table-cell>
          <table:table-cell office:value-type="float" office:value="0.0028608571079525" calcext:value-type="float">
            <text:p>0.002860857107953</text:p>
          </table:table-cell>
          <table:table-cell office:value-type="float" office:value="0.011635560871167" calcext:value-type="float">
            <text:p>0.011635560871167</text:p>
          </table:table-cell>
          <table:table-cell/>
          <table:table-cell office:value-type="float" office:value="0.002121565646827" calcext:value-type="float">
            <text:p>0.002121565646827</text:p>
          </table:table-cell>
          <table:table-cell office:value-type="float" office:value="0.01041279224555" calcext:value-type="float">
            <text:p>0.01041279224555</text:p>
          </table:table-cell>
        </table:table-row>
        <table:table-row table:style-name="ro1">
          <table:table-cell office:value-type="float" office:value="13.88" calcext:value-type="float">
            <text:p>13.88</text:p>
          </table:table-cell>
          <table:table-cell office:value-type="float" office:value="0" calcext:value-type="float">
            <text:p>0</text:p>
          </table:table-cell>
          <table:table-cell office:value-type="float" office:value="0.24068989256799" calcext:value-type="float">
            <text:p>0.24068989256799</text:p>
          </table:table-cell>
          <table:table-cell office:value-type="float" office:value="0.0029104661538173" calcext:value-type="float">
            <text:p>0.002910466153817</text:p>
          </table:table-cell>
          <table:table-cell office:value-type="float" office:value="0.011640095551338" calcext:value-type="float">
            <text:p>0.011640095551338</text:p>
          </table:table-cell>
          <table:table-cell/>
          <table:table-cell office:value-type="float" office:value="0.0021501367740078" calcext:value-type="float">
            <text:p>0.002150136774008</text:p>
          </table:table-cell>
          <table:table-cell office:value-type="float" office:value="0.010416034723632" calcext:value-type="float">
            <text:p>0.010416034723632</text:p>
          </table:table-cell>
        </table:table-row>
        <table:table-row table:style-name="ro1">
          <table:table-cell office:value-type="float" office:value="13.9" calcext:value-type="float">
            <text:p>13.9</text:p>
          </table:table-cell>
          <table:table-cell office:value-type="float" office:value="0" calcext:value-type="float">
            <text:p>0</text:p>
          </table:table-cell>
          <table:table-cell office:value-type="float" office:value="0.24084578964115" calcext:value-type="float">
            <text:p>0.24084578964115</text:p>
          </table:table-cell>
          <table:table-cell office:value-type="float" office:value="0.0029601487494221" calcext:value-type="float">
            <text:p>0.002960148749422</text:p>
          </table:table-cell>
          <table:table-cell office:value-type="float" office:value="0.011644494246665" calcext:value-type="float">
            <text:p>0.011644494246665</text:p>
          </table:table-cell>
          <table:table-cell/>
          <table:table-cell office:value-type="float" office:value="0.0021787088442582" calcext:value-type="float">
            <text:p>0.002178708844258</text:p>
          </table:table-cell>
          <table:table-cell office:value-type="float" office:value="0.010419272292506" calcext:value-type="float">
            <text:p>0.010419272292506</text:p>
          </table:table-cell>
        </table:table-row>
        <table:table-row table:style-name="ro1">
          <table:table-cell office:value-type="float" office:value="13.92" calcext:value-type="float">
            <text:p>13.92</text:p>
          </table:table-cell>
          <table:table-cell office:value-type="float" office:value="0" calcext:value-type="float">
            <text:p>0</text:p>
          </table:table-cell>
          <table:table-cell office:value-type="float" office:value="0.24100144634449" calcext:value-type="float">
            <text:p>0.24100144634449</text:p>
          </table:table-cell>
          <table:table-cell office:value-type="float" office:value="0.0030098480272961" calcext:value-type="float">
            <text:p>0.003009848027296</text:p>
          </table:table-cell>
          <table:table-cell office:value-type="float" office:value="0.011648863293903" calcext:value-type="float">
            <text:p>0.011648863293903</text:p>
          </table:table-cell>
          <table:table-cell/>
          <table:table-cell office:value-type="float" office:value="0.0022072818670815" calcext:value-type="float">
            <text:p>0.002207281867082</text:p>
          </table:table-cell>
          <table:table-cell office:value-type="float" office:value="0.010422505107691" calcext:value-type="float">
            <text:p>0.010422505107691</text:p>
          </table:table-cell>
        </table:table-row>
        <table:table-row table:style-name="ro1">
          <table:table-cell office:value-type="float" office:value="13.94" calcext:value-type="float">
            <text:p>13.94</text:p>
          </table:table-cell>
          <table:table-cell office:value-type="float" office:value="0" calcext:value-type="float">
            <text:p>0</text:p>
          </table:table-cell>
          <table:table-cell office:value-type="float" office:value="0.24115686344067" calcext:value-type="float">
            <text:p>0.24115686344067</text:p>
          </table:table-cell>
          <table:table-cell office:value-type="float" office:value="0.0030595635568714" calcext:value-type="float">
            <text:p>0.003059563556871</text:p>
          </table:table-cell>
          <table:table-cell office:value-type="float" office:value="0.011653203517277" calcext:value-type="float">
            <text:p>0.011653203517277</text:p>
          </table:table-cell>
          <table:table-cell/>
          <table:table-cell office:value-type="float" office:value="0.0022358558509014" calcext:value-type="float">
            <text:p>0.002235855850901</text:p>
          </table:table-cell>
          <table:table-cell office:value-type="float" office:value="0.010425733318672" calcext:value-type="float">
            <text:p>0.010425733318672</text:p>
          </table:table-cell>
        </table:table-row>
        <table:table-row table:style-name="ro1">
          <table:table-cell office:value-type="float" office:value="13.96" calcext:value-type="float">
            <text:p>13.96</text:p>
          </table:table-cell>
          <table:table-cell office:value-type="float" office:value="0" calcext:value-type="float">
            <text:p>0</text:p>
          </table:table-cell>
          <table:table-cell office:value-type="float" office:value="0.24131204178063" calcext:value-type="float">
            <text:p>0.24131204178063</text:p>
          </table:table-cell>
          <table:table-cell office:value-type="float" office:value="0.0031092949256826" calcext:value-type="float">
            <text:p>0.003109294925683</text:p>
          </table:table-cell>
          <table:table-cell office:value-type="float" office:value="0.011657515699535" calcext:value-type="float">
            <text:p>0.011657515699535</text:p>
          </table:table-cell>
          <table:table-cell/>
          <table:table-cell office:value-type="float" office:value="0.0022644123253634" calcext:value-type="float">
            <text:p>0.002264412325363</text:p>
          </table:table-cell>
          <table:table-cell office:value-type="float" office:value="0.010428075554827" calcext:value-type="float">
            <text:p>0.010428075554827</text:p>
          </table:table-cell>
        </table:table-row>
        <table:table-row table:style-name="ro1">
          <table:table-cell office:value-type="float" office:value="13.98" calcext:value-type="float">
            <text:p>13.98</text:p>
          </table:table-cell>
          <table:table-cell office:value-type="float" office:value="0" calcext:value-type="float">
            <text:p>0</text:p>
          </table:table-cell>
          <table:table-cell office:value-type="float" office:value="0.24146698229201" calcext:value-type="float">
            <text:p>0.24146698229201</text:p>
          </table:table-cell>
          <table:table-cell office:value-type="float" office:value="0.0031590417381703" calcext:value-type="float">
            <text:p>0.00315904173817</text:p>
          </table:table-cell>
          <table:table-cell office:value-type="float" office:value="0.011661800585083" calcext:value-type="float">
            <text:p>0.011661800585083</text:p>
          </table:table-cell>
          <table:table-cell/>
          <table:table-cell office:value-type="float" office:value="0.002292968826924" calcext:value-type="float">
            <text:p>0.002292968826924</text:p>
          </table:table-cell>
          <table:table-cell office:value-type="float" office:value="0.010430414201434" calcext:value-type="float">
            <text:p>0.01043041420143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0.24162168596887" calcext:value-type="float">
            <text:p>0.24162168596887</text:p>
          </table:table-cell>
          <table:table-cell office:value-type="float" office:value="0.0032088036145994" calcext:value-type="float">
            <text:p>0.003208803614599</text:p>
          </table:table-cell>
          <table:table-cell office:value-type="float" office:value="0.011666058882917" calcext:value-type="float">
            <text:p>0.011666058882917</text:p>
          </table:table-cell>
          <table:table-cell/>
          <table:table-cell office:value-type="float" office:value="0.0023215253767837" calcext:value-type="float">
            <text:p>0.002321525376784</text:p>
          </table:table-cell>
          <table:table-cell office:value-type="float" office:value="0.010432749374576" calcext:value-type="float">
            <text:p>0.010432749374576</text:p>
          </table:table-cell>
        </table:table-row>
        <table:table-row table:style-name="ro1">
          <table:table-cell office:value-type="float" office:value="14.02" calcext:value-type="float">
            <text:p>14.02</text:p>
          </table:table-cell>
          <table:table-cell office:value-type="float" office:value="0" calcext:value-type="float">
            <text:p>0</text:p>
          </table:table-cell>
          <table:table-cell office:value-type="float" office:value="0.24177615386265" calcext:value-type="float">
            <text:p>0.24177615386265</text:p>
          </table:table-cell>
          <table:table-cell office:value-type="float" office:value="0.0032585801900781" calcext:value-type="float">
            <text:p>0.003258580190078</text:p>
          </table:table-cell>
          <table:table-cell office:value-type="float" office:value="0.011670291269055" calcext:value-type="float">
            <text:p>0.011670291269055</text:p>
          </table:table-cell>
          <table:table-cell/>
          <table:table-cell office:value-type="float" office:value="0.0023500819948664" calcext:value-type="float">
            <text:p>0.002350081994866</text:p>
          </table:table-cell>
          <table:table-cell office:value-type="float" office:value="0.01043508118562" calcext:value-type="float">
            <text:p>0.01043508118562</text:p>
          </table:table-cell>
        </table:table-row>
        <table:table-row table:style-name="ro1">
          <table:table-cell office:value-type="float" office:value="14.04" calcext:value-type="float">
            <text:p>14.04</text:p>
          </table:table-cell>
          <table:table-cell office:value-type="float" office:value="0" calcext:value-type="float">
            <text:p>0</text:p>
          </table:table-cell>
          <table:table-cell office:value-type="float" office:value="0.24193038707415" calcext:value-type="float">
            <text:p>0.24193038707415</text:p>
          </table:table-cell>
          <table:table-cell office:value-type="float" office:value="0.0033083711136666" calcext:value-type="float">
            <text:p>0.003308371113667</text:p>
          </table:table-cell>
          <table:table-cell office:value-type="float" office:value="0.011674498388923" calcext:value-type="float">
            <text:p>0.011674498388923</text:p>
          </table:table-cell>
          <table:table-cell/>
          <table:table-cell office:value-type="float" office:value="0.002378638699873" calcext:value-type="float">
            <text:p>0.002378638699873</text:p>
          </table:table-cell>
          <table:table-cell office:value-type="float" office:value="0.010437409741412" calcext:value-type="float">
            <text:p>0.010437409741412</text:p>
          </table:table-cell>
        </table:table-row>
        <table:table-row table:style-name="ro1">
          <table:table-cell office:value-type="float" office:value="14.06" calcext:value-type="float">
            <text:p>14.06</text:p>
          </table:table-cell>
          <table:table-cell office:value-type="float" office:value="0" calcext:value-type="float">
            <text:p>0</text:p>
          </table:table-cell>
          <table:table-cell office:value-type="float" office:value="0.24208438674641" calcext:value-type="float">
            <text:p>0.24208438674641</text:p>
          </table:table-cell>
          <table:table-cell office:value-type="float" office:value="0.0033581760475626" calcext:value-type="float">
            <text:p>0.003358176047563</text:p>
          </table:table-cell>
          <table:table-cell office:value-type="float" office:value="0.011678680859467" calcext:value-type="float">
            <text:p>0.011678680859467</text:p>
          </table:table-cell>
          <table:table-cell/>
          <table:table-cell office:value-type="float" office:value="0.0024071955093338" calcext:value-type="float">
            <text:p>0.002407195509334</text:p>
          </table:table-cell>
          <table:table-cell office:value-type="float" office:value="0.010439735144482" calcext:value-type="float">
            <text:p>0.010439735144482</text:p>
          </table:table-cell>
        </table:table-row>
        <table:table-row table:style-name="ro1">
          <table:table-cell office:value-type="float" office:value="14.08" calcext:value-type="float">
            <text:p>14.08</text:p>
          </table:table-cell>
          <table:table-cell office:value-type="float" office:value="0" calcext:value-type="float">
            <text:p>0</text:p>
          </table:table-cell>
          <table:table-cell office:value-type="float" office:value="0.24223815405848" calcext:value-type="float">
            <text:p>0.24223815405848</text:p>
          </table:table-cell>
          <table:table-cell office:value-type="float" office:value="0.003407994666357" calcext:value-type="float">
            <text:p>0.003407994666357</text:p>
          </table:table-cell>
          <table:table-cell office:value-type="float" office:value="0.011682839270976" calcext:value-type="float">
            <text:p>0.011682839270976</text:p>
          </table:table-cell>
          <table:table-cell/>
          <table:table-cell office:value-type="float" office:value="0.0024357524396581" calcext:value-type="float">
            <text:p>0.002435752439658</text:p>
          </table:table-cell>
          <table:table-cell office:value-type="float" office:value="0.010442057493261" calcext:value-type="float">
            <text:p>0.010442057493261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float" office:value="0" calcext:value-type="float">
            <text:p>0</text:p>
          </table:table-cell>
          <table:table-cell office:value-type="float" office:value="0.24239169021986" calcext:value-type="float">
            <text:p>0.24239169021986</text:p>
          </table:table-cell>
          <table:table-cell office:value-type="float" office:value="0.0034578266563512" calcext:value-type="float">
            <text:p>0.003457826656351</text:p>
          </table:table-cell>
          <table:table-cell office:value-type="float" office:value="0.011686974188959" calcext:value-type="float">
            <text:p>0.011686974188959</text:p>
          </table:table-cell>
          <table:table-cell/>
          <table:table-cell office:value-type="float" office:value="0.0024643095061834" calcext:value-type="float">
            <text:p>0.002464309506183</text:p>
          </table:table-cell>
          <table:table-cell office:value-type="float" office:value="0.010444376882259" calcext:value-type="float">
            <text:p>0.010444376882259</text:p>
          </table:table-cell>
        </table:table-row>
        <table:table-row table:style-name="ro1">
          <table:table-cell office:value-type="float" office:value="14.12" calcext:value-type="float">
            <text:p>14.12</text:p>
          </table:table-cell>
          <table:table-cell office:value-type="float" office:value="0" calcext:value-type="float">
            <text:p>0</text:p>
          </table:table-cell>
          <table:table-cell office:value-type="float" office:value="0.24252978847004" calcext:value-type="float">
            <text:p>0.24252978847004</text:p>
          </table:table-cell>
          <table:table-cell office:value-type="float" office:value="0.0035077509265065" calcext:value-type="float">
            <text:p>0.003507750926507</text:p>
          </table:table-cell>
          <table:table-cell office:value-type="float" office:value="0.011690934960064" calcext:value-type="float">
            <text:p>0.011690934960064</text:p>
          </table:table-cell>
          <table:table-cell/>
          <table:table-cell office:value-type="float" office:value="0.0024928667232215" calcext:value-type="float">
            <text:p>0.002492866723222</text:p>
          </table:table-cell>
          <table:table-cell office:value-type="float" office:value="0.010446693402243" calcext:value-type="float">
            <text:p>0.010446693402243</text:p>
          </table:table-cell>
        </table:table-row>
        <table:table-row table:style-name="ro1">
          <table:table-cell office:value-type="float" office:value="14.14" calcext:value-type="float">
            <text:p>14.14</text:p>
          </table:table-cell>
          <table:table-cell office:value-type="float" office:value="0" calcext:value-type="float">
            <text:p>0</text:p>
          </table:table-cell>
          <table:table-cell office:value-type="float" office:value="0.24263651390912" calcext:value-type="float">
            <text:p>0.24263651390912</text:p>
          </table:table-cell>
          <table:table-cell office:value-type="float" office:value="0.0035578510167843" calcext:value-type="float">
            <text:p>0.003557851016784</text:p>
          </table:table-cell>
          <table:table-cell office:value-type="float" office:value="0.011694563765004" calcext:value-type="float">
            <text:p>0.011694563765004</text:p>
          </table:table-cell>
          <table:table-cell/>
          <table:table-cell office:value-type="float" office:value="0.0025214241040985" calcext:value-type="float">
            <text:p>0.002521424104099</text:p>
          </table:table-cell>
          <table:table-cell office:value-type="float" office:value="0.010449007140753" calcext:value-type="float">
            <text:p>0.010449007140753</text:p>
          </table:table-cell>
        </table:table-row>
        <table:table-row table:style-name="ro1">
          <table:table-cell office:value-type="float" office:value="14.16" calcext:value-type="float">
            <text:p>14.16</text:p>
          </table:table-cell>
          <table:table-cell office:value-type="float" office:value="0" calcext:value-type="float">
            <text:p>0</text:p>
          </table:table-cell>
          <table:table-cell office:value-type="float" office:value="0.24274310075992" calcext:value-type="float">
            <text:p>0.24274310075992</text:p>
          </table:table-cell>
          <table:table-cell office:value-type="float" office:value="0.003607965506658" calcext:value-type="float">
            <text:p>0.003607965506658</text:p>
          </table:table-cell>
          <table:table-cell office:value-type="float" office:value="0.011698171545474" calcext:value-type="float">
            <text:p>0.011698171545474</text:p>
          </table:table-cell>
          <table:table-cell/>
          <table:table-cell office:value-type="float" office:value="0.0025499816612283" calcext:value-type="float">
            <text:p>0.002549981661228</text:p>
          </table:table-cell>
          <table:table-cell office:value-type="float" office:value="0.010451318180482" calcext:value-type="float">
            <text:p>0.010451318180482</text:p>
          </table:table-cell>
        </table:table-row>
        <table:table-row table:style-name="ro1">
          <table:table-cell office:value-type="float" office:value="14.18" calcext:value-type="float">
            <text:p>14.18</text:p>
          </table:table-cell>
          <table:table-cell office:value-type="float" office:value="0" calcext:value-type="float">
            <text:p>0</text:p>
          </table:table-cell>
          <table:table-cell office:value-type="float" office:value="0.2428495506106" calcext:value-type="float">
            <text:p>0.2428495506106</text:p>
          </table:table-cell>
          <table:table-cell office:value-type="float" office:value="0.0036580940992377" calcext:value-type="float">
            <text:p>0.003658094099238</text:p>
          </table:table-cell>
          <table:table-cell office:value-type="float" office:value="0.011701758838004" calcext:value-type="float">
            <text:p>0.011701758838004</text:p>
          </table:table-cell>
          <table:table-cell/>
          <table:table-cell office:value-type="float" office:value="0.0025785394060853" calcext:value-type="float">
            <text:p>0.002578539406085</text:p>
          </table:table-cell>
          <table:table-cell office:value-type="float" office:value="0.010453626603012" calcext:value-type="float">
            <text:p>0.010453626603012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0" calcext:value-type="float">
            <text:p>0</text:p>
          </table:table-cell>
          <table:table-cell office:value-type="float" office:value="0.24295586502601" calcext:value-type="float">
            <text:p>0.24295586502601</text:p>
          </table:table-cell>
          <table:table-cell office:value-type="float" office:value="0.0037082365081934" calcext:value-type="float">
            <text:p>0.003708236508193</text:p>
          </table:table-cell>
          <table:table-cell office:value-type="float" office:value="0.011705326153613" calcext:value-type="float">
            <text:p>0.011705326153613</text:p>
          </table:table-cell>
          <table:table-cell/>
          <table:table-cell office:value-type="float" office:value="0.0026070948648548" calcext:value-type="float">
            <text:p>0.002607094864855</text:p>
          </table:table-cell>
          <table:table-cell office:value-type="float" office:value="0.010455930737347" calcext:value-type="float">
            <text:p>0.010455930737347</text:p>
          </table:table-cell>
        </table:table-row>
        <table:table-row table:style-name="ro1">
          <table:table-cell office:value-type="float" office:value="14.22" calcext:value-type="float">
            <text:p>14.22</text:p>
          </table:table-cell>
          <table:table-cell office:value-type="float" office:value="0" calcext:value-type="float">
            <text:p>0</text:p>
          </table:table-cell>
          <table:table-cell office:value-type="float" office:value="0.24306204554627" calcext:value-type="float">
            <text:p>0.24306204554627</text:p>
          </table:table-cell>
          <table:table-cell office:value-type="float" office:value="0.0037583924570625" calcext:value-type="float">
            <text:p>0.003758392457063</text:p>
          </table:table-cell>
          <table:table-cell office:value-type="float" office:value="0.011708873979807" calcext:value-type="float">
            <text:p>0.011708873979807</text:p>
          </table:table-cell>
          <table:table-cell/>
          <table:table-cell office:value-type="float" office:value="0.0026356262975787" calcext:value-type="float">
            <text:p>0.002635626297579</text:p>
          </table:table-cell>
          <table:table-cell office:value-type="float" office:value="0.010458215367314" calcext:value-type="float">
            <text:p>0.010458215367314</text:p>
          </table:table-cell>
        </table:table-row>
        <table:table-row table:style-name="ro1">
          <table:table-cell office:value-type="float" office:value="14.24" calcext:value-type="float">
            <text:p>14.24</text:p>
          </table:table-cell>
          <table:table-cell office:value-type="float" office:value="0" calcext:value-type="float">
            <text:p>0</text:p>
          </table:table-cell>
          <table:table-cell office:value-type="float" office:value="0.24316809368566" calcext:value-type="float">
            <text:p>0.24316809368566</text:p>
          </table:table-cell>
          <table:table-cell office:value-type="float" office:value="0.0038085616786348" calcext:value-type="float">
            <text:p>0.003808561678635</text:p>
          </table:table-cell>
          <table:table-cell office:value-type="float" office:value="0.011712402782489" calcext:value-type="float">
            <text:p>0.011712402782489</text:p>
          </table:table-cell>
          <table:table-cell/>
          <table:table-cell office:value-type="float" office:value="0.0026641579272417" calcext:value-type="float">
            <text:p>0.002664157927242</text:p>
          </table:table-cell>
          <table:table-cell office:value-type="float" office:value="0.010460497665099" calcext:value-type="float">
            <text:p>0.010460497665099</text:p>
          </table:table-cell>
        </table:table-row>
        <table:table-row table:style-name="ro1">
          <table:table-cell office:value-type="float" office:value="14.26" calcext:value-type="float">
            <text:p>14.26</text:p>
          </table:table-cell>
          <table:table-cell office:value-type="float" office:value="0" calcext:value-type="float">
            <text:p>0</text:p>
          </table:table-cell>
          <table:table-cell office:value-type="float" office:value="0.24327401093196" calcext:value-type="float">
            <text:p>0.24327401093196</text:p>
          </table:table-cell>
          <table:table-cell office:value-type="float" office:value="0.0038587439144037" calcext:value-type="float">
            <text:p>0.003858743914404</text:p>
          </table:table-cell>
          <table:table-cell office:value-type="float" office:value="0.011715913007492" calcext:value-type="float">
            <text:p>0.011715913007492</text:p>
          </table:table-cell>
          <table:table-cell/>
          <table:table-cell office:value-type="float" office:value="0.0026926897626129" calcext:value-type="float">
            <text:p>0.002692689762613</text:p>
          </table:table-cell>
          <table:table-cell office:value-type="float" office:value="0.010462777696645" calcext:value-type="float">
            <text:p>0.010462777696645</text:p>
          </table:table-cell>
        </table:table-row>
        <table:table-row table:style-name="ro1">
          <table:table-cell office:value-type="float" office:value="14.28" calcext:value-type="float">
            <text:p>14.28</text:p>
          </table:table-cell>
          <table:table-cell office:value-type="float" office:value="0" calcext:value-type="float">
            <text:p>0</text:p>
          </table:table-cell>
          <table:table-cell office:value-type="float" office:value="0.24337979874601" calcext:value-type="float">
            <text:p>0.24337979874601</text:p>
          </table:table-cell>
          <table:table-cell office:value-type="float" office:value="0.0039089389140742" calcext:value-type="float">
            <text:p>0.003908938914074</text:p>
          </table:table-cell>
          <table:table-cell office:value-type="float" office:value="0.01171940508214" calcext:value-type="float">
            <text:p>0.01171940508214</text:p>
          </table:table-cell>
          <table:table-cell/>
          <table:table-cell office:value-type="float" office:value="0.0027212218117368" calcext:value-type="float">
            <text:p>0.002721221811737</text:p>
          </table:table-cell>
          <table:table-cell office:value-type="float" office:value="0.010465055529236" calcext:value-type="float">
            <text:p>0.010465055529236</text:p>
          </table:table-cell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0" calcext:value-type="float">
            <text:p>0</text:p>
          </table:table-cell>
          <table:table-cell office:value-type="float" office:value="0.24348545856153" calcext:value-type="float">
            <text:p>0.24348545856153</text:p>
          </table:table-cell>
          <table:table-cell office:value-type="float" office:value="0.0039591464351205" calcext:value-type="float">
            <text:p>0.003959146435121</text:p>
          </table:table-cell>
          <table:table-cell office:value-type="float" office:value="0.011722879416439" calcext:value-type="float">
            <text:p>0.011722879416439</text:p>
          </table:table-cell>
          <table:table-cell/>
          <table:table-cell office:value-type="float" office:value="0.0027497540819722" calcext:value-type="float">
            <text:p>0.002749754081972</text:p>
          </table:table-cell>
          <table:table-cell office:value-type="float" office:value="0.010467331221583" calcext:value-type="float">
            <text:p>0.010467331221583</text:p>
          </table:table-cell>
        </table:table-row>
        <table:table-row table:style-name="ro1">
          <table:table-cell office:value-type="float" office:value="14.32" calcext:value-type="float">
            <text:p>14.32</text:p>
          </table:table-cell>
          <table:table-cell office:value-type="float" office:value="0" calcext:value-type="float">
            <text:p>0</text:p>
          </table:table-cell>
          <table:table-cell office:value-type="float" office:value="0.2435909917851" calcext:value-type="float">
            <text:p>0.2435909917851</text:p>
          </table:table-cell>
          <table:table-cell office:value-type="float" office:value="0.0040093662423848" calcext:value-type="float">
            <text:p>0.004009366242385</text:p>
          </table:table-cell>
          <table:table-cell office:value-type="float" office:value="0.011726336404323" calcext:value-type="float">
            <text:p>0.011726336404323</text:p>
          </table:table-cell>
          <table:table-cell/>
          <table:table-cell office:value-type="float" office:value="0.0027782865800275" calcext:value-type="float">
            <text:p>0.002778286580028</text:p>
          </table:table-cell>
          <table:table-cell office:value-type="float" office:value="0.010469604839098" calcext:value-type="float">
            <text:p>0.010469604839098</text:p>
          </table:table-cell>
        </table:table-row>
        <table:table-row table:style-name="ro1">
          <table:table-cell office:value-type="float" office:value="14.34" calcext:value-type="float">
            <text:p>14.34</text:p>
          </table:table-cell>
          <table:table-cell office:value-type="float" office:value="0" calcext:value-type="float">
            <text:p>0</text:p>
          </table:table-cell>
          <table:table-cell office:value-type="float" office:value="0.24369639979635" calcext:value-type="float">
            <text:p>0.24369639979635</text:p>
          </table:table-cell>
          <table:table-cell office:value-type="float" office:value="0.0040595981077149" calcext:value-type="float">
            <text:p>0.004059598107715</text:p>
          </table:table-cell>
          <table:table-cell office:value-type="float" office:value="0.011729776424704" calcext:value-type="float">
            <text:p>0.011729776424704</text:p>
          </table:table-cell>
          <table:table-cell/>
          <table:table-cell office:value-type="float" office:value="0.0028068193119879" calcext:value-type="float">
            <text:p>0.002806819311988</text:p>
          </table:table-cell>
          <table:table-cell office:value-type="float" office:value="0.010471876438183" calcext:value-type="float">
            <text:p>0.010471876438183</text:p>
          </table:table-cell>
        </table:table-row>
        <table:table-row table:style-name="ro1">
          <table:table-cell office:value-type="float" office:value="14.36" calcext:value-type="float">
            <text:p>14.36</text:p>
          </table:table-cell>
          <table:table-cell office:value-type="float" office:value="0" calcext:value-type="float">
            <text:p>0</text:p>
          </table:table-cell>
          <table:table-cell office:value-type="float" office:value="0.24380168394819" calcext:value-type="float">
            <text:p>0.24380168394819</text:p>
          </table:table-cell>
          <table:table-cell office:value-type="float" office:value="0.0041098418096286" calcext:value-type="float">
            <text:p>0.004109841809629</text:p>
          </table:table-cell>
          <table:table-cell office:value-type="float" office:value="0.011733199842342" calcext:value-type="float">
            <text:p>0.011733199842342</text:p>
          </table:table-cell>
          <table:table-cell/>
          <table:table-cell office:value-type="float" office:value="0.0028353522833449" calcext:value-type="float">
            <text:p>0.002835352283345</text:p>
          </table:table-cell>
          <table:table-cell office:value-type="float" office:value="0.010474146070495" calcext:value-type="float">
            <text:p>0.010474146070495</text:p>
          </table:table-cell>
        </table:table-row>
        <table:table-row table:style-name="ro1">
          <table:table-cell office:value-type="float" office:value="14.38" calcext:value-type="float">
            <text:p>14.38</text:p>
          </table:table-cell>
          <table:table-cell office:value-type="float" office:value="0" calcext:value-type="float">
            <text:p>0</text:p>
          </table:table-cell>
          <table:table-cell office:value-type="float" office:value="0.24362802551169" calcext:value-type="float">
            <text:p>0.24362802551169</text:p>
          </table:table-cell>
          <table:table-cell office:value-type="float" office:value="0.0041683153008857" calcext:value-type="float">
            <text:p>0.004168315300886</text:p>
          </table:table-cell>
          <table:table-cell office:value-type="float" office:value="0.01171162897167" calcext:value-type="float">
            <text:p>0.01171162897167</text:p>
          </table:table-cell>
          <table:table-cell/>
          <table:table-cell office:value-type="float" office:value="0.0028641056128557" calcext:value-type="float">
            <text:p>0.002864105612856</text:p>
          </table:table-cell>
          <table:table-cell office:value-type="float" office:value="0.010475696681628" calcext:value-type="float">
            <text:p>0.010475696681628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0" calcext:value-type="float">
            <text:p>0</text:p>
          </table:table-cell>
          <table:table-cell office:value-type="float" office:value="0.24345007625403" calcext:value-type="float">
            <text:p>0.24345007625403</text:p>
          </table:table-cell>
          <table:table-cell office:value-type="float" office:value="0.0042269224587364" calcext:value-type="float">
            <text:p>0.004226922458736</text:p>
          </table:table-cell>
          <table:table-cell office:value-type="float" office:value="0.01168948066891" calcext:value-type="float">
            <text:p>0.01168948066891</text:p>
          </table:table-cell>
          <table:table-cell/>
          <table:table-cell office:value-type="float" office:value="0.0028928599960805" calcext:value-type="float">
            <text:p>0.002892859996081</text:p>
          </table:table-cell>
          <table:table-cell office:value-type="float" office:value="0.010477245445819" calcext:value-type="float">
            <text:p>0.010477245445819</text:p>
          </table:table-cell>
        </table:table-row>
        <table:table-row table:style-name="ro1">
          <table:table-cell office:value-type="float" office:value="14.42" calcext:value-type="float">
            <text:p>14.42</text:p>
          </table:table-cell>
          <table:table-cell office:value-type="float" office:value="0" calcext:value-type="float">
            <text:p>0</text:p>
          </table:table-cell>
          <table:table-cell office:value-type="float" office:value="0.24326792507151" calcext:value-type="float">
            <text:p>0.24326792507151</text:p>
          </table:table-cell>
          <table:table-cell office:value-type="float" office:value="0.0042856578436033" calcext:value-type="float">
            <text:p>0.004285657843603</text:p>
          </table:table-cell>
          <table:table-cell office:value-type="float" office:value="0.011666771552178" calcext:value-type="float">
            <text:p>0.011666771552178</text:p>
          </table:table-cell>
          <table:table-cell/>
          <table:table-cell office:value-type="float" office:value="0.0029216154186435" calcext:value-type="float">
            <text:p>0.002921615418644</text:p>
          </table:table-cell>
          <table:table-cell office:value-type="float" office:value="0.010478792416333" calcext:value-type="float">
            <text:p>0.010478792416333</text:p>
          </table:table-cell>
        </table:table-row>
        <table:table-row table:style-name="ro1">
          <table:table-cell office:value-type="float" office:value="14.44" calcext:value-type="float">
            <text:p>14.44</text:p>
          </table:table-cell>
          <table:table-cell office:value-type="float" office:value="0" calcext:value-type="float">
            <text:p>0</text:p>
          </table:table-cell>
          <table:table-cell office:value-type="float" office:value="0.24308166224494" calcext:value-type="float">
            <text:p>0.24308166224494</text:p>
          </table:table-cell>
          <table:table-cell office:value-type="float" office:value="0.0043445162824266" calcext:value-type="float">
            <text:p>0.004344516282427</text:p>
          </table:table-cell>
          <table:table-cell office:value-type="float" office:value="0.01164351739203" calcext:value-type="float">
            <text:p>0.01164351739203</text:p>
          </table:table-cell>
          <table:table-cell/>
          <table:table-cell office:value-type="float" office:value="0.0029503718663094" calcext:value-type="float">
            <text:p>0.002950371866309</text:p>
          </table:table-cell>
          <table:table-cell office:value-type="float" office:value="0.010480337639282" calcext:value-type="float">
            <text:p>0.010480337639282</text:p>
          </table:table-cell>
        </table:table-row>
        <table:table-row table:style-name="ro1">
          <table:table-cell office:value-type="float" office:value="14.46" calcext:value-type="float">
            <text:p>14.46</text:p>
          </table:table-cell>
          <table:table-cell office:value-type="float" office:value="0" calcext:value-type="float">
            <text:p>0</text:p>
          </table:table-cell>
          <table:table-cell office:value-type="float" office:value="0.24289138514048" calcext:value-type="float">
            <text:p>0.24289138514048</text:p>
          </table:table-cell>
          <table:table-cell office:value-type="float" office:value="0.0044034906966391" calcext:value-type="float">
            <text:p>0.004403490696639</text:p>
          </table:table-cell>
          <table:table-cell office:value-type="float" office:value="0.011619733325542" calcext:value-type="float">
            <text:p>0.011619733325542</text:p>
          </table:table-cell>
          <table:table-cell/>
          <table:table-cell office:value-type="float" office:value="0.0029793510352519" calcext:value-type="float">
            <text:p>0.002979351035252</text:p>
          </table:table-cell>
          <table:table-cell office:value-type="float" office:value="0.010481184527431" calcext:value-type="float">
            <text:p>0.010481184527431</text:p>
          </table:table-cell>
        </table:table-row>
        <table:table-row table:style-name="ro1">
          <table:table-cell office:value-type="float" office:value="14.48" calcext:value-type="float">
            <text:p>14.48</text:p>
          </table:table-cell>
          <table:table-cell office:value-type="float" office:value="0" calcext:value-type="float">
            <text:p>0</text:p>
          </table:table-cell>
          <table:table-cell office:value-type="float" office:value="0.24269720351973" calcext:value-type="float">
            <text:p>0.24269720351973</text:p>
          </table:table-cell>
          <table:table-cell office:value-type="float" office:value="0.0044625719638055" calcext:value-type="float">
            <text:p>0.004462571963806</text:p>
          </table:table-cell>
          <table:table-cell office:value-type="float" office:value="0.011595434042519" calcext:value-type="float">
            <text:p>0.011595434042519</text:p>
          </table:table-cell>
          <table:table-cell/>
          <table:table-cell office:value-type="float" office:value="0.0030083322762557" calcext:value-type="float">
            <text:p>0.003008332276256</text:p>
          </table:table-cell>
          <table:table-cell office:value-type="float" office:value="0.01048202914556" calcext:value-type="float">
            <text:p>0.01048202914556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office:value-type="float" office:value="0.24249816027503" calcext:value-type="float">
            <text:p>0.24249816027503</text:p>
          </table:table-cell>
          <table:table-cell office:value-type="float" office:value="0.0045217592752341" calcext:value-type="float">
            <text:p>0.004521759275234</text:p>
          </table:table-cell>
          <table:table-cell office:value-type="float" office:value="0.011570635695789" calcext:value-type="float">
            <text:p>0.011570635695789</text:p>
          </table:table-cell>
          <table:table-cell/>
          <table:table-cell office:value-type="float" office:value="0.0030373155551131" calcext:value-type="float">
            <text:p>0.003037315555113</text:p>
          </table:table-cell>
          <table:table-cell office:value-type="float" office:value="0.010482871549031" calcext:value-type="float">
            <text:p>0.010482871549031</text:p>
          </table:table-cell>
        </table:table-row>
        <table:table-row table:style-name="ro1">
          <table:table-cell office:value-type="float" office:value="14.52" calcext:value-type="float">
            <text:p>14.52</text:p>
          </table:table-cell>
          <table:table-cell office:value-type="float" office:value="0" calcext:value-type="float">
            <text:p>0</text:p>
          </table:table-cell>
          <table:table-cell office:value-type="float" office:value="0.24212973923264" calcext:value-type="float">
            <text:p>0.24212973923264</text:p>
          </table:table-cell>
          <table:table-cell office:value-type="float" office:value="0.0045838548260892" calcext:value-type="float">
            <text:p>0.004583854826089</text:p>
          </table:table-cell>
          <table:table-cell office:value-type="float" office:value="0.011534607414209" calcext:value-type="float">
            <text:p>0.011534607414209</text:p>
          </table:table-cell>
          <table:table-cell/>
          <table:table-cell office:value-type="float" office:value="0.0030663008384605" calcext:value-type="float">
            <text:p>0.003066300838461</text:p>
          </table:table-cell>
          <table:table-cell office:value-type="float" office:value="0.010483711790722" calcext:value-type="float">
            <text:p>0.010483711790722</text:p>
          </table:table-cell>
        </table:table-row>
        <table:table-row table:style-name="ro1">
          <table:table-cell office:value-type="float" office:value="14.54" calcext:value-type="float">
            <text:p>14.54</text:p>
          </table:table-cell>
          <table:table-cell office:value-type="float" office:value="0" calcext:value-type="float">
            <text:p>0</text:p>
          </table:table-cell>
          <table:table-cell office:value-type="float" office:value="0.2415732279505" calcext:value-type="float">
            <text:p>0.2415732279505</text:p>
          </table:table-cell>
          <table:table-cell office:value-type="float" office:value="0.0046496328625775" calcext:value-type="float">
            <text:p>0.004649632862578</text:p>
          </table:table-cell>
          <table:table-cell office:value-type="float" office:value="0.011483430075974" calcext:value-type="float">
            <text:p>0.011483430075974</text:p>
          </table:table-cell>
          <table:table-cell/>
          <table:table-cell office:value-type="float" office:value="0.003095288093744" calcext:value-type="float">
            <text:p>0.003095288093744</text:p>
          </table:table-cell>
          <table:table-cell office:value-type="float" office:value="0.010484549921583" calcext:value-type="float">
            <text:p>0.010484549921583</text:p>
          </table:table-cell>
        </table:table-row>
        <table:table-row table:style-name="ro1">
          <table:table-cell office:value-type="float" office:value="14.56" calcext:value-type="float">
            <text:p>14.56</text:p>
          </table:table-cell>
          <table:table-cell office:value-type="float" office:value="0" calcext:value-type="float">
            <text:p>0</text:p>
          </table:table-cell>
          <table:table-cell office:value-type="float" office:value="0.24100871036202" calcext:value-type="float">
            <text:p>0.24100871036202</text:p>
          </table:table-cell>
          <table:table-cell office:value-type="float" office:value="0.0047155469597851" calcext:value-type="float">
            <text:p>0.004715546959785</text:p>
          </table:table-cell>
          <table:table-cell office:value-type="float" office:value="0.011431656099422" calcext:value-type="float">
            <text:p>0.011431656099422</text:p>
          </table:table-cell>
          <table:table-cell/>
          <table:table-cell office:value-type="float" office:value="0.0031242772891906" calcext:value-type="float">
            <text:p>0.003124277289191</text:p>
          </table:table-cell>
          <table:table-cell office:value-type="float" office:value="0.010485385990734" calcext:value-type="float">
            <text:p>0.010485385990734</text:p>
          </table:table-cell>
        </table:table-row>
        <table:table-row table:style-name="ro1">
          <table:table-cell office:value-type="float" office:value="14.58" calcext:value-type="float">
            <text:p>14.58</text:p>
          </table:table-cell>
          <table:table-cell office:value-type="float" office:value="0" calcext:value-type="float">
            <text:p>0</text:p>
          </table:table-cell>
          <table:table-cell office:value-type="float" office:value="0.24043627919746" calcext:value-type="float">
            <text:p>0.24043627919746</text:p>
          </table:table-cell>
          <table:table-cell office:value-type="float" office:value="0.0047815916175801" calcext:value-type="float">
            <text:p>0.00478159161758</text:p>
          </table:table-cell>
          <table:table-cell office:value-type="float" office:value="0.011379327514787" calcext:value-type="float">
            <text:p>0.011379327514787</text:p>
          </table:table-cell>
          <table:table-cell/>
          <table:table-cell office:value-type="float" office:value="0.0031532683937798" calcext:value-type="float">
            <text:p>0.00315326839378</text:p>
          </table:table-cell>
          <table:table-cell office:value-type="float" office:value="0.010486220045551" calcext:value-type="float">
            <text:p>0.010486220045551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0" calcext:value-type="float">
            <text:p>0</text:p>
          </table:table-cell>
          <table:table-cell office:value-type="float" office:value="0.23985643967219" calcext:value-type="float">
            <text:p>0.23985643967219</text:p>
          </table:table-cell>
          <table:table-cell office:value-type="float" office:value="0.0048477554893056" calcext:value-type="float">
            <text:p>0.004847755489306</text:p>
          </table:table-cell>
          <table:table-cell office:value-type="float" office:value="0.011326483612828" calcext:value-type="float">
            <text:p>0.011326483612828</text:p>
          </table:table-cell>
          <table:table-cell/>
          <table:table-cell office:value-type="float" office:value="0.0031822613772173" calcext:value-type="float">
            <text:p>0.003182261377217</text:p>
          </table:table-cell>
          <table:table-cell office:value-type="float" office:value="0.010487052131721" calcext:value-type="float">
            <text:p>0.010487052131721</text:p>
          </table:table-cell>
        </table:table-row>
        <table:table-row table:style-name="ro1">
          <table:table-cell office:value-type="float" office:value="14.62" calcext:value-type="float">
            <text:p>14.62</text:p>
          </table:table-cell>
          <table:table-cell office:value-type="float" office:value="0" calcext:value-type="float">
            <text:p>0</text:p>
          </table:table-cell>
          <table:table-cell office:value-type="float" office:value="0.23926966948504" calcext:value-type="float">
            <text:p>0.23926966948504</text:p>
          </table:table-cell>
          <table:table-cell office:value-type="float" office:value="0.0049140284715586" calcext:value-type="float">
            <text:p>0.004914028471559</text:p>
          </table:table-cell>
          <table:table-cell office:value-type="float" office:value="0.011273160082986" calcext:value-type="float">
            <text:p>0.011273160082986</text:p>
          </table:table-cell>
          <table:table-cell/>
          <table:table-cell office:value-type="float" office:value="0.0032112562099097" calcext:value-type="float">
            <text:p>0.00321125620991</text:p>
          </table:table-cell>
          <table:table-cell office:value-type="float" office:value="0.010487882293327" calcext:value-type="float">
            <text:p>0.010487882293327</text:p>
          </table:table-cell>
        </table:table-row>
        <table:table-row table:style-name="ro1">
          <table:table-cell office:value-type="float" office:value="14.64" calcext:value-type="float">
            <text:p>14.64</text:p>
          </table:table-cell>
          <table:table-cell office:value-type="float" office:value="0" calcext:value-type="float">
            <text:p>0</text:p>
          </table:table-cell>
          <table:table-cell office:value-type="float" office:value="0.23867641956091" calcext:value-type="float">
            <text:p>0.23867641956091</text:p>
          </table:table-cell>
          <table:table-cell office:value-type="float" office:value="0.0049804031359223" calcext:value-type="float">
            <text:p>0.004980403135922</text:p>
          </table:table-cell>
          <table:table-cell office:value-type="float" office:value="0.011219389258818" calcext:value-type="float">
            <text:p>0.011219389258818</text:p>
          </table:table-cell>
          <table:table-cell/>
          <table:table-cell office:value-type="float" office:value="0.0032402528629404" calcext:value-type="float">
            <text:p>0.00324025286294</text:p>
          </table:table-cell>
          <table:table-cell office:value-type="float" office:value="0.010488710572909" calcext:value-type="float">
            <text:p>0.010488710572909</text:p>
          </table:table-cell>
        </table:table-row>
        <table:table-row table:style-name="ro1">
          <table:table-cell office:value-type="float" office:value="14.66" calcext:value-type="float">
            <text:p>14.66</text:p>
          </table:table-cell>
          <table:table-cell office:value-type="float" office:value="0" calcext:value-type="float">
            <text:p>0</text:p>
          </table:table-cell>
          <table:table-cell office:value-type="float" office:value="0.23807711830301" calcext:value-type="float">
            <text:p>0.23807711830301</text:p>
          </table:table-cell>
          <table:table-cell office:value-type="float" office:value="0.0050468727501036" calcext:value-type="float">
            <text:p>0.005046872750104</text:p>
          </table:table-cell>
          <table:table-cell office:value-type="float" office:value="0.011165200479877" calcext:value-type="float">
            <text:p>0.011165200479877</text:p>
          </table:table-cell>
          <table:table-cell/>
          <table:table-cell office:value-type="float" office:value="0.0032710799359948" calcext:value-type="float">
            <text:p>0.003271079935995</text:p>
          </table:table-cell>
          <table:table-cell office:value-type="float" office:value="0.010483034087026" calcext:value-type="float">
            <text:p>0.010483034087026</text:p>
          </table:table-cell>
        </table:table-row>
        <table:table-row table:style-name="ro1">
          <table:table-cell office:value-type="float" office:value="14.68" calcext:value-type="float">
            <text:p>14.68</text:p>
          </table:table-cell>
          <table:table-cell office:value-type="float" office:value="0" calcext:value-type="float">
            <text:p>0</text:p>
          </table:table-cell>
          <table:table-cell office:value-type="float" office:value="0.23747217303471" calcext:value-type="float">
            <text:p>0.23747217303471</text:p>
          </table:table-cell>
          <table:table-cell office:value-type="float" office:value="0.00511343119609" calcext:value-type="float">
            <text:p>0.00511343119609</text:p>
          </table:table-cell>
          <table:table-cell office:value-type="float" office:value="0.011110620435043" calcext:value-type="float">
            <text:p>0.011110620435043</text:p>
          </table:table-cell>
          <table:table-cell/>
          <table:table-cell office:value-type="float" office:value="0.0033024300505837" calcext:value-type="float">
            <text:p>0.003302430050584</text:p>
          </table:table-cell>
          <table:table-cell office:value-type="float" office:value="0.010467429719857" calcext:value-type="float">
            <text:p>0.010467429719857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float" office:value="0" calcext:value-type="float">
            <text:p>0</text:p>
          </table:table-cell>
          <table:table-cell office:value-type="float" office:value="0.23686197134218" calcext:value-type="float">
            <text:p>0.23686197134218</text:p>
          </table:table-cell>
          <table:table-cell office:value-type="float" office:value="0.0051800729017876" calcext:value-type="float">
            <text:p>0.005180072901788</text:p>
          </table:table-cell>
          <table:table-cell office:value-type="float" office:value="0.011055673461039" calcext:value-type="float">
            <text:p>0.011055673461039</text:p>
          </table:table-cell>
          <table:table-cell/>
          <table:table-cell office:value-type="float" office:value="0.0033331313583172" calcext:value-type="float">
            <text:p>0.003333131358317</text:p>
          </table:table-cell>
          <table:table-cell office:value-type="float" office:value="0.01044982846783" calcext:value-type="float">
            <text:p>0.01044982846783</text:p>
          </table:table-cell>
        </table:table-row>
        <table:table-row table:style-name="ro1">
          <table:table-cell office:value-type="float" office:value="14.72" calcext:value-type="float">
            <text:p>14.72</text:p>
          </table:table-cell>
          <table:table-cell office:value-type="float" office:value="0" calcext:value-type="float">
            <text:p>0</text:p>
          </table:table-cell>
          <table:table-cell office:value-type="float" office:value="0.23624688237788" calcext:value-type="float">
            <text:p>0.23624688237788</text:p>
          </table:table-cell>
          <table:table-cell office:value-type="float" office:value="0.0052467927774457" calcext:value-type="float">
            <text:p>0.005246792777446</text:p>
          </table:table-cell>
          <table:table-cell office:value-type="float" office:value="0.01100038180571" calcext:value-type="float">
            <text:p>0.01100038180571</text:p>
          </table:table-cell>
          <table:table-cell/>
          <table:table-cell office:value-type="float" office:value="0.0033638355233176" calcext:value-type="float">
            <text:p>0.003363835523318</text:p>
          </table:table-cell>
          <table:table-cell office:value-type="float" office:value="0.010432216637232" calcext:value-type="float">
            <text:p>0.010432216637232</text:p>
          </table:table-cell>
        </table:table-row>
        <table:table-row table:style-name="ro1">
          <table:table-cell office:value-type="float" office:value="14.74" calcext:value-type="float">
            <text:p>14.74</text:p>
          </table:table-cell>
          <table:table-cell office:value-type="float" office:value="0" calcext:value-type="float">
            <text:p>0</text:p>
          </table:table-cell>
          <table:table-cell office:value-type="float" office:value="0.23562728696852" calcext:value-type="float">
            <text:p>0.23562728696852</text:p>
          </table:table-cell>
          <table:table-cell office:value-type="float" office:value="0.005313583249152" calcext:value-type="float">
            <text:p>0.005313583249152</text:p>
          </table:table-cell>
          <table:table-cell office:value-type="float" office:value="0.010944765745599" calcext:value-type="float">
            <text:p>0.010944765745599</text:p>
          </table:table-cell>
          <table:table-cell/>
          <table:table-cell office:value-type="float" office:value="0.0033945424954928" calcext:value-type="float">
            <text:p>0.003394542495493</text:p>
          </table:table-cell>
          <table:table-cell office:value-type="float" office:value="0.010414594357246" calcext:value-type="float">
            <text:p>0.010414594357246</text:p>
          </table:table-cell>
        </table:table-row>
        <table:table-row table:style-name="ro1">
          <table:table-cell office:value-type="float" office:value="14.76" calcext:value-type="float">
            <text:p>14.76</text:p>
          </table:table-cell>
          <table:table-cell office:value-type="float" office:value="0" calcext:value-type="float">
            <text:p>0</text:p>
          </table:table-cell>
          <table:table-cell office:value-type="float" office:value="0.2350036155572" calcext:value-type="float">
            <text:p>0.2350036155572</text:p>
          </table:table-cell>
          <table:table-cell office:value-type="float" office:value="0.0053804298729448" calcext:value-type="float">
            <text:p>0.005380429872945</text:p>
          </table:table-cell>
          <table:table-cell office:value-type="float" office:value="0.010888843415462" calcext:value-type="float">
            <text:p>0.010888843415462</text:p>
          </table:table-cell>
          <table:table-cell/>
          <table:table-cell office:value-type="float" office:value="0.0034252522270118" calcext:value-type="float">
            <text:p>0.003425252227012</text:p>
          </table:table-cell>
          <table:table-cell office:value-type="float" office:value="0.010396961749987" calcext:value-type="float">
            <text:p>0.010396961749987</text:p>
          </table:table-cell>
        </table:table-row>
        <table:table-row table:style-name="ro1">
          <table:table-cell office:value-type="float" office:value="14.78" calcext:value-type="float">
            <text:p>14.78</text:p>
          </table:table-cell>
          <table:table-cell office:value-type="float" office:value="0" calcext:value-type="float">
            <text:p>0</text:p>
          </table:table-cell>
          <table:table-cell office:value-type="float" office:value="0.23437599466695" calcext:value-type="float">
            <text:p>0.23437599466695</text:p>
          </table:table-cell>
          <table:table-cell office:value-type="float" office:value="0.0054473392776335" calcext:value-type="float">
            <text:p>0.005447339277634</text:p>
          </table:table-cell>
          <table:table-cell office:value-type="float" office:value="0.010832632183708" calcext:value-type="float">
            <text:p>0.010832632183708</text:p>
          </table:table-cell>
          <table:table-cell/>
          <table:table-cell office:value-type="float" office:value="0.0034559646721892" calcext:value-type="float">
            <text:p>0.003455964672189</text:p>
          </table:table-cell>
          <table:table-cell office:value-type="float" office:value="0.010379318929431" calcext:value-type="float">
            <text:p>0.010379318929431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0" calcext:value-type="float">
            <text:p>0</text:p>
          </table:table-cell>
          <table:table-cell office:value-type="float" office:value="0.23374356662444" calcext:value-type="float">
            <text:p>0.23374356662444</text:p>
          </table:table-cell>
          <table:table-cell office:value-type="float" office:value="0.0055143078445362" calcext:value-type="float">
            <text:p>0.005514307844536</text:p>
          </table:table-cell>
          <table:table-cell office:value-type="float" office:value="0.010776148626998" calcext:value-type="float">
            <text:p>0.010776148626998</text:p>
          </table:table-cell>
          <table:table-cell/>
          <table:table-cell office:value-type="float" office:value="0.0034866797875754" calcext:value-type="float">
            <text:p>0.003486679787575</text:p>
          </table:table-cell>
          <table:table-cell office:value-type="float" office:value="0.010361666002299" calcext:value-type="float">
            <text:p>0.010361666002299</text:p>
          </table:table-cell>
        </table:table-row>
        <table:table-row table:style-name="ro1">
          <table:table-cell office:value-type="float" office:value="14.82" calcext:value-type="float">
            <text:p>14.82</text:p>
          </table:table-cell>
          <table:table-cell office:value-type="float" office:value="0" calcext:value-type="float">
            <text:p>0</text:p>
          </table:table-cell>
          <table:table-cell office:value-type="float" office:value="0.23307163550867" calcext:value-type="float">
            <text:p>0.23307163550867</text:p>
          </table:table-cell>
          <table:table-cell office:value-type="float" office:value="0.0055815971078755" calcext:value-type="float">
            <text:p>0.005581597107876</text:p>
          </table:table-cell>
          <table:table-cell office:value-type="float" office:value="0.010718321539409" calcext:value-type="float">
            <text:p>0.010718321539409</text:p>
          </table:table-cell>
          <table:table-cell/>
          <table:table-cell office:value-type="float" office:value="0.0035173975315081" calcext:value-type="float">
            <text:p>0.003517397531508</text:p>
          </table:table-cell>
          <table:table-cell office:value-type="float" office:value="0.01034400306923" calcext:value-type="float">
            <text:p>0.01034400306923</text:p>
          </table:table-cell>
        </table:table-row>
        <table:table-row table:style-name="ro1">
          <table:table-cell office:value-type="float" office:value="14.84" calcext:value-type="float">
            <text:p>14.84</text:p>
          </table:table-cell>
          <table:table-cell office:value-type="float" office:value="0" calcext:value-type="float">
            <text:p>0</text:p>
          </table:table-cell>
          <table:table-cell office:value-type="float" office:value="0.23239509583891" calcext:value-type="float">
            <text:p>0.23239509583891</text:p>
          </table:table-cell>
          <table:table-cell office:value-type="float" office:value="0.0056489389589748" calcext:value-type="float">
            <text:p>0.005648938958975</text:p>
          </table:table-cell>
          <table:table-cell office:value-type="float" office:value="0.010660253297755" calcext:value-type="float">
            <text:p>0.010660253297755</text:p>
          </table:table-cell>
          <table:table-cell/>
          <table:table-cell office:value-type="float" office:value="0.0035481178642075" calcext:value-type="float">
            <text:p>0.003548117864208</text:p>
          </table:table-cell>
          <table:table-cell office:value-type="float" office:value="0.010326330224252" calcext:value-type="float">
            <text:p>0.010326330224252</text:p>
          </table:table-cell>
        </table:table-row>
        <table:table-row table:style-name="ro1">
          <table:table-cell office:value-type="float" office:value="14.86" calcext:value-type="float">
            <text:p>14.86</text:p>
          </table:table-cell>
          <table:table-cell office:value-type="float" office:value="0" calcext:value-type="float">
            <text:p>0</text:p>
          </table:table-cell>
          <table:table-cell office:value-type="float" office:value="0.23171429735552" calcext:value-type="float">
            <text:p>0.23171429735552</text:p>
          </table:table-cell>
          <table:table-cell office:value-type="float" office:value="0.0057163301677245" calcext:value-type="float">
            <text:p>0.005716330167725</text:p>
          </table:table-cell>
          <table:table-cell office:value-type="float" office:value="0.010601958182835" calcext:value-type="float">
            <text:p>0.010601958182835</text:p>
          </table:table-cell>
          <table:table-cell/>
          <table:table-cell office:value-type="float" office:value="0.0035788407476535" calcext:value-type="float">
            <text:p>0.003578840747654</text:p>
          </table:table-cell>
          <table:table-cell office:value-type="float" office:value="0.010308647555756" calcext:value-type="float">
            <text:p>0.010308647555756</text:p>
          </table:table-cell>
        </table:table-row>
        <table:table-row table:style-name="ro1">
          <table:table-cell office:value-type="float" office:value="14.88" calcext:value-type="float">
            <text:p>14.88</text:p>
          </table:table-cell>
          <table:table-cell office:value-type="float" office:value="0" calcext:value-type="float">
            <text:p>0</text:p>
          </table:table-cell>
          <table:table-cell office:value-type="float" office:value="0.23102957196987" calcext:value-type="float">
            <text:p>0.23102957196987</text:p>
          </table:table-cell>
          <table:table-cell office:value-type="float" office:value="0.0057837677635657" calcext:value-type="float">
            <text:p>0.005783767763566</text:p>
          </table:table-cell>
          <table:table-cell office:value-type="float" office:value="0.010543449353279" calcext:value-type="float">
            <text:p>0.010543449353279</text:p>
          </table:table-cell>
          <table:table-cell/>
          <table:table-cell office:value-type="float" office:value="0.0036095661454779" calcext:value-type="float">
            <text:p>0.003609566145478</text:p>
          </table:table-cell>
          <table:table-cell office:value-type="float" office:value="0.010290955146637" calcext:value-type="float">
            <text:p>0.010290955146637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float" office:value="0" calcext:value-type="float">
            <text:p>0</text:p>
          </table:table-cell>
          <table:table-cell office:value-type="float" office:value="0.23024669269317" calcext:value-type="float">
            <text:p>0.23024669269317</text:p>
          </table:table-cell>
          <table:table-cell office:value-type="float" office:value="0.0058519663892259" calcext:value-type="float">
            <text:p>0.005851966389226</text:p>
          </table:table-cell>
          <table:table-cell office:value-type="float" office:value="0.010481805878108" calcext:value-type="float">
            <text:p>0.010481805878108</text:p>
          </table:table-cell>
          <table:table-cell/>
          <table:table-cell office:value-type="float" office:value="0.003640294022881" calcext:value-type="float">
            <text:p>0.003640294022881</text:p>
          </table:table-cell>
          <table:table-cell office:value-type="float" office:value="0.010273253074557" calcext:value-type="float">
            <text:p>0.010273253074557</text:p>
          </table:table-cell>
        </table:table-row>
        <table:table-row table:style-name="ro1">
          <table:table-cell office:value-type="float" office:value="14.92" calcext:value-type="float">
            <text:p>14.92</text:p>
          </table:table-cell>
          <table:table-cell office:value-type="float" office:value="0" calcext:value-type="float">
            <text:p>0</text:p>
          </table:table-cell>
          <table:table-cell office:value-type="float" office:value="0.22946031809478" calcext:value-type="float">
            <text:p>0.22946031809478</text:p>
          </table:table-cell>
          <table:table-cell office:value-type="float" office:value="0.00592021191131" calcext:value-type="float">
            <text:p>0.00592021191131</text:p>
          </table:table-cell>
          <table:table-cell office:value-type="float" office:value="0.010419960832733" calcext:value-type="float">
            <text:p>0.010419960832733</text:p>
          </table:table-cell>
          <table:table-cell/>
          <table:table-cell office:value-type="float" office:value="0.00367102434655" calcext:value-type="float">
            <text:p>0.00367102434655</text:p>
          </table:table-cell>
          <table:table-cell office:value-type="float" office:value="0.010255541412447" calcext:value-type="float">
            <text:p>0.010255541412447</text:p>
          </table:table-cell>
        </table:table-row>
        <table:table-row table:style-name="ro1">
          <table:table-cell office:value-type="float" office:value="14.94" calcext:value-type="float">
            <text:p>14.94</text:p>
          </table:table-cell>
          <table:table-cell office:value-type="float" office:value="0" calcext:value-type="float">
            <text:p>0</text:p>
          </table:table-cell>
          <table:table-cell office:value-type="float" office:value="0.22867075834926" calcext:value-type="float">
            <text:p>0.22867075834926</text:p>
          </table:table-cell>
          <table:table-cell office:value-type="float" office:value="0.0059885017360875" calcext:value-type="float">
            <text:p>0.005988501736088</text:p>
          </table:table-cell>
          <table:table-cell office:value-type="float" office:value="0.010357925556376" calcext:value-type="float">
            <text:p>0.010357925556376</text:p>
          </table:table-cell>
          <table:table-cell/>
          <table:table-cell office:value-type="float" office:value="0.0037017570845825" calcext:value-type="float">
            <text:p>0.003701757084583</text:p>
          </table:table-cell>
          <table:table-cell office:value-type="float" office:value="0.010237820228773" calcext:value-type="float">
            <text:p>0.010237820228773</text:p>
          </table:table-cell>
        </table:table-row>
        <table:table-row table:style-name="ro1">
          <table:table-cell office:value-type="float" office:value="14.96" calcext:value-type="float">
            <text:p>14.96</text:p>
          </table:table-cell>
          <table:table-cell office:value-type="float" office:value="0" calcext:value-type="float">
            <text:p>0</text:p>
          </table:table-cell>
          <table:table-cell office:value-type="float" office:value="0.22787830881551" calcext:value-type="float">
            <text:p>0.22787830881551</text:p>
          </table:table-cell>
          <table:table-cell office:value-type="float" office:value="0.0060568334556703" calcext:value-type="float">
            <text:p>0.00605683345567</text:p>
          </table:table-cell>
          <table:table-cell office:value-type="float" office:value="0.01029571057886" calcext:value-type="float">
            <text:p>0.01029571057886</text:p>
          </table:table-cell>
          <table:table-cell/>
          <table:table-cell office:value-type="float" office:value="0.0037324922064135" calcext:value-type="float">
            <text:p>0.003732492206414</text:p>
          </table:table-cell>
          <table:table-cell office:value-type="float" office:value="0.0102200895876" calcext:value-type="float">
            <text:p>0.0102200895876</text:p>
          </table:table-cell>
        </table:table-row>
        <table:table-row table:style-name="ro1">
          <table:table-cell office:value-type="float" office:value="14.98" calcext:value-type="float">
            <text:p>14.98</text:p>
          </table:table-cell>
          <table:table-cell office:value-type="float" office:value="0" calcext:value-type="float">
            <text:p>0</text:p>
          </table:table-cell>
          <table:table-cell office:value-type="float" office:value="0.22708325098039" calcext:value-type="float">
            <text:p>0.22708325098039</text:p>
          </table:table-cell>
          <table:table-cell office:value-type="float" office:value="0.0061252048306588" calcext:value-type="float">
            <text:p>0.006125204830659</text:p>
          </table:table-cell>
          <table:table-cell office:value-type="float" office:value="0.010233325694048" calcext:value-type="float">
            <text:p>0.010233325694048</text:p>
          </table:table-cell>
          <table:table-cell/>
          <table:table-cell office:value-type="float" office:value="0.0037632296827485" calcext:value-type="float">
            <text:p>0.003763229682749</text:p>
          </table:table-cell>
          <table:table-cell office:value-type="float" office:value="0.010202349549073" calcext:value-type="float">
            <text:p>0.01020234954907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0.22628586355386" calcext:value-type="float">
            <text:p>0.22628586355386</text:p>
          </table:table-cell>
          <table:table-cell office:value-type="float" office:value="0.0061936116730288" calcext:value-type="float">
            <text:p>0.006193611673029</text:p>
          </table:table-cell>
          <table:table-cell office:value-type="float" office:value="0.010170780009652" calcext:value-type="float">
            <text:p>0.010170780009652</text:p>
          </table:table-cell>
          <table:table-cell/>
          <table:table-cell office:value-type="float" office:value="0.0037939694854984" calcext:value-type="float">
            <text:p>0.003793969485498</text:p>
          </table:table-cell>
          <table:table-cell office:value-type="float" office:value="0.010184600169617" calcext:value-type="float">
            <text:p>0.010184600169617</text:p>
          </table:table-cell>
        </table:table-row>
        <table:table-row table:style-name="ro1">
          <table:table-cell office:value-type="float" office:value="15.02" calcext:value-type="float">
            <text:p>15.02</text:p>
          </table:table-cell>
          <table:table-cell office:value-type="float" office:value="0" calcext:value-type="float">
            <text:p>0</text:p>
          </table:table-cell>
          <table:table-cell office:value-type="float" office:value="0.22331573144273" calcext:value-type="float">
            <text:p>0.22331573144273</text:p>
          </table:table-cell>
          <table:table-cell office:value-type="float" office:value="0.0061784565155805" calcext:value-type="float">
            <text:p>0.006178456515581</text:p>
          </table:table-cell>
          <table:table-cell office:value-type="float" office:value="0.0099904426524576" calcext:value-type="float">
            <text:p>0.009990442652458</text:p>
          </table:table-cell>
          <table:table-cell/>
          <table:table-cell office:value-type="float" office:value="0.0037786862448964" calcext:value-type="float">
            <text:p>0.003778686244896</text:p>
          </table:table-cell>
          <table:table-cell office:value-type="float" office:value="0.010003689131568" calcext:value-type="float">
            <text:p>0.010003689131568</text:p>
          </table:table-cell>
        </table:table-row>
        <table:table-row table:style-name="ro1">
          <table:table-cell office:value-type="float" office:value="15.04" calcext:value-type="float">
            <text:p>15.04</text:p>
          </table:table-cell>
          <table:table-cell office:value-type="float" office:value="0" calcext:value-type="float">
            <text:p>0</text:p>
          </table:table-cell>
          <table:table-cell office:value-type="float" office:value="0.22035197352808" calcext:value-type="float">
            <text:p>0.22035197352808</text:p>
          </table:table-cell>
          <table:table-cell office:value-type="float" office:value="0.0061633013581317" calcext:value-type="float">
            <text:p>0.006163301358132</text:p>
          </table:table-cell>
          <table:table-cell office:value-type="float" office:value="0.0098101052952439" calcext:value-type="float">
            <text:p>0.009810105295244</text:p>
          </table:table-cell>
          <table:table-cell/>
          <table:table-cell office:value-type="float" office:value="0.0037634030042933" calcext:value-type="float">
            <text:p>0.003763403004293</text:p>
          </table:table-cell>
          <table:table-cell office:value-type="float" office:value="0.0098227780935224" calcext:value-type="float">
            <text:p>0.009822778093522</text:p>
          </table:table-cell>
        </table:table-row>
        <table:table-row table:style-name="ro1">
          <table:table-cell office:value-type="float" office:value="15.06" calcext:value-type="float">
            <text:p>15.06</text:p>
          </table:table-cell>
          <table:table-cell office:value-type="float" office:value="0" calcext:value-type="float">
            <text:p>0</text:p>
          </table:table-cell>
          <table:table-cell office:value-type="float" office:value="0.21739494064393" calcext:value-type="float">
            <text:p>0.21739494064393</text:p>
          </table:table-cell>
          <table:table-cell office:value-type="float" office:value="0.0061481462006829" calcext:value-type="float">
            <text:p>0.006148146200683</text:p>
          </table:table-cell>
          <table:table-cell office:value-type="float" office:value="0.0096297679379795" calcext:value-type="float">
            <text:p>0.00962976793798</text:p>
          </table:table-cell>
          <table:table-cell/>
          <table:table-cell office:value-type="float" office:value="0.0037481197636902" calcext:value-type="float">
            <text:p>0.00374811976369</text:p>
          </table:table-cell>
          <table:table-cell office:value-type="float" office:value="0.0096418670554728" calcext:value-type="float">
            <text:p>0.009641867055473</text:p>
          </table:table-cell>
        </table:table-row>
        <table:table-row table:style-name="ro1">
          <table:table-cell office:value-type="float" office:value="15.08" calcext:value-type="float">
            <text:p>15.08</text:p>
          </table:table-cell>
          <table:table-cell office:value-type="float" office:value="0" calcext:value-type="float">
            <text:p>0</text:p>
          </table:table-cell>
          <table:table-cell office:value-type="float" office:value="0.21444501912278" calcext:value-type="float">
            <text:p>0.21444501912278</text:p>
          </table:table-cell>
          <table:table-cell office:value-type="float" office:value="0.0061329910432341" calcext:value-type="float">
            <text:p>0.006132991043234</text:p>
          </table:table-cell>
          <table:table-cell office:value-type="float" office:value="0.0094494305807349" calcext:value-type="float">
            <text:p>0.009449430580735</text:p>
          </table:table-cell>
          <table:table-cell/>
          <table:table-cell office:value-type="float" office:value="0.0037328365230872" calcext:value-type="float">
            <text:p>0.003732836523087</text:p>
          </table:table-cell>
          <table:table-cell office:value-type="float" office:value="0.0094609560174313" calcext:value-type="float">
            <text:p>0.009460956017431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float" office:value="0" calcext:value-type="float">
            <text:p>0</text:p>
          </table:table-cell>
          <table:table-cell office:value-type="float" office:value="0.21150263679176" calcext:value-type="float">
            <text:p>0.21150263679176</text:p>
          </table:table-cell>
          <table:table-cell office:value-type="float" office:value="0.0061178358857853" calcext:value-type="float">
            <text:p>0.006117835885785</text:p>
          </table:table-cell>
          <table:table-cell office:value-type="float" office:value="0.0092690932234108" calcext:value-type="float">
            <text:p>0.009269093223411</text:p>
          </table:table-cell>
          <table:table-cell/>
          <table:table-cell office:value-type="float" office:value="0.0037175532824841" calcext:value-type="float">
            <text:p>0.003717553282484</text:p>
          </table:table-cell>
          <table:table-cell office:value-type="float" office:value="0.0092800449793962" calcext:value-type="float">
            <text:p>0.009280044979396</text:p>
          </table:table-cell>
        </table:table-row>
        <table:table-row table:style-name="ro1">
          <table:table-cell office:value-type="float" office:value="15.12" calcext:value-type="float">
            <text:p>15.12</text:p>
          </table:table-cell>
          <table:table-cell office:value-type="float" office:value="0" calcext:value-type="float">
            <text:p>0</text:p>
          </table:table-cell>
          <table:table-cell office:value-type="float" office:value="0.20856827044149" calcext:value-type="float">
            <text:p>0.20856827044149</text:p>
          </table:table-cell>
          <table:table-cell office:value-type="float" office:value="0.0061026807283366" calcext:value-type="float">
            <text:p>0.006102680728337</text:p>
          </table:table-cell>
          <table:table-cell office:value-type="float" office:value="0.009088755866242" calcext:value-type="float">
            <text:p>0.009088755866242</text:p>
          </table:table-cell>
          <table:table-cell/>
          <table:table-cell office:value-type="float" office:value="0.003702270041881" calcext:value-type="float">
            <text:p>0.003702270041881</text:p>
          </table:table-cell>
          <table:table-cell office:value-type="float" office:value="0.0090991339413491" calcext:value-type="float">
            <text:p>0.009099133941349</text:p>
          </table:table-cell>
        </table:table-row>
        <table:table-row table:style-name="ro1">
          <table:table-cell office:value-type="float" office:value="15.14" calcext:value-type="float">
            <text:p>15.14</text:p>
          </table:table-cell>
          <table:table-cell office:value-type="float" office:value="0" calcext:value-type="float">
            <text:p>0</text:p>
          </table:table-cell>
          <table:table-cell office:value-type="float" office:value="0.20564245523707" calcext:value-type="float">
            <text:p>0.20564245523707</text:p>
          </table:table-cell>
          <table:table-cell office:value-type="float" office:value="0.0060875255708878" calcext:value-type="float">
            <text:p>0.006087525570888</text:p>
          </table:table-cell>
          <table:table-cell office:value-type="float" office:value="0.0089084185090191" calcext:value-type="float">
            <text:p>0.008908418509019</text:p>
          </table:table-cell>
          <table:table-cell/>
          <table:table-cell office:value-type="float" office:value="0.003686986801278" calcext:value-type="float">
            <text:p>0.003686986801278</text:p>
          </table:table-cell>
          <table:table-cell office:value-type="float" office:value="0.008918222903311" calcext:value-type="float">
            <text:p>0.008918222903311</text:p>
          </table:table-cell>
        </table:table-row>
        <table:table-row table:style-name="ro1">
          <table:table-cell office:value-type="float" office:value="15.16" calcext:value-type="float">
            <text:p>15.16</text:p>
          </table:table-cell>
          <table:table-cell office:value-type="float" office:value="0" calcext:value-type="float">
            <text:p>0</text:p>
          </table:table-cell>
          <table:table-cell office:value-type="float" office:value="0.20272579672173" calcext:value-type="float">
            <text:p>0.20272579672173</text:p>
          </table:table-cell>
          <table:table-cell office:value-type="float" office:value="0.006072370413439" calcext:value-type="float">
            <text:p>0.006072370413439</text:p>
          </table:table-cell>
          <table:table-cell office:value-type="float" office:value="0.0087280811517686" calcext:value-type="float">
            <text:p>0.008728081151769</text:p>
          </table:table-cell>
          <table:table-cell/>
          <table:table-cell office:value-type="float" office:value="0.0036717035606749" calcext:value-type="float">
            <text:p>0.003671703560675</text:p>
          </table:table-cell>
          <table:table-cell office:value-type="float" office:value="0.0087373118652657" calcext:value-type="float">
            <text:p>0.008737311865266</text:p>
          </table:table-cell>
        </table:table-row>
        <table:table-row table:style-name="ro1">
          <table:table-cell office:value-type="float" office:value="15.18" calcext:value-type="float">
            <text:p>15.18</text:p>
          </table:table-cell>
          <table:table-cell office:value-type="float" office:value="0" calcext:value-type="float">
            <text:p>0</text:p>
          </table:table-cell>
          <table:table-cell office:value-type="float" office:value="0.19981898632485" calcext:value-type="float">
            <text:p>0.19981898632485</text:p>
          </table:table-cell>
          <table:table-cell office:value-type="float" office:value="0.0060572152559903" calcext:value-type="float">
            <text:p>0.00605721525599</text:p>
          </table:table-cell>
          <table:table-cell office:value-type="float" office:value="0.0085477437945584" calcext:value-type="float">
            <text:p>0.008547743794558</text:p>
          </table:table-cell>
          <table:table-cell/>
          <table:table-cell office:value-type="float" office:value="0.0036564203200718" calcext:value-type="float">
            <text:p>0.003656420320072</text:p>
          </table:table-cell>
          <table:table-cell office:value-type="float" office:value="0.0085564008272238" calcext:value-type="float">
            <text:p>0.008556400827224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0" calcext:value-type="float">
            <text:p>0</text:p>
          </table:table-cell>
          <table:table-cell office:value-type="float" office:value="0.19692282166689" calcext:value-type="float">
            <text:p>0.19692282166689</text:p>
          </table:table-cell>
          <table:table-cell office:value-type="float" office:value="0.0060420600985415" calcext:value-type="float">
            <text:p>0.006042060098542</text:p>
          </table:table-cell>
          <table:table-cell office:value-type="float" office:value="0.008367406437304" calcext:value-type="float">
            <text:p>0.008367406437304</text:p>
          </table:table-cell>
          <table:table-cell/>
          <table:table-cell office:value-type="float" office:value="0.0036411370794687" calcext:value-type="float">
            <text:p>0.003641137079469</text:p>
          </table:table-cell>
          <table:table-cell office:value-type="float" office:value="0.0083754897891789" calcext:value-type="float">
            <text:p>0.008375489789179</text:p>
          </table:table-cell>
        </table:table-row>
        <table:table-row table:style-name="ro1">
          <table:table-cell office:value-type="float" office:value="15.22" calcext:value-type="float">
            <text:p>15.22</text:p>
          </table:table-cell>
          <table:table-cell office:value-type="float" office:value="0" calcext:value-type="float">
            <text:p>0</text:p>
          </table:table-cell>
          <table:table-cell office:value-type="float" office:value="0.19403823351422" calcext:value-type="float">
            <text:p>0.19403823351422</text:p>
          </table:table-cell>
          <table:table-cell office:value-type="float" office:value="0.0060269049410927" calcext:value-type="float">
            <text:p>0.006026904941093</text:p>
          </table:table-cell>
          <table:table-cell office:value-type="float" office:value="0.0081870690801083" calcext:value-type="float">
            <text:p>0.008187069080108</text:p>
          </table:table-cell>
          <table:table-cell/>
          <table:table-cell office:value-type="float" office:value="0.0036258538388657" calcext:value-type="float">
            <text:p>0.003625853838866</text:p>
          </table:table-cell>
          <table:table-cell office:value-type="float" office:value="0.0081945787511341" calcext:value-type="float">
            <text:p>0.008194578751134</text:p>
          </table:table-cell>
        </table:table-row>
        <table:table-row table:style-name="ro1">
          <table:table-cell office:value-type="float" office:value="15.24" calcext:value-type="float">
            <text:p>15.24</text:p>
          </table:table-cell>
          <table:table-cell office:value-type="float" office:value="0" calcext:value-type="float">
            <text:p>0</text:p>
          </table:table-cell>
          <table:table-cell office:value-type="float" office:value="0.19116632206341" calcext:value-type="float">
            <text:p>0.19116632206341</text:p>
          </table:table-cell>
          <table:table-cell office:value-type="float" office:value="0.0060117497836439" calcext:value-type="float">
            <text:p>0.006011749783644</text:p>
          </table:table-cell>
          <table:table-cell office:value-type="float" office:value="0.0080067317227775" calcext:value-type="float">
            <text:p>0.008006731722778</text:p>
          </table:table-cell>
          <table:table-cell/>
          <table:table-cell office:value-type="float" office:value="0.0036105705982626" calcext:value-type="float">
            <text:p>0.003610570598263</text:p>
          </table:table-cell>
          <table:table-cell office:value-type="float" office:value="0.0080136677130975" calcext:value-type="float">
            <text:p>0.008013667713098</text:p>
          </table:table-cell>
        </table:table-row>
        <table:table-row table:style-name="ro1">
          <table:table-cell office:value-type="float" office:value="15.26" calcext:value-type="float">
            <text:p>15.26</text:p>
          </table:table-cell>
          <table:table-cell office:value-type="float" office:value="0" calcext:value-type="float">
            <text:p>0</text:p>
          </table:table-cell>
          <table:table-cell office:value-type="float" office:value="0.18830840645538" calcext:value-type="float">
            <text:p>0.18830840645538</text:p>
          </table:table-cell>
          <table:table-cell office:value-type="float" office:value="0.0059965946261952" calcext:value-type="float">
            <text:p>0.005996594626195</text:p>
          </table:table-cell>
          <table:table-cell office:value-type="float" office:value="0.0078263943656038" calcext:value-type="float">
            <text:p>0.007826394365604</text:p>
          </table:table-cell>
          <table:table-cell/>
          <table:table-cell office:value-type="float" office:value="0.0035952873576595" calcext:value-type="float">
            <text:p>0.00359528735766</text:p>
          </table:table-cell>
          <table:table-cell office:value-type="float" office:value="0.0078327566750527" calcext:value-type="float">
            <text:p>0.007832756675053</text:p>
          </table:table-cell>
        </table:table-row>
        <table:table-row table:style-name="ro1">
          <table:table-cell office:value-type="float" office:value="15.28" calcext:value-type="float">
            <text:p>15.28</text:p>
          </table:table-cell>
          <table:table-cell office:value-type="float" office:value="0" calcext:value-type="float">
            <text:p>0</text:p>
          </table:table-cell>
          <table:table-cell office:value-type="float" office:value="0.1854660932012" calcext:value-type="float">
            <text:p>0.1854660932012</text:p>
          </table:table-cell>
          <table:table-cell office:value-type="float" office:value="0.0059814394687464" calcext:value-type="float">
            <text:p>0.005981439468746</text:p>
          </table:table-cell>
          <table:table-cell office:value-type="float" office:value="0.007646057008355" calcext:value-type="float">
            <text:p>0.007646057008355</text:p>
          </table:table-cell>
          <table:table-cell/>
          <table:table-cell office:value-type="float" office:value="0.0035800041170565" calcext:value-type="float">
            <text:p>0.003580004117057</text:p>
          </table:table-cell>
          <table:table-cell office:value-type="float" office:value="0.0076518456370081" calcext:value-type="float">
            <text:p>0.007651845637008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float" office:value="0" calcext:value-type="float">
            <text:p>0</text:p>
          </table:table-cell>
          <table:table-cell office:value-type="float" office:value="0.18264137172169" calcext:value-type="float">
            <text:p>0.18264137172169</text:p>
          </table:table-cell>
          <table:table-cell office:value-type="float" office:value="0.0059662843112976" calcext:value-type="float">
            <text:p>0.005966284311298</text:p>
          </table:table-cell>
          <table:table-cell office:value-type="float" office:value="0.007465719651121" calcext:value-type="float">
            <text:p>0.007465719651121</text:p>
          </table:table-cell>
          <table:table-cell/>
          <table:table-cell office:value-type="float" office:value="0.0035647208764534" calcext:value-type="float">
            <text:p>0.003564720876453</text:p>
          </table:table-cell>
          <table:table-cell office:value-type="float" office:value="0.0074709345989672" calcext:value-type="float">
            <text:p>0.007470934598967</text:p>
          </table:table-cell>
        </table:table-row>
        <table:table-row table:style-name="ro1">
          <table:table-cell office:value-type="float" office:value="15.32" calcext:value-type="float">
            <text:p>15.32</text:p>
          </table:table-cell>
          <table:table-cell office:value-type="float" office:value="0" calcext:value-type="float">
            <text:p>0</text:p>
          </table:table-cell>
          <table:table-cell office:value-type="float" office:value="0.17983674850979" calcext:value-type="float">
            <text:p>0.17983674850979</text:p>
          </table:table-cell>
          <table:table-cell office:value-type="float" office:value="0.0059511291538489" calcext:value-type="float">
            <text:p>0.005951129153849</text:p>
          </table:table-cell>
          <table:table-cell office:value-type="float" office:value="0.0072853822938826" calcext:value-type="float">
            <text:p>0.007285382293883</text:p>
          </table:table-cell>
          <table:table-cell/>
          <table:table-cell office:value-type="float" office:value="0.0035494376358503" calcext:value-type="float">
            <text:p>0.00354943763585</text:p>
          </table:table-cell>
          <table:table-cell office:value-type="float" office:value="0.0072900235609247" calcext:value-type="float">
            <text:p>0.007290023560925</text:p>
          </table:table-cell>
        </table:table-row>
        <table:table-row table:style-name="ro1">
          <table:table-cell office:value-type="float" office:value="15.34" calcext:value-type="float">
            <text:p>15.34</text:p>
          </table:table-cell>
          <table:table-cell office:value-type="float" office:value="0" calcext:value-type="float">
            <text:p>0</text:p>
          </table:table-cell>
          <table:table-cell office:value-type="float" office:value="0.17705543496863" calcext:value-type="float">
            <text:p>0.17705543496863</text:p>
          </table:table-cell>
          <table:table-cell office:value-type="float" office:value="0.0059359739964001" calcext:value-type="float">
            <text:p>0.0059359739964</text:p>
          </table:table-cell>
          <table:table-cell office:value-type="float" office:value="0.0071050449366579" calcext:value-type="float">
            <text:p>0.007105044936658</text:p>
          </table:table-cell>
          <table:table-cell/>
          <table:table-cell office:value-type="float" office:value="0.0035341543952472" calcext:value-type="float">
            <text:p>0.003534154395247</text:p>
          </table:table-cell>
          <table:table-cell office:value-type="float" office:value="0.0071091125228836" calcext:value-type="float">
            <text:p>0.007109112522884</text:p>
          </table:table-cell>
        </table:table-row>
        <table:table-row table:style-name="ro1">
          <table:table-cell office:value-type="float" office:value="15.36" calcext:value-type="float">
            <text:p>15.36</text:p>
          </table:table-cell>
          <table:table-cell office:value-type="float" office:value="0" calcext:value-type="float">
            <text:p>0</text:p>
          </table:table-cell>
          <table:table-cell office:value-type="float" office:value="0.17430160528901" calcext:value-type="float">
            <text:p>0.17430160528901</text:p>
          </table:table-cell>
          <table:table-cell office:value-type="float" office:value="0.0059208188389513" calcext:value-type="float">
            <text:p>0.005920818838951</text:p>
          </table:table-cell>
          <table:table-cell office:value-type="float" office:value="0.0069247075794223" calcext:value-type="float">
            <text:p>0.006924707579422</text:p>
          </table:table-cell>
          <table:table-cell/>
          <table:table-cell office:value-type="float" office:value="0.0035188711546442" calcext:value-type="float">
            <text:p>0.003518871154644</text:p>
          </table:table-cell>
          <table:table-cell office:value-type="float" office:value="0.0069282014848374" calcext:value-type="float">
            <text:p>0.006928201484837</text:p>
          </table:table-cell>
        </table:table-row>
        <table:table-row table:style-name="ro1">
          <table:table-cell office:value-type="float" office:value="15.38" calcext:value-type="float">
            <text:p>15.38</text:p>
          </table:table-cell>
          <table:table-cell office:value-type="float" office:value="0" calcext:value-type="float">
            <text:p>0</text:p>
          </table:table-cell>
          <table:table-cell office:value-type="float" office:value="0.17158073216541" calcext:value-type="float">
            <text:p>0.17158073216541</text:p>
          </table:table-cell>
          <table:table-cell office:value-type="float" office:value="0.0059056636815025" calcext:value-type="float">
            <text:p>0.005905663681503</text:p>
          </table:table-cell>
          <table:table-cell office:value-type="float" office:value="0.0067443702221883" calcext:value-type="float">
            <text:p>0.006744370222188</text:p>
          </table:table-cell>
          <table:table-cell/>
          <table:table-cell office:value-type="float" office:value="0.0035035879140411" calcext:value-type="float">
            <text:p>0.003503587914041</text:p>
          </table:table-cell>
          <table:table-cell office:value-type="float" office:value="0.0067472904467996" calcext:value-type="float">
            <text:p>0.0067472904468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0" calcext:value-type="float">
            <text:p>0</text:p>
          </table:table-cell>
          <table:table-cell office:value-type="float" office:value="0.1688999706654" calcext:value-type="float">
            <text:p>0.1688999706654</text:p>
          </table:table-cell>
          <table:table-cell office:value-type="float" office:value="0.0058905085240538" calcext:value-type="float">
            <text:p>0.005890508524054</text:p>
          </table:table-cell>
          <table:table-cell office:value-type="float" office:value="0.0065640328649422" calcext:value-type="float">
            <text:p>0.006564032864942</text:p>
          </table:table-cell>
          <table:table-cell/>
          <table:table-cell office:value-type="float" office:value="0.003488304673438" calcext:value-type="float">
            <text:p>0.003488304673438</text:p>
          </table:table-cell>
          <table:table-cell office:value-type="float" office:value="0.0065663794087542" calcext:value-type="float">
            <text:p>0.006566379408754</text:p>
          </table:table-cell>
        </table:table-row>
        <table:table-row table:style-name="ro1">
          <table:table-cell office:value-type="float" office:value="15.42" calcext:value-type="float">
            <text:p>15.42</text:p>
          </table:table-cell>
          <table:table-cell office:value-type="float" office:value="0" calcext:value-type="float">
            <text:p>0</text:p>
          </table:table-cell>
          <table:table-cell office:value-type="float" office:value="0.16626845890872" calcext:value-type="float">
            <text:p>0.16626845890872</text:p>
          </table:table-cell>
          <table:table-cell office:value-type="float" office:value="0.005875353366605" calcext:value-type="float">
            <text:p>0.005875353366605</text:p>
          </table:table-cell>
          <table:table-cell office:value-type="float" office:value="0.0063836955077176" calcext:value-type="float">
            <text:p>0.006383695507718</text:p>
          </table:table-cell>
          <table:table-cell/>
          <table:table-cell office:value-type="float" office:value="0.003473021432835" calcext:value-type="float">
            <text:p>0.003473021432835</text:p>
          </table:table-cell>
          <table:table-cell office:value-type="float" office:value="0.0063854683707093" calcext:value-type="float">
            <text:p>0.006385468370709</text:p>
          </table:table-cell>
        </table:table-row>
        <table:table-row table:style-name="ro1">
          <table:table-cell office:value-type="float" office:value="15.44" calcext:value-type="float">
            <text:p>15.44</text:p>
          </table:table-cell>
          <table:table-cell office:value-type="float" office:value="0" calcext:value-type="float">
            <text:p>0</text:p>
          </table:table-cell>
          <table:table-cell office:value-type="float" office:value="0.16369721245663" calcext:value-type="float">
            <text:p>0.16369721245663</text:p>
          </table:table-cell>
          <table:table-cell office:value-type="float" office:value="0.0058601982091562" calcext:value-type="float">
            <text:p>0.005860198209156</text:p>
          </table:table-cell>
          <table:table-cell office:value-type="float" office:value="0.0062033581504697" calcext:value-type="float">
            <text:p>0.00620335815047</text:p>
          </table:table-cell>
          <table:table-cell/>
          <table:table-cell office:value-type="float" office:value="0.0034577381922319" calcext:value-type="float">
            <text:p>0.003457738192232</text:p>
          </table:table-cell>
          <table:table-cell office:value-type="float" office:value="0.0062045573326689" calcext:value-type="float">
            <text:p>0.006204557332669</text:p>
          </table:table-cell>
        </table:table-row>
        <table:table-row table:style-name="ro1">
          <table:table-cell office:value-type="float" office:value="15.46" calcext:value-type="float">
            <text:p>15.46</text:p>
          </table:table-cell>
          <table:table-cell office:value-type="float" office:value="0" calcext:value-type="float">
            <text:p>0</text:p>
          </table:table-cell>
          <table:table-cell office:value-type="float" office:value="0.16119811237682" calcext:value-type="float">
            <text:p>0.16119811237682</text:p>
          </table:table-cell>
          <table:table-cell office:value-type="float" office:value="0.0058450430517074" calcext:value-type="float">
            <text:p>0.005845043051707</text:p>
          </table:table-cell>
          <table:table-cell office:value-type="float" office:value="0.006023020793227" calcext:value-type="float">
            <text:p>0.006023020793227</text:p>
          </table:table-cell>
          <table:table-cell/>
          <table:table-cell office:value-type="float" office:value="0.0034424549516288" calcext:value-type="float">
            <text:p>0.003442454951629</text:p>
          </table:table-cell>
          <table:table-cell office:value-type="float" office:value="0.0060236462946279" calcext:value-type="float">
            <text:p>0.006023646294628</text:p>
          </table:table-cell>
        </table:table-row>
        <table:table-row table:style-name="ro1">
          <table:table-cell office:value-type="float" office:value="15.48" calcext:value-type="float">
            <text:p>15.48</text:p>
          </table:table-cell>
          <table:table-cell office:value-type="float" office:value="0" calcext:value-type="float">
            <text:p>0</text:p>
          </table:table-cell>
          <table:table-cell office:value-type="float" office:value="0.15878171545648" calcext:value-type="float">
            <text:p>0.15878171545648</text:p>
          </table:table-cell>
          <table:table-cell office:value-type="float" office:value="0.0058298878942587" calcext:value-type="float">
            <text:p>0.005829887894259</text:p>
          </table:table-cell>
          <table:table-cell office:value-type="float" office:value="0.0058426834360023" calcext:value-type="float">
            <text:p>0.005842683436002</text:p>
          </table:table-cell>
          <table:table-cell/>
          <table:table-cell office:value-type="float" office:value="0.0034271717110258" calcext:value-type="float">
            <text:p>0.003427171711026</text:p>
          </table:table-cell>
          <table:table-cell office:value-type="float" office:value="0.005842735256584" calcext:value-type="float">
            <text:p>0.005842735256584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float" office:value="0" calcext:value-type="float">
            <text:p>0</text:p>
          </table:table-cell>
          <table:table-cell office:value-type="float" office:value="0.15645455990349" calcext:value-type="float">
            <text:p>0.15645455990349</text:p>
          </table:table-cell>
          <table:table-cell office:value-type="float" office:value="0.0058147327368099" calcext:value-type="float">
            <text:p>0.00581473273681</text:p>
          </table:table-cell>
          <table:table-cell office:value-type="float" office:value="0.0056623460787662" calcext:value-type="float">
            <text:p>0.005662346078766</text:p>
          </table:table-cell>
          <table:table-cell/>
          <table:table-cell office:value-type="float" office:value="0.0034118884704227" calcext:value-type="float">
            <text:p>0.003411888470423</text:p>
          </table:table-cell>
          <table:table-cell office:value-type="float" office:value="0.0056618242185431" calcext:value-type="float">
            <text:p>0.005661824218543</text:p>
          </table:table-cell>
        </table:table-row>
        <table:table-row table:style-name="ro1">
          <table:table-cell office:value-type="float" office:value="15.52" calcext:value-type="float">
            <text:p>15.52</text:p>
          </table:table-cell>
          <table:table-cell office:value-type="float" office:value="0" calcext:value-type="float">
            <text:p>0</text:p>
          </table:table-cell>
          <table:table-cell office:value-type="float" office:value="0.15421753277137" calcext:value-type="float">
            <text:p>0.15421753277137</text:p>
          </table:table-cell>
          <table:table-cell office:value-type="float" office:value="0.0057995775793611" calcext:value-type="float">
            <text:p>0.005799577579361</text:p>
          </table:table-cell>
          <table:table-cell office:value-type="float" office:value="0.0054820087215234" calcext:value-type="float">
            <text:p>0.005482008721523</text:p>
          </table:table-cell>
          <table:table-cell/>
          <table:table-cell office:value-type="float" office:value="0.0033966052298196" calcext:value-type="float">
            <text:p>0.00339660522982</text:p>
          </table:table-cell>
          <table:table-cell office:value-type="float" office:value="0.0054809131805006" calcext:value-type="float">
            <text:p>0.005480913180501</text:p>
          </table:table-cell>
        </table:table-row>
        <table:table-row table:style-name="ro1">
          <table:table-cell office:value-type="float" office:value="15.54" calcext:value-type="float">
            <text:p>15.54</text:p>
          </table:table-cell>
          <table:table-cell office:value-type="float" office:value="0" calcext:value-type="float">
            <text:p>0</text:p>
          </table:table-cell>
          <table:table-cell office:value-type="float" office:value="0.15206638325408" calcext:value-type="float">
            <text:p>0.15206638325408</text:p>
          </table:table-cell>
          <table:table-cell office:value-type="float" office:value="0.0057844224219124" calcext:value-type="float">
            <text:p>0.005784422421912</text:p>
          </table:table-cell>
          <table:table-cell office:value-type="float" office:value="0.0053016713642979" calcext:value-type="float">
            <text:p>0.005301671364298</text:p>
          </table:table-cell>
          <table:table-cell/>
          <table:table-cell office:value-type="float" office:value="0.0033813219892165" calcext:value-type="float">
            <text:p>0.003381321989217</text:p>
          </table:table-cell>
          <table:table-cell office:value-type="float" office:value="0.0053000021424582" calcext:value-type="float">
            <text:p>0.005300002142458</text:p>
          </table:table-cell>
        </table:table-row>
        <table:table-row table:style-name="ro1">
          <table:table-cell office:value-type="float" office:value="15.56" calcext:value-type="float">
            <text:p>15.56</text:p>
          </table:table-cell>
          <table:table-cell office:value-type="float" office:value="0" calcext:value-type="float">
            <text:p>0</text:p>
          </table:table-cell>
          <table:table-cell office:value-type="float" office:value="0.14999393126974" calcext:value-type="float">
            <text:p>0.14999393126974</text:p>
          </table:table-cell>
          <table:table-cell office:value-type="float" office:value="0.0057692672644636" calcext:value-type="float">
            <text:p>0.005769267264464</text:p>
          </table:table-cell>
          <table:table-cell office:value-type="float" office:value="0.0051213340070698" calcext:value-type="float">
            <text:p>0.00512133400707</text:p>
          </table:table-cell>
          <table:table-cell/>
          <table:table-cell office:value-type="float" office:value="0.0033660387486135" calcext:value-type="float">
            <text:p>0.003366038748614</text:p>
          </table:table-cell>
          <table:table-cell office:value-type="float" office:value="0.0051190911044165" calcext:value-type="float">
            <text:p>0.005119091104417</text:p>
          </table:table-cell>
        </table:table-row>
        <table:table-row table:style-name="ro1">
          <table:table-cell office:value-type="float" office:value="15.58" calcext:value-type="float">
            <text:p>15.58</text:p>
          </table:table-cell>
          <table:table-cell office:value-type="float" office:value="0" calcext:value-type="float">
            <text:p>0</text:p>
          </table:table-cell>
          <table:table-cell office:value-type="float" office:value="0.14799256576974" calcext:value-type="float">
            <text:p>0.14799256576974</text:p>
          </table:table-cell>
          <table:table-cell office:value-type="float" office:value="0.0057541121070148" calcext:value-type="float">
            <text:p>0.005754112107015</text:p>
          </table:table-cell>
          <table:table-cell office:value-type="float" office:value="0.0049409966498255" calcext:value-type="float">
            <text:p>0.004940996649826</text:p>
          </table:table-cell>
          <table:table-cell/>
          <table:table-cell office:value-type="float" office:value="0.0033507555080104" calcext:value-type="float">
            <text:p>0.00335075550801</text:p>
          </table:table-cell>
          <table:table-cell office:value-type="float" office:value="0.0049381800663735" calcext:value-type="float">
            <text:p>0.004938180066374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0" calcext:value-type="float">
            <text:p>0</text:p>
          </table:table-cell>
          <table:table-cell office:value-type="float" office:value="0.14605594578059" calcext:value-type="float">
            <text:p>0.14605594578059</text:p>
          </table:table-cell>
          <table:table-cell office:value-type="float" office:value="0.005738956949566" calcext:value-type="float">
            <text:p>0.005738956949566</text:p>
          </table:table-cell>
          <table:table-cell office:value-type="float" office:value="0.0047606592925917" calcext:value-type="float">
            <text:p>0.004760659292592</text:p>
          </table:table-cell>
          <table:table-cell/>
          <table:table-cell office:value-type="float" office:value="0.0033354722674073" calcext:value-type="float">
            <text:p>0.003335472267407</text:p>
          </table:table-cell>
          <table:table-cell office:value-type="float" office:value="0.0047572690283273" calcext:value-type="float">
            <text:p>0.004757269028327</text:p>
          </table:table-cell>
        </table:table-row>
        <table:table-row table:style-name="ro1">
          <table:table-cell office:value-type="float" office:value="15.62" calcext:value-type="float">
            <text:p>15.62</text:p>
          </table:table-cell>
          <table:table-cell office:value-type="float" office:value="0" calcext:value-type="float">
            <text:p>0</text:p>
          </table:table-cell>
          <table:table-cell office:value-type="float" office:value="0.14417969227083" calcext:value-type="float">
            <text:p>0.14417969227083</text:p>
          </table:table-cell>
          <table:table-cell office:value-type="float" office:value="0.0057238017921173" calcext:value-type="float">
            <text:p>0.005723801792117</text:p>
          </table:table-cell>
          <table:table-cell office:value-type="float" office:value="0.0045803219353465" calcext:value-type="float">
            <text:p>0.004580321935347</text:p>
          </table:table-cell>
          <table:table-cell/>
          <table:table-cell office:value-type="float" office:value="0.0033201890268043" calcext:value-type="float">
            <text:p>0.003320189026804</text:p>
          </table:table-cell>
          <table:table-cell office:value-type="float" office:value="0.004576357990286" calcext:value-type="float">
            <text:p>0.004576357990286</text:p>
          </table:table-cell>
        </table:table-row>
        <table:table-row table:style-name="ro1">
          <table:table-cell office:value-type="float" office:value="15.64" calcext:value-type="float">
            <text:p>15.64</text:p>
          </table:table-cell>
          <table:table-cell office:value-type="float" office:value="0" calcext:value-type="float">
            <text:p>0</text:p>
          </table:table-cell>
          <table:table-cell office:value-type="float" office:value="0.14236139919924" calcext:value-type="float">
            <text:p>0.14236139919924</text:p>
          </table:table-cell>
          <table:table-cell office:value-type="float" office:value="0.0057086466346685" calcext:value-type="float">
            <text:p>0.005708646634669</text:p>
          </table:table-cell>
          <table:table-cell office:value-type="float" office:value="0.0043999845781108" calcext:value-type="float">
            <text:p>0.004399984578111</text:p>
          </table:table-cell>
          <table:table-cell/>
          <table:table-cell office:value-type="float" office:value="0.0033049057862012" calcext:value-type="float">
            <text:p>0.003304905786201</text:p>
          </table:table-cell>
          <table:table-cell office:value-type="float" office:value="0.0043954469522448" calcext:value-type="float">
            <text:p>0.004395446952245</text:p>
          </table:table-cell>
        </table:table-row>
        <table:table-row table:style-name="ro1">
          <table:table-cell office:value-type="float" office:value="15.66" calcext:value-type="float">
            <text:p>15.66</text:p>
          </table:table-cell>
          <table:table-cell office:value-type="float" office:value="0" calcext:value-type="float">
            <text:p>0</text:p>
          </table:table-cell>
          <table:table-cell office:value-type="float" office:value="0.14060034361805" calcext:value-type="float">
            <text:p>0.14060034361805</text:p>
          </table:table-cell>
          <table:table-cell office:value-type="float" office:value="0.0056934914772197" calcext:value-type="float">
            <text:p>0.00569349147722</text:p>
          </table:table-cell>
          <table:table-cell office:value-type="float" office:value="0.0042196472208656" calcext:value-type="float">
            <text:p>0.004219647220866</text:p>
          </table:table-cell>
          <table:table-cell/>
          <table:table-cell office:value-type="float" office:value="0.0032896225455981" calcext:value-type="float">
            <text:p>0.003289622545598</text:p>
          </table:table-cell>
          <table:table-cell office:value-type="float" office:value="0.0042145359141999" calcext:value-type="float">
            <text:p>0.0042145359142</text:p>
          </table:table-cell>
        </table:table-row>
        <table:table-row table:style-name="ro1">
          <table:table-cell office:value-type="float" office:value="15.68" calcext:value-type="float">
            <text:p>15.68</text:p>
          </table:table-cell>
          <table:table-cell office:value-type="float" office:value="0" calcext:value-type="float">
            <text:p>0</text:p>
          </table:table-cell>
          <table:table-cell office:value-type="float" office:value="0.13889712531562" calcext:value-type="float">
            <text:p>0.13889712531562</text:p>
          </table:table-cell>
          <table:table-cell office:value-type="float" office:value="0.0056783363197709" calcext:value-type="float">
            <text:p>0.005678336319771</text:p>
          </table:table-cell>
          <table:table-cell office:value-type="float" office:value="0.0040393098636401" calcext:value-type="float">
            <text:p>0.00403930986364</text:p>
          </table:table-cell>
          <table:table-cell/>
          <table:table-cell office:value-type="float" office:value="0.003274339304995" calcext:value-type="float">
            <text:p>0.003274339304995</text:p>
          </table:table-cell>
          <table:table-cell office:value-type="float" office:value="0.0040336248761622" calcext:value-type="float">
            <text:p>0.004033624876162</text:p>
          </table:table-cell>
        </table:table-row>
        <table:table-row table:style-name="ro1">
          <table:table-cell office:value-type="float" office:value="15.7" calcext:value-type="float">
            <text:p>15.7</text:p>
          </table:table-cell>
          <table:table-cell office:value-type="float" office:value="0" calcext:value-type="float">
            <text:p>0</text:p>
          </table:table-cell>
          <table:table-cell office:value-type="float" office:value="0.13725333029937" calcext:value-type="float">
            <text:p>0.13725333029937</text:p>
          </table:table-cell>
          <table:table-cell office:value-type="float" office:value="0.0056631811623222" calcext:value-type="float">
            <text:p>0.005663181162322</text:p>
          </table:table-cell>
          <table:table-cell office:value-type="float" office:value="0.0038589725064006" calcext:value-type="float">
            <text:p>0.003858972506401</text:p>
          </table:table-cell>
          <table:table-cell/>
          <table:table-cell office:value-type="float" office:value="0.003259056064392" calcext:value-type="float">
            <text:p>0.003259056064392</text:p>
          </table:table-cell>
          <table:table-cell office:value-type="float" office:value="0.0038527138381149" calcext:value-type="float">
            <text:p>0.003852713838115</text:p>
          </table:table-cell>
        </table:table-row>
        <table:table-row table:style-name="ro1">
          <table:table-cell office:value-type="float" office:value="15.72" calcext:value-type="float">
            <text:p>15.72</text:p>
          </table:table-cell>
          <table:table-cell office:value-type="float" office:value="0" calcext:value-type="float">
            <text:p>0</text:p>
          </table:table-cell>
          <table:table-cell office:value-type="float" office:value="0.13567123870726" calcext:value-type="float">
            <text:p>0.13567123870726</text:p>
          </table:table-cell>
          <table:table-cell office:value-type="float" office:value="0.0056480260048734" calcext:value-type="float">
            <text:p>0.005648026004873</text:p>
          </table:table-cell>
          <table:table-cell office:value-type="float" office:value="0.0036786351491632" calcext:value-type="float">
            <text:p>0.003678635149163</text:p>
          </table:table-cell>
          <table:table-cell/>
          <table:table-cell office:value-type="float" office:value="0.0032437728237889" calcext:value-type="float">
            <text:p>0.003243772823789</text:p>
          </table:table-cell>
          <table:table-cell office:value-type="float" office:value="0.0036718028000745" calcext:value-type="float">
            <text:p>0.003671802800075</text:p>
          </table:table-cell>
        </table:table-row>
        <table:table-row table:style-name="ro1">
          <table:table-cell office:value-type="float" office:value="15.74" calcext:value-type="float">
            <text:p>15.74</text:p>
          </table:table-cell>
          <table:table-cell office:value-type="float" office:value="0" calcext:value-type="float">
            <text:p>0</text:p>
          </table:table-cell>
          <table:table-cell office:value-type="float" office:value="0.13415356842868" calcext:value-type="float">
            <text:p>0.13415356842868</text:p>
          </table:table-cell>
          <table:table-cell office:value-type="float" office:value="0.0056328708474246" calcext:value-type="float">
            <text:p>0.005632870847425</text:p>
          </table:table-cell>
          <table:table-cell office:value-type="float" office:value="0.0034982977919298" calcext:value-type="float">
            <text:p>0.00349829779193</text:p>
          </table:table-cell>
          <table:table-cell/>
          <table:table-cell office:value-type="float" office:value="0.0032284895831858" calcext:value-type="float">
            <text:p>0.003228489583186</text:p>
          </table:table-cell>
          <table:table-cell office:value-type="float" office:value="0.0034908917620293" calcext:value-type="float">
            <text:p>0.003490891762029</text:p>
          </table:table-cell>
        </table:table-row>
        <table:table-row table:style-name="ro1">
          <table:table-cell office:value-type="float" office:value="15.76" calcext:value-type="float">
            <text:p>15.76</text:p>
          </table:table-cell>
          <table:table-cell office:value-type="float" office:value="0" calcext:value-type="float">
            <text:p>0</text:p>
          </table:table-cell>
          <table:table-cell office:value-type="float" office:value="0.13270323880867" calcext:value-type="float">
            <text:p>0.13270323880867</text:p>
          </table:table-cell>
          <table:table-cell office:value-type="float" office:value="0.0056177156899758" calcext:value-type="float">
            <text:p>0.005617715689976</text:p>
          </table:table-cell>
          <table:table-cell office:value-type="float" office:value="0.003317960434698" calcext:value-type="float">
            <text:p>0.003317960434698</text:p>
          </table:table-cell>
          <table:table-cell/>
          <table:table-cell office:value-type="float" office:value="0.0032132063425828" calcext:value-type="float">
            <text:p>0.003213206342583</text:p>
          </table:table-cell>
          <table:table-cell office:value-type="float" office:value="0.0033099807239896" calcext:value-type="float">
            <text:p>0.00330998072399</text:p>
          </table:table-cell>
        </table:table-row>
        <table:table-row table:style-name="ro1">
          <table:table-cell office:value-type="float" office:value="15.78" calcext:value-type="float">
            <text:p>15.78</text:p>
          </table:table-cell>
          <table:table-cell office:value-type="float" office:value="0" calcext:value-type="float">
            <text:p>0</text:p>
          </table:table-cell>
          <table:table-cell office:value-type="float" office:value="0.13132314262531" calcext:value-type="float">
            <text:p>0.13132314262531</text:p>
          </table:table-cell>
          <table:table-cell office:value-type="float" office:value="0.0056025605325271" calcext:value-type="float">
            <text:p>0.005602560532527</text:p>
          </table:table-cell>
          <table:table-cell office:value-type="float" office:value="0.0031376230774566" calcext:value-type="float">
            <text:p>0.003137623077457</text:p>
          </table:table-cell>
          <table:table-cell/>
          <table:table-cell office:value-type="float" office:value="0.0031979231019797" calcext:value-type="float">
            <text:p>0.00319792310198</text:p>
          </table:table-cell>
          <table:table-cell office:value-type="float" office:value="0.0031290696859488" calcext:value-type="float">
            <text:p>0.003129069685949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0" calcext:value-type="float">
            <text:p>0</text:p>
          </table:table-cell>
          <table:table-cell office:value-type="float" office:value="0.13000660410488" calcext:value-type="float">
            <text:p>0.13000660410488</text:p>
          </table:table-cell>
          <table:table-cell office:value-type="float" office:value="0.005587375939971" calcext:value-type="float">
            <text:p>0.005587375939971</text:p>
          </table:table-cell>
          <table:table-cell office:value-type="float" office:value="0.0029574227610641" calcext:value-type="float">
            <text:p>0.002957422761064</text:p>
          </table:table-cell>
          <table:table-cell/>
          <table:table-cell office:value-type="float" office:value="0.0031826398613766" calcext:value-type="float">
            <text:p>0.003182639861377</text:p>
          </table:table-cell>
          <table:table-cell office:value-type="float" office:value="0.0029481586478985" calcext:value-type="float">
            <text:p>0.002948158647899</text:p>
          </table:table-cell>
        </table:table-row>
        <table:table-row table:style-name="ro1">
          <table:table-cell office:value-type="float" office:value="15.82" calcext:value-type="float">
            <text:p>15.82</text:p>
          </table:table-cell>
          <table:table-cell office:value-type="float" office:value="0" calcext:value-type="float">
            <text:p>0</text:p>
          </table:table-cell>
          <table:table-cell office:value-type="float" office:value="0.12863547998013" calcext:value-type="float">
            <text:p>0.12863547998013</text:p>
          </table:table-cell>
          <table:table-cell office:value-type="float" office:value="0.0055717754071975" calcext:value-type="float">
            <text:p>0.005571775407198</text:p>
          </table:table-cell>
          <table:table-cell office:value-type="float" office:value="0.0027791590946401" calcext:value-type="float">
            <text:p>0.00277915909464</text:p>
          </table:table-cell>
          <table:table-cell/>
          <table:table-cell office:value-type="float" office:value="0.0031673566207735" calcext:value-type="float">
            <text:p>0.003167356620774</text:p>
          </table:table-cell>
          <table:table-cell office:value-type="float" office:value="0.0027672476098596" calcext:value-type="float">
            <text:p>0.00276724760986</text:p>
          </table:table-cell>
        </table:table-row>
        <table:table-row table:style-name="ro1">
          <table:table-cell office:value-type="float" office:value="15.84" calcext:value-type="float">
            <text:p>15.84</text:p>
          </table:table-cell>
          <table:table-cell office:value-type="float" office:value="0" calcext:value-type="float">
            <text:p>0</text:p>
          </table:table-cell>
          <table:table-cell office:value-type="float" office:value="0.12725920835239" calcext:value-type="float">
            <text:p>0.12725920835239</text:p>
          </table:table-cell>
          <table:table-cell office:value-type="float" office:value="0.0055559102496981" calcext:value-type="float">
            <text:p>0.005555910249698</text:p>
          </table:table-cell>
          <table:table-cell office:value-type="float" office:value="0.0026021174655894" calcext:value-type="float">
            <text:p>0.002602117465589</text:p>
          </table:table-cell>
          <table:table-cell/>
          <table:table-cell office:value-type="float" office:value="0.0031520733801705" calcext:value-type="float">
            <text:p>0.003152073380171</text:p>
          </table:table-cell>
          <table:table-cell office:value-type="float" office:value="0.002586336571818" calcext:value-type="float">
            <text:p>0.002586336571818</text:p>
          </table:table-cell>
        </table:table-row>
        <table:table-row table:style-name="ro1">
          <table:table-cell office:value-type="float" office:value="15.86" calcext:value-type="float">
            <text:p>15.86</text:p>
          </table:table-cell>
          <table:table-cell office:value-type="float" office:value="0" calcext:value-type="float">
            <text:p>0</text:p>
          </table:table-cell>
          <table:table-cell office:value-type="float" office:value="0.12568354794118" calcext:value-type="float">
            <text:p>0.12568354794118</text:p>
          </table:table-cell>
          <table:table-cell office:value-type="float" office:value="0.0055391652575688" calcext:value-type="float">
            <text:p>0.005539165257569</text:p>
          </table:table-cell>
          <table:table-cell office:value-type="float" office:value="0.0024291361583383" calcext:value-type="float">
            <text:p>0.002429136158338</text:p>
          </table:table-cell>
          <table:table-cell/>
          <table:table-cell office:value-type="float" office:value="0.0031367901395674" calcext:value-type="float">
            <text:p>0.003136790139567</text:p>
          </table:table-cell>
          <table:table-cell office:value-type="float" office:value="0.0024054255337747" calcext:value-type="float">
            <text:p>0.002405425533775</text:p>
          </table:table-cell>
        </table:table-row>
        <table:table-row table:style-name="ro1">
          <table:table-cell office:value-type="float" office:value="15.88" calcext:value-type="float">
            <text:p>15.88</text:p>
          </table:table-cell>
          <table:table-cell office:value-type="float" office:value="0" calcext:value-type="float">
            <text:p>0</text:p>
          </table:table-cell>
          <table:table-cell office:value-type="float" office:value="0.12398672117984" calcext:value-type="float">
            <text:p>0.12398672117984</text:p>
          </table:table-cell>
          <table:table-cell office:value-type="float" office:value="0.0055217674138496" calcext:value-type="float">
            <text:p>0.00552176741385</text:p>
          </table:table-cell>
          <table:table-cell office:value-type="float" office:value="0.0022591609832894" calcext:value-type="float">
            <text:p>0.002259160983289</text:p>
          </table:table-cell>
          <table:table-cell/>
          <table:table-cell office:value-type="float" office:value="0.0031215068989643" calcext:value-type="float">
            <text:p>0.003121506898964</text:p>
          </table:table-cell>
          <table:table-cell office:value-type="float" office:value="0.0022245144957311" calcext:value-type="float">
            <text:p>0.002224514495731</text:p>
          </table:table-cell>
        </table:table-row>
        <table:table-row table:style-name="ro1">
          <table:table-cell office:value-type="float" office:value="15.9" calcext:value-type="float">
            <text:p>15.9</text:p>
          </table:table-cell>
          <table:table-cell office:value-type="float" office:value="0" calcext:value-type="float">
            <text:p>0</text:p>
          </table:table-cell>
          <table:table-cell office:value-type="float" office:value="0.12239006606154" calcext:value-type="float">
            <text:p>0.12239006606154</text:p>
          </table:table-cell>
          <table:table-cell office:value-type="float" office:value="0.0055043691599423" calcext:value-type="float">
            <text:p>0.005504369159942</text:p>
          </table:table-cell>
          <table:table-cell office:value-type="float" office:value="0.0020891879388809" calcext:value-type="float">
            <text:p>0.002089187938881</text:p>
          </table:table-cell>
          <table:table-cell/>
          <table:table-cell office:value-type="float" office:value="0.0031062236583613" calcext:value-type="float">
            <text:p>0.003106223658361</text:p>
          </table:table-cell>
          <table:table-cell office:value-type="float" office:value="0.0020436034576914" calcext:value-type="float">
            <text:p>0.002043603457691</text:p>
          </table:table-cell>
        </table:table-row>
        <table:table-row table:style-name="ro1">
          <table:table-cell office:value-type="float" office:value="15.92" calcext:value-type="float">
            <text:p>15.92</text:p>
          </table:table-cell>
          <table:table-cell office:value-type="float" office:value="0" calcext:value-type="float">
            <text:p>0</text:p>
          </table:table-cell>
          <table:table-cell office:value-type="float" office:value="0.12089223040873" calcext:value-type="float">
            <text:p>0.12089223040873</text:p>
          </table:table-cell>
          <table:table-cell office:value-type="float" office:value="0.0054869705171864" calcext:value-type="float">
            <text:p>0.005486970517186</text:p>
          </table:table-cell>
          <table:table-cell office:value-type="float" office:value="0.0019192169203031" calcext:value-type="float">
            <text:p>0.001919216920303</text:p>
          </table:table-cell>
          <table:table-cell/>
          <table:table-cell office:value-type="float" office:value="0.0030909404177582" calcext:value-type="float">
            <text:p>0.003090940417758</text:p>
          </table:table-cell>
          <table:table-cell office:value-type="float" office:value="0.0018626924196494" calcext:value-type="float">
            <text:p>0.001862692419649</text:p>
          </table:table-cell>
        </table:table-row>
        <table:table-row table:style-name="ro1">
          <table:table-cell office:value-type="float" office:value="15.94" calcext:value-type="float">
            <text:p>15.94</text:p>
          </table:table-cell>
          <table:table-cell office:value-type="float" office:value="0" calcext:value-type="float">
            <text:p>0</text:p>
          </table:table-cell>
          <table:table-cell office:value-type="float" office:value="0.1194914499718" calcext:value-type="float">
            <text:p>0.1194914499718</text:p>
          </table:table-cell>
          <table:table-cell office:value-type="float" office:value="0.0054695715058568" calcext:value-type="float">
            <text:p>0.005469571505857</text:p>
          </table:table-cell>
          <table:table-cell office:value-type="float" office:value="0.001749247827528" calcext:value-type="float">
            <text:p>0.001749247827528</text:p>
          </table:table-cell>
          <table:table-cell/>
          <table:table-cell office:value-type="float" office:value="0.0030756571771551" calcext:value-type="float">
            <text:p>0.003075657177155</text:p>
          </table:table-cell>
          <table:table-cell office:value-type="float" office:value="0.0016817813816074" calcext:value-type="float">
            <text:p>0.001681781381607</text:p>
          </table:table-cell>
        </table:table-row>
        <table:table-row table:style-name="ro1">
          <table:table-cell office:value-type="float" office:value="15.96" calcext:value-type="float">
            <text:p>15.96</text:p>
          </table:table-cell>
          <table:table-cell office:value-type="float" office:value="0" calcext:value-type="float">
            <text:p>0</text:p>
          </table:table-cell>
          <table:table-cell office:value-type="float" office:value="0.11818632380792" calcext:value-type="float">
            <text:p>0.11818632380792</text:p>
          </table:table-cell>
          <table:table-cell office:value-type="float" office:value="0.005452172145187" calcext:value-type="float">
            <text:p>0.005452172145187</text:p>
          </table:table-cell>
          <table:table-cell office:value-type="float" office:value="0.001579280564722" calcext:value-type="float">
            <text:p>0.001579280564722</text:p>
          </table:table-cell>
          <table:table-cell/>
          <table:table-cell office:value-type="float" office:value="0.0030603739365521" calcext:value-type="float">
            <text:p>0.003060373936552</text:p>
          </table:table-cell>
          <table:table-cell office:value-type="float" office:value="0.0015008703435658" calcext:value-type="float">
            <text:p>0.001500870343566</text:p>
          </table:table-cell>
        </table:table-row>
        <table:table-row table:style-name="ro1">
          <table:table-cell office:value-type="float" office:value="15.98" calcext:value-type="float">
            <text:p>15.98</text:p>
          </table:table-cell>
          <table:table-cell office:value-type="float" office:value="0" calcext:value-type="float">
            <text:p>0</text:p>
          </table:table-cell>
          <table:table-cell office:value-type="float" office:value="0.11697647585324" calcext:value-type="float">
            <text:p>0.11697647585324</text:p>
          </table:table-cell>
          <table:table-cell office:value-type="float" office:value="0.0054347724534486" calcext:value-type="float">
            <text:p>0.005434772453449</text:p>
          </table:table-cell>
          <table:table-cell office:value-type="float" office:value="0.0014093150432779" calcext:value-type="float">
            <text:p>0.001409315043278</text:p>
          </table:table-cell>
          <table:table-cell/>
          <table:table-cell office:value-type="float" office:value="0.003045090695949" calcext:value-type="float">
            <text:p>0.003045090695949</text:p>
          </table:table-cell>
          <table:table-cell office:value-type="float" office:value="0.0013199593055214" calcext:value-type="float">
            <text:p>0.00131995930552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0.11586300084064" calcext:value-type="float">
            <text:p>0.11586300084064</text:p>
          </table:table-cell>
          <table:table-cell office:value-type="float" office:value="0.0054173724480043" calcext:value-type="float">
            <text:p>0.005417372448004</text:p>
          </table:table-cell>
          <table:table-cell office:value-type="float" office:value="0.0012393511754763" calcext:value-type="float">
            <text:p>0.001239351175476</text:p>
          </table:table-cell>
          <table:table-cell/>
          <table:table-cell office:value-type="float" office:value="0.0030298074553459" calcext:value-type="float">
            <text:p>0.003029807455346</text:p>
          </table:table-cell>
          <table:table-cell office:value-type="float" office:value="0.0011390482674794" calcext:value-type="float">
            <text:p>0.001139048267479</text:p>
          </table:table-cell>
        </table:table-row>
        <table:table-row table:style-name="ro1">
          <table:table-cell office:value-type="float" office:value="16.02" calcext:value-type="float">
            <text:p>16.02</text:p>
          </table:table-cell>
          <table:table-cell office:value-type="float" office:value="0" calcext:value-type="float">
            <text:p>0</text:p>
          </table:table-cell>
          <table:table-cell office:value-type="float" office:value="0.11484865714009" calcext:value-type="float">
            <text:p>0.11484865714009</text:p>
          </table:table-cell>
          <table:table-cell office:value-type="float" office:value="0.0053999721453063" calcext:value-type="float">
            <text:p>0.005399972145306</text:p>
          </table:table-cell>
          <table:table-cell office:value-type="float" office:value="0.0010693888809742" calcext:value-type="float">
            <text:p>0.001069388880974</text:p>
          </table:table-cell>
          <table:table-cell/>
          <table:table-cell office:value-type="float" office:value="0.0030145242147428" calcext:value-type="float">
            <text:p>0.003014524214743</text:p>
          </table:table-cell>
          <table:table-cell office:value-type="float" office:value="0.00095813722943694" calcext:value-type="float">
            <text:p>0.000958137229437</text:p>
          </table:table-cell>
        </table:table-row>
        <table:table-row table:style-name="ro1">
          <table:table-cell office:value-type="float" office:value="16.04" calcext:value-type="float">
            <text:p>16.04</text:p>
          </table:table-cell>
          <table:table-cell office:value-type="float" office:value="0" calcext:value-type="float">
            <text:p>0</text:p>
          </table:table-cell>
          <table:table-cell office:value-type="float" office:value="0.11393779580677" calcext:value-type="float">
            <text:p>0.11393779580677</text:p>
          </table:table-cell>
          <table:table-cell office:value-type="float" office:value="0.0053825715609922" calcext:value-type="float">
            <text:p>0.005382571560992</text:p>
          </table:table-cell>
          <table:table-cell office:value-type="float" office:value="0.00089942808082789" calcext:value-type="float">
            <text:p>0.000899428080828</text:p>
          </table:table-cell>
          <table:table-cell/>
          <table:table-cell office:value-type="float" office:value="0.0029992409741398" calcext:value-type="float">
            <text:p>0.00299924097414</text:p>
          </table:table-cell>
          <table:table-cell office:value-type="float" office:value="0.00077722619139308" calcext:value-type="float">
            <text:p>0.000777226191393</text:p>
          </table:table-cell>
        </table:table-row>
        <table:table-row table:style-name="ro1">
          <table:table-cell office:value-type="float" office:value="16.06" calcext:value-type="float">
            <text:p>16.06</text:p>
          </table:table-cell>
          <table:table-cell office:value-type="float" office:value="0" calcext:value-type="float">
            <text:p>0</text:p>
          </table:table-cell>
          <table:table-cell office:value-type="float" office:value="0.11313601435447" calcext:value-type="float">
            <text:p>0.11313601435447</text:p>
          </table:table-cell>
          <table:table-cell office:value-type="float" office:value="0.0053651707098969" calcext:value-type="float">
            <text:p>0.005365170709897</text:p>
          </table:table-cell>
          <table:table-cell office:value-type="float" office:value="0.00072946870241318" calcext:value-type="float">
            <text:p>0.000729468702413</text:p>
          </table:table-cell>
          <table:table-cell/>
          <table:table-cell office:value-type="float" office:value="0.0029839577335367" calcext:value-type="float">
            <text:p>0.002983957733537</text:p>
          </table:table-cell>
          <table:table-cell office:value-type="float" office:value="0.00059631515334794" calcext:value-type="float">
            <text:p>0.000596315153348</text:p>
          </table:table-cell>
        </table:table-row>
        <table:table-row table:style-name="ro1">
          <table:table-cell office:value-type="float" office:value="16.08" calcext:value-type="float">
            <text:p>16.08</text:p>
          </table:table-cell>
          <table:table-cell office:value-type="float" office:value="0" calcext:value-type="float">
            <text:p>0</text:p>
          </table:table-cell>
          <table:table-cell office:value-type="float" office:value="0.1124495328322" calcext:value-type="float">
            <text:p>0.1124495328322</text:p>
          </table:table-cell>
          <table:table-cell office:value-type="float" office:value="0.0053477696060994" calcext:value-type="float">
            <text:p>0.005347769606099</text:p>
          </table:table-cell>
          <table:table-cell office:value-type="float" office:value="0.00055951067466109" calcext:value-type="float">
            <text:p>0.000559510674661</text:p>
          </table:table-cell>
          <table:table-cell/>
          <table:table-cell office:value-type="float" office:value="0.0029686744929336" calcext:value-type="float">
            <text:p>0.002968674492934</text:p>
          </table:table-cell>
          <table:table-cell office:value-type="float" office:value="0.00041540411530963" calcext:value-type="float">
            <text:p>0.00041540411531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float" office:value="0" calcext:value-type="float">
            <text:p>0</text:p>
          </table:table-cell>
          <table:table-cell office:value-type="float" office:value="0.1118843420441" calcext:value-type="float">
            <text:p>0.1118843420441</text:p>
          </table:table-cell>
          <table:table-cell office:value-type="float" office:value="0.0053303682629603" calcext:value-type="float">
            <text:p>0.00533036826296</text:p>
          </table:table-cell>
          <table:table-cell office:value-type="float" office:value="0.00038955393131844" calcext:value-type="float">
            <text:p>0.000389553931318</text:p>
          </table:table-cell>
          <table:table-cell/>
          <table:table-cell office:value-type="float" office:value="0.0029533912523306" calcext:value-type="float">
            <text:p>0.002953391252331</text:p>
          </table:table-cell>
          <table:table-cell office:value-type="float" office:value="0.00023449307726288" calcext:value-type="float">
            <text:p>0.000234493077263</text:p>
          </table:table-cell>
        </table:table-row>
        <table:table-row table:style-name="ro1">
          <table:table-cell office:value-type="float" office:value="16.12" calcext:value-type="float">
            <text:p>16.12</text:p>
          </table:table-cell>
          <table:table-cell office:value-type="float" office:value="0" calcext:value-type="float">
            <text:p>0</text:p>
          </table:table-cell>
          <table:table-cell office:value-type="float" office:value="0.11144526682498" calcext:value-type="float">
            <text:p>0.11144526682498</text:p>
          </table:table-cell>
          <table:table-cell office:value-type="float" office:value="0.0053129666931665" calcext:value-type="float">
            <text:p>0.005312966693167</text:p>
          </table:table-cell>
          <table:table-cell office:value-type="float" office:value="0.00021959840849202" calcext:value-type="float">
            <text:p>0.000219598408492</text:p>
          </table:table-cell>
          <table:table-cell/>
          <table:table-cell office:value-type="float" office:value="0.0029381080117275" calcext:value-type="float">
            <text:p>0.002938108011728</text:p>
          </table:table-cell>
          <table:table-cell office:value-type="float" office:value="0.000053582039224502" calcext:value-type="float">
            <text:p>5.3582039224502E-05</text:p>
          </table:table-cell>
        </table:table-row>
        <table:table-row table:style-name="ro1">
          <table:table-cell office:value-type="float" office:value="16.14" calcext:value-type="float">
            <text:p>16.14</text:p>
          </table:table-cell>
          <table:table-cell office:value-type="float" office:value="0" calcext:value-type="float">
            <text:p>0</text:p>
          </table:table-cell>
          <table:table-cell office:value-type="float" office:value="0.11113516678493" calcext:value-type="float">
            <text:p>0.11113516678493</text:p>
          </table:table-cell>
          <table:table-cell office:value-type="float" office:value="0.0052955649087493" calcext:value-type="float">
            <text:p>0.005295564908749</text:p>
          </table:table-cell>
          <table:table-cell office:value-type="float" office:value="0.000049644046435985" calcext:value-type="float">
            <text:p>4.9644046435985E-05</text:p>
          </table:table-cell>
          <table:table-cell/>
          <table:table-cell office:value-type="float" office:value="0.0029228247711244" calcext:value-type="float">
            <text:p>0.002922824771124</text:p>
          </table:table-cell>
          <table:table-cell office:value-type="float" office:value="-0.00012732899881717" calcext:value-type="float">
            <text:p>-0.000127328998817</text:p>
          </table:table-cell>
        </table:table-row>
        <table:table-row table:style-name="ro1">
          <table:table-cell office:value-type="float" office:value="16.16" calcext:value-type="float">
            <text:p>16.16</text:p>
          </table:table-cell>
          <table:table-cell office:value-type="float" office:value="0" calcext:value-type="float">
            <text:p>0</text:p>
          </table:table-cell>
          <table:table-cell office:value-type="float" office:value="0.11095449026085" calcext:value-type="float">
            <text:p>0.11095449026085</text:p>
          </table:table-cell>
          <table:table-cell office:value-type="float" office:value="0.0052781629211145" calcext:value-type="float">
            <text:p>0.005278162921115</text:p>
          </table:table-cell>
          <table:table-cell office:value-type="float" office:value="-0.00012030921287551" calcext:value-type="float">
            <text:p>-0.000120309212876</text:p>
          </table:table-cell>
          <table:table-cell/>
          <table:table-cell office:value-type="float" office:value="0.0029075415305213" calcext:value-type="float">
            <text:p>0.002907541530521</text:p>
          </table:table-cell>
          <table:table-cell office:value-type="float" office:value="-0.00030824003685808" calcext:value-type="float">
            <text:p>-0.000308240036858</text:p>
          </table:table-cell>
        </table:table-row>
        <table:table-row table:style-name="ro1">
          <table:table-cell office:value-type="float" office:value="16.18" calcext:value-type="float">
            <text:p>16.18</text:p>
          </table:table-cell>
          <table:table-cell office:value-type="float" office:value="0" calcext:value-type="float">
            <text:p>0</text:p>
          </table:table-cell>
          <table:table-cell office:value-type="float" office:value="0.11090128396987" calcext:value-type="float">
            <text:p>0.11090128396987</text:p>
          </table:table-cell>
          <table:table-cell office:value-type="float" office:value="0.005260760741108" calcext:value-type="float">
            <text:p>0.005260760741108</text:p>
          </table:table-cell>
          <table:table-cell office:value-type="float" office:value="-0.00029026142396145" calcext:value-type="float">
            <text:p>-0.000290261423961</text:p>
          </table:table-cell>
          <table:table-cell/>
          <table:table-cell office:value-type="float" office:value="0.0028922582899183" calcext:value-type="float">
            <text:p>0.002892258289918</text:p>
          </table:table-cell>
          <table:table-cell office:value-type="float" office:value="-0.00048915107490186" calcext:value-type="float">
            <text:p>-0.000489151074902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0" calcext:value-type="float">
            <text:p>0</text:p>
          </table:table-cell>
          <table:table-cell office:value-type="float" office:value="0.11097160067598" calcext:value-type="float">
            <text:p>0.11097160067598</text:p>
          </table:table-cell>
          <table:table-cell office:value-type="float" office:value="0.00524335837899" calcext:value-type="float">
            <text:p>0.00524335837899</text:p>
          </table:table-cell>
          <table:table-cell office:value-type="float" office:value="-0.00046021263850046" calcext:value-type="float">
            <text:p>-0.0004602126385</text:p>
          </table:table-cell>
          <table:table-cell/>
          <table:table-cell office:value-type="float" office:value="0.0028769750493152" calcext:value-type="float">
            <text:p>0.002876975049315</text:p>
          </table:table-cell>
          <table:table-cell office:value-type="float" office:value="-0.0006700621129442" calcext:value-type="float">
            <text:p>-0.000670062112944</text:p>
          </table:table-cell>
        </table:table-row>
        <table:table-row table:style-name="ro1">
          <table:table-cell office:value-type="float" office:value="16.22" calcext:value-type="float">
            <text:p>16.22</text:p>
          </table:table-cell>
          <table:table-cell office:value-type="float" office:value="0" calcext:value-type="float">
            <text:p>0</text:p>
          </table:table-cell>
          <table:table-cell office:value-type="float" office:value="0.11116012933986" calcext:value-type="float">
            <text:p>0.11116012933986</text:p>
          </table:table-cell>
          <table:table-cell office:value-type="float" office:value="0.0052259558445274" calcext:value-type="float">
            <text:p>0.005225955844527</text:p>
          </table:table-cell>
          <table:table-cell office:value-type="float" office:value="-0.00063016290548792" calcext:value-type="float">
            <text:p>-0.000630162905488</text:p>
          </table:table-cell>
          <table:table-cell/>
          <table:table-cell office:value-type="float" office:value="0.0028616918087121" calcext:value-type="float">
            <text:p>0.002861691808712</text:p>
          </table:table-cell>
          <table:table-cell office:value-type="float" office:value="-0.00085097315099283" calcext:value-type="float">
            <text:p>-0.000850973150993</text:p>
          </table:table-cell>
        </table:table-row>
        <table:table-row table:style-name="ro1">
          <table:table-cell office:value-type="float" office:value="16.24" calcext:value-type="float">
            <text:p>16.24</text:p>
          </table:table-cell>
          <table:table-cell office:value-type="float" office:value="0" calcext:value-type="float">
            <text:p>0</text:p>
          </table:table-cell>
          <table:table-cell office:value-type="float" office:value="0.11146084724107" calcext:value-type="float">
            <text:p>0.11146084724107</text:p>
          </table:table-cell>
          <table:table-cell office:value-type="float" office:value="0.0052085531469495" calcext:value-type="float">
            <text:p>0.00520855314695</text:p>
          </table:table-cell>
          <table:table-cell office:value-type="float" office:value="-0.00080011227219065" calcext:value-type="float">
            <text:p>-0.000800112272191</text:p>
          </table:table-cell>
          <table:table-cell/>
          <table:table-cell office:value-type="float" office:value="0.0028464085681091" calcext:value-type="float">
            <text:p>0.002846408568109</text:p>
          </table:table-cell>
          <table:table-cell office:value-type="float" office:value="-0.0010318841890289" calcext:value-type="float">
            <text:p>-0.001031884189029</text:p>
          </table:table-cell>
        </table:table-row>
        <table:table-row table:style-name="ro1">
          <table:table-cell office:value-type="float" office:value="16.26" calcext:value-type="float">
            <text:p>16.26</text:p>
          </table:table-cell>
          <table:table-cell office:value-type="float" office:value="0" calcext:value-type="float">
            <text:p>0</text:p>
          </table:table-cell>
          <table:table-cell office:value-type="float" office:value="0.11175868960372" calcext:value-type="float">
            <text:p>0.11175868960372</text:p>
          </table:table-cell>
          <table:table-cell office:value-type="float" office:value="0.0051904568757484" calcext:value-type="float">
            <text:p>0.005190456875748</text:p>
          </table:table-cell>
          <table:table-cell office:value-type="float" office:value="-0.00096715627874642" calcext:value-type="float">
            <text:p>-0.000967156278746</text:p>
          </table:table-cell>
          <table:table-cell/>
          <table:table-cell office:value-type="float" office:value="0.002831125327506" calcext:value-type="float">
            <text:p>0.002831125327506</text:p>
          </table:table-cell>
          <table:table-cell office:value-type="float" office:value="-0.0012127952270728" calcext:value-type="float">
            <text:p>-0.001212795227073</text:p>
          </table:table-cell>
        </table:table-row>
        <table:table-row table:style-name="ro1">
          <table:table-cell office:value-type="float" office:value="16.28" calcext:value-type="float">
            <text:p>16.28</text:p>
          </table:table-cell>
          <table:table-cell office:value-type="float" office:value="0" calcext:value-type="float">
            <text:p>0</text:p>
          </table:table-cell>
          <table:table-cell office:value-type="float" office:value="0.11211760300242" calcext:value-type="float">
            <text:p>0.11211760300242</text:p>
          </table:table-cell>
          <table:table-cell office:value-type="float" office:value="0.0051720436750068" calcext:value-type="float">
            <text:p>0.005172043675007</text:p>
          </table:table-cell>
          <table:table-cell office:value-type="float" office:value="-0.0011328729201814" calcext:value-type="float">
            <text:p>-0.001132872920181</text:p>
          </table:table-cell>
          <table:table-cell/>
          <table:table-cell office:value-type="float" office:value="0.0028158420869029" calcext:value-type="float">
            <text:p>0.002815842086903</text:p>
          </table:table-cell>
          <table:table-cell office:value-type="float" office:value="-0.0013937062651158" calcext:value-type="float">
            <text:p>-0.001393706265116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float" office:value="0" calcext:value-type="float">
            <text:p>0</text:p>
          </table:table-cell>
          <table:table-cell office:value-type="float" office:value="0.11258222183417" calcext:value-type="float">
            <text:p>0.11258222183417</text:p>
          </table:table-cell>
          <table:table-cell office:value-type="float" office:value="0.0051536279382486" calcext:value-type="float">
            <text:p>0.005153627938249</text:p>
          </table:table-cell>
          <table:table-cell office:value-type="float" office:value="-0.0012985791049763" calcext:value-type="float">
            <text:p>-0.001298579104976</text:p>
          </table:table-cell>
          <table:table-cell/>
          <table:table-cell office:value-type="float" office:value="0.0028005588462999" calcext:value-type="float">
            <text:p>0.0028005588463</text:p>
          </table:table-cell>
          <table:table-cell office:value-type="float" office:value="-0.0015746173031599" calcext:value-type="float">
            <text:p>-0.00157461730316</text:p>
          </table:table-cell>
        </table:table-row>
        <table:table-row table:style-name="ro1">
          <table:table-cell office:value-type="float" office:value="16.32" calcext:value-type="float">
            <text:p>16.32</text:p>
          </table:table-cell>
          <table:table-cell office:value-type="float" office:value="0" calcext:value-type="float">
            <text:p>0</text:p>
          </table:table-cell>
          <table:table-cell office:value-type="float" office:value="0.11314622810773" calcext:value-type="float">
            <text:p>0.11314622810773</text:p>
          </table:table-cell>
          <table:table-cell office:value-type="float" office:value="0.0051352097769424" calcext:value-type="float">
            <text:p>0.005135209776942</text:p>
          </table:table-cell>
          <table:table-cell office:value-type="float" office:value="-0.0014642753052266" calcext:value-type="float">
            <text:p>-0.001464275305227</text:p>
          </table:table-cell>
          <table:table-cell/>
          <table:table-cell office:value-type="float" office:value="0.0027852756056968" calcext:value-type="float">
            <text:p>0.002785275605697</text:p>
          </table:table-cell>
          <table:table-cell office:value-type="float" office:value="-0.0017555283412029" calcext:value-type="float">
            <text:p>-0.001755528341203</text:p>
          </table:table-cell>
        </table:table-row>
        <table:table-row table:style-name="ro1">
          <table:table-cell office:value-type="float" office:value="16.34" calcext:value-type="float">
            <text:p>16.34</text:p>
          </table:table-cell>
          <table:table-cell office:value-type="float" office:value="0" calcext:value-type="float">
            <text:p>0</text:p>
          </table:table-cell>
          <table:table-cell office:value-type="float" office:value="0.11380375512326" calcext:value-type="float">
            <text:p>0.11380375512326</text:p>
          </table:table-cell>
          <table:table-cell office:value-type="float" office:value="0.0051167892977809" calcext:value-type="float">
            <text:p>0.005116789297781</text:p>
          </table:table-cell>
          <table:table-cell office:value-type="float" office:value="-0.0016299619725267" calcext:value-type="float">
            <text:p>-0.001629961972527</text:p>
          </table:table-cell>
          <table:table-cell/>
          <table:table-cell office:value-type="float" office:value="0.0027699923650937" calcext:value-type="float">
            <text:p>0.002769992365094</text:p>
          </table:table-cell>
          <table:table-cell office:value-type="float" office:value="-0.0019364393792434" calcext:value-type="float">
            <text:p>-0.001936439379243</text:p>
          </table:table-cell>
        </table:table-row>
        <table:table-row table:style-name="ro1">
          <table:table-cell office:value-type="float" office:value="16.36" calcext:value-type="float">
            <text:p>16.36</text:p>
          </table:table-cell>
          <table:table-cell office:value-type="float" office:value="0" calcext:value-type="float">
            <text:p>0</text:p>
          </table:table-cell>
          <table:table-cell office:value-type="float" office:value="0.11442278167907" calcext:value-type="float">
            <text:p>0.11442278167907</text:p>
          </table:table-cell>
          <table:table-cell office:value-type="float" office:value="0.0050974237970267" calcext:value-type="float">
            <text:p>0.005097423797027</text:p>
          </table:table-cell>
          <table:table-cell office:value-type="float" office:value="-0.0017918546965661" calcext:value-type="float">
            <text:p>-0.001791854696566</text:p>
          </table:table-cell>
          <table:table-cell/>
          <table:table-cell office:value-type="float" office:value="0.0027547091244906" calcext:value-type="float">
            <text:p>0.002754709124491</text:p>
          </table:table-cell>
          <table:table-cell office:value-type="float" office:value="-0.0021173504172853" calcext:value-type="float">
            <text:p>-0.002117350417285</text:p>
          </table:table-cell>
        </table:table-row>
        <table:table-row table:style-name="ro1">
          <table:table-cell office:value-type="float" office:value="16.38" calcext:value-type="float">
            <text:p>16.38</text:p>
          </table:table-cell>
          <table:table-cell office:value-type="float" office:value="0" calcext:value-type="float">
            <text:p>0</text:p>
          </table:table-cell>
          <table:table-cell office:value-type="float" office:value="0.11500902205546" calcext:value-type="float">
            <text:p>0.11500902205546</text:p>
          </table:table-cell>
          <table:table-cell office:value-type="float" office:value="0.005077084798895" calcext:value-type="float">
            <text:p>0.005077084798895</text:p>
          </table:table-cell>
          <table:table-cell office:value-type="float" office:value="-0.0019498386056298" calcext:value-type="float">
            <text:p>-0.00194983860563</text:p>
          </table:table-cell>
          <table:table-cell/>
          <table:table-cell office:value-type="float" office:value="0.0027394258838876" calcext:value-type="float">
            <text:p>0.002739425883888</text:p>
          </table:table-cell>
          <table:table-cell office:value-type="float" office:value="-0.0022982614553301" calcext:value-type="float">
            <text:p>-0.00229826145533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0" calcext:value-type="float">
            <text:p>0</text:p>
          </table:table-cell>
          <table:table-cell office:value-type="float" office:value="0.1156908796299" calcext:value-type="float">
            <text:p>0.1156908796299</text:p>
          </table:table-cell>
          <table:table-cell office:value-type="float" office:value="0.0050567386270792" calcext:value-type="float">
            <text:p>0.005056738627079</text:p>
          </table:table-cell>
          <table:table-cell office:value-type="float" office:value="-0.0021077931441562" calcext:value-type="float">
            <text:p>-0.002107793144156</text:p>
          </table:table-cell>
          <table:table-cell/>
          <table:table-cell office:value-type="float" office:value="0.0027241426432845" calcext:value-type="float">
            <text:p>0.002724142643285</text:p>
          </table:table-cell>
          <table:table-cell office:value-type="float" office:value="-0.0024791724933734" calcext:value-type="float">
            <text:p>-0.002479172493373</text:p>
          </table:table-cell>
        </table:table-row>
        <table:table-row table:style-name="ro1">
          <table:table-cell office:value-type="float" office:value="16.42" calcext:value-type="float">
            <text:p>16.42</text:p>
          </table:table-cell>
          <table:table-cell office:value-type="float" office:value="0" calcext:value-type="float">
            <text:p>0</text:p>
          </table:table-cell>
          <table:table-cell office:value-type="float" office:value="0.11635687786428" calcext:value-type="float">
            <text:p>0.11635687786428</text:p>
          </table:table-cell>
          <table:table-cell office:value-type="float" office:value="0.005035514829467" calcext:value-type="float">
            <text:p>0.005035514829467</text:p>
          </table:table-cell>
          <table:table-cell office:value-type="float" office:value="-0.0022623035876498" calcext:value-type="float">
            <text:p>-0.00226230358765</text:p>
          </table:table-cell>
          <table:table-cell/>
          <table:table-cell office:value-type="float" office:value="0.0027088594026814" calcext:value-type="float">
            <text:p>0.002708859402681</text:p>
          </table:table-cell>
          <table:table-cell office:value-type="float" office:value="-0.0026600835314131" calcext:value-type="float">
            <text:p>-0.002660083531413</text:p>
          </table:table-cell>
        </table:table-row>
        <table:table-row table:style-name="ro1">
          <table:table-cell office:value-type="float" office:value="16.44" calcext:value-type="float">
            <text:p>16.44</text:p>
          </table:table-cell>
          <table:table-cell office:value-type="float" office:value="0" calcext:value-type="float">
            <text:p>0</text:p>
          </table:table-cell>
          <table:table-cell office:value-type="float" office:value="0.11703288515418" calcext:value-type="float">
            <text:p>0.11703288515418</text:p>
          </table:table-cell>
          <table:table-cell office:value-type="float" office:value="0.0050135728364152" calcext:value-type="float">
            <text:p>0.005013572836415</text:p>
          </table:table-cell>
          <table:table-cell office:value-type="float" office:value="-0.0024139944210743" calcext:value-type="float">
            <text:p>-0.002413994421074</text:p>
          </table:table-cell>
          <table:table-cell/>
          <table:table-cell office:value-type="float" office:value="0.0026935761620784" calcext:value-type="float">
            <text:p>0.002693576162078</text:p>
          </table:table-cell>
          <table:table-cell office:value-type="float" office:value="-0.0028409945694565" calcext:value-type="float">
            <text:p>-0.002840994569457</text:p>
          </table:table-cell>
        </table:table-row>
        <table:table-row table:style-name="ro1">
          <table:table-cell office:value-type="float" office:value="16.46" calcext:value-type="float">
            <text:p>16.46</text:p>
          </table:table-cell>
          <table:table-cell office:value-type="float" office:value="0" calcext:value-type="float">
            <text:p>0</text:p>
          </table:table-cell>
          <table:table-cell office:value-type="float" office:value="0.11780134117084" calcext:value-type="float">
            <text:p>0.11780134117084</text:p>
          </table:table-cell>
          <table:table-cell office:value-type="float" office:value="0.0049916185395933" calcext:value-type="float">
            <text:p>0.004991618539593</text:p>
          </table:table-cell>
          <table:table-cell office:value-type="float" office:value="-0.0025656349455232" calcext:value-type="float">
            <text:p>-0.002565634945523</text:p>
          </table:table-cell>
          <table:table-cell/>
          <table:table-cell office:value-type="float" office:value="0.0026782929214753" calcext:value-type="float">
            <text:p>0.002678292921475</text:p>
          </table:table-cell>
          <table:table-cell office:value-type="float" office:value="-0.0030219056074971" calcext:value-type="float">
            <text:p>-0.003021905607497</text:p>
          </table:table-cell>
        </table:table-row>
        <table:table-row table:style-name="ro1">
          <table:table-cell office:value-type="float" office:value="16.48" calcext:value-type="float">
            <text:p>16.48</text:p>
          </table:table-cell>
          <table:table-cell office:value-type="float" office:value="0" calcext:value-type="float">
            <text:p>0</text:p>
          </table:table-cell>
          <table:table-cell office:value-type="float" office:value="0.11865607069839" calcext:value-type="float">
            <text:p>0.11865607069839</text:p>
          </table:table-cell>
          <table:table-cell office:value-type="float" office:value="0.0049696524481208" calcext:value-type="float">
            <text:p>0.004969652448121</text:p>
          </table:table-cell>
          <table:table-cell office:value-type="float" office:value="-0.0027172272752304" calcext:value-type="float">
            <text:p>-0.00271722727523</text:p>
          </table:table-cell>
          <table:table-cell/>
          <table:table-cell office:value-type="float" office:value="0.0026630096808722" calcext:value-type="float">
            <text:p>0.002663009680872</text:p>
          </table:table-cell>
          <table:table-cell office:value-type="float" office:value="-0.0032028166455447" calcext:value-type="float">
            <text:p>-0.003202816645545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float" office:value="0" calcext:value-type="float">
            <text:p>0</text:p>
          </table:table-cell>
          <table:table-cell office:value-type="float" office:value="0.11959146702767" calcext:value-type="float">
            <text:p>0.11959146702767</text:p>
          </table:table-cell>
          <table:table-cell office:value-type="float" office:value="0.004947675049229" calcext:value-type="float">
            <text:p>0.004947675049229</text:p>
          </table:table-cell>
          <table:table-cell office:value-type="float" office:value="-0.002868773432443" calcext:value-type="float">
            <text:p>-0.002868773432443</text:p>
          </table:table-cell>
          <table:table-cell/>
          <table:table-cell office:value-type="float" office:value="0.0026477264402691" calcext:value-type="float">
            <text:p>0.002647726440269</text:p>
          </table:table-cell>
          <table:table-cell office:value-type="float" office:value="-0.0033837276835816" calcext:value-type="float">
            <text:p>-0.003383727683582</text:p>
          </table:table-cell>
        </table:table-row>
        <table:table-row table:style-name="ro1">
          <table:table-cell office:value-type="float" office:value="16.52" calcext:value-type="float">
            <text:p>16.52</text:p>
          </table:table-cell>
          <table:table-cell office:value-type="float" office:value="0" calcext:value-type="float">
            <text:p>0</text:p>
          </table:table-cell>
          <table:table-cell office:value-type="float" office:value="0.12060249468151" calcext:value-type="float">
            <text:p>0.12060249468151</text:p>
          </table:table-cell>
          <table:table-cell office:value-type="float" office:value="0.004925686809144" calcext:value-type="float">
            <text:p>0.004925686809144</text:p>
          </table:table-cell>
          <table:table-cell office:value-type="float" office:value="-0.0030202753512793" calcext:value-type="float">
            <text:p>-0.003020275351279</text:p>
          </table:table-cell>
          <table:table-cell/>
          <table:table-cell office:value-type="float" office:value="0.0026324431996661" calcext:value-type="float">
            <text:p>0.002632443199666</text:p>
          </table:table-cell>
          <table:table-cell office:value-type="float" office:value="-0.0035646387216281" calcext:value-type="float">
            <text:p>-0.003564638721628</text:p>
          </table:table-cell>
        </table:table-row>
        <table:table-row table:style-name="ro1">
          <table:table-cell office:value-type="float" office:value="16.54" calcext:value-type="float">
            <text:p>16.54</text:p>
          </table:table-cell>
          <table:table-cell office:value-type="float" office:value="0" calcext:value-type="float">
            <text:p>0</text:p>
          </table:table-cell>
          <table:table-cell office:value-type="float" office:value="0.12168466416497" calcext:value-type="float">
            <text:p>0.12168466416497</text:p>
          </table:table-cell>
          <table:table-cell office:value-type="float" office:value="0.0049036881739439" calcext:value-type="float">
            <text:p>0.004903688173944</text:p>
          </table:table-cell>
          <table:table-cell office:value-type="float" office:value="-0.0031717348813036" calcext:value-type="float">
            <text:p>-0.003171734881304</text:p>
          </table:table-cell>
          <table:table-cell/>
          <table:table-cell office:value-type="float" office:value="0.002617159959063" calcext:value-type="float">
            <text:p>0.002617159959063</text:p>
          </table:table-cell>
          <table:table-cell office:value-type="float" office:value="-0.0037455497596703" calcext:value-type="float">
            <text:p>-0.00374554975967</text:p>
          </table:table-cell>
        </table:table-row>
        <table:table-row table:style-name="ro1">
          <table:table-cell office:value-type="float" office:value="16.56" calcext:value-type="float">
            <text:p>16.56</text:p>
          </table:table-cell>
          <table:table-cell office:value-type="float" office:value="0" calcext:value-type="float">
            <text:p>0</text:p>
          </table:table-cell>
          <table:table-cell office:value-type="float" office:value="0.12283398507048" calcext:value-type="float">
            <text:p>0.12283398507048</text:p>
          </table:table-cell>
          <table:table-cell office:value-type="float" office:value="0.0048816795703924" calcext:value-type="float">
            <text:p>0.004881679570392</text:p>
          </table:table-cell>
          <table:table-cell office:value-type="float" office:value="-0.0033231537911375" calcext:value-type="float">
            <text:p>-0.003323153791138</text:p>
          </table:table-cell>
          <table:table-cell/>
          <table:table-cell office:value-type="float" office:value="0.0026019420244362" calcext:value-type="float">
            <text:p>0.002601942024436</text:p>
          </table:table-cell>
          <table:table-cell office:value-type="float" office:value="-0.0039249411518144" calcext:value-type="float">
            <text:p>-0.003924941151814</text:p>
          </table:table-cell>
        </table:table-row>
        <table:table-row table:style-name="ro1">
          <table:table-cell office:value-type="float" office:value="16.58" calcext:value-type="float">
            <text:p>16.58</text:p>
          </table:table-cell>
          <table:table-cell office:value-type="float" office:value="0" calcext:value-type="float">
            <text:p>0</text:p>
          </table:table-cell>
          <table:table-cell office:value-type="float" office:value="0.12404690519452" calcext:value-type="float">
            <text:p>0.12404690519452</text:p>
          </table:table-cell>
          <table:table-cell office:value-type="float" office:value="0.0048596614067459" calcext:value-type="float">
            <text:p>0.004859661406746</text:p>
          </table:table-cell>
          <table:table-cell office:value-type="float" office:value="-0.0034745337718571" calcext:value-type="float">
            <text:p>-0.003474533771857</text:p>
          </table:table-cell>
          <table:table-cell/>
          <table:table-cell office:value-type="float" office:value="0.0025875675909891" calcext:value-type="float">
            <text:p>0.002587567590989</text:p>
          </table:table-cell>
          <table:table-cell office:value-type="float" office:value="-0.0040852398604517" calcext:value-type="float">
            <text:p>-0.004085239860452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0" calcext:value-type="float">
            <text:p>0</text:p>
          </table:table-cell>
          <table:table-cell office:value-type="float" office:value="0.12532024297245" calcext:value-type="float">
            <text:p>0.12532024297245</text:p>
          </table:table-cell>
          <table:table-cell office:value-type="float" office:value="0.0048376340735362" calcext:value-type="float">
            <text:p>0.004837634073536</text:p>
          </table:table-cell>
          <table:table-cell office:value-type="float" office:value="-0.0036258764403149" calcext:value-type="float">
            <text:p>-0.003625876440315</text:p>
          </table:table-cell>
          <table:table-cell/>
          <table:table-cell office:value-type="float" office:value="0.0025722719440921" calcext:value-type="float">
            <text:p>0.002572271944092</text:p>
          </table:table-cell>
          <table:table-cell office:value-type="float" office:value="-0.0042403777579942" calcext:value-type="float">
            <text:p>-0.004240377757994</text:p>
          </table:table-cell>
        </table:table-row>
        <table:table-row table:style-name="ro1">
          <table:table-cell office:value-type="float" office:value="16.62" calcext:value-type="float">
            <text:p>16.62</text:p>
          </table:table-cell>
          <table:table-cell office:value-type="float" office:value="0" calcext:value-type="float">
            <text:p>0</text:p>
          </table:table-cell>
          <table:table-cell office:value-type="float" office:value="0.12665111935911" calcext:value-type="float">
            <text:p>0.12665111935911</text:p>
          </table:table-cell>
          <table:table-cell office:value-type="float" office:value="0.0048155979443252" calcext:value-type="float">
            <text:p>0.004815597944325</text:p>
          </table:table-cell>
          <table:table-cell office:value-type="float" office:value="-0.0037771833423938" calcext:value-type="float">
            <text:p>-0.003777183342394</text:p>
          </table:table-cell>
          <table:table-cell/>
          <table:table-cell office:value-type="float" office:value="0.0025533326406219" calcext:value-type="float">
            <text:p>0.002553332640622</text:p>
          </table:table-cell>
          <table:table-cell office:value-type="float" office:value="-0.004378546468498" calcext:value-type="float">
            <text:p>-0.004378546468498</text:p>
          </table:table-cell>
        </table:table-row>
        <table:table-row table:style-name="ro1">
          <table:table-cell office:value-type="float" office:value="16.64" calcext:value-type="float">
            <text:p>16.64</text:p>
          </table:table-cell>
          <table:table-cell office:value-type="float" office:value="0" calcext:value-type="float">
            <text:p>0</text:p>
          </table:table-cell>
          <table:table-cell office:value-type="float" office:value="0.12799095633271" calcext:value-type="float">
            <text:p>0.12799095633271</text:p>
          </table:table-cell>
          <table:table-cell office:value-type="float" office:value="0.0047932405263615" calcext:value-type="float">
            <text:p>0.004793240526362</text:p>
          </table:table-cell>
          <table:table-cell office:value-type="float" office:value="-0.0039270650869311" calcext:value-type="float">
            <text:p>-0.003927065086931</text:p>
          </table:table-cell>
          <table:table-cell/>
          <table:table-cell office:value-type="float" office:value="0.0025340299862009" calcext:value-type="float">
            <text:p>0.002534029986201</text:p>
          </table:table-cell>
          <table:table-cell office:value-type="float" office:value="-0.0045149848350546" calcext:value-type="float">
            <text:p>-0.004514984835055</text:p>
          </table:table-cell>
        </table:table-row>
        <table:table-row table:style-name="ro1">
          <table:table-cell office:value-type="float" office:value="16.66" calcext:value-type="float">
            <text:p>16.66</text:p>
          </table:table-cell>
          <table:table-cell office:value-type="float" office:value="0" calcext:value-type="float">
            <text:p>0</text:p>
          </table:table-cell>
          <table:table-cell office:value-type="float" office:value="0.12925415386491" calcext:value-type="float">
            <text:p>0.12925415386491</text:p>
          </table:table-cell>
          <table:table-cell office:value-type="float" office:value="0.0047699915093133" calcext:value-type="float">
            <text:p>0.004769991509313</text:p>
          </table:table-cell>
          <table:table-cell office:value-type="float" office:value="-0.0040729851235489" calcext:value-type="float">
            <text:p>-0.004072985123549</text:p>
          </table:table-cell>
          <table:table-cell/>
          <table:table-cell office:value-type="float" office:value="0.0025147169499393" calcext:value-type="float">
            <text:p>0.002514716949939</text:p>
          </table:table-cell>
          <table:table-cell office:value-type="float" office:value="-0.0046513313011281" calcext:value-type="float">
            <text:p>-0.004651331301128</text:p>
          </table:table-cell>
        </table:table-row>
        <table:table-row table:style-name="ro1">
          <table:table-cell office:value-type="float" office:value="16.68" calcext:value-type="float">
            <text:p>16.68</text:p>
          </table:table-cell>
          <table:table-cell office:value-type="float" office:value="0" calcext:value-type="float">
            <text:p>0</text:p>
          </table:table-cell>
          <table:table-cell office:value-type="float" office:value="0.13036793296562" calcext:value-type="float">
            <text:p>0.13036793296562</text:p>
          </table:table-cell>
          <table:table-cell office:value-type="float" office:value="0.0047454109282384" calcext:value-type="float">
            <text:p>0.004745410928238</text:p>
          </table:table-cell>
          <table:table-cell office:value-type="float" office:value="-0.0042130165316859" calcext:value-type="float">
            <text:p>-0.004213016531686</text:p>
          </table:table-cell>
          <table:table-cell/>
          <table:table-cell office:value-type="float" office:value="0.0024953937302063" calcext:value-type="float">
            <text:p>0.002495393730206</text:p>
          </table:table-cell>
          <table:table-cell office:value-type="float" office:value="-0.0047875876074049" calcext:value-type="float">
            <text:p>-0.004787587607405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float" office:value="0" calcext:value-type="float">
            <text:p>0</text:p>
          </table:table-cell>
          <table:table-cell office:value-type="float" office:value="0.13113757019503" calcext:value-type="float">
            <text:p>0.13113757019503</text:p>
          </table:table-cell>
          <table:table-cell office:value-type="float" office:value="0.0047182362656854" calcext:value-type="float">
            <text:p>0.004718236265685</text:p>
          </table:table-cell>
          <table:table-cell office:value-type="float" office:value="-0.0043415794168347" calcext:value-type="float">
            <text:p>-0.004341579416835</text:p>
          </table:table-cell>
          <table:table-cell/>
          <table:table-cell office:value-type="float" office:value="0.0024760605213655" calcext:value-type="float">
            <text:p>0.002476060521366</text:p>
          </table:table-cell>
          <table:table-cell office:value-type="float" office:value="-0.0049237554573565" calcext:value-type="float">
            <text:p>-0.004923755457357</text:p>
          </table:table-cell>
        </table:table-row>
        <table:table-row table:style-name="ro1">
          <table:table-cell office:value-type="float" office:value="16.72" calcext:value-type="float">
            <text:p>16.72</text:p>
          </table:table-cell>
          <table:table-cell office:value-type="float" office:value="0" calcext:value-type="float">
            <text:p>0</text:p>
          </table:table-cell>
          <table:table-cell office:value-type="float" office:value="0.1318050635434" calcext:value-type="float">
            <text:p>0.1318050635434</text:p>
          </table:table-cell>
          <table:table-cell office:value-type="float" office:value="0.0046900525299673" calcext:value-type="float">
            <text:p>0.004690052529967</text:p>
          </table:table-cell>
          <table:table-cell office:value-type="float" office:value="-0.0044656791873006" calcext:value-type="float">
            <text:p>-0.004465679187301</text:p>
          </table:table-cell>
          <table:table-cell/>
          <table:table-cell office:value-type="float" office:value="0.0024567175138709" calcext:value-type="float">
            <text:p>0.002456717513871</text:p>
          </table:table-cell>
          <table:table-cell office:value-type="float" office:value="-0.0050598365183497" calcext:value-type="float">
            <text:p>-0.00505983651835</text:p>
          </table:table-cell>
        </table:table-row>
        <table:table-row table:style-name="ro1">
          <table:table-cell office:value-type="float" office:value="16.74" calcext:value-type="float">
            <text:p>16.74</text:p>
          </table:table-cell>
          <table:table-cell office:value-type="float" office:value="0" calcext:value-type="float">
            <text:p>0</text:p>
          </table:table-cell>
          <table:table-cell office:value-type="float" office:value="0.13251579934334" calcext:value-type="float">
            <text:p>0.13251579934334</text:p>
          </table:table-cell>
          <table:table-cell office:value-type="float" office:value="0.0046618230934416" calcext:value-type="float">
            <text:p>0.004661823093442</text:p>
          </table:table-cell>
          <table:table-cell office:value-type="float" office:value="-0.0045895709120465" calcext:value-type="float">
            <text:p>-0.004589570912047</text:p>
          </table:table-cell>
          <table:table-cell/>
          <table:table-cell office:value-type="float" office:value="0.0024373648943591" calcext:value-type="float">
            <text:p>0.002437364894359</text:p>
          </table:table-cell>
          <table:table-cell office:value-type="float" office:value="-0.005195832423495" calcext:value-type="float">
            <text:p>-0.005195832423495</text:p>
          </table:table-cell>
        </table:table-row>
        <table:table-row table:style-name="ro1">
          <table:table-cell office:value-type="float" office:value="16.76" calcext:value-type="float">
            <text:p>16.76</text:p>
          </table:table-cell>
          <table:table-cell office:value-type="float" office:value="0" calcext:value-type="float">
            <text:p>0</text:p>
          </table:table-cell>
          <table:table-cell office:value-type="float" office:value="0.13326655345208" calcext:value-type="float">
            <text:p>0.13326655345208</text:p>
          </table:table-cell>
          <table:table-cell office:value-type="float" office:value="0.0046335503321515" calcext:value-type="float">
            <text:p>0.004633550332152</text:p>
          </table:table-cell>
          <table:table-cell office:value-type="float" office:value="-0.0047132649678427" calcext:value-type="float">
            <text:p>-0.004713264967843</text:p>
          </table:table-cell>
          <table:table-cell/>
          <table:table-cell office:value-type="float" office:value="0.0024148866561446" calcext:value-type="float">
            <text:p>0.002414886656145</text:p>
          </table:table-cell>
          <table:table-cell office:value-type="float" office:value="-0.0053175583391797" calcext:value-type="float">
            <text:p>-0.00531755833918</text:p>
          </table:table-cell>
        </table:table-row>
        <table:table-row table:style-name="ro1">
          <table:table-cell office:value-type="float" office:value="16.78" calcext:value-type="float">
            <text:p>16.78</text:p>
          </table:table-cell>
          <table:table-cell office:value-type="float" office:value="0" calcext:value-type="float">
            <text:p>0</text:p>
          </table:table-cell>
          <table:table-cell office:value-type="float" office:value="0.13405448575464" calcext:value-type="float">
            <text:p>0.13405448575464</text:p>
          </table:table-cell>
          <table:table-cell office:value-type="float" office:value="0.0046052365163237" calcext:value-type="float">
            <text:p>0.004605236516324</text:p>
          </table:table-cell>
          <table:table-cell office:value-type="float" office:value="-0.0048367712859323" calcext:value-type="float">
            <text:p>-0.004836771285932</text:p>
          </table:table-cell>
          <table:table-cell/>
          <table:table-cell office:value-type="float" office:value="0.0023889933463156" calcext:value-type="float">
            <text:p>0.002388993346316</text:p>
          </table:table-cell>
          <table:table-cell office:value-type="float" office:value="-0.0054236880894826" calcext:value-type="float">
            <text:p>-0.005423688089483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0" calcext:value-type="float">
            <text:p>0</text:p>
          </table:table-cell>
          <table:table-cell office:value-type="float" office:value="0.13487709313302" calcext:value-type="float">
            <text:p>0.13487709313302</text:p>
          </table:table-cell>
          <table:table-cell office:value-type="float" office:value="0.0045768838128247" calcext:value-type="float">
            <text:p>0.004576883812825</text:p>
          </table:table-cell>
          <table:table-cell office:value-type="float" office:value="-0.0049600993625461" calcext:value-type="float">
            <text:p>-0.004960099362546</text:p>
          </table:table-cell>
          <table:table-cell/>
          <table:table-cell office:value-type="float" office:value="0.0023630717751205" calcext:value-type="float">
            <text:p>0.002363071775121</text:p>
          </table:table-cell>
          <table:table-cell office:value-type="float" office:value="-0.0055296292593377" calcext:value-type="float">
            <text:p>-0.005529629259338</text:p>
          </table:table-cell>
        </table:table-row>
        <table:table-row table:style-name="ro1">
          <table:table-cell office:value-type="float" office:value="16.82" calcext:value-type="float">
            <text:p>16.82</text:p>
          </table:table-cell>
          <table:table-cell office:value-type="float" office:value="0" calcext:value-type="float">
            <text:p>0</text:p>
          </table:table-cell>
          <table:table-cell office:value-type="float" office:value="0.13573216912199" calcext:value-type="float">
            <text:p>0.13573216912199</text:p>
          </table:table-cell>
          <table:table-cell office:value-type="float" office:value="0.0045484942879933" calcext:value-type="float">
            <text:p>0.004548494287993</text:p>
          </table:table-cell>
          <table:table-cell office:value-type="float" office:value="-0.0050832582687481" calcext:value-type="float">
            <text:p>-0.005083258268748</text:p>
          </table:table-cell>
          <table:table-cell/>
          <table:table-cell office:value-type="float" office:value="0.0023371229884506" calcext:value-type="float">
            <text:p>0.002337122988451</text:p>
          </table:table-cell>
          <table:table-cell office:value-type="float" office:value="-0.0056353875458573" calcext:value-type="float">
            <text:p>-0.005635387545857</text:p>
          </table:table-cell>
        </table:table-row>
        <table:table-row table:style-name="ro1">
          <table:table-cell office:value-type="float" office:value="16.84" calcext:value-type="float">
            <text:p>16.84</text:p>
          </table:table-cell>
          <table:table-cell office:value-type="float" office:value="0" calcext:value-type="float">
            <text:p>0</text:p>
          </table:table-cell>
          <table:table-cell office:value-type="float" office:value="0.13661776970897" calcext:value-type="float">
            <text:p>0.13661776970897</text:p>
          </table:table-cell>
          <table:table-cell office:value-type="float" office:value="0.0045200699106195" calcext:value-type="float">
            <text:p>0.00452006991062</text:p>
          </table:table-cell>
          <table:table-cell office:value-type="float" office:value="-0.0052062566630909" calcext:value-type="float">
            <text:p>-0.005206256663091</text:p>
          </table:table-cell>
          <table:table-cell/>
          <table:table-cell office:value-type="float" office:value="0.0023111479846763" calcext:value-type="float">
            <text:p>0.002311147984676</text:p>
          </table:table-cell>
          <table:table-cell office:value-type="float" office:value="-0.0057409684222455" calcext:value-type="float">
            <text:p>-0.005740968422246</text:p>
          </table:table-cell>
        </table:table-row>
        <table:table-row table:style-name="ro1">
          <table:table-cell office:value-type="float" office:value="16.86" calcext:value-type="float">
            <text:p>16.86</text:p>
          </table:table-cell>
          <table:table-cell office:value-type="float" office:value="0" calcext:value-type="float">
            <text:p>0</text:p>
          </table:table-cell>
          <table:table-cell office:value-type="float" office:value="0.13727807044959" calcext:value-type="float">
            <text:p>0.13727807044959</text:p>
          </table:table-cell>
          <table:table-cell office:value-type="float" office:value="0.0044897594490936" calcext:value-type="float">
            <text:p>0.004489759449094</text:p>
          </table:table-cell>
          <table:table-cell office:value-type="float" office:value="-0.0053210025712221" calcext:value-type="float">
            <text:p>-0.005321002571222</text:p>
          </table:table-cell>
          <table:table-cell/>
          <table:table-cell office:value-type="float" office:value="0.0022851477166777" calcext:value-type="float">
            <text:p>0.002285147716678</text:p>
          </table:table-cell>
          <table:table-cell office:value-type="float" office:value="-0.0058463771469077" calcext:value-type="float">
            <text:p>-0.005846377146908</text:p>
          </table:table-cell>
        </table:table-row>
        <table:table-row table:style-name="ro1">
          <table:table-cell office:value-type="float" office:value="16.88" calcext:value-type="float">
            <text:p>16.88</text:p>
          </table:table-cell>
          <table:table-cell office:value-type="float" office:value="0" calcext:value-type="float">
            <text:p>0</text:p>
          </table:table-cell>
          <table:table-cell office:value-type="float" office:value="0.13793216624384" calcext:value-type="float">
            <text:p>0.13793216624384</text:p>
          </table:table-cell>
          <table:table-cell office:value-type="float" office:value="0.0044591290963864" calcext:value-type="float">
            <text:p>0.004459129096386</text:p>
          </table:table-cell>
          <table:table-cell office:value-type="float" office:value="-0.0054343440725363" calcext:value-type="float">
            <text:p>-0.005434344072536</text:p>
          </table:table-cell>
          <table:table-cell/>
          <table:table-cell office:value-type="float" office:value="0.0022596979508017" calcext:value-type="float">
            <text:p>0.002259697950802</text:p>
          </table:table-cell>
          <table:table-cell office:value-type="float" office:value="-0.0059478273962665" calcext:value-type="float">
            <text:p>-0.005947827396267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float" office:value="0" calcext:value-type="float">
            <text:p>0</text:p>
          </table:table-cell>
          <table:table-cell office:value-type="float" office:value="0.13861565534547" calcext:value-type="float">
            <text:p>0.13861565534547</text:p>
          </table:table-cell>
          <table:table-cell office:value-type="float" office:value="0.0044284476553874" calcext:value-type="float">
            <text:p>0.004428447655387</text:p>
          </table:table-cell>
          <table:table-cell office:value-type="float" office:value="-0.0055474562249748" calcext:value-type="float">
            <text:p>-0.005547456224975</text:p>
          </table:table-cell>
          <table:table-cell/>
          <table:table-cell office:value-type="float" office:value="0.0022366332028914" calcext:value-type="float">
            <text:p>0.002236633202891</text:p>
          </table:table-cell>
          <table:table-cell office:value-type="float" office:value="-0.0060340611340665" calcext:value-type="float">
            <text:p>-0.006034061134067</text:p>
          </table:table-cell>
        </table:table-row>
        <table:table-row table:style-name="ro1">
          <table:table-cell office:value-type="float" office:value="16.92" calcext:value-type="float">
            <text:p>16.92</text:p>
          </table:table-cell>
          <table:table-cell office:value-type="float" office:value="0" calcext:value-type="float">
            <text:p>0</text:p>
          </table:table-cell>
          <table:table-cell office:value-type="float" office:value="0.1392701847604" calcext:value-type="float">
            <text:p>0.1392701847604</text:p>
          </table:table-cell>
          <table:table-cell office:value-type="float" office:value="0.0043972901927171" calcext:value-type="float">
            <text:p>0.004397290192717</text:p>
          </table:table-cell>
          <table:table-cell office:value-type="float" office:value="-0.0056585298313088" calcext:value-type="float">
            <text:p>-0.005658529831309</text:p>
          </table:table-cell>
          <table:table-cell/>
          <table:table-cell office:value-type="float" office:value="0.0022135704561473" calcext:value-type="float">
            <text:p>0.002213570456147</text:p>
          </table:table-cell>
          <table:table-cell office:value-type="float" office:value="-0.0061199808929088" calcext:value-type="float">
            <text:p>-0.006119980892909</text:p>
          </table:table-cell>
        </table:table-row>
        <table:table-row table:style-name="ro1">
          <table:table-cell office:value-type="float" office:value="16.94" calcext:value-type="float">
            <text:p>16.94</text:p>
          </table:table-cell>
          <table:table-cell office:value-type="float" office:value="0" calcext:value-type="float">
            <text:p>0</text:p>
          </table:table-cell>
          <table:table-cell office:value-type="float" office:value="0.13940921678311" calcext:value-type="float">
            <text:p>0.13940921678311</text:p>
          </table:table-cell>
          <table:table-cell office:value-type="float" office:value="0.0043619754874308" calcext:value-type="float">
            <text:p>0.004361975487431</text:p>
          </table:table-cell>
          <table:table-cell office:value-type="float" office:value="-0.0057518908989352" calcext:value-type="float">
            <text:p>-0.005751890898935</text:p>
          </table:table-cell>
          <table:table-cell/>
          <table:table-cell office:value-type="float" office:value="0.0021904900958479" calcext:value-type="float">
            <text:p>0.002190490095848</text:p>
          </table:table-cell>
          <table:table-cell office:value-type="float" office:value="-0.0062057150444421" calcext:value-type="float">
            <text:p>-0.006205715044442</text:p>
          </table:table-cell>
        </table:table-row>
        <table:table-row table:style-name="ro1">
          <table:table-cell office:value-type="float" office:value="16.96" calcext:value-type="float">
            <text:p>16.96</text:p>
          </table:table-cell>
          <table:table-cell office:value-type="float" office:value="0" calcext:value-type="float">
            <text:p>0</text:p>
          </table:table-cell>
          <table:table-cell office:value-type="float" office:value="0.13932390041229" calcext:value-type="float">
            <text:p>0.13932390041229</text:p>
          </table:table-cell>
          <table:table-cell office:value-type="float" office:value="0.0043245550534127" calcext:value-type="float">
            <text:p>0.004324555053413</text:p>
          </table:table-cell>
          <table:table-cell office:value-type="float" office:value="-0.0058363870473208" calcext:value-type="float">
            <text:p>-0.005836387047321</text:p>
          </table:table-cell>
          <table:table-cell/>
          <table:table-cell office:value-type="float" office:value="0.0021673924967911" calcext:value-type="float">
            <text:p>0.002167392496791</text:p>
          </table:table-cell>
          <table:table-cell office:value-type="float" office:value="-0.0062912688897651" calcext:value-type="float">
            <text:p>-0.006291268889765</text:p>
          </table:table-cell>
        </table:table-row>
        <table:table-row table:style-name="ro1">
          <table:table-cell office:value-type="float" office:value="16.98" calcext:value-type="float">
            <text:p>16.98</text:p>
          </table:table-cell>
          <table:table-cell office:value-type="float" office:value="0" calcext:value-type="float">
            <text:p>0</text:p>
          </table:table-cell>
          <table:table-cell office:value-type="float" office:value="0.1390480621789" calcext:value-type="float">
            <text:p>0.1390480621789</text:p>
          </table:table-cell>
          <table:table-cell office:value-type="float" office:value="0.0042852263875418" calcext:value-type="float">
            <text:p>0.004285226387542</text:p>
          </table:table-cell>
          <table:table-cell office:value-type="float" office:value="-0.0059128502264048" calcext:value-type="float">
            <text:p>-0.005912850226405</text:p>
          </table:table-cell>
          <table:table-cell/>
          <table:table-cell office:value-type="float" office:value="0.0021442780225379" calcext:value-type="float">
            <text:p>0.002144278022538</text:p>
          </table:table-cell>
          <table:table-cell office:value-type="float" office:value="-0.0063766475318078" calcext:value-type="float">
            <text:p>-0.0063766475318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0.13881003655795" calcext:value-type="float">
            <text:p>0.13881003655795</text:p>
          </table:table-cell>
          <table:table-cell office:value-type="float" office:value="0.0042457545916148" calcext:value-type="float">
            <text:p>0.004245754591615</text:p>
          </table:table-cell>
          <table:table-cell office:value-type="float" office:value="-0.0059887008272207" calcext:value-type="float">
            <text:p>-0.005988700827221</text:p>
          </table:table-cell>
          <table:table-cell/>
          <table:table-cell office:value-type="float" office:value="0.0021211470258485" calcext:value-type="float">
            <text:p>0.002121147025849</text:p>
          </table:table-cell>
          <table:table-cell office:value-type="float" office:value="-0.006461855883953" calcext:value-type="float">
            <text:p>-0.006461855883953</text:p>
          </table:table-cell>
        </table:table-row>
        <table:table-row table:style-name="ro1">
          <table:table-cell office:value-type="float" office:value="17.02" calcext:value-type="float">
            <text:p>17.02</text:p>
          </table:table-cell>
          <table:table-cell office:value-type="float" office:value="0" calcext:value-type="float">
            <text:p>0</text:p>
          </table:table-cell>
          <table:table-cell office:value-type="float" office:value="0.13861052910882" calcext:value-type="float">
            <text:p>0.13861052910882</text:p>
          </table:table-cell>
          <table:table-cell office:value-type="float" office:value="0.0042061486910684" calcext:value-type="float">
            <text:p>0.004206148691068</text:p>
          </table:table-cell>
          <table:table-cell office:value-type="float" office:value="-0.0060639774799936" calcext:value-type="float">
            <text:p>-0.006063977479994</text:p>
          </table:table-cell>
          <table:table-cell/>
          <table:table-cell office:value-type="float" office:value="0.002097999849104" calcext:value-type="float">
            <text:p>0.002097999849104</text:p>
          </table:table-cell>
          <table:table-cell office:value-type="float" office:value="-0.0065468986783262" calcext:value-type="float">
            <text:p>-0.006546898678326</text:p>
          </table:table-cell>
        </table:table-row>
        <table:table-row table:style-name="ro1">
          <table:table-cell office:value-type="float" office:value="17.04" calcext:value-type="float">
            <text:p>17.04</text:p>
          </table:table-cell>
          <table:table-cell office:value-type="float" office:value="0" calcext:value-type="float">
            <text:p>0</text:p>
          </table:table-cell>
          <table:table-cell office:value-type="float" office:value="0.13845036913214" calcext:value-type="float">
            <text:p>0.13845036913214</text:p>
          </table:table-cell>
          <table:table-cell office:value-type="float" office:value="0.0041664172496979" calcext:value-type="float">
            <text:p>0.004166417249698</text:p>
          </table:table-cell>
          <table:table-cell office:value-type="float" office:value="-0.0061387168356305" calcext:value-type="float">
            <text:p>-0.006138716835631</text:p>
          </table:table-cell>
          <table:table-cell/>
          <table:table-cell office:value-type="float" office:value="0.0020748368247126" calcext:value-type="float">
            <text:p>0.002074836824713</text:p>
          </table:table-cell>
          <table:table-cell office:value-type="float" office:value="-0.0066317804737573" calcext:value-type="float">
            <text:p>-0.006631780473757</text:p>
          </table:table-cell>
        </table:table-row>
        <table:table-row table:style-name="ro1">
          <table:table-cell office:value-type="float" office:value="17.06" calcext:value-type="float">
            <text:p>17.06</text:p>
          </table:table-cell>
          <table:table-cell office:value-type="float" office:value="0" calcext:value-type="float">
            <text:p>0</text:p>
          </table:table-cell>
          <table:table-cell office:value-type="float" office:value="0.13833047555803" calcext:value-type="float">
            <text:p>0.13833047555803</text:p>
          </table:table-cell>
          <table:table-cell office:value-type="float" office:value="0.0041265683757395" calcext:value-type="float">
            <text:p>0.00412656837574</text:p>
          </table:table-cell>
          <table:table-cell office:value-type="float" office:value="-0.0062129535932244" calcext:value-type="float">
            <text:p>-0.006212953593224</text:p>
          </table:table-cell>
          <table:table-cell/>
          <table:table-cell office:value-type="float" office:value="0.0020516582755007" calcext:value-type="float">
            <text:p>0.002051658275501</text:p>
          </table:table-cell>
          <table:table-cell office:value-type="float" office:value="-0.0067165056633892" calcext:value-type="float">
            <text:p>-0.006716505663389</text:p>
          </table:table-cell>
        </table:table-row>
        <table:table-row table:style-name="ro1">
          <table:table-cell office:value-type="float" office:value="17.08" calcext:value-type="float">
            <text:p>17.08</text:p>
          </table:table-cell>
          <table:table-cell office:value-type="float" office:value="0" calcext:value-type="float">
            <text:p>0</text:p>
          </table:table-cell>
          <table:table-cell office:value-type="float" office:value="0.13825182342349" calcext:value-type="float">
            <text:p>0.13825182342349</text:p>
          </table:table-cell>
          <table:table-cell office:value-type="float" office:value="0.0040866097306835" calcext:value-type="float">
            <text:p>0.004086609730684</text:p>
          </table:table-cell>
          <table:table-cell office:value-type="float" office:value="-0.0062867205390165" calcext:value-type="float">
            <text:p>-0.006286720539017</text:p>
          </table:table-cell>
          <table:table-cell/>
          <table:table-cell office:value-type="float" office:value="0.00202846451509" calcext:value-type="float">
            <text:p>0.00202846451509</text:p>
          </table:table-cell>
          <table:table-cell office:value-type="float" office:value="-0.0068010784819965" calcext:value-type="float">
            <text:p>-0.006801078481997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float" office:value="0" calcext:value-type="float">
            <text:p>0</text:p>
          </table:table-cell>
          <table:table-cell office:value-type="float" office:value="0.1382154138678" calcext:value-type="float">
            <text:p>0.1382154138678</text:p>
          </table:table-cell>
          <table:table-cell office:value-type="float" office:value="0.0040465485403591" calcext:value-type="float">
            <text:p>0.004046548540359</text:p>
          </table:table-cell>
          <table:table-cell office:value-type="float" office:value="-0.0063600485946992" calcext:value-type="float">
            <text:p>-0.006360048594699</text:p>
          </table:table-cell>
          <table:table-cell/>
          <table:table-cell office:value-type="float" office:value="0.0020052558482604" calcext:value-type="float">
            <text:p>0.00200525584826</text:p>
          </table:table-cell>
          <table:table-cell office:value-type="float" office:value="-0.0068855030129693" calcext:value-type="float">
            <text:p>-0.006885503012969</text:p>
          </table:table-cell>
        </table:table-row>
        <table:table-row table:style-name="ro1">
          <table:table-cell office:value-type="float" office:value="17.12" calcext:value-type="float">
            <text:p>17.12</text:p>
          </table:table-cell>
          <table:table-cell office:value-type="float" office:value="0" calcext:value-type="float">
            <text:p>0</text:p>
          </table:table-cell>
          <table:table-cell office:value-type="float" office:value="0.13822224943157" calcext:value-type="float">
            <text:p>0.13822224943157</text:p>
          </table:table-cell>
          <table:table-cell office:value-type="float" office:value="0.0040063916078615" calcext:value-type="float">
            <text:p>0.004006391607862</text:p>
          </table:table-cell>
          <table:table-cell office:value-type="float" office:value="-0.0064329668736045" calcext:value-type="float">
            <text:p>-0.006432966873605</text:p>
          </table:table-cell>
          <table:table-cell/>
          <table:table-cell office:value-type="float" office:value="0.0019820325712977" calcext:value-type="float">
            <text:p>0.001982032571298</text:p>
          </table:table-cell>
          <table:table-cell office:value-type="float" office:value="-0.0069697831949922" calcext:value-type="float">
            <text:p>-0.006969783194992</text:p>
          </table:table-cell>
        </table:table-row>
        <table:table-row table:style-name="ro1">
          <table:table-cell office:value-type="float" office:value="17.14" calcext:value-type="float">
            <text:p>17.14</text:p>
          </table:table-cell>
          <table:table-cell office:value-type="float" office:value="0" calcext:value-type="float">
            <text:p>0</text:p>
          </table:table-cell>
          <table:table-cell office:value-type="float" office:value="0.13827331496394" calcext:value-type="float">
            <text:p>0.13827331496394</text:p>
          </table:table-cell>
          <table:table-cell office:value-type="float" office:value="0.0039661453279471" calcext:value-type="float">
            <text:p>0.003966145327947</text:p>
          </table:table-cell>
          <table:table-cell office:value-type="float" office:value="-0.0065055027427818" calcext:value-type="float">
            <text:p>-0.006505502742782</text:p>
          </table:table-cell>
          <table:table-cell/>
          <table:table-cell office:value-type="float" office:value="0.0019587949723292" calcext:value-type="float">
            <text:p>0.001958794972329</text:p>
          </table:table-cell>
          <table:table-cell office:value-type="float" office:value="-0.0070539228284449" calcext:value-type="float">
            <text:p>-0.007053922828445</text:p>
          </table:table-cell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float" office:value="0" calcext:value-type="float">
            <text:p>0</text:p>
          </table:table-cell>
          <table:table-cell office:value-type="float" office:value="0.13836956316718" calcext:value-type="float">
            <text:p>0.13836956316718</text:p>
          </table:table-cell>
          <table:table-cell office:value-type="float" office:value="0.0039258157025332" calcext:value-type="float">
            <text:p>0.003925815702533</text:p>
          </table:table-cell>
          <table:table-cell office:value-type="float" office:value="-0.0065776818898052" calcext:value-type="float">
            <text:p>-0.006577681889805</text:p>
          </table:table-cell>
          <table:table-cell/>
          <table:table-cell office:value-type="float" office:value="0.0019355433316445" calcext:value-type="float">
            <text:p>0.001935543331645</text:p>
          </table:table-cell>
          <table:table-cell office:value-type="float" office:value="-0.0071379255815055" calcext:value-type="float">
            <text:p>-0.007137925581506</text:p>
          </table:table-cell>
        </table:table-row>
        <table:table-row table:style-name="ro1">
          <table:table-cell office:value-type="float" office:value="17.18" calcext:value-type="float">
            <text:p>17.18</text:p>
          </table:table-cell>
          <table:table-cell office:value-type="float" office:value="0" calcext:value-type="float">
            <text:p>0</text:p>
          </table:table-cell>
          <table:table-cell office:value-type="float" office:value="0.13851190328403" calcext:value-type="float">
            <text:p>0.13851190328403</text:p>
          </table:table-cell>
          <table:table-cell office:value-type="float" office:value="0.0038854083570132" calcext:value-type="float">
            <text:p>0.003885408357013</text:p>
          </table:table-cell>
          <table:table-cell office:value-type="float" office:value="-0.0066495283928313" calcext:value-type="float">
            <text:p>-0.006649528392831</text:p>
          </table:table-cell>
          <table:table-cell/>
          <table:table-cell office:value-type="float" office:value="0.0019122779220041" calcext:value-type="float">
            <text:p>0.001912277922004</text:p>
          </table:table-cell>
          <table:table-cell office:value-type="float" office:value="-0.0072217949959791" calcext:value-type="float">
            <text:p>-0.007221794995979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0" calcext:value-type="float">
            <text:p>0</text:p>
          </table:table-cell>
          <table:table-cell office:value-type="float" office:value="0.13870119196222" calcext:value-type="float">
            <text:p>0.13870119196222</text:p>
          </table:table-cell>
          <table:table-cell office:value-type="float" office:value="0.0038449285571021" calcext:value-type="float">
            <text:p>0.003844928557102</text:p>
          </table:table-cell>
          <table:table-cell office:value-type="float" office:value="-0.0067210647928308" calcext:value-type="float">
            <text:p>-0.006721064792831</text:p>
          </table:table-cell>
          <table:table-cell/>
          <table:table-cell office:value-type="float" office:value="0.0018889990089348" calcext:value-type="float">
            <text:p>0.001888999008935</text:p>
          </table:table-cell>
          <table:table-cell office:value-type="float" office:value="-0.0073055344928695" calcext:value-type="float">
            <text:p>-0.00730553449287</text:p>
          </table:table-cell>
        </table:table-row>
        <table:table-row table:style-name="ro1">
          <table:table-cell office:value-type="float" office:value="17.22" calcext:value-type="float">
            <text:p>17.22</text:p>
          </table:table-cell>
          <table:table-cell office:value-type="float" office:value="0" calcext:value-type="float">
            <text:p>0</text:p>
          </table:table-cell>
          <table:table-cell office:value-type="float" office:value="0.1389382267868" calcext:value-type="float">
            <text:p>0.1389382267868</text:p>
          </table:table-cell>
          <table:table-cell office:value-type="float" office:value="0.003804381225985" calcext:value-type="float">
            <text:p>0.003804381225985</text:p>
          </table:table-cell>
          <table:table-cell office:value-type="float" office:value="-0.0067923121670917" calcext:value-type="float">
            <text:p>-0.006792312167092</text:p>
          </table:table-cell>
          <table:table-cell/>
          <table:table-cell office:value-type="float" office:value="0.0018657068510131" calcext:value-type="float">
            <text:p>0.001865706851013</text:p>
          </table:table-cell>
          <table:table-cell office:value-type="float" office:value="-0.0073891473776813" calcext:value-type="float">
            <text:p>-0.007389147377681</text:p>
          </table:table-cell>
        </table:table-row>
        <table:table-row table:style-name="ro1">
          <table:table-cell office:value-type="float" office:value="17.24" calcext:value-type="float">
            <text:p>17.24</text:p>
          </table:table-cell>
          <table:table-cell office:value-type="float" office:value="0" calcext:value-type="float">
            <text:p>0</text:p>
          </table:table-cell>
          <table:table-cell office:value-type="float" office:value="0.13922374484813" calcext:value-type="float">
            <text:p>0.13922374484813</text:p>
          </table:table-cell>
          <table:table-cell office:value-type="float" office:value="0.0037637709615609" calcext:value-type="float">
            <text:p>0.003763770961561</text:p>
          </table:table-cell>
          <table:table-cell office:value-type="float" office:value="-0.0068632902029902" calcext:value-type="float">
            <text:p>-0.00686329020299</text:p>
          </table:table-cell>
          <table:table-cell/>
          <table:table-cell office:value-type="float" office:value="0.0018424017001364" calcext:value-type="float">
            <text:p>0.001842401700136</text:p>
          </table:table-cell>
          <table:table-cell office:value-type="float" office:value="-0.0074726368454881" calcext:value-type="float">
            <text:p>-0.007472636845488</text:p>
          </table:table-cell>
        </table:table-row>
        <table:table-row table:style-name="ro1">
          <table:table-cell office:value-type="float" office:value="17.26" calcext:value-type="float">
            <text:p>17.26</text:p>
          </table:table-cell>
          <table:table-cell office:value-type="float" office:value="0" calcext:value-type="float">
            <text:p>0</text:p>
          </table:table-cell>
          <table:table-cell office:value-type="float" office:value="0.13955843029703" calcext:value-type="float">
            <text:p>0.13955843029703</text:p>
          </table:table-cell>
          <table:table-cell office:value-type="float" office:value="0.0037231020536178" calcext:value-type="float">
            <text:p>0.003723102053618</text:p>
          </table:table-cell>
          <table:table-cell office:value-type="float" office:value="-0.0069340172713687" calcext:value-type="float">
            <text:p>-0.006934017271369</text:p>
          </table:table-cell>
          <table:table-cell/>
          <table:table-cell office:value-type="float" office:value="0.0018190838017822" calcext:value-type="float">
            <text:p>0.001819083801782</text:p>
          </table:table-cell>
          <table:table-cell office:value-type="float" office:value="-0.0075560059857576" calcext:value-type="float">
            <text:p>-0.007556005985758</text:p>
          </table:table-cell>
        </table:table-row>
        <table:table-row table:style-name="ro1">
          <table:table-cell office:value-type="float" office:value="17.28" calcext:value-type="float">
            <text:p>17.28</text:p>
          </table:table-cell>
          <table:table-cell office:value-type="float" office:value="0" calcext:value-type="float">
            <text:p>0</text:p>
          </table:table-cell>
          <table:table-cell office:value-type="float" office:value="0.13994293549272" calcext:value-type="float">
            <text:p>0.13994293549272</text:p>
          </table:table-cell>
          <table:table-cell office:value-type="float" office:value="0.00368237850078" calcext:value-type="float">
            <text:p>0.00368237850078</text:p>
          </table:table-cell>
          <table:table-cell office:value-type="float" office:value="-0.0070045104990623" calcext:value-type="float">
            <text:p>-0.007004510499062</text:p>
          </table:table-cell>
          <table:table-cell/>
          <table:table-cell office:value-type="float" office:value="0.001795753395257" calcext:value-type="float">
            <text:p>0.001795753395257</text:p>
          </table:table-cell>
          <table:table-cell office:value-type="float" office:value="-0.0076392577869502" calcext:value-type="float">
            <text:p>-0.00763925778695</text:p>
          </table:table-cell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float" office:value="0" calcext:value-type="float">
            <text:p>0</text:p>
          </table:table-cell>
          <table:table-cell office:value-type="float" office:value="0.1403779196943" calcext:value-type="float">
            <text:p>0.1403779196943</text:p>
          </table:table-cell>
          <table:table-cell office:value-type="float" office:value="0.003641604027135" calcext:value-type="float">
            <text:p>0.003641604027135</text:p>
          </table:table-cell>
          <table:table-cell office:value-type="float" office:value="-0.0070747858397994" calcext:value-type="float">
            <text:p>-0.007074785839799</text:p>
          </table:table-cell>
          <table:table-cell/>
          <table:table-cell office:value-type="float" office:value="0.0017724107139332" calcext:value-type="float">
            <text:p>0.001772410713933</text:p>
          </table:table-cell>
          <table:table-cell office:value-type="float" office:value="-0.0077223951408977" calcext:value-type="float">
            <text:p>-0.007722395140898</text:p>
          </table:table-cell>
        </table:table-row>
        <table:table-row table:style-name="ro1">
          <table:table-cell office:value-type="float" office:value="17.32" calcext:value-type="float">
            <text:p>17.32</text:p>
          </table:table-cell>
          <table:table-cell office:value-type="float" office:value="0" calcext:value-type="float">
            <text:p>0</text:p>
          </table:table-cell>
          <table:table-cell office:value-type="float" office:value="0.14086274548403" calcext:value-type="float">
            <text:p>0.14086274548403</text:p>
          </table:table-cell>
          <table:table-cell office:value-type="float" office:value="0.0036008181606206" calcext:value-type="float">
            <text:p>0.003600818160621</text:p>
          </table:table-cell>
          <table:table-cell office:value-type="float" office:value="-0.007144719229959" calcext:value-type="float">
            <text:p>-0.007144719229959</text:p>
          </table:table-cell>
          <table:table-cell/>
          <table:table-cell office:value-type="float" office:value="0.0017490559854764" calcext:value-type="float">
            <text:p>0.001749055985476</text:p>
          </table:table-cell>
          <table:table-cell office:value-type="float" office:value="-0.0078054208469792" calcext:value-type="float">
            <text:p>-0.007805420846979</text:p>
          </table:table-cell>
        </table:table-row>
        <table:table-row table:style-name="ro1">
          <table:table-cell office:value-type="float" office:value="17.34" calcext:value-type="float">
            <text:p>17.34</text:p>
          </table:table-cell>
          <table:table-cell office:value-type="float" office:value="0" calcext:value-type="float">
            <text:p>0</text:p>
          </table:table-cell>
          <table:table-cell office:value-type="float" office:value="0.14139349407768" calcext:value-type="float">
            <text:p>0.14139349407768</text:p>
          </table:table-cell>
          <table:table-cell office:value-type="float" office:value="0.0035601175481101" calcext:value-type="float">
            <text:p>0.00356011754811</text:p>
          </table:table-cell>
          <table:table-cell office:value-type="float" office:value="-0.007213915196189" calcext:value-type="float">
            <text:p>-0.007213915196189</text:p>
          </table:table-cell>
          <table:table-cell/>
          <table:table-cell office:value-type="float" office:value="0.0017256894320617" calcext:value-type="float">
            <text:p>0.001725689432062</text:p>
          </table:table-cell>
          <table:table-cell office:value-type="float" office:value="-0.0078883376160899" calcext:value-type="float">
            <text:p>-0.00788833761609</text:p>
          </table:table-cell>
        </table:table-row>
        <table:table-row table:style-name="ro1">
          <table:table-cell office:value-type="float" office:value="17.36" calcext:value-type="float">
            <text:p>17.36</text:p>
          </table:table-cell>
          <table:table-cell office:value-type="float" office:value="0" calcext:value-type="float">
            <text:p>0</text:p>
          </table:table-cell>
          <table:table-cell office:value-type="float" office:value="0.14197252096115" calcext:value-type="float">
            <text:p>0.14197252096115</text:p>
          </table:table-cell>
          <table:table-cell office:value-type="float" office:value="0.0035193227356734" calcext:value-type="float">
            <text:p>0.003519322735673</text:p>
          </table:table-cell>
          <table:table-cell office:value-type="float" office:value="-0.0072827128123499" calcext:value-type="float">
            <text:p>-0.00728271281235</text:p>
          </table:table-cell>
          <table:table-cell/>
          <table:table-cell office:value-type="float" office:value="0.0017025568768314" calcext:value-type="float">
            <text:p>0.001702556876831</text:p>
          </table:table-cell>
          <table:table-cell office:value-type="float" office:value="-0.0079617528591701" calcext:value-type="float">
            <text:p>-0.00796175285917</text:p>
          </table:table-cell>
        </table:table-row>
        <table:table-row table:style-name="ro1">
          <table:table-cell office:value-type="float" office:value="17.38" calcext:value-type="float">
            <text:p>17.38</text:p>
          </table:table-cell>
          <table:table-cell office:value-type="float" office:value="0" calcext:value-type="float">
            <text:p>0</text:p>
          </table:table-cell>
          <table:table-cell office:value-type="float" office:value="0.14260491879474" calcext:value-type="float">
            <text:p>0.14260491879474</text:p>
          </table:table-cell>
          <table:table-cell office:value-type="float" office:value="0.00347849061552" calcext:value-type="float">
            <text:p>0.00347849061552</text:p>
          </table:table-cell>
          <table:table-cell office:value-type="float" office:value="-0.007351346541977" calcext:value-type="float">
            <text:p>-0.007351346541977</text:p>
          </table:table-cell>
          <table:table-cell/>
          <table:table-cell office:value-type="float" office:value="0.0016797867142362" calcext:value-type="float">
            <text:p>0.001679786714236</text:p>
          </table:table-cell>
          <table:table-cell office:value-type="float" office:value="-0.0080255381004895" calcext:value-type="float">
            <text:p>-0.00802553810049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0" calcext:value-type="float">
            <text:p>0</text:p>
          </table:table-cell>
          <table:table-cell office:value-type="float" office:value="0.14329242515896" calcext:value-type="float">
            <text:p>0.14329242515896</text:p>
          </table:table-cell>
          <table:table-cell office:value-type="float" office:value="0.0034376235517433" calcext:value-type="float">
            <text:p>0.003437623551743</text:p>
          </table:table-cell>
          <table:table-cell office:value-type="float" office:value="-0.007419826637873" calcext:value-type="float">
            <text:p>-0.007419826637873</text:p>
          </table:table-cell>
          <table:table-cell/>
          <table:table-cell office:value-type="float" office:value="0.0016572300553371" calcext:value-type="float">
            <text:p>0.001657230055337</text:p>
          </table:table-cell>
          <table:table-cell office:value-type="float" office:value="-0.0080841144793834" calcext:value-type="float">
            <text:p>-0.008084114479383</text:p>
          </table:table-cell>
        </table:table-row>
        <table:table-row table:style-name="ro1">
          <table:table-cell office:value-type="float" office:value="17.42" calcext:value-type="float">
            <text:p>17.42</text:p>
          </table:table-cell>
          <table:table-cell office:value-type="float" office:value="0" calcext:value-type="float">
            <text:p>0</text:p>
          </table:table-cell>
          <table:table-cell office:value-type="float" office:value="0.1440371546591" calcext:value-type="float">
            <text:p>0.1440371546591</text:p>
          </table:table-cell>
          <table:table-cell office:value-type="float" office:value="0.0033967237383598" calcext:value-type="float">
            <text:p>0.00339672373836</text:p>
          </table:table-cell>
          <table:table-cell office:value-type="float" office:value="-0.007488162627767" calcext:value-type="float">
            <text:p>-0.007488162627767</text:p>
          </table:table-cell>
          <table:table-cell/>
          <table:table-cell office:value-type="float" office:value="0.0016346948872685" calcext:value-type="float">
            <text:p>0.001634694887269</text:p>
          </table:table-cell>
          <table:table-cell office:value-type="float" office:value="-0.0081425119351903" calcext:value-type="float">
            <text:p>-0.00814251193519</text:p>
          </table:table-cell>
        </table:table-row>
        <table:table-row table:style-name="ro1">
          <table:table-cell office:value-type="float" office:value="17.44" calcext:value-type="float">
            <text:p>17.44</text:p>
          </table:table-cell>
          <table:table-cell office:value-type="float" office:value="0" calcext:value-type="float">
            <text:p>0</text:p>
          </table:table-cell>
          <table:table-cell office:value-type="float" office:value="0.1448415229252" calcext:value-type="float">
            <text:p>0.1448415229252</text:p>
          </table:table-cell>
          <table:table-cell office:value-type="float" office:value="0.0033557932105907" calcext:value-type="float">
            <text:p>0.003355793210591</text:p>
          </table:table-cell>
          <table:table-cell office:value-type="float" office:value="-0.0075563633620252" calcext:value-type="float">
            <text:p>-0.007556363362025</text:p>
          </table:table-cell>
          <table:table-cell/>
          <table:table-cell office:value-type="float" office:value="0.0016121809621164" calcext:value-type="float">
            <text:p>0.001612180962116</text:p>
          </table:table-cell>
          <table:table-cell office:value-type="float" office:value="-0.008200735846565" calcext:value-type="float">
            <text:p>-0.008200735846565</text:p>
          </table:table-cell>
        </table:table-row>
        <table:table-row table:style-name="ro1">
          <table:table-cell office:value-type="float" office:value="17.46" calcext:value-type="float">
            <text:p>17.46</text:p>
          </table:table-cell>
          <table:table-cell office:value-type="float" office:value="0" calcext:value-type="float">
            <text:p>0</text:p>
          </table:table-cell>
          <table:table-cell office:value-type="float" office:value="0.14570804178036" calcext:value-type="float">
            <text:p>0.14570804178036</text:p>
          </table:table-cell>
          <table:table-cell office:value-type="float" office:value="0.0033148338555743" calcext:value-type="float">
            <text:p>0.003314833855574</text:p>
          </table:table-cell>
          <table:table-cell office:value-type="float" office:value="-0.0076244370590451" calcext:value-type="float">
            <text:p>-0.007624437059045</text:p>
          </table:table-cell>
          <table:table-cell/>
          <table:table-cell office:value-type="float" office:value="0.0015896880267857" calcext:value-type="float">
            <text:p>0.001589688026786</text:p>
          </table:table-cell>
          <table:table-cell office:value-type="float" office:value="-0.0082587913815364" calcext:value-type="float">
            <text:p>-0.008258791381536</text:p>
          </table:table-cell>
        </table:table-row>
        <table:table-row table:style-name="ro1">
          <table:table-cell office:value-type="float" office:value="17.48" calcext:value-type="float">
            <text:p>17.48</text:p>
          </table:table-cell>
          <table:table-cell office:value-type="float" office:value="0" calcext:value-type="float">
            <text:p>0</text:p>
          </table:table-cell>
          <table:table-cell office:value-type="float" office:value="0.14663897078755" calcext:value-type="float">
            <text:p>0.14663897078755</text:p>
          </table:table-cell>
          <table:table-cell office:value-type="float" office:value="0.0032738474225108" calcext:value-type="float">
            <text:p>0.003273847422511</text:p>
          </table:table-cell>
          <table:table-cell office:value-type="float" office:value="-0.0076923913481713" calcext:value-type="float">
            <text:p>-0.007692391348171</text:p>
          </table:table-cell>
          <table:table-cell/>
          <table:table-cell office:value-type="float" office:value="0.0015672158237768" calcext:value-type="float">
            <text:p>0.001567215823777</text:p>
          </table:table-cell>
          <table:table-cell office:value-type="float" office:value="-0.0083166835075868" calcext:value-type="float">
            <text:p>-0.008316683507587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float" office:value="0" calcext:value-type="float">
            <text:p>0</text:p>
          </table:table-cell>
          <table:table-cell office:value-type="float" office:value="0.14763586805806" calcext:value-type="float">
            <text:p>0.14763586805806</text:p>
          </table:table-cell>
          <table:table-cell office:value-type="float" office:value="0.0032328355322435" calcext:value-type="float">
            <text:p>0.003232835532244</text:p>
          </table:table-cell>
          <table:table-cell office:value-type="float" office:value="-0.0077602333102962" calcext:value-type="float">
            <text:p>-0.007760233310296</text:p>
          </table:table-cell>
          <table:table-cell/>
          <table:table-cell office:value-type="float" office:value="0.0015447640918974" calcext:value-type="float">
            <text:p>0.001544764091897</text:p>
          </table:table-cell>
          <table:table-cell office:value-type="float" office:value="-0.0083744170012238" calcext:value-type="float">
            <text:p>-0.008374417001224</text:p>
          </table:table-cell>
        </table:table-row>
        <table:table-row table:style-name="ro1">
          <table:table-cell office:value-type="float" office:value="17.52" calcext:value-type="float">
            <text:p>17.52</text:p>
          </table:table-cell>
          <table:table-cell office:value-type="float" office:value="0" calcext:value-type="float">
            <text:p>0</text:p>
          </table:table-cell>
          <table:table-cell office:value-type="float" office:value="0.14869915485089" calcext:value-type="float">
            <text:p>0.14869915485089</text:p>
          </table:table-cell>
          <table:table-cell office:value-type="float" office:value="0.0031917996862888" calcext:value-type="float">
            <text:p>0.003191799686289</text:p>
          </table:table-cell>
          <table:table-cell office:value-type="float" office:value="-0.007827969516104" calcext:value-type="float">
            <text:p>-0.007827969516104</text:p>
          </table:table-cell>
          <table:table-cell/>
          <table:table-cell office:value-type="float" office:value="0.001521763182386" calcext:value-type="float">
            <text:p>0.001521763182386</text:p>
          </table:table-cell>
          <table:table-cell office:value-type="float" office:value="-0.008429518727091" calcext:value-type="float">
            <text:p>-0.008429518727091</text:p>
          </table:table-cell>
        </table:table-row>
        <table:table-row table:style-name="ro1">
          <table:table-cell office:value-type="float" office:value="17.54" calcext:value-type="float">
            <text:p>17.54</text:p>
          </table:table-cell>
          <table:table-cell office:value-type="float" office:value="0" calcext:value-type="float">
            <text:p>0</text:p>
          </table:table-cell>
          <table:table-cell office:value-type="float" office:value="0.14982784161048" calcext:value-type="float">
            <text:p>0.14982784161048</text:p>
          </table:table-cell>
          <table:table-cell office:value-type="float" office:value="0.0031507412753279" calcext:value-type="float">
            <text:p>0.003150741275328</text:p>
          </table:table-cell>
          <table:table-cell office:value-type="float" office:value="-0.0078956060620568" calcext:value-type="float">
            <text:p>-0.007895606062057</text:p>
          </table:table-cell>
          <table:table-cell/>
          <table:table-cell office:value-type="float" office:value="0.0014970434304796" calcext:value-type="float">
            <text:p>0.00149704343048</text:p>
          </table:table-cell>
          <table:table-cell office:value-type="float" office:value="-0.0084769185485907" calcext:value-type="float">
            <text:p>-0.008476918548591</text:p>
          </table:table-cell>
        </table:table-row>
        <table:table-row table:style-name="ro1">
          <table:table-cell office:value-type="float" office:value="17.56" calcext:value-type="float">
            <text:p>17.56</text:p>
          </table:table-cell>
          <table:table-cell office:value-type="float" office:value="0" calcext:value-type="float">
            <text:p>0</text:p>
          </table:table-cell>
          <table:table-cell office:value-type="float" office:value="0.15101951458537" calcext:value-type="float">
            <text:p>0.15101951458537</text:p>
          </table:table-cell>
          <table:table-cell office:value-type="float" office:value="0.0031096615871803" calcext:value-type="float">
            <text:p>0.00310966158718</text:p>
          </table:table-cell>
          <table:table-cell office:value-type="float" office:value="-0.0079631486041761" calcext:value-type="float">
            <text:p>-0.007963148604176</text:p>
          </table:table-cell>
          <table:table-cell/>
          <table:table-cell office:value-type="float" office:value="0.0014717469720368" calcext:value-type="float">
            <text:p>0.001471746972037</text:p>
          </table:table-cell>
          <table:table-cell office:value-type="float" office:value="-0.0085217091321746" calcext:value-type="float">
            <text:p>-0.008521709132175</text:p>
          </table:table-cell>
        </table:table-row>
        <table:table-row table:style-name="ro1">
          <table:table-cell office:value-type="float" office:value="17.58" calcext:value-type="float">
            <text:p>17.58</text:p>
          </table:table-cell>
          <table:table-cell office:value-type="float" office:value="0" calcext:value-type="float">
            <text:p>0</text:p>
          </table:table-cell>
          <table:table-cell office:value-type="float" office:value="0.15227057461472" calcext:value-type="float">
            <text:p>0.15227057461472</text:p>
          </table:table-cell>
          <table:table-cell office:value-type="float" office:value="0.0030685618142763" calcext:value-type="float">
            <text:p>0.003068561814276</text:p>
          </table:table-cell>
          <table:table-cell office:value-type="float" office:value="-0.0080306023897094" calcext:value-type="float">
            <text:p>-0.008030602389709</text:p>
          </table:table-cell>
          <table:table-cell/>
          <table:table-cell office:value-type="float" office:value="0.0014436567566941" calcext:value-type="float">
            <text:p>0.001443656756694</text:p>
          </table:table-cell>
          <table:table-cell office:value-type="float" office:value="-0.0085545848455539" calcext:value-type="float">
            <text:p>-0.008554584845554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0" calcext:value-type="float">
            <text:p>0</text:p>
          </table:table-cell>
          <table:table-cell office:value-type="float" office:value="0.15357662748545" calcext:value-type="float">
            <text:p>0.15357662748545</text:p>
          </table:table-cell>
          <table:table-cell office:value-type="float" office:value="0.0030274430606432" calcext:value-type="float">
            <text:p>0.003027443060643</text:p>
          </table:table-cell>
          <table:table-cell office:value-type="float" office:value="-0.0080979722868075" calcext:value-type="float">
            <text:p>-0.008097972286808</text:p>
          </table:table-cell>
          <table:table-cell/>
          <table:table-cell office:value-type="float" office:value="0.0014155296451792" calcext:value-type="float">
            <text:p>0.001415529645179</text:p>
          </table:table-cell>
          <table:table-cell office:value-type="float" office:value="-0.0085872208129508" calcext:value-type="float">
            <text:p>-0.008587220812951</text:p>
          </table:table-cell>
        </table:table-row>
        <table:table-row table:style-name="ro1">
          <table:table-cell office:value-type="float" office:value="17.62" calcext:value-type="float">
            <text:p>17.62</text:p>
          </table:table-cell>
          <table:table-cell office:value-type="float" office:value="0" calcext:value-type="float">
            <text:p>0</text:p>
          </table:table-cell>
          <table:table-cell office:value-type="float" office:value="0.15493237001925" calcext:value-type="float">
            <text:p>0.15493237001925</text:p>
          </table:table-cell>
          <table:table-cell office:value-type="float" office:value="0.0029863025018542" calcext:value-type="float">
            <text:p>0.002986302501854</text:p>
          </table:table-cell>
          <table:table-cell office:value-type="float" office:value="-0.0081652470572108" calcext:value-type="float">
            <text:p>-0.008165247057211</text:p>
          </table:table-cell>
          <table:table-cell/>
          <table:table-cell office:value-type="float" office:value="0.0013873670698275" calcext:value-type="float">
            <text:p>0.001387367069828</text:p>
          </table:table-cell>
          <table:table-cell office:value-type="float" office:value="-0.0086196269439835" calcext:value-type="float">
            <text:p>-0.008619626943984</text:p>
          </table:table-cell>
        </table:table-row>
        <table:table-row table:style-name="ro1">
          <table:table-cell office:value-type="float" office:value="17.64" calcext:value-type="float">
            <text:p>17.64</text:p>
          </table:table-cell>
          <table:table-cell office:value-type="float" office:value="0" calcext:value-type="float">
            <text:p>0</text:p>
          </table:table-cell>
          <table:table-cell office:value-type="float" office:value="0.15633348713898" calcext:value-type="float">
            <text:p>0.15633348713898</text:p>
          </table:table-cell>
          <table:table-cell office:value-type="float" office:value="0.0029451448799031" calcext:value-type="float">
            <text:p>0.002945144879903</text:p>
          </table:table-cell>
          <table:table-cell office:value-type="float" office:value="-0.0082324464823888" calcext:value-type="float">
            <text:p>-0.008232446482389</text:p>
          </table:table-cell>
          <table:table-cell/>
          <table:table-cell office:value-type="float" office:value="0.0013591704036032" calcext:value-type="float">
            <text:p>0.001359170403603</text:p>
          </table:table-cell>
          <table:table-cell office:value-type="float" office:value="-0.0086518127054084" calcext:value-type="float">
            <text:p>-0.008651812705408</text:p>
          </table:table-cell>
        </table:table-row>
        <table:table-row table:style-name="ro1">
          <table:table-cell office:value-type="float" office:value="17.66" calcext:value-type="float">
            <text:p>17.66</text:p>
          </table:table-cell>
          <table:table-cell office:value-type="float" office:value="0" calcext:value-type="float">
            <text:p>0</text:p>
          </table:table-cell>
          <table:table-cell office:value-type="float" office:value="0.15777539607818" calcext:value-type="float">
            <text:p>0.15777539607818</text:p>
          </table:table-cell>
          <table:table-cell office:value-type="float" office:value="0.0029039710651897" calcext:value-type="float">
            <text:p>0.00290397106519</text:p>
          </table:table-cell>
          <table:table-cell office:value-type="float" office:value="-0.0082995744282931" calcext:value-type="float">
            <text:p>-0.008299574428293</text:p>
          </table:table-cell>
          <table:table-cell/>
          <table:table-cell office:value-type="float" office:value="0.0013309409622692" calcext:value-type="float">
            <text:p>0.001330940962269</text:p>
          </table:table-cell>
          <table:table-cell office:value-type="float" office:value="-0.0086837871402371" calcext:value-type="float">
            <text:p>-0.008683787140237</text:p>
          </table:table-cell>
        </table:table-row>
        <table:table-row table:style-name="ro1">
          <table:table-cell office:value-type="float" office:value="17.68" calcext:value-type="float">
            <text:p>17.68</text:p>
          </table:table-cell>
          <table:table-cell office:value-type="float" office:value="0" calcext:value-type="float">
            <text:p>0</text:p>
          </table:table-cell>
          <table:table-cell office:value-type="float" office:value="0.15925386942533" calcext:value-type="float">
            <text:p>0.15925386942533</text:p>
          </table:table-cell>
          <table:table-cell office:value-type="float" office:value="0.0028627818636903" calcext:value-type="float">
            <text:p>0.00286278186369</text:p>
          </table:table-cell>
          <table:table-cell office:value-type="float" office:value="-0.0083666344834927" calcext:value-type="float">
            <text:p>-0.008366634483493</text:p>
          </table:table-cell>
          <table:table-cell/>
          <table:table-cell office:value-type="float" office:value="0.0013026800065347" calcext:value-type="float">
            <text:p>0.001302680006535</text:p>
          </table:table-cell>
          <table:table-cell office:value-type="float" office:value="-0.0087155588862584" calcext:value-type="float">
            <text:p>-0.008715558886258</text:p>
          </table:table-cell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0" calcext:value-type="float">
            <text:p>0</text:p>
          </table:table-cell>
          <table:table-cell office:value-type="float" office:value="0.16076509535739" calcext:value-type="float">
            <text:p>0.16076509535739</text:p>
          </table:table-cell>
          <table:table-cell office:value-type="float" office:value="0.0028215780218536" calcext:value-type="float">
            <text:p>0.002821578021854</text:p>
          </table:table-cell>
          <table:table-cell office:value-type="float" office:value="-0.0084336299800378" calcext:value-type="float">
            <text:p>-0.008433629980038</text:p>
          </table:table-cell>
          <table:table-cell/>
          <table:table-cell office:value-type="float" office:value="0.0012743887441749" calcext:value-type="float">
            <text:p>0.001274388744175</text:p>
          </table:table-cell>
          <table:table-cell office:value-type="float" office:value="-0.0087471361939645" calcext:value-type="float">
            <text:p>-0.008747136193965</text:p>
          </table:table-cell>
        </table:table-row>
        <table:table-row table:style-name="ro1">
          <table:table-cell office:value-type="float" office:value="17.72" calcext:value-type="float">
            <text:p>17.72</text:p>
          </table:table-cell>
          <table:table-cell office:value-type="float" office:value="0" calcext:value-type="float">
            <text:p>0</text:p>
          </table:table-cell>
          <table:table-cell office:value-type="float" office:value="0.16230568510862" calcext:value-type="float">
            <text:p>0.16230568510862</text:p>
          </table:table-cell>
          <table:table-cell office:value-type="float" office:value="0.0027803602311419" calcext:value-type="float">
            <text:p>0.002780360231142</text:p>
          </table:table-cell>
          <table:table-cell office:value-type="float" office:value="-0.00850056401266" calcext:value-type="float">
            <text:p>-0.00850056401266</text:p>
          </table:table-cell>
          <table:table-cell/>
          <table:table-cell office:value-type="float" office:value="0.001246068332114" calcext:value-type="float">
            <text:p>0.001246068332114</text:p>
          </table:table-cell>
          <table:table-cell office:value-type="float" office:value="-0.0087785269438577" calcext:value-type="float">
            <text:p>-0.008778526943858</text:p>
          </table:table-cell>
        </table:table-row>
        <table:table-row table:style-name="ro1">
          <table:table-cell office:value-type="float" office:value="17.74" calcext:value-type="float">
            <text:p>17.74</text:p>
          </table:table-cell>
          <table:table-cell office:value-type="float" office:value="0" calcext:value-type="float">
            <text:p>0</text:p>
          </table:table-cell>
          <table:table-cell office:value-type="float" office:value="0.16387265024133" calcext:value-type="float">
            <text:p>0.16387265024133</text:p>
          </table:table-cell>
          <table:table-cell office:value-type="float" office:value="0.0027391291322536" calcext:value-type="float">
            <text:p>0.002739129132254</text:p>
          </table:table-cell>
          <table:table-cell office:value-type="float" office:value="-0.0085674394568005" calcext:value-type="float">
            <text:p>-0.008567439456801</text:p>
          </table:table-cell>
          <table:table-cell/>
          <table:table-cell office:value-type="float" office:value="0.0012177198784673" calcext:value-type="float">
            <text:p>0.001217719878467</text:p>
          </table:table-cell>
          <table:table-cell office:value-type="float" office:value="-0.00880973866315" calcext:value-type="float">
            <text:p>-0.00880973866315</text:p>
          </table:table-cell>
        </table:table-row>
        <table:table-row table:style-name="ro1">
          <table:table-cell office:value-type="float" office:value="17.76" calcext:value-type="float">
            <text:p>17.76</text:p>
          </table:table-cell>
          <table:table-cell office:value-type="float" office:value="0" calcext:value-type="float">
            <text:p>0</text:p>
          </table:table-cell>
          <table:table-cell office:value-type="float" office:value="0.16546336550371" calcext:value-type="float">
            <text:p>0.16546336550371</text:p>
          </table:table-cell>
          <table:table-cell office:value-type="float" office:value="0.0026978853190304" calcext:value-type="float">
            <text:p>0.00269788531903</text:p>
          </table:table-cell>
          <table:table-cell office:value-type="float" office:value="-0.008634258985142" calcext:value-type="float">
            <text:p>-0.008634258985142</text:p>
          </table:table-cell>
          <table:table-cell/>
          <table:table-cell office:value-type="float" office:value="0.001189344444537" calcext:value-type="float">
            <text:p>0.001189344444537</text:p>
          </table:table-cell>
          <table:table-cell office:value-type="float" office:value="-0.0088407785418489" calcext:value-type="float">
            <text:p>-0.008840778541849</text:p>
          </table:table-cell>
        </table:table-row>
        <table:table-row table:style-name="ro1">
          <table:table-cell office:value-type="float" office:value="17.78" calcext:value-type="float">
            <text:p>17.78</text:p>
          </table:table-cell>
          <table:table-cell office:value-type="float" office:value="0" calcext:value-type="float">
            <text:p>0</text:p>
          </table:table-cell>
          <table:table-cell office:value-type="float" office:value="0.16707552703801" calcext:value-type="float">
            <text:p>0.16707552703801</text:p>
          </table:table-cell>
          <table:table-cell office:value-type="float" office:value="0.0026566293420878" calcext:value-type="float">
            <text:p>0.002656629342088</text:p>
          </table:table-cell>
          <table:table-cell office:value-type="float" office:value="-0.0087010250830965" calcext:value-type="float">
            <text:p>-0.008701025083097</text:p>
          </table:table-cell>
          <table:table-cell/>
          <table:table-cell office:value-type="float" office:value="0.0011609430467585" calcext:value-type="float">
            <text:p>0.001160943046759</text:p>
          </table:table-cell>
          <table:table-cell office:value-type="float" office:value="-0.0088716534482249" calcext:value-type="float">
            <text:p>-0.008871653448225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0" calcext:value-type="float">
            <text:p>0</text:p>
          </table:table-cell>
          <table:table-cell office:value-type="float" office:value="0.1687071113519" calcext:value-type="float">
            <text:p>0.1687071113519</text:p>
          </table:table-cell>
          <table:table-cell office:value-type="float" office:value="0.0026153617121727" calcext:value-type="float">
            <text:p>0.002615361712173</text:p>
          </table:table-cell>
          <table:table-cell office:value-type="float" office:value="-0.008767740063053" calcext:value-type="float">
            <text:p>-0.008767740063053</text:p>
          </table:table-cell>
          <table:table-cell/>
          <table:table-cell office:value-type="float" office:value="0.0011325166585936" calcext:value-type="float">
            <text:p>0.001132516658594</text:p>
          </table:table-cell>
          <table:table-cell office:value-type="float" office:value="-0.0089023699436811" calcext:value-type="float">
            <text:p>-0.008902369943681</text:p>
          </table:table-cell>
        </table:table-row>
        <table:table-row table:style-name="ro1">
          <table:table-cell office:value-type="float" office:value="17.82" calcext:value-type="float">
            <text:p>17.82</text:p>
          </table:table-cell>
          <table:table-cell office:value-type="float" office:value="0" calcext:value-type="float">
            <text:p>0</text:p>
          </table:table-cell>
          <table:table-cell office:value-type="float" office:value="0.17035633767582" calcext:value-type="float">
            <text:p>0.17035633767582</text:p>
          </table:table-cell>
          <table:table-cell office:value-type="float" office:value="0.0025740829032713" calcext:value-type="float">
            <text:p>0.002574082903271</text:p>
          </table:table-cell>
          <table:table-cell office:value-type="float" office:value="-0.0088344060775934" calcext:value-type="float">
            <text:p>-0.008834406077593</text:p>
          </table:table-cell>
          <table:table-cell/>
          <table:table-cell office:value-type="float" office:value="0.0011040662123668" calcext:value-type="float">
            <text:p>0.001104066212367</text:p>
          </table:table-cell>
          <table:table-cell office:value-type="float" office:value="-0.0089329342970161" calcext:value-type="float">
            <text:p>-0.008932934297016</text:p>
          </table:table-cell>
        </table:table-row>
        <table:table-row table:style-name="ro1">
          <table:table-cell office:value-type="float" office:value="17.84" calcext:value-type="float">
            <text:p>17.84</text:p>
          </table:table-cell>
          <table:table-cell office:value-type="float" office:value="0" calcext:value-type="float">
            <text:p>0</text:p>
          </table:table-cell>
          <table:table-cell office:value-type="float" office:value="0.172021634695" calcext:value-type="float">
            <text:p>0.172021634695</text:p>
          </table:table-cell>
          <table:table-cell office:value-type="float" office:value="0.0025327933554852" calcext:value-type="float">
            <text:p>0.002532793355485</text:p>
          </table:table-cell>
          <table:table-cell office:value-type="float" office:value="-0.0089010251317966" calcext:value-type="float">
            <text:p>-0.008901025131797</text:p>
          </table:table-cell>
          <table:table-cell/>
          <table:table-cell office:value-type="float" office:value="0.0010755926010459" calcext:value-type="float">
            <text:p>0.001075592601046</text:p>
          </table:table-cell>
          <table:table-cell office:value-type="float" office:value="-0.0089633524980971" calcext:value-type="float">
            <text:p>-0.008963352498097</text:p>
          </table:table-cell>
        </table:table-row>
        <table:table-row table:style-name="ro1">
          <table:table-cell office:value-type="float" office:value="17.86" calcext:value-type="float">
            <text:p>17.86</text:p>
          </table:table-cell>
          <table:table-cell office:value-type="float" office:value="0" calcext:value-type="float">
            <text:p>0</text:p>
          </table:table-cell>
          <table:table-cell office:value-type="float" office:value="0.1736933396559" calcext:value-type="float">
            <text:p>0.1736933396559</text:p>
          </table:table-cell>
          <table:table-cell office:value-type="float" office:value="0.0024916330511377" calcext:value-type="float">
            <text:p>0.002491633051138</text:p>
          </table:table-cell>
          <table:table-cell office:value-type="float" office:value="-0.0089672885355228" calcext:value-type="float">
            <text:p>-0.008967288535523</text:p>
          </table:table-cell>
          <table:table-cell/>
          <table:table-cell office:value-type="float" office:value="0.001047096679963" calcext:value-type="float">
            <text:p>0.001047096679963</text:p>
          </table:table-cell>
          <table:table-cell office:value-type="float" office:value="-0.008993630270977" calcext:value-type="float">
            <text:p>-0.008993630270977</text:p>
          </table:table-cell>
        </table:table-row>
        <table:table-row table:style-name="ro1">
          <table:table-cell office:value-type="float" office:value="17.88" calcext:value-type="float">
            <text:p>17.88</text:p>
          </table:table-cell>
          <table:table-cell office:value-type="float" office:value="0" calcext:value-type="float">
            <text:p>0</text:p>
          </table:table-cell>
          <table:table-cell office:value-type="float" office:value="0.17537075283605" calcext:value-type="float">
            <text:p>0.17537075283605</text:p>
          </table:table-cell>
          <table:table-cell office:value-type="float" office:value="0.002450591146735" calcext:value-type="float">
            <text:p>0.002450591146735</text:p>
          </table:table-cell>
          <table:table-cell office:value-type="float" office:value="-0.0090332227830612" calcext:value-type="float">
            <text:p>-0.009033222783061</text:p>
          </table:table-cell>
          <table:table-cell/>
          <table:table-cell office:value-type="float" office:value="0.0010185792684764" calcext:value-type="float">
            <text:p>0.001018579268476</text:p>
          </table:table-cell>
          <table:table-cell office:value-type="float" office:value="-0.0090237730864163" calcext:value-type="float">
            <text:p>-0.009023773086416</text:p>
          </table:table-cell>
        </table:table-row>
        <table:table-row table:style-name="ro1">
          <table:table-cell office:value-type="float" office:value="17.9" calcext:value-type="float">
            <text:p>17.9</text:p>
          </table:table-cell>
          <table:table-cell office:value-type="float" office:value="0" calcext:value-type="float">
            <text:p>0</text:p>
          </table:table-cell>
          <table:table-cell office:value-type="float" office:value="0.17706033793589" calcext:value-type="float">
            <text:p>0.17706033793589</text:p>
          </table:table-cell>
          <table:table-cell office:value-type="float" office:value="0.0024095401551316" calcext:value-type="float">
            <text:p>0.002409540155132</text:p>
          </table:table-cell>
          <table:table-cell office:value-type="float" office:value="-0.0090991142693981" calcext:value-type="float">
            <text:p>-0.009099114269398</text:p>
          </table:table-cell>
          <table:table-cell/>
          <table:table-cell office:value-type="float" office:value="0.000990041151571" calcext:value-type="float">
            <text:p>0.000990041151571</text:p>
          </table:table-cell>
          <table:table-cell office:value-type="float" office:value="-0.0090537861738715" calcext:value-type="float">
            <text:p>-0.009053786173872</text:p>
          </table:table-cell>
        </table:table-row>
        <table:table-row table:style-name="ro1">
          <table:table-cell office:value-type="float" office:value="17.92" calcext:value-type="float">
            <text:p>17.92</text:p>
          </table:table-cell>
          <table:table-cell office:value-type="float" office:value="0" calcext:value-type="float">
            <text:p>0</text:p>
          </table:table-cell>
          <table:table-cell office:value-type="float" office:value="0.17876113745843" calcext:value-type="float">
            <text:p>0.17876113745843</text:p>
          </table:table-cell>
          <table:table-cell office:value-type="float" office:value="0.0023684803884863" calcext:value-type="float">
            <text:p>0.002368480388486</text:p>
          </table:table-cell>
          <table:table-cell office:value-type="float" office:value="-0.0091649645231145" calcext:value-type="float">
            <text:p>-0.009164964523115</text:p>
          </table:table-cell>
          <table:table-cell/>
          <table:table-cell office:value-type="float" office:value="0.00096148308140152" calcext:value-type="float">
            <text:p>0.000961483081402</text:p>
          </table:table-cell>
          <table:table-cell office:value-type="float" office:value="-0.00908367453296" calcext:value-type="float">
            <text:p>-0.00908367453296</text:p>
          </table:table-cell>
        </table:table-row>
        <table:table-row table:style-name="ro1">
          <table:table-cell office:value-type="float" office:value="17.94" calcext:value-type="float">
            <text:p>17.94</text:p>
          </table:table-cell>
          <table:table-cell office:value-type="float" office:value="0" calcext:value-type="float">
            <text:p>0</text:p>
          </table:table-cell>
          <table:table-cell office:value-type="float" office:value="0.18045247502118" calcext:value-type="float">
            <text:p>0.18045247502118</text:p>
          </table:table-cell>
          <table:table-cell office:value-type="float" office:value="0.002327284071856" calcext:value-type="float">
            <text:p>0.002327284071856</text:p>
          </table:table-cell>
          <table:table-cell office:value-type="float" office:value="-0.0092302488692604" calcext:value-type="float">
            <text:p>-0.00923024886926</text:p>
          </table:table-cell>
          <table:table-cell/>
          <table:table-cell office:value-type="float" office:value="0.00093287665067106" calcext:value-type="float">
            <text:p>0.000932876650671</text:p>
          </table:table-cell>
          <table:table-cell office:value-type="float" office:value="-0.0091133447417099" calcext:value-type="float">
            <text:p>-0.00911334474171</text:p>
          </table:table-cell>
        </table:table-row>
        <table:table-row table:style-name="ro1">
          <table:table-cell office:value-type="float" office:value="17.96" calcext:value-type="float">
            <text:p>17.96</text:p>
          </table:table-cell>
          <table:table-cell office:value-type="float" office:value="0" calcext:value-type="float">
            <text:p>0</text:p>
          </table:table-cell>
          <table:table-cell office:value-type="float" office:value="0.18206952512379" calcext:value-type="float">
            <text:p>0.18206952512379</text:p>
          </table:table-cell>
          <table:table-cell office:value-type="float" office:value="0.0022855382557306" calcext:value-type="float">
            <text:p>0.002285538255731</text:p>
          </table:table-cell>
          <table:table-cell office:value-type="float" office:value="-0.009293271481137" calcext:value-type="float">
            <text:p>-0.009293271481137</text:p>
          </table:table-cell>
          <table:table-cell/>
          <table:table-cell office:value-type="float" office:value="0.00090325430153012" calcext:value-type="float">
            <text:p>0.00090325430153</text:p>
          </table:table-cell>
          <table:table-cell office:value-type="float" office:value="-0.0091395370098832" calcext:value-type="float">
            <text:p>-0.009139537009883</text:p>
          </table:table-cell>
        </table:table-row>
        <table:table-row table:style-name="ro1">
          <table:table-cell office:value-type="float" office:value="17.98" calcext:value-type="float">
            <text:p>17.98</text:p>
          </table:table-cell>
          <table:table-cell office:value-type="float" office:value="0" calcext:value-type="float">
            <text:p>0</text:p>
          </table:table-cell>
          <table:table-cell office:value-type="float" office:value="0.1836592310008" calcext:value-type="float">
            <text:p>0.1836592310008</text:p>
          </table:table-cell>
          <table:table-cell office:value-type="float" office:value="0.0022435021030287" calcext:value-type="float">
            <text:p>0.002243502103029</text:p>
          </table:table-cell>
          <table:table-cell office:value-type="float" office:value="-0.0093553887064178" calcext:value-type="float">
            <text:p>-0.009355388706418</text:p>
          </table:table-cell>
          <table:table-cell/>
          <table:table-cell office:value-type="float" office:value="0.00087362782525221" calcext:value-type="float">
            <text:p>0.000873627825252</text:p>
          </table:table-cell>
          <table:table-cell office:value-type="float" office:value="-0.0091656613627295" calcext:value-type="float">
            <text:p>-0.0091656613627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0.18525367766471" calcext:value-type="float">
            <text:p>0.18525367766471</text:p>
          </table:table-cell>
          <table:table-cell office:value-type="float" office:value="0.0022014295572472" calcext:value-type="float">
            <text:p>0.002201429557247</text:p>
          </table:table-cell>
          <table:table-cell office:value-type="float" office:value="-0.0094173826154273" calcext:value-type="float">
            <text:p>-0.009417382615427</text:p>
          </table:table-cell>
          <table:table-cell/>
          <table:table-cell office:value-type="float" office:value="0.00084399747232125" calcext:value-type="float">
            <text:p>0.000843997472321</text:p>
          </table:table-cell>
          <table:table-cell office:value-type="float" office:value="-0.0091917204470934" calcext:value-type="float">
            <text:p>-0.009191720447093</text:p>
          </table:table-cell>
        </table:table-row>
        <table:table-row table:style-name="ro1">
          <table:table-cell office:value-type="float" office:value="18.02" calcext:value-type="float">
            <text:p>18.02</text:p>
          </table:table-cell>
          <table:table-cell office:value-type="float" office:value="0" calcext:value-type="float">
            <text:p>0</text:p>
          </table:table-cell>
          <table:table-cell office:value-type="float" office:value="0.18685536721045" calcext:value-type="float">
            <text:p>0.18685536721045</text:p>
          </table:table-cell>
          <table:table-cell office:value-type="float" office:value="0.002159344528244" calcext:value-type="float">
            <text:p>0.002159344528244</text:p>
          </table:table-cell>
          <table:table-cell office:value-type="float" office:value="-0.0094793271439235" calcext:value-type="float">
            <text:p>-0.009479327143924</text:p>
          </table:table-cell>
          <table:table-cell/>
          <table:table-cell office:value-type="float" office:value="0.00081393730771468" calcext:value-type="float">
            <text:p>0.000813937307715</text:p>
          </table:table-cell>
          <table:table-cell office:value-type="float" office:value="-0.0092163282834861" calcext:value-type="float">
            <text:p>-0.009216328283486</text:p>
          </table:table-cell>
        </table:table-row>
        <table:table-row table:style-name="ro1">
          <table:table-cell office:value-type="float" office:value="18.04" calcext:value-type="float">
            <text:p>18.04</text:p>
          </table:table-cell>
          <table:table-cell office:value-type="float" office:value="0" calcext:value-type="float">
            <text:p>0</text:p>
          </table:table-cell>
          <table:table-cell office:value-type="float" office:value="0.18846381138995" calcext:value-type="float">
            <text:p>0.18846381138995</text:p>
          </table:table-cell>
          <table:table-cell office:value-type="float" office:value="0.0021172472979995" calcext:value-type="float">
            <text:p>0.002117247298</text:p>
          </table:table-cell>
          <table:table-cell office:value-type="float" office:value="-0.0095412235139074" calcext:value-type="float">
            <text:p>-0.009541223513907</text:p>
          </table:table-cell>
          <table:table-cell/>
          <table:table-cell office:value-type="float" office:value="0.00078288546182232" calcext:value-type="float">
            <text:p>0.000782885461822</text:p>
          </table:table-cell>
          <table:table-cell office:value-type="float" office:value="-0.0092376509410166" calcext:value-type="float">
            <text:p>-0.009237650941017</text:p>
          </table:table-cell>
        </table:table-row>
        <table:table-row table:style-name="ro1">
          <table:table-cell office:value-type="float" office:value="18.06" calcext:value-type="float">
            <text:p>18.06</text:p>
          </table:table-cell>
          <table:table-cell office:value-type="float" office:value="0" calcext:value-type="float">
            <text:p>0</text:p>
          </table:table-cell>
          <table:table-cell office:value-type="float" office:value="0.19006441879548" calcext:value-type="float">
            <text:p>0.19006441879548</text:p>
          </table:table-cell>
          <table:table-cell office:value-type="float" office:value="0.0020756216449293" calcext:value-type="float">
            <text:p>0.002075621644929</text:p>
          </table:table-cell>
          <table:table-cell office:value-type="float" office:value="-0.0096017670780708" calcext:value-type="float">
            <text:p>-0.009601767078071</text:p>
          </table:table-cell>
          <table:table-cell/>
          <table:table-cell office:value-type="float" office:value="0.00075183273511337" calcext:value-type="float">
            <text:p>0.000751832735113</text:p>
          </table:table-cell>
          <table:table-cell office:value-type="float" office:value="-0.0092589137081798" calcext:value-type="float">
            <text:p>-0.00925891370818</text:p>
          </table:table-cell>
        </table:table-row>
        <table:table-row table:style-name="ro1">
          <table:table-cell office:value-type="float" office:value="18.08" calcext:value-type="float">
            <text:p>18.08</text:p>
          </table:table-cell>
          <table:table-cell office:value-type="float" office:value="0" calcext:value-type="float">
            <text:p>0</text:p>
          </table:table-cell>
          <table:table-cell office:value-type="float" office:value="0.19165454197817" calcext:value-type="float">
            <text:p>0.19165454197817</text:p>
          </table:table-cell>
          <table:table-cell office:value-type="float" office:value="0.0020342329810407" calcext:value-type="float">
            <text:p>0.002034232981041</text:p>
          </table:table-cell>
          <table:table-cell office:value-type="float" office:value="-0.0096615806194505" calcext:value-type="float">
            <text:p>-0.009661580619451</text:p>
          </table:table-cell>
          <table:table-cell/>
          <table:table-cell office:value-type="float" office:value="0.00072077940989648" calcext:value-type="float">
            <text:p>0.000720779409896</text:p>
          </table:table-cell>
          <table:table-cell office:value-type="float" office:value="-0.0092801191750529" calcext:value-type="float">
            <text:p>-0.009280119175053</text:p>
          </table:table-cell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float" office:value="0" calcext:value-type="float">
            <text:p>0</text:p>
          </table:table-cell>
          <table:table-cell office:value-type="float" office:value="0.1932498058957" calcext:value-type="float">
            <text:p>0.1932498058957</text:p>
          </table:table-cell>
          <table:table-cell office:value-type="float" office:value="0.001992836085946" calcext:value-type="float">
            <text:p>0.001992836085946</text:p>
          </table:table-cell>
          <table:table-cell office:value-type="float" office:value="-0.0097213405552386" calcext:value-type="float">
            <text:p>-0.009721340555239</text:p>
          </table:table-cell>
          <table:table-cell/>
          <table:table-cell office:value-type="float" office:value="0.00068972575311453" calcext:value-type="float">
            <text:p>0.000689725753115</text:p>
          </table:table-cell>
          <table:table-cell office:value-type="float" office:value="-0.0093012698105142" calcext:value-type="float">
            <text:p>-0.009301269810514</text:p>
          </table:table-cell>
        </table:table-row>
        <table:table-row table:style-name="ro1">
          <table:table-cell office:value-type="float" office:value="18.12" calcext:value-type="float">
            <text:p>18.12</text:p>
          </table:table-cell>
          <table:table-cell office:value-type="float" office:value="0" calcext:value-type="float">
            <text:p>0</text:p>
          </table:table-cell>
          <table:table-cell office:value-type="float" office:value="0.19484988124873" calcext:value-type="float">
            <text:p>0.19484988124873</text:p>
          </table:table-cell>
          <table:table-cell office:value-type="float" office:value="0.0019514311238873" calcext:value-type="float">
            <text:p>0.001951431123887</text:p>
          </table:table-cell>
          <table:table-cell office:value-type="float" office:value="-0.009781048256211" calcext:value-type="float">
            <text:p>-0.009781048256211</text:p>
          </table:table-cell>
          <table:table-cell/>
          <table:table-cell office:value-type="float" office:value="0.00065867201709028" calcext:value-type="float">
            <text:p>0.00065867201709</text:p>
          </table:table-cell>
          <table:table-cell office:value-type="float" office:value="-0.0093223679685089" calcext:value-type="float">
            <text:p>-0.009322367968509</text:p>
          </table:table-cell>
        </table:table-row>
        <table:table-row table:style-name="ro1">
          <table:table-cell office:value-type="float" office:value="18.14" calcext:value-type="float">
            <text:p>18.14</text:p>
          </table:table-cell>
          <table:table-cell office:value-type="float" office:value="0" calcext:value-type="float">
            <text:p>0</text:p>
          </table:table-cell>
          <table:table-cell office:value-type="float" office:value="0.19638595067302" calcext:value-type="float">
            <text:p>0.19638595067302</text:p>
          </table:table-cell>
          <table:table-cell office:value-type="float" office:value="0.0019094812995276" calcext:value-type="float">
            <text:p>0.001909481299528</text:p>
          </table:table-cell>
          <table:table-cell office:value-type="float" office:value="-0.0098391099242354" calcext:value-type="float">
            <text:p>-0.009839109924235</text:p>
          </table:table-cell>
          <table:table-cell/>
          <table:table-cell office:value-type="float" office:value="0.00062761844023144" calcext:value-type="float">
            <text:p>0.000627618440231</text:p>
          </table:table-cell>
          <table:table-cell office:value-type="float" office:value="-0.009343415893917" calcext:value-type="float">
            <text:p>-0.009343415893917</text:p>
          </table:table-cell>
        </table:table-row>
        <table:table-row table:style-name="ro1">
          <table:table-cell office:value-type="float" office:value="18.16" calcext:value-type="float">
            <text:p>18.16</text:p>
          </table:table-cell>
          <table:table-cell office:value-type="float" office:value="0" calcext:value-type="float">
            <text:p>0</text:p>
          </table:table-cell>
          <table:table-cell office:value-type="float" office:value="0.1978818478117" calcext:value-type="float">
            <text:p>0.1978818478117</text:p>
          </table:table-cell>
          <table:table-cell office:value-type="float" office:value="0.0018673401538277" calcext:value-type="float">
            <text:p>0.001867340153828</text:p>
          </table:table-cell>
          <table:table-cell office:value-type="float" office:value="-0.0098961061239346" calcext:value-type="float">
            <text:p>-0.009896106123935</text:p>
          </table:table-cell>
          <table:table-cell/>
          <table:table-cell office:value-type="float" office:value="0.00059656524769882" calcext:value-type="float">
            <text:p>0.000596565247699</text:p>
          </table:table-cell>
          <table:table-cell office:value-type="float" office:value="-0.0093644157282061" calcext:value-type="float">
            <text:p>-0.009364415728206</text:p>
          </table:table-cell>
        </table:table-row>
        <table:table-row table:style-name="ro1">
          <table:table-cell office:value-type="float" office:value="18.18" calcext:value-type="float">
            <text:p>18.18</text:p>
          </table:table-cell>
          <table:table-cell office:value-type="float" office:value="0" calcext:value-type="float">
            <text:p>0</text:p>
          </table:table-cell>
          <table:table-cell office:value-type="float" office:value="0.19921013956348" calcext:value-type="float">
            <text:p>0.19921013956348</text:p>
          </table:table-cell>
          <table:table-cell office:value-type="float" office:value="0.0018241656530916" calcext:value-type="float">
            <text:p>0.001824165653092</text:p>
          </table:table-cell>
          <table:table-cell office:value-type="float" office:value="-0.0099492188450369" calcext:value-type="float">
            <text:p>-0.009949218845037</text:p>
          </table:table-cell>
          <table:table-cell/>
          <table:table-cell office:value-type="float" office:value="0.00056551265203899" calcext:value-type="float">
            <text:p>0.000565512652039</text:p>
          </table:table-cell>
          <table:table-cell office:value-type="float" office:value="-0.0093853695145131" calcext:value-type="float">
            <text:p>-0.009385369514513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0" calcext:value-type="float">
            <text:p>0</text:p>
          </table:table-cell>
          <table:table-cell office:value-type="float" office:value="0.20051615869305" calcext:value-type="float">
            <text:p>0.20051615869305</text:p>
          </table:table-cell>
          <table:table-cell office:value-type="float" office:value="0.0017808244798095" calcext:value-type="float">
            <text:p>0.00178082447981</text:p>
          </table:table-cell>
          <table:table-cell office:value-type="float" office:value="-0.010001683169523" calcext:value-type="float">
            <text:p>-0.010001683169523</text:p>
          </table:table-cell>
          <table:table-cell/>
          <table:table-cell office:value-type="float" office:value="0.00053446085378517" calcext:value-type="float">
            <text:p>0.000534460853785</text:p>
          </table:table-cell>
          <table:table-cell office:value-type="float" office:value="-0.0094062792027379" calcext:value-type="float">
            <text:p>-0.009406279202738</text:p>
          </table:table-cell>
        </table:table-row>
        <table:table-row table:style-name="ro1">
          <table:table-cell office:value-type="float" office:value="18.22" calcext:value-type="float">
            <text:p>18.22</text:p>
          </table:table-cell>
          <table:table-cell office:value-type="float" office:value="0" calcext:value-type="float">
            <text:p>0</text:p>
          </table:table-cell>
          <table:table-cell office:value-type="float" office:value="0.20171108158794" calcext:value-type="float">
            <text:p>0.20171108158794</text:p>
          </table:table-cell>
          <table:table-cell office:value-type="float" office:value="0.0017368226372989" calcext:value-type="float">
            <text:p>0.001736822637299</text:p>
          </table:table-cell>
          <table:table-cell office:value-type="float" office:value="-0.010051580666403" calcext:value-type="float">
            <text:p>-0.010051580666403</text:p>
          </table:table-cell>
          <table:table-cell/>
          <table:table-cell office:value-type="float" office:value="0.00050341004202703" calcext:value-type="float">
            <text:p>0.000503410042027</text:p>
          </table:table-cell>
          <table:table-cell office:value-type="float" office:value="-0.009427146654121" calcext:value-type="float">
            <text:p>-0.009427146654121</text:p>
          </table:table-cell>
        </table:table-row>
        <table:table-row table:style-name="ro1">
          <table:table-cell office:value-type="float" office:value="18.24" calcext:value-type="float">
            <text:p>18.24</text:p>
          </table:table-cell>
          <table:table-cell office:value-type="float" office:value="0" calcext:value-type="float">
            <text:p>0</text:p>
          </table:table-cell>
          <table:table-cell office:value-type="float" office:value="0.202908811043" calcext:value-type="float">
            <text:p>0.202908811043</text:p>
          </table:table-cell>
          <table:table-cell office:value-type="float" office:value="0.0016927931663929" calcext:value-type="float">
            <text:p>0.001692793166393</text:p>
          </table:table-cell>
          <table:table-cell office:value-type="float" office:value="-0.010101369209281" calcext:value-type="float">
            <text:p>-0.010101369209281</text:p>
          </table:table-cell>
          <table:table-cell/>
          <table:table-cell office:value-type="float" office:value="0.00047236039495235" calcext:value-type="float">
            <text:p>0.000472360394952</text:p>
          </table:table-cell>
          <table:table-cell office:value-type="float" office:value="-0.0094479736457433" calcext:value-type="float">
            <text:p>-0.009447973645743</text:p>
          </table:table-cell>
        </table:table-row>
        <table:table-row table:style-name="ro1">
          <table:table-cell office:value-type="float" office:value="18.26" calcext:value-type="float">
            <text:p>18.26</text:p>
          </table:table-cell>
          <table:table-cell office:value-type="float" office:value="0" calcext:value-type="float">
            <text:p>0</text:p>
          </table:table-cell>
          <table:table-cell office:value-type="float" office:value="0.20410917847934" calcext:value-type="float">
            <text:p>0.20410917847934</text:p>
          </table:table-cell>
          <table:table-cell office:value-type="float" office:value="0.0016487369088064" calcext:value-type="float">
            <text:p>0.001648736908806</text:p>
          </table:table-cell>
          <table:table-cell office:value-type="float" office:value="-0.010151052277655" calcext:value-type="float">
            <text:p>-0.010151052277655</text:p>
          </table:table-cell>
          <table:table-cell/>
          <table:table-cell office:value-type="float" office:value="0.00044131208036083" calcext:value-type="float">
            <text:p>0.000441312080361</text:p>
          </table:table-cell>
          <table:table-cell office:value-type="float" office:value="-0.0094687618745052" calcext:value-type="float">
            <text:p>-0.009468761874505</text:p>
          </table:table-cell>
        </table:table-row>
        <table:table-row table:style-name="ro1">
          <table:table-cell office:value-type="float" office:value="18.28" calcext:value-type="float">
            <text:p>18.28</text:p>
          </table:table-cell>
          <table:table-cell office:value-type="float" office:value="0" calcext:value-type="float">
            <text:p>0</text:p>
          </table:table-cell>
          <table:table-cell office:value-type="float" office:value="0.20531202522804" calcext:value-type="float">
            <text:p>0.20531202522804</text:p>
          </table:table-cell>
          <table:table-cell office:value-type="float" office:value="0.0016046546753436" calcext:value-type="float">
            <text:p>0.001604654675344</text:p>
          </table:table-cell>
          <table:table-cell office:value-type="float" office:value="-0.010200633223741" calcext:value-type="float">
            <text:p>-0.010200633223741</text:p>
          </table:table-cell>
          <table:table-cell/>
          <table:table-cell office:value-type="float" office:value="0.00041026525615291" calcext:value-type="float">
            <text:p>0.000410265256153</text:p>
          </table:table-cell>
          <table:table-cell office:value-type="float" office:value="-0.0094895129612542" calcext:value-type="float">
            <text:p>-0.009489512961254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float" office:value="0" calcext:value-type="float">
            <text:p>0</text:p>
          </table:table-cell>
          <table:table-cell office:value-type="float" office:value="0.20651720184839" calcext:value-type="float">
            <text:p>0.20651720184839</text:p>
          </table:table-cell>
          <table:table-cell office:value-type="float" office:value="0.0015605472474793" calcext:value-type="float">
            <text:p>0.001560547247479</text:p>
          </table:table-cell>
          <table:table-cell office:value-type="float" office:value="-0.010250115278664" calcext:value-type="float">
            <text:p>-0.010250115278664</text:p>
          </table:table-cell>
          <table:table-cell/>
          <table:table-cell office:value-type="float" office:value="0.00037922007079499" calcext:value-type="float">
            <text:p>0.000379220070795</text:p>
          </table:table-cell>
          <table:table-cell office:value-type="float" office:value="-0.009510228454403" calcext:value-type="float">
            <text:p>-0.009510228454403</text:p>
          </table:table-cell>
        </table:table-row>
        <table:table-row table:style-name="ro1">
          <table:table-cell office:value-type="float" office:value="18.32" calcext:value-type="float">
            <text:p>18.32</text:p>
          </table:table-cell>
          <table:table-cell office:value-type="float" office:value="0" calcext:value-type="float">
            <text:p>0</text:p>
          </table:table-cell>
          <table:table-cell office:value-type="float" office:value="0.20772456749248" calcext:value-type="float">
            <text:p>0.20772456749248</text:p>
          </table:table-cell>
          <table:table-cell office:value-type="float" office:value="0.0015164153792997" calcext:value-type="float">
            <text:p>0.0015164153793</text:p>
          </table:table-cell>
          <table:table-cell office:value-type="float" office:value="-0.010299501558479" calcext:value-type="float">
            <text:p>-0.010299501558479</text:p>
          </table:table-cell>
          <table:table-cell/>
          <table:table-cell office:value-type="float" office:value="0.00034817666376224" calcext:value-type="float">
            <text:p>0.000348176663762</text:p>
          </table:table-cell>
          <table:table-cell office:value-type="float" office:value="-0.0095309098334826" calcext:value-type="float">
            <text:p>-0.009530909833483</text:p>
          </table:table-cell>
        </table:table-row>
        <table:table-row table:style-name="ro1">
          <table:table-cell office:value-type="float" office:value="18.34" calcext:value-type="float">
            <text:p>18.34</text:p>
          </table:table-cell>
          <table:table-cell office:value-type="float" office:value="0" calcext:value-type="float">
            <text:p>0</text:p>
          </table:table-cell>
          <table:table-cell office:value-type="float" office:value="0.20893398935834" calcext:value-type="float">
            <text:p>0.20893398935834</text:p>
          </table:table-cell>
          <table:table-cell office:value-type="float" office:value="0.0014722597981421" calcext:value-type="float">
            <text:p>0.001472259798142</text:p>
          </table:table-cell>
          <table:table-cell office:value-type="float" office:value="-0.010348795068854" calcext:value-type="float">
            <text:p>-0.010348795068854</text:p>
          </table:table-cell>
          <table:table-cell/>
          <table:table-cell office:value-type="float" office:value="0.00031713516595992" calcext:value-type="float">
            <text:p>0.00031713516596</text:p>
          </table:table-cell>
          <table:table-cell office:value-type="float" office:value="-0.0095515585124316" calcext:value-type="float">
            <text:p>-0.009551558512432</text:p>
          </table:table-cell>
        </table:table-row>
        <table:table-row table:style-name="ro1">
          <table:table-cell office:value-type="float" office:value="18.36" calcext:value-type="float">
            <text:p>18.36</text:p>
          </table:table-cell>
          <table:table-cell office:value-type="float" office:value="0" calcext:value-type="float">
            <text:p>0</text:p>
          </table:table-cell>
          <table:table-cell office:value-type="float" office:value="0.21014534214642" calcext:value-type="float">
            <text:p>0.21014534214642</text:p>
          </table:table-cell>
          <table:table-cell office:value-type="float" office:value="0.0014280812065358" calcext:value-type="float">
            <text:p>0.001428081206536</text:p>
          </table:table-cell>
          <table:table-cell office:value-type="float" office:value="-0.010397998709832" calcext:value-type="float">
            <text:p>-0.010397998709832</text:p>
          </table:table-cell>
          <table:table-cell/>
          <table:table-cell office:value-type="float" office:value="0.00028609570012447" calcext:value-type="float">
            <text:p>0.000286095700124</text:p>
          </table:table-cell>
          <table:table-cell office:value-type="float" office:value="-0.0095721758427569" calcext:value-type="float">
            <text:p>-0.009572175842757</text:p>
          </table:table-cell>
        </table:table-row>
        <table:table-row table:style-name="ro1">
          <table:table-cell office:value-type="float" office:value="18.38" calcext:value-type="float">
            <text:p>18.38</text:p>
          </table:table-cell>
          <table:table-cell office:value-type="float" office:value="0" calcext:value-type="float">
            <text:p>0</text:p>
          </table:table-cell>
          <table:table-cell office:value-type="float" office:value="0.21135850759516" calcext:value-type="float">
            <text:p>0.21135850759516</text:p>
          </table:table-cell>
          <table:table-cell office:value-type="float" office:value="0.0013838802828746" calcext:value-type="float">
            <text:p>0.001383880282875</text:p>
          </table:table-cell>
          <table:table-cell office:value-type="float" office:value="-0.010447115279979" calcext:value-type="float">
            <text:p>-0.010447115279979</text:p>
          </table:table-cell>
          <table:table-cell/>
          <table:table-cell office:value-type="float" office:value="0.00025505838120609" calcext:value-type="float">
            <text:p>0.000255058381206</text:p>
          </table:table-cell>
          <table:table-cell office:value-type="float" office:value="-0.0095927631165338" calcext:value-type="float">
            <text:p>-0.009592763116534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0" calcext:value-type="float">
            <text:p>0</text:p>
          </table:table-cell>
          <table:table-cell office:value-type="float" office:value="0.21253610037425" calcext:value-type="float">
            <text:p>0.21253610037425</text:p>
          </table:table-cell>
          <table:table-cell office:value-type="float" office:value="0.0013395168111464" calcext:value-type="float">
            <text:p>0.001339516811146</text:p>
          </table:table-cell>
          <table:table-cell office:value-type="float" office:value="-0.010495531296021" calcext:value-type="float">
            <text:p>-0.010495531296021</text:p>
          </table:table-cell>
          <table:table-cell/>
          <table:table-cell office:value-type="float" office:value="0.00022402331673366" calcext:value-type="float">
            <text:p>0.000224023316734</text:p>
          </table:table-cell>
          <table:table-cell office:value-type="float" office:value="-0.00961332156921" calcext:value-type="float">
            <text:p>-0.00961332156921</text:p>
          </table:table-cell>
        </table:table-row>
        <table:table-row table:style-name="ro1">
          <table:table-cell office:value-type="float" office:value="18.42" calcext:value-type="float">
            <text:p>18.42</text:p>
          </table:table-cell>
          <table:table-cell office:value-type="float" office:value="0" calcext:value-type="float">
            <text:p>0</text:p>
          </table:table-cell>
          <table:table-cell office:value-type="float" office:value="0.21365490826393" calcext:value-type="float">
            <text:p>0.21365490826393</text:p>
          </table:table-cell>
          <table:table-cell office:value-type="float" office:value="0.001294904882476" calcext:value-type="float">
            <text:p>0.001294904882476</text:p>
          </table:table-cell>
          <table:table-cell office:value-type="float" office:value="-0.010542869800401" calcext:value-type="float">
            <text:p>-0.010542869800401</text:p>
          </table:table-cell>
          <table:table-cell/>
          <table:table-cell office:value-type="float" office:value="0.000192990607162" calcext:value-type="float">
            <text:p>0.000192990607162</text:p>
          </table:table-cell>
          <table:table-cell office:value-type="float" office:value="-0.0096338523822905" calcext:value-type="float">
            <text:p>-0.009633852382291</text:p>
          </table:table-cell>
        </table:table-row>
        <table:table-row table:style-name="ro1">
          <table:table-cell office:value-type="float" office:value="18.44" calcext:value-type="float">
            <text:p>18.44</text:p>
          </table:table-cell>
          <table:table-cell office:value-type="float" office:value="0" calcext:value-type="float">
            <text:p>0</text:p>
          </table:table-cell>
          <table:table-cell office:value-type="float" office:value="0.21477519769724" calcext:value-type="float">
            <text:p>0.21477519769724</text:p>
          </table:table-cell>
          <table:table-cell office:value-type="float" office:value="0.0012502739495974" calcext:value-type="float">
            <text:p>0.001250273949597</text:p>
          </table:table-cell>
          <table:table-cell office:value-type="float" office:value="-0.0105901330474" calcext:value-type="float">
            <text:p>-0.0105901330474</text:p>
          </table:table-cell>
          <table:table-cell/>
          <table:table-cell office:value-type="float" office:value="0.00016196034620387" calcext:value-type="float">
            <text:p>0.000161960346204</text:p>
          </table:table-cell>
          <table:table-cell office:value-type="float" office:value="-0.0096543566858737" calcext:value-type="float">
            <text:p>-0.009654356685874</text:p>
          </table:table-cell>
        </table:table-row>
        <table:table-row table:style-name="ro1">
          <table:table-cell office:value-type="float" office:value="18.46" calcext:value-type="float">
            <text:p>18.46</text:p>
          </table:table-cell>
          <table:table-cell office:value-type="float" office:value="0" calcext:value-type="float">
            <text:p>0</text:p>
          </table:table-cell>
          <table:table-cell office:value-type="float" office:value="0.21584227422181" calcext:value-type="float">
            <text:p>0.21584227422181</text:p>
          </table:table-cell>
          <table:table-cell office:value-type="float" office:value="0.0012053480116029" calcext:value-type="float">
            <text:p>0.001205348011603</text:p>
          </table:table-cell>
          <table:table-cell office:value-type="float" office:value="-0.010636153683315" calcext:value-type="float">
            <text:p>-0.010636153683315</text:p>
          </table:table-cell>
          <table:table-cell/>
          <table:table-cell office:value-type="float" office:value="0.00013093262114644" calcext:value-type="float">
            <text:p>0.000130932621146</text:p>
          </table:table-cell>
          <table:table-cell office:value-type="float" office:value="-0.0096748355610548" calcext:value-type="float">
            <text:p>-0.009674835561055</text:p>
          </table:table-cell>
        </table:table-row>
        <table:table-row table:style-name="ro1">
          <table:table-cell office:value-type="float" office:value="18.48" calcext:value-type="float">
            <text:p>18.48</text:p>
          </table:table-cell>
          <table:table-cell office:value-type="float" office:value="0" calcext:value-type="float">
            <text:p>0</text:p>
          </table:table-cell>
          <table:table-cell office:value-type="float" office:value="0.21678562940398" calcext:value-type="float">
            <text:p>0.21678562940398</text:p>
          </table:table-cell>
          <table:table-cell office:value-type="float" office:value="0.0011598059361729" calcext:value-type="float">
            <text:p>0.001159805936173</text:p>
          </table:table-cell>
          <table:table-cell office:value-type="float" office:value="-0.010679575554416" calcext:value-type="float">
            <text:p>-0.010679575554416</text:p>
          </table:table-cell>
          <table:table-cell/>
          <table:table-cell office:value-type="float" office:value="0.000099907513152828" calcext:value-type="float">
            <text:p>9.9907513152828E-05</text:p>
          </table:table-cell>
          <table:table-cell office:value-type="float" office:value="-0.0096952900421924" calcext:value-type="float">
            <text:p>-0.009695290042192</text:p>
          </table:table-cell>
        </table:table-row>
        <table:table-row table:style-name="ro1">
          <table:table-cell office:value-type="float" office:value="18.5" calcext:value-type="float">
            <text:p>18.5</text:p>
          </table:table-cell>
          <table:table-cell office:value-type="float" office:value="0" calcext:value-type="float">
            <text:p>0</text:p>
          </table:table-cell>
          <table:table-cell office:value-type="float" office:value="0.21761507074138" calcext:value-type="float">
            <text:p>0.21761507074138</text:p>
          </table:table-cell>
          <table:table-cell office:value-type="float" office:value="0.0011137744893469" calcext:value-type="float">
            <text:p>0.001113774489347</text:p>
          </table:table-cell>
          <table:table-cell office:value-type="float" office:value="-0.010720982415409" calcext:value-type="float">
            <text:p>-0.010720982415409</text:p>
          </table:table-cell>
          <table:table-cell/>
          <table:table-cell office:value-type="float" office:value="0.00006888509755293" calcext:value-type="float">
            <text:p>6.888509755293E-05</text:p>
          </table:table-cell>
          <table:table-cell office:value-type="float" office:value="-0.009715721119093" calcext:value-type="float">
            <text:p>-0.009715721119093</text:p>
          </table:table-cell>
        </table:table-row>
        <table:table-row table:style-name="ro1">
          <table:table-cell office:value-type="float" office:value="18.52" calcext:value-type="float">
            <text:p>18.52</text:p>
          </table:table-cell>
          <table:table-cell office:value-type="float" office:value="0" calcext:value-type="float">
            <text:p>0</text:p>
          </table:table-cell>
          <table:table-cell office:value-type="float" office:value="0.21841107218628" calcext:value-type="float">
            <text:p>0.21841107218628</text:p>
          </table:table-cell>
          <table:table-cell office:value-type="float" office:value="0.0010675820447208" calcext:value-type="float">
            <text:p>0.001067582044721</text:p>
          </table:table-cell>
          <table:table-cell office:value-type="float" office:value="-0.010761738285895" calcext:value-type="float">
            <text:p>-0.010761738285895</text:p>
          </table:table-cell>
          <table:table-cell/>
          <table:table-cell office:value-type="float" office:value="0.000037865444115569" calcext:value-type="float">
            <text:p>3.7865444115569E-05</text:p>
          </table:table-cell>
          <table:table-cell office:value-type="float" office:value="-0.0097361297390649" calcext:value-type="float">
            <text:p>-0.009736129739065</text:p>
          </table:table-cell>
        </table:table-row>
        <table:table-row table:style-name="ro1">
          <table:table-cell office:value-type="float" office:value="18.54" calcext:value-type="float">
            <text:p>18.54</text:p>
          </table:table-cell>
          <table:table-cell office:value-type="float" office:value="0" calcext:value-type="float">
            <text:p>0</text:p>
          </table:table-cell>
          <table:table-cell office:value-type="float" office:value="0.21915551990304" calcext:value-type="float">
            <text:p>0.21915551990304</text:p>
          </table:table-cell>
          <table:table-cell office:value-type="float" office:value="0.0010211610431161" calcext:value-type="float">
            <text:p>0.001021161043116</text:p>
          </table:table-cell>
          <table:table-cell office:value-type="float" office:value="-0.010801563011135" calcext:value-type="float">
            <text:p>-0.010801563011135</text:p>
          </table:table-cell>
          <table:table-cell/>
          <table:table-cell office:value-type="float" office:value="0.0000068486173139554" calcext:value-type="float">
            <text:p>6.8486173139554E-06</text:p>
          </table:table-cell>
          <table:table-cell office:value-type="float" office:value="-0.0097565168088638" calcext:value-type="float">
            <text:p>-0.009756516808864</text:p>
          </table:table-cell>
        </table:table-row>
        <table:table-row table:style-name="ro1">
          <table:table-cell office:value-type="float" office:value="18.56" calcext:value-type="float">
            <text:p>18.56</text:p>
          </table:table-cell>
          <table:table-cell office:value-type="float" office:value="0" calcext:value-type="float">
            <text:p>0</text:p>
          </table:table-cell>
          <table:table-cell office:value-type="float" office:value="0.2198705909662" calcext:value-type="float">
            <text:p>0.2198705909662</text:p>
          </table:table-cell>
          <table:table-cell office:value-type="float" office:value="0.00097452113696823" calcext:value-type="float">
            <text:p>0.000974521136968</text:p>
          </table:table-cell>
          <table:table-cell office:value-type="float" office:value="-0.010840657221405" calcext:value-type="float">
            <text:p>-0.010840657221405</text:p>
          </table:table-cell>
          <table:table-cell/>
          <table:table-cell office:value-type="float" office:value="-0.000024165323423356" calcext:value-type="float">
            <text:p>-2.4165323423356E-05</text:p>
          </table:table-cell>
          <table:table-cell office:value-type="float" office:value="-0.0097768831965468" calcext:value-type="float">
            <text:p>-0.009776883196547</text:p>
          </table:table-cell>
        </table:table-row>
        <table:table-row table:style-name="ro1">
          <table:table-cell office:value-type="float" office:value="18.58" calcext:value-type="float">
            <text:p>18.58</text:p>
          </table:table-cell>
          <table:table-cell office:value-type="float" office:value="0" calcext:value-type="float">
            <text:p>0</text:p>
          </table:table-cell>
          <table:table-cell office:value-type="float" office:value="0.22049875168676" calcext:value-type="float">
            <text:p>0.22049875168676</text:p>
          </table:table-cell>
          <table:table-cell office:value-type="float" office:value="0.00092728444475037" calcext:value-type="float">
            <text:p>0.00092728444475</text:p>
          </table:table-cell>
          <table:table-cell office:value-type="float" office:value="-0.010877776699167" calcext:value-type="float">
            <text:p>-0.010877776699167</text:p>
          </table:table-cell>
          <table:table-cell/>
          <table:table-cell office:value-type="float" office:value="-0.000055176323472106" calcext:value-type="float">
            <text:p>-5.5176323472106E-05</text:p>
          </table:table-cell>
          <table:table-cell office:value-type="float" office:value="-0.0097972297332396" calcext:value-type="float">
            <text:p>-0.00979722973324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0" calcext:value-type="float">
            <text:p>0</text:p>
          </table:table-cell>
          <table:table-cell office:value-type="float" office:value="0.22112742792573" calcext:value-type="float">
            <text:p>0.22112742792573</text:p>
          </table:table-cell>
          <table:table-cell office:value-type="float" office:value="0.00088003566439795" calcext:value-type="float">
            <text:p>0.000880035664398</text:p>
          </table:table-cell>
          <table:table-cell office:value-type="float" office:value="-0.010914710917935" calcext:value-type="float">
            <text:p>-0.010914710917935</text:p>
          </table:table-cell>
          <table:table-cell/>
          <table:table-cell office:value-type="float" office:value="-0.000086184332782605" calcext:value-type="float">
            <text:p>-8.6184332782605E-05</text:p>
          </table:table-cell>
          <table:table-cell office:value-type="float" office:value="-0.0098175572148029" calcext:value-type="float">
            <text:p>-0.009817557214803</text:p>
          </table:table-cell>
        </table:table-row>
        <table:table-row table:style-name="ro1">
          <table:table-cell office:value-type="float" office:value="18.62" calcext:value-type="float">
            <text:p>18.62</text:p>
          </table:table-cell>
          <table:table-cell office:value-type="float" office:value="0" calcext:value-type="float">
            <text:p>0</text:p>
          </table:table-cell>
          <table:table-cell office:value-type="float" office:value="0.22175642628462" calcext:value-type="float">
            <text:p>0.22175642628462</text:p>
          </table:table-cell>
          <table:table-cell office:value-type="float" office:value="0.00083278748246785" calcext:value-type="float">
            <text:p>0.000832787482468</text:p>
          </table:table-cell>
          <table:table-cell office:value-type="float" office:value="-0.010951451807596" calcext:value-type="float">
            <text:p>-0.010951451807596</text:p>
          </table:table-cell>
          <table:table-cell/>
          <table:table-cell office:value-type="float" office:value="-0.00011718930566008" calcext:value-type="float">
            <text:p>-0.00011718930566</text:p>
          </table:table-cell>
          <table:table-cell office:value-type="float" office:value="-0.0098378664034321" calcext:value-type="float">
            <text:p>-0.009837866403432</text:p>
          </table:table-cell>
        </table:table-row>
        <table:table-row table:style-name="ro1">
          <table:table-cell office:value-type="float" office:value="18.64" calcext:value-type="float">
            <text:p>18.64</text:p>
          </table:table-cell>
          <table:table-cell office:value-type="float" office:value="0" calcext:value-type="float">
            <text:p>0</text:p>
          </table:table-cell>
          <table:table-cell office:value-type="float" office:value="0.22238630627829" calcext:value-type="float">
            <text:p>0.22238630627829</text:p>
          </table:table-cell>
          <table:table-cell office:value-type="float" office:value="0.00078549564785216" calcext:value-type="float">
            <text:p>0.000785495647852</text:p>
          </table:table-cell>
          <table:table-cell office:value-type="float" office:value="-0.010988055557936" calcext:value-type="float">
            <text:p>-0.010988055557936</text:p>
          </table:table-cell>
          <table:table-cell/>
          <table:table-cell office:value-type="float" office:value="-0.00014765555303377" calcext:value-type="float">
            <text:p>-0.000147655553034</text:p>
          </table:table-cell>
          <table:table-cell office:value-type="float" office:value="-0.0098572664886237" calcext:value-type="float">
            <text:p>-0.009857266488624</text:p>
          </table:table-cell>
        </table:table-row>
        <table:table-row table:style-name="ro1">
          <table:table-cell office:value-type="float" office:value="18.66" calcext:value-type="float">
            <text:p>18.66</text:p>
          </table:table-cell>
          <table:table-cell office:value-type="float" office:value="0" calcext:value-type="float">
            <text:p>0</text:p>
          </table:table-cell>
          <table:table-cell office:value-type="float" office:value="0.22300910642444" calcext:value-type="float">
            <text:p>0.22300910642444</text:p>
          </table:table-cell>
          <table:table-cell office:value-type="float" office:value="0.00073807869072826" calcext:value-type="float">
            <text:p>0.000738078690728</text:p>
          </table:table-cell>
          <table:table-cell office:value-type="float" office:value="-0.01102429879013" calcext:value-type="float">
            <text:p>-0.01102429879013</text:p>
          </table:table-cell>
          <table:table-cell/>
          <table:table-cell office:value-type="float" office:value="-0.00017791072192739" calcext:value-type="float">
            <text:p>-0.000177910721927</text:p>
          </table:table-cell>
          <table:table-cell office:value-type="float" office:value="-0.0098762993837335" calcext:value-type="float">
            <text:p>-0.009876299383734</text:p>
          </table:table-cell>
        </table:table-row>
        <table:table-row table:style-name="ro1">
          <table:table-cell office:value-type="float" office:value="18.68" calcext:value-type="float">
            <text:p>18.68</text:p>
          </table:table-cell>
          <table:table-cell office:value-type="float" office:value="0" calcext:value-type="float">
            <text:p>0</text:p>
          </table:table-cell>
          <table:table-cell office:value-type="float" office:value="0.22363261930351" calcext:value-type="float">
            <text:p>0.22363261930351</text:p>
          </table:table-cell>
          <table:table-cell office:value-type="float" office:value="0.00069061607574374" calcext:value-type="float">
            <text:p>0.000690616075744</text:p>
          </table:table-cell>
          <table:table-cell office:value-type="float" office:value="-0.011060401775238" calcext:value-type="float">
            <text:p>-0.011060401775238</text:p>
          </table:table-cell>
          <table:table-cell/>
          <table:table-cell office:value-type="float" office:value="-0.00020816583053488" calcext:value-type="float">
            <text:p>-0.000208165830535</text:p>
          </table:table-cell>
          <table:table-cell office:value-type="float" office:value="-0.0098953161318569" calcext:value-type="float">
            <text:p>-0.009895316131857</text:p>
          </table:table-cell>
        </table:table-row>
        <table:table-row table:style-name="ro1">
          <table:table-cell office:value-type="float" office:value="18.7" calcext:value-type="float">
            <text:p>18.7</text:p>
          </table:table-cell>
          <table:table-cell office:value-type="float" office:value="0" calcext:value-type="float">
            <text:p>0</text:p>
          </table:table-cell>
          <table:table-cell office:value-type="float" office:value="0.22425681359379" calcext:value-type="float">
            <text:p>0.22425681359379</text:p>
          </table:table-cell>
          <table:table-cell office:value-type="float" office:value="0.00064310891718402" calcext:value-type="float">
            <text:p>0.000643108917184</text:p>
          </table:table-cell>
          <table:table-cell office:value-type="float" office:value="-0.011096368787892" calcext:value-type="float">
            <text:p>-0.011096368787892</text:p>
          </table:table-cell>
          <table:table-cell/>
          <table:table-cell office:value-type="float" office:value="-0.00023842081674728" calcext:value-type="float">
            <text:p>-0.000238420816747</text:p>
          </table:table-cell>
          <table:table-cell office:value-type="float" office:value="-0.0099143173113003" calcext:value-type="float">
            <text:p>-0.0099143173113</text:p>
          </table:table-cell>
        </table:table-row>
        <table:table-row table:style-name="ro1">
          <table:table-cell office:value-type="float" office:value="18.72" calcext:value-type="float">
            <text:p>18.72</text:p>
          </table:table-cell>
          <table:table-cell office:value-type="float" office:value="0" calcext:value-type="float">
            <text:p>0</text:p>
          </table:table-cell>
          <table:table-cell office:value-type="float" office:value="0.22486897295451" calcext:value-type="float">
            <text:p>0.22486897295451</text:p>
          </table:table-cell>
          <table:table-cell office:value-type="float" office:value="0.00059580631513431" calcext:value-type="float">
            <text:p>0.000595806315134</text:p>
          </table:table-cell>
          <table:table-cell office:value-type="float" office:value="-0.011131774599775" calcext:value-type="float">
            <text:p>-0.011131774599775</text:p>
          </table:table-cell>
          <table:table-cell/>
          <table:table-cell office:value-type="float" office:value="-0.0002686756218987" calcext:value-type="float">
            <text:p>-0.000268675621899</text:p>
          </table:table-cell>
          <table:table-cell office:value-type="float" office:value="-0.0099333034763209" calcext:value-type="float">
            <text:p>-0.009933303476321</text:p>
          </table:table-cell>
        </table:table-row>
        <table:table-row table:style-name="ro1">
          <table:table-cell office:value-type="float" office:value="18.74" calcext:value-type="float">
            <text:p>18.74</text:p>
          </table:table-cell>
          <table:table-cell office:value-type="float" office:value="0" calcext:value-type="float">
            <text:p>0</text:p>
          </table:table-cell>
          <table:table-cell office:value-type="float" office:value="0.22545656641729" calcext:value-type="float">
            <text:p>0.22545656641729</text:p>
          </table:table-cell>
          <table:table-cell office:value-type="float" office:value="0.00054796027827094" calcext:value-type="float">
            <text:p>0.000547960278271</text:p>
          </table:table-cell>
          <table:table-cell office:value-type="float" office:value="-0.011164936067774" calcext:value-type="float">
            <text:p>-0.011164936067774</text:p>
          </table:table-cell>
          <table:table-cell/>
          <table:table-cell office:value-type="float" office:value="-0.00029893019059883" calcext:value-type="float">
            <text:p>-0.000298930190599</text:p>
          </table:table-cell>
          <table:table-cell office:value-type="float" office:value="-0.0099522751578443" calcext:value-type="float">
            <text:p>-0.009952275157844</text:p>
          </table:table-cell>
        </table:table-row>
        <table:table-row table:style-name="ro1">
          <table:table-cell office:value-type="float" office:value="18.76" calcext:value-type="float">
            <text:p>18.76</text:p>
          </table:table-cell>
          <table:table-cell office:value-type="float" office:value="0" calcext:value-type="float">
            <text:p>0</text:p>
          </table:table-cell>
          <table:table-cell office:value-type="float" office:value="0.22604460878898" calcext:value-type="float">
            <text:p>0.22604460878898</text:p>
          </table:table-cell>
          <table:table-cell office:value-type="float" office:value="0.00050006967368457" calcext:value-type="float">
            <text:p>0.000500069673685</text:p>
          </table:table-cell>
          <table:table-cell office:value-type="float" office:value="-0.011197960022481" calcext:value-type="float">
            <text:p>-0.011197960022481</text:p>
          </table:table-cell>
          <table:table-cell/>
          <table:table-cell office:value-type="float" office:value="-0.00032918447057785" calcext:value-type="float">
            <text:p>-0.000329184470578</text:p>
          </table:table-cell>
          <table:table-cell office:value-type="float" office:value="-0.0099712328649706" calcext:value-type="float">
            <text:p>-0.009971232864971</text:p>
          </table:table-cell>
        </table:table-row>
        <table:table-row table:style-name="ro1">
          <table:table-cell office:value-type="float" office:value="18.78" calcext:value-type="float">
            <text:p>18.78</text:p>
          </table:table-cell>
          <table:table-cell office:value-type="float" office:value="0" calcext:value-type="float">
            <text:p>0</text:p>
          </table:table-cell>
          <table:table-cell office:value-type="float" office:value="0.22663308121223" calcext:value-type="float">
            <text:p>0.22663308121223</text:p>
          </table:table-cell>
          <table:table-cell office:value-type="float" office:value="0.00045213552391573" calcext:value-type="float">
            <text:p>0.000452135523916</text:p>
          </table:table-cell>
          <table:table-cell office:value-type="float" office:value="-0.011230850368034" calcext:value-type="float">
            <text:p>-0.011230850368034</text:p>
          </table:table-cell>
          <table:table-cell/>
          <table:table-cell office:value-type="float" office:value="-0.00035943841253821" calcext:value-type="float">
            <text:p>-0.000359438412538</text:p>
          </table:table-cell>
          <table:table-cell office:value-type="float" office:value="-0.0099901770856284" calcext:value-type="float">
            <text:p>-0.009990177085628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0" calcext:value-type="float">
            <text:p>0</text:p>
          </table:table-cell>
          <table:table-cell office:value-type="float" office:value="0.2272187965696" calcext:value-type="float">
            <text:p>0.2272187965696</text:p>
          </table:table-cell>
          <table:table-cell office:value-type="float" office:value="0.00040494306107855" calcext:value-type="float">
            <text:p>0.000404943061079</text:p>
          </table:table-cell>
          <table:table-cell office:value-type="float" office:value="-0.011262455306126" calcext:value-type="float">
            <text:p>-0.011262455306126</text:p>
          </table:table-cell>
          <table:table-cell/>
          <table:table-cell office:value-type="float" office:value="-0.0003896919700126" calcext:value-type="float">
            <text:p>-0.000389691970013</text:p>
          </table:table-cell>
          <table:table-cell office:value-type="float" office:value="-0.010009108287717" calcext:value-type="float">
            <text:p>-0.010009108287717</text:p>
          </table:table-cell>
        </table:table-row>
        <table:table-row table:style-name="ro1">
          <table:table-cell office:value-type="float" office:value="18.82" calcext:value-type="float">
            <text:p>18.82</text:p>
          </table:table-cell>
          <table:table-cell office:value-type="float" office:value="0" calcext:value-type="float">
            <text:p>0</text:p>
          </table:table-cell>
          <table:table-cell office:value-type="float" office:value="0.22774919648355" calcext:value-type="float">
            <text:p>0.22774919648355</text:p>
          </table:table-cell>
          <table:table-cell office:value-type="float" office:value="0.00035709672887525" calcext:value-type="float">
            <text:p>0.000357096728875</text:p>
          </table:table-cell>
          <table:table-cell office:value-type="float" office:value="-0.011290123097417" calcext:value-type="float">
            <text:p>-0.011290123097417</text:p>
          </table:table-cell>
          <table:table-cell/>
          <table:table-cell office:value-type="float" office:value="-0.00041940360249389" calcext:value-type="float">
            <text:p>-0.000419403602494</text:p>
          </table:table-cell>
          <table:table-cell office:value-type="float" office:value="-0.010027239954835" calcext:value-type="float">
            <text:p>-0.010027239954835</text:p>
          </table:table-cell>
        </table:table-row>
        <table:table-row table:style-name="ro1">
          <table:table-cell office:value-type="float" office:value="18.84" calcext:value-type="float">
            <text:p>18.84</text:p>
          </table:table-cell>
          <table:table-cell office:value-type="float" office:value="0" calcext:value-type="float">
            <text:p>0</text:p>
          </table:table-cell>
          <table:table-cell office:value-type="float" office:value="0.22825048462727" calcext:value-type="float">
            <text:p>0.22825048462727</text:p>
          </table:table-cell>
          <table:table-cell office:value-type="float" office:value="0.00030911549889354" calcext:value-type="float">
            <text:p>0.000309115498894</text:p>
          </table:table-cell>
          <table:table-cell office:value-type="float" office:value="-0.011317240660778" calcext:value-type="float">
            <text:p>-0.011317240660778</text:p>
          </table:table-cell>
          <table:table-cell/>
          <table:table-cell office:value-type="float" office:value="-0.0004484632816752" calcext:value-type="float">
            <text:p>-0.000448463281675</text:p>
          </table:table-cell>
          <table:table-cell office:value-type="float" office:value="-0.010044403394515" calcext:value-type="float">
            <text:p>-0.010044403394515</text:p>
          </table:table-cell>
        </table:table-row>
        <table:table-row table:style-name="ro1">
          <table:table-cell office:value-type="float" office:value="18.86" calcext:value-type="float">
            <text:p>18.86</text:p>
          </table:table-cell>
          <table:table-cell office:value-type="float" office:value="0" calcext:value-type="float">
            <text:p>0</text:p>
          </table:table-cell>
          <table:table-cell office:value-type="float" office:value="0.22874646226493" calcext:value-type="float">
            <text:p>0.22874646226493</text:p>
          </table:table-cell>
          <table:table-cell office:value-type="float" office:value="0.00026139943268515" calcext:value-type="float">
            <text:p>0.000261399432685</text:p>
          </table:table-cell>
          <table:table-cell office:value-type="float" office:value="-0.011343979998225" calcext:value-type="float">
            <text:p>-0.011343979998225</text:p>
          </table:table-cell>
          <table:table-cell/>
          <table:table-cell office:value-type="float" office:value="-0.00047752423997043" calcext:value-type="float">
            <text:p>-0.00047752423997</text:p>
          </table:table-cell>
          <table:table-cell office:value-type="float" office:value="-0.010061544286724" calcext:value-type="float">
            <text:p>-0.010061544286724</text:p>
          </table:table-cell>
        </table:table-row>
        <table:table-row table:style-name="ro1">
          <table:table-cell office:value-type="float" office:value="18.88" calcext:value-type="float">
            <text:p>18.88</text:p>
          </table:table-cell>
          <table:table-cell office:value-type="float" office:value="0" calcext:value-type="float">
            <text:p>0</text:p>
          </table:table-cell>
          <table:table-cell office:value-type="float" office:value="0.22923335951231" calcext:value-type="float">
            <text:p>0.22923335951231</text:p>
          </table:table-cell>
          <table:table-cell office:value-type="float" office:value="0.00021414991139262" calcext:value-type="float">
            <text:p>0.000214149911393</text:p>
          </table:table-cell>
          <table:table-cell office:value-type="float" office:value="-0.01137017256573" calcext:value-type="float">
            <text:p>-0.01137017256573</text:p>
          </table:table-cell>
          <table:table-cell/>
          <table:table-cell office:value-type="float" office:value="-0.00050658652388584" calcext:value-type="float">
            <text:p>-0.000506586523886</text:p>
          </table:table-cell>
          <table:table-cell office:value-type="float" office:value="-0.010078663471758" calcext:value-type="float">
            <text:p>-0.010078663471758</text:p>
          </table:table-cell>
        </table:table-row>
        <table:table-row table:style-name="ro1">
          <table:table-cell office:value-type="float" office:value="18.9" calcext:value-type="float">
            <text:p>18.9</text:p>
          </table:table-cell>
          <table:table-cell office:value-type="float" office:value="0" calcext:value-type="float">
            <text:p>0</text:p>
          </table:table-cell>
          <table:table-cell office:value-type="float" office:value="0.22972046402024" calcext:value-type="float">
            <text:p>0.22972046402024</text:p>
          </table:table-cell>
          <table:table-cell office:value-type="float" office:value="0.00016686616355977" calcext:value-type="float">
            <text:p>0.00016686616356</text:p>
          </table:table-cell>
          <table:table-cell office:value-type="float" office:value="-0.01139625377866" calcext:value-type="float">
            <text:p>-0.01139625377866</text:p>
          </table:table-cell>
          <table:table-cell/>
          <table:table-cell office:value-type="float" office:value="-0.00053565017673079" calcext:value-type="float">
            <text:p>-0.000535650176731</text:p>
          </table:table-cell>
          <table:table-cell office:value-type="float" office:value="-0.01009576175454" calcext:value-type="float">
            <text:p>-0.01009576175454</text:p>
          </table:table-cell>
        </table:table-row>
        <table:table-row table:style-name="ro1">
          <table:table-cell office:value-type="float" office:value="18.92" calcext:value-type="float">
            <text:p>18.92</text:p>
          </table:table-cell>
          <table:table-cell office:value-type="float" office:value="0" calcext:value-type="float">
            <text:p>0</text:p>
          </table:table-cell>
          <table:table-cell office:value-type="float" office:value="0.23020776386254" calcext:value-type="float">
            <text:p>0.23020776386254</text:p>
          </table:table-cell>
          <table:table-cell office:value-type="float" office:value="0.00011954894280545" calcext:value-type="float">
            <text:p>0.000119548942805</text:p>
          </table:table-cell>
          <table:table-cell office:value-type="float" office:value="-0.011422226743408" calcext:value-type="float">
            <text:p>-0.011422226743408</text:p>
          </table:table-cell>
          <table:table-cell/>
          <table:table-cell office:value-type="float" office:value="-0.00056471523874141" calcext:value-type="float">
            <text:p>-0.000564715238741</text:p>
          </table:table-cell>
          <table:table-cell office:value-type="float" office:value="-0.01011283990633" calcext:value-type="float">
            <text:p>-0.01011283990633</text:p>
          </table:table-cell>
        </table:table-row>
        <table:table-row table:style-name="ro1">
          <table:table-cell office:value-type="float" office:value="18.94" calcext:value-type="float">
            <text:p>18.94</text:p>
          </table:table-cell>
          <table:table-cell office:value-type="float" office:value="0" calcext:value-type="float">
            <text:p>0</text:p>
          </table:table-cell>
          <table:table-cell office:value-type="float" office:value="0.23069524797529" calcext:value-type="float">
            <text:p>0.23069524797529</text:p>
          </table:table-cell>
          <table:table-cell office:value-type="float" office:value="0.000072198978409236" calcext:value-type="float">
            <text:p>7.2198978409236E-05</text:p>
          </table:table-cell>
          <table:table-cell office:value-type="float" office:value="-0.011448094442054" calcext:value-type="float">
            <text:p>-0.011448094442054</text:p>
          </table:table-cell>
          <table:table-cell/>
          <table:table-cell office:value-type="float" office:value="-0.00059378174720112" calcext:value-type="float">
            <text:p>-0.000593781747201</text:p>
          </table:table-cell>
          <table:table-cell office:value-type="float" office:value="-0.010129898666349" calcext:value-type="float">
            <text:p>-0.010129898666349</text:p>
          </table:table-cell>
        </table:table-row>
        <table:table-row table:style-name="ro1">
          <table:table-cell office:value-type="float" office:value="18.96" calcext:value-type="float">
            <text:p>18.96</text:p>
          </table:table-cell>
          <table:table-cell office:value-type="float" office:value="0" calcext:value-type="float">
            <text:p>0</text:p>
          </table:table-cell>
          <table:table-cell office:value-type="float" office:value="0.23118290609396" calcext:value-type="float">
            <text:p>0.23118290609396</text:p>
          </table:table-cell>
          <table:table-cell office:value-type="float" office:value="0.000024816977132134" calcext:value-type="float">
            <text:p>2.4816977132134E-05</text:p>
          </table:table-cell>
          <table:table-cell office:value-type="float" office:value="-0.011473859740796" calcext:value-type="float">
            <text:p>-0.011473859740796</text:p>
          </table:table-cell>
          <table:table-cell/>
          <table:table-cell office:value-type="float" office:value="-0.00062284973655824" calcext:value-type="float">
            <text:p>-0.000622849736558</text:p>
          </table:table-cell>
          <table:table-cell office:value-type="float" office:value="-0.010146938743309" calcext:value-type="float">
            <text:p>-0.010146938743309</text:p>
          </table:table-cell>
        </table:table-row>
        <table:table-row table:style-name="ro1">
          <table:table-cell office:value-type="float" office:value="18.98" calcext:value-type="float">
            <text:p>18.98</text:p>
          </table:table-cell>
          <table:table-cell office:value-type="float" office:value="0" calcext:value-type="float">
            <text:p>0</text:p>
          </table:table-cell>
          <table:table-cell office:value-type="float" office:value="0.23167072869617" calcext:value-type="float">
            <text:p>0.23167072869617</text:p>
          </table:table-cell>
          <table:table-cell office:value-type="float" office:value="-0.000022596375183959" calcext:value-type="float">
            <text:p>-2.2596375183959E-05</text:p>
          </table:table-cell>
          <table:table-cell office:value-type="float" office:value="-0.011499525397502" calcext:value-type="float">
            <text:p>-0.011499525397502</text:p>
          </table:table-cell>
          <table:table-cell/>
          <table:table-cell office:value-type="float" office:value="-0.0006519192385405" calcext:value-type="float">
            <text:p>-0.000651919238541</text:p>
          </table:table-cell>
          <table:table-cell office:value-type="float" office:value="-0.010163960816861" calcext:value-type="float">
            <text:p>-0.01016396081686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0.23215870694955" calcext:value-type="float">
            <text:p>0.23215870694955</text:p>
          </table:table-cell>
          <table:table-cell office:value-type="float" office:value="-0.00007004041221185" calcext:value-type="float">
            <text:p>-7.004041221185E-05</text:p>
          </table:table-cell>
          <table:table-cell office:value-type="float" office:value="-0.011525094068547" calcext:value-type="float">
            <text:p>-0.011525094068547</text:p>
          </table:table-cell>
          <table:table-cell/>
          <table:table-cell office:value-type="float" office:value="-0.00068099028226646" calcext:value-type="float">
            <text:p>-0.000680990282266</text:p>
          </table:table-cell>
          <table:table-cell office:value-type="float" office:value="-0.010180965538947" calcext:value-type="float">
            <text:p>-0.010180965538947</text:p>
          </table:table-cell>
        </table:table-row>
        <table:table-row table:style-name="ro1">
          <table:table-cell office:value-type="float" office:value="19.02" calcext:value-type="float">
            <text:p>19.02</text:p>
          </table:table-cell>
          <table:table-cell office:value-type="float" office:value="0" calcext:value-type="float">
            <text:p>0</text:p>
          </table:table-cell>
          <table:table-cell office:value-type="float" office:value="0.23264683266402" calcext:value-type="float">
            <text:p>0.23264683266402</text:p>
          </table:table-cell>
          <table:table-cell office:value-type="float" office:value="-0.00011751448590553" calcext:value-type="float">
            <text:p>-0.000117514485906</text:p>
          </table:table-cell>
          <table:table-cell office:value-type="float" office:value="-0.011550568314951" calcext:value-type="float">
            <text:p>-0.011550568314951</text:p>
          </table:table-cell>
          <table:table-cell/>
          <table:table-cell office:value-type="float" office:value="-0.00071006289435402" calcext:value-type="float">
            <text:p>-0.000710062894354</text:p>
          </table:table-cell>
          <table:table-cell office:value-type="float" office:value="-0.010197953535042" calcext:value-type="float">
            <text:p>-0.010197953535042</text:p>
          </table:table-cell>
        </table:table-row>
        <table:table-row table:style-name="ro1">
          <table:table-cell office:value-type="float" office:value="19.04" calcext:value-type="float">
            <text:p>19.04</text:p>
          </table:table-cell>
          <table:table-cell office:value-type="float" office:value="0" calcext:value-type="float">
            <text:p>0</text:p>
          </table:table-cell>
          <table:table-cell office:value-type="float" office:value="0.23313509824803" calcext:value-type="float">
            <text:p>0.23313509824803</text:p>
          </table:table-cell>
          <table:table-cell office:value-type="float" office:value="-0.00016501796541786" calcext:value-type="float">
            <text:p>-0.000165017965418</text:p>
          </table:table-cell>
          <table:table-cell office:value-type="float" office:value="-0.011575950607982" calcext:value-type="float">
            <text:p>-0.011575950607982</text:p>
          </table:table-cell>
          <table:table-cell/>
          <table:table-cell office:value-type="float" office:value="-0.00073913709902577" calcext:value-type="float">
            <text:p>-0.000739137099026</text:p>
          </table:table-cell>
          <table:table-cell office:value-type="float" office:value="-0.010214925405414" calcext:value-type="float">
            <text:p>-0.010214925405414</text:p>
          </table:table-cell>
        </table:table-row>
        <table:table-row table:style-name="ro1">
          <table:table-cell office:value-type="float" office:value="19.06" calcext:value-type="float">
            <text:p>19.06</text:p>
          </table:table-cell>
          <table:table-cell office:value-type="float" office:value="0" calcext:value-type="float">
            <text:p>0</text:p>
          </table:table-cell>
          <table:table-cell office:value-type="float" office:value="0.23362349666846" calcext:value-type="float">
            <text:p>0.23362349666846</text:p>
          </table:table-cell>
          <table:table-cell office:value-type="float" office:value="-0.00021255023614943" calcext:value-type="float">
            <text:p>-0.000212550236149</text:p>
          </table:table-cell>
          <table:table-cell office:value-type="float" office:value="-0.011601243334156" calcext:value-type="float">
            <text:p>-0.011601243334156</text:p>
          </table:table-cell>
          <table:table-cell/>
          <table:table-cell office:value-type="float" office:value="-0.00076821291821146" calcext:value-type="float">
            <text:p>-0.000768212918211</text:p>
          </table:table-cell>
          <table:table-cell office:value-type="float" office:value="-0.010231881726239" calcext:value-type="float">
            <text:p>-0.010231881726239</text:p>
          </table:table-cell>
        </table:table-row>
        <table:table-row table:style-name="ro1">
          <table:table-cell office:value-type="float" office:value="19.08" calcext:value-type="float">
            <text:p>19.08</text:p>
          </table:table-cell>
          <table:table-cell office:value-type="float" office:value="0" calcext:value-type="float">
            <text:p>0</text:p>
          </table:table-cell>
          <table:table-cell office:value-type="float" office:value="0.23411202141358" calcext:value-type="float">
            <text:p>0.23411202141358</text:p>
          </table:table-cell>
          <table:table-cell office:value-type="float" office:value="-0.00026011069891378" calcext:value-type="float">
            <text:p>-0.000260110698914</text:p>
          </table:table-cell>
          <table:table-cell office:value-type="float" office:value="-0.011626448799878" calcext:value-type="float">
            <text:p>-0.011626448799878</text:p>
          </table:table-cell>
          <table:table-cell/>
          <table:table-cell office:value-type="float" office:value="-0.00079729037164734" calcext:value-type="float">
            <text:p>-0.000797290371647</text:p>
          </table:table-cell>
          <table:table-cell office:value-type="float" office:value="-0.010248823050656" calcext:value-type="float">
            <text:p>-0.010248823050656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float" office:value="0" calcext:value-type="float">
            <text:p>0</text:p>
          </table:table-cell>
          <table:table-cell office:value-type="float" office:value="0.23457558269048" calcext:value-type="float">
            <text:p>0.23457558269048</text:p>
          </table:table-cell>
          <table:table-cell office:value-type="float" office:value="-0.00030850477280955" calcext:value-type="float">
            <text:p>-0.00030850477281</text:p>
          </table:table-cell>
          <table:table-cell office:value-type="float" office:value="-0.011648875917962" calcext:value-type="float">
            <text:p>-0.011648875917962</text:p>
          </table:table-cell>
          <table:table-cell/>
          <table:table-cell office:value-type="float" office:value="-0.00082636947697261" calcext:value-type="float">
            <text:p>-0.000826369476973</text:p>
          </table:table-cell>
          <table:table-cell office:value-type="float" office:value="-0.010265749909844" calcext:value-type="float">
            <text:p>-0.010265749909844</text:p>
          </table:table-cell>
        </table:table-row>
        <table:table-row table:style-name="ro1">
          <table:table-cell office:value-type="float" office:value="19.12" calcext:value-type="float">
            <text:p>19.12</text:p>
          </table:table-cell>
          <table:table-cell office:value-type="float" office:value="0" calcext:value-type="float">
            <text:p>0</text:p>
          </table:table-cell>
          <table:table-cell office:value-type="float" office:value="0.23503928071251" calcext:value-type="float">
            <text:p>0.23503928071251</text:p>
          </table:table-cell>
          <table:table-cell office:value-type="float" office:value="-0.00035691730082511" calcext:value-type="float">
            <text:p>-0.000356917300825</text:p>
          </table:table-cell>
          <table:table-cell office:value-type="float" office:value="-0.011671248392507" calcext:value-type="float">
            <text:p>-0.011671248392507</text:p>
          </table:table-cell>
          <table:table-cell/>
          <table:table-cell office:value-type="float" office:value="-0.00085545024982289" calcext:value-type="float">
            <text:p>-0.000855450249823</text:p>
          </table:table-cell>
          <table:table-cell office:value-type="float" office:value="-0.010282662813907" calcext:value-type="float">
            <text:p>-0.010282662813907</text:p>
          </table:table-cell>
        </table:table-row>
        <table:table-row table:style-name="ro1">
          <table:table-cell office:value-type="float" office:value="19.14" calcext:value-type="float">
            <text:p>19.14</text:p>
          </table:table-cell>
          <table:table-cell office:value-type="float" office:value="0" calcext:value-type="float">
            <text:p>0</text:p>
          </table:table-cell>
          <table:table-cell office:value-type="float" office:value="0.23550310892463" calcext:value-type="float">
            <text:p>0.23550310892463</text:p>
          </table:table-cell>
          <table:table-cell office:value-type="float" office:value="-0.00040534791794025" calcext:value-type="float">
            <text:p>-0.00040534791794</text:p>
          </table:table-cell>
          <table:table-cell office:value-type="float" office:value="-0.011693567621981" calcext:value-type="float">
            <text:p>-0.011693567621981</text:p>
          </table:table-cell>
          <table:table-cell/>
          <table:table-cell office:value-type="float" office:value="-0.00088453270392083" calcext:value-type="float">
            <text:p>-0.000884532703921</text:p>
          </table:table-cell>
          <table:table-cell office:value-type="float" office:value="-0.010299562252889" calcext:value-type="float">
            <text:p>-0.010299562252889</text:p>
          </table:table-cell>
        </table:table-row>
        <table:table-row table:style-name="ro1">
          <table:table-cell office:value-type="float" office:value="19.16" calcext:value-type="float">
            <text:p>19.16</text:p>
          </table:table-cell>
          <table:table-cell office:value-type="float" office:value="0" calcext:value-type="float">
            <text:p>0</text:p>
          </table:table-cell>
          <table:table-cell office:value-type="float" office:value="0.23596706116733" calcext:value-type="float">
            <text:p>0.23596706116733</text:p>
          </table:table-cell>
          <table:table-cell office:value-type="float" office:value="-0.00045379626682584" calcext:value-type="float">
            <text:p>-0.000453796266826</text:p>
          </table:table-cell>
          <table:table-cell office:value-type="float" office:value="-0.011715834958844" calcext:value-type="float">
            <text:p>-0.011715834958844</text:p>
          </table:table-cell>
          <table:table-cell/>
          <table:table-cell office:value-type="float" office:value="-0.00091361685116373" calcext:value-type="float">
            <text:p>-0.000913616851164</text:p>
          </table:table-cell>
          <table:table-cell office:value-type="float" office:value="-0.01031644869756" calcext:value-type="float">
            <text:p>-0.01031644869756</text:p>
          </table:table-cell>
        </table:table-row>
        <table:table-row table:style-name="ro1">
          <table:table-cell office:value-type="float" office:value="19.18" calcext:value-type="float">
            <text:p>19.18</text:p>
          </table:table-cell>
          <table:table-cell office:value-type="float" office:value="0" calcext:value-type="float">
            <text:p>0</text:p>
          </table:table-cell>
          <table:table-cell office:value-type="float" office:value="0.23641410452532" calcext:value-type="float">
            <text:p>0.23641410452532</text:p>
          </table:table-cell>
          <table:table-cell office:value-type="float" office:value="-0.00050279705211561" calcext:value-type="float">
            <text:p>-0.000502797052116</text:p>
          </table:table-cell>
          <table:table-cell office:value-type="float" office:value="-0.011736293541756" calcext:value-type="float">
            <text:p>-0.011736293541756</text:p>
          </table:table-cell>
          <table:table-cell/>
          <table:table-cell office:value-type="float" office:value="-0.00094270270170848" calcext:value-type="float">
            <text:p>-0.000942702701708</text:p>
          </table:table-cell>
          <table:table-cell office:value-type="float" office:value="-0.010333322600272" calcext:value-type="float">
            <text:p>-0.010333322600272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0" calcext:value-type="float">
            <text:p>0</text:p>
          </table:table-cell>
          <table:table-cell office:value-type="float" office:value="0.23686126478326" calcext:value-type="float">
            <text:p>0.23686126478326</text:p>
          </table:table-cell>
          <table:table-cell office:value-type="float" office:value="-0.00055181162280172" calcext:value-type="float">
            <text:p>-0.000551811622802</text:p>
          </table:table-cell>
          <table:table-cell office:value-type="float" office:value="-0.011756714316839" calcext:value-type="float">
            <text:p>-0.011756714316839</text:p>
          </table:table-cell>
          <table:table-cell/>
          <table:table-cell office:value-type="float" office:value="-0.00097179026405353" calcext:value-type="float">
            <text:p>-0.000971790264054</text:p>
          </table:table-cell>
          <table:table-cell office:value-type="float" office:value="-0.010350184395761" calcext:value-type="float">
            <text:p>-0.010350184395761</text:p>
          </table:table-cell>
        </table:table-row>
        <table:table-row table:style-name="ro1">
          <table:table-cell office:value-type="float" office:value="19.22" calcext:value-type="float">
            <text:p>19.22</text:p>
          </table:table-cell>
          <table:table-cell office:value-type="float" office:value="0" calcext:value-type="float">
            <text:p>0</text:p>
          </table:table-cell>
          <table:table-cell office:value-type="float" office:value="0.23730853570452" calcext:value-type="float">
            <text:p>0.23730853570452</text:p>
          </table:table-cell>
          <table:table-cell office:value-type="float" office:value="-0.00060083967463978" calcext:value-type="float">
            <text:p>-0.00060083967464</text:p>
          </table:table-cell>
          <table:table-cell office:value-type="float" office:value="-0.011777098351084" calcext:value-type="float">
            <text:p>-0.011777098351084</text:p>
          </table:table-cell>
          <table:table-cell/>
          <table:table-cell office:value-type="float" office:value="-0.0010008795451183" calcext:value-type="float">
            <text:p>-0.001000879545118</text:p>
          </table:table-cell>
          <table:table-cell office:value-type="float" office:value="-0.010367034501871" calcext:value-type="float">
            <text:p>-0.010367034501871</text:p>
          </table:table-cell>
        </table:table-row>
        <table:table-row table:style-name="ro1">
          <table:table-cell office:value-type="float" office:value="19.24" calcext:value-type="float">
            <text:p>19.24</text:p>
          </table:table-cell>
          <table:table-cell office:value-type="float" office:value="0" calcext:value-type="float">
            <text:p>0</text:p>
          </table:table-cell>
          <table:table-cell office:value-type="float" office:value="0.23775591141887" calcext:value-type="float">
            <text:p>0.23775591141887</text:p>
          </table:table-cell>
          <table:table-cell office:value-type="float" office:value="-0.00064988091291275" calcext:value-type="float">
            <text:p>-0.000649880912913</text:p>
          </table:table-cell>
          <table:table-cell office:value-type="float" office:value="-0.011797446667002" calcext:value-type="float">
            <text:p>-0.011797446667002</text:p>
          </table:table-cell>
          <table:table-cell/>
          <table:table-cell office:value-type="float" office:value="-0.0010299705503196" calcext:value-type="float">
            <text:p>-0.00102997055032</text:p>
          </table:table-cell>
          <table:table-cell office:value-type="float" office:value="-0.010383873320256" calcext:value-type="float">
            <text:p>-0.010383873320256</text:p>
          </table:table-cell>
        </table:table-row>
        <table:table-row table:style-name="ro1">
          <table:table-cell office:value-type="float" office:value="19.26" calcext:value-type="float">
            <text:p>19.26</text:p>
          </table:table-cell>
          <table:table-cell office:value-type="float" office:value="0" calcext:value-type="float">
            <text:p>0</text:p>
          </table:table-cell>
          <table:table-cell office:value-type="float" office:value="0.23820338639826" calcext:value-type="float">
            <text:p>0.23820338639826</text:p>
          </table:table-cell>
          <table:table-cell office:value-type="float" office:value="-0.00069893505192985" calcext:value-type="float">
            <text:p>-0.00069893505193</text:p>
          </table:table-cell>
          <table:table-cell office:value-type="float" office:value="-0.01181776024541" calcext:value-type="float">
            <text:p>-0.01181776024541</text:p>
          </table:table-cell>
          <table:table-cell/>
          <table:table-cell office:value-type="float" office:value="-0.0010590632836459" calcext:value-type="float">
            <text:p>-0.001059063283646</text:p>
          </table:table-cell>
          <table:table-cell office:value-type="float" office:value="-0.010400701237089" calcext:value-type="float">
            <text:p>-0.010400701237089</text:p>
          </table:table-cell>
        </table:table-row>
        <table:table-row table:style-name="ro1">
          <table:table-cell office:value-type="float" office:value="19.28" calcext:value-type="float">
            <text:p>19.28</text:p>
          </table:table-cell>
          <table:table-cell office:value-type="float" office:value="0" calcext:value-type="float">
            <text:p>0</text:p>
          </table:table-cell>
          <table:table-cell office:value-type="float" office:value="0.23865095543478" calcext:value-type="float">
            <text:p>0.23865095543478</text:p>
          </table:table-cell>
          <table:table-cell office:value-type="float" office:value="-0.0007480018145853" calcext:value-type="float">
            <text:p>-0.000748001814585</text:p>
          </table:table-cell>
          <table:table-cell office:value-type="float" office:value="-0.011838040027823" calcext:value-type="float">
            <text:p>-0.011838040027823</text:p>
          </table:table-cell>
          <table:table-cell/>
          <table:table-cell office:value-type="float" office:value="-0.0010881577477284" calcext:value-type="float">
            <text:p>-0.001088157747728</text:p>
          </table:table-cell>
          <table:table-cell office:value-type="float" office:value="-0.010417518623675" calcext:value-type="float">
            <text:p>-0.010417518623675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float" office:value="0" calcext:value-type="float">
            <text:p>0</text:p>
          </table:table-cell>
          <table:table-cell office:value-type="float" office:value="0.2390986136204" calcext:value-type="float">
            <text:p>0.2390986136204</text:p>
          </table:table-cell>
          <table:table-cell office:value-type="float" office:value="-0.00079708093196673" calcext:value-type="float">
            <text:p>-0.000797080931967</text:p>
          </table:table-cell>
          <table:table-cell office:value-type="float" office:value="-0.011858286918751" calcext:value-type="float">
            <text:p>-0.011858286918751</text:p>
          </table:table-cell>
          <table:table-cell/>
          <table:table-cell office:value-type="float" office:value="-0.00111725394391" calcext:value-type="float">
            <text:p>-0.00111725394391</text:p>
          </table:table-cell>
          <table:table-cell office:value-type="float" office:value="-0.01043432583707" calcext:value-type="float">
            <text:p>-0.01043432583707</text:p>
          </table:table-cell>
        </table:table-row>
        <table:table-row table:style-name="ro1">
          <table:table-cell office:value-type="float" office:value="19.32" calcext:value-type="float">
            <text:p>19.32</text:p>
          </table:table-cell>
          <table:table-cell office:value-type="float" office:value="0" calcext:value-type="float">
            <text:p>0</text:p>
          </table:table-cell>
          <table:table-cell office:value-type="float" office:value="0.23954635632835" calcext:value-type="float">
            <text:p>0.23954635632835</text:p>
          </table:table-cell>
          <table:table-cell office:value-type="float" office:value="-0.00084617214300524" calcext:value-type="float">
            <text:p>-0.000846172143005</text:p>
          </table:table-cell>
          <table:table-cell office:value-type="float" office:value="-0.01187850178766" calcext:value-type="float">
            <text:p>-0.01187850178766</text:p>
          </table:table-cell>
          <table:table-cell/>
          <table:table-cell office:value-type="float" office:value="-0.0011463518723116" calcext:value-type="float">
            <text:p>-0.001146351872312</text:p>
          </table:table-cell>
          <table:table-cell office:value-type="float" office:value="-0.010451123220691" calcext:value-type="float">
            <text:p>-0.010451123220691</text:p>
          </table:table-cell>
        </table:table-row>
        <table:table-row table:style-name="ro1">
          <table:table-cell office:value-type="float" office:value="19.34" calcext:value-type="float">
            <text:p>19.34</text:p>
          </table:table-cell>
          <table:table-cell office:value-type="float" office:value="0" calcext:value-type="float">
            <text:p>0</text:p>
          </table:table-cell>
          <table:table-cell office:value-type="float" office:value="0.23999417919592" calcext:value-type="float">
            <text:p>0.23999417919592</text:p>
          </table:table-cell>
          <table:table-cell office:value-type="float" office:value="-0.00089527519416129" calcext:value-type="float">
            <text:p>-0.000895275194161</text:p>
          </table:table-cell>
          <table:table-cell office:value-type="float" office:value="-0.011898685470867" calcext:value-type="float">
            <text:p>-0.011898685470867</text:p>
          </table:table-cell>
          <table:table-cell/>
          <table:table-cell office:value-type="float" office:value="-0.0011754515318961" calcext:value-type="float">
            <text:p>-0.001175451531896</text:p>
          </table:table-cell>
          <table:table-cell office:value-type="float" office:value="-0.010467911104829" calcext:value-type="float">
            <text:p>-0.010467911104829</text:p>
          </table:table-cell>
        </table:table-row>
        <table:table-row table:style-name="ro1">
          <table:table-cell office:value-type="float" office:value="19.36" calcext:value-type="float">
            <text:p>19.36</text:p>
          </table:table-cell>
          <table:table-cell office:value-type="float" office:value="0" calcext:value-type="float">
            <text:p>0</text:p>
          </table:table-cell>
          <table:table-cell office:value-type="float" office:value="0.24044207810868" calcext:value-type="float">
            <text:p>0.24044207810868</text:p>
          </table:table-cell>
          <table:table-cell office:value-type="float" office:value="-0.00094438983913888" calcext:value-type="float">
            <text:p>-0.000944389839139</text:p>
          </table:table-cell>
          <table:table-cell office:value-type="float" office:value="-0.011918838773226" calcext:value-type="float">
            <text:p>-0.011918838773226</text:p>
          </table:table-cell>
          <table:table-cell/>
          <table:table-cell office:value-type="float" office:value="-0.001205296454764" calcext:value-type="float">
            <text:p>-0.001205296454764</text:p>
          </table:table-cell>
          <table:table-cell office:value-type="float" office:value="-0.010482271568069" calcext:value-type="float">
            <text:p>-0.010482271568069</text:p>
          </table:table-cell>
        </table:table-row>
        <table:table-row table:style-name="ro1">
          <table:table-cell office:value-type="float" office:value="19.38" calcext:value-type="float">
            <text:p>19.38</text:p>
          </table:table-cell>
          <table:table-cell office:value-type="float" office:value="0" calcext:value-type="float">
            <text:p>0</text:p>
          </table:table-cell>
          <table:table-cell office:value-type="float" office:value="0.24089004918573" calcext:value-type="float">
            <text:p>0.24089004918573</text:p>
          </table:table-cell>
          <table:table-cell office:value-type="float" office:value="-0.00099351583862591" calcext:value-type="float">
            <text:p>-0.000993515838626</text:p>
          </table:table-cell>
          <table:table-cell office:value-type="float" office:value="-0.011938962469725" calcext:value-type="float">
            <text:p>-0.011938962469725</text:p>
          </table:table-cell>
          <table:table-cell/>
          <table:table-cell office:value-type="float" office:value="-0.0012351446001854" calcext:value-type="float">
            <text:p>-0.001235144600185</text:p>
          </table:table-cell>
          <table:table-cell office:value-type="float" office:value="-0.010496619667959" calcext:value-type="float">
            <text:p>-0.010496619667959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0" calcext:value-type="float">
            <text:p>0</text:p>
          </table:table-cell>
          <table:table-cell office:value-type="float" office:value="0.24133430485717" calcext:value-type="float">
            <text:p>0.24133430485717</text:p>
          </table:table-cell>
          <table:table-cell office:value-type="float" office:value="-0.001042212962588" calcext:value-type="float">
            <text:p>-0.001042212962588</text:p>
          </table:table-cell>
          <table:table-cell office:value-type="float" office:value="-0.011958617583952" calcext:value-type="float">
            <text:p>-0.011958617583952</text:p>
          </table:table-cell>
          <table:table-cell/>
          <table:table-cell office:value-type="float" office:value="-0.0012649959214925" calcext:value-type="float">
            <text:p>-0.001264995921493</text:p>
          </table:table-cell>
          <table:table-cell office:value-type="float" office:value="-0.010510955773309" calcext:value-type="float">
            <text:p>-0.010510955773309</text:p>
          </table:table-cell>
        </table:table-row>
        <table:table-row table:style-name="ro1">
          <table:table-cell office:value-type="float" office:value="19.42" calcext:value-type="float">
            <text:p>19.42</text:p>
          </table:table-cell>
          <table:table-cell office:value-type="float" office:value="0" calcext:value-type="float">
            <text:p>0</text:p>
          </table:table-cell>
          <table:table-cell office:value-type="float" office:value="0.24177630458712" calcext:value-type="float">
            <text:p>0.24177630458712</text:p>
          </table:table-cell>
          <table:table-cell office:value-type="float" office:value="-0.0010906543041981" calcext:value-type="float">
            <text:p>-0.001090654304198</text:p>
          </table:table-cell>
          <table:table-cell office:value-type="float" office:value="-0.011977981789259" calcext:value-type="float">
            <text:p>-0.011977981789259</text:p>
          </table:table-cell>
          <table:table-cell/>
          <table:table-cell office:value-type="float" office:value="-0.0012948503726976" calcext:value-type="float">
            <text:p>-0.001294850372698</text:p>
          </table:table-cell>
          <table:table-cell office:value-type="float" office:value="-0.010525280239127" calcext:value-type="float">
            <text:p>-0.010525280239127</text:p>
          </table:table-cell>
        </table:table-row>
        <table:table-row table:style-name="ro1">
          <table:table-cell office:value-type="float" office:value="19.44" calcext:value-type="float">
            <text:p>19.44</text:p>
          </table:table-cell>
          <table:table-cell office:value-type="float" office:value="0" calcext:value-type="float">
            <text:p>0</text:p>
          </table:table-cell>
          <table:table-cell office:value-type="float" office:value="0.24221830761926" calcext:value-type="float">
            <text:p>0.24221830761926</text:p>
          </table:table-cell>
          <table:table-cell office:value-type="float" office:value="-0.0011391035347406" calcext:value-type="float">
            <text:p>-0.001139103534741</text:p>
          </table:table-cell>
          <table:table-cell office:value-type="float" office:value="-0.011997321246907" calcext:value-type="float">
            <text:p>-0.011997321246907</text:p>
          </table:table-cell>
          <table:table-cell/>
          <table:table-cell office:value-type="float" office:value="-0.00132470790848" calcext:value-type="float">
            <text:p>-0.00132470790848</text:p>
          </table:table-cell>
          <table:table-cell office:value-type="float" office:value="-0.010539593407183" calcext:value-type="float">
            <text:p>-0.010539593407183</text:p>
          </table:table-cell>
        </table:table-row>
        <table:table-row table:style-name="ro1">
          <table:table-cell office:value-type="float" office:value="19.46" calcext:value-type="float">
            <text:p>19.46</text:p>
          </table:table-cell>
          <table:table-cell office:value-type="float" office:value="0" calcext:value-type="float">
            <text:p>0</text:p>
          </table:table-cell>
          <table:table-cell office:value-type="float" office:value="0.24266031250902" calcext:value-type="float">
            <text:p>0.24266031250902</text:p>
          </table:table-cell>
          <table:table-cell office:value-type="float" office:value="-0.0011875605105073" calcext:value-type="float">
            <text:p>-0.001187560510507</text:p>
          </table:table-cell>
          <table:table-cell office:value-type="float" office:value="-0.012016636637317" calcext:value-type="float">
            <text:p>-0.012016636637317</text:p>
          </table:table-cell>
          <table:table-cell/>
          <table:table-cell office:value-type="float" office:value="-0.0013545684841735" calcext:value-type="float">
            <text:p>-0.001354568484174</text:p>
          </table:table-cell>
          <table:table-cell office:value-type="float" office:value="-0.010553895606504" calcext:value-type="float">
            <text:p>-0.010553895606504</text:p>
          </table:table-cell>
        </table:table-row>
        <table:table-row table:style-name="ro1">
          <table:table-cell office:value-type="float" office:value="19.48" calcext:value-type="float">
            <text:p>19.48</text:p>
          </table:table-cell>
          <table:table-cell office:value-type="float" office:value="0" calcext:value-type="float">
            <text:p>0</text:p>
          </table:table-cell>
          <table:table-cell office:value-type="float" office:value="0.24310231797259" calcext:value-type="float">
            <text:p>0.24310231797259</text:p>
          </table:table-cell>
          <table:table-cell office:value-type="float" office:value="-0.0012360250919158" calcext:value-type="float">
            <text:p>-0.001236025091916</text:p>
          </table:table-cell>
          <table:table-cell office:value-type="float" office:value="-0.01203592861108" calcext:value-type="float">
            <text:p>-0.01203592861108</text:p>
          </table:table-cell>
          <table:table-cell/>
          <table:table-cell office:value-type="float" office:value="-0.0013844320557535" calcext:value-type="float">
            <text:p>-0.001384432055754</text:p>
          </table:table-cell>
          <table:table-cell office:value-type="float" office:value="-0.010568187153923" calcext:value-type="float">
            <text:p>-0.010568187153923</text:p>
          </table:table-cell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float" office:value="0" calcext:value-type="float">
            <text:p>0</text:p>
          </table:table-cell>
          <table:table-cell office:value-type="float" office:value="0.24354292427737" calcext:value-type="float">
            <text:p>0.24354292427737</text:p>
          </table:table-cell>
          <table:table-cell office:value-type="float" office:value="-0.0012843831521018" calcext:value-type="float">
            <text:p>-0.001284383152102</text:p>
          </table:table-cell>
          <table:table-cell office:value-type="float" office:value="-0.012055038055976" calcext:value-type="float">
            <text:p>-0.012055038055976</text:p>
          </table:table-cell>
          <table:table-cell/>
          <table:table-cell office:value-type="float" office:value="-0.0014142985798259" calcext:value-type="float">
            <text:p>-0.001414298579826</text:p>
          </table:table-cell>
          <table:table-cell office:value-type="float" office:value="-0.010582468354556" calcext:value-type="float">
            <text:p>-0.010582468354556</text:p>
          </table:table-cell>
        </table:table-row>
        <table:table-row table:style-name="ro1">
          <table:table-cell office:value-type="float" office:value="19.52" calcext:value-type="float">
            <text:p>19.52</text:p>
          </table:table-cell>
          <table:table-cell office:value-type="float" office:value="0" calcext:value-type="float">
            <text:p>0</text:p>
          </table:table-cell>
          <table:table-cell office:value-type="float" office:value="0.24398350570443" calcext:value-type="float">
            <text:p>0.24398350570443</text:p>
          </table:table-cell>
          <table:table-cell office:value-type="float" office:value="-0.0013327470019907" calcext:value-type="float">
            <text:p>-0.001332747001991</text:p>
          </table:table-cell>
          <table:table-cell office:value-type="float" office:value="-0.012074124934166" calcext:value-type="float">
            <text:p>-0.012074124934166</text:p>
          </table:table-cell>
          <table:table-cell/>
          <table:table-cell office:value-type="float" office:value="-0.0014441680136147" calcext:value-type="float">
            <text:p>-0.001444168013615</text:p>
          </table:table-cell>
          <table:table-cell office:value-type="float" office:value="-0.010596739502247" calcext:value-type="float">
            <text:p>-0.010596739502247</text:p>
          </table:table-cell>
        </table:table-row>
        <table:table-row table:style-name="ro1">
          <table:table-cell office:value-type="float" office:value="19.54" calcext:value-type="float">
            <text:p>19.54</text:p>
          </table:table-cell>
          <table:table-cell office:value-type="float" office:value="0" calcext:value-type="float">
            <text:p>0</text:p>
          </table:table-cell>
          <table:table-cell office:value-type="float" office:value="0.24441260580564" calcext:value-type="float">
            <text:p>0.24441260580564</text:p>
          </table:table-cell>
          <table:table-cell office:value-type="float" office:value="-0.0013811607502632" calcext:value-type="float">
            <text:p>-0.001381160750263</text:p>
          </table:table-cell>
          <table:table-cell office:value-type="float" office:value="-0.012093061867702" calcext:value-type="float">
            <text:p>-0.012093061867702</text:p>
          </table:table-cell>
          <table:table-cell/>
          <table:table-cell office:value-type="float" office:value="-0.0014740403149517" calcext:value-type="float">
            <text:p>-0.001474040314952</text:p>
          </table:table-cell>
          <table:table-cell office:value-type="float" office:value="-0.010611000880025" calcext:value-type="float">
            <text:p>-0.010611000880025</text:p>
          </table:table-cell>
        </table:table-row>
        <table:table-row table:style-name="ro1">
          <table:table-cell office:value-type="float" office:value="19.56" calcext:value-type="float">
            <text:p>19.56</text:p>
          </table:table-cell>
          <table:table-cell office:value-type="float" office:value="0" calcext:value-type="float">
            <text:p>0</text:p>
          </table:table-cell>
          <table:table-cell office:value-type="float" office:value="0.24477852734728" calcext:value-type="float">
            <text:p>0.24477852734728</text:p>
          </table:table-cell>
          <table:table-cell office:value-type="float" office:value="-0.0014298246403752" calcext:value-type="float">
            <text:p>-0.001429824640375</text:p>
          </table:table-cell>
          <table:table-cell office:value-type="float" office:value="-0.012111271731962" calcext:value-type="float">
            <text:p>-0.012111271731962</text:p>
          </table:table-cell>
          <table:table-cell/>
          <table:table-cell office:value-type="float" office:value="-0.0015041463857504" calcext:value-type="float">
            <text:p>-0.00150414638575</text:p>
          </table:table-cell>
          <table:table-cell office:value-type="float" office:value="-0.010619312728268" calcext:value-type="float">
            <text:p>-0.010619312728268</text:p>
          </table:table-cell>
        </table:table-row>
        <table:table-row table:style-name="ro1">
          <table:table-cell office:value-type="float" office:value="19.58" calcext:value-type="float">
            <text:p>19.58</text:p>
          </table:table-cell>
          <table:table-cell office:value-type="float" office:value="0" calcext:value-type="float">
            <text:p>0</text:p>
          </table:table-cell>
          <table:table-cell office:value-type="float" office:value="0.24514452188983" calcext:value-type="float">
            <text:p>0.24514452188983</text:p>
          </table:table-cell>
          <table:table-cell office:value-type="float" office:value="-0.0014784965606861" calcext:value-type="float">
            <text:p>-0.001478496560686</text:p>
          </table:table-cell>
          <table:table-cell office:value-type="float" office:value="-0.012129460417679" calcext:value-type="float">
            <text:p>-0.012129460417679</text:p>
          </table:table-cell>
          <table:table-cell/>
          <table:table-cell office:value-type="float" office:value="-0.0015348276963119" calcext:value-type="float">
            <text:p>-0.001534827696312</text:p>
          </table:table-cell>
          <table:table-cell office:value-type="float" office:value="-0.010625558115751" calcext:value-type="float">
            <text:p>-0.010625558115751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0" calcext:value-type="float">
            <text:p>0</text:p>
          </table:table-cell>
          <table:table-cell office:value-type="float" office:value="0.24551058704205" calcext:value-type="float">
            <text:p>0.24551058704205</text:p>
          </table:table-cell>
          <table:table-cell office:value-type="float" office:value="-0.0015271763870662" calcext:value-type="float">
            <text:p>-0.001527176387066</text:p>
          </table:table-cell>
          <table:table-cell office:value-type="float" office:value="-0.012147628462122" calcext:value-type="float">
            <text:p>-0.012147628462122</text:p>
          </table:table-cell>
          <table:table-cell/>
          <table:table-cell office:value-type="float" office:value="-0.0015655123161187" calcext:value-type="float">
            <text:p>-0.001565512316119</text:p>
          </table:table-cell>
          <table:table-cell office:value-type="float" office:value="-0.010631794428246" calcext:value-type="float">
            <text:p>-0.010631794428246</text:p>
          </table:table-cell>
        </table:table-row>
        <table:table-row table:style-name="ro1">
          <table:table-cell office:value-type="float" office:value="19.62" calcext:value-type="float">
            <text:p>19.62</text:p>
          </table:table-cell>
          <table:table-cell office:value-type="float" office:value="0" calcext:value-type="float">
            <text:p>0</text:p>
          </table:table-cell>
          <table:table-cell office:value-type="float" office:value="0.24585095497851" calcext:value-type="float">
            <text:p>0.24585095497851</text:p>
          </table:table-cell>
          <table:table-cell office:value-type="float" office:value="-0.0015763122153849" calcext:value-type="float">
            <text:p>-0.001576312215385</text:p>
          </table:table-cell>
          <table:table-cell office:value-type="float" office:value="-0.012164402648099" calcext:value-type="float">
            <text:p>-0.012164402648099</text:p>
          </table:table-cell>
          <table:table-cell/>
          <table:table-cell office:value-type="float" office:value="-0.0015962001813065" calcext:value-type="float">
            <text:p>-0.001596200181307</text:p>
          </table:table-cell>
          <table:table-cell office:value-type="float" office:value="-0.010638021970092" calcext:value-type="float">
            <text:p>-0.010638021970092</text:p>
          </table:table-cell>
        </table:table-row>
        <table:table-row table:style-name="ro1">
          <table:table-cell office:value-type="float" office:value="19.64" calcext:value-type="float">
            <text:p>19.64</text:p>
          </table:table-cell>
          <table:table-cell office:value-type="float" office:value="0" calcext:value-type="float">
            <text:p>0</text:p>
          </table:table-cell>
          <table:table-cell office:value-type="float" office:value="0.24619140131608" calcext:value-type="float">
            <text:p>0.24619140131608</text:p>
          </table:table-cell>
          <table:table-cell office:value-type="float" office:value="-0.0016254568500381" calcext:value-type="float">
            <text:p>-0.001625456850038</text:p>
          </table:table-cell>
          <table:table-cell office:value-type="float" office:value="-0.012181156675435" calcext:value-type="float">
            <text:p>-0.012181156675435</text:p>
          </table:table-cell>
          <table:table-cell/>
          <table:table-cell office:value-type="float" office:value="-0.0016266246438214" calcext:value-type="float">
            <text:p>-0.001626624643821</text:p>
          </table:table-cell>
          <table:table-cell office:value-type="float" office:value="-0.010643358692396" calcext:value-type="float">
            <text:p>-0.010643358692396</text:p>
          </table:table-cell>
        </table:table-row>
        <table:table-row table:style-name="ro1">
          <table:table-cell office:value-type="float" office:value="19.66" calcext:value-type="float">
            <text:p>19.66</text:p>
          </table:table-cell>
          <table:table-cell office:value-type="float" office:value="0" calcext:value-type="float">
            <text:p>0</text:p>
          </table:table-cell>
          <table:table-cell office:value-type="float" office:value="0.24653192363147" calcext:value-type="float">
            <text:p>0.24653192363147</text:p>
          </table:table-cell>
          <table:table-cell office:value-type="float" office:value="-0.0016746101707256" calcext:value-type="float">
            <text:p>-0.001674610170726</text:p>
          </table:table-cell>
          <table:table-cell office:value-type="float" office:value="-0.012197891007748" calcext:value-type="float">
            <text:p>-0.012197891007748</text:p>
          </table:table-cell>
          <table:table-cell/>
          <table:table-cell office:value-type="float" office:value="-0.001657051633115" calcext:value-type="float">
            <text:p>-0.001657051633115</text:p>
          </table:table-cell>
          <table:table-cell office:value-type="float" office:value="-0.010648687438358" calcext:value-type="float">
            <text:p>-0.010648687438358</text:p>
          </table:table-cell>
        </table:table-row>
        <table:table-row table:style-name="ro1">
          <table:table-cell office:value-type="float" office:value="19.68" calcext:value-type="float">
            <text:p>19.68</text:p>
          </table:table-cell>
          <table:table-cell office:value-type="float" office:value="0" calcext:value-type="float">
            <text:p>0</text:p>
          </table:table-cell>
          <table:table-cell office:value-type="float" office:value="0.24687251962056" calcext:value-type="float">
            <text:p>0.24687251962056</text:p>
          </table:table-cell>
          <table:table-cell office:value-type="float" office:value="-0.0017237720602501" calcext:value-type="float">
            <text:p>-0.00172377206025</text:p>
          </table:table-cell>
          <table:table-cell office:value-type="float" office:value="-0.012214606087457" calcext:value-type="float">
            <text:p>-0.012214606087457</text:p>
          </table:table-cell>
          <table:table-cell/>
          <table:table-cell office:value-type="float" office:value="-0.0016872084782708" calcext:value-type="float">
            <text:p>-0.001687208478271</text:p>
          </table:table-cell>
          <table:table-cell office:value-type="float" office:value="-0.010653094273467" calcext:value-type="float">
            <text:p>-0.010653094273467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float" office:value="0" calcext:value-type="float">
            <text:p>0</text:p>
          </table:table-cell>
          <table:table-cell office:value-type="float" office:value="0.24720233135264" calcext:value-type="float">
            <text:p>0.24720233135264</text:p>
          </table:table-cell>
          <table:table-cell office:value-type="float" office:value="-0.0017730281657591" calcext:value-type="float">
            <text:p>-0.001773028165759</text:p>
          </table:table-cell>
          <table:table-cell office:value-type="float" office:value="-0.012230942758705" calcext:value-type="float">
            <text:p>-0.012230942758705</text:p>
          </table:table-cell>
          <table:table-cell/>
          <table:table-cell office:value-type="float" office:value="-0.0017173673400446" calcext:value-type="float">
            <text:p>-0.001717367340045</text:p>
          </table:table-cell>
          <table:table-cell office:value-type="float" office:value="-0.010657493297706" calcext:value-type="float">
            <text:p>-0.010657493297706</text:p>
          </table:table-cell>
        </table:table-row>
        <table:table-row table:style-name="ro1">
          <table:table-cell office:value-type="float" office:value="19.72" calcext:value-type="float">
            <text:p>19.72</text:p>
          </table:table-cell>
          <table:table-cell office:value-type="float" office:value="0" calcext:value-type="float">
            <text:p>0</text:p>
          </table:table-cell>
          <table:table-cell office:value-type="float" office:value="0.24753217656676" calcext:value-type="float">
            <text:p>0.24753217656676</text:p>
          </table:table-cell>
          <table:table-cell office:value-type="float" office:value="-0.0018222934745097" calcext:value-type="float">
            <text:p>-0.00182229347451</text:p>
          </table:table-cell>
          <table:table-cell office:value-type="float" office:value="-0.012247257316423" calcext:value-type="float">
            <text:p>-0.012247257316423</text:p>
          </table:table-cell>
          <table:table-cell/>
          <table:table-cell office:value-type="float" office:value="-0.0017475282016463" calcext:value-type="float">
            <text:p>-0.001747528201646</text:p>
          </table:table-cell>
          <table:table-cell office:value-type="float" office:value="-0.010661884763436" calcext:value-type="float">
            <text:p>-0.010661884763436</text:p>
          </table:table-cell>
        </table:table-row>
        <table:table-row table:style-name="ro1">
          <table:table-cell office:value-type="float" office:value="19.74" calcext:value-type="float">
            <text:p>19.74</text:p>
          </table:table-cell>
          <table:table-cell office:value-type="float" office:value="0" calcext:value-type="float">
            <text:p>0</text:p>
          </table:table-cell>
          <table:table-cell office:value-type="float" office:value="0.24786205386218" calcext:value-type="float">
            <text:p>0.24786205386218</text:p>
          </table:table-cell>
          <table:table-cell office:value-type="float" office:value="-0.0018715678683634" calcext:value-type="float">
            <text:p>-0.001871567868363</text:p>
          </table:table-cell>
          <table:table-cell office:value-type="float" office:value="-0.012263550203289" calcext:value-type="float">
            <text:p>-0.012263550203289</text:p>
          </table:table-cell>
          <table:table-cell/>
          <table:table-cell office:value-type="float" office:value="-0.0017776910460271" calcext:value-type="float">
            <text:p>-0.001777691046027</text:p>
          </table:table-cell>
          <table:table-cell office:value-type="float" office:value="-0.010666268912658" calcext:value-type="float">
            <text:p>-0.010666268912658</text:p>
          </table:table-cell>
        </table:table-row>
        <table:table-row table:style-name="ro1">
          <table:table-cell office:value-type="float" office:value="19.76" calcext:value-type="float">
            <text:p>19.76</text:p>
          </table:table-cell>
          <table:table-cell office:value-type="float" office:value="0" calcext:value-type="float">
            <text:p>0</text:p>
          </table:table-cell>
          <table:table-cell office:value-type="float" office:value="0.24819196190833" calcext:value-type="float">
            <text:p>0.24819196190833</text:p>
          </table:table-cell>
          <table:table-cell office:value-type="float" office:value="-0.0019208512320812" calcext:value-type="float">
            <text:p>-0.001920851232081</text:p>
          </table:table-cell>
          <table:table-cell office:value-type="float" office:value="-0.012279821843454" calcext:value-type="float">
            <text:p>-0.012279821843454</text:p>
          </table:table-cell>
          <table:table-cell/>
          <table:table-cell office:value-type="float" office:value="-0.0018078558558959" calcext:value-type="float">
            <text:p>-0.001807855855896</text:p>
          </table:table-cell>
          <table:table-cell office:value-type="float" office:value="-0.010670645977534" calcext:value-type="float">
            <text:p>-0.010670645977534</text:p>
          </table:table-cell>
        </table:table-row>
        <table:table-row table:style-name="ro1">
          <table:table-cell office:value-type="float" office:value="19.78" calcext:value-type="float">
            <text:p>19.78</text:p>
          </table:table-cell>
          <table:table-cell office:value-type="float" office:value="0" calcext:value-type="float">
            <text:p>0</text:p>
          </table:table-cell>
          <table:table-cell office:value-type="float" office:value="0.24852189944042" calcext:value-type="float">
            <text:p>0.24852189944042</text:p>
          </table:table-cell>
          <table:table-cell office:value-type="float" office:value="-0.0019701434532479" calcext:value-type="float">
            <text:p>-0.001970143453248</text:p>
          </table:table-cell>
          <table:table-cell office:value-type="float" office:value="-0.01229607264387" calcext:value-type="float">
            <text:p>-0.01229607264387</text:p>
          </table:table-cell>
          <table:table-cell/>
          <table:table-cell office:value-type="float" office:value="-0.0018380226137353" calcext:value-type="float">
            <text:p>-0.001838022613735</text:p>
          </table:table-cell>
          <table:table-cell office:value-type="float" office:value="-0.010675016180834" calcext:value-type="float">
            <text:p>-0.010675016180834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0" calcext:value-type="float">
            <text:p>0</text:p>
          </table:table-cell>
          <table:table-cell office:value-type="float" office:value="0.24885186525468" calcext:value-type="float">
            <text:p>0.24885186525468</text:p>
          </table:table-cell>
          <table:table-cell office:value-type="float" office:value="-0.0020194444220944" calcext:value-type="float">
            <text:p>-0.002019444422094</text:p>
          </table:table-cell>
          <table:table-cell office:value-type="float" office:value="-0.012312302995383" calcext:value-type="float">
            <text:p>-0.012312302995383</text:p>
          </table:table-cell>
          <table:table-cell/>
          <table:table-cell office:value-type="float" office:value="-0.0018681913018185" calcext:value-type="float">
            <text:p>-0.001868191301819</text:p>
          </table:table-cell>
          <table:table-cell office:value-type="float" office:value="-0.010679379736243" calcext:value-type="float">
            <text:p>-0.010679379736243</text:p>
          </table:table-cell>
        </table:table-row>
        <table:table-row table:style-name="ro1">
          <table:table-cell office:value-type="float" office:value="19.82" calcext:value-type="float">
            <text:p>19.82</text:p>
          </table:table-cell>
          <table:table-cell office:value-type="float" office:value="0" calcext:value-type="float">
            <text:p>0</text:p>
          </table:table-cell>
          <table:table-cell office:value-type="float" office:value="0.24917373002409" calcext:value-type="float">
            <text:p>0.24917373002409</text:p>
          </table:table-cell>
          <table:table-cell office:value-type="float" office:value="-0.0020681221078809" calcext:value-type="float">
            <text:p>-0.002068122107881</text:p>
          </table:table-cell>
          <table:table-cell office:value-type="float" office:value="-0.012328143399905" calcext:value-type="float">
            <text:p>-0.012328143399905</text:p>
          </table:table-cell>
          <table:table-cell/>
          <table:table-cell office:value-type="float" office:value="-0.0018983619022251" calcext:value-type="float">
            <text:p>-0.001898361902225</text:p>
          </table:table-cell>
          <table:table-cell office:value-type="float" office:value="-0.010683736848919" calcext:value-type="float">
            <text:p>-0.010683736848919</text:p>
          </table:table-cell>
        </table:table-row>
        <table:table-row table:style-name="ro1">
          <table:table-cell office:value-type="float" office:value="19.84" calcext:value-type="float">
            <text:p>19.84</text:p>
          </table:table-cell>
          <table:table-cell office:value-type="float" office:value="0" calcext:value-type="float">
            <text:p>0</text:p>
          </table:table-cell>
          <table:table-cell office:value-type="float" office:value="0.24946914303265" calcext:value-type="float">
            <text:p>0.24946914303265</text:p>
          </table:table-cell>
          <table:table-cell office:value-type="float" office:value="-0.0021175092540344" calcext:value-type="float">
            <text:p>-0.002117509254034</text:p>
          </table:table-cell>
          <table:table-cell office:value-type="float" office:value="-0.012341815707885" calcext:value-type="float">
            <text:p>-0.012341815707885</text:p>
          </table:table-cell>
          <table:table-cell/>
          <table:table-cell office:value-type="float" office:value="-0.0019285343968572" calcext:value-type="float">
            <text:p>-0.001928534396857</text:p>
          </table:table-cell>
          <table:table-cell office:value-type="float" office:value="-0.010688087715795" calcext:value-type="float">
            <text:p>-0.010688087715795</text:p>
          </table:table-cell>
        </table:table-row>
        <table:table-row table:style-name="ro1">
          <table:table-cell office:value-type="float" office:value="19.86" calcext:value-type="float">
            <text:p>19.86</text:p>
          </table:table-cell>
          <table:table-cell office:value-type="float" office:value="0" calcext:value-type="float">
            <text:p>0</text:p>
          </table:table-cell>
          <table:table-cell office:value-type="float" office:value="0.24974454757475" calcext:value-type="float">
            <text:p>0.24974454757475</text:p>
          </table:table-cell>
          <table:table-cell office:value-type="float" office:value="-0.0021670004680055" calcext:value-type="float">
            <text:p>-0.002167000468006</text:p>
          </table:table-cell>
          <table:table-cell office:value-type="float" office:value="-0.012355256959498" calcext:value-type="float">
            <text:p>-0.012355256959498</text:p>
          </table:table-cell>
          <table:table-cell/>
          <table:table-cell office:value-type="float" office:value="-0.0019587087674559" calcext:value-type="float">
            <text:p>-0.001958708767456</text:p>
          </table:table-cell>
          <table:table-cell office:value-type="float" office:value="-0.010692432525904" calcext:value-type="float">
            <text:p>-0.010692432525904</text:p>
          </table:table-cell>
        </table:table-row>
        <table:table-row table:style-name="ro1">
          <table:table-cell office:value-type="float" office:value="19.88" calcext:value-type="float">
            <text:p>19.88</text:p>
          </table:table-cell>
          <table:table-cell office:value-type="float" office:value="0" calcext:value-type="float">
            <text:p>0</text:p>
          </table:table-cell>
          <table:table-cell office:value-type="float" office:value="0.2499896965499" calcext:value-type="float">
            <text:p>0.2499896965499</text:p>
          </table:table-cell>
          <table:table-cell office:value-type="float" office:value="-0.0022166450196111" calcext:value-type="float">
            <text:p>-0.002216645019611</text:p>
          </table:table-cell>
          <table:table-cell office:value-type="float" office:value="-0.012368360533685" calcext:value-type="float">
            <text:p>-0.012368360533685</text:p>
          </table:table-cell>
          <table:table-cell/>
          <table:table-cell office:value-type="float" office:value="-0.0019888849956169" calcext:value-type="float">
            <text:p>-0.001988884995617</text:p>
          </table:table-cell>
          <table:table-cell office:value-type="float" office:value="-0.010696771460804" calcext:value-type="float">
            <text:p>-0.010696771460804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float" office:value="0" calcext:value-type="float">
            <text:p>0</text:p>
          </table:table-cell>
          <table:table-cell office:value-type="float" office:value="0.25023477871326" calcext:value-type="float">
            <text:p>0.25023477871326</text:p>
          </table:table-cell>
          <table:table-cell office:value-type="float" office:value="-0.0022663029157755" calcext:value-type="float">
            <text:p>-0.002266302915776</text:p>
          </table:table-cell>
          <table:table-cell office:value-type="float" office:value="-0.012381437810422" calcext:value-type="float">
            <text:p>-0.012381437810422</text:p>
          </table:table-cell>
          <table:table-cell/>
          <table:table-cell office:value-type="float" office:value="-0.0020190630628058" calcext:value-type="float">
            <text:p>-0.002019063062806</text:p>
          </table:table-cell>
          <table:table-cell office:value-type="float" office:value="-0.010701104694809" calcext:value-type="float">
            <text:p>-0.010701104694809</text:p>
          </table:table-cell>
        </table:table-row>
        <table:table-row table:style-name="ro1">
          <table:table-cell office:value-type="float" office:value="19.92" calcext:value-type="float">
            <text:p>19.92</text:p>
          </table:table-cell>
          <table:table-cell office:value-type="float" office:value="0" calcext:value-type="float">
            <text:p>0</text:p>
          </table:table-cell>
          <table:table-cell office:value-type="float" office:value="0.25046239758979" calcext:value-type="float">
            <text:p>0.25046239758979</text:p>
          </table:table-cell>
          <table:table-cell office:value-type="float" office:value="-0.0023163194542061" calcext:value-type="float">
            <text:p>-0.002316319454206</text:p>
          </table:table-cell>
          <table:table-cell office:value-type="float" office:value="-0.012393540118401" calcext:value-type="float">
            <text:p>-0.012393540118401</text:p>
          </table:table-cell>
          <table:table-cell/>
          <table:table-cell office:value-type="float" office:value="-0.0020492429503732" calcext:value-type="float">
            <text:p>-0.002049242950373</text:p>
          </table:table-cell>
          <table:table-cell office:value-type="float" office:value="-0.01070543239541" calcext:value-type="float">
            <text:p>-0.01070543239541</text:p>
          </table:table-cell>
        </table:table-row>
        <table:table-row table:style-name="ro1">
          <table:table-cell office:value-type="float" office:value="19.94" calcext:value-type="float">
            <text:p>19.94</text:p>
          </table:table-cell>
          <table:table-cell office:value-type="float" office:value="0" calcext:value-type="float">
            <text:p>0</text:p>
          </table:table-cell>
          <table:table-cell office:value-type="float" office:value="0.25067169915881" calcext:value-type="float">
            <text:p>0.25067169915881</text:p>
          </table:table-cell>
          <table:table-cell office:value-type="float" office:value="-0.0023665259288744" calcext:value-type="float">
            <text:p>-0.002366525928874</text:p>
          </table:table-cell>
          <table:table-cell office:value-type="float" office:value="-0.012405049745745" calcext:value-type="float">
            <text:p>-0.012405049745745</text:p>
          </table:table-cell>
          <table:table-cell/>
          <table:table-cell office:value-type="float" office:value="-0.0020794246395703" calcext:value-type="float">
            <text:p>-0.00207942463957</text:p>
          </table:table-cell>
          <table:table-cell office:value-type="float" office:value="-0.010709754723461" calcext:value-type="float">
            <text:p>-0.010709754723461</text:p>
          </table:table-cell>
        </table:table-row>
        <table:table-row table:style-name="ro1">
          <table:table-cell office:value-type="float" office:value="19.96" calcext:value-type="float">
            <text:p>19.96</text:p>
          </table:table-cell>
          <table:table-cell office:value-type="float" office:value="0" calcext:value-type="float">
            <text:p>0</text:p>
          </table:table-cell>
          <table:table-cell office:value-type="float" office:value="0.25088091254562" calcext:value-type="float">
            <text:p>0.25088091254562</text:p>
          </table:table-cell>
          <table:table-cell office:value-type="float" office:value="-0.0024167462547874" calcext:value-type="float">
            <text:p>-0.002416746254787</text:p>
          </table:table-cell>
          <table:table-cell office:value-type="float" office:value="-0.012416533847335" calcext:value-type="float">
            <text:p>-0.012416533847335</text:p>
          </table:table-cell>
          <table:table-cell/>
          <table:table-cell office:value-type="float" office:value="-0.0021096081115616" calcext:value-type="float">
            <text:p>-0.002109608111562</text:p>
          </table:table-cell>
          <table:table-cell office:value-type="float" office:value="-0.010714071833547" calcext:value-type="float">
            <text:p>-0.010714071833547</text:p>
          </table:table-cell>
        </table:table-row>
        <table:table-row table:style-name="ro1">
          <table:table-cell office:value-type="float" office:value="19.98" calcext:value-type="float">
            <text:p>19.98</text:p>
          </table:table-cell>
          <table:table-cell office:value-type="float" office:value="0" calcext:value-type="float">
            <text:p>0</text:p>
          </table:table-cell>
          <table:table-cell office:value-type="float" office:value="0.2510900383095" calcext:value-type="float">
            <text:p>0.2510900383095</text:p>
          </table:table-cell>
          <table:table-cell office:value-type="float" office:value="-0.0024669802395501" calcext:value-type="float">
            <text:p>-0.00246698023955</text:p>
          </table:table-cell>
          <table:table-cell office:value-type="float" office:value="-0.012427992839422" calcext:value-type="float">
            <text:p>-0.012427992839422</text:p>
          </table:table-cell>
          <table:table-cell/>
          <table:table-cell office:value-type="float" office:value="-0.0021397933474425" calcext:value-type="float">
            <text:p>-0.002139793347443</text:p>
          </table:table-cell>
          <table:table-cell office:value-type="float" office:value="-0.010718383874219" calcext:value-type="float">
            <text:p>-0.0107183838742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0.25129907700416" calcext:value-type="float">
            <text:p>0.25129907700416</text:p>
          </table:table-cell>
          <table:table-cell office:value-type="float" office:value="-0.0025172276967334" calcext:value-type="float">
            <text:p>-0.002517227696733</text:p>
          </table:table-cell>
          <table:table-cell office:value-type="float" office:value="-0.012439427124268" calcext:value-type="float">
            <text:p>-0.012439427124268</text:p>
          </table:table-cell>
          <table:table-cell/>
          <table:table-cell office:value-type="float" office:value="-0.0021699803282406" calcext:value-type="float">
            <text:p>-0.002169980328241</text:p>
          </table:table-cell>
          <table:table-cell office:value-type="float" office:value="-0.010722690988172" calcext:value-type="float">
            <text:p>-0.010722690988172</text:p>
          </table:table-cell>
        </table:table-row>
        <table:table-row table:style-name="ro1">
          <table:table-cell office:value-type="float" office:value="20.02" calcext:value-type="float">
            <text:p>20.02</text:p>
          </table:table-cell>
          <table:table-cell office:value-type="float" office:value="0" calcext:value-type="float">
            <text:p>0</text:p>
          </table:table-cell>
          <table:table-cell office:value-type="float" office:value="0.25149020880128" calcext:value-type="float">
            <text:p>0.25149020880128</text:p>
          </table:table-cell>
          <table:table-cell office:value-type="float" office:value="-0.0025681362650145" calcext:value-type="float">
            <text:p>-0.002568136265015</text:p>
          </table:table-cell>
          <table:table-cell office:value-type="float" office:value="-0.012449027562505" calcext:value-type="float">
            <text:p>-0.012449027562505</text:p>
          </table:table-cell>
          <table:table-cell/>
          <table:table-cell office:value-type="float" office:value="-0.002200169034973" calcext:value-type="float">
            <text:p>-0.002200169034973</text:p>
          </table:table-cell>
          <table:table-cell office:value-type="float" office:value="-0.010726993312656" calcext:value-type="float">
            <text:p>-0.010726993312656</text:p>
          </table:table-cell>
        </table:table-row>
        <table:table-row table:style-name="ro1">
          <table:table-cell office:value-type="float" office:value="20.04" calcext:value-type="float">
            <text:p>20.04</text:p>
          </table:table-cell>
          <table:table-cell office:value-type="float" office:value="0" calcext:value-type="float">
            <text:p>0</text:p>
          </table:table-cell>
          <table:table-cell office:value-type="float" office:value="0.2516813533752" calcext:value-type="float">
            <text:p>0.2516813533752</text:p>
          </table:table-cell>
          <table:table-cell office:value-type="float" office:value="-0.0026190560677777" calcext:value-type="float">
            <text:p>-0.002619056067778</text:p>
          </table:table-cell>
          <table:table-cell office:value-type="float" office:value="-0.012458612530898" calcext:value-type="float">
            <text:p>-0.012458612530898</text:p>
          </table:table-cell>
          <table:table-cell/>
          <table:table-cell office:value-type="float" office:value="-0.0022303594485739" calcext:value-type="float">
            <text:p>-0.002230359448574</text:p>
          </table:table-cell>
          <table:table-cell office:value-type="float" office:value="-0.010731290979639" calcext:value-type="float">
            <text:p>-0.010731290979639</text:p>
          </table:table-cell>
        </table:table-row>
        <table:table-row table:style-name="ro1">
          <table:table-cell office:value-type="float" office:value="20.06" calcext:value-type="float">
            <text:p>20.06</text:p>
          </table:table-cell>
          <table:table-cell office:value-type="float" office:value="0" calcext:value-type="float">
            <text:p>0</text:p>
          </table:table-cell>
          <table:table-cell office:value-type="float" office:value="0.25181596899939" calcext:value-type="float">
            <text:p>0.25181596899939</text:p>
          </table:table-cell>
          <table:table-cell office:value-type="float" office:value="-0.0026709938836826" calcext:value-type="float">
            <text:p>-0.002670993883683</text:p>
          </table:table-cell>
          <table:table-cell office:value-type="float" office:value="-0.012465516202268" calcext:value-type="float">
            <text:p>-0.012465516202268</text:p>
          </table:table-cell>
          <table:table-cell/>
          <table:table-cell office:value-type="float" office:value="-0.002260542862382" calcext:value-type="float">
            <text:p>-0.002260542862382</text:p>
          </table:table-cell>
          <table:table-cell office:value-type="float" office:value="-0.010734632798167" calcext:value-type="float">
            <text:p>-0.010734632798167</text:p>
          </table:table-cell>
        </table:table-row>
        <table:table-row table:style-name="ro1">
          <table:table-cell office:value-type="float" office:value="20.08" calcext:value-type="float">
            <text:p>20.08</text:p>
          </table:table-cell>
          <table:table-cell office:value-type="float" office:value="0" calcext:value-type="float">
            <text:p>0</text:p>
          </table:table-cell>
          <table:table-cell office:value-type="float" office:value="0.25195056514353" calcext:value-type="float">
            <text:p>0.25195056514353</text:p>
          </table:table-cell>
          <table:table-cell office:value-type="float" office:value="-0.0027229483682493" calcext:value-type="float">
            <text:p>-0.002722948368249</text:p>
          </table:table-cell>
          <table:table-cell office:value-type="float" office:value="-0.012472399841162" calcext:value-type="float">
            <text:p>-0.012472399841162</text:p>
          </table:table-cell>
          <table:table-cell/>
          <table:table-cell office:value-type="float" office:value="-0.0022907004645799" calcext:value-type="float">
            <text:p>-0.00229070046458</text:p>
          </table:table-cell>
          <table:table-cell office:value-type="float" office:value="-0.010737054354003" calcext:value-type="float">
            <text:p>-0.010737054354003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float" office:value="0" calcext:value-type="float">
            <text:p>0</text:p>
          </table:table-cell>
          <table:table-cell office:value-type="float" office:value="0.25205623045646" calcext:value-type="float">
            <text:p>0.25205623045646</text:p>
          </table:table-cell>
          <table:table-cell office:value-type="float" office:value="-0.0027755010129683" calcext:value-type="float">
            <text:p>-0.002775501012968</text:p>
          </table:table-cell>
          <table:table-cell office:value-type="float" office:value="-0.012477793290491" calcext:value-type="float">
            <text:p>-0.012477793290491</text:p>
          </table:table-cell>
          <table:table-cell/>
          <table:table-cell office:value-type="float" office:value="-0.0023208579209566" calcext:value-type="float">
            <text:p>-0.002320857920957</text:p>
          </table:table-cell>
          <table:table-cell office:value-type="float" office:value="-0.010739473393441" calcext:value-type="float">
            <text:p>-0.010739473393441</text:p>
          </table:table-cell>
        </table:table-row>
        <table:table-row table:style-name="ro1">
          <table:table-cell office:value-type="float" office:value="20.12" calcext:value-type="float">
            <text:p>20.12</text:p>
          </table:table-cell>
          <table:table-cell office:value-type="float" office:value="0" calcext:value-type="float">
            <text:p>0</text:p>
          </table:table-cell>
          <table:table-cell office:value-type="float" office:value="0.25216187686739" calcext:value-type="float">
            <text:p>0.25216187686739</text:p>
          </table:table-cell>
          <table:table-cell office:value-type="float" office:value="-0.0028280736128875" calcext:value-type="float">
            <text:p>-0.002828073612888</text:p>
          </table:table-cell>
          <table:table-cell office:value-type="float" office:value="-0.012483164565612" calcext:value-type="float">
            <text:p>-0.012483164565612</text:p>
          </table:table-cell>
          <table:table-cell/>
          <table:table-cell office:value-type="float" office:value="-0.0023510152475133" calcext:value-type="float">
            <text:p>-0.002351015247513</text:p>
          </table:table-cell>
          <table:table-cell office:value-type="float" office:value="-0.010741889996108" calcext:value-type="float">
            <text:p>-0.010741889996108</text:p>
          </table:table-cell>
        </table:table-row>
        <table:table-row table:style-name="ro1">
          <table:table-cell office:value-type="float" office:value="20.14" calcext:value-type="float">
            <text:p>20.14</text:p>
          </table:table-cell>
          <table:table-cell office:value-type="float" office:value="0" calcext:value-type="float">
            <text:p>0</text:p>
          </table:table-cell>
          <table:table-cell office:value-type="float" office:value="0.25226750283383" calcext:value-type="float">
            <text:p>0.25226750283383</text:p>
          </table:table-cell>
          <table:table-cell office:value-type="float" office:value="-0.0028806658425002" calcext:value-type="float">
            <text:p>-0.0028806658425</text:p>
          </table:table-cell>
          <table:table-cell office:value-type="float" office:value="-0.012488514108664" calcext:value-type="float">
            <text:p>-0.012488514108664</text:p>
          </table:table-cell>
          <table:table-cell/>
          <table:table-cell office:value-type="float" office:value="-0.0023811724591345" calcext:value-type="float">
            <text:p>-0.002381172459135</text:p>
          </table:table-cell>
          <table:table-cell office:value-type="float" office:value="-0.010744304239073" calcext:value-type="float">
            <text:p>-0.010744304239073</text:p>
          </table:table-cell>
        </table:table-row>
        <table:table-row table:style-name="ro1">
          <table:table-cell office:value-type="float" office:value="20.16" calcext:value-type="float">
            <text:p>20.16</text:p>
          </table:table-cell>
          <table:table-cell office:value-type="float" office:value="0" calcext:value-type="float">
            <text:p>0</text:p>
          </table:table-cell>
          <table:table-cell office:value-type="float" office:value="0.25237310690074" calcext:value-type="float">
            <text:p>0.25237310690074</text:p>
          </table:table-cell>
          <table:table-cell office:value-type="float" office:value="-0.0029332773903872" calcext:value-type="float">
            <text:p>-0.002933277390387</text:p>
          </table:table-cell>
          <table:table-cell office:value-type="float" office:value="-0.012493842339014" calcext:value-type="float">
            <text:p>-0.012493842339014</text:p>
          </table:table-cell>
          <table:table-cell/>
          <table:table-cell office:value-type="float" office:value="-0.002411329569977" calcext:value-type="float">
            <text:p>-0.002411329569977</text:p>
          </table:table-cell>
          <table:table-cell office:value-type="float" office:value="-0.010746716194149" calcext:value-type="float">
            <text:p>-0.010746716194149</text:p>
          </table:table-cell>
        </table:table-row>
        <table:table-row table:style-name="ro1">
          <table:table-cell office:value-type="float" office:value="20.18" calcext:value-type="float">
            <text:p>20.18</text:p>
          </table:table-cell>
          <table:table-cell office:value-type="float" office:value="0" calcext:value-type="float">
            <text:p>0</text:p>
          </table:table-cell>
          <table:table-cell office:value-type="float" office:value="0.2524786876955" calcext:value-type="float">
            <text:p>0.2524786876955</text:p>
          </table:table-cell>
          <table:table-cell office:value-type="float" office:value="-0.0029859079586204" calcext:value-type="float">
            <text:p>-0.00298590795862</text:p>
          </table:table-cell>
          <table:table-cell office:value-type="float" office:value="-0.012499149654563" calcext:value-type="float">
            <text:p>-0.012499149654563</text:p>
          </table:table-cell>
          <table:table-cell/>
          <table:table-cell office:value-type="float" office:value="-0.002441486593348" calcext:value-type="float">
            <text:p>-0.002441486593348</text:p>
          </table:table-cell>
          <table:table-cell office:value-type="float" office:value="-0.010749125931773" calcext:value-type="float">
            <text:p>-0.010749125931773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0" calcext:value-type="float">
            <text:p>0</text:p>
          </table:table-cell>
          <table:table-cell office:value-type="float" office:value="0.25258424392205" calcext:value-type="float">
            <text:p>0.25258424392205</text:p>
          </table:table-cell>
          <table:table-cell office:value-type="float" office:value="-0.003038557261726" calcext:value-type="float">
            <text:p>-0.003038557261726</text:p>
          </table:table-cell>
          <table:table-cell office:value-type="float" office:value="-0.012504436434146" calcext:value-type="float">
            <text:p>-0.012504436434146</text:p>
          </table:table-cell>
          <table:table-cell/>
          <table:table-cell office:value-type="float" office:value="-0.0024715969506199" calcext:value-type="float">
            <text:p>-0.00247159695062</text:p>
          </table:table-cell>
          <table:table-cell office:value-type="float" office:value="-0.010751535175381" calcext:value-type="float">
            <text:p>-0.010751535175381</text:p>
          </table:table-cell>
        </table:table-row>
        <table:table-row table:style-name="ro1">
          <table:table-cell office:value-type="float" office:value="20.22" calcext:value-type="float">
            <text:p>20.22</text:p>
          </table:table-cell>
          <table:table-cell office:value-type="float" office:value="0" calcext:value-type="float">
            <text:p>0</text:p>
          </table:table-cell>
          <table:table-cell office:value-type="float" office:value="0.25268977435536" calcext:value-type="float">
            <text:p>0.25268977435536</text:p>
          </table:table-cell>
          <table:table-cell office:value-type="float" office:value="-0.0030912250258874" calcext:value-type="float">
            <text:p>-0.003091225025887</text:p>
          </table:table-cell>
          <table:table-cell office:value-type="float" office:value="-0.012509703038779" calcext:value-type="float">
            <text:p>-0.012509703038779</text:p>
          </table:table-cell>
          <table:table-cell/>
          <table:table-cell office:value-type="float" office:value="-0.0025016867196094" calcext:value-type="float">
            <text:p>-0.002501686719609</text:p>
          </table:table-cell>
          <table:table-cell office:value-type="float" office:value="-0.010753943175888" calcext:value-type="float">
            <text:p>-0.010753943175888</text:p>
          </table:table-cell>
        </table:table-row>
        <table:table-row table:style-name="ro1">
          <table:table-cell office:value-type="float" office:value="20.24" calcext:value-type="float">
            <text:p>20.24</text:p>
          </table:table-cell>
          <table:table-cell office:value-type="float" office:value="0" calcext:value-type="float">
            <text:p>0</text:p>
          </table:table-cell>
          <table:table-cell office:value-type="float" office:value="0.25279527783746" calcext:value-type="float">
            <text:p>0.25279527783746</text:p>
          </table:table-cell>
          <table:table-cell office:value-type="float" office:value="-0.0031439109883542" calcext:value-type="float">
            <text:p>-0.003143910988354</text:p>
          </table:table-cell>
          <table:table-cell office:value-type="float" office:value="-0.012514949812772" calcext:value-type="float">
            <text:p>-0.012514949812772</text:p>
          </table:table-cell>
          <table:table-cell/>
          <table:table-cell office:value-type="float" office:value="-0.0025317763393579" calcext:value-type="float">
            <text:p>-0.002531776339358</text:p>
          </table:table-cell>
          <table:table-cell office:value-type="float" office:value="-0.010756349311147" calcext:value-type="float">
            <text:p>-0.010756349311147</text:p>
          </table:table-cell>
        </table:table-row>
        <table:table-row table:style-name="ro1">
          <table:table-cell office:value-type="float" office:value="20.26" calcext:value-type="float">
            <text:p>20.26</text:p>
          </table:table-cell>
          <table:table-cell office:value-type="float" office:value="0" calcext:value-type="float">
            <text:p>0</text:p>
          </table:table-cell>
          <table:table-cell office:value-type="float" office:value="0.25290075327185" calcext:value-type="float">
            <text:p>0.25290075327185</text:p>
          </table:table-cell>
          <table:table-cell office:value-type="float" office:value="-0.003196614896494" calcext:value-type="float">
            <text:p>-0.003196614896494</text:p>
          </table:table-cell>
          <table:table-cell office:value-type="float" office:value="-0.012520177085238" calcext:value-type="float">
            <text:p>-0.012520177085238</text:p>
          </table:table-cell>
          <table:table-cell/>
          <table:table-cell office:value-type="float" office:value="-0.0025618658244158" calcext:value-type="float">
            <text:p>-0.002561865824416</text:p>
          </table:table-cell>
          <table:table-cell office:value-type="float" office:value="-0.010758753635465" calcext:value-type="float">
            <text:p>-0.010758753635465</text:p>
          </table:table-cell>
        </table:table-row>
        <table:table-row table:style-name="ro1">
          <table:table-cell office:value-type="float" office:value="20.28" calcext:value-type="float">
            <text:p>20.28</text:p>
          </table:table-cell>
          <table:table-cell office:value-type="float" office:value="0" calcext:value-type="float">
            <text:p>0</text:p>
          </table:table-cell>
          <table:table-cell office:value-type="float" office:value="0.25300619962187" calcext:value-type="float">
            <text:p>0.25300619962187</text:p>
          </table:table-cell>
          <table:table-cell office:value-type="float" office:value="-0.0032493365078299" calcext:value-type="float">
            <text:p>-0.00324933650783</text:p>
          </table:table-cell>
          <table:table-cell office:value-type="float" office:value="-0.012525385171026" calcext:value-type="float">
            <text:p>-0.012525385171026</text:p>
          </table:table-cell>
          <table:table-cell/>
          <table:table-cell office:value-type="float" office:value="-0.0025919551884633" calcext:value-type="float">
            <text:p>-0.002591955188463</text:p>
          </table:table-cell>
          <table:table-cell office:value-type="float" office:value="-0.0107611562006" calcext:value-type="float">
            <text:p>-0.0107611562006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float" office:value="0" calcext:value-type="float">
            <text:p>0</text:p>
          </table:table-cell>
          <table:table-cell office:value-type="float" office:value="0.25305095869634" calcext:value-type="float">
            <text:p>0.25305095869634</text:p>
          </table:table-cell>
          <table:table-cell office:value-type="float" office:value="-0.0033029739847494" calcext:value-type="float">
            <text:p>-0.003302973984749</text:p>
          </table:table-cell>
          <table:table-cell office:value-type="float" office:value="-0.012527544796585" calcext:value-type="float">
            <text:p>-0.012527544796585</text:p>
          </table:table-cell>
          <table:table-cell/>
          <table:table-cell office:value-type="float" office:value="-0.0026220444443486" calcext:value-type="float">
            <text:p>-0.002622044444349</text:p>
          </table:table-cell>
          <table:table-cell office:value-type="float" office:value="-0.010763557056244" calcext:value-type="float">
            <text:p>-0.010763557056244</text:p>
          </table:table-cell>
        </table:table-row>
        <table:table-row table:style-name="ro1">
          <table:table-cell office:value-type="float" office:value="20.32" calcext:value-type="float">
            <text:p>20.32</text:p>
          </table:table-cell>
          <table:table-cell office:value-type="float" office:value="0" calcext:value-type="float">
            <text:p>0</text:p>
          </table:table-cell>
          <table:table-cell office:value-type="float" office:value="0.25309483418711" calcext:value-type="float">
            <text:p>0.25309483418711</text:p>
          </table:table-cell>
          <table:table-cell office:value-type="float" office:value="-0.0033566539256251" calcext:value-type="float">
            <text:p>-0.003356653925625</text:p>
          </table:table-cell>
          <table:table-cell office:value-type="float" office:value="-0.01252961395432" calcext:value-type="float">
            <text:p>-0.01252961395432</text:p>
          </table:table-cell>
          <table:table-cell/>
          <table:table-cell office:value-type="float" office:value="-0.0026521336041248" calcext:value-type="float">
            <text:p>-0.002652133604125</text:p>
          </table:table-cell>
          <table:table-cell office:value-type="float" office:value="-0.010765956250215" calcext:value-type="float">
            <text:p>-0.010765956250215</text:p>
          </table:table-cell>
        </table:table-row>
        <table:table-row table:style-name="ro1">
          <table:table-cell office:value-type="float" office:value="20.34" calcext:value-type="float">
            <text:p>20.34</text:p>
          </table:table-cell>
          <table:table-cell office:value-type="float" office:value="0" calcext:value-type="float">
            <text:p>0</text:p>
          </table:table-cell>
          <table:table-cell office:value-type="float" office:value="0.25309033799214" calcext:value-type="float">
            <text:p>0.25309033799214</text:p>
          </table:table-cell>
          <table:table-cell office:value-type="float" office:value="-0.0034109014633121" calcext:value-type="float">
            <text:p>-0.003410901463312</text:p>
          </table:table-cell>
          <table:table-cell office:value-type="float" office:value="-0.012529965935447" calcext:value-type="float">
            <text:p>-0.012529965935447</text:p>
          </table:table-cell>
          <table:table-cell/>
          <table:table-cell office:value-type="float" office:value="-0.0026822226790851" calcext:value-type="float">
            <text:p>-0.002682222679085</text:p>
          </table:table-cell>
          <table:table-cell office:value-type="float" office:value="-0.010768353828352" calcext:value-type="float">
            <text:p>-0.010768353828352</text:p>
          </table:table-cell>
        </table:table-row>
        <table:table-row table:style-name="ro1">
          <table:table-cell office:value-type="float" office:value="20.36" calcext:value-type="float">
            <text:p>20.36</text:p>
          </table:table-cell>
          <table:table-cell office:value-type="float" office:value="0" calcext:value-type="float">
            <text:p>0</text:p>
          </table:table-cell>
          <table:table-cell office:value-type="float" office:value="0.25306485581336" calcext:value-type="float">
            <text:p>0.25306485581336</text:p>
          </table:table-cell>
          <table:table-cell office:value-type="float" office:value="-0.0034654138199617" calcext:value-type="float">
            <text:p>-0.003465413819962</text:p>
          </table:table-cell>
          <table:table-cell office:value-type="float" office:value="-0.012529489629572" calcext:value-type="float">
            <text:p>-0.012529489629572</text:p>
          </table:table-cell>
          <table:table-cell/>
          <table:table-cell office:value-type="float" office:value="-0.0027123116797976" calcext:value-type="float">
            <text:p>-0.002712311679798</text:p>
          </table:table-cell>
          <table:table-cell office:value-type="float" office:value="-0.010770749833725" calcext:value-type="float">
            <text:p>-0.010770749833725</text:p>
          </table:table-cell>
        </table:table-row>
        <table:table-row table:style-name="ro1">
          <table:table-cell office:value-type="float" office:value="20.38" calcext:value-type="float">
            <text:p>20.38</text:p>
          </table:table-cell>
          <table:table-cell office:value-type="float" office:value="0" calcext:value-type="float">
            <text:p>0</text:p>
          </table:table-cell>
          <table:table-cell office:value-type="float" office:value="0.25303727841333" calcext:value-type="float">
            <text:p>0.25303727841333</text:p>
          </table:table-cell>
          <table:table-cell office:value-type="float" office:value="-0.0035199970446888" calcext:value-type="float">
            <text:p>-0.003519997044689</text:p>
          </table:table-cell>
          <table:table-cell office:value-type="float" office:value="-0.012528836592979" calcext:value-type="float">
            <text:p>-0.012528836592979</text:p>
          </table:table-cell>
          <table:table-cell/>
          <table:table-cell office:value-type="float" office:value="-0.0027424006161378" calcext:value-type="float">
            <text:p>-0.002742400616138</text:p>
          </table:table-cell>
          <table:table-cell office:value-type="float" office:value="-0.010773144308551" calcext:value-type="float">
            <text:p>-0.010773144308551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0" calcext:value-type="float">
            <text:p>0</text:p>
          </table:table-cell>
          <table:table-cell office:value-type="float" office:value="0.25300761044055" calcext:value-type="float">
            <text:p>0.25300761044055</text:p>
          </table:table-cell>
          <table:table-cell office:value-type="float" office:value="-0.003574651132718" calcext:value-type="float">
            <text:p>-0.003574651132718</text:p>
          </table:table-cell>
          <table:table-cell office:value-type="float" office:value="-0.012528006508154" calcext:value-type="float">
            <text:p>-0.012528006508154</text:p>
          </table:table-cell>
          <table:table-cell/>
          <table:table-cell office:value-type="float" office:value="-0.0027724894973198" calcext:value-type="float">
            <text:p>-0.00277248949732</text:p>
          </table:table-cell>
          <table:table-cell office:value-type="float" office:value="-0.010775537293094" calcext:value-type="float">
            <text:p>-0.010775537293094</text:p>
          </table:table-cell>
        </table:table-row>
        <table:table-row table:style-name="ro1">
          <table:table-cell office:value-type="float" office:value="20.42" calcext:value-type="float">
            <text:p>20.42</text:p>
          </table:table-cell>
          <table:table-cell office:value-type="float" office:value="0" calcext:value-type="float">
            <text:p>0</text:p>
          </table:table-cell>
          <table:table-cell office:value-type="float" office:value="0.25297585630199" calcext:value-type="float">
            <text:p>0.25297585630199</text:p>
          </table:table-cell>
          <table:table-cell office:value-type="float" office:value="-0.0036293761238297" calcext:value-type="float">
            <text:p>-0.00362937612383</text:p>
          </table:table-cell>
          <table:table-cell office:value-type="float" office:value="-0.012526998950391" calcext:value-type="float">
            <text:p>-0.012526998950391</text:p>
          </table:table-cell>
          <table:table-cell/>
          <table:table-cell office:value-type="float" office:value="-0.0028025783319276" calcext:value-type="float">
            <text:p>-0.002802578331928</text:p>
          </table:table-cell>
          <table:table-cell office:value-type="float" office:value="-0.010777928825586" calcext:value-type="float">
            <text:p>-0.010777928825586</text:p>
          </table:table-cell>
        </table:table-row>
        <table:table-row table:style-name="ro1">
          <table:table-cell office:value-type="float" office:value="20.44" calcext:value-type="float">
            <text:p>20.44</text:p>
          </table:table-cell>
          <table:table-cell office:value-type="float" office:value="0" calcext:value-type="float">
            <text:p>0</text:p>
          </table:table-cell>
          <table:table-cell office:value-type="float" office:value="0.25294108773541" calcext:value-type="float">
            <text:p>0.25294108773541</text:p>
          </table:table-cell>
          <table:table-cell office:value-type="float" office:value="-0.003683696785536" calcext:value-type="float">
            <text:p>-0.003683696785536</text:p>
          </table:table-cell>
          <table:table-cell office:value-type="float" office:value="-0.012525640315902" calcext:value-type="float">
            <text:p>-0.012525640315902</text:p>
          </table:table-cell>
          <table:table-cell/>
          <table:table-cell office:value-type="float" office:value="-0.002832667127943" calcext:value-type="float">
            <text:p>-0.002832667127943</text:p>
          </table:table-cell>
          <table:table-cell office:value-type="float" office:value="-0.010780318943304" calcext:value-type="float">
            <text:p>-0.010780318943304</text:p>
          </table:table-cell>
        </table:table-row>
        <table:table-row table:style-name="ro1">
          <table:table-cell office:value-type="float" office:value="20.46" calcext:value-type="float">
            <text:p>20.46</text:p>
          </table:table-cell>
          <table:table-cell office:value-type="float" office:value="0" calcext:value-type="float">
            <text:p>0</text:p>
          </table:table-cell>
          <table:table-cell office:value-type="float" office:value="0.25290412353749" calcext:value-type="float">
            <text:p>0.25290412353749</text:p>
          </table:table-cell>
          <table:table-cell office:value-type="float" office:value="-0.0037378242509368" calcext:value-type="float">
            <text:p>-0.003737824250937</text:p>
          </table:table-cell>
          <table:table-cell office:value-type="float" office:value="-0.012524068461832" calcext:value-type="float">
            <text:p>-0.012524068461832</text:p>
          </table:table-cell>
          <table:table-cell/>
          <table:table-cell office:value-type="float" office:value="-0.0028627558927745" calcext:value-type="float">
            <text:p>-0.002862755892775</text:p>
          </table:table-cell>
          <table:table-cell office:value-type="float" office:value="-0.010782707681075" calcext:value-type="float">
            <text:p>-0.010782707681075</text:p>
          </table:table-cell>
        </table:table-row>
        <table:table-row table:style-name="ro1">
          <table:table-cell office:value-type="float" office:value="20.48" calcext:value-type="float">
            <text:p>20.48</text:p>
          </table:table-cell>
          <table:table-cell office:value-type="float" office:value="0" calcext:value-type="float">
            <text:p>0</text:p>
          </table:table-cell>
          <table:table-cell office:value-type="float" office:value="0.25286508536863" calcext:value-type="float">
            <text:p>0.25286508536863</text:p>
          </table:table-cell>
          <table:table-cell office:value-type="float" office:value="-0.0037920297774051" calcext:value-type="float">
            <text:p>-0.003792029777405</text:p>
          </table:table-cell>
          <table:table-cell office:value-type="float" office:value="-0.012522322305128" calcext:value-type="float">
            <text:p>-0.012522322305128</text:p>
          </table:table-cell>
          <table:table-cell/>
          <table:table-cell office:value-type="float" office:value="-0.0028928446332836" calcext:value-type="float">
            <text:p>-0.002892844633284</text:p>
          </table:table-cell>
          <table:table-cell office:value-type="float" office:value="-0.0107850950736" calcext:value-type="float">
            <text:p>-0.0107850950736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float" office:value="0" calcext:value-type="float">
            <text:p>0</text:p>
          </table:table-cell>
          <table:table-cell office:value-type="float" office:value="0.2528239764467" calcext:value-type="float">
            <text:p>0.2528239764467</text:p>
          </table:table-cell>
          <table:table-cell office:value-type="float" office:value="-0.0038463137899242" calcext:value-type="float">
            <text:p>-0.003846313789924</text:p>
          </table:table-cell>
          <table:table-cell office:value-type="float" office:value="-0.012520400946402" calcext:value-type="float">
            <text:p>-0.012520400946402</text:p>
          </table:table-cell>
          <table:table-cell/>
          <table:table-cell office:value-type="float" office:value="-0.0029231538063338" calcext:value-type="float">
            <text:p>-0.002923153806334</text:p>
          </table:table-cell>
          <table:table-cell office:value-type="float" office:value="-0.010786727994695" calcext:value-type="float">
            <text:p>-0.010786727994695</text:p>
          </table:table-cell>
        </table:table-row>
        <table:table-row table:style-name="ro1">
          <table:table-cell office:value-type="float" office:value="20.52" calcext:value-type="float">
            <text:p>20.52</text:p>
          </table:table-cell>
          <table:table-cell office:value-type="float" office:value="0" calcext:value-type="float">
            <text:p>0</text:p>
          </table:table-cell>
          <table:table-cell office:value-type="float" office:value="0.25275896036623" calcext:value-type="float">
            <text:p>0.25275896036623</text:p>
          </table:table-cell>
          <table:table-cell office:value-type="float" office:value="-0.0039011865740994" calcext:value-type="float">
            <text:p>-0.003901186574099</text:p>
          </table:table-cell>
          <table:table-cell office:value-type="float" office:value="-0.012517233100413" calcext:value-type="float">
            <text:p>-0.012517233100413</text:p>
          </table:table-cell>
          <table:table-cell/>
          <table:table-cell office:value-type="float" office:value="-0.0029534638278605" calcext:value-type="float">
            <text:p>-0.002953463827861</text:p>
          </table:table-cell>
          <table:table-cell office:value-type="float" office:value="-0.010788359599806" calcext:value-type="float">
            <text:p>-0.010788359599806</text:p>
          </table:table-cell>
        </table:table-row>
        <table:table-row table:style-name="ro1">
          <table:table-cell office:value-type="float" office:value="20.54" calcext:value-type="float">
            <text:p>20.54</text:p>
          </table:table-cell>
          <table:table-cell office:value-type="float" office:value="0" calcext:value-type="float">
            <text:p>0</text:p>
          </table:table-cell>
          <table:table-cell office:value-type="float" office:value="0.25269234606763" calcext:value-type="float">
            <text:p>0.25269234606763</text:p>
          </table:table-cell>
          <table:table-cell office:value-type="float" office:value="-0.003956125253912" calcext:value-type="float">
            <text:p>-0.003956125253912</text:p>
          </table:table-cell>
          <table:table-cell office:value-type="float" office:value="-0.012513926953443" calcext:value-type="float">
            <text:p>-0.012513926953443</text:p>
          </table:table-cell>
          <table:table-cell/>
          <table:table-cell office:value-type="float" office:value="-0.0029837746825728" calcext:value-type="float">
            <text:p>-0.002983774682573</text:p>
          </table:table-cell>
          <table:table-cell office:value-type="float" office:value="-0.010789989923221" calcext:value-type="float">
            <text:p>-0.010789989923221</text:p>
          </table:table-cell>
        </table:table-row>
        <table:table-row table:style-name="ro1">
          <table:table-cell office:value-type="float" office:value="20.56" calcext:value-type="float">
            <text:p>20.56</text:p>
          </table:table-cell>
          <table:table-cell office:value-type="float" office:value="0" calcext:value-type="float">
            <text:p>0</text:p>
          </table:table-cell>
          <table:table-cell office:value-type="float" office:value="0.25262413135734" calcext:value-type="float">
            <text:p>0.25262413135734</text:p>
          </table:table-cell>
          <table:table-cell office:value-type="float" office:value="-0.0040111302906156" calcext:value-type="float">
            <text:p>-0.004011130290616</text:p>
          </table:table-cell>
          <table:table-cell office:value-type="float" office:value="-0.012510481231598" calcext:value-type="float">
            <text:p>-0.012510481231598</text:p>
          </table:table-cell>
          <table:table-cell/>
          <table:table-cell office:value-type="float" office:value="-0.0030140863554782" calcext:value-type="float">
            <text:p>-0.003014086355478</text:p>
          </table:table-cell>
          <table:table-cell office:value-type="float" office:value="-0.010791618998447" calcext:value-type="float">
            <text:p>-0.010791618998447</text:p>
          </table:table-cell>
        </table:table-row>
        <table:table-row table:style-name="ro1">
          <table:table-cell office:value-type="float" office:value="20.58" calcext:value-type="float">
            <text:p>20.58</text:p>
          </table:table-cell>
          <table:table-cell office:value-type="float" office:value="0" calcext:value-type="float">
            <text:p>0</text:p>
          </table:table-cell>
          <table:table-cell office:value-type="float" office:value="0.25254033988638" calcext:value-type="float">
            <text:p>0.25254033988638</text:p>
          </table:table-cell>
          <table:table-cell office:value-type="float" office:value="-0.004066520622459" calcext:value-type="float">
            <text:p>-0.004066520622459</text:p>
          </table:table-cell>
          <table:table-cell office:value-type="float" office:value="-0.012506238624807" calcext:value-type="float">
            <text:p>-0.012506238624807</text:p>
          </table:table-cell>
          <table:table-cell/>
          <table:table-cell office:value-type="float" office:value="-0.0030443988318739" calcext:value-type="float">
            <text:p>-0.003044398831874</text:p>
          </table:table-cell>
          <table:table-cell office:value-type="float" office:value="-0.010793246857272" calcext:value-type="float">
            <text:p>-0.010793246857272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0" calcext:value-type="float">
            <text:p>0</text:p>
          </table:table-cell>
          <table:table-cell office:value-type="float" office:value="0.25245522834011" calcext:value-type="float">
            <text:p>0.25245522834011</text:p>
          </table:table-cell>
          <table:table-cell office:value-type="float" office:value="-0.0041219706493466" calcext:value-type="float">
            <text:p>-0.004121970649347</text:p>
          </table:table-cell>
          <table:table-cell office:value-type="float" office:value="-0.0125018763776" calcext:value-type="float">
            <text:p>-0.0125018763776</text:p>
          </table:table-cell>
          <table:table-cell/>
          <table:table-cell office:value-type="float" office:value="-0.0030747120973378" calcext:value-type="float">
            <text:p>-0.003074712097338</text:p>
          </table:table-cell>
          <table:table-cell office:value-type="float" office:value="-0.010794873530553" calcext:value-type="float">
            <text:p>-0.010794873530553</text:p>
          </table:table-cell>
        </table:table-row>
        <table:table-row table:style-name="ro1">
          <table:table-cell office:value-type="float" office:value="20.62" calcext:value-type="float">
            <text:p>20.62</text:p>
          </table:table-cell>
          <table:table-cell office:value-type="float" office:value="0" calcext:value-type="float">
            <text:p>0</text:p>
          </table:table-cell>
          <table:table-cell office:value-type="float" office:value="0.25236879185383" calcext:value-type="float">
            <text:p>0.25236879185383</text:p>
          </table:table-cell>
          <table:table-cell office:value-type="float" office:value="-0.0041774807914478" calcext:value-type="float">
            <text:p>-0.004177480791448</text:p>
          </table:table-cell>
          <table:table-cell office:value-type="float" office:value="-0.01249739314926" calcext:value-type="float">
            <text:p>-0.01249739314926</text:p>
          </table:table-cell>
          <table:table-cell/>
          <table:table-cell office:value-type="float" office:value="-0.003105248204587" calcext:value-type="float">
            <text:p>-0.003105248204587</text:p>
          </table:table-cell>
          <table:table-cell office:value-type="float" office:value="-0.010795766783372" calcext:value-type="float">
            <text:p>-0.010795766783372</text:p>
          </table:table-cell>
        </table:table-row>
        <table:table-row table:style-name="ro1">
          <table:table-cell office:value-type="float" office:value="20.64" calcext:value-type="float">
            <text:p>20.64</text:p>
          </table:table-cell>
          <table:table-cell office:value-type="float" office:value="0" calcext:value-type="float">
            <text:p>0</text:p>
          </table:table-cell>
          <table:table-cell office:value-type="float" office:value="0.25228102554541" calcext:value-type="float">
            <text:p>0.25228102554541</text:p>
          </table:table-cell>
          <table:table-cell office:value-type="float" office:value="-0.004233051485629" calcext:value-type="float">
            <text:p>-0.004233051485629</text:p>
          </table:table-cell>
          <table:table-cell office:value-type="float" office:value="-0.012492787572054" calcext:value-type="float">
            <text:p>-0.012492787572054</text:p>
          </table:table-cell>
          <table:table-cell/>
          <table:table-cell office:value-type="float" office:value="-0.0031357862138203" calcext:value-type="float">
            <text:p>-0.00313578621382</text:p>
          </table:table-cell>
          <table:table-cell office:value-type="float" office:value="-0.010796658195029" calcext:value-type="float">
            <text:p>-0.010796658195029</text:p>
          </table:table-cell>
        </table:table-row>
        <table:table-row table:style-name="ro1">
          <table:table-cell office:value-type="float" office:value="20.66" calcext:value-type="float">
            <text:p>20.66</text:p>
          </table:table-cell>
          <table:table-cell office:value-type="float" office:value="0" calcext:value-type="float">
            <text:p>0</text:p>
          </table:table-cell>
          <table:table-cell office:value-type="float" office:value="0.25208087627108" calcext:value-type="float">
            <text:p>0.25208087627108</text:p>
          </table:table-cell>
          <table:table-cell office:value-type="float" office:value="-0.0042923457742217" calcext:value-type="float">
            <text:p>-0.004292345774222</text:p>
          </table:table-cell>
          <table:table-cell office:value-type="float" office:value="-0.012479051075817" calcext:value-type="float">
            <text:p>-0.012479051075817</text:p>
          </table:table-cell>
          <table:table-cell/>
          <table:table-cell office:value-type="float" office:value="-0.0031663260885953" calcext:value-type="float">
            <text:p>-0.003166326088595</text:p>
          </table:table-cell>
          <table:table-cell office:value-type="float" office:value="-0.010797547805767" calcext:value-type="float">
            <text:p>-0.010797547805767</text:p>
          </table:table-cell>
        </table:table-row>
        <table:table-row table:style-name="ro1">
          <table:table-cell office:value-type="float" office:value="20.68" calcext:value-type="float">
            <text:p>20.68</text:p>
          </table:table-cell>
          <table:table-cell office:value-type="float" office:value="0" calcext:value-type="float">
            <text:p>0</text:p>
          </table:table-cell>
          <table:table-cell office:value-type="float" office:value="0.25179313139102" calcext:value-type="float">
            <text:p>0.25179313139102</text:p>
          </table:table-cell>
          <table:table-cell office:value-type="float" office:value="-0.0043536518404818" calcext:value-type="float">
            <text:p>-0.004353651840482</text:p>
          </table:table-cell>
          <table:table-cell office:value-type="float" office:value="-0.012459113590638" calcext:value-type="float">
            <text:p>-0.012459113590638</text:p>
          </table:table-cell>
          <table:table-cell/>
          <table:table-cell office:value-type="float" office:value="-0.0031968677935454" calcext:value-type="float">
            <text:p>-0.003196867793545</text:p>
          </table:table-cell>
          <table:table-cell office:value-type="float" office:value="-0.010798435654535" calcext:value-type="float">
            <text:p>-0.010798435654535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float" office:value="0" calcext:value-type="float">
            <text:p>0</text:p>
          </table:table-cell>
          <table:table-cell office:value-type="float" office:value="0.25150330703268" calcext:value-type="float">
            <text:p>0.25150330703268</text:p>
          </table:table-cell>
          <table:table-cell office:value-type="float" office:value="-0.0044150594880295" calcext:value-type="float">
            <text:p>-0.00441505948803</text:p>
          </table:table-cell>
          <table:table-cell office:value-type="float" office:value="-0.012438947037044" calcext:value-type="float">
            <text:p>-0.012438947037044</text:p>
          </table:table-cell>
          <table:table-cell/>
          <table:table-cell office:value-type="float" office:value="-0.0032277126692503" calcext:value-type="float">
            <text:p>-0.00322771266925</text:p>
          </table:table-cell>
          <table:table-cell office:value-type="float" office:value="-0.010794326103628" calcext:value-type="float">
            <text:p>-0.010794326103628</text:p>
          </table:table-cell>
        </table:table-row>
        <table:table-row table:style-name="ro1">
          <table:table-cell office:value-type="float" office:value="20.72" calcext:value-type="float">
            <text:p>20.72</text:p>
          </table:table-cell>
          <table:table-cell office:value-type="float" office:value="0" calcext:value-type="float">
            <text:p>0</text:p>
          </table:table-cell>
          <table:table-cell office:value-type="float" office:value="0.25121150356125" calcext:value-type="float">
            <text:p>0.25121150356125</text:p>
          </table:table-cell>
          <table:table-cell office:value-type="float" office:value="-0.0044764680333458" calcext:value-type="float">
            <text:p>-0.004476468033346</text:p>
          </table:table-cell>
          <table:table-cell office:value-type="float" office:value="-0.012418500924347" calcext:value-type="float">
            <text:p>-0.012418500924347</text:p>
          </table:table-cell>
          <table:table-cell/>
          <table:table-cell office:value-type="float" office:value="-0.0032587504200802" calcext:value-type="float">
            <text:p>-0.00325875042008</text:p>
          </table:table-cell>
          <table:table-cell office:value-type="float" office:value="-0.010787150640457" calcext:value-type="float">
            <text:p>-0.010787150640457</text:p>
          </table:table-cell>
        </table:table-row>
        <table:table-row table:style-name="ro1">
          <table:table-cell office:value-type="float" office:value="20.74" calcext:value-type="float">
            <text:p>20.74</text:p>
          </table:table-cell>
          <table:table-cell office:value-type="float" office:value="0" calcext:value-type="float">
            <text:p>0</text:p>
          </table:table-cell>
          <table:table-cell office:value-type="float" office:value="0.25091760187402" calcext:value-type="float">
            <text:p>0.25091760187402</text:p>
          </table:table-cell>
          <table:table-cell office:value-type="float" office:value="-0.0045379782032903" calcext:value-type="float">
            <text:p>-0.00453797820329</text:p>
          </table:table-cell>
          <table:table-cell office:value-type="float" office:value="-0.012397824811746" calcext:value-type="float">
            <text:p>-0.012397824811746</text:p>
          </table:table-cell>
          <table:table-cell/>
          <table:table-cell office:value-type="float" office:value="-0.0032897884687113" calcext:value-type="float">
            <text:p>-0.003289788468711</text:p>
          </table:table-cell>
          <table:table-cell office:value-type="float" office:value="-0.010779972675372" calcext:value-type="float">
            <text:p>-0.010779972675372</text:p>
          </table:table-cell>
        </table:table-row>
        <table:table-row table:style-name="ro1">
          <table:table-cell office:value-type="float" office:value="20.76" calcext:value-type="float">
            <text:p>20.76</text:p>
          </table:table-cell>
          <table:table-cell office:value-type="float" office:value="0" calcext:value-type="float">
            <text:p>0</text:p>
          </table:table-cell>
          <table:table-cell office:value-type="float" office:value="0.25062159546669" calcext:value-type="float">
            <text:p>0.25062159546669</text:p>
          </table:table-cell>
          <table:table-cell office:value-type="float" office:value="-0.0045995904525511" calcext:value-type="float">
            <text:p>-0.004599590452551</text:p>
          </table:table-cell>
          <table:table-cell office:value-type="float" office:value="-0.01237691712099" calcext:value-type="float">
            <text:p>-0.01237691712099</text:p>
          </table:table-cell>
          <table:table-cell/>
          <table:table-cell office:value-type="float" office:value="-0.0033210663021552" calcext:value-type="float">
            <text:p>-0.003321066302155</text:p>
          </table:table-cell>
          <table:table-cell office:value-type="float" office:value="-0.010771934398008" calcext:value-type="float">
            <text:p>-0.010771934398008</text:p>
          </table:table-cell>
        </table:table-row>
        <table:table-row table:style-name="ro1">
          <table:table-cell office:value-type="float" office:value="20.78" calcext:value-type="float">
            <text:p>20.78</text:p>
          </table:table-cell>
          <table:table-cell office:value-type="float" office:value="0" calcext:value-type="float">
            <text:p>0</text:p>
          </table:table-cell>
          <table:table-cell office:value-type="float" office:value="0.2503234777177" calcext:value-type="float">
            <text:p>0.2503234777177</text:p>
          </table:table-cell>
          <table:table-cell office:value-type="float" office:value="-0.0046613052971705" calcext:value-type="float">
            <text:p>-0.004661305297171</text:p>
          </table:table-cell>
          <table:table-cell office:value-type="float" office:value="-0.012355776145978" calcext:value-type="float">
            <text:p>-0.012355776145978</text:p>
          </table:table-cell>
          <table:table-cell/>
          <table:table-cell office:value-type="float" office:value="-0.0033523458077033" calcext:value-type="float">
            <text:p>-0.003352345807703</text:p>
          </table:table-cell>
          <table:table-cell office:value-type="float" office:value="-0.010763892077216" calcext:value-type="float">
            <text:p>-0.010763892077216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0" calcext:value-type="float">
            <text:p>0</text:p>
          </table:table-cell>
          <table:table-cell office:value-type="float" office:value="0.2500232423447" calcext:value-type="float">
            <text:p>0.2500232423447</text:p>
          </table:table-cell>
          <table:table-cell office:value-type="float" office:value="-0.004723123182327" calcext:value-type="float">
            <text:p>-0.004723123182327</text:p>
          </table:table-cell>
          <table:table-cell office:value-type="float" office:value="-0.012334400070339" calcext:value-type="float">
            <text:p>-0.012334400070339</text:p>
          </table:table-cell>
          <table:table-cell/>
          <table:table-cell office:value-type="float" office:value="-0.0033833877525606" calcext:value-type="float">
            <text:p>-0.003383387752561</text:p>
          </table:table-cell>
          <table:table-cell office:value-type="float" office:value="-0.010753342178655" calcext:value-type="float">
            <text:p>-0.010753342178655</text:p>
          </table:table-cell>
        </table:table-row>
        <table:table-row table:style-name="ro1">
          <table:table-cell office:value-type="float" office:value="20.82" calcext:value-type="float">
            <text:p>20.82</text:p>
          </table:table-cell>
          <table:table-cell office:value-type="float" office:value="0" calcext:value-type="float">
            <text:p>0</text:p>
          </table:table-cell>
          <table:table-cell office:value-type="float" office:value="0.24972088313413" calcext:value-type="float">
            <text:p>0.24972088313413</text:p>
          </table:table-cell>
          <table:table-cell office:value-type="float" office:value="-0.0047850445604135" calcext:value-type="float">
            <text:p>-0.004785044560414</text:p>
          </table:table-cell>
          <table:table-cell office:value-type="float" office:value="-0.012312786970098" calcext:value-type="float">
            <text:p>-0.012312786970098</text:p>
          </table:table-cell>
          <table:table-cell/>
          <table:table-cell office:value-type="float" office:value="-0.0034142067664177" calcext:value-type="float">
            <text:p>-0.003414206766418</text:p>
          </table:table-cell>
          <table:table-cell office:value-type="float" office:value="-0.010740107859208" calcext:value-type="float">
            <text:p>-0.010740107859208</text:p>
          </table:table-cell>
        </table:table-row>
        <table:table-row table:style-name="ro1">
          <table:table-cell office:value-type="float" office:value="20.84" calcext:value-type="float">
            <text:p>20.84</text:p>
          </table:table-cell>
          <table:table-cell office:value-type="float" office:value="0" calcext:value-type="float">
            <text:p>0</text:p>
          </table:table-cell>
          <table:table-cell office:value-type="float" office:value="0.2494163931704" calcext:value-type="float">
            <text:p>0.2494163931704</text:p>
          </table:table-cell>
          <table:table-cell office:value-type="float" office:value="-0.004847070106435" calcext:value-type="float">
            <text:p>-0.004847070106435</text:p>
          </table:table-cell>
          <table:table-cell office:value-type="float" office:value="-0.012290934803718" calcext:value-type="float">
            <text:p>-0.012290934803718</text:p>
          </table:table-cell>
          <table:table-cell/>
          <table:table-cell office:value-type="float" office:value="-0.0034465098202326" calcext:value-type="float">
            <text:p>-0.003446509820233</text:p>
          </table:table-cell>
          <table:table-cell office:value-type="float" office:value="-0.010721680382109" calcext:value-type="float">
            <text:p>-0.010721680382109</text:p>
          </table:table-cell>
        </table:table-row>
        <table:table-row table:style-name="ro1">
          <table:table-cell office:value-type="float" office:value="20.86" calcext:value-type="float">
            <text:p>20.86</text:p>
          </table:table-cell>
          <table:table-cell office:value-type="float" office:value="0" calcext:value-type="float">
            <text:p>0</text:p>
          </table:table-cell>
          <table:table-cell office:value-type="float" office:value="0.24910976545606" calcext:value-type="float">
            <text:p>0.24910976545606</text:p>
          </table:table-cell>
          <table:table-cell office:value-type="float" office:value="-0.0049092005384042" calcext:value-type="float">
            <text:p>-0.004909200538404</text:p>
          </table:table-cell>
          <table:table-cell office:value-type="float" office:value="-0.012268841428251" calcext:value-type="float">
            <text:p>-0.012268841428251</text:p>
          </table:table-cell>
          <table:table-cell/>
          <table:table-cell office:value-type="float" office:value="-0.00347881622571" calcext:value-type="float">
            <text:p>-0.00347881622571</text:p>
          </table:table-cell>
          <table:table-cell office:value-type="float" office:value="-0.01070324189228" calcext:value-type="float">
            <text:p>-0.01070324189228</text:p>
          </table:table-cell>
        </table:table-row>
        <table:table-row table:style-name="ro1">
          <table:table-cell office:value-type="float" office:value="20.88" calcext:value-type="float">
            <text:p>20.88</text:p>
          </table:table-cell>
          <table:table-cell office:value-type="float" office:value="0" calcext:value-type="float">
            <text:p>0</text:p>
          </table:table-cell>
          <table:table-cell office:value-type="float" office:value="0.24880099286879" calcext:value-type="float">
            <text:p>0.24880099286879</text:p>
          </table:table-cell>
          <table:table-cell office:value-type="float" office:value="-0.0049714366287642" calcext:value-type="float">
            <text:p>-0.004971436628764</text:p>
          </table:table-cell>
          <table:table-cell office:value-type="float" office:value="-0.012246504603924" calcext:value-type="float">
            <text:p>-0.012246504603924</text:p>
          </table:table-cell>
          <table:table-cell/>
          <table:table-cell office:value-type="float" office:value="-0.0035111259079563" calcext:value-type="float">
            <text:p>-0.003511125907956</text:p>
          </table:table-cell>
          <table:table-cell office:value-type="float" office:value="-0.010684792529602" calcext:value-type="float">
            <text:p>-0.010684792529602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float" office:value="0" calcext:value-type="float">
            <text:p>0</text:p>
          </table:table-cell>
          <table:table-cell office:value-type="float" office:value="0.24849006818381" calcext:value-type="float">
            <text:p>0.24849006818381</text:p>
          </table:table-cell>
          <table:table-cell office:value-type="float" office:value="-0.0050337791963071" calcext:value-type="float">
            <text:p>-0.005033779196307</text:p>
          </table:table-cell>
          <table:table-cell office:value-type="float" office:value="-0.012223921997888" calcext:value-type="float">
            <text:p>-0.012223921997888</text:p>
          </table:table-cell>
          <table:table-cell/>
          <table:table-cell office:value-type="float" office:value="-0.0035434387956237" calcext:value-type="float">
            <text:p>-0.003543438795624</text:p>
          </table:table-cell>
          <table:table-cell office:value-type="float" office:value="-0.010666332424327" calcext:value-type="float">
            <text:p>-0.010666332424327</text:p>
          </table:table-cell>
        </table:table-row>
        <table:table-row table:style-name="ro1">
          <table:table-cell office:value-type="float" office:value="20.92" calcext:value-type="float">
            <text:p>20.92</text:p>
          </table:table-cell>
          <table:table-cell office:value-type="float" office:value="0" calcext:value-type="float">
            <text:p>0</text:p>
          </table:table-cell>
          <table:table-cell office:value-type="float" office:value="0.24817698407024" calcext:value-type="float">
            <text:p>0.24817698407024</text:p>
          </table:table-cell>
          <table:table-cell office:value-type="float" office:value="-0.005096229106065" calcext:value-type="float">
            <text:p>-0.005096229106065</text:p>
          </table:table-cell>
          <table:table-cell office:value-type="float" office:value="-0.012201091187247" calcext:value-type="float">
            <text:p>-0.012201091187247</text:p>
          </table:table-cell>
          <table:table-cell/>
          <table:table-cell office:value-type="float" office:value="-0.0035757548207277" calcext:value-type="float">
            <text:p>-0.003575754820728</text:p>
          </table:table-cell>
          <table:table-cell office:value-type="float" office:value="-0.010647861698084" calcext:value-type="float">
            <text:p>-0.010647861698084</text:p>
          </table:table-cell>
        </table:table-row>
        <table:table-row table:style-name="ro1">
          <table:table-cell office:value-type="float" office:value="20.94" calcext:value-type="float">
            <text:p>20.94</text:p>
          </table:table-cell>
          <table:table-cell office:value-type="float" office:value="0" calcext:value-type="float">
            <text:p>0</text:p>
          </table:table-cell>
          <table:table-cell office:value-type="float" office:value="0.24786173309191" calcext:value-type="float">
            <text:p>0.24786173309191</text:p>
          </table:table-cell>
          <table:table-cell office:value-type="float" office:value="-0.0051587872680369" calcext:value-type="float">
            <text:p>-0.005158787268037</text:p>
          </table:table-cell>
          <table:table-cell office:value-type="float" office:value="-0.012178009662185" calcext:value-type="float">
            <text:p>-0.012178009662185</text:p>
          </table:table-cell>
          <table:table-cell/>
          <table:table-cell office:value-type="float" office:value="-0.0036080739184635" calcext:value-type="float">
            <text:p>-0.003608073918464</text:p>
          </table:table-cell>
          <table:table-cell office:value-type="float" office:value="-0.010629380463554" calcext:value-type="float">
            <text:p>-0.010629380463554</text:p>
          </table:table-cell>
        </table:table-row>
        <table:table-row table:style-name="ro1">
          <table:table-cell office:value-type="float" office:value="20.96" calcext:value-type="float">
            <text:p>20.96</text:p>
          </table:table-cell>
          <table:table-cell office:value-type="float" office:value="0" calcext:value-type="float">
            <text:p>0</text:p>
          </table:table-cell>
          <table:table-cell office:value-type="float" office:value="0.24754430770821" calcext:value-type="float">
            <text:p>0.24754430770821</text:p>
          </table:table-cell>
          <table:table-cell office:value-type="float" office:value="-0.0052214546360689" calcext:value-type="float">
            <text:p>-0.005221454636069</text:p>
          </table:table-cell>
          <table:table-cell office:value-type="float" office:value="-0.012154674827932" calcext:value-type="float">
            <text:p>-0.012154674827932</text:p>
          </table:table-cell>
          <table:table-cell/>
          <table:table-cell office:value-type="float" office:value="-0.0036403960270401" calcext:value-type="float">
            <text:p>-0.00364039602704</text:p>
          </table:table-cell>
          <table:table-cell office:value-type="float" office:value="-0.010610888826124" calcext:value-type="float">
            <text:p>-0.010610888826124</text:p>
          </table:table-cell>
        </table:table-row>
        <table:table-row table:style-name="ro1">
          <table:table-cell office:value-type="float" office:value="20.98" calcext:value-type="float">
            <text:p>20.98</text:p>
          </table:table-cell>
          <table:table-cell office:value-type="float" office:value="0" calcext:value-type="float">
            <text:p>0</text:p>
          </table:table-cell>
          <table:table-cell office:value-type="float" office:value="0.24722470027538" calcext:value-type="float">
            <text:p>0.24722470027538</text:p>
          </table:table-cell>
          <table:table-cell office:value-type="float" office:value="-0.0052842322066146" calcext:value-type="float">
            <text:p>-0.005284232206615</text:p>
          </table:table-cell>
          <table:table-cell office:value-type="float" office:value="-0.01213108400723" calcext:value-type="float">
            <text:p>-0.01213108400723</text:p>
          </table:table-cell>
          <table:table-cell/>
          <table:table-cell office:value-type="float" office:value="-0.0036727210875269" calcext:value-type="float">
            <text:p>-0.003672721087527</text:p>
          </table:table-cell>
          <table:table-cell office:value-type="float" office:value="-0.010592386883963" calcext:value-type="float">
            <text:p>-0.01059238688396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0.24690290304723" calcext:value-type="float">
            <text:p>0.24690290304723</text:p>
          </table:table-cell>
          <table:table-cell office:value-type="float" office:value="-0.0053471210179906" calcext:value-type="float">
            <text:p>-0.005347121017991</text:p>
          </table:table-cell>
          <table:table-cell office:value-type="float" office:value="-0.012107234441823" calcext:value-type="float">
            <text:p>-0.012107234441823</text:p>
          </table:table-cell>
          <table:table-cell/>
          <table:table-cell office:value-type="float" office:value="-0.003705049043702" calcext:value-type="float">
            <text:p>-0.003705049043702</text:p>
          </table:table-cell>
          <table:table-cell office:value-type="float" office:value="-0.010573874728433" calcext:value-type="float">
            <text:p>-0.010573874728433</text:p>
          </table:table-cell>
        </table:table-row>
        <table:table-row table:style-name="ro1">
          <table:table-cell office:value-type="float" office:value="21.02" calcext:value-type="float">
            <text:p>21.02</text:p>
          </table:table-cell>
          <table:table-cell office:value-type="float" office:value="0" calcext:value-type="float">
            <text:p>0</text:p>
          </table:table-cell>
          <table:table-cell office:value-type="float" office:value="0.24031382808095" calcext:value-type="float">
            <text:p>0.24031382808095</text:p>
          </table:table-cell>
          <table:table-cell office:value-type="float" office:value="-0.005315295187349" calcext:value-type="float">
            <text:p>-0.005315295187349</text:p>
          </table:table-cell>
          <table:table-cell office:value-type="float" office:value="-0.011728525991634" calcext:value-type="float">
            <text:p>-0.011728525991634</text:p>
          </table:table-cell>
          <table:table-cell/>
          <table:table-cell office:value-type="float" office:value="-0.0036729542384364" calcext:value-type="float">
            <text:p>-0.003672954238436</text:p>
          </table:table-cell>
          <table:table-cell office:value-type="float" office:value="-0.010193961548533" calcext:value-type="float">
            <text:p>-0.010193961548533</text:p>
          </table:table-cell>
        </table:table-row>
        <table:table-row table:style-name="ro1">
          <table:table-cell office:value-type="float" office:value="21.04" calcext:value-type="float">
            <text:p>21.04</text:p>
          </table:table-cell>
          <table:table-cell office:value-type="float" office:value="0" calcext:value-type="float">
            <text:p>0</text:p>
          </table:table-cell>
          <table:table-cell office:value-type="float" office:value="0.23373375443751" calcext:value-type="float">
            <text:p>0.23373375443751</text:p>
          </table:table-cell>
          <table:table-cell office:value-type="float" office:value="-0.0052834693567066" calcext:value-type="float">
            <text:p>-0.005283469356707</text:p>
          </table:table-cell>
          <table:table-cell office:value-type="float" office:value="-0.011349817541427" calcext:value-type="float">
            <text:p>-0.011349817541427</text:p>
          </table:table-cell>
          <table:table-cell/>
          <table:table-cell office:value-type="float" office:value="-0.00364085943317" calcext:value-type="float">
            <text:p>-0.00364085943317</text:p>
          </table:table-cell>
          <table:table-cell office:value-type="float" office:value="-0.0098140483686388" calcext:value-type="float">
            <text:p>-0.009814048368639</text:p>
          </table:table-cell>
        </table:table-row>
        <table:table-row table:style-name="ro1">
          <table:table-cell office:value-type="float" office:value="21.06" calcext:value-type="float">
            <text:p>21.06</text:p>
          </table:table-cell>
          <table:table-cell office:value-type="float" office:value="0" calcext:value-type="float">
            <text:p>0</text:p>
          </table:table-cell>
          <table:table-cell office:value-type="float" office:value="0.22716374984406" calcext:value-type="float">
            <text:p>0.22716374984406</text:p>
          </table:table-cell>
          <table:table-cell office:value-type="float" office:value="-0.0052516435260642" calcext:value-type="float">
            <text:p>-0.005251643526064</text:p>
          </table:table-cell>
          <table:table-cell office:value-type="float" office:value="-0.010971109091231" calcext:value-type="float">
            <text:p>-0.010971109091231</text:p>
          </table:table-cell>
          <table:table-cell/>
          <table:table-cell office:value-type="float" office:value="-0.0036087646279035" calcext:value-type="float">
            <text:p>-0.003608764627904</text:p>
          </table:table-cell>
          <table:table-cell office:value-type="float" office:value="-0.0094341351887576" calcext:value-type="float">
            <text:p>-0.009434135188758</text:p>
          </table:table-cell>
        </table:table-row>
        <table:table-row table:style-name="ro1">
          <table:table-cell office:value-type="float" office:value="21.08" calcext:value-type="float">
            <text:p>21.08</text:p>
          </table:table-cell>
          <table:table-cell office:value-type="float" office:value="0" calcext:value-type="float">
            <text:p>0</text:p>
          </table:table-cell>
          <table:table-cell office:value-type="float" office:value="0.22060507611792" calcext:value-type="float">
            <text:p>0.22060507611792</text:p>
          </table:table-cell>
          <table:table-cell office:value-type="float" office:value="-0.0052198176954218" calcext:value-type="float">
            <text:p>-0.005219817695422</text:p>
          </table:table-cell>
          <table:table-cell office:value-type="float" office:value="-0.010592400641032" calcext:value-type="float">
            <text:p>-0.010592400641032</text:p>
          </table:table-cell>
          <table:table-cell/>
          <table:table-cell office:value-type="float" office:value="-0.0035766698226371" calcext:value-type="float">
            <text:p>-0.003576669822637</text:p>
          </table:table-cell>
          <table:table-cell office:value-type="float" office:value="-0.0090542220088689" calcext:value-type="float">
            <text:p>-0.009054222008869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float" office:value="0" calcext:value-type="float">
            <text:p>0</text:p>
          </table:table-cell>
          <table:table-cell office:value-type="float" office:value="0.21405923803927" calcext:value-type="float">
            <text:p>0.21405923803927</text:p>
          </table:table-cell>
          <table:table-cell office:value-type="float" office:value="-0.0051879918647793" calcext:value-type="float">
            <text:p>-0.005187991864779</text:p>
          </table:table-cell>
          <table:table-cell office:value-type="float" office:value="-0.010213692190824" calcext:value-type="float">
            <text:p>-0.010213692190824</text:p>
          </table:table-cell>
          <table:table-cell/>
          <table:table-cell office:value-type="float" office:value="-0.0035445750173706" calcext:value-type="float">
            <text:p>-0.003544575017371</text:p>
          </table:table-cell>
          <table:table-cell office:value-type="float" office:value="-0.0086743088289729" calcext:value-type="float">
            <text:p>-0.008674308828973</text:p>
          </table:table-cell>
        </table:table-row>
        <table:table-row table:style-name="ro1">
          <table:table-cell office:value-type="float" office:value="21.12" calcext:value-type="float">
            <text:p>21.12</text:p>
          </table:table-cell>
          <table:table-cell office:value-type="float" office:value="0" calcext:value-type="float">
            <text:p>0</text:p>
          </table:table-cell>
          <table:table-cell office:value-type="float" office:value="0.20752804811705" calcext:value-type="float">
            <text:p>0.20752804811705</text:p>
          </table:table-cell>
          <table:table-cell office:value-type="float" office:value="-0.0051561660341369" calcext:value-type="float">
            <text:p>-0.005156166034137</text:p>
          </table:table-cell>
          <table:table-cell office:value-type="float" office:value="-0.0098349837406454" calcext:value-type="float">
            <text:p>-0.009834983740645</text:p>
          </table:table-cell>
          <table:table-cell/>
          <table:table-cell office:value-type="float" office:value="-0.0035124802121042" calcext:value-type="float">
            <text:p>-0.003512480212104</text:p>
          </table:table-cell>
          <table:table-cell office:value-type="float" office:value="-0.0082943956490907" calcext:value-type="float">
            <text:p>-0.008294395649091</text:p>
          </table:table-cell>
        </table:table-row>
        <table:table-row table:style-name="ro1">
          <table:table-cell office:value-type="float" office:value="21.14" calcext:value-type="float">
            <text:p>21.14</text:p>
          </table:table-cell>
          <table:table-cell office:value-type="float" office:value="0" calcext:value-type="float">
            <text:p>0</text:p>
          </table:table-cell>
          <table:table-cell office:value-type="float" office:value="0.20101371358819" calcext:value-type="float">
            <text:p>0.20101371358819</text:p>
          </table:table-cell>
          <table:table-cell office:value-type="float" office:value="-0.0051243402034945" calcext:value-type="float">
            <text:p>-0.005124340203495</text:p>
          </table:table-cell>
          <table:table-cell office:value-type="float" office:value="-0.0094562752904407" calcext:value-type="float">
            <text:p>-0.009456275290441</text:p>
          </table:table-cell>
          <table:table-cell/>
          <table:table-cell office:value-type="float" office:value="-0.0034803854068377" calcext:value-type="float">
            <text:p>-0.003480385406838</text:p>
          </table:table-cell>
          <table:table-cell office:value-type="float" office:value="-0.0079144824691949" calcext:value-type="float">
            <text:p>-0.007914482469195</text:p>
          </table:table-cell>
        </table:table-row>
        <table:table-row table:style-name="ro1">
          <table:table-cell office:value-type="float" office:value="21.16" calcext:value-type="float">
            <text:p>21.16</text:p>
          </table:table-cell>
          <table:table-cell office:value-type="float" office:value="0" calcext:value-type="float">
            <text:p>0</text:p>
          </table:table-cell>
          <table:table-cell office:value-type="float" office:value="0.19451895496005" calcext:value-type="float">
            <text:p>0.19451895496005</text:p>
          </table:table-cell>
          <table:table-cell office:value-type="float" office:value="-0.0050925143728521" calcext:value-type="float">
            <text:p>-0.005092514372852</text:p>
          </table:table-cell>
          <table:table-cell office:value-type="float" office:value="-0.0090775668402518" calcext:value-type="float">
            <text:p>-0.009077566840252</text:p>
          </table:table-cell>
          <table:table-cell/>
          <table:table-cell office:value-type="float" office:value="-0.0034482906015713" calcext:value-type="float">
            <text:p>-0.003448290601571</text:p>
          </table:table-cell>
          <table:table-cell office:value-type="float" office:value="-0.0075345692893069" calcext:value-type="float">
            <text:p>-0.007534569289307</text:p>
          </table:table-cell>
        </table:table-row>
        <table:table-row table:style-name="ro1">
          <table:table-cell office:value-type="float" office:value="21.18" calcext:value-type="float">
            <text:p>21.18</text:p>
          </table:table-cell>
          <table:table-cell office:value-type="float" office:value="0" calcext:value-type="float">
            <text:p>0</text:p>
          </table:table-cell>
          <table:table-cell office:value-type="float" office:value="0.18804716992959" calcext:value-type="float">
            <text:p>0.18804716992959</text:p>
          </table:table-cell>
          <table:table-cell office:value-type="float" office:value="-0.0050606885422096" calcext:value-type="float">
            <text:p>-0.00506068854221</text:p>
          </table:table-cell>
          <table:table-cell office:value-type="float" office:value="-0.0086988583900599" calcext:value-type="float">
            <text:p>-0.00869885839006</text:p>
          </table:table-cell>
          <table:table-cell/>
          <table:table-cell office:value-type="float" office:value="-0.0034161957963048" calcext:value-type="float">
            <text:p>-0.003416195796305</text:p>
          </table:table-cell>
          <table:table-cell office:value-type="float" office:value="-0.0071546561094197" calcext:value-type="float">
            <text:p>-0.00715465610942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0" calcext:value-type="float">
            <text:p>0</text:p>
          </table:table-cell>
          <table:table-cell office:value-type="float" office:value="0.18160266342997" calcext:value-type="float">
            <text:p>0.18160266342997</text:p>
          </table:table-cell>
          <table:table-cell office:value-type="float" office:value="-0.0050288627115672" calcext:value-type="float">
            <text:p>-0.005028862711567</text:p>
          </table:table-cell>
          <table:table-cell office:value-type="float" office:value="-0.0083201499398553" calcext:value-type="float">
            <text:p>-0.008320149939855</text:p>
          </table:table-cell>
          <table:table-cell/>
          <table:table-cell office:value-type="float" office:value="-0.0033841009910384" calcext:value-type="float">
            <text:p>-0.003384100991038</text:p>
          </table:table-cell>
          <table:table-cell office:value-type="float" office:value="-0.0067747429295312" calcext:value-type="float">
            <text:p>-0.006774742929531</text:p>
          </table:table-cell>
        </table:table-row>
        <table:table-row table:style-name="ro1">
          <table:table-cell office:value-type="float" office:value="21.22" calcext:value-type="float">
            <text:p>21.22</text:p>
          </table:table-cell>
          <table:table-cell office:value-type="float" office:value="0" calcext:value-type="float">
            <text:p>0</text:p>
          </table:table-cell>
          <table:table-cell office:value-type="float" office:value="0.17519097506692" calcext:value-type="float">
            <text:p>0.17519097506692</text:p>
          </table:table-cell>
          <table:table-cell office:value-type="float" office:value="-0.0049970368809248" calcext:value-type="float">
            <text:p>-0.004997036880925</text:p>
          </table:table-cell>
          <table:table-cell office:value-type="float" office:value="-0.0079414414896608" calcext:value-type="float">
            <text:p>-0.007941441489661</text:p>
          </table:table-cell>
          <table:table-cell/>
          <table:table-cell office:value-type="float" office:value="-0.0033520061857719" calcext:value-type="float">
            <text:p>-0.003352006185772</text:p>
          </table:table-cell>
          <table:table-cell office:value-type="float" office:value="-0.0063948297496432" calcext:value-type="float">
            <text:p>-0.006394829749643</text:p>
          </table:table-cell>
        </table:table-row>
        <table:table-row table:style-name="ro1">
          <table:table-cell office:value-type="float" office:value="21.24" calcext:value-type="float">
            <text:p>21.24</text:p>
          </table:table-cell>
          <table:table-cell office:value-type="float" office:value="0" calcext:value-type="float">
            <text:p>0</text:p>
          </table:table-cell>
          <table:table-cell office:value-type="float" office:value="0.16881935079862" calcext:value-type="float">
            <text:p>0.16881935079862</text:p>
          </table:table-cell>
          <table:table-cell office:value-type="float" office:value="-0.0049652110502824" calcext:value-type="float">
            <text:p>-0.004965211050282</text:p>
          </table:table-cell>
          <table:table-cell office:value-type="float" office:value="-0.0075627330394657" calcext:value-type="float">
            <text:p>-0.007562733039466</text:p>
          </table:table-cell>
          <table:table-cell/>
          <table:table-cell office:value-type="float" office:value="-0.0033199113805055" calcext:value-type="float">
            <text:p>-0.003319911380506</text:p>
          </table:table-cell>
          <table:table-cell office:value-type="float" office:value="-0.006014916569752" calcext:value-type="float">
            <text:p>-0.006014916569752</text:p>
          </table:table-cell>
        </table:table-row>
        <table:table-row table:style-name="ro1">
          <table:table-cell office:value-type="float" office:value="21.26" calcext:value-type="float">
            <text:p>21.26</text:p>
          </table:table-cell>
          <table:table-cell office:value-type="float" office:value="0" calcext:value-type="float">
            <text:p>0</text:p>
          </table:table-cell>
          <table:table-cell office:value-type="float" office:value="0.16249742741678" calcext:value-type="float">
            <text:p>0.16249742741678</text:p>
          </table:table-cell>
          <table:table-cell office:value-type="float" office:value="-0.00493338521964" calcext:value-type="float">
            <text:p>-0.00493338521964</text:p>
          </table:table-cell>
          <table:table-cell office:value-type="float" office:value="-0.0071840245892773" calcext:value-type="float">
            <text:p>-0.007184024589277</text:p>
          </table:table-cell>
          <table:table-cell/>
          <table:table-cell office:value-type="float" office:value="-0.003287816575239" calcext:value-type="float">
            <text:p>-0.003287816575239</text:p>
          </table:table-cell>
          <table:table-cell office:value-type="float" office:value="-0.0056350033898644" calcext:value-type="float">
            <text:p>-0.005635003389864</text:p>
          </table:table-cell>
        </table:table-row>
        <table:table-row table:style-name="ro1">
          <table:table-cell office:value-type="float" office:value="21.28" calcext:value-type="float">
            <text:p>21.28</text:p>
          </table:table-cell>
          <table:table-cell office:value-type="float" office:value="0" calcext:value-type="float">
            <text:p>0</text:p>
          </table:table-cell>
          <table:table-cell office:value-type="float" office:value="0.156238223993" calcext:value-type="float">
            <text:p>0.156238223993</text:p>
          </table:table-cell>
          <table:table-cell office:value-type="float" office:value="-0.0049015593889975" calcext:value-type="float">
            <text:p>-0.004901559388998</text:p>
          </table:table-cell>
          <table:table-cell office:value-type="float" office:value="-0.0068053161390695" calcext:value-type="float">
            <text:p>-0.00680531613907</text:p>
          </table:table-cell>
          <table:table-cell/>
          <table:table-cell office:value-type="float" office:value="-0.0032557217699726" calcext:value-type="float">
            <text:p>-0.003255721769973</text:p>
          </table:table-cell>
          <table:table-cell office:value-type="float" office:value="-0.0052550902099736" calcext:value-type="float">
            <text:p>-0.005255090209974</text:p>
          </table:table-cell>
        </table:table-row>
        <table:table-row table:style-name="ro1">
          <table:table-cell office:value-type="float" office:value="21.3" calcext:value-type="float">
            <text:p>21.3</text:p>
          </table:table-cell>
          <table:table-cell office:value-type="float" office:value="0" calcext:value-type="float">
            <text:p>0</text:p>
          </table:table-cell>
          <table:table-cell office:value-type="float" office:value="0.15005955037258" calcext:value-type="float">
            <text:p>0.15005955037258</text:p>
          </table:table-cell>
          <table:table-cell office:value-type="float" office:value="-0.0048697335583551" calcext:value-type="float">
            <text:p>-0.004869733558355</text:p>
          </table:table-cell>
          <table:table-cell office:value-type="float" office:value="-0.0064266076888838" calcext:value-type="float">
            <text:p>-0.006426607688884</text:p>
          </table:table-cell>
          <table:table-cell/>
          <table:table-cell office:value-type="float" office:value="-0.0032236269647061" calcext:value-type="float">
            <text:p>-0.003223626964706</text:p>
          </table:table-cell>
          <table:table-cell office:value-type="float" office:value="-0.0048751770300832" calcext:value-type="float">
            <text:p>-0.004875177030083</text:p>
          </table:table-cell>
        </table:table-row>
        <table:table-row table:style-name="ro1">
          <table:table-cell office:value-type="float" office:value="21.32" calcext:value-type="float">
            <text:p>21.32</text:p>
          </table:table-cell>
          <table:table-cell office:value-type="float" office:value="0" calcext:value-type="float">
            <text:p>0</text:p>
          </table:table-cell>
          <table:table-cell office:value-type="float" office:value="0.14398590561046" calcext:value-type="float">
            <text:p>0.14398590561046</text:p>
          </table:table-cell>
          <table:table-cell office:value-type="float" office:value="-0.0048379077277127" calcext:value-type="float">
            <text:p>-0.004837907727713</text:p>
          </table:table-cell>
          <table:table-cell office:value-type="float" office:value="-0.0060478992386862" calcext:value-type="float">
            <text:p>-0.006047899238686</text:p>
          </table:table-cell>
          <table:table-cell/>
          <table:table-cell office:value-type="float" office:value="-0.0031915321594397" calcext:value-type="float">
            <text:p>-0.00319153215944</text:p>
          </table:table-cell>
          <table:table-cell office:value-type="float" office:value="-0.0044952638501966" calcext:value-type="float">
            <text:p>-0.004495263850197</text:p>
          </table:table-cell>
        </table:table-row>
        <table:table-row table:style-name="ro1">
          <table:table-cell office:value-type="float" office:value="21.34" calcext:value-type="float">
            <text:p>21.34</text:p>
          </table:table-cell>
          <table:table-cell office:value-type="float" office:value="0" calcext:value-type="float">
            <text:p>0</text:p>
          </table:table-cell>
          <table:table-cell office:value-type="float" office:value="0.13805075130719" calcext:value-type="float">
            <text:p>0.13805075130719</text:p>
          </table:table-cell>
          <table:table-cell office:value-type="float" office:value="-0.0048060818970703" calcext:value-type="float">
            <text:p>-0.00480608189707</text:p>
          </table:table-cell>
          <table:table-cell office:value-type="float" office:value="-0.0056691907884894" calcext:value-type="float">
            <text:p>-0.005669190788489</text:p>
          </table:table-cell>
          <table:table-cell/>
          <table:table-cell office:value-type="float" office:value="-0.0031594373541732" calcext:value-type="float">
            <text:p>-0.003159437354173</text:p>
          </table:table-cell>
          <table:table-cell office:value-type="float" office:value="-0.0041153506703022" calcext:value-type="float">
            <text:p>-0.004115350670302</text:p>
          </table:table-cell>
        </table:table-row>
        <table:table-row table:style-name="ro1">
          <table:table-cell office:value-type="float" office:value="21.36" calcext:value-type="float">
            <text:p>21.36</text:p>
          </table:table-cell>
          <table:table-cell office:value-type="float" office:value="0" calcext:value-type="float">
            <text:p>0</text:p>
          </table:table-cell>
          <table:table-cell office:value-type="float" office:value="0.13229857755216" calcext:value-type="float">
            <text:p>0.13229857755216</text:p>
          </table:table-cell>
          <table:table-cell office:value-type="float" office:value="-0.0047742560664278" calcext:value-type="float">
            <text:p>-0.004774256066428</text:p>
          </table:table-cell>
          <table:table-cell office:value-type="float" office:value="-0.0052904823382827" calcext:value-type="float">
            <text:p>-0.005290482338283</text:p>
          </table:table-cell>
          <table:table-cell/>
          <table:table-cell office:value-type="float" office:value="-0.0031273425489068" calcext:value-type="float">
            <text:p>-0.003127342548907</text:p>
          </table:table-cell>
          <table:table-cell office:value-type="float" office:value="-0.0037354374904141" calcext:value-type="float">
            <text:p>-0.003735437490414</text:p>
          </table:table-cell>
        </table:table-row>
        <table:table-row table:style-name="ro1">
          <table:table-cell office:value-type="float" office:value="21.38" calcext:value-type="float">
            <text:p>21.38</text:p>
          </table:table-cell>
          <table:table-cell office:value-type="float" office:value="0" calcext:value-type="float">
            <text:p>0</text:p>
          </table:table-cell>
          <table:table-cell office:value-type="float" office:value="0.12678544651509" calcext:value-type="float">
            <text:p>0.12678544651509</text:p>
          </table:table-cell>
          <table:table-cell office:value-type="float" office:value="-0.0047424302357854" calcext:value-type="float">
            <text:p>-0.004742430235785</text:p>
          </table:table-cell>
          <table:table-cell office:value-type="float" office:value="-0.004911773888103" calcext:value-type="float">
            <text:p>-0.004911773888103</text:p>
          </table:table-cell>
          <table:table-cell/>
          <table:table-cell office:value-type="float" office:value="-0.0030952477436403" calcext:value-type="float">
            <text:p>-0.00309524774364</text:p>
          </table:table-cell>
          <table:table-cell office:value-type="float" office:value="-0.0033555243105213" calcext:value-type="float">
            <text:p>-0.003355524310521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0" calcext:value-type="float">
            <text:p>0</text:p>
          </table:table-cell>
          <table:table-cell office:value-type="float" office:value="0.12157595047703" calcext:value-type="float">
            <text:p>0.12157595047703</text:p>
          </table:table-cell>
          <table:table-cell office:value-type="float" office:value="-0.004710604405143" calcext:value-type="float">
            <text:p>-0.004710604405143</text:p>
          </table:table-cell>
          <table:table-cell office:value-type="float" office:value="-0.0045330654378997" calcext:value-type="float">
            <text:p>-0.0045330654379</text:p>
          </table:table-cell>
          <table:table-cell/>
          <table:table-cell office:value-type="float" office:value="-0.0030631529383739" calcext:value-type="float">
            <text:p>-0.003063152938374</text:p>
          </table:table-cell>
          <table:table-cell office:value-type="float" office:value="-0.0029756111306379" calcext:value-type="float">
            <text:p>-0.002975611130638</text:p>
          </table:table-cell>
        </table:table-row>
        <table:table-row table:style-name="ro1">
          <table:table-cell office:value-type="float" office:value="21.42" calcext:value-type="float">
            <text:p>21.42</text:p>
          </table:table-cell>
          <table:table-cell office:value-type="float" office:value="0" calcext:value-type="float">
            <text:p>0</text:p>
          </table:table-cell>
          <table:table-cell office:value-type="float" office:value="0.11673382992611" calcext:value-type="float">
            <text:p>0.11673382992611</text:p>
          </table:table-cell>
          <table:table-cell office:value-type="float" office:value="-0.0046787785745006" calcext:value-type="float">
            <text:p>-0.004678778574501</text:p>
          </table:table-cell>
          <table:table-cell office:value-type="float" office:value="-0.0041543569877046" calcext:value-type="float">
            <text:p>-0.004154356987705</text:p>
          </table:table-cell>
          <table:table-cell/>
          <table:table-cell office:value-type="float" office:value="-0.0030310581331075" calcext:value-type="float">
            <text:p>-0.003031058133108</text:p>
          </table:table-cell>
          <table:table-cell office:value-type="float" office:value="-0.0025956979507426" calcext:value-type="float">
            <text:p>-0.002595697950743</text:p>
          </table:table-cell>
        </table:table-row>
        <table:table-row table:style-name="ro1">
          <table:table-cell office:value-type="float" office:value="21.44" calcext:value-type="float">
            <text:p>21.44</text:p>
          </table:table-cell>
          <table:table-cell office:value-type="float" office:value="0" calcext:value-type="float">
            <text:p>0</text:p>
          </table:table-cell>
          <table:table-cell office:value-type="float" office:value="0.1123048612199" calcext:value-type="float">
            <text:p>0.1123048612199</text:p>
          </table:table-cell>
          <table:table-cell office:value-type="float" office:value="-0.0046469527438581" calcext:value-type="float">
            <text:p>-0.004646952743858</text:p>
          </table:table-cell>
          <table:table-cell office:value-type="float" office:value="-0.0037756485374975" calcext:value-type="float">
            <text:p>-0.003775648537498</text:p>
          </table:table-cell>
          <table:table-cell/>
          <table:table-cell office:value-type="float" office:value="-0.002998963327841" calcext:value-type="float">
            <text:p>-0.002998963327841</text:p>
          </table:table-cell>
          <table:table-cell office:value-type="float" office:value="-0.0022157847708569" calcext:value-type="float">
            <text:p>-0.002215784770857</text:p>
          </table:table-cell>
        </table:table-row>
        <table:table-row table:style-name="ro1">
          <table:table-cell office:value-type="float" office:value="21.46" calcext:value-type="float">
            <text:p>21.46</text:p>
          </table:table-cell>
          <table:table-cell office:value-type="float" office:value="0" calcext:value-type="float">
            <text:p>0</text:p>
          </table:table-cell>
          <table:table-cell office:value-type="float" office:value="0.10830050300214" calcext:value-type="float">
            <text:p>0.10830050300214</text:p>
          </table:table-cell>
          <table:table-cell office:value-type="float" office:value="-0.0046151269132157" calcext:value-type="float">
            <text:p>-0.004615126913216</text:p>
          </table:table-cell>
          <table:table-cell office:value-type="float" office:value="-0.0033969400873096" calcext:value-type="float">
            <text:p>-0.00339694008731</text:p>
          </table:table-cell>
          <table:table-cell/>
          <table:table-cell office:value-type="float" office:value="-0.0029668685225746" calcext:value-type="float">
            <text:p>-0.002966868522575</text:p>
          </table:table-cell>
          <table:table-cell office:value-type="float" office:value="-0.0018358715909676" calcext:value-type="float">
            <text:p>-0.001835871590968</text:p>
          </table:table-cell>
        </table:table-row>
        <table:table-row table:style-name="ro1">
          <table:table-cell office:value-type="float" office:value="21.48" calcext:value-type="float">
            <text:p>21.48</text:p>
          </table:table-cell>
          <table:table-cell office:value-type="float" office:value="0" calcext:value-type="float">
            <text:p>0</text:p>
          </table:table-cell>
          <table:table-cell office:value-type="float" office:value="0.10470001324247" calcext:value-type="float">
            <text:p>0.10470001324247</text:p>
          </table:table-cell>
          <table:table-cell office:value-type="float" office:value="-0.0045833010825733" calcext:value-type="float">
            <text:p>-0.004583301082573</text:p>
          </table:table-cell>
          <table:table-cell office:value-type="float" office:value="-0.0030182316371125" calcext:value-type="float">
            <text:p>-0.003018231637113</text:p>
          </table:table-cell>
          <table:table-cell/>
          <table:table-cell office:value-type="float" office:value="-0.0029347737173081" calcext:value-type="float">
            <text:p>-0.002934773717308</text:p>
          </table:table-cell>
          <table:table-cell office:value-type="float" office:value="-0.0014559584110774" calcext:value-type="float">
            <text:p>-0.001455958411077</text:p>
          </table:table-cell>
        </table:table-row>
        <table:table-row table:style-name="ro1">
          <table:table-cell office:value-type="float" office:value="21.5" calcext:value-type="float">
            <text:p>21.5</text:p>
          </table:table-cell>
          <table:table-cell office:value-type="float" office:value="0" calcext:value-type="float">
            <text:p>0</text:p>
          </table:table-cell>
          <table:table-cell office:value-type="float" office:value="0.10147228294404" calcext:value-type="float">
            <text:p>0.10147228294404</text:p>
          </table:table-cell>
          <table:table-cell office:value-type="float" office:value="-0.0045514752519309" calcext:value-type="float">
            <text:p>-0.004551475251931</text:p>
          </table:table-cell>
          <table:table-cell office:value-type="float" office:value="-0.0026395231869166" calcext:value-type="float">
            <text:p>-0.002639523186917</text:p>
          </table:table-cell>
          <table:table-cell/>
          <table:table-cell office:value-type="float" office:value="-0.0029026789120417" calcext:value-type="float">
            <text:p>-0.002902678912042</text:p>
          </table:table-cell>
          <table:table-cell office:value-type="float" office:value="-0.0010760452311915" calcext:value-type="float">
            <text:p>-0.001076045231192</text:p>
          </table:table-cell>
        </table:table-row>
        <table:table-row table:style-name="ro1">
          <table:table-cell office:value-type="float" office:value="21.52" calcext:value-type="float">
            <text:p>21.52</text:p>
          </table:table-cell>
          <table:table-cell office:value-type="float" office:value="0" calcext:value-type="float">
            <text:p>0</text:p>
          </table:table-cell>
          <table:table-cell office:value-type="float" office:value="0.098597920245517" calcext:value-type="float">
            <text:p>0.098597920245517</text:p>
          </table:table-cell>
          <table:table-cell office:value-type="float" office:value="-0.0045196494212884" calcext:value-type="float">
            <text:p>-0.004519649421288</text:p>
          </table:table-cell>
          <table:table-cell office:value-type="float" office:value="-0.0022608147367214" calcext:value-type="float">
            <text:p>-0.002260814736721</text:p>
          </table:table-cell>
          <table:table-cell/>
          <table:table-cell office:value-type="float" office:value="-0.0028705841067752" calcext:value-type="float">
            <text:p>-0.002870584106775</text:p>
          </table:table-cell>
          <table:table-cell office:value-type="float" office:value="-0.00069613205130283" calcext:value-type="float">
            <text:p>-0.000696132051303</text:p>
          </table:table-cell>
        </table:table-row>
        <table:table-row table:style-name="ro1">
          <table:table-cell office:value-type="float" office:value="21.54" calcext:value-type="float">
            <text:p>21.54</text:p>
          </table:table-cell>
          <table:table-cell office:value-type="float" office:value="0" calcext:value-type="float">
            <text:p>0</text:p>
          </table:table-cell>
          <table:table-cell office:value-type="float" office:value="0.096078779363004" calcext:value-type="float">
            <text:p>0.096078779363004</text:p>
          </table:table-cell>
          <table:table-cell office:value-type="float" office:value="-0.004487823590646" calcext:value-type="float">
            <text:p>-0.004487823590646</text:p>
          </table:table-cell>
          <table:table-cell office:value-type="float" office:value="-0.0018821062865171" calcext:value-type="float">
            <text:p>-0.001882106286517</text:p>
          </table:table-cell>
          <table:table-cell/>
          <table:table-cell office:value-type="float" office:value="-0.0028384893015088" calcext:value-type="float">
            <text:p>-0.002838489301509</text:p>
          </table:table-cell>
          <table:table-cell office:value-type="float" office:value="-0.000316218871412" calcext:value-type="float">
            <text:p>-0.000316218871412</text:p>
          </table:table-cell>
        </table:table-row>
        <table:table-row table:style-name="ro1">
          <table:table-cell office:value-type="float" office:value="21.56" calcext:value-type="float">
            <text:p>21.56</text:p>
          </table:table-cell>
          <table:table-cell office:value-type="float" office:value="0" calcext:value-type="float">
            <text:p>0</text:p>
          </table:table-cell>
          <table:table-cell office:value-type="float" office:value="0.093934533362345" calcext:value-type="float">
            <text:p>0.093934533362345</text:p>
          </table:table-cell>
          <table:table-cell office:value-type="float" office:value="-0.0044559977600036" calcext:value-type="float">
            <text:p>-0.004455997760004</text:p>
          </table:table-cell>
          <table:table-cell office:value-type="float" office:value="-0.0015033978363153" calcext:value-type="float">
            <text:p>-0.001503397836315</text:p>
          </table:table-cell>
          <table:table-cell/>
          <table:table-cell office:value-type="float" office:value="-0.0028063944962423" calcext:value-type="float">
            <text:p>-0.002806394496242</text:p>
          </table:table-cell>
          <table:table-cell office:value-type="float" office:value="0.000063694308478732" calcext:value-type="float">
            <text:p>6.3694308478732E-05</text:p>
          </table:table-cell>
        </table:table-row>
        <table:table-row table:style-name="ro1">
          <table:table-cell office:value-type="float" office:value="21.58" calcext:value-type="float">
            <text:p>21.58</text:p>
          </table:table-cell>
          <table:table-cell office:value-type="float" office:value="0" calcext:value-type="float">
            <text:p>0</text:p>
          </table:table-cell>
          <table:table-cell office:value-type="float" office:value="0.09218901431067" calcext:value-type="float">
            <text:p>0.09218901431067</text:p>
          </table:table-cell>
          <table:table-cell office:value-type="float" office:value="-0.0044241719293612" calcext:value-type="float">
            <text:p>-0.004424171929361</text:p>
          </table:table-cell>
          <table:table-cell office:value-type="float" office:value="-0.0011246893861253" calcext:value-type="float">
            <text:p>-0.001124689386125</text:p>
          </table:table-cell>
          <table:table-cell/>
          <table:table-cell office:value-type="float" office:value="-0.0027742996909759" calcext:value-type="float">
            <text:p>-0.002774299690976</text:p>
          </table:table-cell>
          <table:table-cell office:value-type="float" office:value="0.00044360748836882" calcext:value-type="float">
            <text:p>0.000443607488369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0" calcext:value-type="float">
            <text:p>0</text:p>
          </table:table-cell>
          <table:table-cell office:value-type="float" office:value="0.090855974523811" calcext:value-type="float">
            <text:p>0.090855974523811</text:p>
          </table:table-cell>
          <table:table-cell office:value-type="float" office:value="-0.0043923460987187" calcext:value-type="float">
            <text:p>-0.004392346098719</text:p>
          </table:table-cell>
          <table:table-cell office:value-type="float" office:value="-0.00074598093593728" calcext:value-type="float">
            <text:p>-0.000745980935937</text:p>
          </table:table-cell>
          <table:table-cell/>
          <table:table-cell office:value-type="float" office:value="-0.0027422048857094" calcext:value-type="float">
            <text:p>-0.002742204885709</text:p>
          </table:table-cell>
          <table:table-cell office:value-type="float" office:value="0.00082352066825857" calcext:value-type="float">
            <text:p>0.000823520668259</text:p>
          </table:table-cell>
        </table:table-row>
        <table:table-row table:style-name="ro1">
          <table:table-cell office:value-type="float" office:value="21.62" calcext:value-type="float">
            <text:p>21.62</text:p>
          </table:table-cell>
          <table:table-cell office:value-type="float" office:value="0" calcext:value-type="float">
            <text:p>0</text:p>
          </table:table-cell>
          <table:table-cell office:value-type="float" office:value="0.089936811921464" calcext:value-type="float">
            <text:p>0.089936811921464</text:p>
          </table:table-cell>
          <table:table-cell office:value-type="float" office:value="-0.0043605202680763" calcext:value-type="float">
            <text:p>-0.004360520268076</text:p>
          </table:table-cell>
          <table:table-cell office:value-type="float" office:value="-0.00036727248573834" calcext:value-type="float">
            <text:p>-0.000367272485738</text:p>
          </table:table-cell>
          <table:table-cell/>
          <table:table-cell office:value-type="float" office:value="-0.002710110080443" calcext:value-type="float">
            <text:p>-0.002710110080443</text:p>
          </table:table-cell>
          <table:table-cell office:value-type="float" office:value="0.0012034338481453" calcext:value-type="float">
            <text:p>0.001203433848145</text:p>
          </table:table-cell>
        </table:table-row>
        <table:table-row table:style-name="ro1">
          <table:table-cell office:value-type="float" office:value="21.64" calcext:value-type="float">
            <text:p>21.64</text:p>
          </table:table-cell>
          <table:table-cell office:value-type="float" office:value="0" calcext:value-type="float">
            <text:p>0</text:p>
          </table:table-cell>
          <table:table-cell office:value-type="float" office:value="0.08942299938383" calcext:value-type="float">
            <text:p>0.08942299938383</text:p>
          </table:table-cell>
          <table:table-cell office:value-type="float" office:value="-0.0043286944374339" calcext:value-type="float">
            <text:p>-0.004328694437434</text:p>
          </table:table-cell>
          <table:table-cell office:value-type="float" office:value="0.000011435964457538" calcext:value-type="float">
            <text:p>1.1435964457538E-05</text:p>
          </table:table-cell>
          <table:table-cell/>
          <table:table-cell office:value-type="float" office:value="-0.0026780152751765" calcext:value-type="float">
            <text:p>-0.002678015275177</text:p>
          </table:table-cell>
          <table:table-cell office:value-type="float" office:value="0.0015833470280344" calcext:value-type="float">
            <text:p>0.001583347028034</text:p>
          </table:table-cell>
        </table:table-row>
        <table:table-row table:style-name="ro1">
          <table:table-cell office:value-type="float" office:value="21.66" calcext:value-type="float">
            <text:p>21.66</text:p>
          </table:table-cell>
          <table:table-cell office:value-type="float" office:value="0" calcext:value-type="float">
            <text:p>0</text:p>
          </table:table-cell>
          <table:table-cell office:value-type="float" office:value="0.089047148515149" calcext:value-type="float">
            <text:p>0.089047148515149</text:p>
          </table:table-cell>
          <table:table-cell office:value-type="float" office:value="-0.0042959925081076" calcext:value-type="float">
            <text:p>-0.004295992508108</text:p>
          </table:table-cell>
          <table:table-cell office:value-type="float" office:value="0.00038605357908987" calcext:value-type="float">
            <text:p>0.00038605357909</text:p>
          </table:table-cell>
          <table:table-cell/>
          <table:table-cell office:value-type="float" office:value="-0.0026459204699101" calcext:value-type="float">
            <text:p>-0.00264592046991</text:p>
          </table:table-cell>
          <table:table-cell office:value-type="float" office:value="0.0019632602079249" calcext:value-type="float">
            <text:p>0.001963260207925</text:p>
          </table:table-cell>
        </table:table-row>
        <table:table-row table:style-name="ro1">
          <table:table-cell office:value-type="float" office:value="21.68" calcext:value-type="float">
            <text:p>21.68</text:p>
          </table:table-cell>
          <table:table-cell office:value-type="float" office:value="0" calcext:value-type="float">
            <text:p>0</text:p>
          </table:table-cell>
          <table:table-cell office:value-type="float" office:value="0.088425840997721" calcext:value-type="float">
            <text:p>0.088425840997721</text:p>
          </table:table-cell>
          <table:table-cell office:value-type="float" office:value="-0.0042611906943071" calcext:value-type="float">
            <text:p>-0.004261190694307</text:p>
          </table:table-cell>
          <table:table-cell office:value-type="float" office:value="0.00075074024191024" calcext:value-type="float">
            <text:p>0.00075074024191</text:p>
          </table:table-cell>
          <table:table-cell/>
          <table:table-cell office:value-type="float" office:value="-0.0026138256646436" calcext:value-type="float">
            <text:p>-0.002613825664644</text:p>
          </table:table-cell>
          <table:table-cell office:value-type="float" office:value="0.002343173387814" calcext:value-type="float">
            <text:p>0.002343173387814</text:p>
          </table:table-cell>
        </table:table-row>
        <table:table-row table:style-name="ro1">
          <table:table-cell office:value-type="float" office:value="21.7" calcext:value-type="float">
            <text:p>21.7</text:p>
          </table:table-cell>
          <table:table-cell office:value-type="float" office:value="0" calcext:value-type="float">
            <text:p>0</text:p>
          </table:table-cell>
          <table:table-cell office:value-type="float" office:value="0.08783702542465" calcext:value-type="float">
            <text:p>0.08783702542465</text:p>
          </table:table-cell>
          <table:table-cell office:value-type="float" office:value="-0.0042250737977462" calcext:value-type="float">
            <text:p>-0.004225073797746</text:p>
          </table:table-cell>
          <table:table-cell office:value-type="float" office:value="0.0011095210668495" calcext:value-type="float">
            <text:p>0.00110952106685</text:p>
          </table:table-cell>
          <table:table-cell/>
          <table:table-cell office:value-type="float" office:value="-0.0025817308593772" calcext:value-type="float">
            <text:p>-0.002581730859377</text:p>
          </table:table-cell>
          <table:table-cell office:value-type="float" office:value="0.0027230865677049" calcext:value-type="float">
            <text:p>0.002723086567705</text:p>
          </table:table-cell>
        </table:table-row>
        <table:table-row table:style-name="ro1">
          <table:table-cell office:value-type="float" office:value="21.72" calcext:value-type="float">
            <text:p>21.72</text:p>
          </table:table-cell>
          <table:table-cell office:value-type="float" office:value="0" calcext:value-type="float">
            <text:p>0</text:p>
          </table:table-cell>
          <table:table-cell office:value-type="float" office:value="0.087324979434565" calcext:value-type="float">
            <text:p>0.087324979434565</text:p>
          </table:table-cell>
          <table:table-cell office:value-type="float" office:value="-0.0041871393194376" calcext:value-type="float">
            <text:p>-0.004187139319438</text:p>
          </table:table-cell>
          <table:table-cell office:value-type="float" office:value="0.0014605978714162" calcext:value-type="float">
            <text:p>0.001460597871416</text:p>
          </table:table-cell>
          <table:table-cell/>
          <table:table-cell office:value-type="float" office:value="-0.0025496360541107" calcext:value-type="float">
            <text:p>-0.002549636054111</text:p>
          </table:table-cell>
          <table:table-cell office:value-type="float" office:value="0.0031029997475947" calcext:value-type="float">
            <text:p>0.003102999747595</text:p>
          </table:table-cell>
        </table:table-row>
        <table:table-row table:style-name="ro1">
          <table:table-cell office:value-type="float" office:value="21.74" calcext:value-type="float">
            <text:p>21.74</text:p>
          </table:table-cell>
          <table:table-cell office:value-type="float" office:value="0" calcext:value-type="float">
            <text:p>0</text:p>
          </table:table-cell>
          <table:table-cell office:value-type="float" office:value="0.087541684427193" calcext:value-type="float">
            <text:p>0.087541684427193</text:p>
          </table:table-cell>
          <table:table-cell office:value-type="float" office:value="-0.0041489848962498" calcext:value-type="float">
            <text:p>-0.00414898489625</text:p>
          </table:table-cell>
          <table:table-cell office:value-type="float" office:value="0.0018106878372099" calcext:value-type="float">
            <text:p>0.00181068783721</text:p>
          </table:table-cell>
          <table:table-cell/>
          <table:table-cell office:value-type="float" office:value="-0.0025175412488443" calcext:value-type="float">
            <text:p>-0.002517541248844</text:p>
          </table:table-cell>
          <table:table-cell office:value-type="float" office:value="0.0034829129274821" calcext:value-type="float">
            <text:p>0.003482912927482</text:p>
          </table:table-cell>
        </table:table-row>
        <table:table-row table:style-name="ro1">
          <table:table-cell office:value-type="float" office:value="21.76" calcext:value-type="float">
            <text:p>21.76</text:p>
          </table:table-cell>
          <table:table-cell office:value-type="float" office:value="0" calcext:value-type="float">
            <text:p>0</text:p>
          </table:table-cell>
          <table:table-cell office:value-type="float" office:value="0.08866134692036" calcext:value-type="float">
            <text:p>0.08866134692036</text:p>
          </table:table-cell>
          <table:table-cell office:value-type="float" office:value="-0.0041099027763289" calcext:value-type="float">
            <text:p>-0.004109902776329</text:p>
          </table:table-cell>
          <table:table-cell office:value-type="float" office:value="0.0021569615514701" calcext:value-type="float">
            <text:p>0.00215696155147</text:p>
          </table:table-cell>
          <table:table-cell/>
          <table:table-cell office:value-type="float" office:value="-0.0024854464435778" calcext:value-type="float">
            <text:p>-0.002485446443578</text:p>
          </table:table-cell>
          <table:table-cell office:value-type="float" office:value="0.0038628261073693" calcext:value-type="float">
            <text:p>0.003862826107369</text:p>
          </table:table-cell>
        </table:table-row>
        <table:table-row table:style-name="ro1">
          <table:table-cell office:value-type="float" office:value="21.78" calcext:value-type="float">
            <text:p>21.78</text:p>
          </table:table-cell>
          <table:table-cell office:value-type="float" office:value="0" calcext:value-type="float">
            <text:p>0</text:p>
          </table:table-cell>
          <table:table-cell office:value-type="float" office:value="0.090265477152151" calcext:value-type="float">
            <text:p>0.090265477152151</text:p>
          </table:table-cell>
          <table:table-cell office:value-type="float" office:value="-0.0040675100385848" calcext:value-type="float">
            <text:p>-0.004067510038585</text:p>
          </table:table-cell>
          <table:table-cell office:value-type="float" office:value="0.002489828147" calcext:value-type="float">
            <text:p>0.002489828147</text:p>
          </table:table-cell>
          <table:table-cell/>
          <table:table-cell office:value-type="float" office:value="-0.0024533516383114" calcext:value-type="float">
            <text:p>-0.002453351638311</text:p>
          </table:table-cell>
          <table:table-cell office:value-type="float" office:value="0.0042427392872598" calcext:value-type="float">
            <text:p>0.00424273928726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0" calcext:value-type="float">
            <text:p>0</text:p>
          </table:table-cell>
          <table:table-cell office:value-type="float" office:value="0.092779218072561" calcext:value-type="float">
            <text:p>0.092779218072561</text:p>
          </table:table-cell>
          <table:table-cell office:value-type="float" office:value="-0.0040249052985515" calcext:value-type="float">
            <text:p>-0.004024905298552</text:p>
          </table:table-cell>
          <table:table-cell office:value-type="float" office:value="0.0028217769656158" calcext:value-type="float">
            <text:p>0.002821776965616</text:p>
          </table:table-cell>
          <table:table-cell/>
          <table:table-cell office:value-type="float" office:value="-0.0024223383110433" calcext:value-type="float">
            <text:p>-0.002422338311043</text:p>
          </table:table-cell>
          <table:table-cell office:value-type="float" office:value="0.0045982263240943" calcext:value-type="float">
            <text:p>0.004598226324094</text:p>
          </table:table-cell>
        </table:table-row>
        <table:table-row table:style-name="ro1">
          <table:table-cell office:value-type="float" office:value="21.82" calcext:value-type="float">
            <text:p>21.82</text:p>
          </table:table-cell>
          <table:table-cell office:value-type="float" office:value="0" calcext:value-type="float">
            <text:p>0</text:p>
          </table:table-cell>
          <table:table-cell office:value-type="float" office:value="0.096028520427512" calcext:value-type="float">
            <text:p>0.096028520427512</text:p>
          </table:table-cell>
          <table:table-cell office:value-type="float" office:value="-0.0039821291326561" calcext:value-type="float">
            <text:p>-0.003982129132656</text:p>
          </table:table-cell>
          <table:table-cell office:value-type="float" office:value="0.0031529900234756" calcext:value-type="float">
            <text:p>0.003152990023476</text:p>
          </table:table-cell>
          <table:table-cell/>
          <table:table-cell office:value-type="float" office:value="-0.0023862837949746" calcext:value-type="float">
            <text:p>-0.002386283794975</text:p>
          </table:table-cell>
          <table:table-cell office:value-type="float" office:value="0.0049057442924104" calcext:value-type="float">
            <text:p>0.00490574429241</text:p>
          </table:table-cell>
        </table:table-row>
        <table:table-row table:style-name="ro1">
          <table:table-cell office:value-type="float" office:value="21.84" calcext:value-type="float">
            <text:p>21.84</text:p>
          </table:table-cell>
          <table:table-cell office:value-type="float" office:value="0" calcext:value-type="float">
            <text:p>0</text:p>
          </table:table-cell>
          <table:table-cell office:value-type="float" office:value="0.09972601087427" calcext:value-type="float">
            <text:p>0.09972601087427</text:p>
          </table:table-cell>
          <table:table-cell office:value-type="float" office:value="-0.0039392152610427" calcext:value-type="float">
            <text:p>-0.003939215261043</text:p>
          </table:table-cell>
          <table:table-cell office:value-type="float" office:value="0.0034836176131616" calcext:value-type="float">
            <text:p>0.003483617613162</text:p>
          </table:table-cell>
          <table:table-cell/>
          <table:table-cell office:value-type="float" office:value="-0.0023457325962594" calcext:value-type="float">
            <text:p>-0.002345732596259</text:p>
          </table:table-cell>
          <table:table-cell office:value-type="float" office:value="0.0051922414937404" calcext:value-type="float">
            <text:p>0.00519224149374</text:p>
          </table:table-cell>
        </table:table-row>
        <table:table-row table:style-name="ro1">
          <table:table-cell office:value-type="float" office:value="21.86" calcext:value-type="float">
            <text:p>21.86</text:p>
          </table:table-cell>
          <table:table-cell office:value-type="float" office:value="0" calcext:value-type="float">
            <text:p>0</text:p>
          </table:table-cell>
          <table:table-cell office:value-type="float" office:value="0.10350814519097" calcext:value-type="float">
            <text:p>0.10350814519097</text:p>
          </table:table-cell>
          <table:table-cell office:value-type="float" office:value="-0.0038932101908734" calcext:value-type="float">
            <text:p>-0.003893210190873</text:p>
          </table:table-cell>
          <table:table-cell office:value-type="float" office:value="0.0038020326723334" calcext:value-type="float">
            <text:p>0.003802032672333</text:p>
          </table:table-cell>
          <table:table-cell/>
          <table:table-cell office:value-type="float" office:value="-0.0022951344296463" calcext:value-type="float">
            <text:p>-0.002295134429646</text:p>
          </table:table-cell>
          <table:table-cell office:value-type="float" office:value="0.0054328412143135" calcext:value-type="float">
            <text:p>0.005432841214314</text:p>
          </table:table-cell>
        </table:table-row>
        <table:table-row table:style-name="ro1">
          <table:table-cell office:value-type="float" office:value="21.88" calcext:value-type="float">
            <text:p>21.88</text:p>
          </table:table-cell>
          <table:table-cell office:value-type="float" office:value="0" calcext:value-type="float">
            <text:p>0</text:p>
          </table:table-cell>
          <table:table-cell office:value-type="float" office:value="0.1074174577009" calcext:value-type="float">
            <text:p>0.1074174577009</text:p>
          </table:table-cell>
          <table:table-cell office:value-type="float" office:value="-0.0038460178432023" calcext:value-type="float">
            <text:p>-0.003846017843202</text:p>
          </table:table-cell>
          <table:table-cell office:value-type="float" office:value="0.0041157443197963" calcext:value-type="float">
            <text:p>0.004115744319796</text:p>
          </table:table-cell>
          <table:table-cell/>
          <table:table-cell office:value-type="float" office:value="-0.0022408159608589" calcext:value-type="float">
            <text:p>-0.002240815960859</text:p>
          </table:table-cell>
          <table:table-cell office:value-type="float" office:value="0.0056562558617093" calcext:value-type="float">
            <text:p>0.005656255861709</text:p>
          </table:table-cell>
        </table:table-row>
        <table:table-row table:style-name="ro1">
          <table:table-cell office:value-type="float" office:value="21.9" calcext:value-type="float">
            <text:p>21.9</text:p>
          </table:table-cell>
          <table:table-cell office:value-type="float" office:value="0" calcext:value-type="float">
            <text:p>0</text:p>
          </table:table-cell>
          <table:table-cell office:value-type="float" office:value="0.11146130847349" calcext:value-type="float">
            <text:p>0.11146130847349</text:p>
          </table:table-cell>
          <table:table-cell office:value-type="float" office:value="-0.0037987033000291" calcext:value-type="float">
            <text:p>-0.003798703300029</text:p>
          </table:table-cell>
          <table:table-cell office:value-type="float" office:value="0.0044289628238342" calcext:value-type="float">
            <text:p>0.004428962823834</text:p>
          </table:table-cell>
          <table:table-cell/>
          <table:table-cell office:value-type="float" office:value="-0.0021867498318961" calcext:value-type="float">
            <text:p>-0.002186749831896</text:p>
          </table:table-cell>
          <table:table-cell office:value-type="float" office:value="0.0058763638740547" calcext:value-type="float">
            <text:p>0.005876363874055</text:p>
          </table:table-cell>
        </table:table-row>
        <table:table-row table:style-name="ro1">
          <table:table-cell office:value-type="float" office:value="21.92" calcext:value-type="float">
            <text:p>21.92</text:p>
          </table:table-cell>
          <table:table-cell office:value-type="float" office:value="0" calcext:value-type="float">
            <text:p>0</text:p>
          </table:table-cell>
          <table:table-cell office:value-type="float" office:value="0.11560972876682" calcext:value-type="float">
            <text:p>0.11560972876682</text:p>
          </table:table-cell>
          <table:table-cell office:value-type="float" office:value="-0.0037512877813662" calcext:value-type="float">
            <text:p>-0.003751287781366</text:p>
          </table:table-cell>
          <table:table-cell office:value-type="float" office:value="0.0047417794098715" calcext:value-type="float">
            <text:p>0.004741779409872</text:p>
          </table:table-cell>
          <table:table-cell/>
          <table:table-cell office:value-type="float" office:value="-0.002138226315099" calcext:value-type="float">
            <text:p>-0.002138226315099</text:p>
          </table:table-cell>
          <table:table-cell office:value-type="float" office:value="0.0060600598804574" calcext:value-type="float">
            <text:p>0.006060059880457</text:p>
          </table:table-cell>
        </table:table-row>
        <table:table-row table:style-name="ro1">
          <table:table-cell office:value-type="float" office:value="21.94" calcext:value-type="float">
            <text:p>21.94</text:p>
          </table:table-cell>
          <table:table-cell office:value-type="float" office:value="0" calcext:value-type="float">
            <text:p>0</text:p>
          </table:table-cell>
          <table:table-cell office:value-type="float" office:value="0.11984528006895" calcext:value-type="float">
            <text:p>0.11984528006895</text:p>
          </table:table-cell>
          <table:table-cell office:value-type="float" office:value="-0.0037037878933454" calcext:value-type="float">
            <text:p>-0.003703787893345</text:p>
          </table:table-cell>
          <table:table-cell office:value-type="float" office:value="0.0050542647918858" calcext:value-type="float">
            <text:p>0.005054264791886</text:p>
          </table:table-cell>
          <table:table-cell/>
          <table:table-cell office:value-type="float" office:value="-0.002089911173498" calcext:value-type="float">
            <text:p>-0.002089911173498</text:p>
          </table:table-cell>
          <table:table-cell office:value-type="float" office:value="0.0062410856111064" calcext:value-type="float">
            <text:p>0.006241085611106</text:p>
          </table:table-cell>
        </table:table-row>
        <table:table-row table:style-name="ro1">
          <table:table-cell office:value-type="float" office:value="21.96" calcext:value-type="float">
            <text:p>21.96</text:p>
          </table:table-cell>
          <table:table-cell office:value-type="float" office:value="0" calcext:value-type="float">
            <text:p>0</text:p>
          </table:table-cell>
          <table:table-cell office:value-type="float" office:value="0.12415729832551" calcext:value-type="float">
            <text:p>0.12415729832551</text:p>
          </table:table-cell>
          <table:table-cell office:value-type="float" office:value="-0.0036562166351235" calcext:value-type="float">
            <text:p>-0.003656216635124</text:p>
          </table:table-cell>
          <table:table-cell office:value-type="float" office:value="0.0053664737562003" calcext:value-type="float">
            <text:p>0.0053664737562</text:p>
          </table:table-cell>
          <table:table-cell/>
          <table:table-cell office:value-type="float" office:value="-0.0020415141572576" calcext:value-type="float">
            <text:p>-0.002041514157258</text:p>
          </table:table-cell>
          <table:table-cell office:value-type="float" office:value="0.006421295760111" calcext:value-type="float">
            <text:p>0.006421295760111</text:p>
          </table:table-cell>
        </table:table-row>
        <table:table-row table:style-name="ro1">
          <table:table-cell office:value-type="float" office:value="21.98" calcext:value-type="float">
            <text:p>21.98</text:p>
          </table:table-cell>
          <table:table-cell office:value-type="float" office:value="0" calcext:value-type="float">
            <text:p>0</text:p>
          </table:table-cell>
          <table:table-cell office:value-type="float" office:value="0.12853914103686" calcext:value-type="float">
            <text:p>0.12853914103686</text:p>
          </table:table-cell>
          <table:table-cell office:value-type="float" office:value="-0.0036085842213374" calcext:value-type="float">
            <text:p>-0.003608584221337</text:p>
          </table:table-cell>
          <table:table-cell office:value-type="float" office:value="0.005678448877174" calcext:value-type="float">
            <text:p>0.005678448877174</text:p>
          </table:table-cell>
          <table:table-cell/>
          <table:table-cell office:value-type="float" office:value="-0.0019930388673751" calcext:value-type="float">
            <text:p>-0.001993038867375</text:p>
          </table:table-cell>
          <table:table-cell office:value-type="float" office:value="0.0066007363435161" calcext:value-type="float">
            <text:p>0.00660073634351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0.13298670317264" calcext:value-type="float">
            <text:p>0.13298670317264</text:p>
          </table:table-cell>
          <table:table-cell office:value-type="float" office:value="-0.0035608987332829" calcext:value-type="float">
            <text:p>-0.003560898733283</text:p>
          </table:table-cell>
          <table:table-cell office:value-type="float" office:value="0.0059902234399408" calcext:value-type="float">
            <text:p>0.005990223439941</text:p>
          </table:table-cell>
          <table:table-cell/>
          <table:table-cell office:value-type="float" office:value="-0.0019444886898959" calcext:value-type="float">
            <text:p>-0.001944488689896</text:p>
          </table:table-cell>
          <table:table-cell office:value-type="float" office:value="0.0067794500068483" calcext:value-type="float">
            <text:p>0.006779450006848</text:p>
          </table:table-cell>
        </table:table-row>
        <table:table-row table:style-name="ro1">
          <table:table-cell office:value-type="float" office:value="22.02" calcext:value-type="float">
            <text:p>22.02</text:p>
          </table:table-cell>
          <table:table-cell office:value-type="float" office:value="0" calcext:value-type="float">
            <text:p>0</text:p>
          </table:table-cell>
          <table:table-cell office:value-type="float" office:value="0.1369974884479" calcext:value-type="float">
            <text:p>0.1369974884479</text:p>
          </table:table-cell>
          <table:table-cell office:value-type="float" office:value="-0.0035086560344623" calcext:value-type="float">
            <text:p>-0.003508656034462</text:p>
          </table:table-cell>
          <table:table-cell office:value-type="float" office:value="0.0062800905248877" calcext:value-type="float">
            <text:p>0.006280090524888</text:p>
          </table:table-cell>
          <table:table-cell/>
          <table:table-cell office:value-type="float" office:value="-0.0018958668122959" calcext:value-type="float">
            <text:p>-0.001895866812296</text:p>
          </table:table-cell>
          <table:table-cell office:value-type="float" office:value="0.0069574763197244" calcext:value-type="float">
            <text:p>0.006957476319724</text:p>
          </table:table-cell>
        </table:table-row>
        <table:table-row table:style-name="ro1">
          <table:table-cell office:value-type="float" office:value="22.04" calcext:value-type="float">
            <text:p>22.04</text:p>
          </table:table-cell>
          <table:table-cell office:value-type="float" office:value="0" calcext:value-type="float">
            <text:p>0</text:p>
          </table:table-cell>
          <table:table-cell office:value-type="float" office:value="0.14078272206367" calcext:value-type="float">
            <text:p>0.14078272206367</text:p>
          </table:table-cell>
          <table:table-cell office:value-type="float" office:value="-0.003453968243338" calcext:value-type="float">
            <text:p>-0.003453968243338</text:p>
          </table:table-cell>
          <table:table-cell office:value-type="float" office:value="0.0065581824343323" calcext:value-type="float">
            <text:p>0.006558182434332</text:p>
          </table:table-cell>
          <table:table-cell/>
          <table:table-cell office:value-type="float" office:value="-0.0018471762387162" calcext:value-type="float">
            <text:p>-0.001847176238716</text:p>
          </table:table-cell>
          <table:table-cell office:value-type="float" office:value="0.0071348520455396" calcext:value-type="float">
            <text:p>0.00713485204554</text:p>
          </table:table-cell>
        </table:table-row>
        <table:table-row table:style-name="ro1">
          <table:table-cell office:value-type="float" office:value="22.06" calcext:value-type="float">
            <text:p>22.06</text:p>
          </table:table-cell>
          <table:table-cell office:value-type="float" office:value="0" calcext:value-type="float">
            <text:p>0</text:p>
          </table:table-cell>
          <table:table-cell office:value-type="float" office:value="0.14455982987134" calcext:value-type="float">
            <text:p>0.14455982987134</text:p>
          </table:table-cell>
          <table:table-cell office:value-type="float" office:value="-0.003398563891432" calcext:value-type="float">
            <text:p>-0.003398563891432</text:p>
          </table:table-cell>
          <table:table-cell office:value-type="float" office:value="0.0068330393134464" calcext:value-type="float">
            <text:p>0.006833039313446</text:p>
          </table:table-cell>
          <table:table-cell/>
          <table:table-cell office:value-type="float" office:value="-0.0017984198041307" calcext:value-type="float">
            <text:p>-0.001798419804131</text:p>
          </table:table-cell>
          <table:table-cell office:value-type="float" office:value="0.0073116113879028" calcext:value-type="float">
            <text:p>0.007311611387903</text:p>
          </table:table-cell>
        </table:table-row>
        <table:table-row table:style-name="ro1">
          <table:table-cell office:value-type="float" office:value="22.08" calcext:value-type="float">
            <text:p>22.08</text:p>
          </table:table-cell>
          <table:table-cell office:value-type="float" office:value="0" calcext:value-type="float">
            <text:p>0</text:p>
          </table:table-cell>
          <table:table-cell office:value-type="float" office:value="0.14815701916736" calcext:value-type="float">
            <text:p>0.14815701916736</text:p>
          </table:table-cell>
          <table:table-cell office:value-type="float" office:value="-0.0033410360201201" calcext:value-type="float">
            <text:p>-0.00334103602012</text:p>
          </table:table-cell>
          <table:table-cell office:value-type="float" office:value="0.0070983574346371" calcext:value-type="float">
            <text:p>0.007098357434637</text:p>
          </table:table-cell>
          <table:table-cell/>
          <table:table-cell office:value-type="float" office:value="-0.0017496001874182" calcext:value-type="float">
            <text:p>-0.001749600187418</text:p>
          </table:table-cell>
          <table:table-cell office:value-type="float" office:value="0.0074877862150086" calcext:value-type="float">
            <text:p>0.007487786215009</text:p>
          </table:table-cell>
        </table:table-row>
        <table:table-row table:style-name="ro1">
          <table:table-cell office:value-type="float" office:value="22.1" calcext:value-type="float">
            <text:p>22.1</text:p>
          </table:table-cell>
          <table:table-cell office:value-type="float" office:value="0" calcext:value-type="float">
            <text:p>0</text:p>
          </table:table-cell>
          <table:table-cell office:value-type="float" office:value="0.1503708181466" calcext:value-type="float">
            <text:p>0.1503708181466</text:p>
          </table:table-cell>
          <table:table-cell office:value-type="float" office:value="-0.0032705144930067" calcext:value-type="float">
            <text:p>-0.003270514493007</text:p>
          </table:table-cell>
          <table:table-cell office:value-type="float" office:value="0.0073076649285273" calcext:value-type="float">
            <text:p>0.007307664928527</text:p>
          </table:table-cell>
          <table:table-cell/>
          <table:table-cell office:value-type="float" office:value="-0.0017007199234074" calcext:value-type="float">
            <text:p>-0.001700719923407</text:p>
          </table:table-cell>
          <table:table-cell office:value-type="float" office:value="0.0076634062635841" calcext:value-type="float">
            <text:p>0.007663406263584</text:p>
          </table:table-cell>
        </table:table-row>
        <table:table-row table:style-name="ro1">
          <table:table-cell office:value-type="float" office:value="22.12" calcext:value-type="float">
            <text:p>22.12</text:p>
          </table:table-cell>
          <table:table-cell office:value-type="float" office:value="0" calcext:value-type="float">
            <text:p>0</text:p>
          </table:table-cell>
          <table:table-cell office:value-type="float" office:value="0.15112733284217" calcext:value-type="float">
            <text:p>0.15112733284217</text:p>
          </table:table-cell>
          <table:table-cell office:value-type="float" office:value="-0.0031862519097241" calcext:value-type="float">
            <text:p>-0.003186251909724</text:p>
          </table:table-cell>
          <table:table-cell office:value-type="float" office:value="0.0074586154422194" calcext:value-type="float">
            <text:p>0.007458615442219</text:p>
          </table:table-cell>
          <table:table-cell/>
          <table:table-cell office:value-type="float" office:value="-0.0016517814139474" calcext:value-type="float">
            <text:p>-0.001651781413947</text:p>
          </table:table-cell>
          <table:table-cell office:value-type="float" office:value="0.0078384993239474" calcext:value-type="float">
            <text:p>0.007838499323947</text:p>
          </table:table-cell>
        </table:table-row>
        <table:table-row table:style-name="ro1">
          <table:table-cell office:value-type="float" office:value="22.14" calcext:value-type="float">
            <text:p>22.14</text:p>
          </table:table-cell>
          <table:table-cell office:value-type="float" office:value="0" calcext:value-type="float">
            <text:p>0</text:p>
          </table:table-cell>
          <table:table-cell office:value-type="float" office:value="0.15120949304376" calcext:value-type="float">
            <text:p>0.15120949304376</text:p>
          </table:table-cell>
          <table:table-cell office:value-type="float" office:value="-0.0030933884876628" calcext:value-type="float">
            <text:p>-0.003093388487663</text:p>
          </table:table-cell>
          <table:table-cell office:value-type="float" office:value="0.0075741068019108" calcext:value-type="float">
            <text:p>0.007574106801911</text:p>
          </table:table-cell>
          <table:table-cell/>
          <table:table-cell office:value-type="float" office:value="-0.0016028879501112" calcext:value-type="float">
            <text:p>-0.001602887950111</text:p>
          </table:table-cell>
          <table:table-cell office:value-type="float" office:value="0.0080094028749395" calcext:value-type="float">
            <text:p>0.00800940287494</text:p>
          </table:table-cell>
        </table:table-row>
        <table:table-row table:style-name="ro1">
          <table:table-cell office:value-type="float" office:value="22.16" calcext:value-type="float">
            <text:p>22.16</text:p>
          </table:table-cell>
          <table:table-cell office:value-type="float" office:value="0" calcext:value-type="float">
            <text:p>0</text:p>
          </table:table-cell>
          <table:table-cell office:value-type="float" office:value="0.15164783484807" calcext:value-type="float">
            <text:p>0.15164783484807</text:p>
          </table:table-cell>
          <table:table-cell office:value-type="float" office:value="-0.0030000267491255" calcext:value-type="float">
            <text:p>-0.003000026749126</text:p>
          </table:table-cell>
          <table:table-cell office:value-type="float" office:value="0.0076874688850828" calcext:value-type="float">
            <text:p>0.007687468885083</text:p>
          </table:table-cell>
          <table:table-cell/>
          <table:table-cell office:value-type="float" office:value="-0.0015552417731324" calcext:value-type="float">
            <text:p>-0.001555241773132</text:p>
          </table:table-cell>
          <table:table-cell office:value-type="float" office:value="0.0081422999737964" calcext:value-type="float">
            <text:p>0.008142299973796</text:p>
          </table:table-cell>
        </table:table-row>
        <table:table-row table:style-name="ro1">
          <table:table-cell office:value-type="float" office:value="22.18" calcext:value-type="float">
            <text:p>22.18</text:p>
          </table:table-cell>
          <table:table-cell office:value-type="float" office:value="0" calcext:value-type="float">
            <text:p>0</text:p>
          </table:table-cell>
          <table:table-cell office:value-type="float" office:value="0.15256482679813" calcext:value-type="float">
            <text:p>0.15256482679813</text:p>
          </table:table-cell>
          <table:table-cell office:value-type="float" office:value="-0.0029062618255465" calcext:value-type="float">
            <text:p>-0.002906261825547</text:p>
          </table:table-cell>
          <table:table-cell office:value-type="float" office:value="0.0077991080211021" calcext:value-type="float">
            <text:p>0.007799108021102</text:p>
          </table:table-cell>
          <table:table-cell/>
          <table:table-cell office:value-type="float" office:value="-0.0015080462328305" calcext:value-type="float">
            <text:p>-0.001508046232831</text:p>
          </table:table-cell>
          <table:table-cell office:value-type="float" office:value="0.0082649676206792" calcext:value-type="float">
            <text:p>0.008264967620679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0" calcext:value-type="float">
            <text:p>0</text:p>
          </table:table-cell>
          <table:table-cell office:value-type="float" office:value="0.15388600713946" calcext:value-type="float">
            <text:p>0.15388600713946</text:p>
          </table:table-cell>
          <table:table-cell office:value-type="float" office:value="-0.0028121664350024" calcext:value-type="float">
            <text:p>-0.002812166435002</text:p>
          </table:table-cell>
          <table:table-cell office:value-type="float" office:value="0.0079093346653288" calcext:value-type="float">
            <text:p>0.007909334665329</text:p>
          </table:table-cell>
          <table:table-cell/>
          <table:table-cell office:value-type="float" office:value="-0.001460937878604" calcext:value-type="float">
            <text:p>-0.001460937878604</text:p>
          </table:table-cell>
          <table:table-cell office:value-type="float" office:value="0.0083868890070642" calcext:value-type="float">
            <text:p>0.008386889007064</text:p>
          </table:table-cell>
        </table:table-row>
        <table:table-row table:style-name="ro1">
          <table:table-cell office:value-type="float" office:value="22.22" calcext:value-type="float">
            <text:p>22.22</text:p>
          </table:table-cell>
          <table:table-cell office:value-type="float" office:value="0" calcext:value-type="float">
            <text:p>0</text:p>
          </table:table-cell>
          <table:table-cell office:value-type="float" office:value="0.15544111070446" calcext:value-type="float">
            <text:p>0.15544111070446</text:p>
          </table:table-cell>
          <table:table-cell office:value-type="float" office:value="-0.0027168706110215" calcext:value-type="float">
            <text:p>-0.002716870611022</text:p>
          </table:table-cell>
          <table:table-cell office:value-type="float" office:value="0.0080144967260436" calcext:value-type="float">
            <text:p>0.008014496726044</text:p>
          </table:table-cell>
          <table:table-cell/>
          <table:table-cell office:value-type="float" office:value="-0.0014139145938228" calcext:value-type="float">
            <text:p>-0.001413914593823</text:p>
          </table:table-cell>
          <table:table-cell office:value-type="float" office:value="0.0085081094994805" calcext:value-type="float">
            <text:p>0.008508109499481</text:p>
          </table:table-cell>
        </table:table-row>
        <table:table-row table:style-name="ro1">
          <table:table-cell office:value-type="float" office:value="22.24" calcext:value-type="float">
            <text:p>22.24</text:p>
          </table:table-cell>
          <table:table-cell office:value-type="float" office:value="0" calcext:value-type="float">
            <text:p>0</text:p>
          </table:table-cell>
          <table:table-cell office:value-type="float" office:value="0.1571520756013" calcext:value-type="float">
            <text:p>0.1571520756013</text:p>
          </table:table-cell>
          <table:table-cell office:value-type="float" office:value="-0.0026197680327783" calcext:value-type="float">
            <text:p>-0.002619768032778</text:p>
          </table:table-cell>
          <table:table-cell office:value-type="float" office:value="0.0081122357273732" calcext:value-type="float">
            <text:p>0.008112235727373</text:p>
          </table:table-cell>
          <table:table-cell/>
          <table:table-cell office:value-type="float" office:value="-0.0013622193872115" calcext:value-type="float">
            <text:p>-0.001362219387212</text:p>
          </table:table-cell>
          <table:table-cell office:value-type="float" office:value="0.008608134060557" calcext:value-type="float">
            <text:p>0.008608134060557</text:p>
          </table:table-cell>
        </table:table-row>
        <table:table-row table:style-name="ro1">
          <table:table-cell office:value-type="float" office:value="22.26" calcext:value-type="float">
            <text:p>22.26</text:p>
          </table:table-cell>
          <table:table-cell office:value-type="float" office:value="0" calcext:value-type="float">
            <text:p>0</text:p>
          </table:table-cell>
          <table:table-cell office:value-type="float" office:value="0.15896973412988" calcext:value-type="float">
            <text:p>0.15896973412988</text:p>
          </table:table-cell>
          <table:table-cell office:value-type="float" office:value="-0.0025211853147265" calcext:value-type="float">
            <text:p>-0.002521185314727</text:p>
          </table:table-cell>
          <table:table-cell office:value-type="float" office:value="0.0082038279195901" calcext:value-type="float">
            <text:p>0.00820382791959</text:p>
          </table:table-cell>
          <table:table-cell/>
          <table:table-cell office:value-type="float" office:value="-0.0013039166448046" calcext:value-type="float">
            <text:p>-0.001303916644805</text:p>
          </table:table-cell>
          <table:table-cell office:value-type="float" office:value="0.0086797885998985" calcext:value-type="float">
            <text:p>0.008679788599899</text:p>
          </table:table-cell>
        </table:table-row>
        <table:table-row table:style-name="ro1">
          <table:table-cell office:value-type="float" office:value="22.28" calcext:value-type="float">
            <text:p>22.28</text:p>
          </table:table-cell>
          <table:table-cell office:value-type="float" office:value="0" calcext:value-type="float">
            <text:p>0</text:p>
          </table:table-cell>
          <table:table-cell office:value-type="float" office:value="0.16064622758969" calcext:value-type="float">
            <text:p>0.16064622758969</text:p>
          </table:table-cell>
          <table:table-cell office:value-type="float" office:value="-0.0024215825227296" calcext:value-type="float">
            <text:p>-0.00242158252273</text:p>
          </table:table-cell>
          <table:table-cell office:value-type="float" office:value="0.0082889034606099" calcext:value-type="float">
            <text:p>0.00828890346061</text:p>
          </table:table-cell>
          <table:table-cell/>
          <table:table-cell office:value-type="float" office:value="-0.0012447509495611" calcext:value-type="float">
            <text:p>-0.001244750949561</text:p>
          </table:table-cell>
          <table:table-cell office:value-type="float" office:value="0.008747459747177" calcext:value-type="float">
            <text:p>0.008747459747177</text:p>
          </table:table-cell>
        </table:table-row>
        <table:table-row table:style-name="ro1">
          <table:table-cell office:value-type="float" office:value="22.3" calcext:value-type="float">
            <text:p>22.3</text:p>
          </table:table-cell>
          <table:table-cell office:value-type="float" office:value="0" calcext:value-type="float">
            <text:p>0</text:p>
          </table:table-cell>
          <table:table-cell office:value-type="float" office:value="0.16251041591988" calcext:value-type="float">
            <text:p>0.16251041591988</text:p>
          </table:table-cell>
          <table:table-cell office:value-type="float" office:value="-0.0023218007924969" calcext:value-type="float">
            <text:p>-0.002321800792497</text:p>
          </table:table-cell>
          <table:table-cell office:value-type="float" office:value="0.0083732957613859" calcext:value-type="float">
            <text:p>0.008373295761386</text:p>
          </table:table-cell>
          <table:table-cell/>
          <table:table-cell office:value-type="float" office:value="-0.0011854390712688" calcext:value-type="float">
            <text:p>-0.001185439071269</text:p>
          </table:table-cell>
          <table:table-cell office:value-type="float" office:value="0.0088142047102657" calcext:value-type="float">
            <text:p>0.008814204710266</text:p>
          </table:table-cell>
        </table:table-row>
        <table:table-row table:style-name="ro1">
          <table:table-cell office:value-type="float" office:value="22.32" calcext:value-type="float">
            <text:p>22.32</text:p>
          </table:table-cell>
          <table:table-cell office:value-type="float" office:value="0" calcext:value-type="float">
            <text:p>0</text:p>
          </table:table-cell>
          <table:table-cell office:value-type="float" office:value="0.1645108410534" calcext:value-type="float">
            <text:p>0.1645108410534</text:p>
          </table:table-cell>
          <table:table-cell office:value-type="float" office:value="-0.0022227778119306" calcext:value-type="float">
            <text:p>-0.002222777811931</text:p>
          </table:table-cell>
          <table:table-cell office:value-type="float" office:value="0.0084546354906439" calcext:value-type="float">
            <text:p>0.008454635490644</text:p>
          </table:table-cell>
          <table:table-cell/>
          <table:table-cell office:value-type="float" office:value="-0.0011259926734955" calcext:value-type="float">
            <text:p>-0.001125992673496</text:p>
          </table:table-cell>
          <table:table-cell office:value-type="float" office:value="0.0088801017521543" calcext:value-type="float">
            <text:p>0.008880101752154</text:p>
          </table:table-cell>
        </table:table-row>
        <table:table-row table:style-name="ro1">
          <table:table-cell office:value-type="float" office:value="22.34" calcext:value-type="float">
            <text:p>22.34</text:p>
          </table:table-cell>
          <table:table-cell office:value-type="float" office:value="0" calcext:value-type="float">
            <text:p>0</text:p>
          </table:table-cell>
          <table:table-cell office:value-type="float" office:value="0.16632085127408" calcext:value-type="float">
            <text:p>0.16632085127408</text:p>
          </table:table-cell>
          <table:table-cell office:value-type="float" office:value="-0.0021227810677512" calcext:value-type="float">
            <text:p>-0.002122781067751</text:p>
          </table:table-cell>
          <table:table-cell office:value-type="float" office:value="0.0085292313249619" calcext:value-type="float">
            <text:p>0.008529231324962</text:p>
          </table:table-cell>
          <table:table-cell/>
          <table:table-cell office:value-type="float" office:value="-0.0010664224150454" calcext:value-type="float">
            <text:p>-0.001066422415045</text:p>
          </table:table-cell>
          <table:table-cell office:value-type="float" office:value="0.0089452219506181" calcext:value-type="float">
            <text:p>0.008945221950618</text:p>
          </table:table-cell>
        </table:table-row>
        <table:table-row table:style-name="ro1">
          <table:table-cell office:value-type="float" office:value="22.36" calcext:value-type="float">
            <text:p>22.36</text:p>
          </table:table-cell>
          <table:table-cell office:value-type="float" office:value="0" calcext:value-type="float">
            <text:p>0</text:p>
          </table:table-cell>
          <table:table-cell office:value-type="float" office:value="0.16814364800614" calcext:value-type="float">
            <text:p>0.16814364800614</text:p>
          </table:table-cell>
          <table:table-cell office:value-type="float" office:value="-0.0020221405704043" calcext:value-type="float">
            <text:p>-0.002022140570404</text:p>
          </table:table-cell>
          <table:table-cell office:value-type="float" office:value="0.0086016244586567" calcext:value-type="float">
            <text:p>0.008601624458657</text:p>
          </table:table-cell>
          <table:table-cell/>
          <table:table-cell office:value-type="float" office:value="-0.0010067380309668" calcext:value-type="float">
            <text:p>-0.001006738030967</text:p>
          </table:table-cell>
          <table:table-cell office:value-type="float" office:value="0.0090096298526848" calcext:value-type="float">
            <text:p>0.009009629852685</text:p>
          </table:table-cell>
        </table:table-row>
        <table:table-row table:style-name="ro1">
          <table:table-cell office:value-type="float" office:value="22.38" calcext:value-type="float">
            <text:p>22.38</text:p>
          </table:table-cell>
          <table:table-cell office:value-type="float" office:value="0" calcext:value-type="float">
            <text:p>0</text:p>
          </table:table-cell>
          <table:table-cell office:value-type="float" office:value="0.17006090623758" calcext:value-type="float">
            <text:p>0.17006090623758</text:p>
          </table:table-cell>
          <table:table-cell office:value-type="float" office:value="-0.001921311074974" calcext:value-type="float">
            <text:p>-0.001921311074974</text:p>
          </table:table-cell>
          <table:table-cell office:value-type="float" office:value="0.0086733452179636" calcext:value-type="float">
            <text:p>0.008673345217964</text:p>
          </table:table-cell>
          <table:table-cell/>
          <table:table-cell office:value-type="float" office:value="-0.00094694840996546" calcext:value-type="float">
            <text:p>-0.000946948409965</text:p>
          </table:table-cell>
          <table:table-cell office:value-type="float" office:value="0.0090733840809208" calcext:value-type="float">
            <text:p>0.009073384080921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0" calcext:value-type="float">
            <text:p>0</text:p>
          </table:table-cell>
          <table:table-cell office:value-type="float" office:value="0.1720559491932" calcext:value-type="float">
            <text:p>0.1720559491932</text:p>
          </table:table-cell>
          <table:table-cell office:value-type="float" office:value="-0.0018203037813843" calcext:value-type="float">
            <text:p>-0.001820303781384</text:p>
          </table:table-cell>
          <table:table-cell office:value-type="float" office:value="0.0087444370604496" calcext:value-type="float">
            <text:p>0.00874443706045</text:p>
          </table:table-cell>
          <table:table-cell/>
          <table:table-cell office:value-type="float" office:value="-0.00088706166758594" calcext:value-type="float">
            <text:p>-0.000887061667586</text:p>
          </table:table-cell>
          <table:table-cell office:value-type="float" office:value="0.0091365378919098" calcext:value-type="float">
            <text:p>0.00913653789191</text:p>
          </table:table-cell>
        </table:table-row>
        <table:table-row table:style-name="ro1">
          <table:table-cell office:value-type="float" office:value="22.42" calcext:value-type="float">
            <text:p>22.42</text:p>
          </table:table-cell>
          <table:table-cell office:value-type="float" office:value="0" calcext:value-type="float">
            <text:p>0</text:p>
          </table:table-cell>
          <table:table-cell office:value-type="float" office:value="0.17411434406267" calcext:value-type="float">
            <text:p>0.17411434406267</text:p>
          </table:table-cell>
          <table:table-cell office:value-type="float" office:value="-0.0017191284234162" calcext:value-type="float">
            <text:p>-0.001719128423416</text:p>
          </table:table-cell>
          <table:table-cell office:value-type="float" office:value="0.0088149376394354" calcext:value-type="float">
            <text:p>0.008814937639435</text:p>
          </table:table-cell>
          <table:table-cell/>
          <table:table-cell office:value-type="float" office:value="-0.00082533787968365" calcext:value-type="float">
            <text:p>-0.000825337879684</text:p>
          </table:table-cell>
          <table:table-cell office:value-type="float" office:value="0.0091932449985523" calcext:value-type="float">
            <text:p>0.009193244998552</text:p>
          </table:table-cell>
        </table:table-row>
        <table:table-row table:style-name="ro1">
          <table:table-cell office:value-type="float" office:value="22.44" calcext:value-type="float">
            <text:p>22.44</text:p>
          </table:table-cell>
          <table:table-cell office:value-type="float" office:value="0" calcext:value-type="float">
            <text:p>0</text:p>
          </table:table-cell>
          <table:table-cell office:value-type="float" office:value="0.17622416912591" calcext:value-type="float">
            <text:p>0.17622416912591</text:p>
          </table:table-cell>
          <table:table-cell office:value-type="float" office:value="-0.0016177936348033" calcext:value-type="float">
            <text:p>-0.001617793634803</text:p>
          </table:table-cell>
          <table:table-cell office:value-type="float" office:value="0.008884880252948" calcext:value-type="float">
            <text:p>0.008884880252948</text:p>
          </table:table-cell>
          <table:table-cell/>
          <table:table-cell office:value-type="float" office:value="-0.00076286542332416" calcext:value-type="float">
            <text:p>-0.000762865423324</text:p>
          </table:table-cell>
          <table:table-cell office:value-type="float" office:value="0.0092472203755075" calcext:value-type="float">
            <text:p>0.009247220375508</text:p>
          </table:table-cell>
        </table:table-row>
        <table:table-row table:style-name="ro1">
          <table:table-cell office:value-type="float" office:value="22.46" calcext:value-type="float">
            <text:p>22.46</text:p>
          </table:table-cell>
          <table:table-cell office:value-type="float" office:value="0" calcext:value-type="float">
            <text:p>0</text:p>
          </table:table-cell>
          <table:table-cell office:value-type="float" office:value="0.17837581629009" calcext:value-type="float">
            <text:p>0.17837581629009</text:p>
          </table:table-cell>
          <table:table-cell office:value-type="float" office:value="-0.0015163072005254" calcext:value-type="float">
            <text:p>-0.001516307200525</text:p>
          </table:table-cell>
          <table:table-cell office:value-type="float" office:value="0.0089542948291347" calcext:value-type="float">
            <text:p>0.008954294829135</text:p>
          </table:table-cell>
          <table:table-cell/>
          <table:table-cell office:value-type="float" office:value="-0.00069767972062082" calcext:value-type="float">
            <text:p>-0.000697679720621</text:p>
          </table:table-cell>
          <table:table-cell office:value-type="float" office:value="0.0092921050296451" calcext:value-type="float">
            <text:p>0.009292105029645</text:p>
          </table:table-cell>
        </table:table-row>
        <table:table-row table:style-name="ro1">
          <table:table-cell office:value-type="float" office:value="22.48" calcext:value-type="float">
            <text:p>22.48</text:p>
          </table:table-cell>
          <table:table-cell office:value-type="float" office:value="0" calcext:value-type="float">
            <text:p>0</text:p>
          </table:table-cell>
          <table:table-cell office:value-type="float" office:value="0.18056162299207" calcext:value-type="float">
            <text:p>0.18056162299207</text:p>
          </table:table-cell>
          <table:table-cell office:value-type="float" office:value="-0.0014146762346443" calcext:value-type="float">
            <text:p>-0.001414676234644</text:p>
          </table:table-cell>
          <table:table-cell office:value-type="float" office:value="0.0090232086228407" calcext:value-type="float">
            <text:p>0.009023208622841</text:p>
          </table:table-cell>
          <table:table-cell/>
          <table:table-cell office:value-type="float" office:value="-0.00063248912736264" calcext:value-type="float">
            <text:p>-0.000632489127363</text:p>
          </table:table-cell>
          <table:table-cell office:value-type="float" office:value="0.0093367195157419" calcext:value-type="float">
            <text:p>0.009336719515742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0" calcext:value-type="float">
            <text:p>0</text:p>
          </table:table-cell>
          <table:table-cell office:value-type="float" office:value="0.18277549043386" calcext:value-type="float">
            <text:p>0.18277549043386</text:p>
          </table:table-cell>
          <table:table-cell office:value-type="float" office:value="-0.0013129073076445" calcext:value-type="float">
            <text:p>-0.001312907307645</text:p>
          </table:table-cell>
          <table:table-cell office:value-type="float" office:value="0.0090916467073747" calcext:value-type="float">
            <text:p>0.009091646707375</text:p>
          </table:table-cell>
          <table:table-cell/>
          <table:table-cell office:value-type="float" office:value="-0.00056729626311237" calcext:value-type="float">
            <text:p>-0.000567296263112</text:p>
          </table:table-cell>
          <table:table-cell office:value-type="float" office:value="0.0093810880163417" calcext:value-type="float">
            <text:p>0.009381088016342</text:p>
          </table:table-cell>
        </table:table-row>
        <table:table-row table:style-name="ro1">
          <table:table-cell office:value-type="float" office:value="22.52" calcext:value-type="float">
            <text:p>22.52</text:p>
          </table:table-cell>
          <table:table-cell office:value-type="float" office:value="0" calcext:value-type="float">
            <text:p>0</text:p>
          </table:table-cell>
          <table:table-cell office:value-type="float" office:value="0.18501255035835" calcext:value-type="float">
            <text:p>0.18501255035835</text:p>
          </table:table-cell>
          <table:table-cell office:value-type="float" office:value="-0.0012110065403888" calcext:value-type="float">
            <text:p>-0.001211006540389</text:p>
          </table:table-cell>
          <table:table-cell office:value-type="float" office:value="0.0091596323447127" calcext:value-type="float">
            <text:p>0.009159632344713</text:p>
          </table:table-cell>
          <table:table-cell/>
          <table:table-cell office:value-type="float" office:value="-0.0005021034523192" calcext:value-type="float">
            <text:p>-0.000502103452319</text:p>
          </table:table-cell>
          <table:table-cell office:value-type="float" office:value="0.0094252323847177" calcext:value-type="float">
            <text:p>0.009425232384718</text:p>
          </table:table-cell>
        </table:table-row>
        <table:table-row table:style-name="ro1">
          <table:table-cell office:value-type="float" office:value="22.54" calcext:value-type="float">
            <text:p>22.54</text:p>
          </table:table-cell>
          <table:table-cell office:value-type="float" office:value="0" calcext:value-type="float">
            <text:p>0</text:p>
          </table:table-cell>
          <table:table-cell office:value-type="float" office:value="0.18726802429549" calcext:value-type="float">
            <text:p>0.18726802429549</text:p>
          </table:table-cell>
          <table:table-cell office:value-type="float" office:value="-0.0011089739983357" calcext:value-type="float">
            <text:p>-0.001108973998336</text:p>
          </table:table-cell>
          <table:table-cell office:value-type="float" office:value="0.0092271653444319" calcext:value-type="float">
            <text:p>0.009227165344432</text:p>
          </table:table-cell>
          <table:table-cell/>
          <table:table-cell office:value-type="float" office:value="-0.00043691275381622" calcext:value-type="float">
            <text:p>-0.000436912753816</text:p>
          </table:table-cell>
          <table:table-cell office:value-type="float" office:value="0.0094691723883726" calcext:value-type="float">
            <text:p>0.009469172388373</text:p>
          </table:table-cell>
        </table:table-row>
        <table:table-row table:style-name="ro1">
          <table:table-cell office:value-type="float" office:value="22.56" calcext:value-type="float">
            <text:p>22.56</text:p>
          </table:table-cell>
          <table:table-cell office:value-type="float" office:value="0" calcext:value-type="float">
            <text:p>0</text:p>
          </table:table-cell>
          <table:table-cell office:value-type="float" office:value="0.18931601755211" calcext:value-type="float">
            <text:p>0.18931601755211</text:p>
          </table:table-cell>
          <table:table-cell office:value-type="float" office:value="-0.0010057738748784" calcext:value-type="float">
            <text:p>-0.001005773874878</text:p>
          </table:table-cell>
          <table:table-cell office:value-type="float" office:value="0.0092884306769913" calcext:value-type="float">
            <text:p>0.009288430676991</text:p>
          </table:table-cell>
          <table:table-cell/>
          <table:table-cell office:value-type="float" office:value="-0.00037172598718977" calcext:value-type="float">
            <text:p>-0.00037172598719</text:p>
          </table:table-cell>
          <table:table-cell office:value-type="float" office:value="0.0095129259248463" calcext:value-type="float">
            <text:p>0.009512925924846</text:p>
          </table:table-cell>
        </table:table-row>
        <table:table-row table:style-name="ro1">
          <table:table-cell office:value-type="float" office:value="22.58" calcext:value-type="float">
            <text:p>22.58</text:p>
          </table:table-cell>
          <table:table-cell office:value-type="float" office:value="0" calcext:value-type="float">
            <text:p>0</text:p>
          </table:table-cell>
          <table:table-cell office:value-type="float" office:value="0.1913400807447" calcext:value-type="float">
            <text:p>0.1913400807447</text:p>
          </table:table-cell>
          <table:table-cell office:value-type="float" office:value="-0.00090288831001221" calcext:value-type="float">
            <text:p>-0.000902888310012</text:p>
          </table:table-cell>
          <table:table-cell office:value-type="float" office:value="0.0093479911226681" calcext:value-type="float">
            <text:p>0.009347991122668</text:p>
          </table:table-cell>
          <table:table-cell/>
          <table:table-cell office:value-type="float" office:value="-0.00030654475641336" calcext:value-type="float">
            <text:p>-0.000306544756413</text:p>
          </table:table-cell>
          <table:table-cell office:value-type="float" office:value="0.0095565092131759" calcext:value-type="float">
            <text:p>0.009556509213176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0" calcext:value-type="float">
            <text:p>0</text:p>
          </table:table-cell>
          <table:table-cell office:value-type="float" office:value="0.19326352789388" calcext:value-type="float">
            <text:p>0.19326352789388</text:p>
          </table:table-cell>
          <table:table-cell office:value-type="float" office:value="-0.00079807200702102" calcext:value-type="float">
            <text:p>-0.000798072007021</text:p>
          </table:table-cell>
          <table:table-cell office:value-type="float" office:value="0.0094001498244282" calcext:value-type="float">
            <text:p>0.009400149824428</text:p>
          </table:table-cell>
          <table:table-cell/>
          <table:table-cell office:value-type="float" office:value="-0.0002413704710716" calcext:value-type="float">
            <text:p>-0.000241370471072</text:p>
          </table:table-cell>
          <table:table-cell office:value-type="float" office:value="0.0095999369640327" calcext:value-type="float">
            <text:p>0.009599936964033</text:p>
          </table:table-cell>
        </table:table-row>
        <table:table-row table:style-name="ro1">
          <table:table-cell office:value-type="float" office:value="22.62" calcext:value-type="float">
            <text:p>22.62</text:p>
          </table:table-cell>
          <table:table-cell office:value-type="float" office:value="0" calcext:value-type="float">
            <text:p>0</text:p>
          </table:table-cell>
          <table:table-cell office:value-type="float" office:value="0.19519812678216" calcext:value-type="float">
            <text:p>0.19519812678216</text:p>
          </table:table-cell>
          <table:table-cell office:value-type="float" office:value="-0.00069315434958545" calcext:value-type="float">
            <text:p>-0.000693154349585</text:p>
          </table:table-cell>
          <table:table-cell office:value-type="float" office:value="0.0094519930669943" calcext:value-type="float">
            <text:p>0.009451993066994</text:p>
          </table:table-cell>
          <table:table-cell/>
          <table:table-cell office:value-type="float" office:value="-0.00017673445707579" calcext:value-type="float">
            <text:p>-0.000176734457076</text:p>
          </table:table-cell>
          <table:table-cell office:value-type="float" office:value="0.0096354929493934" calcext:value-type="float">
            <text:p>0.009635492949393</text:p>
          </table:table-cell>
        </table:table-row>
        <table:table-row table:style-name="ro1">
          <table:table-cell office:value-type="float" office:value="22.64" calcext:value-type="float">
            <text:p>22.64</text:p>
          </table:table-cell>
          <table:table-cell office:value-type="float" office:value="0" calcext:value-type="float">
            <text:p>0</text:p>
          </table:table-cell>
          <table:table-cell office:value-type="float" office:value="0.19709740485016" calcext:value-type="float">
            <text:p>0.19709740485016</text:p>
          </table:table-cell>
          <table:table-cell office:value-type="float" office:value="-0.00058738193964072" calcext:value-type="float">
            <text:p>-0.000587381939641</text:p>
          </table:table-cell>
          <table:table-cell office:value-type="float" office:value="0.0095007194782103" calcext:value-type="float">
            <text:p>0.00950071947821</text:p>
          </table:table-cell>
          <table:table-cell/>
          <table:table-cell office:value-type="float" office:value="-0.00010992397851889" calcext:value-type="float">
            <text:p>-0.000109923978519</text:p>
          </table:table-cell>
          <table:table-cell office:value-type="float" office:value="0.0096618280870599" calcext:value-type="float">
            <text:p>0.00966182808706</text:p>
          </table:table-cell>
        </table:table-row>
        <table:table-row table:style-name="ro1">
          <table:table-cell office:value-type="float" office:value="22.66" calcext:value-type="float">
            <text:p>22.66</text:p>
          </table:table-cell>
          <table:table-cell office:value-type="float" office:value="0" calcext:value-type="float">
            <text:p>0</text:p>
          </table:table-cell>
          <table:table-cell office:value-type="float" office:value="0.19877665390521" calcext:value-type="float">
            <text:p>0.19877665390521</text:p>
          </table:table-cell>
          <table:table-cell office:value-type="float" office:value="-0.00047995860534526" calcext:value-type="float">
            <text:p>-0.000479958605345</text:p>
          </table:table-cell>
          <table:table-cell office:value-type="float" office:value="0.0095437079255618" calcext:value-type="float">
            <text:p>0.009543707925562</text:p>
          </table:table-cell>
          <table:table-cell/>
          <table:table-cell office:value-type="float" office:value="-0.00004312516377804" calcext:value-type="float">
            <text:p>-4.312516377804E-05</text:p>
          </table:table-cell>
          <table:table-cell office:value-type="float" office:value="0.0096880184096212" calcext:value-type="float">
            <text:p>0.009688018409621</text:p>
          </table:table-cell>
        </table:table-row>
        <table:table-row table:style-name="ro1">
          <table:table-cell office:value-type="float" office:value="22.68" calcext:value-type="float">
            <text:p>22.68</text:p>
          </table:table-cell>
          <table:table-cell office:value-type="float" office:value="0" calcext:value-type="float">
            <text:p>0</text:p>
          </table:table-cell>
          <table:table-cell office:value-type="float" office:value="0.20000152638784" calcext:value-type="float">
            <text:p>0.20000152638784</text:p>
          </table:table-cell>
          <table:table-cell office:value-type="float" office:value="-0.00036929791151779" calcext:value-type="float">
            <text:p>-0.000369297911518</text:p>
          </table:table-cell>
          <table:table-cell office:value-type="float" office:value="0.0095753544763676" calcext:value-type="float">
            <text:p>0.009575354476368</text:p>
          </table:table-cell>
          <table:table-cell/>
          <table:table-cell office:value-type="float" office:value="0.000023660960589223" calcext:value-type="float">
            <text:p>2.3660960589223E-05</text:p>
          </table:table-cell>
          <table:table-cell office:value-type="float" office:value="0.0097140763922609" calcext:value-type="float">
            <text:p>0.009714076392261</text:p>
          </table:table-cell>
        </table:table-row>
        <table:table-row table:style-name="ro1">
          <table:table-cell office:value-type="float" office:value="22.7" calcext:value-type="float">
            <text:p>22.7</text:p>
          </table:table-cell>
          <table:table-cell office:value-type="float" office:value="0" calcext:value-type="float">
            <text:p>0</text:p>
          </table:table-cell>
          <table:table-cell office:value-type="float" office:value="0.20121095910054" calcext:value-type="float">
            <text:p>0.20121095910054</text:p>
          </table:table-cell>
          <table:table-cell office:value-type="float" office:value="-0.00025835473128734" calcext:value-type="float">
            <text:p>-0.000258354731287</text:p>
          </table:table-cell>
          <table:table-cell office:value-type="float" office:value="0.0096060531505345" calcext:value-type="float">
            <text:p>0.009606053150535</text:p>
          </table:table-cell>
          <table:table-cell/>
          <table:table-cell office:value-type="float" office:value="0.000090433521399443" calcext:value-type="float">
            <text:p>9.0433521399443E-05</text:p>
          </table:table-cell>
          <table:table-cell office:value-type="float" office:value="0.0097400133107039" calcext:value-type="float">
            <text:p>0.009740013310704</text:p>
          </table:table-cell>
        </table:table-row>
        <table:table-row table:style-name="ro1">
          <table:table-cell office:value-type="float" office:value="22.72" calcext:value-type="float">
            <text:p>22.72</text:p>
          </table:table-cell>
          <table:table-cell office:value-type="float" office:value="0" calcext:value-type="float">
            <text:p>0</text:p>
          </table:table-cell>
          <table:table-cell office:value-type="float" office:value="0.20243257936191" calcext:value-type="float">
            <text:p>0.20243257936191</text:p>
          </table:table-cell>
          <table:table-cell office:value-type="float" office:value="-0.00014733232541024" calcext:value-type="float">
            <text:p>-0.00014733232541</text:p>
          </table:table-cell>
          <table:table-cell office:value-type="float" office:value="0.0096365205718661" calcext:value-type="float">
            <text:p>0.009636520571866</text:p>
          </table:table-cell>
          <table:table-cell/>
          <table:table-cell office:value-type="float" office:value="0.00015704744366529" calcext:value-type="float">
            <text:p>0.000157047443665</text:p>
          </table:table-cell>
          <table:table-cell office:value-type="float" office:value="0.0097656135723411" calcext:value-type="float">
            <text:p>0.009765613572341</text:p>
          </table:table-cell>
        </table:table-row>
        <table:table-row table:style-name="ro1">
          <table:table-cell office:value-type="float" office:value="22.74" calcext:value-type="float">
            <text:p>22.74</text:p>
          </table:table-cell>
          <table:table-cell office:value-type="float" office:value="0" calcext:value-type="float">
            <text:p>0</text:p>
          </table:table-cell>
          <table:table-cell office:value-type="float" office:value="0.20366268850779" calcext:value-type="float">
            <text:p>0.20366268850779</text:p>
          </table:table-cell>
          <table:table-cell office:value-type="float" office:value="-0.000036507216053728" calcext:value-type="float">
            <text:p>-3.6507216053728E-05</text:p>
          </table:table-cell>
          <table:table-cell office:value-type="float" office:value="0.0096665346289366" calcext:value-type="float">
            <text:p>0.009666534628937</text:p>
          </table:table-cell>
          <table:table-cell/>
          <table:table-cell office:value-type="float" office:value="0.00022220754660738" calcext:value-type="float">
            <text:p>0.000222207546607</text:p>
          </table:table-cell>
          <table:table-cell office:value-type="float" office:value="0.0097888506148682" calcext:value-type="float">
            <text:p>0.009788850614868</text:p>
          </table:table-cell>
        </table:table-row>
        <table:table-row table:style-name="ro1">
          <table:table-cell office:value-type="float" office:value="22.76" calcext:value-type="float">
            <text:p>22.76</text:p>
          </table:table-cell>
          <table:table-cell office:value-type="float" office:value="0" calcext:value-type="float">
            <text:p>0</text:p>
          </table:table-cell>
          <table:table-cell office:value-type="float" office:value="0.20489544040159" calcext:value-type="float">
            <text:p>0.20489544040159</text:p>
          </table:table-cell>
          <table:table-cell office:value-type="float" office:value="0.000073471984159416" calcext:value-type="float">
            <text:p>7.3471984159416E-05</text:p>
          </table:table-cell>
          <table:table-cell office:value-type="float" office:value="0.0096955163045036" calcext:value-type="float">
            <text:p>0.009695516304504</text:p>
          </table:table-cell>
          <table:table-cell/>
          <table:table-cell office:value-type="float" office:value="0.00028736794796908" calcext:value-type="float">
            <text:p>0.000287367947969</text:p>
          </table:table-cell>
          <table:table-cell office:value-type="float" office:value="0.0098119971790894" calcext:value-type="float">
            <text:p>0.009811997179089</text:p>
          </table:table-cell>
        </table:table-row>
        <table:table-row table:style-name="ro1">
          <table:table-cell office:value-type="float" office:value="22.78" calcext:value-type="float">
            <text:p>22.78</text:p>
          </table:table-cell>
          <table:table-cell office:value-type="float" office:value="0" calcext:value-type="float">
            <text:p>0</text:p>
          </table:table-cell>
          <table:table-cell office:value-type="float" office:value="0.20613639659468" calcext:value-type="float">
            <text:p>0.20613639659468</text:p>
          </table:table-cell>
          <table:table-cell office:value-type="float" office:value="0.00018350704636382" calcext:value-type="float">
            <text:p>0.000183507046364</text:p>
          </table:table-cell>
          <table:table-cell office:value-type="float" office:value="0.0097243423844001" calcext:value-type="float">
            <text:p>0.0097243423844</text:p>
          </table:table-cell>
          <table:table-cell/>
          <table:table-cell office:value-type="float" office:value="0.00035252782413679" calcext:value-type="float">
            <text:p>0.000352527824137</text:p>
          </table:table-cell>
          <table:table-cell office:value-type="float" office:value="0.0098350599674607" calcext:value-type="float">
            <text:p>0.009835059967461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0" calcext:value-type="float">
            <text:p>0</text:p>
          </table:table-cell>
          <table:table-cell office:value-type="float" office:value="0.20738465295936" calcext:value-type="float">
            <text:p>0.20738465295936</text:p>
          </table:table-cell>
          <table:table-cell office:value-type="float" office:value="0.0002935956820582" calcext:value-type="float">
            <text:p>0.000293595682058</text:p>
          </table:table-cell>
          <table:table-cell office:value-type="float" office:value="0.0097530226105433" calcext:value-type="float">
            <text:p>0.009753022610543</text:p>
          </table:table-cell>
          <table:table-cell/>
          <table:table-cell office:value-type="float" office:value="0.00041768644813209" calcext:value-type="float">
            <text:p>0.000417686448132</text:p>
          </table:table-cell>
          <table:table-cell office:value-type="float" office:value="0.0098580450724295" calcext:value-type="float">
            <text:p>0.00985804507243</text:p>
          </table:table-cell>
        </table:table-row>
        <table:table-row table:style-name="ro1">
          <table:table-cell office:value-type="float" office:value="22.82" calcext:value-type="float">
            <text:p>22.82</text:p>
          </table:table-cell>
          <table:table-cell office:value-type="float" office:value="0" calcext:value-type="float">
            <text:p>0</text:p>
          </table:table-cell>
          <table:table-cell office:value-type="float" office:value="0.20863942571435" calcext:value-type="float">
            <text:p>0.20863942571435</text:p>
          </table:table-cell>
          <table:table-cell office:value-type="float" office:value="0.00040373571800447" calcext:value-type="float">
            <text:p>0.000403735718004</text:p>
          </table:table-cell>
          <table:table-cell office:value-type="float" office:value="0.0097815654437766" calcext:value-type="float">
            <text:p>0.009781565443777</text:p>
          </table:table-cell>
          <table:table-cell/>
          <table:table-cell office:value-type="float" office:value="0.00048112711985592" calcext:value-type="float">
            <text:p>0.000481127119856</text:p>
          </table:table-cell>
          <table:table-cell office:value-type="float" office:value="0.00987862612906" calcext:value-type="float">
            <text:p>0.00987862612906</text:p>
          </table:table-cell>
        </table:table-row>
        <table:table-row table:style-name="ro1">
          <table:table-cell office:value-type="float" office:value="22.84" calcext:value-type="float">
            <text:p>22.84</text:p>
          </table:table-cell>
          <table:table-cell office:value-type="float" office:value="0" calcext:value-type="float">
            <text:p>0</text:p>
          </table:table-cell>
          <table:table-cell office:value-type="float" office:value="0.20970029797916" calcext:value-type="float">
            <text:p>0.20970029797916</text:p>
          </table:table-cell>
          <table:table-cell office:value-type="float" office:value="0.0005148072141361" calcext:value-type="float">
            <text:p>0.000514807214136</text:p>
          </table:table-cell>
          <table:table-cell office:value-type="float" office:value="0.0098062773647869" calcext:value-type="float">
            <text:p>0.009806277364787</text:p>
          </table:table-cell>
          <table:table-cell/>
          <table:table-cell office:value-type="float" office:value="0.0005437580839137" calcext:value-type="float">
            <text:p>0.000543758083914</text:p>
          </table:table-cell>
          <table:table-cell office:value-type="float" office:value="0.0098979968811581" calcext:value-type="float">
            <text:p>0.009897996881158</text:p>
          </table:table-cell>
        </table:table-row>
        <table:table-row table:style-name="ro1">
          <table:table-cell office:value-type="float" office:value="22.86" calcext:value-type="float">
            <text:p>22.86</text:p>
          </table:table-cell>
          <table:table-cell office:value-type="float" office:value="0" calcext:value-type="float">
            <text:p>0</text:p>
          </table:table-cell>
          <table:table-cell office:value-type="float" office:value="0.21034761086026" calcext:value-type="float">
            <text:p>0.21034761086026</text:p>
          </table:table-cell>
          <table:table-cell office:value-type="float" office:value="0.00062776521178286" calcext:value-type="float">
            <text:p>0.000627765211783</text:p>
          </table:table-cell>
          <table:table-cell office:value-type="float" office:value="0.0098229553855026" calcext:value-type="float">
            <text:p>0.009822955385503</text:p>
          </table:table-cell>
          <table:table-cell/>
          <table:table-cell office:value-type="float" office:value="0.00060639875310014" calcext:value-type="float">
            <text:p>0.0006063987531</text:p>
          </table:table-cell>
          <table:table-cell office:value-type="float" office:value="0.0099172687961944" calcext:value-type="float">
            <text:p>0.009917268796194</text:p>
          </table:table-cell>
        </table:table-row>
        <table:table-row table:style-name="ro1">
          <table:table-cell office:value-type="float" office:value="22.88" calcext:value-type="float">
            <text:p>22.88</text:p>
          </table:table-cell>
          <table:table-cell office:value-type="float" office:value="0" calcext:value-type="float">
            <text:p>0</text:p>
          </table:table-cell>
          <table:table-cell office:value-type="float" office:value="0.21092805282415" calcext:value-type="float">
            <text:p>0.21092805282415</text:p>
          </table:table-cell>
          <table:table-cell office:value-type="float" office:value="0.00074111767637907" calcext:value-type="float">
            <text:p>0.000741117676379</text:p>
          </table:table-cell>
          <table:table-cell office:value-type="float" office:value="0.0098379356072235" calcext:value-type="float">
            <text:p>0.009837935607224</text:p>
          </table:table-cell>
          <table:table-cell/>
          <table:table-cell office:value-type="float" office:value="0.00067068715803301" calcext:value-type="float">
            <text:p>0.000670687158033</text:p>
          </table:table-cell>
          <table:table-cell office:value-type="float" office:value="0.0099311945210852" calcext:value-type="float">
            <text:p>0.009931194521085</text:p>
          </table:table-cell>
        </table:table-row>
        <table:table-row table:style-name="ro1">
          <table:table-cell office:value-type="float" office:value="22.9" calcext:value-type="float">
            <text:p>22.9</text:p>
          </table:table-cell>
          <table:table-cell office:value-type="float" office:value="0" calcext:value-type="float">
            <text:p>0</text:p>
          </table:table-cell>
          <table:table-cell office:value-type="float" office:value="0.21146934585465" calcext:value-type="float">
            <text:p>0.21146934585465</text:p>
          </table:table-cell>
          <table:table-cell office:value-type="float" office:value="0.00085470600269122" calcext:value-type="float">
            <text:p>0.000854706002691</text:p>
          </table:table-cell>
          <table:table-cell office:value-type="float" office:value="0.0098519284144047" calcext:value-type="float">
            <text:p>0.009851928414405</text:p>
          </table:table-cell>
          <table:table-cell/>
          <table:table-cell office:value-type="float" office:value="0.00073499058488333" calcext:value-type="float">
            <text:p>0.000734990584883</text:p>
          </table:table-cell>
          <table:table-cell office:value-type="float" office:value="0.0099450229174224" calcext:value-type="float">
            <text:p>0.009945022917422</text:p>
          </table:table-cell>
        </table:table-row>
        <table:table-row table:style-name="ro1">
          <table:table-cell office:value-type="float" office:value="22.92" calcext:value-type="float">
            <text:p>22.92</text:p>
          </table:table-cell>
          <table:table-cell office:value-type="float" office:value="0" calcext:value-type="float">
            <text:p>0</text:p>
          </table:table-cell>
          <table:table-cell office:value-type="float" office:value="0.21195281408101" calcext:value-type="float">
            <text:p>0.21195281408101</text:p>
          </table:table-cell>
          <table:table-cell office:value-type="float" office:value="0.00096858463796199" calcext:value-type="float">
            <text:p>0.000968584637962</text:p>
          </table:table-cell>
          <table:table-cell office:value-type="float" office:value="0.009864724125044" calcext:value-type="float">
            <text:p>0.009864724125044</text:p>
          </table:table-cell>
          <table:table-cell/>
          <table:table-cell office:value-type="float" office:value="0.00079930874434327" calcext:value-type="float">
            <text:p>0.000799308744343</text:p>
          </table:table-cell>
          <table:table-cell office:value-type="float" office:value="0.0099587611043749" calcext:value-type="float">
            <text:p>0.009958761104375</text:p>
          </table:table-cell>
        </table:table-row>
        <table:table-row table:style-name="ro1">
          <table:table-cell office:value-type="float" office:value="22.94" calcext:value-type="float">
            <text:p>22.94</text:p>
          </table:table-cell>
          <table:table-cell office:value-type="float" office:value="0" calcext:value-type="float">
            <text:p>0</text:p>
          </table:table-cell>
          <table:table-cell office:value-type="float" office:value="0.21242882260941" calcext:value-type="float">
            <text:p>0.21242882260941</text:p>
          </table:table-cell>
          <table:table-cell office:value-type="float" office:value="0.0010819902751101" calcext:value-type="float">
            <text:p>0.00108199027511</text:p>
          </table:table-cell>
          <table:table-cell office:value-type="float" office:value="0.0098769965849121" calcext:value-type="float">
            <text:p>0.009876996584912</text:p>
          </table:table-cell>
          <table:table-cell/>
          <table:table-cell office:value-type="float" office:value="0.00086364134721105" calcext:value-type="float">
            <text:p>0.000863641347211</text:p>
          </table:table-cell>
          <table:table-cell office:value-type="float" office:value="0.0099724156235449" calcext:value-type="float">
            <text:p>0.009972415623545</text:p>
          </table:table-cell>
        </table:table-row>
        <table:table-row table:style-name="ro1">
          <table:table-cell office:value-type="float" office:value="22.96" calcext:value-type="float">
            <text:p>22.96</text:p>
          </table:table-cell>
          <table:table-cell office:value-type="float" office:value="0" calcext:value-type="float">
            <text:p>0</text:p>
          </table:table-cell>
          <table:table-cell office:value-type="float" office:value="0.21290138804526" calcext:value-type="float">
            <text:p>0.21290138804526</text:p>
          </table:table-cell>
          <table:table-cell office:value-type="float" office:value="0.0011952796586087" calcext:value-type="float">
            <text:p>0.001195279658609</text:p>
          </table:table-cell>
          <table:table-cell office:value-type="float" office:value="0.0098889262554075" calcext:value-type="float">
            <text:p>0.009888926255408</text:p>
          </table:table-cell>
          <table:table-cell/>
          <table:table-cell office:value-type="float" office:value="0.0009279881041053" calcext:value-type="float">
            <text:p>0.000927988104105</text:p>
          </table:table-cell>
          <table:table-cell office:value-type="float" office:value="0.0099859924914548" calcext:value-type="float">
            <text:p>0.009985992491455</text:p>
          </table:table-cell>
        </table:table-row>
        <table:table-row table:style-name="ro1">
          <table:table-cell office:value-type="float" office:value="22.98" calcext:value-type="float">
            <text:p>22.98</text:p>
          </table:table-cell>
          <table:table-cell office:value-type="float" office:value="0" calcext:value-type="float">
            <text:p>0</text:p>
          </table:table-cell>
          <table:table-cell office:value-type="float" office:value="0.21337254913897" calcext:value-type="float">
            <text:p>0.21337254913897</text:p>
          </table:table-cell>
          <table:table-cell office:value-type="float" office:value="0.001308627427299" calcext:value-type="float">
            <text:p>0.001308627427299</text:p>
          </table:table-cell>
          <table:table-cell office:value-type="float" office:value="0.0099006130334606" calcext:value-type="float">
            <text:p>0.009900613033461</text:p>
          </table:table-cell>
          <table:table-cell/>
          <table:table-cell office:value-type="float" office:value="0.00099234872562364" calcext:value-type="float">
            <text:p>0.000992348725624</text:p>
          </table:table-cell>
          <table:table-cell office:value-type="float" office:value="0.0099994972435686" calcext:value-type="float">
            <text:p>0.00999949724356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0.21384231079148" calcext:value-type="float">
            <text:p>0.21384231079148</text:p>
          </table:table-cell>
          <table:table-cell office:value-type="float" office:value="0.0014220270475752" calcext:value-type="float">
            <text:p>0.001422027047575</text:p>
          </table:table-cell>
          <table:table-cell office:value-type="float" office:value="0.0099120824867762" calcext:value-type="float">
            <text:p>0.009912082486776</text:p>
          </table:table-cell>
          <table:table-cell/>
          <table:table-cell office:value-type="float" office:value="0.0010567229222713" calcext:value-type="float">
            <text:p>0.001056722922271</text:p>
          </table:table-cell>
          <table:table-cell office:value-type="float" office:value="0.010012934976997" calcext:value-type="float">
            <text:p>0.010012934976997</text:p>
          </table:table-cell>
        </table:table-row>
        <table:table-row table:style-name="ro1">
          <table:table-cell office:value-type="float" office:value="23.02" calcext:value-type="float">
            <text:p>23.02</text:p>
          </table:table-cell>
          <table:table-cell office:value-type="float" office:value="0" calcext:value-type="float">
            <text:p>0</text:p>
          </table:table-cell>
          <table:table-cell office:value-type="float" office:value="0.21431068290894" calcext:value-type="float">
            <text:p>0.21431068290894</text:p>
          </table:table-cell>
          <table:table-cell office:value-type="float" office:value="0.0015354729957336" calcext:value-type="float">
            <text:p>0.001535472995734</text:p>
          </table:table-cell>
          <table:table-cell office:value-type="float" office:value="0.0099233563877833" calcext:value-type="float">
            <text:p>0.009923356387783</text:p>
          </table:table-cell>
          <table:table-cell/>
          <table:table-cell office:value-type="float" office:value="0.0011211104046222" calcext:value-type="float">
            <text:p>0.001121110404622</text:p>
          </table:table-cell>
          <table:table-cell office:value-type="float" office:value="0.010026310387469" calcext:value-type="float">
            <text:p>0.010026310387469</text:p>
          </table:table-cell>
        </table:table-row>
        <table:table-row table:style-name="ro1">
          <table:table-cell office:value-type="float" office:value="23.04" calcext:value-type="float">
            <text:p>23.04</text:p>
          </table:table-cell>
          <table:table-cell office:value-type="float" office:value="0" calcext:value-type="float">
            <text:p>0</text:p>
          </table:table-cell>
          <table:table-cell office:value-type="float" office:value="0.21477767942704" calcext:value-type="float">
            <text:p>0.21477767942704</text:p>
          </table:table-cell>
          <table:table-cell office:value-type="float" office:value="0.0016489605883185" calcext:value-type="float">
            <text:p>0.001648960588319</text:p>
          </table:table-cell>
          <table:table-cell office:value-type="float" office:value="0.0099344533575056" calcext:value-type="float">
            <text:p>0.009934453357506</text:p>
          </table:table-cell>
          <table:table-cell/>
          <table:table-cell office:value-type="float" office:value="0.0011855108835048" calcext:value-type="float">
            <text:p>0.001185510883505</text:p>
          </table:table-cell>
          <table:table-cell office:value-type="float" office:value="0.010039627803171" calcext:value-type="float">
            <text:p>0.010039627803171</text:p>
          </table:table-cell>
        </table:table-row>
        <table:table-row table:style-name="ro1">
          <table:table-cell office:value-type="float" office:value="23.06" calcext:value-type="float">
            <text:p>23.06</text:p>
          </table:table-cell>
          <table:table-cell office:value-type="float" office:value="0" calcext:value-type="float">
            <text:p>0</text:p>
          </table:table-cell>
          <table:table-cell office:value-type="float" office:value="0.21524331742537" calcext:value-type="float">
            <text:p>0.21524331742537</text:p>
          </table:table-cell>
          <table:table-cell office:value-type="float" office:value="0.001762485845564" calcext:value-type="float">
            <text:p>0.001762485845564</text:p>
          </table:table-cell>
          <table:table-cell office:value-type="float" office:value="0.0099453893778161" calcext:value-type="float">
            <text:p>0.009945389377816</text:p>
          </table:table-cell>
          <table:table-cell/>
          <table:table-cell office:value-type="float" office:value="0.0012493655645127" calcext:value-type="float">
            <text:p>0.001249365564513</text:p>
          </table:table-cell>
          <table:table-cell office:value-type="float" office:value="0.010051058706813" calcext:value-type="float">
            <text:p>0.010051058706813</text:p>
          </table:table-cell>
        </table:table-row>
        <table:table-row table:style-name="ro1">
          <table:table-cell office:value-type="float" office:value="23.08" calcext:value-type="float">
            <text:p>23.08</text:p>
          </table:table-cell>
          <table:table-cell office:value-type="float" office:value="0" calcext:value-type="float">
            <text:p>0</text:p>
          </table:table-cell>
          <table:table-cell office:value-type="float" office:value="0.21570761633588" calcext:value-type="float">
            <text:p>0.21570761633588</text:p>
          </table:table-cell>
          <table:table-cell office:value-type="float" office:value="0.0018760453783286" calcext:value-type="float">
            <text:p>0.001876045378329</text:p>
          </table:table-cell>
          <table:table-cell office:value-type="float" office:value="0.0099561782111224" calcext:value-type="float">
            <text:p>0.009956178211122</text:p>
          </table:table-cell>
          <table:table-cell/>
          <table:table-cell office:value-type="float" office:value="0.00131266131858" calcext:value-type="float">
            <text:p>0.00131266131858</text:p>
          </table:table-cell>
          <table:table-cell office:value-type="float" office:value="0.010060537779781" calcext:value-type="float">
            <text:p>0.010060537779781</text:p>
          </table:table-cell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0" calcext:value-type="float">
            <text:p>0</text:p>
          </table:table-cell>
          <table:table-cell office:value-type="float" office:value="0.21617059725442" calcext:value-type="float">
            <text:p>0.21617059725442</text:p>
          </table:table-cell>
          <table:table-cell office:value-type="float" office:value="0.0019896362933115" calcext:value-type="float">
            <text:p>0.001989636293312</text:p>
          </table:table-cell>
          <table:table-cell office:value-type="float" office:value="0.0099668317502502" calcext:value-type="float">
            <text:p>0.00996683175025</text:p>
          </table:table-cell>
          <table:table-cell/>
          <table:table-cell office:value-type="float" office:value="0.0013759649062676" calcext:value-type="float">
            <text:p>0.001375964906268</text:p>
          </table:table-cell>
          <table:table-cell office:value-type="float" office:value="0.010069967135909" calcext:value-type="float">
            <text:p>0.010069967135909</text:p>
          </table:table-cell>
        </table:table-row>
        <table:table-row table:style-name="ro1">
          <table:table-cell office:value-type="float" office:value="23.12" calcext:value-type="float">
            <text:p>23.12</text:p>
          </table:table-cell>
          <table:table-cell office:value-type="float" office:value="0" calcext:value-type="float">
            <text:p>0</text:p>
          </table:table-cell>
          <table:table-cell office:value-type="float" office:value="0.21663228235791" calcext:value-type="float">
            <text:p>0.21663228235791</text:p>
          </table:table-cell>
          <table:table-cell office:value-type="float" office:value="0.0021032561133252" calcext:value-type="float">
            <text:p>0.002103256113325</text:p>
          </table:table-cell>
          <table:table-cell office:value-type="float" office:value="0.0099773603120705" calcext:value-type="float">
            <text:p>0.009977360312071</text:p>
          </table:table-cell>
          <table:table-cell/>
          <table:table-cell office:value-type="float" office:value="0.001439276416408" calcext:value-type="float">
            <text:p>0.001439276416408</text:p>
          </table:table-cell>
          <table:table-cell office:value-type="float" office:value="0.010079350210078" calcext:value-type="float">
            <text:p>0.010079350210078</text:p>
          </table:table-cell>
        </table:table-row>
        <table:table-row table:style-name="ro1">
          <table:table-cell office:value-type="float" office:value="23.14" calcext:value-type="float">
            <text:p>23.14</text:p>
          </table:table-cell>
          <table:table-cell office:value-type="float" office:value="0" calcext:value-type="float">
            <text:p>0</text:p>
          </table:table-cell>
          <table:table-cell office:value-type="float" office:value="0.21709269442574" calcext:value-type="float">
            <text:p>0.21709269442574</text:p>
          </table:table-cell>
          <table:table-cell office:value-type="float" office:value="0.0022169027091213" calcext:value-type="float">
            <text:p>0.002216902709121</text:p>
          </table:table-cell>
          <table:table-cell office:value-type="float" office:value="0.0099877728847675" calcext:value-type="float">
            <text:p>0.009987772884768</text:p>
          </table:table-cell>
          <table:table-cell/>
          <table:table-cell office:value-type="float" office:value="0.0015025959062472" calcext:value-type="float">
            <text:p>0.001502595906247</text:p>
          </table:table-cell>
          <table:table-cell office:value-type="float" office:value="0.01008869015493" calcext:value-type="float">
            <text:p>0.01008869015493</text:p>
          </table:table-cell>
        </table:table-row>
        <table:table-row table:style-name="ro1">
          <table:table-cell office:value-type="float" office:value="23.16" calcext:value-type="float">
            <text:p>23.16</text:p>
          </table:table-cell>
          <table:table-cell office:value-type="float" office:value="0" calcext:value-type="float">
            <text:p>0</text:p>
          </table:table-cell>
          <table:table-cell office:value-type="float" office:value="0.21749638906517" calcext:value-type="float">
            <text:p>0.21749638906517</text:p>
          </table:table-cell>
          <table:table-cell office:value-type="float" office:value="0.0023304192644419" calcext:value-type="float">
            <text:p>0.002330419264442</text:p>
          </table:table-cell>
          <table:table-cell office:value-type="float" office:value="0.0099973986564762" calcext:value-type="float">
            <text:p>0.009997398656476</text:p>
          </table:table-cell>
          <table:table-cell/>
          <table:table-cell office:value-type="float" office:value="0.0015659234046752" calcext:value-type="float">
            <text:p>0.001565923404675</text:p>
          </table:table-cell>
          <table:table-cell office:value-type="float" office:value="0.010097989865386" calcext:value-type="float">
            <text:p>0.010097989865386</text:p>
          </table:table-cell>
        </table:table-row>
        <table:table-row table:style-name="ro1">
          <table:table-cell office:value-type="float" office:value="23.18" calcext:value-type="float">
            <text:p>23.18</text:p>
          </table:table-cell>
          <table:table-cell office:value-type="float" office:value="0" calcext:value-type="float">
            <text:p>0</text:p>
          </table:table-cell>
          <table:table-cell office:value-type="float" office:value="0.21781370865852" calcext:value-type="float">
            <text:p>0.21781370865852</text:p>
          </table:table-cell>
          <table:table-cell office:value-type="float" office:value="0.002444062025688" calcext:value-type="float">
            <text:p>0.002444062025688</text:p>
          </table:table-cell>
          <table:table-cell office:value-type="float" office:value="0.010005970499901" calcext:value-type="float">
            <text:p>0.010005970499901</text:p>
          </table:table-cell>
          <table:table-cell/>
          <table:table-cell office:value-type="float" office:value="0.0016292323767441" calcext:value-type="float">
            <text:p>0.001629232376744</text:p>
          </table:table-cell>
          <table:table-cell office:value-type="float" office:value="0.01010521406988" calcext:value-type="float">
            <text:p>0.01010521406988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0" calcext:value-type="float">
            <text:p>0</text:p>
          </table:table-cell>
          <table:table-cell office:value-type="float" office:value="0.21813077026922" calcext:value-type="float">
            <text:p>0.21813077026922</text:p>
          </table:table-cell>
          <table:table-cell office:value-type="float" office:value="0.002557731692305" calcext:value-type="float">
            <text:p>0.002557731692305</text:p>
          </table:table-cell>
          <table:table-cell office:value-type="float" office:value="0.010014454138296" calcext:value-type="float">
            <text:p>0.010014454138296</text:p>
          </table:table-cell>
          <table:table-cell/>
          <table:table-cell office:value-type="float" office:value="0.0016924800860134" calcext:value-type="float">
            <text:p>0.001692480086013</text:p>
          </table:table-cell>
          <table:table-cell office:value-type="float" office:value="0.010110444671278" calcext:value-type="float">
            <text:p>0.010110444671278</text:p>
          </table:table-cell>
        </table:table-row>
        <table:table-row table:style-name="ro1">
          <table:table-cell office:value-type="float" office:value="23.22" calcext:value-type="float">
            <text:p>23.22</text:p>
          </table:table-cell>
          <table:table-cell office:value-type="float" office:value="0" calcext:value-type="float">
            <text:p>0</text:p>
          </table:table-cell>
          <table:table-cell office:value-type="float" office:value="0.21844618165233" calcext:value-type="float">
            <text:p>0.21844618165233</text:p>
          </table:table-cell>
          <table:table-cell office:value-type="float" office:value="0.0026708442560811" calcext:value-type="float">
            <text:p>0.002670844256081</text:p>
          </table:table-cell>
          <table:table-cell office:value-type="float" office:value="0.01002254170172" calcext:value-type="float">
            <text:p>0.01002254170172</text:p>
          </table:table-cell>
          <table:table-cell/>
          <table:table-cell office:value-type="float" office:value="0.0017557280851562" calcext:value-type="float">
            <text:p>0.001755728085156</text:p>
          </table:table-cell>
          <table:table-cell office:value-type="float" office:value="0.010115652947987" calcext:value-type="float">
            <text:p>0.010115652947987</text:p>
          </table:table-cell>
        </table:table-row>
        <table:table-row table:style-name="ro1">
          <table:table-cell office:value-type="float" office:value="23.24" calcext:value-type="float">
            <text:p>23.24</text:p>
          </table:table-cell>
          <table:table-cell office:value-type="float" office:value="0" calcext:value-type="float">
            <text:p>0</text:p>
          </table:table-cell>
          <table:table-cell office:value-type="float" office:value="0.21876068182605" calcext:value-type="float">
            <text:p>0.21876068182605</text:p>
          </table:table-cell>
          <table:table-cell office:value-type="float" office:value="0.0027837412291521" calcext:value-type="float">
            <text:p>0.002783741229152</text:p>
          </table:table-cell>
          <table:table-cell office:value-type="float" office:value="0.01003042926314" calcext:value-type="float">
            <text:p>0.01003042926314</text:p>
          </table:table-cell>
          <table:table-cell/>
          <table:table-cell office:value-type="float" office:value="0.0018189766041268" calcext:value-type="float">
            <text:p>0.001818976604127</text:p>
          </table:table-cell>
          <table:table-cell office:value-type="float" office:value="0.010120840466128" calcext:value-type="float">
            <text:p>0.010120840466128</text:p>
          </table:table-cell>
        </table:table-row>
        <table:table-row table:style-name="ro1">
          <table:table-cell office:value-type="float" office:value="23.26" calcext:value-type="float">
            <text:p>23.26</text:p>
          </table:table-cell>
          <table:table-cell office:value-type="float" office:value="0" calcext:value-type="float">
            <text:p>0</text:p>
          </table:table-cell>
          <table:table-cell office:value-type="float" office:value="0.21907480316" calcext:value-type="float">
            <text:p>0.21907480316</text:p>
          </table:table-cell>
          <table:table-cell office:value-type="float" office:value="0.0028966597922479" calcext:value-type="float">
            <text:p>0.002896659792248</text:p>
          </table:table-cell>
          <table:table-cell office:value-type="float" office:value="0.010038251141886" calcext:value-type="float">
            <text:p>0.010038251141886</text:p>
          </table:table-cell>
          <table:table-cell/>
          <table:table-cell office:value-type="float" office:value="0.0018822258428348" calcext:value-type="float">
            <text:p>0.001882225842835</text:p>
          </table:table-cell>
          <table:table-cell office:value-type="float" office:value="0.010126008659359" calcext:value-type="float">
            <text:p>0.010126008659359</text:p>
          </table:table-cell>
        </table:table-row>
        <table:table-row table:style-name="ro1">
          <table:table-cell office:value-type="float" office:value="23.28" calcext:value-type="float">
            <text:p>23.28</text:p>
          </table:table-cell>
          <table:table-cell office:value-type="float" office:value="0" calcext:value-type="float">
            <text:p>0</text:p>
          </table:table-cell>
          <table:table-cell office:value-type="float" office:value="0.21938853540741" calcext:value-type="float">
            <text:p>0.21938853540741</text:p>
          </table:table-cell>
          <table:table-cell office:value-type="float" office:value="0.0030095998672233" calcext:value-type="float">
            <text:p>0.003009599867223</text:p>
          </table:table-cell>
          <table:table-cell office:value-type="float" office:value="0.01004601105439" calcext:value-type="float">
            <text:p>0.01004601105439</text:p>
          </table:table-cell>
          <table:table-cell/>
          <table:table-cell office:value-type="float" office:value="0.0019454759738602" calcext:value-type="float">
            <text:p>0.00194547597386</text:p>
          </table:table-cell>
          <table:table-cell office:value-type="float" office:value="0.010131158841392" calcext:value-type="float">
            <text:p>0.010131158841392</text:p>
          </table:table-cell>
        </table:table-row>
        <table:table-row table:style-name="ro1">
          <table:table-cell office:value-type="float" office:value="23.3" calcext:value-type="float">
            <text:p>23.3</text:p>
          </table:table-cell>
          <table:table-cell office:value-type="float" office:value="0" calcext:value-type="float">
            <text:p>0</text:p>
          </table:table-cell>
          <table:table-cell office:value-type="float" office:value="0.21965524049134" calcext:value-type="float">
            <text:p>0.21965524049134</text:p>
          </table:table-cell>
          <table:table-cell office:value-type="float" office:value="0.0031226769120749" calcext:value-type="float">
            <text:p>0.003122676912075</text:p>
          </table:table-cell>
          <table:table-cell office:value-type="float" office:value="0.010053300634075" calcext:value-type="float">
            <text:p>0.010053300634075</text:p>
          </table:table-cell>
          <table:table-cell/>
          <table:table-cell office:value-type="float" office:value="0.0020087271449742" calcext:value-type="float">
            <text:p>0.002008727144974</text:p>
          </table:table-cell>
          <table:table-cell office:value-type="float" office:value="0.010136292217135" calcext:value-type="float">
            <text:p>0.010136292217135</text:p>
          </table:table-cell>
        </table:table-row>
        <table:table-row table:style-name="ro1">
          <table:table-cell office:value-type="float" office:value="23.32" calcext:value-type="float">
            <text:p>23.32</text:p>
          </table:table-cell>
          <table:table-cell office:value-type="float" office:value="0" calcext:value-type="float">
            <text:p>0</text:p>
          </table:table-cell>
          <table:table-cell office:value-type="float" office:value="0.21987601975165" calcext:value-type="float">
            <text:p>0.21987601975165</text:p>
          </table:table-cell>
          <table:table-cell office:value-type="float" office:value="0.003235892718493" calcext:value-type="float">
            <text:p>0.003235892718493</text:p>
          </table:table-cell>
          <table:table-cell office:value-type="float" office:value="0.010060128216599" calcext:value-type="float">
            <text:p>0.010060128216599</text:p>
          </table:table-cell>
          <table:table-cell/>
          <table:table-cell office:value-type="float" office:value="0.0020719794814477" calcext:value-type="float">
            <text:p>0.002071979481448</text:p>
          </table:table-cell>
          <table:table-cell office:value-type="float" office:value="0.010141409892775" calcext:value-type="float">
            <text:p>0.010141409892775</text:p>
          </table:table-cell>
        </table:table-row>
        <table:table-row table:style-name="ro1">
          <table:table-cell office:value-type="float" office:value="23.34" calcext:value-type="float">
            <text:p>23.34</text:p>
          </table:table-cell>
          <table:table-cell office:value-type="float" office:value="0" calcext:value-type="float">
            <text:p>0</text:p>
          </table:table-cell>
          <table:table-cell office:value-type="float" office:value="0.22009652717485" calcext:value-type="float">
            <text:p>0.22009652717485</text:p>
          </table:table-cell>
          <table:table-cell office:value-type="float" office:value="0.0033491370956541" calcext:value-type="float">
            <text:p>0.003349137095654</text:p>
          </table:table-cell>
          <table:table-cell office:value-type="float" office:value="0.010066897834816" calcext:value-type="float">
            <text:p>0.010066897834816</text:p>
          </table:table-cell>
          <table:table-cell/>
          <table:table-cell office:value-type="float" office:value="0.0021352330882202" calcext:value-type="float">
            <text:p>0.00213523308822</text:p>
          </table:table-cell>
          <table:table-cell office:value-type="float" office:value="0.010146512884534" calcext:value-type="float">
            <text:p>0.010146512884534</text:p>
          </table:table-cell>
        </table:table-row>
        <table:table-row table:style-name="ro1">
          <table:table-cell office:value-type="float" office:value="23.36" calcext:value-type="float">
            <text:p>23.36</text:p>
          </table:table-cell>
          <table:table-cell office:value-type="float" office:value="0" calcext:value-type="float">
            <text:p>0</text:p>
          </table:table-cell>
          <table:table-cell office:value-type="float" office:value="0.22031676786365" calcext:value-type="float">
            <text:p>0.22031676786365</text:p>
          </table:table-cell>
          <table:table-cell office:value-type="float" office:value="0.0034624098126573" calcext:value-type="float">
            <text:p>0.003462409812657</text:p>
          </table:table-cell>
          <table:table-cell office:value-type="float" office:value="0.010073612524902" calcext:value-type="float">
            <text:p>0.010073612524902</text:p>
          </table:table-cell>
          <table:table-cell/>
          <table:table-cell office:value-type="float" office:value="0.0021984880518577" calcext:value-type="float">
            <text:p>0.002198488051858</text:p>
          </table:table-cell>
          <table:table-cell office:value-type="float" office:value="0.010151602126897" calcext:value-type="float">
            <text:p>0.010151602126897</text:p>
          </table:table-cell>
        </table:table-row>
        <table:table-row table:style-name="ro1">
          <table:table-cell office:value-type="float" office:value="23.38" calcext:value-type="float">
            <text:p>23.38</text:p>
          </table:table-cell>
          <table:table-cell office:value-type="float" office:value="0" calcext:value-type="float">
            <text:p>0</text:p>
          </table:table-cell>
          <table:table-cell office:value-type="float" office:value="0.2205367484535" calcext:value-type="float">
            <text:p>0.2205367484535</text:p>
          </table:table-cell>
          <table:table-cell office:value-type="float" office:value="0.0035757105331807" calcext:value-type="float">
            <text:p>0.003575710533181</text:p>
          </table:table-cell>
          <table:table-cell office:value-type="float" office:value="0.010080274984593" calcext:value-type="float">
            <text:p>0.010080274984593</text:p>
          </table:table-cell>
          <table:table-cell/>
          <table:table-cell office:value-type="float" office:value="0.0022621745041814" calcext:value-type="float">
            <text:p>0.002262174504181</text:p>
          </table:table-cell>
          <table:table-cell office:value-type="float" office:value="0.01015507181541" calcext:value-type="float">
            <text:p>0.01015507181541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0" calcext:value-type="float">
            <text:p>0</text:p>
          </table:table-cell>
          <table:table-cell office:value-type="float" office:value="0.22075647637398" calcext:value-type="float">
            <text:p>0.22075647637398</text:p>
          </table:table-cell>
          <table:table-cell office:value-type="float" office:value="0.0036890388526509" calcext:value-type="float">
            <text:p>0.003689038852651</text:p>
          </table:table-cell>
          <table:table-cell office:value-type="float" office:value="0.010086887659617" calcext:value-type="float">
            <text:p>0.010086887659617</text:p>
          </table:table-cell>
          <table:table-cell/>
          <table:table-cell office:value-type="float" office:value="0.0023258653670521" calcext:value-type="float">
            <text:p>0.002325865367052</text:p>
          </table:table-cell>
          <table:table-cell office:value-type="float" office:value="0.010158529916209" calcext:value-type="float">
            <text:p>0.010158529916209</text:p>
          </table:table-cell>
        </table:table-row>
        <table:table-row table:style-name="ro1">
          <table:table-cell office:value-type="float" office:value="23.42" calcext:value-type="float">
            <text:p>23.42</text:p>
          </table:table-cell>
          <table:table-cell office:value-type="float" office:value="0" calcext:value-type="float">
            <text:p>0</text:p>
          </table:table-cell>
          <table:table-cell office:value-type="float" office:value="0.22097595938078" calcext:value-type="float">
            <text:p>0.22097595938078</text:p>
          </table:table-cell>
          <table:table-cell office:value-type="float" office:value="0.0038023943254444" calcext:value-type="float">
            <text:p>0.003802394325444</text:p>
          </table:table-cell>
          <table:table-cell office:value-type="float" office:value="0.010093452793854" calcext:value-type="float">
            <text:p>0.010093452793854</text:p>
          </table:table-cell>
          <table:table-cell/>
          <table:table-cell office:value-type="float" office:value="0.0023899927136227" calcext:value-type="float">
            <text:p>0.002389992713623</text:p>
          </table:table-cell>
          <table:table-cell office:value-type="float" office:value="0.010160418050404" calcext:value-type="float">
            <text:p>0.010160418050404</text:p>
          </table:table-cell>
        </table:table-row>
        <table:table-row table:style-name="ro1">
          <table:table-cell office:value-type="float" office:value="23.44" calcext:value-type="float">
            <text:p>23.44</text:p>
          </table:table-cell>
          <table:table-cell office:value-type="float" office:value="0" calcext:value-type="float">
            <text:p>0</text:p>
          </table:table-cell>
          <table:table-cell office:value-type="float" office:value="0.22119520526341" calcext:value-type="float">
            <text:p>0.22119520526341</text:p>
          </table:table-cell>
          <table:table-cell office:value-type="float" office:value="0.003915776483775" calcext:value-type="float">
            <text:p>0.003915776483775</text:p>
          </table:table-cell>
          <table:table-cell office:value-type="float" office:value="0.01009997246199" calcext:value-type="float">
            <text:p>0.01009997246199</text:p>
          </table:table-cell>
          <table:table-cell/>
          <table:table-cell office:value-type="float" office:value="0.0024541282909867" calcext:value-type="float">
            <text:p>0.002454128290987</text:p>
          </table:table-cell>
          <table:table-cell office:value-type="float" office:value="0.010162293476128" calcext:value-type="float">
            <text:p>0.010162293476128</text:p>
          </table:table-cell>
        </table:table-row>
        <table:table-row table:style-name="ro1">
          <table:table-cell office:value-type="float" office:value="23.46" calcext:value-type="float">
            <text:p>23.46</text:p>
          </table:table-cell>
          <table:table-cell office:value-type="float" office:value="0" calcext:value-type="float">
            <text:p>0</text:p>
          </table:table-cell>
          <table:table-cell office:value-type="float" office:value="0.22141422166725" calcext:value-type="float">
            <text:p>0.22141422166725</text:p>
          </table:table-cell>
          <table:table-cell office:value-type="float" office:value="0.0040291848503993" calcext:value-type="float">
            <text:p>0.004029184850399</text:p>
          </table:table-cell>
          <table:table-cell office:value-type="float" office:value="0.010106448592248" calcext:value-type="float">
            <text:p>0.010106448592248</text:p>
          </table:table-cell>
          <table:table-cell/>
          <table:table-cell office:value-type="float" office:value="0.002518271846887" calcext:value-type="float">
            <text:p>0.002518271846887</text:p>
          </table:table-cell>
          <table:table-cell office:value-type="float" office:value="0.010164156881564" calcext:value-type="float">
            <text:p>0.010164156881564</text:p>
          </table:table-cell>
        </table:table-row>
        <table:table-row table:style-name="ro1">
          <table:table-cell office:value-type="float" office:value="23.48" calcext:value-type="float">
            <text:p>23.48</text:p>
          </table:table-cell>
          <table:table-cell office:value-type="float" office:value="0" calcext:value-type="float">
            <text:p>0</text:p>
          </table:table-cell>
          <table:table-cell office:value-type="float" office:value="0.22161224190616" calcext:value-type="float">
            <text:p>0.22161224190616</text:p>
          </table:table-cell>
          <table:table-cell office:value-type="float" office:value="0.0041428116368546" calcext:value-type="float">
            <text:p>0.004142811636855</text:p>
          </table:table-cell>
          <table:table-cell office:value-type="float" office:value="0.010112334163543" calcext:value-type="float">
            <text:p>0.010112334163543</text:p>
          </table:table-cell>
          <table:table-cell/>
          <table:table-cell office:value-type="float" office:value="0.002582423138992" calcext:value-type="float">
            <text:p>0.002582423138992</text:p>
          </table:table-cell>
          <table:table-cell office:value-type="float" office:value="0.010166008904279" calcext:value-type="float">
            <text:p>0.010166008904279</text:p>
          </table:table-cell>
        </table:table-row>
        <table:table-row table:style-name="ro1">
          <table:table-cell office:value-type="float" office:value="23.5" calcext:value-type="float">
            <text:p>23.5</text:p>
          </table:table-cell>
          <table:table-cell office:value-type="float" office:value="0" calcext:value-type="float">
            <text:p>0</text:p>
          </table:table-cell>
          <table:table-cell office:value-type="float" office:value="0.22181000042744" calcext:value-type="float">
            <text:p>0.22181000042744</text:p>
          </table:table-cell>
          <table:table-cell office:value-type="float" office:value="0.0042564647376974" calcext:value-type="float">
            <text:p>0.004256464737697</text:p>
          </table:table-cell>
          <table:table-cell office:value-type="float" office:value="0.010118176828008" calcext:value-type="float">
            <text:p>0.010118176828008</text:p>
          </table:table-cell>
          <table:table-cell/>
          <table:table-cell office:value-type="float" office:value="0.0026465819345564" calcext:value-type="float">
            <text:p>0.002646581934556</text:p>
          </table:table-cell>
          <table:table-cell office:value-type="float" office:value="0.010167850134031" calcext:value-type="float">
            <text:p>0.010167850134031</text:p>
          </table:table-cell>
        </table:table-row>
        <table:table-row table:style-name="ro1">
          <table:table-cell office:value-type="float" office:value="23.52" calcext:value-type="float">
            <text:p>23.52</text:p>
          </table:table-cell>
          <table:table-cell office:value-type="float" office:value="0" calcext:value-type="float">
            <text:p>0</text:p>
          </table:table-cell>
          <table:table-cell office:value-type="float" office:value="0.22200750641401" calcext:value-type="float">
            <text:p>0.22200750641401</text:p>
          </table:table-cell>
          <table:table-cell office:value-type="float" office:value="0.0043701437296659" calcext:value-type="float">
            <text:p>0.004370143729666</text:p>
          </table:table-cell>
          <table:table-cell office:value-type="float" office:value="0.010123978338306" calcext:value-type="float">
            <text:p>0.010123978338306</text:p>
          </table:table-cell>
          <table:table-cell/>
          <table:table-cell office:value-type="float" office:value="0.0027107480098557" calcext:value-type="float">
            <text:p>0.002710748009856</text:p>
          </table:table-cell>
          <table:table-cell office:value-type="float" office:value="0.010169681117432" calcext:value-type="float">
            <text:p>0.010169681117432</text:p>
          </table:table-cell>
        </table:table-row>
        <table:table-row table:style-name="ro1">
          <table:table-cell office:value-type="float" office:value="23.54" calcext:value-type="float">
            <text:p>23.54</text:p>
          </table:table-cell>
          <table:table-cell office:value-type="float" office:value="0" calcext:value-type="float">
            <text:p>0</text:p>
          </table:table-cell>
          <table:table-cell office:value-type="float" office:value="0.22220476840386" calcext:value-type="float">
            <text:p>0.22220476840386</text:p>
          </table:table-cell>
          <table:table-cell office:value-type="float" office:value="0.0044838481707086" calcext:value-type="float">
            <text:p>0.004483848170709</text:p>
          </table:table-cell>
          <table:table-cell office:value-type="float" office:value="0.010129740333734" calcext:value-type="float">
            <text:p>0.010129740333734</text:p>
          </table:table-cell>
          <table:table-cell/>
          <table:table-cell office:value-type="float" office:value="0.0027749211496647" calcext:value-type="float">
            <text:p>0.002774921149665</text:p>
          </table:table-cell>
          <table:table-cell office:value-type="float" office:value="0.01017150236107" calcext:value-type="float">
            <text:p>0.01017150236107</text:p>
          </table:table-cell>
        </table:table-row>
        <table:table-row table:style-name="ro1">
          <table:table-cell office:value-type="float" office:value="23.56" calcext:value-type="float">
            <text:p>23.56</text:p>
          </table:table-cell>
          <table:table-cell office:value-type="float" office:value="0" calcext:value-type="float">
            <text:p>0</text:p>
          </table:table-cell>
          <table:table-cell office:value-type="float" office:value="0.22240179436884" calcext:value-type="float">
            <text:p>0.22240179436884</text:p>
          </table:table-cell>
          <table:table-cell office:value-type="float" office:value="0.0045975776116368" calcext:value-type="float">
            <text:p>0.004597577611637</text:p>
          </table:table-cell>
          <table:table-cell office:value-type="float" office:value="0.010135464352943" calcext:value-type="float">
            <text:p>0.010135464352943</text:p>
          </table:table-cell>
          <table:table-cell/>
          <table:table-cell office:value-type="float" office:value="0.0028391011467461" calcext:value-type="float">
            <text:p>0.002839101146746</text:p>
          </table:table-cell>
          <table:table-cell office:value-type="float" office:value="0.010173314334896" calcext:value-type="float">
            <text:p>0.010173314334896</text:p>
          </table:table-cell>
        </table:table-row>
        <table:table-row table:style-name="ro1">
          <table:table-cell office:value-type="float" office:value="23.58" calcext:value-type="float">
            <text:p>23.58</text:p>
          </table:table-cell>
          <table:table-cell office:value-type="float" office:value="0" calcext:value-type="float">
            <text:p>0</text:p>
          </table:table-cell>
          <table:table-cell office:value-type="float" office:value="0.22255319725085" calcext:value-type="float">
            <text:p>0.22255319725085</text:p>
          </table:table-cell>
          <table:table-cell office:value-type="float" office:value="0.0047116810766782" calcext:value-type="float">
            <text:p>0.004711681076678</text:p>
          </table:table-cell>
          <table:table-cell office:value-type="float" office:value="0.010140053079979" calcext:value-type="float">
            <text:p>0.010140053079979</text:p>
          </table:table-cell>
          <table:table-cell/>
          <table:table-cell office:value-type="float" office:value="0.0029032878014414" calcext:value-type="float">
            <text:p>0.002903287801441</text:p>
          </table:table-cell>
          <table:table-cell office:value-type="float" office:value="0.0101751174755" calcext:value-type="float">
            <text:p>0.0101751174755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0" calcext:value-type="float">
            <text:p>0</text:p>
          </table:table-cell>
          <table:table-cell office:value-type="float" office:value="0.22270419824831" calcext:value-type="float">
            <text:p>0.22270419824831</text:p>
          </table:table-cell>
          <table:table-cell office:value-type="float" office:value="0.0048258094716013" calcext:value-type="float">
            <text:p>0.004825809471601</text:p>
          </table:table-cell>
          <table:table-cell office:value-type="float" office:value="0.010144600167452" calcext:value-type="float">
            <text:p>0.010144600167452</text:p>
          </table:table-cell>
          <table:table-cell/>
          <table:table-cell office:value-type="float" office:value="0.0029674809212683" calcext:value-type="float">
            <text:p>0.002967480921268</text:p>
          </table:table-cell>
          <table:table-cell office:value-type="float" office:value="0.010176912188394" calcext:value-type="float">
            <text:p>0.010176912188394</text:p>
          </table:table-cell>
        </table:table-row>
        <table:table-row table:style-name="ro1">
          <table:table-cell office:value-type="float" office:value="23.62" calcext:value-type="float">
            <text:p>23.62</text:p>
          </table:table-cell>
          <table:table-cell office:value-type="float" office:value="0" calcext:value-type="float">
            <text:p>0</text:p>
          </table:table-cell>
          <table:table-cell office:value-type="float" office:value="0.22282188632405" calcext:value-type="float">
            <text:p>0.22282188632405</text:p>
          </table:table-cell>
          <table:table-cell office:value-type="float" office:value="0.0049402681774357" calcext:value-type="float">
            <text:p>0.004940268177436</text:p>
          </table:table-cell>
          <table:table-cell office:value-type="float" office:value="0.010148268997629" calcext:value-type="float">
            <text:p>0.010148268997629</text:p>
          </table:table-cell>
          <table:table-cell/>
          <table:table-cell office:value-type="float" office:value="0.0030316803205647" calcext:value-type="float">
            <text:p>0.003031680320565</text:p>
          </table:table-cell>
          <table:table-cell office:value-type="float" office:value="0.01017869885094" calcext:value-type="float">
            <text:p>0.01017869885094</text:p>
          </table:table-cell>
        </table:table-row>
        <table:table-row table:style-name="ro1">
          <table:table-cell office:value-type="float" office:value="23.64" calcext:value-type="float">
            <text:p>23.64</text:p>
          </table:table-cell>
          <table:table-cell office:value-type="float" office:value="0" calcext:value-type="float">
            <text:p>0</text:p>
          </table:table-cell>
          <table:table-cell office:value-type="float" office:value="0.22261413127204" calcext:value-type="float">
            <text:p>0.22261413127204</text:p>
          </table:table-cell>
          <table:table-cell office:value-type="float" office:value="0.0050623945076502" calcext:value-type="float">
            <text:p>0.00506239450765</text:p>
          </table:table-cell>
          <table:table-cell office:value-type="float" office:value="0.010125822218823" calcext:value-type="float">
            <text:p>0.010125822218823</text:p>
          </table:table-cell>
          <table:table-cell/>
          <table:table-cell office:value-type="float" office:value="0.0030958858201493" calcext:value-type="float">
            <text:p>0.003095885820149</text:p>
          </table:table-cell>
          <table:table-cell office:value-type="float" office:value="0.010180477814218" calcext:value-type="float">
            <text:p>0.010180477814218</text:p>
          </table:table-cell>
        </table:table-row>
        <table:table-row table:style-name="ro1">
          <table:table-cell office:value-type="float" office:value="23.66" calcext:value-type="float">
            <text:p>23.66</text:p>
          </table:table-cell>
          <table:table-cell office:value-type="float" office:value="0" calcext:value-type="float">
            <text:p>0</text:p>
          </table:table-cell>
          <table:table-cell office:value-type="float" office:value="0.22191945696928" calcext:value-type="float">
            <text:p>0.22191945696928</text:p>
          </table:table-cell>
          <table:table-cell office:value-type="float" office:value="0.0051964593350633" calcext:value-type="float">
            <text:p>0.005196459335063</text:p>
          </table:table-cell>
          <table:table-cell office:value-type="float" office:value="0.010057063206655" calcext:value-type="float">
            <text:p>0.010057063206655</text:p>
          </table:table-cell>
          <table:table-cell/>
          <table:table-cell office:value-type="float" office:value="0.0031600972470273" calcext:value-type="float">
            <text:p>0.003160097247027</text:p>
          </table:table-cell>
          <table:table-cell office:value-type="float" office:value="0.010182249405403" calcext:value-type="float">
            <text:p>0.010182249405403</text:p>
          </table:table-cell>
        </table:table-row>
        <table:table-row table:style-name="ro1">
          <table:table-cell office:value-type="float" office:value="23.68" calcext:value-type="float">
            <text:p>23.68</text:p>
          </table:table-cell>
          <table:table-cell office:value-type="float" office:value="0" calcext:value-type="float">
            <text:p>0</text:p>
          </table:table-cell>
          <table:table-cell office:value-type="float" office:value="0.22114639138127" calcext:value-type="float">
            <text:p>0.22114639138127</text:p>
          </table:table-cell>
          <table:table-cell office:value-type="float" office:value="0.0053312230502186" calcext:value-type="float">
            <text:p>0.005331223050219</text:p>
          </table:table-cell>
          <table:table-cell office:value-type="float" office:value="0.0099851865797967" calcext:value-type="float">
            <text:p>0.009985186579797</text:p>
          </table:table-cell>
          <table:table-cell/>
          <table:table-cell office:value-type="float" office:value="0.003224314434106" calcext:value-type="float">
            <text:p>0.003224314434106</text:p>
          </table:table-cell>
          <table:table-cell office:value-type="float" office:value="0.010184013929713" calcext:value-type="float">
            <text:p>0.010184013929713</text:p>
          </table:table-cell>
        </table:table-row>
        <table:table-row table:style-name="ro1">
          <table:table-cell office:value-type="float" office:value="23.7" calcext:value-type="float">
            <text:p>23.7</text:p>
          </table:table-cell>
          <table:table-cell office:value-type="float" office:value="0" calcext:value-type="float">
            <text:p>0</text:p>
          </table:table-cell>
          <table:table-cell office:value-type="float" office:value="0.2202528100834" calcext:value-type="float">
            <text:p>0.2202528100834</text:p>
          </table:table-cell>
          <table:table-cell office:value-type="float" office:value="0.0054670595856191" calcext:value-type="float">
            <text:p>0.005467059585619</text:p>
          </table:table-cell>
          <table:table-cell office:value-type="float" office:value="0.0099090257987776" calcext:value-type="float">
            <text:p>0.009909025798778</text:p>
          </table:table-cell>
          <table:table-cell/>
          <table:table-cell office:value-type="float" office:value="0.0032885372199488" calcext:value-type="float">
            <text:p>0.003288537219949</text:p>
          </table:table-cell>
          <table:table-cell office:value-type="float" office:value="0.010185771671562" calcext:value-type="float">
            <text:p>0.010185771671562</text:p>
          </table:table-cell>
        </table:table-row>
        <table:table-row table:style-name="ro1">
          <table:table-cell office:value-type="float" office:value="23.72" calcext:value-type="float">
            <text:p>23.72</text:p>
          </table:table-cell>
          <table:table-cell office:value-type="float" office:value="0" calcext:value-type="float">
            <text:p>0</text:p>
          </table:table-cell>
          <table:table-cell office:value-type="float" office:value="0.2192965056383" calcext:value-type="float">
            <text:p>0.2192965056383</text:p>
          </table:table-cell>
          <table:table-cell office:value-type="float" office:value="0.005603484537147" calcext:value-type="float">
            <text:p>0.005603484537147</text:p>
          </table:table-cell>
          <table:table-cell office:value-type="float" office:value="0.0098303328636968" calcext:value-type="float">
            <text:p>0.009830332863697</text:p>
          </table:table-cell>
          <table:table-cell/>
          <table:table-cell office:value-type="float" office:value="0.003352765448516" calcext:value-type="float">
            <text:p>0.003352765448516</text:p>
          </table:table-cell>
          <table:table-cell office:value-type="float" office:value="0.010187522896842" calcext:value-type="float">
            <text:p>0.010187522896842</text:p>
          </table:table-cell>
        </table:table-row>
        <table:table-row table:style-name="ro1">
          <table:table-cell office:value-type="float" office:value="23.74" calcext:value-type="float">
            <text:p>23.74</text:p>
          </table:table-cell>
          <table:table-cell office:value-type="float" office:value="0" calcext:value-type="float">
            <text:p>0</text:p>
          </table:table-cell>
          <table:table-cell office:value-type="float" office:value="0.2183121084498" calcext:value-type="float">
            <text:p>0.2183121084498</text:p>
          </table:table-cell>
          <table:table-cell office:value-type="float" office:value="0.0057401752593721" calcext:value-type="float">
            <text:p>0.005740175259372</text:p>
          </table:table-cell>
          <table:table-cell office:value-type="float" office:value="0.0097503428681234" calcext:value-type="float">
            <text:p>0.009750342868123</text:p>
          </table:table-cell>
          <table:table-cell/>
          <table:table-cell office:value-type="float" office:value="0.0034169989689508" calcext:value-type="float">
            <text:p>0.003416998968951</text:p>
          </table:table-cell>
          <table:table-cell office:value-type="float" office:value="0.010189267853976" calcext:value-type="float">
            <text:p>0.010189267853976</text:p>
          </table:table-cell>
        </table:table-row>
        <table:table-row table:style-name="ro1">
          <table:table-cell office:value-type="float" office:value="23.76" calcext:value-type="float">
            <text:p>23.76</text:p>
          </table:table-cell>
          <table:table-cell office:value-type="float" office:value="0" calcext:value-type="float">
            <text:p>0</text:p>
          </table:table-cell>
          <table:table-cell office:value-type="float" office:value="0.21730006320974" calcext:value-type="float">
            <text:p>0.21730006320974</text:p>
          </table:table-cell>
          <table:table-cell office:value-type="float" office:value="0.0058770922012541" calcext:value-type="float">
            <text:p>0.005877092201254</text:p>
          </table:table-cell>
          <table:table-cell office:value-type="float" office:value="0.0096692226022578" calcext:value-type="float">
            <text:p>0.009669222602258</text:p>
          </table:table-cell>
          <table:table-cell/>
          <table:table-cell office:value-type="float" office:value="0.0034812376353515" calcext:value-type="float">
            <text:p>0.003481237635352</text:p>
          </table:table-cell>
          <table:table-cell office:value-type="float" office:value="0.01019100677531" calcext:value-type="float">
            <text:p>0.01019100677531</text:p>
          </table:table-cell>
        </table:table-row>
        <table:table-row table:style-name="ro1">
          <table:table-cell office:value-type="float" office:value="23.78" calcext:value-type="float">
            <text:p>23.78</text:p>
          </table:table-cell>
          <table:table-cell office:value-type="float" office:value="0" calcext:value-type="float">
            <text:p>0</text:p>
          </table:table-cell>
          <table:table-cell office:value-type="float" office:value="0.21597917846603" calcext:value-type="float">
            <text:p>0.21597917846603</text:p>
          </table:table-cell>
          <table:table-cell office:value-type="float" office:value="0.0060182078286203" calcext:value-type="float">
            <text:p>0.00601820782862</text:p>
          </table:table-cell>
          <table:table-cell office:value-type="float" office:value="0.0095711139380224" calcext:value-type="float">
            <text:p>0.009571113938022</text:p>
          </table:table-cell>
          <table:table-cell/>
          <table:table-cell office:value-type="float" office:value="0.0035454813064035" calcext:value-type="float">
            <text:p>0.003545481306404</text:p>
          </table:table-cell>
          <table:table-cell office:value-type="float" office:value="0.010192739878976" calcext:value-type="float">
            <text:p>0.010192739878976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0" calcext:value-type="float">
            <text:p>0</text:p>
          </table:table-cell>
          <table:table-cell office:value-type="float" office:value="0.21406320796005" calcext:value-type="float">
            <text:p>0.21406320796005</text:p>
          </table:table-cell>
          <table:table-cell office:value-type="float" office:value="0.0061707018641036" calcext:value-type="float">
            <text:p>0.006170701864104</text:p>
          </table:table-cell>
          <table:table-cell office:value-type="float" office:value="0.0094260843216955" calcext:value-type="float">
            <text:p>0.009426084321696</text:p>
          </table:table-cell>
          <table:table-cell/>
          <table:table-cell office:value-type="float" office:value="0.0036097298461948" calcext:value-type="float">
            <text:p>0.003609729846195</text:p>
          </table:table-cell>
          <table:table-cell office:value-type="float" office:value="0.010194467368147" calcext:value-type="float">
            <text:p>0.010194467368147</text:p>
          </table:table-cell>
        </table:table-row>
        <table:table-row table:style-name="ro1">
          <table:table-cell office:value-type="float" office:value="23.82" calcext:value-type="float">
            <text:p>23.82</text:p>
          </table:table-cell>
          <table:table-cell office:value-type="float" office:value="0" calcext:value-type="float">
            <text:p>0</text:p>
          </table:table-cell>
          <table:table-cell office:value-type="float" office:value="0.21213240751228" calcext:value-type="float">
            <text:p>0.21213240751228</text:p>
          </table:table-cell>
          <table:table-cell office:value-type="float" office:value="0.0063234004628487" calcext:value-type="float">
            <text:p>0.006323400462849</text:p>
          </table:table-cell>
          <table:table-cell office:value-type="float" office:value="0.0092800888711195" calcext:value-type="float">
            <text:p>0.00928008887112</text:p>
          </table:table-cell>
          <table:table-cell/>
          <table:table-cell office:value-type="float" office:value="0.0036739831228445" calcext:value-type="float">
            <text:p>0.003673983122845</text:p>
          </table:table-cell>
          <table:table-cell office:value-type="float" office:value="0.010196189431182" calcext:value-type="float">
            <text:p>0.010196189431182</text:p>
          </table:table-cell>
        </table:table-row>
        <table:table-row table:style-name="ro1">
          <table:table-cell office:value-type="float" office:value="23.84" calcext:value-type="float">
            <text:p>23.84</text:p>
          </table:table-cell>
          <table:table-cell office:value-type="float" office:value="0" calcext:value-type="float">
            <text:p>0</text:p>
          </table:table-cell>
          <table:table-cell office:value-type="float" office:value="0.21019050631968" calcext:value-type="float">
            <text:p>0.21019050631968</text:p>
          </table:table-cell>
          <table:table-cell office:value-type="float" office:value="0.0064762717547941" calcext:value-type="float">
            <text:p>0.006476271754794</text:p>
          </table:table-cell>
          <table:table-cell office:value-type="float" office:value="0.0091332506320918" calcext:value-type="float">
            <text:p>0.009133250632092</text:p>
          </table:table-cell>
          <table:table-cell/>
          <table:table-cell office:value-type="float" office:value="0.0037382410077916" calcext:value-type="float">
            <text:p>0.003738241007792</text:p>
          </table:table-cell>
          <table:table-cell office:value-type="float" office:value="0.010197906251557" calcext:value-type="float">
            <text:p>0.010197906251557</text:p>
          </table:table-cell>
        </table:table-row>
        <table:table-row table:style-name="ro1">
          <table:table-cell office:value-type="float" office:value="23.86" calcext:value-type="float">
            <text:p>23.86</text:p>
          </table:table-cell>
          <table:table-cell office:value-type="float" office:value="0" calcext:value-type="float">
            <text:p>0</text:p>
          </table:table-cell>
          <table:table-cell office:value-type="float" office:value="0.20824121962012" calcext:value-type="float">
            <text:p>0.20824121962012</text:p>
          </table:table-cell>
          <table:table-cell office:value-type="float" office:value="0.0066292591982896" calcext:value-type="float">
            <text:p>0.00662925919829</text:p>
          </table:table-cell>
          <table:table-cell office:value-type="float" office:value="0.0089856621907373" calcext:value-type="float">
            <text:p>0.008985662190737</text:p>
          </table:table-cell>
          <table:table-cell/>
          <table:table-cell office:value-type="float" office:value="0.0038055583139502" calcext:value-type="float">
            <text:p>0.00380555831395</text:p>
          </table:table-cell>
          <table:table-cell office:value-type="float" office:value="0.010169648704597" calcext:value-type="float">
            <text:p>0.010169648704597</text:p>
          </table:table-cell>
        </table:table-row>
        <table:table-row table:style-name="ro1">
          <table:table-cell office:value-type="float" office:value="23.88" calcext:value-type="float">
            <text:p>23.88</text:p>
          </table:table-cell>
          <table:table-cell office:value-type="float" office:value="0" calcext:value-type="float">
            <text:p>0</text:p>
          </table:table-cell>
          <table:table-cell office:value-type="float" office:value="0.20628716522915" calcext:value-type="float">
            <text:p>0.20628716522915</text:p>
          </table:table-cell>
          <table:table-cell office:value-type="float" office:value="0.0067823642863162" calcext:value-type="float">
            <text:p>0.006782364286316</text:p>
          </table:table-cell>
          <table:table-cell office:value-type="float" office:value="0.0088373996951513" calcext:value-type="float">
            <text:p>0.008837399695151</text:p>
          </table:table-cell>
          <table:table-cell/>
          <table:table-cell office:value-type="float" office:value="0.0038735292381165" calcext:value-type="float">
            <text:p>0.003873529238117</text:p>
          </table:table-cell>
          <table:table-cell office:value-type="float" office:value="0.010130394914956" calcext:value-type="float">
            <text:p>0.010130394914956</text:p>
          </table:table-cell>
        </table:table-row>
        <table:table-row table:style-name="ro1">
          <table:table-cell office:value-type="float" office:value="23.9" calcext:value-type="float">
            <text:p>23.9</text:p>
          </table:table-cell>
          <table:table-cell office:value-type="float" office:value="0" calcext:value-type="float">
            <text:p>0</text:p>
          </table:table-cell>
          <table:table-cell office:value-type="float" office:value="0.2043309549711" calcext:value-type="float">
            <text:p>0.2043309549711</text:p>
          </table:table-cell>
          <table:table-cell office:value-type="float" office:value="0.0069355732878401" calcext:value-type="float">
            <text:p>0.00693557328784</text:p>
          </table:table-cell>
          <table:table-cell office:value-type="float" office:value="0.0086885264805381" calcext:value-type="float">
            <text:p>0.008688526480538</text:p>
          </table:table-cell>
          <table:table-cell/>
          <table:table-cell office:value-type="float" office:value="0.0039415115905107" calcext:value-type="float">
            <text:p>0.003941511590511</text:p>
          </table:table-cell>
          <table:table-cell office:value-type="float" office:value="0.010091094545712" calcext:value-type="float">
            <text:p>0.010091094545712</text:p>
          </table:table-cell>
        </table:table-row>
        <table:table-row table:style-name="ro1">
          <table:table-cell office:value-type="float" office:value="23.92" calcext:value-type="float">
            <text:p>23.92</text:p>
          </table:table-cell>
          <table:table-cell office:value-type="float" office:value="0" calcext:value-type="float">
            <text:p>0</text:p>
          </table:table-cell>
          <table:table-cell office:value-type="float" office:value="0.20237493658834" calcext:value-type="float">
            <text:p>0.20237493658834</text:p>
          </table:table-cell>
          <table:table-cell office:value-type="float" office:value="0.0070888748170677" calcext:value-type="float">
            <text:p>0.007088874817068</text:p>
          </table:table-cell>
          <table:table-cell office:value-type="float" office:value="0.0085390957780511" calcext:value-type="float">
            <text:p>0.008539095778051</text:p>
          </table:table-cell>
          <table:table-cell/>
          <table:table-cell office:value-type="float" office:value="0.0040095050078661" calcext:value-type="float">
            <text:p>0.004009505007866</text:p>
          </table:table-cell>
          <table:table-cell office:value-type="float" office:value="0.010051748337462" calcext:value-type="float">
            <text:p>0.010051748337462</text:p>
          </table:table-cell>
        </table:table-row>
        <table:table-row table:style-name="ro1">
          <table:table-cell office:value-type="float" office:value="23.94" calcext:value-type="float">
            <text:p>23.94</text:p>
          </table:table-cell>
          <table:table-cell office:value-type="float" office:value="0" calcext:value-type="float">
            <text:p>0</text:p>
          </table:table-cell>
          <table:table-cell office:value-type="float" office:value="0.20042122146723" calcext:value-type="float">
            <text:p>0.20042122146723</text:p>
          </table:table-cell>
          <table:table-cell office:value-type="float" office:value="0.0072422593288137" calcext:value-type="float">
            <text:p>0.007242259328814</text:p>
          </table:table-cell>
          <table:table-cell office:value-type="float" office:value="0.0083891526743907" calcext:value-type="float">
            <text:p>0.008389152674391</text:p>
          </table:table-cell>
          <table:table-cell/>
          <table:table-cell office:value-type="float" office:value="0.0040775091626343" calcext:value-type="float">
            <text:p>0.004077509162634</text:p>
          </table:table-cell>
          <table:table-cell office:value-type="float" office:value="0.010012356923676" calcext:value-type="float">
            <text:p>0.010012356923676</text:p>
          </table:table-cell>
        </table:table-row>
        <table:table-row table:style-name="ro1">
          <table:table-cell office:value-type="float" office:value="23.96" calcext:value-type="float">
            <text:p>23.96</text:p>
          </table:table-cell>
          <table:table-cell office:value-type="float" office:value="0" calcext:value-type="float">
            <text:p>0</text:p>
          </table:table-cell>
          <table:table-cell office:value-type="float" office:value="0.1984717120104" calcext:value-type="float">
            <text:p>0.1984717120104</text:p>
          </table:table-cell>
          <table:table-cell office:value-type="float" office:value="0.0073957187649216" calcext:value-type="float">
            <text:p>0.007395718764922</text:p>
          </table:table-cell>
          <table:table-cell office:value-type="float" office:value="0.0082387355484923" calcext:value-type="float">
            <text:p>0.008238735548492</text:p>
          </table:table-cell>
          <table:table-cell/>
          <table:table-cell office:value-type="float" office:value="0.0041455237588949" calcext:value-type="float">
            <text:p>0.004145523758895</text:p>
          </table:table-cell>
          <table:table-cell office:value-type="float" office:value="0.0099729208449232" calcext:value-type="float">
            <text:p>0.009972920844923</text:p>
          </table:table-cell>
        </table:table-row>
        <table:table-row table:style-name="ro1">
          <table:table-cell office:value-type="float" office:value="23.98" calcext:value-type="float">
            <text:p>23.98</text:p>
          </table:table-cell>
          <table:table-cell office:value-type="float" office:value="0" calcext:value-type="float">
            <text:p>0</text:p>
          </table:table-cell>
          <table:table-cell office:value-type="float" office:value="0.19652813105335" calcext:value-type="float">
            <text:p>0.19652813105335</text:p>
          </table:table-cell>
          <table:table-cell office:value-type="float" office:value="0.0075492462920998" calcext:value-type="float">
            <text:p>0.0075492462921</text:p>
          </table:table-cell>
          <table:table-cell office:value-type="float" office:value="0.008087877165411" calcext:value-type="float">
            <text:p>0.008087877165411</text:p>
          </table:table-cell>
          <table:table-cell/>
          <table:table-cell office:value-type="float" office:value="0.0042135485290053" calcext:value-type="float">
            <text:p>0.004213548529005</text:p>
          </table:table-cell>
          <table:table-cell office:value-type="float" office:value="0.0099334405619222" calcext:value-type="float">
            <text:p>0.00993344056192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0.19459205997603" calcext:value-type="float">
            <text:p>0.19459205997603</text:p>
          </table:table-cell>
          <table:table-cell office:value-type="float" office:value="0.007702836102984" calcext:value-type="float">
            <text:p>0.007702836102984</text:p>
          </table:table-cell>
          <table:table-cell office:value-type="float" office:value="0.0079366055312106" calcext:value-type="float">
            <text:p>0.007936605531211</text:p>
          </table:table-cell>
          <table:table-cell/>
          <table:table-cell office:value-type="float" office:value="0.0042815832307537" calcext:value-type="float">
            <text:p>0.004281583230754</text:p>
          </table:table-cell>
          <table:table-cell office:value-type="float" office:value="0.0098939164651544" calcext:value-type="float">
            <text:p>0.009893916465154</text:p>
          </table:table-cell>
        </table:table-row>
        <table:table-row table:style-name="ro1">
          <table:table-cell office:value-type="float" office:value="24.02" calcext:value-type="float">
            <text:p>24.02</text:p>
          </table:table-cell>
          <table:table-cell office:value-type="float" office:value="0" calcext:value-type="float">
            <text:p>0</text:p>
          </table:table-cell>
          <table:table-cell office:value-type="float" office:value="0.19150743862887" calcext:value-type="float">
            <text:p>0.19150743862887</text:p>
          </table:table-cell>
          <table:table-cell office:value-type="float" office:value="0.0076861654297977" calcext:value-type="float">
            <text:p>0.007686165429798</text:p>
          </table:table-cell>
          <table:table-cell office:value-type="float" office:value="0.0077382344369365" calcext:value-type="float">
            <text:p>0.007738234436937</text:p>
          </table:table-cell>
          <table:table-cell/>
          <table:table-cell office:value-type="float" office:value="0.0042647716660913" calcext:value-type="float">
            <text:p>0.004264771666091</text:p>
          </table:table-cell>
          <table:table-cell office:value-type="float" office:value="0.0096949143233193" calcext:value-type="float">
            <text:p>0.009694914323319</text:p>
          </table:table-cell>
        </table:table-row>
        <table:table-row table:style-name="ro1">
          <table:table-cell office:value-type="float" office:value="24.04" calcext:value-type="float">
            <text:p>24.04</text:p>
          </table:table-cell>
          <table:table-cell office:value-type="float" office:value="0" calcext:value-type="float">
            <text:p>0</text:p>
          </table:table-cell>
          <table:table-cell office:value-type="float" office:value="0.18844503055001" calcext:value-type="float">
            <text:p>0.18844503055001</text:p>
          </table:table-cell>
          <table:table-cell office:value-type="float" office:value="0.0076694947566009" calcext:value-type="float">
            <text:p>0.007669494756601</text:p>
          </table:table-cell>
          <table:table-cell office:value-type="float" office:value="0.0075398633439616" calcext:value-type="float">
            <text:p>0.007539863343962</text:p>
          </table:table-cell>
          <table:table-cell/>
          <table:table-cell office:value-type="float" office:value="0.0042479601014279" calcext:value-type="float">
            <text:p>0.004247960101428</text:p>
          </table:table-cell>
          <table:table-cell office:value-type="float" office:value="0.0094959121814732" calcext:value-type="float">
            <text:p>0.009495912181473</text:p>
          </table:table-cell>
        </table:table-row>
        <table:table-row table:style-name="ro1">
          <table:table-cell office:value-type="float" office:value="24.06" calcext:value-type="float">
            <text:p>24.06</text:p>
          </table:table-cell>
          <table:table-cell office:value-type="float" office:value="0" calcext:value-type="float">
            <text:p>0</text:p>
          </table:table-cell>
          <table:table-cell office:value-type="float" office:value="0.18541587490393" calcext:value-type="float">
            <text:p>0.18541587490393</text:p>
          </table:table-cell>
          <table:table-cell office:value-type="float" office:value="0.0076528240834073" calcext:value-type="float">
            <text:p>0.007652824083407</text:p>
          </table:table-cell>
          <table:table-cell office:value-type="float" office:value="0.0073414922510012" calcext:value-type="float">
            <text:p>0.007341492251001</text:p>
          </table:table-cell>
          <table:table-cell/>
          <table:table-cell office:value-type="float" office:value="0.0042311485367646" calcext:value-type="float">
            <text:p>0.004231148536765</text:p>
          </table:table-cell>
          <table:table-cell office:value-type="float" office:value="0.009296910039625" calcext:value-type="float">
            <text:p>0.009296910039625</text:p>
          </table:table-cell>
        </table:table-row>
        <table:table-row table:style-name="ro1">
          <table:table-cell office:value-type="float" office:value="24.08" calcext:value-type="float">
            <text:p>24.08</text:p>
          </table:table-cell>
          <table:table-cell office:value-type="float" office:value="0" calcext:value-type="float">
            <text:p>0</text:p>
          </table:table-cell>
          <table:table-cell office:value-type="float" office:value="0.18240363628232" calcext:value-type="float">
            <text:p>0.18240363628232</text:p>
          </table:table-cell>
          <table:table-cell office:value-type="float" office:value="0.0076356516007969" calcext:value-type="float">
            <text:p>0.007635651600797</text:p>
          </table:table-cell>
          <table:table-cell office:value-type="float" office:value="0.0071454389699721" calcext:value-type="float">
            <text:p>0.007145438969972</text:p>
          </table:table-cell>
          <table:table-cell/>
          <table:table-cell office:value-type="float" office:value="0.0042143369721012" calcext:value-type="float">
            <text:p>0.004214336972101</text:p>
          </table:table-cell>
          <table:table-cell office:value-type="float" office:value="0.0090979078977824" calcext:value-type="float">
            <text:p>0.009097907897782</text:p>
          </table:table-cell>
        </table:table-row>
        <table:table-row table:style-name="ro1">
          <table:table-cell office:value-type="float" office:value="24.1" calcext:value-type="float">
            <text:p>24.1</text:p>
          </table:table-cell>
          <table:table-cell office:value-type="float" office:value="0" calcext:value-type="float">
            <text:p>0</text:p>
          </table:table-cell>
          <table:table-cell office:value-type="float" office:value="0.17926757110648" calcext:value-type="float">
            <text:p>0.17926757110648</text:p>
          </table:table-cell>
          <table:table-cell office:value-type="float" office:value="0.007616543462173" calcext:value-type="float">
            <text:p>0.007616543462173</text:p>
          </table:table-cell>
          <table:table-cell office:value-type="float" office:value="0.0069583068084953" calcext:value-type="float">
            <text:p>0.006958306808495</text:p>
          </table:table-cell>
          <table:table-cell/>
          <table:table-cell office:value-type="float" office:value="0.0041975254074378" calcext:value-type="float">
            <text:p>0.004197525407438</text:p>
          </table:table-cell>
          <table:table-cell office:value-type="float" office:value="0.0088989057559356" calcext:value-type="float">
            <text:p>0.008898905755936</text:p>
          </table:table-cell>
        </table:table-row>
        <table:table-row table:style-name="ro1">
          <table:table-cell office:value-type="float" office:value="24.12" calcext:value-type="float">
            <text:p>24.12</text:p>
          </table:table-cell>
          <table:table-cell office:value-type="float" office:value="0" calcext:value-type="float">
            <text:p>0</text:p>
          </table:table-cell>
          <table:table-cell office:value-type="float" office:value="0.17614730967868" calcext:value-type="float">
            <text:p>0.17614730967868</text:p>
          </table:table-cell>
          <table:table-cell office:value-type="float" office:value="0.0075974329503519" calcext:value-type="float">
            <text:p>0.007597432950352</text:p>
          </table:table-cell>
          <table:table-cell office:value-type="float" office:value="0.0067711866682124" calcext:value-type="float">
            <text:p>0.006771186668212</text:p>
          </table:table-cell>
          <table:table-cell/>
          <table:table-cell office:value-type="float" office:value="0.0041807138427744" calcext:value-type="float">
            <text:p>0.004180713842774</text:p>
          </table:table-cell>
          <table:table-cell office:value-type="float" office:value="0.008699903614086" calcext:value-type="float">
            <text:p>0.008699903614086</text:p>
          </table:table-cell>
        </table:table-row>
        <table:table-row table:style-name="ro1">
          <table:table-cell office:value-type="float" office:value="24.14" calcext:value-type="float">
            <text:p>24.14</text:p>
          </table:table-cell>
          <table:table-cell office:value-type="float" office:value="0" calcext:value-type="float">
            <text:p>0</text:p>
          </table:table-cell>
          <table:table-cell office:value-type="float" office:value="0.17304311440697" calcext:value-type="float">
            <text:p>0.17304311440697</text:p>
          </table:table-cell>
          <table:table-cell office:value-type="float" office:value="0.0075783202089851" calcext:value-type="float">
            <text:p>0.007578320208985</text:p>
          </table:table-cell>
          <table:table-cell office:value-type="float" office:value="0.0065840778529442" calcext:value-type="float">
            <text:p>0.006584077852944</text:p>
          </table:table-cell>
          <table:table-cell/>
          <table:table-cell office:value-type="float" office:value="0.0041639022781111" calcext:value-type="float">
            <text:p>0.004163902278111</text:p>
          </table:table-cell>
          <table:table-cell office:value-type="float" office:value="0.0085009014722414" calcext:value-type="float">
            <text:p>0.008500901472241</text:p>
          </table:table-cell>
        </table:table-row>
        <table:table-row table:style-name="ro1">
          <table:table-cell office:value-type="float" office:value="24.16" calcext:value-type="float">
            <text:p>24.16</text:p>
          </table:table-cell>
          <table:table-cell office:value-type="float" office:value="0" calcext:value-type="float">
            <text:p>0</text:p>
          </table:table-cell>
          <table:table-cell office:value-type="float" office:value="0.16995545051291" calcext:value-type="float">
            <text:p>0.16995545051291</text:p>
          </table:table-cell>
          <table:table-cell office:value-type="float" office:value="0.0075592053735417" calcext:value-type="float">
            <text:p>0.007559205373542</text:p>
          </table:table-cell>
          <table:table-cell office:value-type="float" office:value="0.0063969797055049" calcext:value-type="float">
            <text:p>0.006396979705505</text:p>
          </table:table-cell>
          <table:table-cell/>
          <table:table-cell office:value-type="float" office:value="0.0041470907134477" calcext:value-type="float">
            <text:p>0.004147090713448</text:p>
          </table:table-cell>
          <table:table-cell office:value-type="float" office:value="0.0083018993303908" calcext:value-type="float">
            <text:p>0.008301899330391</text:p>
          </table:table-cell>
        </table:table-row>
        <table:table-row table:style-name="ro1">
          <table:table-cell office:value-type="float" office:value="24.18" calcext:value-type="float">
            <text:p>24.18</text:p>
          </table:table-cell>
          <table:table-cell office:value-type="float" office:value="0" calcext:value-type="float">
            <text:p>0</text:p>
          </table:table-cell>
          <table:table-cell office:value-type="float" office:value="0.16688503773255" calcext:value-type="float">
            <text:p>0.16688503773255</text:p>
          </table:table-cell>
          <table:table-cell office:value-type="float" office:value="0.0075400885711933" calcext:value-type="float">
            <text:p>0.007540088571193</text:p>
          </table:table-cell>
          <table:table-cell office:value-type="float" office:value="0.006209891608289" calcext:value-type="float">
            <text:p>0.006209891608289</text:p>
          </table:table-cell>
          <table:table-cell/>
          <table:table-cell office:value-type="float" office:value="0.0041302791487843" calcext:value-type="float">
            <text:p>0.004130279148784</text:p>
          </table:table-cell>
          <table:table-cell office:value-type="float" office:value="0.0081028971885433" calcext:value-type="float">
            <text:p>0.008102897188543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0" calcext:value-type="float">
            <text:p>0</text:p>
          </table:table-cell>
          <table:table-cell office:value-type="float" office:value="0.16383290289283" calcext:value-type="float">
            <text:p>0.16383290289283</text:p>
          </table:table-cell>
          <table:table-cell office:value-type="float" office:value="0.0075209699219457" calcext:value-type="float">
            <text:p>0.007520969921946</text:p>
          </table:table-cell>
          <table:table-cell office:value-type="float" office:value="0.0060228129756844" calcext:value-type="float">
            <text:p>0.006022812975684</text:p>
          </table:table-cell>
          <table:table-cell/>
          <table:table-cell office:value-type="float" office:value="0.0041134675841209" calcext:value-type="float">
            <text:p>0.004113467584121</text:p>
          </table:table-cell>
          <table:table-cell office:value-type="float" office:value="0.0079038950466996" calcext:value-type="float">
            <text:p>0.0079038950467</text:p>
          </table:table-cell>
        </table:table-row>
        <table:table-row table:style-name="ro1">
          <table:table-cell office:value-type="float" office:value="24.22" calcext:value-type="float">
            <text:p>24.22</text:p>
          </table:table-cell>
          <table:table-cell office:value-type="float" office:value="0" calcext:value-type="float">
            <text:p>0</text:p>
          </table:table-cell>
          <table:table-cell office:value-type="float" office:value="0.16080043914981" calcext:value-type="float">
            <text:p>0.16080043914981</text:p>
          </table:table-cell>
          <table:table-cell office:value-type="float" office:value="0.0075018495386011" calcext:value-type="float">
            <text:p>0.007501849538601</text:p>
          </table:table-cell>
          <table:table-cell office:value-type="float" office:value="0.0058357432578761" calcext:value-type="float">
            <text:p>0.005835743257876</text:p>
          </table:table-cell>
          <table:table-cell/>
          <table:table-cell office:value-type="float" office:value="0.0040966560194575" calcext:value-type="float">
            <text:p>0.004096656019458</text:p>
          </table:table-cell>
          <table:table-cell office:value-type="float" office:value="0.0077048929048536" calcext:value-type="float">
            <text:p>0.007704892904854</text:p>
          </table:table-cell>
        </table:table-row>
        <table:table-row table:style-name="ro1">
          <table:table-cell office:value-type="float" office:value="24.24" calcext:value-type="float">
            <text:p>24.24</text:p>
          </table:table-cell>
          <table:table-cell office:value-type="float" office:value="0" calcext:value-type="float">
            <text:p>0</text:p>
          </table:table-cell>
          <table:table-cell office:value-type="float" office:value="0.1577894794758" calcext:value-type="float">
            <text:p>0.1577894794758</text:p>
          </table:table-cell>
          <table:table-cell office:value-type="float" office:value="0.0074827275273032" calcext:value-type="float">
            <text:p>0.007482727527303</text:p>
          </table:table-cell>
          <table:table-cell office:value-type="float" office:value="0.0056486819360977" calcext:value-type="float">
            <text:p>0.005648681936098</text:p>
          </table:table-cell>
          <table:table-cell/>
          <table:table-cell office:value-type="float" office:value="0.0040798444547942" calcext:value-type="float">
            <text:p>0.004079844454794</text:p>
          </table:table-cell>
          <table:table-cell office:value-type="float" office:value="0.0075058907630097" calcext:value-type="float">
            <text:p>0.00750589076301</text:p>
          </table:table-cell>
        </table:table-row>
        <table:table-row table:style-name="ro1">
          <table:table-cell office:value-type="float" office:value="24.26" calcext:value-type="float">
            <text:p>24.26</text:p>
          </table:table-cell>
          <table:table-cell office:value-type="float" office:value="0" calcext:value-type="float">
            <text:p>0</text:p>
          </table:table-cell>
          <table:table-cell office:value-type="float" office:value="0.1548023922676" calcext:value-type="float">
            <text:p>0.1548023922676</text:p>
          </table:table-cell>
          <table:table-cell office:value-type="float" office:value="0.007463603987917" calcext:value-type="float">
            <text:p>0.007463603987917</text:p>
          </table:table-cell>
          <table:table-cell office:value-type="float" office:value="0.0054616285214619" calcext:value-type="float">
            <text:p>0.005461628521462</text:p>
          </table:table-cell>
          <table:table-cell/>
          <table:table-cell office:value-type="float" office:value="0.0040630328901308" calcext:value-type="float">
            <text:p>0.004063032890131</text:p>
          </table:table-cell>
          <table:table-cell office:value-type="float" office:value="0.0073068886211578" calcext:value-type="float">
            <text:p>0.007306888621158</text:p>
          </table:table-cell>
        </table:table-row>
        <table:table-row table:style-name="ro1">
          <table:table-cell office:value-type="float" office:value="24.28" calcext:value-type="float">
            <text:p>24.28</text:p>
          </table:table-cell>
          <table:table-cell office:value-type="float" office:value="0" calcext:value-type="float">
            <text:p>0</text:p>
          </table:table-cell>
          <table:table-cell office:value-type="float" office:value="0.15184220830761" calcext:value-type="float">
            <text:p>0.15184220830761</text:p>
          </table:table-cell>
          <table:table-cell office:value-type="float" office:value="0.007444479014371" calcext:value-type="float">
            <text:p>0.007444479014371</text:p>
          </table:table-cell>
          <table:table-cell office:value-type="float" office:value="0.0052745825532454" calcext:value-type="float">
            <text:p>0.005274582553245</text:p>
          </table:table-cell>
          <table:table-cell/>
          <table:table-cell office:value-type="float" office:value="0.0040462213254674" calcext:value-type="float">
            <text:p>0.004046221325467</text:p>
          </table:table-cell>
          <table:table-cell office:value-type="float" office:value="0.0071078864793128" calcext:value-type="float">
            <text:p>0.007107886479313</text:p>
          </table:table-cell>
        </table:table-row>
        <table:table-row table:style-name="ro1">
          <table:table-cell office:value-type="float" office:value="24.3" calcext:value-type="float">
            <text:p>24.3</text:p>
          </table:table-cell>
          <table:table-cell office:value-type="float" office:value="0" calcext:value-type="float">
            <text:p>0</text:p>
          </table:table-cell>
          <table:table-cell office:value-type="float" office:value="0.1489127897963" calcext:value-type="float">
            <text:p>0.1489127897963</text:p>
          </table:table-cell>
          <table:table-cell office:value-type="float" office:value="0.0074253526949738" calcext:value-type="float">
            <text:p>0.007425352694974</text:p>
          </table:table-cell>
          <table:table-cell office:value-type="float" office:value="0.0050875435973581" calcext:value-type="float">
            <text:p>0.005087543597358</text:p>
          </table:table-cell>
          <table:table-cell/>
          <table:table-cell office:value-type="float" office:value="0.004029409760804" calcext:value-type="float">
            <text:p>0.004029409760804</text:p>
          </table:table-cell>
          <table:table-cell office:value-type="float" office:value="0.0069088843374645" calcext:value-type="float">
            <text:p>0.006908884337465</text:p>
          </table:table-cell>
        </table:table-row>
        <table:table-row table:style-name="ro1">
          <table:table-cell office:value-type="float" office:value="24.32" calcext:value-type="float">
            <text:p>24.32</text:p>
          </table:table-cell>
          <table:table-cell office:value-type="float" office:value="0" calcext:value-type="float">
            <text:p>0</text:p>
          </table:table-cell>
          <table:table-cell office:value-type="float" office:value="0.1460190537258" calcext:value-type="float">
            <text:p>0.1460190537258</text:p>
          </table:table-cell>
          <table:table-cell office:value-type="float" office:value="0.007406225112777" calcext:value-type="float">
            <text:p>0.007406225112777</text:p>
          </table:table-cell>
          <table:table-cell office:value-type="float" office:value="0.0049005112448701" calcext:value-type="float">
            <text:p>0.00490051124487</text:p>
          </table:table-cell>
          <table:table-cell/>
          <table:table-cell office:value-type="float" office:value="0.0040125981961407" calcext:value-type="float">
            <text:p>0.004012598196141</text:p>
          </table:table-cell>
          <table:table-cell office:value-type="float" office:value="0.0067098821956188" calcext:value-type="float">
            <text:p>0.006709882195619</text:p>
          </table:table-cell>
        </table:table-row>
        <table:table-row table:style-name="ro1">
          <table:table-cell office:value-type="float" office:value="24.34" calcext:value-type="float">
            <text:p>24.34</text:p>
          </table:table-cell>
          <table:table-cell office:value-type="float" office:value="0" calcext:value-type="float">
            <text:p>0</text:p>
          </table:table-cell>
          <table:table-cell office:value-type="float" office:value="0.1431672624855" calcext:value-type="float">
            <text:p>0.1431672624855</text:p>
          </table:table-cell>
          <table:table-cell office:value-type="float" office:value="0.0073870963458603" calcext:value-type="float">
            <text:p>0.00738709634586</text:p>
          </table:table-cell>
          <table:table-cell office:value-type="float" office:value="0.0047134851105159" calcext:value-type="float">
            <text:p>0.004713485110516</text:p>
          </table:table-cell>
          <table:table-cell/>
          <table:table-cell office:value-type="float" office:value="0.0039957866314773" calcext:value-type="float">
            <text:p>0.003995786631477</text:p>
          </table:table-cell>
          <table:table-cell office:value-type="float" office:value="0.0065108800537726" calcext:value-type="float">
            <text:p>0.006510880053773</text:p>
          </table:table-cell>
        </table:table-row>
        <table:table-row table:style-name="ro1">
          <table:table-cell office:value-type="float" office:value="24.36" calcext:value-type="float">
            <text:p>24.36</text:p>
          </table:table-cell>
          <table:table-cell office:value-type="float" office:value="0" calcext:value-type="float">
            <text:p>0</text:p>
          </table:table-cell>
          <table:table-cell office:value-type="float" office:value="0.14036539266177" calcext:value-type="float">
            <text:p>0.14036539266177</text:p>
          </table:table-cell>
          <table:table-cell office:value-type="float" office:value="0.0073679664675992" calcext:value-type="float">
            <text:p>0.007367966467599</text:p>
          </table:table-cell>
          <table:table-cell office:value-type="float" office:value="0.0045264648314581" calcext:value-type="float">
            <text:p>0.004526464831458</text:p>
          </table:table-cell>
          <table:table-cell/>
          <table:table-cell office:value-type="float" office:value="0.0039789750668139" calcext:value-type="float">
            <text:p>0.003978975066814</text:p>
          </table:table-cell>
          <table:table-cell office:value-type="float" office:value="0.0063118779119249" calcext:value-type="float">
            <text:p>0.006311877911925</text:p>
          </table:table-cell>
        </table:table-row>
        <table:table-row table:style-name="ro1">
          <table:table-cell office:value-type="float" office:value="24.38" calcext:value-type="float">
            <text:p>24.38</text:p>
          </table:table-cell>
          <table:table-cell office:value-type="float" office:value="0" calcext:value-type="float">
            <text:p>0</text:p>
          </table:table-cell>
          <table:table-cell office:value-type="float" office:value="0.13762358575395" calcext:value-type="float">
            <text:p>0.13762358575395</text:p>
          </table:table-cell>
          <table:table-cell office:value-type="float" office:value="0.0073488355469802" calcext:value-type="float">
            <text:p>0.00734883554698</text:p>
          </table:table-cell>
          <table:table-cell office:value-type="float" office:value="0.0043394500659094" calcext:value-type="float">
            <text:p>0.004339450065909</text:p>
          </table:table-cell>
          <table:table-cell/>
          <table:table-cell office:value-type="float" office:value="0.0039621635021505" calcext:value-type="float">
            <text:p>0.003962163502151</text:p>
          </table:table-cell>
          <table:table-cell office:value-type="float" office:value="0.0061128757700783" calcext:value-type="float">
            <text:p>0.006112875770078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0" calcext:value-type="float">
            <text:p>0</text:p>
          </table:table-cell>
          <table:table-cell office:value-type="float" office:value="0.13495466885415" calcext:value-type="float">
            <text:p>0.13495466885415</text:p>
          </table:table-cell>
          <table:table-cell office:value-type="float" office:value="0.0073297036488138" calcext:value-type="float">
            <text:p>0.007329703648814</text:p>
          </table:table-cell>
          <table:table-cell office:value-type="float" office:value="0.0041524404919557" calcext:value-type="float">
            <text:p>0.004152440491956</text:p>
          </table:table-cell>
          <table:table-cell/>
          <table:table-cell office:value-type="float" office:value="0.0039453519374871" calcext:value-type="float">
            <text:p>0.003945351937487</text:p>
          </table:table-cell>
          <table:table-cell office:value-type="float" office:value="0.0059138736282278" calcext:value-type="float">
            <text:p>0.005913873628228</text:p>
          </table:table-cell>
        </table:table-row>
        <table:table-row table:style-name="ro1">
          <table:table-cell office:value-type="float" office:value="24.42" calcext:value-type="float">
            <text:p>24.42</text:p>
          </table:table-cell>
          <table:table-cell office:value-type="float" office:value="0" calcext:value-type="float">
            <text:p>0</text:p>
          </table:table-cell>
          <table:table-cell office:value-type="float" office:value="0.13237470700267" calcext:value-type="float">
            <text:p>0.13237470700267</text:p>
          </table:table-cell>
          <table:table-cell office:value-type="float" office:value="0.0073105708340116" calcext:value-type="float">
            <text:p>0.007310570834012</text:p>
          </table:table-cell>
          <table:table-cell office:value-type="float" office:value="0.003965435806485" calcext:value-type="float">
            <text:p>0.003965435806485</text:p>
          </table:table-cell>
          <table:table-cell/>
          <table:table-cell office:value-type="float" office:value="0.0039285403728238" calcext:value-type="float">
            <text:p>0.003928540372824</text:p>
          </table:table-cell>
          <table:table-cell office:value-type="float" office:value="0.005714871486388" calcext:value-type="float">
            <text:p>0.005714871486388</text:p>
          </table:table-cell>
        </table:table-row>
        <table:table-row table:style-name="ro1">
          <table:table-cell office:value-type="float" office:value="24.44" calcext:value-type="float">
            <text:p>24.44</text:p>
          </table:table-cell>
          <table:table-cell office:value-type="float" office:value="0" calcext:value-type="float">
            <text:p>0</text:p>
          </table:table-cell>
          <table:table-cell office:value-type="float" office:value="0.12990350909491" calcext:value-type="float">
            <text:p>0.12990350909491</text:p>
          </table:table-cell>
          <table:table-cell office:value-type="float" office:value="0.00729143715979" calcext:value-type="float">
            <text:p>0.00729143715979</text:p>
          </table:table-cell>
          <table:table-cell office:value-type="float" office:value="0.00377843572404" calcext:value-type="float">
            <text:p>0.00377843572404</text:p>
          </table:table-cell>
          <table:table-cell/>
          <table:table-cell office:value-type="float" office:value="0.0039117288081604" calcext:value-type="float">
            <text:p>0.00391172880816</text:p>
          </table:table-cell>
          <table:table-cell office:value-type="float" office:value="0.0055158693445362" calcext:value-type="float">
            <text:p>0.005515869344536</text:p>
          </table:table-cell>
        </table:table-row>
        <table:table-row table:style-name="ro1">
          <table:table-cell office:value-type="float" office:value="24.46" calcext:value-type="float">
            <text:p>24.46</text:p>
          </table:table-cell>
          <table:table-cell office:value-type="float" office:value="0" calcext:value-type="float">
            <text:p>0</text:p>
          </table:table-cell>
          <table:table-cell office:value-type="float" office:value="0.1275649407332" calcext:value-type="float">
            <text:p>0.1275649407332</text:p>
          </table:table-cell>
          <table:table-cell office:value-type="float" office:value="0.0072723026799103" calcext:value-type="float">
            <text:p>0.00727230267991</text:p>
          </table:table-cell>
          <table:table-cell office:value-type="float" office:value="0.0035914399758461" calcext:value-type="float">
            <text:p>0.003591439975846</text:p>
          </table:table-cell>
          <table:table-cell/>
          <table:table-cell office:value-type="float" office:value="0.003894917243497" calcext:value-type="float">
            <text:p>0.003894917243497</text:p>
          </table:table-cell>
          <table:table-cell office:value-type="float" office:value="0.0053168672026893" calcext:value-type="float">
            <text:p>0.005316867202689</text:p>
          </table:table-cell>
        </table:table-row>
        <table:table-row table:style-name="ro1">
          <table:table-cell office:value-type="float" office:value="24.48" calcext:value-type="float">
            <text:p>24.48</text:p>
          </table:table-cell>
          <table:table-cell office:value-type="float" office:value="0" calcext:value-type="float">
            <text:p>0</text:p>
          </table:table-cell>
          <table:table-cell office:value-type="float" office:value="0.12538674449202" calcext:value-type="float">
            <text:p>0.12538674449202</text:p>
          </table:table-cell>
          <table:table-cell office:value-type="float" office:value="0.0072531674448602" calcext:value-type="float">
            <text:p>0.00725316744486</text:p>
          </table:table-cell>
          <table:table-cell office:value-type="float" office:value="0.0034044483087435" calcext:value-type="float">
            <text:p>0.003404448308744</text:p>
          </table:table-cell>
          <table:table-cell/>
          <table:table-cell office:value-type="float" office:value="0.0038781056788336" calcext:value-type="float">
            <text:p>0.003878105678834</text:p>
          </table:table-cell>
          <table:table-cell office:value-type="float" office:value="0.0051178650608431" calcext:value-type="float">
            <text:p>0.005117865060843</text:p>
          </table:table-cell>
        </table:table-row>
        <table:table-row table:style-name="ro1">
          <table:table-cell office:value-type="float" office:value="24.5" calcext:value-type="float">
            <text:p>24.5</text:p>
          </table:table-cell>
          <table:table-cell office:value-type="float" office:value="0" calcext:value-type="float">
            <text:p>0</text:p>
          </table:table-cell>
          <table:table-cell office:value-type="float" office:value="0.12339924453301" calcext:value-type="float">
            <text:p>0.12339924453301</text:p>
          </table:table-cell>
          <table:table-cell office:value-type="float" office:value="0.0072340315020652" calcext:value-type="float">
            <text:p>0.007234031502065</text:p>
          </table:table-cell>
          <table:table-cell office:value-type="float" office:value="0.0032174604845106" calcext:value-type="float">
            <text:p>0.003217460484511</text:p>
          </table:table-cell>
          <table:table-cell/>
          <table:table-cell office:value-type="float" office:value="0.0038612941141703" calcext:value-type="float">
            <text:p>0.00386129411417</text:p>
          </table:table-cell>
          <table:table-cell office:value-type="float" office:value="0.0049188629190001" calcext:value-type="float">
            <text:p>0.004918862919</text:p>
          </table:table-cell>
        </table:table-row>
        <table:table-row table:style-name="ro1">
          <table:table-cell office:value-type="float" office:value="24.52" calcext:value-type="float">
            <text:p>24.52</text:p>
          </table:table-cell>
          <table:table-cell office:value-type="float" office:value="0" calcext:value-type="float">
            <text:p>0</text:p>
          </table:table-cell>
          <table:table-cell office:value-type="float" office:value="0.12163191149849" calcext:value-type="float">
            <text:p>0.12163191149849</text:p>
          </table:table-cell>
          <table:table-cell office:value-type="float" office:value="0.0072148948960623" calcext:value-type="float">
            <text:p>0.007214894896062</text:p>
          </table:table-cell>
          <table:table-cell office:value-type="float" office:value="0.0030304762787228" calcext:value-type="float">
            <text:p>0.003030476278723</text:p>
          </table:table-cell>
          <table:table-cell/>
          <table:table-cell office:value-type="float" office:value="0.0038444825495069" calcext:value-type="float">
            <text:p>0.003844482549507</text:p>
          </table:table-cell>
          <table:table-cell office:value-type="float" office:value="0.0047198607771491" calcext:value-type="float">
            <text:p>0.004719860777149</text:p>
          </table:table-cell>
        </table:table-row>
        <table:table-row table:style-name="ro1">
          <table:table-cell office:value-type="float" office:value="24.54" calcext:value-type="float">
            <text:p>24.54</text:p>
          </table:table-cell>
          <table:table-cell office:value-type="float" office:value="0" calcext:value-type="float">
            <text:p>0</text:p>
          </table:table-cell>
          <table:table-cell office:value-type="float" office:value="0.120107060558" calcext:value-type="float">
            <text:p>0.120107060558</text:p>
          </table:table-cell>
          <table:table-cell office:value-type="float" office:value="0.0071957576686687" calcext:value-type="float">
            <text:p>0.007195757668669</text:p>
          </table:table-cell>
          <table:table-cell office:value-type="float" office:value="0.0028434954801729" calcext:value-type="float">
            <text:p>0.002843495480173</text:p>
          </table:table-cell>
          <table:table-cell/>
          <table:table-cell office:value-type="float" office:value="0.0038276709848435" calcext:value-type="float">
            <text:p>0.003827670984844</text:p>
          </table:table-cell>
          <table:table-cell office:value-type="float" office:value="0.0045208586353026" calcext:value-type="float">
            <text:p>0.004520858635303</text:p>
          </table:table-cell>
        </table:table-row>
        <table:table-row table:style-name="ro1">
          <table:table-cell office:value-type="float" office:value="24.56" calcext:value-type="float">
            <text:p>24.56</text:p>
          </table:table-cell>
          <table:table-cell office:value-type="float" office:value="0" calcext:value-type="float">
            <text:p>0</text:p>
          </table:table-cell>
          <table:table-cell office:value-type="float" office:value="0.11883227305793" calcext:value-type="float">
            <text:p>0.11883227305793</text:p>
          </table:table-cell>
          <table:table-cell office:value-type="float" office:value="0.0071766198591511" calcext:value-type="float">
            <text:p>0.007176619859151</text:p>
          </table:table-cell>
          <table:table-cell office:value-type="float" office:value="0.002656517889964" calcext:value-type="float">
            <text:p>0.002656517889964</text:p>
          </table:table-cell>
          <table:table-cell/>
          <table:table-cell office:value-type="float" office:value="0.0038108594201801" calcext:value-type="float">
            <text:p>0.00381085942018</text:p>
          </table:table-cell>
          <table:table-cell office:value-type="float" office:value="0.0043218564934545" calcext:value-type="float">
            <text:p>0.004321856493455</text:p>
          </table:table-cell>
        </table:table-row>
        <table:table-row table:style-name="ro1">
          <table:table-cell office:value-type="float" office:value="24.58" calcext:value-type="float">
            <text:p>24.58</text:p>
          </table:table-cell>
          <table:table-cell office:value-type="float" office:value="0" calcext:value-type="float">
            <text:p>0</text:p>
          </table:table-cell>
          <table:table-cell office:value-type="float" office:value="0.11779642913095" calcext:value-type="float">
            <text:p>0.11779642913095</text:p>
          </table:table-cell>
          <table:table-cell office:value-type="float" office:value="0.0071574815043711" calcext:value-type="float">
            <text:p>0.007157481504371</text:p>
          </table:table-cell>
          <table:table-cell office:value-type="float" office:value="0.0024695433208945" calcext:value-type="float">
            <text:p>0.002469543320895</text:p>
          </table:table-cell>
          <table:table-cell/>
          <table:table-cell office:value-type="float" office:value="0.0037940478555167" calcext:value-type="float">
            <text:p>0.003794047855517</text:p>
          </table:table-cell>
          <table:table-cell office:value-type="float" office:value="0.0041228543516102" calcext:value-type="float">
            <text:p>0.00412285435161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0" calcext:value-type="float">
            <text:p>0</text:p>
          </table:table-cell>
          <table:table-cell office:value-type="float" office:value="0.11697322656305" calcext:value-type="float">
            <text:p>0.11697322656305</text:p>
          </table:table-cell>
          <table:table-cell office:value-type="float" office:value="0.0071383426389339" calcext:value-type="float">
            <text:p>0.007138342638934</text:p>
          </table:table-cell>
          <table:table-cell office:value-type="float" office:value="0.002282571596651" calcext:value-type="float">
            <text:p>0.002282571596651</text:p>
          </table:table-cell>
          <table:table-cell/>
          <table:table-cell office:value-type="float" office:value="0.0037772362908534" calcext:value-type="float">
            <text:p>0.003777236290853</text:p>
          </table:table-cell>
          <table:table-cell office:value-type="float" office:value="0.0039238522097641" calcext:value-type="float">
            <text:p>0.003923852209764</text:p>
          </table:table-cell>
        </table:table-row>
        <table:table-row table:style-name="ro1">
          <table:table-cell office:value-type="float" office:value="24.62" calcext:value-type="float">
            <text:p>24.62</text:p>
          </table:table-cell>
          <table:table-cell office:value-type="float" office:value="0" calcext:value-type="float">
            <text:p>0</text:p>
          </table:table-cell>
          <table:table-cell office:value-type="float" office:value="0.11632978765605" calcext:value-type="float">
            <text:p>0.11632978765605</text:p>
          </table:table-cell>
          <table:table-cell office:value-type="float" office:value="0.0071192032953207" calcext:value-type="float">
            <text:p>0.007119203295321</text:p>
          </table:table-cell>
          <table:table-cell office:value-type="float" office:value="0.0020956025513481" calcext:value-type="float">
            <text:p>0.002095602551348</text:p>
          </table:table-cell>
          <table:table-cell/>
          <table:table-cell office:value-type="float" office:value="0.00376042472619" calcext:value-type="float">
            <text:p>0.00376042472619</text:p>
          </table:table-cell>
          <table:table-cell office:value-type="float" office:value="0.0037248500679201" calcext:value-type="float">
            <text:p>0.00372485006792</text:p>
          </table:table-cell>
        </table:table-row>
        <table:table-row table:style-name="ro1">
          <table:table-cell office:value-type="float" office:value="24.64" calcext:value-type="float">
            <text:p>24.64</text:p>
          </table:table-cell>
          <table:table-cell office:value-type="float" office:value="0" calcext:value-type="float">
            <text:p>0</text:p>
          </table:table-cell>
          <table:table-cell office:value-type="float" office:value="0.115834535467" calcext:value-type="float">
            <text:p>0.115834535467</text:p>
          </table:table-cell>
          <table:table-cell office:value-type="float" office:value="0.007100063504017" calcext:value-type="float">
            <text:p>0.007100063504017</text:p>
          </table:table-cell>
          <table:table-cell office:value-type="float" office:value="0.0019086360287595" calcext:value-type="float">
            <text:p>0.00190863602876</text:p>
          </table:table-cell>
          <table:table-cell/>
          <table:table-cell office:value-type="float" office:value="0.0037436131615266" calcext:value-type="float">
            <text:p>0.003743613161527</text:p>
          </table:table-cell>
          <table:table-cell office:value-type="float" office:value="0.0035258479260723" calcext:value-type="float">
            <text:p>0.003525847926072</text:p>
          </table:table-cell>
        </table:table-row>
        <table:table-row table:style-name="ro1">
          <table:table-cell office:value-type="float" office:value="24.66" calcext:value-type="float">
            <text:p>24.66</text:p>
          </table:table-cell>
          <table:table-cell office:value-type="float" office:value="0" calcext:value-type="float">
            <text:p>0</text:p>
          </table:table-cell>
          <table:table-cell office:value-type="float" office:value="0.11546130973629" calcext:value-type="float">
            <text:p>0.11546130973629</text:p>
          </table:table-cell>
          <table:table-cell office:value-type="float" office:value="0.0070809232936322" calcext:value-type="float">
            <text:p>0.007080923293632</text:p>
          </table:table-cell>
          <table:table-cell office:value-type="float" office:value="0.0017216718818199" calcext:value-type="float">
            <text:p>0.00172167188182</text:p>
          </table:table-cell>
          <table:table-cell/>
          <table:table-cell office:value-type="float" office:value="0.0037268015968632" calcext:value-type="float">
            <text:p>0.003726801596863</text:p>
          </table:table-cell>
          <table:table-cell office:value-type="float" office:value="0.0033268457842238" calcext:value-type="float">
            <text:p>0.003326845784224</text:p>
          </table:table-cell>
        </table:table-row>
        <table:table-row table:style-name="ro1">
          <table:table-cell office:value-type="float" office:value="24.68" calcext:value-type="float">
            <text:p>24.68</text:p>
          </table:table-cell>
          <table:table-cell office:value-type="float" office:value="0" calcext:value-type="float">
            <text:p>0</text:p>
          </table:table-cell>
          <table:table-cell office:value-type="float" office:value="0.11519028880377" calcext:value-type="float">
            <text:p>0.11519028880377</text:p>
          </table:table-cell>
          <table:table-cell office:value-type="float" office:value="0.0070617826910127" calcext:value-type="float">
            <text:p>0.007061782691013</text:p>
          </table:table-cell>
          <table:table-cell office:value-type="float" office:value="0.0015347099720785" calcext:value-type="float">
            <text:p>0.001534709972079</text:p>
          </table:table-cell>
          <table:table-cell/>
          <table:table-cell office:value-type="float" office:value="0.0037099900321999" calcext:value-type="float">
            <text:p>0.0037099900322</text:p>
          </table:table-cell>
          <table:table-cell office:value-type="float" office:value="0.0031278436423726" calcext:value-type="float">
            <text:p>0.003127843642373</text:p>
          </table:table-cell>
        </table:table-row>
        <table:table-row table:style-name="ro1">
          <table:table-cell office:value-type="float" office:value="24.7" calcext:value-type="float">
            <text:p>24.7</text:p>
          </table:table-cell>
          <table:table-cell office:value-type="float" office:value="0" calcext:value-type="float">
            <text:p>0</text:p>
          </table:table-cell>
          <table:table-cell office:value-type="float" office:value="0.11500733577694" calcext:value-type="float">
            <text:p>0.11500733577694</text:p>
          </table:table-cell>
          <table:table-cell office:value-type="float" office:value="0.0070426417213481" calcext:value-type="float">
            <text:p>0.007042641721348</text:p>
          </table:table-cell>
          <table:table-cell office:value-type="float" office:value="0.0013477501692565" calcext:value-type="float">
            <text:p>0.001347750169257</text:p>
          </table:table-cell>
          <table:table-cell/>
          <table:table-cell office:value-type="float" office:value="0.0036931784675365" calcext:value-type="float">
            <text:p>0.003693178467537</text:p>
          </table:table-cell>
          <table:table-cell office:value-type="float" office:value="0.0029288415005267" calcext:value-type="float">
            <text:p>0.002928841500527</text:p>
          </table:table-cell>
        </table:table-row>
        <table:table-row table:style-name="ro1">
          <table:table-cell office:value-type="float" office:value="24.72" calcext:value-type="float">
            <text:p>24.72</text:p>
          </table:table-cell>
          <table:table-cell office:value-type="float" office:value="0" calcext:value-type="float">
            <text:p>0</text:p>
          </table:table-cell>
          <table:table-cell office:value-type="float" office:value="0.11490290238664" calcext:value-type="float">
            <text:p>0.11490290238664</text:p>
          </table:table-cell>
          <table:table-cell office:value-type="float" office:value="0.0070235004082711" calcext:value-type="float">
            <text:p>0.007023500408271</text:p>
          </table:table-cell>
          <table:table-cell office:value-type="float" office:value="0.0011607923506378" calcext:value-type="float">
            <text:p>0.001160792350638</text:p>
          </table:table-cell>
          <table:table-cell/>
          <table:table-cell office:value-type="float" office:value="0.0036763669028731" calcext:value-type="float">
            <text:p>0.003676366902873</text:p>
          </table:table-cell>
          <table:table-cell office:value-type="float" office:value="0.0027298393586857" calcext:value-type="float">
            <text:p>0.002729839358686</text:p>
          </table:table-cell>
        </table:table-row>
        <table:table-row table:style-name="ro1">
          <table:table-cell office:value-type="float" office:value="24.74" calcext:value-type="float">
            <text:p>24.74</text:p>
          </table:table-cell>
          <table:table-cell office:value-type="float" office:value="0" calcext:value-type="float">
            <text:p>0</text:p>
          </table:table-cell>
          <table:table-cell office:value-type="float" office:value="0.11487099365581" calcext:value-type="float">
            <text:p>0.11487099365581</text:p>
          </table:table-cell>
          <table:table-cell office:value-type="float" office:value="0.0070043587739515" calcext:value-type="float">
            <text:p>0.007004358773952</text:p>
          </table:table-cell>
          <table:table-cell office:value-type="float" office:value="0.00097383640075753" calcext:value-type="float">
            <text:p>0.000973836400758</text:p>
          </table:table-cell>
          <table:table-cell/>
          <table:table-cell office:value-type="float" office:value="0.0036595553382097" calcext:value-type="float">
            <text:p>0.00365955533821</text:p>
          </table:table-cell>
          <table:table-cell office:value-type="float" office:value="0.0025308372168365" calcext:value-type="float">
            <text:p>0.002530837216837</text:p>
          </table:table-cell>
        </table:table-row>
        <table:table-row table:style-name="ro1">
          <table:table-cell office:value-type="float" office:value="24.76" calcext:value-type="float">
            <text:p>24.76</text:p>
          </table:table-cell>
          <table:table-cell office:value-type="float" office:value="0" calcext:value-type="float">
            <text:p>0</text:p>
          </table:table-cell>
          <table:table-cell office:value-type="float" office:value="0.11490833459808" calcext:value-type="float">
            <text:p>0.11490833459808</text:p>
          </table:table-cell>
          <table:table-cell office:value-type="float" office:value="0.0069852168391851" calcext:value-type="float">
            <text:p>0.006985216839185</text:p>
          </table:table-cell>
          <table:table-cell office:value-type="float" office:value="0.00078688221089781" calcext:value-type="float">
            <text:p>0.000786882210898</text:p>
          </table:table-cell>
          <table:table-cell/>
          <table:table-cell office:value-type="float" office:value="0.0036427437735463" calcext:value-type="float">
            <text:p>0.003642743773546</text:p>
          </table:table-cell>
          <table:table-cell office:value-type="float" office:value="0.0023318350749894" calcext:value-type="float">
            <text:p>0.002331835074989</text:p>
          </table:table-cell>
        </table:table-row>
        <table:table-row table:style-name="ro1">
          <table:table-cell office:value-type="float" office:value="24.78" calcext:value-type="float">
            <text:p>24.78</text:p>
          </table:table-cell>
          <table:table-cell office:value-type="float" office:value="0" calcext:value-type="float">
            <text:p>0</text:p>
          </table:table-cell>
          <table:table-cell office:value-type="float" office:value="0.11501373169718" calcext:value-type="float">
            <text:p>0.11501373169718</text:p>
          </table:table-cell>
          <table:table-cell office:value-type="float" office:value="0.0069660746234766" calcext:value-type="float">
            <text:p>0.006966074623477</text:p>
          </table:table-cell>
          <table:table-cell office:value-type="float" office:value="0.00059992967869161" calcext:value-type="float">
            <text:p>0.000599929678692</text:p>
          </table:table-cell>
          <table:table-cell/>
          <table:table-cell office:value-type="float" office:value="0.003625932208883" calcext:value-type="float">
            <text:p>0.003625932208883</text:p>
          </table:table-cell>
          <table:table-cell office:value-type="float" office:value="0.002132832933144" calcext:value-type="float">
            <text:p>0.002132832933144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0" calcext:value-type="float">
            <text:p>0</text:p>
          </table:table-cell>
          <table:table-cell office:value-type="float" office:value="0.1151875779282" calcext:value-type="float">
            <text:p>0.1151875779282</text:p>
          </table:table-cell>
          <table:table-cell office:value-type="float" office:value="0.0069469321451181" calcext:value-type="float">
            <text:p>0.006946932145118</text:p>
          </table:table-cell>
          <table:table-cell office:value-type="float" office:value="0.00041297870780933" calcext:value-type="float">
            <text:p>0.000412978707809</text:p>
          </table:table-cell>
          <table:table-cell/>
          <table:table-cell office:value-type="float" office:value="0.0036091206442196" calcext:value-type="float">
            <text:p>0.00360912064422</text:p>
          </table:table-cell>
          <table:table-cell office:value-type="float" office:value="0.001933830791296" calcext:value-type="float">
            <text:p>0.001933830791296</text:p>
          </table:table-cell>
        </table:table-row>
        <table:table-row table:style-name="ro1">
          <table:table-cell office:value-type="float" office:value="24.82" calcext:value-type="float">
            <text:p>24.82</text:p>
          </table:table-cell>
          <table:table-cell office:value-type="float" office:value="0" calcext:value-type="float">
            <text:p>0</text:p>
          </table:table-cell>
          <table:table-cell office:value-type="float" office:value="0.11543144690122" calcext:value-type="float">
            <text:p>0.11543144690122</text:p>
          </table:table-cell>
          <table:table-cell office:value-type="float" office:value="0.0069277894212625" calcext:value-type="float">
            <text:p>0.006927789421263</text:p>
          </table:table-cell>
          <table:table-cell office:value-type="float" office:value="0.00022602920754162" calcext:value-type="float">
            <text:p>0.000226029207542</text:p>
          </table:table-cell>
          <table:table-cell/>
          <table:table-cell office:value-type="float" office:value="0.0035923090795562" calcext:value-type="float">
            <text:p>0.003592309079556</text:p>
          </table:table-cell>
          <table:table-cell office:value-type="float" office:value="0.0017348286494466" calcext:value-type="float">
            <text:p>0.001734828649447</text:p>
          </table:table-cell>
        </table:table-row>
        <table:table-row table:style-name="ro1">
          <table:table-cell office:value-type="float" office:value="24.84" calcext:value-type="float">
            <text:p>24.84</text:p>
          </table:table-cell>
          <table:table-cell office:value-type="float" office:value="0" calcext:value-type="float">
            <text:p>0</text:p>
          </table:table-cell>
          <table:table-cell office:value-type="float" office:value="0.11572490920655" calcext:value-type="float">
            <text:p>0.11572490920655</text:p>
          </table:table-cell>
          <table:table-cell office:value-type="float" office:value="0.0069085071671284" calcext:value-type="float">
            <text:p>0.006908507167128</text:p>
          </table:table-cell>
          <table:table-cell office:value-type="float" office:value="0.000039663905984297" calcext:value-type="float">
            <text:p>3.9663905984297E-05</text:p>
          </table:table-cell>
          <table:table-cell/>
          <table:table-cell office:value-type="float" office:value="0.0035754975148928" calcext:value-type="float">
            <text:p>0.003575497514893</text:p>
          </table:table-cell>
          <table:table-cell office:value-type="float" office:value="0.0015358265075988" calcext:value-type="float">
            <text:p>0.001535826507599</text:p>
          </table:table-cell>
        </table:table-row>
        <table:table-row table:style-name="ro1">
          <table:table-cell office:value-type="float" office:value="24.86" calcext:value-type="float">
            <text:p>24.86</text:p>
          </table:table-cell>
          <table:table-cell office:value-type="float" office:value="0" calcext:value-type="float">
            <text:p>0</text:p>
          </table:table-cell>
          <table:table-cell office:value-type="float" office:value="0.11593338006661" calcext:value-type="float">
            <text:p>0.11593338006661</text:p>
          </table:table-cell>
          <table:table-cell office:value-type="float" office:value="0.0068882083482198" calcext:value-type="float">
            <text:p>0.00688820834822</text:p>
          </table:table-cell>
          <table:table-cell office:value-type="float" office:value="-0.00014244817692643" calcext:value-type="float">
            <text:p>-0.000142448176926</text:p>
          </table:table-cell>
          <table:table-cell/>
          <table:table-cell office:value-type="float" office:value="0.0035586859502295" calcext:value-type="float">
            <text:p>0.00355868595023</text:p>
          </table:table-cell>
          <table:table-cell office:value-type="float" office:value="0.0013368243657554" calcext:value-type="float">
            <text:p>0.001336824365755</text:p>
          </table:table-cell>
        </table:table-row>
        <table:table-row table:style-name="ro1">
          <table:table-cell office:value-type="float" office:value="24.88" calcext:value-type="float">
            <text:p>24.88</text:p>
          </table:table-cell>
          <table:table-cell office:value-type="float" office:value="0" calcext:value-type="float">
            <text:p>0</text:p>
          </table:table-cell>
          <table:table-cell office:value-type="float" office:value="0.11623184545973" calcext:value-type="float">
            <text:p>0.11623184545973</text:p>
          </table:table-cell>
          <table:table-cell office:value-type="float" office:value="0.0068679086457574" calcext:value-type="float">
            <text:p>0.006867908645757</text:p>
          </table:table-cell>
          <table:table-cell office:value-type="float" office:value="-0.00032455663597585" calcext:value-type="float">
            <text:p>-0.000324556635976</text:p>
          </table:table-cell>
          <table:table-cell/>
          <table:table-cell office:value-type="float" office:value="0.0035418743855661" calcext:value-type="float">
            <text:p>0.003541874385566</text:p>
          </table:table-cell>
          <table:table-cell office:value-type="float" office:value="0.0011378222239037" calcext:value-type="float">
            <text:p>0.001137822223904</text:p>
          </table:table-cell>
        </table:table-row>
        <table:table-row table:style-name="ro1">
          <table:table-cell office:value-type="float" office:value="24.9" calcext:value-type="float">
            <text:p>24.9</text:p>
          </table:table-cell>
          <table:table-cell office:value-type="float" office:value="0" calcext:value-type="float">
            <text:p>0</text:p>
          </table:table-cell>
          <table:table-cell office:value-type="float" office:value="0.11658037675995" calcext:value-type="float">
            <text:p>0.11658037675995</text:p>
          </table:table-cell>
          <table:table-cell office:value-type="float" office:value="0.0068473235261607" calcext:value-type="float">
            <text:p>0.006847323526161</text:p>
          </table:table-cell>
          <table:table-cell office:value-type="float" office:value="-0.00050551635630114" calcext:value-type="float">
            <text:p>-0.000505516356301</text:p>
          </table:table-cell>
          <table:table-cell/>
          <table:table-cell office:value-type="float" office:value="0.0035250628209027" calcext:value-type="float">
            <text:p>0.003525062820903</text:p>
          </table:table-cell>
          <table:table-cell office:value-type="float" office:value="0.00093882008206093" calcext:value-type="float">
            <text:p>0.000938820082061</text:p>
          </table:table-cell>
        </table:table-row>
        <table:table-row table:style-name="ro1">
          <table:table-cell office:value-type="float" office:value="24.92" calcext:value-type="float">
            <text:p>24.92</text:p>
          </table:table-cell>
          <table:table-cell office:value-type="float" office:value="0" calcext:value-type="float">
            <text:p>0</text:p>
          </table:table-cell>
          <table:table-cell office:value-type="float" office:value="0.11659177134207" calcext:value-type="float">
            <text:p>0.11659177134207</text:p>
          </table:table-cell>
          <table:table-cell office:value-type="float" office:value="0.006823940244033" calcext:value-type="float">
            <text:p>0.006823940244033</text:p>
          </table:table-cell>
          <table:table-cell office:value-type="float" office:value="-0.00067476023794694" calcext:value-type="float">
            <text:p>-0.000674760237947</text:p>
          </table:table-cell>
          <table:table-cell/>
          <table:table-cell office:value-type="float" office:value="0.0035082512562393" calcext:value-type="float">
            <text:p>0.003508251256239</text:p>
          </table:table-cell>
          <table:table-cell office:value-type="float" office:value="0.00073981794021389" calcext:value-type="float">
            <text:p>0.000739817940214</text:p>
          </table:table-cell>
        </table:table-row>
        <table:table-row table:style-name="ro1">
          <table:table-cell office:value-type="float" office:value="24.94" calcext:value-type="float">
            <text:p>24.94</text:p>
          </table:table-cell>
          <table:table-cell office:value-type="float" office:value="0" calcext:value-type="float">
            <text:p>0</text:p>
          </table:table-cell>
          <table:table-cell office:value-type="float" office:value="0.11580693290967" calcext:value-type="float">
            <text:p>0.11580693290967</text:p>
          </table:table-cell>
          <table:table-cell office:value-type="float" office:value="0.0067950980125824" calcext:value-type="float">
            <text:p>0.006795098012582</text:p>
          </table:table-cell>
          <table:table-cell office:value-type="float" office:value="-0.00082004331743877" calcext:value-type="float">
            <text:p>-0.000820043317439</text:p>
          </table:table-cell>
          <table:table-cell/>
          <table:table-cell office:value-type="float" office:value="0.0034914396915759" calcext:value-type="float">
            <text:p>0.003491439691576</text:p>
          </table:table-cell>
          <table:table-cell office:value-type="float" office:value="0.00054081579837008" calcext:value-type="float">
            <text:p>0.00054081579837</text:p>
          </table:table-cell>
        </table:table-row>
        <table:table-row table:style-name="ro1">
          <table:table-cell office:value-type="float" office:value="24.96" calcext:value-type="float">
            <text:p>24.96</text:p>
          </table:table-cell>
          <table:table-cell office:value-type="float" office:value="0" calcext:value-type="float">
            <text:p>0</text:p>
          </table:table-cell>
          <table:table-cell office:value-type="float" office:value="0.11483497629475" calcext:value-type="float">
            <text:p>0.11483497629475</text:p>
          </table:table-cell>
          <table:table-cell office:value-type="float" office:value="0.0067637077938642" calcext:value-type="float">
            <text:p>0.006763707793864</text:p>
          </table:table-cell>
          <table:table-cell office:value-type="float" office:value="-0.00095460484953374" calcext:value-type="float">
            <text:p>-0.000954604849534</text:p>
          </table:table-cell>
          <table:table-cell/>
          <table:table-cell office:value-type="float" office:value="0.0034746281269126" calcext:value-type="float">
            <text:p>0.003474628126913</text:p>
          </table:table-cell>
          <table:table-cell office:value-type="float" office:value="0.00034181365652161" calcext:value-type="float">
            <text:p>0.000341813656522</text:p>
          </table:table-cell>
        </table:table-row>
        <table:table-row table:style-name="ro1">
          <table:table-cell office:value-type="float" office:value="24.98" calcext:value-type="float">
            <text:p>24.98</text:p>
          </table:table-cell>
          <table:table-cell office:value-type="float" office:value="0" calcext:value-type="float">
            <text:p>0</text:p>
          </table:table-cell>
          <table:table-cell office:value-type="float" office:value="0.11409818023491" calcext:value-type="float">
            <text:p>0.11409818023491</text:p>
          </table:table-cell>
          <table:table-cell office:value-type="float" office:value="0.0067322835059891" calcext:value-type="float">
            <text:p>0.006732283505989</text:p>
          </table:table-cell>
          <table:table-cell office:value-type="float" office:value="-0.001089013176135" calcext:value-type="float">
            <text:p>-0.001089013176135</text:p>
          </table:table-cell>
          <table:table-cell/>
          <table:table-cell office:value-type="float" office:value="0.0034578165622492" calcext:value-type="float">
            <text:p>0.003457816562249</text:p>
          </table:table-cell>
          <table:table-cell office:value-type="float" office:value="0.00014281151467408" calcext:value-type="float">
            <text:p>0.00014281151467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0.11358518052311" calcext:value-type="float">
            <text:p>0.11358518052311</text:p>
          </table:table-cell>
          <table:table-cell office:value-type="float" office:value="0.0067008274218966" calcext:value-type="float">
            <text:p>0.006700827421897</text:p>
          </table:table-cell>
          <table:table-cell office:value-type="float" office:value="-0.0012232782065308" calcext:value-type="float">
            <text:p>-0.001223278206531</text:p>
          </table:table-cell>
          <table:table-cell/>
          <table:table-cell office:value-type="float" office:value="0.0034410049975858" calcext:value-type="float">
            <text:p>0.003441004997586</text:p>
          </table:table-cell>
          <table:table-cell office:value-type="float" office:value="-0.000056190627171532" calcext:value-type="float">
            <text:p>-5.6190627171532E-05</text:p>
          </table:table-cell>
        </table:table-row>
        <table:table-row table:style-name="ro1">
          <table:table-cell office:value-type="float" office:value="25.02" calcext:value-type="float">
            <text:p>25.02</text:p>
          </table:table-cell>
          <table:table-cell office:value-type="float" office:value="0" calcext:value-type="float">
            <text:p>0</text:p>
          </table:table-cell>
          <table:table-cell office:value-type="float" office:value="0.11327509213747" calcext:value-type="float">
            <text:p>0.11327509213747</text:p>
          </table:table-cell>
          <table:table-cell office:value-type="float" office:value="0.0066693416628107" calcext:value-type="float">
            <text:p>0.006669341662811</text:p>
          </table:table-cell>
          <table:table-cell office:value-type="float" office:value="-0.0013574092014865" calcext:value-type="float">
            <text:p>-0.001357409201487</text:p>
          </table:table-cell>
          <table:table-cell/>
          <table:table-cell office:value-type="float" office:value="0.0034241934329224" calcext:value-type="float">
            <text:p>0.003424193432922</text:p>
          </table:table-cell>
          <table:table-cell office:value-type="float" office:value="-0.00025519276901891" calcext:value-type="float">
            <text:p>-0.000255192769019</text:p>
          </table:table-cell>
        </table:table-row>
        <table:table-row table:style-name="ro1">
          <table:table-cell office:value-type="float" office:value="25.04" calcext:value-type="float">
            <text:p>25.04</text:p>
          </table:table-cell>
          <table:table-cell office:value-type="float" office:value="0" calcext:value-type="float">
            <text:p>0</text:p>
          </table:table-cell>
          <table:table-cell office:value-type="float" office:value="0.11314189707655" calcext:value-type="float">
            <text:p>0.11314189707655</text:p>
          </table:table-cell>
          <table:table-cell office:value-type="float" office:value="0.00663782820773" calcext:value-type="float">
            <text:p>0.00663782820773</text:p>
          </table:table-cell>
          <table:table-cell office:value-type="float" office:value="-0.0014914148131428" calcext:value-type="float">
            <text:p>-0.001491414813143</text:p>
          </table:table-cell>
          <table:table-cell/>
          <table:table-cell office:value-type="float" office:value="0.0034073818682591" calcext:value-type="float">
            <text:p>0.003407381868259</text:p>
          </table:table-cell>
          <table:table-cell office:value-type="float" office:value="-0.00045419491086448" calcext:value-type="float">
            <text:p>-0.000454194910864</text:p>
          </table:table-cell>
        </table:table-row>
        <table:table-row table:style-name="ro1">
          <table:table-cell office:value-type="float" office:value="25.06" calcext:value-type="float">
            <text:p>25.06</text:p>
          </table:table-cell>
          <table:table-cell office:value-type="float" office:value="0" calcext:value-type="float">
            <text:p>0</text:p>
          </table:table-cell>
          <table:table-cell office:value-type="float" office:value="0.1131587005112" calcext:value-type="float">
            <text:p>0.1131587005112</text:p>
          </table:table-cell>
          <table:table-cell office:value-type="float" office:value="0.006606288902463" calcext:value-type="float">
            <text:p>0.006606288902463</text:p>
          </table:table-cell>
          <table:table-cell office:value-type="float" office:value="-0.0016253031233245" calcext:value-type="float">
            <text:p>-0.001625303123325</text:p>
          </table:table-cell>
          <table:table-cell/>
          <table:table-cell office:value-type="float" office:value="0.0033905703035957" calcext:value-type="float">
            <text:p>0.003390570303596</text:p>
          </table:table-cell>
          <table:table-cell office:value-type="float" office:value="-0.00065319705271505" calcext:value-type="float">
            <text:p>-0.000653197052715</text:p>
          </table:table-cell>
        </table:table-row>
        <table:table-row table:style-name="ro1">
          <table:table-cell office:value-type="float" office:value="25.08" calcext:value-type="float">
            <text:p>25.08</text:p>
          </table:table-cell>
          <table:table-cell office:value-type="float" office:value="0" calcext:value-type="float">
            <text:p>0</text:p>
          </table:table-cell>
          <table:table-cell office:value-type="float" office:value="0.11330067158174" calcext:value-type="float">
            <text:p>0.11330067158174</text:p>
          </table:table-cell>
          <table:table-cell office:value-type="float" office:value="0.0065747254682047" calcext:value-type="float">
            <text:p>0.006574725468205</text:p>
          </table:table-cell>
          <table:table-cell office:value-type="float" office:value="-0.0017590816800868" calcext:value-type="float">
            <text:p>-0.001759081680087</text:p>
          </table:table-cell>
          <table:table-cell/>
          <table:table-cell office:value-type="float" office:value="0.0033737587389323" calcext:value-type="float">
            <text:p>0.003373758738932</text:p>
          </table:table-cell>
          <table:table-cell office:value-type="float" office:value="-0.00085219919456388" calcext:value-type="float">
            <text:p>-0.000852199194564</text:p>
          </table:table-cell>
        </table:table-row>
        <table:table-row table:style-name="ro1">
          <table:table-cell office:value-type="float" office:value="25.1" calcext:value-type="float">
            <text:p>25.1</text:p>
          </table:table-cell>
          <table:table-cell office:value-type="float" office:value="0" calcext:value-type="float">
            <text:p>0</text:p>
          </table:table-cell>
          <table:table-cell office:value-type="float" office:value="0.11354647035029" calcext:value-type="float">
            <text:p>0.11354647035029</text:p>
          </table:table-cell>
          <table:table-cell office:value-type="float" office:value="0.0065431395096419" calcext:value-type="float">
            <text:p>0.006543139509642</text:p>
          </table:table-cell>
          <table:table-cell office:value-type="float" office:value="-0.0018927575319661" calcext:value-type="float">
            <text:p>-0.001892757531966</text:p>
          </table:table-cell>
          <table:table-cell/>
          <table:table-cell office:value-type="float" office:value="0.0033569471742689" calcext:value-type="float">
            <text:p>0.003356947174269</text:p>
          </table:table-cell>
          <table:table-cell office:value-type="float" office:value="-0.0010512013364066" calcext:value-type="float">
            <text:p>-0.001051201336407</text:p>
          </table:table-cell>
        </table:table-row>
        <table:table-row table:style-name="ro1">
          <table:table-cell office:value-type="float" office:value="25.12" calcext:value-type="float">
            <text:p>25.12</text:p>
          </table:table-cell>
          <table:table-cell office:value-type="float" office:value="0" calcext:value-type="float">
            <text:p>0</text:p>
          </table:table-cell>
          <table:table-cell office:value-type="float" office:value="0.11387855429331" calcext:value-type="float">
            <text:p>0.11387855429331</text:p>
          </table:table-cell>
          <table:table-cell office:value-type="float" office:value="0.0065115325226152" calcext:value-type="float">
            <text:p>0.006511532522615</text:p>
          </table:table-cell>
          <table:table-cell office:value-type="float" office:value="-0.0020263372605143" calcext:value-type="float">
            <text:p>-0.002026337260514</text:p>
          </table:table-cell>
          <table:table-cell/>
          <table:table-cell office:value-type="float" office:value="0.0033401356096055" calcext:value-type="float">
            <text:p>0.003340135609606</text:p>
          </table:table-cell>
          <table:table-cell office:value-type="float" office:value="-0.0012502034782515" calcext:value-type="float">
            <text:p>-0.001250203478252</text:p>
          </table:table-cell>
        </table:table-row>
        <table:table-row table:style-name="ro1">
          <table:table-cell office:value-type="float" office:value="25.14" calcext:value-type="float">
            <text:p>25.14</text:p>
          </table:table-cell>
          <table:table-cell office:value-type="float" office:value="0" calcext:value-type="float">
            <text:p>0</text:p>
          </table:table-cell>
          <table:table-cell office:value-type="float" office:value="0.11428287056562" calcext:value-type="float">
            <text:p>0.11428287056562</text:p>
          </table:table-cell>
          <table:table-cell office:value-type="float" office:value="0.0064799059013331" calcext:value-type="float">
            <text:p>0.006479905901333</text:p>
          </table:table-cell>
          <table:table-cell office:value-type="float" office:value="-0.0021598270109544" calcext:value-type="float">
            <text:p>-0.002159827010954</text:p>
          </table:table-cell>
          <table:table-cell/>
          <table:table-cell office:value-type="float" office:value="0.0033233240449422" calcext:value-type="float">
            <text:p>0.003323324044942</text:p>
          </table:table-cell>
          <table:table-cell office:value-type="float" office:value="-0.0014492056201002" calcext:value-type="float">
            <text:p>-0.0014492056201</text:p>
          </table:table-cell>
        </table:table-row>
        <table:table-row table:style-name="ro1">
          <table:table-cell office:value-type="float" office:value="25.16" calcext:value-type="float">
            <text:p>25.16</text:p>
          </table:table-cell>
          <table:table-cell office:value-type="float" office:value="0" calcext:value-type="float">
            <text:p>0</text:p>
          </table:table-cell>
          <table:table-cell office:value-type="float" office:value="0.11474831095886" calcext:value-type="float">
            <text:p>0.11474831095886</text:p>
          </table:table-cell>
          <table:table-cell office:value-type="float" office:value="0.0064482609451607" calcext:value-type="float">
            <text:p>0.006448260945161</text:p>
          </table:table-cell>
          <table:table-cell office:value-type="float" office:value="-0.0022932325208148" calcext:value-type="float">
            <text:p>-0.002293232520815</text:p>
          </table:table-cell>
          <table:table-cell/>
          <table:table-cell office:value-type="float" office:value="0.0033065124802788" calcext:value-type="float">
            <text:p>0.003306512480279</text:p>
          </table:table-cell>
          <table:table-cell office:value-type="float" office:value="-0.001648207761948" calcext:value-type="float">
            <text:p>-0.001648207761948</text:p>
          </table:table-cell>
        </table:table-row>
        <table:table-row table:style-name="ro1">
          <table:table-cell office:value-type="float" office:value="25.18" calcext:value-type="float">
            <text:p>25.18</text:p>
          </table:table-cell>
          <table:table-cell office:value-type="float" office:value="0" calcext:value-type="float">
            <text:p>0</text:p>
          </table:table-cell>
          <table:table-cell office:value-type="float" office:value="0.11526614091164" calcext:value-type="float">
            <text:p>0.11526614091164</text:p>
          </table:table-cell>
          <table:table-cell office:value-type="float" office:value="0.006416598864993" calcext:value-type="float">
            <text:p>0.006416598864993</text:p>
          </table:table-cell>
          <table:table-cell office:value-type="float" office:value="-0.0024265591470932" calcext:value-type="float">
            <text:p>-0.002426559147093</text:p>
          </table:table-cell>
          <table:table-cell/>
          <table:table-cell office:value-type="float" office:value="0.0032897009156154" calcext:value-type="float">
            <text:p>0.003289700915615</text:p>
          </table:table-cell>
          <table:table-cell office:value-type="float" office:value="-0.0018472099037971" calcext:value-type="float">
            <text:p>-0.001847209903797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0" calcext:value-type="float">
            <text:p>0</text:p>
          </table:table-cell>
          <table:table-cell office:value-type="float" office:value="0.11582949495324" calcext:value-type="float">
            <text:p>0.11582949495324</text:p>
          </table:table-cell>
          <table:table-cell office:value-type="float" office:value="0.0063849207892375" calcext:value-type="float">
            <text:p>0.006384920789238</text:p>
          </table:table-cell>
          <table:table-cell office:value-type="float" office:value="-0.0025598118915626" calcext:value-type="float">
            <text:p>-0.002559811891563</text:p>
          </table:table-cell>
          <table:table-cell/>
          <table:table-cell office:value-type="float" office:value="0.003272889350952" calcext:value-type="float">
            <text:p>0.003272889350952</text:p>
          </table:table-cell>
          <table:table-cell office:value-type="float" office:value="-0.0020462120456429" calcext:value-type="float">
            <text:p>-0.002046212045643</text:p>
          </table:table-cell>
        </table:table-row>
        <table:table-row table:style-name="ro1">
          <table:table-cell office:value-type="float" office:value="25.22" calcext:value-type="float">
            <text:p>25.22</text:p>
          </table:table-cell>
          <table:table-cell office:value-type="float" office:value="0" calcext:value-type="float">
            <text:p>0</text:p>
          </table:table-cell>
          <table:table-cell office:value-type="float" office:value="0.11643296506345" calcext:value-type="float">
            <text:p>0.11643296506345</text:p>
          </table:table-cell>
          <table:table-cell office:value-type="float" office:value="0.0063532277694147" calcext:value-type="float">
            <text:p>0.006353227769415</text:p>
          </table:table-cell>
          <table:table-cell office:value-type="float" office:value="-0.0026929954245018" calcext:value-type="float">
            <text:p>-0.002692995424502</text:p>
          </table:table-cell>
          <table:table-cell/>
          <table:table-cell office:value-type="float" office:value="0.0032560777862887" calcext:value-type="float">
            <text:p>0.003256077786289</text:p>
          </table:table-cell>
          <table:table-cell office:value-type="float" office:value="-0.0022452141874848" calcext:value-type="float">
            <text:p>-0.002245214187485</text:p>
          </table:table-cell>
        </table:table-row>
        <table:table-row table:style-name="ro1">
          <table:table-cell office:value-type="float" office:value="25.24" calcext:value-type="float">
            <text:p>25.24</text:p>
          </table:table-cell>
          <table:table-cell office:value-type="float" office:value="0" calcext:value-type="float">
            <text:p>0</text:p>
          </table:table-cell>
          <table:table-cell office:value-type="float" office:value="0.11707227848085" calcext:value-type="float">
            <text:p>0.11707227848085</text:p>
          </table:table-cell>
          <table:table-cell office:value-type="float" office:value="0.0063215207854037" calcext:value-type="float">
            <text:p>0.006321520785404</text:p>
          </table:table-cell>
          <table:table-cell office:value-type="float" office:value="-0.0028261141070588" calcext:value-type="float">
            <text:p>-0.002826114107059</text:p>
          </table:table-cell>
          <table:table-cell/>
          <table:table-cell office:value-type="float" office:value="0.0032392662216253" calcext:value-type="float">
            <text:p>0.003239266221625</text:p>
          </table:table-cell>
          <table:table-cell office:value-type="float" office:value="-0.0024442163293335" calcext:value-type="float">
            <text:p>-0.002444216329334</text:p>
          </table:table-cell>
        </table:table-row>
        <table:table-row table:style-name="ro1">
          <table:table-cell office:value-type="float" office:value="25.26" calcext:value-type="float">
            <text:p>25.26</text:p>
          </table:table-cell>
          <table:table-cell office:value-type="float" office:value="0" calcext:value-type="float">
            <text:p>0</text:p>
          </table:table-cell>
          <table:table-cell office:value-type="float" office:value="0.11774405094828" calcext:value-type="float">
            <text:p>0.11774405094828</text:p>
          </table:table-cell>
          <table:table-cell office:value-type="float" office:value="0.0062898007503448" calcext:value-type="float">
            <text:p>0.006289800750345</text:p>
          </table:table-cell>
          <table:table-cell office:value-type="float" office:value="-0.0029591720119133" calcext:value-type="float">
            <text:p>-0.002959172011913</text:p>
          </table:table-cell>
          <table:table-cell/>
          <table:table-cell office:value-type="float" office:value="0.0032224546569619" calcext:value-type="float">
            <text:p>0.003222454656962</text:p>
          </table:table-cell>
          <table:table-cell office:value-type="float" office:value="-0.0026432184711818" calcext:value-type="float">
            <text:p>-0.002643218471182</text:p>
          </table:table-cell>
        </table:table-row>
        <table:table-row table:style-name="ro1">
          <table:table-cell office:value-type="float" office:value="25.28" calcext:value-type="float">
            <text:p>25.28</text:p>
          </table:table-cell>
          <table:table-cell office:value-type="float" office:value="0" calcext:value-type="float">
            <text:p>0</text:p>
          </table:table-cell>
          <table:table-cell office:value-type="float" office:value="0.11844559976526" calcext:value-type="float">
            <text:p>0.11844559976526</text:p>
          </table:table-cell>
          <table:table-cell office:value-type="float" office:value="0.0062580685152209" calcext:value-type="float">
            <text:p>0.006258068515221</text:p>
          </table:table-cell>
          <table:table-cell office:value-type="float" office:value="-0.0030921729428022" calcext:value-type="float">
            <text:p>-0.003092172942802</text:p>
          </table:table-cell>
          <table:table-cell/>
          <table:table-cell office:value-type="float" office:value="0.0032056430922985" calcext:value-type="float">
            <text:p>0.003205643092299</text:p>
          </table:table-cell>
          <table:table-cell office:value-type="float" office:value="-0.0028422206130274" calcext:value-type="float">
            <text:p>-0.002842220613027</text:p>
          </table:table-cell>
        </table:table-row>
        <table:table-row table:style-name="ro1">
          <table:table-cell office:value-type="float" office:value="25.3" calcext:value-type="float">
            <text:p>25.3</text:p>
          </table:table-cell>
          <table:table-cell office:value-type="float" office:value="0" calcext:value-type="float">
            <text:p>0</text:p>
          </table:table-cell>
          <table:table-cell office:value-type="float" office:value="0.11917480282916" calcext:value-type="float">
            <text:p>0.11917480282916</text:p>
          </table:table-cell>
          <table:table-cell office:value-type="float" office:value="0.0062263248731357" calcext:value-type="float">
            <text:p>0.006226324873136</text:p>
          </table:table-cell>
          <table:table-cell office:value-type="float" office:value="-0.0032251204526896" calcext:value-type="float">
            <text:p>-0.00322512045269</text:p>
          </table:table-cell>
          <table:table-cell/>
          <table:table-cell office:value-type="float" office:value="0.0031888315276351" calcext:value-type="float">
            <text:p>0.003188831527635</text:p>
          </table:table-cell>
          <table:table-cell office:value-type="float" office:value="-0.0030412227548747" calcext:value-type="float">
            <text:p>-0.003041222754875</text:p>
          </table:table-cell>
        </table:table-row>
        <table:table-row table:style-name="ro1">
          <table:table-cell office:value-type="float" office:value="25.32" calcext:value-type="float">
            <text:p>25.32</text:p>
          </table:table-cell>
          <table:table-cell office:value-type="float" office:value="0" calcext:value-type="float">
            <text:p>0</text:p>
          </table:table-cell>
          <table:table-cell office:value-type="float" office:value="0.11992999255955" calcext:value-type="float">
            <text:p>0.11992999255955</text:p>
          </table:table-cell>
          <table:table-cell office:value-type="float" office:value="0.0061945705633043" calcext:value-type="float">
            <text:p>0.006194570563304</text:p>
          </table:table-cell>
          <table:table-cell office:value-type="float" office:value="-0.0033580178608073" calcext:value-type="float">
            <text:p>-0.003358017860807</text:p>
          </table:table-cell>
          <table:table-cell/>
          <table:table-cell office:value-type="float" office:value="0.0031720199629718" calcext:value-type="float">
            <text:p>0.003172019962972</text:p>
          </table:table-cell>
          <table:table-cell office:value-type="float" office:value="-0.0032402248967214" calcext:value-type="float">
            <text:p>-0.003240224896721</text:p>
          </table:table-cell>
        </table:table-row>
        <table:table-row table:style-name="ro1">
          <table:table-cell office:value-type="float" office:value="25.34" calcext:value-type="float">
            <text:p>25.34</text:p>
          </table:table-cell>
          <table:table-cell office:value-type="float" office:value="0" calcext:value-type="float">
            <text:p>0</text:p>
          </table:table-cell>
          <table:table-cell office:value-type="float" office:value="0.12062307287004" calcext:value-type="float">
            <text:p>0.12062307287004</text:p>
          </table:table-cell>
          <table:table-cell office:value-type="float" office:value="0.0061622100634499" calcext:value-type="float">
            <text:p>0.00616221006345</text:p>
          </table:table-cell>
          <table:table-cell office:value-type="float" office:value="-0.0034882653746166" calcext:value-type="float">
            <text:p>-0.003488265374617</text:p>
          </table:table-cell>
          <table:table-cell/>
          <table:table-cell office:value-type="float" office:value="0.0031552083983084" calcext:value-type="float">
            <text:p>0.003155208398308</text:p>
          </table:table-cell>
          <table:table-cell office:value-type="float" office:value="-0.0034392270385711" calcext:value-type="float">
            <text:p>-0.003439227038571</text:p>
          </table:table-cell>
        </table:table-row>
        <table:table-row table:style-name="ro1">
          <table:table-cell office:value-type="float" office:value="25.36" calcext:value-type="float">
            <text:p>25.36</text:p>
          </table:table-cell>
          <table:table-cell office:value-type="float" office:value="0" calcext:value-type="float">
            <text:p>0</text:p>
          </table:table-cell>
          <table:table-cell office:value-type="float" office:value="0.12105213588091" calcext:value-type="float">
            <text:p>0.12105213588091</text:p>
          </table:table-cell>
          <table:table-cell office:value-type="float" office:value="0.0061278378900095" calcext:value-type="float">
            <text:p>0.00612783789001</text:p>
          </table:table-cell>
          <table:table-cell office:value-type="float" office:value="-0.0036097288890527" calcext:value-type="float">
            <text:p>-0.003609728889053</text:p>
          </table:table-cell>
          <table:table-cell/>
          <table:table-cell office:value-type="float" office:value="0.0031390524960185" calcext:value-type="float">
            <text:p>0.003139052496019</text:p>
          </table:table-cell>
          <table:table-cell office:value-type="float" office:value="-0.0036232542470378" calcext:value-type="float">
            <text:p>-0.003623254247038</text:p>
          </table:table-cell>
        </table:table-row>
        <table:table-row table:style-name="ro1">
          <table:table-cell office:value-type="float" office:value="25.38" calcext:value-type="float">
            <text:p>25.38</text:p>
          </table:table-cell>
          <table:table-cell office:value-type="float" office:value="0" calcext:value-type="float">
            <text:p>0</text:p>
          </table:table-cell>
          <table:table-cell office:value-type="float" office:value="0.12125669991291" calcext:value-type="float">
            <text:p>0.12125669991291</text:p>
          </table:table-cell>
          <table:table-cell office:value-type="float" office:value="0.0060916821780609" calcext:value-type="float">
            <text:p>0.006091682178061</text:p>
          </table:table-cell>
          <table:table-cell office:value-type="float" office:value="-0.0037235934727552" calcext:value-type="float">
            <text:p>-0.003723593472755</text:p>
          </table:table-cell>
          <table:table-cell/>
          <table:table-cell office:value-type="float" office:value="0.0031232247121255" calcext:value-type="float">
            <text:p>0.003123224712126</text:p>
          </table:table-cell>
          <table:table-cell office:value-type="float" office:value="-0.0037985141162363" calcext:value-type="float">
            <text:p>-0.003798514116236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0" calcext:value-type="float">
            <text:p>0</text:p>
          </table:table-cell>
          <table:table-cell office:value-type="float" office:value="0.12076291582874" calcext:value-type="float">
            <text:p>0.12076291582874</text:p>
          </table:table-cell>
          <table:table-cell office:value-type="float" office:value="0.006050323084283" calcext:value-type="float">
            <text:p>0.006050323084283</text:p>
          </table:table-cell>
          <table:table-cell office:value-type="float" office:value="-0.0038153747766899" calcext:value-type="float">
            <text:p>-0.00381537477669</text:p>
          </table:table-cell>
          <table:table-cell/>
          <table:table-cell office:value-type="float" office:value="0.0031036730675387" calcext:value-type="float">
            <text:p>0.003103673067539</text:p>
          </table:table-cell>
          <table:table-cell office:value-type="float" office:value="-0.0039563534807982" calcext:value-type="float">
            <text:p>-0.003956353480798</text:p>
          </table:table-cell>
        </table:table-row>
        <table:table-row table:style-name="ro1">
          <table:table-cell office:value-type="float" office:value="25.42" calcext:value-type="float">
            <text:p>25.42</text:p>
          </table:table-cell>
          <table:table-cell office:value-type="float" office:value="0" calcext:value-type="float">
            <text:p>0</text:p>
          </table:table-cell>
          <table:table-cell office:value-type="float" office:value="0.1198718757029" calcext:value-type="float">
            <text:p>0.1198718757029</text:p>
          </table:table-cell>
          <table:table-cell office:value-type="float" office:value="0.0060057317863071" calcext:value-type="float">
            <text:p>0.006005731786307</text:p>
          </table:table-cell>
          <table:table-cell office:value-type="float" office:value="-0.0038935647297417" calcext:value-type="float">
            <text:p>-0.003893564729742</text:p>
          </table:table-cell>
          <table:table-cell/>
          <table:table-cell office:value-type="float" office:value="0.0030824301806071" calcext:value-type="float">
            <text:p>0.003082430180607</text:p>
          </table:table-cell>
          <table:table-cell office:value-type="float" office:value="-0.0041062744876419" calcext:value-type="float">
            <text:p>-0.004106274487642</text:p>
          </table:table-cell>
        </table:table-row>
        <table:table-row table:style-name="ro1">
          <table:table-cell office:value-type="float" office:value="25.44" calcext:value-type="float">
            <text:p>25.44</text:p>
          </table:table-cell>
          <table:table-cell office:value-type="float" office:value="0" calcext:value-type="float">
            <text:p>0</text:p>
          </table:table-cell>
          <table:table-cell office:value-type="float" office:value="0.11902823865748" calcext:value-type="float">
            <text:p>0.11902823865748</text:p>
          </table:table-cell>
          <table:table-cell office:value-type="float" office:value="0.0059610677089192" calcext:value-type="float">
            <text:p>0.005961067708919</text:p>
          </table:table-cell>
          <table:table-cell office:value-type="float" office:value="-0.0039714542630461" calcext:value-type="float">
            <text:p>-0.003971454263046</text:p>
          </table:table-cell>
          <table:table-cell/>
          <table:table-cell office:value-type="float" office:value="0.003061174791955" calcext:value-type="float">
            <text:p>0.003061174791955</text:p>
          </table:table-cell>
          <table:table-cell office:value-type="float" office:value="-0.0042560872333752" calcext:value-type="float">
            <text:p>-0.004256087233375</text:p>
          </table:table-cell>
        </table:table-row>
        <table:table-row table:style-name="ro1">
          <table:table-cell office:value-type="float" office:value="25.46" calcext:value-type="float">
            <text:p>25.46</text:p>
          </table:table-cell>
          <table:table-cell office:value-type="float" office:value="0" calcext:value-type="float">
            <text:p>0</text:p>
          </table:table-cell>
          <table:table-cell office:value-type="float" office:value="0.11823545303398" calcext:value-type="float">
            <text:p>0.11823545303398</text:p>
          </table:table-cell>
          <table:table-cell office:value-type="float" office:value="0.0059163367570954" calcext:value-type="float">
            <text:p>0.005916336757095</text:p>
          </table:table-cell>
          <table:table-cell office:value-type="float" office:value="-0.0040490681309731" calcext:value-type="float">
            <text:p>-0.004049068130973</text:p>
          </table:table-cell>
          <table:table-cell/>
          <table:table-cell office:value-type="float" office:value="0.0030399071688733" calcext:value-type="float">
            <text:p>0.003039907168873</text:p>
          </table:table-cell>
          <table:table-cell office:value-type="float" office:value="-0.0044057939829902" calcext:value-type="float">
            <text:p>-0.00440579398299</text:p>
          </table:table-cell>
        </table:table-row>
        <table:table-row table:style-name="ro1">
          <table:table-cell office:value-type="float" office:value="25.48" calcext:value-type="float">
            <text:p>25.48</text:p>
          </table:table-cell>
          <table:table-cell office:value-type="float" office:value="0" calcext:value-type="float">
            <text:p>0</text:p>
          </table:table-cell>
          <table:table-cell office:value-type="float" office:value="0.11749791275001" calcext:value-type="float">
            <text:p>0.11749791275001</text:p>
          </table:table-cell>
          <table:table-cell office:value-type="float" office:value="0.0058715442812308" calcext:value-type="float">
            <text:p>0.005871544281231</text:p>
          </table:table-cell>
          <table:table-cell office:value-type="float" office:value="-0.004126428731033" calcext:value-type="float">
            <text:p>-0.004126428731033</text:p>
          </table:table-cell>
          <table:table-cell/>
          <table:table-cell office:value-type="float" office:value="0.0030186275726598" calcext:value-type="float">
            <text:p>0.00301862757266</text:p>
          </table:table-cell>
          <table:table-cell office:value-type="float" office:value="-0.0045553969505044" calcext:value-type="float">
            <text:p>-0.004555396950504</text:p>
          </table:table-cell>
        </table:table-row>
        <table:table-row table:style-name="ro1">
          <table:table-cell office:value-type="float" office:value="25.5" calcext:value-type="float">
            <text:p>25.5</text:p>
          </table:table-cell>
          <table:table-cell office:value-type="float" office:value="0" calcext:value-type="float">
            <text:p>0</text:p>
          </table:table-cell>
          <table:table-cell office:value-type="float" office:value="0.11682100548853" calcext:value-type="float">
            <text:p>0.11682100548853</text:p>
          </table:table-cell>
          <table:table-cell office:value-type="float" office:value="0.0058266951330552" calcext:value-type="float">
            <text:p>0.005826695133055</text:p>
          </table:table-cell>
          <table:table-cell office:value-type="float" office:value="-0.0042035563454498" calcext:value-type="float">
            <text:p>-0.00420355634545</text:p>
          </table:table-cell>
          <table:table-cell/>
          <table:table-cell office:value-type="float" office:value="0.0029973362587707" calcext:value-type="float">
            <text:p>0.002997336258771</text:p>
          </table:table-cell>
          <table:table-cell office:value-type="float" office:value="-0.0047048982976916" calcext:value-type="float">
            <text:p>-0.004704898297692</text:p>
          </table:table-cell>
        </table:table-row>
        <table:table-row table:style-name="ro1">
          <table:table-cell office:value-type="float" office:value="25.52" calcext:value-type="float">
            <text:p>25.52</text:p>
          </table:table-cell>
          <table:table-cell office:value-type="float" office:value="0" calcext:value-type="float">
            <text:p>0</text:p>
          </table:table-cell>
          <table:table-cell office:value-type="float" office:value="0.1162110964006" calcext:value-type="float">
            <text:p>0.1162110964006</text:p>
          </table:table-cell>
          <table:table-cell office:value-type="float" office:value="0.0057817937157537" calcext:value-type="float">
            <text:p>0.005781793715754</text:p>
          </table:table-cell>
          <table:table-cell office:value-type="float" office:value="-0.0042804693573519" calcext:value-type="float">
            <text:p>-0.004280469357352</text:p>
          </table:table-cell>
          <table:table-cell/>
          <table:table-cell office:value-type="float" office:value="0.0029760334769689" calcext:value-type="float">
            <text:p>0.002976033476969</text:p>
          </table:table-cell>
          <table:table-cell office:value-type="float" office:value="-0.0048543001370973" calcext:value-type="float">
            <text:p>-0.004854300137097</text:p>
          </table:table-cell>
        </table:table-row>
        <table:table-row table:style-name="ro1">
          <table:table-cell office:value-type="float" office:value="25.54" calcext:value-type="float">
            <text:p>25.54</text:p>
          </table:table-cell>
          <table:table-cell office:value-type="float" office:value="0" calcext:value-type="float">
            <text:p>0</text:p>
          </table:table-cell>
          <table:table-cell office:value-type="float" office:value="0.11567542062455" calcext:value-type="float">
            <text:p>0.11567542062455</text:p>
          </table:table-cell>
          <table:table-cell office:value-type="float" office:value="0.0057368440288409" calcext:value-type="float">
            <text:p>0.005736844028841</text:p>
          </table:table-cell>
          <table:table-cell office:value-type="float" office:value="-0.004357184443626" calcext:value-type="float">
            <text:p>-0.004357184443626</text:p>
          </table:table-cell>
          <table:table-cell/>
          <table:table-cell office:value-type="float" office:value="0.0029542275135441" calcext:value-type="float">
            <text:p>0.002954227513544</text:p>
          </table:table-cell>
          <table:table-cell office:value-type="float" office:value="-0.0050013603264545" calcext:value-type="float">
            <text:p>-0.005001360326455</text:p>
          </table:table-cell>
        </table:table-row>
        <table:table-row table:style-name="ro1">
          <table:table-cell office:value-type="float" office:value="25.56" calcext:value-type="float">
            <text:p>25.56</text:p>
          </table:table-cell>
          <table:table-cell office:value-type="float" office:value="0" calcext:value-type="float">
            <text:p>0</text:p>
          </table:table-cell>
          <table:table-cell office:value-type="float" office:value="0.11522187950778" calcext:value-type="float">
            <text:p>0.11522187950778</text:p>
          </table:table-cell>
          <table:table-cell office:value-type="float" office:value="0.0056918497083193" calcext:value-type="float">
            <text:p>0.005691849708319</text:p>
          </table:table-cell>
          <table:table-cell office:value-type="float" office:value="-0.0044337167473168" calcext:value-type="float">
            <text:p>-0.004433716747317</text:p>
          </table:table-cell>
          <table:table-cell/>
          <table:table-cell office:value-type="float" office:value="0.002925700911519" calcext:value-type="float">
            <text:p>0.002925700911519</text:p>
          </table:table-cell>
          <table:table-cell office:value-type="float" office:value="-0.0051177505105249" calcext:value-type="float">
            <text:p>-0.005117750510525</text:p>
          </table:table-cell>
        </table:table-row>
        <table:table-row table:style-name="ro1">
          <table:table-cell office:value-type="float" office:value="25.58" calcext:value-type="float">
            <text:p>25.58</text:p>
          </table:table-cell>
          <table:table-cell office:value-type="float" office:value="0" calcext:value-type="float">
            <text:p>0</text:p>
          </table:table-cell>
          <table:table-cell office:value-type="float" office:value="0.11485877252664" calcext:value-type="float">
            <text:p>0.11485877252664</text:p>
          </table:table-cell>
          <table:table-cell office:value-type="float" office:value="0.0056468140626132" calcext:value-type="float">
            <text:p>0.005646814062613</text:p>
          </table:table-cell>
          <table:table-cell office:value-type="float" office:value="-0.0045100800313586" calcext:value-type="float">
            <text:p>-0.004510080031359</text:p>
          </table:table-cell>
          <table:table-cell/>
          <table:table-cell office:value-type="float" office:value="0.0028971416905461" calcext:value-type="float">
            <text:p>0.002897141690546</text:p>
          </table:table-cell>
          <table:table-cell office:value-type="float" office:value="-0.0052339224353598" calcext:value-type="float">
            <text:p>-0.00523392243536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0" calcext:value-type="float">
            <text:p>0</text:p>
          </table:table-cell>
          <table:table-cell office:value-type="float" office:value="0.11459451539925" calcext:value-type="float">
            <text:p>0.11459451539925</text:p>
          </table:table-cell>
          <table:table-cell office:value-type="float" office:value="0.0056017401047286" calcext:value-type="float">
            <text:p>0.005601740104729</text:p>
          </table:table-cell>
          <table:table-cell office:value-type="float" office:value="-0.004586286815958" calcext:value-type="float">
            <text:p>-0.004586286815958</text:p>
          </table:table-cell>
          <table:table-cell/>
          <table:table-cell office:value-type="float" office:value="0.0028685511696531" calcext:value-type="float">
            <text:p>0.002868551169653</text:p>
          </table:table-cell>
          <table:table-cell office:value-type="float" office:value="-0.0053498833280574" calcext:value-type="float">
            <text:p>-0.005349883328057</text:p>
          </table:table-cell>
        </table:table-row>
        <table:table-row table:style-name="ro1">
          <table:table-cell office:value-type="float" office:value="25.62" calcext:value-type="float">
            <text:p>25.62</text:p>
          </table:table-cell>
          <table:table-cell office:value-type="float" office:value="0" calcext:value-type="float">
            <text:p>0</text:p>
          </table:table-cell>
          <table:table-cell office:value-type="float" office:value="0.11443734805824" calcext:value-type="float">
            <text:p>0.11443734805824</text:p>
          </table:table-cell>
          <table:table-cell office:value-type="float" office:value="0.0055566305810472" calcext:value-type="float">
            <text:p>0.005556630581047</text:p>
          </table:table-cell>
          <table:table-cell office:value-type="float" office:value="-0.0046623485013212" calcext:value-type="float">
            <text:p>-0.004662348501321</text:p>
          </table:table-cell>
          <table:table-cell/>
          <table:table-cell office:value-type="float" office:value="0.0028399306014987" calcext:value-type="float">
            <text:p>0.002839930601499</text:p>
          </table:table-cell>
          <table:table-cell office:value-type="float" office:value="-0.005465640101912" calcext:value-type="float">
            <text:p>-0.005465640101912</text:p>
          </table:table-cell>
        </table:table-row>
        <table:table-row table:style-name="ro1">
          <table:table-cell office:value-type="float" office:value="25.64" calcext:value-type="float">
            <text:p>25.64</text:p>
          </table:table-cell>
          <table:table-cell office:value-type="float" office:value="0" calcext:value-type="float">
            <text:p>0</text:p>
          </table:table-cell>
          <table:table-cell office:value-type="float" office:value="0.11439493488405" calcext:value-type="float">
            <text:p>0.11439493488405</text:p>
          </table:table-cell>
          <table:table-cell office:value-type="float" office:value="0.0055114879971213" calcext:value-type="float">
            <text:p>0.005511487997121</text:p>
          </table:table-cell>
          <table:table-cell office:value-type="float" office:value="-0.0047382754773325" calcext:value-type="float">
            <text:p>-0.004738275477333</text:p>
          </table:table-cell>
          <table:table-cell/>
          <table:table-cell office:value-type="float" office:value="0.0028112811756207" calcext:value-type="float">
            <text:p>0.002811281175621</text:p>
          </table:table-cell>
          <table:table-cell office:value-type="float" office:value="-0.0055811993711879" calcext:value-type="float">
            <text:p>-0.005581199371188</text:p>
          </table:table-cell>
        </table:table-row>
        <table:table-row table:style-name="ro1">
          <table:table-cell office:value-type="float" office:value="25.66" calcext:value-type="float">
            <text:p>25.66</text:p>
          </table:table-cell>
          <table:table-cell office:value-type="float" office:value="0" calcext:value-type="float">
            <text:p>0</text:p>
          </table:table-cell>
          <table:table-cell office:value-type="float" office:value="0.11447372157285" calcext:value-type="float">
            <text:p>0.11447372157285</text:p>
          </table:table-cell>
          <table:table-cell office:value-type="float" office:value="0.0054663146408" calcext:value-type="float">
            <text:p>0.0054663146408</text:p>
          </table:table-cell>
          <table:table-cell office:value-type="float" office:value="-0.0048140772217248" calcext:value-type="float">
            <text:p>-0.004814077221725</text:p>
          </table:table-cell>
          <table:table-cell/>
          <table:table-cell office:value-type="float" office:value="0.0027833634374308" calcext:value-type="float">
            <text:p>0.002783363437431</text:p>
          </table:table-cell>
          <table:table-cell office:value-type="float" office:value="-0.0056916030207798" calcext:value-type="float">
            <text:p>-0.00569160302078</text:p>
          </table:table-cell>
        </table:table-row>
        <table:table-row table:style-name="ro1">
          <table:table-cell office:value-type="float" office:value="25.68" calcext:value-type="float">
            <text:p>25.68</text:p>
          </table:table-cell>
          <table:table-cell office:value-type="float" office:value="0" calcext:value-type="float">
            <text:p>0</text:p>
          </table:table-cell>
          <table:table-cell office:value-type="float" office:value="0.11467806474559" calcext:value-type="float">
            <text:p>0.11467806474559</text:p>
          </table:table-cell>
          <table:table-cell office:value-type="float" office:value="0.0054211126029778" calcext:value-type="float">
            <text:p>0.005421112602978</text:p>
          </table:table-cell>
          <table:table-cell office:value-type="float" office:value="-0.0048897623880167" calcext:value-type="float">
            <text:p>-0.004889762388017</text:p>
          </table:table-cell>
          <table:table-cell/>
          <table:table-cell office:value-type="float" office:value="0.0027579718636" calcext:value-type="float">
            <text:p>0.0027579718636</text:p>
          </table:table-cell>
          <table:table-cell office:value-type="float" office:value="-0.0057858832508163" calcext:value-type="float">
            <text:p>-0.005785883250816</text:p>
          </table:table-cell>
        </table:table-row>
        <table:table-row table:style-name="ro1">
          <table:table-cell office:value-type="float" office:value="25.7" calcext:value-type="float">
            <text:p>25.7</text:p>
          </table:table-cell>
          <table:table-cell office:value-type="float" office:value="0" calcext:value-type="float">
            <text:p>0</text:p>
          </table:table-cell>
          <table:table-cell office:value-type="float" office:value="0.11500941647528" calcext:value-type="float">
            <text:p>0.11500941647528</text:p>
          </table:table-cell>
          <table:table-cell office:value-type="float" office:value="0.005375883796227" calcext:value-type="float">
            <text:p>0.005375883796227</text:p>
          </table:table-cell>
          <table:table-cell office:value-type="float" office:value="-0.0049653388843124" calcext:value-type="float">
            <text:p>-0.004965338884312</text:p>
          </table:table-cell>
          <table:table-cell/>
          <table:table-cell office:value-type="float" office:value="0.0027325594931978" calcext:value-type="float">
            <text:p>0.002732559493198</text:p>
          </table:table-cell>
          <table:table-cell office:value-type="float" office:value="-0.00587994412694" calcext:value-type="float">
            <text:p>-0.00587994412694</text:p>
          </table:table-cell>
        </table:table-row>
        <table:table-row table:style-name="ro1">
          <table:table-cell office:value-type="float" office:value="25.72" calcext:value-type="float">
            <text:p>25.72</text:p>
          </table:table-cell>
          <table:table-cell office:value-type="float" office:value="0" calcext:value-type="float">
            <text:p>0</text:p>
          </table:table-cell>
          <table:table-cell office:value-type="float" office:value="0.11546593952361" calcext:value-type="float">
            <text:p>0.11546593952361</text:p>
          </table:table-cell>
          <table:table-cell office:value-type="float" office:value="0.0053306299715447" calcext:value-type="float">
            <text:p>0.005330629971545</text:p>
          </table:table-cell>
          <table:table-cell office:value-type="float" office:value="-0.0050408139439917" calcext:value-type="float">
            <text:p>-0.005040813943992</text:p>
          </table:table-cell>
          <table:table-cell/>
          <table:table-cell office:value-type="float" office:value="0.0027071268114004" calcext:value-type="float">
            <text:p>0.0027071268114</text:p>
          </table:table-cell>
          <table:table-cell office:value-type="float" office:value="-0.0059737925636107" calcext:value-type="float">
            <text:p>-0.005973792563611</text:p>
          </table:table-cell>
        </table:table-row>
        <table:table-row table:style-name="ro1">
          <table:table-cell office:value-type="float" office:value="25.74" calcext:value-type="float">
            <text:p>25.74</text:p>
          </table:table-cell>
          <table:table-cell office:value-type="float" office:value="0" calcext:value-type="float">
            <text:p>0</text:p>
          </table:table-cell>
          <table:table-cell office:value-type="float" office:value="0.1160427172802" calcext:value-type="float">
            <text:p>0.1160427172802</text:p>
          </table:table-cell>
          <table:table-cell office:value-type="float" office:value="0.0052853527334181" calcext:value-type="float">
            <text:p>0.005285352733418</text:p>
          </table:table-cell>
          <table:table-cell office:value-type="float" office:value="-0.0051161941893132" calcext:value-type="float">
            <text:p>-0.005116194189313</text:p>
          </table:table-cell>
          <table:table-cell/>
          <table:table-cell office:value-type="float" office:value="0.0026816742874126" calcext:value-type="float">
            <text:p>0.002681674287413</text:p>
          </table:table-cell>
          <table:table-cell office:value-type="float" office:value="-0.0060674351905817" calcext:value-type="float">
            <text:p>-0.006067435190582</text:p>
          </table:table-cell>
        </table:table-row>
        <table:table-row table:style-name="ro1">
          <table:table-cell office:value-type="float" office:value="25.76" calcext:value-type="float">
            <text:p>25.76</text:p>
          </table:table-cell>
          <table:table-cell office:value-type="float" office:value="0" calcext:value-type="float">
            <text:p>0</text:p>
          </table:table-cell>
          <table:table-cell office:value-type="float" office:value="0.11673243094263" calcext:value-type="float">
            <text:p>0.11673243094263</text:p>
          </table:table-cell>
          <table:table-cell office:value-type="float" office:value="0.00524005355339" calcext:value-type="float">
            <text:p>0.00524005355339</text:p>
          </table:table-cell>
          <table:table-cell office:value-type="float" office:value="-0.0051914856884178" calcext:value-type="float">
            <text:p>-0.005191485688418</text:p>
          </table:table-cell>
          <table:table-cell/>
          <table:table-cell office:value-type="float" office:value="0.0026562023751522" calcext:value-type="float">
            <text:p>0.002656202375152</text:p>
          </table:table-cell>
          <table:table-cell office:value-type="float" office:value="-0.0061608783665861" calcext:value-type="float">
            <text:p>-0.006160878366586</text:p>
          </table:table-cell>
        </table:table-row>
        <table:table-row table:style-name="ro1">
          <table:table-cell office:value-type="float" office:value="25.78" calcext:value-type="float">
            <text:p>25.78</text:p>
          </table:table-cell>
          <table:table-cell office:value-type="float" office:value="0" calcext:value-type="float">
            <text:p>0</text:p>
          </table:table-cell>
          <table:table-cell office:value-type="float" office:value="0.11752624504061" calcext:value-type="float">
            <text:p>0.11752624504061</text:p>
          </table:table-cell>
          <table:table-cell office:value-type="float" office:value="0.0051947337822846" calcext:value-type="float">
            <text:p>0.005194733782285</text:p>
          </table:table-cell>
          <table:table-cell office:value-type="float" office:value="-0.0052666940068374" calcext:value-type="float">
            <text:p>-0.005266694006837</text:p>
          </table:table-cell>
          <table:table-cell/>
          <table:table-cell office:value-type="float" office:value="0.0026307115139074" calcext:value-type="float">
            <text:p>0.002630711513907</text:p>
          </table:table-cell>
          <table:table-cell office:value-type="float" office:value="-0.0062541281923941" calcext:value-type="float">
            <text:p>-0.006254128192394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0" calcext:value-type="float">
            <text:p>0</text:p>
          </table:table-cell>
          <table:table-cell office:value-type="float" office:value="0.11841466785642" calcext:value-type="float">
            <text:p>0.11841466785642</text:p>
          </table:table-cell>
          <table:table-cell office:value-type="float" office:value="0.0051493946612345" calcext:value-type="float">
            <text:p>0.005149394661235</text:p>
          </table:table-cell>
          <table:table-cell office:value-type="float" office:value="-0.0053418242537139" calcext:value-type="float">
            <text:p>-0.005341824253714</text:p>
          </table:table-cell>
          <table:table-cell/>
          <table:table-cell office:value-type="float" office:value="0.0026052021289686" calcext:value-type="float">
            <text:p>0.002605202128969</text:p>
          </table:table-cell>
          <table:table-cell office:value-type="float" office:value="-0.0063471905233147" calcext:value-type="float">
            <text:p>-0.006347190523315</text:p>
          </table:table-cell>
        </table:table-row>
        <table:table-row table:style-name="ro1">
          <table:table-cell office:value-type="float" office:value="25.82" calcext:value-type="float">
            <text:p>25.82</text:p>
          </table:table-cell>
          <table:table-cell office:value-type="float" office:value="0" calcext:value-type="float">
            <text:p>0</text:p>
          </table:table-cell>
          <table:table-cell office:value-type="float" office:value="0.11938824194649" calcext:value-type="float">
            <text:p>0.11938824194649</text:p>
          </table:table-cell>
          <table:table-cell office:value-type="float" office:value="0.0051040373316356" calcext:value-type="float">
            <text:p>0.005104037331636</text:p>
          </table:table-cell>
          <table:table-cell office:value-type="float" office:value="-0.0054168811236033" calcext:value-type="float">
            <text:p>-0.005416881123603</text:p>
          </table:table-cell>
          <table:table-cell/>
          <table:table-cell office:value-type="float" office:value="0.0025796746322342" calcext:value-type="float">
            <text:p>0.002579674632234</text:p>
          </table:table-cell>
          <table:table-cell office:value-type="float" office:value="-0.0064400709810871" calcext:value-type="float">
            <text:p>-0.006440070981087</text:p>
          </table:table-cell>
        </table:table-row>
        <table:table-row table:style-name="ro1">
          <table:table-cell office:value-type="float" office:value="25.84" calcext:value-type="float">
            <text:p>25.84</text:p>
          </table:table-cell>
          <table:table-cell office:value-type="float" office:value="0" calcext:value-type="float">
            <text:p>0</text:p>
          </table:table-cell>
          <table:table-cell office:value-type="float" office:value="0.12043801421335" calcext:value-type="float">
            <text:p>0.12043801421335</text:p>
          </table:table-cell>
          <table:table-cell office:value-type="float" office:value="0.0050586628441406" calcext:value-type="float">
            <text:p>0.005058662844141</text:p>
          </table:table-cell>
          <table:table-cell office:value-type="float" office:value="-0.0054918689341197" calcext:value-type="float">
            <text:p>-0.00549186893412</text:p>
          </table:table-cell>
          <table:table-cell/>
          <table:table-cell office:value-type="float" office:value="0.0025541294227912" calcext:value-type="float">
            <text:p>0.002554129422791</text:p>
          </table:table-cell>
          <table:table-cell office:value-type="float" office:value="-0.0065327749652395" calcext:value-type="float">
            <text:p>-0.00653277496524</text:p>
          </table:table-cell>
        </table:table-row>
        <table:table-row table:style-name="ro1">
          <table:table-cell office:value-type="float" office:value="25.86" calcext:value-type="float">
            <text:p>25.86</text:p>
          </table:table-cell>
          <table:table-cell office:value-type="float" office:value="0" calcext:value-type="float">
            <text:p>0</text:p>
          </table:table-cell>
          <table:table-cell office:value-type="float" office:value="0.12155580342113" calcext:value-type="float">
            <text:p>0.12155580342113</text:p>
          </table:table-cell>
          <table:table-cell office:value-type="float" office:value="0.0050132721667904" calcext:value-type="float">
            <text:p>0.00501327216679</text:p>
          </table:table-cell>
          <table:table-cell office:value-type="float" office:value="-0.0055667916600004" calcext:value-type="float">
            <text:p>-0.00556679166</text:p>
          </table:table-cell>
          <table:table-cell/>
          <table:table-cell office:value-type="float" office:value="0.0025285668874713" calcext:value-type="float">
            <text:p>0.002528566887471</text:p>
          </table:table-cell>
          <table:table-cell office:value-type="float" office:value="-0.0066253076638731" calcext:value-type="float">
            <text:p>-0.006625307663873</text:p>
          </table:table-cell>
        </table:table-row>
        <table:table-row table:style-name="ro1">
          <table:table-cell office:value-type="float" office:value="25.88" calcext:value-type="float">
            <text:p>25.88</text:p>
          </table:table-cell>
          <table:table-cell office:value-type="float" office:value="0" calcext:value-type="float">
            <text:p>0</text:p>
          </table:table-cell>
          <table:table-cell office:value-type="float" office:value="0.12273431436953" calcext:value-type="float">
            <text:p>0.12273431436953</text:p>
          </table:table-cell>
          <table:table-cell office:value-type="float" office:value="0.0049678661923714" calcext:value-type="float">
            <text:p>0.004967866192371</text:p>
          </table:table-cell>
          <table:table-cell office:value-type="float" office:value="-0.0056416529638297" calcext:value-type="float">
            <text:p>-0.00564165296383</text:p>
          </table:table-cell>
          <table:table-cell/>
          <table:table-cell office:value-type="float" office:value="0.0025029874013826" calcext:value-type="float">
            <text:p>0.002502987401383</text:p>
          </table:table-cell>
          <table:table-cell office:value-type="float" office:value="-0.0067176740639637" calcext:value-type="float">
            <text:p>-0.006717674063964</text:p>
          </table:table-cell>
        </table:table-row>
        <table:table-row table:style-name="ro1">
          <table:table-cell office:value-type="float" office:value="25.9" calcext:value-type="float">
            <text:p>25.9</text:p>
          </table:table-cell>
          <table:table-cell office:value-type="float" office:value="0" calcext:value-type="float">
            <text:p>0</text:p>
          </table:table-cell>
          <table:table-cell office:value-type="float" office:value="0.1239671508657" calcext:value-type="float">
            <text:p>0.1239671508657</text:p>
          </table:table-cell>
          <table:table-cell office:value-type="float" office:value="0.0049224457450761" calcext:value-type="float">
            <text:p>0.004922445745076</text:p>
          </table:table-cell>
          <table:table-cell office:value-type="float" office:value="-0.0057164562238974" calcext:value-type="float">
            <text:p>-0.005716456223897</text:p>
          </table:table-cell>
          <table:table-cell/>
          <table:table-cell office:value-type="float" office:value="0.0024773913284184" calcext:value-type="float">
            <text:p>0.002477391328418</text:p>
          </table:table-cell>
          <table:table-cell office:value-type="float" office:value="-0.0068098789611248" calcext:value-type="float">
            <text:p>-0.006809878961125</text:p>
          </table:table-cell>
        </table:table-row>
        <table:table-row table:style-name="ro1">
          <table:table-cell office:value-type="float" office:value="25.92" calcext:value-type="float">
            <text:p>25.92</text:p>
          </table:table-cell>
          <table:table-cell office:value-type="float" office:value="0" calcext:value-type="float">
            <text:p>0</text:p>
          </table:table-cell>
          <table:table-cell office:value-type="float" office:value="0.12524876939475" calcext:value-type="float">
            <text:p>0.12524876939475</text:p>
          </table:table-cell>
          <table:table-cell office:value-type="float" office:value="0.004877011586538" calcext:value-type="float">
            <text:p>0.004877011586538</text:p>
          </table:table-cell>
          <table:table-cell office:value-type="float" office:value="-0.0057912045593296" calcext:value-type="float">
            <text:p>-0.00579120455933</text:p>
          </table:table-cell>
          <table:table-cell/>
          <table:table-cell office:value-type="float" office:value="0.0024517790217426" calcext:value-type="float">
            <text:p>0.002451779021743</text:p>
          </table:table-cell>
          <table:table-cell office:value-type="float" office:value="-0.0069019269688931" calcext:value-type="float">
            <text:p>-0.006901926968893</text:p>
          </table:table-cell>
        </table:table-row>
        <table:table-row table:style-name="ro1">
          <table:table-cell office:value-type="float" office:value="25.94" calcext:value-type="float">
            <text:p>25.94</text:p>
          </table:table-cell>
          <table:table-cell office:value-type="float" office:value="0" calcext:value-type="float">
            <text:p>0</text:p>
          </table:table-cell>
          <table:table-cell office:value-type="float" office:value="0.12657440267677" calcext:value-type="float">
            <text:p>0.12657440267677</text:p>
          </table:table-cell>
          <table:table-cell office:value-type="float" office:value="0.0048315644213011" calcext:value-type="float">
            <text:p>0.004831564421301</text:p>
          </table:table-cell>
          <table:table-cell office:value-type="float" office:value="-0.005865900852945" calcext:value-type="float">
            <text:p>-0.005865900852945</text:p>
          </table:table-cell>
          <table:table-cell/>
          <table:table-cell office:value-type="float" office:value="0.0024261508242531" calcext:value-type="float">
            <text:p>0.002426150824253</text:p>
          </table:table-cell>
          <table:table-cell office:value-type="float" office:value="-0.0069938225275655" calcext:value-type="float">
            <text:p>-0.006993822527566</text:p>
          </table:table-cell>
        </table:table-row>
        <table:table-row table:style-name="ro1">
          <table:table-cell office:value-type="float" office:value="25.96" calcext:value-type="float">
            <text:p>25.96</text:p>
          </table:table-cell>
          <table:table-cell office:value-type="float" office:value="0" calcext:value-type="float">
            <text:p>0</text:p>
          </table:table-cell>
          <table:table-cell office:value-type="float" office:value="0.12793997166082" calcext:value-type="float">
            <text:p>0.12793997166082</text:p>
          </table:table-cell>
          <table:table-cell office:value-type="float" office:value="0.004786104901782" calcext:value-type="float">
            <text:p>0.004786104901782</text:p>
          </table:table-cell>
          <table:table-cell office:value-type="float" office:value="-0.0059405477719468" calcext:value-type="float">
            <text:p>-0.005940547771947</text:p>
          </table:table-cell>
          <table:table-cell/>
          <table:table-cell office:value-type="float" office:value="0.0024005070690245" calcext:value-type="float">
            <text:p>0.002400507069025</text:p>
          </table:table-cell>
          <table:table-cell office:value-type="float" office:value="-0.0070855699125567" calcext:value-type="float">
            <text:p>-0.007085569912557</text:p>
          </table:table-cell>
        </table:table-row>
        <table:table-row table:style-name="ro1">
          <table:table-cell office:value-type="float" office:value="25.98" calcext:value-type="float">
            <text:p>25.98</text:p>
          </table:table-cell>
          <table:table-cell office:value-type="float" office:value="0" calcext:value-type="float">
            <text:p>0</text:p>
          </table:table-cell>
          <table:table-cell office:value-type="float" office:value="0.12934199688022" calcext:value-type="float">
            <text:p>0.12934199688022</text:p>
          </table:table-cell>
          <table:table-cell office:value-type="float" office:value="0.0047406336327716" calcext:value-type="float">
            <text:p>0.004740633632772</text:p>
          </table:table-cell>
          <table:table-cell office:value-type="float" office:value="-0.0060151477865903" calcext:value-type="float">
            <text:p>-0.00601514778659</text:p>
          </table:table-cell>
          <table:table-cell/>
          <table:table-cell office:value-type="float" office:value="0.002374848079729" calcext:value-type="float">
            <text:p>0.002374848079729</text:p>
          </table:table-cell>
          <table:table-cell office:value-type="float" office:value="-0.0071771732423479" calcext:value-type="float">
            <text:p>-0.00717717324234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0.13077734650177" calcext:value-type="float">
            <text:p>0.13077734650177</text:p>
          </table:table-cell>
          <table:table-cell office:value-type="float" office:value="0.004695150826594" calcext:value-type="float">
            <text:p>0.004695150826594</text:p>
          </table:table-cell>
          <table:table-cell office:value-type="float" office:value="-0.0060897020929393" calcext:value-type="float">
            <text:p>-0.006089702092939</text:p>
          </table:table-cell>
          <table:table-cell/>
          <table:table-cell office:value-type="float" office:value="0.0023491741710377" calcext:value-type="float">
            <text:p>0.002349174171038</text:p>
          </table:table-cell>
          <table:table-cell office:value-type="float" office:value="-0.007268636486036" calcext:value-type="float">
            <text:p>-0.007268636486036</text:p>
          </table:table-cell>
        </table:table-row>
        <table:table-row table:style-name="ro1">
          <table:table-cell office:value-type="float" office:value="26.02" calcext:value-type="float">
            <text:p>26.02</text:p>
          </table:table-cell>
          <table:table-cell office:value-type="float" office:value="0" calcext:value-type="float">
            <text:p>0</text:p>
          </table:table-cell>
          <table:table-cell office:value-type="float" office:value="0.13223591735282" calcext:value-type="float">
            <text:p>0.13223591735282</text:p>
          </table:table-cell>
          <table:table-cell office:value-type="float" office:value="0.0046496407572405" calcext:value-type="float">
            <text:p>0.004649640757241</text:p>
          </table:table-cell>
          <table:table-cell office:value-type="float" office:value="-0.0061641616744322" calcext:value-type="float">
            <text:p>-0.006164161674432</text:p>
          </table:table-cell>
          <table:table-cell/>
          <table:table-cell office:value-type="float" office:value="0.0023234856490034" calcext:value-type="float">
            <text:p>0.002323485649003</text:p>
          </table:table-cell>
          <table:table-cell office:value-type="float" office:value="-0.0073599634704448" calcext:value-type="float">
            <text:p>-0.007359963470445</text:p>
          </table:table-cell>
        </table:table-row>
        <table:table-row table:style-name="ro1">
          <table:table-cell office:value-type="float" office:value="26.04" calcext:value-type="float">
            <text:p>26.04</text:p>
          </table:table-cell>
          <table:table-cell office:value-type="float" office:value="0" calcext:value-type="float">
            <text:p>0</text:p>
          </table:table-cell>
          <table:table-cell office:value-type="float" office:value="0.13372320006396" calcext:value-type="float">
            <text:p>0.13372320006396</text:p>
          </table:table-cell>
          <table:table-cell office:value-type="float" office:value="0.0046041195498562" calcext:value-type="float">
            <text:p>0.004604119549856</text:p>
          </table:table-cell>
          <table:table-cell office:value-type="float" office:value="-0.0062385778808548" calcext:value-type="float">
            <text:p>-0.006238577880855</text:p>
          </table:table-cell>
          <table:table-cell/>
          <table:table-cell office:value-type="float" office:value="0.0022977828114232" calcext:value-type="float">
            <text:p>0.002297782811423</text:p>
          </table:table-cell>
          <table:table-cell office:value-type="float" office:value="-0.0074511578869324" calcext:value-type="float">
            <text:p>-0.007451157886932</text:p>
          </table:table-cell>
        </table:table-row>
        <table:table-row table:style-name="ro1">
          <table:table-cell office:value-type="float" office:value="26.06" calcext:value-type="float">
            <text:p>26.06</text:p>
          </table:table-cell>
          <table:table-cell office:value-type="float" office:value="0" calcext:value-type="float">
            <text:p>0</text:p>
          </table:table-cell>
          <table:table-cell office:value-type="float" office:value="0.13523735977388" calcext:value-type="float">
            <text:p>0.13523735977388</text:p>
          </table:table-cell>
          <table:table-cell office:value-type="float" office:value="0.0045585875854385" calcext:value-type="float">
            <text:p>0.004558587585439</text:p>
          </table:table-cell>
          <table:table-cell office:value-type="float" office:value="-0.0063129522847957" calcext:value-type="float">
            <text:p>-0.006312952284796</text:p>
          </table:table-cell>
          <table:table-cell/>
          <table:table-cell office:value-type="float" office:value="0.0022721225185637" calcext:value-type="float">
            <text:p>0.002272122518564</text:p>
          </table:table-cell>
          <table:table-cell office:value-type="float" office:value="-0.0075400716360236" calcext:value-type="float">
            <text:p>-0.007540071636024</text:p>
          </table:table-cell>
        </table:table-row>
        <table:table-row table:style-name="ro1">
          <table:table-cell office:value-type="float" office:value="26.08" calcext:value-type="float">
            <text:p>26.08</text:p>
          </table:table-cell>
          <table:table-cell office:value-type="float" office:value="0" calcext:value-type="float">
            <text:p>0</text:p>
          </table:table-cell>
          <table:table-cell office:value-type="float" office:value="0.13677682500874" calcext:value-type="float">
            <text:p>0.13677682500874</text:p>
          </table:table-cell>
          <table:table-cell office:value-type="float" office:value="0.0045130452155583" calcext:value-type="float">
            <text:p>0.004513045215558</text:p>
          </table:table-cell>
          <table:table-cell office:value-type="float" office:value="-0.0063872863375542" calcext:value-type="float">
            <text:p>-0.006387286337554</text:p>
          </table:table-cell>
          <table:table-cell/>
          <table:table-cell office:value-type="float" office:value="0.0022467181534321" calcext:value-type="float">
            <text:p>0.002246718153432</text:p>
          </table:table-cell>
          <table:table-cell office:value-type="float" office:value="-0.0076190905084642" calcext:value-type="float">
            <text:p>-0.007619090508464</text:p>
          </table:table-cell>
        </table:table-row>
        <table:table-row table:style-name="ro1">
          <table:table-cell office:value-type="float" office:value="26.1" calcext:value-type="float">
            <text:p>26.1</text:p>
          </table:table-cell>
          <table:table-cell office:value-type="float" office:value="0" calcext:value-type="float">
            <text:p>0</text:p>
          </table:table-cell>
          <table:table-cell office:value-type="float" office:value="0.13834024455088" calcext:value-type="float">
            <text:p>0.13834024455088</text:p>
          </table:table-cell>
          <table:table-cell office:value-type="float" office:value="0.0044674927649018" calcext:value-type="float">
            <text:p>0.004467492764902</text:p>
          </table:table-cell>
          <table:table-cell office:value-type="float" office:value="-0.0064615813796534" calcext:value-type="float">
            <text:p>-0.006461581379653</text:p>
          </table:table-cell>
          <table:table-cell/>
          <table:table-cell office:value-type="float" office:value="0.0022218881827156" calcext:value-type="float">
            <text:p>0.002221888182716</text:p>
          </table:table-cell>
          <table:table-cell office:value-type="float" office:value="-0.0076835133991279" calcext:value-type="float">
            <text:p>-0.007683513399128</text:p>
          </table:table-cell>
        </table:table-row>
        <table:table-row table:style-name="ro1">
          <table:table-cell office:value-type="float" office:value="26.12" calcext:value-type="float">
            <text:p>26.12</text:p>
          </table:table-cell>
          <table:table-cell office:value-type="float" office:value="0" calcext:value-type="float">
            <text:p>0</text:p>
          </table:table-cell>
          <table:table-cell office:value-type="float" office:value="0.13992645005868" calcext:value-type="float">
            <text:p>0.13992645005868</text:p>
          </table:table-cell>
          <table:table-cell office:value-type="float" office:value="0.0044219305334805" calcext:value-type="float">
            <text:p>0.004421930533481</text:p>
          </table:table-cell>
          <table:table-cell office:value-type="float" office:value="-0.0065358386499663" calcext:value-type="float">
            <text:p>-0.006535838649966</text:p>
          </table:table-cell>
          <table:table-cell/>
          <table:table-cell office:value-type="float" office:value="0.0021970845280658" calcext:value-type="float">
            <text:p>0.002197084528066</text:p>
          </table:table-cell>
          <table:table-cell office:value-type="float" office:value="-0.0077477191602604" calcext:value-type="float">
            <text:p>-0.00774771916026</text:p>
          </table:table-cell>
        </table:table-row>
        <table:table-row table:style-name="ro1">
          <table:table-cell office:value-type="float" office:value="26.14" calcext:value-type="float">
            <text:p>26.14</text:p>
          </table:table-cell>
          <table:table-cell office:value-type="float" office:value="0" calcext:value-type="float">
            <text:p>0</text:p>
          </table:table-cell>
          <table:table-cell office:value-type="float" office:value="0.14153442347743" calcext:value-type="float">
            <text:p>0.14153442347743</text:p>
          </table:table-cell>
          <table:table-cell office:value-type="float" office:value="0.0043763587986543" calcext:value-type="float">
            <text:p>0.004376358798654</text:p>
          </table:table-cell>
          <table:table-cell office:value-type="float" office:value="-0.0066100592939975" calcext:value-type="float">
            <text:p>-0.006610059293998</text:p>
          </table:table-cell>
          <table:table-cell/>
          <table:table-cell office:value-type="float" office:value="0.0021723068545032" calcext:value-type="float">
            <text:p>0.002172306854503</text:p>
          </table:table-cell>
          <table:table-cell office:value-type="float" office:value="-0.0078117149822689" calcext:value-type="float">
            <text:p>-0.007811714982269</text:p>
          </table:table-cell>
        </table:table-row>
        <table:table-row table:style-name="ro1">
          <table:table-cell office:value-type="float" office:value="26.16" calcext:value-type="float">
            <text:p>26.16</text:p>
          </table:table-cell>
          <table:table-cell office:value-type="float" office:value="0" calcext:value-type="float">
            <text:p>0</text:p>
          </table:table-cell>
          <table:table-cell office:value-type="float" office:value="0.14316326844866" calcext:value-type="float">
            <text:p>0.14316326844866</text:p>
          </table:table-cell>
          <table:table-cell office:value-type="float" office:value="0.0043307778170711" calcext:value-type="float">
            <text:p>0.004330777817071</text:p>
          </table:table-cell>
          <table:table-cell office:value-type="float" office:value="-0.0066842443720081" calcext:value-type="float">
            <text:p>-0.006684244372008</text:p>
          </table:table-cell>
          <table:table-cell/>
          <table:table-cell office:value-type="float" office:value="0.0021475548194052" calcext:value-type="float">
            <text:p>0.002147554819405</text:p>
          </table:table-cell>
          <table:table-cell office:value-type="float" office:value="-0.0078755077463688" calcext:value-type="float">
            <text:p>-0.007875507746369</text:p>
          </table:table-cell>
        </table:table-row>
        <table:table-row table:style-name="ro1">
          <table:table-cell office:value-type="float" office:value="26.18" calcext:value-type="float">
            <text:p>26.18</text:p>
          </table:table-cell>
          <table:table-cell office:value-type="float" office:value="0" calcext:value-type="float">
            <text:p>0</text:p>
          </table:table-cell>
          <table:table-cell office:value-type="float" office:value="0.14481218511318" calcext:value-type="float">
            <text:p>0.14481218511318</text:p>
          </table:table-cell>
          <table:table-cell office:value-type="float" office:value="0.0042851878263451" calcext:value-type="float">
            <text:p>0.004285187826345</text:p>
          </table:table-cell>
          <table:table-cell office:value-type="float" office:value="-0.0067583948657561" calcext:value-type="float">
            <text:p>-0.006758394865756</text:p>
          </table:table-cell>
          <table:table-cell/>
          <table:table-cell office:value-type="float" office:value="0.0021228280737773" calcext:value-type="float">
            <text:p>0.002122828073777</text:p>
          </table:table-cell>
          <table:table-cell office:value-type="float" office:value="-0.0079391040408653" calcext:value-type="float">
            <text:p>-0.007939104040865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0" calcext:value-type="float">
            <text:p>0</text:p>
          </table:table-cell>
          <table:table-cell office:value-type="float" office:value="0.14648044787467" calcext:value-type="float">
            <text:p>0.14648044787467</text:p>
          </table:table-cell>
          <table:table-cell office:value-type="float" office:value="0.0042395890466977" calcext:value-type="float">
            <text:p>0.004239589046698</text:p>
          </table:table-cell>
          <table:table-cell office:value-type="float" office:value="-0.0068325116851691" calcext:value-type="float">
            <text:p>-0.006832511685169</text:p>
          </table:table-cell>
          <table:table-cell/>
          <table:table-cell office:value-type="float" office:value="0.0020981262633903" calcext:value-type="float">
            <text:p>0.00209812626339</text:p>
          </table:table-cell>
          <table:table-cell office:value-type="float" office:value="-0.0080025101762702" calcext:value-type="float">
            <text:p>-0.00800251017627</text:p>
          </table:table-cell>
        </table:table-row>
        <table:table-row table:style-name="ro1">
          <table:table-cell office:value-type="float" office:value="26.22" calcext:value-type="float">
            <text:p>26.22</text:p>
          </table:table-cell>
          <table:table-cell office:value-type="float" office:value="0" calcext:value-type="float">
            <text:p>0</text:p>
          </table:table-cell>
          <table:table-cell office:value-type="float" office:value="0.14816738590844" calcext:value-type="float">
            <text:p>0.14816738590844</text:p>
          </table:table-cell>
          <table:table-cell office:value-type="float" office:value="0.0041939816822994" calcext:value-type="float">
            <text:p>0.004193981682299</text:p>
          </table:table-cell>
          <table:table-cell office:value-type="float" office:value="-0.0069065956742376" calcext:value-type="float">
            <text:p>-0.006906595674238</text:p>
          </table:table-cell>
          <table:table-cell/>
          <table:table-cell office:value-type="float" office:value="0.0020730273891302" calcext:value-type="float">
            <text:p>0.00207302738913</text:p>
          </table:table-cell>
          <table:table-cell office:value-type="float" office:value="-0.0080638960733793" calcext:value-type="float">
            <text:p>-0.008063896073379</text:p>
          </table:table-cell>
        </table:table-row>
        <table:table-row table:style-name="ro1">
          <table:table-cell office:value-type="float" office:value="26.24" calcext:value-type="float">
            <text:p>26.24</text:p>
          </table:table-cell>
          <table:table-cell office:value-type="float" office:value="0" calcext:value-type="float">
            <text:p>0</text:p>
          </table:table-cell>
          <table:table-cell office:value-type="float" office:value="0.14987236632826" calcext:value-type="float">
            <text:p>0.14987236632826</text:p>
          </table:table-cell>
          <table:table-cell office:value-type="float" office:value="0.0041483659226882" calcext:value-type="float">
            <text:p>0.004148365922688</text:p>
          </table:table-cell>
          <table:table-cell office:value-type="float" office:value="-0.0069806476164406" calcext:value-type="float">
            <text:p>-0.006980647616441</text:p>
          </table:table-cell>
          <table:table-cell/>
          <table:table-cell office:value-type="float" office:value="0.0020458449812458" calcext:value-type="float">
            <text:p>0.002045844981246</text:p>
          </table:table-cell>
          <table:table-cell office:value-type="float" office:value="-0.0081159382961399" calcext:value-type="float">
            <text:p>-0.00811593829614</text:p>
          </table:table-cell>
        </table:table-row>
        <table:table-row table:style-name="ro1">
          <table:table-cell office:value-type="float" office:value="26.26" calcext:value-type="float">
            <text:p>26.26</text:p>
          </table:table-cell>
          <table:table-cell office:value-type="float" office:value="0" calcext:value-type="float">
            <text:p>0</text:p>
          </table:table-cell>
          <table:table-cell office:value-type="float" office:value="0.15159478007815" calcext:value-type="float">
            <text:p>0.15159478007815</text:p>
          </table:table-cell>
          <table:table-cell office:value-type="float" office:value="0.0041027419439443" calcext:value-type="float">
            <text:p>0.004102741943944</text:p>
          </table:table-cell>
          <table:table-cell office:value-type="float" office:value="-0.0070546682397265" calcext:value-type="float">
            <text:p>-0.007054668239727</text:p>
          </table:table-cell>
          <table:table-cell/>
          <table:table-cell office:value-type="float" office:value="0.0020178667690775" calcext:value-type="float">
            <text:p>0.002017866769078</text:p>
          </table:table-cell>
          <table:table-cell office:value-type="float" office:value="-0.0081644132106822" calcext:value-type="float">
            <text:p>-0.008164413210682</text:p>
          </table:table-cell>
        </table:table-row>
        <table:table-row table:style-name="ro1">
          <table:table-cell office:value-type="float" office:value="26.28" calcext:value-type="float">
            <text:p>26.28</text:p>
          </table:table-cell>
          <table:table-cell office:value-type="float" office:value="0" calcext:value-type="float">
            <text:p>0</text:p>
          </table:table-cell>
          <table:table-cell office:value-type="float" office:value="0.15333403063828" calcext:value-type="float">
            <text:p>0.15333403063828</text:p>
          </table:table-cell>
          <table:table-cell office:value-type="float" office:value="0.0040571099098126" calcext:value-type="float">
            <text:p>0.004057109909813</text:p>
          </table:table-cell>
          <table:table-cell office:value-type="float" office:value="-0.0071286582210882" calcext:value-type="float">
            <text:p>-0.007128658221088</text:p>
          </table:table-cell>
          <table:table-cell/>
          <table:table-cell office:value-type="float" office:value="0.0019869990761784" calcext:value-type="float">
            <text:p>0.001986999076178</text:p>
          </table:table-cell>
          <table:table-cell office:value-type="float" office:value="-0.0082005443917196" calcext:value-type="float">
            <text:p>-0.00820054439172</text:p>
          </table:table-cell>
        </table:table-row>
        <table:table-row table:style-name="ro1">
          <table:table-cell office:value-type="float" office:value="26.3" calcext:value-type="float">
            <text:p>26.3</text:p>
          </table:table-cell>
          <table:table-cell office:value-type="float" office:value="0" calcext:value-type="float">
            <text:p>0</text:p>
          </table:table-cell>
          <table:table-cell office:value-type="float" office:value="0.15508647826239" calcext:value-type="float">
            <text:p>0.15508647826239</text:p>
          </table:table-cell>
          <table:table-cell office:value-type="float" office:value="0.0040115399150911" calcext:value-type="float">
            <text:p>0.004011539915091</text:p>
          </table:table-cell>
          <table:table-cell office:value-type="float" office:value="-0.0072023496779996" calcext:value-type="float">
            <text:p>-0.007202349678</text:p>
          </table:table-cell>
          <table:table-cell/>
          <table:table-cell office:value-type="float" office:value="0.0019560874257333" calcext:value-type="float">
            <text:p>0.001956087425733</text:p>
          </table:table-cell>
          <table:table-cell office:value-type="float" office:value="-0.0082363922189507" calcext:value-type="float">
            <text:p>-0.008236392218951</text:p>
          </table:table-cell>
        </table:table-row>
        <table:table-row table:style-name="ro1">
          <table:table-cell office:value-type="float" office:value="26.32" calcext:value-type="float">
            <text:p>26.32</text:p>
          </table:table-cell>
          <table:table-cell office:value-type="float" office:value="0" calcext:value-type="float">
            <text:p>0</text:p>
          </table:table-cell>
          <table:table-cell office:value-type="float" office:value="0.15678225165435" calcext:value-type="float">
            <text:p>0.15678225165435</text:p>
          </table:table-cell>
          <table:table-cell office:value-type="float" office:value="0.0039656936761551" calcext:value-type="float">
            <text:p>0.003965693676155</text:p>
          </table:table-cell>
          <table:table-cell office:value-type="float" office:value="-0.0072739409269988" calcext:value-type="float">
            <text:p>-0.007273940926999</text:p>
          </table:table-cell>
          <table:table-cell/>
          <table:table-cell office:value-type="float" office:value="0.0019251336274062" calcext:value-type="float">
            <text:p>0.001925133627406</text:p>
          </table:table-cell>
          <table:table-cell office:value-type="float" office:value="-0.0082719693051763" calcext:value-type="float">
            <text:p>-0.008271969305176</text:p>
          </table:table-cell>
        </table:table-row>
        <table:table-row table:style-name="ro1">
          <table:table-cell office:value-type="float" office:value="26.34" calcext:value-type="float">
            <text:p>26.34</text:p>
          </table:table-cell>
          <table:table-cell office:value-type="float" office:value="0" calcext:value-type="float">
            <text:p>0</text:p>
          </table:table-cell>
          <table:table-cell office:value-type="float" office:value="0.15842150329144" calcext:value-type="float">
            <text:p>0.15842150329144</text:p>
          </table:table-cell>
          <table:table-cell office:value-type="float" office:value="0.0039194336087197" calcext:value-type="float">
            <text:p>0.00391943360872</text:p>
          </table:table-cell>
          <table:table-cell office:value-type="float" office:value="-0.0073437654503883" calcext:value-type="float">
            <text:p>-0.007343765450388</text:p>
          </table:table-cell>
          <table:table-cell/>
          <table:table-cell office:value-type="float" office:value="0.0018941394097807" calcext:value-type="float">
            <text:p>0.001894139409781</text:p>
          </table:table-cell>
          <table:table-cell office:value-type="float" office:value="-0.0083072876507043" calcext:value-type="float">
            <text:p>-0.008307287650704</text:p>
          </table:table-cell>
        </table:table-row>
        <table:table-row table:style-name="ro1">
          <table:table-cell office:value-type="float" office:value="26.36" calcext:value-type="float">
            <text:p>26.36</text:p>
          </table:table-cell>
          <table:table-cell office:value-type="float" office:value="0" calcext:value-type="float">
            <text:p>0</text:p>
          </table:table-cell>
          <table:table-cell office:value-type="float" office:value="0.16004145935691" calcext:value-type="float">
            <text:p>0.16004145935691</text:p>
          </table:table-cell>
          <table:table-cell office:value-type="float" office:value="0.0038730341060967" calcext:value-type="float">
            <text:p>0.003873034106097</text:p>
          </table:table-cell>
          <table:table-cell office:value-type="float" office:value="-0.0074129472708431" calcext:value-type="float">
            <text:p>-0.007412947270843</text:p>
          </table:table-cell>
          <table:table-cell/>
          <table:table-cell office:value-type="float" office:value="0.0018631064236981" calcext:value-type="float">
            <text:p>0.001863106423698</text:p>
          </table:table-cell>
          <table:table-cell office:value-type="float" office:value="-0.0083423586726123" calcext:value-type="float">
            <text:p>-0.008342358672612</text:p>
          </table:table-cell>
        </table:table-row>
        <table:table-row table:style-name="ro1">
          <table:table-cell office:value-type="float" office:value="26.38" calcext:value-type="float">
            <text:p>26.38</text:p>
          </table:table-cell>
          <table:table-cell office:value-type="float" office:value="0" calcext:value-type="float">
            <text:p>0</text:p>
          </table:table-cell>
          <table:table-cell office:value-type="float" office:value="0.16158182163592" calcext:value-type="float">
            <text:p>0.16158182163592</text:p>
          </table:table-cell>
          <table:table-cell office:value-type="float" office:value="0.0038262613210754" calcext:value-type="float">
            <text:p>0.003826261321075</text:p>
          </table:table-cell>
          <table:table-cell office:value-type="float" office:value="-0.0074804116855891" calcext:value-type="float">
            <text:p>-0.007480411685589</text:p>
          </table:table-cell>
          <table:table-cell/>
          <table:table-cell office:value-type="float" office:value="0.0018320362455473" calcext:value-type="float">
            <text:p>0.001832036245547</text:p>
          </table:table-cell>
          <table:table-cell office:value-type="float" office:value="-0.0083771932330868" calcext:value-type="float">
            <text:p>-0.008377193233087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0" calcext:value-type="float">
            <text:p>0</text:p>
          </table:table-cell>
          <table:table-cell office:value-type="float" office:value="0.16313486003587" calcext:value-type="float">
            <text:p>0.16313486003587</text:p>
          </table:table-cell>
          <table:table-cell office:value-type="float" office:value="0.0037794822966284" calcext:value-type="float">
            <text:p>0.003779482296628</text:p>
          </table:table-cell>
          <table:table-cell office:value-type="float" office:value="-0.0075478414807685" calcext:value-type="float">
            <text:p>-0.007547841480769</text:p>
          </table:table-cell>
          <table:table-cell/>
          <table:table-cell office:value-type="float" office:value="0.001800930380486" calcext:value-type="float">
            <text:p>0.001800930380486</text:p>
          </table:table-cell>
          <table:table-cell office:value-type="float" office:value="-0.008411801666662" calcext:value-type="float">
            <text:p>-0.008411801666662</text:p>
          </table:table-cell>
        </table:table-row>
        <table:table-row table:style-name="ro1">
          <table:table-cell office:value-type="float" office:value="26.42" calcext:value-type="float">
            <text:p>26.42</text:p>
          </table:table-cell>
          <table:table-cell office:value-type="float" office:value="0" calcext:value-type="float">
            <text:p>0</text:p>
          </table:table-cell>
          <table:table-cell office:value-type="float" office:value="0.16469995038804" calcext:value-type="float">
            <text:p>0.16469995038804</text:p>
          </table:table-cell>
          <table:table-cell office:value-type="float" office:value="0.0037326972440373" calcext:value-type="float">
            <text:p>0.003732697244037</text:p>
          </table:table-cell>
          <table:table-cell office:value-type="float" office:value="-0.0076152378765896" calcext:value-type="float">
            <text:p>-0.00761523787659</text:p>
          </table:table-cell>
          <table:table-cell/>
          <table:table-cell office:value-type="float" office:value="0.0017697902655832" calcext:value-type="float">
            <text:p>0.001769790265583</text:p>
          </table:table-cell>
          <table:table-cell office:value-type="float" office:value="-0.00844619380635" calcext:value-type="float">
            <text:p>-0.00844619380635</text:p>
          </table:table-cell>
        </table:table-row>
        <table:table-row table:style-name="ro1">
          <table:table-cell office:value-type="float" office:value="26.44" calcext:value-type="float">
            <text:p>26.44</text:p>
          </table:table-cell>
          <table:table-cell office:value-type="float" office:value="0" calcext:value-type="float">
            <text:p>0</text:p>
          </table:table-cell>
          <table:table-cell office:value-type="float" office:value="0.16627648622736" calcext:value-type="float">
            <text:p>0.16627648622736</text:p>
          </table:table-cell>
          <table:table-cell office:value-type="float" office:value="0.0036859063543843" calcext:value-type="float">
            <text:p>0.003685906354384</text:p>
          </table:table-cell>
          <table:table-cell office:value-type="float" office:value="-0.0076826019957698" calcext:value-type="float">
            <text:p>-0.00768260199577</text:p>
          </table:table-cell>
          <table:table-cell/>
          <table:table-cell office:value-type="float" office:value="0.0017386172728768" calcext:value-type="float">
            <text:p>0.001738617272877</text:p>
          </table:table-cell>
          <table:table-cell office:value-type="float" office:value="-0.0084803790086846" calcext:value-type="float">
            <text:p>-0.008480379008685</text:p>
          </table:table-cell>
        </table:table-row>
        <table:table-row table:style-name="ro1">
          <table:table-cell office:value-type="float" office:value="26.46" calcext:value-type="float">
            <text:p>26.46</text:p>
          </table:table-cell>
          <table:table-cell office:value-type="float" office:value="0" calcext:value-type="float">
            <text:p>0</text:p>
          </table:table-cell>
          <table:table-cell office:value-type="float" office:value="0.16768036192021" calcext:value-type="float">
            <text:p>0.16768036192021</text:p>
          </table:table-cell>
          <table:table-cell office:value-type="float" office:value="0.0036384062212109" calcext:value-type="float">
            <text:p>0.003638406221211</text:p>
          </table:table-cell>
          <table:table-cell office:value-type="float" office:value="-0.0077467241432267" calcext:value-type="float">
            <text:p>-0.007746724143227</text:p>
          </table:table-cell>
          <table:table-cell/>
          <table:table-cell office:value-type="float" office:value="0.0017074127123405" calcext:value-type="float">
            <text:p>0.001707412712341</text:p>
          </table:table-cell>
          <table:table-cell office:value-type="float" office:value="-0.0085143661776938" calcext:value-type="float">
            <text:p>-0.008514366177694</text:p>
          </table:table-cell>
        </table:table-row>
        <table:table-row table:style-name="ro1">
          <table:table-cell office:value-type="float" office:value="26.48" calcext:value-type="float">
            <text:p>26.48</text:p>
          </table:table-cell>
          <table:table-cell office:value-type="float" office:value="0" calcext:value-type="float">
            <text:p>0</text:p>
          </table:table-cell>
          <table:table-cell office:value-type="float" office:value="0.16885245070283" calcext:value-type="float">
            <text:p>0.16885245070283</text:p>
          </table:table-cell>
          <table:table-cell office:value-type="float" office:value="0.0035897166680347" calcext:value-type="float">
            <text:p>0.003589716668035</text:p>
          </table:table-cell>
          <table:table-cell office:value-type="float" office:value="-0.007805865320883" calcext:value-type="float">
            <text:p>-0.007805865320883</text:p>
          </table:table-cell>
          <table:table-cell/>
          <table:table-cell office:value-type="float" office:value="0.0016761778347541" calcext:value-type="float">
            <text:p>0.001676177834754</text:p>
          </table:table-cell>
          <table:table-cell office:value-type="float" office:value="-0.0085481637877758" calcext:value-type="float">
            <text:p>-0.008548163787776</text:p>
          </table:table-cell>
        </table:table-row>
        <table:table-row table:style-name="ro1">
          <table:table-cell office:value-type="float" office:value="26.5" calcext:value-type="float">
            <text:p>26.5</text:p>
          </table:table-cell>
          <table:table-cell office:value-type="float" office:value="0" calcext:value-type="float">
            <text:p>0</text:p>
          </table:table-cell>
          <table:table-cell office:value-type="float" office:value="0.16979946425524" calcext:value-type="float">
            <text:p>0.16979946425524</text:p>
          </table:table-cell>
          <table:table-cell office:value-type="float" office:value="0.0035398891947908" calcext:value-type="float">
            <text:p>0.003539889194791</text:p>
          </table:table-cell>
          <table:table-cell office:value-type="float" office:value="-0.0078602650067724" calcext:value-type="float">
            <text:p>-0.007860265006772</text:p>
          </table:table-cell>
          <table:table-cell/>
          <table:table-cell office:value-type="float" office:value="0.0016449138344757" calcext:value-type="float">
            <text:p>0.001644913834476</text:p>
          </table:table-cell>
          <table:table-cell office:value-type="float" office:value="-0.0085817799055773" calcext:value-type="float">
            <text:p>-0.008581779905577</text:p>
          </table:table-cell>
        </table:table-row>
        <table:table-row table:style-name="ro1">
          <table:table-cell office:value-type="float" office:value="26.52" calcext:value-type="float">
            <text:p>26.52</text:p>
          </table:table-cell>
          <table:table-cell office:value-type="float" office:value="0" calcext:value-type="float">
            <text:p>0</text:p>
          </table:table-cell>
          <table:table-cell office:value-type="float" office:value="0.17062364170257" calcext:value-type="float">
            <text:p>0.17062364170257</text:p>
          </table:table-cell>
          <table:table-cell office:value-type="float" office:value="0.0034894848225097" calcext:value-type="float">
            <text:p>0.00348948482251</text:p>
          </table:table-cell>
          <table:table-cell office:value-type="float" office:value="-0.0079121634805792" calcext:value-type="float">
            <text:p>-0.007912163480579</text:p>
          </table:table-cell>
          <table:table-cell/>
          <table:table-cell office:value-type="float" office:value="0.0016136218521124" calcext:value-type="float">
            <text:p>0.001613621852112</text:p>
          </table:table-cell>
          <table:table-cell office:value-type="float" office:value="-0.0086152222108286" calcext:value-type="float">
            <text:p>-0.008615222210829</text:p>
          </table:table-cell>
        </table:table-row>
        <table:table-row table:style-name="ro1">
          <table:table-cell office:value-type="float" office:value="26.54" calcext:value-type="float">
            <text:p>26.54</text:p>
          </table:table-cell>
          <table:table-cell office:value-type="float" office:value="0" calcext:value-type="float">
            <text:p>0</text:p>
          </table:table-cell>
          <table:table-cell office:value-type="float" office:value="0.17140302540645" calcext:value-type="float">
            <text:p>0.17140302540645</text:p>
          </table:table-cell>
          <table:table-cell office:value-type="float" office:value="0.0034388510453476" calcext:value-type="float">
            <text:p>0.003438851045348</text:p>
          </table:table-cell>
          <table:table-cell office:value-type="float" office:value="-0.007963039830293" calcext:value-type="float">
            <text:p>-0.007963039830293</text:p>
          </table:table-cell>
          <table:table-cell/>
          <table:table-cell office:value-type="float" office:value="0.0015823029770893" calcext:value-type="float">
            <text:p>0.001582302977089</text:p>
          </table:table-cell>
          <table:table-cell office:value-type="float" office:value="-0.0086484980161913" calcext:value-type="float">
            <text:p>-0.008648498016191</text:p>
          </table:table-cell>
        </table:table-row>
        <table:table-row table:style-name="ro1">
          <table:table-cell office:value-type="float" office:value="26.56" calcext:value-type="float">
            <text:p>26.56</text:p>
          </table:table-cell>
          <table:table-cell office:value-type="float" office:value="0" calcext:value-type="float">
            <text:p>0</text:p>
          </table:table-cell>
          <table:table-cell office:value-type="float" office:value="0.17218973339536" calcext:value-type="float">
            <text:p>0.17218973339536</text:p>
          </table:table-cell>
          <table:table-cell office:value-type="float" office:value="0.0033881945786274" calcext:value-type="float">
            <text:p>0.003388194578627</text:p>
          </table:table-cell>
          <table:table-cell office:value-type="float" office:value="-0.0080138158330962" calcext:value-type="float">
            <text:p>-0.008013815833096</text:p>
          </table:table-cell>
          <table:table-cell/>
          <table:table-cell office:value-type="float" office:value="0.001550958250115" calcext:value-type="float">
            <text:p>0.001550958250115</text:p>
          </table:table-cell>
          <table:table-cell office:value-type="float" office:value="-0.0086816142861403" calcext:value-type="float">
            <text:p>-0.00868161428614</text:p>
          </table:table-cell>
        </table:table-row>
        <table:table-row table:style-name="ro1">
          <table:table-cell office:value-type="float" office:value="26.58" calcext:value-type="float">
            <text:p>26.58</text:p>
          </table:table-cell>
          <table:table-cell office:value-type="float" office:value="0" calcext:value-type="float">
            <text:p>0</text:p>
          </table:table-cell>
          <table:table-cell office:value-type="float" office:value="0.17298338772648" calcext:value-type="float">
            <text:p>0.17298338772648</text:p>
          </table:table-cell>
          <table:table-cell office:value-type="float" office:value="0.0033375165229086" calcext:value-type="float">
            <text:p>0.003337516522909</text:p>
          </table:table-cell>
          <table:table-cell office:value-type="float" office:value="-0.0080644964030854" calcext:value-type="float">
            <text:p>-0.008064496403085</text:p>
          </table:table-cell>
          <table:table-cell/>
          <table:table-cell office:value-type="float" office:value="0.001519588665546" calcext:value-type="float">
            <text:p>0.001519588665546</text:p>
          </table:table-cell>
          <table:table-cell office:value-type="float" office:value="-0.0087145776549427" calcext:value-type="float">
            <text:p>-0.008714577654943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0" calcext:value-type="float">
            <text:p>0</text:p>
          </table:table-cell>
          <table:table-cell office:value-type="float" office:value="0.17378363387174" calcext:value-type="float">
            <text:p>0.17378363387174</text:p>
          </table:table-cell>
          <table:table-cell office:value-type="float" office:value="0.0032868178908815" calcext:value-type="float">
            <text:p>0.003286817890882</text:p>
          </table:table-cell>
          <table:table-cell office:value-type="float" office:value="-0.0081150860751497" calcext:value-type="float">
            <text:p>-0.00811508607515</text:p>
          </table:table-cell>
          <table:table-cell/>
          <table:table-cell office:value-type="float" office:value="0.0014881951736483" calcext:value-type="float">
            <text:p>0.001488195173648</text:p>
          </table:table-cell>
          <table:table-cell office:value-type="float" office:value="-0.0087473944437195" calcext:value-type="float">
            <text:p>-0.00874739444372</text:p>
          </table:table-cell>
        </table:table-row>
        <table:table-row table:style-name="ro1">
          <table:table-cell office:value-type="float" office:value="26.62" calcext:value-type="float">
            <text:p>26.62</text:p>
          </table:table-cell>
          <table:table-cell office:value-type="float" office:value="0" calcext:value-type="float">
            <text:p>0</text:p>
          </table:table-cell>
          <table:table-cell office:value-type="float" office:value="0.1745901404959" calcext:value-type="float">
            <text:p>0.1745901404959</text:p>
          </table:table-cell>
          <table:table-cell office:value-type="float" office:value="0.0032360996188243" calcext:value-type="float">
            <text:p>0.003236099618824</text:p>
          </table:table-cell>
          <table:table-cell office:value-type="float" office:value="-0.0081655890535815" calcext:value-type="float">
            <text:p>-0.008165589053582</text:p>
          </table:table-cell>
          <table:table-cell/>
          <table:table-cell office:value-type="float" office:value="0.0014567786827602" calcext:value-type="float">
            <text:p>0.00145677868276</text:p>
          </table:table-cell>
          <table:table-cell office:value-type="float" office:value="-0.0087800706766304" calcext:value-type="float">
            <text:p>-0.00878007067663</text:p>
          </table:table-cell>
        </table:table-row>
        <table:table-row table:style-name="ro1">
          <table:table-cell office:value-type="float" office:value="26.64" calcext:value-type="float">
            <text:p>26.64</text:p>
          </table:table-cell>
          <table:table-cell office:value-type="float" office:value="0" calcext:value-type="float">
            <text:p>0</text:p>
          </table:table-cell>
          <table:table-cell office:value-type="float" office:value="0.17540259879017" calcext:value-type="float">
            <text:p>0.17540259879017</text:p>
          </table:table-cell>
          <table:table-cell office:value-type="float" office:value="0.0031853625760703" calcext:value-type="float">
            <text:p>0.00318536257607</text:p>
          </table:table-cell>
          <table:table-cell office:value-type="float" office:value="-0.0082160092528856" calcext:value-type="float">
            <text:p>-0.008216009252886</text:p>
          </table:table-cell>
          <table:table-cell/>
          <table:table-cell office:value-type="float" office:value="0.0014253400613564" calcext:value-type="float">
            <text:p>0.001425340061356</text:p>
          </table:table-cell>
          <table:table-cell office:value-type="float" office:value="-0.0088126120962612" calcext:value-type="float">
            <text:p>-0.008812612096261</text:p>
          </table:table-cell>
        </table:table-row>
        <table:table-row table:style-name="ro1">
          <table:table-cell office:value-type="float" office:value="26.66" calcext:value-type="float">
            <text:p>26.66</text:p>
          </table:table-cell>
          <table:table-cell office:value-type="float" office:value="0" calcext:value-type="float">
            <text:p>0</text:p>
          </table:table-cell>
          <table:table-cell office:value-type="float" office:value="0.17622072146519" calcext:value-type="float">
            <text:p>0.17622072146519</text:p>
          </table:table-cell>
          <table:table-cell office:value-type="float" office:value="0.0031346075728999" calcext:value-type="float">
            <text:p>0.0031346075729</text:p>
          </table:table-cell>
          <table:table-cell office:value-type="float" office:value="-0.0082663503317913" calcext:value-type="float">
            <text:p>-0.008266350331791</text:p>
          </table:table-cell>
          <table:table-cell/>
          <table:table-cell office:value-type="float" office:value="0.0013938801400165" calcext:value-type="float">
            <text:p>0.001393880140017</text:p>
          </table:table-cell>
          <table:table-cell office:value-type="float" office:value="-0.0088450241781936" calcext:value-type="float">
            <text:p>-0.008845024178194</text:p>
          </table:table-cell>
        </table:table-row>
        <table:table-row table:style-name="ro1">
          <table:table-cell office:value-type="float" office:value="26.68" calcext:value-type="float">
            <text:p>26.68</text:p>
          </table:table-cell>
          <table:table-cell office:value-type="float" office:value="0" calcext:value-type="float">
            <text:p>0</text:p>
          </table:table-cell>
          <table:table-cell office:value-type="float" office:value="0.17704424150065" calcext:value-type="float">
            <text:p>0.17704424150065</text:p>
          </table:table-cell>
          <table:table-cell office:value-type="float" office:value="0.0030838353672124" calcext:value-type="float">
            <text:p>0.003083835367212</text:p>
          </table:table-cell>
          <table:table-cell office:value-type="float" office:value="-0.0083166157213483" calcext:value-type="float">
            <text:p>-0.008316615721348</text:p>
          </table:table-cell>
          <table:table-cell/>
          <table:table-cell office:value-type="float" office:value="0.0013614099594804" calcext:value-type="float">
            <text:p>0.00136140995948</text:p>
          </table:table-cell>
          <table:table-cell office:value-type="float" office:value="-0.0088739835781286" calcext:value-type="float">
            <text:p>-0.008873983578129</text:p>
          </table:table-cell>
        </table:table-row>
        <table:table-row table:style-name="ro1">
          <table:table-cell office:value-type="float" office:value="26.7" calcext:value-type="float">
            <text:p>26.7</text:p>
          </table:table-cell>
          <table:table-cell office:value-type="float" office:value="0" calcext:value-type="float">
            <text:p>0</text:p>
          </table:table-cell>
          <table:table-cell office:value-type="float" office:value="0.17787291074676" calcext:value-type="float">
            <text:p>0.17787291074676</text:p>
          </table:table-cell>
          <table:table-cell office:value-type="float" office:value="0.0030330466701145" calcext:value-type="float">
            <text:p>0.003033046670115</text:p>
          </table:table-cell>
          <table:table-cell office:value-type="float" office:value="-0.00836680864888" calcext:value-type="float">
            <text:p>-0.00836680864888</text:p>
          </table:table-cell>
          <table:table-cell/>
          <table:table-cell office:value-type="float" office:value="0.0013288200984514" calcext:value-type="float">
            <text:p>0.001328820098451</text:p>
          </table:table-cell>
          <table:table-cell office:value-type="float" office:value="-0.0089024837117218" calcext:value-type="float">
            <text:p>-0.008902483711722</text:p>
          </table:table-cell>
        </table:table-row>
        <table:table-row table:style-name="ro1">
          <table:table-cell office:value-type="float" office:value="26.72" calcext:value-type="float">
            <text:p>26.72</text:p>
          </table:table-cell>
          <table:table-cell office:value-type="float" office:value="0" calcext:value-type="float">
            <text:p>0</text:p>
          </table:table-cell>
          <table:table-cell office:value-type="float" office:value="0.17870649845382" calcext:value-type="float">
            <text:p>0.17870649845382</text:p>
          </table:table-cell>
          <table:table-cell office:value-type="float" office:value="0.0029822421505624" calcext:value-type="float">
            <text:p>0.002982242150562</text:p>
          </table:table-cell>
          <table:table-cell office:value-type="float" office:value="-0.008416932158206" calcext:value-type="float">
            <text:p>-0.008416932158206</text:p>
          </table:table-cell>
          <table:table-cell/>
          <table:table-cell office:value-type="float" office:value="0.001296226313857" calcext:value-type="float">
            <text:p>0.001296226313857</text:p>
          </table:table-cell>
          <table:table-cell office:value-type="float" office:value="-0.0089309154690282" calcext:value-type="float">
            <text:p>-0.008930915469028</text:p>
          </table:table-cell>
        </table:table-row>
        <table:table-row table:style-name="ro1">
          <table:table-cell office:value-type="float" office:value="26.74" calcext:value-type="float">
            <text:p>26.74</text:p>
          </table:table-cell>
          <table:table-cell office:value-type="float" office:value="0" calcext:value-type="float">
            <text:p>0</text:p>
          </table:table-cell>
          <table:table-cell office:value-type="float" office:value="0.17954478979021" calcext:value-type="float">
            <text:p>0.17954478979021</text:p>
          </table:table-cell>
          <table:table-cell office:value-type="float" office:value="0.002931422439535" calcext:value-type="float">
            <text:p>0.002931422439535</text:p>
          </table:table-cell>
          <table:table-cell office:value-type="float" office:value="-0.0084669891264566" calcext:value-type="float">
            <text:p>-0.008466989126457</text:p>
          </table:table-cell>
          <table:table-cell/>
          <table:table-cell office:value-type="float" office:value="0.0012630581693837" calcext:value-type="float">
            <text:p>0.001263058169384</text:p>
          </table:table-cell>
          <table:table-cell office:value-type="float" office:value="-0.0089574278655031" calcext:value-type="float">
            <text:p>-0.008957427865503</text:p>
          </table:table-cell>
        </table:table-row>
        <table:table-row table:style-name="ro1">
          <table:table-cell office:value-type="float" office:value="26.76" calcext:value-type="float">
            <text:p>26.76</text:p>
          </table:table-cell>
          <table:table-cell office:value-type="float" office:value="0" calcext:value-type="float">
            <text:p>0</text:p>
          </table:table-cell>
          <table:table-cell office:value-type="float" office:value="0.18038758439962" calcext:value-type="float">
            <text:p>0.18038758439962</text:p>
          </table:table-cell>
          <table:table-cell office:value-type="float" office:value="0.0028805881333333" calcext:value-type="float">
            <text:p>0.002880588133333</text:p>
          </table:table-cell>
          <table:table-cell office:value-type="float" office:value="-0.0085169822792358" calcext:value-type="float">
            <text:p>-0.008516982279236</text:p>
          </table:table-cell>
          <table:table-cell/>
          <table:table-cell office:value-type="float" office:value="0.0012289413341931" calcext:value-type="float">
            <text:p>0.001228941334193</text:p>
          </table:table-cell>
          <table:table-cell office:value-type="float" office:value="-0.0089807997725924" calcext:value-type="float">
            <text:p>-0.008980799772592</text:p>
          </table:table-cell>
        </table:table-row>
        <table:table-row table:style-name="ro1">
          <table:table-cell office:value-type="float" office:value="26.78" calcext:value-type="float">
            <text:p>26.78</text:p>
          </table:table-cell>
          <table:table-cell office:value-type="float" office:value="0" calcext:value-type="float">
            <text:p>0</text:p>
          </table:table-cell>
          <table:table-cell office:value-type="float" office:value="0.18123469502836" calcext:value-type="float">
            <text:p>0.18123469502836</text:p>
          </table:table-cell>
          <table:table-cell office:value-type="float" office:value="0.0028297397965543" calcext:value-type="float">
            <text:p>0.002829739796554</text:p>
          </table:table-cell>
          <table:table-cell office:value-type="float" office:value="-0.0085669142026873" calcext:value-type="float">
            <text:p>-0.008566914202687</text:p>
          </table:table-cell>
          <table:table-cell/>
          <table:table-cell office:value-type="float" office:value="0.0011948230100234" calcext:value-type="float">
            <text:p>0.001194823010023</text:p>
          </table:table-cell>
          <table:table-cell office:value-type="float" office:value="-0.0090041048741749" calcext:value-type="float">
            <text:p>-0.009004104874175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0" calcext:value-type="float">
            <text:p>0</text:p>
          </table:table-cell>
          <table:table-cell office:value-type="float" office:value="0.18208594624451" calcext:value-type="float">
            <text:p>0.18208594624451</text:p>
          </table:table-cell>
          <table:table-cell office:value-type="float" office:value="0.002778877964793" calcext:value-type="float">
            <text:p>0.002778877964793</text:p>
          </table:table-cell>
          <table:table-cell office:value-type="float" office:value="-0.008616787354636" calcext:value-type="float">
            <text:p>-0.008616787354636</text:p>
          </table:table-cell>
          <table:table-cell/>
          <table:table-cell office:value-type="float" office:value="0.0011607035569799" calcext:value-type="float">
            <text:p>0.00116070355698</text:p>
          </table:table-cell>
          <table:table-cell office:value-type="float" office:value="-0.0090273462396318" calcext:value-type="float">
            <text:p>-0.009027346239632</text:p>
          </table:table-cell>
        </table:table-row>
        <table:table-row table:style-name="ro1">
          <table:table-cell office:value-type="float" office:value="26.82" calcext:value-type="float">
            <text:p>26.82</text:p>
          </table:table-cell>
          <table:table-cell office:value-type="float" office:value="0" calcext:value-type="float">
            <text:p>0</text:p>
          </table:table-cell>
          <table:table-cell office:value-type="float" office:value="0.18294117326708" calcext:value-type="float">
            <text:p>0.18294117326708</text:p>
          </table:table-cell>
          <table:table-cell office:value-type="float" office:value="0.0027280031466856" calcext:value-type="float">
            <text:p>0.002728003146686</text:p>
          </table:table-cell>
          <table:table-cell office:value-type="float" office:value="-0.0086666040742573" calcext:value-type="float">
            <text:p>-0.008666604074257</text:p>
          </table:table-cell>
          <table:table-cell/>
          <table:table-cell office:value-type="float" office:value="0.0011265833149843" calcext:value-type="float">
            <text:p>0.001126583314984</text:p>
          </table:table-cell>
          <table:table-cell office:value-type="float" office:value="-0.0090505267876872" calcext:value-type="float">
            <text:p>-0.009050526787687</text:p>
          </table:table-cell>
        </table:table-row>
        <table:table-row table:style-name="ro1">
          <table:table-cell office:value-type="float" office:value="26.84" calcext:value-type="float">
            <text:p>26.84</text:p>
          </table:table-cell>
          <table:table-cell office:value-type="float" office:value="0" calcext:value-type="float">
            <text:p>0</text:p>
          </table:table-cell>
          <table:table-cell office:value-type="float" office:value="0.18380022090433" calcext:value-type="float">
            <text:p>0.18380022090433</text:p>
          </table:table-cell>
          <table:table-cell office:value-type="float" office:value="0.0026771158259644" calcext:value-type="float">
            <text:p>0.002677115825964</text:p>
          </table:table-cell>
          <table:table-cell office:value-type="float" office:value="-0.0087163665900197" calcext:value-type="float">
            <text:p>-0.00871636659002</text:p>
          </table:table-cell>
          <table:table-cell/>
          <table:table-cell office:value-type="float" office:value="0.0010924626047636" calcext:value-type="float">
            <text:p>0.001092462604764</text:p>
          </table:table-cell>
          <table:table-cell office:value-type="float" office:value="-0.0090736492945658" calcext:value-type="float">
            <text:p>-0.009073649294566</text:p>
          </table:table-cell>
        </table:table-row>
        <table:table-row table:style-name="ro1">
          <table:table-cell office:value-type="float" office:value="26.86" calcext:value-type="float">
            <text:p>26.86</text:p>
          </table:table-cell>
          <table:table-cell office:value-type="float" office:value="0" calcext:value-type="float">
            <text:p>0</text:p>
          </table:table-cell>
          <table:table-cell office:value-type="float" office:value="0.18466294260673" calcext:value-type="float">
            <text:p>0.18466294260673</text:p>
          </table:table-cell>
          <table:table-cell office:value-type="float" office:value="0.0026262164632047" calcext:value-type="float">
            <text:p>0.002626216463205</text:p>
          </table:table-cell>
          <table:table-cell office:value-type="float" office:value="-0.0087660770273775" calcext:value-type="float">
            <text:p>-0.008766077027378</text:p>
          </table:table-cell>
          <table:table-cell/>
          <table:table-cell office:value-type="float" office:value="0.001058341728785" calcext:value-type="float">
            <text:p>0.001058341728785</text:p>
          </table:table-cell>
          <table:table-cell office:value-type="float" office:value="-0.0090967164016219" calcext:value-type="float">
            <text:p>-0.009096716401622</text:p>
          </table:table-cell>
        </table:table-row>
        <table:table-row table:style-name="ro1">
          <table:table-cell office:value-type="float" office:value="26.88" calcext:value-type="float">
            <text:p>26.88</text:p>
          </table:table-cell>
          <table:table-cell office:value-type="float" office:value="0" calcext:value-type="float">
            <text:p>0</text:p>
          </table:table-cell>
          <table:table-cell office:value-type="float" office:value="0.18552919962939" calcext:value-type="float">
            <text:p>0.18552919962939</text:p>
          </table:table-cell>
          <table:table-cell office:value-type="float" office:value="0.0025753054973259" calcext:value-type="float">
            <text:p>0.002575305497326</text:p>
          </table:table-cell>
          <table:table-cell office:value-type="float" office:value="-0.0088157374152399" calcext:value-type="float">
            <text:p>-0.00881573741524</text:p>
          </table:table-cell>
          <table:table-cell/>
          <table:table-cell office:value-type="float" office:value="0.0010242209721408" calcext:value-type="float">
            <text:p>0.001024220972141</text:p>
          </table:table-cell>
          <table:table-cell office:value-type="float" office:value="-0.0091197306225212" calcext:value-type="float">
            <text:p>-0.009119730622521</text:p>
          </table:table-cell>
        </table:table-row>
        <table:table-row table:style-name="ro1">
          <table:table-cell office:value-type="float" office:value="26.9" calcext:value-type="float">
            <text:p>26.9</text:p>
          </table:table-cell>
          <table:table-cell office:value-type="float" office:value="0" calcext:value-type="float">
            <text:p>0</text:p>
          </table:table-cell>
          <table:table-cell office:value-type="float" office:value="0.18639886029787" calcext:value-type="float">
            <text:p>0.18639886029787</text:p>
          </table:table-cell>
          <table:table-cell office:value-type="float" office:value="0.0025243833469834" calcext:value-type="float">
            <text:p>0.002524383346983</text:p>
          </table:table-cell>
          <table:table-cell office:value-type="float" office:value="-0.008865349691761" calcext:value-type="float">
            <text:p>-0.008865349691761</text:p>
          </table:table-cell>
          <table:table-cell/>
          <table:table-cell office:value-type="float" office:value="0.00099010060338784" calcext:value-type="float">
            <text:p>0.000990100603388</text:p>
          </table:table-cell>
          <table:table-cell office:value-type="float" office:value="-0.0091426943499692" calcext:value-type="float">
            <text:p>-0.009142694349969</text:p>
          </table:table-cell>
        </table:table-row>
        <table:table-row table:style-name="ro1">
          <table:table-cell office:value-type="float" office:value="26.92" calcext:value-type="float">
            <text:p>26.92</text:p>
          </table:table-cell>
          <table:table-cell office:value-type="float" office:value="0" calcext:value-type="float">
            <text:p>0</text:p>
          </table:table-cell>
          <table:table-cell office:value-type="float" office:value="0.18727179936957" calcext:value-type="float">
            <text:p>0.18727179936957</text:p>
          </table:table-cell>
          <table:table-cell office:value-type="float" office:value="0.0024734504117981" calcext:value-type="float">
            <text:p>0.002473450411798</text:p>
          </table:table-cell>
          <table:table-cell office:value-type="float" office:value="-0.0089149157096428" calcext:value-type="float">
            <text:p>-0.008914915709643</text:p>
          </table:table-cell>
          <table:table-cell/>
          <table:table-cell office:value-type="float" office:value="0.00095598087534263" calcext:value-type="float">
            <text:p>0.000955980875343</text:p>
          </table:table-cell>
          <table:table-cell office:value-type="float" office:value="-0.0091656098620534" calcext:value-type="float">
            <text:p>-0.009165609862053</text:p>
          </table:table-cell>
        </table:table-row>
        <table:table-row table:style-name="ro1">
          <table:table-cell office:value-type="float" office:value="26.94" calcext:value-type="float">
            <text:p>26.94</text:p>
          </table:table-cell>
          <table:table-cell office:value-type="float" office:value="0" calcext:value-type="float">
            <text:p>0</text:p>
          </table:table-cell>
          <table:table-cell office:value-type="float" office:value="0.18814789748112" calcext:value-type="float">
            <text:p>0.18814789748112</text:p>
          </table:table-cell>
          <table:table-cell office:value-type="float" office:value="0.0024225070734485" calcext:value-type="float">
            <text:p>0.002422507073449</text:p>
          </table:table-cell>
          <table:table-cell office:value-type="float" office:value="-0.0089644372409446" calcext:value-type="float">
            <text:p>-0.008964437240945</text:p>
          </table:table-cell>
          <table:table-cell/>
          <table:table-cell office:value-type="float" office:value="0.00092186202583723" calcext:value-type="float">
            <text:p>0.000921862025837</text:p>
          </table:table-cell>
          <table:table-cell office:value-type="float" office:value="-0.0091884793281964" calcext:value-type="float">
            <text:p>-0.009188479328196</text:p>
          </table:table-cell>
        </table:table-row>
        <table:table-row table:style-name="ro1">
          <table:table-cell office:value-type="float" office:value="26.96" calcext:value-type="float">
            <text:p>26.96</text:p>
          </table:table-cell>
          <table:table-cell office:value-type="float" office:value="0" calcext:value-type="float">
            <text:p>0</text:p>
          </table:table-cell>
          <table:table-cell office:value-type="float" office:value="0.18902704067317" calcext:value-type="float">
            <text:p>0.18902704067317</text:p>
          </table:table-cell>
          <table:table-cell office:value-type="float" office:value="0.0023715536967308" calcext:value-type="float">
            <text:p>0.002371553696731</text:p>
          </table:table-cell>
          <table:table-cell office:value-type="float" office:value="-0.0090139159814468" calcext:value-type="float">
            <text:p>-0.009013915981447</text:p>
          </table:table-cell>
          <table:table-cell/>
          <table:table-cell office:value-type="float" office:value="0.00088774427843688" calcext:value-type="float">
            <text:p>0.000887744278437</text:p>
          </table:table-cell>
          <table:table-cell office:value-type="float" office:value="-0.009211304814765" calcext:value-type="float">
            <text:p>-0.009211304814765</text:p>
          </table:table-cell>
        </table:table-row>
        <table:table-row table:style-name="ro1">
          <table:table-cell office:value-type="float" office:value="26.98" calcext:value-type="float">
            <text:p>26.98</text:p>
          </table:table-cell>
          <table:table-cell office:value-type="float" office:value="0" calcext:value-type="float">
            <text:p>0</text:p>
          </table:table-cell>
          <table:table-cell office:value-type="float" office:value="0.189909119983" calcext:value-type="float">
            <text:p>0.189909119983</text:p>
          </table:table-cell>
          <table:table-cell office:value-type="float" office:value="0.0023205906304544" calcext:value-type="float">
            <text:p>0.002320590630454</text:p>
          </table:table-cell>
          <table:table-cell office:value-type="float" office:value="-0.009063353554594" calcext:value-type="float">
            <text:p>-0.009063353554594</text:p>
          </table:table-cell>
          <table:table-cell/>
          <table:table-cell office:value-type="float" office:value="0.00085362784312244" calcext:value-type="float">
            <text:p>0.000853627843122</text:p>
          </table:table-cell>
          <table:table-cell office:value-type="float" office:value="-0.0092340882903541" calcext:value-type="float">
            <text:p>-0.00923408829035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0.19079403109361" calcext:value-type="float">
            <text:p>0.19079403109361</text:p>
          </table:table-cell>
          <table:table-cell office:value-type="float" office:value="0.0022696182083368" calcext:value-type="float">
            <text:p>0.002269618208337</text:p>
          </table:table-cell>
          <table:table-cell office:value-type="float" office:value="-0.0091127515151718" calcext:value-type="float">
            <text:p>-0.009112751515172</text:p>
          </table:table-cell>
          <table:table-cell/>
          <table:table-cell office:value-type="float" office:value="0.00081951291693981" calcext:value-type="float">
            <text:p>0.00081951291694</text:p>
          </table:table-cell>
          <table:table-cell office:value-type="float" office:value="-0.0092568316307636" calcext:value-type="float">
            <text:p>-0.009256831630764</text:p>
          </table:table-cell>
        </table:table-row>
        <table:table-row table:style-name="ro1">
          <table:table-cell office:value-type="float" office:value="27.02" calcext:value-type="float">
            <text:p>27.02</text:p>
          </table:table-cell>
          <table:table-cell office:value-type="float" office:value="0" calcext:value-type="float">
            <text:p>0</text:p>
          </table:table-cell>
          <table:table-cell office:value-type="float" office:value="0.19166917869383" calcext:value-type="float">
            <text:p>0.19166917869383</text:p>
          </table:table-cell>
          <table:table-cell office:value-type="float" office:value="0.002218512567144" calcext:value-type="float">
            <text:p>0.002218512567144</text:p>
          </table:table-cell>
          <table:table-cell office:value-type="float" office:value="-0.0091618857856023" calcext:value-type="float">
            <text:p>-0.009161885785602</text:p>
          </table:table-cell>
          <table:table-cell/>
          <table:table-cell office:value-type="float" office:value="0.00078539968461814" calcext:value-type="float">
            <text:p>0.000785399684618</text:p>
          </table:table-cell>
          <table:table-cell office:value-type="float" office:value="-0.0092795366236937" calcext:value-type="float">
            <text:p>-0.009279536623694</text:p>
          </table:table-cell>
        </table:table-row>
        <table:table-row table:style-name="ro1">
          <table:table-cell office:value-type="float" office:value="27.04" calcext:value-type="float">
            <text:p>27.04</text:p>
          </table:table-cell>
          <table:table-cell office:value-type="float" office:value="0" calcext:value-type="float">
            <text:p>0</text:p>
          </table:table-cell>
          <table:table-cell office:value-type="float" office:value="0.19254164741753" calcext:value-type="float">
            <text:p>0.19254164741753</text:p>
          </table:table-cell>
          <table:table-cell office:value-type="float" office:value="0.0021673315402194" calcext:value-type="float">
            <text:p>0.002167331540219</text:p>
          </table:table-cell>
          <table:table-cell office:value-type="float" office:value="-0.009210870331048" calcext:value-type="float">
            <text:p>-0.009210870331048</text:p>
          </table:table-cell>
          <table:table-cell/>
          <table:table-cell office:value-type="float" office:value="0.00075128831915875" calcext:value-type="float">
            <text:p>0.000751288319159</text:p>
          </table:table-cell>
          <table:table-cell office:value-type="float" office:value="-0.0093022049731756" calcext:value-type="float">
            <text:p>-0.009302204973176</text:p>
          </table:table-cell>
        </table:table-row>
        <table:table-row table:style-name="ro1">
          <table:table-cell office:value-type="float" office:value="27.06" calcext:value-type="float">
            <text:p>27.06</text:p>
          </table:table-cell>
          <table:table-cell office:value-type="float" office:value="0" calcext:value-type="float">
            <text:p>0</text:p>
          </table:table-cell>
          <table:table-cell office:value-type="float" office:value="0.1934174210486" calcext:value-type="float">
            <text:p>0.1934174210486</text:p>
          </table:table-cell>
          <table:table-cell office:value-type="float" office:value="0.0021161377169412" calcext:value-type="float">
            <text:p>0.002116137716941</text:p>
          </table:table-cell>
          <table:table-cell office:value-type="float" office:value="-0.0092598139674161" calcext:value-type="float">
            <text:p>-0.009259813967416</text:p>
          </table:table-cell>
          <table:table-cell/>
          <table:table-cell office:value-type="float" office:value="0.00071717898239643" calcext:value-type="float">
            <text:p>0.000717178982396</text:p>
          </table:table-cell>
          <table:table-cell office:value-type="float" office:value="-0.0093248383037542" calcext:value-type="float">
            <text:p>-0.009324838303754</text:p>
          </table:table-cell>
        </table:table-row>
        <table:table-row table:style-name="ro1">
          <table:table-cell office:value-type="float" office:value="27.08" calcext:value-type="float">
            <text:p>27.08</text:p>
          </table:table-cell>
          <table:table-cell office:value-type="float" office:value="0" calcext:value-type="float">
            <text:p>0</text:p>
          </table:table-cell>
          <table:table-cell office:value-type="float" office:value="0.19429639429374" calcext:value-type="float">
            <text:p>0.19429639429374</text:p>
          </table:table-cell>
          <table:table-cell office:value-type="float" office:value="0.0020649314768592" calcext:value-type="float">
            <text:p>0.002064931476859</text:p>
          </table:table-cell>
          <table:table-cell office:value-type="float" office:value="-0.0093087180721126" calcext:value-type="float">
            <text:p>-0.009308718072113</text:p>
          </table:table-cell>
          <table:table-cell/>
          <table:table-cell office:value-type="float" office:value="0.00068307182553463" calcext:value-type="float">
            <text:p>0.000683071825535</text:p>
          </table:table-cell>
          <table:table-cell office:value-type="float" office:value="-0.0093474381644393" calcext:value-type="float">
            <text:p>-0.009347438164439</text:p>
          </table:table-cell>
        </table:table-row>
        <table:table-row table:style-name="ro1">
          <table:table-cell office:value-type="float" office:value="27.1" calcext:value-type="float">
            <text:p>27.1</text:p>
          </table:table-cell>
          <table:table-cell office:value-type="float" office:value="0" calcext:value-type="float">
            <text:p>0</text:p>
          </table:table-cell>
          <table:table-cell office:value-type="float" office:value="0.19517846570197" calcext:value-type="float">
            <text:p>0.19517846570197</text:p>
          </table:table-cell>
          <table:table-cell office:value-type="float" office:value="0.0020137131804342" calcext:value-type="float">
            <text:p>0.002013713180434</text:p>
          </table:table-cell>
          <table:table-cell office:value-type="float" office:value="-0.0093575839545" calcext:value-type="float">
            <text:p>-0.0093575839545</text:p>
          </table:table-cell>
          <table:table-cell/>
          <table:table-cell office:value-type="float" office:value="0.00064896698965607" calcext:value-type="float">
            <text:p>0.000648966989656</text:p>
          </table:table-cell>
          <table:table-cell office:value-type="float" office:value="-0.0093700060324398" calcext:value-type="float">
            <text:p>-0.00937000603244</text:p>
          </table:table-cell>
        </table:table-row>
        <table:table-row table:style-name="ro1">
          <table:table-cell office:value-type="float" office:value="27.12" calcext:value-type="float">
            <text:p>27.12</text:p>
          </table:table-cell>
          <table:table-cell office:value-type="float" office:value="0" calcext:value-type="float">
            <text:p>0</text:p>
          </table:table-cell>
          <table:table-cell office:value-type="float" office:value="0.19606353750596" calcext:value-type="float">
            <text:p>0.19606353750596</text:p>
          </table:table-cell>
          <table:table-cell office:value-type="float" office:value="0.001962483170537" calcext:value-type="float">
            <text:p>0.001962483170537</text:p>
          </table:table-cell>
          <table:table-cell office:value-type="float" office:value="-0.0094064128609859" calcext:value-type="float">
            <text:p>-0.009406412860986</text:p>
          </table:table-cell>
          <table:table-cell/>
          <table:table-cell office:value-type="float" office:value="0.00061486460620985" calcext:value-type="float">
            <text:p>0.00061486460621</text:p>
          </table:table-cell>
          <table:table-cell office:value-type="float" office:value="-0.0093925433166977" calcext:value-type="float">
            <text:p>-0.009392543316698</text:p>
          </table:table-cell>
        </table:table-row>
        <table:table-row table:style-name="ro1">
          <table:table-cell office:value-type="float" office:value="27.14" calcext:value-type="float">
            <text:p>27.14</text:p>
          </table:table-cell>
          <table:table-cell office:value-type="float" office:value="0" calcext:value-type="float">
            <text:p>0</text:p>
          </table:table-cell>
          <table:table-cell office:value-type="float" office:value="0.19695151547853" calcext:value-type="float">
            <text:p>0.19695151547853</text:p>
          </table:table-cell>
          <table:table-cell office:value-type="float" office:value="0.0019112417737708" calcext:value-type="float">
            <text:p>0.001911241773771</text:p>
          </table:table-cell>
          <table:table-cell office:value-type="float" office:value="-0.0094552059794864" calcext:value-type="float">
            <text:p>-0.009455205979486</text:p>
          </table:table-cell>
          <table:table-cell/>
          <table:table-cell office:value-type="float" office:value="0.00058076479747659" calcext:value-type="float">
            <text:p>0.000580764797477</text:p>
          </table:table-cell>
          <table:table-cell office:value-type="float" office:value="-0.0094150513612257" calcext:value-type="float">
            <text:p>-0.009415051361226</text:p>
          </table:table-cell>
        </table:table-row>
        <table:table-row table:style-name="ro1">
          <table:table-cell office:value-type="float" office:value="27.16" calcext:value-type="float">
            <text:p>27.16</text:p>
          </table:table-cell>
          <table:table-cell office:value-type="float" office:value="0" calcext:value-type="float">
            <text:p>0</text:p>
          </table:table-cell>
          <table:table-cell office:value-type="float" office:value="0.19784230880107" calcext:value-type="float">
            <text:p>0.19784230880107</text:p>
          </table:table-cell>
          <table:table-cell office:value-type="float" office:value="0.0018599893016429" calcext:value-type="float">
            <text:p>0.001859989301643</text:p>
          </table:table-cell>
          <table:table-cell office:value-type="float" office:value="-0.0095039644433741" calcext:value-type="float">
            <text:p>-0.009503964443374</text:p>
          </table:table-cell>
          <table:table-cell/>
          <table:table-cell office:value-type="float" office:value="0.00054666767701245" calcext:value-type="float">
            <text:p>0.000546667677012</text:p>
          </table:table-cell>
          <table:table-cell office:value-type="float" office:value="-0.0094375314482742" calcext:value-type="float">
            <text:p>-0.009437531448274</text:p>
          </table:table-cell>
        </table:table-row>
        <table:table-row table:style-name="ro1">
          <table:table-cell office:value-type="float" office:value="27.18" calcext:value-type="float">
            <text:p>27.18</text:p>
          </table:table-cell>
          <table:table-cell office:value-type="float" office:value="0" calcext:value-type="float">
            <text:p>0</text:p>
          </table:table-cell>
          <table:table-cell office:value-type="float" office:value="0.19873582994148" calcext:value-type="float">
            <text:p>0.19873582994148</text:p>
          </table:table-cell>
          <table:table-cell office:value-type="float" office:value="0.0018087260516097" calcext:value-type="float">
            <text:p>0.00180872605161</text:p>
          </table:table-cell>
          <table:table-cell office:value-type="float" office:value="-0.0095526893349864" calcext:value-type="float">
            <text:p>-0.009552689334986</text:p>
          </table:table-cell>
          <table:table-cell/>
          <table:table-cell office:value-type="float" office:value="0.00051257335007325" calcext:value-type="float">
            <text:p>0.000512573350073</text:p>
          </table:table-cell>
          <table:table-cell office:value-type="float" office:value="-0.0094599848013222" calcext:value-type="float">
            <text:p>-0.009459984801322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0" calcext:value-type="float">
            <text:p>0</text:p>
          </table:table-cell>
          <table:table-cell office:value-type="float" office:value="0.19963199453956" calcext:value-type="float">
            <text:p>0.19963199453956</text:p>
          </table:table-cell>
          <table:table-cell office:value-type="float" office:value="0.0017574523080129" calcext:value-type="float">
            <text:p>0.001757452308013</text:p>
          </table:table-cell>
          <table:table-cell office:value-type="float" office:value="-0.0096013816887701" calcext:value-type="float">
            <text:p>-0.00960138168877</text:p>
          </table:table-cell>
          <table:table-cell/>
          <table:table-cell office:value-type="float" office:value="0.00047848191401961" calcext:value-type="float">
            <text:p>0.00047848191402</text:p>
          </table:table-cell>
          <table:table-cell office:value-type="float" office:value="-0.0094824125879173" calcext:value-type="float">
            <text:p>-0.009482412587917</text:p>
          </table:table-cell>
        </table:table-row>
        <table:table-row table:style-name="ro1">
          <table:table-cell office:value-type="float" office:value="27.22" calcext:value-type="float">
            <text:p>27.22</text:p>
          </table:table-cell>
          <table:table-cell office:value-type="float" office:value="0" calcext:value-type="float">
            <text:p>0</text:p>
          </table:table-cell>
          <table:table-cell office:value-type="float" office:value="0.20053072129823" calcext:value-type="float">
            <text:p>0.20053072129823</text:p>
          </table:table-cell>
          <table:table-cell office:value-type="float" office:value="0.0017061683429228" calcext:value-type="float">
            <text:p>0.001706168342923</text:p>
          </table:table-cell>
          <table:table-cell office:value-type="float" office:value="-0.0096500424941226" calcext:value-type="float">
            <text:p>-0.009650042494123</text:p>
          </table:table-cell>
          <table:table-cell/>
          <table:table-cell office:value-type="float" office:value="0.00044439345870401" calcext:value-type="float">
            <text:p>0.000444393458704</text:p>
          </table:table-cell>
          <table:table-cell office:value-type="float" office:value="-0.0095048159223661" calcext:value-type="float">
            <text:p>-0.009504815922366</text:p>
          </table:table-cell>
        </table:table-row>
        <table:table-row table:style-name="ro1">
          <table:table-cell office:value-type="float" office:value="27.24" calcext:value-type="float">
            <text:p>27.24</text:p>
          </table:table-cell>
          <table:table-cell office:value-type="float" office:value="0" calcext:value-type="float">
            <text:p>0</text:p>
          </table:table-cell>
          <table:table-cell office:value-type="float" office:value="0.20139843549796" calcext:value-type="float">
            <text:p>0.20139843549796</text:p>
          </table:table-cell>
          <table:table-cell office:value-type="float" office:value="0.0016545544597177" calcext:value-type="float">
            <text:p>0.001654554459718</text:p>
          </table:table-cell>
          <table:table-cell office:value-type="float" office:value="-0.0096961105570381" calcext:value-type="float">
            <text:p>-0.009696110557038</text:p>
          </table:table-cell>
          <table:table-cell/>
          <table:table-cell office:value-type="float" office:value="0.00041030806684068" calcext:value-type="float">
            <text:p>0.000410308066841</text:p>
          </table:table-cell>
          <table:table-cell office:value-type="float" office:value="-0.0095271958682788" calcext:value-type="float">
            <text:p>-0.009527195868279</text:p>
          </table:table-cell>
        </table:table-row>
        <table:table-row table:style-name="ro1">
          <table:table-cell office:value-type="float" office:value="27.26" calcext:value-type="float">
            <text:p>27.26</text:p>
          </table:table-cell>
          <table:table-cell office:value-type="float" office:value="0" calcext:value-type="float">
            <text:p>0</text:p>
          </table:table-cell>
          <table:table-cell office:value-type="float" office:value="0.20226330151525" calcext:value-type="float">
            <text:p>0.20226330151525</text:p>
          </table:table-cell>
          <table:table-cell office:value-type="float" office:value="0.0016030562386243" calcext:value-type="float">
            <text:p>0.001603056238624</text:p>
          </table:table-cell>
          <table:table-cell office:value-type="float" office:value="-0.009741892143806" calcext:value-type="float">
            <text:p>-0.009741892143806</text:p>
          </table:table-cell>
          <table:table-cell/>
          <table:table-cell office:value-type="float" office:value="0.00037622581435906" calcext:value-type="float">
            <text:p>0.000376225814359</text:p>
          </table:table-cell>
          <table:table-cell office:value-type="float" office:value="-0.0095495534409941" calcext:value-type="float">
            <text:p>-0.009549553440994</text:p>
          </table:table-cell>
        </table:table-row>
        <table:table-row table:style-name="ro1">
          <table:table-cell office:value-type="float" office:value="27.28" calcext:value-type="float">
            <text:p>27.28</text:p>
          </table:table-cell>
          <table:table-cell office:value-type="float" office:value="0" calcext:value-type="float">
            <text:p>0</text:p>
          </table:table-cell>
          <table:table-cell office:value-type="float" office:value="0.20308579691715" calcext:value-type="float">
            <text:p>0.20308579691715</text:p>
          </table:table-cell>
          <table:table-cell office:value-type="float" office:value="0.0015507412513077" calcext:value-type="float">
            <text:p>0.001550741251308</text:p>
          </table:table-cell>
          <table:table-cell office:value-type="float" office:value="-0.0097839933403007" calcext:value-type="float">
            <text:p>-0.009783993340301</text:p>
          </table:table-cell>
          <table:table-cell/>
          <table:table-cell office:value-type="float" office:value="0.00034214677074163" calcext:value-type="float">
            <text:p>0.000342146770742</text:p>
          </table:table-cell>
          <table:table-cell office:value-type="float" office:value="-0.0095718896098704" calcext:value-type="float">
            <text:p>-0.00957188960987</text:p>
          </table:table-cell>
        </table:table-row>
        <table:table-row table:style-name="ro1">
          <table:table-cell office:value-type="float" office:value="27.3" calcext:value-type="float">
            <text:p>27.3</text:p>
          </table:table-cell>
          <table:table-cell office:value-type="float" office:value="0" calcext:value-type="float">
            <text:p>0</text:p>
          </table:table-cell>
          <table:table-cell office:value-type="float" office:value="0.20390542141574" calcext:value-type="float">
            <text:p>0.20390542141574</text:p>
          </table:table-cell>
          <table:table-cell office:value-type="float" office:value="0.0014986294017058" calcext:value-type="float">
            <text:p>0.001498629401706</text:p>
          </table:table-cell>
          <table:table-cell office:value-type="float" office:value="-0.0098258026754318" calcext:value-type="float">
            <text:p>-0.009825802675432</text:p>
          </table:table-cell>
          <table:table-cell/>
          <table:table-cell office:value-type="float" office:value="0.00030807099934677" calcext:value-type="float">
            <text:p>0.000308070999347</text:p>
          </table:table-cell>
          <table:table-cell office:value-type="float" office:value="-0.009594205300461" calcext:value-type="float">
            <text:p>-0.009594205300461</text:p>
          </table:table-cell>
        </table:table-row>
        <table:table-row table:style-name="ro1">
          <table:table-cell office:value-type="float" office:value="27.32" calcext:value-type="float">
            <text:p>27.32</text:p>
          </table:table-cell>
          <table:table-cell office:value-type="float" office:value="0" calcext:value-type="float">
            <text:p>0</text:p>
          </table:table-cell>
          <table:table-cell office:value-type="float" office:value="0.2047272582168" calcext:value-type="float">
            <text:p>0.2047272582168</text:p>
          </table:table-cell>
          <table:table-cell office:value-type="float" office:value="0.0014465077274728" calcext:value-type="float">
            <text:p>0.001446507727473</text:p>
          </table:table-cell>
          <table:table-cell office:value-type="float" office:value="-0.0098675763376731" calcext:value-type="float">
            <text:p>-0.009867576337673</text:p>
          </table:table-cell>
          <table:table-cell/>
          <table:table-cell office:value-type="float" office:value="0.00027451186047998" calcext:value-type="float">
            <text:p>0.00027451186048</text:p>
          </table:table-cell>
          <table:table-cell office:value-type="float" office:value="-0.0096156500686513" calcext:value-type="float">
            <text:p>-0.009615650068651</text:p>
          </table:table-cell>
        </table:table-row>
        <table:table-row table:style-name="ro1">
          <table:table-cell office:value-type="float" office:value="27.34" calcext:value-type="float">
            <text:p>27.34</text:p>
          </table:table-cell>
          <table:table-cell office:value-type="float" office:value="0" calcext:value-type="float">
            <text:p>0</text:p>
          </table:table-cell>
          <table:table-cell office:value-type="float" office:value="0.20555124572151" calcext:value-type="float">
            <text:p>0.20555124572151</text:p>
          </table:table-cell>
          <table:table-cell office:value-type="float" office:value="0.001394376497238" calcext:value-type="float">
            <text:p>0.001394376497238</text:p>
          </table:table-cell>
          <table:table-cell office:value-type="float" office:value="-0.0099093154335606" calcext:value-type="float">
            <text:p>-0.009909315433561</text:p>
          </table:table-cell>
          <table:table-cell/>
          <table:table-cell office:value-type="float" office:value="0.00024125018732229" calcext:value-type="float">
            <text:p>0.000241250187322</text:p>
          </table:table-cell>
          <table:table-cell office:value-type="float" office:value="-0.0096365832556853" calcext:value-type="float">
            <text:p>-0.009636583255685</text:p>
          </table:table-cell>
        </table:table-row>
        <table:table-row table:style-name="ro1">
          <table:table-cell office:value-type="float" office:value="27.36" calcext:value-type="float">
            <text:p>27.36</text:p>
          </table:table-cell>
          <table:table-cell office:value-type="float" office:value="0" calcext:value-type="float">
            <text:p>0</text:p>
          </table:table-cell>
          <table:table-cell office:value-type="float" office:value="0.20637732425744" calcext:value-type="float">
            <text:p>0.20637732425744</text:p>
          </table:table-cell>
          <table:table-cell office:value-type="float" office:value="0.0013422359620455" calcext:value-type="float">
            <text:p>0.001342235962046</text:p>
          </table:table-cell>
          <table:table-cell office:value-type="float" office:value="-0.0099510210065428" calcext:value-type="float">
            <text:p>-0.009951021006543</text:p>
          </table:table-cell>
          <table:table-cell/>
          <table:table-cell office:value-type="float" office:value="0.00020798855270315" calcext:value-type="float">
            <text:p>0.000207988552703</text:p>
          </table:table-cell>
          <table:table-cell office:value-type="float" office:value="-0.0096574975618131" calcext:value-type="float">
            <text:p>-0.009657497561813</text:p>
          </table:table-cell>
        </table:table-row>
        <table:table-row table:style-name="ro1">
          <table:table-cell office:value-type="float" office:value="27.38" calcext:value-type="float">
            <text:p>27.38</text:p>
          </table:table-cell>
          <table:table-cell office:value-type="float" office:value="0" calcext:value-type="float">
            <text:p>0</text:p>
          </table:table-cell>
          <table:table-cell office:value-type="float" office:value="0.20720683533067" calcext:value-type="float">
            <text:p>0.20720683533067</text:p>
          </table:table-cell>
          <table:table-cell office:value-type="float" office:value="0.0012901553366231" calcext:value-type="float">
            <text:p>0.001290155336623</text:p>
          </table:table-cell>
          <table:table-cell office:value-type="float" office:value="-0.0099925893474357" calcext:value-type="float">
            <text:p>-0.009992589347436</text:p>
          </table:table-cell>
          <table:table-cell/>
          <table:table-cell office:value-type="float" office:value="0.00017472703027332" calcext:value-type="float">
            <text:p>0.000174727030273</text:p>
          </table:table-cell>
          <table:table-cell office:value-type="float" office:value="-0.0096783937098768" calcext:value-type="float">
            <text:p>-0.009678393709877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0" calcext:value-type="float">
            <text:p>0</text:p>
          </table:table-cell>
          <table:table-cell office:value-type="float" office:value="0.20804377290285" calcext:value-type="float">
            <text:p>0.20804377290285</text:p>
          </table:table-cell>
          <table:table-cell office:value-type="float" office:value="0.0012383424522342" calcext:value-type="float">
            <text:p>0.001238342452234</text:p>
          </table:table-cell>
          <table:table-cell office:value-type="float" office:value="-0.010033706994485" calcext:value-type="float">
            <text:p>-0.010033706994485</text:p>
          </table:table-cell>
          <table:table-cell/>
          <table:table-cell office:value-type="float" office:value="0.00014146568924687" calcext:value-type="float">
            <text:p>0.000141465689247</text:p>
          </table:table-cell>
          <table:table-cell office:value-type="float" office:value="-0.0096992723905428" calcext:value-type="float">
            <text:p>-0.009699272390543</text:p>
          </table:table-cell>
        </table:table-row>
        <table:table-row table:style-name="ro1">
          <table:table-cell office:value-type="float" office:value="27.42" calcext:value-type="float">
            <text:p>27.42</text:p>
          </table:table-cell>
          <table:table-cell office:value-type="float" office:value="0" calcext:value-type="float">
            <text:p>0</text:p>
          </table:table-cell>
          <table:table-cell office:value-type="float" office:value="0.20888235712884" calcext:value-type="float">
            <text:p>0.20888235712884</text:p>
          </table:table-cell>
          <table:table-cell office:value-type="float" office:value="0.0011865236128469" calcext:value-type="float">
            <text:p>0.001186523612847</text:p>
          </table:table-cell>
          <table:table-cell office:value-type="float" office:value="-0.01007479371113" calcext:value-type="float">
            <text:p>-0.01007479371113</text:p>
          </table:table-cell>
          <table:table-cell/>
          <table:table-cell office:value-type="float" office:value="0.00010820459462821" calcext:value-type="float">
            <text:p>0.000108204594628</text:p>
          </table:table-cell>
          <table:table-cell office:value-type="float" office:value="-0.0097201342639125" calcext:value-type="float">
            <text:p>-0.009720134263913</text:p>
          </table:table-cell>
        </table:table-row>
        <table:table-row table:style-name="ro1">
          <table:table-cell office:value-type="float" office:value="27.44" calcext:value-type="float">
            <text:p>27.44</text:p>
          </table:table-cell>
          <table:table-cell office:value-type="float" office:value="0" calcext:value-type="float">
            <text:p>0</text:p>
          </table:table-cell>
          <table:table-cell office:value-type="float" office:value="0.20972253421374" calcext:value-type="float">
            <text:p>0.20972253421374</text:p>
          </table:table-cell>
          <table:table-cell office:value-type="float" office:value="0.0011346989200367" calcext:value-type="float">
            <text:p>0.001134698920037</text:p>
          </table:table-cell>
          <table:table-cell office:value-type="float" office:value="-0.010115850371553" calcext:value-type="float">
            <text:p>-0.010115850371553</text:p>
          </table:table-cell>
          <table:table-cell/>
          <table:table-cell office:value-type="float" office:value="0.000074943807428276" calcext:value-type="float">
            <text:p>7.4943807428276E-05</text:p>
          </table:table-cell>
          <table:table-cell office:value-type="float" office:value="-0.0097409799610294" calcext:value-type="float">
            <text:p>-0.009740979961029</text:p>
          </table:table-cell>
        </table:table-row>
        <table:table-row table:style-name="ro1">
          <table:table-cell office:value-type="float" office:value="27.46" calcext:value-type="float">
            <text:p>27.46</text:p>
          </table:table-cell>
          <table:table-cell office:value-type="float" office:value="0" calcext:value-type="float">
            <text:p>0</text:p>
          </table:table-cell>
          <table:table-cell office:value-type="float" office:value="0.21052556887799" calcext:value-type="float">
            <text:p>0.21052556887799</text:p>
          </table:table-cell>
          <table:table-cell office:value-type="float" office:value="0.0010827461715383" calcext:value-type="float">
            <text:p>0.001082746171538</text:p>
          </table:table-cell>
          <table:table-cell office:value-type="float" office:value="-0.010156093353035" calcext:value-type="float">
            <text:p>-0.010156093353035</text:p>
          </table:table-cell>
          <table:table-cell/>
          <table:table-cell office:value-type="float" office:value="0.000041683384870356" calcext:value-type="float">
            <text:p>4.1683384870356E-05</text:p>
          </table:table-cell>
          <table:table-cell office:value-type="float" office:value="-0.0097618100853156" calcext:value-type="float">
            <text:p>-0.009761810085316</text:p>
          </table:table-cell>
        </table:table-row>
        <table:table-row table:style-name="ro1">
          <table:table-cell office:value-type="float" office:value="27.48" calcext:value-type="float">
            <text:p>27.48</text:p>
          </table:table-cell>
          <table:table-cell office:value-type="float" office:value="0" calcext:value-type="float">
            <text:p>0</text:p>
          </table:table-cell>
          <table:table-cell office:value-type="float" office:value="0.21132451899602" calcext:value-type="float">
            <text:p>0.21132451899602</text:p>
          </table:table-cell>
          <table:table-cell office:value-type="float" office:value="0.0010307660719301" calcext:value-type="float">
            <text:p>0.00103076607193</text:p>
          </table:table-cell>
          <table:table-cell office:value-type="float" office:value="-0.010196188221" calcext:value-type="float">
            <text:p>-0.010196188221</text:p>
          </table:table-cell>
          <table:table-cell/>
          <table:table-cell office:value-type="float" office:value="0.000008482948130619" calcext:value-type="float">
            <text:p>8.482948130619E-06</text:p>
          </table:table-cell>
          <table:table-cell office:value-type="float" office:value="-0.0097825387862978" calcext:value-type="float">
            <text:p>-0.009782538786298</text:p>
          </table:table-cell>
        </table:table-row>
        <table:table-row table:style-name="ro1">
          <table:table-cell office:value-type="float" office:value="27.5" calcext:value-type="float">
            <text:p>27.5</text:p>
          </table:table-cell>
          <table:table-cell office:value-type="float" office:value="0" calcext:value-type="float">
            <text:p>0</text:p>
          </table:table-cell>
          <table:table-cell office:value-type="float" office:value="0.21208887280101" calcext:value-type="float">
            <text:p>0.21208887280101</text:p>
          </table:table-cell>
          <table:table-cell office:value-type="float" office:value="0.00097868161218829" calcext:value-type="float">
            <text:p>0.000978681612188</text:p>
          </table:table-cell>
          <table:table-cell office:value-type="float" office:value="-0.010235760819456" calcext:value-type="float">
            <text:p>-0.010235760819456</text:p>
          </table:table-cell>
          <table:table-cell/>
          <table:table-cell office:value-type="float" office:value="-0.000023484276493734" calcext:value-type="float">
            <text:p>-2.3484276493734E-05</text:p>
          </table:table-cell>
          <table:table-cell office:value-type="float" office:value="-0.0098014570322965" calcext:value-type="float">
            <text:p>-0.009801457032297</text:p>
          </table:table-cell>
        </table:table-row>
        <table:table-row table:style-name="ro1">
          <table:table-cell office:value-type="float" office:value="27.52" calcext:value-type="float">
            <text:p>27.52</text:p>
          </table:table-cell>
          <table:table-cell office:value-type="float" office:value="0" calcext:value-type="float">
            <text:p>0</text:p>
          </table:table-cell>
          <table:table-cell office:value-type="float" office:value="0.21285530447234" calcext:value-type="float">
            <text:p>0.21285530447234</text:p>
          </table:table-cell>
          <table:table-cell office:value-type="float" office:value="0.00092658732266867" calcext:value-type="float">
            <text:p>0.000926587322669</text:p>
          </table:table-cell>
          <table:table-cell office:value-type="float" office:value="-0.010275294274392" calcext:value-type="float">
            <text:p>-0.010275294274392</text:p>
          </table:table-cell>
          <table:table-cell/>
          <table:table-cell office:value-type="float" office:value="-0.000055452760441668" calcext:value-type="float">
            <text:p>-5.5452760441668E-05</text:p>
          </table:table-cell>
          <table:table-cell office:value-type="float" office:value="-0.0098203474637374" calcext:value-type="float">
            <text:p>-0.009820347463737</text:p>
          </table:table-cell>
        </table:table-row>
        <table:table-row table:style-name="ro1">
          <table:table-cell office:value-type="float" office:value="27.54" calcext:value-type="float">
            <text:p>27.54</text:p>
          </table:table-cell>
          <table:table-cell office:value-type="float" office:value="0" calcext:value-type="float">
            <text:p>0</text:p>
          </table:table-cell>
          <table:table-cell office:value-type="float" office:value="0.21362373915142" calcext:value-type="float">
            <text:p>0.21362373915142</text:p>
          </table:table-cell>
          <table:table-cell office:value-type="float" office:value="0.00087448338817725" calcext:value-type="float">
            <text:p>0.000874483388177</text:p>
          </table:table-cell>
          <table:table-cell office:value-type="float" office:value="-0.010314789800462" calcext:value-type="float">
            <text:p>-0.010314789800462</text:p>
          </table:table-cell>
          <table:table-cell/>
          <table:table-cell office:value-type="float" office:value="-0.000087422582452462" calcext:value-type="float">
            <text:p>-8.7422582452462E-05</text:p>
          </table:table-cell>
          <table:table-cell office:value-type="float" office:value="-0.0098392112056974" calcext:value-type="float">
            <text:p>-0.009839211205697</text:p>
          </table:table-cell>
        </table:table-row>
        <table:table-row table:style-name="ro1">
          <table:table-cell office:value-type="float" office:value="27.56" calcext:value-type="float">
            <text:p>27.56</text:p>
          </table:table-cell>
          <table:table-cell office:value-type="float" office:value="0" calcext:value-type="float">
            <text:p>0</text:p>
          </table:table-cell>
          <table:table-cell office:value-type="float" office:value="0.21439410549376" calcext:value-type="float">
            <text:p>0.21439410549376</text:p>
          </table:table-cell>
          <table:table-cell office:value-type="float" office:value="0.0008223699785856" calcext:value-type="float">
            <text:p>0.000822369978586</text:p>
          </table:table-cell>
          <table:table-cell office:value-type="float" office:value="-0.010354248517186" calcext:value-type="float">
            <text:p>-0.010354248517186</text:p>
          </table:table-cell>
          <table:table-cell/>
          <table:table-cell office:value-type="float" office:value="-0.00011939381578149" calcext:value-type="float">
            <text:p>-0.000119393815781</text:p>
          </table:table-cell>
          <table:table-cell office:value-type="float" office:value="-0.0098580493320541" calcext:value-type="float">
            <text:p>-0.009858049332054</text:p>
          </table:table-cell>
        </table:table-row>
        <table:table-row table:style-name="ro1">
          <table:table-cell office:value-type="float" office:value="27.58" calcext:value-type="float">
            <text:p>27.58</text:p>
          </table:table-cell>
          <table:table-cell office:value-type="float" office:value="0" calcext:value-type="float">
            <text:p>0</text:p>
          </table:table-cell>
          <table:table-cell office:value-type="float" office:value="0.2151663354505" calcext:value-type="float">
            <text:p>0.2151663354505</text:p>
          </table:table-cell>
          <table:table-cell office:value-type="float" office:value="0.00077024725123874" calcext:value-type="float">
            <text:p>0.000770247251239</text:p>
          </table:table-cell>
          <table:table-cell office:value-type="float" office:value="-0.010393671469642" calcext:value-type="float">
            <text:p>-0.010393671469642</text:p>
          </table:table-cell>
          <table:table-cell/>
          <table:table-cell office:value-type="float" office:value="-0.00015136652843229" calcext:value-type="float">
            <text:p>-0.000151366528432</text:p>
          </table:table-cell>
          <table:table-cell office:value-type="float" office:value="-0.0098768628681569" calcext:value-type="float">
            <text:p>-0.009876862868157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0" calcext:value-type="float">
            <text:p>0</text:p>
          </table:table-cell>
          <table:table-cell office:value-type="float" office:value="0.21594036407874" calcext:value-type="float">
            <text:p>0.21594036407874</text:p>
          </table:table-cell>
          <table:table-cell office:value-type="float" office:value="0.00071811535237847" calcext:value-type="float">
            <text:p>0.000718115352378</text:p>
          </table:table-cell>
          <table:table-cell office:value-type="float" office:value="-0.010433059632162" calcext:value-type="float">
            <text:p>-0.010433059632162</text:p>
          </table:table-cell>
          <table:table-cell/>
          <table:table-cell office:value-type="float" office:value="-0.00018334078338242" calcext:value-type="float">
            <text:p>-0.000183340783382</text:p>
          </table:table-cell>
          <table:table-cell office:value-type="float" office:value="-0.0098956527933651" calcext:value-type="float">
            <text:p>-0.009895652793365</text:p>
          </table:table-cell>
        </table:table-row>
        <table:table-row table:style-name="ro1">
          <table:table-cell office:value-type="float" office:value="27.62" calcext:value-type="float">
            <text:p>27.62</text:p>
          </table:table-cell>
          <table:table-cell office:value-type="float" office:value="0" calcext:value-type="float">
            <text:p>0</text:p>
          </table:table-cell>
          <table:table-cell office:value-type="float" office:value="0.21671612936657" calcext:value-type="float">
            <text:p>0.21671612936657</text:p>
          </table:table-cell>
          <table:table-cell office:value-type="float" office:value="0.0006659744188832" calcext:value-type="float">
            <text:p>0.000665974418883</text:p>
          </table:table-cell>
          <table:table-cell office:value-type="float" office:value="-0.010472413917478" calcext:value-type="float">
            <text:p>-0.010472413917478</text:p>
          </table:table-cell>
          <table:table-cell/>
          <table:table-cell office:value-type="float" office:value="-0.00021531663880293" calcext:value-type="float">
            <text:p>-0.000215316638803</text:p>
          </table:table-cell>
          <table:table-cell office:value-type="float" office:value="-0.0099144200433971" calcext:value-type="float">
            <text:p>-0.009914420043397</text:p>
          </table:table-cell>
        </table:table-row>
        <table:table-row table:style-name="ro1">
          <table:table-cell office:value-type="float" office:value="27.639999999999" calcext:value-type="float">
            <text:p>27.63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1749357206563" calcext:value-type="float">
            <text:p>0.21749357206563</text:p>
          </table:table-cell>
          <table:table-cell office:value-type="float" office:value="0.00061382457931728" calcext:value-type="float">
            <text:p>0.000613824579317</text:p>
          </table:table-cell>
          <table:table-cell office:value-type="float" office:value="-0.010511735183098" calcext:value-type="float">
            <text:p>-0.010511735183098</text:p>
          </table:table-cell>
          <table:table-cell/>
          <table:table-cell office:value-type="float" office:value="-0.00024729414827133" calcext:value-type="float">
            <text:p>-0.000247294148271</text:p>
          </table:table-cell>
          <table:table-cell office:value-type="float" office:value="-0.0099331655125274" calcext:value-type="float">
            <text:p>-0.009933165512527</text:p>
          </table:table-cell>
        </table:table-row>
        <table:table-row table:style-name="ro1">
          <table:table-cell office:value-type="float" office:value="27.659999999999" calcext:value-type="float">
            <text:p>27.65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1827263554037" calcext:value-type="float">
            <text:p>0.21827263554037</text:p>
          </table:table-cell>
          <table:table-cell office:value-type="float" office:value="0.00056166595484734" calcext:value-type="float">
            <text:p>0.000561665954847</text:p>
          </table:table-cell>
          <table:table-cell office:value-type="float" office:value="-0.010551024237019" calcext:value-type="float">
            <text:p>-0.010551024237019</text:p>
          </table:table-cell>
          <table:table-cell/>
          <table:table-cell office:value-type="float" office:value="-0.00027927336097829" calcext:value-type="float">
            <text:p>-0.000279273360978</text:p>
          </table:table-cell>
          <table:table-cell office:value-type="float" office:value="-0.0099518900556603" calcext:value-type="float">
            <text:p>-0.00995189005566</text:p>
          </table:table-cell>
        </table:table-row>
        <table:table-row table:style-name="ro1">
          <table:table-cell office:value-type="float" office:value="27.679999999999" calcext:value-type="float">
            <text:p>27.67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1905326562228" calcext:value-type="float">
            <text:p>0.21905326562228</text:p>
          </table:table-cell>
          <table:table-cell office:value-type="float" office:value="0.00050949866029563" calcext:value-type="float">
            <text:p>0.000509498660296</text:p>
          </table:table-cell>
          <table:table-cell office:value-type="float" office:value="-0.010590281839824" calcext:value-type="float">
            <text:p>-0.010590281839824</text:p>
          </table:table-cell>
          <table:table-cell/>
          <table:table-cell office:value-type="float" office:value="-0.00031125432192787" calcext:value-type="float">
            <text:p>-0.000311254321928</text:p>
          </table:table-cell>
          <table:table-cell office:value-type="float" office:value="-0.0099705944902737" calcext:value-type="float">
            <text:p>-0.009970594490274</text:p>
          </table:table-cell>
        </table:table-row>
        <table:table-row table:style-name="ro1">
          <table:table-cell office:value-type="float" office:value="27.699999999999" calcext:value-type="float">
            <text:p>27.6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1983541048146" calcext:value-type="float">
            <text:p>0.21983541048146</text:p>
          </table:table-cell>
          <table:table-cell office:value-type="float" office:value="0.00045732280496867" calcext:value-type="float">
            <text:p>0.000457322804969</text:p>
          </table:table-cell>
          <table:table-cell office:value-type="float" office:value="-0.010629508714403" calcext:value-type="float">
            <text:p>-0.010629508714403</text:p>
          </table:table-cell>
          <table:table-cell/>
          <table:table-cell office:value-type="float" office:value="-0.00034323707213139" calcext:value-type="float">
            <text:p>-0.000343237072131</text:p>
          </table:table-cell>
          <table:table-cell office:value-type="float" office:value="-0.0099892795982586" calcext:value-type="float">
            <text:p>-0.009989279598259</text:p>
          </table:table-cell>
        </table:table-row>
        <table:table-row table:style-name="ro1">
          <table:table-cell office:value-type="float" office:value="27.719999999999" calcext:value-type="float">
            <text:p>27.71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2061902049706" calcext:value-type="float">
            <text:p>0.22061902049706</text:p>
          </table:table-cell>
          <table:table-cell office:value-type="float" office:value="0.00040513849295124" calcext:value-type="float">
            <text:p>0.000405138492951</text:p>
          </table:table-cell>
          <table:table-cell office:value-type="float" office:value="-0.010668705544329" calcext:value-type="float">
            <text:p>-0.010668705544329</text:p>
          </table:table-cell>
          <table:table-cell/>
          <table:table-cell office:value-type="float" office:value="-0.00037522164879508" calcext:value-type="float">
            <text:p>-0.000375221648795</text:p>
          </table:table-cell>
          <table:table-cell office:value-type="float" office:value="-0.010007946127594" calcext:value-type="float">
            <text:p>-0.010007946127594</text:p>
          </table:table-cell>
        </table:table-row>
        <table:table-row table:style-name="ro1">
          <table:table-cell office:value-type="float" office:value="27.739999999999" calcext:value-type="float">
            <text:p>27.73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2140404814357" calcext:value-type="float">
            <text:p>0.22140404814357</text:p>
          </table:table-cell>
          <table:table-cell office:value-type="float" office:value="0.00035294582400054" calcext:value-type="float">
            <text:p>0.000352945824001</text:p>
          </table:table-cell>
          <table:table-cell office:value-type="float" office:value="-0.010707872979819" calcext:value-type="float">
            <text:p>-0.010707872979819</text:p>
          </table:table-cell>
          <table:table-cell/>
          <table:table-cell office:value-type="float" office:value="-0.00040720808550137" calcext:value-type="float">
            <text:p>-0.000407208085501</text:p>
          </table:table-cell>
          <table:table-cell office:value-type="float" office:value="-0.010026594794021" calcext:value-type="float">
            <text:p>-0.010026594794021</text:p>
          </table:table-cell>
        </table:table-row>
        <table:table-row table:style-name="ro1">
          <table:table-cell office:value-type="float" office:value="27.759999999999" calcext:value-type="float">
            <text:p>27.75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220919674452" calcext:value-type="float">
            <text:p>0.2220919674452</text:p>
          </table:table-cell>
          <table:table-cell office:value-type="float" office:value="0.00030027985976897" calcext:value-type="float">
            <text:p>0.000300279859769</text:p>
          </table:table-cell>
          <table:table-cell office:value-type="float" office:value="-0.010745151959588" calcext:value-type="float">
            <text:p>-0.010745151959588</text:p>
          </table:table-cell>
          <table:table-cell/>
          <table:table-cell office:value-type="float" office:value="-0.00043919641238407" calcext:value-type="float">
            <text:p>-0.000439196412384</text:p>
          </table:table-cell>
          <table:table-cell office:value-type="float" office:value="-0.010045226282546" calcext:value-type="float">
            <text:p>-0.010045226282546</text:p>
          </table:table-cell>
        </table:table-row>
        <table:table-row table:style-name="ro1">
          <table:table-cell office:value-type="float" office:value="27.779999999999" calcext:value-type="float">
            <text:p>27.77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2275663598368" calcext:value-type="float">
            <text:p>0.22275663598368</text:p>
          </table:table-cell>
          <table:table-cell office:value-type="float" office:value="0.00024747064303213" calcext:value-type="float">
            <text:p>0.000247470643032</text:p>
          </table:table-cell>
          <table:table-cell office:value-type="float" office:value="-0.010781876179759" calcext:value-type="float">
            <text:p>-0.010781876179759</text:p>
          </table:table-cell>
          <table:table-cell/>
          <table:table-cell office:value-type="float" office:value="-0.00047118665629749" calcext:value-type="float">
            <text:p>-0.000471186656297</text:p>
          </table:table-cell>
          <table:table-cell office:value-type="float" office:value="-0.010063841248884" calcext:value-type="float">
            <text:p>-0.010063841248884</text:p>
          </table:table-cell>
        </table:table-row>
        <table:table-row table:style-name="ro1">
          <table:table-cell office:value-type="float" office:value="27.799999999999" calcext:value-type="float">
            <text:p>27.7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2342304248138" calcext:value-type="float">
            <text:p>0.22342304248138</text:p>
          </table:table-cell>
          <table:table-cell office:value-type="float" office:value="0.00019463404543605" calcext:value-type="float">
            <text:p>0.000194634045436</text:p>
          </table:table-cell>
          <table:table-cell office:value-type="float" office:value="-0.010818511141048" calcext:value-type="float">
            <text:p>-0.010818511141048</text:p>
          </table:table-cell>
          <table:table-cell/>
          <table:table-cell office:value-type="float" office:value="-0.00050317884097944" calcext:value-type="float">
            <text:p>-0.000503178840979</text:p>
          </table:table-cell>
          <table:table-cell office:value-type="float" office:value="-0.010082440320821" calcext:value-type="float">
            <text:p>-0.010082440320821</text:p>
          </table:table-cell>
        </table:table-row>
        <table:table-row table:style-name="ro1">
          <table:table-cell office:value-type="float" office:value="27.819999999999" calcext:value-type="float">
            <text:p>27.81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2388390713248" calcext:value-type="float">
            <text:p>0.22388390713248</text:p>
          </table:table-cell>
          <table:table-cell office:value-type="float" office:value="0.00014059030575939" calcext:value-type="float">
            <text:p>0.000140590305759</text:p>
          </table:table-cell>
          <table:table-cell office:value-type="float" office:value="-0.010851291615266" calcext:value-type="float">
            <text:p>-0.010851291615266</text:p>
          </table:table-cell>
          <table:table-cell/>
          <table:table-cell office:value-type="float" office:value="-0.00053517298720846" calcext:value-type="float">
            <text:p>-0.000535172987208</text:p>
          </table:table-cell>
          <table:table-cell office:value-type="float" office:value="-0.010101024099498" calcext:value-type="float">
            <text:p>-0.010101024099498</text:p>
          </table:table-cell>
        </table:table-row>
        <table:table-row table:style-name="ro1">
          <table:table-cell office:value-type="float" office:value="27.839999999999" calcext:value-type="float">
            <text:p>27.83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2442686149143" calcext:value-type="float">
            <text:p>0.22442686149143</text:p>
          </table:table-cell>
          <table:table-cell office:value-type="float" office:value="0.000086943192850752" calcext:value-type="float">
            <text:p>8.6943192850752E-05</text:p>
          </table:table-cell>
          <table:table-cell office:value-type="float" office:value="-0.010885278807554" calcext:value-type="float">
            <text:p>-0.010885278807554</text:p>
          </table:table-cell>
          <table:table-cell/>
          <table:table-cell office:value-type="float" office:value="-0.00056716911293365" calcext:value-type="float">
            <text:p>-0.000567169112934</text:p>
          </table:table-cell>
          <table:table-cell office:value-type="float" office:value="-0.010119593160692" calcext:value-type="float">
            <text:p>-0.010119593160692</text:p>
          </table:table-cell>
        </table:table-row>
        <table:table-row table:style-name="ro1">
          <table:table-cell office:value-type="float" office:value="27.859999999999" calcext:value-type="float">
            <text:p>27.85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2496979832978" calcext:value-type="float">
            <text:p>0.22496979832978</text:p>
          </table:table-cell>
          <table:table-cell office:value-type="float" office:value="0.000033227989063387" calcext:value-type="float">
            <text:p>3.3227989063387E-05</text:p>
          </table:table-cell>
          <table:table-cell office:value-type="float" office:value="-0.010919053347951" calcext:value-type="float">
            <text:p>-0.010919053347951</text:p>
          </table:table-cell>
          <table:table-cell/>
          <table:table-cell office:value-type="float" office:value="-0.00059916723349316" calcext:value-type="float">
            <text:p>-0.000599167233493</text:p>
          </table:table-cell>
          <table:table-cell office:value-type="float" office:value="-0.01013814805587" calcext:value-type="float">
            <text:p>-0.01013814805587</text:p>
          </table:table-cell>
        </table:table-row>
        <table:table-row table:style-name="ro1">
          <table:table-cell office:value-type="float" office:value="27.879999999999" calcext:value-type="float">
            <text:p>27.87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2551269986842" calcext:value-type="float">
            <text:p>0.22551269986842</text:p>
          </table:table-cell>
          <table:table-cell office:value-type="float" office:value="-0.000020554119201382" calcext:value-type="float">
            <text:p>-2.0554119201382E-05</text:p>
          </table:table-cell>
          <table:table-cell office:value-type="float" office:value="-0.010952619833444" calcext:value-type="float">
            <text:p>-0.010952619833444</text:p>
          </table:table-cell>
          <table:table-cell/>
          <table:table-cell office:value-type="float" office:value="-0.00063116736166864" calcext:value-type="float">
            <text:p>-0.000631167361669</text:p>
          </table:table-cell>
          <table:table-cell office:value-type="float" office:value="-0.010156689313388" calcext:value-type="float">
            <text:p>-0.010156689313388</text:p>
          </table:table-cell>
        </table:table-row>
        <table:table-row table:style-name="ro1">
          <table:table-cell office:value-type="float" office:value="27.899999999999" calcext:value-type="float">
            <text:p>27.8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2605555038467" calcext:value-type="float">
            <text:p>0.22605555038467</text:p>
          </table:table-cell>
          <table:table-cell office:value-type="float" office:value="-0.000074402032506125" calcext:value-type="float">
            <text:p>-7.4402032506125E-05</text:p>
          </table:table-cell>
          <table:table-cell office:value-type="float" office:value="-0.010985982513604" calcext:value-type="float">
            <text:p>-0.010985982513604</text:p>
          </table:table-cell>
          <table:table-cell/>
          <table:table-cell office:value-type="float" office:value="-0.00066398225670614" calcext:value-type="float">
            <text:p>-0.000663982256706</text:p>
          </table:table-cell>
          <table:table-cell office:value-type="float" office:value="-0.01017257512417" calcext:value-type="float">
            <text:p>-0.01017257512417</text:p>
          </table:table-cell>
        </table:table-row>
        <table:table-row table:style-name="ro1">
          <table:table-cell office:value-type="float" office:value="27.919999999999" calcext:value-type="float">
            <text:p>27.91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2659465618828" calcext:value-type="float">
            <text:p>0.22659465618828</text:p>
          </table:table-cell>
          <table:table-cell office:value-type="float" office:value="-0.00012822262136173" calcext:value-type="float">
            <text:p>-0.000128222621362</text:p>
          </table:table-cell>
          <table:table-cell office:value-type="float" office:value="-0.011018997748314" calcext:value-type="float">
            <text:p>-0.011018997748314</text:p>
          </table:table-cell>
          <table:table-cell/>
          <table:table-cell office:value-type="float" office:value="-0.00069680102536546" calcext:value-type="float">
            <text:p>-0.000696801025365</text:p>
          </table:table-cell>
          <table:table-cell office:value-type="float" office:value="-0.010188443939284" calcext:value-type="float">
            <text:p>-0.010188443939284</text:p>
          </table:table-cell>
        </table:table-row>
        <table:table-row table:style-name="ro1">
          <table:table-cell office:value-type="float" office:value="27.939999999999" calcext:value-type="float">
            <text:p>27.93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2712533544168" calcext:value-type="float">
            <text:p>0.22712533544168</text:p>
          </table:table-cell>
          <table:table-cell office:value-type="float" office:value="-0.00018190012199913" calcext:value-type="float">
            <text:p>-0.000181900121999</text:p>
          </table:table-cell>
          <table:table-cell office:value-type="float" office:value="-0.011051482165903" calcext:value-type="float">
            <text:p>-0.011051482165903</text:p>
          </table:table-cell>
          <table:table-cell/>
          <table:table-cell office:value-type="float" office:value="-0.00072962361566855" calcext:value-type="float">
            <text:p>-0.000729623615669</text:p>
          </table:table-cell>
          <table:table-cell office:value-type="float" office:value="-0.010204296324579" calcext:value-type="float">
            <text:p>-0.010204296324579</text:p>
          </table:table-cell>
        </table:table-row>
        <table:table-row table:style-name="ro1">
          <table:table-cell office:value-type="float" office:value="27.959999999999" calcext:value-type="float">
            <text:p>27.95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2765580067543" calcext:value-type="float">
            <text:p>0.22765580067543</text:p>
          </table:table-cell>
          <table:table-cell office:value-type="float" office:value="-0.00023564149163399" calcext:value-type="float">
            <text:p>-0.000235641491634</text:p>
          </table:table-cell>
          <table:table-cell office:value-type="float" office:value="-0.011083769875624" calcext:value-type="float">
            <text:p>-0.011083769875624</text:p>
          </table:table-cell>
          <table:table-cell/>
          <table:table-cell office:value-type="float" office:value="-0.00076244997609007" calcext:value-type="float">
            <text:p>-0.00076244997609</text:p>
          </table:table-cell>
          <table:table-cell office:value-type="float" office:value="-0.010220132822911" calcext:value-type="float">
            <text:p>-0.010220132822911</text:p>
          </table:table-cell>
        </table:table-row>
        <table:table-row table:style-name="ro1">
          <table:table-cell office:value-type="float" office:value="27.979999999999" calcext:value-type="float">
            <text:p>27.97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2818604629956" calcext:value-type="float">
            <text:p>0.22818604629956</text:p>
          </table:table-cell>
          <table:table-cell office:value-type="float" office:value="-0.00028944583314613" calcext:value-type="float">
            <text:p>-0.000289445833146</text:p>
          </table:table-cell>
          <table:table-cell office:value-type="float" office:value="-0.011115864234492" calcext:value-type="float">
            <text:p>-0.011115864234492</text:p>
          </table:table-cell>
          <table:table-cell/>
          <table:table-cell office:value-type="float" office:value="-0.00079528005552196" calcext:value-type="float">
            <text:p>-0.000795280055522</text:p>
          </table:table-cell>
          <table:table-cell office:value-type="float" office:value="-0.010235953954621" calcext:value-type="float">
            <text:p>-0.010235953954621</text:p>
          </table:table-cell>
        </table:table-row>
        <table:table-row table:style-name="ro1">
          <table:table-cell office:value-type="float" office:value="27.999999999999" calcext:value-type="float">
            <text:p>27.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2871606769674" calcext:value-type="float">
            <text:p>0.22871606769674</text:p>
          </table:table-cell>
          <table:table-cell office:value-type="float" office:value="-0.00034331229236285" calcext:value-type="float">
            <text:p>-0.000343312292363</text:p>
          </table:table-cell>
          <table:table-cell office:value-type="float" office:value="-0.011147768424656" calcext:value-type="float">
            <text:p>-0.011147768424656</text:p>
          </table:table-cell>
          <table:table-cell/>
          <table:table-cell office:value-type="float" office:value="-0.00082811380328842" calcext:value-type="float">
            <text:p>-0.000828113803288</text:p>
          </table:table-cell>
          <table:table-cell office:value-type="float" office:value="-0.010251760219174" calcext:value-type="float">
            <text:p>-0.010251760219174</text:p>
          </table:table-cell>
        </table:table-row>
        <table:table-row table:style-name="ro1">
          <table:table-cell office:value-type="float" office:value="28.019999999999" calcext:value-type="float">
            <text:p>28.01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2924586110838" calcext:value-type="float">
            <text:p>0.22924586110838</text:p>
          </table:table-cell>
          <table:table-cell office:value-type="float" office:value="-0.00039724005058579" calcext:value-type="float">
            <text:p>-0.000397240050586</text:p>
          </table:table-cell>
          <table:table-cell office:value-type="float" office:value="-0.011179485481851" calcext:value-type="float">
            <text:p>-0.011179485481851</text:p>
          </table:table-cell>
          <table:table-cell/>
          <table:table-cell office:value-type="float" office:value="-0.00086095116915026" calcext:value-type="float">
            <text:p>-0.00086095116915</text:p>
          </table:table-cell>
          <table:table-cell office:value-type="float" office:value="-0.010267552096116" calcext:value-type="float">
            <text:p>-0.010267552096116</text:p>
          </table:table-cell>
        </table:table-row>
        <table:table-row table:style-name="ro1">
          <table:table-cell office:value-type="float" office:value="28.039999999999" calcext:value-type="float">
            <text:p>28.03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2977542353865" calcext:value-type="float">
            <text:p>0.22977542353865</text:p>
          </table:table-cell>
          <table:table-cell office:value-type="float" office:value="-0.00045122831815769" calcext:value-type="float">
            <text:p>-0.000451228318158</text:p>
          </table:table-cell>
          <table:table-cell office:value-type="float" office:value="-0.011211018319728" calcext:value-type="float">
            <text:p>-0.011211018319728</text:p>
          </table:table-cell>
          <table:table-cell/>
          <table:table-cell office:value-type="float" office:value="-0.00089379210330688" calcext:value-type="float">
            <text:p>-0.000893792103307</text:p>
          </table:table-cell>
          <table:table-cell office:value-type="float" office:value="-0.010283330044531" calcext:value-type="float">
            <text:p>-0.010283330044531</text:p>
          </table:table-cell>
        </table:table-row>
        <table:table-row table:style-name="ro1">
          <table:table-cell office:value-type="float" office:value="28.059999999999" calcext:value-type="float">
            <text:p>28.05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303047526733" calcext:value-type="float">
            <text:p>0.2303047526733</text:p>
          </table:table-cell>
          <table:table-cell office:value-type="float" office:value="-0.00050527632892612" calcext:value-type="float">
            <text:p>-0.000505276328926</text:p>
          </table:table-cell>
          <table:table-cell office:value-type="float" office:value="-0.011242369750796" calcext:value-type="float">
            <text:p>-0.011242369750796</text:p>
          </table:table-cell>
          <table:table-cell/>
          <table:table-cell office:value-type="float" office:value="-0.00092663655639711" calcext:value-type="float">
            <text:p>-0.000926636556397</text:p>
          </table:table-cell>
          <table:table-cell office:value-type="float" office:value="-0.010299094506129" calcext:value-type="float">
            <text:p>-0.010299094506129</text:p>
          </table:table-cell>
        </table:table-row>
        <table:table-row table:style-name="ro1">
          <table:table-cell office:value-type="float" office:value="28.079999999999" calcext:value-type="float">
            <text:p>28.07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3083384681083" calcext:value-type="float">
            <text:p>0.23083384681083</text:p>
          </table:table-cell>
          <table:table-cell office:value-type="float" office:value="-0.00055938333550351" calcext:value-type="float">
            <text:p>-0.000559383335504</text:p>
          </table:table-cell>
          <table:table-cell office:value-type="float" office:value="-0.011273542504359" calcext:value-type="float">
            <text:p>-0.011273542504359</text:p>
          </table:table-cell>
          <table:table-cell/>
          <table:table-cell office:value-type="float" office:value="-0.00095948447950194" calcext:value-type="float">
            <text:p>-0.000959484479502</text:p>
          </table:table-cell>
          <table:table-cell office:value-type="float" office:value="-0.010314845904013" calcext:value-type="float">
            <text:p>-0.010314845904013</text:p>
          </table:table-cell>
        </table:table-row>
        <table:table-row table:style-name="ro1">
          <table:table-cell office:value-type="float" office:value="28.099999999999" calcext:value-type="float">
            <text:p>28.0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3133452430356" calcext:value-type="float">
            <text:p>0.23133452430356</text:p>
          </table:table-cell>
          <table:table-cell office:value-type="float" office:value="-0.00061394236742372" calcext:value-type="float">
            <text:p>-0.000613942367424</text:p>
          </table:table-cell>
          <table:table-cell office:value-type="float" office:value="-0.011303002504275" calcext:value-type="float">
            <text:p>-0.011303002504275</text:p>
          </table:table-cell>
          <table:table-cell/>
          <table:table-cell office:value-type="float" office:value="-0.00099233582414643" calcext:value-type="float">
            <text:p>-0.000992335824146</text:p>
          </table:table-cell>
          <table:table-cell office:value-type="float" office:value="-0.010330584645121" calcext:value-type="float">
            <text:p>-0.010330584645121</text:p>
          </table:table-cell>
        </table:table-row>
        <table:table-row table:style-name="ro1">
          <table:table-cell office:value-type="float" office:value="28.119999999999" calcext:value-type="float">
            <text:p>28.11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3183496331758" calcext:value-type="float">
            <text:p>0.23183496331758</text:p>
          </table:table-cell>
          <table:table-cell office:value-type="float" office:value="-0.0006685597141375" calcext:value-type="float">
            <text:p>-0.000668559714138</text:p>
          </table:table-cell>
          <table:table-cell office:value-type="float" office:value="-0.011332286630466" calcext:value-type="float">
            <text:p>-0.011332286630466</text:p>
          </table:table-cell>
          <table:table-cell/>
          <table:table-cell office:value-type="float" office:value="-0.0010251905423052" calcext:value-type="float">
            <text:p>-0.001025190542305</text:p>
          </table:table-cell>
          <table:table-cell office:value-type="float" office:value="-0.010346311119296" calcext:value-type="float">
            <text:p>-0.010346311119296</text:p>
          </table:table-cell>
        </table:table-row>
        <table:table-row table:style-name="ro1">
          <table:table-cell office:value-type="float" office:value="28.139999999999" calcext:value-type="float">
            <text:p>28.13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3233516357914" calcext:value-type="float">
            <text:p>0.23233516357914</text:p>
          </table:table-cell>
          <table:table-cell office:value-type="float" office:value="-0.00072323466461454" calcext:value-type="float">
            <text:p>-0.000723234664615</text:p>
          </table:table-cell>
          <table:table-cell office:value-type="float" office:value="-0.011361397463614" calcext:value-type="float">
            <text:p>-0.011361397463614</text:p>
          </table:table-cell>
          <table:table-cell/>
          <table:table-cell office:value-type="float" office:value="-0.0010580485864037" calcext:value-type="float">
            <text:p>-0.001058048586404</text:p>
          </table:table-cell>
          <table:table-cell office:value-type="float" office:value="-0.010362025701361" calcext:value-type="float">
            <text:p>-0.010362025701361</text:p>
          </table:table-cell>
        </table:table-row>
        <table:table-row table:style-name="ro1">
          <table:table-cell office:value-type="float" office:value="28.159999999999" calcext:value-type="float">
            <text:p>28.15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3283512523803" calcext:value-type="float">
            <text:p>0.23283512523803</text:p>
          </table:table-cell>
          <table:table-cell office:value-type="float" office:value="-0.00077796651497115" calcext:value-type="float">
            <text:p>-0.000777966514971</text:p>
          </table:table-cell>
          <table:table-cell office:value-type="float" office:value="-0.011390337545863" calcext:value-type="float">
            <text:p>-0.011390337545863</text:p>
          </table:table-cell>
          <table:table-cell/>
          <table:table-cell office:value-type="float" office:value="-0.0010906328044297" calcext:value-type="float">
            <text:p>-0.00109063280443</text:p>
          </table:table-cell>
          <table:table-cell office:value-type="float" office:value="-0.010376785710332" calcext:value-type="float">
            <text:p>-0.010376785710332</text:p>
          </table:table-cell>
        </table:table-row>
        <table:table-row table:style-name="ro1">
          <table:table-cell office:value-type="float" office:value="28.179999999999" calcext:value-type="float">
            <text:p>28.17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3330514338592" calcext:value-type="float">
            <text:p>0.23330514338592</text:p>
          </table:table-cell>
          <table:table-cell office:value-type="float" office:value="-0.00083341765332618" calcext:value-type="float">
            <text:p>-0.000833417653326</text:p>
          </table:table-cell>
          <table:table-cell office:value-type="float" office:value="-0.011416683748969" calcext:value-type="float">
            <text:p>-0.011416683748969</text:p>
          </table:table-cell>
          <table:table-cell/>
          <table:table-cell office:value-type="float" office:value="-0.0011230261966705" calcext:value-type="float">
            <text:p>-0.001123026196671</text:p>
          </table:table-cell>
          <table:table-cell office:value-type="float" office:value="-0.010389397172782" calcext:value-type="float">
            <text:p>-0.010389397172782</text:p>
          </table:table-cell>
        </table:table-row>
        <table:table-row table:style-name="ro1">
          <table:table-cell office:value-type="float" office:value="28.199999999999" calcext:value-type="float">
            <text:p>28.1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3377486058024" calcext:value-type="float">
            <text:p>0.23377486058024</text:p>
          </table:table-cell>
          <table:table-cell office:value-type="float" office:value="-0.00088892977842465" calcext:value-type="float">
            <text:p>-0.000888929778425</text:p>
          </table:table-cell>
          <table:table-cell office:value-type="float" office:value="-0.01144285083617" calcext:value-type="float">
            <text:p>-0.01144285083617</text:p>
          </table:table-cell>
          <table:table-cell/>
          <table:table-cell office:value-type="float" office:value="-0.0011551302775645" calcext:value-type="float">
            <text:p>-0.001155130277565</text:p>
          </table:table-cell>
          <table:table-cell office:value-type="float" office:value="-0.010400983572509" calcext:value-type="float">
            <text:p>-0.010400983572509</text:p>
          </table:table-cell>
        </table:table-row>
        <table:table-row table:style-name="ro1">
          <table:table-cell office:value-type="float" office:value="28.219999999999" calcext:value-type="float">
            <text:p>28.21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3424427877087" calcext:value-type="float">
            <text:p>0.23424427877087</text:p>
          </table:table-cell>
          <table:table-cell office:value-type="float" office:value="-0.00094450216507473" calcext:value-type="float">
            <text:p>-0.000944502165075</text:p>
          </table:table-cell>
          <table:table-cell office:value-type="float" office:value="-0.011468841317412" calcext:value-type="float">
            <text:p>-0.011468841317412</text:p>
          </table:table-cell>
          <table:table-cell/>
          <table:table-cell office:value-type="float" office:value="-0.0011870502032151" calcext:value-type="float">
            <text:p>-0.001187050203215</text:p>
          </table:table-cell>
          <table:table-cell office:value-type="float" office:value="-0.01041025404937" calcext:value-type="float">
            <text:p>-0.01041025404937</text:p>
          </table:table-cell>
        </table:table-row>
        <table:table-row table:style-name="ro1">
          <table:table-cell office:value-type="float" office:value="28.239999999999" calcext:value-type="float">
            <text:p>28.23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3471340019098" calcext:value-type="float">
            <text:p>0.23471340019098</text:p>
          </table:table-cell>
          <table:table-cell office:value-type="float" office:value="-0.0010001340874538" calcext:value-type="float">
            <text:p>-0.001000134087454</text:p>
          </table:table-cell>
          <table:table-cell office:value-type="float" office:value="-0.011494657698656" calcext:value-type="float">
            <text:p>-0.011494657698656</text:p>
          </table:table-cell>
          <table:table-cell/>
          <table:table-cell office:value-type="float" office:value="-0.0012202083997253" calcext:value-type="float">
            <text:p>-0.001220208399725</text:p>
          </table:table-cell>
          <table:table-cell office:value-type="float" office:value="-0.010415125811425" calcext:value-type="float">
            <text:p>-0.010415125811425</text:p>
          </table:table-cell>
        </table:table-row>
        <table:table-row table:style-name="ro1">
          <table:table-cell office:value-type="float" office:value="28.259999999999" calcext:value-type="float">
            <text:p>28.25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3518222734389" calcext:value-type="float">
            <text:p>0.23518222734389</text:p>
          </table:table-cell>
          <table:table-cell office:value-type="float" office:value="-0.0010558248181603" calcext:value-type="float">
            <text:p>-0.00105582481816</text:p>
          </table:table-cell>
          <table:table-cell office:value-type="float" office:value="-0.011520302485007" calcext:value-type="float">
            <text:p>-0.011520302485007</text:p>
          </table:table-cell>
          <table:table-cell/>
          <table:table-cell office:value-type="float" office:value="-0.0012533693915669" calcext:value-type="float">
            <text:p>-0.001253369391567</text:p>
          </table:table-cell>
          <table:table-cell office:value-type="float" office:value="-0.010419987463613" calcext:value-type="float">
            <text:p>-0.010419987463613</text:p>
          </table:table-cell>
        </table:table-row>
        <table:table-row table:style-name="ro1">
          <table:table-cell office:value-type="float" office:value="28.279999999999" calcext:value-type="float">
            <text:p>28.27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3565076299144" calcext:value-type="float">
            <text:p>0.23565076299144</text:p>
          </table:table-cell>
          <table:table-cell office:value-type="float" office:value="-0.0011115736275825" calcext:value-type="float">
            <text:p>-0.001111573627583</text:p>
          </table:table-cell>
          <table:table-cell office:value-type="float" office:value="-0.011545778182704" calcext:value-type="float">
            <text:p>-0.011545778182704</text:p>
          </table:table-cell>
          <table:table-cell/>
          <table:table-cell office:value-type="float" office:value="-0.0012865331446966" calcext:value-type="float">
            <text:p>-0.001286533144697</text:p>
          </table:table-cell>
          <table:table-cell office:value-type="float" office:value="-0.010424839366243" calcext:value-type="float">
            <text:p>-0.010424839366243</text:p>
          </table:table-cell>
        </table:table-row>
        <table:table-row table:style-name="ro1">
          <table:table-cell office:value-type="float" office:value="28.299999999999" calcext:value-type="float">
            <text:p>28.2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3603661954341" calcext:value-type="float">
            <text:p>0.23603661954341</text:p>
          </table:table-cell>
          <table:table-cell office:value-type="float" office:value="-0.0011670945416126" calcext:value-type="float">
            <text:p>-0.001167094541613</text:p>
          </table:table-cell>
          <table:table-cell office:value-type="float" office:value="-0.01156954384806" calcext:value-type="float">
            <text:p>-0.01156954384806</text:p>
          </table:table-cell>
          <table:table-cell/>
          <table:table-cell office:value-type="float" office:value="-0.0013196996251797" calcext:value-type="float">
            <text:p>-0.00131969962518</text:p>
          </table:table-cell>
          <table:table-cell office:value-type="float" office:value="-0.01042968186368" calcext:value-type="float">
            <text:p>-0.01042968186368</text:p>
          </table:table-cell>
        </table:table-row>
        <table:table-row table:style-name="ro1">
          <table:table-cell office:value-type="float" office:value="28.319999999999" calcext:value-type="float">
            <text:p>28.31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3641913421021" calcext:value-type="float">
            <text:p>0.23641913421021</text:p>
          </table:table-cell>
          <table:table-cell office:value-type="float" office:value="-0.0012224554255792" calcext:value-type="float">
            <text:p>-0.001222455425579</text:p>
          </table:table-cell>
          <table:table-cell office:value-type="float" office:value="-0.011592837887331" calcext:value-type="float">
            <text:p>-0.011592837887331</text:p>
          </table:table-cell>
          <table:table-cell/>
          <table:table-cell office:value-type="float" office:value="-0.001352868799192" calcext:value-type="float">
            <text:p>-0.001352868799192</text:p>
          </table:table-cell>
          <table:table-cell office:value-type="float" office:value="-0.010434515285023" calcext:value-type="float">
            <text:p>-0.010434515285023</text:p>
          </table:table-cell>
        </table:table-row>
        <table:table-row table:style-name="ro1">
          <table:table-cell office:value-type="float" office:value="28.339999999999" calcext:value-type="float">
            <text:p>28.33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3680115279955" calcext:value-type="float">
            <text:p>0.23680115279955</text:p>
          </table:table-cell>
          <table:table-cell office:value-type="float" office:value="-0.0012778718670165" calcext:value-type="float">
            <text:p>-0.001277871867017</text:p>
          </table:table-cell>
          <table:table-cell office:value-type="float" office:value="-0.011615971047642" calcext:value-type="float">
            <text:p>-0.011615971047642</text:p>
          </table:table-cell>
          <table:table-cell/>
          <table:table-cell office:value-type="float" office:value="-0.0013860406330247" calcext:value-type="float">
            <text:p>-0.001386040633025</text:p>
          </table:table-cell>
          <table:table-cell office:value-type="float" office:value="-0.010439339944817" calcext:value-type="float">
            <text:p>-0.010439339944817</text:p>
          </table:table-cell>
        </table:table-row>
        <table:table-row table:style-name="ro1">
          <table:table-cell office:value-type="float" office:value="28.359999999999" calcext:value-type="float">
            <text:p>28.35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371826803972" calcext:value-type="float">
            <text:p>0.2371826803972</text:p>
          </table:table-cell>
          <table:table-cell office:value-type="float" office:value="-0.00133334312528" calcext:value-type="float">
            <text:p>-0.00133334312528</text:p>
          </table:table-cell>
          <table:table-cell office:value-type="float" office:value="-0.011638946197441" calcext:value-type="float">
            <text:p>-0.011638946197441</text:p>
          </table:table-cell>
          <table:table-cell/>
          <table:table-cell office:value-type="float" office:value="-0.0014192150930892" calcext:value-type="float">
            <text:p>-0.001419215093089</text:p>
          </table:table-cell>
          <table:table-cell office:value-type="float" office:value="-0.010444156143837" calcext:value-type="float">
            <text:p>-0.010444156143837</text:p>
          </table:table-cell>
        </table:table-row>
        <table:table-row table:style-name="ro1">
          <table:table-cell office:value-type="float" office:value="28.379999999999" calcext:value-type="float">
            <text:p>28.37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3756343949027" calcext:value-type="float">
            <text:p>0.23756343949027</text:p>
          </table:table-cell>
          <table:table-cell office:value-type="float" office:value="-0.0013888279690091" calcext:value-type="float">
            <text:p>-0.001388827969009</text:p>
          </table:table-cell>
          <table:table-cell office:value-type="float" office:value="-0.01166173511192" calcext:value-type="float">
            <text:p>-0.01166173511192</text:p>
          </table:table-cell>
          <table:table-cell/>
          <table:table-cell office:value-type="float" office:value="-0.0014523921459234" calcext:value-type="float">
            <text:p>-0.001452392145923</text:p>
          </table:table-cell>
          <table:table-cell office:value-type="float" office:value="-0.010448964169638" calcext:value-type="float">
            <text:p>-0.010448964169638</text:p>
          </table:table-cell>
        </table:table-row>
        <table:table-row table:style-name="ro1">
          <table:table-cell office:value-type="float" office:value="28.399999999999" calcext:value-type="float">
            <text:p>28.3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3794371955811" calcext:value-type="float">
            <text:p>0.23794371955811</text:p>
          </table:table-cell>
          <table:table-cell office:value-type="float" office:value="-0.0014443660933054" calcext:value-type="float">
            <text:p>-0.001444366093305</text:p>
          </table:table-cell>
          <table:table-cell office:value-type="float" office:value="-0.01168437164004" calcext:value-type="float">
            <text:p>-0.01168437164004</text:p>
          </table:table-cell>
          <table:table-cell/>
          <table:table-cell office:value-type="float" office:value="-0.0014855717581987" calcext:value-type="float">
            <text:p>-0.001485571758199</text:p>
          </table:table-cell>
          <table:table-cell office:value-type="float" office:value="-0.010453764297282" calcext:value-type="float">
            <text:p>-0.010453764297282</text:p>
          </table:table-cell>
        </table:table-row>
        <table:table-row table:style-name="ro1">
          <table:table-cell office:value-type="float" office:value="28.419999999999" calcext:value-type="float">
            <text:p>28.41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382919886637" calcext:value-type="float">
            <text:p>0.2382919886637</text:p>
          </table:table-cell>
          <table:table-cell office:value-type="float" office:value="-0.0015007891257126" calcext:value-type="float">
            <text:p>-0.001500789125713</text:p>
          </table:table-cell>
          <table:table-cell office:value-type="float" office:value="-0.011703605102153" calcext:value-type="float">
            <text:p>-0.011703605102153</text:p>
          </table:table-cell>
          <table:table-cell/>
          <table:table-cell office:value-type="float" office:value="-0.0015187538967277" calcext:value-type="float">
            <text:p>-0.001518753896728</text:p>
          </table:table-cell>
          <table:table-cell office:value-type="float" office:value="-0.010458556789857" calcext:value-type="float">
            <text:p>-0.010458556789857</text:p>
          </table:table-cell>
        </table:table-row>
        <table:table-row table:style-name="ro1">
          <table:table-cell office:value-type="float" office:value="28.439999999999" calcext:value-type="float">
            <text:p>28.43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3864007592215" calcext:value-type="float">
            <text:p>0.23864007592215</text:p>
          </table:table-cell>
          <table:table-cell office:value-type="float" office:value="-0.0015572481690537" calcext:value-type="float">
            <text:p>-0.001557248169054</text:p>
          </table:table-cell>
          <table:table-cell office:value-type="float" office:value="-0.011722745560506" calcext:value-type="float">
            <text:p>-0.011722745560506</text:p>
          </table:table-cell>
          <table:table-cell/>
          <table:table-cell office:value-type="float" office:value="-0.0015519385284717" calcext:value-type="float">
            <text:p>-0.001551938528472</text:p>
          </table:table-cell>
          <table:table-cell office:value-type="float" office:value="-0.010463341899121" calcext:value-type="float">
            <text:p>-0.010463341899121</text:p>
          </table:table-cell>
        </table:table-row>
        <table:table-row table:style-name="ro1">
          <table:table-cell office:value-type="float" office:value="28.459999999999" calcext:value-type="float">
            <text:p>28.45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3898797894477" calcext:value-type="float">
            <text:p>0.23898797894477</text:p>
          </table:table-cell>
          <table:table-cell office:value-type="float" office:value="-0.0016137428611054" calcext:value-type="float">
            <text:p>-0.001613742861105</text:p>
          </table:table-cell>
          <table:table-cell office:value-type="float" office:value="-0.011741794468527" calcext:value-type="float">
            <text:p>-0.011741794468527</text:p>
          </table:table-cell>
          <table:table-cell/>
          <table:table-cell office:value-type="float" office:value="-0.0015851256205494" calcext:value-type="float">
            <text:p>-0.001585125620549</text:p>
          </table:table-cell>
          <table:table-cell office:value-type="float" office:value="-0.01046811986586" calcext:value-type="float">
            <text:p>-0.01046811986586</text:p>
          </table:table-cell>
        </table:table-row>
        <table:table-row table:style-name="ro1">
          <table:table-cell office:value-type="float" office:value="28.479999999999" calcext:value-type="float">
            <text:p>28.47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3933569566138" calcext:value-type="float">
            <text:p>0.23933569566138</text:p>
          </table:table-cell>
          <table:table-cell office:value-type="float" office:value="-0.0016702728390316" calcext:value-type="float">
            <text:p>-0.001670272839032</text:p>
          </table:table-cell>
          <table:table-cell office:value-type="float" office:value="-0.011760753247128" calcext:value-type="float">
            <text:p>-0.011760753247128</text:p>
          </table:table-cell>
          <table:table-cell/>
          <table:table-cell office:value-type="float" office:value="-0.0016183151402452" calcext:value-type="float">
            <text:p>-0.001618315140245</text:p>
          </table:table-cell>
          <table:table-cell office:value-type="float" office:value="-0.010472890920635" calcext:value-type="float">
            <text:p>-0.010472890920635</text:p>
          </table:table-cell>
        </table:table-row>
        <table:table-row table:style-name="ro1">
          <table:table-cell office:value-type="float" office:value="28.499999999999" calcext:value-type="float">
            <text:p>28.4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3966177177951" calcext:value-type="float">
            <text:p>0.23966177177951</text:p>
          </table:table-cell>
          <table:table-cell office:value-type="float" office:value="-0.0017273883688207" calcext:value-type="float">
            <text:p>-0.001727388368821</text:p>
          </table:table-cell>
          <table:table-cell office:value-type="float" office:value="-0.011777497761348" calcext:value-type="float">
            <text:p>-0.011777497761348</text:p>
          </table:table-cell>
          <table:table-cell/>
          <table:table-cell office:value-type="float" office:value="-0.0016515070550182" calcext:value-type="float">
            <text:p>-0.001651507055018</text:p>
          </table:table-cell>
          <table:table-cell office:value-type="float" office:value="-0.010477655284069" calcext:value-type="float">
            <text:p>-0.010477655284069</text:p>
          </table:table-cell>
        </table:table-row>
        <table:table-row table:style-name="ro1">
          <table:table-cell office:value-type="float" office:value="28.519999999999" calcext:value-type="float">
            <text:p>28.51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3998782776401" calcext:value-type="float">
            <text:p>0.23998782776401</text:p>
          </table:table-cell>
          <table:table-cell office:value-type="float" office:value="-0.0017845307324106" calcext:value-type="float">
            <text:p>-0.001784530732411</text:p>
          </table:table-cell>
          <table:table-cell office:value-type="float" office:value="-0.011794179990673" calcext:value-type="float">
            <text:p>-0.011794179990673</text:p>
          </table:table-cell>
          <table:table-cell/>
          <table:table-cell office:value-type="float" office:value="-0.0016847013325105" calcext:value-type="float">
            <text:p>-0.001684701332511</text:p>
          </table:table-cell>
          <table:table-cell office:value-type="float" office:value="-0.010482413167459" calcext:value-type="float">
            <text:p>-0.010482413167459</text:p>
          </table:table-cell>
        </table:table-row>
        <table:table-row table:style-name="ro1">
          <table:table-cell office:value-type="float" office:value="28.539999999999" calcext:value-type="float">
            <text:p>28.53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031385715606" calcext:value-type="float">
            <text:p>0.24031385715606</text:p>
          </table:table-cell>
          <table:table-cell office:value-type="float" office:value="-0.0018416996522467" calcext:value-type="float">
            <text:p>-0.001841699652247</text:p>
          </table:table-cell>
          <table:table-cell office:value-type="float" office:value="-0.011810801030313" calcext:value-type="float">
            <text:p>-0.011810801030313</text:p>
          </table:table-cell>
          <table:table-cell/>
          <table:table-cell office:value-type="float" office:value="-0.001717897940556" calcext:value-type="float">
            <text:p>-0.001717897940556</text:p>
          </table:table-cell>
          <table:table-cell office:value-type="float" office:value="-0.010487164772989" calcext:value-type="float">
            <text:p>-0.010487164772989</text:p>
          </table:table-cell>
        </table:table-row>
        <table:table-row table:style-name="ro1">
          <table:table-cell office:value-type="float" office:value="28.559999999999" calcext:value-type="float">
            <text:p>28.55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063985399386" calcext:value-type="float">
            <text:p>0.24063985399386</text:p>
          </table:table-cell>
          <table:table-cell office:value-type="float" office:value="-0.0018988948560241" calcext:value-type="float">
            <text:p>-0.001898894856024</text:p>
          </table:table-cell>
          <table:table-cell office:value-type="float" office:value="-0.011827361927913" calcext:value-type="float">
            <text:p>-0.011827361927913</text:p>
          </table:table-cell>
          <table:table-cell/>
          <table:table-cell office:value-type="float" office:value="-0.0017510860400318" calcext:value-type="float">
            <text:p>-0.001751086040032</text:p>
          </table:table-cell>
          <table:table-cell office:value-type="float" office:value="-0.010490856738557" calcext:value-type="float">
            <text:p>-0.010490856738557</text:p>
          </table:table-cell>
        </table:table-row>
        <table:table-row table:style-name="ro1">
          <table:table-cell office:value-type="float" office:value="28.579999999999" calcext:value-type="float">
            <text:p>28.57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096581276819" calcext:value-type="float">
            <text:p>0.24096581276819</text:p>
          </table:table-cell>
          <table:table-cell office:value-type="float" office:value="-0.0019561160759107" calcext:value-type="float">
            <text:p>-0.001956116075911</text:p>
          </table:table-cell>
          <table:table-cell office:value-type="float" office:value="-0.011843863688942" calcext:value-type="float">
            <text:p>-0.011843863688942</text:p>
          </table:table-cell>
          <table:table-cell/>
          <table:table-cell office:value-type="float" office:value="-0.0017842447087761" calcext:value-type="float">
            <text:p>-0.001784244708776</text:p>
          </table:table-cell>
          <table:table-cell office:value-type="float" office:value="-0.010493528054477" calcext:value-type="float">
            <text:p>-0.010493528054477</text:p>
          </table:table-cell>
        </table:table-row>
        <table:table-row table:style-name="ro1">
          <table:table-cell office:value-type="float" office:value="28.599999999999" calcext:value-type="float">
            <text:p>28.5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129172838309" calcext:value-type="float">
            <text:p>0.24129172838309</text:p>
          </table:table-cell>
          <table:table-cell office:value-type="float" office:value="-0.0020133630479608" calcext:value-type="float">
            <text:p>-0.002013363047961</text:p>
          </table:table-cell>
          <table:table-cell office:value-type="float" office:value="-0.011860307281173" calcext:value-type="float">
            <text:p>-0.011860307281173</text:p>
          </table:table-cell>
          <table:table-cell/>
          <table:table-cell office:value-type="float" office:value="-0.0018174034284392" calcext:value-type="float">
            <text:p>-0.001817403428439</text:p>
          </table:table-cell>
          <table:table-cell office:value-type="float" office:value="-0.010496195957406" calcext:value-type="float">
            <text:p>-0.010496195957406</text:p>
          </table:table-cell>
        </table:table-row>
        <table:table-row table:style-name="ro1">
          <table:table-cell office:value-type="float" office:value="28.619999999999" calcext:value-type="float">
            <text:p>28.61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161759612089" calcext:value-type="float">
            <text:p>0.24161759612089</text:p>
          </table:table-cell>
          <table:table-cell office:value-type="float" office:value="-0.0020706355116789" calcext:value-type="float">
            <text:p>-0.002070635511679</text:p>
          </table:table-cell>
          <table:table-cell office:value-type="float" office:value="-0.011876693638267" calcext:value-type="float">
            <text:p>-0.011876693638267</text:p>
          </table:table-cell>
          <table:table-cell/>
          <table:table-cell office:value-type="float" office:value="-0.0018505622141819" calcext:value-type="float">
            <text:p>-0.001850562214182</text:p>
          </table:table-cell>
          <table:table-cell office:value-type="float" office:value="-0.010498860567645" calcext:value-type="float">
            <text:p>-0.010498860567645</text:p>
          </table:table-cell>
        </table:table-row>
        <table:table-row table:style-name="ro1">
          <table:table-cell office:value-type="float" office:value="28.639999999999" calcext:value-type="float">
            <text:p>28.63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194341161096" calcext:value-type="float">
            <text:p>0.24194341161096</text:p>
          </table:table-cell>
          <table:table-cell office:value-type="float" office:value="-0.0021279332097011" calcext:value-type="float">
            <text:p>-0.002127933209701</text:p>
          </table:table-cell>
          <table:table-cell office:value-type="float" office:value="-0.011893023662959" calcext:value-type="float">
            <text:p>-0.011893023662959</text:p>
          </table:table-cell>
          <table:table-cell/>
          <table:table-cell office:value-type="float" office:value="-0.0018837210800168" calcext:value-type="float">
            <text:p>-0.001883721080017</text:p>
          </table:table-cell>
          <table:table-cell office:value-type="float" office:value="-0.010501521999817" calcext:value-type="float">
            <text:p>-0.010501521999817</text:p>
          </table:table-cell>
        </table:table-row>
        <table:table-row table:style-name="ro1">
          <table:table-cell office:value-type="float" office:value="28.659999999999" calcext:value-type="float">
            <text:p>28.65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226917080166" calcext:value-type="float">
            <text:p>0.24226917080166</text:p>
          </table:table-cell>
          <table:table-cell office:value-type="float" office:value="-0.0021852558875567" calcext:value-type="float">
            <text:p>-0.002185255887557</text:p>
          </table:table-cell>
          <table:table-cell office:value-type="float" office:value="-0.011909298229673" calcext:value-type="float">
            <text:p>-0.011909298229673</text:p>
          </table:table-cell>
          <table:table-cell/>
          <table:table-cell office:value-type="float" office:value="-0.0019168800388607" calcext:value-type="float">
            <text:p>-0.001916880038861</text:p>
          </table:table-cell>
          <table:table-cell office:value-type="float" office:value="-0.010504180362998" calcext:value-type="float">
            <text:p>-0.010504180362998</text:p>
          </table:table-cell>
        </table:table-row>
        <table:table-row table:style-name="ro1">
          <table:table-cell office:value-type="float" office:value="28.679999999999" calcext:value-type="float">
            <text:p>28.67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254021866522" calcext:value-type="float">
            <text:p>0.24254021866522</text:p>
          </table:table-cell>
          <table:table-cell office:value-type="float" office:value="-0.0022427345253417" calcext:value-type="float">
            <text:p>-0.002242734525342</text:p>
          </table:table-cell>
          <table:table-cell office:value-type="float" office:value="-0.011924907671259" calcext:value-type="float">
            <text:p>-0.011924907671259</text:p>
          </table:table-cell>
          <table:table-cell/>
          <table:table-cell office:value-type="float" office:value="-0.001950039102585" calcext:value-type="float">
            <text:p>-0.001950039102585</text:p>
          </table:table-cell>
          <table:table-cell office:value-type="float" office:value="-0.010506835761163" calcext:value-type="float">
            <text:p>-0.010506835761163</text:p>
          </table:table-cell>
        </table:table-row>
        <table:table-row table:style-name="ro1">
          <table:table-cell office:value-type="float" office:value="28.699999999999" calcext:value-type="float">
            <text:p>28.6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280396053764" calcext:value-type="float">
            <text:p>0.24280396053764</text:p>
          </table:table-cell>
          <table:table-cell office:value-type="float" office:value="-0.0023001521900317" calcext:value-type="float">
            <text:p>-0.002300152190032</text:p>
          </table:table-cell>
          <table:table-cell office:value-type="float" office:value="-0.011940330543392" calcext:value-type="float">
            <text:p>-0.011940330543392</text:p>
          </table:table-cell>
          <table:table-cell/>
          <table:table-cell office:value-type="float" office:value="-0.0019831982820657" calcext:value-type="float">
            <text:p>-0.001983198282066</text:p>
          </table:table-cell>
          <table:table-cell office:value-type="float" office:value="-0.010509488293506" calcext:value-type="float">
            <text:p>-0.010509488293506</text:p>
          </table:table-cell>
        </table:table-row>
        <table:table-row table:style-name="ro1">
          <table:table-cell office:value-type="float" office:value="28.719999999999" calcext:value-type="float">
            <text:p>28.71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306458836344" calcext:value-type="float">
            <text:p>0.24306458836344</text:p>
          </table:table-cell>
          <table:table-cell office:value-type="float" office:value="-0.0023571615994888" calcext:value-type="float">
            <text:p>-0.002357161599489</text:p>
          </table:table-cell>
          <table:table-cell office:value-type="float" office:value="-0.011955467142229" calcext:value-type="float">
            <text:p>-0.011955467142229</text:p>
          </table:table-cell>
          <table:table-cell/>
          <table:table-cell office:value-type="float" office:value="-0.0020163575872301" calcext:value-type="float">
            <text:p>-0.00201635758723</text:p>
          </table:table-cell>
          <table:table-cell office:value-type="float" office:value="-0.010512138054574" calcext:value-type="float">
            <text:p>-0.010512138054574</text:p>
          </table:table-cell>
        </table:table-row>
        <table:table-row table:style-name="ro1">
          <table:table-cell office:value-type="float" office:value="28.739999999999" calcext:value-type="float">
            <text:p>28.73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33249393578" calcext:value-type="float">
            <text:p>0.2433249393578</text:p>
          </table:table-cell>
          <table:table-cell office:value-type="float" office:value="-0.0024141968523369" calcext:value-type="float">
            <text:p>-0.002414196852337</text:p>
          </table:table-cell>
          <table:table-cell office:value-type="float" office:value="-0.011970545332853" calcext:value-type="float">
            <text:p>-0.011970545332853</text:p>
          </table:table-cell>
          <table:table-cell/>
          <table:table-cell office:value-type="float" office:value="-0.0020495170271033" calcext:value-type="float">
            <text:p>-0.002049517027103</text:p>
          </table:table-cell>
          <table:table-cell office:value-type="float" office:value="-0.010514785134546" calcext:value-type="float">
            <text:p>-0.010514785134546</text:p>
          </table:table-cell>
        </table:table-row>
        <table:table-row table:style-name="ro1">
          <table:table-cell office:value-type="float" office:value="28.759999999999" calcext:value-type="float">
            <text:p>28.75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358501397777" calcext:value-type="float">
            <text:p>0.24358501397777</text:p>
          </table:table-cell>
          <table:table-cell office:value-type="float" office:value="-0.002471257681996" calcext:value-type="float">
            <text:p>-0.002471257681996</text:p>
          </table:table-cell>
          <table:table-cell office:value-type="float" office:value="-0.011985565938434" calcext:value-type="float">
            <text:p>-0.011985565938434</text:p>
          </table:table-cell>
          <table:table-cell/>
          <table:table-cell office:value-type="float" office:value="-0.0020826766098519" calcext:value-type="float">
            <text:p>-0.002082676609852</text:p>
          </table:table-cell>
          <table:table-cell office:value-type="float" office:value="-0.01051742961959" calcext:value-type="float">
            <text:p>-0.01051742961959</text:p>
          </table:table-cell>
        </table:table-row>
        <table:table-row table:style-name="ro1">
          <table:table-cell office:value-type="float" office:value="28.779999999999" calcext:value-type="float">
            <text:p>28.77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384481274905" calcext:value-type="float">
            <text:p>0.24384481274905</text:p>
          </table:table-cell>
          <table:table-cell office:value-type="float" office:value="-0.0025283438248562" calcext:value-type="float">
            <text:p>-0.002528343824856</text:p>
          </table:table-cell>
          <table:table-cell office:value-type="float" office:value="-0.012000529762871" calcext:value-type="float">
            <text:p>-0.012000529762871</text:p>
          </table:table-cell>
          <table:table-cell/>
          <table:table-cell office:value-type="float" office:value="-0.0021158363428273" calcext:value-type="float">
            <text:p>-0.002115836342827</text:p>
          </table:table-cell>
          <table:table-cell office:value-type="float" office:value="-0.010520071591835" calcext:value-type="float">
            <text:p>-0.010520071591835</text:p>
          </table:table-cell>
        </table:table-row>
        <table:table-row table:style-name="ro1">
          <table:table-cell office:value-type="float" office:value="28.799999999999" calcext:value-type="float">
            <text:p>28.7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410433626025" calcext:value-type="float">
            <text:p>0.24410433626025</text:p>
          </table:table-cell>
          <table:table-cell office:value-type="float" office:value="-0.0025854550203593" calcext:value-type="float">
            <text:p>-0.002585455020359</text:p>
          </table:table-cell>
          <table:table-cell office:value-type="float" office:value="-0.012015437591601" calcext:value-type="float">
            <text:p>-0.012015437591601</text:p>
          </table:table-cell>
          <table:table-cell/>
          <table:table-cell office:value-type="float" office:value="-0.0021489962326059" calcext:value-type="float">
            <text:p>-0.002148996232606</text:p>
          </table:table-cell>
          <table:table-cell office:value-type="float" office:value="-0.010522711129854" calcext:value-type="float">
            <text:p>-0.010522711129854</text:p>
          </table:table-cell>
        </table:table-row>
        <table:table-row table:style-name="ro1">
          <table:table-cell office:value-type="float" office:value="28.819999999999" calcext:value-type="float">
            <text:p>28.81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436358515781" calcext:value-type="float">
            <text:p>0.24436358515781</text:p>
          </table:table-cell>
          <table:table-cell office:value-type="float" office:value="-0.0026425910110838" calcext:value-type="float">
            <text:p>-0.002642591011084</text:p>
          </table:table-cell>
          <table:table-cell office:value-type="float" office:value="-0.012030290192187" calcext:value-type="float">
            <text:p>-0.012030290192187</text:p>
          </table:table-cell>
          <table:table-cell/>
          <table:table-cell office:value-type="float" office:value="-0.0021821562850294" calcext:value-type="float">
            <text:p>-0.002182156285029</text:p>
          </table:table-cell>
          <table:table-cell office:value-type="float" office:value="-0.010525348308691" calcext:value-type="float">
            <text:p>-0.010525348308691</text:p>
          </table:table-cell>
        </table:table-row>
        <table:table-row table:style-name="ro1">
          <table:table-cell office:value-type="float" office:value="28.839999999999" calcext:value-type="float">
            <text:p>28.83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462256014118" calcext:value-type="float">
            <text:p>0.24462256014118</text:p>
          </table:table-cell>
          <table:table-cell office:value-type="float" office:value="-0.0026997515428197" calcext:value-type="float">
            <text:p>-0.00269975154282</text:p>
          </table:table-cell>
          <table:table-cell office:value-type="float" office:value="-0.01204508831502" calcext:value-type="float">
            <text:p>-0.01204508831502</text:p>
          </table:table-cell>
          <table:table-cell/>
          <table:table-cell office:value-type="float" office:value="-0.002215316505242" calcext:value-type="float">
            <text:p>-0.002215316505242</text:p>
          </table:table-cell>
          <table:table-cell office:value-type="float" office:value="-0.010527983199969" calcext:value-type="float">
            <text:p>-0.010527983199969</text:p>
          </table:table-cell>
        </table:table-row>
        <table:table-row table:style-name="ro1">
          <table:table-cell office:value-type="float" office:value="28.859999999999" calcext:value-type="float">
            <text:p>28.85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483036307342" calcext:value-type="float">
            <text:p>0.24483036307342</text:p>
          </table:table-cell>
          <table:table-cell office:value-type="float" office:value="-0.0027576000934211" calcext:value-type="float">
            <text:p>-0.002757600093421</text:p>
          </table:table-cell>
          <table:table-cell office:value-type="float" office:value="-0.01205711750911" calcext:value-type="float">
            <text:p>-0.01205711750911</text:p>
          </table:table-cell>
          <table:table-cell/>
          <table:table-cell office:value-type="float" office:value="-0.0022484768977275" calcext:value-type="float">
            <text:p>-0.002248476897728</text:p>
          </table:table-cell>
          <table:table-cell office:value-type="float" office:value="-0.010530615872321" calcext:value-type="float">
            <text:p>-0.010530615872321</text:p>
          </table:table-cell>
        </table:table-row>
        <table:table-row table:style-name="ro1">
          <table:table-cell office:value-type="float" office:value="28.879999999999" calcext:value-type="float">
            <text:p>28.87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500469772499" calcext:value-type="float">
            <text:p>0.24500469772499</text:p>
          </table:table-cell>
          <table:table-cell office:value-type="float" office:value="-0.0028156579408967" calcext:value-type="float">
            <text:p>-0.002815657940897</text:p>
          </table:table-cell>
          <table:table-cell office:value-type="float" office:value="-0.012067237305159" calcext:value-type="float">
            <text:p>-0.012067237305159</text:p>
          </table:table-cell>
          <table:table-cell/>
          <table:table-cell office:value-type="float" office:value="-0.002281637466344" calcext:value-type="float">
            <text:p>-0.002281637466344</text:p>
          </table:table-cell>
          <table:table-cell office:value-type="float" office:value="-0.010533246391349" calcext:value-type="float">
            <text:p>-0.010533246391349</text:p>
          </table:table-cell>
        </table:table-row>
        <table:table-row table:style-name="ro1">
          <table:table-cell office:value-type="float" office:value="28.899999999999" calcext:value-type="float">
            <text:p>28.8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51787451692" calcext:value-type="float">
            <text:p>0.2451787451692</text:p>
          </table:table-cell>
          <table:table-cell office:value-type="float" office:value="-0.0028737437433125" calcext:value-type="float">
            <text:p>-0.002873743743313</text:p>
          </table:table-cell>
          <table:table-cell office:value-type="float" office:value="-0.01207730181515" calcext:value-type="float">
            <text:p>-0.01207730181515</text:p>
          </table:table-cell>
          <table:table-cell/>
          <table:table-cell office:value-type="float" office:value="-0.0023147982143572" calcext:value-type="float">
            <text:p>-0.002314798214357</text:p>
          </table:table-cell>
          <table:table-cell office:value-type="float" office:value="-0.010535874819736" calcext:value-type="float">
            <text:p>-0.010535874819736</text:p>
          </table:table-cell>
        </table:table-row>
        <table:table-row table:style-name="ro1">
          <table:table-cell office:value-type="float" office:value="28.919999999999" calcext:value-type="float">
            <text:p>28.91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535250593484" calcext:value-type="float">
            <text:p>0.24535250593484</text:p>
          </table:table-cell>
          <table:table-cell office:value-type="float" office:value="-0.002931857274461" calcext:value-type="float">
            <text:p>-0.002931857274461</text:p>
          </table:table-cell>
          <table:table-cell office:value-type="float" office:value="-0.012087311679945" calcext:value-type="float">
            <text:p>-0.012087311679945</text:p>
          </table:table-cell>
          <table:table-cell/>
          <table:table-cell office:value-type="float" office:value="-0.0023479591444729" calcext:value-type="float">
            <text:p>-0.002347959144473</text:p>
          </table:table-cell>
          <table:table-cell office:value-type="float" office:value="-0.010538501217559" calcext:value-type="float">
            <text:p>-0.010538501217559</text:p>
          </table:table-cell>
        </table:table-row>
        <table:table-row table:style-name="ro1">
          <table:table-cell office:value-type="float" office:value="28.939999999999" calcext:value-type="float">
            <text:p>28.93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552598060746" calcext:value-type="float">
            <text:p>0.24552598060746</text:p>
          </table:table-cell>
          <table:table-cell office:value-type="float" office:value="-0.0029899983113128" calcext:value-type="float">
            <text:p>-0.002989998311313</text:p>
          </table:table-cell>
          <table:table-cell office:value-type="float" office:value="-0.012097267526382" calcext:value-type="float">
            <text:p>-0.012097267526382</text:p>
          </table:table-cell>
          <table:table-cell/>
          <table:table-cell office:value-type="float" office:value="-0.0023811202588679" calcext:value-type="float">
            <text:p>-0.002381120258868</text:p>
          </table:table-cell>
          <table:table-cell office:value-type="float" office:value="-0.010541125642301" calcext:value-type="float">
            <text:p>-0.010541125642301</text:p>
          </table:table-cell>
        </table:table-row>
        <table:table-row table:style-name="ro1">
          <table:table-cell office:value-type="float" office:value="28.959999999999" calcext:value-type="float">
            <text:p>28.95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569916982398" calcext:value-type="float">
            <text:p>0.24569916982398</text:p>
          </table:table-cell>
          <table:table-cell office:value-type="float" office:value="-0.0030481666339842" calcext:value-type="float">
            <text:p>-0.003048166633984</text:p>
          </table:table-cell>
          <table:table-cell office:value-type="float" office:value="-0.012107169967923" calcext:value-type="float">
            <text:p>-0.012107169967923</text:p>
          </table:table-cell>
          <table:table-cell/>
          <table:table-cell office:value-type="float" office:value="-0.0024145019660761" calcext:value-type="float">
            <text:p>-0.002414501966076</text:p>
          </table:table-cell>
          <table:table-cell office:value-type="float" office:value="-0.010542916244901" calcext:value-type="float">
            <text:p>-0.010542916244901</text:p>
          </table:table-cell>
        </table:table-row>
        <table:table-row table:style-name="ro1">
          <table:table-cell office:value-type="float" office:value="28.979999999999" calcext:value-type="float">
            <text:p>28.97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587207426769" calcext:value-type="float">
            <text:p>0.24587207426769</text:p>
          </table:table-cell>
          <table:table-cell office:value-type="float" office:value="-0.0031063620257154" calcext:value-type="float">
            <text:p>-0.003106362025715</text:p>
          </table:table-cell>
          <table:table-cell office:value-type="float" office:value="-0.012117019605087" calcext:value-type="float">
            <text:p>-0.012117019605087</text:p>
          </table:table-cell>
          <table:table-cell/>
          <table:table-cell office:value-type="float" office:value="-0.0024478847291712" calcext:value-type="float">
            <text:p>-0.002447884729171</text:p>
          </table:table-cell>
          <table:table-cell office:value-type="float" office:value="-0.010544705016404" calcext:value-type="float">
            <text:p>-0.010544705016404</text:p>
          </table:table-cell>
        </table:table-row>
        <table:table-row table:style-name="ro1">
          <table:table-cell office:value-type="float" office:value="28.999999999999" calcext:value-type="float">
            <text:p>28.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604469466378" calcext:value-type="float">
            <text:p>0.24604469466378</text:p>
          </table:table-cell>
          <table:table-cell office:value-type="float" office:value="-0.0031645842728537" calcext:value-type="float">
            <text:p>-0.003164584272854</text:p>
          </table:table-cell>
          <table:table-cell office:value-type="float" office:value="-0.012126817025778" calcext:value-type="float">
            <text:p>-0.012126817025778</text:p>
          </table:table-cell>
          <table:table-cell/>
          <table:table-cell office:value-type="float" office:value="-0.0024812685258042" calcext:value-type="float">
            <text:p>-0.002481268525804</text:p>
          </table:table-cell>
          <table:table-cell office:value-type="float" office:value="-0.010546492011973" calcext:value-type="float">
            <text:p>-0.010546492011973</text:p>
          </table:table-cell>
        </table:table-row>
        <table:table-row table:style-name="ro1">
          <table:table-cell office:value-type="float" office:value="29.019999999999" calcext:value-type="float">
            <text:p>29.01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621703177526" calcext:value-type="float">
            <text:p>0.24621703177526</text:p>
          </table:table-cell>
          <table:table-cell office:value-type="float" office:value="-0.0032228331648392" calcext:value-type="float">
            <text:p>-0.003222833164839</text:p>
          </table:table-cell>
          <table:table-cell office:value-type="float" office:value="-0.012136562805821" calcext:value-type="float">
            <text:p>-0.012136562805821</text:p>
          </table:table-cell>
          <table:table-cell/>
          <table:table-cell office:value-type="float" office:value="-0.0025146533341539" calcext:value-type="float">
            <text:p>-0.002514653334154</text:p>
          </table:table-cell>
          <table:table-cell office:value-type="float" office:value="-0.010548277284613" calcext:value-type="float">
            <text:p>-0.010548277284613</text:p>
          </table:table-cell>
        </table:table-row>
        <table:table-row table:style-name="ro1">
          <table:table-cell office:value-type="float" office:value="29.039999999999" calcext:value-type="float">
            <text:p>29.03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638908639925" calcext:value-type="float">
            <text:p>0.24638908639925</text:p>
          </table:table-cell>
          <table:table-cell office:value-type="float" office:value="-0.0032811084942005" calcext:value-type="float">
            <text:p>-0.003281108494201</text:p>
          </table:table-cell>
          <table:table-cell office:value-type="float" office:value="-0.012146257509209" calcext:value-type="float">
            <text:p>-0.012146257509209</text:p>
          </table:table-cell>
          <table:table-cell/>
          <table:table-cell office:value-type="float" office:value="-0.002548039132907" calcext:value-type="float">
            <text:p>-0.002548039132907</text:p>
          </table:table-cell>
          <table:table-cell office:value-type="float" office:value="-0.010550060884951" calcext:value-type="float">
            <text:p>-0.010550060884951</text:p>
          </table:table-cell>
        </table:table-row>
        <table:table-row table:style-name="ro1">
          <table:table-cell office:value-type="float" office:value="29.059999999999" calcext:value-type="float">
            <text:p>29.05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656085936332" calcext:value-type="float">
            <text:p>0.24656085936332</text:p>
          </table:table-cell>
          <table:table-cell office:value-type="float" office:value="-0.0033394100564958" calcext:value-type="float">
            <text:p>-0.003339410056496</text:p>
          </table:table-cell>
          <table:table-cell office:value-type="float" office:value="-0.012155901688598" calcext:value-type="float">
            <text:p>-0.012155901688598</text:p>
          </table:table-cell>
          <table:table-cell/>
          <table:table-cell office:value-type="float" office:value="-0.0025814259012397" calcext:value-type="float">
            <text:p>-0.00258142590124</text:p>
          </table:table-cell>
          <table:table-cell office:value-type="float" office:value="-0.010551842861658" calcext:value-type="float">
            <text:p>-0.010551842861658</text:p>
          </table:table-cell>
        </table:table-row>
        <table:table-row table:style-name="ro1">
          <table:table-cell office:value-type="float" office:value="29.079999999999" calcext:value-type="float">
            <text:p>29.07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673079073378" calcext:value-type="float">
            <text:p>0.24673079073378</text:p>
          </table:table-cell>
          <table:table-cell office:value-type="float" office:value="-0.0033973518259928" calcext:value-type="float">
            <text:p>-0.003397351825993</text:p>
          </table:table-cell>
          <table:table-cell office:value-type="float" office:value="-0.012165230362443" calcext:value-type="float">
            <text:p>-0.012165230362443</text:p>
          </table:table-cell>
          <table:table-cell/>
          <table:table-cell office:value-type="float" office:value="-0.0026148136187999" calcext:value-type="float">
            <text:p>-0.0026148136188</text:p>
          </table:table-cell>
          <table:table-cell office:value-type="float" office:value="-0.010553623261399" calcext:value-type="float">
            <text:p>-0.010553623261399</text:p>
          </table:table-cell>
        </table:table-row>
        <table:table-row table:style-name="ro1">
          <table:table-cell office:value-type="float" office:value="29.099999999999" calcext:value-type="float">
            <text:p>29.0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687847526441" calcext:value-type="float">
            <text:p>0.24687847526441</text:p>
          </table:table-cell>
          <table:table-cell office:value-type="float" office:value="-0.0034553979242437" calcext:value-type="float">
            <text:p>-0.003455397924244</text:p>
          </table:table-cell>
          <table:table-cell office:value-type="float" office:value="-0.012173226477806" calcext:value-type="float">
            <text:p>-0.012173226477806</text:p>
          </table:table-cell>
          <table:table-cell/>
          <table:table-cell office:value-type="float" office:value="-0.0026482022656903" calcext:value-type="float">
            <text:p>-0.00264820226569</text:p>
          </table:table-cell>
          <table:table-cell office:value-type="float" office:value="-0.010555402128859" calcext:value-type="float">
            <text:p>-0.010555402128859</text:p>
          </table:table-cell>
        </table:table-row>
        <table:table-row table:style-name="ro1">
          <table:table-cell office:value-type="float" office:value="29.119999999999" calcext:value-type="float">
            <text:p>29.11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70259787758" calcext:value-type="float">
            <text:p>0.2470259787758</text:p>
          </table:table-cell>
          <table:table-cell office:value-type="float" office:value="-0.0035134638450029" calcext:value-type="float">
            <text:p>-0.003513463845003</text:p>
          </table:table-cell>
          <table:table-cell office:value-type="float" office:value="-0.012181187328675" calcext:value-type="float">
            <text:p>-0.012181187328675</text:p>
          </table:table-cell>
          <table:table-cell/>
          <table:table-cell office:value-type="float" office:value="-0.0026818131346878" calcext:value-type="float">
            <text:p>-0.002681813134688</text:p>
          </table:table-cell>
          <table:table-cell office:value-type="float" office:value="-0.010556371808079" calcext:value-type="float">
            <text:p>-0.010556371808079</text:p>
          </table:table-cell>
        </table:table-row>
        <table:table-row table:style-name="ro1">
          <table:table-cell office:value-type="float" office:value="29.139999999999" calcext:value-type="float">
            <text:p>29.13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717330073244" calcext:value-type="float">
            <text:p>0.24717330073244</text:p>
          </table:table-cell>
          <table:table-cell office:value-type="float" office:value="-0.0035715494912606" calcext:value-type="float">
            <text:p>-0.003571549491261</text:p>
          </table:table-cell>
          <table:table-cell office:value-type="float" office:value="-0.01218911333516" calcext:value-type="float">
            <text:p>-0.01218911333516</text:p>
          </table:table-cell>
          <table:table-cell/>
          <table:table-cell office:value-type="float" office:value="-0.0027154260587129" calcext:value-type="float">
            <text:p>-0.002715426058713</text:p>
          </table:table-cell>
          <table:table-cell office:value-type="float" office:value="-0.010557339265515" calcext:value-type="float">
            <text:p>-0.010557339265515</text:p>
          </table:table-cell>
        </table:table-row>
        <table:table-row table:style-name="ro1">
          <table:table-cell office:value-type="float" office:value="29.159999999999" calcext:value-type="float">
            <text:p>29.15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732044068478" calcext:value-type="float">
            <text:p>0.24732044068478</text:p>
          </table:table-cell>
          <table:table-cell office:value-type="float" office:value="-0.0036296547666957" calcext:value-type="float">
            <text:p>-0.003629654766696</text:p>
          </table:table-cell>
          <table:table-cell office:value-type="float" office:value="-0.01219700489998" calcext:value-type="float">
            <text:p>-0.01219700489998</text:p>
          </table:table-cell>
          <table:table-cell/>
          <table:table-cell office:value-type="float" office:value="-0.0027490409935859" calcext:value-type="float">
            <text:p>-0.002749040993586</text:p>
          </table:table-cell>
          <table:table-cell office:value-type="float" office:value="-0.010558304555505" calcext:value-type="float">
            <text:p>-0.010558304555505</text:p>
          </table:table-cell>
        </table:table-row>
        <table:table-row table:style-name="ro1">
          <table:table-cell office:value-type="float" office:value="29.179999999999" calcext:value-type="float">
            <text:p>29.17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746739826361" calcext:value-type="float">
            <text:p>0.24746739826361</text:p>
          </table:table-cell>
          <table:table-cell office:value-type="float" office:value="-0.0036877795758588" calcext:value-type="float">
            <text:p>-0.003687779575859</text:p>
          </table:table-cell>
          <table:table-cell office:value-type="float" office:value="-0.012204862409946" calcext:value-type="float">
            <text:p>-0.012204862409946</text:p>
          </table:table-cell>
          <table:table-cell/>
          <table:table-cell office:value-type="float" office:value="-0.0027826578965712" calcext:value-type="float">
            <text:p>-0.002782657896571</text:p>
          </table:table-cell>
          <table:table-cell office:value-type="float" office:value="-0.010559267730209" calcext:value-type="float">
            <text:p>-0.010559267730209</text:p>
          </table:table-cell>
        </table:table-row>
        <table:table-row table:style-name="ro1">
          <table:table-cell office:value-type="float" office:value="29.199999999999" calcext:value-type="float">
            <text:p>29.1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759092450478" calcext:value-type="float">
            <text:p>0.24759092450478</text:p>
          </table:table-cell>
          <table:table-cell office:value-type="float" office:value="-0.0037466047648838" calcext:value-type="float">
            <text:p>-0.003746604764884</text:p>
          </table:table-cell>
          <table:table-cell office:value-type="float" office:value="-0.012210563368153" calcext:value-type="float">
            <text:p>-0.012210563368153</text:p>
          </table:table-cell>
          <table:table-cell/>
          <table:table-cell office:value-type="float" office:value="-0.0028162767263139" calcext:value-type="float">
            <text:p>-0.002816276726314</text:p>
          </table:table-cell>
          <table:table-cell office:value-type="float" office:value="-0.010560228839383" calcext:value-type="float">
            <text:p>-0.010560228839383</text:p>
          </table:table-cell>
        </table:table-row>
        <table:table-row table:style-name="ro1">
          <table:table-cell office:value-type="float" office:value="29.219999999999" calcext:value-type="float">
            <text:p>29.21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771442798616" calcext:value-type="float">
            <text:p>0.24771442798616</text:p>
          </table:table-cell>
          <table:table-cell office:value-type="float" office:value="-0.0038054455872556" calcext:value-type="float">
            <text:p>-0.003805445587256</text:p>
          </table:table-cell>
          <table:table-cell office:value-type="float" office:value="-0.01221624247406" calcext:value-type="float">
            <text:p>-0.01221624247406</text:p>
          </table:table-cell>
          <table:table-cell/>
          <table:table-cell office:value-type="float" office:value="-0.0028498974427794" calcext:value-type="float">
            <text:p>-0.002849897442779</text:p>
          </table:table-cell>
          <table:table-cell office:value-type="float" office:value="-0.010561187930723" calcext:value-type="float">
            <text:p>-0.010561187930723</text:p>
          </table:table-cell>
        </table:table-row>
        <table:table-row table:style-name="ro1">
          <table:table-cell office:value-type="float" office:value="29.239999999999" calcext:value-type="float">
            <text:p>29.23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783790466284" calcext:value-type="float">
            <text:p>0.24783790466284</text:p>
          </table:table-cell>
          <table:table-cell office:value-type="float" office:value="-0.0038643018939129" calcext:value-type="float">
            <text:p>-0.003864301893913</text:p>
          </table:table-cell>
          <table:table-cell office:value-type="float" office:value="-0.012221900197334" calcext:value-type="float">
            <text:p>-0.012221900197334</text:p>
          </table:table-cell>
          <table:table-cell/>
          <table:table-cell office:value-type="float" office:value="-0.0028835200071967" calcext:value-type="float">
            <text:p>-0.002883520007197</text:p>
          </table:table-cell>
          <table:table-cell office:value-type="float" office:value="-0.010562145050219" calcext:value-type="float">
            <text:p>-0.010562145050219</text:p>
          </table:table-cell>
        </table:table-row>
        <table:table-row table:style-name="ro1">
          <table:table-cell office:value-type="float" office:value="29.259999999999" calcext:value-type="float">
            <text:p>29.25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796135077767" calcext:value-type="float">
            <text:p>0.24796135077767</text:p>
          </table:table-cell>
          <table:table-cell office:value-type="float" office:value="-0.0039231735445508" calcext:value-type="float">
            <text:p>-0.003923173544551</text:p>
          </table:table-cell>
          <table:table-cell office:value-type="float" office:value="-0.012227536972365" calcext:value-type="float">
            <text:p>-0.012227536972365</text:p>
          </table:table-cell>
          <table:table-cell/>
          <table:table-cell office:value-type="float" office:value="-0.0029171443820041" calcext:value-type="float">
            <text:p>-0.002917144382004</text:p>
          </table:table-cell>
          <table:table-cell office:value-type="float" office:value="-0.01056310024163" calcext:value-type="float">
            <text:p>-0.01056310024163</text:p>
          </table:table-cell>
        </table:table-row>
        <table:table-row table:style-name="ro1">
          <table:table-cell office:value-type="float" office:value="29.279999999999" calcext:value-type="float">
            <text:p>29.27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808476283744" calcext:value-type="float">
            <text:p>0.24808476283744</text:p>
          </table:table-cell>
          <table:table-cell office:value-type="float" office:value="-0.0039820604062466" calcext:value-type="float">
            <text:p>-0.003982060406247</text:p>
          </table:table-cell>
          <table:table-cell office:value-type="float" office:value="-0.012233153202252" calcext:value-type="float">
            <text:p>-0.012233153202252</text:p>
          </table:table-cell>
          <table:table-cell/>
          <table:table-cell office:value-type="float" office:value="-0.0029507705307983" calcext:value-type="float">
            <text:p>-0.002950770530798</text:p>
          </table:table-cell>
          <table:table-cell office:value-type="float" office:value="-0.010564053547211" calcext:value-type="float">
            <text:p>-0.010564053547211</text:p>
          </table:table-cell>
        </table:table-row>
        <table:table-row table:style-name="ro1">
          <table:table-cell office:value-type="float" office:value="29.299999999999" calcext:value-type="float">
            <text:p>29.2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820813759345" calcext:value-type="float">
            <text:p>0.24820813759345</text:p>
          </table:table-cell>
          <table:table-cell office:value-type="float" office:value="-0.0040409623527166" calcext:value-type="float">
            <text:p>-0.004040962352717</text:p>
          </table:table-cell>
          <table:table-cell office:value-type="float" office:value="-0.012238749262498" calcext:value-type="float">
            <text:p>-0.012238749262498</text:p>
          </table:table-cell>
          <table:table-cell/>
          <table:table-cell office:value-type="float" office:value="-0.0029843984182858" calcext:value-type="float">
            <text:p>-0.002984398418286</text:p>
          </table:table-cell>
          <table:table-cell office:value-type="float" office:value="-0.010565005007355" calcext:value-type="float">
            <text:p>-0.010565005007355</text:p>
          </table:table-cell>
        </table:table-row>
        <table:table-row table:style-name="ro1">
          <table:table-cell office:value-type="float" office:value="29.319999999999" calcext:value-type="float">
            <text:p>29.31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833147202172" calcext:value-type="float">
            <text:p>0.24833147202172</text:p>
          </table:table-cell>
          <table:table-cell office:value-type="float" office:value="-0.0040998792633938" calcext:value-type="float">
            <text:p>-0.004099879263394</text:p>
          </table:table-cell>
          <table:table-cell office:value-type="float" office:value="-0.012244325503921" calcext:value-type="float">
            <text:p>-0.012244325503921</text:p>
          </table:table-cell>
          <table:table-cell/>
          <table:table-cell office:value-type="float" office:value="-0.0030180280102364" calcext:value-type="float">
            <text:p>-0.003018028010236</text:p>
          </table:table-cell>
          <table:table-cell office:value-type="float" office:value="-0.010565954660932" calcext:value-type="float">
            <text:p>-0.010565954660932</text:p>
          </table:table-cell>
        </table:table-row>
        <table:table-row table:style-name="ro1">
          <table:table-cell office:value-type="float" office:value="29.339999999999" calcext:value-type="float">
            <text:p>29.33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845476330706" calcext:value-type="float">
            <text:p>0.24845476330706</text:p>
          </table:table-cell>
          <table:table-cell office:value-type="float" office:value="-0.0041588110229742" calcext:value-type="float">
            <text:p>-0.004158811022974</text:p>
          </table:table-cell>
          <table:table-cell office:value-type="float" office:value="-0.01224988225538" calcext:value-type="float">
            <text:p>-0.01224988225538</text:p>
          </table:table-cell>
          <table:table-cell/>
          <table:table-cell office:value-type="float" office:value="-0.0030516592734403" calcext:value-type="float">
            <text:p>-0.00305165927344</text:p>
          </table:table-cell>
          <table:table-cell office:value-type="float" office:value="-0.010566902545287" calcext:value-type="float">
            <text:p>-0.010566902545287</text:p>
          </table:table-cell>
        </table:table-row>
        <table:table-row table:style-name="ro1">
          <table:table-cell office:value-type="float" office:value="29.359999999999" calcext:value-type="float">
            <text:p>29.35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851638947281" calcext:value-type="float">
            <text:p>0.24851638947281</text:p>
          </table:table-cell>
          <table:table-cell office:value-type="float" office:value="-0.0042188424034086" calcext:value-type="float">
            <text:p>-0.004218842403409</text:p>
          </table:table-cell>
          <table:table-cell office:value-type="float" office:value="-0.01225202801616" calcext:value-type="float">
            <text:p>-0.01225202801616</text:p>
          </table:table-cell>
          <table:table-cell/>
          <table:table-cell office:value-type="float" office:value="-0.0030852921756658" calcext:value-type="float">
            <text:p>-0.003085292175666</text:p>
          </table:table-cell>
          <table:table-cell office:value-type="float" office:value="-0.010567848696343" calcext:value-type="float">
            <text:p>-0.010567848696343</text:p>
          </table:table-cell>
        </table:table-row>
        <table:table-row table:style-name="ro1">
          <table:table-cell office:value-type="float" office:value="29.379999999999" calcext:value-type="float">
            <text:p>29.37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850726762875" calcext:value-type="float">
            <text:p>0.24850726762875</text:p>
          </table:table-cell>
          <table:table-cell office:value-type="float" office:value="-0.00427968791974" calcext:value-type="float">
            <text:p>-0.00427968791974</text:p>
          </table:table-cell>
          <table:table-cell office:value-type="float" office:value="-0.012251538869434" calcext:value-type="float">
            <text:p>-0.012251538869434</text:p>
          </table:table-cell>
          <table:table-cell/>
          <table:table-cell office:value-type="float" office:value="-0.0031189266856207" calcext:value-type="float">
            <text:p>-0.003118926685621</text:p>
          </table:table-cell>
          <table:table-cell office:value-type="float" office:value="-0.010568793148549" calcext:value-type="float">
            <text:p>-0.010568793148549</text:p>
          </table:table-cell>
        </table:table-row>
        <table:table-row table:style-name="ro1">
          <table:table-cell office:value-type="float" office:value="29.399999999999" calcext:value-type="float">
            <text:p>29.3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84957348392" calcext:value-type="float">
            <text:p>0.2484957348392</text:p>
          </table:table-cell>
          <table:table-cell office:value-type="float" office:value="-0.0043406139187582" calcext:value-type="float">
            <text:p>-0.004340613918758</text:p>
          </table:table-cell>
          <table:table-cell office:value-type="float" office:value="-0.012250844752787" calcext:value-type="float">
            <text:p>-0.012250844752787</text:p>
          </table:table-cell>
          <table:table-cell/>
          <table:table-cell office:value-type="float" office:value="-0.003152562772914" calcext:value-type="float">
            <text:p>-0.003152562772914</text:p>
          </table:table-cell>
          <table:table-cell office:value-type="float" office:value="-0.01056973593521" calcext:value-type="float">
            <text:p>-0.01056973593521</text:p>
          </table:table-cell>
        </table:table-row>
        <table:table-row table:style-name="ro1">
          <table:table-cell office:value-type="float" office:value="29.419999999999" calcext:value-type="float">
            <text:p>29.41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848179541665" calcext:value-type="float">
            <text:p>0.24848179541665</text:p>
          </table:table-cell>
          <table:table-cell office:value-type="float" office:value="-0.0044016205085671" calcext:value-type="float">
            <text:p>-0.004401620508567</text:p>
          </table:table-cell>
          <table:table-cell office:value-type="float" office:value="-0.012249944665607" calcext:value-type="float">
            <text:p>-0.012249944665607</text:p>
          </table:table-cell>
          <table:table-cell/>
          <table:table-cell office:value-type="float" office:value="-0.0031862004080211" calcext:value-type="float">
            <text:p>-0.003186200408021</text:p>
          </table:table-cell>
          <table:table-cell office:value-type="float" office:value="-0.010570677088254" calcext:value-type="float">
            <text:p>-0.010570677088254</text:p>
          </table:table-cell>
        </table:table-row>
        <table:table-row table:style-name="ro1">
          <table:table-cell office:value-type="float" office:value="29.439999999999" calcext:value-type="float">
            <text:p>29.43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846545312445" calcext:value-type="float">
            <text:p>0.24846545312445</text:p>
          </table:table-cell>
          <table:table-cell office:value-type="float" office:value="-0.0044627078555273" calcext:value-type="float">
            <text:p>-0.004462707855527</text:p>
          </table:table-cell>
          <table:table-cell office:value-type="float" office:value="-0.012248837472607" calcext:value-type="float">
            <text:p>-0.012248837472607</text:p>
          </table:table-cell>
          <table:table-cell/>
          <table:table-cell office:value-type="float" office:value="-0.0032198395622496" calcext:value-type="float">
            <text:p>-0.00321983956225</text:p>
          </table:table-cell>
          <table:table-cell office:value-type="float" office:value="-0.010571616638442" calcext:value-type="float">
            <text:p>-0.010571616638442</text:p>
          </table:table-cell>
        </table:table-row>
        <table:table-row table:style-name="ro1">
          <table:table-cell office:value-type="float" office:value="29.459999999999" calcext:value-type="float">
            <text:p>29.45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844671121418" calcext:value-type="float">
            <text:p>0.24844671121418</text:p>
          </table:table-cell>
          <table:table-cell office:value-type="float" office:value="-0.0045238761779462" calcext:value-type="float">
            <text:p>-0.004523876177946</text:p>
          </table:table-cell>
          <table:table-cell office:value-type="float" office:value="-0.012247521921525" calcext:value-type="float">
            <text:p>-0.012247521921525</text:p>
          </table:table-cell>
          <table:table-cell/>
          <table:table-cell office:value-type="float" office:value="-0.0032534802077073" calcext:value-type="float">
            <text:p>-0.003253480207707</text:p>
          </table:table-cell>
          <table:table-cell office:value-type="float" office:value="-0.010572554615504" calcext:value-type="float">
            <text:p>-0.010572554615504</text:p>
          </table:table-cell>
        </table:table-row>
        <table:table-row table:style-name="ro1">
          <table:table-cell office:value-type="float" office:value="29.479999999999" calcext:value-type="float">
            <text:p>29.47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841270591516" calcext:value-type="float">
            <text:p>0.24841270591516</text:p>
          </table:table-cell>
          <table:table-cell office:value-type="float" office:value="-0.0045852424626091" calcext:value-type="float">
            <text:p>-0.004585242462609</text:p>
          </table:table-cell>
          <table:table-cell office:value-type="float" office:value="-0.012245731712613" calcext:value-type="float">
            <text:p>-0.012245731712613</text:p>
          </table:table-cell>
          <table:table-cell/>
          <table:table-cell office:value-type="float" office:value="-0.0032871223172716" calcext:value-type="float">
            <text:p>-0.003287122317272</text:p>
          </table:table-cell>
          <table:table-cell office:value-type="float" office:value="-0.010573491047968" calcext:value-type="float">
            <text:p>-0.010573491047968</text:p>
          </table:table-cell>
        </table:table-row>
        <table:table-row table:style-name="ro1">
          <table:table-cell office:value-type="float" office:value="29.499999999999" calcext:value-type="float">
            <text:p>29.4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837637123455" calcext:value-type="float">
            <text:p>0.24837637123455</text:p>
          </table:table-cell>
          <table:table-cell office:value-type="float" office:value="-0.0046466902045632" calcext:value-type="float">
            <text:p>-0.004646690204563</text:p>
          </table:table-cell>
          <table:table-cell office:value-type="float" office:value="-0.01224373384639" calcext:value-type="float">
            <text:p>-0.01224373384639</text:p>
          </table:table-cell>
          <table:table-cell/>
          <table:table-cell office:value-type="float" office:value="-0.0033207658645604" calcext:value-type="float">
            <text:p>-0.00332076586456</text:p>
          </table:table-cell>
          <table:table-cell office:value-type="float" office:value="-0.010574425963412" calcext:value-type="float">
            <text:p>-0.010574425963412</text:p>
          </table:table-cell>
        </table:table-row>
        <table:table-row table:style-name="ro1">
          <table:table-cell office:value-type="float" office:value="29.519999999999" calcext:value-type="float">
            <text:p>29.51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833770724951" calcext:value-type="float">
            <text:p>0.24833770724951</text:p>
          </table:table-cell>
          <table:table-cell office:value-type="float" office:value="-0.0047082197766018" calcext:value-type="float">
            <text:p>-0.004708219776602</text:p>
          </table:table-cell>
          <table:table-cell office:value-type="float" office:value="-0.012241526710992" calcext:value-type="float">
            <text:p>-0.012241526710992</text:p>
          </table:table-cell>
          <table:table-cell/>
          <table:table-cell office:value-type="float" office:value="-0.0033544108239045" calcext:value-type="float">
            <text:p>-0.003354410823905</text:p>
          </table:table-cell>
          <table:table-cell office:value-type="float" office:value="-0.01057535938836" calcext:value-type="float">
            <text:p>-0.01057535938836</text:p>
          </table:table-cell>
        </table:table-row>
        <table:table-row table:style-name="ro1">
          <table:table-cell office:value-type="float" office:value="29.539999999999" calcext:value-type="float">
            <text:p>29.53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829671362715" calcext:value-type="float">
            <text:p>0.24829671362715</text:p>
          </table:table-cell>
          <table:table-cell office:value-type="float" office:value="-0.0047698315877268" calcext:value-type="float">
            <text:p>-0.004769831587727</text:p>
          </table:table-cell>
          <table:table-cell office:value-type="float" office:value="-0.012239108621654" calcext:value-type="float">
            <text:p>-0.012239108621654</text:p>
          </table:table-cell>
          <table:table-cell/>
          <table:table-cell office:value-type="float" office:value="-0.0033880571703212" calcext:value-type="float">
            <text:p>-0.003388057170321</text:p>
          </table:table-cell>
          <table:table-cell office:value-type="float" office:value="-0.010576291348513" calcext:value-type="float">
            <text:p>-0.010576291348513</text:p>
          </table:table-cell>
        </table:table-row>
        <table:table-row table:style-name="ro1">
          <table:table-cell office:value-type="float" office:value="29.559999999999" calcext:value-type="float">
            <text:p>29.55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825338965081" calcext:value-type="float">
            <text:p>0.24825338965081</text:p>
          </table:table-cell>
          <table:table-cell office:value-type="float" office:value="-0.0048315260807032" calcext:value-type="float">
            <text:p>-0.004831526080703</text:p>
          </table:table-cell>
          <table:table-cell office:value-type="float" office:value="-0.012236477827306" calcext:value-type="float">
            <text:p>-0.012236477827306</text:p>
          </table:table-cell>
          <table:table-cell/>
          <table:table-cell office:value-type="float" office:value="-0.0034217048794891" calcext:value-type="float">
            <text:p>-0.003421704879489</text:p>
          </table:table-cell>
          <table:table-cell office:value-type="float" office:value="-0.010577221868599" calcext:value-type="float">
            <text:p>-0.010577221868599</text:p>
          </table:table-cell>
        </table:table-row>
        <table:table-row table:style-name="ro1">
          <table:table-cell office:value-type="float" office:value="29.579999999999" calcext:value-type="float">
            <text:p>29.57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820773424405" calcext:value-type="float">
            <text:p>0.24820773424405</text:p>
          </table:table-cell>
          <table:table-cell office:value-type="float" office:value="-0.0048933037300028" calcext:value-type="float">
            <text:p>-0.004893303730003</text:p>
          </table:table-cell>
          <table:table-cell office:value-type="float" office:value="-0.012233632516019" calcext:value-type="float">
            <text:p>-0.012233632516019</text:p>
          </table:table-cell>
          <table:table-cell/>
          <table:table-cell office:value-type="float" office:value="-0.0034553539277242" calcext:value-type="float">
            <text:p>-0.003455353927724</text:p>
          </table:table-cell>
          <table:table-cell office:value-type="float" office:value="-0.010578150972417" calcext:value-type="float">
            <text:p>-0.010578150972417</text:p>
          </table:table-cell>
        </table:table-row>
        <table:table-row table:style-name="ro1">
          <table:table-cell office:value-type="float" office:value="29.599999999999" calcext:value-type="float">
            <text:p>29.5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815974599234" calcext:value-type="float">
            <text:p>0.24815974599234</text:p>
          </table:table-cell>
          <table:table-cell office:value-type="float" office:value="-0.004955165040077" calcext:value-type="float">
            <text:p>-0.004955165040077</text:p>
          </table:table-cell>
          <table:table-cell office:value-type="float" office:value="-0.012230570819406" calcext:value-type="float">
            <text:p>-0.012230570819406</text:p>
          </table:table-cell>
          <table:table-cell/>
          <table:table-cell office:value-type="float" office:value="-0.0034890042919573" calcext:value-type="float">
            <text:p>-0.003489004291957</text:p>
          </table:table-cell>
          <table:table-cell office:value-type="float" office:value="-0.010579078683201" calcext:value-type="float">
            <text:p>-0.010579078683201</text:p>
          </table:table-cell>
        </table:table-row>
        <table:table-row table:style-name="ro1">
          <table:table-cell office:value-type="float" office:value="29.619999999999" calcext:value-type="float">
            <text:p>29.61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81094231626" calcext:value-type="float">
            <text:p>0.2481094231626</text:p>
          </table:table-cell>
          <table:table-cell office:value-type="float" office:value="-0.0050171105439049" calcext:value-type="float">
            <text:p>-0.005017110543905</text:p>
          </table:table-cell>
          <table:table-cell office:value-type="float" office:value="-0.012227290816405" calcext:value-type="float">
            <text:p>-0.012227290816405</text:p>
          </table:table-cell>
          <table:table-cell/>
          <table:table-cell office:value-type="float" office:value="-0.0035226559497122" calcext:value-type="float">
            <text:p>-0.003522655949712</text:p>
          </table:table-cell>
          <table:table-cell office:value-type="float" office:value="-0.010580005023139" calcext:value-type="float">
            <text:p>-0.010580005023139</text:p>
          </table:table-cell>
        </table:table-row>
        <table:table-row table:style-name="ro1">
          <table:table-cell office:value-type="float" office:value="29.639999999999" calcext:value-type="float">
            <text:p>29.63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805654970157" calcext:value-type="float">
            <text:p>0.24805654970157</text:p>
          </table:table-cell>
          <table:table-cell office:value-type="float" office:value="-0.0050790261266632" calcext:value-type="float">
            <text:p>-0.005079026126663</text:p>
          </table:table-cell>
          <table:table-cell office:value-type="float" office:value="-0.012223705785755" calcext:value-type="float">
            <text:p>-0.012223705785755</text:p>
          </table:table-cell>
          <table:table-cell/>
          <table:table-cell office:value-type="float" office:value="-0.0035563088790845" calcext:value-type="float">
            <text:p>-0.003556308879085</text:p>
          </table:table-cell>
          <table:table-cell office:value-type="float" office:value="-0.010580930013842" calcext:value-type="float">
            <text:p>-0.010580930013842</text:p>
          </table:table-cell>
        </table:table-row>
        <table:table-row table:style-name="ro1">
          <table:table-cell office:value-type="float" office:value="29.659999999999" calcext:value-type="float">
            <text:p>29.65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800132462611" calcext:value-type="float">
            <text:p>0.24800132462611</text:p>
          </table:table-cell>
          <table:table-cell office:value-type="float" office:value="-0.0051410252988643" calcext:value-type="float">
            <text:p>-0.005141025298864</text:p>
          </table:table-cell>
          <table:table-cell office:value-type="float" office:value="-0.012219898445218" calcext:value-type="float">
            <text:p>-0.012219898445218</text:p>
          </table:table-cell>
          <table:table-cell/>
          <table:table-cell office:value-type="float" office:value="-0.0035899630587224" calcext:value-type="float">
            <text:p>-0.003589963058722</text:p>
          </table:table-cell>
          <table:table-cell office:value-type="float" office:value="-0.01058185367603" calcext:value-type="float">
            <text:p>-0.01058185367603</text:p>
          </table:table-cell>
        </table:table-row>
        <table:table-row table:style-name="ro1">
          <table:table-cell office:value-type="float" office:value="29.679999999999" calcext:value-type="float">
            <text:p>29.67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79431591931" calcext:value-type="float">
            <text:p>0.2479431591931</text:p>
          </table:table-cell>
          <table:table-cell office:value-type="float" office:value="-0.0052029536320889" calcext:value-type="float">
            <text:p>-0.005202953632089</text:p>
          </table:table-cell>
          <table:table-cell office:value-type="float" office:value="-0.012215750899469" calcext:value-type="float">
            <text:p>-0.012215750899469</text:p>
          </table:table-cell>
          <table:table-cell/>
          <table:table-cell office:value-type="float" office:value="-0.0036236184678077" calcext:value-type="float">
            <text:p>-0.003623618467808</text:p>
          </table:table-cell>
          <table:table-cell office:value-type="float" office:value="-0.010582776029976" calcext:value-type="float">
            <text:p>-0.010582776029976</text:p>
          </table:table-cell>
        </table:table-row>
        <table:table-row table:style-name="ro1">
          <table:table-cell office:value-type="float" office:value="29.699999999999" calcext:value-type="float">
            <text:p>29.6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785765111159" calcext:value-type="float">
            <text:p>0.24785765111159</text:p>
          </table:table-cell>
          <table:table-cell office:value-type="float" office:value="-0.0052653372879258" calcext:value-type="float">
            <text:p>-0.005265337287926</text:p>
          </table:table-cell>
          <table:table-cell office:value-type="float" office:value="-0.012210313392542" calcext:value-type="float">
            <text:p>-0.012210313392542</text:p>
          </table:table-cell>
          <table:table-cell/>
          <table:table-cell office:value-type="float" office:value="-0.0036572750860373" calcext:value-type="float">
            <text:p>-0.003657275086037</text:p>
          </table:table-cell>
          <table:table-cell office:value-type="float" office:value="-0.0105836970951" calcext:value-type="float">
            <text:p>-0.0105836970951</text:p>
          </table:table-cell>
        </table:table-row>
        <table:table-row table:style-name="ro1">
          <table:table-cell office:value-type="float" office:value="29.719999999999" calcext:value-type="float">
            <text:p>29.71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77292144084" calcext:value-type="float">
            <text:p>0.2477292144084</text:p>
          </table:table-cell>
          <table:table-cell office:value-type="float" office:value="-0.0053281358344238" calcext:value-type="float">
            <text:p>-0.005328135834424</text:p>
          </table:table-cell>
          <table:table-cell office:value-type="float" office:value="-0.012202441600781" calcext:value-type="float">
            <text:p>-0.012202441600781</text:p>
          </table:table-cell>
          <table:table-cell/>
          <table:table-cell office:value-type="float" office:value="-0.0036909328936064" calcext:value-type="float">
            <text:p>-0.003690932893606</text:p>
          </table:table-cell>
          <table:table-cell office:value-type="float" office:value="-0.01058461689032" calcext:value-type="float">
            <text:p>-0.01058461689032</text:p>
          </table:table-cell>
        </table:table-row>
        <table:table-row table:style-name="ro1">
          <table:table-cell office:value-type="float" office:value="29.739999999999" calcext:value-type="float">
            <text:p>29.73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742071411734" calcext:value-type="float">
            <text:p>0.24742071411734</text:p>
          </table:table-cell>
          <table:table-cell office:value-type="float" office:value="-0.0053962886052963" calcext:value-type="float">
            <text:p>-0.005396288605296</text:p>
          </table:table-cell>
          <table:table-cell office:value-type="float" office:value="-0.012179449591666" calcext:value-type="float">
            <text:p>-0.012179449591666</text:p>
          </table:table-cell>
          <table:table-cell/>
          <table:table-cell office:value-type="float" office:value="-0.0037248842392605" calcext:value-type="float">
            <text:p>-0.003724884239261</text:p>
          </table:table-cell>
          <table:table-cell office:value-type="float" office:value="-0.0105788449299" calcext:value-type="float">
            <text:p>-0.0105788449299</text:p>
          </table:table-cell>
        </table:table-row>
        <table:table-row table:style-name="ro1">
          <table:table-cell office:value-type="float" office:value="29.759999999999" calcext:value-type="float">
            <text:p>29.75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709142713009" calcext:value-type="float">
            <text:p>0.24709142713009</text:p>
          </table:table-cell>
          <table:table-cell office:value-type="float" office:value="-0.0054648594473997" calcext:value-type="float">
            <text:p>-0.0054648594474</text:p>
          </table:table-cell>
          <table:table-cell office:value-type="float" office:value="-0.012155384762197" calcext:value-type="float">
            <text:p>-0.012155384762197</text:p>
          </table:table-cell>
          <table:table-cell/>
          <table:table-cell office:value-type="float" office:value="-0.0037587956294602" calcext:value-type="float">
            <text:p>-0.00375879562946</text:p>
          </table:table-cell>
          <table:table-cell office:value-type="float" office:value="-0.010571879028452" calcext:value-type="float">
            <text:p>-0.010571879028452</text:p>
          </table:table-cell>
        </table:table-row>
        <table:table-row table:style-name="ro1">
          <table:table-cell office:value-type="float" office:value="29.779999999999" calcext:value-type="float">
            <text:p>29.77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675976782335" calcext:value-type="float">
            <text:p>0.24675976782335</text:p>
          </table:table-cell>
          <table:table-cell office:value-type="float" office:value="-0.0055335576179602" calcext:value-type="float">
            <text:p>-0.00553355761796</text:p>
          </table:table-cell>
          <table:table-cell office:value-type="float" office:value="-0.012131034354386" calcext:value-type="float">
            <text:p>-0.012131034354386</text:p>
          </table:table-cell>
          <table:table-cell/>
          <table:table-cell office:value-type="float" office:value="-0.0037929708508654" calcext:value-type="float">
            <text:p>-0.003792970850865</text:p>
          </table:table-cell>
          <table:table-cell office:value-type="float" office:value="-0.01056392547834" calcext:value-type="float">
            <text:p>-0.01056392547834</text:p>
          </table:table-cell>
        </table:table-row>
        <table:table-row table:style-name="ro1">
          <table:table-cell office:value-type="float" office:value="29.799999999999" calcext:value-type="float">
            <text:p>29.7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642572022707" calcext:value-type="float">
            <text:p>0.24642572022707</text:p>
          </table:table-cell>
          <table:table-cell office:value-type="float" office:value="-0.0056023839885471" calcext:value-type="float">
            <text:p>-0.005602383988547</text:p>
          </table:table-cell>
          <table:table-cell office:value-type="float" office:value="-0.012106395618615" calcext:value-type="float">
            <text:p>-0.012106395618615</text:p>
          </table:table-cell>
          <table:table-cell/>
          <table:table-cell office:value-type="float" office:value="-0.0038271456248181" calcext:value-type="float">
            <text:p>-0.003827145624818</text:p>
          </table:table-cell>
          <table:table-cell office:value-type="float" office:value="-0.010555969749462" calcext:value-type="float">
            <text:p>-0.010555969749462</text:p>
          </table:table-cell>
        </table:table-row>
        <table:table-row table:style-name="ro1">
          <table:table-cell office:value-type="float" office:value="29.819999999999" calcext:value-type="float">
            <text:p>29.81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608926832564" calcext:value-type="float">
            <text:p>0.24608926832564</text:p>
          </table:table-cell>
          <table:table-cell office:value-type="float" office:value="-0.0056713395245237" calcext:value-type="float">
            <text:p>-0.005671339524524</text:p>
          </table:table-cell>
          <table:table-cell office:value-type="float" office:value="-0.01208146560637" calcext:value-type="float">
            <text:p>-0.01208146560637</text:p>
          </table:table-cell>
          <table:table-cell/>
          <table:table-cell office:value-type="float" office:value="-0.0038615883014751" calcext:value-type="float">
            <text:p>-0.003861588301475</text:p>
          </table:table-cell>
          <table:table-cell office:value-type="float" office:value="-0.010547049894933" calcext:value-type="float">
            <text:p>-0.010547049894933</text:p>
          </table:table-cell>
        </table:table-row>
        <table:table-row table:style-name="ro1">
          <table:table-cell office:value-type="float" office:value="29.839999999999" calcext:value-type="float">
            <text:p>29.83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575026981225" calcext:value-type="float">
            <text:p>0.24575026981225</text:p>
          </table:table-cell>
          <table:table-cell office:value-type="float" office:value="-0.0057402436420879" calcext:value-type="float">
            <text:p>-0.005740243642088</text:p>
          </table:table-cell>
          <table:table-cell office:value-type="float" office:value="-0.012056172115297" calcext:value-type="float">
            <text:p>-0.012056172115297</text:p>
          </table:table-cell>
          <table:table-cell/>
          <table:table-cell office:value-type="float" office:value="-0.0038960323107915" calcext:value-type="float">
            <text:p>-0.003896032310792</text:p>
          </table:table-cell>
          <table:table-cell office:value-type="float" office:value="-0.010538125995998" calcext:value-type="float">
            <text:p>-0.010538125995998</text:p>
          </table:table-cell>
        </table:table-row>
        <table:table-row table:style-name="ro1">
          <table:table-cell office:value-type="float" office:value="29.859999999999" calcext:value-type="float">
            <text:p>29.85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540882242105" calcext:value-type="float">
            <text:p>0.24540882242105</text:p>
          </table:table-cell>
          <table:table-cell office:value-type="float" office:value="-0.0058092772506634" calcext:value-type="float">
            <text:p>-0.005809277250663</text:p>
          </table:table-cell>
          <table:table-cell office:value-type="float" office:value="-0.012030580912241" calcext:value-type="float">
            <text:p>-0.012030580912241</text:p>
          </table:table-cell>
          <table:table-cell/>
          <table:table-cell office:value-type="float" office:value="-0.0039299694839542" calcext:value-type="float">
            <text:p>-0.003929969483954</text:p>
          </table:table-cell>
          <table:table-cell office:value-type="float" office:value="-0.010523467821781" calcext:value-type="float">
            <text:p>-0.010523467821781</text:p>
          </table:table-cell>
        </table:table-row>
        <table:table-row table:style-name="ro1">
          <table:table-cell office:value-type="float" office:value="29.879999999999" calcext:value-type="float">
            <text:p>29.87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506491078092" calcext:value-type="float">
            <text:p>0.24506491078092</text:p>
          </table:table-cell>
          <table:table-cell office:value-type="float" office:value="-0.0058784416135026" calcext:value-type="float">
            <text:p>-0.005878441613503</text:p>
          </table:table-cell>
          <table:table-cell office:value-type="float" office:value="-0.012004688648222" calcext:value-type="float">
            <text:p>-0.012004688648222</text:p>
          </table:table-cell>
          <table:table-cell/>
          <table:table-cell office:value-type="float" office:value="-0.0039655460393218" calcext:value-type="float">
            <text:p>-0.003965546039322</text:p>
          </table:table-cell>
          <table:table-cell office:value-type="float" office:value="-0.010503053888072" calcext:value-type="float">
            <text:p>-0.010503053888072</text:p>
          </table:table-cell>
        </table:table-row>
        <table:table-row table:style-name="ro1">
          <table:table-cell office:value-type="float" office:value="29.899999999999" calcext:value-type="float">
            <text:p>29.8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471851946004" calcext:value-type="float">
            <text:p>0.24471851946004</text:p>
          </table:table-cell>
          <table:table-cell office:value-type="float" office:value="-0.0059477380707558" calcext:value-type="float">
            <text:p>-0.005947738070756</text:p>
          </table:table-cell>
          <table:table-cell office:value-type="float" office:value="-0.011978491822183" calcext:value-type="float">
            <text:p>-0.011978491822183</text:p>
          </table:table-cell>
          <table:table-cell/>
          <table:table-cell office:value-type="float" office:value="-0.0040011259739611" calcext:value-type="float">
            <text:p>-0.004001125973961</text:p>
          </table:table-cell>
          <table:table-cell office:value-type="float" office:value="-0.010482627488423" calcext:value-type="float">
            <text:p>-0.010482627488423</text:p>
          </table:table-cell>
        </table:table-row>
        <table:table-row table:style-name="ro1">
          <table:table-cell office:value-type="float" office:value="29.919999999999" calcext:value-type="float">
            <text:p>29.91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436963295156" calcext:value-type="float">
            <text:p>0.24436963295156</text:p>
          </table:table-cell>
          <table:table-cell office:value-type="float" office:value="-0.0060171680378127" calcext:value-type="float">
            <text:p>-0.006017168037813</text:p>
          </table:table-cell>
          <table:table-cell office:value-type="float" office:value="-0.011951986787874" calcext:value-type="float">
            <text:p>-0.011951986787874</text:p>
          </table:table-cell>
          <table:table-cell/>
          <table:table-cell office:value-type="float" office:value="-0.004036709211798" calcext:value-type="float">
            <text:p>-0.004036709211798</text:p>
          </table:table-cell>
          <table:table-cell office:value-type="float" office:value="-0.010462188752158" calcext:value-type="float">
            <text:p>-0.010462188752158</text:p>
          </table:table-cell>
        </table:table-row>
        <table:table-row table:style-name="ro1">
          <table:table-cell office:value-type="float" office:value="29.939999999999" calcext:value-type="float">
            <text:p>29.93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401823566716" calcext:value-type="float">
            <text:p>0.24401823566716</text:p>
          </table:table-cell>
          <table:table-cell office:value-type="float" office:value="-0.0060867330019162" calcext:value-type="float">
            <text:p>-0.006086733001916</text:p>
          </table:table-cell>
          <table:table-cell office:value-type="float" office:value="-0.011925169760227" calcext:value-type="float">
            <text:p>-0.011925169760227</text:p>
          </table:table-cell>
          <table:table-cell/>
          <table:table-cell office:value-type="float" office:value="-0.0040722956808369" calcext:value-type="float">
            <text:p>-0.004072295680837</text:p>
          </table:table-cell>
          <table:table-cell office:value-type="float" office:value="-0.010441737798466" calcext:value-type="float">
            <text:p>-0.010441737798466</text:p>
          </table:table-cell>
        </table:table-row>
        <table:table-row table:style-name="ro1">
          <table:table-cell office:value-type="float" office:value="29.959999999999" calcext:value-type="float">
            <text:p>29.95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366431192626" calcext:value-type="float">
            <text:p>0.24366431192626</text:p>
          </table:table-cell>
          <table:table-cell office:value-type="float" office:value="-0.0061564345202619" calcext:value-type="float">
            <text:p>-0.006156434520262</text:p>
          </table:table-cell>
          <table:table-cell office:value-type="float" office:value="-0.011898036820583" calcext:value-type="float">
            <text:p>-0.011898036820583</text:p>
          </table:table-cell>
          <table:table-cell/>
          <table:table-cell office:value-type="float" office:value="-0.0041078853129223" calcext:value-type="float">
            <text:p>-0.004107885312922</text:p>
          </table:table-cell>
          <table:table-cell office:value-type="float" office:value="-0.010421274736353" calcext:value-type="float">
            <text:p>-0.010421274736353</text:p>
          </table:table-cell>
        </table:table-row>
        <table:table-row table:style-name="ro1">
          <table:table-cell office:value-type="float" office:value="29.979999999999" calcext:value-type="float">
            <text:p>29.97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330784594954" calcext:value-type="float">
            <text:p>0.24330784594954</text:p>
          </table:table-cell>
          <table:table-cell office:value-type="float" office:value="-0.00622627421745" calcext:value-type="float">
            <text:p>-0.00622627421745</text:p>
          </table:table-cell>
          <table:table-cell office:value-type="float" office:value="-0.011870583920575" calcext:value-type="float">
            <text:p>-0.011870583920575</text:p>
          </table:table-cell>
          <table:table-cell/>
          <table:table-cell office:value-type="float" office:value="-0.0041434780435187" calcext:value-type="float">
            <text:p>-0.004143478043519</text:p>
          </table:table-cell>
          <table:table-cell office:value-type="float" office:value="-0.010400799666776" calcext:value-type="float">
            <text:p>-0.010400799666776</text:p>
          </table:table-cell>
        </table:table-row>
        <table:table-row table:style-name="ro1">
          <table:table-cell office:value-type="float" office:value="29.999999999999" calcext:value-type="float">
            <text:p>29.9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4294882186795" calcext:value-type="float">
            <text:p>0.24294882186795</text:p>
          </table:table-cell>
          <table:table-cell office:value-type="float" office:value="-0.006296253779385" calcext:value-type="float">
            <text:p>-0.006296253779385</text:p>
          </table:table-cell>
          <table:table-cell office:value-type="float" office:value="-0.011842806886254" calcext:value-type="float">
            <text:p>-0.011842806886254</text:p>
          </table:table-cell>
          <table:table-cell/>
          <table:table-cell office:value-type="float" office:value="-0.0041790738115009" calcext:value-type="float">
            <text:p>-0.004179073811501</text:p>
          </table:table-cell>
          <table:table-cell office:value-type="float" office:value="-0.010380312681618" calcext:value-type="float">
            <text:p>-0.010380312681618</text:p>
          </table:table-cell>
        </table:table-row>
        <table:table-row table:style-name="ro1">
          <table:table-cell office:value-type="float" office:value="30.019999999999" calcext:value-type="float">
            <text:p>30.01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3934751150805" calcext:value-type="float">
            <text:p>0.23934751150805</text:p>
          </table:table-cell>
          <table:table-cell office:value-type="float" office:value="-0.0062788253483179" calcext:value-type="float">
            <text:p>-0.006278825348318</text:p>
          </table:table-cell>
          <table:table-cell office:value-type="float" office:value="-0.011635418925491" calcext:value-type="float">
            <text:p>-0.011635418925491</text:p>
          </table:table-cell>
          <table:table-cell/>
          <table:table-cell office:value-type="float" office:value="-0.0041614980848088" calcext:value-type="float">
            <text:p>-0.004161498084809</text:p>
          </table:table-cell>
          <table:table-cell office:value-type="float" office:value="-0.010172264987894" calcext:value-type="float">
            <text:p>-0.010172264987894</text:p>
          </table:table-cell>
        </table:table-row>
        <table:table-row table:style-name="ro1">
          <table:table-cell office:value-type="float" office:value="30.039999999999" calcext:value-type="float">
            <text:p>30.03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3574929810153" calcext:value-type="float">
            <text:p>0.23574929810153</text:p>
          </table:table-cell>
          <table:table-cell office:value-type="float" office:value="-0.0062613969172517" calcext:value-type="float">
            <text:p>-0.006261396917252</text:p>
          </table:table-cell>
          <table:table-cell office:value-type="float" office:value="-0.011428030964533" calcext:value-type="float">
            <text:p>-0.011428030964533</text:p>
          </table:table-cell>
          <table:table-cell/>
          <table:table-cell office:value-type="float" office:value="-0.0041439223581152" calcext:value-type="float">
            <text:p>-0.004143922358115</text:p>
          </table:table-cell>
          <table:table-cell office:value-type="float" office:value="-0.0099642172941447" calcext:value-type="float">
            <text:p>-0.009964217294145</text:p>
          </table:table-cell>
        </table:table-row>
        <table:table-row table:style-name="ro1">
          <table:table-cell office:value-type="float" office:value="30.059999999999" calcext:value-type="float">
            <text:p>30.05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3215438569752" calcext:value-type="float">
            <text:p>0.23215438569752</text:p>
          </table:table-cell>
          <table:table-cell office:value-type="float" office:value="-0.0062439684861856" calcext:value-type="float">
            <text:p>-0.006243968486186</text:p>
          </table:table-cell>
          <table:table-cell office:value-type="float" office:value="-0.011220643003604" calcext:value-type="float">
            <text:p>-0.011220643003604</text:p>
          </table:table-cell>
          <table:table-cell/>
          <table:table-cell office:value-type="float" office:value="-0.0041263466314217" calcext:value-type="float">
            <text:p>-0.004126346631422</text:p>
          </table:table-cell>
          <table:table-cell office:value-type="float" office:value="-0.0097561696003987" calcext:value-type="float">
            <text:p>-0.009756169600399</text:p>
          </table:table-cell>
        </table:table-row>
        <table:table-row table:style-name="ro1">
          <table:table-cell office:value-type="float" office:value="30.079999999999" calcext:value-type="float">
            <text:p>30.07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2856299822867" calcext:value-type="float">
            <text:p>0.22856299822867</text:p>
          </table:table-cell>
          <table:table-cell office:value-type="float" office:value="-0.0062265400551195" calcext:value-type="float">
            <text:p>-0.00622654005512</text:p>
          </table:table-cell>
          <table:table-cell office:value-type="float" office:value="-0.01101325504287" calcext:value-type="float">
            <text:p>-0.01101325504287</text:p>
          </table:table-cell>
          <table:table-cell/>
          <table:table-cell office:value-type="float" office:value="-0.0041087709047282" calcext:value-type="float">
            <text:p>-0.004108770904728</text:p>
          </table:table-cell>
          <table:table-cell office:value-type="float" office:value="-0.0095481219066472" calcext:value-type="float">
            <text:p>-0.009548121906647</text:p>
          </table:table-cell>
        </table:table-row>
        <table:table-row table:style-name="ro1">
          <table:table-cell office:value-type="float" office:value="30.099999999999" calcext:value-type="float">
            <text:p>30.0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2497538211067" calcext:value-type="float">
            <text:p>0.22497538211067</text:p>
          </table:table-cell>
          <table:table-cell office:value-type="float" office:value="-0.0062091116240535" calcext:value-type="float">
            <text:p>-0.006209111624054</text:p>
          </table:table-cell>
          <table:table-cell office:value-type="float" office:value="-0.010805867082123" calcext:value-type="float">
            <text:p>-0.010805867082123</text:p>
          </table:table-cell>
          <table:table-cell/>
          <table:table-cell office:value-type="float" office:value="-0.0040911951780346" calcext:value-type="float">
            <text:p>-0.004091195178035</text:p>
          </table:table-cell>
          <table:table-cell office:value-type="float" office:value="-0.0093400742128934" calcext:value-type="float">
            <text:p>-0.009340074212893</text:p>
          </table:table-cell>
        </table:table-row>
        <table:table-row table:style-name="ro1">
          <table:table-cell office:value-type="float" office:value="30.119999999999" calcext:value-type="float">
            <text:p>30.11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2139180926924" calcext:value-type="float">
            <text:p>0.22139180926924</text:p>
          </table:table-cell>
          <table:table-cell office:value-type="float" office:value="-0.0061916831929873" calcext:value-type="float">
            <text:p>-0.006191683192987</text:p>
          </table:table-cell>
          <table:table-cell office:value-type="float" office:value="-0.010598479121193" calcext:value-type="float">
            <text:p>-0.010598479121193</text:p>
          </table:table-cell>
          <table:table-cell/>
          <table:table-cell office:value-type="float" office:value="-0.0040736194513411" calcext:value-type="float">
            <text:p>-0.004073619451341</text:p>
          </table:table-cell>
          <table:table-cell office:value-type="float" office:value="-0.009132026519148" calcext:value-type="float">
            <text:p>-0.009132026519148</text:p>
          </table:table-cell>
        </table:table-row>
        <table:table-row table:style-name="ro1">
          <table:table-cell office:value-type="float" office:value="30.139999999999" calcext:value-type="float">
            <text:p>30.13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1781258067842" calcext:value-type="float">
            <text:p>0.21781258067842</text:p>
          </table:table-cell>
          <table:table-cell office:value-type="float" office:value="-0.0061742547619213" calcext:value-type="float">
            <text:p>-0.006174254761921</text:p>
          </table:table-cell>
          <table:table-cell office:value-type="float" office:value="-0.010391091160423" calcext:value-type="float">
            <text:p>-0.010391091160423</text:p>
          </table:table-cell>
          <table:table-cell/>
          <table:table-cell office:value-type="float" office:value="-0.0040560437246476" calcext:value-type="float">
            <text:p>-0.004056043724648</text:p>
          </table:table-cell>
          <table:table-cell office:value-type="float" office:value="-0.0089239788254025" calcext:value-type="float">
            <text:p>-0.008923978825403</text:p>
          </table:table-cell>
        </table:table-row>
        <table:table-row table:style-name="ro1">
          <table:table-cell office:value-type="float" office:value="30.159999999999" calcext:value-type="float">
            <text:p>30.15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1423803051289" calcext:value-type="float">
            <text:p>0.21423803051289</text:p>
          </table:table-cell>
          <table:table-cell office:value-type="float" office:value="-0.0061568263308552" calcext:value-type="float">
            <text:p>-0.006156826330855</text:p>
          </table:table-cell>
          <table:table-cell office:value-type="float" office:value="-0.010183703199599" calcext:value-type="float">
            <text:p>-0.010183703199599</text:p>
          </table:table-cell>
          <table:table-cell/>
          <table:table-cell office:value-type="float" office:value="-0.0040384679979541" calcext:value-type="float">
            <text:p>-0.004038467997954</text:p>
          </table:table-cell>
          <table:table-cell office:value-type="float" office:value="-0.0087159311316546" calcext:value-type="float">
            <text:p>-0.008715931131655</text:p>
          </table:table-cell>
        </table:table-row>
        <table:table-row table:style-name="ro1">
          <table:table-cell office:value-type="float" office:value="30.179999999999" calcext:value-type="float">
            <text:p>30.17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1066853104186" calcext:value-type="float">
            <text:p>0.21066853104186</text:p>
          </table:table-cell>
          <table:table-cell office:value-type="float" office:value="-0.0061393978997891" calcext:value-type="float">
            <text:p>-0.006139397899789</text:p>
          </table:table-cell>
          <table:table-cell office:value-type="float" office:value="-0.0099763152387843" calcext:value-type="float">
            <text:p>-0.009976315238784</text:p>
          </table:table-cell>
          <table:table-cell/>
          <table:table-cell office:value-type="float" office:value="-0.0040208922712605" calcext:value-type="float">
            <text:p>-0.004020892271261</text:p>
          </table:table-cell>
          <table:table-cell office:value-type="float" office:value="-0.0085078834379046" calcext:value-type="float">
            <text:p>-0.008507883437905</text:p>
          </table:table-cell>
        </table:table-row>
        <table:table-row table:style-name="ro1">
          <table:table-cell office:value-type="float" office:value="30.199999999999" calcext:value-type="float">
            <text:p>30.1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0710449842058" calcext:value-type="float">
            <text:p>0.20710449842058</text:p>
          </table:table-cell>
          <table:table-cell office:value-type="float" office:value="-0.006121969468723" calcext:value-type="float">
            <text:p>-0.006121969468723</text:p>
          </table:table-cell>
          <table:table-cell office:value-type="float" office:value="-0.0097689272780146" calcext:value-type="float">
            <text:p>-0.009768927278015</text:p>
          </table:table-cell>
          <table:table-cell/>
          <table:table-cell office:value-type="float" office:value="-0.004003316544567" calcext:value-type="float">
            <text:p>-0.004003316544567</text:p>
          </table:table-cell>
          <table:table-cell office:value-type="float" office:value="-0.0082998357441571" calcext:value-type="float">
            <text:p>-0.008299835744157</text:p>
          </table:table-cell>
        </table:table-row>
        <table:table-row table:style-name="ro1">
          <table:table-cell office:value-type="float" office:value="30.219999999999" calcext:value-type="float">
            <text:p>30.21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20354639957407" calcext:value-type="float">
            <text:p>0.20354639957407</text:p>
          </table:table-cell>
          <table:table-cell office:value-type="float" office:value="-0.0061045410376569" calcext:value-type="float">
            <text:p>-0.006104541037657</text:p>
          </table:table-cell>
          <table:table-cell office:value-type="float" office:value="-0.009561539317171" calcext:value-type="float">
            <text:p>-0.009561539317171</text:p>
          </table:table-cell>
          <table:table-cell/>
          <table:table-cell office:value-type="float" office:value="-0.0039857408178735" calcext:value-type="float">
            <text:p>-0.003985740817874</text:p>
          </table:table-cell>
          <table:table-cell office:value-type="float" office:value="-0.0080917880504068" calcext:value-type="float">
            <text:p>-0.008091788050407</text:p>
          </table:table-cell>
        </table:table-row>
        <table:table-row table:style-name="ro1">
          <table:table-cell office:value-type="float" office:value="30.239999999999" calcext:value-type="float">
            <text:p>30.23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19999476041366" calcext:value-type="float">
            <text:p>0.19999476041366</text:p>
          </table:table-cell>
          <table:table-cell office:value-type="float" office:value="-0.0060871126065908" calcext:value-type="float">
            <text:p>-0.006087112606591</text:p>
          </table:table-cell>
          <table:table-cell office:value-type="float" office:value="-0.0093541513563288" calcext:value-type="float">
            <text:p>-0.009354151356329</text:p>
          </table:table-cell>
          <table:table-cell/>
          <table:table-cell office:value-type="float" office:value="-0.0039681650911799" calcext:value-type="float">
            <text:p>-0.00396816509118</text:p>
          </table:table-cell>
          <table:table-cell office:value-type="float" office:value="-0.0078837403566563" calcext:value-type="float">
            <text:p>-0.007883740356656</text:p>
          </table:table-cell>
        </table:table-row>
        <table:table-row table:style-name="ro1">
          <table:table-cell office:value-type="float" office:value="30.259999999999" calcext:value-type="float">
            <text:p>30.25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19645017568601" calcext:value-type="float">
            <text:p>0.19645017568601</text:p>
          </table:table-cell>
          <table:table-cell office:value-type="float" office:value="-0.0060696841755248" calcext:value-type="float">
            <text:p>-0.006069684175525</text:p>
          </table:table-cell>
          <table:table-cell office:value-type="float" office:value="-0.0091467633955088" calcext:value-type="float">
            <text:p>-0.009146763395509</text:p>
          </table:table-cell>
          <table:table-cell/>
          <table:table-cell office:value-type="float" office:value="-0.0039505893644864" calcext:value-type="float">
            <text:p>-0.003950589364486</text:p>
          </table:table-cell>
          <table:table-cell office:value-type="float" office:value="-0.0076756926629067" calcext:value-type="float">
            <text:p>-0.007675692662907</text:p>
          </table:table-cell>
        </table:table-row>
        <table:table-row table:style-name="ro1">
          <table:table-cell office:value-type="float" office:value="30.279999999999" calcext:value-type="float">
            <text:p>30.27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19291332082727" calcext:value-type="float">
            <text:p>0.19291332082727</text:p>
          </table:table-cell>
          <table:table-cell office:value-type="float" office:value="-0.0060522557444587" calcext:value-type="float">
            <text:p>-0.006052255744459</text:p>
          </table:table-cell>
          <table:table-cell office:value-type="float" office:value="-0.0089393754346628" calcext:value-type="float">
            <text:p>-0.008939375434663</text:p>
          </table:table-cell>
          <table:table-cell/>
          <table:table-cell office:value-type="float" office:value="-0.0039330136377929" calcext:value-type="float">
            <text:p>-0.003933013637793</text:p>
          </table:table-cell>
          <table:table-cell office:value-type="float" office:value="-0.007467644969164" calcext:value-type="float">
            <text:p>-0.007467644969164</text:p>
          </table:table-cell>
        </table:table-row>
        <table:table-row table:style-name="ro1">
          <table:table-cell office:value-type="float" office:value="30.299999999999" calcext:value-type="float">
            <text:p>30.2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18938496628471" calcext:value-type="float">
            <text:p>0.18938496628471</text:p>
          </table:table-cell>
          <table:table-cell office:value-type="float" office:value="-0.0060348273133926" calcext:value-type="float">
            <text:p>-0.006034827313393</text:p>
          </table:table-cell>
          <table:table-cell office:value-type="float" office:value="-0.0087319874738615" calcext:value-type="float">
            <text:p>-0.008731987473862</text:p>
          </table:table-cell>
          <table:table-cell/>
          <table:table-cell office:value-type="float" office:value="-0.0039154379110993" calcext:value-type="float">
            <text:p>-0.003915437911099</text:p>
          </table:table-cell>
          <table:table-cell office:value-type="float" office:value="-0.0072595972754072" calcext:value-type="float">
            <text:p>-0.007259597275407</text:p>
          </table:table-cell>
        </table:table-row>
        <table:table-row table:style-name="ro1">
          <table:table-cell office:value-type="float" office:value="30.319999999999" calcext:value-type="float">
            <text:p>30.31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18586599487838" calcext:value-type="float">
            <text:p>0.18586599487838</text:p>
          </table:table-cell>
          <table:table-cell office:value-type="float" office:value="-0.0060173988823265" calcext:value-type="float">
            <text:p>-0.006017398882327</text:p>
          </table:table-cell>
          <table:table-cell office:value-type="float" office:value="-0.0085245995130521" calcext:value-type="float">
            <text:p>-0.008524599513052</text:p>
          </table:table-cell>
          <table:table-cell/>
          <table:table-cell office:value-type="float" office:value="-0.0038978621844058" calcext:value-type="float">
            <text:p>-0.003897862184406</text:p>
          </table:table-cell>
          <table:table-cell office:value-type="float" office:value="-0.0070515495816587" calcext:value-type="float">
            <text:p>-0.007051549581659</text:p>
          </table:table-cell>
        </table:table-row>
        <table:table-row table:style-name="ro1">
          <table:table-cell office:value-type="float" office:value="30.339999999999" calcext:value-type="float">
            <text:p>30.33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18235742290494" calcext:value-type="float">
            <text:p>0.18235742290494</text:p>
          </table:table-cell>
          <table:table-cell office:value-type="float" office:value="-0.0059999704512604" calcext:value-type="float">
            <text:p>-0.00599997045126</text:p>
          </table:table-cell>
          <table:table-cell office:value-type="float" office:value="-0.0083172115522143" calcext:value-type="float">
            <text:p>-0.008317211552214</text:p>
          </table:table-cell>
          <table:table-cell/>
          <table:table-cell office:value-type="float" office:value="-0.0038802864577123" calcext:value-type="float">
            <text:p>-0.003880286457712</text:p>
          </table:table-cell>
          <table:table-cell office:value-type="float" office:value="-0.0068435018879122" calcext:value-type="float">
            <text:p>-0.006843501887912</text:p>
          </table:table-cell>
        </table:table-row>
        <table:table-row table:style-name="ro1">
          <table:table-cell office:value-type="float" office:value="30.359999999999" calcext:value-type="float">
            <text:p>30.35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17886042583529" calcext:value-type="float">
            <text:p>0.17886042583529</text:p>
          </table:table-cell>
          <table:table-cell office:value-type="float" office:value="-0.0059825420201943" calcext:value-type="float">
            <text:p>-0.005982542020194</text:p>
          </table:table-cell>
          <table:table-cell office:value-type="float" office:value="-0.0081098235914109" calcext:value-type="float">
            <text:p>-0.008109823591411</text:p>
          </table:table-cell>
          <table:table-cell/>
          <table:table-cell office:value-type="float" office:value="-0.0038627107310187" calcext:value-type="float">
            <text:p>-0.003862710731019</text:p>
          </table:table-cell>
          <table:table-cell office:value-type="float" office:value="-0.0066354541941598" calcext:value-type="float">
            <text:p>-0.00663545419416</text:p>
          </table:table-cell>
        </table:table-row>
        <table:table-row table:style-name="ro1">
          <table:table-cell office:value-type="float" office:value="30.379999999999" calcext:value-type="float">
            <text:p>30.37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17537636961512" calcext:value-type="float">
            <text:p>0.17537636961512</text:p>
          </table:table-cell>
          <table:table-cell office:value-type="float" office:value="-0.0059651135891282" calcext:value-type="float">
            <text:p>-0.005965113589128</text:p>
          </table:table-cell>
          <table:table-cell office:value-type="float" office:value="-0.0079024356306049" calcext:value-type="float">
            <text:p>-0.007902435630605</text:p>
          </table:table-cell>
          <table:table-cell/>
          <table:table-cell office:value-type="float" office:value="-0.0038451350043252" calcext:value-type="float">
            <text:p>-0.003845135004325</text:p>
          </table:table-cell>
          <table:table-cell office:value-type="float" office:value="-0.0064274065004117" calcext:value-type="float">
            <text:p>-0.006427406500412</text:p>
          </table:table-cell>
        </table:table-row>
        <table:table-row table:style-name="ro1">
          <table:table-cell office:value-type="float" office:value="30.399999999999" calcext:value-type="float">
            <text:p>30.39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17190684872363" calcext:value-type="float">
            <text:p>0.17190684872363</text:p>
          </table:table-cell>
          <table:table-cell office:value-type="float" office:value="-0.0059476851580621" calcext:value-type="float">
            <text:p>-0.005947685158062</text:p>
          </table:table-cell>
          <table:table-cell office:value-type="float" office:value="-0.0076950476697587" calcext:value-type="float">
            <text:p>-0.007695047669759</text:p>
          </table:table-cell>
          <table:table-cell/>
          <table:table-cell office:value-type="float" office:value="-0.0038275592776317" calcext:value-type="float">
            <text:p>-0.003827559277632</text:p>
          </table:table-cell>
          <table:table-cell office:value-type="float" office:value="-0.006219358806664" calcext:value-type="float">
            <text:p>-0.006219358806664</text:p>
          </table:table-cell>
        </table:table-row>
        <table:table-row table:style-name="ro1">
          <table:table-cell office:value-type="float" office:value="30.419999999999" calcext:value-type="float">
            <text:p>30.41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16845373223185" calcext:value-type="float">
            <text:p>0.16845373223185</text:p>
          </table:table-cell>
          <table:table-cell office:value-type="float" office:value="-0.005930256726996" calcext:value-type="float">
            <text:p>-0.005930256726996</text:p>
          </table:table-cell>
          <table:table-cell office:value-type="float" office:value="-0.0074876597089285" calcext:value-type="float">
            <text:p>-0.007487659708929</text:p>
          </table:table-cell>
          <table:table-cell/>
          <table:table-cell office:value-type="float" office:value="-0.0038099835509381" calcext:value-type="float">
            <text:p>-0.003809983550938</text:p>
          </table:table-cell>
          <table:table-cell office:value-type="float" office:value="-0.0060113111129152" calcext:value-type="float">
            <text:p>-0.006011311112915</text:p>
          </table:table-cell>
        </table:table-row>
        <table:table-row table:style-name="ro1">
          <table:table-cell office:value-type="float" office:value="30.439999999999" calcext:value-type="float">
            <text:p>30.43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16501921904328" calcext:value-type="float">
            <text:p>0.16501921904328</text:p>
          </table:table-cell>
          <table:table-cell office:value-type="float" office:value="-0.0059128282959299" calcext:value-type="float">
            <text:p>-0.00591282829593</text:p>
          </table:table-cell>
          <table:table-cell office:value-type="float" office:value="-0.00728027174809" calcext:value-type="float">
            <text:p>-0.00728027174809</text:p>
          </table:table-cell>
          <table:table-cell/>
          <table:table-cell office:value-type="float" office:value="-0.0037924078242446" calcext:value-type="float">
            <text:p>-0.003792407824245</text:p>
          </table:table-cell>
          <table:table-cell office:value-type="float" office:value="-0.0058032634191674" calcext:value-type="float">
            <text:p>-0.005803263419167</text:p>
          </table:table-cell>
        </table:table-row>
        <table:table-row table:style-name="ro1">
          <table:table-cell office:value-type="float" office:value="30.459999999999" calcext:value-type="float">
            <text:p>30.459999999999</text:p>
          </table:table-cell>
          <table:table-cell office:value-type="float" office:value="0" calcext:value-type="float">
            <text:p>0</text:p>
          </table:table-cell>
          <table:table-cell office:value-type="float" office:value="0.16160590314688" calcext:value-type="float">
            <text:p>0.16160590314688</text:p>
          </table:table-cell>
          <table:table-cell office:value-type="float" office:value="-0.0058953998648639" calcext:value-type="float">
            <text:p>-0.005895399864864</text:p>
          </table:table-cell>
          <table:table-cell office:value-type="float" office:value="-0.0070728837873" calcext:value-type="float">
            <text:p>-0.0070728837873</text:p>
          </table:table-cell>
          <table:table-cell/>
          <table:table-cell office:value-type="float" office:value="-0.0037748320975511" calcext:value-type="float">
            <text:p>-0.003774832097551</text:p>
          </table:table-cell>
          <table:table-cell office:value-type="float" office:value="-0.005595215725417" calcext:value-type="float">
            <text:p>-0.005595215725417</text:p>
          </table:table-cell>
        </table:table-row>
        <table:table-row table:style-name="ro1">
          <table:table-cell office:value-type="float" office:value="30.469999999999" calcext:value-type="float">
            <text:p>30.469999999999</text:p>
          </table:table-cell>
          <table:table-cell office:value-type="float" office:value="0.0016990769583509" calcext:value-type="float">
            <text:p>0.001699076958351</text:p>
          </table:table-cell>
          <table:table-cell office:value-type="float" office:value="0.15990813116233" calcext:value-type="float">
            <text:p>0.15990813116233</text:p>
          </table:table-cell>
          <table:table-cell office:value-type="float" office:value="-0.0058866856493308" calcext:value-type="float">
            <text:p>-0.005886685649331</text:p>
          </table:table-cell>
          <table:table-cell office:value-type="float" office:value="-0.0069691898068822" calcext:value-type="float">
            <text:p>-0.006969189806882</text:p>
          </table:table-cell>
          <table:table-cell/>
          <table:table-cell office:value-type="float" office:value="-0.0037572563708576" calcext:value-type="float">
            <text:p>-0.003757256370858</text:p>
          </table:table-cell>
          <table:table-cell office:value-type="float" office:value="-0.005387168031669" calcext:value-type="float">
            <text:p>-0.005387168031669</text:p>
          </table:table-cell>
        </table:table-row>
        <table:table-row table:style-name="ro1">
          <table:table-cell office:value-type="float" office:value="30.474999999999" calcext:value-type="float">
            <text:p>30.474999999999</text:p>
          </table:table-cell>
          <table:table-cell office:value-type="float" office:value="0.02" calcext:value-type="float">
            <text:p>0.02</text:p>
          </table:table-cell>
          <table:table-cell office:value-type="float" office:value="0.15906165030812" calcext:value-type="float">
            <text:p>0.15906165030812</text:p>
          </table:table-cell>
          <table:table-cell office:value-type="float" office:value="-0.0058823285415643" calcext:value-type="float">
            <text:p>-0.005882328541564</text:p>
          </table:table-cell>
          <table:table-cell office:value-type="float" office:value="-0.006917342816675" calcext:value-type="float">
            <text:p>-0.006917342816675</text:p>
          </table:table-cell>
          <table:table-cell/>
          <table:table-cell office:value-type="float" office:value="-0.003739680644164" calcext:value-type="float">
            <text:p>-0.003739680644164</text:p>
          </table:table-cell>
          <table:table-cell office:value-type="float" office:value="-0.0051791203379171" calcext:value-type="float">
            <text:p>-0.005179120337917</text:p>
          </table:table-cell>
        </table:table-row>
        <table:table-row table:style-name="ro1">
          <table:table-cell office:value-type="float" office:value="30.476249999999" calcext:value-type="float">
            <text:p>30.476249999999</text:p>
          </table:table-cell>
          <table:table-cell office:value-type="float" office:value="0.02" calcext:value-type="float">
            <text:p>0.02</text:p>
          </table:table-cell>
          <table:table-cell office:value-type="float" office:value="0.15885029019674" calcext:value-type="float">
            <text:p>0.15885029019674</text:p>
          </table:table-cell>
          <table:table-cell office:value-type="float" office:value="-0.0058812392646227" calcext:value-type="float">
            <text:p>-0.005881239264623</text:p>
          </table:table-cell>
          <table:table-cell office:value-type="float" office:value="-0.006904381069115" calcext:value-type="float">
            <text:p>-0.006904381069115</text:p>
          </table:table-cell>
          <table:table-cell/>
          <table:table-cell office:value-type="float" office:value="-0.0037221049174705" calcext:value-type="float">
            <text:p>-0.003722104917471</text:p>
          </table:table-cell>
          <table:table-cell office:value-type="float" office:value="-0.0049710726441698" calcext:value-type="float">
            <text:p>-0.00497107264417</text:p>
          </table:table-cell>
        </table:table-row>
        <table:table-row table:style-name="ro1">
          <table:table-cell office:value-type="float" office:value="30.476874999999" calcext:value-type="float">
            <text:p>30.476874999999</text:p>
          </table:table-cell>
          <table:table-cell office:value-type="float" office:value="0.02" calcext:value-type="float">
            <text:p>0.02</text:p>
          </table:table-cell>
          <table:table-cell office:value-type="float" office:value="0.15874464978491" calcext:value-type="float">
            <text:p>0.15874464978491</text:p>
          </table:table-cell>
          <table:table-cell office:value-type="float" office:value="-0.0058806946261518" calcext:value-type="float">
            <text:p>-0.005880694626152</text:p>
          </table:table-cell>
          <table:table-cell office:value-type="float" office:value="-0.0068979001953543" calcext:value-type="float">
            <text:p>-0.006897900195354</text:p>
          </table:table-cell>
          <table:table-cell/>
          <table:table-cell office:value-type="float" office:value="-0.003704529190777" calcext:value-type="float">
            <text:p>-0.003704529190777</text:p>
          </table:table-cell>
          <table:table-cell office:value-type="float" office:value="-0.004763024950423" calcext:value-type="float">
            <text:p>-0.004763024950423</text:p>
          </table:table-cell>
        </table:table-row>
        <table:table-row table:style-name="ro1">
          <table:table-cell office:value-type="float" office:value="30.477187499999" calcext:value-type="float">
            <text:p>30.477187499999</text:p>
          </table:table-cell>
          <table:table-cell office:value-type="float" office:value="0.02" calcext:value-type="float">
            <text:p>0.02</text:p>
          </table:table-cell>
          <table:table-cell office:value-type="float" office:value="0.15869183954069" calcext:value-type="float">
            <text:p>0.15869183954069</text:p>
          </table:table-cell>
          <table:table-cell office:value-type="float" office:value="-0.0058804223069164" calcext:value-type="float">
            <text:p>-0.005880422306916</text:p>
          </table:table-cell>
          <table:table-cell office:value-type="float" office:value="-0.0068946597584531" calcext:value-type="float">
            <text:p>-0.006894659758453</text:p>
          </table:table-cell>
          <table:table-cell/>
          <table:table-cell office:value-type="float" office:value="-0.0036869534640834" calcext:value-type="float">
            <text:p>-0.003686953464083</text:p>
          </table:table-cell>
          <table:table-cell office:value-type="float" office:value="-0.0045549772566743" calcext:value-type="float">
            <text:p>-0.004554977256674</text:p>
          </table:table-cell>
        </table:table-row>
        <table:table-row table:style-name="ro1">
          <table:table-cell office:value-type="float" office:value="30.477265624999" calcext:value-type="float">
            <text:p>30.477265624999</text:p>
          </table:table-cell>
          <table:table-cell office:value-type="float" office:value="0.02" calcext:value-type="float">
            <text:p>0.02</text:p>
          </table:table-cell>
          <table:table-cell office:value-type="float" office:value="0.15867863801978" calcext:value-type="float">
            <text:p>0.15867863801978</text:p>
          </table:table-cell>
          <table:table-cell office:value-type="float" office:value="-0.0058803542271076" calcext:value-type="float">
            <text:p>-0.005880354227108</text:p>
          </table:table-cell>
          <table:table-cell office:value-type="float" office:value="-0.0068938496492341" calcext:value-type="float">
            <text:p>-0.006893849649234</text:p>
          </table:table-cell>
          <table:table-cell/>
          <table:table-cell office:value-type="float" office:value="-0.0036693777373899" calcext:value-type="float">
            <text:p>-0.00366937773739</text:p>
          </table:table-cell>
          <table:table-cell office:value-type="float" office:value="-0.004346929562923" calcext:value-type="float">
            <text:p>-0.004346929562923</text:p>
          </table:table-cell>
        </table:table-row>
        <table:table-row table:style-name="ro1">
          <table:table-cell office:value-type="float" office:value="30.477275390624" calcext:value-type="float">
            <text:p>30.477275390624</text:p>
          </table:table-cell>
          <table:table-cell office:value-type="float" office:value="0.02" calcext:value-type="float">
            <text:p>0.02</text:p>
          </table:table-cell>
          <table:table-cell office:value-type="float" office:value="0.15867698785895" calcext:value-type="float">
            <text:p>0.15867698785895</text:p>
          </table:table-cell>
          <table:table-cell office:value-type="float" office:value="-0.0058803457171315" calcext:value-type="float">
            <text:p>-0.005880345717132</text:p>
          </table:table-cell>
          <table:table-cell office:value-type="float" office:value="-0.0068937483855873" calcext:value-type="float">
            <text:p>-0.006893748385587</text:p>
          </table:table-cell>
          <table:table-cell/>
          <table:table-cell office:value-type="float" office:value="-0.0036518020106964" calcext:value-type="float">
            <text:p>-0.003651802010696</text:p>
          </table:table-cell>
          <table:table-cell office:value-type="float" office:value="-0.0041388818691664" calcext:value-type="float">
            <text:p>-0.004138881869166</text:p>
          </table:table-cell>
        </table:table-row>
        <table:table-row table:style-name="ro1">
          <table:table-cell office:value-type="float" office:value="30.477280273437" calcext:value-type="float">
            <text:p>30.477280273437</text:p>
          </table:table-cell>
          <table:table-cell office:value-type="float" office:value="0.02" calcext:value-type="float">
            <text:p>0.02</text:p>
          </table:table-cell>
          <table:table-cell office:value-type="float" office:value="0.15867616278097" calcext:value-type="float">
            <text:p>0.15867616278097</text:p>
          </table:table-cell>
          <table:table-cell office:value-type="float" office:value="-0.0058803414621434" calcext:value-type="float">
            <text:p>-0.005880341462143</text:p>
          </table:table-cell>
          <table:table-cell office:value-type="float" office:value="-0.0068936977537555" calcext:value-type="float">
            <text:p>-0.006893697753756</text:p>
          </table:table-cell>
          <table:table-cell/>
          <table:table-cell office:value-type="float" office:value="-0.0036342262840028" calcext:value-type="float">
            <text:p>-0.003634226284003</text:p>
          </table:table-cell>
          <table:table-cell office:value-type="float" office:value="-0.0039308341754301" calcext:value-type="float">
            <text:p>-0.00393083417543</text:p>
          </table:table-cell>
        </table:table-row>
        <table:table-row table:style-name="ro1">
          <table:table-cell office:value-type="float" office:value="30.47728149414" calcext:value-type="float">
            <text:p>30.47728149414</text:p>
          </table:table-cell>
          <table:table-cell office:value-type="float" office:value="0.02" calcext:value-type="float">
            <text:p>0.02</text:p>
          </table:table-cell>
          <table:table-cell office:value-type="float" office:value="0.15867595651173" calcext:value-type="float">
            <text:p>0.15867595651173</text:p>
          </table:table-cell>
          <table:table-cell office:value-type="float" office:value="-0.0058803403983964" calcext:value-type="float">
            <text:p>-0.005880340398396</text:p>
          </table:table-cell>
          <table:table-cell office:value-type="float" office:value="-0.0068936850958038" calcext:value-type="float">
            <text:p>-0.006893685095804</text:p>
          </table:table-cell>
          <table:table-cell/>
          <table:table-cell office:value-type="float" office:value="-0.0036166505573093" calcext:value-type="float">
            <text:p>-0.003616650557309</text:p>
          </table:table-cell>
          <table:table-cell office:value-type="float" office:value="-0.0037227864816823" calcext:value-type="float">
            <text:p>-0.003722786481682</text:p>
          </table:table-cell>
        </table:table-row>
        <table:table-row table:style-name="ro1">
          <table:table-cell office:value-type="float" office:value="30.477281799316" calcext:value-type="float">
            <text:p>30.477281799316</text:p>
          </table:table-cell>
          <table:table-cell office:value-type="float" office:value="0.02" calcext:value-type="float">
            <text:p>0.02</text:p>
          </table:table-cell>
          <table:table-cell office:value-type="float" office:value="0.15867590494444" calcext:value-type="float">
            <text:p>0.15867590494444</text:p>
          </table:table-cell>
          <table:table-cell office:value-type="float" office:value="-0.0058803401324597" calcext:value-type="float">
            <text:p>-0.00588034013246</text:p>
          </table:table-cell>
          <table:table-cell office:value-type="float" office:value="-0.0068936819313101" calcext:value-type="float">
            <text:p>-0.00689368193131</text:p>
          </table:table-cell>
          <table:table-cell/>
          <table:table-cell office:value-type="float" office:value="-0.0035990748306158" calcext:value-type="float">
            <text:p>-0.003599074830616</text:p>
          </table:table-cell>
          <table:table-cell office:value-type="float" office:value="-0.0035147387879257" calcext:value-type="float">
            <text:p>-0.003514738787926</text:p>
          </table:table-cell>
        </table:table-row>
        <table:table-row table:style-name="ro1">
          <table:table-cell office:value-type="float" office:value="30.477281837463" calcext:value-type="float">
            <text:p>30.477281837463</text:p>
          </table:table-cell>
          <table:table-cell office:value-type="float" office:value="0.02" calcext:value-type="float">
            <text:p>0.02</text:p>
          </table:table-cell>
          <table:table-cell office:value-type="float" office:value="0.15867589849853" calcext:value-type="float">
            <text:p>0.15867589849853</text:p>
          </table:table-cell>
          <table:table-cell office:value-type="float" office:value="-0.0058803400992176" calcext:value-type="float">
            <text:p>-0.005880340099218</text:p>
          </table:table-cell>
          <table:table-cell office:value-type="float" office:value="-0.006893681535748" calcext:value-type="float">
            <text:p>-0.006893681535748</text:p>
          </table:table-cell>
          <table:table-cell/>
          <table:table-cell office:value-type="float" office:value="-0.0035814991039222" calcext:value-type="float">
            <text:p>-0.003581499103922</text:p>
          </table:table-cell>
          <table:table-cell office:value-type="float" office:value="-0.0033066910941769" calcext:value-type="float">
            <text:p>-0.003306691094177</text:p>
          </table:table-cell>
        </table:table-row>
        <table:table-row table:style-name="ro1">
          <table:table-cell office:value-type="float" office:value="30.477281856536" calcext:value-type="float">
            <text:p>30.477281856536</text:p>
          </table:table-cell>
          <table:table-cell office:value-type="float" office:value="0.02" calcext:value-type="float">
            <text:p>0.02</text:p>
          </table:table-cell>
          <table:table-cell office:value-type="float" office:value="0.15867589527557" calcext:value-type="float">
            <text:p>0.15867589527557</text:p>
          </table:table-cell>
          <table:table-cell office:value-type="float" office:value="-0.0058803400825965" calcext:value-type="float">
            <text:p>-0.005880340082597</text:p>
          </table:table-cell>
          <table:table-cell office:value-type="float" office:value="-0.0068936813379581" calcext:value-type="float">
            <text:p>-0.006893681337958</text:p>
          </table:table-cell>
          <table:table-cell/>
          <table:table-cell office:value-type="float" office:value="-0.0035639233772287" calcext:value-type="float">
            <text:p>-0.003563923377229</text:p>
          </table:table-cell>
          <table:table-cell office:value-type="float" office:value="-0.0030986434004337" calcext:value-type="float">
            <text:p>-0.003098643400434</text:p>
          </table:table-cell>
        </table:table-row>
        <table:table-row table:style-name="ro1">
          <table:table-cell office:value-type="float" office:value="30.477281866073" calcext:value-type="float">
            <text:p>30.477281866073</text:p>
          </table:table-cell>
          <table:table-cell office:value-type="float" office:value="0.02" calcext:value-type="float">
            <text:p>0.02</text:p>
          </table:table-cell>
          <table:table-cell office:value-type="float" office:value="0.15867589366409" calcext:value-type="float">
            <text:p>0.15867589366409</text:p>
          </table:table-cell>
          <table:table-cell office:value-type="float" office:value="-0.005880340074286" calcext:value-type="float">
            <text:p>-0.005880340074286</text:p>
          </table:table-cell>
          <table:table-cell office:value-type="float" office:value="-0.0068936812390778" calcext:value-type="float">
            <text:p>-0.006893681239078</text:p>
          </table:table-cell>
          <table:table-cell/>
          <table:table-cell office:value-type="float" office:value="-0.0035463476505352" calcext:value-type="float">
            <text:p>-0.003546347650535</text:p>
          </table:table-cell>
          <table:table-cell office:value-type="float" office:value="-0.0028905957066852" calcext:value-type="float">
            <text:p>-0.002890595706685</text:p>
          </table:table-cell>
        </table:table-row>
        <table:table-row table:style-name="ro1">
          <table:table-cell office:value-type="float" office:value="30.477281870841" calcext:value-type="float">
            <text:p>30.477281870841</text:p>
          </table:table-cell>
          <table:table-cell office:value-type="float" office:value="0.02" calcext:value-type="float">
            <text:p>0.02</text:p>
          </table:table-cell>
          <table:table-cell office:value-type="float" office:value="0.15867589285835" calcext:value-type="float">
            <text:p>0.15867589285835</text:p>
          </table:table-cell>
          <table:table-cell office:value-type="float" office:value="-0.0058803400701307" calcext:value-type="float">
            <text:p>-0.005880340070131</text:p>
          </table:table-cell>
          <table:table-cell office:value-type="float" office:value="-0.0068936811896291" calcext:value-type="float">
            <text:p>-0.006893681189629</text:p>
          </table:table-cell>
          <table:table-cell/>
          <table:table-cell office:value-type="float" office:value="-0.0035287719238416" calcext:value-type="float">
            <text:p>-0.003528771923842</text:p>
          </table:table-cell>
          <table:table-cell office:value-type="float" office:value="-0.0026825480129365" calcext:value-type="float">
            <text:p>-0.002682548012937</text:p>
          </table:table-cell>
        </table:table-row>
        <table:table-row table:style-name="ro1">
          <table:table-cell office:value-type="float" office:value="30.477281873226" calcext:value-type="float">
            <text:p>30.477281873226</text:p>
          </table:table-cell>
          <table:table-cell office:value-type="float" office:value="0.02" calcext:value-type="float">
            <text:p>0.02</text:p>
          </table:table-cell>
          <table:table-cell office:value-type="float" office:value="0.15867589245548" calcext:value-type="float">
            <text:p>0.15867589245548</text:p>
          </table:table-cell>
          <table:table-cell office:value-type="float" office:value="-0.0058803400680531" calcext:value-type="float">
            <text:p>-0.005880340068053</text:p>
          </table:table-cell>
          <table:table-cell office:value-type="float" office:value="-0.0068936811649112" calcext:value-type="float">
            <text:p>-0.006893681164911</text:p>
          </table:table-cell>
          <table:table-cell/>
          <table:table-cell office:value-type="float" office:value="-0.0035111961971481" calcext:value-type="float">
            <text:p>-0.003511196197148</text:p>
          </table:table-cell>
          <table:table-cell office:value-type="float" office:value="-0.0024745003191861" calcext:value-type="float">
            <text:p>-0.002474500319186</text:p>
          </table:table-cell>
        </table:table-row>
        <table:table-row table:style-name="ro1">
          <table:table-cell office:value-type="float" office:value="30.477281874418" calcext:value-type="float">
            <text:p>30.477281874418</text:p>
          </table:table-cell>
          <table:table-cell office:value-type="float" office:value="0.02" calcext:value-type="float">
            <text:p>0.02</text:p>
          </table:table-cell>
          <table:table-cell office:value-type="float" office:value="0.15867589225405" calcext:value-type="float">
            <text:p>0.15867589225405</text:p>
          </table:table-cell>
          <table:table-cell office:value-type="float" office:value="-0.0058803400670143" calcext:value-type="float">
            <text:p>-0.005880340067014</text:p>
          </table:table-cell>
          <table:table-cell office:value-type="float" office:value="-0.0068936811525482" calcext:value-type="float">
            <text:p>-0.006893681152548</text:p>
          </table:table-cell>
          <table:table-cell/>
          <table:table-cell office:value-type="float" office:value="-0.0034936204704546" calcext:value-type="float">
            <text:p>-0.003493620470455</text:p>
          </table:table-cell>
          <table:table-cell office:value-type="float" office:value="-0.0022664526254359" calcext:value-type="float">
            <text:p>-0.002266452625436</text:p>
          </table:table-cell>
        </table:table-row>
        <table:table-row table:style-name="ro1">
          <table:table-cell office:value-type="float" office:value="30.477281875014" calcext:value-type="float">
            <text:p>30.477281875014</text:p>
          </table:table-cell>
          <table:table-cell office:value-type="float" office:value="0.02" calcext:value-type="float">
            <text:p>0.02</text:p>
          </table:table-cell>
          <table:table-cell office:value-type="float" office:value="0.15867589215333" calcext:value-type="float">
            <text:p>0.15867589215333</text:p>
          </table:table-cell>
          <table:table-cell office:value-type="float" office:value="-0.0058803400664949" calcext:value-type="float">
            <text:p>-0.005880340066495</text:p>
          </table:table-cell>
          <table:table-cell office:value-type="float" office:value="-0.0068936811463617" calcext:value-type="float">
            <text:p>-0.006893681146362</text:p>
          </table:table-cell>
          <table:table-cell/>
          <table:table-cell office:value-type="float" office:value="-0.003476044743761" calcext:value-type="float">
            <text:p>-0.003476044743761</text:p>
          </table:table-cell>
          <table:table-cell office:value-type="float" office:value="-0.002058404931687" calcext:value-type="float">
            <text:p>-0.002058404931687</text:p>
          </table:table-cell>
        </table:table-row>
        <table:table-row table:style-name="ro1">
          <table:table-cell office:value-type="float" office:value="30.477281875051" calcext:value-type="float">
            <text:p>30.477281875051</text:p>
          </table:table-cell>
          <table:table-cell office:value-type="float" office:value="0.02" calcext:value-type="float">
            <text:p>0.02</text:p>
          </table:table-cell>
          <table:table-cell office:value-type="float" office:value="0.15867589214704" calcext:value-type="float">
            <text:p>0.15867589214704</text:p>
          </table:table-cell>
          <table:table-cell office:value-type="float" office:value="-0.0058803400664624" calcext:value-type="float">
            <text:p>-0.005880340066462</text:p>
          </table:table-cell>
          <table:table-cell office:value-type="float" office:value="-0.0068936811459841" calcext:value-type="float">
            <text:p>-0.006893681145984</text:p>
          </table:table-cell>
          <table:table-cell/>
          <table:table-cell office:value-type="float" office:value="-0.0034584690170675" calcext:value-type="float">
            <text:p>-0.003458469017068</text:p>
          </table:table-cell>
          <table:table-cell office:value-type="float" office:value="-0.0018503572379391" calcext:value-type="float">
            <text:p>-0.001850357237939</text:p>
          </table:table-cell>
        </table:table-row>
        <table:table-row table:style-name="ro1">
          <table:table-cell office:value-type="float" office:value="30.47728187507" calcext:value-type="float">
            <text:p>30.47728187507</text:p>
          </table:table-cell>
          <table:table-cell office:value-type="float" office:value="0.02" calcext:value-type="float">
            <text:p>0.02</text:p>
          </table:table-cell>
          <table:table-cell office:value-type="float" office:value="0.15867589214389" calcext:value-type="float">
            <text:p>0.15867589214389</text:p>
          </table:table-cell>
          <table:table-cell office:value-type="float" office:value="-0.0058803400664462" calcext:value-type="float">
            <text:p>-0.005880340066446</text:p>
          </table:table-cell>
          <table:table-cell office:value-type="float" office:value="-0.0068936811457907" calcext:value-type="float">
            <text:p>-0.006893681145791</text:p>
          </table:table-cell>
          <table:table-cell/>
          <table:table-cell office:value-type="float" office:value="-0.003440893290374" calcext:value-type="float">
            <text:p>-0.003440893290374</text:p>
          </table:table-cell>
          <table:table-cell office:value-type="float" office:value="-0.0016423095441892" calcext:value-type="float">
            <text:p>-0.001642309544189</text:p>
          </table:table-cell>
        </table:table-row>
        <table:table-row table:style-name="ro1">
          <table:table-cell office:value-type="float" office:value="30.477281875079" calcext:value-type="float">
            <text:p>30.477281875079</text:p>
          </table:table-cell>
          <table:table-cell office:value-type="float" office:value="0.02" calcext:value-type="float">
            <text:p>0.02</text:p>
          </table:table-cell>
          <table:table-cell office:value-type="float" office:value="0.15867589214232" calcext:value-type="float">
            <text:p>0.15867589214232</text:p>
          </table:table-cell>
          <table:table-cell office:value-type="float" office:value="-0.0058803400664381" calcext:value-type="float">
            <text:p>-0.005880340066438</text:p>
          </table:table-cell>
          <table:table-cell office:value-type="float" office:value="-0.006893681145687" calcext:value-type="float">
            <text:p>-0.006893681145687</text:p>
          </table:table-cell>
          <table:table-cell/>
          <table:table-cell office:value-type="float" office:value="-0.0034233175636805" calcext:value-type="float">
            <text:p>-0.003423317563681</text:p>
          </table:table-cell>
          <table:table-cell office:value-type="float" office:value="-0.0014342618504462" calcext:value-type="float">
            <text:p>-0.001434261850446</text:p>
          </table:table-cell>
        </table:table-row>
        <table:table-row table:style-name="ro1">
          <table:table-cell office:value-type="float" office:value="30.477281875084" calcext:value-type="float">
            <text:p>30.477281875084</text:p>
          </table:table-cell>
          <table:table-cell office:value-type="float" office:value="0.02" calcext:value-type="float">
            <text:p>0.02</text:p>
          </table:table-cell>
          <table:table-cell office:value-type="float" office:value="0.15867589214153" calcext:value-type="float">
            <text:p>0.15867589214153</text:p>
          </table:table-cell>
          <table:table-cell office:value-type="float" office:value="-0.005880340066434" calcext:value-type="float">
            <text:p>-0.005880340066434</text:p>
          </table:table-cell>
          <table:table-cell office:value-type="float" office:value="-0.0068936811456516" calcext:value-type="float">
            <text:p>-0.006893681145652</text:p>
          </table:table-cell>
          <table:table-cell/>
          <table:table-cell office:value-type="float" office:value="-0.0034057418369869" calcext:value-type="float">
            <text:p>-0.003405741836987</text:p>
          </table:table-cell>
          <table:table-cell office:value-type="float" office:value="-0.0012262141566881" calcext:value-type="float">
            <text:p>-0.001226214156688</text:p>
          </table:table-cell>
        </table:table-row>
        <table:table-row table:style-name="ro1">
          <table:table-cell office:value-type="float" office:value="30.477281875085" calcext:value-type="float">
            <text:p>30.477281875085</text:p>
          </table:table-cell>
          <table:table-cell office:value-type="float" office:value="0.02" calcext:value-type="float">
            <text:p>0.02</text:p>
          </table:table-cell>
          <table:table-cell office:value-type="float" office:value="0.15867589214133" calcext:value-type="float">
            <text:p>0.15867589214133</text:p>
          </table:table-cell>
          <table:table-cell office:value-type="float" office:value="-0.005880340066433" calcext:value-type="float">
            <text:p>-0.005880340066433</text:p>
          </table:table-cell>
          <table:table-cell office:value-type="float" office:value="-0.0068936811456349" calcext:value-type="float">
            <text:p>-0.006893681145635</text:p>
          </table:table-cell>
          <table:table-cell/>
          <table:table-cell office:value-type="float" office:value="-0.0033881661102934" calcext:value-type="float">
            <text:p>-0.003388166110293</text:p>
          </table:table-cell>
          <table:table-cell office:value-type="float" office:value="-0.0010181664629407" calcext:value-type="float">
            <text:p>-0.001018166462941</text:p>
          </table:table-cell>
        </table:table-row>
        <table:table-row table:style-name="ro1">
          <table:table-cell office:value-type="float" office:value="30.477281875086" calcext:value-type="float">
            <text:p>30.477281875086</text:p>
          </table:table-cell>
          <table:table-cell office:value-type="float" office:value="0.02" calcext:value-type="float">
            <text:p>0.02</text:p>
          </table:table-cell>
          <table:table-cell office:value-type="float" office:value="0.15867589214116" calcext:value-type="float">
            <text:p>0.15867589214116</text:p>
          </table:table-cell>
          <table:table-cell office:value-type="float" office:value="-0.0058803400664321" calcext:value-type="float">
            <text:p>-0.005880340066432</text:p>
          </table:table-cell>
          <table:table-cell office:value-type="float" office:value="-0.0068936811456199" calcext:value-type="float">
            <text:p>-0.00689368114562</text:p>
          </table:table-cell>
          <table:table-cell/>
          <table:table-cell office:value-type="float" office:value="-0.0033705903835999" calcext:value-type="float">
            <text:p>-0.0033705903836</text:p>
          </table:table-cell>
          <table:table-cell office:value-type="float" office:value="-0.00081011876919843" calcext:value-type="float">
            <text:p>-0.000810118769198</text:p>
          </table:table-cell>
        </table:table-row>
        <table:table-row table:style-name="ro1">
          <table:table-cell table:number-columns-repeated="6"/>
          <table:table-cell office:value-type="float" office:value="-0.0033530146569063" calcext:value-type="float">
            <text:p>-0.003353014656906</text:p>
          </table:table-cell>
          <table:table-cell office:value-type="float" office:value="-0.00060207107544181" calcext:value-type="float">
            <text:p>-0.000602071075442</text:p>
          </table:table-cell>
        </table:table-row>
        <table:table-row table:style-name="ro1">
          <table:table-cell table:number-columns-repeated="6"/>
          <table:table-cell office:value-type="float" office:value="-0.0033354389302128" calcext:value-type="float">
            <text:p>-0.003335438930213</text:p>
          </table:table-cell>
          <table:table-cell office:value-type="float" office:value="-0.00039402338169467" calcext:value-type="float">
            <text:p>-0.000394023381695</text:p>
          </table:table-cell>
        </table:table-row>
        <table:table-row table:style-name="ro1">
          <table:table-cell table:number-columns-repeated="6"/>
          <table:table-cell office:value-type="float" office:value="-0.0033178632035193" calcext:value-type="float">
            <text:p>-0.003317863203519</text:p>
          </table:table-cell>
          <table:table-cell office:value-type="float" office:value="-0.00018597568794242" calcext:value-type="float">
            <text:p>-0.000185975687942</text:p>
          </table:table-cell>
        </table:table-row>
        <table:table-row table:style-name="ro1">
          <table:table-cell table:number-columns-repeated="6"/>
          <table:table-cell office:value-type="float" office:value="-0.0033002874768257" calcext:value-type="float">
            <text:p>-0.003300287476826</text:p>
          </table:table-cell>
          <table:table-cell office:value-type="float" office:value="0.000022072005805259" calcext:value-type="float">
            <text:p>2.2072005805259E-05</text:p>
          </table:table-cell>
        </table:table-row>
        <table:table-row table:style-name="ro1">
          <table:table-cell table:number-columns-repeated="6"/>
          <table:table-cell office:value-type="float" office:value="-0.0032827117501322" calcext:value-type="float">
            <text:p>-0.003282711750132</text:p>
          </table:table-cell>
          <table:table-cell office:value-type="float" office:value="0.00023011969954951" calcext:value-type="float">
            <text:p>0.00023011969955</text:p>
          </table:table-cell>
        </table:table-row>
        <table:table-row table:style-name="ro1">
          <table:table-cell table:number-columns-repeated="6"/>
          <table:table-cell office:value-type="float" office:value="-0.0032651360234387" calcext:value-type="float">
            <text:p>-0.003265136023439</text:p>
          </table:table-cell>
          <table:table-cell office:value-type="float" office:value="0.00043816739330302" calcext:value-type="float">
            <text:p>0.000438167393303</text:p>
          </table:table-cell>
        </table:table-row>
        <table:table-row table:style-name="ro1">
          <table:table-cell table:number-columns-repeated="6"/>
          <table:table-cell office:value-type="float" office:value="-0.0032475602967451" calcext:value-type="float">
            <text:p>-0.003247560296745</text:p>
          </table:table-cell>
          <table:table-cell office:value-type="float" office:value="0.00064621508704976" calcext:value-type="float">
            <text:p>0.00064621508705</text:p>
          </table:table-cell>
        </table:table-row>
        <table:table-row table:style-name="ro1">
          <table:table-cell table:number-columns-repeated="6"/>
          <table:table-cell office:value-type="float" office:value="-0.0032299845700516" calcext:value-type="float">
            <text:p>-0.003229984570052</text:p>
          </table:table-cell>
          <table:table-cell office:value-type="float" office:value="0.00085426278079645" calcext:value-type="float">
            <text:p>0.000854262780796</text:p>
          </table:table-cell>
        </table:table-row>
        <table:table-row table:style-name="ro1">
          <table:table-cell table:number-columns-repeated="6"/>
          <table:table-cell office:value-type="float" office:value="-0.0032124088433581" calcext:value-type="float">
            <text:p>-0.003212408843358</text:p>
          </table:table-cell>
          <table:table-cell office:value-type="float" office:value="0.0010623104745453" calcext:value-type="float">
            <text:p>0.001062310474545</text:p>
          </table:table-cell>
        </table:table-row>
        <table:table-row table:style-name="ro1">
          <table:table-cell table:number-columns-repeated="6"/>
          <table:table-cell office:value-type="float" office:value="-0.0031948331166645" calcext:value-type="float">
            <text:p>-0.003194833116665</text:p>
          </table:table-cell>
          <table:table-cell office:value-type="float" office:value="0.0012703581683009" calcext:value-type="float">
            <text:p>0.001270358168301</text:p>
          </table:table-cell>
        </table:table-row>
        <table:table-row table:style-name="ro1">
          <table:table-cell table:number-columns-repeated="6"/>
          <table:table-cell office:value-type="float" office:value="-0.003177257389971" calcext:value-type="float">
            <text:p>-0.003177257389971</text:p>
          </table:table-cell>
          <table:table-cell office:value-type="float" office:value="0.001478405862044" calcext:value-type="float">
            <text:p>0.001478405862044</text:p>
          </table:table-cell>
        </table:table-row>
        <table:table-row table:style-name="ro1">
          <table:table-cell table:number-columns-repeated="6"/>
          <table:table-cell office:value-type="float" office:value="-0.0031596816632775" calcext:value-type="float">
            <text:p>-0.003159681663278</text:p>
          </table:table-cell>
          <table:table-cell office:value-type="float" office:value="0.0016864535557946" calcext:value-type="float">
            <text:p>0.001686453555795</text:p>
          </table:table-cell>
        </table:table-row>
        <table:table-row table:style-name="ro1">
          <table:table-cell table:number-columns-repeated="6"/>
          <table:table-cell office:value-type="float" office:value="-0.003142105936584" calcext:value-type="float">
            <text:p>-0.003142105936584</text:p>
          </table:table-cell>
          <table:table-cell office:value-type="float" office:value="0.0018945012495434" calcext:value-type="float">
            <text:p>0.001894501249543</text:p>
          </table:table-cell>
        </table:table-row>
        <table:table-row table:style-name="ro1">
          <table:table-cell table:number-columns-repeated="6"/>
          <table:table-cell office:value-type="float" office:value="-0.0031245302098904" calcext:value-type="float">
            <text:p>-0.00312453020989</text:p>
          </table:table-cell>
          <table:table-cell office:value-type="float" office:value="0.0021025489432911" calcext:value-type="float">
            <text:p>0.002102548943291</text:p>
          </table:table-cell>
        </table:table-row>
        <table:table-row table:style-name="ro1">
          <table:table-cell table:number-columns-repeated="6"/>
          <table:table-cell office:value-type="float" office:value="-0.0031069544831969" calcext:value-type="float">
            <text:p>-0.003106954483197</text:p>
          </table:table-cell>
          <table:table-cell office:value-type="float" office:value="0.0023105966370426" calcext:value-type="float">
            <text:p>0.002310596637043</text:p>
          </table:table-cell>
        </table:table-row>
        <table:table-row table:style-name="ro1">
          <table:table-cell table:number-columns-repeated="6"/>
          <table:table-cell office:value-type="float" office:value="-0.0030893787565034" calcext:value-type="float">
            <text:p>-0.003089378756503</text:p>
          </table:table-cell>
          <table:table-cell office:value-type="float" office:value="0.0025186443307895" calcext:value-type="float">
            <text:p>0.00251864433079</text:p>
          </table:table-cell>
        </table:table-row>
        <table:table-row table:style-name="ro1">
          <table:table-cell table:number-columns-repeated="6"/>
          <table:table-cell office:value-type="float" office:value="-0.0030718030298098" calcext:value-type="float">
            <text:p>-0.00307180302981</text:p>
          </table:table-cell>
          <table:table-cell office:value-type="float" office:value="0.0027266920245404" calcext:value-type="float">
            <text:p>0.00272669202454</text:p>
          </table:table-cell>
        </table:table-row>
        <table:table-row table:style-name="ro1">
          <table:table-cell table:number-columns-repeated="6"/>
          <table:table-cell office:value-type="float" office:value="-0.0030542273031163" calcext:value-type="float">
            <text:p>-0.003054227303116</text:p>
          </table:table-cell>
          <table:table-cell office:value-type="float" office:value="0.0029347397182887" calcext:value-type="float">
            <text:p>0.002934739718289</text:p>
          </table:table-cell>
        </table:table-row>
        <table:table-row table:style-name="ro1">
          <table:table-cell table:number-columns-repeated="6"/>
          <table:table-cell office:value-type="float" office:value="-0.0030366515764228" calcext:value-type="float">
            <text:p>-0.003036651576423</text:p>
          </table:table-cell>
          <table:table-cell office:value-type="float" office:value="0.0031427874120357" calcext:value-type="float">
            <text:p>0.003142787412036</text:p>
          </table:table-cell>
        </table:table-row>
        <table:table-row table:style-name="ro1">
          <table:table-cell table:number-columns-repeated="6"/>
          <table:table-cell office:value-type="float" office:value="-0.0030190758497292" calcext:value-type="float">
            <text:p>-0.003019075849729</text:p>
          </table:table-cell>
          <table:table-cell office:value-type="float" office:value="0.0033508351057858" calcext:value-type="float">
            <text:p>0.003350835105786</text:p>
          </table:table-cell>
        </table:table-row>
        <table:table-row table:style-name="ro1">
          <table:table-cell table:number-columns-repeated="6"/>
          <table:table-cell office:value-type="float" office:value="-0.0030015001230357" calcext:value-type="float">
            <text:p>-0.003001500123036</text:p>
          </table:table-cell>
          <table:table-cell office:value-type="float" office:value="0.0035588827995341" calcext:value-type="float">
            <text:p>0.003558882799534</text:p>
          </table:table-cell>
        </table:table-row>
        <table:table-row table:style-name="ro1">
          <table:table-cell table:number-columns-repeated="6"/>
          <table:table-cell office:value-type="float" office:value="-0.0029839243963422" calcext:value-type="float">
            <text:p>-0.002983924396342</text:p>
          </table:table-cell>
          <table:table-cell office:value-type="float" office:value="0.0037669304932831" calcext:value-type="float">
            <text:p>0.003766930493283</text:p>
          </table:table-cell>
        </table:table-row>
        <table:table-row table:style-name="ro1">
          <table:table-cell table:number-columns-repeated="6"/>
          <table:table-cell office:value-type="float" office:value="-0.0029663486696486" calcext:value-type="float">
            <text:p>-0.002966348669649</text:p>
          </table:table-cell>
          <table:table-cell office:value-type="float" office:value="0.0039749781870308" calcext:value-type="float">
            <text:p>0.003974978187031</text:p>
          </table:table-cell>
        </table:table-row>
        <table:table-row table:style-name="ro1">
          <table:table-cell table:number-columns-repeated="6"/>
          <table:table-cell office:value-type="float" office:value="-0.0029491283445839" calcext:value-type="float">
            <text:p>-0.002949128344584</text:p>
          </table:table-cell>
          <table:table-cell office:value-type="float" office:value="0.0041749706237721" calcext:value-type="float">
            <text:p>0.004174970623772</text:p>
          </table:table-cell>
        </table:table-row>
        <table:table-row table:style-name="ro1">
          <table:table-cell table:number-columns-repeated="6"/>
          <table:table-cell office:value-type="float" office:value="-0.0029326362999311" calcext:value-type="float">
            <text:p>-0.002932636299931</text:p>
          </table:table-cell>
          <table:table-cell office:value-type="float" office:value="0.0043584915630294" calcext:value-type="float">
            <text:p>0.004358491563029</text:p>
          </table:table-cell>
        </table:table-row>
        <table:table-row table:style-name="ro1">
          <table:table-cell table:number-columns-repeated="6"/>
          <table:table-cell office:value-type="float" office:value="-0.0029142374377033" calcext:value-type="float">
            <text:p>-0.002914237437703</text:p>
          </table:table-cell>
          <table:table-cell office:value-type="float" office:value="0.0045330906583076" calcext:value-type="float">
            <text:p>0.004533090658308</text:p>
          </table:table-cell>
        </table:table-row>
        <table:table-row table:style-name="ro1">
          <table:table-cell table:number-columns-repeated="6"/>
          <table:table-cell office:value-type="float" office:value="-0.0028920388570851" calcext:value-type="float">
            <text:p>-0.002892038857085</text:p>
          </table:table-cell>
          <table:table-cell office:value-type="float" office:value="0.0046899990851404" calcext:value-type="float">
            <text:p>0.00468999908514</text:p>
          </table:table-cell>
        </table:table-row>
        <table:table-row table:style-name="ro1">
          <table:table-cell table:number-columns-repeated="6"/>
          <table:table-cell office:value-type="float" office:value="-0.0028698265220522" calcext:value-type="float">
            <text:p>-0.002869826522052</text:p>
          </table:table-cell>
          <table:table-cell office:value-type="float" office:value="0.0048467856432125" calcext:value-type="float">
            <text:p>0.004846785643213</text:p>
          </table:table-cell>
        </table:table-row>
        <table:table-row table:style-name="ro1">
          <table:table-cell table:number-columns-repeated="6"/>
          <table:table-cell office:value-type="float" office:value="-0.0028460204510764" calcext:value-type="float">
            <text:p>-0.002846020451076</text:p>
          </table:table-cell>
          <table:table-cell office:value-type="float" office:value="0.0049962606713417" calcext:value-type="float">
            <text:p>0.004996260671342</text:p>
          </table:table-cell>
        </table:table-row>
        <table:table-row table:style-name="ro1">
          <table:table-cell table:number-columns-repeated="6"/>
          <table:table-cell office:value-type="float" office:value="-0.0028163109170184" calcext:value-type="float">
            <text:p>-0.002816310917018</text:p>
          </table:table-cell>
          <table:table-cell office:value-type="float" office:value="0.0051188108639688" calcext:value-type="float">
            <text:p>0.005118810863969</text:p>
          </table:table-cell>
        </table:table-row>
        <table:table-row table:style-name="ro1">
          <table:table-cell table:number-columns-repeated="6"/>
          <table:table-cell office:value-type="float" office:value="-0.0027865620055805" calcext:value-type="float">
            <text:p>-0.002786562005581</text:p>
          </table:table-cell>
          <table:table-cell office:value-type="float" office:value="0.0052410993224202" calcext:value-type="float">
            <text:p>0.00524109932242</text:p>
          </table:table-cell>
        </table:table-row>
        <table:table-row table:style-name="ro1">
          <table:table-cell table:number-columns-repeated="6"/>
          <table:table-cell office:value-type="float" office:value="-0.0027567753754198" calcext:value-type="float">
            <text:p>-0.00275677537542</text:p>
          </table:table-cell>
          <table:table-cell office:value-type="float" office:value="0.0053631350690224" calcext:value-type="float">
            <text:p>0.005363135069022</text:p>
          </table:table-cell>
        </table:table-row>
        <table:table-row table:style-name="ro1">
          <table:table-cell table:number-columns-repeated="6"/>
          <table:table-cell office:value-type="float" office:value="-0.0027269526004341" calcext:value-type="float">
            <text:p>-0.002726952600434</text:p>
          </table:table-cell>
          <table:table-cell office:value-type="float" office:value="0.0054849267239713" calcext:value-type="float">
            <text:p>0.005484926723971</text:p>
          </table:table-cell>
        </table:table-row>
        <table:table-row table:style-name="ro1">
          <table:table-cell table:number-columns-repeated="6"/>
          <table:table-cell office:value-type="float" office:value="-0.0026979487135345" calcext:value-type="float">
            <text:p>-0.002697948713535</text:p>
          </table:table-cell>
          <table:table-cell office:value-type="float" office:value="0.0056009384427022" calcext:value-type="float">
            <text:p>0.005600938442702</text:p>
          </table:table-cell>
        </table:table-row>
        <table:table-row table:style-name="ro1">
          <table:table-cell table:number-columns-repeated="6"/>
          <table:table-cell office:value-type="float" office:value="-0.0026715267511776" calcext:value-type="float">
            <text:p>-0.002671526751178</text:p>
          </table:table-cell>
          <table:table-cell office:value-type="float" office:value="0.0057003919161046" calcext:value-type="float">
            <text:p>0.005700391916105</text:p>
          </table:table-cell>
        </table:table-row>
        <table:table-row table:style-name="ro1">
          <table:table-cell table:number-columns-repeated="6"/>
          <table:table-cell office:value-type="float" office:value="-0.0026450790465707" calcext:value-type="float">
            <text:p>-0.002645079046571</text:p>
          </table:table-cell>
          <table:table-cell office:value-type="float" office:value="0.0057995854134241" calcext:value-type="float">
            <text:p>0.005799585413424</text:p>
          </table:table-cell>
        </table:table-row>
        <table:table-row table:style-name="ro1">
          <table:table-cell table:number-columns-repeated="6"/>
          <table:table-cell office:value-type="float" office:value="-0.002618606240383" calcext:value-type="float">
            <text:p>-0.002618606240383</text:p>
          </table:table-cell>
          <table:table-cell office:value-type="float" office:value="0.0058985273675491" calcext:value-type="float">
            <text:p>0.005898527367549</text:p>
          </table:table-cell>
        </table:table-row>
        <table:table-row table:style-name="ro1">
          <table:table-cell table:number-columns-repeated="6"/>
          <table:table-cell office:value-type="float" office:value="-0.0025921089513701" calcext:value-type="float">
            <text:p>-0.00259210895137</text:p>
          </table:table-cell>
          <table:table-cell office:value-type="float" office:value="0.0059972258531239" calcext:value-type="float">
            <text:p>0.005997225853124</text:p>
          </table:table-cell>
        </table:table-row>
        <table:table-row table:style-name="ro1">
          <table:table-cell table:number-columns-repeated="6"/>
          <table:table-cell office:value-type="float" office:value="-0.0025655877772982" calcext:value-type="float">
            <text:p>-0.002565587777298</text:p>
          </table:table-cell>
          <table:table-cell office:value-type="float" office:value="0.0060956886042181" calcext:value-type="float">
            <text:p>0.006095688604218</text:p>
          </table:table-cell>
        </table:table-row>
        <table:table-row table:style-name="ro1">
          <table:table-cell table:number-columns-repeated="6"/>
          <table:table-cell office:value-type="float" office:value="-0.0025390432958365" calcext:value-type="float">
            <text:p>-0.002539043295837</text:p>
          </table:table-cell>
          <table:table-cell office:value-type="float" office:value="0.0061939230312039" calcext:value-type="float">
            <text:p>0.006193923031204</text:p>
          </table:table-cell>
        </table:table-row>
        <table:table-row table:style-name="ro1">
          <table:table-cell table:number-columns-repeated="6"/>
          <table:table-cell office:value-type="float" office:value="-0.0025124760654186" calcext:value-type="float">
            <text:p>-0.002512476065419</text:p>
          </table:table-cell>
          <table:table-cell office:value-type="float" office:value="0.0062919362368911" calcext:value-type="float">
            <text:p>0.006291936236891</text:p>
          </table:table-cell>
        </table:table-row>
        <table:table-row table:style-name="ro1">
          <table:table-cell table:number-columns-repeated="6"/>
          <table:table-cell office:value-type="float" office:value="-0.0024858866260713" calcext:value-type="float">
            <text:p>-0.002485886626071</text:p>
          </table:table-cell>
          <table:table-cell office:value-type="float" office:value="0.0063897350318774" calcext:value-type="float">
            <text:p>0.006389735031877</text:p>
          </table:table-cell>
        </table:table-row>
        <table:table-row table:style-name="ro1">
          <table:table-cell table:number-columns-repeated="6"/>
          <table:table-cell office:value-type="float" office:value="-0.0024592755002125" calcext:value-type="float">
            <text:p>-0.002459275500213</text:p>
          </table:table-cell>
          <table:table-cell office:value-type="float" office:value="0.0064873259492009" calcext:value-type="float">
            <text:p>0.006487325949201</text:p>
          </table:table-cell>
        </table:table-row>
        <table:table-row table:style-name="ro1">
          <table:table-cell table:number-columns-repeated="6"/>
          <table:table-cell office:value-type="float" office:value="-0.0024326431934169" calcext:value-type="float">
            <text:p>-0.002432643193417</text:p>
          </table:table-cell>
          <table:table-cell office:value-type="float" office:value="0.0065847152582301" calcext:value-type="float">
            <text:p>0.00658471525823</text:p>
          </table:table-cell>
        </table:table-row>
        <table:table-row table:style-name="ro1">
          <table:table-cell table:number-columns-repeated="6"/>
          <table:table-cell office:value-type="float" office:value="-0.002405990195151" calcext:value-type="float">
            <text:p>-0.002405990195151</text:p>
          </table:table-cell>
          <table:table-cell office:value-type="float" office:value="0.0066819089779275" calcext:value-type="float">
            <text:p>0.006681908977928</text:p>
          </table:table-cell>
        </table:table-row>
        <table:table-row table:style-name="ro1">
          <table:table-cell table:number-columns-repeated="6"/>
          <table:table-cell office:value-type="float" office:value="-0.0023793169794773" calcext:value-type="float">
            <text:p>-0.002379316979477</text:p>
          </table:table-cell>
          <table:table-cell office:value-type="float" office:value="0.0067789128894011" calcext:value-type="float">
            <text:p>0.006778912889401</text:p>
          </table:table-cell>
        </table:table-row>
        <table:table-row table:style-name="ro1">
          <table:table-cell table:number-columns-repeated="6"/>
          <table:table-cell office:value-type="float" office:value="-0.002352624005728" calcext:value-type="float">
            <text:p>-0.002352624005728</text:p>
          </table:table-cell>
          <table:table-cell office:value-type="float" office:value="0.0068757325478321" calcext:value-type="float">
            <text:p>0.006875732547832</text:p>
          </table:table-cell>
        </table:table-row>
        <table:table-row table:style-name="ro1">
          <table:table-cell table:number-columns-repeated="6"/>
          <table:table-cell office:value-type="float" office:value="-0.0023259117191493" calcext:value-type="float">
            <text:p>-0.002325911719149</text:p>
          </table:table-cell>
          <table:table-cell office:value-type="float" office:value="0.0069723732938024" calcext:value-type="float">
            <text:p>0.006972373293802</text:p>
          </table:table-cell>
        </table:table-row>
        <table:table-row table:style-name="ro1">
          <table:table-cell table:number-columns-repeated="6"/>
          <table:table-cell office:value-type="float" office:value="-0.0022991805515172" calcext:value-type="float">
            <text:p>-0.002299180551517</text:p>
          </table:table-cell>
          <table:table-cell office:value-type="float" office:value="0.0070688402640008" calcext:value-type="float">
            <text:p>0.007068840264001</text:p>
          </table:table-cell>
        </table:table-row>
        <table:table-row table:style-name="ro1">
          <table:table-cell table:number-columns-repeated="6"/>
          <table:table-cell office:value-type="float" office:value="-0.0022724309217246" calcext:value-type="float">
            <text:p>-0.002272430921725</text:p>
          </table:table-cell>
          <table:table-cell office:value-type="float" office:value="0.0071651384013781" calcext:value-type="float">
            <text:p>0.007165138401378</text:p>
          </table:table-cell>
        </table:table-row>
        <table:table-row table:style-name="ro1">
          <table:table-cell table:number-columns-repeated="6"/>
          <table:table-cell office:value-type="float" office:value="-0.0022456632363411" calcext:value-type="float">
            <text:p>-0.002245663236341</text:p>
          </table:table-cell>
          <table:table-cell office:value-type="float" office:value="0.0072612724647793" calcext:value-type="float">
            <text:p>0.007261272464779</text:p>
          </table:table-cell>
        </table:table-row>
        <table:table-row table:style-name="ro1">
          <table:table-cell table:number-columns-repeated="6"/>
          <table:table-cell office:value-type="float" office:value="-0.0022188778901472" calcext:value-type="float">
            <text:p>-0.002218877890147</text:p>
          </table:table-cell>
          <table:table-cell office:value-type="float" office:value="0.0073572470380339" calcext:value-type="float">
            <text:p>0.007357247038034</text:p>
          </table:table-cell>
        </table:table-row>
        <table:table-row table:style-name="ro1">
          <table:table-cell table:number-columns-repeated="6"/>
          <table:table-cell office:value-type="float" office:value="-0.0021920752666419" calcext:value-type="float">
            <text:p>-0.002192075266642</text:p>
          </table:table-cell>
          <table:table-cell office:value-type="float" office:value="0.0074530665385709" calcext:value-type="float">
            <text:p>0.007453066538571</text:p>
          </table:table-cell>
        </table:table-row>
        <table:table-row table:style-name="ro1">
          <table:table-cell table:number-columns-repeated="6"/>
          <table:table-cell office:value-type="float" office:value="-0.0021652557385261" calcext:value-type="float">
            <text:p>-0.002165255738526</text:p>
          </table:table-cell>
          <table:table-cell office:value-type="float" office:value="0.007548735225524" calcext:value-type="float">
            <text:p>0.007548735225524</text:p>
          </table:table-cell>
        </table:table-row>
        <table:table-row table:style-name="ro1">
          <table:table-cell table:number-columns-repeated="6"/>
          <table:table-cell office:value-type="float" office:value="-0.0021384837331914" calcext:value-type="float">
            <text:p>-0.002138483733191</text:p>
          </table:table-cell>
          <table:table-cell office:value-type="float" office:value="0.0076418368237212" calcext:value-type="float">
            <text:p>0.007641836823721</text:p>
          </table:table-cell>
        </table:table-row>
        <table:table-row table:style-name="ro1">
          <table:table-cell table:number-columns-repeated="6"/>
          <table:table-cell office:value-type="float" office:value="-0.0021120744390826" calcext:value-type="float">
            <text:p>-0.002112074439083</text:p>
          </table:table-cell>
          <table:table-cell office:value-type="float" office:value="0.0077222036790582" calcext:value-type="float">
            <text:p>0.007722203679058</text:p>
          </table:table-cell>
        </table:table-row>
        <table:table-row table:style-name="ro1">
          <table:table-cell table:number-columns-repeated="6"/>
          <table:table-cell office:value-type="float" office:value="-0.0020861716217957" calcext:value-type="float">
            <text:p>-0.002086171621796</text:p>
          </table:table-cell>
          <table:table-cell office:value-type="float" office:value="0.0077897059327901" calcext:value-type="float">
            <text:p>0.00778970593279</text:p>
          </table:table-cell>
        </table:table-row>
        <table:table-row table:style-name="ro1">
          <table:table-cell table:number-columns-repeated="6"/>
          <table:table-cell office:value-type="float" office:value="-0.0020602961230565" calcext:value-type="float">
            <text:p>-0.002060296123057</text:p>
          </table:table-cell>
          <table:table-cell office:value-type="float" office:value="0.0078569691165551" calcext:value-type="float">
            <text:p>0.007856969116555</text:p>
          </table:table-cell>
        </table:table-row>
        <table:table-row table:style-name="ro1">
          <table:table-cell table:number-columns-repeated="6"/>
          <table:table-cell office:value-type="float" office:value="-0.002034447605219" calcext:value-type="float">
            <text:p>-0.002034447605219</text:p>
          </table:table-cell>
          <table:table-cell office:value-type="float" office:value="0.0079240015266117" calcext:value-type="float">
            <text:p>0.007924001526612</text:p>
          </table:table-cell>
        </table:table-row>
        <table:table-row table:style-name="ro1">
          <table:table-cell table:number-columns-repeated="6"/>
          <table:table-cell office:value-type="float" office:value="-0.0020086257200642" calcext:value-type="float">
            <text:p>-0.002008625720064</text:p>
          </table:table-cell>
          <table:table-cell office:value-type="float" office:value="0.0079908110828185" calcext:value-type="float">
            <text:p>0.007990811082819</text:p>
          </table:table-cell>
        </table:table-row>
        <table:table-row table:style-name="ro1">
          <table:table-cell table:number-columns-repeated="6"/>
          <table:table-cell office:value-type="float" office:value="-0.0019828301104041" calcext:value-type="float">
            <text:p>-0.001982830110404</text:p>
          </table:table-cell>
          <table:table-cell office:value-type="float" office:value="0.0080574053493411" calcext:value-type="float">
            <text:p>0.008057405349341</text:p>
          </table:table-cell>
        </table:table-row>
        <table:table-row table:style-name="ro1">
          <table:table-cell table:number-columns-repeated="6"/>
          <table:table-cell office:value-type="float" office:value="-0.0019570604115351" calcext:value-type="float">
            <text:p>-0.001957060411535</text:p>
          </table:table-cell>
          <table:table-cell office:value-type="float" office:value="0.0081237915542015" calcext:value-type="float">
            <text:p>0.008123791554202</text:p>
          </table:table-cell>
        </table:table-row>
        <table:table-row table:style-name="ro1">
          <table:table-cell table:number-columns-repeated="6"/>
          <table:table-cell office:value-type="float" office:value="-0.0019309561587481" calcext:value-type="float">
            <text:p>-0.001930956158748</text:p>
          </table:table-cell>
          <table:table-cell office:value-type="float" office:value="0.0081884113044564" calcext:value-type="float">
            <text:p>0.008188411304456</text:p>
          </table:table-cell>
        </table:table-row>
        <table:table-row table:style-name="ro1">
          <table:table-cell table:number-columns-repeated="6"/>
          <table:table-cell office:value-type="float" office:value="-0.0019025820826693" calcext:value-type="float">
            <text:p>-0.001902582082669</text:p>
          </table:table-cell>
          <table:table-cell office:value-type="float" office:value="0.0082428717322874" calcext:value-type="float">
            <text:p>0.008242871732287</text:p>
          </table:table-cell>
        </table:table-row>
        <table:table-row table:style-name="ro1">
          <table:table-cell table:number-columns-repeated="6"/>
          <table:table-cell office:value-type="float" office:value="-0.0018741798668678" calcext:value-type="float">
            <text:p>-0.001874179866868</text:p>
          </table:table-cell>
          <table:table-cell office:value-type="float" office:value="0.0082969833715192" calcext:value-type="float">
            <text:p>0.008296983371519</text:p>
          </table:table-cell>
        </table:table-row>
        <table:table-row table:style-name="ro1">
          <table:table-cell table:number-columns-repeated="6"/>
          <table:table-cell office:value-type="float" office:value="-0.0018419316868859" calcext:value-type="float">
            <text:p>-0.001841931686886</text:p>
          </table:table-cell>
          <table:table-cell office:value-type="float" office:value="0.0083347058246431" calcext:value-type="float">
            <text:p>0.008334705824643</text:p>
          </table:table-cell>
        </table:table-row>
        <table:table-row table:style-name="ro1">
          <table:table-cell table:number-columns-repeated="6"/>
          <table:table-cell office:value-type="float" office:value="-0.0018096339125562" calcext:value-type="float">
            <text:p>-0.001809633912556</text:p>
          </table:table-cell>
          <table:table-cell office:value-type="float" office:value="0.0083721165270797" calcext:value-type="float">
            <text:p>0.00837211652708</text:p>
          </table:table-cell>
        </table:table-row>
        <table:table-row table:style-name="ro1">
          <table:table-cell table:number-columns-repeated="6"/>
          <table:table-cell office:value-type="float" office:value="-0.0017772887235673" calcext:value-type="float">
            <text:p>-0.001777288723567</text:p>
          </table:table-cell>
          <table:table-cell office:value-type="float" office:value="0.0084092302573235" calcext:value-type="float">
            <text:p>0.008409230257324</text:p>
          </table:table-cell>
        </table:table-row>
        <table:table-row table:style-name="ro1">
          <table:table-cell table:number-columns-repeated="6"/>
          <table:table-cell office:value-type="float" office:value="-0.001744898196831" calcext:value-type="float">
            <text:p>-0.001744898196831</text:p>
          </table:table-cell>
          <table:table-cell office:value-type="float" office:value="0.0084460610357694" calcext:value-type="float">
            <text:p>0.008446061035769</text:p>
          </table:table-cell>
        </table:table-row>
        <table:table-row table:style-name="ro1">
          <table:table-cell table:number-columns-repeated="6"/>
          <table:table-cell office:value-type="float" office:value="-0.0017124643107529" calcext:value-type="float">
            <text:p>-0.001712464310753</text:p>
          </table:table-cell>
          <table:table-cell office:value-type="float" office:value="0.0084826221623311" calcext:value-type="float">
            <text:p>0.008482622162331</text:p>
          </table:table-cell>
        </table:table-row>
        <table:table-row table:style-name="ro1">
          <table:table-cell table:number-columns-repeated="6"/>
          <table:table-cell office:value-type="float" office:value="-0.0016799889494571" calcext:value-type="float">
            <text:p>-0.001679988949457</text:p>
          </table:table-cell>
          <table:table-cell office:value-type="float" office:value="0.0085189262526934" calcext:value-type="float">
            <text:p>0.008518926252693</text:p>
          </table:table-cell>
        </table:table-row>
        <table:table-row table:style-name="ro1">
          <table:table-cell table:number-columns-repeated="6"/>
          <table:table-cell office:value-type="float" office:value="-0.0016474739069448" calcext:value-type="float">
            <text:p>-0.001647473906945</text:p>
          </table:table-cell>
          <table:table-cell office:value-type="float" office:value="0.0085549852732025" calcext:value-type="float">
            <text:p>0.008554985273203</text:p>
          </table:table-cell>
        </table:table-row>
        <table:table-row table:style-name="ro1">
          <table:table-cell table:number-columns-repeated="6"/>
          <table:table-cell office:value-type="float" office:value="-0.0016149208911698" calcext:value-type="float">
            <text:p>-0.00161492089117</text:p>
          </table:table-cell>
          <table:table-cell office:value-type="float" office:value="0.0085908105743436" calcext:value-type="float">
            <text:p>0.008590810574344</text:p>
          </table:table-cell>
        </table:table-row>
        <table:table-row table:style-name="ro1">
          <table:table-cell table:number-columns-repeated="6"/>
          <table:table-cell office:value-type="float" office:value="-0.0015823315280167" calcext:value-type="float">
            <text:p>-0.001582331528017</text:p>
          </table:table-cell>
          <table:table-cell office:value-type="float" office:value="0.0086264129228579" calcext:value-type="float">
            <text:p>0.008626412922858</text:p>
          </table:table-cell>
        </table:table-row>
        <table:table-row table:style-name="ro1">
          <table:table-cell table:number-columns-repeated="6"/>
          <table:table-cell office:value-type="float" office:value="-0.0015497073651718" calcext:value-type="float">
            <text:p>-0.001549707365172</text:p>
          </table:table-cell>
          <table:table-cell office:value-type="float" office:value="0.0086618025324354" calcext:value-type="float">
            <text:p>0.008661802532435</text:p>
          </table:table-cell>
        </table:table-row>
        <table:table-row table:style-name="ro1">
          <table:table-cell table:number-columns-repeated="6"/>
          <table:table-cell office:value-type="float" office:value="-0.0015170498758747" calcext:value-type="float">
            <text:p>-0.001517049875875</text:p>
          </table:table-cell>
          <table:table-cell office:value-type="float" office:value="0.008696989093055" calcext:value-type="float">
            <text:p>0.008696989093055</text:p>
          </table:table-cell>
        </table:table-row>
        <table:table-row table:style-name="ro1">
          <table:table-cell table:number-columns-repeated="6"/>
          <table:table-cell office:value-type="float" office:value="-0.0014843604625477" calcext:value-type="float">
            <text:p>-0.001484360462548</text:p>
          </table:table-cell>
          <table:table-cell office:value-type="float" office:value="0.0087319817989413" calcext:value-type="float">
            <text:p>0.008731981798941</text:p>
          </table:table-cell>
        </table:table-row>
        <table:table-row table:style-name="ro1">
          <table:table-cell table:number-columns-repeated="6"/>
          <table:table-cell office:value-type="float" office:value="-0.0014516404602939" calcext:value-type="float">
            <text:p>-0.001451640460294</text:p>
          </table:table-cell>
          <table:table-cell office:value-type="float" office:value="0.0087667893752175" calcext:value-type="float">
            <text:p>0.008766789375218</text:p>
          </table:table-cell>
        </table:table-row>
        <table:table-row table:style-name="ro1">
          <table:table-cell table:number-columns-repeated="6"/>
          <table:table-cell office:value-type="float" office:value="-0.0014188911402642" calcext:value-type="float">
            <text:p>-0.001418891140264</text:p>
          </table:table-cell>
          <table:table-cell office:value-type="float" office:value="0.0088014201032429" calcext:value-type="float">
            <text:p>0.008801420103243</text:p>
          </table:table-cell>
        </table:table-row>
        <table:table-row table:style-name="ro1">
          <table:table-cell table:number-columns-repeated="6"/>
          <table:table-cell office:value-type="float" office:value="-0.0013861137128888" calcext:value-type="float">
            <text:p>-0.001386113712889</text:p>
          </table:table-cell>
          <table:table-cell office:value-type="float" office:value="0.0088358818446855" calcext:value-type="float">
            <text:p>0.008835881844686</text:p>
          </table:table-cell>
        </table:table-row>
        <table:table-row table:style-name="ro1">
          <table:table-cell table:number-columns-repeated="6"/>
          <table:table-cell office:value-type="float" office:value="-0.0013533093309732" calcext:value-type="float">
            <text:p>-0.001353309330973</text:p>
          </table:table-cell>
          <table:table-cell office:value-type="float" office:value="0.008870182064383" calcext:value-type="float">
            <text:p>0.008870182064383</text:p>
          </table:table-cell>
        </table:table-row>
        <table:table-row table:style-name="ro1">
          <table:table-cell table:number-columns-repeated="6"/>
          <table:table-cell office:value-type="float" office:value="-0.0013198449250797" calcext:value-type="float">
            <text:p>-0.00131984492508</text:p>
          </table:table-cell>
          <table:table-cell office:value-type="float" office:value="0.0089021964791385" calcext:value-type="float">
            <text:p>0.008902196479139</text:p>
          </table:table-cell>
        </table:table-row>
        <table:table-row table:style-name="ro1">
          <table:table-cell table:number-columns-repeated="6"/>
          <table:table-cell office:value-type="float" office:value="-0.0012858223415109" calcext:value-type="float">
            <text:p>-0.001285822341511</text:p>
          </table:table-cell>
          <table:table-cell office:value-type="float" office:value="0.0089322680213082" calcext:value-type="float">
            <text:p>0.008932268021308</text:p>
          </table:table-cell>
        </table:table-row>
        <table:table-row table:style-name="ro1">
          <table:table-cell table:number-columns-repeated="6"/>
          <table:table-cell office:value-type="float" office:value="-0.0012517936040576" calcext:value-type="float">
            <text:p>-0.001251793604058</text:p>
          </table:table-cell>
          <table:table-cell office:value-type="float" office:value="0.0089622526924933" calcext:value-type="float">
            <text:p>0.008962252692493</text:p>
          </table:table-cell>
        </table:table-row>
        <table:table-row table:style-name="ro1">
          <table:table-cell table:number-columns-repeated="6"/>
          <table:table-cell office:value-type="float" office:value="-0.0012171618124744" calcext:value-type="float">
            <text:p>-0.001217161812474</text:p>
          </table:table-cell>
          <table:table-cell office:value-type="float" office:value="0.0089902148562407" calcext:value-type="float">
            <text:p>0.008990214856241</text:p>
          </table:table-cell>
        </table:table-row>
        <table:table-row table:style-name="ro1">
          <table:table-cell table:number-columns-repeated="6"/>
          <table:table-cell office:value-type="float" office:value="-0.0011814941816403" calcext:value-type="float">
            <text:p>-0.00118149418164</text:p>
          </table:table-cell>
          <table:table-cell office:value-type="float" office:value="0.0090147440434467" calcext:value-type="float">
            <text:p>0.009014744043447</text:p>
          </table:table-cell>
        </table:table-row>
        <table:table-row table:style-name="ro1">
          <table:table-cell table:number-columns-repeated="6"/>
          <table:table-cell office:value-type="float" office:value="-0.0011458243519995" calcext:value-type="float">
            <text:p>-0.001145824352</text:p>
          </table:table-cell>
          <table:table-cell office:value-type="float" office:value="0.0090391936220831" calcext:value-type="float">
            <text:p>0.009039193622083</text:p>
          </table:table-cell>
        </table:table-row>
        <table:table-row table:style-name="ro1">
          <table:table-cell table:number-columns-repeated="6"/>
          <table:table-cell office:value-type="float" office:value="-0.0011101527812636" calcext:value-type="float">
            <text:p>-0.001110152781264</text:p>
          </table:table-cell>
          <table:table-cell office:value-type="float" office:value="0.0090635675216885" calcext:value-type="float">
            <text:p>0.009063567521689</text:p>
          </table:table-cell>
        </table:table-row>
        <table:table-row table:style-name="ro1">
          <table:table-cell table:number-columns-repeated="6"/>
          <table:table-cell office:value-type="float" office:value="-0.0010744798998404" calcext:value-type="float">
            <text:p>-0.00107447989984</text:p>
          </table:table-cell>
          <table:table-cell office:value-type="float" office:value="0.0090878694635432" calcext:value-type="float">
            <text:p>0.009087869463543</text:p>
          </table:table-cell>
        </table:table-row>
        <table:table-row table:style-name="ro1">
          <table:table-cell table:number-columns-repeated="6"/>
          <table:table-cell office:value-type="float" office:value="-0.0010388061122797" calcext:value-type="float">
            <text:p>-0.00103880611228</text:p>
          </table:table-cell>
          <table:table-cell office:value-type="float" office:value="0.0091121029727728" calcext:value-type="float">
            <text:p>0.009112102972773</text:p>
          </table:table-cell>
        </table:table-row>
        <table:table-row table:style-name="ro1">
          <table:table-cell table:number-columns-repeated="6"/>
          <table:table-cell office:value-type="float" office:value="-0.001003131798636" calcext:value-type="float">
            <text:p>-0.001003131798636</text:p>
          </table:table-cell>
          <table:table-cell office:value-type="float" office:value="0.0091362713896582" calcext:value-type="float">
            <text:p>0.009136271389658</text:p>
          </table:table-cell>
        </table:table-row>
        <table:table-row table:style-name="ro1">
          <table:table-cell table:number-columns-repeated="6"/>
          <table:table-cell office:value-type="float" office:value="-0.00096745731575509" calcext:value-type="float">
            <text:p>-0.000967457315755</text:p>
          </table:table-cell>
          <table:table-cell office:value-type="float" office:value="0.0091603778802169" calcext:value-type="float">
            <text:p>0.009160377880217</text:p>
          </table:table-cell>
        </table:table-row>
        <table:table-row table:style-name="ro1">
          <table:table-cell table:number-columns-repeated="6"/>
          <table:table-cell office:value-type="float" office:value="-0.00093178299848786" calcext:value-type="float">
            <text:p>-0.000931782998488</text:p>
          </table:table-cell>
          <table:table-cell office:value-type="float" office:value="0.0091844254461166" calcext:value-type="float">
            <text:p>0.009184425446117</text:p>
          </table:table-cell>
        </table:table-row>
        <table:table-row table:style-name="ro1">
          <table:table-cell table:number-columns-repeated="6"/>
          <table:table-cell office:value-type="float" office:value="-0.00089610916083847" calcext:value-type="float">
            <text:p>-0.000896109160838</text:p>
          </table:table-cell>
          <table:table-cell office:value-type="float" office:value="0.0092084169339492" calcext:value-type="float">
            <text:p>0.009208416933949</text:p>
          </table:table-cell>
        </table:table-row>
        <table:table-row table:style-name="ro1">
          <table:table-cell table:number-columns-repeated="6"/>
          <table:table-cell office:value-type="float" office:value="-0.00086043609704946" calcext:value-type="float">
            <text:p>-0.000860436097049</text:p>
          </table:table-cell>
          <table:table-cell office:value-type="float" office:value="0.0092323550439348" calcext:value-type="float">
            <text:p>0.009232355043935</text:p>
          </table:table-cell>
        </table:table-row>
        <table:table-row table:style-name="ro1">
          <table:table-cell table:number-columns-repeated="6"/>
          <table:table-cell office:value-type="float" office:value="-0.00082505070010606" calcext:value-type="float">
            <text:p>-0.000825050700106</text:p>
          </table:table-cell>
          <table:table-cell office:value-type="float" office:value="0.0092520175755603" calcext:value-type="float">
            <text:p>0.00925201757556</text:p>
          </table:table-cell>
        </table:table-row>
        <table:table-row table:style-name="ro1">
          <table:table-cell table:number-columns-repeated="6"/>
          <table:table-cell office:value-type="float" office:value="-0.00078967148423924" calcext:value-type="float">
            <text:p>-0.000789671484239</text:p>
          </table:table-cell>
          <table:table-cell office:value-type="float" office:value="0.0092716220697947" calcext:value-type="float">
            <text:p>0.009271622069795</text:p>
          </table:table-cell>
        </table:table-row>
        <table:table-row table:style-name="ro1">
          <table:table-cell table:number-columns-repeated="6"/>
          <table:table-cell office:value-type="float" office:value="-0.00075309393877252" calcext:value-type="float">
            <text:p>-0.000753093938773</text:p>
          </table:table-cell>
          <table:table-cell office:value-type="float" office:value="0.0092862000290946" calcext:value-type="float">
            <text:p>0.009286200029095</text:p>
          </table:table-cell>
        </table:table-row>
        <table:table-row table:style-name="ro1">
          <table:table-cell table:number-columns-repeated="6"/>
          <table:table-cell office:value-type="float" office:value="-0.0007165185256979" calcext:value-type="float">
            <text:p>-0.000716518525698</text:p>
          </table:table-cell>
          <table:table-cell office:value-type="float" office:value="0.0093007256232686" calcext:value-type="float">
            <text:p>0.009300725623269</text:p>
          </table:table-cell>
        </table:table-row>
        <table:table-row table:style-name="ro1">
          <table:table-cell table:number-columns-repeated="6"/>
          <table:table-cell office:value-type="float" office:value="-0.00067994550043142" calcext:value-type="float">
            <text:p>-0.000679945500431</text:p>
          </table:table-cell>
          <table:table-cell office:value-type="float" office:value="0.0093152014062649" calcext:value-type="float">
            <text:p>0.009315201406265</text:p>
          </table:table-cell>
        </table:table-row>
        <table:table-row table:style-name="ro1">
          <table:table-cell table:number-columns-repeated="6"/>
          <table:table-cell office:value-type="float" office:value="-0.00064337509991516" calcext:value-type="float">
            <text:p>-0.000643375099915</text:p>
          </table:table-cell>
          <table:table-cell office:value-type="float" office:value="0.009329629793903" calcext:value-type="float">
            <text:p>0.009329629793903</text:p>
          </table:table-cell>
        </table:table-row>
        <table:table-row table:style-name="ro1">
          <table:table-cell table:number-columns-repeated="6"/>
          <table:table-cell office:value-type="float" office:value="-0.00060680754366083" calcext:value-type="float">
            <text:p>-0.000606807543661</text:p>
          </table:table-cell>
          <table:table-cell office:value-type="float" office:value="0.0093440130720561" calcext:value-type="float">
            <text:p>0.009344013072056</text:p>
          </table:table-cell>
        </table:table-row>
        <table:table-row table:style-name="ro1">
          <table:table-cell table:number-columns-repeated="6"/>
          <table:table-cell office:value-type="float" office:value="-0.00057024303473443" calcext:value-type="float">
            <text:p>-0.000570243034734</text:p>
          </table:table-cell>
          <table:table-cell office:value-type="float" office:value="0.0093583534042999" calcext:value-type="float">
            <text:p>0.0093583534043</text:p>
          </table:table-cell>
        </table:table-row>
        <table:table-row table:style-name="ro1">
          <table:table-cell table:number-columns-repeated="6"/>
          <table:table-cell office:value-type="float" office:value="-0.00053368176068559" calcext:value-type="float">
            <text:p>-0.000533681760686</text:p>
          </table:table-cell>
          <table:table-cell office:value-type="float" office:value="0.0093726528390694" calcext:value-type="float">
            <text:p>0.009372652839069</text:p>
          </table:table-cell>
        </table:table-row>
        <table:table-row table:style-name="ro1">
          <table:table-cell table:number-columns-repeated="6"/>
          <table:table-cell office:value-type="float" office:value="-0.000497123894425" calcext:value-type="float">
            <text:p>-0.000497123894425</text:p>
          </table:table-cell>
          <table:table-cell office:value-type="float" office:value="0.00938691331635" calcext:value-type="float">
            <text:p>0.00938691331635</text:p>
          </table:table-cell>
        </table:table-row>
        <table:table-row table:style-name="ro1">
          <table:table-cell table:number-columns-repeated="6"/>
          <table:table-cell office:value-type="float" office:value="-0.00046056959505314" calcext:value-type="float">
            <text:p>-0.000460569595053</text:p>
          </table:table-cell>
          <table:table-cell office:value-type="float" office:value="0.0094011366739505" calcext:value-type="float">
            <text:p>0.009401136673951</text:p>
          </table:table-cell>
        </table:table-row>
        <table:table-row table:style-name="ro1">
          <table:table-cell table:number-columns-repeated="6"/>
          <table:table-cell office:value-type="float" office:value="-0.00042401900864313" calcext:value-type="float">
            <text:p>-0.000424019008643</text:p>
          </table:table-cell>
          <table:table-cell office:value-type="float" office:value="0.0094153246533684" calcext:value-type="float">
            <text:p>0.009415324653368</text:p>
          </table:table-cell>
        </table:table-row>
        <table:table-row table:style-name="ro1">
          <table:table-cell table:number-columns-repeated="6"/>
          <table:table-cell office:value-type="float" office:value="-0.00038747226898053" calcext:value-type="float">
            <text:p>-0.000387472268981</text:p>
          </table:table-cell>
          <table:table-cell office:value-type="float" office:value="0.0094294789052963" calcext:value-type="float">
            <text:p>0.009429478905296</text:p>
          </table:table-cell>
        </table:table-row>
        <table:table-row table:style-name="ro1">
          <table:table-cell table:number-columns-repeated="6"/>
          <table:table-cell office:value-type="float" office:value="-0.00035092949826266" calcext:value-type="float">
            <text:p>-0.000350929498263</text:p>
          </table:table-cell>
          <table:table-cell office:value-type="float" office:value="0.0094436009947731" calcext:value-type="float">
            <text:p>0.009443600994773</text:p>
          </table:table-cell>
        </table:table-row>
        <table:table-row table:style-name="ro1">
          <table:table-cell table:number-columns-repeated="6"/>
          <table:table-cell office:value-type="float" office:value="-0.00031439080775963" calcext:value-type="float">
            <text:p>-0.00031439080776</text:p>
          </table:table-cell>
          <table:table-cell office:value-type="float" office:value="0.0094576924060222" calcext:value-type="float">
            <text:p>0.009457692406022</text:p>
          </table:table-cell>
        </table:table-row>
        <table:table-row table:style-name="ro1">
          <table:table-cell table:number-columns-repeated="6"/>
          <table:table-cell office:value-type="float" office:value="-0.00027797962573994" calcext:value-type="float">
            <text:p>-0.00027797962574</text:p>
          </table:table-cell>
          <table:table-cell office:value-type="float" office:value="0.009471563600285" calcext:value-type="float">
            <text:p>0.009471563600285</text:p>
          </table:table-cell>
        </table:table-row>
        <table:table-row table:style-name="ro1">
          <table:table-cell table:number-columns-repeated="6"/>
          <table:table-cell office:value-type="float" office:value="-0.00024230860604903" calcext:value-type="float">
            <text:p>-0.000242308606049</text:p>
          </table:table-cell>
          <table:table-cell office:value-type="float" office:value="0.0094842637487386" calcext:value-type="float">
            <text:p>0.009484263748739</text:p>
          </table:table-cell>
        </table:table-row>
        <table:table-row table:style-name="ro1">
          <table:table-cell table:number-columns-repeated="6"/>
          <table:table-cell office:value-type="float" office:value="-0.0002066375306031" calcext:value-type="float">
            <text:p>-0.000206637530603</text:p>
          </table:table-cell>
          <table:table-cell office:value-type="float" office:value="0.0094969370446994" calcext:value-type="float">
            <text:p>0.009496937044699</text:p>
          </table:table-cell>
        </table:table-row>
        <table:table-row table:style-name="ro1">
          <table:table-cell table:number-columns-repeated="6"/>
          <table:table-cell office:value-type="float" office:value="-0.00017096652840837" calcext:value-type="float">
            <text:p>-0.000170966528408</text:p>
          </table:table-cell>
          <table:table-cell office:value-type="float" office:value="0.0095095845774487" calcext:value-type="float">
            <text:p>0.009509584577449</text:p>
          </table:table-cell>
        </table:table-row>
        <table:table-row table:style-name="ro1">
          <table:table-cell table:number-columns-repeated="6"/>
          <table:table-cell office:value-type="float" office:value="-0.00013529572000004" calcext:value-type="float">
            <text:p>-0.00013529572</text:p>
          </table:table-cell>
          <table:table-cell office:value-type="float" office:value="0.0095222073820006" calcext:value-type="float">
            <text:p>0.009522207382001</text:p>
          </table:table-cell>
        </table:table-row>
        <table:table-row table:style-name="ro1">
          <table:table-cell table:number-columns-repeated="6"/>
          <table:table-cell office:value-type="float" office:value="-0.000099625217931827" calcext:value-type="float">
            <text:p>-9.9625217931827E-05</text:p>
          </table:table-cell>
          <table:table-cell office:value-type="float" office:value="0.0095348064421638" calcext:value-type="float">
            <text:p>0.009534806442164</text:p>
          </table:table-cell>
        </table:table-row>
        <table:table-row table:style-name="ro1">
          <table:table-cell table:number-columns-repeated="6"/>
          <table:table-cell office:value-type="float" office:value="-0.000063955127236694" calcext:value-type="float">
            <text:p>-6.3955127236694E-05</text:p>
          </table:table-cell>
          <table:table-cell office:value-type="float" office:value="0.0095473826933972" calcext:value-type="float">
            <text:p>0.009547382693397</text:p>
          </table:table-cell>
        </table:table-row>
        <table:table-row table:style-name="ro1">
          <table:table-cell table:number-columns-repeated="6"/>
          <table:table-cell office:value-type="float" office:value="-0.000028285545861822" calcext:value-type="float">
            <text:p>-2.8285545861822E-05</text:p>
          </table:table-cell>
          <table:table-cell office:value-type="float" office:value="0.0095599370254917" calcext:value-type="float">
            <text:p>0.009559937025492</text:p>
          </table:table-cell>
        </table:table-row>
        <table:table-row table:style-name="ro1">
          <table:table-cell table:number-columns-repeated="6"/>
          <table:table-cell office:value-type="float" office:value="0.0000073834349209777" calcext:value-type="float">
            <text:p>7.3834349209777E-06</text:p>
          </table:table-cell>
          <table:table-cell office:value-type="float" office:value="0.0095724702850821" calcext:value-type="float">
            <text:p>0.009572470285082</text:p>
          </table:table-cell>
        </table:table-row>
        <table:table-row table:style-name="ro1">
          <table:table-cell table:number-columns-repeated="6"/>
          <table:table-cell office:value-type="float" office:value="0.000041749705676675" calcext:value-type="float">
            <text:p>4.1749705676675E-05</text:p>
          </table:table-cell>
          <table:table-cell office:value-type="float" office:value="0.0095832321768403" calcext:value-type="float">
            <text:p>0.00958323217684</text:p>
          </table:table-cell>
        </table:table-row>
        <table:table-row table:style-name="ro1">
          <table:table-cell table:number-columns-repeated="6"/>
          <table:table-cell office:value-type="float" office:value="0.000076049324537522" calcext:value-type="float">
            <text:p>7.6049324537522E-05</text:p>
          </table:table-cell>
          <table:table-cell office:value-type="float" office:value="0.0095938687905374" calcext:value-type="float">
            <text:p>0.009593868790537</text:p>
          </table:table-cell>
        </table:table-row>
        <table:table-row table:style-name="ro1">
          <table:table-cell table:number-columns-repeated="6"/>
          <table:table-cell office:value-type="float" office:value="0.0001103512566777" calcext:value-type="float">
            <text:p>0.000110351256678</text:p>
          </table:table-cell>
          <table:table-cell office:value-type="float" office:value="0.0096044737213259" calcext:value-type="float">
            <text:p>0.009604473721326</text:p>
          </table:table-cell>
        </table:table-row>
        <table:table-row table:style-name="ro1">
          <table:table-cell table:number-columns-repeated="6"/>
          <table:table-cell office:value-type="float" office:value="0.00014554813458617" calcext:value-type="float">
            <text:p>0.000145548134586</text:p>
          </table:table-cell>
          <table:table-cell office:value-type="float" office:value="0.0096121830271278" calcext:value-type="float">
            <text:p>0.009612183027128</text:p>
          </table:table-cell>
        </table:table-row>
        <table:table-row table:style-name="ro1">
          <table:table-cell table:number-columns-repeated="6"/>
          <table:table-cell office:value-type="float" office:value="0.00018074913680804" calcext:value-type="float">
            <text:p>0.000180749136808</text:p>
          </table:table-cell>
          <table:table-cell office:value-type="float" office:value="0.0096198592037178" calcext:value-type="float">
            <text:p>0.009619859203718</text:p>
          </table:table-cell>
        </table:table-row>
        <table:table-row table:style-name="ro1">
          <table:table-cell table:number-columns-repeated="6"/>
          <table:table-cell office:value-type="float" office:value="0.000215954248577" calcext:value-type="float">
            <text:p>0.000215954248577</text:p>
          </table:table-cell>
          <table:table-cell office:value-type="float" office:value="0.009627503610251" calcext:value-type="float">
            <text:p>0.009627503610251</text:p>
          </table:table-cell>
        </table:table-row>
        <table:table-row table:style-name="ro1">
          <table:table-cell table:number-columns-repeated="6"/>
          <table:table-cell office:value-type="float" office:value="0.00025116345346626" calcext:value-type="float">
            <text:p>0.000251163453466</text:p>
          </table:table-cell>
          <table:table-cell office:value-type="float" office:value="0.0096351175435312" calcext:value-type="float">
            <text:p>0.009635117543531</text:p>
          </table:table-cell>
        </table:table-row>
        <table:table-row table:style-name="ro1">
          <table:table-cell table:number-columns-repeated="6"/>
          <table:table-cell office:value-type="float" office:value="0.0002863767334929" calcext:value-type="float">
            <text:p>0.000286376733493</text:p>
          </table:table-cell>
          <table:table-cell office:value-type="float" office:value="0.0096427022414425" calcext:value-type="float">
            <text:p>0.009642702241443</text:p>
          </table:table-cell>
        </table:table-row>
        <table:table-row table:style-name="ro1">
          <table:table-cell table:number-columns-repeated="6"/>
          <table:table-cell office:value-type="float" office:value="0.00032159406917024" calcext:value-type="float">
            <text:p>0.00032159406917</text:p>
          </table:table-cell>
          <table:table-cell office:value-type="float" office:value="0.0096502588873909" calcext:value-type="float">
            <text:p>0.009650258887391</text:p>
          </table:table-cell>
        </table:table-row>
        <table:table-row table:style-name="ro1">
          <table:table-cell table:number-columns-repeated="6"/>
          <table:table-cell office:value-type="float" office:value="0.00035681543956333" calcext:value-type="float">
            <text:p>0.000356815439563</text:p>
          </table:table-cell>
          <table:table-cell office:value-type="float" office:value="0.0096577886116791" calcext:value-type="float">
            <text:p>0.009657788611679</text:p>
          </table:table-cell>
        </table:table-row>
        <table:table-row table:style-name="ro1">
          <table:table-cell table:number-columns-repeated="6"/>
          <table:table-cell office:value-type="float" office:value="0.00039204082234083" calcext:value-type="float">
            <text:p>0.000392040822341</text:p>
          </table:table-cell>
          <table:table-cell office:value-type="float" office:value="0.0096652924937784" calcext:value-type="float">
            <text:p>0.009665292493778</text:p>
          </table:table-cell>
        </table:table-row>
        <table:table-row table:style-name="ro1">
          <table:table-cell table:number-columns-repeated="6"/>
          <table:table-cell office:value-type="float" office:value="0.00042727019383271" calcext:value-type="float">
            <text:p>0.000427270193833</text:p>
          </table:table-cell>
          <table:table-cell office:value-type="float" office:value="0.0096727715658479" calcext:value-type="float">
            <text:p>0.009672771565848</text:p>
          </table:table-cell>
        </table:table-row>
        <table:table-row table:style-name="ro1">
          <table:table-cell table:number-columns-repeated="6"/>
          <table:table-cell office:value-type="float" office:value="0.00046250352908815" calcext:value-type="float">
            <text:p>0.000462503529088</text:p>
          </table:table-cell>
          <table:table-cell office:value-type="float" office:value="0.0096802268140695" calcext:value-type="float">
            <text:p>0.00968022681407</text:p>
          </table:table-cell>
        </table:table-row>
        <table:table-row table:style-name="ro1">
          <table:table-cell table:number-columns-repeated="6"/>
          <table:table-cell office:value-type="float" office:value="0.00049774080193129" calcext:value-type="float">
            <text:p>0.000497740801931</text:p>
          </table:table-cell>
          <table:table-cell office:value-type="float" office:value="0.009687659182292" calcext:value-type="float">
            <text:p>0.009687659182292</text:p>
          </table:table-cell>
        </table:table-row>
        <table:table-row table:style-name="ro1">
          <table:table-cell table:number-columns-repeated="6"/>
          <table:table-cell office:value-type="float" office:value="0.00053298198501683" calcext:value-type="float">
            <text:p>0.000532981985017</text:p>
          </table:table-cell>
          <table:table-cell office:value-type="float" office:value="0.0096950695722372" calcext:value-type="float">
            <text:p>0.009695069572237</text:p>
          </table:table-cell>
        </table:table-row>
        <table:table-row table:style-name="ro1">
          <table:table-cell table:number-columns-repeated="6"/>
          <table:table-cell office:value-type="float" office:value="0.00056822704988469" calcext:value-type="float">
            <text:p>0.000568227049885</text:p>
          </table:table-cell>
          <table:table-cell office:value-type="float" office:value="0.0097024588460636" calcext:value-type="float">
            <text:p>0.009702458846064</text:p>
          </table:table-cell>
        </table:table-row>
        <table:table-row table:style-name="ro1">
          <table:table-cell table:number-columns-repeated="6"/>
          <table:table-cell office:value-type="float" office:value="0.00060347596701211" calcext:value-type="float">
            <text:p>0.000603475967012</text:p>
          </table:table-cell>
          <table:table-cell office:value-type="float" office:value="0.0097098278293407" calcext:value-type="float">
            <text:p>0.009709827829341</text:p>
          </table:table-cell>
        </table:table-row>
        <table:table-row table:style-name="ro1">
          <table:table-cell table:number-columns-repeated="6"/>
          <table:table-cell office:value-type="float" office:value="0.00063872870587903" calcext:value-type="float">
            <text:p>0.000638728705879</text:p>
          </table:table-cell>
          <table:table-cell office:value-type="float" office:value="0.0097171773109995" calcext:value-type="float">
            <text:p>0.009717177311</text:p>
          </table:table-cell>
        </table:table-row>
        <table:table-row table:style-name="ro1">
          <table:table-cell table:number-columns-repeated="6"/>
          <table:table-cell office:value-type="float" office:value="0.00067398523503398" calcext:value-type="float">
            <text:p>0.000673985235034</text:p>
          </table:table-cell>
          <table:table-cell office:value-type="float" office:value="0.0097245080466916" calcext:value-type="float">
            <text:p>0.009724508046692</text:p>
          </table:table-cell>
        </table:table-row>
        <table:table-row table:style-name="ro1">
          <table:table-cell table:number-columns-repeated="6"/>
          <table:table-cell office:value-type="float" office:value="0.00070924552214645" calcext:value-type="float">
            <text:p>0.000709245522146</text:p>
          </table:table-cell>
          <table:table-cell office:value-type="float" office:value="0.0097318207589667" calcext:value-type="float">
            <text:p>0.009731820758967</text:p>
          </table:table-cell>
        </table:table-row>
        <table:table-row table:style-name="ro1">
          <table:table-cell table:number-columns-repeated="6"/>
          <table:table-cell office:value-type="float" office:value="0.00074420537423831" calcext:value-type="float">
            <text:p>0.000744205374238</text:p>
          </table:table-cell>
          <table:table-cell office:value-type="float" office:value="0.0097381159158822" calcext:value-type="float">
            <text:p>0.009738115915882</text:p>
          </table:table-cell>
        </table:table-row>
        <table:table-row table:style-name="ro1">
          <table:table-cell table:number-columns-repeated="6"/>
          <table:table-cell office:value-type="float" office:value="0.00077916805558427" calcext:value-type="float">
            <text:p>0.000779168055584</text:p>
          </table:table-cell>
          <table:table-cell office:value-type="float" office:value="0.009744394207915" calcext:value-type="float">
            <text:p>0.009744394207915</text:p>
          </table:table-cell>
        </table:table-row>
        <table:table-row table:style-name="ro1">
          <table:table-cell table:number-columns-repeated="6"/>
          <table:table-cell office:value-type="float" office:value="0.00081382389856667" calcext:value-type="float">
            <text:p>0.000813823898567</text:p>
          </table:table-cell>
          <table:table-cell office:value-type="float" office:value="0.0097496183220068" calcext:value-type="float">
            <text:p>0.009749618322007</text:p>
          </table:table-cell>
        </table:table-row>
        <table:table-row table:style-name="ro1">
          <table:table-cell table:number-columns-repeated="6"/>
          <table:table-cell office:value-type="float" office:value="0.0008484819046392" calcext:value-type="float">
            <text:p>0.000848481904639</text:p>
          </table:table-cell>
          <table:table-cell office:value-type="float" office:value="0.0097548259920914" calcext:value-type="float">
            <text:p>0.009754825992091</text:p>
          </table:table-cell>
        </table:table-row>
        <table:table-row table:style-name="ro1">
          <table:table-cell table:number-columns-repeated="6"/>
          <table:table-cell office:value-type="float" office:value="0.00088314211142879" calcext:value-type="float">
            <text:p>0.000883142111429</text:p>
          </table:table-cell>
          <table:table-cell office:value-type="float" office:value="0.0097600178629009" calcext:value-type="float">
            <text:p>0.009760017862901</text:p>
          </table:table-cell>
        </table:table-row>
        <table:table-row table:style-name="ro1">
          <table:table-cell table:number-columns-repeated="6"/>
          <table:table-cell office:value-type="float" office:value="0.00091780455219141" calcext:value-type="float">
            <text:p>0.000917804552191</text:p>
          </table:table-cell>
          <table:table-cell office:value-type="float" office:value="0.009765194549298" calcext:value-type="float">
            <text:p>0.009765194549298</text:p>
          </table:table-cell>
        </table:table-row>
        <table:table-row table:style-name="ro1">
          <table:table-cell table:number-columns-repeated="6"/>
          <table:table-cell office:value-type="float" office:value="0.00095246925608506" calcext:value-type="float">
            <text:p>0.000952469256085</text:p>
          </table:table-cell>
          <table:table-cell office:value-type="float" office:value="0.0097703566377558" calcext:value-type="float">
            <text:p>0.009770356637756</text:p>
          </table:table-cell>
        </table:table-row>
        <table:table-row table:style-name="ro1">
          <table:table-cell table:number-columns-repeated="6"/>
          <table:table-cell office:value-type="float" office:value="0.00098712133623976" calcext:value-type="float">
            <text:p>0.00098712133624</text:p>
          </table:table-cell>
          <table:table-cell office:value-type="float" office:value="0.0097743764216986" calcext:value-type="float">
            <text:p>0.009774376421699</text:p>
          </table:table-cell>
        </table:table-row>
        <table:table-row table:style-name="ro1">
          <table:table-cell table:number-columns-repeated="6"/>
          <table:table-cell office:value-type="float" office:value="0.0010217746137854" calcext:value-type="float">
            <text:p>0.001021774613785</text:p>
          </table:table-cell>
          <table:table-cell office:value-type="float" office:value="0.0097783849975787" calcext:value-type="float">
            <text:p>0.009778384997579</text:p>
          </table:table-cell>
        </table:table-row>
        <table:table-row table:style-name="ro1">
          <table:table-cell table:number-columns-repeated="6"/>
          <table:table-cell office:value-type="float" office:value="0.0010563926731278" calcext:value-type="float">
            <text:p>0.001056392673128</text:p>
          </table:table-cell>
          <table:table-cell office:value-type="float" office:value="0.0097812950833083" calcext:value-type="float">
            <text:p>0.009781295083308</text:p>
          </table:table-cell>
        </table:table-row>
        <table:table-row table:style-name="ro1">
          <table:table-cell table:number-columns-repeated="6"/>
          <table:table-cell office:value-type="float" office:value="0.0010910106723476" calcext:value-type="float">
            <text:p>0.001091010672348</text:p>
          </table:table-cell>
          <table:table-cell office:value-type="float" office:value="0.009784196360229" calcext:value-type="float">
            <text:p>0.009784196360229</text:p>
          </table:table-cell>
        </table:table-row>
        <table:table-row table:style-name="ro1">
          <table:table-cell table:number-columns-repeated="6"/>
          <table:table-cell office:value-type="float" office:value="0.0011256286744648" calcext:value-type="float">
            <text:p>0.001125628674465</text:p>
          </table:table-cell>
          <table:table-cell office:value-type="float" office:value="0.0097870891874149" calcext:value-type="float">
            <text:p>0.009787089187415</text:p>
          </table:table-cell>
        </table:table-row>
        <table:table-row table:style-name="ro1">
          <table:table-cell table:number-columns-repeated="6"/>
          <table:table-cell office:value-type="float" office:value="0.0011602467382652" calcext:value-type="float">
            <text:p>0.001160246738265</text:p>
          </table:table-cell>
          <table:table-cell office:value-type="float" office:value="0.0097899739070767" calcext:value-type="float">
            <text:p>0.009789973907077</text:p>
          </table:table-cell>
        </table:table-row>
        <table:table-row table:style-name="ro1">
          <table:table-cell table:number-columns-repeated="6"/>
          <table:table-cell office:value-type="float" office:value="0.0011948649182849" calcext:value-type="float">
            <text:p>0.001194864918285</text:p>
          </table:table-cell>
          <table:table-cell office:value-type="float" office:value="0.0097928508441673" calcext:value-type="float">
            <text:p>0.009792850844167</text:p>
          </table:table-cell>
        </table:table-row>
        <table:table-row table:style-name="ro1">
          <table:table-cell table:number-columns-repeated="6"/>
          <table:table-cell office:value-type="float" office:value="0.0012294832652968" calcext:value-type="float">
            <text:p>0.001229483265297</text:p>
          </table:table-cell>
          <table:table-cell office:value-type="float" office:value="0.0097957203085373" calcext:value-type="float">
            <text:p>0.009795720308537</text:p>
          </table:table-cell>
        </table:table-row>
        <table:table-row table:style-name="ro1">
          <table:table-cell table:number-columns-repeated="6"/>
          <table:table-cell office:value-type="float" office:value="0.0012641018263243" calcext:value-type="float">
            <text:p>0.001264101826324</text:p>
          </table:table-cell>
          <table:table-cell office:value-type="float" office:value="0.0097985825953359" calcext:value-type="float">
            <text:p>0.009798582595336</text:p>
          </table:table-cell>
        </table:table-row>
        <table:table-row table:style-name="ro1">
          <table:table-cell table:number-columns-repeated="6"/>
          <table:table-cell office:value-type="float" office:value="0.0012987206448795" calcext:value-type="float">
            <text:p>0.00129872064488</text:p>
          </table:table-cell>
          <table:table-cell office:value-type="float" office:value="0.0098014379858291" calcext:value-type="float">
            <text:p>0.009801437985829</text:p>
          </table:table-cell>
        </table:table-row>
        <table:table-row table:style-name="ro1">
          <table:table-cell table:number-columns-repeated="6"/>
          <table:table-cell office:value-type="float" office:value="0.0013333397611469" calcext:value-type="float">
            <text:p>0.001333339761147</text:p>
          </table:table-cell>
          <table:table-cell office:value-type="float" office:value="0.0098042867481378" calcext:value-type="float">
            <text:p>0.009804286748138</text:p>
          </table:table-cell>
        </table:table-row>
        <table:table-row table:style-name="ro1">
          <table:table-cell table:number-columns-repeated="6"/>
          <table:table-cell office:value-type="float" office:value="0.0013679592121585" calcext:value-type="float">
            <text:p>0.001367959212159</text:p>
          </table:table-cell>
          <table:table-cell office:value-type="float" office:value="0.0098071291379001" calcext:value-type="float">
            <text:p>0.0098071291379</text:p>
          </table:table-cell>
        </table:table-row>
        <table:table-row table:style-name="ro1">
          <table:table-cell table:number-columns-repeated="6"/>
          <table:table-cell office:value-type="float" office:value="0.0014025790319615" calcext:value-type="float">
            <text:p>0.001402579031962</text:p>
          </table:table-cell>
          <table:table-cell office:value-type="float" office:value="0.0098099653989391" calcext:value-type="float">
            <text:p>0.009809965398939</text:p>
          </table:table-cell>
        </table:table-row>
        <table:table-row table:style-name="ro1">
          <table:table-cell table:number-columns-repeated="6"/>
          <table:table-cell office:value-type="float" office:value="0.0014371992517789" calcext:value-type="float">
            <text:p>0.001437199251779</text:p>
          </table:table-cell>
          <table:table-cell office:value-type="float" office:value="0.0098127957638563" calcext:value-type="float">
            <text:p>0.009812795763856</text:p>
          </table:table-cell>
        </table:table-row>
        <table:table-row table:style-name="ro1">
          <table:table-cell table:number-columns-repeated="6"/>
          <table:table-cell office:value-type="float" office:value="0.0014718199001619" calcext:value-type="float">
            <text:p>0.001471819900162</text:p>
          </table:table-cell>
          <table:table-cell office:value-type="float" office:value="0.009815620454607" calcext:value-type="float">
            <text:p>0.009815620454607</text:p>
          </table:table-cell>
        </table:table-row>
        <table:table-row table:style-name="ro1">
          <table:table-cell table:number-columns-repeated="6"/>
          <table:table-cell office:value-type="float" office:value="0.0015064410031363" calcext:value-type="float">
            <text:p>0.001506441003136</text:p>
          </table:table-cell>
          <table:table-cell office:value-type="float" office:value="0.0098184396830401" calcext:value-type="float">
            <text:p>0.00981843968304</text:p>
          </table:table-cell>
        </table:table-row>
        <table:table-row table:style-name="ro1">
          <table:table-cell table:number-columns-repeated="6"/>
          <table:table-cell office:value-type="float" office:value="0.0015410625843415" calcext:value-type="float">
            <text:p>0.001541062584342</text:p>
          </table:table-cell>
          <table:table-cell office:value-type="float" office:value="0.0098212536513925" calcext:value-type="float">
            <text:p>0.009821253651393</text:p>
          </table:table-cell>
        </table:table-row>
        <table:table-row table:style-name="ro1">
          <table:table-cell table:number-columns-repeated="6"/>
          <table:table-cell office:value-type="float" office:value="0.0015756846651635" calcext:value-type="float">
            <text:p>0.001575684665164</text:p>
          </table:table-cell>
          <table:table-cell office:value-type="float" office:value="0.0098240625527799" calcext:value-type="float">
            <text:p>0.00982406255278</text:p>
          </table:table-cell>
        </table:table-row>
        <table:table-row table:style-name="ro1">
          <table:table-cell table:number-columns-repeated="6"/>
          <table:table-cell office:value-type="float" office:value="0.0016105436162377" calcext:value-type="float">
            <text:p>0.001610543616238</text:p>
          </table:table-cell>
          <table:table-cell office:value-type="float" office:value="0.0098259824086212" calcext:value-type="float">
            <text:p>0.009825982408621</text:p>
          </table:table-cell>
        </table:table-row>
        <table:table-row table:style-name="ro1">
          <table:table-cell table:number-columns-repeated="6"/>
          <table:table-cell office:value-type="float" office:value="0.0016454040145774" calcext:value-type="float">
            <text:p>0.001645404014577</text:p>
          </table:table-cell>
          <table:table-cell office:value-type="float" office:value="0.0098278977529251" calcext:value-type="float">
            <text:p>0.009827897752925</text:p>
          </table:table-cell>
        </table:table-row>
        <table:table-row table:style-name="ro1">
          <table:table-cell table:number-columns-repeated="6"/>
          <table:table-cell office:value-type="float" office:value="0.0016802658507357" calcext:value-type="float">
            <text:p>0.001680265850736</text:p>
          </table:table-cell>
          <table:table-cell office:value-type="float" office:value="0.0098298087505124" calcext:value-type="float">
            <text:p>0.009829808750512</text:p>
          </table:table-cell>
        </table:table-row>
        <table:table-row table:style-name="ro1">
          <table:table-cell table:number-columns-repeated="6"/>
          <table:table-cell office:value-type="float" office:value="0.001715366407392" calcext:value-type="float">
            <text:p>0.001715366407392</text:p>
          </table:table-cell>
          <table:table-cell office:value-type="float" office:value="0.0098308583615554" calcext:value-type="float">
            <text:p>0.009830858361555</text:p>
          </table:table-cell>
        </table:table-row>
        <table:table-row table:style-name="ro1">
          <table:table-cell table:number-columns-repeated="6"/>
          <table:table-cell office:value-type="float" office:value="0.0017504696237553" calcext:value-type="float">
            <text:p>0.001750469623755</text:p>
          </table:table-cell>
          <table:table-cell office:value-type="float" office:value="0.0098319031936069" calcext:value-type="float">
            <text:p>0.009831903193607</text:p>
          </table:table-cell>
        </table:table-row>
        <table:table-row table:style-name="ro1">
          <table:table-cell table:number-columns-repeated="6"/>
          <table:table-cell office:value-type="float" office:value="0.0017855754606163" calcext:value-type="float">
            <text:p>0.001785575460616</text:p>
          </table:table-cell>
          <table:table-cell office:value-type="float" office:value="0.009832943401839" calcext:value-type="float">
            <text:p>0.009832943401839</text:p>
          </table:table-cell>
        </table:table-row>
        <table:table-row table:style-name="ro1">
          <table:table-cell table:number-columns-repeated="6"/>
          <table:table-cell office:value-type="float" office:value="0.0018206838793843" calcext:value-type="float">
            <text:p>0.001820683879384</text:p>
          </table:table-cell>
          <table:table-cell office:value-type="float" office:value="0.0098339791348398" calcext:value-type="float">
            <text:p>0.00983397913484</text:p>
          </table:table-cell>
        </table:table-row>
        <table:table-row table:style-name="ro1">
          <table:table-cell table:number-columns-repeated="6"/>
          <table:table-cell office:value-type="float" office:value="0.0018557948420702" calcext:value-type="float">
            <text:p>0.00185579484207</text:p>
          </table:table-cell>
          <table:table-cell office:value-type="float" office:value="0.0098350105349093" calcext:value-type="float">
            <text:p>0.009835010534909</text:p>
          </table:table-cell>
        </table:table-row>
        <table:table-row table:style-name="ro1">
          <table:table-cell table:number-columns-repeated="6"/>
          <table:table-cell office:value-type="float" office:value="0.0018909083112716" calcext:value-type="float">
            <text:p>0.001890908311272</text:p>
          </table:table-cell>
          <table:table-cell office:value-type="float" office:value="0.009836037738374" calcext:value-type="float">
            <text:p>0.009836037738374</text:p>
          </table:table-cell>
        </table:table-row>
        <table:table-row table:style-name="ro1">
          <table:table-cell table:number-columns-repeated="6"/>
          <table:table-cell office:value-type="float" office:value="0.0019260242501586" calcext:value-type="float">
            <text:p>0.001926024250159</text:p>
          </table:table-cell>
          <table:table-cell office:value-type="float" office:value="0.0098370608758475" calcext:value-type="float">
            <text:p>0.009837060875848</text:p>
          </table:table-cell>
        </table:table-row>
        <table:table-row table:style-name="ro1">
          <table:table-cell table:number-columns-repeated="6"/>
          <table:table-cell office:value-type="float" office:value="0.0019611426224598" calcext:value-type="float">
            <text:p>0.00196114262246</text:p>
          </table:table-cell>
          <table:table-cell office:value-type="float" office:value="0.0098380800725045" calcext:value-type="float">
            <text:p>0.009838080072505</text:p>
          </table:table-cell>
        </table:table-row>
        <table:table-row table:style-name="ro1">
          <table:table-cell table:number-columns-repeated="6"/>
          <table:table-cell office:value-type="float" office:value="0.0019962633924508" calcext:value-type="float">
            <text:p>0.001996263392451</text:p>
          </table:table-cell>
          <table:table-cell office:value-type="float" office:value="0.0098390954483294" calcext:value-type="float">
            <text:p>0.009839095448329</text:p>
          </table:table-cell>
        </table:table-row>
        <table:table-row table:style-name="ro1">
          <table:table-cell table:number-columns-repeated="6"/>
          <table:table-cell office:value-type="float" office:value="0.0020313865249421" calcext:value-type="float">
            <text:p>0.002031386524942</text:p>
          </table:table-cell>
          <table:table-cell office:value-type="float" office:value="0.0098401071183511" calcext:value-type="float">
            <text:p>0.009840107118351</text:p>
          </table:table-cell>
        </table:table-row>
        <table:table-row table:style-name="ro1">
          <table:table-cell table:number-columns-repeated="6"/>
          <table:table-cell office:value-type="float" office:value="0.0020665119852685" calcext:value-type="float">
            <text:p>0.002066511985269</text:p>
          </table:table-cell>
          <table:table-cell office:value-type="float" office:value="0.0098411151928818" calcext:value-type="float">
            <text:p>0.009841115192882</text:p>
          </table:table-cell>
        </table:table-row>
        <table:table-row table:style-name="ro1">
          <table:table-cell table:number-columns-repeated="6"/>
          <table:table-cell office:value-type="float" office:value="0.0021016397392789" calcext:value-type="float">
            <text:p>0.002101639739279</text:p>
          </table:table-cell>
          <table:table-cell office:value-type="float" office:value="0.0098421197777198" calcext:value-type="float">
            <text:p>0.00984211977772</text:p>
          </table:table-cell>
        </table:table-row>
        <table:table-row table:style-name="ro1">
          <table:table-cell table:number-columns-repeated="6"/>
          <table:table-cell office:value-type="float" office:value="0.0021367697533271" calcext:value-type="float">
            <text:p>0.002136769753327</text:p>
          </table:table-cell>
          <table:table-cell office:value-type="float" office:value="0.0098431209743512" calcext:value-type="float">
            <text:p>0.009843120974351</text:p>
          </table:table-cell>
        </table:table-row>
        <table:table-row table:style-name="ro1">
          <table:table-cell table:number-columns-repeated="6"/>
          <table:table-cell office:value-type="float" office:value="0.0021719019942623" calcext:value-type="float">
            <text:p>0.002171901994262</text:p>
          </table:table-cell>
          <table:table-cell office:value-type="float" office:value="0.0098441188801675" calcext:value-type="float">
            <text:p>0.009844118880168</text:p>
          </table:table-cell>
        </table:table-row>
        <table:table-row table:style-name="ro1">
          <table:table-cell table:number-columns-repeated="6"/>
          <table:table-cell office:value-type="float" office:value="0.0022070364294211" calcext:value-type="float">
            <text:p>0.002207036429421</text:p>
          </table:table-cell>
          <table:table-cell office:value-type="float" office:value="0.0098451135886214" calcext:value-type="float">
            <text:p>0.009845113588621</text:p>
          </table:table-cell>
        </table:table-row>
        <table:table-row table:style-name="ro1">
          <table:table-cell table:number-columns-repeated="6"/>
          <table:table-cell office:value-type="float" office:value="0.0022421730266196" calcext:value-type="float">
            <text:p>0.00224217302662</text:p>
          </table:table-cell>
          <table:table-cell office:value-type="float" office:value="0.0098461051894251" calcext:value-type="float">
            <text:p>0.009846105189425</text:p>
          </table:table-cell>
        </table:table-row>
        <table:table-row table:style-name="ro1">
          <table:table-cell table:number-columns-repeated="6"/>
          <table:table-cell office:value-type="float" office:value="0.0022773117541454" calcext:value-type="float">
            <text:p>0.002277311754145</text:p>
          </table:table-cell>
          <table:table-cell office:value-type="float" office:value="0.0098470937687116" calcext:value-type="float">
            <text:p>0.009847093768712</text:p>
          </table:table-cell>
        </table:table-row>
        <table:table-row table:style-name="ro1">
          <table:table-cell table:number-columns-repeated="6"/>
          <table:table-cell office:value-type="float" office:value="0.0023124525807506" calcext:value-type="float">
            <text:p>0.002312452580751</text:p>
          </table:table-cell>
          <table:table-cell office:value-type="float" office:value="0.0098480794091887" calcext:value-type="float">
            <text:p>0.009848079409189</text:p>
          </table:table-cell>
        </table:table-row>
        <table:table-row table:style-name="ro1">
          <table:table-cell table:number-columns-repeated="6"/>
          <table:table-cell office:value-type="float" office:value="0.0023475954756452" calcext:value-type="float">
            <text:p>0.002347595475645</text:p>
          </table:table-cell>
          <table:table-cell office:value-type="float" office:value="0.0098490621902949" calcext:value-type="float">
            <text:p>0.009849062190295</text:p>
          </table:table-cell>
        </table:table-row>
        <table:table-row table:style-name="ro1">
          <table:table-cell table:number-columns-repeated="6"/>
          <table:table-cell office:value-type="float" office:value="0.0023827404084901" calcext:value-type="float">
            <text:p>0.00238274040849</text:p>
          </table:table-cell>
          <table:table-cell office:value-type="float" office:value="0.0098500421883494" calcext:value-type="float">
            <text:p>0.009850042188349</text:p>
          </table:table-cell>
        </table:table-row>
        <table:table-row table:style-name="ro1">
          <table:table-cell table:number-columns-repeated="6"/>
          <table:table-cell office:value-type="float" office:value="0.0024178873493911" calcext:value-type="float">
            <text:p>0.002417887349391</text:p>
          </table:table-cell>
          <table:table-cell office:value-type="float" office:value="0.00985101947668" calcext:value-type="float">
            <text:p>0.00985101947668</text:p>
          </table:table-cell>
        </table:table-row>
        <table:table-row table:style-name="ro1">
          <table:table-cell table:number-columns-repeated="6"/>
          <table:table-cell office:value-type="float" office:value="0.0024530362688925" calcext:value-type="float">
            <text:p>0.002453036268893</text:p>
          </table:table-cell>
          <table:table-cell office:value-type="float" office:value="0.0098519941257616" calcext:value-type="float">
            <text:p>0.009851994125762</text:p>
          </table:table-cell>
        </table:table-row>
        <table:table-row table:style-name="ro1">
          <table:table-cell table:number-columns-repeated="6"/>
          <table:table-cell office:value-type="float" office:value="0.0024881871379718" calcext:value-type="float">
            <text:p>0.002488187137972</text:p>
          </table:table-cell>
          <table:table-cell office:value-type="float" office:value="0.0098529662033427" calcext:value-type="float">
            <text:p>0.009852966203343</text:p>
          </table:table-cell>
        </table:table-row>
        <table:table-row table:style-name="ro1">
          <table:table-cell table:number-columns-repeated="6"/>
          <table:table-cell office:value-type="float" office:value="0.0025233399280337" calcext:value-type="float">
            <text:p>0.002523339928034</text:p>
          </table:table-cell>
          <table:table-cell office:value-type="float" office:value="0.0098539357745535" calcext:value-type="float">
            <text:p>0.009853935774554</text:p>
          </table:table-cell>
        </table:table-row>
        <table:table-row table:style-name="ro1">
          <table:table-cell table:number-columns-repeated="6"/>
          <table:table-cell office:value-type="float" office:value="0.0025584946109045" calcext:value-type="float">
            <text:p>0.002558494610905</text:p>
          </table:table-cell>
          <table:table-cell office:value-type="float" office:value="0.0098549029020326" calcext:value-type="float">
            <text:p>0.009854902902033</text:p>
          </table:table-cell>
        </table:table-row>
        <table:table-row table:style-name="ro1">
          <table:table-cell table:number-columns-repeated="6"/>
          <table:table-cell office:value-type="float" office:value="0.0025936511588272" calcext:value-type="float">
            <text:p>0.002593651158827</text:p>
          </table:table-cell>
          <table:table-cell office:value-type="float" office:value="0.0098558676460321" calcext:value-type="float">
            <text:p>0.009855867646032</text:p>
          </table:table-cell>
        </table:table-row>
        <table:table-row table:style-name="ro1">
          <table:table-cell table:number-columns-repeated="6"/>
          <table:table-cell office:value-type="float" office:value="0.002628809544456" calcext:value-type="float">
            <text:p>0.002628809544456</text:p>
          </table:table-cell>
          <table:table-cell office:value-type="float" office:value="0.0098568300645118" calcext:value-type="float">
            <text:p>0.009856830064512</text:p>
          </table:table-cell>
        </table:table-row>
        <table:table-row table:style-name="ro1">
          <table:table-cell table:number-columns-repeated="6"/>
          <table:table-cell office:value-type="float" office:value="0.0026639697408515" calcext:value-type="float">
            <text:p>0.002663969740852</text:p>
          </table:table-cell>
          <table:table-cell office:value-type="float" office:value="0.0098577902132361" calcext:value-type="float">
            <text:p>0.009857790213236</text:p>
          </table:table-cell>
        </table:table-row>
        <table:table-row table:style-name="ro1">
          <table:table-cell table:number-columns-repeated="6"/>
          <table:table-cell office:value-type="float" office:value="0.0026991317214755" calcext:value-type="float">
            <text:p>0.002699131721476</text:p>
          </table:table-cell>
          <table:table-cell office:value-type="float" office:value="0.0098587481459086" calcext:value-type="float">
            <text:p>0.009858748145909</text:p>
          </table:table-cell>
        </table:table-row>
        <table:table-row table:style-name="ro1">
          <table:table-cell table:number-columns-repeated="6"/>
          <table:table-cell office:value-type="float" office:value="0.0027342954601865" calcext:value-type="float">
            <text:p>0.002734295460187</text:p>
          </table:table-cell>
          <table:table-cell office:value-type="float" office:value="0.009859703914192" calcext:value-type="float">
            <text:p>0.009859703914192</text:p>
          </table:table-cell>
        </table:table-row>
        <table:table-row table:style-name="ro1">
          <table:table-cell table:number-columns-repeated="6"/>
          <table:table-cell office:value-type="float" office:value="0.0027694609312345" calcext:value-type="float">
            <text:p>0.002769460931235</text:p>
          </table:table-cell>
          <table:table-cell office:value-type="float" office:value="0.0098606575678524" calcext:value-type="float">
            <text:p>0.009860657567852</text:p>
          </table:table-cell>
        </table:table-row>
        <table:table-row table:style-name="ro1">
          <table:table-cell table:number-columns-repeated="6"/>
          <table:table-cell office:value-type="float" office:value="0.0028046281092569" calcext:value-type="float">
            <text:p>0.002804628109257</text:p>
          </table:table-cell>
          <table:table-cell office:value-type="float" office:value="0.0098616091548046" calcext:value-type="float">
            <text:p>0.009861609154805</text:p>
          </table:table-cell>
        </table:table-row>
        <table:table-row table:style-name="ro1">
          <table:table-cell table:number-columns-repeated="6"/>
          <table:table-cell office:value-type="float" office:value="0.0028397969692734" calcext:value-type="float">
            <text:p>0.002839796969273</text:p>
          </table:table-cell>
          <table:table-cell office:value-type="float" office:value="0.0098625587212125" calcext:value-type="float">
            <text:p>0.009862558721213</text:p>
          </table:table-cell>
        </table:table-row>
        <table:table-row table:style-name="ro1">
          <table:table-cell table:number-columns-repeated="6"/>
          <table:table-cell office:value-type="float" office:value="0.0028749674866819" calcext:value-type="float">
            <text:p>0.002874967486682</text:p>
          </table:table-cell>
          <table:table-cell office:value-type="float" office:value="0.0098635063115588" calcext:value-type="float">
            <text:p>0.009863506311559</text:p>
          </table:table-cell>
        </table:table-row>
        <table:table-row table:style-name="ro1">
          <table:table-cell table:number-columns-repeated="6"/>
          <table:table-cell office:value-type="float" office:value="0.0029101396372538" calcext:value-type="float">
            <text:p>0.002910139637254</text:p>
          </table:table-cell>
          <table:table-cell office:value-type="float" office:value="0.0098644519687003" calcext:value-type="float">
            <text:p>0.0098644519687</text:p>
          </table:table-cell>
        </table:table-row>
        <table:table-row table:style-name="ro1">
          <table:table-cell table:number-columns-repeated="6"/>
          <table:table-cell office:value-type="float" office:value="0.0029453133971295" calcext:value-type="float">
            <text:p>0.00294531339713</text:p>
          </table:table-cell>
          <table:table-cell office:value-type="float" office:value="0.0098653957339618" calcext:value-type="float">
            <text:p>0.009865395733962</text:p>
          </table:table-cell>
        </table:table-row>
        <table:table-row table:style-name="ro1">
          <table:table-cell table:number-columns-repeated="6"/>
          <table:table-cell office:value-type="float" office:value="0.0029804887428143" calcext:value-type="float">
            <text:p>0.002980488742814</text:p>
          </table:table-cell>
          <table:table-cell office:value-type="float" office:value="0.0098663376471641" calcext:value-type="float">
            <text:p>0.009866337647164</text:p>
          </table:table-cell>
        </table:table-row>
        <table:table-row table:style-name="ro1">
          <table:table-cell table:number-columns-repeated="6"/>
          <table:table-cell office:value-type="float" office:value="0.0030156656511739" calcext:value-type="float">
            <text:p>0.003015665651174</text:p>
          </table:table-cell>
          <table:table-cell office:value-type="float" office:value="0.0098672777467264" calcext:value-type="float">
            <text:p>0.009867277746726</text:p>
          </table:table-cell>
        </table:table-row>
        <table:table-row table:style-name="ro1">
          <table:table-cell table:number-columns-repeated="6"/>
          <table:table-cell office:value-type="float" office:value="0.0030508440994302" calcext:value-type="float">
            <text:p>0.00305084409943</text:p>
          </table:table-cell>
          <table:table-cell office:value-type="float" office:value="0.0098682160697011" calcext:value-type="float">
            <text:p>0.009868216069701</text:p>
          </table:table-cell>
        </table:table-row>
        <table:table-row table:style-name="ro1">
          <table:table-cell table:number-columns-repeated="6"/>
          <table:table-cell office:value-type="float" office:value="0.0030860240651568" calcext:value-type="float">
            <text:p>0.003086024065157</text:p>
          </table:table-cell>
          <table:table-cell office:value-type="float" office:value="0.009869152651826" calcext:value-type="float">
            <text:p>0.009869152651826</text:p>
          </table:table-cell>
        </table:table-row>
        <table:table-row table:style-name="ro1">
          <table:table-cell table:number-columns-repeated="6"/>
          <table:table-cell office:value-type="float" office:value="0.0031212055262753" calcext:value-type="float">
            <text:p>0.003121205526275</text:p>
          </table:table-cell>
          <table:table-cell office:value-type="float" office:value="0.0098700875275954" calcext:value-type="float">
            <text:p>0.009870087527595</text:p>
          </table:table-cell>
        </table:table-row>
        <table:table-row table:style-name="ro1">
          <table:table-cell table:number-columns-repeated="6"/>
          <table:table-cell office:value-type="float" office:value="0.0031563884610504" calcext:value-type="float">
            <text:p>0.00315638846105</text:p>
          </table:table-cell>
          <table:table-cell office:value-type="float" office:value="0.0098710207302996" calcext:value-type="float">
            <text:p>0.0098710207303</text:p>
          </table:table-cell>
        </table:table-row>
        <table:table-row table:style-name="ro1">
          <table:table-cell table:number-columns-repeated="6"/>
          <table:table-cell office:value-type="float" office:value="0.0031915728480866" calcext:value-type="float">
            <text:p>0.003191572848087</text:p>
          </table:table-cell>
          <table:table-cell office:value-type="float" office:value="0.0098719522920859" calcext:value-type="float">
            <text:p>0.009871952292086</text:p>
          </table:table-cell>
        </table:table-row>
        <table:table-row table:style-name="ro1">
          <table:table-cell table:number-columns-repeated="6"/>
          <table:table-cell office:value-type="float" office:value="0.0032267586663231" calcext:value-type="float">
            <text:p>0.003226758666323</text:p>
          </table:table-cell>
          <table:table-cell office:value-type="float" office:value="0.0098728822439779" calcext:value-type="float">
            <text:p>0.009872882243978</text:p>
          </table:table-cell>
        </table:table-row>
        <table:table-row table:style-name="ro1">
          <table:table-cell table:number-columns-repeated="6"/>
          <table:table-cell office:value-type="float" office:value="0.0032619458950306" calcext:value-type="float">
            <text:p>0.003261945895031</text:p>
          </table:table-cell>
          <table:table-cell office:value-type="float" office:value="0.0098738106159528" calcext:value-type="float">
            <text:p>0.009873810615953</text:p>
          </table:table-cell>
        </table:table-row>
        <table:table-row table:style-name="ro1">
          <table:table-cell table:number-columns-repeated="6"/>
          <table:table-cell office:value-type="float" office:value="0.0032971345138065" calcext:value-type="float">
            <text:p>0.003297134513807</text:p>
          </table:table-cell>
          <table:table-cell office:value-type="float" office:value="0.0098747374369686" calcext:value-type="float">
            <text:p>0.009874737436969</text:p>
          </table:table-cell>
        </table:table-row>
        <table:table-row table:style-name="ro1">
          <table:table-cell table:number-columns-repeated="6"/>
          <table:table-cell office:value-type="float" office:value="0.0033323245025713" calcext:value-type="float">
            <text:p>0.003332324502571</text:p>
          </table:table-cell>
          <table:table-cell office:value-type="float" office:value="0.0098756627350006" calcext:value-type="float">
            <text:p>0.009875662735001</text:p>
          </table:table-cell>
        </table:table-row>
        <table:table-row table:style-name="ro1">
          <table:table-cell table:number-columns-repeated="6"/>
          <table:table-cell office:value-type="float" office:value="0.0033675158415643" calcext:value-type="float">
            <text:p>0.003367515841564</text:p>
          </table:table-cell>
          <table:table-cell office:value-type="float" office:value="0.0098765865370907" calcext:value-type="float">
            <text:p>0.009876586537091</text:p>
          </table:table-cell>
        </table:table-row>
        <table:table-row table:style-name="ro1">
          <table:table-cell table:number-columns-repeated="6"/>
          <table:table-cell office:value-type="float" office:value="0.0034027085113396" calcext:value-type="float">
            <text:p>0.00340270851134</text:p>
          </table:table-cell>
          <table:table-cell office:value-type="float" office:value="0.0098775088693854" calcext:value-type="float">
            <text:p>0.009877508869385</text:p>
          </table:table-cell>
        </table:table-row>
        <table:table-row table:style-name="ro1">
          <table:table-cell table:number-columns-repeated="6"/>
          <table:table-cell office:value-type="float" office:value="0.0034379024927622" calcext:value-type="float">
            <text:p>0.003437902492762</text:p>
          </table:table-cell>
          <table:table-cell office:value-type="float" office:value="0.0098784297571497" calcext:value-type="float">
            <text:p>0.00987842975715</text:p>
          </table:table-cell>
        </table:table-row>
        <table:table-row table:style-name="ro1">
          <table:table-cell table:number-columns-repeated="6"/>
          <table:table-cell office:value-type="float" office:value="0.0034730977670042" calcext:value-type="float">
            <text:p>0.003473097767004</text:p>
          </table:table-cell>
          <table:table-cell office:value-type="float" office:value="0.0098793492248425" calcext:value-type="float">
            <text:p>0.009879349224843</text:p>
          </table:table-cell>
        </table:table-row>
        <table:table-row table:style-name="ro1">
          <table:table-cell table:number-columns-repeated="6"/>
          <table:table-cell office:value-type="float" office:value="0.0035082943155402" calcext:value-type="float">
            <text:p>0.00350829431554</text:p>
          </table:table-cell>
          <table:table-cell office:value-type="float" office:value="0.0098802672960963" calcext:value-type="float">
            <text:p>0.009880267296096</text:p>
          </table:table-cell>
        </table:table-row>
        <table:table-row table:style-name="ro1">
          <table:table-cell table:number-columns-repeated="6"/>
          <table:table-cell office:value-type="float" office:value="0.003543492120144" calcext:value-type="float">
            <text:p>0.003543492120144</text:p>
          </table:table-cell>
          <table:table-cell office:value-type="float" office:value="0.0098811839938044" calcext:value-type="float">
            <text:p>0.009881183993804</text:p>
          </table:table-cell>
        </table:table-row>
        <table:table-row table:style-name="ro1">
          <table:table-cell table:number-columns-repeated="6"/>
          <table:table-cell office:value-type="float" office:value="0.0035786911628845" calcext:value-type="float">
            <text:p>0.003578691162885</text:p>
          </table:table-cell>
          <table:table-cell office:value-type="float" office:value="0.0098820993401096" calcext:value-type="float">
            <text:p>0.00988209934011</text:p>
          </table:table-cell>
        </table:table-row>
        <table:table-row table:style-name="ro1">
          <table:table-cell table:number-columns-repeated="6"/>
          <table:table-cell office:value-type="float" office:value="0.0036138914261215" calcext:value-type="float">
            <text:p>0.003613891426122</text:p>
          </table:table-cell>
          <table:table-cell office:value-type="float" office:value="0.0098830133564467" calcext:value-type="float">
            <text:p>0.009883013356447</text:p>
          </table:table-cell>
        </table:table-row>
        <table:table-row table:style-name="ro1">
          <table:table-cell table:number-columns-repeated="6"/>
          <table:table-cell office:value-type="float" office:value="0.0036490928925024" calcext:value-type="float">
            <text:p>0.003649092892502</text:p>
          </table:table-cell>
          <table:table-cell office:value-type="float" office:value="0.0098839260635637" calcext:value-type="float">
            <text:p>0.009883926063564</text:p>
          </table:table-cell>
        </table:table-row>
        <table:table-row table:style-name="ro1">
          <table:table-cell table:number-columns-repeated="6"/>
          <table:table-cell office:value-type="float" office:value="0.0036842955449579" calcext:value-type="float">
            <text:p>0.003684295544958</text:p>
          </table:table-cell>
          <table:table-cell office:value-type="float" office:value="0.0098848374815764" calcext:value-type="float">
            <text:p>0.009884837481576</text:p>
          </table:table-cell>
        </table:table-row>
        <table:table-row table:style-name="ro1">
          <table:table-cell table:number-columns-repeated="6"/>
          <table:table-cell office:value-type="float" office:value="0.003719499366698" calcext:value-type="float">
            <text:p>0.003719499366698</text:p>
          </table:table-cell>
          <table:table-cell office:value-type="float" office:value="0.0098857476299484" calcext:value-type="float">
            <text:p>0.009885747629948</text:p>
          </table:table-cell>
        </table:table-row>
        <table:table-row table:style-name="ro1">
          <table:table-cell table:number-columns-repeated="6"/>
          <table:table-cell office:value-type="float" office:value="0.0037547043412089" calcext:value-type="float">
            <text:p>0.003754704341209</text:p>
          </table:table-cell>
          <table:table-cell office:value-type="float" office:value="0.0098866565275415" calcext:value-type="float">
            <text:p>0.009886656527542</text:p>
          </table:table-cell>
        </table:table-row>
        <table:table-row table:style-name="ro1">
          <table:table-cell table:number-columns-repeated="6"/>
          <table:table-cell office:value-type="float" office:value="0.0037899104522485" calcext:value-type="float">
            <text:p>0.003789910452249</text:p>
          </table:table-cell>
          <table:table-cell office:value-type="float" office:value="0.0098875641926521" calcext:value-type="float">
            <text:p>0.009887564192652</text:p>
          </table:table-cell>
        </table:table-row>
        <table:table-row table:style-name="ro1">
          <table:table-cell table:number-columns-repeated="6"/>
          <table:table-cell office:value-type="float" office:value="0.0038251176838432" calcext:value-type="float">
            <text:p>0.003825117683843</text:p>
          </table:table-cell>
          <table:table-cell office:value-type="float" office:value="0.009888470643" calcext:value-type="float">
            <text:p>0.009888470643</text:p>
          </table:table-cell>
        </table:table-row>
        <table:table-row table:style-name="ro1">
          <table:table-cell table:number-columns-repeated="6"/>
          <table:table-cell office:value-type="float" office:value="0.0038603260202835" calcext:value-type="float">
            <text:p>0.003860326020284</text:p>
          </table:table-cell>
          <table:table-cell office:value-type="float" office:value="0.0098893758957727" calcext:value-type="float">
            <text:p>0.009889375895773</text:p>
          </table:table-cell>
        </table:table-row>
        <table:table-row table:style-name="ro1">
          <table:table-cell table:number-columns-repeated="6"/>
          <table:table-cell office:value-type="float" office:value="0.003895535446121" calcext:value-type="float">
            <text:p>0.003895535446121</text:p>
          </table:table-cell>
          <table:table-cell office:value-type="float" office:value="0.0098902799676221" calcext:value-type="float">
            <text:p>0.009890279967622</text:p>
          </table:table-cell>
        </table:table-row>
        <table:table-row table:style-name="ro1">
          <table:table-cell table:number-columns-repeated="6"/>
          <table:table-cell office:value-type="float" office:value="0.0039307459461644" calcext:value-type="float">
            <text:p>0.003930745946164</text:p>
          </table:table-cell>
          <table:table-cell office:value-type="float" office:value="0.0098911828747399" calcext:value-type="float">
            <text:p>0.00989118287474</text:p>
          </table:table-cell>
        </table:table-row>
        <table:table-row table:style-name="ro1">
          <table:table-cell table:number-columns-repeated="6"/>
          <table:table-cell office:value-type="float" office:value="0.0039659575054755" calcext:value-type="float">
            <text:p>0.003965957505476</text:p>
          </table:table-cell>
          <table:table-cell office:value-type="float" office:value="0.0098920846327926" calcext:value-type="float">
            <text:p>0.009892084632793</text:p>
          </table:table-cell>
        </table:table-row>
        <table:table-row table:style-name="ro1">
          <table:table-cell table:number-columns-repeated="6"/>
          <table:table-cell office:value-type="float" office:value="0.0040011701093662" calcext:value-type="float">
            <text:p>0.004001170109366</text:p>
          </table:table-cell>
          <table:table-cell office:value-type="float" office:value="0.009892985257008" calcext:value-type="float">
            <text:p>0.009892985257008</text:p>
          </table:table-cell>
        </table:table-row>
        <table:table-row table:style-name="ro1">
          <table:table-cell table:number-columns-repeated="6"/>
          <table:table-cell office:value-type="float" office:value="0.0040363837433946" calcext:value-type="float">
            <text:p>0.004036383743395</text:p>
          </table:table-cell>
          <table:table-cell office:value-type="float" office:value="0.0098938847621635" calcext:value-type="float">
            <text:p>0.009893884762164</text:p>
          </table:table-cell>
        </table:table-row>
        <table:table-row table:style-name="ro1">
          <table:table-cell table:number-columns-repeated="6"/>
          <table:table-cell office:value-type="float" office:value="0.0040715983933613" calcext:value-type="float">
            <text:p>0.004071598393361</text:p>
          </table:table-cell>
          <table:table-cell office:value-type="float" office:value="0.0098947831626007" calcext:value-type="float">
            <text:p>0.009894783162601</text:p>
          </table:table-cell>
        </table:table-row>
        <table:table-row table:style-name="ro1">
          <table:table-cell table:number-columns-repeated="6"/>
          <table:table-cell office:value-type="float" office:value="0.0041068140453059" calcext:value-type="float">
            <text:p>0.004106814045306</text:p>
          </table:table-cell>
          <table:table-cell office:value-type="float" office:value="0.0098956804722632" calcext:value-type="float">
            <text:p>0.009895680472263</text:p>
          </table:table-cell>
        </table:table-row>
        <table:table-row table:style-name="ro1">
          <table:table-cell table:number-columns-repeated="6"/>
          <table:table-cell office:value-type="float" office:value="0.0041420306855037" calcext:value-type="float">
            <text:p>0.004142030685504</text:p>
          </table:table-cell>
          <table:table-cell office:value-type="float" office:value="0.0098965767046715" calcext:value-type="float">
            <text:p>0.009896576704672</text:p>
          </table:table-cell>
        </table:table-row>
        <table:table-row table:style-name="ro1">
          <table:table-cell table:number-columns-repeated="6"/>
          <table:table-cell office:value-type="float" office:value="0.0041772483004619" calcext:value-type="float">
            <text:p>0.004177248300462</text:p>
          </table:table-cell>
          <table:table-cell office:value-type="float" office:value="0.0098974718729832" calcext:value-type="float">
            <text:p>0.009897471872983</text:p>
          </table:table-cell>
        </table:table-row>
        <table:table-row table:style-name="ro1">
          <table:table-cell table:number-columns-repeated="6"/>
          <table:table-cell office:value-type="float" office:value="0.0042124668769166" calcext:value-type="float">
            <text:p>0.004212466876917</text:p>
          </table:table-cell>
          <table:table-cell office:value-type="float" office:value="0.009898365989968" calcext:value-type="float">
            <text:p>0.009898365989968</text:p>
          </table:table-cell>
        </table:table-row>
        <table:table-row table:style-name="ro1">
          <table:table-cell table:number-columns-repeated="6"/>
          <table:table-cell office:value-type="float" office:value="0.0042476864018286" calcext:value-type="float">
            <text:p>0.004247686401829</text:p>
          </table:table-cell>
          <table:table-cell office:value-type="float" office:value="0.0098992590680646" calcext:value-type="float">
            <text:p>0.009899259068065</text:p>
          </table:table-cell>
        </table:table-row>
        <table:table-row table:style-name="ro1">
          <table:table-cell table:number-columns-repeated="6"/>
          <table:table-cell office:value-type="float" office:value="0.0042845946981515" calcext:value-type="float">
            <text:p>0.004284594698152</text:p>
          </table:table-cell>
          <table:table-cell office:value-type="float" office:value="0.0098836066377044" calcext:value-type="float">
            <text:p>0.009883606637704</text:p>
          </table:table-cell>
        </table:table-row>
        <table:table-row table:style-name="ro1">
          <table:table-cell table:number-columns-repeated="6"/>
          <table:table-cell office:value-type="float" office:value="0.0043218544932286" calcext:value-type="float">
            <text:p>0.004321854493229</text:p>
          </table:table-cell>
          <table:table-cell office:value-type="float" office:value="0.0098619798710881" calcext:value-type="float">
            <text:p>0.009861979871088</text:p>
          </table:table-cell>
        </table:table-row>
        <table:table-row table:style-name="ro1">
          <table:table-cell table:number-columns-repeated="6"/>
          <table:table-cell office:value-type="float" office:value="0.004359117503303" calcext:value-type="float">
            <text:p>0.004359117503303</text:p>
          </table:table-cell>
          <table:table-cell office:value-type="float" office:value="0.009840339129023" calcext:value-type="float">
            <text:p>0.009840339129023</text:p>
          </table:table-cell>
        </table:table-row>
        <table:table-row table:style-name="ro1">
          <table:table-cell table:number-columns-repeated="6"/>
          <table:table-cell office:value-type="float" office:value="0.0043963836668775" calcext:value-type="float">
            <text:p>0.004396383666878</text:p>
          </table:table-cell>
          <table:table-cell office:value-type="float" office:value="0.0098186845394177" calcext:value-type="float">
            <text:p>0.009818684539418</text:p>
          </table:table-cell>
        </table:table-row>
        <table:table-row table:style-name="ro1">
          <table:table-cell table:number-columns-repeated="6"/>
          <table:table-cell office:value-type="float" office:value="0.0044336529262044" calcext:value-type="float">
            <text:p>0.004433652926204</text:p>
          </table:table-cell>
          <table:table-cell office:value-type="float" office:value="0.0097970162191053" calcext:value-type="float">
            <text:p>0.009797016219105</text:p>
          </table:table-cell>
        </table:table-row>
        <table:table-row table:style-name="ro1">
          <table:table-cell table:number-columns-repeated="6"/>
          <table:table-cell office:value-type="float" office:value="0.0044709252270497" calcext:value-type="float">
            <text:p>0.00447092522705</text:p>
          </table:table-cell>
          <table:table-cell office:value-type="float" office:value="0.00977533427434" calcext:value-type="float">
            <text:p>0.00977533427434</text:p>
          </table:table-cell>
        </table:table-row>
        <table:table-row table:style-name="ro1">
          <table:table-cell table:number-columns-repeated="6"/>
          <table:table-cell office:value-type="float" office:value="0.0045082005184597" calcext:value-type="float">
            <text:p>0.00450820051846</text:p>
          </table:table-cell>
          <table:table-cell office:value-type="float" office:value="0.0097536388018892" calcext:value-type="float">
            <text:p>0.009753638801889</text:p>
          </table:table-cell>
        </table:table-row>
        <table:table-row table:style-name="ro1">
          <table:table-cell table:number-columns-repeated="6"/>
          <table:table-cell office:value-type="float" office:value="0.0045454787525536" calcext:value-type="float">
            <text:p>0.004545478752554</text:p>
          </table:table-cell>
          <table:table-cell office:value-type="float" office:value="0.0097319298897671" calcext:value-type="float">
            <text:p>0.009731929889767</text:p>
          </table:table-cell>
        </table:table-row>
        <table:table-row table:style-name="ro1">
          <table:table-cell table:number-columns-repeated="6"/>
          <table:table-cell office:value-type="float" office:value="0.0045827598843286" calcext:value-type="float">
            <text:p>0.004582759884329</text:p>
          </table:table-cell>
          <table:table-cell office:value-type="float" office:value="0.0097102076179242" calcext:value-type="float">
            <text:p>0.009710207617924</text:p>
          </table:table-cell>
        </table:table-row>
        <table:table-row table:style-name="ro1">
          <table:table-cell table:number-columns-repeated="6"/>
          <table:table-cell office:value-type="float" office:value="0.0046200438714789" calcext:value-type="float">
            <text:p>0.004620043871479</text:p>
          </table:table-cell>
          <table:table-cell office:value-type="float" office:value="0.0096884720589033" calcext:value-type="float">
            <text:p>0.009688472058903</text:p>
          </table:table-cell>
        </table:table-row>
        <table:table-row table:style-name="ro1">
          <table:table-cell table:number-columns-repeated="6"/>
          <table:table-cell office:value-type="float" office:value="0.0046573306742266" calcext:value-type="float">
            <text:p>0.004657330674227</text:p>
          </table:table-cell>
          <table:table-cell office:value-type="float" office:value="0.0096667232784014" calcext:value-type="float">
            <text:p>0.009666723278401</text:p>
          </table:table-cell>
        </table:table-row>
        <table:table-row table:style-name="ro1">
          <table:table-cell table:number-columns-repeated="6"/>
          <table:table-cell office:value-type="float" office:value="0.0046946202551652" calcext:value-type="float">
            <text:p>0.004694620255165</text:p>
          </table:table-cell>
          <table:table-cell office:value-type="float" office:value="0.0096449613358436" calcext:value-type="float">
            <text:p>0.009644961335844</text:p>
          </table:table-cell>
        </table:table-row>
        <table:table-row table:style-name="ro1">
          <table:table-cell table:number-columns-repeated="6"/>
          <table:table-cell office:value-type="float" office:value="0.0047319125791133" calcext:value-type="float">
            <text:p>0.004731912579113</text:p>
          </table:table-cell>
          <table:table-cell office:value-type="float" office:value="0.0096231862848239" calcext:value-type="float">
            <text:p>0.009623186284824</text:p>
          </table:table-cell>
        </table:table-row>
        <table:table-row table:style-name="ro1">
          <table:table-cell table:number-columns-repeated="6"/>
          <table:table-cell office:value-type="float" office:value="0.0047692076129779" calcext:value-type="float">
            <text:p>0.004769207612978</text:p>
          </table:table-cell>
          <table:table-cell office:value-type="float" office:value="0.0096013981736163" calcext:value-type="float">
            <text:p>0.00960139817361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1">00/00/0000</text:date>, <text:time style:data-style-name="N2" text:time-value="23:37:13.84594802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1-04-21T23:40:41.297571525</dc:date>
    <meta:editing-duration>PT3M27S</meta:editing-duration>
    <meta:editing-cycles>1</meta:editing-cycles>
    <meta:document-statistic meta:table-count="1" meta:cell-count="113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5cm" xlink:href=".." xlink:type="simple" chart:class="chart:scatter" chart:style-name="ch1">
        <chart:legend chart:legend-position="end" svg:x="13.734cm" svg:y="3.954cm" style:legend-expansion="high" chart:style-name="ch2"/>
        <chart:plot-area chart:style-name="ch3" table:cell-range-address="cantilever_plastic_out.D2:cantilever_plastic_out.E1548 cantilever_plastic_out.H2:cantilever_plastic_out.H1802" chart:data-source-has-labels="row" svg:x="0.32cm" svg:y="0.18cm" svg:width="13.094cm" svg:height="8.645cm">
          <chartooo:coordinate-region svg:x="0.797cm" svg:y="0.379cm" svg:width="12.285cm" svg:height="8.24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antilever_plastic_out.E2:cantilever_plastic_out.E1548" loext:label-string="hex20" chart:class="chart:scatter">
            <chart:domain table:cell-range-address="cantilever_plastic_out.D2:cantilever_plastic_out.D1548"/>
            <chart:data-point chart:repeated="1547"/>
          </chart:series>
          <chart:series chart:style-name="ch7" chart:values-cell-range-address="cantilever_plastic_out.H2:cantilever_plastic_out.H1802" loext:label-string="hex8" chart:class="chart:scatter">
            <chart:domain table:cell-range-address="cantilever_plastic_out.G2:cantilever_plastic_out.G1802"/>
            <chart:data-point chart:repeated="180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hex20</text:p>
              </table:table-cell>
              <table:table-cell office:value-type="string">
                <text:p>Column G</text:p>
              </table:table-cell>
              <table:table-cell office:value-type="string">
                <text:p>hex8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ntilever_plastic_out.D2:cantilever_plastic_out.D1548</svg:desc>
                </draw:g>
              </table:table-cell>
              <table:table-cell office:value-type="float" office:value="0">
                <text:p>0</text:p>
                <draw:g>
                  <svg:desc>cantilever_plastic_out.E2:cantilever_plastic_out.E1548</svg:desc>
                </draw:g>
              </table:table-cell>
              <table:table-cell office:value-type="float" office:value="0">
                <text:p>0</text:p>
                <draw:g>
                  <svg:desc>cantilever_plastic_out.G2:cantilever_plastic_out.G1802</svg:desc>
                </draw:g>
              </table:table-cell>
              <table:table-cell office:value-type="float" office:value="0">
                <text:p>0</text:p>
                <draw:g>
                  <svg:desc>cantilever_plastic_out.H2:cantilever_plastic_out.H18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13639641703896">
                <text:p>0.000013639641703896</text:p>
              </table:table-cell>
              <table:table-cell office:value-type="float" office:value="0.0001623036215127">
                <text:p>0.0001623036215127</text:p>
              </table:table-cell>
              <table:table-cell office:value-type="float" office:value="0.000013754916542764">
                <text:p>0.000013754916542764</text:p>
              </table:table-cell>
              <table:table-cell office:value-type="float" office:value="0.00016281993423831">
                <text:p>0.000162819934238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27279283407793">
                <text:p>0.000027279283407793</text:p>
              </table:table-cell>
              <table:table-cell office:value-type="float" office:value="0.00032460724302536">
                <text:p>0.00032460724302536</text:p>
              </table:table-cell>
              <table:table-cell office:value-type="float" office:value="0.000027509833085528">
                <text:p>0.000027509833085528</text:p>
              </table:table-cell>
              <table:table-cell office:value-type="float" office:value="0.00032563986847666">
                <text:p>0.000325639868476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40918925111689">
                <text:p>0.000040918925111689</text:p>
              </table:table-cell>
              <table:table-cell office:value-type="float" office:value="0.0004869108645379">
                <text:p>0.0004869108645379</text:p>
              </table:table-cell>
              <table:table-cell office:value-type="float" office:value="0.000041264749628292">
                <text:p>0.000041264749628292</text:p>
              </table:table-cell>
              <table:table-cell office:value-type="float" office:value="0.00048845980271491">
                <text:p>0.000488459802714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54558566815585">
                <text:p>0.000054558566815585</text:p>
              </table:table-cell>
              <table:table-cell office:value-type="float" office:value="0.00064921448605099">
                <text:p>0.00064921448605099</text:p>
              </table:table-cell>
              <table:table-cell office:value-type="float" office:value="0.000055019666171056">
                <text:p>0.000055019666171056</text:p>
              </table:table-cell>
              <table:table-cell office:value-type="float" office:value="0.00065127973695313">
                <text:p>0.000651279736953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68198208519482">
                <text:p>0.000068198208519482</text:p>
              </table:table-cell>
              <table:table-cell office:value-type="float" office:value="0.0008115181075631">
                <text:p>0.0008115181075631</text:p>
              </table:table-cell>
              <table:table-cell office:value-type="float" office:value="0.00006877458271382">
                <text:p>0.00006877458271382</text:p>
              </table:table-cell>
              <table:table-cell office:value-type="float" office:value="0.00081409967119115">
                <text:p>0.000814099671191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81837850223377">
                <text:p>0.000081837850223377</text:p>
              </table:table-cell>
              <table:table-cell office:value-type="float" office:value="0.00097382172907575">
                <text:p>0.00097382172907575</text:p>
              </table:table-cell>
              <table:table-cell office:value-type="float" office:value="0.000082529499256584">
                <text:p>0.000082529499256584</text:p>
              </table:table-cell>
              <table:table-cell office:value-type="float" office:value="0.00097691960542976">
                <text:p>0.000976919605429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95477491927274">
                <text:p>0.000095477491927274</text:p>
              </table:table-cell>
              <table:table-cell office:value-type="float" office:value="0.001136125350589">
                <text:p>0.001136125350589</text:p>
              </table:table-cell>
              <table:table-cell office:value-type="float" office:value="0.000096284415799348">
                <text:p>0.000096284415799348</text:p>
              </table:table-cell>
              <table:table-cell office:value-type="float" office:value="0.0011397395396679">
                <text:p>0.00113973953966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10911713363117">
                <text:p>0.00010911713363117</text:p>
              </table:table-cell>
              <table:table-cell office:value-type="float" office:value="0.0012984289721012">
                <text:p>0.0012984289721012</text:p>
              </table:table-cell>
              <table:table-cell office:value-type="float" office:value="0.00011003933234211">
                <text:p>0.00011003933234211</text:p>
              </table:table-cell>
              <table:table-cell office:value-type="float" office:value="0.0013025594739067">
                <text:p>0.00130255947390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12275677533507">
                <text:p>0.00012275677533507</text:p>
              </table:table-cell>
              <table:table-cell office:value-type="float" office:value="0.0014607325936139">
                <text:p>0.0014607325936139</text:p>
              </table:table-cell>
              <table:table-cell office:value-type="float" office:value="0.00012379424888488">
                <text:p>0.00012379424888488</text:p>
              </table:table-cell>
              <table:table-cell office:value-type="float" office:value="0.0014653794081447">
                <text:p>0.00146537940814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13639641703896">
                <text:p>0.00013639641703896</text:p>
              </table:table-cell>
              <table:table-cell office:value-type="float" office:value="0.0016230362151266">
                <text:p>0.0016230362151266</text:p>
              </table:table-cell>
              <table:table-cell office:value-type="float" office:value="0.00013754916542764">
                <text:p>0.00013754916542764</text:p>
              </table:table-cell>
              <table:table-cell office:value-type="float" office:value="0.0016281993423829">
                <text:p>0.001628199342382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15003605874286">
                <text:p>0.00015003605874286</text:p>
              </table:table-cell>
              <table:table-cell office:value-type="float" office:value="0.0017853398366392">
                <text:p>0.0017853398366392</text:p>
              </table:table-cell>
              <table:table-cell office:value-type="float" office:value="0.0001513040819704">
                <text:p>0.0001513040819704</text:p>
              </table:table-cell>
              <table:table-cell office:value-type="float" office:value="0.0017910192766212">
                <text:p>0.00179101927662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16367570044676">
                <text:p>0.00016367570044676</text:p>
              </table:table-cell>
              <table:table-cell office:value-type="float" office:value="0.0019476434581522">
                <text:p>0.0019476434581522</text:p>
              </table:table-cell>
              <table:table-cell office:value-type="float" office:value="0.00016505899851317">
                <text:p>0.00016505899851317</text:p>
              </table:table-cell>
              <table:table-cell office:value-type="float" office:value="0.0019538392108596">
                <text:p>0.00195383921085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17731534215065">
                <text:p>0.00017731534215065</text:p>
              </table:table-cell>
              <table:table-cell office:value-type="float" office:value="0.0021099470796642">
                <text:p>0.0021099470796642</text:p>
              </table:table-cell>
              <table:table-cell office:value-type="float" office:value="0.00017881391505593">
                <text:p>0.00017881391505593</text:p>
              </table:table-cell>
              <table:table-cell office:value-type="float" office:value="0.0021166591450975">
                <text:p>0.00211665914509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19095498385455">
                <text:p>0.00019095498385455</text:p>
              </table:table-cell>
              <table:table-cell office:value-type="float" office:value="0.0022722507011768">
                <text:p>0.0022722507011768</text:p>
              </table:table-cell>
              <table:table-cell office:value-type="float" office:value="0.0001925688315987">
                <text:p>0.0001925688315987</text:p>
              </table:table-cell>
              <table:table-cell office:value-type="float" office:value="0.0022794790793354">
                <text:p>0.00227947907933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20459462555844">
                <text:p>0.00020459462555844</text:p>
              </table:table-cell>
              <table:table-cell office:value-type="float" office:value="0.0024345543226896">
                <text:p>0.0024345543226896</text:p>
              </table:table-cell>
              <table:table-cell office:value-type="float" office:value="0.00020632374814146">
                <text:p>0.00020632374814146</text:p>
              </table:table-cell>
              <table:table-cell office:value-type="float" office:value="0.0024422990135739">
                <text:p>0.00244229901357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21823426726234">
                <text:p>0.00021823426726234</text:p>
              </table:table-cell>
              <table:table-cell office:value-type="float" office:value="0.0025968579442024">
                <text:p>0.0025968579442024</text:p>
              </table:table-cell>
              <table:table-cell office:value-type="float" office:value="0.00022007866468422">
                <text:p>0.00022007866468422</text:p>
              </table:table-cell>
              <table:table-cell office:value-type="float" office:value="0.0026051189478129">
                <text:p>0.002605118947812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23187390896624">
                <text:p>0.00023187390896624</text:p>
              </table:table-cell>
              <table:table-cell office:value-type="float" office:value="0.0027591615657137">
                <text:p>0.0027591615657137</text:p>
              </table:table-cell>
              <table:table-cell office:value-type="float" office:value="0.00023383358122699">
                <text:p>0.00023383358122699</text:p>
              </table:table-cell>
              <table:table-cell office:value-type="float" office:value="0.0027679388820508">
                <text:p>0.00276793888205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24551355067013">
                <text:p>0.00024551355067013</text:p>
              </table:table-cell>
              <table:table-cell office:value-type="float" office:value="0.0029214651872281">
                <text:p>0.0029214651872281</text:p>
              </table:table-cell>
              <table:table-cell office:value-type="float" office:value="0.00024758849776975">
                <text:p>0.00024758849776975</text:p>
              </table:table-cell>
              <table:table-cell office:value-type="float" office:value="0.0029307588162896">
                <text:p>0.00293075881628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25915319237403">
                <text:p>0.00025915319237403</text:p>
              </table:table-cell>
              <table:table-cell office:value-type="float" office:value="0.00308376880874">
                <text:p>0.00308376880874</text:p>
              </table:table-cell>
              <table:table-cell office:value-type="float" office:value="0.00026134341431252">
                <text:p>0.00026134341431252</text:p>
              </table:table-cell>
              <table:table-cell office:value-type="float" office:value="0.0030935787505271">
                <text:p>0.00309357875052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27279283407793">
                <text:p>0.00027279283407793</text:p>
              </table:table-cell>
              <table:table-cell office:value-type="float" office:value="0.0032460724302517">
                <text:p>0.0032460724302517</text:p>
              </table:table-cell>
              <table:table-cell office:value-type="float" office:value="0.00027509833085528">
                <text:p>0.00027509833085528</text:p>
              </table:table-cell>
              <table:table-cell office:value-type="float" office:value="0.0032563986847655">
                <text:p>0.00325639868476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28643247578182">
                <text:p>0.00028643247578182</text:p>
              </table:table-cell>
              <table:table-cell office:value-type="float" office:value="0.003408376051765">
                <text:p>0.003408376051765</text:p>
              </table:table-cell>
              <table:table-cell office:value-type="float" office:value="0.00028885324739804">
                <text:p>0.00028885324739804</text:p>
              </table:table-cell>
              <table:table-cell office:value-type="float" office:value="0.0034192186190035">
                <text:p>0.003419218619003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30007211748572">
                <text:p>0.00030007211748572</text:p>
              </table:table-cell>
              <table:table-cell office:value-type="float" office:value="0.0035706796732795">
                <text:p>0.0035706796732795</text:p>
              </table:table-cell>
              <table:table-cell office:value-type="float" office:value="0.00030260816394081">
                <text:p>0.00030260816394081</text:p>
              </table:table-cell>
              <table:table-cell office:value-type="float" office:value="0.0035820385532424">
                <text:p>0.00358203855324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31371175918961">
                <text:p>0.00031371175918961</text:p>
              </table:table-cell>
              <table:table-cell office:value-type="float" office:value="0.0037329832947909">
                <text:p>0.0037329832947909</text:p>
              </table:table-cell>
              <table:table-cell office:value-type="float" office:value="0.00031636308048357">
                <text:p>0.00031636308048357</text:p>
              </table:table-cell>
              <table:table-cell office:value-type="float" office:value="0.0037448584874807">
                <text:p>0.003744858487480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32735140089351">
                <text:p>0.00032735140089351</text:p>
              </table:table-cell>
              <table:table-cell office:value-type="float" office:value="0.003895286916304">
                <text:p>0.003895286916304</text:p>
              </table:table-cell>
              <table:table-cell office:value-type="float" office:value="0.00033011799702634">
                <text:p>0.00033011799702634</text:p>
              </table:table-cell>
              <table:table-cell office:value-type="float" office:value="0.0039076784217188">
                <text:p>0.00390767842171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34099104259741">
                <text:p>0.00034099104259741</text:p>
              </table:table-cell>
              <table:table-cell office:value-type="float" office:value="0.0040575905378154">
                <text:p>0.0040575905378154</text:p>
              </table:table-cell>
              <table:table-cell office:value-type="float" office:value="0.0003438729135691">
                <text:p>0.0003438729135691</text:p>
              </table:table-cell>
              <table:table-cell office:value-type="float" office:value="0.0040704983559566">
                <text:p>0.00407049835595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3546306843013">
                <text:p>0.0003546306843013</text:p>
              </table:table-cell>
              <table:table-cell office:value-type="float" office:value="0.0042198941593285">
                <text:p>0.0042198941593285</text:p>
              </table:table-cell>
              <table:table-cell office:value-type="float" office:value="0.00035762783011186">
                <text:p>0.00035762783011186</text:p>
              </table:table-cell>
              <table:table-cell office:value-type="float" office:value="0.0042333182901954">
                <text:p>0.004233318290195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3682703260052">
                <text:p>0.0003682703260052</text:p>
              </table:table-cell>
              <table:table-cell office:value-type="float" office:value="0.0043821977808411">
                <text:p>0.0043821977808411</text:p>
              </table:table-cell>
              <table:table-cell office:value-type="float" office:value="0.00037138274665463">
                <text:p>0.00037138274665463</text:p>
              </table:table-cell>
              <table:table-cell office:value-type="float" office:value="0.0043961382244333">
                <text:p>0.0043961382244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3819099677091">
                <text:p>0.0003819099677091</text:p>
              </table:table-cell>
              <table:table-cell office:value-type="float" office:value="0.004544501402356">
                <text:p>0.004544501402356</text:p>
              </table:table-cell>
              <table:table-cell office:value-type="float" office:value="0.00038513766319739">
                <text:p>0.00038513766319739</text:p>
              </table:table-cell>
              <table:table-cell office:value-type="float" office:value="0.0045589581586719">
                <text:p>0.00455895815867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39554960941299">
                <text:p>0.00039554960941299</text:p>
              </table:table-cell>
              <table:table-cell office:value-type="float" office:value="0.004706805023865">
                <text:p>0.004706805023865</text:p>
              </table:table-cell>
              <table:table-cell office:value-type="float" office:value="0.00039889257974016">
                <text:p>0.00039889257974016</text:p>
              </table:table-cell>
              <table:table-cell office:value-type="float" office:value="0.0047217780929106">
                <text:p>0.00472177809291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40918925111689">
                <text:p>0.00040918925111689</text:p>
              </table:table-cell>
              <table:table-cell office:value-type="float" office:value="0.0048691086453788">
                <text:p>0.0048691086453788</text:p>
              </table:table-cell>
              <table:table-cell office:value-type="float" office:value="0.00041264749628292">
                <text:p>0.00041264749628292</text:p>
              </table:table-cell>
              <table:table-cell office:value-type="float" office:value="0.0048845980271474">
                <text:p>0.004884598027147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42282889282079">
                <text:p>0.00042282889282079</text:p>
              </table:table-cell>
              <table:table-cell office:value-type="float" office:value="0.0050314122668939">
                <text:p>0.0050314122668939</text:p>
              </table:table-cell>
              <table:table-cell office:value-type="float" office:value="0.00042640241282568">
                <text:p>0.00042640241282568</text:p>
              </table:table-cell>
              <table:table-cell office:value-type="float" office:value="0.0050474179613874">
                <text:p>0.005047417961387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43646853452468">
                <text:p>0.00043646853452468</text:p>
              </table:table-cell>
              <table:table-cell office:value-type="float" office:value="0.0051937158884062">
                <text:p>0.0051937158884062</text:p>
              </table:table-cell>
              <table:table-cell office:value-type="float" office:value="0.00044015732936845">
                <text:p>0.00044015732936845</text:p>
              </table:table-cell>
              <table:table-cell office:value-type="float" office:value="0.0052102378956245">
                <text:p>0.00521023789562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45010817622858">
                <text:p>0.00045010817622858</text:p>
              </table:table-cell>
              <table:table-cell office:value-type="float" office:value="0.0053560195099183">
                <text:p>0.0053560195099183</text:p>
              </table:table-cell>
              <table:table-cell office:value-type="float" office:value="0.00045391224591121">
                <text:p>0.00045391224591121</text:p>
              </table:table-cell>
              <table:table-cell office:value-type="float" office:value="0.0053730578298628">
                <text:p>0.00537305782986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46374781793247">
                <text:p>0.00046374781793247</text:p>
              </table:table-cell>
              <table:table-cell office:value-type="float" office:value="0.0055183231314289">
                <text:p>0.0055183231314289</text:p>
              </table:table-cell>
              <table:table-cell office:value-type="float" office:value="0.00046766716245398">
                <text:p>0.00046766716245398</text:p>
              </table:table-cell>
              <table:table-cell office:value-type="float" office:value="0.0055358777641011">
                <text:p>0.00553587776410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47738745963637">
                <text:p>0.00047738745963637</text:p>
              </table:table-cell>
              <table:table-cell office:value-type="float" office:value="0.0056806267529436">
                <text:p>0.0056806267529436</text:p>
              </table:table-cell>
              <table:table-cell office:value-type="float" office:value="0.00048142207899674">
                <text:p>0.00048142207899674</text:p>
              </table:table-cell>
              <table:table-cell office:value-type="float" office:value="0.0056986976983398">
                <text:p>0.005698697698339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49102710134027">
                <text:p>0.00049102710134027</text:p>
              </table:table-cell>
              <table:table-cell office:value-type="float" office:value="0.0058429303744545">
                <text:p>0.0058429303744545</text:p>
              </table:table-cell>
              <table:table-cell office:value-type="float" office:value="0.0004951769955395">
                <text:p>0.0004951769955395</text:p>
              </table:table-cell>
              <table:table-cell office:value-type="float" office:value="0.005861517632578">
                <text:p>0.0058615176325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50466674304416">
                <text:p>0.00050466674304416</text:p>
              </table:table-cell>
              <table:table-cell office:value-type="float" office:value="0.0060052339959663">
                <text:p>0.0060052339959663</text:p>
              </table:table-cell>
              <table:table-cell office:value-type="float" office:value="0.00050893191208227">
                <text:p>0.00050893191208227</text:p>
              </table:table-cell>
              <table:table-cell office:value-type="float" office:value="0.0060243375668174">
                <text:p>0.006024337566817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51830638474806">
                <text:p>0.00051830638474806</text:p>
              </table:table-cell>
              <table:table-cell office:value-type="float" office:value="0.0061675376174792">
                <text:p>0.0061675376174792</text:p>
              </table:table-cell>
              <table:table-cell office:value-type="float" office:value="0.00052268682862503">
                <text:p>0.00052268682862503</text:p>
              </table:table-cell>
              <table:table-cell office:value-type="float" office:value="0.0061871575010544">
                <text:p>0.006187157501054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53194602645196">
                <text:p>0.00053194602645196</text:p>
              </table:table-cell>
              <table:table-cell office:value-type="float" office:value="0.006329841238992">
                <text:p>0.006329841238992</text:p>
              </table:table-cell>
              <table:table-cell office:value-type="float" office:value="0.0005364417451678">
                <text:p>0.0005364417451678</text:p>
              </table:table-cell>
              <table:table-cell office:value-type="float" office:value="0.006349977435293">
                <text:p>0.00634997743529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54558566815585">
                <text:p>0.00054558566815585</text:p>
              </table:table-cell>
              <table:table-cell office:value-type="float" office:value="0.0064921448605071">
                <text:p>0.0064921448605071</text:p>
              </table:table-cell>
              <table:table-cell office:value-type="float" office:value="0.00055019666171056">
                <text:p>0.00055019666171056</text:p>
              </table:table-cell>
              <table:table-cell office:value-type="float" office:value="0.0065127973695312">
                <text:p>0.006512797369531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55922530985975">
                <text:p>0.00055922530985975</text:p>
              </table:table-cell>
              <table:table-cell office:value-type="float" office:value="0.0066544484820195">
                <text:p>0.0066544484820195</text:p>
              </table:table-cell>
              <table:table-cell office:value-type="float" office:value="0.00056395157825333">
                <text:p>0.00056395157825333</text:p>
              </table:table-cell>
              <table:table-cell office:value-type="float" office:value="0.0066756173037699">
                <text:p>0.00667561730376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57286495156365">
                <text:p>0.00057286495156365</text:p>
              </table:table-cell>
              <table:table-cell office:value-type="float" office:value="0.0068167521035286">
                <text:p>0.0068167521035286</text:p>
              </table:table-cell>
              <table:table-cell office:value-type="float" office:value="0.00057770649479609">
                <text:p>0.00057770649479609</text:p>
              </table:table-cell>
              <table:table-cell office:value-type="float" office:value="0.0068384372380076">
                <text:p>0.006838437238007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58650459326754">
                <text:p>0.00058650459326754</text:p>
              </table:table-cell>
              <table:table-cell office:value-type="float" office:value="0.0069790557250455">
                <text:p>0.0069790557250455</text:p>
              </table:table-cell>
              <table:table-cell office:value-type="float" office:value="0.00059146141133885">
                <text:p>0.00059146141133885</text:p>
              </table:table-cell>
              <table:table-cell office:value-type="float" office:value="0.0070012571722461">
                <text:p>0.00700125717224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60014423497143">
                <text:p>0.00060014423497143</text:p>
              </table:table-cell>
              <table:table-cell office:value-type="float" office:value="0.0071413593465572">
                <text:p>0.0071413593465572</text:p>
              </table:table-cell>
              <table:table-cell office:value-type="float" office:value="0.00060521632788162">
                <text:p>0.00060521632788162</text:p>
              </table:table-cell>
              <table:table-cell office:value-type="float" office:value="0.0071640771064842">
                <text:p>0.007164077106484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61378387667534">
                <text:p>0.00061378387667534</text:p>
              </table:table-cell>
              <table:table-cell office:value-type="float" office:value="0.007303662968069">
                <text:p>0.007303662968069</text:p>
              </table:table-cell>
              <table:table-cell office:value-type="float" office:value="0.00061897124442438">
                <text:p>0.00061897124442438</text:p>
              </table:table-cell>
              <table:table-cell office:value-type="float" office:value="0.0073268970407228">
                <text:p>0.00732689704072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62742351837923">
                <text:p>0.00062742351837923</text:p>
              </table:table-cell>
              <table:table-cell office:value-type="float" office:value="0.0074659665895805">
                <text:p>0.0074659665895805</text:p>
              </table:table-cell>
              <table:table-cell office:value-type="float" office:value="0.00063272616096715">
                <text:p>0.00063272616096715</text:p>
              </table:table-cell>
              <table:table-cell office:value-type="float" office:value="0.0074897169749593">
                <text:p>0.00748971697495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64106316008312">
                <text:p>0.00064106316008312</text:p>
              </table:table-cell>
              <table:table-cell office:value-type="float" office:value="0.0076282702110972">
                <text:p>0.0076282702110972</text:p>
              </table:table-cell>
              <table:table-cell office:value-type="float" office:value="0.00064648107750991">
                <text:p>0.00064648107750991</text:p>
              </table:table-cell>
              <table:table-cell office:value-type="float" office:value="0.0076525369091988">
                <text:p>0.007652536909198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65470280178702">
                <text:p>0.00065470280178702</text:p>
              </table:table-cell>
              <table:table-cell office:value-type="float" office:value="0.0077905738326075">
                <text:p>0.0077905738326075</text:p>
              </table:table-cell>
              <table:table-cell office:value-type="float" office:value="0.00066023599405267">
                <text:p>0.00066023599405267</text:p>
              </table:table-cell>
              <table:table-cell office:value-type="float" office:value="0.0078153568434385">
                <text:p>0.007815356843438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66834244349092">
                <text:p>0.00066834244349092</text:p>
              </table:table-cell>
              <table:table-cell office:value-type="float" office:value="0.0079528774541207">
                <text:p>0.0079528774541207</text:p>
              </table:table-cell>
              <table:table-cell office:value-type="float" office:value="0.00067399091059544">
                <text:p>0.00067399091059544</text:p>
              </table:table-cell>
              <table:table-cell office:value-type="float" office:value="0.0079781767776758">
                <text:p>0.00797817677767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68198208519482">
                <text:p>0.00068198208519482</text:p>
              </table:table-cell>
              <table:table-cell office:value-type="float" office:value="0.0081151810756311">
                <text:p>0.0081151810756311</text:p>
              </table:table-cell>
              <table:table-cell office:value-type="float" office:value="0.0006877458271382">
                <text:p>0.0006877458271382</text:p>
              </table:table-cell>
              <table:table-cell office:value-type="float" office:value="0.0081409967119151">
                <text:p>0.00814099671191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69562172689871">
                <text:p>0.00069562172689871</text:p>
              </table:table-cell>
              <table:table-cell office:value-type="float" office:value="0.0082774846971455">
                <text:p>0.0082774846971455</text:p>
              </table:table-cell>
              <table:table-cell office:value-type="float" office:value="0.00070150074368096">
                <text:p>0.00070150074368096</text:p>
              </table:table-cell>
              <table:table-cell office:value-type="float" office:value="0.0083038166461519">
                <text:p>0.008303816646151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70926136860261">
                <text:p>0.00070926136860261</text:p>
              </table:table-cell>
              <table:table-cell office:value-type="float" office:value="0.0084397883186582">
                <text:p>0.0084397883186582</text:p>
              </table:table-cell>
              <table:table-cell office:value-type="float" office:value="0.0007148308224571">
                <text:p>0.0007148308224571</text:p>
              </table:table-cell>
              <table:table-cell office:value-type="float" office:value="0.0084568327217986">
                <text:p>0.008456832721798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7229010103065">
                <text:p>0.0007229010103065</text:p>
              </table:table-cell>
              <table:table-cell office:value-type="float" office:value="0.0086020919401691">
                <text:p>0.0086020919401691</text:p>
              </table:table-cell>
              <table:table-cell office:value-type="float" office:value="0.00073069577385309">
                <text:p>0.00073069577385309</text:p>
              </table:table-cell>
              <table:table-cell office:value-type="float" office:value="0.0085860959338871">
                <text:p>0.008586095933887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7365406520104">
                <text:p>0.0007365406520104</text:p>
              </table:table-cell>
              <table:table-cell office:value-type="float" office:value="0.0087643955616845">
                <text:p>0.0087643955616845</text:p>
              </table:table-cell>
              <table:table-cell office:value-type="float" office:value="0.00074820382084624">
                <text:p>0.00074820382084624</text:p>
              </table:table-cell>
              <table:table-cell office:value-type="float" office:value="0.0087075668885033">
                <text:p>0.00870756688850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75022570465808">
                <text:p>0.00075022570465808</text:p>
              </table:table-cell>
              <table:table-cell office:value-type="float" office:value="0.0089264872686365">
                <text:p>0.0089264872686365</text:p>
              </table:table-cell>
              <table:table-cell office:value-type="float" office:value="0.0007697224221627">
                <text:p>0.0007697224221627</text:p>
              </table:table-cell>
              <table:table-cell office:value-type="float" office:value="0.00881068447512">
                <text:p>0.008810684475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76426627582426">
                <text:p>0.00076426627582426</text:p>
              </table:table-cell>
              <table:table-cell office:value-type="float" office:value="0.009086919868594">
                <text:p>0.009086919868594</text:p>
              </table:table-cell>
              <table:table-cell office:value-type="float" office:value="0.000793313728313">
                <text:p>0.000793313728313</text:p>
              </table:table-cell>
              <table:table-cell office:value-type="float" office:value="0.0089042932384886">
                <text:p>0.008904293238488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77905373280925">
                <text:p>0.00077905373280925</text:p>
              </table:table-cell>
              <table:table-cell office:value-type="float" office:value="0.0092440378023687">
                <text:p>0.0092440378023687</text:p>
              </table:table-cell>
              <table:table-cell office:value-type="float" office:value="0.0008167184700801">
                <text:p>0.0008167184700801</text:p>
              </table:table-cell>
              <table:table-cell office:value-type="float" office:value="0.008996530570549">
                <text:p>0.00899653057054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79537678879947">
                <text:p>0.00079537678879947</text:p>
              </table:table-cell>
              <table:table-cell office:value-type="float" office:value="0.0093943425881847">
                <text:p>0.0093943425881847</text:p>
              </table:table-cell>
              <table:table-cell office:value-type="float" office:value="0.00083784758898885">
                <text:p>0.00083784758898885</text:p>
              </table:table-cell>
              <table:table-cell office:value-type="float" office:value="0.0090744810127256">
                <text:p>0.009074481012725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81197905855605">
                <text:p>0.00081197905855605</text:p>
              </table:table-cell>
              <table:table-cell office:value-type="float" office:value="0.0095433695077644">
                <text:p>0.0095433695077644</text:p>
              </table:table-cell>
              <table:table-cell office:value-type="float" office:value="0.00085867005071995">
                <text:p>0.00085867005071995</text:p>
              </table:table-cell>
              <table:table-cell office:value-type="float" office:value="0.0091503610553051">
                <text:p>0.009150361055305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82858228030558">
                <text:p>0.00082858228030558</text:p>
              </table:table-cell>
              <table:table-cell office:value-type="float" office:value="0.0096923924863564">
                <text:p>0.0096923924863564</text:p>
              </table:table-cell>
              <table:table-cell office:value-type="float" office:value="0.00087950563558526">
                <text:p>0.00087950563558526</text:p>
              </table:table-cell>
              <table:table-cell office:value-type="float" office:value="0.0092261265014784">
                <text:p>0.009226126501478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84594241416613">
                <text:p>0.00084594241416613</text:p>
              </table:table-cell>
              <table:table-cell office:value-type="float" office:value="0.0098383741359435">
                <text:p>0.0098383741359435</text:p>
              </table:table-cell>
              <table:table-cell office:value-type="float" office:value="0.00090035412768953">
                <text:p>0.00090035412768953</text:p>
              </table:table-cell>
              <table:table-cell office:value-type="float" office:value="0.0093017798916863">
                <text:p>0.00930177989168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86430301524855">
                <text:p>0.00086430301524855</text:p>
              </table:table-cell>
              <table:table-cell office:value-type="float" office:value="0.0099799962223458">
                <text:p>0.0099799962223458</text:p>
              </table:table-cell>
              <table:table-cell office:value-type="float" office:value="0.00092121531484009">
                <text:p>0.00092121531484009</text:p>
              </table:table-cell>
              <table:table-cell office:value-type="float" office:value="0.0093773236974743">
                <text:p>0.009377323697474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88287158686717">
                <text:p>0.00088287158686717</text:p>
              </table:table-cell>
              <table:table-cell office:value-type="float" office:value="0.010119093066533">
                <text:p>0.010119093066533</text:p>
              </table:table-cell>
              <table:table-cell office:value-type="float" office:value="0.00094208898847987">
                <text:p>0.00094208898847987</text:p>
              </table:table-cell>
              <table:table-cell office:value-type="float" office:value="0.0094527603238936">
                <text:p>0.009452760323893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90258991187221">
                <text:p>0.00090258991187221</text:p>
              </table:table-cell>
              <table:table-cell office:value-type="float" office:value="0.010253788897838">
                <text:p>0.010253788897838</text:p>
              </table:table-cell>
              <table:table-cell office:value-type="float" office:value="0.00096297494362112">
                <text:p>0.00096297494362112</text:p>
              </table:table-cell>
              <table:table-cell office:value-type="float" office:value="0.0095280921118253">
                <text:p>0.009528092111825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92231501219723">
                <text:p>0.00092231501219723</text:p>
              </table:table-cell>
              <table:table-cell office:value-type="float" office:value="0.010388457227317">
                <text:p>0.010388457227317</text:p>
              </table:table-cell>
              <table:table-cell office:value-type="float" office:value="0.00098387297877982">
                <text:p>0.00098387297877982</text:p>
              </table:table-cell>
              <table:table-cell office:value-type="float" office:value="0.0096033213402221">
                <text:p>0.009603321340222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94204659351821">
                <text:p>0.00094204659351821</text:p>
              </table:table-cell>
              <table:table-cell office:value-type="float" office:value="0.010523099282701">
                <text:p>0.010523099282701</text:p>
              </table:table-cell>
              <table:table-cell office:value-type="float" office:value="0.0010047828959107">
                <text:p>0.0010047828959107</text:p>
              </table:table-cell>
              <table:table-cell office:value-type="float" office:value="0.0096784502282268">
                <text:p>0.00967845022822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96199784716559">
                <text:p>0.00096199784716559</text:p>
              </table:table-cell>
              <table:table-cell office:value-type="float" office:value="0.010656478523244">
                <text:p>0.010656478523244</text:p>
              </table:table-cell>
              <table:table-cell office:value-type="float" office:value="0.0010257045003435">
                <text:p>0.0010257045003435</text:p>
              </table:table-cell>
              <table:table-cell office:value-type="float" office:value="0.0097534809372555">
                <text:p>0.00975348093725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98185314661028">
                <text:p>0.00098185314661028</text:p>
              </table:table-cell>
              <table:table-cell office:value-type="float" office:value="0.010787331723584">
                <text:p>0.010787331723584</text:p>
              </table:table-cell>
              <table:table-cell office:value-type="float" office:value="0.0010466376007193">
                <text:p>0.0010466376007193</text:p>
              </table:table-cell>
              <table:table-cell office:value-type="float" office:value="0.0098284155729406">
                <text:p>0.00982841557294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10015437852795">
                <text:p>0.0010015437852795</text:p>
              </table:table-cell>
              <table:table-cell office:value-type="float" office:value="0.010916412852339">
                <text:p>0.010916412852339</text:p>
              </table:table-cell>
              <table:table-cell office:value-type="float" office:value="0.0010675820089287">
                <text:p>0.0010675820089287</text:p>
              </table:table-cell>
              <table:table-cell office:value-type="float" office:value="0.0099032561870465">
                <text:p>0.009903256187046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10216626531976">
                <text:p>0.0010216626531976</text:p>
              </table:table-cell>
              <table:table-cell office:value-type="float" office:value="0.011043603583936">
                <text:p>0.011043603583936</text:p>
              </table:table-cell>
              <table:table-cell office:value-type="float" office:value="0.0010885375400506">
                <text:p>0.0010885375400506</text:p>
              </table:table-cell>
              <table:table-cell office:value-type="float" office:value="0.0099780047792567">
                <text:p>0.009978004779256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10426731892646">
                <text:p>0.0010426731892646</text:p>
              </table:table-cell>
              <table:table-cell office:value-type="float" office:value="0.011166863823381">
                <text:p>0.011166863823381</text:p>
              </table:table-cell>
              <table:table-cell office:value-type="float" office:value="0.0011094802053337">
                <text:p>0.0011094802053337</text:p>
              </table:table-cell>
              <table:table-cell office:value-type="float" office:value="0.010051820257535">
                <text:p>0.01005182025753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10637877849791">
                <text:p>0.0010637877849791</text:p>
              </table:table-cell>
              <table:table-cell office:value-type="float" office:value="0.01128955516302">
                <text:p>0.01128955516302</text:p>
              </table:table-cell>
              <table:table-cell office:value-type="float" office:value="0.0011298842201521">
                <text:p>0.0011298842201521</text:p>
              </table:table-cell>
              <table:table-cell office:value-type="float" office:value="0.010109601832749">
                <text:p>0.01010960183274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10852749890944">
                <text:p>0.0010852749890944</text:p>
              </table:table-cell>
              <table:table-cell office:value-type="float" office:value="0.011409465752119">
                <text:p>0.011409465752119</text:p>
              </table:table-cell>
              <table:table-cell office:value-type="float" office:value="0.0011500382099402">
                <text:p>0.0011500382099402</text:p>
              </table:table-cell>
              <table:table-cell office:value-type="float" office:value="0.010161467871288">
                <text:p>0.01016146787128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11077477934643">
                <text:p>0.0011077477934643</text:p>
              </table:table-cell>
              <table:table-cell office:value-type="float" office:value="0.011521424575853">
                <text:p>0.011521424575853</text:p>
              </table:table-cell>
              <table:table-cell office:value-type="float" office:value="0.0011701775694215">
                <text:p>0.0011701775694215</text:p>
              </table:table-cell>
              <table:table-cell office:value-type="float" office:value="0.010213210656931">
                <text:p>0.01021321065693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11333963470195">
                <text:p>0.0011333963470195</text:p>
              </table:table-cell>
              <table:table-cell office:value-type="float" office:value="0.011618649013234">
                <text:p>0.011618649013234</text:p>
              </table:table-cell>
              <table:table-cell office:value-type="float" office:value="0.0011903024157221">
                <text:p>0.0011903024157221</text:p>
              </table:table-cell>
              <table:table-cell office:value-type="float" office:value="0.010264833463523">
                <text:p>0.0102648334635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11635712626492">
                <text:p>0.0011635712626492</text:p>
              </table:table-cell>
              <table:table-cell office:value-type="float" office:value="0.011694663637711">
                <text:p>0.011694663637711</text:p>
              </table:table-cell>
              <table:table-cell office:value-type="float" office:value="0.0012122847345221">
                <text:p>0.0012122847345221</text:p>
              </table:table-cell>
              <table:table-cell office:value-type="float" office:value="0.010308159461499">
                <text:p>0.01030815946149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11985038483468">
                <text:p>0.0011985038483468</text:p>
              </table:table-cell>
              <table:table-cell office:value-type="float" office:value="0.011752871471318">
                <text:p>0.011752871471318</text:p>
              </table:table-cell>
              <table:table-cell office:value-type="float" office:value="0.0012372822927457">
                <text:p>0.0012372822927457</text:p>
              </table:table-cell>
              <table:table-cell office:value-type="float" office:value="0.010338528323125">
                <text:p>0.0103385283231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12335303753513">
                <text:p>0.0012335303753513</text:p>
              </table:table-cell>
              <table:table-cell office:value-type="float" office:value="0.011810710639427">
                <text:p>0.011810710639427</text:p>
              </table:table-cell>
              <table:table-cell office:value-type="float" office:value="0.0012626807093995">
                <text:p>0.0012626807093995</text:p>
              </table:table-cell>
              <table:table-cell office:value-type="float" office:value="0.010367135809723">
                <text:p>0.01036713580972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12685190017719">
                <text:p>0.0012685190017719</text:p>
              </table:table-cell>
              <table:table-cell office:value-type="float" office:value="0.011867825553153">
                <text:p>0.011867825553153</text:p>
              </table:table-cell>
              <table:table-cell office:value-type="float" office:value="0.001288103254886">
                <text:p>0.001288103254886</text:p>
              </table:table-cell>
              <table:table-cell office:value-type="float" office:value="0.010395589134731">
                <text:p>0.01039558913473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1303020430779">
                <text:p>0.001303020430779</text:p>
              </table:table-cell>
              <table:table-cell office:value-type="float" office:value="0.011922923985497">
                <text:p>0.011922923985497</text:p>
              </table:table-cell>
              <table:table-cell office:value-type="float" office:value="0.0013133980832391">
                <text:p>0.0013133980832391</text:p>
              </table:table-cell>
              <table:table-cell office:value-type="float" office:value="0.010423831611376">
                <text:p>0.0104238316113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13380760223385">
                <text:p>0.0013380760223385</text:p>
              </table:table-cell>
              <table:table-cell office:value-type="float" office:value="0.011975474306338">
                <text:p>0.011975474306338</text:p>
              </table:table-cell>
              <table:table-cell office:value-type="float" office:value="0.0013386362735576">
                <text:p>0.0013386362735576</text:p>
              </table:table-cell>
              <table:table-cell office:value-type="float" office:value="0.01045190007864">
                <text:p>0.010451900078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13735091327477">
                <text:p>0.0013735091327477</text:p>
              </table:table-cell>
              <table:table-cell office:value-type="float" office:value="0.012025560102012">
                <text:p>0.012025560102012</text:p>
              </table:table-cell>
              <table:table-cell office:value-type="float" office:value="0.0013638965655885">
                <text:p>0.0013638965655885</text:p>
              </table:table-cell>
              <table:table-cell office:value-type="float" office:value="0.010479832884505">
                <text:p>0.0104798328845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14082631735383">
                <text:p>0.0014082631735383</text:p>
              </table:table-cell>
              <table:table-cell office:value-type="float" office:value="0.012074001530844">
                <text:p>0.012074001530844</text:p>
              </table:table-cell>
              <table:table-cell office:value-type="float" office:value="0.0013891782326249">
                <text:p>0.0013891782326249</text:p>
              </table:table-cell>
              <table:table-cell office:value-type="float" office:value="0.010507634815433">
                <text:p>0.0105076348154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14433279003442">
                <text:p>0.0014433279003442</text:p>
              </table:table-cell>
              <table:table-cell office:value-type="float" office:value="0.012121644633837">
                <text:p>0.012121644633837</text:p>
              </table:table-cell>
              <table:table-cell office:value-type="float" office:value="0.0014148447009538">
                <text:p>0.0014148447009538</text:p>
              </table:table-cell>
              <table:table-cell office:value-type="float" office:value="0.010533686811853">
                <text:p>0.01053368681185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14794724727777">
                <text:p>0.0014794724727777</text:p>
              </table:table-cell>
              <table:table-cell office:value-type="float" office:value="0.012166783088436">
                <text:p>0.012166783088436</text:p>
              </table:table-cell>
              <table:table-cell office:value-type="float" office:value="0.0014410363801012">
                <text:p>0.0014410363801012</text:p>
              </table:table-cell>
              <table:table-cell office:value-type="float" office:value="0.010557582976491">
                <text:p>0.01055758297649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15156453186936">
                <text:p>0.0015156453186936</text:p>
              </table:table-cell>
              <table:table-cell office:value-type="float" office:value="0.012211781745299">
                <text:p>0.012211781745299</text:p>
              </table:table-cell>
              <table:table-cell office:value-type="float" office:value="0.0014681071548203">
                <text:p>0.0014681071548203</text:p>
              </table:table-cell>
              <table:table-cell office:value-type="float" office:value="0.010578940345475">
                <text:p>0.01057894034547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15528700900719">
                <text:p>0.0015528700900719</text:p>
              </table:table-cell>
              <table:table-cell office:value-type="float" office:value="0.012253425003798">
                <text:p>0.012253425003798</text:p>
              </table:table-cell>
              <table:table-cell office:value-type="float" office:value="0.0014960040475556">
                <text:p>0.0014960040475556</text:p>
              </table:table-cell>
              <table:table-cell office:value-type="float" office:value="0.010597910837465">
                <text:p>0.01059791083746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15901104004701">
                <text:p>0.0015901104004701</text:p>
              </table:table-cell>
              <table:table-cell office:value-type="float" office:value="0.012291630307931">
                <text:p>0.012291630307931</text:p>
              </table:table-cell>
              <table:table-cell office:value-type="float" office:value="0.0015238987581281">
                <text:p>0.0015238987581281</text:p>
              </table:table-cell>
              <table:table-cell office:value-type="float" office:value="0.010616834093491">
                <text:p>0.01061683409349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16272515140732">
                <text:p>0.0016272515140732</text:p>
              </table:table-cell>
              <table:table-cell office:value-type="float" office:value="0.012329302089855">
                <text:p>0.012329302089855</text:p>
              </table:table-cell>
              <table:table-cell office:value-type="float" office:value="0.0015517910555602">
                <text:p>0.0015517910555602</text:p>
              </table:table-cell>
              <table:table-cell office:value-type="float" office:value="0.01063571237451">
                <text:p>0.0106357123745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16644302171852">
                <text:p>0.0016644302171852</text:p>
              </table:table-cell>
              <table:table-cell office:value-type="float" office:value="0.01236683885078">
                <text:p>0.01236683885078</text:p>
              </table:table-cell>
              <table:table-cell office:value-type="float" office:value="0.0015796807258889">
                <text:p>0.0015796807258889</text:p>
              </table:table-cell>
              <table:table-cell office:value-type="float" office:value="0.010654547817919">
                <text:p>0.0106545478179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17012887648781">
                <text:p>0.0017012887648781</text:p>
              </table:table-cell>
              <table:table-cell office:value-type="float" office:value="0.012403453812562">
                <text:p>0.012403453812562</text:p>
              </table:table-cell>
              <table:table-cell office:value-type="float" office:value="0.0016075675711229">
                <text:p>0.0016075675711229</text:p>
              </table:table-cell>
              <table:table-cell office:value-type="float" office:value="0.010673342444652">
                <text:p>0.0106733424446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17376735138963">
                <text:p>0.0017376735138963</text:p>
              </table:table-cell>
              <table:table-cell office:value-type="float" office:value="0.012438825542325">
                <text:p>0.012438825542325</text:p>
              </table:table-cell>
              <table:table-cell office:value-type="float" office:value="0.0016354514081338">
                <text:p>0.0016354514081338</text:p>
              </table:table-cell>
              <table:table-cell office:value-type="float" office:value="0.010692098166369">
                <text:p>0.0106920981663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17740860849553">
                <text:p>0.0017740860849553</text:p>
              </table:table-cell>
              <table:table-cell office:value-type="float" office:value="0.012474091191483">
                <text:p>0.012474091191483</text:p>
              </table:table-cell>
              <table:table-cell office:value-type="float" office:value="0.0016633320677195">
                <text:p>0.0016633320677195</text:p>
              </table:table-cell>
              <table:table-cell office:value-type="float" office:value="0.01071081679177">
                <text:p>0.0107108167917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18107579812643">
                <text:p>0.0018107579812643</text:p>
              </table:table-cell>
              <table:table-cell office:value-type="float" office:value="0.012506955655936">
                <text:p>0.012506955655936</text:p>
              </table:table-cell>
              <table:table-cell office:value-type="float" office:value="0.0016910034564527">
                <text:p>0.0016910034564527</text:p>
              </table:table-cell>
              <table:table-cell office:value-type="float" office:value="0.010729323948364">
                <text:p>0.01072932394836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18474141312237">
                <text:p>0.0018474141312237</text:p>
              </table:table-cell>
              <table:table-cell office:value-type="float" office:value="0.012535308026703">
                <text:p>0.012535308026703</text:p>
              </table:table-cell>
              <table:table-cell office:value-type="float" office:value="0.0017186356050163">
                <text:p>0.0017186356050163</text:p>
              </table:table-cell>
              <table:table-cell office:value-type="float" office:value="0.010747767414527">
                <text:p>0.01074776741452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18847780856269">
                <text:p>0.0018847780856269</text:p>
              </table:table-cell>
              <table:table-cell office:value-type="float" office:value="0.012561407818304">
                <text:p>0.012561407818304</text:p>
              </table:table-cell>
              <table:table-cell office:value-type="float" office:value="0.0017462642903462">
                <text:p>0.0017462642903462</text:p>
              </table:table-cell>
              <table:table-cell office:value-type="float" office:value="0.010766179494195">
                <text:p>0.01076617949419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19220368641425">
                <text:p>0.0019220368641425</text:p>
              </table:table-cell>
              <table:table-cell office:value-type="float" office:value="0.012587333451112">
                <text:p>0.012587333451112</text:p>
              </table:table-cell>
              <table:table-cell office:value-type="float" office:value="0.0017738893747005">
                <text:p>0.0017738893747005</text:p>
              </table:table-cell>
              <table:table-cell office:value-type="float" office:value="0.010784561574528">
                <text:p>0.01078456157452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19592096419299">
                <text:p>0.0019592096419299</text:p>
              </table:table-cell>
              <table:table-cell office:value-type="float" office:value="0.012613039246225">
                <text:p>0.012613039246225</text:p>
              </table:table-cell>
              <table:table-cell office:value-type="float" office:value="0.0018013826096135">
                <text:p>0.0018013826096135</text:p>
              </table:table-cell>
              <table:table-cell office:value-type="float" office:value="0.010802811402637">
                <text:p>0.01080281140263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19962600728137">
                <text:p>0.0019962600728137</text:p>
              </table:table-cell>
              <table:table-cell office:value-type="float" office:value="0.012633854652104">
                <text:p>0.012633854652104</text:p>
              </table:table-cell>
              <table:table-cell office:value-type="float" office:value="0.0018285399862893">
                <text:p>0.0018285399862893</text:p>
              </table:table-cell>
              <table:table-cell office:value-type="float" office:value="0.010820765379717">
                <text:p>0.0108207653797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20333282335185">
                <text:p>0.0020333282335185</text:p>
              </table:table-cell>
              <table:table-cell office:value-type="float" office:value="0.012654597699602">
                <text:p>0.012654597699602</text:p>
              </table:table-cell>
              <table:table-cell office:value-type="float" office:value="0.0018556932392724">
                <text:p>0.0018556932392724</text:p>
              </table:table-cell>
              <table:table-cell office:value-type="float" office:value="0.010838693387948">
                <text:p>0.01083869338794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20704130262269">
                <text:p>0.0020704130262269</text:p>
              </table:table-cell>
              <table:table-cell office:value-type="float" office:value="0.012675271805763">
                <text:p>0.012675271805763</text:p>
              </table:table-cell>
              <table:table-cell office:value-type="float" office:value="0.0018826050696192">
                <text:p>0.0018826050696192</text:p>
              </table:table-cell>
              <table:table-cell office:value-type="float" office:value="0.010856252630493">
                <text:p>0.0108562526304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21097286697926">
                <text:p>0.0021097286697926</text:p>
              </table:table-cell>
              <table:table-cell office:value-type="float" office:value="0.012690905910796">
                <text:p>0.012690905910796</text:p>
              </table:table-cell>
              <table:table-cell office:value-type="float" office:value="0.0019086699890626">
                <text:p>0.0019086699890626</text:p>
              </table:table-cell>
              <table:table-cell office:value-type="float" office:value="0.010865795158791">
                <text:p>0.01086579515879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21489288229876">
                <text:p>0.0021489288229876</text:p>
              </table:table-cell>
              <table:table-cell office:value-type="float" office:value="0.012706354266267">
                <text:p>0.012706354266267</text:p>
              </table:table-cell>
              <table:table-cell office:value-type="float" office:value="0.0019374519446442">
                <text:p>0.0019374519446442</text:p>
              </table:table-cell>
              <table:table-cell office:value-type="float" office:value="0.010867555800628">
                <text:p>0.01086755580062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21885321319123">
                <text:p>0.0021885321319123</text:p>
              </table:table-cell>
              <table:table-cell office:value-type="float" office:value="0.01272083980178">
                <text:p>0.01272083980178</text:p>
              </table:table-cell>
              <table:table-cell office:value-type="float" office:value="0.0019662360575647">
                <text:p>0.0019662360575647</text:p>
              </table:table-cell>
              <table:table-cell office:value-type="float" office:value="0.010869280684381">
                <text:p>0.01086928068438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22302029117976">
                <text:p>0.0022302029117976</text:p>
              </table:table-cell>
              <table:table-cell office:value-type="float" office:value="0.012731211394559">
                <text:p>0.012731211394559</text:p>
              </table:table-cell>
              <table:table-cell office:value-type="float" office:value="0.001995022119932">
                <text:p>0.001995022119932</text:p>
              </table:table-cell>
              <table:table-cell office:value-type="float" office:value="0.010870971263339">
                <text:p>0.01087097126333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22719316115292">
                <text:p>0.0022719316115292</text:p>
              </table:table-cell>
              <table:table-cell office:value-type="float" office:value="0.012741482795737">
                <text:p>0.012741482795737</text:p>
              </table:table-cell>
              <table:table-cell office:value-type="float" office:value="0.0020227782658778">
                <text:p>0.0020227782658778</text:p>
              </table:table-cell>
              <table:table-cell office:value-type="float" office:value="0.010871234531051">
                <text:p>0.01087123453105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23137007978528">
                <text:p>0.0023137007978528</text:p>
              </table:table-cell>
              <table:table-cell office:value-type="float" office:value="0.012751650865982">
                <text:p>0.012751650865982</text:p>
              </table:table-cell>
              <table:table-cell office:value-type="float" office:value="0.0020503921688134">
                <text:p>0.0020503921688134</text:p>
              </table:table-cell>
              <table:table-cell office:value-type="float" office:value="0.010871265738314">
                <text:p>0.0108712657383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23555213063683">
                <text:p>0.0023555213063683</text:p>
              </table:table-cell>
              <table:table-cell office:value-type="float" office:value="0.012761726171416">
                <text:p>0.012761726171416</text:p>
              </table:table-cell>
              <table:table-cell office:value-type="float" office:value="0.0020780129608767">
                <text:p>0.0020780129608767</text:p>
              </table:table-cell>
              <table:table-cell office:value-type="float" office:value="0.010871267557958">
                <text:p>0.0108712675579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23973934070454">
                <text:p>0.0023973934070454</text:p>
              </table:table-cell>
              <table:table-cell office:value-type="float" office:value="0.01277171356333">
                <text:p>0.01277171356333</text:p>
              </table:table-cell>
              <table:table-cell office:value-type="float" office:value="0.002105640431776">
                <text:p>0.002105640431776</text:p>
              </table:table-cell>
              <table:table-cell office:value-type="float" office:value="0.010871241144473">
                <text:p>0.01087124114447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24393152444738">
                <text:p>0.0024393152444738</text:p>
              </table:table-cell>
              <table:table-cell office:value-type="float" office:value="0.01278161650654">
                <text:p>0.01278161650654</text:p>
              </table:table-cell>
              <table:table-cell office:value-type="float" office:value="0.0021332743813943">
                <text:p>0.0021332743813943</text:p>
              </table:table-cell>
              <table:table-cell office:value-type="float" office:value="0.010871187589545">
                <text:p>0.01087118758954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24812850768697">
                <text:p>0.0024812850768697</text:p>
              </table:table-cell>
              <table:table-cell office:value-type="float" office:value="0.012791438223046">
                <text:p>0.012791438223046</text:p>
              </table:table-cell>
              <table:table-cell office:value-type="float" office:value="0.0021609146194135">
                <text:p>0.0021609146194135</text:p>
              </table:table-cell>
              <table:table-cell office:value-type="float" office:value="0.010871107925128">
                <text:p>0.0108711079251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25227029186891">
                <text:p>0.0025227029186891</text:p>
              </table:table-cell>
              <table:table-cell office:value-type="float" office:value="0.012800876487659">
                <text:p>0.012800876487659</text:p>
              </table:table-cell>
              <table:table-cell office:value-type="float" office:value="0.002188560964407">
                <text:p>0.002188560964407</text:p>
              </table:table-cell>
              <table:table-cell office:value-type="float" office:value="0.01087100312816">
                <text:p>0.010871003128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25634230672138">
                <text:p>0.0025634230672138</text:p>
              </table:table-cell>
              <table:table-cell office:value-type="float" office:value="0.012809869104321">
                <text:p>0.012809869104321</text:p>
              </table:table-cell>
              <table:table-cell office:value-type="float" office:value="0.0022162132437135">
                <text:p>0.0022162132437135</text:p>
              </table:table-cell>
              <table:table-cell office:value-type="float" office:value="0.01087087412262">
                <text:p>0.0108708741226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26053043576877">
                <text:p>0.0026053043576877</text:p>
              </table:table-cell>
              <table:table-cell office:value-type="float" office:value="0.012817415832569">
                <text:p>0.012817415832569</text:p>
              </table:table-cell>
              <table:table-cell office:value-type="float" office:value="0.0022438712927784">
                <text:p>0.0022438712927784</text:p>
              </table:table-cell>
              <table:table-cell office:value-type="float" office:value="0.010870721783192">
                <text:p>0.0108707217831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26481472812263">
                <text:p>0.0026481472812263</text:p>
              </table:table-cell>
              <table:table-cell office:value-type="float" office:value="0.012823765061235">
                <text:p>0.012823765061235</text:p>
              </table:table-cell>
              <table:table-cell office:value-type="float" office:value="0.0022731617859929">
                <text:p>0.0022731617859929</text:p>
              </table:table-cell>
              <table:table-cell office:value-type="float" office:value="0.01086536877946">
                <text:p>0.010865368779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26927526635419">
                <text:p>0.0026927526635419</text:p>
              </table:table-cell>
              <table:table-cell office:value-type="float" office:value="0.012827989521472">
                <text:p>0.012827989521472</text:p>
              </table:table-cell>
              <table:table-cell office:value-type="float" office:value="0.0023024594981678">
                <text:p>0.0023024594981678</text:p>
              </table:table-cell>
              <table:table-cell office:value-type="float" office:value="0.010859987744218">
                <text:p>0.01085998774421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27380579715096">
                <text:p>0.0027380579715096</text:p>
              </table:table-cell>
              <table:table-cell office:value-type="float" office:value="0.012830875795521">
                <text:p>0.012830875795521</text:p>
              </table:table-cell>
              <table:table-cell office:value-type="float" office:value="0.0023317642325402">
                <text:p>0.0023317642325402</text:p>
              </table:table-cell>
              <table:table-cell office:value-type="float" office:value="0.010854579732271">
                <text:p>0.01085457973227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2783434942616">
                <text:p>0.002783434942616</text:p>
              </table:table-cell>
              <table:table-cell office:value-type="float" office:value="0.01283368601696">
                <text:p>0.01283368601696</text:p>
              </table:table-cell>
              <table:table-cell office:value-type="float" office:value="0.0023610758001639">
                <text:p>0.0023610758001639</text:p>
              </table:table-cell>
              <table:table-cell office:value-type="float" office:value="0.010849145742022">
                <text:p>0.01084914574202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28301444855154">
                <text:p>0.0028301444855154</text:p>
              </table:table-cell>
              <table:table-cell office:value-type="float" office:value="0.012834159823003">
                <text:p>0.012834159823003</text:p>
              </table:table-cell>
              <table:table-cell office:value-type="float" office:value="0.0023903940194468">
                <text:p>0.0023903940194468</text:p>
              </table:table-cell>
              <table:table-cell office:value-type="float" office:value="0.010843686719858">
                <text:p>0.01084368671985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28769411863182">
                <text:p>0.0028769411863182</text:p>
              </table:table-cell>
              <table:table-cell office:value-type="float" office:value="0.012834533711761">
                <text:p>0.012834533711761</text:p>
              </table:table-cell>
              <table:table-cell office:value-type="float" office:value="0.0024197187159276">
                <text:p>0.0024197187159276</text:p>
              </table:table-cell>
              <table:table-cell office:value-type="float" office:value="0.010838203562148">
                <text:p>0.0108382035621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29261784863175">
                <text:p>0.0029261784863175</text:p>
              </table:table-cell>
              <table:table-cell office:value-type="float" office:value="0.012830605471043">
                <text:p>0.012830605471043</text:p>
              </table:table-cell>
              <table:table-cell office:value-type="float" office:value="0.0024490497217539">
                <text:p>0.0024490497217539</text:p>
              </table:table-cell>
              <table:table-cell office:value-type="float" office:value="0.010832697119092">
                <text:p>0.01083269711909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29785337257333">
                <text:p>0.0029785337257333</text:p>
              </table:table-cell>
              <table:table-cell office:value-type="float" office:value="0.012819843052357">
                <text:p>0.012819843052357</text:p>
              </table:table-cell>
              <table:table-cell office:value-type="float" office:value="0.0024783868756555">
                <text:p>0.0024783868756555</text:p>
              </table:table-cell>
              <table:table-cell office:value-type="float" office:value="0.010827168196401">
                <text:p>0.01082716819640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30310235382687">
                <text:p>0.0030310235382687</text:p>
              </table:table-cell>
              <table:table-cell office:value-type="float" office:value="0.012808768383519">
                <text:p>0.012808768383519</text:p>
              </table:table-cell>
              <table:table-cell office:value-type="float" office:value="0.0025071788613356">
                <text:p>0.0025071788613356</text:p>
              </table:table-cell>
              <table:table-cell office:value-type="float" office:value="0.010819962322086">
                <text:p>0.0108199623220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30858240133927">
                <text:p>0.0030858240133927</text:p>
              </table:table-cell>
              <table:table-cell office:value-type="float" office:value="0.012791293118445">
                <text:p>0.012791293118445</text:p>
              </table:table-cell>
              <table:table-cell office:value-type="float" office:value="0.0025353826334123">
                <text:p>0.0025353826334123</text:p>
              </table:table-cell>
              <table:table-cell office:value-type="float" office:value="0.010810937528288">
                <text:p>0.01081093752828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31409934382463">
                <text:p>0.0031409934382463</text:p>
              </table:table-cell>
              <table:table-cell office:value-type="float" office:value="0.012772546973528">
                <text:p>0.012772546973528</text:p>
              </table:table-cell>
              <table:table-cell office:value-type="float" office:value="0.002563590784057">
                <text:p>0.002563590784057</text:p>
              </table:table-cell>
              <table:table-cell office:value-type="float" office:value="0.010801892827494">
                <text:p>0.01080189282749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31975662038739">
                <text:p>0.0031975662038739</text:p>
              </table:table-cell>
              <table:table-cell office:value-type="float" office:value="0.012749348871248">
                <text:p>0.012749348871248</text:p>
              </table:table-cell>
              <table:table-cell office:value-type="float" office:value="0.0025918032152799">
                <text:p>0.0025918032152799</text:p>
              </table:table-cell>
              <table:table-cell office:value-type="float" office:value="0.010792828866938">
                <text:p>0.01079282886693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32542463290692">
                <text:p>0.0032542463290692</text:p>
              </table:table-cell>
              <table:table-cell office:value-type="float" office:value="0.01272582593767">
                <text:p>0.01272582593767</text:p>
              </table:table-cell>
              <table:table-cell office:value-type="float" office:value="0.0026200198329791">
                <text:p>0.0026200198329791</text:p>
              </table:table-cell>
              <table:table-cell office:value-type="float" office:value="0.010783746261838">
                <text:p>0.0107837462618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33118476846413">
                <text:p>0.0033118476846413</text:p>
              </table:table-cell>
              <table:table-cell office:value-type="float" office:value="0.012698790897153">
                <text:p>0.012698790897153</text:p>
              </table:table-cell>
              <table:table-cell office:value-type="float" office:value="0.0026482405471531">
                <text:p>0.0026482405471531</text:p>
              </table:table-cell>
              <table:table-cell office:value-type="float" office:value="0.010774645595196">
                <text:p>0.01077464559519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33708313876293">
                <text:p>0.0033708313876293</text:p>
              </table:table-cell>
              <table:table-cell office:value-type="float" office:value="0.012666163998834">
                <text:p>0.012666163998834</text:p>
              </table:table-cell>
              <table:table-cell office:value-type="float" office:value="0.0026764652715815">
                <text:p>0.0026764652715815</text:p>
              </table:table-cell>
              <table:table-cell office:value-type="float" office:value="0.010765527420805">
                <text:p>0.01076552742080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34304071638123">
                <text:p>0.0034304071638123</text:p>
              </table:table-cell>
              <table:table-cell office:value-type="float" office:value="0.012631013680531">
                <text:p>0.012631013680531</text:p>
              </table:table-cell>
              <table:table-cell office:value-type="float" office:value="0.0027046939236078">
                <text:p>0.0027046939236078</text:p>
              </table:table-cell>
              <table:table-cell office:value-type="float" office:value="0.010756392264504">
                <text:p>0.0107563922645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34902402052814">
                <text:p>0.0034902402052814</text:p>
              </table:table-cell>
              <table:table-cell office:value-type="float" office:value="0.012594897553178">
                <text:p>0.012594897553178</text:p>
              </table:table-cell>
              <table:table-cell office:value-type="float" office:value="0.0027329264239408">
                <text:p>0.0027329264239408</text:p>
              </table:table-cell>
              <table:table-cell office:value-type="float" office:value="0.010747240625702">
                <text:p>0.01074724062570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35502118153731">
                <text:p>0.0035502118153731</text:p>
              </table:table-cell>
              <table:table-cell office:value-type="float" office:value="0.012558151589752">
                <text:p>0.012558151589752</text:p>
              </table:table-cell>
              <table:table-cell office:value-type="float" office:value="0.0027611350716407">
                <text:p>0.0027611350716407</text:p>
              </table:table-cell>
              <table:table-cell office:value-type="float" office:value="0.010736060922277">
                <text:p>0.01073606092227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36104288287599">
                <text:p>0.0036104288287599</text:p>
              </table:table-cell>
              <table:table-cell office:value-type="float" office:value="0.012520301963699">
                <text:p>0.012520301963699</text:p>
              </table:table-cell>
              <table:table-cell office:value-type="float" office:value="0.0027893455370391">
                <text:p>0.0027893455370391</text:p>
              </table:table-cell>
              <table:table-cell office:value-type="float" office:value="0.010724868348801">
                <text:p>0.01072486834880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36708850360931">
                <text:p>0.0036708850360931</text:p>
              </table:table-cell>
              <table:table-cell office:value-type="float" office:value="0.012481370664998">
                <text:p>0.012481370664998</text:p>
              </table:table-cell>
              <table:table-cell office:value-type="float" office:value="0.0028174874295195">
                <text:p>0.0028174874295195</text:p>
              </table:table-cell>
              <table:table-cell office:value-type="float" office:value="0.010711674584652">
                <text:p>0.01071167458465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37314666228451">
                <text:p>0.0037314666228451</text:p>
              </table:table-cell>
              <table:table-cell office:value-type="float" office:value="0.012441843344453">
                <text:p>0.012441843344453</text:p>
              </table:table-cell>
              <table:table-cell office:value-type="float" office:value="0.002845628395097">
                <text:p>0.002845628395097</text:p>
              </table:table-cell>
              <table:table-cell office:value-type="float" office:value="0.010698468875366">
                <text:p>0.01069846887536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37921692940774">
                <text:p>0.0037921692940774</text:p>
              </table:table-cell>
              <table:table-cell office:value-type="float" office:value="0.012401721683621">
                <text:p>0.012401721683621</text:p>
              </table:table-cell>
              <table:table-cell office:value-type="float" office:value="0.0028737684166846">
                <text:p>0.0028737684166846</text:p>
              </table:table-cell>
              <table:table-cell office:value-type="float" office:value="0.010685251570428">
                <text:p>0.0106852515704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38529917661416">
                <text:p>0.0038529917661416</text:p>
              </table:table-cell>
              <table:table-cell office:value-type="float" office:value="0.012361007003271">
                <text:p>0.012361007003271</text:p>
              </table:table-cell>
              <table:table-cell office:value-type="float" office:value="0.0029019074790274">
                <text:p>0.0029019074790274</text:p>
              </table:table-cell>
              <table:table-cell office:value-type="float" office:value="0.010672022999678">
                <text:p>0.01067202299967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039139328640585">
                <text:p>0.0039139328640585</text:p>
              </table:table-cell>
              <table:table-cell office:value-type="float" office:value="0.012319700346685">
                <text:p>0.012319700346685</text:p>
              </table:table-cell>
              <table:table-cell office:value-type="float" office:value="0.0029300455685318">
                <text:p>0.0029300455685318</text:p>
              </table:table-cell>
              <table:table-cell office:value-type="float" office:value="0.010658783475084">
                <text:p>0.0106587834750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039750118937335">
                <text:p>0.0039750118937335</text:p>
              </table:table-cell>
              <table:table-cell office:value-type="float" office:value="0.012277676399608">
                <text:p>0.012277676399608</text:p>
              </table:table-cell>
              <table:table-cell office:value-type="float" office:value="0.0029581826731062">
                <text:p>0.0029581826731062</text:p>
              </table:table-cell>
              <table:table-cell office:value-type="float" office:value="0.010645533291662">
                <text:p>0.01064553329166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040362527158784">
                <text:p>0.0040362527158784</text:p>
              </table:table-cell>
              <table:table-cell office:value-type="float" office:value="0.012234778888916">
                <text:p>0.012234778888916</text:p>
              </table:table-cell>
              <table:table-cell office:value-type="float" office:value="0.0029863187820166">
                <text:p>0.0029863187820166</text:p>
              </table:table-cell>
              <table:table-cell office:value-type="float" office:value="0.010632272728606">
                <text:p>0.01063227272860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04097604230598">
                <text:p>0.004097604230598</text:p>
              </table:table-cell>
              <table:table-cell office:value-type="float" office:value="0.012191317718965">
                <text:p>0.012191317718965</text:p>
              </table:table-cell>
              <table:table-cell office:value-type="float" office:value="0.0030144538857534">
                <text:p>0.0030144538857534</text:p>
              </table:table-cell>
              <table:table-cell office:value-type="float" office:value="0.010619002049599">
                <text:p>0.0106190020495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041590653621177">
                <text:p>0.0041590653621177</text:p>
              </table:table-cell>
              <table:table-cell office:value-type="float" office:value="0.01214729469681">
                <text:p>0.01214729469681</text:p>
              </table:table-cell>
              <table:table-cell office:value-type="float" office:value="0.003042587975911">
                <text:p>0.003042587975911</text:p>
              </table:table-cell>
              <table:table-cell office:value-type="float" office:value="0.010605721504715">
                <text:p>0.0106057215047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042206322358373">
                <text:p>0.0042206322358373</text:p>
              </table:table-cell>
              <table:table-cell office:value-type="float" office:value="0.012102712022936">
                <text:p>0.012102712022936</text:p>
              </table:table-cell>
              <table:table-cell office:value-type="float" office:value="0.0030707210450762">
                <text:p>0.0030707210450762</text:p>
              </table:table-cell>
              <table:table-cell office:value-type="float" office:value="0.010592431330216">
                <text:p>0.0105924313302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042823032626114">
                <text:p>0.0042823032626114</text:p>
              </table:table-cell>
              <table:table-cell office:value-type="float" office:value="0.012057572325433">
                <text:p>0.012057572325433</text:p>
              </table:table-cell>
              <table:table-cell office:value-type="float" office:value="0.0030992992780049">
                <text:p>0.0030992992780049</text:p>
              </table:table-cell>
              <table:table-cell office:value-type="float" office:value="0.0105774990082">
                <text:p>0.010577499008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043440776640824">
                <text:p>0.0043440776640824</text:p>
              </table:table-cell>
              <table:table-cell office:value-type="float" office:value="0.01201187869289">
                <text:p>0.01201187869289</text:p>
              </table:table-cell>
              <table:table-cell office:value-type="float" office:value="0.0031278781089938">
                <text:p>0.0031278781089938</text:p>
              </table:table-cell>
              <table:table-cell office:value-type="float" office:value="0.010562557405117">
                <text:p>0.0105625574051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044059546144657">
                <text:p>0.0044059546144657</text:p>
              </table:table-cell>
              <table:table-cell office:value-type="float" office:value="0.011965634777631">
                <text:p>0.011965634777631</text:p>
              </table:table-cell>
              <table:table-cell office:value-type="float" office:value="0.0031569193361613">
                <text:p>0.0031569193361613</text:p>
              </table:table-cell>
              <table:table-cell office:value-type="float" office:value="0.010545977997175">
                <text:p>0.01054597799717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044679332181137">
                <text:p>0.0044679332181137</text:p>
              </table:table-cell>
              <table:table-cell office:value-type="float" office:value="0.011918844893104">
                <text:p>0.011918844893104</text:p>
              </table:table-cell>
              <table:table-cell office:value-type="float" office:value="0.0031859638535124">
                <text:p>0.0031859638535124</text:p>
              </table:table-cell>
              <table:table-cell office:value-type="float" office:value="0.010529386544634">
                <text:p>0.01052938654463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045300129445925">
                <text:p>0.0045300129445925</text:p>
              </table:table-cell>
              <table:table-cell office:value-type="float" office:value="0.01187151450039">
                <text:p>0.01187151450039</text:p>
              </table:table-cell>
              <table:table-cell office:value-type="float" office:value="0.0032150115970901">
                <text:p>0.0032150115970901</text:p>
              </table:table-cell>
              <table:table-cell office:value-type="float" office:value="0.010512783270182">
                <text:p>0.01051278327018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045922096224572">
                <text:p>0.0045922096224572</text:p>
              </table:table-cell>
              <table:table-cell office:value-type="float" office:value="0.011823659764867">
                <text:p>0.011823659764867</text:p>
              </table:table-cell>
              <table:table-cell office:value-type="float" office:value="0.0032440625057524">
                <text:p>0.0032440625057524</text:p>
              </table:table-cell>
              <table:table-cell office:value-type="float" office:value="0.010496168383976">
                <text:p>0.01049616838397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04654517145979">
                <text:p>0.004654517145979</text:p>
              </table:table-cell>
              <table:table-cell office:value-type="float" office:value="0.011775307950374">
                <text:p>0.011775307950374</text:p>
              </table:table-cell>
              <table:table-cell office:value-type="float" office:value="0.0032731165209562">
                <text:p>0.0032731165209562</text:p>
              </table:table-cell>
              <table:table-cell office:value-type="float" office:value="0.010479542085291">
                <text:p>0.0104795420852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046408775042745">
                <text:p>0.0046408775042745</text:p>
              </table:table-cell>
              <table:table-cell office:value-type="float" office:value="0.011613004328848">
                <text:p>0.011613004328848</text:p>
              </table:table-cell>
              <table:table-cell office:value-type="float" office:value="0.0032593616044145">
                <text:p>0.0032593616044145</text:p>
              </table:table-cell>
              <table:table-cell office:value-type="float" office:value="0.01031672215102">
                <text:p>0.0103167221510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046272378625706">
                <text:p>0.0046272378625706</text:p>
              </table:table-cell>
              <table:table-cell office:value-type="float" office:value="0.011450700707339">
                <text:p>0.011450700707339</text:p>
              </table:table-cell>
              <table:table-cell office:value-type="float" office:value="0.0032456066878717">
                <text:p>0.0032456066878717</text:p>
              </table:table-cell>
              <table:table-cell office:value-type="float" office:value="0.010153902216782">
                <text:p>0.01015390221678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046135982208667">
                <text:p>0.0046135982208667</text:p>
              </table:table-cell>
              <table:table-cell office:value-type="float" office:value="0.011288397085818">
                <text:p>0.011288397085818</text:p>
              </table:table-cell>
              <table:table-cell office:value-type="float" office:value="0.0032318517713289">
                <text:p>0.0032318517713289</text:p>
              </table:table-cell>
              <table:table-cell office:value-type="float" office:value="0.0099910822825428">
                <text:p>0.00999108228254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045999585791628">
                <text:p>0.0045999585791628</text:p>
              </table:table-cell>
              <table:table-cell office:value-type="float" office:value="0.011126093464306">
                <text:p>0.011126093464306</text:p>
              </table:table-cell>
              <table:table-cell office:value-type="float" office:value="0.0032180968547862">
                <text:p>0.0032180968547862</text:p>
              </table:table-cell>
              <table:table-cell office:value-type="float" office:value="0.0098282623483101">
                <text:p>0.009828262348310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045863189374589">
                <text:p>0.0045863189374589</text:p>
              </table:table-cell>
              <table:table-cell office:value-type="float" office:value="0.010963789842796">
                <text:p>0.010963789842796</text:p>
              </table:table-cell>
              <table:table-cell office:value-type="float" office:value="0.0032043419382434">
                <text:p>0.0032043419382434</text:p>
              </table:table-cell>
              <table:table-cell office:value-type="float" office:value="0.009665442414066">
                <text:p>0.00966544241406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04572679295755">
                <text:p>0.004572679295755</text:p>
              </table:table-cell>
              <table:table-cell office:value-type="float" office:value="0.010801486221284">
                <text:p>0.010801486221284</text:p>
              </table:table-cell>
              <table:table-cell office:value-type="float" office:value="0.0031905870217006">
                <text:p>0.0031905870217006</text:p>
              </table:table-cell>
              <table:table-cell office:value-type="float" office:value="0.0095026224798307">
                <text:p>0.00950262247983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045590396540511">
                <text:p>0.0045590396540511</text:p>
              </table:table-cell>
              <table:table-cell office:value-type="float" office:value="0.010639182599772">
                <text:p>0.010639182599772</text:p>
              </table:table-cell>
              <table:table-cell office:value-type="float" office:value="0.0031768321051579">
                <text:p>0.0031768321051579</text:p>
              </table:table-cell>
              <table:table-cell office:value-type="float" office:value="0.0093398025455891">
                <text:p>0.009339802545589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045454000123472">
                <text:p>0.0045454000123472</text:p>
              </table:table-cell>
              <table:table-cell office:value-type="float" office:value="0.010476878978263">
                <text:p>0.010476878978263</text:p>
              </table:table-cell>
              <table:table-cell office:value-type="float" office:value="0.0031630771886151">
                <text:p>0.0031630771886151</text:p>
              </table:table-cell>
              <table:table-cell office:value-type="float" office:value="0.0091769826113537">
                <text:p>0.009176982611353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045317603706433">
                <text:p>0.0045317603706433</text:p>
              </table:table-cell>
              <table:table-cell office:value-type="float" office:value="0.010314575356593">
                <text:p>0.010314575356593</text:p>
              </table:table-cell>
              <table:table-cell office:value-type="float" office:value="0.0031493222720723">
                <text:p>0.0031493222720723</text:p>
              </table:table-cell>
              <table:table-cell office:value-type="float" office:value="0.0090141626771152">
                <text:p>0.009014162677115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045181207289394">
                <text:p>0.0045181207289394</text:p>
              </table:table-cell>
              <table:table-cell office:value-type="float" office:value="0.010152271735233">
                <text:p>0.010152271735233</text:p>
              </table:table-cell>
              <table:table-cell office:value-type="float" office:value="0.0031355673555296">
                <text:p>0.0031355673555296</text:p>
              </table:table-cell>
              <table:table-cell office:value-type="float" office:value="0.0088513427428727">
                <text:p>0.00885134274287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045044810872356">
                <text:p>0.0045044810872356</text:p>
              </table:table-cell>
              <table:table-cell office:value-type="float" office:value="0.009989968113821">
                <text:p>0.009989968113821</text:p>
              </table:table-cell>
              <table:table-cell office:value-type="float" office:value="0.0031218124389868">
                <text:p>0.0031218124389868</text:p>
              </table:table-cell>
              <table:table-cell office:value-type="float" office:value="0.0086885228086383">
                <text:p>0.008688522808638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044908414455317">
                <text:p>0.0044908414455317</text:p>
              </table:table-cell>
              <table:table-cell office:value-type="float" office:value="0.0098276644923627">
                <text:p>0.0098276644923627</text:p>
              </table:table-cell>
              <table:table-cell office:value-type="float" office:value="0.003108057522444">
                <text:p>0.003108057522444</text:p>
              </table:table-cell>
              <table:table-cell office:value-type="float" office:value="0.0085257028743988">
                <text:p>0.008525702874398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044772018038277">
                <text:p>0.0044772018038277</text:p>
              </table:table-cell>
              <table:table-cell office:value-type="float" office:value="0.009665360870624">
                <text:p>0.009665360870624</text:p>
              </table:table-cell>
              <table:table-cell office:value-type="float" office:value="0.0030943026059013">
                <text:p>0.0030943026059013</text:p>
              </table:table-cell>
              <table:table-cell office:value-type="float" office:value="0.0083628829401565">
                <text:p>0.008362882940156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044635621621239">
                <text:p>0.0044635621621239</text:p>
              </table:table-cell>
              <table:table-cell office:value-type="float" office:value="0.0095030572492396">
                <text:p>0.0095030572492396</text:p>
              </table:table-cell>
              <table:table-cell office:value-type="float" office:value="0.0030805476893585">
                <text:p>0.0030805476893585</text:p>
              </table:table-cell>
              <table:table-cell office:value-type="float" office:value="0.0082000630059231">
                <text:p>0.008200063005923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0444992252042">
                <text:p>0.00444992252042</text:p>
              </table:table-cell>
              <table:table-cell office:value-type="float" office:value="0.009340753627683">
                <text:p>0.009340753627683</text:p>
              </table:table-cell>
              <table:table-cell office:value-type="float" office:value="0.0030667927728158">
                <text:p>0.0030667927728158</text:p>
              </table:table-cell>
              <table:table-cell office:value-type="float" office:value="0.0080372430716835">
                <text:p>0.00803724307168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044362828787161">
                <text:p>0.0044362828787161</text:p>
              </table:table-cell>
              <table:table-cell office:value-type="float" office:value="0.0091784500061442">
                <text:p>0.0091784500061442</text:p>
              </table:table-cell>
              <table:table-cell office:value-type="float" office:value="0.003053037856273">
                <text:p>0.003053037856273</text:p>
              </table:table-cell>
              <table:table-cell office:value-type="float" office:value="0.0078744231374427">
                <text:p>0.00787442313744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044226432370122">
                <text:p>0.0044226432370122</text:p>
              </table:table-cell>
              <table:table-cell office:value-type="float" office:value="0.0090161463846134">
                <text:p>0.0090161463846134</text:p>
              </table:table-cell>
              <table:table-cell office:value-type="float" office:value="0.0030392829397302">
                <text:p>0.0030392829397302</text:p>
              </table:table-cell>
              <table:table-cell office:value-type="float" office:value="0.0077116032032087">
                <text:p>0.007711603203208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044090035953083">
                <text:p>0.0044090035953083</text:p>
              </table:table-cell>
              <table:table-cell office:value-type="float" office:value="0.0088538427631328">
                <text:p>0.0088538427631328</text:p>
              </table:table-cell>
              <table:table-cell office:value-type="float" office:value="0.0030255280231875">
                <text:p>0.0030255280231875</text:p>
              </table:table-cell>
              <table:table-cell office:value-type="float" office:value="0.0075487832689681">
                <text:p>0.007548783268968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043953639536044">
                <text:p>0.0043953639536044</text:p>
              </table:table-cell>
              <table:table-cell office:value-type="float" office:value="0.0086915391416311">
                <text:p>0.0086915391416311</text:p>
              </table:table-cell>
              <table:table-cell office:value-type="float" office:value="0.0030117731066447">
                <text:p>0.0030117731066447</text:p>
              </table:table-cell>
              <table:table-cell office:value-type="float" office:value="0.0073859633347315">
                <text:p>0.00738596333473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043817243119005">
                <text:p>0.0043817243119005</text:p>
              </table:table-cell>
              <table:table-cell office:value-type="float" office:value="0.0085292355201087">
                <text:p>0.0085292355201087</text:p>
              </table:table-cell>
              <table:table-cell office:value-type="float" office:value="0.0029980181901019">
                <text:p>0.0029980181901019</text:p>
              </table:table-cell>
              <table:table-cell office:value-type="float" office:value="0.0072231434004928">
                <text:p>0.007223143400492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043680846701966">
                <text:p>0.0043680846701966</text:p>
              </table:table-cell>
              <table:table-cell office:value-type="float" office:value="0.008366931898586">
                <text:p>0.008366931898586</text:p>
              </table:table-cell>
              <table:table-cell office:value-type="float" office:value="0.0029842632735592">
                <text:p>0.0029842632735592</text:p>
              </table:table-cell>
              <table:table-cell office:value-type="float" office:value="0.0070603234662566">
                <text:p>0.007060323466256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043544450284927">
                <text:p>0.0043544450284927</text:p>
              </table:table-cell>
              <table:table-cell office:value-type="float" office:value="0.0082046282770793">
                <text:p>0.0082046282770793</text:p>
              </table:table-cell>
              <table:table-cell office:value-type="float" office:value="0.0029705083570164">
                <text:p>0.0029705083570164</text:p>
              </table:table-cell>
              <table:table-cell office:value-type="float" office:value="0.0068975035320146">
                <text:p>0.006897503532014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043408053867888">
                <text:p>0.0043408053867888</text:p>
              </table:table-cell>
              <table:table-cell office:value-type="float" office:value="0.0080423246555615">
                <text:p>0.0080423246555615</text:p>
              </table:table-cell>
              <table:table-cell office:value-type="float" office:value="0.0029567534404736">
                <text:p>0.0029567534404736</text:p>
              </table:table-cell>
              <table:table-cell office:value-type="float" office:value="0.0067346835977754">
                <text:p>0.006734683597775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043271657450849">
                <text:p>0.0043271657450849</text:p>
              </table:table-cell>
              <table:table-cell office:value-type="float" office:value="0.0078800210340522">
                <text:p>0.0078800210340522</text:p>
              </table:table-cell>
              <table:table-cell office:value-type="float" office:value="0.0029429985239309">
                <text:p>0.0029429985239309</text:p>
              </table:table-cell>
              <table:table-cell office:value-type="float" office:value="0.0065718636635376">
                <text:p>0.00657186366353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04313526103381">
                <text:p>0.004313526103381</text:p>
              </table:table-cell>
              <table:table-cell office:value-type="float" office:value="0.007717717412544">
                <text:p>0.007717717412544</text:p>
              </table:table-cell>
              <table:table-cell office:value-type="float" office:value="0.0029292436073881">
                <text:p>0.0029292436073881</text:p>
              </table:table-cell>
              <table:table-cell office:value-type="float" office:value="0.0064090437293021">
                <text:p>0.006409043729302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042998864616771">
                <text:p>0.0042998864616771</text:p>
              </table:table-cell>
              <table:table-cell office:value-type="float" office:value="0.0075554137910291">
                <text:p>0.0075554137910291</text:p>
              </table:table-cell>
              <table:table-cell office:value-type="float" office:value="0.0029154886908454">
                <text:p>0.0029154886908454</text:p>
              </table:table-cell>
              <table:table-cell office:value-type="float" office:value="0.0062462237950583">
                <text:p>0.00624622379505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042862468199732">
                <text:p>0.0042862468199732</text:p>
              </table:table-cell>
              <table:table-cell office:value-type="float" office:value="0.0073931101695111">
                <text:p>0.0073931101695111</text:p>
              </table:table-cell>
              <table:table-cell office:value-type="float" office:value="0.0029017337743026">
                <text:p>0.0029017337743026</text:p>
              </table:table-cell>
              <table:table-cell office:value-type="float" office:value="0.006083403860825">
                <text:p>0.00608340386082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042726071782693">
                <text:p>0.0042726071782693</text:p>
              </table:table-cell>
              <table:table-cell office:value-type="float" office:value="0.0072308065480069">
                <text:p>0.0072308065480069</text:p>
              </table:table-cell>
              <table:table-cell office:value-type="float" office:value="0.0028879788577598">
                <text:p>0.0028879788577598</text:p>
              </table:table-cell>
              <table:table-cell office:value-type="float" office:value="0.0059205839265869">
                <text:p>0.005920583926586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042589675365654">
                <text:p>0.0042589675365654</text:p>
              </table:table-cell>
              <table:table-cell office:value-type="float" office:value="0.0070685029264988">
                <text:p>0.0070685029264988</text:p>
              </table:table-cell>
              <table:table-cell office:value-type="float" office:value="0.0028742239412171">
                <text:p>0.0028742239412171</text:p>
              </table:table-cell>
              <table:table-cell office:value-type="float" office:value="0.0057577639923479">
                <text:p>0.005757763992347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042453278948615">
                <text:p>0.0042453278948615</text:p>
              </table:table-cell>
              <table:table-cell office:value-type="float" office:value="0.006906199304971">
                <text:p>0.006906199304971</text:p>
              </table:table-cell>
              <table:table-cell office:value-type="float" office:value="0.0028604690246743">
                <text:p>0.0028604690246743</text:p>
              </table:table-cell>
              <table:table-cell office:value-type="float" office:value="0.0055949440581074">
                <text:p>0.005594944058107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042316882531576">
                <text:p>0.0042316882531576</text:p>
              </table:table-cell>
              <table:table-cell office:value-type="float" office:value="0.0067438956834663">
                <text:p>0.0067438956834663</text:p>
              </table:table-cell>
              <table:table-cell office:value-type="float" office:value="0.0028467141081315">
                <text:p>0.0028467141081315</text:p>
              </table:table-cell>
              <table:table-cell office:value-type="float" office:value="0.0054321241238686">
                <text:p>0.005432124123868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042180486114537">
                <text:p>0.0042180486114537</text:p>
              </table:table-cell>
              <table:table-cell office:value-type="float" office:value="0.0065815920619554">
                <text:p>0.0065815920619554</text:p>
              </table:table-cell>
              <table:table-cell office:value-type="float" office:value="0.0028329591915888">
                <text:p>0.0028329591915888</text:p>
              </table:table-cell>
              <table:table-cell office:value-type="float" office:value="0.0052693041896323">
                <text:p>0.005269304189632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042044089697498">
                <text:p>0.0042044089697498</text:p>
              </table:table-cell>
              <table:table-cell office:value-type="float" office:value="0.0064192884404415">
                <text:p>0.0064192884404415</text:p>
              </table:table-cell>
              <table:table-cell office:value-type="float" office:value="0.002819204275046">
                <text:p>0.002819204275046</text:p>
              </table:table-cell>
              <table:table-cell office:value-type="float" office:value="0.0051064842553952">
                <text:p>0.005106484255395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041907693280459">
                <text:p>0.0041907693280459</text:p>
              </table:table-cell>
              <table:table-cell office:value-type="float" office:value="0.0062569848189193">
                <text:p>0.0062569848189193</text:p>
              </table:table-cell>
              <table:table-cell office:value-type="float" office:value="0.0028054493585032">
                <text:p>0.0028054493585032</text:p>
              </table:table-cell>
              <table:table-cell office:value-type="float" office:value="0.0049436643211584">
                <text:p>0.004943664321158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04177129686342">
                <text:p>0.004177129686342</text:p>
              </table:table-cell>
              <table:table-cell office:value-type="float" office:value="0.0060946811974227">
                <text:p>0.0060946811974227</text:p>
              </table:table-cell>
              <table:table-cell office:value-type="float" office:value="0.0027916944419605">
                <text:p>0.0027916944419605</text:p>
              </table:table-cell>
              <table:table-cell office:value-type="float" office:value="0.0047808443869154">
                <text:p>0.004780844386915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041634900446381">
                <text:p>0.0041634900446381</text:p>
              </table:table-cell>
              <table:table-cell office:value-type="float" office:value="0.0059323775758983">
                <text:p>0.0059323775758983</text:p>
              </table:table-cell>
              <table:table-cell office:value-type="float" office:value="0.0027779395254177">
                <text:p>0.0027779395254177</text:p>
              </table:table-cell>
              <table:table-cell office:value-type="float" office:value="0.0046180244526823">
                <text:p>0.004618024452682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041498504029342">
                <text:p>0.0041498504029342</text:p>
              </table:table-cell>
              <table:table-cell office:value-type="float" office:value="0.0057700739543859">
                <text:p>0.0057700739543859</text:p>
              </table:table-cell>
              <table:table-cell office:value-type="float" office:value="0.0027641846088749">
                <text:p>0.0027641846088749</text:p>
              </table:table-cell>
              <table:table-cell office:value-type="float" office:value="0.0044552045184415">
                <text:p>0.004455204518441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041362107612304">
                <text:p>0.0041362107612304</text:p>
              </table:table-cell>
              <table:table-cell office:value-type="float" office:value="0.0056077703328826">
                <text:p>0.0056077703328826</text:p>
              </table:table-cell>
              <table:table-cell office:value-type="float" office:value="0.0027504296923322">
                <text:p>0.0027504296923322</text:p>
              </table:table-cell>
              <table:table-cell office:value-type="float" office:value="0.0042923845842018">
                <text:p>0.004292384584201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041225711195265">
                <text:p>0.0041225711195265</text:p>
              </table:table-cell>
              <table:table-cell office:value-type="float" office:value="0.0054454667113586">
                <text:p>0.0054454667113586</text:p>
              </table:table-cell>
              <table:table-cell office:value-type="float" office:value="0.0027366747757894">
                <text:p>0.0027366747757894</text:p>
              </table:table-cell>
              <table:table-cell office:value-type="float" office:value="0.0041295646499655">
                <text:p>0.00412956464996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041089314778226">
                <text:p>0.0041089314778226</text:p>
              </table:table-cell>
              <table:table-cell office:value-type="float" office:value="0.0052831630898519">
                <text:p>0.0052831630898519</text:p>
              </table:table-cell>
              <table:table-cell office:value-type="float" office:value="0.0027229198592467">
                <text:p>0.0027229198592467</text:p>
              </table:table-cell>
              <table:table-cell office:value-type="float" office:value="0.0039667447157297">
                <text:p>0.003966744715729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040952918361187">
                <text:p>0.0040952918361187</text:p>
              </table:table-cell>
              <table:table-cell office:value-type="float" office:value="0.0051208594683456">
                <text:p>0.0051208594683456</text:p>
              </table:table-cell>
              <table:table-cell office:value-type="float" office:value="0.0027091649427039">
                <text:p>0.0027091649427039</text:p>
              </table:table-cell>
              <table:table-cell office:value-type="float" office:value="0.003803924781487">
                <text:p>0.00380392478148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040816521944148">
                <text:p>0.0040816521944148</text:p>
              </table:table-cell>
              <table:table-cell office:value-type="float" office:value="0.0049585558468351">
                <text:p>0.0049585558468351</text:p>
              </table:table-cell>
              <table:table-cell office:value-type="float" office:value="0.0026954100261611">
                <text:p>0.0026954100261611</text:p>
              </table:table-cell>
              <table:table-cell office:value-type="float" office:value="0.0036411048472491">
                <text:p>0.003641104847249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040680125527109">
                <text:p>0.0040680125527109</text:p>
              </table:table-cell>
              <table:table-cell office:value-type="float" office:value="0.0047962522253166">
                <text:p>0.0047962522253166</text:p>
              </table:table-cell>
              <table:table-cell office:value-type="float" office:value="0.0026816551096184">
                <text:p>0.0026816551096184</text:p>
              </table:table-cell>
              <table:table-cell office:value-type="float" office:value="0.0034782849130141">
                <text:p>0.00347828491301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04054372911007">
                <text:p>0.004054372911007</text:p>
              </table:table-cell>
              <table:table-cell office:value-type="float" office:value="0.0046339486038">
                <text:p>0.0046339486038</text:p>
              </table:table-cell>
              <table:table-cell office:value-type="float" office:value="0.0026679001930756">
                <text:p>0.0026679001930756</text:p>
              </table:table-cell>
              <table:table-cell office:value-type="float" office:value="0.0033154649787731">
                <text:p>0.003315464978773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040407332693031">
                <text:p>0.0040407332693031</text:p>
              </table:table-cell>
              <table:table-cell office:value-type="float" office:value="0.0044716449822876">
                <text:p>0.0044716449822876</text:p>
              </table:table-cell>
              <table:table-cell office:value-type="float" office:value="0.0026541452765328">
                <text:p>0.0026541452765328</text:p>
              </table:table-cell>
              <table:table-cell office:value-type="float" office:value="0.0031526450445344">
                <text:p>0.003152645044534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040270936275992">
                <text:p>0.0040270936275992</text:p>
              </table:table-cell>
              <table:table-cell office:value-type="float" office:value="0.0043093413607762">
                <text:p>0.0043093413607762</text:p>
              </table:table-cell>
              <table:table-cell office:value-type="float" office:value="0.0026403903599901">
                <text:p>0.0026403903599901</text:p>
              </table:table-cell>
              <table:table-cell office:value-type="float" office:value="0.0029898251102987">
                <text:p>0.002989825110298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040134539858953">
                <text:p>0.0040134539858953</text:p>
              </table:table-cell>
              <table:table-cell office:value-type="float" office:value="0.0041470377392642">
                <text:p>0.0041470377392642</text:p>
              </table:table-cell>
              <table:table-cell office:value-type="float" office:value="0.0026266354434473">
                <text:p>0.0026266354434473</text:p>
              </table:table-cell>
              <table:table-cell office:value-type="float" office:value="0.0028270051760564">
                <text:p>0.00282700517605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039998143441914">
                <text:p>0.0039998143441914</text:p>
              </table:table-cell>
              <table:table-cell office:value-type="float" office:value="0.0039847341177505">
                <text:p>0.0039847341177505</text:p>
              </table:table-cell>
              <table:table-cell office:value-type="float" office:value="0.0026128805269045">
                <text:p>0.0026128805269045</text:p>
              </table:table-cell>
              <table:table-cell office:value-type="float" office:value="0.0026641852418191">
                <text:p>0.002664185241819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039861747024875">
                <text:p>0.0039861747024875</text:p>
              </table:table-cell>
              <table:table-cell office:value-type="float" office:value="0.0038224304962479">
                <text:p>0.0038224304962479</text:p>
              </table:table-cell>
              <table:table-cell office:value-type="float" office:value="0.0025991256103618">
                <text:p>0.0025991256103618</text:p>
              </table:table-cell>
              <table:table-cell office:value-type="float" office:value="0.0025013653075829">
                <text:p>0.002501365307582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0039725350607836">
                <text:p>0.0039725350607836</text:p>
              </table:table-cell>
              <table:table-cell office:value-type="float" office:value="0.0036601268747259">
                <text:p>0.0036601268747259</text:p>
              </table:table-cell>
              <table:table-cell office:value-type="float" office:value="0.002585370693819">
                <text:p>0.002585370693819</text:p>
              </table:table-cell>
              <table:table-cell office:value-type="float" office:value="0.0023385453733415">
                <text:p>0.002338545373341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0039588954190797">
                <text:p>0.0039588954190797</text:p>
              </table:table-cell>
              <table:table-cell office:value-type="float" office:value="0.0034978232532159">
                <text:p>0.0034978232532159</text:p>
              </table:table-cell>
              <table:table-cell office:value-type="float" office:value="0.0025716157772763">
                <text:p>0.0025716157772763</text:p>
              </table:table-cell>
              <table:table-cell office:value-type="float" office:value="0.0021757254391064">
                <text:p>0.002175725439106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0039452557773758">
                <text:p>0.0039452557773758</text:p>
              </table:table-cell>
              <table:table-cell office:value-type="float" office:value="0.0033355196317059">
                <text:p>0.0033355196317059</text:p>
              </table:table-cell>
              <table:table-cell office:value-type="float" office:value="0.0025578608607335">
                <text:p>0.0025578608607335</text:p>
              </table:table-cell>
              <table:table-cell office:value-type="float" office:value="0.0020129055048666">
                <text:p>0.002012905504866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0039316161356719">
                <text:p>0.0039316161356719</text:p>
              </table:table-cell>
              <table:table-cell office:value-type="float" office:value="0.0031732160101833">
                <text:p>0.0031732160101833</text:p>
              </table:table-cell>
              <table:table-cell office:value-type="float" office:value="0.0025441059441907">
                <text:p>0.0025441059441907</text:p>
              </table:table-cell>
              <table:table-cell office:value-type="float" office:value="0.0018500855706314">
                <text:p>0.0018500855706314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003917976493968">
                <text:p>0.003917976493968</text:p>
              </table:table-cell>
              <table:table-cell office:value-type="float" office:value="0.0030109123886749">
                <text:p>0.0030109123886749</text:p>
              </table:table-cell>
              <table:table-cell office:value-type="float" office:value="0.002530351027648">
                <text:p>0.002530351027648</text:p>
              </table:table-cell>
              <table:table-cell office:value-type="float" office:value="0.0016872656363898">
                <text:p>0.001687265636389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0039043368522641">
                <text:p>0.0039043368522641</text:p>
              </table:table-cell>
              <table:table-cell office:value-type="float" office:value="0.0028486087671648">
                <text:p>0.0028486087671648</text:p>
              </table:table-cell>
              <table:table-cell office:value-type="float" office:value="0.0025165961111052">
                <text:p>0.0025165961111052</text:p>
              </table:table-cell>
              <table:table-cell office:value-type="float" office:value="0.0015244457021535">
                <text:p>0.00152444570215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0038906972105602">
                <text:p>0.0038906972105602</text:p>
              </table:table-cell>
              <table:table-cell office:value-type="float" office:value="0.0026863051456535">
                <text:p>0.0026863051456535</text:p>
              </table:table-cell>
              <table:table-cell office:value-type="float" office:value="0.0025028411945624">
                <text:p>0.0025028411945624</text:p>
              </table:table-cell>
              <table:table-cell office:value-type="float" office:value="0.0013616257679155">
                <text:p>0.001361625767915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038770575688563">
                <text:p>0.0038770575688563</text:p>
              </table:table-cell>
              <table:table-cell office:value-type="float" office:value="0.0025240015241352">
                <text:p>0.0025240015241352</text:p>
              </table:table-cell>
              <table:table-cell office:value-type="float" office:value="0.0024890862780197">
                <text:p>0.0024890862780197</text:p>
              </table:table-cell>
              <table:table-cell office:value-type="float" office:value="0.0011988058336769">
                <text:p>0.001198805833676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0038634179271524">
                <text:p>0.0038634179271524</text:p>
              </table:table-cell>
              <table:table-cell office:value-type="float" office:value="0.0023616979026269">
                <text:p>0.0023616979026269</text:p>
              </table:table-cell>
              <table:table-cell office:value-type="float" office:value="0.0024753313614769">
                <text:p>0.0024753313614769</text:p>
              </table:table-cell>
              <table:table-cell office:value-type="float" office:value="0.0010359858994395">
                <text:p>0.001035985899439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0038497782854485">
                <text:p>0.0038497782854485</text:p>
              </table:table-cell>
              <table:table-cell office:value-type="float" office:value="0.0021993942811155">
                <text:p>0.0021993942811155</text:p>
              </table:table-cell>
              <table:table-cell office:value-type="float" office:value="0.0024615764449341">
                <text:p>0.0024615764449341</text:p>
              </table:table-cell>
              <table:table-cell office:value-type="float" office:value="0.00087316596520003">
                <text:p>0.0008731659652000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0038361386437446">
                <text:p>0.0038361386437446</text:p>
              </table:table-cell>
              <table:table-cell office:value-type="float" office:value="0.0020370906595944">
                <text:p>0.0020370906595944</text:p>
              </table:table-cell>
              <table:table-cell office:value-type="float" office:value="0.0024478215283914">
                <text:p>0.0024478215283914</text:p>
              </table:table-cell>
              <table:table-cell office:value-type="float" office:value="0.00071034603095954">
                <text:p>0.0007103460309595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0038224990020407">
                <text:p>0.0038224990020407</text:p>
              </table:table-cell>
              <table:table-cell office:value-type="float" office:value="0.0018747870380921">
                <text:p>0.0018747870380921</text:p>
              </table:table-cell>
              <table:table-cell office:value-type="float" office:value="0.0024340666118486">
                <text:p>0.0024340666118486</text:p>
              </table:table-cell>
              <table:table-cell office:value-type="float" office:value="0.00054752609672465">
                <text:p>0.0005475260967246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0038088593603368">
                <text:p>0.0038088593603368</text:p>
              </table:table-cell>
              <table:table-cell office:value-type="float" office:value="0.0017124834165762">
                <text:p>0.0017124834165762</text:p>
              </table:table-cell>
              <table:table-cell office:value-type="float" office:value="0.0024203116953058">
                <text:p>0.0024203116953058</text:p>
              </table:table-cell>
              <table:table-cell office:value-type="float" office:value="0.00038470616248738">
                <text:p>0.0003847061624873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0037952197186329">
                <text:p>0.0037952197186329</text:p>
              </table:table-cell>
              <table:table-cell office:value-type="float" office:value="0.0015501797950613">
                <text:p>0.0015501797950613</text:p>
              </table:table-cell>
              <table:table-cell office:value-type="float" office:value="0.0024065567787631">
                <text:p>0.0024065567787631</text:p>
              </table:table-cell>
              <table:table-cell office:value-type="float" office:value="0.00022188622824608">
                <text:p>0.0002218862282460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0037815800769291">
                <text:p>0.0037815800769291</text:p>
              </table:table-cell>
              <table:table-cell office:value-type="float" office:value="0.0013878761735466">
                <text:p>0.0013878761735466</text:p>
              </table:table-cell>
              <table:table-cell office:value-type="float" office:value="0.0023928018622203">
                <text:p>0.0023928018622203</text:p>
              </table:table-cell>
              <table:table-cell office:value-type="float" office:value="0.0000590662940075">
                <text:p>0.000059066294007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0037679404352252">
                <text:p>0.0037679404352252</text:p>
              </table:table-cell>
              <table:table-cell office:value-type="float" office:value="0.0012255725520351">
                <text:p>0.0012255725520351</text:p>
              </table:table-cell>
              <table:table-cell office:value-type="float" office:value="0.0023790469456776">
                <text:p>0.0023790469456776</text:p>
              </table:table-cell>
              <table:table-cell office:value-type="float" office:value="-0.00010375364023293">
                <text:p>-0.0001037536402329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0037543007935213">
                <text:p>0.0037543007935213</text:p>
              </table:table-cell>
              <table:table-cell office:value-type="float" office:value="0.0010632689305208">
                <text:p>0.0010632689305208</text:p>
              </table:table-cell>
              <table:table-cell office:value-type="float" office:value="0.0023652920291348">
                <text:p>0.0023652920291348</text:p>
              </table:table-cell>
              <table:table-cell office:value-type="float" office:value="-0.00026657357446659">
                <text:p>-0.00026657357446659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0037406611518174">
                <text:p>0.0037406611518174</text:p>
              </table:table-cell>
              <table:table-cell office:value-type="float" office:value="0.00090096530901208">
                <text:p>0.00090096530901208</text:p>
              </table:table-cell>
              <table:table-cell office:value-type="float" office:value="0.002351537112592">
                <text:p>0.002351537112592</text:p>
              </table:table-cell>
              <table:table-cell office:value-type="float" office:value="-0.00042939350870853">
                <text:p>-0.0004293935087085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0037270215101135">
                <text:p>0.0037270215101135</text:p>
              </table:table-cell>
              <table:table-cell office:value-type="float" office:value="0.00073866168750176">
                <text:p>0.00073866168750176</text:p>
              </table:table-cell>
              <table:table-cell office:value-type="float" office:value="0.0023377821960493">
                <text:p>0.0023377821960493</text:p>
              </table:table-cell>
              <table:table-cell office:value-type="float" office:value="-0.00059221344294497">
                <text:p>-0.0005922134429449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0037133818684096">
                <text:p>0.0037133818684096</text:p>
              </table:table-cell>
              <table:table-cell office:value-type="float" office:value="0.00057635806598428">
                <text:p>0.00057635806598428</text:p>
              </table:table-cell>
              <table:table-cell office:value-type="float" office:value="0.0023240272795065">
                <text:p>0.0023240272795065</text:p>
              </table:table-cell>
              <table:table-cell office:value-type="float" office:value="-0.0007550333771857">
                <text:p>-0.000755033377185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0036997422267057">
                <text:p>0.0036997422267057</text:p>
              </table:table-cell>
              <table:table-cell office:value-type="float" office:value="0.00041405444447476">
                <text:p>0.00041405444447476</text:p>
              </table:table-cell>
              <table:table-cell office:value-type="float" office:value="0.0023102723629637">
                <text:p>0.0023102723629637</text:p>
              </table:table-cell>
              <table:table-cell office:value-type="float" office:value="-0.00091785331142282">
                <text:p>-0.00091785331142282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0036861025850018">
                <text:p>0.0036861025850018</text:p>
              </table:table-cell>
              <table:table-cell office:value-type="float" office:value="0.00025175082296215">
                <text:p>0.00025175082296215</text:p>
              </table:table-cell>
              <table:table-cell office:value-type="float" office:value="0.002296517446421">
                <text:p>0.002296517446421</text:p>
              </table:table-cell>
              <table:table-cell office:value-type="float" office:value="-0.0010806732456598">
                <text:p>-0.001080673245659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0036724629432979">
                <text:p>0.0036724629432979</text:p>
              </table:table-cell>
              <table:table-cell office:value-type="float" office:value="0.000089447201446366">
                <text:p>0.000089447201446366</text:p>
              </table:table-cell>
              <table:table-cell office:value-type="float" office:value="0.0022827625298782">
                <text:p>0.0022827625298782</text:p>
              </table:table-cell>
              <table:table-cell office:value-type="float" office:value="-0.0012434931799009">
                <text:p>-0.001243493179900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03658823301594">
                <text:p>0.003658823301594</text:p>
              </table:table-cell>
              <table:table-cell office:value-type="float" office:value="-0.000072856420067039">
                <text:p>-0.000072856420067039</text:p>
              </table:table-cell>
              <table:table-cell office:value-type="float" office:value="0.0022690076133354">
                <text:p>0.0022690076133354</text:p>
              </table:table-cell>
              <table:table-cell office:value-type="float" office:value="-0.0014063131141356">
                <text:p>-0.001406313114135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0036451836598901">
                <text:p>0.0036451836598901</text:p>
              </table:table-cell>
              <table:table-cell office:value-type="float" office:value="-0.00023516004157322">
                <text:p>-0.00023516004157322</text:p>
              </table:table-cell>
              <table:table-cell office:value-type="float" office:value="0.0022552526967927">
                <text:p>0.0022552526967927</text:p>
              </table:table-cell>
              <table:table-cell office:value-type="float" office:value="-0.0015691330483756">
                <text:p>-0.001569133048375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0036314946487092">
                <text:p>0.0036314946487092</text:p>
              </table:table-cell>
              <table:table-cell office:value-type="float" office:value="-0.00039723281944017">
                <text:p>-0.00039723281944017</text:p>
              </table:table-cell>
              <table:table-cell office:value-type="float" office:value="0.0022414977802499">
                <text:p>0.0022414977802499</text:p>
              </table:table-cell>
              <table:table-cell office:value-type="float" office:value="-0.0017319529826119">
                <text:p>-0.001731952982611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0036174569348941">
                <text:p>0.0036174569348941</text:p>
              </table:table-cell>
              <table:table-cell office:value-type="float" office:value="-0.00055767514581505">
                <text:p>-0.00055767514581505</text:p>
              </table:table-cell>
              <table:table-cell office:value-type="float" office:value="0.0022277428637072">
                <text:p>0.0022277428637072</text:p>
              </table:table-cell>
              <table:table-cell office:value-type="float" office:value="-0.0018947729168518">
                <text:p>-0.001894772916851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0036034191293411">
                <text:p>0.0036034191293411</text:p>
              </table:table-cell>
              <table:table-cell office:value-type="float" office:value="-0.00071811707052326">
                <text:p>-0.00071811707052326</text:p>
              </table:table-cell>
              <table:table-cell office:value-type="float" office:value="0.0022139879471644">
                <text:p>0.0022139879471644</text:p>
              </table:table-cell>
              <table:table-cell office:value-type="float" office:value="-0.0020575928510889">
                <text:p>-0.0020575928510889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0035890660516459">
                <text:p>0.0035890660516459</text:p>
              </table:table-cell>
              <table:table-cell office:value-type="float" office:value="-0.00087710071590248">
                <text:p>-0.00087710071590248</text:p>
              </table:table-cell>
              <table:table-cell office:value-type="float" office:value="0.0022002330306216">
                <text:p>0.0022002330306216</text:p>
              </table:table-cell>
              <table:table-cell office:value-type="float" office:value="-0.0022204127853265">
                <text:p>-0.002220412785326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0035741804228708">
                <text:p>0.0035741804228708</text:p>
              </table:table-cell>
              <table:table-cell office:value-type="float" office:value="-0.0010336210925629">
                <text:p>-0.0010336210925629</text:p>
              </table:table-cell>
              <table:table-cell office:value-type="float" office:value="0.0021864781140789">
                <text:p>0.0021864781140789</text:p>
              </table:table-cell>
              <table:table-cell office:value-type="float" office:value="-0.0023832327195667">
                <text:p>-0.00238323271956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0035587997263427">
                <text:p>0.0035587997263427</text:p>
              </table:table-cell>
              <table:table-cell office:value-type="float" office:value="-0.0011878588737113">
                <text:p>-0.0011878588737113</text:p>
              </table:table-cell>
              <table:table-cell office:value-type="float" office:value="0.0021727231975361">
                <text:p>0.0021727231975361</text:p>
              </table:table-cell>
              <table:table-cell office:value-type="float" office:value="-0.0025460526538037">
                <text:p>-0.002546052653803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035431722619852">
                <text:p>0.0035431722619852</text:p>
              </table:table-cell>
              <table:table-cell office:value-type="float" office:value="-0.001340959123895">
                <text:p>-0.001340959123895</text:p>
              </table:table-cell>
              <table:table-cell office:value-type="float" office:value="0.0021589682809933">
                <text:p>0.0021589682809933</text:p>
              </table:table-cell>
              <table:table-cell office:value-type="float" office:value="-0.0027088725880424">
                <text:p>-0.002708872588042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0035275431629682">
                <text:p>0.0035275431629682</text:p>
              </table:table-cell>
              <table:table-cell office:value-type="float" office:value="-0.0014940521324497">
                <text:p>-0.0014940521324497</text:p>
              </table:table-cell>
              <table:table-cell office:value-type="float" office:value="0.0021452133644506">
                <text:p>0.0021452133644506</text:p>
              </table:table-cell>
              <table:table-cell office:value-type="float" office:value="-0.0028716925222808">
                <text:p>-0.002871692522280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0035119125001633">
                <text:p>0.0035119125001633</text:p>
              </table:table-cell>
              <table:table-cell office:value-type="float" office:value="-0.0016471382183528">
                <text:p>-0.0016471382183528</text:p>
              </table:table-cell>
              <table:table-cell office:value-type="float" office:value="0.0021314584479078">
                <text:p>0.0021314584479078</text:p>
              </table:table-cell>
              <table:table-cell office:value-type="float" office:value="-0.0030345124565178">
                <text:p>-0.003034512456517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0034962803414622">
                <text:p>0.0034962803414622</text:p>
              </table:table-cell>
              <table:table-cell office:value-type="float" office:value="-0.0018002176872542">
                <text:p>-0.0018002176872542</text:p>
              </table:table-cell>
              <table:table-cell office:value-type="float" office:value="0.002117703531365">
                <text:p>0.002117703531365</text:p>
              </table:table-cell>
              <table:table-cell office:value-type="float" office:value="-0.0031973323907573">
                <text:p>-0.003197332390757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0034806467518905">
                <text:p>0.0034806467518905</text:p>
              </table:table-cell>
              <table:table-cell office:value-type="float" office:value="-0.0019532908318113">
                <text:p>-0.0019532908318113</text:p>
              </table:table-cell>
              <table:table-cell office:value-type="float" office:value="0.0021039486148223">
                <text:p>0.0021039486148223</text:p>
              </table:table-cell>
              <table:table-cell office:value-type="float" office:value="-0.0033601523249964">
                <text:p>-0.003360152324996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003464566761025">
                <text:p>0.003464566761025</text:p>
              </table:table-cell>
              <table:table-cell office:value-type="float" office:value="-0.0021044914207773">
                <text:p>-0.0021044914207773</text:p>
              </table:table-cell>
              <table:table-cell office:value-type="float" office:value="0.0020901936982795">
                <text:p>0.0020901936982795</text:p>
              </table:table-cell>
              <table:table-cell office:value-type="float" office:value="-0.003522972259232">
                <text:p>-0.00352297225923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003448062281135">
                <text:p>0.003448062281135</text:p>
              </table:table-cell>
              <table:table-cell office:value-type="float" office:value="-0.0022539116349676">
                <text:p>-0.0022539116349676</text:p>
              </table:table-cell>
              <table:table-cell office:value-type="float" office:value="0.0020764387817368">
                <text:p>0.0020764387817368</text:p>
              </table:table-cell>
              <table:table-cell office:value-type="float" office:value="-0.0036857921934736">
                <text:p>-0.003685792193473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0034315529724579">
                <text:p>0.0034315529724579</text:p>
              </table:table-cell>
              <table:table-cell office:value-type="float" office:value="-0.0024033115664071">
                <text:p>-0.0024033115664071</text:p>
              </table:table-cell>
              <table:table-cell office:value-type="float" office:value="0.002062683865194">
                <text:p>0.002062683865194</text:p>
              </table:table-cell>
              <table:table-cell office:value-type="float" office:value="-0.0038486121277095">
                <text:p>-0.003848612127709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034150390264658">
                <text:p>0.0034150390264658</text:p>
              </table:table-cell>
              <table:table-cell office:value-type="float" office:value="-0.0025526920410481">
                <text:p>-0.0025526920410481</text:p>
              </table:table-cell>
              <table:table-cell office:value-type="float" office:value="0.0020489289486512">
                <text:p>0.0020489289486512</text:p>
              </table:table-cell>
              <table:table-cell office:value-type="float" office:value="-0.0040114320619508">
                <text:p>-0.004011432061950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0033985206275877">
                <text:p>0.0033985206275877</text:p>
              </table:table-cell>
              <table:table-cell office:value-type="float" office:value="-0.0027020538538479">
                <text:p>-0.0027020538538479</text:p>
              </table:table-cell>
              <table:table-cell office:value-type="float" office:value="0.0020351740321085">
                <text:p>0.0020351740321085</text:p>
              </table:table-cell>
              <table:table-cell office:value-type="float" office:value="-0.0041742519961883">
                <text:p>-0.004174251996188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0033819979534174">
                <text:p>0.0033819979534174</text:p>
              </table:table-cell>
              <table:table-cell office:value-type="float" office:value="-0.0028513977697478">
                <text:p>-0.0028513977697478</text:p>
              </table:table-cell>
              <table:table-cell office:value-type="float" office:value="0.0020215144399717">
                <text:p>0.0020215144399717</text:p>
              </table:table-cell>
              <table:table-cell office:value-type="float" office:value="-0.0043348676277601">
                <text:p>-0.004334867627760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0033654711749208">
                <text:p>0.0033654711749208</text:p>
              </table:table-cell>
              <table:table-cell office:value-type="float" office:value="-0.0030007245246506">
                <text:p>-0.0030007245246506</text:p>
              </table:table-cell>
              <table:table-cell office:value-type="float" office:value="0.0020086033154024">
                <text:p>0.0020086033154024</text:p>
              </table:table-cell>
              <table:table-cell office:value-type="float" office:value="-0.0044785683792134">
                <text:p>-0.004478568379213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0033489404566388">
                <text:p>0.0033489404566388</text:p>
              </table:table-cell>
              <table:table-cell office:value-type="float" office:value="-0.0031500348262311">
                <text:p>-0.0031500348262311</text:p>
              </table:table-cell>
              <table:table-cell office:value-type="float" office:value="0.0019950970332785">
                <text:p>0.0019950970332785</text:p>
              </table:table-cell>
              <table:table-cell office:value-type="float" office:value="-0.0046194674237852">
                <text:p>-0.004619467423785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003331237999551">
                <text:p>0.003331237999551</text:p>
              </table:table-cell>
              <table:table-cell office:value-type="float" office:value="-0.0032946461801477">
                <text:p>-0.0032946461801477</text:p>
              </table:table-cell>
              <table:table-cell office:value-type="float" office:value="0.0019785278008398">
                <text:p>0.0019785278008398</text:p>
              </table:table-cell>
              <table:table-cell office:value-type="float" office:value="-0.0047461255669943">
                <text:p>-0.004746125566994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0033130294917123">
                <text:p>0.0033130294917123</text:p>
              </table:table-cell>
              <table:table-cell office:value-type="float" office:value="-0.0034372269516617">
                <text:p>-0.0034372269516617</text:p>
              </table:table-cell>
              <table:table-cell office:value-type="float" office:value="0.0019611634815939">
                <text:p>0.0019611634815939</text:p>
              </table:table-cell>
              <table:table-cell office:value-type="float" office:value="-0.0048690642866354">
                <text:p>-0.004869064286635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0032948111902372">
                <text:p>0.0032948111902372</text:p>
              </table:table-cell>
              <table:table-cell office:value-type="float" office:value="-0.0035797670661816">
                <text:p>-0.0035797670661816</text:p>
              </table:table-cell>
              <table:table-cell office:value-type="float" office:value="0.0019437906623862">
                <text:p>0.0019437906623862</text:p>
              </table:table-cell>
              <table:table-cell office:value-type="float" office:value="-0.0049919262090141">
                <text:p>-0.004991926209014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0032765834776941">
                <text:p>0.0032765834776941</text:p>
              </table:table-cell>
              <table:table-cell office:value-type="float" office:value="-0.0037222681466223">
                <text:p>-0.0037222681466223</text:p>
              </table:table-cell>
              <table:table-cell office:value-type="float" office:value="0.001926409489092">
                <text:p>0.001926409489092</text:p>
              </table:table-cell>
              <table:table-cell office:value-type="float" office:value="-0.0051147126450566">
                <text:p>-0.005114712645056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0032579562246816">
                <text:p>0.0032579562246816</text:p>
              </table:table-cell>
              <table:table-cell office:value-type="float" office:value="-0.0038632014175631">
                <text:p>-0.0038632014175631</text:p>
              </table:table-cell>
              <table:table-cell office:value-type="float" office:value="0.0019090201048874">
                <text:p>0.0019090201048874</text:p>
              </table:table-cell>
              <table:table-cell office:value-type="float" office:value="-0.0052374248799254">
                <text:p>-0.005237424879925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0032383379769493">
                <text:p>0.0032383379769493</text:p>
              </table:table-cell>
              <table:table-cell office:value-type="float" office:value="-0.0040002480102473">
                <text:p>-0.0040002480102473</text:p>
              </table:table-cell>
              <table:table-cell office:value-type="float" office:value="0.0018916226503141">
                <text:p>0.0018916226503141</text:p>
              </table:table-cell>
              <table:table-cell office:value-type="float" office:value="-0.0053600641740728">
                <text:p>-0.005360064174072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003218704557316">
                <text:p>0.003218704557316</text:p>
              </table:table-cell>
              <table:table-cell office:value-type="float" office:value="-0.0041372320321649">
                <text:p>-0.0041372320321649</text:p>
              </table:table-cell>
              <table:table-cell office:value-type="float" office:value="0.0018742172633362">
                <text:p>0.0018742172633362</text:p>
              </table:table-cell>
              <table:table-cell office:value-type="float" office:value="-0.0054826317638765">
                <text:p>-0.005482631763876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0031990565534193">
                <text:p>0.0031990565534193</text:p>
              </table:table-cell>
              <table:table-cell office:value-type="float" office:value="-0.004274155955705">
                <text:p>-0.004274155955705</text:p>
              </table:table-cell>
              <table:table-cell office:value-type="float" office:value="0.0018556123020643">
                <text:p>0.0018556123020643</text:p>
              </table:table-cell>
              <table:table-cell office:value-type="float" office:value="-0.0055997051825952">
                <text:p>-0.005599705182595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0031793945304432">
                <text:p>0.0031793945304432</text:p>
              </table:table-cell>
              <table:table-cell office:value-type="float" office:value="-0.0044110221572933">
                <text:p>-0.0044110221572933</text:p>
              </table:table-cell>
              <table:table-cell office:value-type="float" office:value="0.0018323494277083">
                <text:p>0.0018323494277083</text:p>
              </table:table-cell>
              <table:table-cell office:value-type="float" office:value="-0.0056955510694593">
                <text:p>-0.005695551069459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0031597190318125">
                <text:p>0.0031597190318125</text:p>
              </table:table-cell>
              <table:table-cell office:value-type="float" office:value="-0.0045478329198965">
                <text:p>-0.0045478329198965</text:p>
              </table:table-cell>
              <table:table-cell office:value-type="float" office:value="0.0018090622678942">
                <text:p>0.0018090622678942</text:p>
              </table:table-cell>
              <table:table-cell office:value-type="float" office:value="-0.005791235913144">
                <text:p>-0.00579123591314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0031400305798561">
                <text:p>0.0031400305798561</text:p>
              </table:table-cell>
              <table:table-cell office:value-type="float" office:value="-0.0046845904368532">
                <text:p>-0.0046845904368532</text:p>
              </table:table-cell>
              <table:table-cell office:value-type="float" office:value="0.0017857516431845">
                <text:p>0.0017857516431845</text:p>
              </table:table-cell>
              <table:table-cell office:value-type="float" office:value="-0.0058867641364929">
                <text:p>-0.005886764136492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31203296764948">
                <text:p>0.0031203296764948</text:p>
              </table:table-cell>
              <table:table-cell office:value-type="float" office:value="-0.0048212968141245">
                <text:p>-0.0048212968141245</text:p>
              </table:table-cell>
              <table:table-cell office:value-type="float" office:value="0.0017624183406139">
                <text:p>0.0017624183406139</text:p>
              </table:table-cell>
              <table:table-cell office:value-type="float" office:value="-0.0059821400070942">
                <text:p>-0.0059821400070942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0031006168039104">
                <text:p>0.0031006168039104</text:p>
              </table:table-cell>
              <table:table-cell office:value-type="float" office:value="-0.0049579540733757">
                <text:p>-0.0049579540733757</text:p>
              </table:table-cell>
              <table:table-cell office:value-type="float" office:value="0.0017390631150608">
                <text:p>0.0017390631150608</text:p>
              </table:table-cell>
              <table:table-cell office:value-type="float" office:value="-0.0060773676431372">
                <text:p>-0.006077367643137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0030808924252218">
                <text:p>0.0030808924252218</text:p>
              </table:table-cell>
              <table:table-cell office:value-type="float" office:value="-0.0050945641550394">
                <text:p>-0.0050945641550394</text:p>
              </table:table-cell>
              <table:table-cell office:value-type="float" office:value="0.0017156866904862">
                <text:p>0.0017156866904862</text:p>
              </table:table-cell>
              <table:table-cell office:value-type="float" office:value="-0.0061724510136334">
                <text:p>-0.006172451013633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0030611569851315">
                <text:p>0.0030611569851315</text:p>
              </table:table-cell>
              <table:table-cell office:value-type="float" office:value="-0.0052311289208636">
                <text:p>-0.0052311289208636</text:p>
              </table:table-cell>
              <table:table-cell office:value-type="float" office:value="0.0016938828696219">
                <text:p>0.0016938828696219</text:p>
              </table:table-cell>
              <table:table-cell office:value-type="float" office:value="-0.0062571397725752">
                <text:p>-0.0062571397725752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0030414109106005">
                <text:p>0.0030414109106005</text:p>
              </table:table-cell>
              <table:table-cell office:value-type="float" office:value="-0.0053676501577826">
                <text:p>-0.0053676501577826</text:p>
              </table:table-cell>
              <table:table-cell office:value-type="float" office:value="0.0016731648854287">
                <text:p>0.0016731648854287</text:p>
              </table:table-cell>
              <table:table-cell office:value-type="float" office:value="-0.0063348530054396">
                <text:p>-0.006334853005439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0030216546114643">
                <text:p>0.0030216546114643</text:p>
              </table:table-cell>
              <table:table-cell office:value-type="float" office:value="-0.0055041295792408">
                <text:p>-0.0055041295792408</text:p>
              </table:table-cell>
              <table:table-cell office:value-type="float" office:value="0.0016524317092725">
                <text:p>0.0016524317092725</text:p>
              </table:table-cell>
              <table:table-cell office:value-type="float" office:value="-0.0064124068846959">
                <text:p>-0.006412406884695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0030018884810755">
                <text:p>0.0030018884810755</text:p>
              </table:table-cell>
              <table:table-cell office:value-type="float" office:value="-0.0056405688288421">
                <text:p>-0.0056405688288421</text:p>
              </table:table-cell>
              <table:table-cell office:value-type="float" office:value="0.001631683642999">
                <text:p>0.001631683642999</text:p>
              </table:table-cell>
              <table:table-cell office:value-type="float" office:value="-0.0064898055552174">
                <text:p>-0.006489805555217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0029821128969156">
                <text:p>0.0029821128969156</text:p>
              </table:table-cell>
              <table:table-cell office:value-type="float" office:value="-0.0057769694827914">
                <text:p>-0.0057769694827914</text:p>
              </table:table-cell>
              <table:table-cell office:value-type="float" office:value="0.0016109209800684">
                <text:p>0.0016109209800684</text:p>
              </table:table-cell>
              <table:table-cell office:value-type="float" office:value="-0.0065670530210393">
                <text:p>-0.006567053021039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029623282211951">
                <text:p>0.0029623282211951</text:p>
              </table:table-cell>
              <table:table-cell office:value-type="float" office:value="-0.005913333052493">
                <text:p>-0.005913333052493</text:p>
              </table:table-cell>
              <table:table-cell office:value-type="float" office:value="0.0015901440058435">
                <text:p>0.0015901440058435</text:p>
              </table:table-cell>
              <table:table-cell office:value-type="float" office:value="-0.0066441531508378">
                <text:p>-0.006644153150837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0029425348014401">
                <text:p>0.0029425348014401</text:p>
              </table:table-cell>
              <table:table-cell office:value-type="float" office:value="-0.0060496609871018">
                <text:p>-0.0060496609871018</text:p>
              </table:table-cell>
              <table:table-cell office:value-type="float" office:value="0.00156935299787">
                <text:p>0.00156935299787</text:p>
              </table:table-cell>
              <table:table-cell office:value-type="float" office:value="-0.006721109683237">
                <text:p>-0.00672110968323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0029227329710617">
                <text:p>0.0029227329710617</text:p>
              </table:table-cell>
              <table:table-cell office:value-type="float" office:value="-0.0061859546759603">
                <text:p>-0.0061859546759603</text:p>
              </table:table-cell>
              <table:table-cell office:value-type="float" office:value="0.0015485482261487">
                <text:p>0.0015485482261487</text:p>
              </table:table-cell>
              <table:table-cell office:value-type="float" office:value="-0.0067979262319062">
                <text:p>-0.006797926231906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0029029230499104">
                <text:p>0.0029029230499104</text:p>
              </table:table-cell>
              <table:table-cell office:value-type="float" office:value="-0.0063222154510169">
                <text:p>-0.0063222154510169</text:p>
              </table:table-cell>
              <table:table-cell office:value-type="float" office:value="0.001527729953399">
                <text:p>0.001527729953399</text:p>
              </table:table-cell>
              <table:table-cell office:value-type="float" office:value="-0.0068746062904903">
                <text:p>-0.0068746062904903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0028831053448143">
                <text:p>0.0028831053448143</text:p>
              </table:table-cell>
              <table:table-cell office:value-type="float" office:value="-0.006458444589126">
                <text:p>-0.006458444589126</text:p>
              </table:table-cell>
              <table:table-cell office:value-type="float" office:value="0.0015068984353142">
                <text:p>0.0015068984353142</text:p>
              </table:table-cell>
              <table:table-cell office:value-type="float" office:value="-0.0069511532373645">
                <text:p>-0.006951153237364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0028632801500994">
                <text:p>0.0028632801500994</text:p>
              </table:table-cell>
              <table:table-cell office:value-type="float" office:value="-0.0065946433142916">
                <text:p>-0.0065946433142916</text:p>
              </table:table-cell>
              <table:table-cell office:value-type="float" office:value="0.0014860539208092">
                <text:p>0.0014860539208092</text:p>
              </table:table-cell>
              <table:table-cell office:value-type="float" office:value="-0.0070275703401954">
                <text:p>-0.007027570340195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0028428427573144">
                <text:p>0.0028428427573144</text:p>
              </table:table-cell>
              <table:table-cell office:value-type="float" office:value="-0.0067281256299635">
                <text:p>-0.0067281256299635</text:p>
              </table:table-cell>
              <table:table-cell office:value-type="float" office:value="0.0014651966522598">
                <text:p>0.0014651966522598</text:p>
              </table:table-cell>
              <table:table-cell office:value-type="float" office:value="-0.0071038607603447">
                <text:p>-0.007103860760344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0028219346887862">
                <text:p>0.0028219346887862</text:p>
              </table:table-cell>
              <table:table-cell office:value-type="float" office:value="-0.0068595191386639">
                <text:p>-0.0068595191386639</text:p>
              </table:table-cell>
              <table:table-cell office:value-type="float" office:value="0.0014443268657343">
                <text:p>0.0014443268657343</text:p>
              </table:table-cell>
              <table:table-cell office:value-type="float" office:value="-0.007180027557097">
                <text:p>-0.00718002755709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027997495192902">
                <text:p>0.0027997495192902</text:p>
              </table:table-cell>
              <table:table-cell office:value-type="float" office:value="-0.006985335945889">
                <text:p>-0.006985335945889</text:p>
              </table:table-cell>
              <table:table-cell office:value-type="float" office:value="0.0014234447912167">
                <text:p>0.0014234447912167</text:p>
              </table:table-cell>
              <table:table-cell office:value-type="float" office:value="-0.0072560736917235">
                <text:p>-0.007256073691723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0027750125728964">
                <text:p>0.0027750125728964</text:p>
              </table:table-cell>
              <table:table-cell office:value-type="float" office:value="-0.007099895430057">
                <text:p>-0.007099895430057</text:p>
              </table:table-cell>
              <table:table-cell office:value-type="float" office:value="0.0014025506528232">
                <text:p>0.0014025506528232</text:p>
              </table:table-cell>
              <table:table-cell office:value-type="float" office:value="-0.0073320020313868">
                <text:p>-0.007332002031386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0027485790381466">
                <text:p>0.0027485790381466</text:p>
              </table:table-cell>
              <table:table-cell office:value-type="float" office:value="-0.0072069792450085">
                <text:p>-0.0072069792450085</text:p>
              </table:table-cell>
              <table:table-cell office:value-type="float" office:value="0.00138164466901">
                <text:p>0.00138164466901</text:p>
              </table:table-cell>
              <table:table-cell office:value-type="float" office:value="-0.0074078153528946">
                <text:p>-0.007407815352894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0027215876674512">
                <text:p>0.0027215876674512</text:p>
              </table:table-cell>
              <table:table-cell office:value-type="float" office:value="-0.007310317826746">
                <text:p>-0.007310317826746</text:p>
              </table:table-cell>
              <table:table-cell office:value-type="float" office:value="0.0013607270527749">
                <text:p>0.0013607270527749</text:p>
              </table:table-cell>
              <table:table-cell office:value-type="float" office:value="-0.0074835163462929">
                <text:p>-0.0074835163462929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0026945771245787">
                <text:p>0.0026945771245787</text:p>
              </table:table-cell>
              <table:table-cell office:value-type="float" office:value="-0.0074129938268329">
                <text:p>-0.0074129938268329</text:p>
              </table:table-cell>
              <table:table-cell office:value-type="float" office:value="0.0013397980118505">
                <text:p>0.0013397980118505</text:p>
              </table:table-cell>
              <table:table-cell office:value-type="float" office:value="-0.0075591076183173">
                <text:p>-0.007559107618317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0026673800230659">
                <text:p>0.0026673800230659</text:p>
              </table:table-cell>
              <table:table-cell office:value-type="float" office:value="-0.007514885736962">
                <text:p>-0.007514885736962</text:p>
              </table:table-cell>
              <table:table-cell office:value-type="float" office:value="0.0013188577488913">
                <text:p>0.0013188577488913</text:p>
              </table:table-cell>
              <table:table-cell office:value-type="float" office:value="-0.007634591695708">
                <text:p>-0.00763459169570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0026368478558371">
                <text:p>0.0026368478558371</text:p>
              </table:table-cell>
              <table:table-cell office:value-type="float" office:value="-0.0076027168126511">
                <text:p>-0.0076027168126511</text:p>
              </table:table-cell>
              <table:table-cell office:value-type="float" office:value="0.0012979064616529">
                <text:p>0.0012979064616529</text:p>
              </table:table-cell>
              <table:table-cell office:value-type="float" office:value="-0.007709971028377">
                <text:p>-0.00770997102837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0026056212086942">
                <text:p>0.0026056212086942</text:p>
              </table:table-cell>
              <table:table-cell office:value-type="float" office:value="-0.0076876094435414">
                <text:p>-0.0076876094435414</text:p>
              </table:table-cell>
              <table:table-cell office:value-type="float" office:value="0.0012769443431654">
                <text:p>0.0012769443431654</text:p>
              </table:table-cell>
              <table:table-cell office:value-type="float" office:value="-0.0077852479924477">
                <text:p>-0.007785247992447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0257341510847">
                <text:p>0.00257341510847</text:p>
              </table:table-cell>
              <table:table-cell office:value-type="float" office:value="-0.0077684406246333">
                <text:p>-0.0077684406246333</text:p>
              </table:table-cell>
              <table:table-cell office:value-type="float" office:value="0.0012559715818996">
                <text:p>0.0012559715818996</text:p>
              </table:table-cell>
              <table:table-cell office:value-type="float" office:value="-0.0078604248931739">
                <text:p>-0.007860424893173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0025387679774559">
                <text:p>0.0025387679774559</text:p>
              </table:table-cell>
              <table:table-cell office:value-type="float" office:value="-0.0078391814314131">
                <text:p>-0.0078391814314131</text:p>
              </table:table-cell>
              <table:table-cell office:value-type="float" office:value="0.001234988361927">
                <text:p>0.001234988361927</text:p>
              </table:table-cell>
              <table:table-cell office:value-type="float" office:value="-0.0079355039677194">
                <text:p>-0.007935503967719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0025039707124425">
                <text:p>0.0025039707124425</text:p>
              </table:table-cell>
              <table:table-cell office:value-type="float" office:value="-0.007909280968683">
                <text:p>-0.007909280968683</text:p>
              </table:table-cell>
              <table:table-cell office:value-type="float" office:value="0.0012139948630734">
                <text:p>0.0012139948630734</text:p>
              </table:table-cell>
              <table:table-cell office:value-type="float" office:value="-0.0080104873878344">
                <text:p>-0.0080104873878344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0024690307546952">
                <text:p>0.0024690307546952</text:p>
              </table:table-cell>
              <table:table-cell office:value-type="float" office:value="-0.0079787708925885">
                <text:p>-0.0079787708925885</text:p>
              </table:table-cell>
              <table:table-cell office:value-type="float" office:value="0.0011929912610671">
                <text:p>0.0011929912610671</text:p>
              </table:table-cell>
              <table:table-cell office:value-type="float" office:value="-0.008085377262406">
                <text:p>-0.00808537726240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0024339553183943">
                <text:p>0.0024339553183943</text:p>
              </table:table-cell>
              <table:table-cell office:value-type="float" office:value="-0.0080476818941318">
                <text:p>-0.0080476818941318</text:p>
              </table:table-cell>
              <table:table-cell office:value-type="float" office:value="0.0011719777276801">
                <text:p>0.0011719777276801</text:p>
              </table:table-cell>
              <table:table-cell office:value-type="float" office:value="-0.0081601756399061">
                <text:p>-0.008160175639906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0023987513800092">
                <text:p>0.0023987513800092</text:p>
              </table:table-cell>
              <table:table-cell office:value-type="float" office:value="-0.0081160436549766">
                <text:p>-0.0081160436549766</text:p>
              </table:table-cell>
              <table:table-cell office:value-type="float" office:value="0.001150954430865">
                <text:p>0.001150954430865</text:p>
              </table:table-cell>
              <table:table-cell office:value-type="float" office:value="-0.0082348845107275">
                <text:p>-0.008234884510727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0023634256700942">
                <text:p>0.0023634256700942</text:p>
              </table:table-cell>
              <table:table-cell office:value-type="float" office:value="-0.00818388481344">
                <text:p>-0.00818388481344</text:p>
              </table:table-cell>
              <table:table-cell office:value-type="float" office:value="0.0011300163879599">
                <text:p>0.0011300163879599</text:p>
              </table:table-cell>
              <table:table-cell office:value-type="float" office:value="-0.0083058215710289">
                <text:p>-0.008305821571028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0023279846673443">
                <text:p>0.0023279846673443</text:p>
              </table:table-cell>
              <table:table-cell office:value-type="float" office:value="-0.0082512329398834">
                <text:p>-0.0082512329398834</text:p>
              </table:table-cell>
              <table:table-cell office:value-type="float" office:value="0.0011092173166426">
                <text:p>0.0011092173166426</text:p>
              </table:table-cell>
              <table:table-cell office:value-type="float" office:value="-0.0083711103490618">
                <text:p>-0.0083711103490618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02292434594732">
                <text:p>0.002292434594732</text:p>
              </table:table-cell>
              <table:table-cell office:value-type="float" office:value="-0.0083181145208305">
                <text:p>-0.0083181145208305</text:p>
              </table:table-cell>
              <table:table-cell office:value-type="float" office:value="0.0010888944919466">
                <text:p>0.0010888944919466</text:p>
              </table:table-cell>
              <table:table-cell office:value-type="float" office:value="-0.0084240403082968">
                <text:p>-0.008424040308296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0022567814175542">
                <text:p>0.0022567814175542</text:p>
              </table:table-cell>
              <table:table-cell office:value-type="float" office:value="-0.0083845549509921">
                <text:p>-0.0083845549509921</text:p>
              </table:table-cell>
              <table:table-cell office:value-type="float" office:value="0.0010685891370026">
                <text:p>0.0010685891370026</text:p>
              </table:table-cell>
              <table:table-cell office:value-type="float" office:value="-0.00847682080818">
                <text:p>-0.0084768208081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0022210308431944">
                <text:p>0.0022210308431944</text:p>
              </table:table-cell>
              <table:table-cell office:value-type="float" office:value="-0.0084505785325495">
                <text:p>-0.0084505785325495</text:p>
              </table:table-cell>
              <table:table-cell office:value-type="float" office:value="0.001048301084908">
                <text:p>0.001048301084908</text:p>
              </table:table-cell>
              <table:table-cell office:value-type="float" office:value="-0.0085294559002488">
                <text:p>-0.008529455900248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0021852737449024">
                <text:p>0.0021852737449024</text:p>
              </table:table-cell>
              <table:table-cell office:value-type="float" office:value="-0.0085159884878079">
                <text:p>-0.0085159884878079</text:p>
              </table:table-cell>
              <table:table-cell office:value-type="float" office:value="0.0010280301644285">
                <text:p>0.0010280301644285</text:p>
              </table:table-cell>
              <table:table-cell office:value-type="float" office:value="-0.0085819494921714">
                <text:p>-0.008581949492171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0021495943914749">
                <text:p>0.0021495943914749</text:p>
              </table:table-cell>
              <table:table-cell office:value-type="float" office:value="-0.0085806087615388">
                <text:p>-0.0085806087615388</text:p>
              </table:table-cell>
              <table:table-cell office:value-type="float" office:value="0.0010077762005101">
                <text:p>0.0010077762005101</text:p>
              </table:table-cell>
              <table:table-cell office:value-type="float" office:value="-0.0086343053540002">
                <text:p>-0.008634305354000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0021138338788358">
                <text:p>0.0021138338788358</text:p>
              </table:table-cell>
              <table:table-cell office:value-type="float" office:value="-0.0086448854834528">
                <text:p>-0.0086448854834528</text:p>
              </table:table-cell>
              <table:table-cell office:value-type="float" office:value="0.00098753901475186">
                <text:p>0.00098753901475186</text:p>
              </table:table-cell>
              <table:table-cell office:value-type="float" office:value="-0.008686527124141">
                <text:p>-0.00868652712414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0020779968426997">
                <text:p>0.0020779968426997</text:p>
              </table:table-cell>
              <table:table-cell office:value-type="float" office:value="-0.0087088381424404">
                <text:p>-0.0087088381424404</text:p>
              </table:table-cell>
              <table:table-cell office:value-type="float" office:value="0.00096731842584416">
                <text:p>0.00096731842584416</text:p>
              </table:table-cell>
              <table:table-cell office:value-type="float" office:value="-0.0087386183150603">
                <text:p>-0.008738618315060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0020420876843093">
                <text:p>0.0020420876843093</text:p>
              </table:table-cell>
              <table:table-cell office:value-type="float" office:value="-0.0087724852478523">
                <text:p>-0.0087724852478523</text:p>
              </table:table-cell>
              <table:table-cell office:value-type="float" office:value="0.00094711424997298">
                <text:p>0.00094711424997298</text:p>
              </table:table-cell>
              <table:table-cell office:value-type="float" office:value="-0.0087905823187319">
                <text:p>-0.0087905823187319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020061105767398">
                <text:p>0.0020061105767398</text:p>
              </table:table-cell>
              <table:table-cell office:value-type="float" office:value="-0.008835844355806">
                <text:p>-0.008835844355806</text:p>
              </table:table-cell>
              <table:table-cell office:value-type="float" office:value="0.00092526708449297">
                <text:p>0.00092526708449297</text:p>
              </table:table-cell>
              <table:table-cell office:value-type="float" office:value="-0.0088351946798594">
                <text:p>-0.008835194679859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0019700694717727">
                <text:p>0.0019700694717727</text:p>
              </table:table-cell>
              <table:table-cell office:value-type="float" office:value="-0.0088989320979414">
                <text:p>-0.0088989320979414</text:p>
              </table:table-cell>
              <table:table-cell office:value-type="float" office:value="0.00090300649273249">
                <text:p>0.00090300649273249</text:p>
              </table:table-cell>
              <table:table-cell office:value-type="float" office:value="-0.0088778478512681">
                <text:p>-0.008877847851268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0019339681072199">
                <text:p>0.0019339681072199</text:p>
              </table:table-cell>
              <table:table-cell office:value-type="float" office:value="-0.0089617642119375">
                <text:p>-0.0089617642119375</text:p>
              </table:table-cell>
              <table:table-cell office:value-type="float" office:value="0.00087913068498745">
                <text:p>0.00087913068498745</text:p>
              </table:table-cell>
              <table:table-cell office:value-type="float" office:value="-0.0089135433347597">
                <text:p>-0.0089135433347597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0018980297089536">
                <text:p>0.0018980297089536</text:p>
              </table:table-cell>
              <table:table-cell office:value-type="float" office:value="-0.0090236574109206">
                <text:p>-0.0090236574109206</text:p>
              </table:table-cell>
              <table:table-cell office:value-type="float" office:value="0.00085380817359802">
                <text:p>0.00085380817359802</text:p>
              </table:table-cell>
              <table:table-cell office:value-type="float" office:value="-0.0089430383147992">
                <text:p>-0.008943038314799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0018620452978481">
                <text:p>0.0018620452978481</text:p>
              </table:table-cell>
              <table:table-cell office:value-type="float" office:value="-0.0090853122965909">
                <text:p>-0.0090853122965909</text:p>
              </table:table-cell>
              <table:table-cell office:value-type="float" office:value="0.00082845634575672">
                <text:p>0.00082845634575672</text:p>
              </table:table-cell>
              <table:table-cell office:value-type="float" office:value="-0.0089723414469121">
                <text:p>-0.008972341446912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0018260125603799">
                <text:p>0.0018260125603799</text:p>
              </table:table-cell>
              <table:table-cell office:value-type="float" office:value="-0.0091467585885409">
                <text:p>-0.0091467585885409</text:p>
              </table:table-cell>
              <table:table-cell office:value-type="float" office:value="0.00080307624560388">
                <text:p>0.00080307624560388</text:p>
              </table:table-cell>
              <table:table-cell office:value-type="float" office:value="-0.0090014599218536">
                <text:p>-0.009001459921853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0017899343257246">
                <text:p>0.0017899343257246</text:p>
              </table:table-cell>
              <table:table-cell office:value-type="float" office:value="-0.009208008180708">
                <text:p>-0.009208008180708</text:p>
              </table:table-cell>
              <table:table-cell office:value-type="float" office:value="0.00077766887767034">
                <text:p>0.00077766887767034</text:p>
              </table:table-cell>
              <table:table-cell office:value-type="float" office:value="-0.0090304006382532">
                <text:p>-0.009030400638253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0017538132599751">
                <text:p>0.0017538132599751</text:p>
              </table:table-cell>
              <table:table-cell office:value-type="float" office:value="-0.0092690722905704">
                <text:p>-0.0092690722905704</text:p>
              </table:table-cell>
              <table:table-cell office:value-type="float" office:value="0.00075223520820243">
                <text:p>0.00075223520820243</text:p>
              </table:table-cell>
              <table:table-cell office:value-type="float" office:value="-0.0090591702140885">
                <text:p>-0.0090591702140885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017176518734313">
                <text:p>0.0017176518734313</text:p>
              </table:table-cell>
              <table:table-cell office:value-type="float" office:value="-0.009329961489321">
                <text:p>-0.009329961489321</text:p>
              </table:table-cell>
              <table:table-cell office:value-type="float" office:value="0.00072677616647466">
                <text:p>0.00072677616647466</text:p>
              </table:table-cell>
              <table:table-cell office:value-type="float" office:value="-0.0090877749978381">
                <text:p>-0.009087774997838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0016814525278502">
                <text:p>0.0016814525278502</text:p>
              </table:table-cell>
              <table:table-cell office:value-type="float" office:value="-0.0093906857318601">
                <text:p>-0.0093906857318601</text:p>
              </table:table-cell>
              <table:table-cell office:value-type="float" office:value="0.00070129264608584">
                <text:p>0.00070129264608584</text:p>
              </table:table-cell>
              <table:table-cell office:value-type="float" office:value="-0.009116221079305">
                <text:p>-0.00911622107930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0016451087816674">
                <text:p>0.0016451087816674</text:p>
              </table:table-cell>
              <table:table-cell office:value-type="float" office:value="-0.0094504832823273">
                <text:p>-0.0094504832823273</text:p>
              </table:table-cell>
              <table:table-cell office:value-type="float" office:value="0.00067578550623561">
                <text:p>0.00067578550623561</text:p>
              </table:table-cell>
              <table:table-cell office:value-type="float" office:value="-0.0091445143001075">
                <text:p>-0.0091445143001075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0016081682114476">
                <text:p>0.0016081682114476</text:p>
              </table:table-cell>
              <table:table-cell office:value-type="float" office:value="-0.0095081710245299">
                <text:p>-0.0095081710245299</text:p>
              </table:table-cell>
              <table:table-cell office:value-type="float" office:value="0.00065025557297862">
                <text:p>0.00065025557297862</text:p>
              </table:table-cell>
              <table:table-cell office:value-type="float" office:value="-0.0091726602638355">
                <text:p>-0.009172660263835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0015714111600014">
                <text:p>0.0015714111600014</text:p>
              </table:table-cell>
              <table:table-cell office:value-type="float" office:value="-0.0095650917766884">
                <text:p>-0.0095650917766884</text:p>
              </table:table-cell>
              <table:table-cell office:value-type="float" office:value="0.0006247036404531">
                <text:p>0.0006247036404531</text:p>
              </table:table-cell>
              <table:table-cell office:value-type="float" office:value="-0.0092006643458735">
                <text:p>-0.009200664345873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0015348585313134">
                <text:p>0.0015348585313134</text:p>
              </table:table-cell>
              <table:table-cell office:value-type="float" office:value="-0.0096211884034594">
                <text:p>-0.0096211884034594</text:p>
              </table:table-cell>
              <table:table-cell office:value-type="float" office:value="0.00059913047208304">
                <text:p>0.00059913047208304</text:p>
              </table:table-cell>
              <table:table-cell office:value-type="float" office:value="-0.0092285317028822">
                <text:p>-0.009228531702882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0014982831902422">
                <text:p>0.0014982831902422</text:p>
              </table:table-cell>
              <table:table-cell office:value-type="float" office:value="-0.0096771712223781">
                <text:p>-0.0096771712223781</text:p>
              </table:table-cell>
              <table:table-cell office:value-type="float" office:value="0.0005735368017511">
                <text:p>0.0005735368017511</text:p>
              </table:table-cell>
              <table:table-cell office:value-type="float" office:value="-0.0092562672819558">
                <text:p>-0.009256267281955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0014616862025288">
                <text:p>0.0014616862025288</text:p>
              </table:table-cell>
              <table:table-cell office:value-type="float" office:value="-0.00973304511431">
                <text:p>-0.00973304511431</text:p>
              </table:table-cell>
              <table:table-cell office:value-type="float" office:value="0.00054792333494138">
                <text:p>0.00054792333494138</text:p>
              </table:table-cell>
              <table:table-cell office:value-type="float" office:value="-0.009283875829442">
                <text:p>-0.009283875829442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0014250685644222">
                <text:p>0.0014250685644222</text:p>
              </table:table-cell>
              <table:table-cell office:value-type="float" office:value="-0.0097888146717158">
                <text:p>-0.0097888146717158</text:p>
              </table:table-cell>
              <table:table-cell office:value-type="float" office:value="0.00052229074985095">
                <text:p>0.00052229074985095</text:p>
              </table:table-cell>
              <table:table-cell office:value-type="float" office:value="-0.0093113618994438">
                <text:p>-0.009311361899443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0013884312071841">
                <text:p>0.0013884312071841</text:p>
              </table:table-cell>
              <table:table-cell office:value-type="float" office:value="-0.0098444842165764">
                <text:p>-0.0098444842165764</text:p>
              </table:table-cell>
              <table:table-cell office:value-type="float" office:value="0.00049663969846928">
                <text:p>0.00049663969846928</text:p>
              </table:table-cell>
              <table:table-cell office:value-type="float" office:value="-0.0093387298619941">
                <text:p>-0.009338729861994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0013517750013341">
                <text:p>0.0013517750013341</text:p>
              </table:table-cell>
              <table:table-cell office:value-type="float" office:value="-0.0099000578172849">
                <text:p>-0.0099000578172849</text:p>
              </table:table-cell>
              <table:table-cell office:value-type="float" office:value="0.0004709708076248">
                <text:p>0.0004709708076248</text:p>
              </table:table-cell>
              <table:table-cell office:value-type="float" office:value="-0.0093659839109243">
                <text:p>-0.009365983910924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0013151007606472">
                <text:p>0.0013151007606472</text:p>
              </table:table-cell>
              <table:table-cell office:value-type="float" office:value="-0.0099555393045645">
                <text:p>-0.0099555393045645</text:p>
              </table:table-cell>
              <table:table-cell office:value-type="float" office:value="0.00044528467999847">
                <text:p>0.00044528467999847</text:p>
              </table:table-cell>
              <table:table-cell office:value-type="float" office:value="-0.0093931280714147">
                <text:p>-0.009393128071414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0012784387223624">
                <text:p>0.0012784387223624</text:p>
              </table:table-cell>
              <table:table-cell office:value-type="float" office:value="-0.010010885774354">
                <text:p>-0.010010885774354</text:p>
              </table:table-cell>
              <table:table-cell office:value-type="float" office:value="0.00041879644492136">
                <text:p>0.00041879644492136</text:p>
              </table:table-cell>
              <table:table-cell office:value-type="float" office:value="-0.0094175027588623">
                <text:p>-0.009417502758862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0012418139750253">
                <text:p>0.0012418139750253</text:p>
              </table:table-cell>
              <table:table-cell office:value-type="float" office:value="-0.010066062589419">
                <text:p>-0.010066062589419</text:p>
              </table:table-cell>
              <table:table-cell office:value-type="float" office:value="0.00039212936917655">
                <text:p>0.00039212936917655</text:p>
              </table:table-cell>
              <table:table-cell office:value-type="float" office:value="-0.0094412216871605">
                <text:p>-0.009441221687160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0012051731459882">
                <text:p>0.0012051731459882</text:p>
              </table:table-cell>
              <table:table-cell office:value-type="float" office:value="-0.010121158440763">
                <text:p>-0.010121158440763</text:p>
              </table:table-cell>
              <table:table-cell office:value-type="float" office:value="0.00036545867910573">
                <text:p>0.00036545867910573</text:p>
              </table:table-cell>
              <table:table-cell office:value-type="float" office:value="-0.0094648801701904">
                <text:p>-0.009464880170190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0011683982276927">
                <text:p>0.0011683982276927</text:p>
              </table:table-cell>
              <table:table-cell office:value-type="float" office:value="-0.010175860698933">
                <text:p>-0.010175860698933</text:p>
              </table:table-cell>
              <table:table-cell office:value-type="float" office:value="0.00033878458418092">
                <text:p>0.00033878458418092</text:p>
              </table:table-cell>
              <table:table-cell office:value-type="float" office:value="-0.0094884803963279">
                <text:p>-0.009488480396327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11310825903257">
                <text:p>0.0011310825903257</text:p>
              </table:table-cell>
              <table:table-cell office:value-type="float" office:value="-0.010229091769894">
                <text:p>-0.010229091769894</text:p>
              </table:table-cell>
              <table:table-cell office:value-type="float" office:value="0.00031104289431055">
                <text:p>0.00031104289431055</text:p>
              </table:table-cell>
              <table:table-cell office:value-type="float" office:value="-0.0095085304860918">
                <text:p>-0.009508530486091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0010937528589529">
                <text:p>0.0010937528589529</text:p>
              </table:table-cell>
              <table:table-cell office:value-type="float" office:value="-0.010282259636692">
                <text:p>-0.010282259636692</text:p>
              </table:table-cell>
              <table:table-cell office:value-type="float" office:value="0.00028304522395618">
                <text:p>0.00028304522395618</text:p>
              </table:table-cell>
              <table:table-cell office:value-type="float" office:value="-0.0095276901839727">
                <text:p>-0.009527690183972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0010564095746698">
                <text:p>0.0010564095746698</text:p>
              </table:table-cell>
              <table:table-cell office:value-type="float" office:value="-0.010335366582294">
                <text:p>-0.010335366582294</text:p>
              </table:table-cell>
              <table:table-cell office:value-type="float" office:value="0.00025504779470535">
                <text:p>0.00025504779470535</text:p>
              </table:table-cell>
              <table:table-cell office:value-type="float" office:value="-0.0095468010310543">
                <text:p>-0.009546801031054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0010191520611049">
                <text:p>0.0010191520611049</text:p>
              </table:table-cell>
              <table:table-cell office:value-type="float" office:value="-0.010388264833595">
                <text:p>-0.010388264833595</text:p>
              </table:table-cell>
              <table:table-cell office:value-type="float" office:value="0.00022705079938413">
                <text:p>0.00022705079938413</text:p>
              </table:table-cell>
              <table:table-cell office:value-type="float" office:value="-0.0095658650160698">
                <text:p>-0.0095658650160698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00098194433812435">
                <text:p>0.00098194433812435</text:p>
              </table:table-cell>
              <table:table-cell office:value-type="float" office:value="-0.010439654406906">
                <text:p>-0.010439654406906</text:p>
              </table:table-cell>
              <table:table-cell office:value-type="float" office:value="0.00019905442017137">
                <text:p>0.00019905442017137</text:p>
              </table:table-cell>
              <table:table-cell office:value-type="float" office:value="-0.0095848840386599">
                <text:p>-0.009584884038659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00094406537111118">
                <text:p>0.00094406537111118</text:p>
              </table:table-cell>
              <table:table-cell office:value-type="float" office:value="-0.01048792133664">
                <text:p>-0.01048792133664</text:p>
              </table:table-cell>
              <table:table-cell office:value-type="float" office:value="0.00017105882912088">
                <text:p>0.00017105882912088</text:p>
              </table:table-cell>
              <table:table-cell office:value-type="float" office:value="-0.0096038599137735">
                <text:p>-0.009603859913773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00090617785602528">
                <text:p>0.00090617785602528</text:p>
              </table:table-cell>
              <table:table-cell office:value-type="float" office:value="-0.01053608900806">
                <text:p>-0.01053608900806</text:p>
              </table:table-cell>
              <table:table-cell office:value-type="float" office:value="0.00014306418865612">
                <text:p>0.00014306418865612</text:p>
              </table:table-cell>
              <table:table-cell office:value-type="float" office:value="-0.0096227943758408">
                <text:p>-0.009622794375840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00086827047962707">
                <text:p>0.00086827047962707</text:p>
              </table:table-cell>
              <table:table-cell office:value-type="float" office:value="-0.010584168659309">
                <text:p>-0.010584168659309</text:p>
              </table:table-cell>
              <table:table-cell office:value-type="float" office:value="0.00011507065203881">
                <text:p>0.00011507065203881</text:p>
              </table:table-cell>
              <table:table-cell office:value-type="float" office:value="-0.0096416890827225">
                <text:p>-0.009641689082722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0083034395249915">
                <text:p>0.00083034395249915</text:p>
              </table:table-cell>
              <table:table-cell office:value-type="float" office:value="-0.010632163192591">
                <text:p>-0.010632163192591</text:p>
              </table:table-cell>
              <table:table-cell office:value-type="float" office:value="0.000087078363813096">
                <text:p>0.000087078363813096</text:p>
              </table:table-cell>
              <table:table-cell office:value-type="float" office:value="-0.009660545619438">
                <text:p>-0.00966054561943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00079239894305841">
                <text:p>0.00079239894305841</text:p>
              </table:table-cell>
              <table:table-cell office:value-type="float" office:value="-0.010680075353386">
                <text:p>-0.010680075353386</text:p>
              </table:table-cell>
              <table:table-cell office:value-type="float" office:value="0.000059087460226663">
                <text:p>0.000059087460226663</text:p>
              </table:table-cell>
              <table:table-cell office:value-type="float" office:value="-0.0096793655017059">
                <text:p>-0.009679365501705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00075443608109991">
                <text:p>0.00075443608109991</text:p>
              </table:table-cell>
              <table:table-cell office:value-type="float" office:value="-0.010727907743066">
                <text:p>-0.010727907743066</text:p>
              </table:table-cell>
              <table:table-cell office:value-type="float" office:value="0.000031098069630152">
                <text:p>0.000031098069630152</text:p>
              </table:table-cell>
              <table:table-cell office:value-type="float" office:value="-0.0096981501792856">
                <text:p>-0.009698150179285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00071645596098112">
                <text:p>0.00071645596098112</text:p>
              </table:table-cell>
              <table:table-cell office:value-type="float" office:value="-0.010775662830108">
                <text:p>-0.010775662830108</text:p>
              </table:table-cell>
              <table:table-cell office:value-type="float" office:value="0.0000031103128561368">
                <text:p>0.0000031103128561368</text:p>
              </table:table-cell>
              <table:table-cell office:value-type="float" office:value="-0.0097169010391481">
                <text:p>-0.009716901039148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00067820043158926">
                <text:p>0.00067820043158926</text:p>
              </table:table-cell>
              <table:table-cell office:value-type="float" office:value="-0.010820049098543">
                <text:p>-0.010820049098543</text:p>
              </table:table-cell>
              <table:table-cell office:value-type="float" office:value="-0.000024875696421168">
                <text:p>-0.000024875696421168</text:p>
              </table:table-cell>
              <table:table-cell office:value-type="float" office:value="-0.0097356194084761">
                <text:p>-0.0097356194084761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00064009895055307">
                <text:p>0.00064009895055307</text:p>
              </table:table-cell>
              <table:table-cell office:value-type="float" office:value="-0.010861315449357">
                <text:p>-0.010861315449357</text:p>
              </table:table-cell>
              <table:table-cell office:value-type="float" office:value="-0.000052859851344366">
                <text:p>-0.000052859851344366</text:p>
              </table:table-cell>
              <table:table-cell office:value-type="float" office:value="-0.0097543065575091">
                <text:p>-0.009754306557509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0006017874065402">
                <text:p>0.0006017874065402</text:p>
              </table:table-cell>
              <table:table-cell office:value-type="float" office:value="-0.010900587239977">
                <text:p>-0.010900587239977</text:p>
              </table:table-cell>
              <table:table-cell office:value-type="float" office:value="-0.000080842051548462">
                <text:p>-0.000080842051548462</text:p>
              </table:table-cell>
              <table:table-cell office:value-type="float" office:value="-0.0097729637022346">
                <text:p>-0.0097729637022346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00056344436264658">
                <text:p>0.00056344436264658</text:p>
              </table:table-cell>
              <table:table-cell office:value-type="float" office:value="-0.010939725774913">
                <text:p>-0.010939725774913</text:p>
              </table:table-cell>
              <table:table-cell office:value-type="float" office:value="-0.00010882220285261">
                <text:p>-0.00010882220285261</text:p>
              </table:table-cell>
              <table:table-cell office:value-type="float" office:value="-0.0097915920069444">
                <text:p>-0.009791592006944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0052507100035933">
                <text:p>0.00052507100035933</text:p>
              </table:table-cell>
              <table:table-cell office:value-type="float" office:value="-0.010978735787425">
                <text:p>-0.010978735787425</text:p>
              </table:table-cell>
              <table:table-cell office:value-type="float" office:value="-0.0001368002169671">
                <text:p>-0.0001368002169671</text:p>
              </table:table-cell>
              <table:table-cell office:value-type="float" office:value="-0.0098101925866562">
                <text:p>-0.0098101925866562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00048731953272193">
                <text:p>0.00048731953272193</text:p>
              </table:table-cell>
              <table:table-cell office:value-type="float" office:value="-0.011015953605504">
                <text:p>-0.011015953605504</text:p>
              </table:table-cell>
              <table:table-cell office:value-type="float" office:value="-0.00016477601121476">
                <text:p>-0.00016477601121476</text:p>
              </table:table-cell>
              <table:table-cell office:value-type="float" office:value="-0.0098287665094082">
                <text:p>-0.0098287665094082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00044954717690241">
                <text:p>0.00044954717690241</text:p>
              </table:table-cell>
              <table:table-cell office:value-type="float" office:value="-0.011053024398886">
                <text:p>-0.011053024398886</text:p>
              </table:table-cell>
              <table:table-cell office:value-type="float" office:value="-0.00019274950826596">
                <text:p>-0.00019274950826596</text:p>
              </table:table-cell>
              <table:table-cell office:value-type="float" office:value="-0.0098473147984392">
                <text:p>-0.009847314798439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0004117459461041">
                <text:p>0.0004117459461041</text:p>
              </table:table-cell>
              <table:table-cell office:value-type="float" office:value="-0.011089975622786">
                <text:p>-0.011089975622786</text:p>
              </table:table-cell>
              <table:table-cell office:value-type="float" office:value="-0.00022072063588644">
                <text:p>-0.00022072063588644</text:p>
              </table:table-cell>
              <table:table-cell office:value-type="float" office:value="-0.0098658384342522">
                <text:p>-0.009865838434252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00037391684962311">
                <text:p>0.00037391684962311</text:p>
              </table:table-cell>
              <table:table-cell office:value-type="float" office:value="-0.011126811439888">
                <text:p>-0.011126811439888</text:p>
              </table:table-cell>
              <table:table-cell office:value-type="float" office:value="-0.00024868932669734">
                <text:p>-0.00024868932669734</text:p>
              </table:table-cell>
              <table:table-cell office:value-type="float" office:value="-0.0098843383565808">
                <text:p>-0.009884338356580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00033606085546595">
                <text:p>0.00033606085546595</text:p>
              </table:table-cell>
              <table:table-cell office:value-type="float" office:value="-0.011163535839503">
                <text:p>-0.011163535839503</text:p>
              </table:table-cell>
              <table:table-cell office:value-type="float" office:value="-0.00027665551794663">
                <text:p>-0.00027665551794663</text:p>
              </table:table-cell>
              <table:table-cell office:value-type="float" office:value="-0.0099028154662501">
                <text:p>-0.009902815466250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00029817889338448">
                <text:p>0.00029817889338448</text:p>
              </table:table-cell>
              <table:table-cell office:value-type="float" office:value="-0.011200152647657">
                <text:p>-0.011200152647657</text:p>
              </table:table-cell>
              <table:table-cell office:value-type="float" office:value="-0.00030461915129153">
                <text:p>-0.00030461915129153</text:p>
              </table:table-cell>
              <table:table-cell office:value-type="float" office:value="-0.0099212706269389">
                <text:p>-0.0099212706269389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00026027185713914">
                <text:p>0.00026027185713914</text:p>
              </table:table-cell>
              <table:table-cell office:value-type="float" office:value="-0.011236665536625">
                <text:p>-0.011236665536625</text:p>
              </table:table-cell>
              <table:table-cell office:value-type="float" office:value="-0.00033258017259115">
                <text:p>-0.00033258017259115</text:p>
              </table:table-cell>
              <table:table-cell office:value-type="float" office:value="-0.0099397046668738">
                <text:p>-0.009939704666873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00022234060673581">
                <text:p>0.00022234060673581</text:p>
              </table:table-cell>
              <table:table-cell office:value-type="float" office:value="-0.011273078033453">
                <text:p>-0.011273078033453</text:p>
              </table:table-cell>
              <table:table-cell office:value-type="float" office:value="-0.00036053853170885">
                <text:p>-0.00036053853170885</text:p>
              </table:table-cell>
              <table:table-cell office:value-type="float" office:value="-0.0099581183804084">
                <text:p>-0.009958118380408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00018438597038919">
                <text:p>0.00018438597038919</text:p>
              </table:table-cell>
              <table:table-cell office:value-type="float" office:value="-0.01130939352779">
                <text:p>-0.01130939352779</text:p>
              </table:table-cell>
              <table:table-cell office:value-type="float" office:value="-0.00038849418232392">
                <text:p>-0.00038849418232392</text:p>
              </table:table-cell>
              <table:table-cell office:value-type="float" office:value="-0.0099765125295511">
                <text:p>-0.009976512529551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00014640874628633">
                <text:p>0.00014640874628633</text:p>
              </table:table-cell>
              <table:table-cell office:value-type="float" office:value="-0.01134561527899">
                <text:p>-0.01134561527899</text:p>
              </table:table-cell>
              <table:table-cell office:value-type="float" office:value="-0.0004164470817519">
                <text:p>-0.0004164470817519</text:p>
              </table:table-cell>
              <table:table-cell office:value-type="float" office:value="-0.0099948878454028">
                <text:p>-0.009994887845402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00010840970417378">
                <text:p>0.00010840970417378</text:p>
              </table:table-cell>
              <table:table-cell office:value-type="float" office:value="-0.011381746422678">
                <text:p>-0.011381746422678</text:p>
              </table:table-cell>
              <table:table-cell office:value-type="float" office:value="-0.00044439719077334">
                <text:p>-0.00044439719077334</text:p>
              </table:table-cell>
              <table:table-cell office:value-type="float" office:value="-0.010013245029536">
                <text:p>-0.010013245029536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000070389586789666">
                <text:p>0.000070389586789666</text:p>
              </table:table-cell>
              <table:table-cell office:value-type="float" office:value="-0.011417789976731">
                <text:p>-0.011417789976731</text:p>
              </table:table-cell>
              <table:table-cell office:value-type="float" office:value="-0.0004723444734703">
                <text:p>-0.0004723444734703</text:p>
              </table:table-cell>
              <table:table-cell office:value-type="float" office:value="-0.010031584755283">
                <text:p>-0.01003158475528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000032349111159974">
                <text:p>0.000032349111159974</text:p>
              </table:table-cell>
              <table:table-cell office:value-type="float" office:value="-0.011453748846819">
                <text:p>-0.011453748846819</text:p>
              </table:table-cell>
              <table:table-cell office:value-type="float" office:value="-0.00050028889707035">
                <text:p>-0.00050028889707035</text:p>
              </table:table-cell>
              <table:table-cell office:value-type="float" office:value="-0.010049907668984">
                <text:p>-0.01004990766898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-0.000005711030224564">
                <text:p>-0.000005711030224564</text:p>
              </table:table-cell>
              <table:table-cell office:value-type="float" office:value="-0.011489625831555">
                <text:p>-0.011489625831555</text:p>
              </table:table-cell>
              <table:table-cell office:value-type="float" office:value="-0.00052823043179777">
                <text:p>-0.00052823043179777</text:p>
              </table:table-cell>
              <table:table-cell office:value-type="float" office:value="-0.010068214391188">
                <text:p>-0.01006821439118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-0.000044165238913802">
                <text:p>-0.000044165238913802</text:p>
              </table:table-cell>
              <table:table-cell office:value-type="float" office:value="-0.011524487078293">
                <text:p>-0.011524487078293</text:p>
              </table:table-cell>
              <table:table-cell office:value-type="float" office:value="-0.00055616905073137">
                <text:p>-0.00055616905073137</text:p>
              </table:table-cell>
              <table:table-cell office:value-type="float" office:value="-0.010086505517738">
                <text:p>-0.010086505517738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-0.000083148473572905">
                <text:p>-0.000083148473572905</text:p>
              </table:table-cell>
              <table:table-cell office:value-type="float" office:value="-0.011558000857436">
                <text:p>-0.011558000857436</text:p>
              </table:table-cell>
              <table:table-cell office:value-type="float" office:value="-0.0005838423499938">
                <text:p>-0.0005838423499938</text:p>
              </table:table-cell>
              <table:table-cell office:value-type="float" office:value="-0.010104340844776">
                <text:p>-0.01010434084477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-0.00012214861888761">
                <text:p>-0.00012214861888761</text:p>
              </table:table-cell>
              <table:table-cell office:value-type="float" office:value="-0.0115914510872">
                <text:p>-0.0115914510872</text:p>
              </table:table-cell>
              <table:table-cell office:value-type="float" office:value="-0.00061109317204349">
                <text:p>-0.00061109317204349</text:p>
              </table:table-cell>
              <table:table-cell office:value-type="float" office:value="-0.01012145469609">
                <text:p>-0.01012145469609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-0.00016074290777553">
                <text:p>-0.00016074290777553</text:p>
              </table:table-cell>
              <table:table-cell office:value-type="float" office:value="-0.011622831117692">
                <text:p>-0.011622831117692</text:p>
              </table:table-cell>
              <table:table-cell office:value-type="float" office:value="-0.00063834381591627">
                <text:p>-0.00063834381591627</text:p>
              </table:table-cell>
              <table:table-cell office:value-type="float" office:value="-0.010138555575201">
                <text:p>-0.01013855557520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-0.00019964205116619">
                <text:p>-0.00019964205116619</text:p>
              </table:table-cell>
              <table:table-cell office:value-type="float" office:value="-0.011653212670332">
                <text:p>-0.011653212670332</text:p>
              </table:table-cell>
              <table:table-cell office:value-type="float" office:value="-0.00066559423444321">
                <text:p>-0.00066559423444321</text:p>
              </table:table-cell>
              <table:table-cell office:value-type="float" office:value="-0.0101556439172">
                <text:p>-0.010155643917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-0.00023855510783691">
                <text:p>-0.00023855510783691</text:p>
              </table:table-cell>
              <table:table-cell office:value-type="float" office:value="-0.011683540167532">
                <text:p>-0.011683540167532</text:p>
              </table:table-cell>
              <table:table-cell office:value-type="float" office:value="-0.00069284438290228">
                <text:p>-0.00069284438290228</text:p>
              </table:table-cell>
              <table:table-cell office:value-type="float" office:value="-0.010172720139865">
                <text:p>-0.01017272013986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-0.00027748148495854">
                <text:p>-0.00027748148495854</text:p>
              </table:table-cell>
              <table:table-cell office:value-type="float" office:value="-0.011713815743602">
                <text:p>-0.011713815743602</text:p>
              </table:table-cell>
              <table:table-cell office:value-type="float" office:value="-0.00072009421890895">
                <text:p>-0.00072009421890895</text:p>
              </table:table-cell>
              <table:table-cell office:value-type="float" office:value="-0.010189784644255">
                <text:p>-0.01018978464425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-0.00031641381540672">
                <text:p>-0.00031641381540672</text:p>
              </table:table-cell>
              <table:table-cell office:value-type="float" office:value="-0.011744037203605">
                <text:p>-0.011744037203605</text:p>
              </table:table-cell>
              <table:table-cell office:value-type="float" office:value="-0.00074734370231125">
                <text:p>-0.00074734370231125</text:p>
              </table:table-cell>
              <table:table-cell office:value-type="float" office:value="-0.010206837815494">
                <text:p>-0.01020683781549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-0.00035527323933621">
                <text:p>-0.00035527323933621</text:p>
              </table:table-cell>
              <table:table-cell office:value-type="float" office:value="-0.011774157839597">
                <text:p>-0.011774157839597</text:p>
              </table:table-cell>
              <table:table-cell office:value-type="float" office:value="-0.00077459279508995">
                <text:p>-0.00077459279508995</text:p>
              </table:table-cell>
              <table:table-cell office:value-type="float" office:value="-0.010223880023669">
                <text:p>-0.01022388002366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-0.00039414444104259">
                <text:p>-0.00039414444104259</text:p>
              </table:table-cell>
              <table:table-cell office:value-type="float" office:value="-0.011804232646156">
                <text:p>-0.011804232646156</text:p>
              </table:table-cell>
              <table:table-cell office:value-type="float" office:value="-0.00080184146126269">
                <text:p>-0.00080184146126269</text:p>
              </table:table-cell>
              <table:table-cell office:value-type="float" office:value="-0.01024091162428">
                <text:p>-0.01024091162428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0.00043302691677268">
                <text:p>-0.00043302691677268</text:p>
              </table:table-cell>
              <table:table-cell office:value-type="float" office:value="-0.011834263384491">
                <text:p>-0.011834263384491</text:p>
              </table:table-cell>
              <table:table-cell office:value-type="float" office:value="-0.00082908966679266">
                <text:p>-0.00082908966679266</text:p>
              </table:table-cell>
              <table:table-cell office:value-type="float" office:value="-0.010257932959027">
                <text:p>-0.01025793295902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0.00047192018325618">
                <text:p>-0.00047192018325618</text:p>
              </table:table-cell>
              <table:table-cell office:value-type="float" office:value="-0.011864251738567">
                <text:p>-0.011864251738567</text:p>
              </table:table-cell>
              <table:table-cell office:value-type="float" office:value="-0.00085585748241295">
                <text:p>-0.00085585748241295</text:p>
              </table:table-cell>
              <table:table-cell office:value-type="float" office:value="-0.010274241315887">
                <text:p>-0.01027424131588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0.00051082377685579">
                <text:p>-0.00051082377685579</text:p>
              </table:table-cell>
              <table:table-cell office:value-type="float" office:value="-0.01189419931889">
                <text:p>-0.01189419931889</text:p>
              </table:table-cell>
              <table:table-cell office:value-type="float" office:value="-0.00088201325269831">
                <text:p>-0.00088201325269831</text:p>
              </table:table-cell>
              <table:table-cell office:value-type="float" office:value="-0.01028963703903">
                <text:p>-0.0102896370390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-0.00054973725276034">
                <text:p>-0.00054973725276034</text:p>
              </table:table-cell>
              <table:table-cell office:value-type="float" office:value="-0.011924107666061">
                <text:p>-0.011924107666061</text:p>
              </table:table-cell>
              <table:table-cell office:value-type="float" office:value="-0.0009081702449835">
                <text:p>-0.0009081702449835</text:p>
              </table:table-cell>
              <table:table-cell office:value-type="float" office:value="-0.01030501548204">
                <text:p>-0.0103050154820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-0.00058866018421796">
                <text:p>-0.00058866018421796</text:p>
              </table:table-cell>
              <table:table-cell office:value-type="float" office:value="-0.011953978254105">
                <text:p>-0.011953978254105</text:p>
              </table:table-cell>
              <table:table-cell office:value-type="float" office:value="-0.00093432848270616">
                <text:p>-0.00093432848270616</text:p>
              </table:table-cell>
              <table:table-cell office:value-type="float" office:value="-0.010320377239874">
                <text:p>-0.01032037723987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00062759216180546">
                <text:p>-0.00062759216180546</text:p>
              </table:table-cell>
              <table:table-cell office:value-type="float" office:value="-0.011983812493662">
                <text:p>-0.011983812493662</text:p>
              </table:table-cell>
              <table:table-cell office:value-type="float" office:value="-0.00096048798762642">
                <text:p>-0.00096048798762642</text:p>
              </table:table-cell>
              <table:table-cell office:value-type="float" office:value="-0.010335722883965">
                <text:p>-0.01033572288396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-0.00066613002124213">
                <text:p>-0.00066613002124213</text:p>
              </table:table-cell>
              <table:table-cell office:value-type="float" office:value="-0.012013208901255">
                <text:p>-0.012013208901255</text:p>
              </table:table-cell>
              <table:table-cell office:value-type="float" office:value="-0.00098664877988549">
                <text:p>-0.00098664877988549</text:p>
              </table:table-cell>
              <table:table-cell office:value-type="float" office:value="-0.010351052963382">
                <text:p>-0.01035105296338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-0.00070237246481924">
                <text:p>-0.00070237246481924</text:p>
              </table:table-cell>
              <table:table-cell office:value-type="float" office:value="-0.012040136900119">
                <text:p>-0.012040136900119</text:p>
              </table:table-cell>
              <table:table-cell office:value-type="float" office:value="-0.0010128108780636">
                <text:p>-0.0010128108780636</text:p>
              </table:table-cell>
              <table:table-cell office:value-type="float" office:value="-0.010366368005686">
                <text:p>-0.01036636800568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-0.00073860324383174">
                <text:p>-0.00073860324383174</text:p>
              </table:table-cell>
              <table:table-cell office:value-type="float" office:value="-0.012067023213315">
                <text:p>-0.012067023213315</text:p>
              </table:table-cell>
              <table:table-cell office:value-type="float" office:value="-0.0010389742992367">
                <text:p>-0.0010389742992367</text:p>
              </table:table-cell>
              <table:table-cell office:value-type="float" office:value="-0.010381668518059">
                <text:p>-0.01038166851805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-0.00077490252246553">
                <text:p>-0.00077490252246553</text:p>
              </table:table-cell>
              <table:table-cell office:value-type="float" office:value="-0.012093741734058">
                <text:p>-0.012093741734058</text:p>
              </table:table-cell>
              <table:table-cell office:value-type="float" office:value="-0.0010651390590285">
                <text:p>-0.0010651390590285</text:p>
              </table:table-cell>
              <table:table-cell office:value-type="float" office:value="-0.010396954988163">
                <text:p>-0.010396954988163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-0.00081111730527257">
                <text:p>-0.00081111730527257</text:p>
              </table:table-cell>
              <table:table-cell office:value-type="float" office:value="-0.012120031692363">
                <text:p>-0.012120031692363</text:p>
              </table:table-cell>
              <table:table-cell office:value-type="float" office:value="-0.0010913051716799">
                <text:p>-0.0010913051716799</text:p>
              </table:table-cell>
              <table:table-cell office:value-type="float" office:value="-0.010412227884989">
                <text:p>-0.010412227884989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-0.00084730884475982">
                <text:p>-0.00084730884475982</text:p>
              </table:table-cell>
              <table:table-cell office:value-type="float" office:value="-0.012146276846412">
                <text:p>-0.012146276846412</text:p>
              </table:table-cell>
              <table:table-cell office:value-type="float" office:value="-0.0011174726500725">
                <text:p>-0.0011174726500725</text:p>
              </table:table-cell>
              <table:table-cell office:value-type="float" office:value="-0.010427487659726">
                <text:p>-0.01042748765972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-0.00088349115035538">
                <text:p>-0.00088349115035538</text:p>
              </table:table-cell>
              <table:table-cell office:value-type="float" office:value="-0.012172488649471">
                <text:p>-0.012172488649471</text:p>
              </table:table-cell>
              <table:table-cell office:value-type="float" office:value="-0.0011436415058068">
                <text:p>-0.0011436415058068</text:p>
              </table:table-cell>
              <table:table-cell office:value-type="float" office:value="-0.010442734746522">
                <text:p>-0.01044273474652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-0.00091966427872009">
                <text:p>-0.00091966427872009</text:p>
              </table:table-cell>
              <table:table-cell office:value-type="float" office:value="-0.012198668213605">
                <text:p>-0.012198668213605</text:p>
              </table:table-cell>
              <table:table-cell office:value-type="float" office:value="-0.0011698117492367">
                <text:p>-0.0011698117492367</text:p>
              </table:table-cell>
              <table:table-cell office:value-type="float" office:value="-0.010457969563062">
                <text:p>-0.01045796956306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-0.00095582829259629">
                <text:p>-0.00095582829259629</text:p>
              </table:table-cell>
              <table:table-cell office:value-type="float" office:value="-0.012224816603858">
                <text:p>-0.012224816603858</text:p>
              </table:table-cell>
              <table:table-cell office:value-type="float" office:value="-0.0011959562551546">
                <text:p>-0.0011959562551546</text:p>
              </table:table-cell>
              <table:table-cell office:value-type="float" office:value="-0.010473186540594">
                <text:p>-0.01047318654059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-0.00099198326014213">
                <text:p>-0.00099198326014213</text:p>
              </table:table-cell>
              <table:table-cell office:value-type="float" office:value="-0.012250934840782">
                <text:p>-0.012250934840782</text:p>
              </table:table-cell>
              <table:table-cell office:value-type="float" office:value="-0.0012218961257689">
                <text:p>-0.0012218961257689</text:p>
              </table:table-cell>
              <table:table-cell office:value-type="float" office:value="-0.010488346839145">
                <text:p>-0.01048834683914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-0.0010281292543218">
                <text:p>-0.0010281292543218</text:p>
              </table:table-cell>
              <table:table-cell office:value-type="float" office:value="-0.012277023902806">
                <text:p>-0.012277023902806</text:p>
              </table:table-cell>
              <table:table-cell office:value-type="float" office:value="-0.0012478370279259">
                <text:p>-0.0012478370279259</text:p>
              </table:table-cell>
              <table:table-cell office:value-type="float" office:value="-0.010503496673483">
                <text:p>-0.01050349667348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-0.0010642663523468">
                <text:p>-0.0010642663523468</text:p>
              </table:table-cell>
              <table:table-cell office:value-type="float" office:value="-0.012303084728498">
                <text:p>-0.012303084728498</text:p>
              </table:table-cell>
              <table:table-cell office:value-type="float" office:value="-0.001273778980051">
                <text:p>-0.001273778980051</text:p>
              </table:table-cell>
              <table:table-cell office:value-type="float" office:value="-0.010518636391896">
                <text:p>-0.01051863639189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-0.0011003946351638">
                <text:p>-0.0011003946351638</text:p>
              </table:table-cell>
              <table:table-cell office:value-type="float" office:value="-0.012329118218597">
                <text:p>-0.012329118218597</text:p>
              </table:table-cell>
              <table:table-cell office:value-type="float" office:value="-0.0012997219991115">
                <text:p>-0.0012997219991115</text:p>
              </table:table-cell>
              <table:table-cell office:value-type="float" office:value="-0.010533766328602">
                <text:p>-0.010533766328602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-0.0011365141869849">
                <text:p>-0.0011365141869849</text:p>
              </table:table-cell>
              <table:table-cell office:value-type="float" office:value="-0.012355125237953">
                <text:p>-0.012355125237953</text:p>
              </table:table-cell>
              <table:table-cell office:value-type="float" office:value="-0.0013256661006967">
                <text:p>-0.0013256661006967</text:p>
              </table:table-cell>
              <table:table-cell office:value-type="float" office:value="-0.010548886805793">
                <text:p>-0.01054888680579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-0.0011726250948592">
                <text:p>-0.0011726250948592</text:p>
              </table:table-cell>
              <table:table-cell office:value-type="float" office:value="-0.012381106617316">
                <text:p>-0.012381106617316</text:p>
              </table:table-cell>
              <table:table-cell office:value-type="float" office:value="-0.0013516112990585">
                <text:p>-0.0013516112990585</text:p>
              </table:table-cell>
              <table:table-cell office:value-type="float" office:value="-0.01056399813342">
                <text:p>-0.0105639981334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-0.0012087274482784">
                <text:p>-0.0012087274482784</text:p>
              </table:table-cell>
              <table:table-cell office:value-type="float" office:value="-0.012407063155026">
                <text:p>-0.012407063155026</text:p>
              </table:table-cell>
              <table:table-cell office:value-type="float" office:value="-0.0013775576071687">
                <text:p>-0.0013775576071687</text:p>
              </table:table-cell>
              <table:table-cell office:value-type="float" office:value="-0.010579100609851">
                <text:p>-0.010579100609851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-0.001244821338817">
                <text:p>-0.001244821338817</text:p>
              </table:table-cell>
              <table:table-cell office:value-type="float" office:value="-0.012432995618642">
                <text:p>-0.012432995618642</text:p>
              </table:table-cell>
              <table:table-cell office:value-type="float" office:value="-0.0014035050367717">
                <text:p>-0.0014035050367717</text:p>
              </table:table-cell>
              <table:table-cell office:value-type="float" office:value="-0.010594194522363">
                <text:p>-0.010594194522363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-0.001280640815922">
                <text:p>-0.001280640815922</text:p>
              </table:table-cell>
              <table:table-cell office:value-type="float" office:value="-0.012458648524715">
                <text:p>-0.012458648524715</text:p>
              </table:table-cell>
              <table:table-cell office:value-type="float" office:value="-0.0014294453412367">
                <text:p>-0.0014294453412367</text:p>
              </table:table-cell>
              <table:table-cell office:value-type="float" office:value="-0.010609270667199">
                <text:p>-0.01060927066719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-0.0013163645020374">
                <text:p>-0.0013163645020374</text:p>
              </table:table-cell>
              <table:table-cell office:value-type="float" office:value="-0.012484194732302">
                <text:p>-0.012484194732302</text:p>
              </table:table-cell>
              <table:table-cell office:value-type="float" office:value="-0.0014552517358535">
                <text:p>-0.0014552517358535</text:p>
              </table:table-cell>
              <table:table-cell office:value-type="float" office:value="-0.010624183839702">
                <text:p>-0.01062418383970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-0.0013520810859182">
                <text:p>-0.0013520810859182</text:p>
              </table:table-cell>
              <table:table-cell office:value-type="float" office:value="-0.012509720317556">
                <text:p>-0.012509720317556</text:p>
              </table:table-cell>
              <table:table-cell office:value-type="float" office:value="-0.0014810590461878">
                <text:p>-0.0014810590461878</text:p>
              </table:table-cell>
              <table:table-cell office:value-type="float" office:value="-0.010639089468766">
                <text:p>-0.01063908946876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-0.0013877906344489">
                <text:p>-0.0013877906344489</text:p>
              </table:table-cell>
              <table:table-cell office:value-type="float" office:value="-0.012535225907494">
                <text:p>-0.012535225907494</text:p>
              </table:table-cell>
              <table:table-cell office:value-type="float" office:value="-0.0015068672825886">
                <text:p>-0.0015068672825886</text:p>
              </table:table-cell>
              <table:table-cell office:value-type="float" office:value="-0.010653987798153">
                <text:p>-0.01065398779815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-0.0014234813439802">
                <text:p>-0.0014234813439802</text:p>
              </table:table-cell>
              <table:table-cell office:value-type="float" office:value="-0.012560700805321">
                <text:p>-0.012560700805321</text:p>
              </table:table-cell>
              <table:table-cell office:value-type="float" office:value="-0.0015326764543795">
                <text:p>-0.0015326764543795</text:p>
              </table:table-cell>
              <table:table-cell office:value-type="float" office:value="-0.010668879061809">
                <text:p>-0.01066887906180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-0.0014591539748888">
                <text:p>-0.0014591539748888</text:p>
              </table:table-cell>
              <table:table-cell office:value-type="float" office:value="-0.012586146257269">
                <text:p>-0.012586146257269</text:p>
              </table:table-cell>
              <table:table-cell office:value-type="float" office:value="-0.0015584865699051">
                <text:p>-0.0015584865699051</text:p>
              </table:table-cell>
              <table:table-cell office:value-type="float" office:value="-0.010683763485134">
                <text:p>-0.01068376348513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-0.0014948198514738">
                <text:p>-0.0014948198514738</text:p>
              </table:table-cell>
              <table:table-cell office:value-type="float" office:value="-0.012611573547834">
                <text:p>-0.012611573547834</text:p>
              </table:table-cell>
              <table:table-cell office:value-type="float" office:value="-0.0015840544377001">
                <text:p>-0.0015840544377001</text:p>
              </table:table-cell>
              <table:table-cell office:value-type="float" office:value="-0.010698564751459">
                <text:p>-0.010698564751459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-0.001530479041882">
                <text:p>-0.001530479041882</text:p>
              </table:table-cell>
              <table:table-cell office:value-type="float" office:value="-0.012636983209066">
                <text:p>-0.012636983209066</text:p>
              </table:table-cell>
              <table:table-cell office:value-type="float" office:value="-0.0016093415462437">
                <text:p>-0.0016093415462437</text:p>
              </table:table-cell>
              <table:table-cell office:value-type="float" office:value="-0.01071327147556">
                <text:p>-0.01071327147556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-0.0015664435679238">
                <text:p>-0.0015664435679238</text:p>
              </table:table-cell>
              <table:table-cell office:value-type="float" office:value="-0.012661854996384">
                <text:p>-0.012661854996384</text:p>
              </table:table-cell>
              <table:table-cell office:value-type="float" office:value="-0.0016346287052935">
                <text:p>-0.0016346287052935</text:p>
              </table:table-cell>
              <table:table-cell office:value-type="float" office:value="-0.010727972671238">
                <text:p>-0.010727972671238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-0.00160263361998">
                <text:p>-0.00160263361998</text:p>
              </table:table-cell>
              <table:table-cell office:value-type="float" office:value="-0.012686287553708">
                <text:p>-0.012686287553708</text:p>
              </table:table-cell>
              <table:table-cell office:value-type="float" office:value="-0.0016599159414004">
                <text:p>-0.0016599159414004</text:p>
              </table:table-cell>
              <table:table-cell office:value-type="float" office:value="-0.010742668521177">
                <text:p>-0.01074266852117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-0.0016381550872634">
                <text:p>-0.0016381550872634</text:p>
              </table:table-cell>
              <table:table-cell office:value-type="float" office:value="-0.012710157052731">
                <text:p>-0.012710157052731</text:p>
              </table:table-cell>
              <table:table-cell office:value-type="float" office:value="-0.0016852032793954">
                <text:p>-0.0016852032793954</text:p>
              </table:table-cell>
              <table:table-cell office:value-type="float" office:value="-0.010757359201187">
                <text:p>-0.01075735920118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-0.0016724677025024">
                <text:p>-0.0016724677025024</text:p>
              </table:table-cell>
              <table:table-cell office:value-type="float" office:value="-0.012733017709498">
                <text:p>-0.012733017709498</text:p>
              </table:table-cell>
              <table:table-cell office:value-type="float" office:value="-0.0017104907426899">
                <text:p>-0.0017104907426899</text:p>
              </table:table-cell>
              <table:table-cell office:value-type="float" office:value="-0.010772044880104">
                <text:p>-0.01077204488010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-0.001706757665589">
                <text:p>-0.001706757665589</text:p>
              </table:table-cell>
              <table:table-cell office:value-type="float" office:value="-0.01275585752354">
                <text:p>-0.01275585752354</text:p>
              </table:table-cell>
              <table:table-cell office:value-type="float" office:value="-0.0017355891402298">
                <text:p>-0.0017355891402298</text:p>
              </table:table-cell>
              <table:table-cell office:value-type="float" office:value="-0.010786569613841">
                <text:p>-0.010786569613841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-0.0017414327040623">
                <text:p>-0.0017414327040623</text:p>
              </table:table-cell>
              <table:table-cell office:value-type="float" office:value="-0.012778099283435">
                <text:p>-0.012778099283435</text:p>
              </table:table-cell>
              <table:table-cell office:value-type="float" office:value="-0.0017603039772938">
                <text:p>-0.0017603039772938</text:p>
              </table:table-cell>
              <table:table-cell office:value-type="float" office:value="-0.010800773650342">
                <text:p>-0.010800773650342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-0.0017761475265342">
                <text:p>-0.0017761475265342</text:p>
              </table:table-cell>
              <table:table-cell office:value-type="float" office:value="-0.012800238476012">
                <text:p>-0.012800238476012</text:p>
              </table:table-cell>
              <table:table-cell office:value-type="float" office:value="-0.001785017921253">
                <text:p>-0.001785017921253</text:p>
              </table:table-cell>
              <table:table-cell office:value-type="float" office:value="-0.010814973469138">
                <text:p>-0.010814973469138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-0.0018108428038815">
                <text:p>-0.0018108428038815</text:p>
              </table:table-cell>
              <table:table-cell office:value-type="float" office:value="-0.012822360658042">
                <text:p>-0.012822360658042</text:p>
              </table:table-cell>
              <table:table-cell office:value-type="float" office:value="-0.001809731004051">
                <text:p>-0.001809731004051</text:p>
              </table:table-cell>
              <table:table-cell office:value-type="float" office:value="-0.010829169206721">
                <text:p>-0.01082916920672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-0.0018455188250829">
                <text:p>-0.0018455188250829</text:p>
              </table:table-cell>
              <table:table-cell office:value-type="float" office:value="-0.012844466268371">
                <text:p>-0.012844466268371</text:p>
              </table:table-cell>
              <table:table-cell office:value-type="float" office:value="-0.0018344432558329">
                <text:p>-0.0018344432558329</text:p>
              </table:table-cell>
              <table:table-cell office:value-type="float" office:value="-0.010843360995206">
                <text:p>-0.01084336099520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-0.0018801758755724">
                <text:p>-0.0018801758755724</text:p>
              </table:table-cell>
              <table:table-cell office:value-type="float" office:value="-0.012866555729055">
                <text:p>-0.012866555729055</text:p>
              </table:table-cell>
              <table:table-cell office:value-type="float" office:value="-0.0018591547052028">
                <text:p>-0.0018591547052028</text:p>
              </table:table-cell>
              <table:table-cell office:value-type="float" office:value="-0.010857548961136">
                <text:p>-0.010857548961136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-0.0019148142371234">
                <text:p>-0.0019148142371234</text:p>
              </table:table-cell>
              <table:table-cell office:value-type="float" office:value="-0.012888629446353">
                <text:p>-0.012888629446353</text:p>
              </table:table-cell>
              <table:table-cell office:value-type="float" office:value="-0.0018838653792947">
                <text:p>-0.0018838653792947</text:p>
              </table:table-cell>
              <table:table-cell office:value-type="float" office:value="-0.010871733226117">
                <text:p>-0.01087173322611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-0.0019494341877545">
                <text:p>-0.0019494341877545</text:p>
              </table:table-cell>
              <table:table-cell office:value-type="float" office:value="-0.012910687811558">
                <text:p>-0.012910687811558</text:p>
              </table:table-cell>
              <table:table-cell office:value-type="float" office:value="-0.0019085458942886">
                <text:p>-0.0019085458942886</text:p>
              </table:table-cell>
              <table:table-cell office:value-type="float" office:value="-0.010884246754218">
                <text:p>-0.01088424675421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-0.0019840360016512">
                <text:p>-0.0019840360016512</text:p>
              </table:table-cell>
              <table:table-cell office:value-type="float" office:value="-0.012932731201739">
                <text:p>-0.012932731201739</text:p>
              </table:table-cell>
              <table:table-cell office:value-type="float" office:value="-0.0019338738631581">
                <text:p>-0.0019338738631581</text:p>
              </table:table-cell>
              <table:table-cell office:value-type="float" office:value="-0.010893511386041">
                <text:p>-0.010893511386041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-0.0020200975636759">
                <text:p>-0.0020200975636759</text:p>
              </table:table-cell>
              <table:table-cell office:value-type="float" office:value="-0.012952112242212">
                <text:p>-0.012952112242212</text:p>
              </table:table-cell>
              <table:table-cell office:value-type="float" office:value="-0.0019599489184208">
                <text:p>-0.0019599489184208</text:p>
              </table:table-cell>
              <table:table-cell office:value-type="float" office:value="-0.01090116515963">
                <text:p>-0.0109011651596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-0.0020566823410188">
                <text:p>-0.0020566823410188</text:p>
              </table:table-cell>
              <table:table-cell office:value-type="float" office:value="-0.012970565352585">
                <text:p>-0.012970565352585</text:p>
              </table:table-cell>
              <table:table-cell office:value-type="float" office:value="-0.0019860266640597">
                <text:p>-0.0019860266640597</text:p>
              </table:table-cell>
              <table:table-cell office:value-type="float" office:value="-0.010908814261398">
                <text:p>-0.01090881426139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-0.0020932616428597">
                <text:p>-0.0020932616428597</text:p>
              </table:table-cell>
              <table:table-cell office:value-type="float" office:value="-0.012989007734303">
                <text:p>-0.012989007734303</text:p>
              </table:table-cell>
              <table:table-cell office:value-type="float" office:value="-0.0020121070585255">
                <text:p>-0.0020121070585255</text:p>
              </table:table-cell>
              <table:table-cell office:value-type="float" office:value="-0.010916458834486">
                <text:p>-0.01091645883448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-0.0021352805195566">
                <text:p>-0.0021352805195566</text:p>
              </table:table-cell>
              <table:table-cell office:value-type="float" office:value="-0.012997684217956">
                <text:p>-0.012997684217956</text:p>
              </table:table-cell>
              <table:table-cell office:value-type="float" office:value="-0.002038190061148">
                <text:p>-0.002038190061148</text:p>
              </table:table-cell>
              <table:table-cell office:value-type="float" office:value="-0.010924099016727">
                <text:p>-0.010924099016727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-0.0021773353175543">
                <text:p>-0.0021773353175543</text:p>
              </table:table-cell>
              <table:table-cell office:value-type="float" office:value="-0.013006322042425">
                <text:p>-0.013006322042425</text:p>
              </table:table-cell>
              <table:table-cell office:value-type="float" office:value="-0.0020642756321052">
                <text:p>-0.0020642756321052</text:p>
              </table:table-cell>
              <table:table-cell office:value-type="float" office:value="-0.010931734940876">
                <text:p>-0.01093173494087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-0.0022222815285061">
                <text:p>-0.0022222815285061</text:p>
              </table:table-cell>
              <table:table-cell office:value-type="float" office:value="-0.013010043278186">
                <text:p>-0.013010043278186</text:p>
              </table:table-cell>
              <table:table-cell office:value-type="float" office:value="-0.0020903637323926">
                <text:p>-0.0020903637323926</text:p>
              </table:table-cell>
              <table:table-cell office:value-type="float" office:value="-0.010939366734801">
                <text:p>-0.01093936673480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-0.0022673142788581">
                <text:p>-0.0022673142788581</text:p>
              </table:table-cell>
              <table:table-cell office:value-type="float" office:value="-0.013013666740231">
                <text:p>-0.013013666740231</text:p>
              </table:table-cell>
              <table:table-cell office:value-type="float" office:value="-0.002116454323795">
                <text:p>-0.002116454323795</text:p>
              </table:table-cell>
              <table:table-cell office:value-type="float" office:value="-0.01094699452169">
                <text:p>-0.0109469945216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-0.0023118613350485">
                <text:p>-0.0023118613350485</text:p>
              </table:table-cell>
              <table:table-cell office:value-type="float" office:value="-0.013016810141646">
                <text:p>-0.013016810141646</text:p>
              </table:table-cell>
              <table:table-cell office:value-type="float" office:value="-0.0021425473688596">
                <text:p>-0.0021425473688596</text:p>
              </table:table-cell>
              <table:table-cell office:value-type="float" office:value="-0.010954618420225">
                <text:p>-0.010954618420225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-0.0023564840728539">
                <text:p>-0.0023564840728539</text:p>
              </table:table-cell>
              <table:table-cell office:value-type="float" office:value="-0.013019872857807">
                <text:p>-0.013019872857807</text:p>
              </table:table-cell>
              <table:table-cell office:value-type="float" office:value="-0.002168642830851">
                <text:p>-0.002168642830851</text:p>
              </table:table-cell>
              <table:table-cell office:value-type="float" office:value="-0.01096223854478">
                <text:p>-0.0109622385447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-0.0024011803972373">
                <text:p>-0.0024011803972373</text:p>
              </table:table-cell>
              <table:table-cell office:value-type="float" office:value="-0.013022857374125">
                <text:p>-0.013022857374125</text:p>
              </table:table-cell>
              <table:table-cell office:value-type="float" office:value="-0.0021947406738292">
                <text:p>-0.0021947406738292</text:p>
              </table:table-cell>
              <table:table-cell office:value-type="float" office:value="-0.010969855005499">
                <text:p>-0.01096985500549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-0.002447108584393">
                <text:p>-0.002447108584393</text:p>
              </table:table-cell>
              <table:table-cell office:value-type="float" office:value="-0.013023483551241">
                <text:p>-0.013023483551241</text:p>
              </table:table-cell>
              <table:table-cell office:value-type="float" office:value="-0.0022208408624044">
                <text:p>-0.0022208408624044</text:p>
              </table:table-cell>
              <table:table-cell office:value-type="float" office:value="-0.010977467908703">
                <text:p>-0.01097746790870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-0.0024931402317263">
                <text:p>-0.0024931402317263</text:p>
              </table:table-cell>
              <table:table-cell office:value-type="float" office:value="-0.013024008527917">
                <text:p>-0.013024008527917</text:p>
              </table:table-cell>
              <table:table-cell office:value-type="float" office:value="-0.0022469433619707">
                <text:p>-0.0022469433619707</text:p>
              </table:table-cell>
              <table:table-cell office:value-type="float" office:value="-0.010985077356719">
                <text:p>-0.01098507735671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-0.0025392322939018">
                <text:p>-0.0025392322939018</text:p>
              </table:table-cell>
              <table:table-cell office:value-type="float" office:value="-0.013024483726023">
                <text:p>-0.013024483726023</text:p>
              </table:table-cell>
              <table:table-cell office:value-type="float" office:value="-0.0022753191894789">
                <text:p>-0.0022753191894789</text:p>
              </table:table-cell>
              <table:table-cell office:value-type="float" office:value="-0.010987978112236">
                <text:p>-0.01098797811223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-0.0025853831272326">
                <text:p>-0.0025853831272326</text:p>
              </table:table-cell>
              <table:table-cell office:value-type="float" office:value="-0.013024910777817">
                <text:p>-0.013024910777817</text:p>
              </table:table-cell>
              <table:table-cell office:value-type="float" office:value="-0.0023037012074511">
                <text:p>-0.0023037012074511</text:p>
              </table:table-cell>
              <table:table-cell office:value-type="float" office:value="-0.010990868206601">
                <text:p>-0.01099086820660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-0.0026321537487035">
                <text:p>-0.0026321537487035</text:p>
              </table:table-cell>
              <table:table-cell office:value-type="float" office:value="-0.013024006169169">
                <text:p>-0.013024006169169</text:p>
              </table:table-cell>
              <table:table-cell office:value-type="float" office:value="-0.0023320882527574">
                <text:p>-0.0023320882527574</text:p>
              </table:table-cell>
              <table:table-cell office:value-type="float" office:value="-0.010993747895432">
                <text:p>-0.01099374789543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-0.0026789851192361">
                <text:p>-0.0026789851192361</text:p>
              </table:table-cell>
              <table:table-cell office:value-type="float" office:value="-0.013023050008854">
                <text:p>-0.013023050008854</text:p>
              </table:table-cell>
              <table:table-cell office:value-type="float" office:value="-0.0023604802128822">
                <text:p>-0.0023604802128822</text:p>
              </table:table-cell>
              <table:table-cell office:value-type="float" office:value="-0.010996617473307">
                <text:p>-0.01099661747330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-0.0027258755563214">
                <text:p>-0.0027258755563214</text:p>
              </table:table-cell>
              <table:table-cell office:value-type="float" office:value="-0.013022043947413">
                <text:p>-0.013022043947413</text:p>
              </table:table-cell>
              <table:table-cell office:value-type="float" office:value="-0.0023888769786775">
                <text:p>-0.0023888769786775</text:p>
              </table:table-cell>
              <table:table-cell office:value-type="float" office:value="-0.010999477221805">
                <text:p>-0.01099947722180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-0.0027728234507039">
                <text:p>-0.0027728234507039</text:p>
              </table:table-cell>
              <table:table-cell office:value-type="float" office:value="-0.013020989539919">
                <text:p>-0.013020989539919</text:p>
              </table:table-cell>
              <table:table-cell office:value-type="float" office:value="-0.0024172784441118">
                <text:p>-0.0024172784441118</text:p>
              </table:table-cell>
              <table:table-cell office:value-type="float" office:value="-0.011002327410828">
                <text:p>-0.011002327410828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-0.002819827261972">
                <text:p>-0.002819827261972</text:p>
              </table:table-cell>
              <table:table-cell office:value-type="float" office:value="-0.013019888250292">
                <text:p>-0.013019888250292</text:p>
              </table:table-cell>
              <table:table-cell office:value-type="float" office:value="-0.0024456845068729">
                <text:p>-0.0024456845068729</text:p>
              </table:table-cell>
              <table:table-cell office:value-type="float" office:value="-0.011005168296801">
                <text:p>-0.011005168296801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-0.0028668855146039">
                <text:p>-0.0028668855146039</text:p>
              </table:table-cell>
              <table:table-cell office:value-type="float" office:value="-0.01301874145887">
                <text:p>-0.01301874145887</text:p>
              </table:table-cell>
              <table:table-cell office:value-type="float" office:value="-0.0024735864567307">
                <text:p>-0.0024735864567307</text:p>
              </table:table-cell>
              <table:table-cell office:value-type="float" office:value="-0.011006396935703">
                <text:p>-0.01100639693570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-0.0029139967939741">
                <text:p>-0.0029139967939741</text:p>
              </table:table-cell>
              <table:table-cell office:value-type="float" office:value="-0.013017550468678">
                <text:p>-0.013017550468678</text:p>
              </table:table-cell>
              <table:table-cell office:value-type="float" office:value="-0.0025009055016226">
                <text:p>-0.0025009055016226</text:p>
              </table:table-cell>
              <table:table-cell office:value-type="float" office:value="-0.011005868069347">
                <text:p>-0.011005868069347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-0.0029611597432321">
                <text:p>-0.0029611597432321</text:p>
              </table:table-cell>
              <table:table-cell office:value-type="float" office:value="-0.013016316510469">
                <text:p>-0.013016316510469</text:p>
              </table:table-cell>
              <table:table-cell office:value-type="float" office:value="-0.0025282271180218">
                <text:p>-0.0025282271180218</text:p>
              </table:table-cell>
              <table:table-cell office:value-type="float" office:value="-0.011005331058059">
                <text:p>-0.011005331058059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-0.0030102931323736">
                <text:p>-0.0030102931323736</text:p>
              </table:table-cell>
              <table:table-cell office:value-type="float" office:value="-0.013011883693536">
                <text:p>-0.013011883693536</text:p>
              </table:table-cell>
              <table:table-cell office:value-type="float" office:value="-0.0025555131240859">
                <text:p>-0.0025555131240859</text:p>
              </table:table-cell>
              <table:table-cell office:value-type="float" office:value="-0.011004782083935">
                <text:p>-0.01100478208393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-0.0030597312296799">
                <text:p>-0.0030597312296799</text:p>
              </table:table-cell>
              <table:table-cell office:value-type="float" office:value="-0.013007076329938">
                <text:p>-0.013007076329938</text:p>
              </table:table-cell>
              <table:table-cell office:value-type="float" office:value="-0.0025827047724419">
                <text:p>-0.0025827047724419</text:p>
              </table:table-cell>
              <table:table-cell office:value-type="float" office:value="-0.011004215112884">
                <text:p>-0.01100421511288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-0.003109232825159">
                <text:p>-0.003109232825159</text:p>
              </table:table-cell>
              <table:table-cell office:value-type="float" office:value="-0.013002215890523">
                <text:p>-0.013002215890523</text:p>
              </table:table-cell>
              <table:table-cell office:value-type="float" office:value="-0.0026098994178134">
                <text:p>-0.0026098994178134</text:p>
              </table:table-cell>
              <table:table-cell office:value-type="float" office:value="-0.011003640819615">
                <text:p>-0.011003640819615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-0.0031612585730032">
                <text:p>-0.0031612585730032</text:p>
              </table:table-cell>
              <table:table-cell office:value-type="float" office:value="-0.012992516328404">
                <text:p>-0.012992516328404</text:p>
              </table:table-cell>
              <table:table-cell office:value-type="float" office:value="-0.0026370970317941">
                <text:p>-0.0026370970317941</text:p>
              </table:table-cell>
              <table:table-cell office:value-type="float" office:value="-0.011003059351021">
                <text:p>-0.01100305935102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-0.0032140286290173">
                <text:p>-0.0032140286290173</text:p>
              </table:table-cell>
              <table:table-cell office:value-type="float" office:value="-0.012981059533452">
                <text:p>-0.012981059533452</text:p>
              </table:table-cell>
              <table:table-cell office:value-type="float" office:value="-0.0026642975862541">
                <text:p>-0.0026642975862541</text:p>
              </table:table-cell>
              <table:table-cell office:value-type="float" office:value="-0.011002470847417">
                <text:p>-0.01100247084741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-0.0032676295676873">
                <text:p>-0.0032676295676873</text:p>
              </table:table-cell>
              <table:table-cell office:value-type="float" office:value="-0.012967532984525">
                <text:p>-0.012967532984525</text:p>
              </table:table-cell>
              <table:table-cell office:value-type="float" office:value="-0.0026915010529981">
                <text:p>-0.0026915010529981</text:p>
              </table:table-cell>
              <table:table-cell office:value-type="float" office:value="-0.011001875444652">
                <text:p>-0.01100187544465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-0.0033217798193152">
                <text:p>-0.0033217798193152</text:p>
              </table:table-cell>
              <table:table-cell office:value-type="float" office:value="-0.012952572441601">
                <text:p>-0.012952572441601</text:p>
              </table:table-cell>
              <table:table-cell office:value-type="float" office:value="-0.002718707404121">
                <text:p>-0.002718707404121</text:p>
              </table:table-cell>
              <table:table-cell office:value-type="float" office:value="-0.011001273272712">
                <text:p>-0.01100127327271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-0.003375994056933">
                <text:p>-0.003375994056933</text:p>
              </table:table-cell>
              <table:table-cell office:value-type="float" office:value="-0.012937485794534">
                <text:p>-0.012937485794534</text:p>
              </table:table-cell>
              <table:table-cell office:value-type="float" office:value="-0.0027459166115157">
                <text:p>-0.0027459166115157</text:p>
              </table:table-cell>
              <table:table-cell office:value-type="float" office:value="-0.011000664456642">
                <text:p>-0.01100066445664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-0.0034302856968442">
                <text:p>-0.0034302856968442</text:p>
              </table:table-cell>
              <table:table-cell office:value-type="float" office:value="-0.012921475862048">
                <text:p>-0.012921475862048</text:p>
              </table:table-cell>
              <table:table-cell office:value-type="float" office:value="-0.0027732298644371">
                <text:p>-0.0027732298644371</text:p>
              </table:table-cell>
              <table:table-cell office:value-type="float" office:value="-0.010998238630862">
                <text:p>-0.01099823863086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-0.0034846328181794">
                <text:p>-0.0034846328181794</text:p>
              </table:table-cell>
              <table:table-cell office:value-type="float" office:value="-0.012905371495406">
                <text:p>-0.012905371495406</text:p>
              </table:table-cell>
              <table:table-cell office:value-type="float" office:value="-0.0028005449972983">
                <text:p>-0.0028005449972983</text:p>
              </table:table-cell>
              <table:table-cell office:value-type="float" office:value="-0.010993998433185">
                <text:p>-0.01099399843318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-0.0035390342756186">
                <text:p>-0.0035390342756186</text:p>
              </table:table-cell>
              <table:table-cell office:value-type="float" office:value="-0.012889175054736">
                <text:p>-0.012889175054736</text:p>
              </table:table-cell>
              <table:table-cell office:value-type="float" office:value="-0.0028278591291632">
                <text:p>-0.0028278591291632</text:p>
              </table:table-cell>
              <table:table-cell office:value-type="float" office:value="-0.01098975447941">
                <text:p>-0.01098975447941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-0.0035934891811531">
                <text:p>-0.0035934891811531</text:p>
              </table:table-cell>
              <table:table-cell office:value-type="float" office:value="-0.012872888713766">
                <text:p>-0.012872888713766</text:p>
              </table:table-cell>
              <table:table-cell office:value-type="float" office:value="-0.0028562211541233">
                <text:p>-0.0028562211541233</text:p>
              </table:table-cell>
              <table:table-cell office:value-type="float" office:value="-0.010978914689518">
                <text:p>-0.01097891468951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-0.0036479963928705">
                <text:p>-0.0036479963928705</text:p>
              </table:table-cell>
              <table:table-cell office:value-type="float" office:value="-0.012856514486836">
                <text:p>-0.012856514486836</text:p>
              </table:table-cell>
              <table:table-cell office:value-type="float" office:value="-0.0028843825285432">
                <text:p>-0.0028843825285432</text:p>
              </table:table-cell>
              <table:table-cell office:value-type="float" office:value="-0.010965680369228">
                <text:p>-0.01096568036922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-0.0037025548293138">
                <text:p>-0.0037025548293138</text:p>
              </table:table-cell>
              <table:table-cell office:value-type="float" office:value="-0.012840054237549">
                <text:p>-0.012840054237549</text:p>
              </table:table-cell>
              <table:table-cell office:value-type="float" office:value="-0.0029125427326">
                <text:p>-0.0029125427326</text:p>
              </table:table-cell>
              <table:table-cell office:value-type="float" office:value="-0.010952438570936">
                <text:p>-0.01095243857093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-0.0037571634644805">
                <text:p>-0.0037571634644805</text:p>
              </table:table-cell>
              <table:table-cell office:value-type="float" office:value="-0.012823509691782">
                <text:p>-0.012823509691782</text:p>
              </table:table-cell>
              <table:table-cell office:value-type="float" office:value="-0.0029407017651945">
                <text:p>-0.0029407017651945</text:p>
              </table:table-cell>
              <table:table-cell office:value-type="float" office:value="-0.010939189440946">
                <text:p>-0.010939189440946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-0.00381216171184">
                <text:p>-0.00381216171184</text:p>
              </table:table-cell>
              <table:table-cell office:value-type="float" office:value="-0.012805655582873">
                <text:p>-0.012805655582873</text:p>
              </table:table-cell>
              <table:table-cell office:value-type="float" office:value="-0.0029688596258099">
                <text:p>-0.0029688596258099</text:p>
              </table:table-cell>
              <table:table-cell office:value-type="float" office:value="-0.010925933116925">
                <text:p>-0.01092593311692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-0.0038671981230363">
                <text:p>-0.0038671981230363</text:p>
              </table:table-cell>
              <table:table-cell office:value-type="float" office:value="-0.012787740155772">
                <text:p>-0.012787740155772</text:p>
              </table:table-cell>
              <table:table-cell office:value-type="float" office:value="-0.0029970163141761">
                <text:p>-0.0029970163141761</text:p>
              </table:table-cell>
              <table:table-cell office:value-type="float" office:value="-0.010912669729006">
                <text:p>-0.01091266972900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-0.003923342639367">
                <text:p>-0.003923342639367</text:p>
              </table:table-cell>
              <table:table-cell office:value-type="float" office:value="-0.012766398131627">
                <text:p>-0.012766398131627</text:p>
              </table:table-cell>
              <table:table-cell office:value-type="float" office:value="-0.0030251718305122">
                <text:p>-0.0030251718305122</text:p>
              </table:table-cell>
              <table:table-cell office:value-type="float" office:value="-0.01089939939993">
                <text:p>-0.0108993993999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-0.0039804653985152">
                <text:p>-0.0039804653985152</text:p>
              </table:table-cell>
              <table:table-cell office:value-type="float" office:value="-0.012741905616962">
                <text:p>-0.012741905616962</text:p>
              </table:table-cell>
              <table:table-cell office:value-type="float" office:value="-0.0030533261749918">
                <text:p>-0.0030533261749918</text:p>
              </table:table-cell>
              <table:table-cell office:value-type="float" office:value="-0.010886122245948">
                <text:p>-0.01088612224594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-0.0040376308758588">
                <text:p>-0.0040376308758588</text:p>
              </table:table-cell>
              <table:table-cell office:value-type="float" office:value="-0.012717338188395">
                <text:p>-0.012717338188395</text:p>
              </table:table-cell>
              <table:table-cell office:value-type="float" office:value="-0.0030819140545616">
                <text:p>-0.0030819140545616</text:p>
              </table:table-cell>
              <table:table-cell office:value-type="float" office:value="-0.01087123461335">
                <text:p>-0.0108712346133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-0.0040948382172432">
                <text:p>-0.0040948382172432</text:p>
              </table:table-cell>
              <table:table-cell office:value-type="float" office:value="-0.012692697729741">
                <text:p>-0.012692697729741</text:p>
              </table:table-cell>
              <table:table-cell office:value-type="float" office:value="-0.0031105024159976">
                <text:p>-0.0031105024159976</text:p>
              </table:table-cell>
              <table:table-cell office:value-type="float" office:value="-0.010856340119687">
                <text:p>-0.010856340119687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-0.0041520866203991">
                <text:p>-0.0041520866203991</text:p>
              </table:table-cell>
              <table:table-cell office:value-type="float" office:value="-0.012667985991663">
                <text:p>-0.012667985991663</text:p>
              </table:table-cell>
              <table:table-cell office:value-type="float" office:value="-0.0031390912281563">
                <text:p>-0.0031390912281563</text:p>
              </table:table-cell>
              <table:table-cell office:value-type="float" office:value="-0.010841438877174">
                <text:p>-0.01084143887717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-0.004209375331853">
                <text:p>-0.004209375331853</text:p>
              </table:table-cell>
              <table:table-cell office:value-type="float" office:value="-0.012643204604023">
                <text:p>-0.012643204604023</text:p>
              </table:table-cell>
              <table:table-cell office:value-type="float" office:value="-0.0031681300312729">
                <text:p>-0.0031681300312729</text:p>
              </table:table-cell>
              <table:table-cell office:value-type="float" office:value="-0.010824930821197">
                <text:p>-0.01082493082119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-0.0042667036413543">
                <text:p>-0.0042667036413543</text:p>
              </table:table-cell>
              <table:table-cell office:value-type="float" office:value="-0.012618355085378">
                <text:p>-0.012618355085378</text:p>
              </table:table-cell>
              <table:table-cell office:value-type="float" office:value="-0.0031971719588623">
                <text:p>-0.0031971719588623</text:p>
              </table:table-cell>
              <table:table-cell office:value-type="float" office:value="-0.010808413029742">
                <text:p>-0.01080841302974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-0.0043252519775812">
                <text:p>-0.0043252519775812</text:p>
              </table:table-cell>
              <table:table-cell office:value-type="float" office:value="-0.01258950459319">
                <text:p>-0.01258950459319</text:p>
              </table:table-cell>
              <table:table-cell office:value-type="float" office:value="-0.0032262169483584">
                <text:p>-0.0032262169483584</text:p>
              </table:table-cell>
              <table:table-cell office:value-type="float" office:value="-0.010791885635838">
                <text:p>-0.010791885635838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-0.0043108545780054">
                <text:p>-0.0043108545780054</text:p>
              </table:table-cell>
              <table:table-cell office:value-type="float" office:value="-0.012418184103818">
                <text:p>-0.012418184103818</text:p>
              </table:table-cell>
              <table:table-cell office:value-type="float" office:value="-0.0032116978697845">
                <text:p>-0.0032116978697845</text:p>
              </table:table-cell>
              <table:table-cell office:value-type="float" office:value="-0.010620020149698">
                <text:p>-0.01062002014969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-0.0042964571784291">
                <text:p>-0.0042964571784291</text:p>
              </table:table-cell>
              <table:table-cell office:value-type="float" office:value="-0.012246863614455">
                <text:p>-0.012246863614455</text:p>
              </table:table-cell>
              <table:table-cell office:value-type="float" office:value="-0.0031971787912116">
                <text:p>-0.0031971787912116</text:p>
              </table:table-cell>
              <table:table-cell office:value-type="float" office:value="-0.010448154663553">
                <text:p>-0.01044815466355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-0.0042820597788527">
                <text:p>-0.0042820597788527</text:p>
              </table:table-cell>
              <table:table-cell office:value-type="float" office:value="-0.012075543125063">
                <text:p>-0.012075543125063</text:p>
              </table:table-cell>
              <table:table-cell office:value-type="float" office:value="-0.0031826597126387">
                <text:p>-0.0031826597126387</text:p>
              </table:table-cell>
              <table:table-cell office:value-type="float" office:value="-0.010276289177413">
                <text:p>-0.01027628917741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-0.0042676623792764">
                <text:p>-0.0042676623792764</text:p>
              </table:table-cell>
              <table:table-cell office:value-type="float" office:value="-0.011904222635687">
                <text:p>-0.011904222635687</text:p>
              </table:table-cell>
              <table:table-cell office:value-type="float" office:value="-0.0031681406340657">
                <text:p>-0.0031681406340657</text:p>
              </table:table-cell>
              <table:table-cell office:value-type="float" office:value="-0.010104423691275">
                <text:p>-0.010104423691275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-0.0042532649797001">
                <text:p>-0.0042532649797001</text:p>
              </table:table-cell>
              <table:table-cell office:value-type="float" office:value="-0.011732902146313">
                <text:p>-0.011732902146313</text:p>
              </table:table-cell>
              <table:table-cell office:value-type="float" office:value="-0.0031536215554928">
                <text:p>-0.0031536215554928</text:p>
              </table:table-cell>
              <table:table-cell office:value-type="float" office:value="-0.0099325582051311">
                <text:p>-0.009932558205131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-0.0042388675801237">
                <text:p>-0.0042388675801237</text:p>
              </table:table-cell>
              <table:table-cell office:value-type="float" office:value="-0.011561581656948">
                <text:p>-0.011561581656948</text:p>
              </table:table-cell>
              <table:table-cell office:value-type="float" office:value="-0.0031391024769199">
                <text:p>-0.0031391024769199</text:p>
              </table:table-cell>
              <table:table-cell office:value-type="float" office:value="-0.0097606927189967">
                <text:p>-0.009760692718996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-0.0042244701805474">
                <text:p>-0.0042244701805474</text:p>
              </table:table-cell>
              <table:table-cell office:value-type="float" office:value="-0.011390261167579">
                <text:p>-0.011390261167579</text:p>
              </table:table-cell>
              <table:table-cell office:value-type="float" office:value="-0.003124583398347">
                <text:p>-0.003124583398347</text:p>
              </table:table-cell>
              <table:table-cell office:value-type="float" office:value="-0.0095888272328497">
                <text:p>-0.009588827232849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-0.004210072780971">
                <text:p>-0.004210072780971</text:p>
              </table:table-cell>
              <table:table-cell office:value-type="float" office:value="-0.011218940677972">
                <text:p>-0.011218940677972</text:p>
              </table:table-cell>
              <table:table-cell office:value-type="float" office:value="-0.0031100643197741">
                <text:p>-0.0031100643197741</text:p>
              </table:table-cell>
              <table:table-cell office:value-type="float" office:value="-0.0094169617467104">
                <text:p>-0.009416961746710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-0.0041956753813949">
                <text:p>-0.0041956753813949</text:p>
              </table:table-cell>
              <table:table-cell office:value-type="float" office:value="-0.011047620189096">
                <text:p>-0.011047620189096</text:p>
              </table:table-cell>
              <table:table-cell office:value-type="float" office:value="-0.0030955452412012">
                <text:p>-0.0030955452412012</text:p>
              </table:table-cell>
              <table:table-cell office:value-type="float" office:value="-0.0092450962605716">
                <text:p>-0.0092450962605716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-0.0041812779818184">
                <text:p>-0.0041812779818184</text:p>
              </table:table-cell>
              <table:table-cell office:value-type="float" office:value="-0.010876299699459">
                <text:p>-0.010876299699459</text:p>
              </table:table-cell>
              <table:table-cell office:value-type="float" office:value="-0.0030810261626282">
                <text:p>-0.0030810261626282</text:p>
              </table:table-cell>
              <table:table-cell office:value-type="float" office:value="-0.0090732307744319">
                <text:p>-0.009073230774431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-0.0041668805822421">
                <text:p>-0.0041668805822421</text:p>
              </table:table-cell>
              <table:table-cell office:value-type="float" office:value="-0.010704979210121">
                <text:p>-0.010704979210121</text:p>
              </table:table-cell>
              <table:table-cell office:value-type="float" office:value="-0.0030665070840553">
                <text:p>-0.0030665070840553</text:p>
              </table:table-cell>
              <table:table-cell office:value-type="float" office:value="-0.0089013652882943">
                <text:p>-0.0089013652882943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-0.0041524831826658">
                <text:p>-0.0041524831826658</text:p>
              </table:table-cell>
              <table:table-cell office:value-type="float" office:value="-0.010533658720781">
                <text:p>-0.010533658720781</text:p>
              </table:table-cell>
              <table:table-cell office:value-type="float" office:value="-0.0030519880054824">
                <text:p>-0.0030519880054824</text:p>
              </table:table-cell>
              <table:table-cell office:value-type="float" office:value="-0.0087294998021495">
                <text:p>-0.0087294998021495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-0.0041380857830894">
                <text:p>-0.0041380857830894</text:p>
              </table:table-cell>
              <table:table-cell office:value-type="float" office:value="-0.010362338231325">
                <text:p>-0.010362338231325</text:p>
              </table:table-cell>
              <table:table-cell office:value-type="float" office:value="-0.0030374689269095">
                <text:p>-0.0030374689269095</text:p>
              </table:table-cell>
              <table:table-cell office:value-type="float" office:value="-0.0085576343160117">
                <text:p>-0.008557634316011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-0.004123688383513">
                <text:p>-0.004123688383513</text:p>
              </table:table-cell>
              <table:table-cell office:value-type="float" office:value="-0.010191017741909">
                <text:p>-0.010191017741909</text:p>
              </table:table-cell>
              <table:table-cell office:value-type="float" office:value="-0.0030229498483366">
                <text:p>-0.0030229498483366</text:p>
              </table:table-cell>
              <table:table-cell office:value-type="float" office:value="-0.0083857688298703">
                <text:p>-0.008385768829870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-0.0041092909839367">
                <text:p>-0.0041092909839367</text:p>
              </table:table-cell>
              <table:table-cell office:value-type="float" office:value="-0.010019697252572">
                <text:p>-0.010019697252572</text:p>
              </table:table-cell>
              <table:table-cell office:value-type="float" office:value="-0.0030084307697637">
                <text:p>-0.0030084307697637</text:p>
              </table:table-cell>
              <table:table-cell office:value-type="float" office:value="-0.0082139033437345">
                <text:p>-0.008213903343734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-0.0040948935843604">
                <text:p>-0.0040948935843604</text:p>
              </table:table-cell>
              <table:table-cell office:value-type="float" office:value="-0.0098483767631436">
                <text:p>-0.0098483767631436</text:p>
              </table:table-cell>
              <table:table-cell office:value-type="float" office:value="-0.0029939116911907">
                <text:p>-0.0029939116911907</text:p>
              </table:table-cell>
              <table:table-cell office:value-type="float" office:value="-0.0080420378575916">
                <text:p>-0.008042037857591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-0.0040804961847841">
                <text:p>-0.0040804961847841</text:p>
              </table:table-cell>
              <table:table-cell office:value-type="float" office:value="-0.0096770562738317">
                <text:p>-0.0096770562738317</text:p>
              </table:table-cell>
              <table:table-cell office:value-type="float" office:value="-0.0029793926126178">
                <text:p>-0.0029793926126178</text:p>
              </table:table-cell>
              <table:table-cell office:value-type="float" office:value="-0.0078701723714494">
                <text:p>-0.007870172371449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-0.0040660987852077">
                <text:p>-0.0040660987852077</text:p>
              </table:table-cell>
              <table:table-cell office:value-type="float" office:value="-0.0095057357844415">
                <text:p>-0.0095057357844415</text:p>
              </table:table-cell>
              <table:table-cell office:value-type="float" office:value="-0.0029648735340449">
                <text:p>-0.0029648735340449</text:p>
              </table:table-cell>
              <table:table-cell office:value-type="float" office:value="-0.0076983068853081">
                <text:p>-0.007698306885308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-0.0040517013856314">
                <text:p>-0.0040517013856314</text:p>
              </table:table-cell>
              <table:table-cell office:value-type="float" office:value="-0.0093344152950822">
                <text:p>-0.0093344152950822</text:p>
              </table:table-cell>
              <table:table-cell office:value-type="float" office:value="-0.002950354455472">
                <text:p>-0.002950354455472</text:p>
              </table:table-cell>
              <table:table-cell office:value-type="float" office:value="-0.0075264413991704">
                <text:p>-0.007526441399170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-0.0040373039860551">
                <text:p>-0.0040373039860551</text:p>
              </table:table-cell>
              <table:table-cell office:value-type="float" office:value="-0.0091630948057049">
                <text:p>-0.0091630948057049</text:p>
              </table:table-cell>
              <table:table-cell office:value-type="float" office:value="-0.0029358353768991">
                <text:p>-0.0029358353768991</text:p>
              </table:table-cell>
              <table:table-cell office:value-type="float" office:value="-0.007354575913033">
                <text:p>-0.007354575913033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-0.0040229065864787">
                <text:p>-0.0040229065864787</text:p>
              </table:table-cell>
              <table:table-cell office:value-type="float" office:value="-0.0089917743163168">
                <text:p>-0.0089917743163168</text:p>
              </table:table-cell>
              <table:table-cell office:value-type="float" office:value="-0.0029213162983261">
                <text:p>-0.0029213162983261</text:p>
              </table:table-cell>
              <table:table-cell office:value-type="float" office:value="-0.0071827104268867">
                <text:p>-0.007182710426886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-0.0040085091869024">
                <text:p>-0.0040085091869024</text:p>
              </table:table-cell>
              <table:table-cell office:value-type="float" office:value="-0.0088204538269262">
                <text:p>-0.0088204538269262</text:p>
              </table:table-cell>
              <table:table-cell office:value-type="float" office:value="-0.0029067972197532">
                <text:p>-0.0029067972197532</text:p>
              </table:table-cell>
              <table:table-cell office:value-type="float" office:value="-0.0070108449407464">
                <text:p>-0.007010844940746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-0.003994111787326">
                <text:p>-0.003994111787326</text:p>
              </table:table-cell>
              <table:table-cell office:value-type="float" office:value="-0.0086491333375857">
                <text:p>-0.0086491333375857</text:p>
              </table:table-cell>
              <table:table-cell office:value-type="float" office:value="-0.0028922781411803">
                <text:p>-0.0028922781411803</text:p>
              </table:table-cell>
              <table:table-cell office:value-type="float" office:value="-0.0068389794546094">
                <text:p>-0.006838979454609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-0.0039797143877497">
                <text:p>-0.0039797143877497</text:p>
              </table:table-cell>
              <table:table-cell office:value-type="float" office:value="-0.0084778128482174">
                <text:p>-0.0084778128482174</text:p>
              </table:table-cell>
              <table:table-cell office:value-type="float" office:value="-0.0028777590626074">
                <text:p>-0.0028777590626074</text:p>
              </table:table-cell>
              <table:table-cell office:value-type="float" office:value="-0.0066671139684656">
                <text:p>-0.006667113968465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-0.0039653169881734">
                <text:p>-0.0039653169881734</text:p>
              </table:table-cell>
              <table:table-cell office:value-type="float" office:value="-0.0083064923588728">
                <text:p>-0.0083064923588728</text:p>
              </table:table-cell>
              <table:table-cell office:value-type="float" office:value="-0.0028632399840345">
                <text:p>-0.0028632399840345</text:p>
              </table:table-cell>
              <table:table-cell office:value-type="float" office:value="-0.0064952484823225">
                <text:p>-0.006495248482322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-0.003950919588597">
                <text:p>-0.003950919588597</text:p>
              </table:table-cell>
              <table:table-cell office:value-type="float" office:value="-0.0081351718694537">
                <text:p>-0.0081351718694537</text:p>
              </table:table-cell>
              <table:table-cell office:value-type="float" office:value="-0.0028487209054616">
                <text:p>-0.0028487209054616</text:p>
              </table:table-cell>
              <table:table-cell office:value-type="float" office:value="-0.0063233829961858">
                <text:p>-0.006323382996185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-0.0039365221890207">
                <text:p>-0.0039365221890207</text:p>
              </table:table-cell>
              <table:table-cell office:value-type="float" office:value="-0.0079638513800858">
                <text:p>-0.0079638513800858</text:p>
              </table:table-cell>
              <table:table-cell office:value-type="float" office:value="-0.0028342018268886">
                <text:p>-0.0028342018268886</text:p>
              </table:table-cell>
              <table:table-cell office:value-type="float" office:value="-0.0061515175100471">
                <text:p>-0.006151517510047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-0.0039221247894444">
                <text:p>-0.0039221247894444</text:p>
              </table:table-cell>
              <table:table-cell office:value-type="float" office:value="-0.0077925308907026">
                <text:p>-0.0077925308907026</text:p>
              </table:table-cell>
              <table:table-cell office:value-type="float" office:value="-0.0028196827483157">
                <text:p>-0.0028196827483157</text:p>
              </table:table-cell>
              <table:table-cell office:value-type="float" office:value="-0.005979652023906">
                <text:p>-0.005979652023906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-0.003907727389868">
                <text:p>-0.003907727389868</text:p>
              </table:table-cell>
              <table:table-cell office:value-type="float" office:value="-0.0076212104013384">
                <text:p>-0.0076212104013384</text:p>
              </table:table-cell>
              <table:table-cell office:value-type="float" office:value="-0.0028051636697428">
                <text:p>-0.0028051636697428</text:p>
              </table:table-cell>
              <table:table-cell office:value-type="float" office:value="-0.0058077865377661">
                <text:p>-0.0058077865377661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-0.0038933299902917">
                <text:p>-0.0038933299902917</text:p>
              </table:table-cell>
              <table:table-cell office:value-type="float" office:value="-0.0074498899119609">
                <text:p>-0.0074498899119609</text:p>
              </table:table-cell>
              <table:table-cell office:value-type="float" office:value="-0.0027906445911699">
                <text:p>-0.0027906445911699</text:p>
              </table:table-cell>
              <table:table-cell office:value-type="float" office:value="-0.005635921051626">
                <text:p>-0.005635921051626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-0.0038789325907154">
                <text:p>-0.0038789325907154</text:p>
              </table:table-cell>
              <table:table-cell office:value-type="float" office:value="-0.0072785694225859">
                <text:p>-0.0072785694225859</text:p>
              </table:table-cell>
              <table:table-cell office:value-type="float" office:value="-0.002776125512597">
                <text:p>-0.002776125512597</text:p>
              </table:table-cell>
              <table:table-cell office:value-type="float" office:value="-0.0054640555654865">
                <text:p>-0.0054640555654865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-0.003864535191139">
                <text:p>-0.003864535191139</text:p>
              </table:table-cell>
              <table:table-cell office:value-type="float" office:value="-0.007107248933202">
                <text:p>-0.007107248933202</text:p>
              </table:table-cell>
              <table:table-cell office:value-type="float" office:value="-0.002761606434023">
                <text:p>-0.002761606434023</text:p>
              </table:table-cell>
              <table:table-cell office:value-type="float" office:value="-0.0052921900789362">
                <text:p>-0.005292190078936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-0.0038501377915627">
                <text:p>-0.0038501377915627</text:p>
              </table:table-cell>
              <table:table-cell office:value-type="float" office:value="-0.0069359284438288">
                <text:p>-0.0069359284438288</text:p>
              </table:table-cell>
              <table:table-cell office:value-type="float" office:value="-0.0027470873554511">
                <text:p>-0.0027470873554511</text:p>
              </table:table-cell>
              <table:table-cell office:value-type="float" office:value="-0.0051203245932081">
                <text:p>-0.005120324593208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-0.0038357403919864">
                <text:p>-0.0038357403919864</text:p>
              </table:table-cell>
              <table:table-cell office:value-type="float" office:value="-0.0067646079544591">
                <text:p>-0.0067646079544591</text:p>
              </table:table-cell>
              <table:table-cell office:value-type="float" office:value="-0.0027325682768782">
                <text:p>-0.0027325682768782</text:p>
              </table:table-cell>
              <table:table-cell office:value-type="float" office:value="-0.0049484591070639">
                <text:p>-0.004948459107063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-0.00382134299241">
                <text:p>-0.00382134299241</text:p>
              </table:table-cell>
              <table:table-cell office:value-type="float" office:value="-0.0065932874650786">
                <text:p>-0.0065932874650786</text:p>
              </table:table-cell>
              <table:table-cell office:value-type="float" office:value="-0.0027180491983053">
                <text:p>-0.0027180491983053</text:p>
              </table:table-cell>
              <table:table-cell office:value-type="float" office:value="-0.0047765936209224">
                <text:p>-0.004776593620922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-0.0038069455928337">
                <text:p>-0.0038069455928337</text:p>
              </table:table-cell>
              <table:table-cell office:value-type="float" office:value="-0.0064219669757074">
                <text:p>-0.0064219669757074</text:p>
              </table:table-cell>
              <table:table-cell office:value-type="float" office:value="-0.0027035301197324">
                <text:p>-0.0027035301197324</text:p>
              </table:table-cell>
              <table:table-cell office:value-type="float" office:value="-0.0046047281347847">
                <text:p>-0.004604728134784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-0.0037925481932574">
                <text:p>-0.0037925481932574</text:p>
              </table:table-cell>
              <table:table-cell office:value-type="float" office:value="-0.0062506464863434">
                <text:p>-0.0062506464863434</text:p>
              </table:table-cell>
              <table:table-cell office:value-type="float" office:value="-0.0026890110411595">
                <text:p>-0.0026890110411595</text:p>
              </table:table-cell>
              <table:table-cell office:value-type="float" office:value="-0.0044328626486416">
                <text:p>-0.004432862648641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-0.003778150793681">
                <text:p>-0.003778150793681</text:p>
              </table:table-cell>
              <table:table-cell office:value-type="float" office:value="-0.0060793259969609">
                <text:p>-0.0060793259969609</text:p>
              </table:table-cell>
              <table:table-cell office:value-type="float" office:value="-0.0026744919625866">
                <text:p>-0.0026744919625866</text:p>
              </table:table-cell>
              <table:table-cell office:value-type="float" office:value="-0.0042609971625016">
                <text:p>-0.004260997162501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-0.0037637533941047">
                <text:p>-0.0037637533941047</text:p>
              </table:table-cell>
              <table:table-cell office:value-type="float" office:value="-0.0059080055075941">
                <text:p>-0.0059080055075941</text:p>
              </table:table-cell>
              <table:table-cell office:value-type="float" office:value="-0.0026599728840136">
                <text:p>-0.0026599728840136</text:p>
              </table:table-cell>
              <table:table-cell office:value-type="float" office:value="-0.0040891316763607">
                <text:p>-0.004089131676360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-0.0037493559945284">
                <text:p>-0.0037493559945284</text:p>
              </table:table-cell>
              <table:table-cell office:value-type="float" office:value="-0.0057366850182172">
                <text:p>-0.0057366850182172</text:p>
              </table:table-cell>
              <table:table-cell office:value-type="float" office:value="-0.0026454538054407">
                <text:p>-0.0026454538054407</text:p>
              </table:table-cell>
              <table:table-cell office:value-type="float" office:value="-0.0039172661902201">
                <text:p>-0.003917266190220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-0.003734958594952">
                <text:p>-0.003734958594952</text:p>
              </table:table-cell>
              <table:table-cell office:value-type="float" office:value="-0.0055653645288403">
                <text:p>-0.0055653645288403</text:p>
              </table:table-cell>
              <table:table-cell office:value-type="float" office:value="-0.0026309347268678">
                <text:p>-0.0026309347268678</text:p>
              </table:table-cell>
              <table:table-cell office:value-type="float" office:value="-0.0037454007040798">
                <text:p>-0.003745400704079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-0.0037205611953757">
                <text:p>-0.0037205611953757</text:p>
              </table:table-cell>
              <table:table-cell office:value-type="float" office:value="-0.0053940440394651">
                <text:p>-0.0053940440394651</text:p>
              </table:table-cell>
              <table:table-cell office:value-type="float" office:value="-0.0026164156482949">
                <text:p>-0.0026164156482949</text:p>
              </table:table-cell>
              <table:table-cell office:value-type="float" office:value="-0.0035735352179398">
                <text:p>-0.003573535217939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-0.0037061637957994">
                <text:p>-0.0037061637957994</text:p>
              </table:table-cell>
              <table:table-cell office:value-type="float" office:value="-0.0052227235500859">
                <text:p>-0.0052227235500859</text:p>
              </table:table-cell>
              <table:table-cell office:value-type="float" office:value="-0.002601896569722">
                <text:p>-0.002601896569722</text:p>
              </table:table-cell>
              <table:table-cell office:value-type="float" office:value="-0.0034016697317971">
                <text:p>-0.003401669731797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-0.003691766396223">
                <text:p>-0.003691766396223</text:p>
              </table:table-cell>
              <table:table-cell office:value-type="float" office:value="-0.0050514030607187">
                <text:p>-0.0050514030607187</text:p>
              </table:table-cell>
              <table:table-cell office:value-type="float" office:value="-0.0025873774911491">
                <text:p>-0.0025873774911491</text:p>
              </table:table-cell>
              <table:table-cell office:value-type="float" office:value="-0.0032298042456588">
                <text:p>-0.003229804245658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-0.0036773689966467">
                <text:p>-0.0036773689966467</text:p>
              </table:table-cell>
              <table:table-cell office:value-type="float" office:value="-0.0048800825713391">
                <text:p>-0.0048800825713391</text:p>
              </table:table-cell>
              <table:table-cell office:value-type="float" office:value="-0.0025728584125761">
                <text:p>-0.0025728584125761</text:p>
              </table:table-cell>
              <table:table-cell office:value-type="float" office:value="-0.0030579387595213">
                <text:p>-0.003057938759521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-0.0036629715970703">
                <text:p>-0.0036629715970703</text:p>
              </table:table-cell>
              <table:table-cell office:value-type="float" office:value="-0.0047087620819699">
                <text:p>-0.0047087620819699</text:p>
              </table:table-cell>
              <table:table-cell office:value-type="float" office:value="-0.0025583393340032">
                <text:p>-0.0025583393340032</text:p>
              </table:table-cell>
              <table:table-cell office:value-type="float" office:value="-0.0028860732733811">
                <text:p>-0.002886073273381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-0.003648574197494">
                <text:p>-0.003648574197494</text:p>
              </table:table-cell>
              <table:table-cell office:value-type="float" office:value="-0.0045374415925902">
                <text:p>-0.0045374415925902</text:p>
              </table:table-cell>
              <table:table-cell office:value-type="float" office:value="-0.0025438202554303">
                <text:p>-0.0025438202554303</text:p>
              </table:table-cell>
              <table:table-cell office:value-type="float" office:value="-0.0027142077872377">
                <text:p>-0.0027142077872377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-0.0036341767979177">
                <text:p>-0.0036341767979177</text:p>
              </table:table-cell>
              <table:table-cell office:value-type="float" office:value="-0.0043661211032192">
                <text:p>-0.0043661211032192</text:p>
              </table:table-cell>
              <table:table-cell office:value-type="float" office:value="-0.0025293011768574">
                <text:p>-0.0025293011768574</text:p>
              </table:table-cell>
              <table:table-cell office:value-type="float" office:value="-0.002542342301097">
                <text:p>-0.00254234230109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-0.0036197793983413">
                <text:p>-0.0036197793983413</text:p>
              </table:table-cell>
              <table:table-cell office:value-type="float" office:value="-0.0041948006138368">
                <text:p>-0.0041948006138368</text:p>
              </table:table-cell>
              <table:table-cell office:value-type="float" office:value="-0.0025147820982845">
                <text:p>-0.0025147820982845</text:p>
              </table:table-cell>
              <table:table-cell office:value-type="float" office:value="-0.0023704768149593">
                <text:p>-0.002370476814959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-0.003605381998765">
                <text:p>-0.003605381998765</text:p>
              </table:table-cell>
              <table:table-cell office:value-type="float" office:value="-0.0040234801244722">
                <text:p>-0.0040234801244722</text:p>
              </table:table-cell>
              <table:table-cell office:value-type="float" office:value="-0.0025002630197115">
                <text:p>-0.0025002630197115</text:p>
              </table:table-cell>
              <table:table-cell office:value-type="float" office:value="-0.0021986113288156">
                <text:p>-0.002198611328815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-0.0035909845991887">
                <text:p>-0.0035909845991887</text:p>
              </table:table-cell>
              <table:table-cell office:value-type="float" office:value="-0.0038521596350971">
                <text:p>-0.0038521596350971</text:p>
              </table:table-cell>
              <table:table-cell office:value-type="float" office:value="-0.0024857439411386">
                <text:p>-0.0024857439411386</text:p>
              </table:table-cell>
              <table:table-cell office:value-type="float" office:value="-0.0020267458426745">
                <text:p>-0.002026745842674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-0.0035765871996123">
                <text:p>-0.0035765871996123</text:p>
              </table:table-cell>
              <table:table-cell office:value-type="float" office:value="-0.0036808391457195">
                <text:p>-0.0036808391457195</text:p>
              </table:table-cell>
              <table:table-cell office:value-type="float" office:value="-0.0024712248625657">
                <text:p>-0.0024712248625657</text:p>
              </table:table-cell>
              <table:table-cell office:value-type="float" office:value="-0.0018548803565367">
                <text:p>-0.0018548803565367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-0.003562189800036">
                <text:p>-0.003562189800036</text:p>
              </table:table-cell>
              <table:table-cell office:value-type="float" office:value="-0.0035095186563469">
                <text:p>-0.0035095186563469</text:p>
              </table:table-cell>
              <table:table-cell office:value-type="float" office:value="-0.0024567057839928">
                <text:p>-0.0024567057839928</text:p>
              </table:table-cell>
              <table:table-cell office:value-type="float" office:value="-0.0016830148703947">
                <text:p>-0.001683014870394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-0.0035477924004597">
                <text:p>-0.0035477924004597</text:p>
              </table:table-cell>
              <table:table-cell office:value-type="float" office:value="-0.0033381981669719">
                <text:p>-0.0033381981669719</text:p>
              </table:table-cell>
              <table:table-cell office:value-type="float" office:value="-0.0024421867054199">
                <text:p>-0.0024421867054199</text:p>
              </table:table-cell>
              <table:table-cell office:value-type="float" office:value="-0.0015111493842563">
                <text:p>-0.001511149384256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-0.0035333950008833">
                <text:p>-0.0035333950008833</text:p>
              </table:table-cell>
              <table:table-cell office:value-type="float" office:value="-0.0031668776775949">
                <text:p>-0.0031668776775949</text:p>
              </table:table-cell>
              <table:table-cell office:value-type="float" office:value="-0.002427667626847">
                <text:p>-0.002427667626847</text:p>
              </table:table-cell>
              <table:table-cell office:value-type="float" office:value="-0.0013392838981164">
                <text:p>-0.001339283898116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-0.003518997601307">
                <text:p>-0.003518997601307</text:p>
              </table:table-cell>
              <table:table-cell office:value-type="float" office:value="-0.0029955571882223">
                <text:p>-0.0029955571882223</text:p>
              </table:table-cell>
              <table:table-cell office:value-type="float" office:value="-0.002413148548274">
                <text:p>-0.002413148548274</text:p>
              </table:table-cell>
              <table:table-cell office:value-type="float" office:value="-0.0011674184119735">
                <text:p>-0.001167418411973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-0.0035046002017307">
                <text:p>-0.0035046002017307</text:p>
              </table:table-cell>
              <table:table-cell office:value-type="float" office:value="-0.0028242366988489">
                <text:p>-0.0028242366988489</text:p>
              </table:table-cell>
              <table:table-cell office:value-type="float" office:value="-0.0023986294697011">
                <text:p>-0.0023986294697011</text:p>
              </table:table-cell>
              <table:table-cell office:value-type="float" office:value="-0.00099555292583402">
                <text:p>-0.00099555292583402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-0.0034902028021543">
                <text:p>-0.0034902028021543</text:p>
              </table:table-cell>
              <table:table-cell office:value-type="float" office:value="-0.0026529162094762">
                <text:p>-0.0026529162094762</text:p>
              </table:table-cell>
              <table:table-cell office:value-type="float" office:value="-0.0023841103911282">
                <text:p>-0.0023841103911282</text:p>
              </table:table-cell>
              <table:table-cell office:value-type="float" office:value="-0.0008236874396934">
                <text:p>-0.000823687439693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-0.003475805402578">
                <text:p>-0.003475805402578</text:p>
              </table:table-cell>
              <table:table-cell office:value-type="float" office:value="-0.0024815957200998">
                <text:p>-0.0024815957200998</text:p>
              </table:table-cell>
              <table:table-cell office:value-type="float" office:value="-0.0023695913125553">
                <text:p>-0.0023695913125553</text:p>
              </table:table-cell>
              <table:table-cell office:value-type="float" office:value="-0.00065182195355338">
                <text:p>-0.0006518219535533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-0.0034614080030017">
                <text:p>-0.0034614080030017</text:p>
              </table:table-cell>
              <table:table-cell office:value-type="float" office:value="-0.0023102752307234">
                <text:p>-0.0023102752307234</text:p>
              </table:table-cell>
              <table:table-cell office:value-type="float" office:value="-0.0023550722339824">
                <text:p>-0.0023550722339824</text:p>
              </table:table-cell>
              <table:table-cell office:value-type="float" office:value="-0.00047995646741343">
                <text:p>-0.0004799564674134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-0.0034470106034253">
                <text:p>-0.0034470106034253</text:p>
              </table:table-cell>
              <table:table-cell office:value-type="float" office:value="-0.0021389547413446">
                <text:p>-0.0021389547413446</text:p>
              </table:table-cell>
              <table:table-cell office:value-type="float" office:value="-0.0023405531554095">
                <text:p>-0.0023405531554095</text:p>
              </table:table-cell>
              <table:table-cell office:value-type="float" office:value="-0.00030809098127279">
                <text:p>-0.00030809098127279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-0.003432613203849">
                <text:p>-0.003432613203849</text:p>
              </table:table-cell>
              <table:table-cell office:value-type="float" office:value="-0.0019676342519798">
                <text:p>-0.0019676342519798</text:p>
              </table:table-cell>
              <table:table-cell office:value-type="float" office:value="-0.0023260340768365">
                <text:p>-0.0023260340768365</text:p>
              </table:table-cell>
              <table:table-cell office:value-type="float" office:value="-0.00013622549513078">
                <text:p>-0.0001362254951307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-0.0034182158042727">
                <text:p>-0.0034182158042727</text:p>
              </table:table-cell>
              <table:table-cell office:value-type="float" office:value="-0.0017963137626033">
                <text:p>-0.0017963137626033</text:p>
              </table:table-cell>
              <table:table-cell office:value-type="float" office:value="-0.0023115149982636">
                <text:p>-0.0023115149982636</text:p>
              </table:table-cell>
              <table:table-cell office:value-type="float" office:value="0.000035639991009354">
                <text:p>0.00003563999100935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-0.0034038184046963">
                <text:p>-0.0034038184046963</text:p>
              </table:table-cell>
              <table:table-cell office:value-type="float" office:value="-0.0016249932732257">
                <text:p>-0.0016249932732257</text:p>
              </table:table-cell>
              <table:table-cell office:value-type="float" office:value="-0.0022969959196907">
                <text:p>-0.0022969959196907</text:p>
              </table:table-cell>
              <table:table-cell office:value-type="float" office:value="0.00020750547714931">
                <text:p>0.00020750547714931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-0.00338942100512">
                <text:p>-0.00338942100512</text:p>
              </table:table-cell>
              <table:table-cell office:value-type="float" office:value="-0.0014536727838468">
                <text:p>-0.0014536727838468</text:p>
              </table:table-cell>
              <table:table-cell office:value-type="float" office:value="-0.0022824768411178">
                <text:p>-0.0022824768411178</text:p>
              </table:table-cell>
              <table:table-cell office:value-type="float" office:value="0.00037937096328817">
                <text:p>0.00037937096328817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-0.0033750236055437">
                <text:p>-0.0033750236055437</text:p>
              </table:table-cell>
              <table:table-cell office:value-type="float" office:value="-0.0012823522944767">
                <text:p>-0.0012823522944767</text:p>
              </table:table-cell>
              <table:table-cell office:value-type="float" office:value="-0.0022679577625449">
                <text:p>-0.0022679577625449</text:p>
              </table:table-cell>
              <table:table-cell office:value-type="float" office:value="0.00055123644942909">
                <text:p>0.00055123644942909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-0.0033606262059673">
                <text:p>-0.0033606262059673</text:p>
              </table:table-cell>
              <table:table-cell office:value-type="float" office:value="-0.0011110318051041">
                <text:p>-0.0011110318051041</text:p>
              </table:table-cell>
              <table:table-cell office:value-type="float" office:value="-0.002253438683972">
                <text:p>-0.002253438683972</text:p>
              </table:table-cell>
              <table:table-cell office:value-type="float" office:value="0.00072310193557041">
                <text:p>0.00072310193557041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-0.003346228806391">
                <text:p>-0.003346228806391</text:p>
              </table:table-cell>
              <table:table-cell office:value-type="float" office:value="-0.00093971131573247">
                <text:p>-0.00093971131573247</text:p>
              </table:table-cell>
              <table:table-cell office:value-type="float" office:value="-0.002238919605399">
                <text:p>-0.002238919605399</text:p>
              </table:table-cell>
              <table:table-cell office:value-type="float" office:value="0.00089496742170951">
                <text:p>0.0008949674217095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-0.0033318314068147">
                <text:p>-0.0033318314068147</text:p>
              </table:table-cell>
              <table:table-cell office:value-type="float" office:value="-0.00076839082635479">
                <text:p>-0.00076839082635479</text:p>
              </table:table-cell>
              <table:table-cell office:value-type="float" office:value="-0.0022244005268261">
                <text:p>-0.0022244005268261</text:p>
              </table:table-cell>
              <table:table-cell office:value-type="float" office:value="0.001066832907851">
                <text:p>0.00106683290785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-0.0033174340072383">
                <text:p>-0.0033174340072383</text:p>
              </table:table-cell>
              <table:table-cell office:value-type="float" office:value="-0.0005970703369781">
                <text:p>-0.0005970703369781</text:p>
              </table:table-cell>
              <table:table-cell office:value-type="float" office:value="-0.0022098814482532">
                <text:p>-0.0022098814482532</text:p>
              </table:table-cell>
              <table:table-cell office:value-type="float" office:value="0.00123869839399">
                <text:p>0.0012386983939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-0.003303036607662">
                <text:p>-0.003303036607662</text:p>
              </table:table-cell>
              <table:table-cell office:value-type="float" office:value="-0.00042574984760261">
                <text:p>-0.00042574984760261</text:p>
              </table:table-cell>
              <table:table-cell office:value-type="float" office:value="-0.0021953623696803">
                <text:p>-0.0021953623696803</text:p>
              </table:table-cell>
              <table:table-cell office:value-type="float" office:value="0.0014105638801323">
                <text:p>0.001410563880132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-0.0032886392080856">
                <text:p>-0.0032886392080856</text:p>
              </table:table-cell>
              <table:table-cell office:value-type="float" office:value="-0.00025442935823119">
                <text:p>-0.00025442935823119</text:p>
              </table:table-cell>
              <table:table-cell office:value-type="float" office:value="-0.0021808432911074">
                <text:p>-0.0021808432911074</text:p>
              </table:table-cell>
              <table:table-cell office:value-type="float" office:value="0.0015824293662721">
                <text:p>0.0015824293662721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-0.0032742418085093">
                <text:p>-0.0032742418085093</text:p>
              </table:table-cell>
              <table:table-cell office:value-type="float" office:value="-0.000083108868860702">
                <text:p>-0.000083108868860702</text:p>
              </table:table-cell>
              <table:table-cell office:value-type="float" office:value="-0.0021663242125345">
                <text:p>-0.0021663242125345</text:p>
              </table:table-cell>
              <table:table-cell office:value-type="float" office:value="0.0017542948524116">
                <text:p>0.001754294852411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-0.003259844408933">
                <text:p>-0.003259844408933</text:p>
              </table:table-cell>
              <table:table-cell office:value-type="float" office:value="0.000088211620518457">
                <text:p>0.000088211620518457</text:p>
              </table:table-cell>
              <table:table-cell office:value-type="float" office:value="-0.0021518051339615">
                <text:p>-0.0021518051339615</text:p>
              </table:table-cell>
              <table:table-cell office:value-type="float" office:value="0.0019261603385548">
                <text:p>0.0019261603385548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-0.0032454470093566">
                <text:p>-0.0032454470093566</text:p>
              </table:table-cell>
              <table:table-cell office:value-type="float" office:value="0.00025953210989246">
                <text:p>0.00025953210989246</text:p>
              </table:table-cell>
              <table:table-cell office:value-type="float" office:value="-0.0021372860553886">
                <text:p>-0.0021372860553886</text:p>
              </table:table-cell>
              <table:table-cell office:value-type="float" office:value="0.0020980258246951">
                <text:p>0.002098025824695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-0.0032310496097803">
                <text:p>-0.0032310496097803</text:p>
              </table:table-cell>
              <table:table-cell office:value-type="float" office:value="0.00043085259926866">
                <text:p>0.00043085259926866</text:p>
              </table:table-cell>
              <table:table-cell office:value-type="float" office:value="-0.0021227669768157">
                <text:p>-0.0021227669768157</text:p>
              </table:table-cell>
              <table:table-cell office:value-type="float" office:value="0.0022698913108341">
                <text:p>0.002269891310834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-0.003216652210204">
                <text:p>-0.003216652210204</text:p>
              </table:table-cell>
              <table:table-cell office:value-type="float" office:value="0.00060217308863709">
                <text:p>0.00060217308863709</text:p>
              </table:table-cell>
              <table:table-cell office:value-type="float" office:value="-0.0021082478982428">
                <text:p>-0.0021082478982428</text:p>
              </table:table-cell>
              <table:table-cell office:value-type="float" office:value="0.0024417567969732">
                <text:p>0.002441756796973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-0.0032022548106276">
                <text:p>-0.0032022548106276</text:p>
              </table:table-cell>
              <table:table-cell office:value-type="float" office:value="0.00077349357801325">
                <text:p>0.00077349357801325</text:p>
              </table:table-cell>
              <table:table-cell office:value-type="float" office:value="-0.0020937288196699">
                <text:p>-0.0020937288196699</text:p>
              </table:table-cell>
              <table:table-cell office:value-type="float" office:value="0.0026136222831131">
                <text:p>0.002613622283113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-0.0031878574110513">
                <text:p>-0.0031878574110513</text:p>
              </table:table-cell>
              <table:table-cell office:value-type="float" office:value="0.00094481406738938">
                <text:p>0.00094481406738938</text:p>
              </table:table-cell>
              <table:table-cell office:value-type="float" office:value="-0.0020792097410969">
                <text:p>-0.0020792097410969</text:p>
              </table:table-cell>
              <table:table-cell office:value-type="float" office:value="0.002785487769255">
                <text:p>0.00278548776925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-0.003173460011475">
                <text:p>-0.003173460011475</text:p>
              </table:table-cell>
              <table:table-cell office:value-type="float" office:value="0.0011161345567649">
                <text:p>0.0011161345567649</text:p>
              </table:table-cell>
              <table:table-cell office:value-type="float" office:value="-0.002064690662524">
                <text:p>-0.002064690662524</text:p>
              </table:table-cell>
              <table:table-cell office:value-type="float" office:value="0.0029573532553967">
                <text:p>0.002957353255396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-0.0031590626118986">
                <text:p>-0.0031590626118986</text:p>
              </table:table-cell>
              <table:table-cell office:value-type="float" office:value="0.0012874550461392">
                <text:p>0.0012874550461392</text:p>
              </table:table-cell>
              <table:table-cell office:value-type="float" office:value="-0.0020501715839511">
                <text:p>-0.0020501715839511</text:p>
              </table:table-cell>
              <table:table-cell office:value-type="float" office:value="0.0031292187415363">
                <text:p>0.003129218741536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-0.0031446652123223">
                <text:p>-0.0031446652123223</text:p>
              </table:table-cell>
              <table:table-cell office:value-type="float" office:value="0.0014587755355136">
                <text:p>0.0014587755355136</text:p>
              </table:table-cell>
              <table:table-cell office:value-type="float" office:value="-0.0020356525053782">
                <text:p>-0.0020356525053782</text:p>
              </table:table-cell>
              <table:table-cell office:value-type="float" office:value="0.003301084227677">
                <text:p>0.003301084227677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-0.003130267812746">
                <text:p>-0.003130267812746</text:p>
              </table:table-cell>
              <table:table-cell office:value-type="float" office:value="0.0016300960248874">
                <text:p>0.0016300960248874</text:p>
              </table:table-cell>
              <table:table-cell office:value-type="float" office:value="-0.0020211334268053">
                <text:p>-0.0020211334268053</text:p>
              </table:table-cell>
              <table:table-cell office:value-type="float" office:value="0.0034729497138162">
                <text:p>0.003472949713816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-0.0031158704131696">
                <text:p>-0.0031158704131696</text:p>
              </table:table-cell>
              <table:table-cell office:value-type="float" office:value="0.0018014165142676">
                <text:p>0.0018014165142676</text:p>
              </table:table-cell>
              <table:table-cell office:value-type="float" office:value="-0.0020066143482324">
                <text:p>-0.0020066143482324</text:p>
              </table:table-cell>
              <table:table-cell office:value-type="float" office:value="0.0036448151999568">
                <text:p>0.003644815199956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-0.0031014730135933">
                <text:p>-0.0031014730135933</text:p>
              </table:table-cell>
              <table:table-cell office:value-type="float" office:value="0.0019727370036359">
                <text:p>0.0019727370036359</text:p>
              </table:table-cell>
              <table:table-cell office:value-type="float" office:value="-0.0019920952696594">
                <text:p>-0.0019920952696594</text:p>
              </table:table-cell>
              <table:table-cell office:value-type="float" office:value="0.0038166806860995">
                <text:p>0.003816680686099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-0.0030870355816943">
                <text:p>-0.0030870355816943</text:p>
              </table:table-cell>
              <table:table-cell office:value-type="float" office:value="0.0021438843293901">
                <text:p>0.0021438843293901</text:p>
              </table:table-cell>
              <table:table-cell office:value-type="float" office:value="-0.0019775761910865">
                <text:p>-0.0019775761910865</text:p>
              </table:table-cell>
              <table:table-cell office:value-type="float" office:value="0.0039885461722375">
                <text:p>0.0039885461722375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-0.0030712189675165">
                <text:p>-0.0030712189675165</text:p>
              </table:table-cell>
              <table:table-cell office:value-type="float" office:value="0.0023089929935348">
                <text:p>0.0023089929935348</text:p>
              </table:table-cell>
              <table:table-cell office:value-type="float" office:value="-0.0019630571125136">
                <text:p>-0.0019630571125136</text:p>
              </table:table-cell>
              <table:table-cell office:value-type="float" office:value="0.0041604116583778">
                <text:p>0.0041604116583778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-0.0030554003214182">
                <text:p>-0.0030554003214182</text:p>
              </table:table-cell>
              <table:table-cell office:value-type="float" office:value="0.0024740935987026">
                <text:p>0.0024740935987026</text:p>
              </table:table-cell>
              <table:table-cell office:value-type="float" office:value="-0.0019485380339407">
                <text:p>-0.0019485380339407</text:p>
              </table:table-cell>
              <table:table-cell office:value-type="float" office:value="0.0043322771445217">
                <text:p>0.0043322771445217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-0.0030391627608459">
                <text:p>-0.0030391627608459</text:p>
              </table:table-cell>
              <table:table-cell office:value-type="float" office:value="0.0026372753975755">
                <text:p>0.0026372753975755</text:p>
              </table:table-cell>
              <table:table-cell office:value-type="float" office:value="-0.0019340189553679">
                <text:p>-0.0019340189553679</text:p>
              </table:table-cell>
              <table:table-cell office:value-type="float" office:value="0.0045041426302416">
                <text:p>0.004504142630241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-0.0030227119954171">
                <text:p>-0.0030227119954171</text:p>
              </table:table-cell>
              <table:table-cell office:value-type="float" office:value="0.0027994815875821">
                <text:p>0.0027994815875821</text:p>
              </table:table-cell>
              <table:table-cell office:value-type="float" office:value="-0.0019194998767949">
                <text:p>-0.0019194998767949</text:p>
              </table:table-cell>
              <table:table-cell office:value-type="float" office:value="0.0046760081167995">
                <text:p>0.0046760081167995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-0.003005746860529">
                <text:p>-0.003005746860529</text:p>
              </table:table-cell>
              <table:table-cell office:value-type="float" office:value="0.0029592968943253">
                <text:p>0.0029592968943253</text:p>
              </table:table-cell>
              <table:table-cell office:value-type="float" office:value="-0.001905556672298">
                <text:p>-0.001905556672298</text:p>
              </table:table-cell>
              <table:table-cell office:value-type="float" office:value="0.0048348787500107">
                <text:p>0.0048348787500107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-0.0029883546625597">
                <text:p>-0.0029883546625597</text:p>
              </table:table-cell>
              <table:table-cell office:value-type="float" office:value="0.0031171285501041">
                <text:p>0.0031171285501041</text:p>
              </table:table-cell>
              <table:table-cell office:value-type="float" office:value="-0.0018915904937965">
                <text:p>-0.0018915904937965</text:p>
              </table:table-cell>
              <table:table-cell office:value-type="float" office:value="0.0049849408164825">
                <text:p>0.004984940816482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-0.0029709555801925">
                <text:p>-0.0029709555801925</text:p>
              </table:table-cell>
              <table:table-cell office:value-type="float" office:value="0.003274931062553">
                <text:p>0.003274931062553</text:p>
              </table:table-cell>
              <table:table-cell office:value-type="float" office:value="-0.00187454008822">
                <text:p>-0.00187454008822</text:p>
              </table:table-cell>
              <table:table-cell office:value-type="float" office:value="0.0051207049605435">
                <text:p>0.0051207049605435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-0.0029535499186191">
                <text:p>-0.0029535499186191</text:p>
              </table:table-cell>
              <table:table-cell office:value-type="float" office:value="0.003432705774616">
                <text:p>0.003432705774616</text:p>
              </table:table-cell>
              <table:table-cell office:value-type="float" office:value="-0.0018562160224627">
                <text:p>-0.0018562160224627</text:p>
              </table:table-cell>
              <table:table-cell office:value-type="float" office:value="0.0052505488262223">
                <text:p>0.005250548826222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-0.0029347801805263">
                <text:p>-0.0029347801805263</text:p>
              </table:table-cell>
              <table:table-cell office:value-type="float" office:value="0.0035849976146206">
                <text:p>0.0035849976146206</text:p>
              </table:table-cell>
              <table:table-cell office:value-type="float" office:value="-0.0018378824504599">
                <text:p>-0.0018378824504599</text:p>
              </table:table-cell>
              <table:table-cell office:value-type="float" office:value="0.0053803057506643">
                <text:p>0.005380305750664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-0.0029155998219702">
                <text:p>-0.0029155998219702</text:p>
              </table:table-cell>
              <table:table-cell office:value-type="float" office:value="0.0037356372359891">
                <text:p>0.0037356372359891</text:p>
              </table:table-cell>
              <table:table-cell office:value-type="float" office:value="-0.0018195395438553">
                <text:p>-0.0018195395438553</text:p>
              </table:table-cell>
              <table:table-cell office:value-type="float" office:value="0.0055099773084146">
                <text:p>0.005509977308414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-0.0028964065396597">
                <text:p>-0.0028964065396597</text:p>
              </table:table-cell>
              <table:table-cell office:value-type="float" office:value="0.0038862229183319">
                <text:p>0.0038862229183319</text:p>
              </table:table-cell>
              <table:table-cell office:value-type="float" office:value="-0.0017979509904085">
                <text:p>-0.0017979509904085</text:p>
              </table:table-cell>
              <table:table-cell office:value-type="float" office:value="0.0056248627139854">
                <text:p>0.005624862713985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-0.0028772008981201">
                <text:p>-0.0028772008981201</text:p>
              </table:table-cell>
              <table:table-cell office:value-type="float" office:value="0.0040367571087303">
                <text:p>0.0040367571087303</text:p>
              </table:table-cell>
              <table:table-cell office:value-type="float" office:value="-0.0017734590088657">
                <text:p>-0.0017734590088657</text:p>
              </table:table-cell>
              <table:table-cell office:value-type="float" office:value="0.0057265083918672">
                <text:p>0.0057265083918672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-0.0028579834382597">
                <text:p>-0.0028579834382597</text:p>
              </table:table-cell>
              <table:table-cell office:value-type="float" office:value="0.0041872421488322">
                <text:p>0.0041872421488322</text:p>
              </table:table-cell>
              <table:table-cell office:value-type="float" office:value="-0.0017489381347026">
                <text:p>-0.0017489381347026</text:p>
              </table:table-cell>
              <table:table-cell office:value-type="float" office:value="0.0058279629117458">
                <text:p>0.0058279629117458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-0.0028387546781126">
                <text:p>-0.0028387546781126</text:p>
              </table:table-cell>
              <table:table-cell office:value-type="float" office:value="0.0043376802783571">
                <text:p>0.0043376802783571</text:p>
              </table:table-cell>
              <table:table-cell office:value-type="float" office:value="-0.0017243893965884">
                <text:p>-0.0017243893965884</text:p>
              </table:table-cell>
              <table:table-cell office:value-type="float" office:value="0.0059292318215453">
                <text:p>0.005929231821545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-0.0028195151135889">
                <text:p>-0.0028195151135889</text:p>
              </table:table-cell>
              <table:table-cell office:value-type="float" office:value="0.0044880736385486">
                <text:p>0.0044880736385486</text:p>
              </table:table-cell>
              <table:table-cell office:value-type="float" office:value="-0.0016998137801749">
                <text:p>-0.0016998137801749</text:p>
              </table:table-cell>
              <table:table-cell office:value-type="float" office:value="0.0060303204690026">
                <text:p>0.0060303204690026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-0.0028002652192293">
                <text:p>-0.0028002652192293</text:p>
              </table:table-cell>
              <table:table-cell office:value-type="float" office:value="0.0046384242756579">
                <text:p>0.0046384242756579</text:p>
              </table:table-cell>
              <table:table-cell office:value-type="float" office:value="-0.0016752122288456">
                <text:p>-0.0016752122288456</text:p>
              </table:table-cell>
              <table:table-cell office:value-type="float" office:value="0.0061312340008023">
                <text:p>0.006131234000802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-0.002781005448958">
                <text:p>-0.002781005448958</text:p>
              </table:table-cell>
              <table:table-cell office:value-type="float" office:value="0.0047887341444322">
                <text:p>0.0047887341444322</text:p>
              </table:table-cell>
              <table:table-cell office:value-type="float" office:value="-0.0016521685490191">
                <text:p>-0.0016521685490191</text:p>
              </table:table-cell>
              <table:table-cell office:value-type="float" office:value="0.0062218235977207">
                <text:p>0.006221823597720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-0.0027617362368327">
                <text:p>-0.0027617362368327</text:p>
              </table:table-cell>
              <table:table-cell office:value-type="float" office:value="0.0049390051115437">
                <text:p>0.0049390051115437</text:p>
              </table:table-cell>
              <table:table-cell office:value-type="float" office:value="-0.0016303720566184">
                <text:p>-0.0016303720566184</text:p>
              </table:table-cell>
              <table:table-cell office:value-type="float" office:value="0.0063043793914958">
                <text:p>0.0063043793914958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-0.0027422343508146">
                <text:p>-0.0027422343508146</text:p>
              </table:table-cell>
              <table:table-cell office:value-type="float" office:value="0.0050883584861382">
                <text:p>0.0050883584861382</text:p>
              </table:table-cell>
              <table:table-cell office:value-type="float" office:value="-0.0016085570888853">
                <text:p>-0.0016085570888853</text:p>
              </table:table-cell>
              <table:table-cell office:value-type="float" office:value="0.0063867461904224">
                <text:p>0.0063867461904224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-0.0027214939900138">
                <text:p>-0.0027214939900138</text:p>
              </table:table-cell>
              <table:table-cell office:value-type="float" office:value="0.0052328341141418">
                <text:p>0.0052328341141418</text:p>
              </table:table-cell>
              <table:table-cell office:value-type="float" office:value="-0.0015867240409379">
                <text:p>-0.0015867240409379</text:p>
              </table:table-cell>
              <table:table-cell office:value-type="float" office:value="0.0064689291631641">
                <text:p>0.006468929163164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-0.0027007380765217">
                <text:p>-0.0027007380765217</text:p>
              </table:table-cell>
              <table:table-cell office:value-type="float" office:value="0.0053772463433699">
                <text:p>0.0053772463433699</text:p>
              </table:table-cell>
              <table:table-cell office:value-type="float" office:value="-0.0015648732963493">
                <text:p>-0.0015648732963493</text:p>
              </table:table-cell>
              <table:table-cell office:value-type="float" office:value="0.0065509332949245">
                <text:p>0.006550933294924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-0.0026799672709697">
                <text:p>-0.0026799672709697</text:p>
              </table:table-cell>
              <table:table-cell office:value-type="float" office:value="0.005521597976455">
                <text:p>0.005521597976455</text:p>
              </table:table-cell>
              <table:table-cell office:value-type="float" office:value="-0.0015430052275452">
                <text:p>-0.0015430052275452</text:p>
              </table:table-cell>
              <table:table-cell office:value-type="float" office:value="0.0066327633948258">
                <text:p>0.006632763394825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-0.002659182204604">
                <text:p>-0.002659182204604</text:p>
              </table:table-cell>
              <table:table-cell office:value-type="float" office:value="0.005665891687365">
                <text:p>0.005665891687365</text:p>
              </table:table-cell>
              <table:table-cell office:value-type="float" office:value="-0.0015211201961908">
                <text:p>-0.0015211201961908</text:p>
              </table:table-cell>
              <table:table-cell office:value-type="float" office:value="0.0067144241030338">
                <text:p>0.0067144241030338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-0.0026382994680375">
                <text:p>-0.0026382994680375</text:p>
              </table:table-cell>
              <table:table-cell office:value-type="float" office:value="0.0058098018866207">
                <text:p>0.0058098018866207</text:p>
              </table:table-cell>
              <table:table-cell office:value-type="float" office:value="-0.0014992185535678">
                <text:p>-0.0014992185535678</text:p>
              </table:table-cell>
              <table:table-cell office:value-type="float" office:value="0.0067959198976226">
                <text:p>0.006795919897622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-0.0026171337966299">
                <text:p>-0.0026171337966299</text:p>
              </table:table-cell>
              <table:table-cell office:value-type="float" office:value="0.0059526057240829">
                <text:p>0.0059526057240829</text:p>
              </table:table-cell>
              <table:table-cell office:value-type="float" office:value="-0.0014773006409409">
                <text:p>-0.0014773006409409</text:p>
              </table:table-cell>
              <table:table-cell office:value-type="float" office:value="0.0068772551012058">
                <text:p>0.006877255101205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-0.0025959552603362">
                <text:p>-0.0025959552603362</text:p>
              </table:table-cell>
              <table:table-cell office:value-type="float" office:value="0.0060953585776733">
                <text:p>0.0060953585776733</text:p>
              </table:table-cell>
              <table:table-cell office:value-type="float" office:value="-0.0014553667899139">
                <text:p>-0.0014553667899139</text:p>
              </table:table-cell>
              <table:table-cell office:value-type="float" office:value="0.0069584338873029">
                <text:p>0.0069584338873029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-0.0025748053329972">
                <text:p>-0.0025748053329972</text:p>
              </table:table-cell>
              <table:table-cell office:value-type="float" office:value="0.006237547497043">
                <text:p>0.006237547497043</text:p>
              </table:table-cell>
              <table:table-cell office:value-type="float" office:value="-0.0014334173227758">
                <text:p>-0.0014334173227758</text:p>
              </table:table-cell>
              <table:table-cell office:value-type="float" office:value="0.0070394602864816">
                <text:p>0.0070394602864816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-0.0025537285167824">
                <text:p>-0.0025537285167824</text:p>
              </table:table-cell>
              <table:table-cell office:value-type="float" office:value="0.0063786260136981">
                <text:p>0.0063786260136981</text:p>
              </table:table-cell>
              <table:table-cell office:value-type="float" office:value="-0.0014114525528349">
                <text:p>-0.0014114525528349</text:p>
              </table:table-cell>
              <table:table-cell office:value-type="float" office:value="0.0071203381922492">
                <text:p>0.007120338192249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-0.0025326408735614">
                <text:p>-0.0025326408735614</text:p>
              </table:table-cell>
              <table:table-cell office:value-type="float" office:value="0.0065196604001132">
                <text:p>0.0065196604001132</text:p>
              </table:table-cell>
              <table:table-cell office:value-type="float" office:value="-0.0013894727847444">
                <text:p>-0.0013894727847444</text:p>
              </table:table-cell>
              <table:table-cell office:value-type="float" office:value="0.0072010713667236">
                <text:p>0.0072010713667236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-0.0025115427952855">
                <text:p>-0.0025115427952855</text:p>
              </table:table-cell>
              <table:table-cell office:value-type="float" office:value="0.0066606523260425">
                <text:p>0.0066606523260425</text:p>
              </table:table-cell>
              <table:table-cell office:value-type="float" office:value="-0.0013674783148154">
                <text:p>-0.0013674783148154</text:p>
              </table:table-cell>
              <table:table-cell office:value-type="float" office:value="0.0072816634460595">
                <text:p>0.0072816634460595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-0.0024903615278477">
                <text:p>-0.0024903615278477</text:p>
              </table:table-cell>
              <table:table-cell office:value-type="float" office:value="0.00680127255758">
                <text:p>0.00680127255758</text:p>
              </table:table-cell>
              <table:table-cell office:value-type="float" office:value="-0.0013454694313211">
                <text:p>-0.0013454694313211</text:p>
              </table:table-cell>
              <table:table-cell office:value-type="float" office:value="0.0073621179456879">
                <text:p>0.0073621179456879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-0.0024691703585756">
                <text:p>-0.0024691703585756</text:p>
              </table:table-cell>
              <table:table-cell office:value-type="float" office:value="0.0069418525685832">
                <text:p>0.0069418525685832</text:p>
              </table:table-cell>
              <table:table-cell office:value-type="float" office:value="-0.0013234464147895">
                <text:p>-0.0013234464147895</text:p>
              </table:table-cell>
              <table:table-cell office:value-type="float" office:value="0.0074424382653047">
                <text:p>0.0074424382653047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-0.0024477804722033">
                <text:p>-0.0024477804722033</text:p>
              </table:table-cell>
              <table:table-cell office:value-type="float" office:value="0.007081554443011">
                <text:p>0.007081554443011</text:p>
              </table:table-cell>
              <table:table-cell office:value-type="float" office:value="-0.0013014095382866">
                <text:p>-0.0013014095382866</text:p>
              </table:table-cell>
              <table:table-cell office:value-type="float" office:value="0.0075226276936664">
                <text:p>0.0075226276936664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-0.0024254824361759">
                <text:p>-0.0024254824361759</text:p>
              </table:table-cell>
              <table:table-cell office:value-type="float" office:value="0.0072173191460059">
                <text:p>0.0072173191460059</text:p>
              </table:table-cell>
              <table:table-cell office:value-type="float" office:value="-0.001279359067689">
                <text:p>-0.001279359067689</text:p>
              </table:table-cell>
              <table:table-cell office:value-type="float" office:value="0.0076026894131904">
                <text:p>0.007602689413190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-0.0024027362376555">
                <text:p>-0.0024027362376555</text:p>
              </table:table-cell>
              <table:table-cell office:value-type="float" office:value="0.0073511432695427">
                <text:p>0.0073511432695427</text:p>
              </table:table-cell>
              <table:table-cell office:value-type="float" office:value="-0.0012572952619472">
                <text:p>-0.0012572952619472</text:p>
              </table:table-cell>
              <table:table-cell office:value-type="float" office:value="0.0076826265043515">
                <text:p>0.007682626504351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-0.0023799755749023">
                <text:p>-0.0023799755749023</text:p>
              </table:table-cell>
              <table:table-cell office:value-type="float" office:value="0.0074849084730805">
                <text:p>0.0074849084730805</text:p>
              </table:table-cell>
              <table:table-cell office:value-type="float" office:value="-0.0012352183733387">
                <text:p>-0.0012352183733387</text:p>
              </table:table-cell>
              <table:table-cell office:value-type="float" office:value="0.007762441949887">
                <text:p>0.00776244194988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-0.0023572009471994">
                <text:p>-0.0023572009471994</text:p>
              </table:table-cell>
              <table:table-cell office:value-type="float" office:value="0.007618616859325">
                <text:p>0.007618616859325</text:p>
              </table:table-cell>
              <table:table-cell office:value-type="float" office:value="-0.0012131286477115">
                <text:p>-0.0012131286477115</text:p>
              </table:table-cell>
              <table:table-cell office:value-type="float" office:value="0.0078421386388253">
                <text:p>0.007842138638825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-0.0023343850633425">
                <text:p>-0.0023343850633425</text:p>
              </table:table-cell>
              <table:table-cell office:value-type="float" office:value="0.0077521461774355">
                <text:p>0.0077521461774355</text:p>
              </table:table-cell>
              <table:table-cell office:value-type="float" office:value="-0.0011910263247189">
                <text:p>-0.0011910263247189</text:p>
              </table:table-cell>
              <table:table-cell office:value-type="float" office:value="0.007921719370339">
                <text:p>0.00792171937033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-0.0023102771910046">
                <text:p>-0.0023102771910046</text:p>
              </table:table-cell>
              <table:table-cell office:value-type="float" office:value="0.0078798996637518">
                <text:p>0.0078798996637518</text:p>
              </table:table-cell>
              <table:table-cell office:value-type="float" office:value="-0.0011689116380446">
                <text:p>-0.0011689116380446</text:p>
              </table:table-cell>
              <table:table-cell office:value-type="float" office:value="0.0080011868574232">
                <text:p>0.0080011868574232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-0.0022861522218119">
                <text:p>-0.0022861522218119</text:p>
              </table:table-cell>
              <table:table-cell office:value-type="float" office:value="0.0080075814063933">
                <text:p>0.0080075814063933</text:p>
              </table:table-cell>
              <table:table-cell office:value-type="float" office:value="-0.0011467848156194">
                <text:p>-0.0011467848156194</text:p>
              </table:table-cell>
              <table:table-cell office:value-type="float" office:value="0.0080805437304146">
                <text:p>0.008080543730414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-0.0022620108195898">
                <text:p>-0.0022620108195898</text:p>
              </table:table-cell>
              <table:table-cell office:value-type="float" office:value="0.008135194237839">
                <text:p>0.008135194237839</text:p>
              </table:table-cell>
              <table:table-cell office:value-type="float" office:value="-0.0011246460798288">
                <text:p>-0.0011246460798288</text:p>
              </table:table-cell>
              <table:table-cell office:value-type="float" office:value="0.0081597925403476">
                <text:p>0.0081597925403476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-0.0022378536151156">
                <text:p>-0.0022378536151156</text:p>
              </table:table-cell>
              <table:table-cell office:value-type="float" office:value="0.0082627408470011">
                <text:p>0.0082627408470011</text:p>
              </table:table-cell>
              <table:table-cell office:value-type="float" office:value="-0.001102495647713">
                <text:p>-0.001102495647713</text:p>
              </table:table-cell>
              <table:table-cell office:value-type="float" office:value="0.0082389357621727">
                <text:p>0.0082389357621727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-0.0022123111564684">
                <text:p>-0.0022123111564684</text:p>
              </table:table-cell>
              <table:table-cell office:value-type="float" office:value="0.0083822958196671">
                <text:p>0.0083822958196671</text:p>
              </table:table-cell>
              <table:table-cell office:value-type="float" office:value="-0.001080333731158">
                <text:p>-0.001080333731158</text:p>
              </table:table-cell>
              <table:table-cell office:value-type="float" office:value="0.0083179757978127">
                <text:p>0.0083179757978127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-0.0021807417290883">
                <text:p>-0.0021807417290883</text:p>
              </table:table-cell>
              <table:table-cell office:value-type="float" office:value="0.0084756277436817">
                <text:p>0.0084756277436817</text:p>
              </table:table-cell>
              <table:table-cell office:value-type="float" office:value="-0.0010583497101671">
                <text:p>-0.0010583497101671</text:p>
              </table:table-cell>
              <table:table-cell office:value-type="float" office:value="0.0083897675969277">
                <text:p>0.008389767596927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-0.0021462932141284">
                <text:p>-0.0021462932141284</text:p>
              </table:table-cell>
              <table:table-cell office:value-type="float" office:value="0.0085548229130368">
                <text:p>0.0085548229130368</text:p>
              </table:table-cell>
              <table:table-cell office:value-type="float" office:value="-0.0010367534249297">
                <text:p>-0.0010367534249297</text:p>
              </table:table-cell>
              <table:table-cell office:value-type="float" office:value="0.0084506737331428">
                <text:p>0.0084506737331428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-0.0021108568455467">
                <text:p>-0.0021108568455467</text:p>
              </table:table-cell>
              <table:table-cell office:value-type="float" office:value="0.008630088444523">
                <text:p>0.008630088444523</text:p>
              </table:table-cell>
              <table:table-cell office:value-type="float" office:value="-0.0010153645523561">
                <text:p>-0.0010153645523561</text:p>
              </table:table-cell>
              <table:table-cell office:value-type="float" office:value="0.0085064789598287">
                <text:p>0.008506478959828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-0.0020720743677325">
                <text:p>-0.0020720743677325</text:p>
              </table:table-cell>
              <table:table-cell office:value-type="float" office:value="0.0086919623021356">
                <text:p>0.0086919623021356</text:p>
              </table:table-cell>
              <table:table-cell office:value-type="float" office:value="-0.000993994169642">
                <text:p>-0.000993994169642</text:p>
              </table:table-cell>
              <table:table-cell office:value-type="float" office:value="0.0085621184173759">
                <text:p>0.008562118417375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-0.0020329241922522">
                <text:p>-0.0020329241922522</text:p>
              </table:table-cell>
              <table:table-cell office:value-type="float" office:value="0.0087519970150692">
                <text:p>0.0087519970150692</text:p>
              </table:table-cell>
              <table:table-cell office:value-type="float" office:value="-0.00097264209343777">
                <text:p>-0.00097264209343777</text:p>
              </table:table-cell>
              <table:table-cell office:value-type="float" office:value="0.0086175969466329">
                <text:p>0.008617596946632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-0.0019936361764629">
                <text:p>-0.0019936361764629</text:p>
              </table:table-cell>
              <table:table-cell office:value-type="float" office:value="0.0088114642048238">
                <text:p>0.0088114642048238</text:p>
              </table:table-cell>
              <table:table-cell office:value-type="float" office:value="-0.00095130813489272">
                <text:p>-0.00095130813489272</text:p>
              </table:table-cell>
              <table:table-cell office:value-type="float" office:value="0.0086729192036831">
                <text:p>0.0086729192036831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-0.0019542185064637">
                <text:p>-0.0019542185064637</text:p>
              </table:table-cell>
              <table:table-cell office:value-type="float" office:value="0.0088703976491425">
                <text:p>0.0088703976491425</text:p>
              </table:table-cell>
              <table:table-cell office:value-type="float" office:value="-0.00092999210032224">
                <text:p>-0.00092999210032224</text:p>
              </table:table-cell>
              <table:table-cell office:value-type="float" office:value="0.0087280896683001">
                <text:p>0.008728089668300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-0.0019146789389856">
                <text:p>-0.0019146789389856</text:p>
              </table:table-cell>
              <table:table-cell office:value-type="float" office:value="0.0089288293229519">
                <text:p>0.0089288293229519</text:p>
              </table:table-cell>
              <table:table-cell office:value-type="float" office:value="-0.00090869379182288">
                <text:p>-0.00090869379182288</text:p>
              </table:table-cell>
              <table:table-cell office:value-type="float" office:value="0.008783112651993">
                <text:p>0.00878311265199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-0.001875024811972">
                <text:p>-0.001875024811972</text:p>
              </table:table-cell>
              <table:table-cell office:value-type="float" office:value="0.0089867894455149">
                <text:p>0.0089867894455149</text:p>
              </table:table-cell>
              <table:table-cell office:value-type="float" office:value="-0.00088741300783922">
                <text:p>-0.00088741300783922</text:p>
              </table:table-cell>
              <table:table-cell office:value-type="float" office:value="0.0088379923057044">
                <text:p>0.0088379923057044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-0.0018352630560923">
                <text:p>-0.0018352630560923</text:p>
              </table:table-cell>
              <table:table-cell office:value-type="float" office:value="0.0090443065373282">
                <text:p>0.0090443065373282</text:p>
              </table:table-cell>
              <table:table-cell office:value-type="float" office:value="-0.00086430885880394">
                <text:p>-0.00086430885880394</text:p>
              </table:table-cell>
              <table:table-cell office:value-type="float" office:value="0.0088847574986614">
                <text:p>0.0088847574986614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-0.0017954002087123">
                <text:p>-0.0017954002087123</text:p>
              </table:table-cell>
              <table:table-cell office:value-type="float" office:value="0.0091014074801086">
                <text:p>0.0091014074801086</text:p>
              </table:table-cell>
              <table:table-cell office:value-type="float" office:value="-0.0008408468360097">
                <text:p>-0.0008408468360097</text:p>
              </table:table-cell>
              <table:table-cell office:value-type="float" office:value="0.0089297985302826">
                <text:p>0.0089297985302826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-0.0017554424282154">
                <text:p>-0.0017554424282154</text:p>
              </table:table-cell>
              <table:table-cell office:value-type="float" office:value="0.0091581175813548">
                <text:p>0.0091581175813548</text:p>
              </table:table-cell>
              <table:table-cell office:value-type="float" office:value="-0.00081533936223743">
                <text:p>-0.00081533936223743</text:p>
              </table:table-cell>
              <table:table-cell office:value-type="float" office:value="0.0089660994466792">
                <text:p>0.008966099446679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-0.0017155946620505">
                <text:p>-0.0017155946620505</text:p>
              </table:table-cell>
              <table:table-cell office:value-type="float" office:value="0.0092138497058272">
                <text:p>0.0092138497058272</text:p>
              </table:table-cell>
              <table:table-cell office:value-type="float" office:value="-0.00078860433200519">
                <text:p>-0.00078860433200519</text:p>
              </table:table-cell>
              <table:table-cell office:value-type="float" office:value="0.0089971474670282">
                <text:p>0.008997147467028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-0.0016759244466693">
                <text:p>-0.0016759244466693</text:p>
              </table:table-cell>
              <table:table-cell office:value-type="float" office:value="0.009268439578111">
                <text:p>0.009268439578111</text:p>
              </table:table-cell>
              <table:table-cell office:value-type="float" office:value="-0.00076183561884342">
                <text:p>-0.00076183561884342</text:p>
              </table:table-cell>
              <table:table-cell office:value-type="float" office:value="0.0090279782108049">
                <text:p>0.009027978210804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-0.0016361783944003">
                <text:p>-0.0016361783944003</text:p>
              </table:table-cell>
              <table:table-cell office:value-type="float" office:value="0.0093227052899866">
                <text:p>0.0093227052899866</text:p>
              </table:table-cell>
              <table:table-cell office:value-type="float" office:value="-0.00073503453593083">
                <text:p>-0.00073503453593083</text:p>
              </table:table-cell>
              <table:table-cell office:value-type="float" office:value="0.0090586005385884">
                <text:p>0.009058600538588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-0.0015961330023011">
                <text:p>-0.0015961330023011</text:p>
              </table:table-cell>
              <table:table-cell office:value-type="float" office:value="0.0093760703596081">
                <text:p>0.0093760703596081</text:p>
              </table:table-cell>
              <table:table-cell office:value-type="float" office:value="-0.00070820234341283">
                <text:p>-0.00070820234341283</text:p>
              </table:table-cell>
              <table:table-cell office:value-type="float" office:value="0.0090890229266789">
                <text:p>0.009089022926678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-0.0015556060451958">
                <text:p>-0.0015556060451958</text:p>
              </table:table-cell>
              <table:table-cell office:value-type="float" office:value="0.0094280735979439">
                <text:p>0.0094280735979439</text:p>
              </table:table-cell>
              <table:table-cell office:value-type="float" office:value="-0.00068134025016186">
                <text:p>-0.00068134025016186</text:p>
              </table:table-cell>
              <table:table-cell office:value-type="float" office:value="0.0091192534825698">
                <text:p>0.009119253482569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-0.0015150242258773">
                <text:p>-0.0015150242258773</text:p>
              </table:table-cell>
              <table:table-cell office:value-type="float" office:value="0.0094798431136019">
                <text:p>0.0094798431136019</text:p>
              </table:table-cell>
              <table:table-cell office:value-type="float" office:value="-0.00065444941553805">
                <text:p>-0.00065444941553805</text:p>
              </table:table-cell>
              <table:table-cell office:value-type="float" office:value="0.0091492999600387">
                <text:p>0.0091492999600387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-0.0014743910206276">
                <text:p>-0.0014743910206276</text:p>
              </table:table-cell>
              <table:table-cell office:value-type="float" office:value="0.0095313930375166">
                <text:p>0.0095313930375166</text:p>
              </table:table-cell>
              <table:table-cell office:value-type="float" office:value="-0.0006275309511423">
                <text:p>-0.0006275309511423</text:p>
              </table:table-cell>
              <table:table-cell office:value-type="float" office:value="0.0091791697738355">
                <text:p>0.0091791697738355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-0.0014337096637189">
                <text:p>-0.0014337096637189</text:p>
              </table:table-cell>
              <table:table-cell office:value-type="float" office:value="0.009582736530963">
                <text:p>0.009582736530963</text:p>
              </table:table-cell>
              <table:table-cell office:value-type="float" office:value="-0.00060058592255475">
                <text:p>-0.00060058592255475</text:p>
              </table:table-cell>
              <table:table-cell office:value-type="float" office:value="0.0092088700139558">
                <text:p>0.009208870013955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-0.0013929831634511">
                <text:p>-0.0013929831634511</text:p>
              </table:table-cell>
              <table:table-cell office:value-type="float" office:value="0.0096338858511213">
                <text:p>0.0096338858511213</text:p>
              </table:table-cell>
              <table:table-cell office:value-type="float" office:value="-0.00057361535105256">
                <text:p>-0.00057361535105256</text:p>
              </table:table-cell>
              <table:table-cell office:value-type="float" office:value="0.0092384074594814">
                <text:p>0.009238407459481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-0.0013522143172931">
                <text:p>-0.0013522143172931</text:p>
              </table:table-cell>
              <table:table-cell office:value-type="float" office:value="0.0096848524126299">
                <text:p>0.0096848524126299</text:p>
              </table:table-cell>
              <table:table-cell office:value-type="float" office:value="-0.00054662021530152">
                <text:p>-0.00054662021530152</text:p>
              </table:table-cell>
              <table:table-cell office:value-type="float" office:value="0.0092677885919879">
                <text:p>0.009267788591987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-0.0013107276746027">
                <text:p>-0.0013107276746027</text:p>
              </table:table-cell>
              <table:table-cell office:value-type="float" office:value="0.0097328460419978">
                <text:p>0.0097328460419978</text:p>
              </table:table-cell>
              <table:table-cell office:value-type="float" office:value="-0.00051960145301723">
                <text:p>-0.00051960145301723</text:p>
              </table:table-cell>
              <table:table-cell office:value-type="float" office:value="0.0092970196085026">
                <text:p>0.0092970196085026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-0.0012689751155571">
                <text:p>-0.0012689751155571</text:p>
              </table:table-cell>
              <table:table-cell office:value-type="float" office:value="0.0097797375093342">
                <text:p>0.0097797375093342</text:p>
              </table:table-cell>
              <table:table-cell office:value-type="float" office:value="-0.00049255996259147">
                <text:p>-0.00049255996259147</text:p>
              </table:table-cell>
              <table:table-cell office:value-type="float" office:value="0.0093261064340236">
                <text:p>0.0093261064340236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-0.0012272039959498">
                <text:p>-0.0012272039959498</text:p>
              </table:table-cell>
              <table:table-cell office:value-type="float" office:value="0.009826487665573">
                <text:p>0.009826487665573</text:p>
              </table:table-cell>
              <table:table-cell office:value-type="float" office:value="-0.00046549660468119">
                <text:p>-0.00046549660468119</text:p>
              </table:table-cell>
              <table:table-cell office:value-type="float" office:value="0.0093550547335888">
                <text:p>0.009355054733588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-0.0011854756177046">
                <text:p>-0.0011854756177046</text:p>
              </table:table-cell>
              <table:table-cell office:value-type="float" office:value="0.0098730219364757">
                <text:p>0.0098730219364757</text:p>
              </table:table-cell>
              <table:table-cell office:value-type="float" office:value="-0.00043841220375673">
                <text:p>-0.00043841220375673</text:p>
              </table:table-cell>
              <table:table-cell office:value-type="float" office:value="0.0093838699238984">
                <text:p>0.009383869923898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-0.0011437200785489">
                <text:p>-0.0011437200785489</text:p>
              </table:table-cell>
              <table:table-cell office:value-type="float" office:value="0.0099194425321246">
                <text:p>0.0099194425321246</text:p>
              </table:table-cell>
              <table:table-cell office:value-type="float" office:value="-0.00041130385825676">
                <text:p>-0.00041130385825676</text:p>
              </table:table-cell>
              <table:table-cell office:value-type="float" office:value="0.0094125447225402">
                <text:p>0.0094125447225402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-0.001101981859843">
                <text:p>-0.001101981859843</text:p>
              </table:table-cell>
              <table:table-cell office:value-type="float" office:value="0.0099657343365115">
                <text:p>0.0099657343365115</text:p>
              </table:table-cell>
              <table:table-cell office:value-type="float" office:value="-0.00038318297254485">
                <text:p>-0.00038318297254485</text:p>
              </table:table-cell>
              <table:table-cell office:value-type="float" office:value="0.0094377442912544">
                <text:p>0.0094377442912544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-0.0010602327162017">
                <text:p>-0.0010602327162017</text:p>
              </table:table-cell>
              <table:table-cell office:value-type="float" office:value="0.010011916109873">
                <text:p>0.010011916109873</text:p>
              </table:table-cell>
              <table:table-cell office:value-type="float" office:value="-0.00035505662218178">
                <text:p>-0.00035505662218178</text:p>
              </table:table-cell>
              <table:table-cell office:value-type="float" office:value="0.0094628677749836">
                <text:p>0.0094628677749836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-0.0010184597238804">
                <text:p>-0.0010184597238804</text:p>
              </table:table-cell>
              <table:table-cell office:value-type="float" office:value="0.010057998887557">
                <text:p>0.010057998887557</text:p>
              </table:table-cell>
              <table:table-cell office:value-type="float" office:value="-0.00032692513399033">
                <text:p>-0.00032692513399033</text:p>
              </table:table-cell>
              <table:table-cell office:value-type="float" office:value="0.0094879182470254">
                <text:p>0.009487918247025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-0.00097628560089101">
                <text:p>-0.00097628560089101</text:p>
              </table:table-cell>
              <table:table-cell office:value-type="float" office:value="0.010102135591009">
                <text:p>0.010102135591009</text:p>
              </table:table-cell>
              <table:table-cell office:value-type="float" office:value="-0.0002983549318668">
                <text:p>-0.0002983549318668</text:p>
              </table:table-cell>
              <table:table-cell office:value-type="float" office:value="0.0095114819263443">
                <text:p>0.009511481926344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-0.00093405946292081">
                <text:p>-0.00093405946292081</text:p>
              </table:table-cell>
              <table:table-cell office:value-type="float" office:value="0.010144613156119">
                <text:p>0.010144613156119</text:p>
              </table:table-cell>
              <table:table-cell office:value-type="float" office:value="-0.00026883512006272">
                <text:p>-0.00026883512006272</text:p>
              </table:table-cell>
              <table:table-cell office:value-type="float" office:value="0.009531888163772">
                <text:p>0.009531888163772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-0.00089108558103781">
                <text:p>-0.00089108558103781</text:p>
              </table:table-cell>
              <table:table-cell office:value-type="float" office:value="0.01018466257676">
                <text:p>0.01018466257676</text:p>
              </table:table-cell>
              <table:table-cell office:value-type="float" office:value="-0.00023931417453307">
                <text:p>-0.00023931417453307</text:p>
              </table:table-cell>
              <table:table-cell office:value-type="float" office:value="0.0095522317281351">
                <text:p>0.009552231728135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-0.00084728656307808">
                <text:p>-0.00084728656307808</text:p>
              </table:table-cell>
              <table:table-cell office:value-type="float" office:value="0.010221765343809">
                <text:p>0.010221765343809</text:p>
              </table:table-cell>
              <table:table-cell office:value-type="float" office:value="-0.00020979238389087">
                <text:p>-0.00020979238389087</text:p>
              </table:table-cell>
              <table:table-cell office:value-type="float" office:value="0.0095725153469901">
                <text:p>0.0095725153469901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-0.00080344560641896">
                <text:p>-0.00080344560641896</text:p>
              </table:table-cell>
              <table:table-cell office:value-type="float" office:value="0.010258724940957">
                <text:p>0.010258724940957</text:p>
              </table:table-cell>
              <table:table-cell office:value-type="float" office:value="-0.00018027002070632">
                <text:p>-0.00018027002070632</text:p>
              </table:table-cell>
              <table:table-cell office:value-type="float" office:value="0.0095927416184674">
                <text:p>0.0095927416184674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-0.00075988767801343">
                <text:p>-0.00075988767801343</text:p>
              </table:table-cell>
              <table:table-cell office:value-type="float" office:value="0.010294927199857">
                <text:p>0.010294927199857</text:p>
              </table:table-cell>
              <table:table-cell office:value-type="float" office:value="-0.00015074734232411">
                <text:p>-0.00015074734232411</text:p>
              </table:table-cell>
              <table:table-cell office:value-type="float" office:value="0.0096129130176427">
                <text:p>0.009612913017642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-0.000716649868444">
                <text:p>-0.000716649868444</text:p>
              </table:table-cell>
              <table:table-cell office:value-type="float" office:value="0.010330321584285">
                <text:p>0.010330321584285</text:p>
              </table:table-cell>
              <table:table-cell office:value-type="float" office:value="-0.00012122459163518">
                <text:p>-0.00012122459163518</text:p>
              </table:table-cell>
              <table:table-cell office:value-type="float" office:value="0.0096330319031811">
                <text:p>0.0096330319031811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-0.00067283841802265">
                <text:p>-0.00067283841802265</text:p>
              </table:table-cell>
              <table:table-cell office:value-type="float" office:value="0.010363939219979">
                <text:p>0.010363939219979</text:p>
              </table:table-cell>
              <table:table-cell office:value-type="float" office:value="-0.000091701997806262">
                <text:p>-0.000091701997806262</text:p>
              </table:table-cell>
              <table:table-cell office:value-type="float" office:value="0.0096531005230898">
                <text:p>0.009653100523089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-0.00062899120784077">
                <text:p>-0.00062899120784077</text:p>
              </table:table-cell>
              <table:table-cell office:value-type="float" office:value="0.010397433276119">
                <text:p>0.010397433276119</text:p>
              </table:table-cell>
              <table:table-cell office:value-type="float" office:value="-0.000062179776971247">
                <text:p>-0.000062179776971247</text:p>
              </table:table-cell>
              <table:table-cell office:value-type="float" office:value="0.0096731210205224">
                <text:p>0.0096731210205224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-0.00058510915717913">
                <text:p>-0.00058510915717913</text:p>
              </table:table-cell>
              <table:table-cell office:value-type="float" office:value="0.010430807328394">
                <text:p>0.010430807328394</text:p>
              </table:table-cell>
              <table:table-cell office:value-type="float" office:value="-0.000032658132885421">
                <text:p>-0.000032658132885421</text:p>
              </table:table-cell>
              <table:table-cell office:value-type="float" office:value="0.0096930954390064">
                <text:p>0.0096930954390064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-0.00054119314571053">
                <text:p>-0.00054119314571053</text:p>
              </table:table-cell>
              <table:table-cell office:value-type="float" office:value="0.010464064799908">
                <text:p>0.010464064799908</text:p>
              </table:table-cell>
              <table:table-cell office:value-type="float" office:value="-0.0000031372575443195">
                <text:p>-0.0000031372575443195</text:p>
              </table:table-cell>
              <table:table-cell office:value-type="float" office:value="0.00971302572776">
                <text:p>0.00971302572776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-0.00049702303994117">
                <text:p>-0.00049702303994117</text:p>
              </table:table-cell>
              <table:table-cell office:value-type="float" office:value="0.01049635725518">
                <text:p>0.01049635725518</text:p>
              </table:table-cell>
              <table:table-cell office:value-type="float" office:value="0.000026382668227933">
                <text:p>0.000026382668227933</text:p>
              </table:table-cell>
              <table:table-cell office:value-type="float" office:value="0.009732913746034">
                <text:p>0.009732913746034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-0.00045287687526102">
                <text:p>-0.00045287687526102</text:p>
              </table:table-cell>
              <table:table-cell office:value-type="float" office:value="0.010528365859124">
                <text:p>0.010528365859124</text:p>
              </table:table-cell>
              <table:table-cell office:value-type="float" office:value="0.000055901474224004">
                <text:p>0.000055901474224004</text:p>
              </table:table-cell>
              <table:table-cell office:value-type="float" office:value="0.009752761268085">
                <text:p>0.00975276126808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-0.00040937746173735">
                <text:p>-0.00040937746173735</text:p>
              </table:table-cell>
              <table:table-cell office:value-type="float" office:value="0.010556834935917">
                <text:p>0.010556834935917</text:p>
              </table:table-cell>
              <table:table-cell office:value-type="float" office:value="0.000085419000325572">
                <text:p>0.000085419000325572</text:p>
              </table:table-cell>
              <table:table-cell office:value-type="float" office:value="0.0097725699871391">
                <text:p>0.009772569987139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-0.00036584302157705">
                <text:p>-0.00036584302157705</text:p>
              </table:table-cell>
              <table:table-cell office:value-type="float" office:value="0.010584093013577">
                <text:p>0.010584093013577</text:p>
              </table:table-cell>
              <table:table-cell office:value-type="float" office:value="0.0001149350960033">
                <text:p>0.0001149350960033</text:p>
              </table:table-cell>
              <table:table-cell office:value-type="float" office:value="0.009792341519521">
                <text:p>0.009792341519521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-0.00032228544300039">
                <text:p>-0.00032228544300039</text:p>
              </table:table-cell>
              <table:table-cell office:value-type="float" office:value="0.010611259304623">
                <text:p>0.010611259304623</text:p>
              </table:table-cell>
              <table:table-cell office:value-type="float" office:value="0.00014444961984299">
                <text:p>0.00014444961984299</text:p>
              </table:table-cell>
              <table:table-cell office:value-type="float" office:value="0.0098120774084737">
                <text:p>0.009812077408473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-0.00027870536634163">
                <text:p>-0.00027870536634163</text:p>
              </table:table-cell>
              <table:table-cell office:value-type="float" office:value="0.010638336560473">
                <text:p>0.010638336560473</text:p>
              </table:table-cell>
              <table:table-cell office:value-type="float" office:value="0.0001739624390957">
                <text:p>0.0001739624390957</text:p>
              </table:table-cell>
              <table:table-cell office:value-type="float" office:value="0.0098317791278744">
                <text:p>0.0098317791278744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-0.00023510340324321">
                <text:p>-0.00023510340324321</text:p>
              </table:table-cell>
              <table:table-cell office:value-type="float" office:value="0.010665327413166">
                <text:p>0.010665327413166</text:p>
              </table:table-cell>
              <table:table-cell office:value-type="float" office:value="0.00020347342925105">
                <text:p>0.00020347342925105</text:p>
              </table:table-cell>
              <table:table-cell office:value-type="float" office:value="0.0098514480852533">
                <text:p>0.009851448085253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-0.00019148013937652">
                <text:p>-0.00019148013937652</text:p>
              </table:table-cell>
              <table:table-cell office:value-type="float" office:value="0.010692234384975">
                <text:p>0.010692234384975</text:p>
              </table:table-cell>
              <table:table-cell office:value-type="float" office:value="0.00023298247363185">
                <text:p>0.00023298247363185</text:p>
              </table:table-cell>
              <table:table-cell office:value-type="float" office:value="0.009871085625646">
                <text:p>0.009871085625646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-0.00014783613585078">
                <text:p>-0.00014783613585078</text:p>
              </table:table-cell>
              <table:table-cell office:value-type="float" office:value="0.010719059894363">
                <text:p>0.010719059894363</text:p>
              </table:table-cell>
              <table:table-cell office:value-type="float" office:value="0.00026248946300947">
                <text:p>0.00026248946300947</text:p>
              </table:table-cell>
              <table:table-cell office:value-type="float" office:value="0.0098906930340646">
                <text:p>0.009890693034064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-0.00010392775924108">
                <text:p>-0.00010392775924108</text:p>
              </table:table-cell>
              <table:table-cell office:value-type="float" office:value="0.01074515279273">
                <text:p>0.01074515279273</text:p>
              </table:table-cell>
              <table:table-cell office:value-type="float" office:value="0.00029199429523822">
                <text:p>0.00029199429523822</text:p>
              </table:table-cell>
              <table:table-cell office:value-type="float" office:value="0.0099102715388241">
                <text:p>0.009910271538824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-0.000059590141714331">
                <text:p>-0.000059590141714331</text:p>
              </table:table-cell>
              <table:table-cell office:value-type="float" office:value="0.010770075483112">
                <text:p>0.010770075483112</text:p>
              </table:table-cell>
              <table:table-cell office:value-type="float" office:value="0.00032149687490818">
                <text:p>0.00032149687490818</text:p>
              </table:table-cell>
              <table:table-cell office:value-type="float" office:value="0.0099298223139876">
                <text:p>0.0099298223139876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-0.000015235146649531">
                <text:p>-0.000015235146649531</text:p>
              </table:table-cell>
              <table:table-cell office:value-type="float" office:value="0.010794934089941">
                <text:p>0.010794934089941</text:p>
              </table:table-cell>
              <table:table-cell office:value-type="float" office:value="0.0003509971130151">
                <text:p>0.0003509971130151</text:p>
              </table:table-cell>
              <table:table-cell office:value-type="float" office:value="0.0099493464821309">
                <text:p>0.0099493464821309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000029136795089972">
                <text:p>0.000029136795089972</text:p>
              </table:table-cell>
              <table:table-cell office:value-type="float" office:value="0.010819730330322">
                <text:p>0.010819730330322</text:p>
              </table:table-cell>
              <table:table-cell office:value-type="float" office:value="0.00038025973028888">
                <text:p>0.00038025973028888</text:p>
              </table:table-cell>
              <table:table-cell office:value-type="float" office:value="0.0099653529511401">
                <text:p>0.009965352951140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000073525269155537">
                <text:p>0.000073525269155537</text:p>
              </table:table-cell>
              <table:table-cell office:value-type="float" office:value="0.010844465853099">
                <text:p>0.010844465853099</text:p>
              </table:table-cell>
              <table:table-cell office:value-type="float" office:value="0.00040951644318662">
                <text:p>0.00040951644318662</text:p>
              </table:table-cell>
              <table:table-cell office:value-type="float" office:value="0.0099813285268126">
                <text:p>0.009981328526812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00011792987683087">
                <text:p>0.00011792987683087</text:p>
              </table:table-cell>
              <table:table-cell office:value-type="float" office:value="0.01086914224317">
                <text:p>0.01086914224317</text:p>
              </table:table-cell>
              <table:table-cell office:value-type="float" office:value="0.0004397563219239">
                <text:p>0.0004397563219239</text:p>
              </table:table-cell>
              <table:table-cell office:value-type="float" office:value="0.0099931800685802">
                <text:p>0.0099931800685802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00016235023417548">
                <text:p>0.00016235023417548</text:p>
              </table:table-cell>
              <table:table-cell office:value-type="float" office:value="0.010893761024655">
                <text:p>0.010893761024655</text:p>
              </table:table-cell>
              <table:table-cell office:value-type="float" office:value="0.00046999327093725">
                <text:p>0.00046999327093725</text:p>
              </table:table-cell>
              <table:table-cell office:value-type="float" office:value="0.010005003533031">
                <text:p>0.01000500353303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00020678597123399">
                <text:p>0.00020678597123399</text:p>
              </table:table-cell>
              <table:table-cell office:value-type="float" office:value="0.010918323663838">
                <text:p>0.010918323663838</text:p>
              </table:table-cell>
              <table:table-cell office:value-type="float" office:value="0.00050022720506215">
                <text:p>0.00050022720506215</text:p>
              </table:table-cell>
              <table:table-cell office:value-type="float" office:value="0.010016800068627">
                <text:p>0.010016800068627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00025123673131367">
                <text:p>0.00025123673131367</text:p>
              </table:table-cell>
              <table:table-cell office:value-type="float" office:value="0.010942831573357">
                <text:p>0.010942831573357</text:p>
              </table:table-cell>
              <table:table-cell office:value-type="float" office:value="0.00053045804576198">
                <text:p>0.00053045804576198</text:p>
              </table:table-cell>
              <table:table-cell office:value-type="float" office:value="0.01002857077044">
                <text:p>0.01002857077044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00029570217033276">
                <text:p>0.00029570217033276</text:p>
              </table:table-cell>
              <table:table-cell office:value-type="float" office:value="0.010967286113435">
                <text:p>0.010967286113435</text:p>
              </table:table-cell>
              <table:table-cell office:value-type="float" office:value="0.00056068572077664">
                <text:p>0.00056068572077664</text:p>
              </table:table-cell>
              <table:table-cell office:value-type="float" office:value="0.010040316682888">
                <text:p>0.01004031668288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00034018195619463">
                <text:p>0.00034018195619463</text:p>
              </table:table-cell>
              <table:table-cell office:value-type="float" office:value="0.010991688595453">
                <text:p>0.010991688595453</text:p>
              </table:table-cell>
              <table:table-cell office:value-type="float" office:value="0.00059074198527804">
                <text:p>0.00059074198527804</text:p>
              </table:table-cell>
              <table:table-cell office:value-type="float" office:value="0.010051774604933">
                <text:p>0.010051774604933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00038467576824454">
                <text:p>0.00038467576824454</text:p>
              </table:table-cell>
              <table:table-cell office:value-type="float" office:value="0.0110160402846">
                <text:p>0.0110160402846</text:p>
              </table:table-cell>
              <table:table-cell office:value-type="float" office:value="0.00062023387829942">
                <text:p>0.00062023387829942</text:p>
              </table:table-cell>
              <table:table-cell office:value-type="float" office:value="0.010062325925638">
                <text:p>0.01006232592563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00042918329664957">
                <text:p>0.00042918329664957</text:p>
              </table:table-cell>
              <table:table-cell office:value-type="float" office:value="0.011040342401503">
                <text:p>0.011040342401503</text:p>
              </table:table-cell>
              <table:table-cell office:value-type="float" office:value="0.00064972599243206">
                <text:p>0.00064972599243206</text:p>
              </table:table-cell>
              <table:table-cell office:value-type="float" office:value="0.010072856772409">
                <text:p>0.010072856772409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00047329344909838">
                <text:p>0.00047329344909838</text:p>
              </table:table-cell>
              <table:table-cell office:value-type="float" office:value="0.01106399282796">
                <text:p>0.01106399282796</text:p>
              </table:table-cell>
              <table:table-cell office:value-type="float" office:value="0.00067921823046697">
                <text:p>0.00067921823046697</text:p>
              </table:table-cell>
              <table:table-cell office:value-type="float" office:value="0.010083367895016">
                <text:p>0.010083367895016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00051709461206271">
                <text:p>0.00051709461206271</text:p>
              </table:table-cell>
              <table:table-cell office:value-type="float" office:value="0.011087127616294">
                <text:p>0.011087127616294</text:p>
              </table:table-cell>
              <table:table-cell office:value-type="float" office:value="0.00070871050059852">
                <text:p>0.00070871050059852</text:p>
              </table:table-cell>
              <table:table-cell office:value-type="float" office:value="0.010093860009332">
                <text:p>0.01009386000933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00056091017816062">
                <text:p>0.00056091017816062</text:p>
              </table:table-cell>
              <table:table-cell office:value-type="float" office:value="0.011110205104757">
                <text:p>0.011110205104757</text:p>
              </table:table-cell>
              <table:table-cell office:value-type="float" office:value="0.00073820271615022">
                <text:p>0.00073820271615022</text:p>
              </table:table-cell>
              <table:table-cell office:value-type="float" office:value="0.010104333798701">
                <text:p>0.010104333798701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00060602968983005">
                <text:p>0.00060602968983005</text:p>
              </table:table-cell>
              <table:table-cell office:value-type="float" office:value="0.011130204755022">
                <text:p>0.011130204755022</text:p>
              </table:table-cell>
              <table:table-cell office:value-type="float" office:value="0.00076769479531569">
                <text:p>0.00076769479531569</text:p>
              </table:table-cell>
              <table:table-cell office:value-type="float" office:value="0.010114789916044">
                <text:p>0.01011478991604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00065115934916419">
                <text:p>0.00065115934916419</text:p>
              </table:table-cell>
              <table:table-cell office:value-type="float" office:value="0.011150169424792">
                <text:p>0.011150169424792</text:p>
              </table:table-cell>
              <table:table-cell office:value-type="float" office:value="0.00079718666091215">
                <text:p>0.00079718666091215</text:p>
              </table:table-cell>
              <table:table-cell office:value-type="float" office:value="0.010125228985116">
                <text:p>0.01012522898511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00069697078922881">
                <text:p>0.00069697078922881</text:p>
              </table:table-cell>
              <table:table-cell office:value-type="float" office:value="0.01116852213308">
                <text:p>0.01116852213308</text:p>
              </table:table-cell>
              <table:table-cell office:value-type="float" office:value="0.00082667824014709">
                <text:p>0.00082667824014709</text:p>
              </table:table-cell>
              <table:table-cell office:value-type="float" office:value="0.010135651601953">
                <text:p>0.01013565160195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00074313947701806">
                <text:p>0.00074313947701806</text:p>
              </table:table-cell>
              <table:table-cell office:value-type="float" office:value="0.011186030569026">
                <text:p>0.011186030569026</text:p>
              </table:table-cell>
              <table:table-cell office:value-type="float" office:value="0.00085616946439605">
                <text:p>0.00085616946439605</text:p>
              </table:table-cell>
              <table:table-cell office:value-type="float" office:value="0.010146058336573">
                <text:p>0.01014605833657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00078932342964192">
                <text:p>0.00078932342964192</text:p>
              </table:table-cell>
              <table:table-cell office:value-type="float" office:value="0.011203500654315">
                <text:p>0.011203500654315</text:p>
              </table:table-cell>
              <table:table-cell office:value-type="float" office:value="0.00088485280858614">
                <text:p>0.00088485280858614</text:p>
              </table:table-cell>
              <table:table-cell office:value-type="float" office:value="0.01015535034299">
                <text:p>0.01015535034299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00083552208469035">
                <text:p>0.00083552208469035</text:p>
              </table:table-cell>
              <table:table-cell office:value-type="float" office:value="0.011220933785194">
                <text:p>0.011220933785194</text:p>
              </table:table-cell>
              <table:table-cell office:value-type="float" office:value="0.00091318262680269">
                <text:p>0.00091318262680269</text:p>
              </table:table-cell>
              <table:table-cell office:value-type="float" office:value="0.01016413721471">
                <text:p>0.0101641372147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00088173491014471">
                <text:p>0.00088173491014471</text:p>
              </table:table-cell>
              <table:table-cell office:value-type="float" office:value="0.01123833127318">
                <text:p>0.01123833127318</text:p>
              </table:table-cell>
              <table:table-cell office:value-type="float" office:value="0.00094151467174096">
                <text:p>0.00094151467174096</text:p>
              </table:table-cell>
              <table:table-cell office:value-type="float" office:value="0.010172902228879">
                <text:p>0.010172902228879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00092796140213958">
                <text:p>0.00092796140213958</text:p>
              </table:table-cell>
              <table:table-cell office:value-type="float" office:value="0.011255694352077">
                <text:p>0.011255694352077</text:p>
              </table:table-cell>
              <table:table-cell office:value-type="float" office:value="0.00096984894513263">
                <text:p>0.00096984894513263</text:p>
              </table:table-cell>
              <table:table-cell office:value-type="float" office:value="0.010181646191773">
                <text:p>0.010181646191773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00097461411036886">
                <text:p>0.00097461411036886</text:p>
              </table:table-cell>
              <table:table-cell office:value-type="float" office:value="0.011271751873953">
                <text:p>0.011271751873953</text:p>
              </table:table-cell>
              <table:table-cell office:value-type="float" office:value="0.00099818544794662">
                <text:p>0.00099818544794662</text:p>
              </table:table-cell>
              <table:table-cell office:value-type="float" office:value="0.010190369875853">
                <text:p>0.01019036987585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0010212806796963">
                <text:p>0.0010212806796963</text:p>
              </table:table-cell>
              <table:table-cell office:value-type="float" office:value="0.011287776143899">
                <text:p>0.011287776143899</text:p>
              </table:table-cell>
              <table:table-cell office:value-type="float" office:value="0.0010265241804022">
                <text:p>0.0010265241804022</text:p>
              </table:table-cell>
              <table:table-cell office:value-type="float" office:value="0.0101990740215">
                <text:p>0.0101990740215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0010679606528543">
                <text:p>0.0010679606528543</text:p>
              </table:table-cell>
              <table:table-cell office:value-type="float" office:value="0.01130376824214">
                <text:p>0.01130376824214</text:p>
              </table:table-cell>
              <table:table-cell office:value-type="float" office:value="0.0010548651419716">
                <text:p>0.0010548651419716</text:p>
              </table:table-cell>
              <table:table-cell office:value-type="float" office:value="0.01020775933852">
                <text:p>0.01020775933852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0011146535955974">
                <text:p>0.0011146535955974</text:p>
              </table:table-cell>
              <table:table-cell office:value-type="float" office:value="0.011319729188665">
                <text:p>0.011319729188665</text:p>
              </table:table-cell>
              <table:table-cell office:value-type="float" office:value="0.0010832083313789">
                <text:p>0.0010832083313789</text:p>
              </table:table-cell>
              <table:table-cell office:value-type="float" office:value="0.010216426507591">
                <text:p>0.01021642650759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0011620501074946">
                <text:p>0.0011620501074946</text:p>
              </table:table-cell>
              <table:table-cell office:value-type="float" office:value="0.011333630879449">
                <text:p>0.011333630879449</text:p>
              </table:table-cell>
              <table:table-cell office:value-type="float" office:value="0.0011115537466307">
                <text:p>0.0011115537466307</text:p>
              </table:table-cell>
              <table:table-cell office:value-type="float" office:value="0.010225076181432">
                <text:p>0.01022507618143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0012094618744745">
                <text:p>0.0012094618744745</text:p>
              </table:table-cell>
              <table:table-cell office:value-type="float" office:value="0.011347500051673">
                <text:p>0.011347500051673</text:p>
              </table:table-cell>
              <table:table-cell office:value-type="float" office:value="0.0011399013849979">
                <text:p>0.0011399013849979</text:p>
              </table:table-cell>
              <table:table-cell office:value-type="float" office:value="0.010233708986548">
                <text:p>0.010233708986548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0012568884304654">
                <text:p>0.0012568884304654</text:p>
              </table:table-cell>
              <table:table-cell office:value-type="float" office:value="0.011361337706939">
                <text:p>0.011361337706939</text:p>
              </table:table-cell>
              <table:table-cell office:value-type="float" office:value="0.0011689928456396">
                <text:p>0.0011689928456396</text:p>
              </table:table-cell>
              <table:table-cell office:value-type="float" office:value="0.010239941268243">
                <text:p>0.01023994126824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0013047897413828">
                <text:p>0.0013047897413828</text:p>
              </table:table-cell>
              <table:table-cell office:value-type="float" office:value="0.011373852314767">
                <text:p>0.011373852314767</text:p>
              </table:table-cell>
              <table:table-cell office:value-type="float" office:value="0.0011980876306332">
                <text:p>0.0011980876306332</text:p>
              </table:table-cell>
              <table:table-cell office:value-type="float" office:value="0.010246155179107">
                <text:p>0.01024615517910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0013528996699885">
                <text:p>0.0013528996699885</text:p>
              </table:table-cell>
              <table:table-cell office:value-type="float" office:value="0.01138582252519">
                <text:p>0.01138582252519</text:p>
              </table:table-cell>
              <table:table-cell office:value-type="float" office:value="0.0012271856981659">
                <text:p>0.0012271856981659</text:p>
              </table:table-cell>
              <table:table-cell office:value-type="float" office:value="0.010252351353968">
                <text:p>0.010252351353968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0014010446849872">
                <text:p>0.0014010446849872</text:p>
              </table:table-cell>
              <table:table-cell office:value-type="float" office:value="0.011397714405398">
                <text:p>0.011397714405398</text:p>
              </table:table-cell>
              <table:table-cell office:value-type="float" office:value="0.001256287007036">
                <text:p>0.001256287007036</text:p>
              </table:table-cell>
              <table:table-cell office:value-type="float" office:value="0.010258530403">
                <text:p>0.010258530403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001449206071295">
                <text:p>0.001449206071295</text:p>
              </table:table-cell>
              <table:table-cell office:value-type="float" office:value="0.011409577851808">
                <text:p>0.011409577851808</text:p>
              </table:table-cell>
              <table:table-cell office:value-type="float" office:value="0.0012853915166276">
                <text:p>0.0012853915166276</text:p>
              </table:table-cell>
              <table:table-cell office:value-type="float" office:value="0.010264692912641">
                <text:p>0.01026469291264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0014973833695763">
                <text:p>0.0014973833695763</text:p>
              </table:table-cell>
              <table:table-cell office:value-type="float" office:value="0.011421413771552">
                <text:p>0.011421413771552</text:p>
              </table:table-cell>
              <table:table-cell office:value-type="float" office:value="0.0013144991868873">
                <text:p>0.0013144991868873</text:p>
              </table:table-cell>
              <table:table-cell office:value-type="float" office:value="0.010270839446691">
                <text:p>0.010270839446691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0015452825667689">
                <text:p>0.0015452825667689</text:p>
              </table:table-cell>
              <table:table-cell office:value-type="float" office:value="0.011433061057989">
                <text:p>0.011433061057989</text:p>
              </table:table-cell>
              <table:table-cell office:value-type="float" office:value="0.0013436099783022">
                <text:p>0.0013436099783022</text:p>
              </table:table-cell>
              <table:table-cell office:value-type="float" office:value="0.010276970547286">
                <text:p>0.010276970547286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0015928977361508">
                <text:p>0.0015928977361508</text:p>
              </table:table-cell>
              <table:table-cell office:value-type="float" office:value="0.011444517014588">
                <text:p>0.011444517014588</text:p>
              </table:table-cell>
              <table:table-cell office:value-type="float" office:value="0.0013727238518793">
                <text:p>0.0013727238518793</text:p>
              </table:table-cell>
              <table:table-cell office:value-type="float" office:value="0.010283086735794">
                <text:p>0.010283086735794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0016405252426015">
                <text:p>0.0016405252426015</text:p>
              </table:table-cell>
              <table:table-cell office:value-type="float" office:value="0.011455946244508">
                <text:p>0.011455946244508</text:p>
              </table:table-cell>
              <table:table-cell office:value-type="float" office:value="0.0014018407691268">
                <text:p>0.0014018407691268</text:p>
              </table:table-cell>
              <table:table-cell office:value-type="float" office:value="0.010289188513686">
                <text:p>0.010289188513686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0016881647226201">
                <text:p>0.0016881647226201</text:p>
              </table:table-cell>
              <table:table-cell office:value-type="float" office:value="0.011467349501108">
                <text:p>0.011467349501108</text:p>
              </table:table-cell>
              <table:table-cell office:value-type="float" office:value="0.0014309606920364">
                <text:p>0.0014309606920364</text:p>
              </table:table-cell>
              <table:table-cell office:value-type="float" office:value="0.010295276363402">
                <text:p>0.010295276363402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0017358158295674">
                <text:p>0.0017358158295674</text:p>
              </table:table-cell>
              <table:table-cell office:value-type="float" office:value="0.011478727501004">
                <text:p>0.011478727501004</text:p>
              </table:table-cell>
              <table:table-cell office:value-type="float" office:value="0.0014600835830665">
                <text:p>0.0014600835830665</text:p>
              </table:table-cell>
              <table:table-cell office:value-type="float" office:value="0.010301350749106">
                <text:p>0.010301350749106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0017834782327089">
                <text:p>0.0017834782327089</text:p>
              </table:table-cell>
              <table:table-cell office:value-type="float" office:value="0.011490080926453">
                <text:p>0.011490080926453</text:p>
              </table:table-cell>
              <table:table-cell office:value-type="float" office:value="0.0014892094051274">
                <text:p>0.0014892094051274</text:p>
              </table:table-cell>
              <table:table-cell office:value-type="float" office:value="0.010307412117448">
                <text:p>0.01030741211744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0018311516163259">
                <text:p>0.0018311516163259</text:p>
              </table:table-cell>
              <table:table-cell office:value-type="float" office:value="0.011501410427558">
                <text:p>0.011501410427558</text:p>
              </table:table-cell>
              <table:table-cell office:value-type="float" office:value="0.0015183381215672">
                <text:p>0.0015183381215672</text:p>
              </table:table-cell>
              <table:table-cell office:value-type="float" office:value="0.010313460898317">
                <text:p>0.010313460898317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0018788356788875">
                <text:p>0.0018788356788875</text:p>
              </table:table-cell>
              <table:table-cell office:value-type="float" office:value="0.01151271662425">
                <text:p>0.01151271662425</text:p>
              </table:table-cell>
              <table:table-cell office:value-type="float" office:value="0.0015474696961582">
                <text:p>0.0015474696961582</text:p>
              </table:table-cell>
              <table:table-cell office:value-type="float" office:value="0.010319497505472">
                <text:p>0.010319497505472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0019269491602426">
                <text:p>0.0019269491602426</text:p>
              </table:table-cell>
              <table:table-cell office:value-type="float" office:value="0.011522915308182">
                <text:p>0.011522915308182</text:p>
              </table:table-cell>
              <table:table-cell office:value-type="float" office:value="0.0015766040930792">
                <text:p>0.0015766040930792</text:p>
              </table:table-cell>
              <table:table-cell office:value-type="float" office:value="0.010325522337166">
                <text:p>0.010325522337166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0019756389373655">
                <text:p>0.0019756389373655</text:p>
              </table:table-cell>
              <table:table-cell office:value-type="float" office:value="0.011531511546972">
                <text:p>0.011531511546972</text:p>
              </table:table-cell>
              <table:table-cell office:value-type="float" office:value="0.0016057412769277">
                <text:p>0.0016057412769277</text:p>
              </table:table-cell>
              <table:table-cell office:value-type="float" office:value="0.010331535777195">
                <text:p>0.01033153577719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0020243453326839">
                <text:p>0.0020243453326839</text:p>
              </table:table-cell>
              <table:table-cell office:value-type="float" office:value="0.011540072672873">
                <text:p>0.011540072672873</text:p>
              </table:table-cell>
              <table:table-cell office:value-type="float" office:value="0.0016348812127334">
                <text:p>0.0016348812127334</text:p>
              </table:table-cell>
              <table:table-cell office:value-type="float" office:value="0.010337538194151">
                <text:p>0.010337538194151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0020738999536081">
                <text:p>0.0020738999536081</text:p>
              </table:table-cell>
              <table:table-cell office:value-type="float" office:value="0.011546304039259">
                <text:p>0.011546304039259</text:p>
              </table:table-cell>
              <table:table-cell office:value-type="float" office:value="0.00166402386576">
                <text:p>0.00166402386576</text:p>
              </table:table-cell>
              <table:table-cell office:value-type="float" office:value="0.010343529944389">
                <text:p>0.010343529944389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0021235101523422">
                <text:p>0.0021235101523422</text:p>
              </table:table-cell>
              <table:table-cell office:value-type="float" office:value="0.011552392413284">
                <text:p>0.011552392413284</text:p>
              </table:table-cell>
              <table:table-cell office:value-type="float" office:value="0.0016929168273311">
                <text:p>0.0016929168273311</text:p>
              </table:table-cell>
              <table:table-cell office:value-type="float" office:value="0.010348679707159">
                <text:p>0.01034867970715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0021731456247301">
                <text:p>0.0021731456247301</text:p>
              </table:table-cell>
              <table:table-cell office:value-type="float" office:value="0.011558420924438">
                <text:p>0.011558420924438</text:p>
              </table:table-cell>
              <table:table-cell office:value-type="float" office:value="0.00172178500888">
                <text:p>0.00172178500888</text:p>
              </table:table-cell>
              <table:table-cell office:value-type="float" office:value="0.010353819690988">
                <text:p>0.01035381969098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0022222948915178">
                <text:p>0.0022222948915178</text:p>
              </table:table-cell>
              <table:table-cell office:value-type="float" office:value="0.011564266753526">
                <text:p>0.011564266753526</text:p>
              </table:table-cell>
              <table:table-cell office:value-type="float" office:value="0.0017503299292494">
                <text:p>0.0017503299292494</text:p>
              </table:table-cell>
              <table:table-cell office:value-type="float" office:value="0.01035808710885">
                <text:p>0.0103580871088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0.0022712925267972">
                <text:p>0.0022712925267972</text:p>
              </table:table-cell>
              <table:table-cell office:value-type="float" office:value="0.01157001756225">
                <text:p>0.01157001756225</text:p>
              </table:table-cell>
              <table:table-cell office:value-type="float" office:value="0.0017788764857378">
                <text:p>0.0017788764857378</text:p>
              </table:table-cell>
              <table:table-cell office:value-type="float" office:value="0.010362344914045">
                <text:p>0.01036234491404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0.0023203131349709">
                <text:p>0.0023203131349709</text:p>
              </table:table-cell>
              <table:table-cell office:value-type="float" office:value="0.011575718818589">
                <text:p>0.011575718818589</text:p>
              </table:table-cell>
              <table:table-cell office:value-type="float" office:value="0.0018074246900493">
                <text:p>0.0018074246900493</text:p>
              </table:table-cell>
              <table:table-cell office:value-type="float" office:value="0.010366593423299">
                <text:p>0.010366593423299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0.0023693559258765">
                <text:p>0.0023693559258765</text:p>
              </table:table-cell>
              <table:table-cell office:value-type="float" office:value="0.011581372120994">
                <text:p>0.011581372120994</text:p>
              </table:table-cell>
              <table:table-cell office:value-type="float" office:value="0.0018359745524636">
                <text:p>0.0018359745524636</text:p>
              </table:table-cell>
              <table:table-cell office:value-type="float" office:value="0.010370832939637">
                <text:p>0.010370832939637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0.0024184201526605">
                <text:p>0.0024184201526605</text:p>
              </table:table-cell>
              <table:table-cell office:value-type="float" office:value="0.011586978973386">
                <text:p>0.011586978973386</text:p>
              </table:table-cell>
              <table:table-cell office:value-type="float" office:value="0.001864526081731">
                <text:p>0.001864526081731</text:p>
              </table:table-cell>
              <table:table-cell office:value-type="float" office:value="0.010375063754695">
                <text:p>0.01037506375469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0.0024675051082951">
                <text:p>0.0024675051082951</text:p>
              </table:table-cell>
              <table:table-cell office:value-type="float" office:value="0.011592540793258">
                <text:p>0.011592540793258</text:p>
              </table:table-cell>
              <table:table-cell office:value-type="float" office:value="0.0018930792851852">
                <text:p>0.0018930792851852</text:p>
              </table:table-cell>
              <table:table-cell office:value-type="float" office:value="0.010379286148065">
                <text:p>0.01037928614806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0.0025166101224903">
                <text:p>0.0025166101224903</text:p>
              </table:table-cell>
              <table:table-cell office:value-type="float" office:value="0.011598058919013">
                <text:p>0.011598058919013</text:p>
              </table:table-cell>
              <table:table-cell office:value-type="float" office:value="0.0019216341687133">
                <text:p>0.0019216341687133</text:p>
              </table:table-cell>
              <table:table-cell office:value-type="float" office:value="0.010383500388661">
                <text:p>0.010383500388661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0.0025657345589171">
                <text:p>0.0025657345589171</text:p>
              </table:table-cell>
              <table:table-cell office:value-type="float" office:value="0.01160353461638">
                <text:p>0.01160353461638</text:p>
              </table:table-cell>
              <table:table-cell office:value-type="float" office:value="0.0019501907372193">
                <text:p>0.0019501907372193</text:p>
              </table:table-cell>
              <table:table-cell office:value-type="float" office:value="0.010387706733962">
                <text:p>0.01038770673396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0.0026148778127045">
                <text:p>0.0026148778127045</text:p>
              </table:table-cell>
              <table:table-cell office:value-type="float" office:value="0.011608969084237">
                <text:p>0.011608969084237</text:p>
              </table:table-cell>
              <table:table-cell office:value-type="float" office:value="0.0019787489940652">
                <text:p>0.0019787489940652</text:p>
              </table:table-cell>
              <table:table-cell office:value-type="float" office:value="0.010391905432484">
                <text:p>0.01039190543248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0.0026640393081968">
                <text:p>0.0026640393081968</text:p>
              </table:table-cell>
              <table:table-cell office:value-type="float" office:value="0.011614363459753">
                <text:p>0.011614363459753</text:p>
              </table:table-cell>
              <table:table-cell office:value-type="float" office:value="0.0020073089416197">
                <text:p>0.0020073089416197</text:p>
              </table:table-cell>
              <table:table-cell office:value-type="float" office:value="0.010396096722086">
                <text:p>0.010396096722086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0.0027132184969199">
                <text:p>0.0027132184969199</text:p>
              </table:table-cell>
              <table:table-cell office:value-type="float" office:value="0.011619718823092">
                <text:p>0.011619718823092</text:p>
              </table:table-cell>
              <table:table-cell office:value-type="float" office:value="0.0020358705810292">
                <text:p>0.0020358705810292</text:p>
              </table:table-cell>
              <table:table-cell office:value-type="float" office:value="0.010400280832202">
                <text:p>0.010400280832202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0.0027624148557406">
                <text:p>0.0027624148557406</text:p>
              </table:table-cell>
              <table:table-cell office:value-type="float" office:value="0.011625036201554">
                <text:p>0.011625036201554</text:p>
              </table:table-cell>
              <table:table-cell office:value-type="float" office:value="0.0020644339124287">
                <text:p>0.0020644339124287</text:p>
              </table:table-cell>
              <table:table-cell office:value-type="float" office:value="0.010404457982704">
                <text:p>0.01040445798270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0.0028116278851928">
                <text:p>0.0028116278851928</text:p>
              </table:table-cell>
              <table:table-cell office:value-type="float" office:value="0.011630316573383">
                <text:p>0.011630316573383</text:p>
              </table:table-cell>
              <table:table-cell office:value-type="float" office:value="0.0020929989348907">
                <text:p>0.0020929989348907</text:p>
              </table:table-cell>
              <table:table-cell office:value-type="float" office:value="0.01040862838641">
                <text:p>0.0104086283864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0.0028608571079525">
                <text:p>0.0028608571079525</text:p>
              </table:table-cell>
              <table:table-cell office:value-type="float" office:value="0.011635560871167">
                <text:p>0.011635560871167</text:p>
              </table:table-cell>
              <table:table-cell office:value-type="float" office:value="0.002121565646827">
                <text:p>0.002121565646827</text:p>
              </table:table-cell>
              <table:table-cell office:value-type="float" office:value="0.01041279224555">
                <text:p>0.01041279224555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0.0029104661538173">
                <text:p>0.0029104661538173</text:p>
              </table:table-cell>
              <table:table-cell office:value-type="float" office:value="0.011640095551338">
                <text:p>0.011640095551338</text:p>
              </table:table-cell>
              <table:table-cell office:value-type="float" office:value="0.0021501367740078">
                <text:p>0.0021501367740078</text:p>
              </table:table-cell>
              <table:table-cell office:value-type="float" office:value="0.010416034723632">
                <text:p>0.01041603472363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0.0029601487494221">
                <text:p>0.0029601487494221</text:p>
              </table:table-cell>
              <table:table-cell office:value-type="float" office:value="0.011644494246665">
                <text:p>0.011644494246665</text:p>
              </table:table-cell>
              <table:table-cell office:value-type="float" office:value="0.0021787088442582">
                <text:p>0.0021787088442582</text:p>
              </table:table-cell>
              <table:table-cell office:value-type="float" office:value="0.010419272292506">
                <text:p>0.010419272292506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0.0030098480272961">
                <text:p>0.0030098480272961</text:p>
              </table:table-cell>
              <table:table-cell office:value-type="float" office:value="0.011648863293903">
                <text:p>0.011648863293903</text:p>
              </table:table-cell>
              <table:table-cell office:value-type="float" office:value="0.0022072818670815">
                <text:p>0.0022072818670815</text:p>
              </table:table-cell>
              <table:table-cell office:value-type="float" office:value="0.010422505107691">
                <text:p>0.010422505107691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0.0030595635568714">
                <text:p>0.0030595635568714</text:p>
              </table:table-cell>
              <table:table-cell office:value-type="float" office:value="0.011653203517277">
                <text:p>0.011653203517277</text:p>
              </table:table-cell>
              <table:table-cell office:value-type="float" office:value="0.0022358558509014">
                <text:p>0.0022358558509014</text:p>
              </table:table-cell>
              <table:table-cell office:value-type="float" office:value="0.010425733318672">
                <text:p>0.01042573331867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0.0031092949256826">
                <text:p>0.0031092949256826</text:p>
              </table:table-cell>
              <table:table-cell office:value-type="float" office:value="0.011657515699535">
                <text:p>0.011657515699535</text:p>
              </table:table-cell>
              <table:table-cell office:value-type="float" office:value="0.0022644123253634">
                <text:p>0.0022644123253634</text:p>
              </table:table-cell>
              <table:table-cell office:value-type="float" office:value="0.010428075554827">
                <text:p>0.010428075554827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0.0031590417381703">
                <text:p>0.0031590417381703</text:p>
              </table:table-cell>
              <table:table-cell office:value-type="float" office:value="0.011661800585083">
                <text:p>0.011661800585083</text:p>
              </table:table-cell>
              <table:table-cell office:value-type="float" office:value="0.002292968826924">
                <text:p>0.002292968826924</text:p>
              </table:table-cell>
              <table:table-cell office:value-type="float" office:value="0.010430414201434">
                <text:p>0.01043041420143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0.0032088036145994">
                <text:p>0.0032088036145994</text:p>
              </table:table-cell>
              <table:table-cell office:value-type="float" office:value="0.011666058882917">
                <text:p>0.011666058882917</text:p>
              </table:table-cell>
              <table:table-cell office:value-type="float" office:value="0.0023215253767837">
                <text:p>0.0023215253767837</text:p>
              </table:table-cell>
              <table:table-cell office:value-type="float" office:value="0.010432749374576">
                <text:p>0.010432749374576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0.0032585801900781">
                <text:p>0.0032585801900781</text:p>
              </table:table-cell>
              <table:table-cell office:value-type="float" office:value="0.011670291269055">
                <text:p>0.011670291269055</text:p>
              </table:table-cell>
              <table:table-cell office:value-type="float" office:value="0.0023500819948664">
                <text:p>0.0023500819948664</text:p>
              </table:table-cell>
              <table:table-cell office:value-type="float" office:value="0.01043508118562">
                <text:p>0.0104350811856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0.0033083711136666">
                <text:p>0.0033083711136666</text:p>
              </table:table-cell>
              <table:table-cell office:value-type="float" office:value="0.011674498388923">
                <text:p>0.011674498388923</text:p>
              </table:table-cell>
              <table:table-cell office:value-type="float" office:value="0.002378638699873">
                <text:p>0.002378638699873</text:p>
              </table:table-cell>
              <table:table-cell office:value-type="float" office:value="0.010437409741412">
                <text:p>0.01043740974141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0.0033581760475626">
                <text:p>0.0033581760475626</text:p>
              </table:table-cell>
              <table:table-cell office:value-type="float" office:value="0.011678680859467">
                <text:p>0.011678680859467</text:p>
              </table:table-cell>
              <table:table-cell office:value-type="float" office:value="0.0024071955093338">
                <text:p>0.0024071955093338</text:p>
              </table:table-cell>
              <table:table-cell office:value-type="float" office:value="0.010439735144482">
                <text:p>0.01043973514448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0.003407994666357">
                <text:p>0.003407994666357</text:p>
              </table:table-cell>
              <table:table-cell office:value-type="float" office:value="0.011682839270976">
                <text:p>0.011682839270976</text:p>
              </table:table-cell>
              <table:table-cell office:value-type="float" office:value="0.0024357524396581">
                <text:p>0.0024357524396581</text:p>
              </table:table-cell>
              <table:table-cell office:value-type="float" office:value="0.010442057493261">
                <text:p>0.01044205749326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0.0034578266563512">
                <text:p>0.0034578266563512</text:p>
              </table:table-cell>
              <table:table-cell office:value-type="float" office:value="0.011686974188959">
                <text:p>0.011686974188959</text:p>
              </table:table-cell>
              <table:table-cell office:value-type="float" office:value="0.0024643095061834">
                <text:p>0.0024643095061834</text:p>
              </table:table-cell>
              <table:table-cell office:value-type="float" office:value="0.010444376882259">
                <text:p>0.010444376882259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0.0035077509265065">
                <text:p>0.0035077509265065</text:p>
              </table:table-cell>
              <table:table-cell office:value-type="float" office:value="0.011690934960064">
                <text:p>0.011690934960064</text:p>
              </table:table-cell>
              <table:table-cell office:value-type="float" office:value="0.0024928667232215">
                <text:p>0.0024928667232215</text:p>
              </table:table-cell>
              <table:table-cell office:value-type="float" office:value="0.010446693402243">
                <text:p>0.010446693402243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0.0035578510167843">
                <text:p>0.0035578510167843</text:p>
              </table:table-cell>
              <table:table-cell office:value-type="float" office:value="0.011694563765004">
                <text:p>0.011694563765004</text:p>
              </table:table-cell>
              <table:table-cell office:value-type="float" office:value="0.0025214241040985">
                <text:p>0.0025214241040985</text:p>
              </table:table-cell>
              <table:table-cell office:value-type="float" office:value="0.010449007140753">
                <text:p>0.01044900714075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0.003607965506658">
                <text:p>0.003607965506658</text:p>
              </table:table-cell>
              <table:table-cell office:value-type="float" office:value="0.011698171545474">
                <text:p>0.011698171545474</text:p>
              </table:table-cell>
              <table:table-cell office:value-type="float" office:value="0.0025499816612283">
                <text:p>0.0025499816612283</text:p>
              </table:table-cell>
              <table:table-cell office:value-type="float" office:value="0.010451318180482">
                <text:p>0.01045131818048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0.0036580940992377">
                <text:p>0.0036580940992377</text:p>
              </table:table-cell>
              <table:table-cell office:value-type="float" office:value="0.011701758838004">
                <text:p>0.011701758838004</text:p>
              </table:table-cell>
              <table:table-cell office:value-type="float" office:value="0.0025785394060853">
                <text:p>0.0025785394060853</text:p>
              </table:table-cell>
              <table:table-cell office:value-type="float" office:value="0.010453626603012">
                <text:p>0.01045362660301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0.0037082365081934">
                <text:p>0.0037082365081934</text:p>
              </table:table-cell>
              <table:table-cell office:value-type="float" office:value="0.011705326153613">
                <text:p>0.011705326153613</text:p>
              </table:table-cell>
              <table:table-cell office:value-type="float" office:value="0.0026070948648548">
                <text:p>0.0026070948648548</text:p>
              </table:table-cell>
              <table:table-cell office:value-type="float" office:value="0.010455930737347">
                <text:p>0.010455930737347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0.0037583924570625">
                <text:p>0.0037583924570625</text:p>
              </table:table-cell>
              <table:table-cell office:value-type="float" office:value="0.011708873979807">
                <text:p>0.011708873979807</text:p>
              </table:table-cell>
              <table:table-cell office:value-type="float" office:value="0.0026356262975787">
                <text:p>0.0026356262975787</text:p>
              </table:table-cell>
              <table:table-cell office:value-type="float" office:value="0.010458215367314">
                <text:p>0.01045821536731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0.0038085616786348">
                <text:p>0.0038085616786348</text:p>
              </table:table-cell>
              <table:table-cell office:value-type="float" office:value="0.011712402782489">
                <text:p>0.011712402782489</text:p>
              </table:table-cell>
              <table:table-cell office:value-type="float" office:value="0.0026641579272417">
                <text:p>0.0026641579272417</text:p>
              </table:table-cell>
              <table:table-cell office:value-type="float" office:value="0.010460497665099">
                <text:p>0.010460497665099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0.0038587439144037">
                <text:p>0.0038587439144037</text:p>
              </table:table-cell>
              <table:table-cell office:value-type="float" office:value="0.011715913007492">
                <text:p>0.011715913007492</text:p>
              </table:table-cell>
              <table:table-cell office:value-type="float" office:value="0.0026926897626129">
                <text:p>0.0026926897626129</text:p>
              </table:table-cell>
              <table:table-cell office:value-type="float" office:value="0.010462777696645">
                <text:p>0.010462777696645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0.0039089389140742">
                <text:p>0.0039089389140742</text:p>
              </table:table-cell>
              <table:table-cell office:value-type="float" office:value="0.01171940508214">
                <text:p>0.01171940508214</text:p>
              </table:table-cell>
              <table:table-cell office:value-type="float" office:value="0.0027212218117368">
                <text:p>0.0027212218117368</text:p>
              </table:table-cell>
              <table:table-cell office:value-type="float" office:value="0.010465055529236">
                <text:p>0.010465055529236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0.0039591464351205">
                <text:p>0.0039591464351205</text:p>
              </table:table-cell>
              <table:table-cell office:value-type="float" office:value="0.011722879416439">
                <text:p>0.011722879416439</text:p>
              </table:table-cell>
              <table:table-cell office:value-type="float" office:value="0.0027497540819722">
                <text:p>0.0027497540819722</text:p>
              </table:table-cell>
              <table:table-cell office:value-type="float" office:value="0.010467331221583">
                <text:p>0.01046733122158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0.0040093662423848">
                <text:p>0.0040093662423848</text:p>
              </table:table-cell>
              <table:table-cell office:value-type="float" office:value="0.011726336404323">
                <text:p>0.011726336404323</text:p>
              </table:table-cell>
              <table:table-cell office:value-type="float" office:value="0.0027782865800275">
                <text:p>0.0027782865800275</text:p>
              </table:table-cell>
              <table:table-cell office:value-type="float" office:value="0.010469604839098">
                <text:p>0.01046960483909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0.0040595981077149">
                <text:p>0.0040595981077149</text:p>
              </table:table-cell>
              <table:table-cell office:value-type="float" office:value="0.011729776424704">
                <text:p>0.011729776424704</text:p>
              </table:table-cell>
              <table:table-cell office:value-type="float" office:value="0.0028068193119879">
                <text:p>0.0028068193119879</text:p>
              </table:table-cell>
              <table:table-cell office:value-type="float" office:value="0.010471876438183">
                <text:p>0.01047187643818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0.0041098418096286">
                <text:p>0.0041098418096286</text:p>
              </table:table-cell>
              <table:table-cell office:value-type="float" office:value="0.011733199842342">
                <text:p>0.011733199842342</text:p>
              </table:table-cell>
              <table:table-cell office:value-type="float" office:value="0.0028353522833449">
                <text:p>0.0028353522833449</text:p>
              </table:table-cell>
              <table:table-cell office:value-type="float" office:value="0.010474146070495">
                <text:p>0.01047414607049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0.0041683153008857">
                <text:p>0.0041683153008857</text:p>
              </table:table-cell>
              <table:table-cell office:value-type="float" office:value="0.01171162897167">
                <text:p>0.01171162897167</text:p>
              </table:table-cell>
              <table:table-cell office:value-type="float" office:value="0.0028641056128557">
                <text:p>0.0028641056128557</text:p>
              </table:table-cell>
              <table:table-cell office:value-type="float" office:value="0.010475696681628">
                <text:p>0.01047569668162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0.0042269224587364">
                <text:p>0.0042269224587364</text:p>
              </table:table-cell>
              <table:table-cell office:value-type="float" office:value="0.01168948066891">
                <text:p>0.01168948066891</text:p>
              </table:table-cell>
              <table:table-cell office:value-type="float" office:value="0.0028928599960805">
                <text:p>0.0028928599960805</text:p>
              </table:table-cell>
              <table:table-cell office:value-type="float" office:value="0.010477245445819">
                <text:p>0.010477245445819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0.0042856578436033">
                <text:p>0.0042856578436033</text:p>
              </table:table-cell>
              <table:table-cell office:value-type="float" office:value="0.011666771552178">
                <text:p>0.011666771552178</text:p>
              </table:table-cell>
              <table:table-cell office:value-type="float" office:value="0.0029216154186435">
                <text:p>0.0029216154186435</text:p>
              </table:table-cell>
              <table:table-cell office:value-type="float" office:value="0.010478792416333">
                <text:p>0.01047879241633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0.0043445162824266">
                <text:p>0.0043445162824266</text:p>
              </table:table-cell>
              <table:table-cell office:value-type="float" office:value="0.01164351739203">
                <text:p>0.01164351739203</text:p>
              </table:table-cell>
              <table:table-cell office:value-type="float" office:value="0.0029503718663094">
                <text:p>0.0029503718663094</text:p>
              </table:table-cell>
              <table:table-cell office:value-type="float" office:value="0.010480337639282">
                <text:p>0.010480337639282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0.0044034906966391">
                <text:p>0.0044034906966391</text:p>
              </table:table-cell>
              <table:table-cell office:value-type="float" office:value="0.011619733325542">
                <text:p>0.011619733325542</text:p>
              </table:table-cell>
              <table:table-cell office:value-type="float" office:value="0.0029793510352519">
                <text:p>0.0029793510352519</text:p>
              </table:table-cell>
              <table:table-cell office:value-type="float" office:value="0.010481184527431">
                <text:p>0.010481184527431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0.0044625719638055">
                <text:p>0.0044625719638055</text:p>
              </table:table-cell>
              <table:table-cell office:value-type="float" office:value="0.011595434042519">
                <text:p>0.011595434042519</text:p>
              </table:table-cell>
              <table:table-cell office:value-type="float" office:value="0.0030083322762557">
                <text:p>0.0030083322762557</text:p>
              </table:table-cell>
              <table:table-cell office:value-type="float" office:value="0.01048202914556">
                <text:p>0.01048202914556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0.0045217592752341">
                <text:p>0.0045217592752341</text:p>
              </table:table-cell>
              <table:table-cell office:value-type="float" office:value="0.011570635695789">
                <text:p>0.011570635695789</text:p>
              </table:table-cell>
              <table:table-cell office:value-type="float" office:value="0.0030373155551131">
                <text:p>0.0030373155551131</text:p>
              </table:table-cell>
              <table:table-cell office:value-type="float" office:value="0.010482871549031">
                <text:p>0.01048287154903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0.0045838548260892">
                <text:p>0.0045838548260892</text:p>
              </table:table-cell>
              <table:table-cell office:value-type="float" office:value="0.011534607414209">
                <text:p>0.011534607414209</text:p>
              </table:table-cell>
              <table:table-cell office:value-type="float" office:value="0.0030663008384605">
                <text:p>0.0030663008384605</text:p>
              </table:table-cell>
              <table:table-cell office:value-type="float" office:value="0.010483711790722">
                <text:p>0.010483711790722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0.0046496328625775">
                <text:p>0.0046496328625775</text:p>
              </table:table-cell>
              <table:table-cell office:value-type="float" office:value="0.011483430075974">
                <text:p>0.011483430075974</text:p>
              </table:table-cell>
              <table:table-cell office:value-type="float" office:value="0.003095288093744">
                <text:p>0.003095288093744</text:p>
              </table:table-cell>
              <table:table-cell office:value-type="float" office:value="0.010484549921583">
                <text:p>0.010484549921583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0.0047155469597851">
                <text:p>0.0047155469597851</text:p>
              </table:table-cell>
              <table:table-cell office:value-type="float" office:value="0.011431656099422">
                <text:p>0.011431656099422</text:p>
              </table:table-cell>
              <table:table-cell office:value-type="float" office:value="0.0031242772891906">
                <text:p>0.0031242772891906</text:p>
              </table:table-cell>
              <table:table-cell office:value-type="float" office:value="0.010485385990734">
                <text:p>0.01048538599073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0.0047815916175801">
                <text:p>0.0047815916175801</text:p>
              </table:table-cell>
              <table:table-cell office:value-type="float" office:value="0.011379327514787">
                <text:p>0.011379327514787</text:p>
              </table:table-cell>
              <table:table-cell office:value-type="float" office:value="0.0031532683937798">
                <text:p>0.0031532683937798</text:p>
              </table:table-cell>
              <table:table-cell office:value-type="float" office:value="0.010486220045551">
                <text:p>0.01048622004555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0.0048477554893056">
                <text:p>0.0048477554893056</text:p>
              </table:table-cell>
              <table:table-cell office:value-type="float" office:value="0.011326483612828">
                <text:p>0.011326483612828</text:p>
              </table:table-cell>
              <table:table-cell office:value-type="float" office:value="0.0031822613772173">
                <text:p>0.0031822613772173</text:p>
              </table:table-cell>
              <table:table-cell office:value-type="float" office:value="0.010487052131721">
                <text:p>0.01048705213172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0.0049140284715586">
                <text:p>0.0049140284715586</text:p>
              </table:table-cell>
              <table:table-cell office:value-type="float" office:value="0.011273160082986">
                <text:p>0.011273160082986</text:p>
              </table:table-cell>
              <table:table-cell office:value-type="float" office:value="0.0032112562099097">
                <text:p>0.0032112562099097</text:p>
              </table:table-cell>
              <table:table-cell office:value-type="float" office:value="0.010487882293327">
                <text:p>0.01048788229332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0.0049804031359223">
                <text:p>0.0049804031359223</text:p>
              </table:table-cell>
              <table:table-cell office:value-type="float" office:value="0.011219389258818">
                <text:p>0.011219389258818</text:p>
              </table:table-cell>
              <table:table-cell office:value-type="float" office:value="0.0032402528629404">
                <text:p>0.0032402528629404</text:p>
              </table:table-cell>
              <table:table-cell office:value-type="float" office:value="0.010488710572909">
                <text:p>0.010488710572909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0.0050468727501036">
                <text:p>0.0050468727501036</text:p>
              </table:table-cell>
              <table:table-cell office:value-type="float" office:value="0.011165200479877">
                <text:p>0.011165200479877</text:p>
              </table:table-cell>
              <table:table-cell office:value-type="float" office:value="0.0032710799359948">
                <text:p>0.0032710799359948</text:p>
              </table:table-cell>
              <table:table-cell office:value-type="float" office:value="0.010483034087026">
                <text:p>0.01048303408702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0.00511343119609">
                <text:p>0.00511343119609</text:p>
              </table:table-cell>
              <table:table-cell office:value-type="float" office:value="0.011110620435043">
                <text:p>0.011110620435043</text:p>
              </table:table-cell>
              <table:table-cell office:value-type="float" office:value="0.0033024300505837">
                <text:p>0.0033024300505837</text:p>
              </table:table-cell>
              <table:table-cell office:value-type="float" office:value="0.010467429719857">
                <text:p>0.01046742971985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0.0051800729017876">
                <text:p>0.0051800729017876</text:p>
              </table:table-cell>
              <table:table-cell office:value-type="float" office:value="0.011055673461039">
                <text:p>0.011055673461039</text:p>
              </table:table-cell>
              <table:table-cell office:value-type="float" office:value="0.0033331313583172">
                <text:p>0.0033331313583172</text:p>
              </table:table-cell>
              <table:table-cell office:value-type="float" office:value="0.01044982846783">
                <text:p>0.01044982846783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0.0052467927774457">
                <text:p>0.0052467927774457</text:p>
              </table:table-cell>
              <table:table-cell office:value-type="float" office:value="0.01100038180571">
                <text:p>0.01100038180571</text:p>
              </table:table-cell>
              <table:table-cell office:value-type="float" office:value="0.0033638355233176">
                <text:p>0.0033638355233176</text:p>
              </table:table-cell>
              <table:table-cell office:value-type="float" office:value="0.010432216637232">
                <text:p>0.010432216637232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0.005313583249152">
                <text:p>0.005313583249152</text:p>
              </table:table-cell>
              <table:table-cell office:value-type="float" office:value="0.010944765745599">
                <text:p>0.010944765745599</text:p>
              </table:table-cell>
              <table:table-cell office:value-type="float" office:value="0.0033945424954928">
                <text:p>0.0033945424954928</text:p>
              </table:table-cell>
              <table:table-cell office:value-type="float" office:value="0.010414594357246">
                <text:p>0.010414594357246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0.0053804298729448">
                <text:p>0.0053804298729448</text:p>
              </table:table-cell>
              <table:table-cell office:value-type="float" office:value="0.010888843415462">
                <text:p>0.010888843415462</text:p>
              </table:table-cell>
              <table:table-cell office:value-type="float" office:value="0.0034252522270118">
                <text:p>0.0034252522270118</text:p>
              </table:table-cell>
              <table:table-cell office:value-type="float" office:value="0.010396961749987">
                <text:p>0.01039696174998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0.0054473392776335">
                <text:p>0.0054473392776335</text:p>
              </table:table-cell>
              <table:table-cell office:value-type="float" office:value="0.010832632183708">
                <text:p>0.010832632183708</text:p>
              </table:table-cell>
              <table:table-cell office:value-type="float" office:value="0.0034559646721892">
                <text:p>0.0034559646721892</text:p>
              </table:table-cell>
              <table:table-cell office:value-type="float" office:value="0.010379318929431">
                <text:p>0.010379318929431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0.0055143078445362">
                <text:p>0.0055143078445362</text:p>
              </table:table-cell>
              <table:table-cell office:value-type="float" office:value="0.010776148626998">
                <text:p>0.010776148626998</text:p>
              </table:table-cell>
              <table:table-cell office:value-type="float" office:value="0.0034866797875754">
                <text:p>0.0034866797875754</text:p>
              </table:table-cell>
              <table:table-cell office:value-type="float" office:value="0.010361666002299">
                <text:p>0.010361666002299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0.0055815971078755">
                <text:p>0.0055815971078755</text:p>
              </table:table-cell>
              <table:table-cell office:value-type="float" office:value="0.010718321539409">
                <text:p>0.010718321539409</text:p>
              </table:table-cell>
              <table:table-cell office:value-type="float" office:value="0.0035173975315081">
                <text:p>0.0035173975315081</text:p>
              </table:table-cell>
              <table:table-cell office:value-type="float" office:value="0.01034400306923">
                <text:p>0.01034400306923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0056489389589748">
                <text:p>0.0056489389589748</text:p>
              </table:table-cell>
              <table:table-cell office:value-type="float" office:value="0.010660253297755">
                <text:p>0.010660253297755</text:p>
              </table:table-cell>
              <table:table-cell office:value-type="float" office:value="0.0035481178642075">
                <text:p>0.0035481178642075</text:p>
              </table:table-cell>
              <table:table-cell office:value-type="float" office:value="0.010326330224252">
                <text:p>0.010326330224252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0.0057163301677245">
                <text:p>0.0057163301677245</text:p>
              </table:table-cell>
              <table:table-cell office:value-type="float" office:value="0.010601958182835">
                <text:p>0.010601958182835</text:p>
              </table:table-cell>
              <table:table-cell office:value-type="float" office:value="0.0035788407476535">
                <text:p>0.0035788407476535</text:p>
              </table:table-cell>
              <table:table-cell office:value-type="float" office:value="0.010308647555756">
                <text:p>0.010308647555756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0.0057837677635657">
                <text:p>0.0057837677635657</text:p>
              </table:table-cell>
              <table:table-cell office:value-type="float" office:value="0.010543449353279">
                <text:p>0.010543449353279</text:p>
              </table:table-cell>
              <table:table-cell office:value-type="float" office:value="0.0036095661454779">
                <text:p>0.0036095661454779</text:p>
              </table:table-cell>
              <table:table-cell office:value-type="float" office:value="0.010290955146637">
                <text:p>0.01029095514663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0.0058519663892259">
                <text:p>0.0058519663892259</text:p>
              </table:table-cell>
              <table:table-cell office:value-type="float" office:value="0.010481805878108">
                <text:p>0.010481805878108</text:p>
              </table:table-cell>
              <table:table-cell office:value-type="float" office:value="0.003640294022881">
                <text:p>0.003640294022881</text:p>
              </table:table-cell>
              <table:table-cell office:value-type="float" office:value="0.010273253074557">
                <text:p>0.01027325307455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0.00592021191131">
                <text:p>0.00592021191131</text:p>
              </table:table-cell>
              <table:table-cell office:value-type="float" office:value="0.010419960832733">
                <text:p>0.010419960832733</text:p>
              </table:table-cell>
              <table:table-cell office:value-type="float" office:value="0.00367102434655">
                <text:p>0.00367102434655</text:p>
              </table:table-cell>
              <table:table-cell office:value-type="float" office:value="0.010255541412447">
                <text:p>0.01025554141244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0.0059885017360875">
                <text:p>0.0059885017360875</text:p>
              </table:table-cell>
              <table:table-cell office:value-type="float" office:value="0.010357925556376">
                <text:p>0.010357925556376</text:p>
              </table:table-cell>
              <table:table-cell office:value-type="float" office:value="0.0037017570845825">
                <text:p>0.0037017570845825</text:p>
              </table:table-cell>
              <table:table-cell office:value-type="float" office:value="0.010237820228773">
                <text:p>0.01023782022877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0.0060568334556703">
                <text:p>0.0060568334556703</text:p>
              </table:table-cell>
              <table:table-cell office:value-type="float" office:value="0.01029571057886">
                <text:p>0.01029571057886</text:p>
              </table:table-cell>
              <table:table-cell office:value-type="float" office:value="0.0037324922064135">
                <text:p>0.0037324922064135</text:p>
              </table:table-cell>
              <table:table-cell office:value-type="float" office:value="0.0102200895876">
                <text:p>0.0102200895876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0.0061252048306588">
                <text:p>0.0061252048306588</text:p>
              </table:table-cell>
              <table:table-cell office:value-type="float" office:value="0.010233325694048">
                <text:p>0.010233325694048</text:p>
              </table:table-cell>
              <table:table-cell office:value-type="float" office:value="0.0037632296827485">
                <text:p>0.0037632296827485</text:p>
              </table:table-cell>
              <table:table-cell office:value-type="float" office:value="0.010202349549073">
                <text:p>0.01020234954907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0.0061936116730288">
                <text:p>0.0061936116730288</text:p>
              </table:table-cell>
              <table:table-cell office:value-type="float" office:value="0.010170780009652">
                <text:p>0.010170780009652</text:p>
              </table:table-cell>
              <table:table-cell office:value-type="float" office:value="0.0037939694854984">
                <text:p>0.0037939694854984</text:p>
              </table:table-cell>
              <table:table-cell office:value-type="float" office:value="0.010184600169617">
                <text:p>0.010184600169617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0.0061784565155805">
                <text:p>0.0061784565155805</text:p>
              </table:table-cell>
              <table:table-cell office:value-type="float" office:value="0.0099904426524576">
                <text:p>0.0099904426524576</text:p>
              </table:table-cell>
              <table:table-cell office:value-type="float" office:value="0.0037786862448964">
                <text:p>0.0037786862448964</text:p>
              </table:table-cell>
              <table:table-cell office:value-type="float" office:value="0.010003689131568">
                <text:p>0.010003689131568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0.0061633013581317">
                <text:p>0.0061633013581317</text:p>
              </table:table-cell>
              <table:table-cell office:value-type="float" office:value="0.0098101052952439">
                <text:p>0.0098101052952439</text:p>
              </table:table-cell>
              <table:table-cell office:value-type="float" office:value="0.0037634030042933">
                <text:p>0.0037634030042933</text:p>
              </table:table-cell>
              <table:table-cell office:value-type="float" office:value="0.0098227780935224">
                <text:p>0.009822778093522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0.0061481462006829">
                <text:p>0.0061481462006829</text:p>
              </table:table-cell>
              <table:table-cell office:value-type="float" office:value="0.0096297679379795">
                <text:p>0.0096297679379795</text:p>
              </table:table-cell>
              <table:table-cell office:value-type="float" office:value="0.0037481197636902">
                <text:p>0.0037481197636902</text:p>
              </table:table-cell>
              <table:table-cell office:value-type="float" office:value="0.0096418670554728">
                <text:p>0.009641867055472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0.0061329910432341">
                <text:p>0.0061329910432341</text:p>
              </table:table-cell>
              <table:table-cell office:value-type="float" office:value="0.0094494305807349">
                <text:p>0.0094494305807349</text:p>
              </table:table-cell>
              <table:table-cell office:value-type="float" office:value="0.0037328365230872">
                <text:p>0.0037328365230872</text:p>
              </table:table-cell>
              <table:table-cell office:value-type="float" office:value="0.0094609560174313">
                <text:p>0.009460956017431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0.0061178358857853">
                <text:p>0.0061178358857853</text:p>
              </table:table-cell>
              <table:table-cell office:value-type="float" office:value="0.0092690932234108">
                <text:p>0.0092690932234108</text:p>
              </table:table-cell>
              <table:table-cell office:value-type="float" office:value="0.0037175532824841">
                <text:p>0.0037175532824841</text:p>
              </table:table-cell>
              <table:table-cell office:value-type="float" office:value="0.0092800449793962">
                <text:p>0.009280044979396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0.0061026807283366">
                <text:p>0.0061026807283366</text:p>
              </table:table-cell>
              <table:table-cell office:value-type="float" office:value="0.009088755866242">
                <text:p>0.009088755866242</text:p>
              </table:table-cell>
              <table:table-cell office:value-type="float" office:value="0.003702270041881">
                <text:p>0.003702270041881</text:p>
              </table:table-cell>
              <table:table-cell office:value-type="float" office:value="0.0090991339413491">
                <text:p>0.0090991339413491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0.0060875255708878">
                <text:p>0.0060875255708878</text:p>
              </table:table-cell>
              <table:table-cell office:value-type="float" office:value="0.0089084185090191">
                <text:p>0.0089084185090191</text:p>
              </table:table-cell>
              <table:table-cell office:value-type="float" office:value="0.003686986801278">
                <text:p>0.003686986801278</text:p>
              </table:table-cell>
              <table:table-cell office:value-type="float" office:value="0.008918222903311">
                <text:p>0.008918222903311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0.006072370413439">
                <text:p>0.006072370413439</text:p>
              </table:table-cell>
              <table:table-cell office:value-type="float" office:value="0.0087280811517686">
                <text:p>0.0087280811517686</text:p>
              </table:table-cell>
              <table:table-cell office:value-type="float" office:value="0.0036717035606749">
                <text:p>0.0036717035606749</text:p>
              </table:table-cell>
              <table:table-cell office:value-type="float" office:value="0.0087373118652657">
                <text:p>0.008737311865265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0.0060572152559903">
                <text:p>0.0060572152559903</text:p>
              </table:table-cell>
              <table:table-cell office:value-type="float" office:value="0.0085477437945584">
                <text:p>0.0085477437945584</text:p>
              </table:table-cell>
              <table:table-cell office:value-type="float" office:value="0.0036564203200718">
                <text:p>0.0036564203200718</text:p>
              </table:table-cell>
              <table:table-cell office:value-type="float" office:value="0.0085564008272238">
                <text:p>0.008556400827223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0.0060420600985415">
                <text:p>0.0060420600985415</text:p>
              </table:table-cell>
              <table:table-cell office:value-type="float" office:value="0.008367406437304">
                <text:p>0.008367406437304</text:p>
              </table:table-cell>
              <table:table-cell office:value-type="float" office:value="0.0036411370794687">
                <text:p>0.0036411370794687</text:p>
              </table:table-cell>
              <table:table-cell office:value-type="float" office:value="0.0083754897891789">
                <text:p>0.0083754897891789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0.0060269049410927">
                <text:p>0.0060269049410927</text:p>
              </table:table-cell>
              <table:table-cell office:value-type="float" office:value="0.0081870690801083">
                <text:p>0.0081870690801083</text:p>
              </table:table-cell>
              <table:table-cell office:value-type="float" office:value="0.0036258538388657">
                <text:p>0.0036258538388657</text:p>
              </table:table-cell>
              <table:table-cell office:value-type="float" office:value="0.0081945787511341">
                <text:p>0.008194578751134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0.0060117497836439">
                <text:p>0.0060117497836439</text:p>
              </table:table-cell>
              <table:table-cell office:value-type="float" office:value="0.0080067317227775">
                <text:p>0.0080067317227775</text:p>
              </table:table-cell>
              <table:table-cell office:value-type="float" office:value="0.0036105705982626">
                <text:p>0.0036105705982626</text:p>
              </table:table-cell>
              <table:table-cell office:value-type="float" office:value="0.0080136677130975">
                <text:p>0.008013667713097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0.0059965946261952">
                <text:p>0.0059965946261952</text:p>
              </table:table-cell>
              <table:table-cell office:value-type="float" office:value="0.0078263943656038">
                <text:p>0.0078263943656038</text:p>
              </table:table-cell>
              <table:table-cell office:value-type="float" office:value="0.0035952873576595">
                <text:p>0.0035952873576595</text:p>
              </table:table-cell>
              <table:table-cell office:value-type="float" office:value="0.0078327566750527">
                <text:p>0.007832756675052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0.0059814394687464">
                <text:p>0.0059814394687464</text:p>
              </table:table-cell>
              <table:table-cell office:value-type="float" office:value="0.007646057008355">
                <text:p>0.007646057008355</text:p>
              </table:table-cell>
              <table:table-cell office:value-type="float" office:value="0.0035800041170565">
                <text:p>0.0035800041170565</text:p>
              </table:table-cell>
              <table:table-cell office:value-type="float" office:value="0.0076518456370081">
                <text:p>0.007651845637008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0.0059662843112976">
                <text:p>0.0059662843112976</text:p>
              </table:table-cell>
              <table:table-cell office:value-type="float" office:value="0.007465719651121">
                <text:p>0.007465719651121</text:p>
              </table:table-cell>
              <table:table-cell office:value-type="float" office:value="0.0035647208764534">
                <text:p>0.0035647208764534</text:p>
              </table:table-cell>
              <table:table-cell office:value-type="float" office:value="0.0074709345989672">
                <text:p>0.0074709345989672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0.0059511291538489">
                <text:p>0.0059511291538489</text:p>
              </table:table-cell>
              <table:table-cell office:value-type="float" office:value="0.0072853822938826">
                <text:p>0.0072853822938826</text:p>
              </table:table-cell>
              <table:table-cell office:value-type="float" office:value="0.0035494376358503">
                <text:p>0.0035494376358503</text:p>
              </table:table-cell>
              <table:table-cell office:value-type="float" office:value="0.0072900235609247">
                <text:p>0.0072900235609247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0.0059359739964001">
                <text:p>0.0059359739964001</text:p>
              </table:table-cell>
              <table:table-cell office:value-type="float" office:value="0.0071050449366579">
                <text:p>0.0071050449366579</text:p>
              </table:table-cell>
              <table:table-cell office:value-type="float" office:value="0.0035341543952472">
                <text:p>0.0035341543952472</text:p>
              </table:table-cell>
              <table:table-cell office:value-type="float" office:value="0.0071091125228836">
                <text:p>0.007109112522883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0.0059208188389513">
                <text:p>0.0059208188389513</text:p>
              </table:table-cell>
              <table:table-cell office:value-type="float" office:value="0.0069247075794223">
                <text:p>0.0069247075794223</text:p>
              </table:table-cell>
              <table:table-cell office:value-type="float" office:value="0.0035188711546442">
                <text:p>0.0035188711546442</text:p>
              </table:table-cell>
              <table:table-cell office:value-type="float" office:value="0.0069282014848374">
                <text:p>0.006928201484837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0.0059056636815025">
                <text:p>0.0059056636815025</text:p>
              </table:table-cell>
              <table:table-cell office:value-type="float" office:value="0.0067443702221883">
                <text:p>0.0067443702221883</text:p>
              </table:table-cell>
              <table:table-cell office:value-type="float" office:value="0.0035035879140411">
                <text:p>0.0035035879140411</text:p>
              </table:table-cell>
              <table:table-cell office:value-type="float" office:value="0.0067472904467996">
                <text:p>0.006747290446799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0.0058905085240538">
                <text:p>0.0058905085240538</text:p>
              </table:table-cell>
              <table:table-cell office:value-type="float" office:value="0.0065640328649422">
                <text:p>0.0065640328649422</text:p>
              </table:table-cell>
              <table:table-cell office:value-type="float" office:value="0.003488304673438">
                <text:p>0.003488304673438</text:p>
              </table:table-cell>
              <table:table-cell office:value-type="float" office:value="0.0065663794087542">
                <text:p>0.0065663794087542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0.005875353366605">
                <text:p>0.005875353366605</text:p>
              </table:table-cell>
              <table:table-cell office:value-type="float" office:value="0.0063836955077176">
                <text:p>0.0063836955077176</text:p>
              </table:table-cell>
              <table:table-cell office:value-type="float" office:value="0.003473021432835">
                <text:p>0.003473021432835</text:p>
              </table:table-cell>
              <table:table-cell office:value-type="float" office:value="0.0063854683707093">
                <text:p>0.006385468370709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0.0058601982091562">
                <text:p>0.0058601982091562</text:p>
              </table:table-cell>
              <table:table-cell office:value-type="float" office:value="0.0062033581504697">
                <text:p>0.0062033581504697</text:p>
              </table:table-cell>
              <table:table-cell office:value-type="float" office:value="0.0034577381922319">
                <text:p>0.0034577381922319</text:p>
              </table:table-cell>
              <table:table-cell office:value-type="float" office:value="0.0062045573326689">
                <text:p>0.006204557332668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0.0058450430517074">
                <text:p>0.0058450430517074</text:p>
              </table:table-cell>
              <table:table-cell office:value-type="float" office:value="0.006023020793227">
                <text:p>0.006023020793227</text:p>
              </table:table-cell>
              <table:table-cell office:value-type="float" office:value="0.0034424549516288">
                <text:p>0.0034424549516288</text:p>
              </table:table-cell>
              <table:table-cell office:value-type="float" office:value="0.0060236462946279">
                <text:p>0.0060236462946279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0.0058298878942587">
                <text:p>0.0058298878942587</text:p>
              </table:table-cell>
              <table:table-cell office:value-type="float" office:value="0.0058426834360023">
                <text:p>0.0058426834360023</text:p>
              </table:table-cell>
              <table:table-cell office:value-type="float" office:value="0.0034271717110258">
                <text:p>0.0034271717110258</text:p>
              </table:table-cell>
              <table:table-cell office:value-type="float" office:value="0.005842735256584">
                <text:p>0.00584273525658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0.0058147327368099">
                <text:p>0.0058147327368099</text:p>
              </table:table-cell>
              <table:table-cell office:value-type="float" office:value="0.0056623460787662">
                <text:p>0.0056623460787662</text:p>
              </table:table-cell>
              <table:table-cell office:value-type="float" office:value="0.0034118884704227">
                <text:p>0.0034118884704227</text:p>
              </table:table-cell>
              <table:table-cell office:value-type="float" office:value="0.0056618242185431">
                <text:p>0.005661824218543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0.0057995775793611">
                <text:p>0.0057995775793611</text:p>
              </table:table-cell>
              <table:table-cell office:value-type="float" office:value="0.0054820087215234">
                <text:p>0.0054820087215234</text:p>
              </table:table-cell>
              <table:table-cell office:value-type="float" office:value="0.0033966052298196">
                <text:p>0.0033966052298196</text:p>
              </table:table-cell>
              <table:table-cell office:value-type="float" office:value="0.0054809131805006">
                <text:p>0.0054809131805006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0.0057844224219124">
                <text:p>0.0057844224219124</text:p>
              </table:table-cell>
              <table:table-cell office:value-type="float" office:value="0.0053016713642979">
                <text:p>0.0053016713642979</text:p>
              </table:table-cell>
              <table:table-cell office:value-type="float" office:value="0.0033813219892165">
                <text:p>0.0033813219892165</text:p>
              </table:table-cell>
              <table:table-cell office:value-type="float" office:value="0.0053000021424582">
                <text:p>0.005300002142458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0.0057692672644636">
                <text:p>0.0057692672644636</text:p>
              </table:table-cell>
              <table:table-cell office:value-type="float" office:value="0.0051213340070698">
                <text:p>0.0051213340070698</text:p>
              </table:table-cell>
              <table:table-cell office:value-type="float" office:value="0.0033660387486135">
                <text:p>0.0033660387486135</text:p>
              </table:table-cell>
              <table:table-cell office:value-type="float" office:value="0.0051190911044165">
                <text:p>0.005119091104416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0.0057541121070148">
                <text:p>0.0057541121070148</text:p>
              </table:table-cell>
              <table:table-cell office:value-type="float" office:value="0.0049409966498255">
                <text:p>0.0049409966498255</text:p>
              </table:table-cell>
              <table:table-cell office:value-type="float" office:value="0.0033507555080104">
                <text:p>0.0033507555080104</text:p>
              </table:table-cell>
              <table:table-cell office:value-type="float" office:value="0.0049381800663735">
                <text:p>0.0049381800663735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0.005738956949566">
                <text:p>0.005738956949566</text:p>
              </table:table-cell>
              <table:table-cell office:value-type="float" office:value="0.0047606592925917">
                <text:p>0.0047606592925917</text:p>
              </table:table-cell>
              <table:table-cell office:value-type="float" office:value="0.0033354722674073">
                <text:p>0.0033354722674073</text:p>
              </table:table-cell>
              <table:table-cell office:value-type="float" office:value="0.0047572690283273">
                <text:p>0.004757269028327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0.0057238017921173">
                <text:p>0.0057238017921173</text:p>
              </table:table-cell>
              <table:table-cell office:value-type="float" office:value="0.0045803219353465">
                <text:p>0.0045803219353465</text:p>
              </table:table-cell>
              <table:table-cell office:value-type="float" office:value="0.0033201890268043">
                <text:p>0.0033201890268043</text:p>
              </table:table-cell>
              <table:table-cell office:value-type="float" office:value="0.004576357990286">
                <text:p>0.004576357990286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0.0057086466346685">
                <text:p>0.0057086466346685</text:p>
              </table:table-cell>
              <table:table-cell office:value-type="float" office:value="0.0043999845781108">
                <text:p>0.0043999845781108</text:p>
              </table:table-cell>
              <table:table-cell office:value-type="float" office:value="0.0033049057862012">
                <text:p>0.0033049057862012</text:p>
              </table:table-cell>
              <table:table-cell office:value-type="float" office:value="0.0043954469522448">
                <text:p>0.0043954469522448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0.0056934914772197">
                <text:p>0.0056934914772197</text:p>
              </table:table-cell>
              <table:table-cell office:value-type="float" office:value="0.0042196472208656">
                <text:p>0.0042196472208656</text:p>
              </table:table-cell>
              <table:table-cell office:value-type="float" office:value="0.0032896225455981">
                <text:p>0.0032896225455981</text:p>
              </table:table-cell>
              <table:table-cell office:value-type="float" office:value="0.0042145359141999">
                <text:p>0.0042145359141999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0.0056783363197709">
                <text:p>0.0056783363197709</text:p>
              </table:table-cell>
              <table:table-cell office:value-type="float" office:value="0.0040393098636401">
                <text:p>0.0040393098636401</text:p>
              </table:table-cell>
              <table:table-cell office:value-type="float" office:value="0.003274339304995">
                <text:p>0.003274339304995</text:p>
              </table:table-cell>
              <table:table-cell office:value-type="float" office:value="0.0040336248761622">
                <text:p>0.004033624876162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0.0056631811623222">
                <text:p>0.0056631811623222</text:p>
              </table:table-cell>
              <table:table-cell office:value-type="float" office:value="0.0038589725064006">
                <text:p>0.0038589725064006</text:p>
              </table:table-cell>
              <table:table-cell office:value-type="float" office:value="0.003259056064392">
                <text:p>0.003259056064392</text:p>
              </table:table-cell>
              <table:table-cell office:value-type="float" office:value="0.0038527138381149">
                <text:p>0.0038527138381149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0.0056480260048734">
                <text:p>0.0056480260048734</text:p>
              </table:table-cell>
              <table:table-cell office:value-type="float" office:value="0.0036786351491632">
                <text:p>0.0036786351491632</text:p>
              </table:table-cell>
              <table:table-cell office:value-type="float" office:value="0.0032437728237889">
                <text:p>0.0032437728237889</text:p>
              </table:table-cell>
              <table:table-cell office:value-type="float" office:value="0.0036718028000745">
                <text:p>0.003671802800074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0.0056328708474246">
                <text:p>0.0056328708474246</text:p>
              </table:table-cell>
              <table:table-cell office:value-type="float" office:value="0.0034982977919298">
                <text:p>0.0034982977919298</text:p>
              </table:table-cell>
              <table:table-cell office:value-type="float" office:value="0.0032284895831858">
                <text:p>0.0032284895831858</text:p>
              </table:table-cell>
              <table:table-cell office:value-type="float" office:value="0.0034908917620293">
                <text:p>0.003490891762029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0.0056177156899758">
                <text:p>0.0056177156899758</text:p>
              </table:table-cell>
              <table:table-cell office:value-type="float" office:value="0.003317960434698">
                <text:p>0.003317960434698</text:p>
              </table:table-cell>
              <table:table-cell office:value-type="float" office:value="0.0032132063425828">
                <text:p>0.0032132063425828</text:p>
              </table:table-cell>
              <table:table-cell office:value-type="float" office:value="0.0033099807239896">
                <text:p>0.0033099807239896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0.0056025605325271">
                <text:p>0.0056025605325271</text:p>
              </table:table-cell>
              <table:table-cell office:value-type="float" office:value="0.0031376230774566">
                <text:p>0.0031376230774566</text:p>
              </table:table-cell>
              <table:table-cell office:value-type="float" office:value="0.0031979231019797">
                <text:p>0.0031979231019797</text:p>
              </table:table-cell>
              <table:table-cell office:value-type="float" office:value="0.0031290696859488">
                <text:p>0.0031290696859488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0.005587375939971">
                <text:p>0.005587375939971</text:p>
              </table:table-cell>
              <table:table-cell office:value-type="float" office:value="0.0029574227610641">
                <text:p>0.0029574227610641</text:p>
              </table:table-cell>
              <table:table-cell office:value-type="float" office:value="0.0031826398613766">
                <text:p>0.0031826398613766</text:p>
              </table:table-cell>
              <table:table-cell office:value-type="float" office:value="0.0029481586478985">
                <text:p>0.002948158647898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0.0055717754071975">
                <text:p>0.0055717754071975</text:p>
              </table:table-cell>
              <table:table-cell office:value-type="float" office:value="0.0027791590946401">
                <text:p>0.0027791590946401</text:p>
              </table:table-cell>
              <table:table-cell office:value-type="float" office:value="0.0031673566207735">
                <text:p>0.0031673566207735</text:p>
              </table:table-cell>
              <table:table-cell office:value-type="float" office:value="0.0027672476098596">
                <text:p>0.0027672476098596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0.0055559102496981">
                <text:p>0.0055559102496981</text:p>
              </table:table-cell>
              <table:table-cell office:value-type="float" office:value="0.0026021174655894">
                <text:p>0.0026021174655894</text:p>
              </table:table-cell>
              <table:table-cell office:value-type="float" office:value="0.0031520733801705">
                <text:p>0.0031520733801705</text:p>
              </table:table-cell>
              <table:table-cell office:value-type="float" office:value="0.002586336571818">
                <text:p>0.002586336571818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0.0055391652575688">
                <text:p>0.0055391652575688</text:p>
              </table:table-cell>
              <table:table-cell office:value-type="float" office:value="0.0024291361583383">
                <text:p>0.0024291361583383</text:p>
              </table:table-cell>
              <table:table-cell office:value-type="float" office:value="0.0031367901395674">
                <text:p>0.0031367901395674</text:p>
              </table:table-cell>
              <table:table-cell office:value-type="float" office:value="0.0024054255337747">
                <text:p>0.002405425533774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0.0055217674138496">
                <text:p>0.0055217674138496</text:p>
              </table:table-cell>
              <table:table-cell office:value-type="float" office:value="0.0022591609832894">
                <text:p>0.0022591609832894</text:p>
              </table:table-cell>
              <table:table-cell office:value-type="float" office:value="0.0031215068989643">
                <text:p>0.0031215068989643</text:p>
              </table:table-cell>
              <table:table-cell office:value-type="float" office:value="0.0022245144957311">
                <text:p>0.0022245144957311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0.0055043691599423">
                <text:p>0.0055043691599423</text:p>
              </table:table-cell>
              <table:table-cell office:value-type="float" office:value="0.0020891879388809">
                <text:p>0.0020891879388809</text:p>
              </table:table-cell>
              <table:table-cell office:value-type="float" office:value="0.0031062236583613">
                <text:p>0.0031062236583613</text:p>
              </table:table-cell>
              <table:table-cell office:value-type="float" office:value="0.0020436034576914">
                <text:p>0.002043603457691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0.0054869705171864">
                <text:p>0.0054869705171864</text:p>
              </table:table-cell>
              <table:table-cell office:value-type="float" office:value="0.0019192169203031">
                <text:p>0.0019192169203031</text:p>
              </table:table-cell>
              <table:table-cell office:value-type="float" office:value="0.0030909404177582">
                <text:p>0.0030909404177582</text:p>
              </table:table-cell>
              <table:table-cell office:value-type="float" office:value="0.0018626924196494">
                <text:p>0.0018626924196494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0.0054695715058568">
                <text:p>0.0054695715058568</text:p>
              </table:table-cell>
              <table:table-cell office:value-type="float" office:value="0.001749247827528">
                <text:p>0.001749247827528</text:p>
              </table:table-cell>
              <table:table-cell office:value-type="float" office:value="0.0030756571771551">
                <text:p>0.0030756571771551</text:p>
              </table:table-cell>
              <table:table-cell office:value-type="float" office:value="0.0016817813816074">
                <text:p>0.0016817813816074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0.005452172145187">
                <text:p>0.005452172145187</text:p>
              </table:table-cell>
              <table:table-cell office:value-type="float" office:value="0.001579280564722">
                <text:p>0.001579280564722</text:p>
              </table:table-cell>
              <table:table-cell office:value-type="float" office:value="0.0030603739365521">
                <text:p>0.0030603739365521</text:p>
              </table:table-cell>
              <table:table-cell office:value-type="float" office:value="0.0015008703435658">
                <text:p>0.0015008703435658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0.0054347724534486">
                <text:p>0.0054347724534486</text:p>
              </table:table-cell>
              <table:table-cell office:value-type="float" office:value="0.0014093150432779">
                <text:p>0.0014093150432779</text:p>
              </table:table-cell>
              <table:table-cell office:value-type="float" office:value="0.003045090695949">
                <text:p>0.003045090695949</text:p>
              </table:table-cell>
              <table:table-cell office:value-type="float" office:value="0.0013199593055214">
                <text:p>0.0013199593055214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0.0054173724480043">
                <text:p>0.0054173724480043</text:p>
              </table:table-cell>
              <table:table-cell office:value-type="float" office:value="0.0012393511754763">
                <text:p>0.0012393511754763</text:p>
              </table:table-cell>
              <table:table-cell office:value-type="float" office:value="0.0030298074553459">
                <text:p>0.0030298074553459</text:p>
              </table:table-cell>
              <table:table-cell office:value-type="float" office:value="0.0011390482674794">
                <text:p>0.0011390482674794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0.0053999721453063">
                <text:p>0.0053999721453063</text:p>
              </table:table-cell>
              <table:table-cell office:value-type="float" office:value="0.0010693888809742">
                <text:p>0.0010693888809742</text:p>
              </table:table-cell>
              <table:table-cell office:value-type="float" office:value="0.0030145242147428">
                <text:p>0.0030145242147428</text:p>
              </table:table-cell>
              <table:table-cell office:value-type="float" office:value="0.00095813722943694">
                <text:p>0.0009581372294369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0.0053825715609922">
                <text:p>0.0053825715609922</text:p>
              </table:table-cell>
              <table:table-cell office:value-type="float" office:value="0.00089942808082789">
                <text:p>0.00089942808082789</text:p>
              </table:table-cell>
              <table:table-cell office:value-type="float" office:value="0.0029992409741398">
                <text:p>0.0029992409741398</text:p>
              </table:table-cell>
              <table:table-cell office:value-type="float" office:value="0.00077722619139308">
                <text:p>0.00077722619139308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0.0053651707098969">
                <text:p>0.0053651707098969</text:p>
              </table:table-cell>
              <table:table-cell office:value-type="float" office:value="0.00072946870241318">
                <text:p>0.00072946870241318</text:p>
              </table:table-cell>
              <table:table-cell office:value-type="float" office:value="0.0029839577335367">
                <text:p>0.0029839577335367</text:p>
              </table:table-cell>
              <table:table-cell office:value-type="float" office:value="0.00059631515334794">
                <text:p>0.0005963151533479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0.0053477696060994">
                <text:p>0.0053477696060994</text:p>
              </table:table-cell>
              <table:table-cell office:value-type="float" office:value="0.00055951067466109">
                <text:p>0.00055951067466109</text:p>
              </table:table-cell>
              <table:table-cell office:value-type="float" office:value="0.0029686744929336">
                <text:p>0.0029686744929336</text:p>
              </table:table-cell>
              <table:table-cell office:value-type="float" office:value="0.00041540411530963">
                <text:p>0.0004154041153096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0.0053303682629603">
                <text:p>0.0053303682629603</text:p>
              </table:table-cell>
              <table:table-cell office:value-type="float" office:value="0.00038955393131844">
                <text:p>0.00038955393131844</text:p>
              </table:table-cell>
              <table:table-cell office:value-type="float" office:value="0.0029533912523306">
                <text:p>0.0029533912523306</text:p>
              </table:table-cell>
              <table:table-cell office:value-type="float" office:value="0.00023449307726288">
                <text:p>0.00023449307726288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0.0053129666931665">
                <text:p>0.0053129666931665</text:p>
              </table:table-cell>
              <table:table-cell office:value-type="float" office:value="0.00021959840849202">
                <text:p>0.00021959840849202</text:p>
              </table:table-cell>
              <table:table-cell office:value-type="float" office:value="0.0029381080117275">
                <text:p>0.0029381080117275</text:p>
              </table:table-cell>
              <table:table-cell office:value-type="float" office:value="0.000053582039224502">
                <text:p>0.00005358203922450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0.0052955649087493">
                <text:p>0.0052955649087493</text:p>
              </table:table-cell>
              <table:table-cell office:value-type="float" office:value="0.000049644046435985">
                <text:p>0.000049644046435985</text:p>
              </table:table-cell>
              <table:table-cell office:value-type="float" office:value="0.0029228247711244">
                <text:p>0.0029228247711244</text:p>
              </table:table-cell>
              <table:table-cell office:value-type="float" office:value="-0.00012732899881717">
                <text:p>-0.00012732899881717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0.0052781629211145">
                <text:p>0.0052781629211145</text:p>
              </table:table-cell>
              <table:table-cell office:value-type="float" office:value="-0.00012030921287551">
                <text:p>-0.00012030921287551</text:p>
              </table:table-cell>
              <table:table-cell office:value-type="float" office:value="0.0029075415305213">
                <text:p>0.0029075415305213</text:p>
              </table:table-cell>
              <table:table-cell office:value-type="float" office:value="-0.00030824003685808">
                <text:p>-0.00030824003685808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0.005260760741108">
                <text:p>0.005260760741108</text:p>
              </table:table-cell>
              <table:table-cell office:value-type="float" office:value="-0.00029026142396145">
                <text:p>-0.00029026142396145</text:p>
              </table:table-cell>
              <table:table-cell office:value-type="float" office:value="0.0028922582899183">
                <text:p>0.0028922582899183</text:p>
              </table:table-cell>
              <table:table-cell office:value-type="float" office:value="-0.00048915107490186">
                <text:p>-0.00048915107490186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0.00524335837899">
                <text:p>0.00524335837899</text:p>
              </table:table-cell>
              <table:table-cell office:value-type="float" office:value="-0.00046021263850046">
                <text:p>-0.00046021263850046</text:p>
              </table:table-cell>
              <table:table-cell office:value-type="float" office:value="0.0028769750493152">
                <text:p>0.0028769750493152</text:p>
              </table:table-cell>
              <table:table-cell office:value-type="float" office:value="-0.0006700621129442">
                <text:p>-0.000670062112944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0.0052259558445274">
                <text:p>0.0052259558445274</text:p>
              </table:table-cell>
              <table:table-cell office:value-type="float" office:value="-0.00063016290548792">
                <text:p>-0.00063016290548792</text:p>
              </table:table-cell>
              <table:table-cell office:value-type="float" office:value="0.0028616918087121">
                <text:p>0.0028616918087121</text:p>
              </table:table-cell>
              <table:table-cell office:value-type="float" office:value="-0.00085097315099283">
                <text:p>-0.0008509731509928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0.0052085531469495">
                <text:p>0.0052085531469495</text:p>
              </table:table-cell>
              <table:table-cell office:value-type="float" office:value="-0.00080011227219065">
                <text:p>-0.00080011227219065</text:p>
              </table:table-cell>
              <table:table-cell office:value-type="float" office:value="0.0028464085681091">
                <text:p>0.0028464085681091</text:p>
              </table:table-cell>
              <table:table-cell office:value-type="float" office:value="-0.0010318841890289">
                <text:p>-0.0010318841890289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0.0051904568757484">
                <text:p>0.0051904568757484</text:p>
              </table:table-cell>
              <table:table-cell office:value-type="float" office:value="-0.00096715627874642">
                <text:p>-0.00096715627874642</text:p>
              </table:table-cell>
              <table:table-cell office:value-type="float" office:value="0.002831125327506">
                <text:p>0.002831125327506</text:p>
              </table:table-cell>
              <table:table-cell office:value-type="float" office:value="-0.0012127952270728">
                <text:p>-0.001212795227072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0.0051720436750068">
                <text:p>0.0051720436750068</text:p>
              </table:table-cell>
              <table:table-cell office:value-type="float" office:value="-0.0011328729201814">
                <text:p>-0.0011328729201814</text:p>
              </table:table-cell>
              <table:table-cell office:value-type="float" office:value="0.0028158420869029">
                <text:p>0.0028158420869029</text:p>
              </table:table-cell>
              <table:table-cell office:value-type="float" office:value="-0.0013937062651158">
                <text:p>-0.0013937062651158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0.0051536279382486">
                <text:p>0.0051536279382486</text:p>
              </table:table-cell>
              <table:table-cell office:value-type="float" office:value="-0.0012985791049763">
                <text:p>-0.0012985791049763</text:p>
              </table:table-cell>
              <table:table-cell office:value-type="float" office:value="0.0028005588462999">
                <text:p>0.0028005588462999</text:p>
              </table:table-cell>
              <table:table-cell office:value-type="float" office:value="-0.0015746173031599">
                <text:p>-0.0015746173031599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0.0051352097769424">
                <text:p>0.0051352097769424</text:p>
              </table:table-cell>
              <table:table-cell office:value-type="float" office:value="-0.0014642753052266">
                <text:p>-0.0014642753052266</text:p>
              </table:table-cell>
              <table:table-cell office:value-type="float" office:value="0.0027852756056968">
                <text:p>0.0027852756056968</text:p>
              </table:table-cell>
              <table:table-cell office:value-type="float" office:value="-0.0017555283412029">
                <text:p>-0.0017555283412029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0.0051167892977809">
                <text:p>0.0051167892977809</text:p>
              </table:table-cell>
              <table:table-cell office:value-type="float" office:value="-0.0016299619725267">
                <text:p>-0.0016299619725267</text:p>
              </table:table-cell>
              <table:table-cell office:value-type="float" office:value="0.0027699923650937">
                <text:p>0.0027699923650937</text:p>
              </table:table-cell>
              <table:table-cell office:value-type="float" office:value="-0.0019364393792434">
                <text:p>-0.001936439379243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0.0050974237970267">
                <text:p>0.0050974237970267</text:p>
              </table:table-cell>
              <table:table-cell office:value-type="float" office:value="-0.0017918546965661">
                <text:p>-0.0017918546965661</text:p>
              </table:table-cell>
              <table:table-cell office:value-type="float" office:value="0.0027547091244906">
                <text:p>0.0027547091244906</text:p>
              </table:table-cell>
              <table:table-cell office:value-type="float" office:value="-0.0021173504172853">
                <text:p>-0.002117350417285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0.005077084798895">
                <text:p>0.005077084798895</text:p>
              </table:table-cell>
              <table:table-cell office:value-type="float" office:value="-0.0019498386056298">
                <text:p>-0.0019498386056298</text:p>
              </table:table-cell>
              <table:table-cell office:value-type="float" office:value="0.0027394258838876">
                <text:p>0.0027394258838876</text:p>
              </table:table-cell>
              <table:table-cell office:value-type="float" office:value="-0.0022982614553301">
                <text:p>-0.002298261455330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0.0050567386270792">
                <text:p>0.0050567386270792</text:p>
              </table:table-cell>
              <table:table-cell office:value-type="float" office:value="-0.0021077931441562">
                <text:p>-0.0021077931441562</text:p>
              </table:table-cell>
              <table:table-cell office:value-type="float" office:value="0.0027241426432845">
                <text:p>0.0027241426432845</text:p>
              </table:table-cell>
              <table:table-cell office:value-type="float" office:value="-0.0024791724933734">
                <text:p>-0.0024791724933734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0.005035514829467">
                <text:p>0.005035514829467</text:p>
              </table:table-cell>
              <table:table-cell office:value-type="float" office:value="-0.0022623035876498">
                <text:p>-0.0022623035876498</text:p>
              </table:table-cell>
              <table:table-cell office:value-type="float" office:value="0.0027088594026814">
                <text:p>0.0027088594026814</text:p>
              </table:table-cell>
              <table:table-cell office:value-type="float" office:value="-0.0026600835314131">
                <text:p>-0.0026600835314131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0.0050135728364152">
                <text:p>0.0050135728364152</text:p>
              </table:table-cell>
              <table:table-cell office:value-type="float" office:value="-0.0024139944210743">
                <text:p>-0.0024139944210743</text:p>
              </table:table-cell>
              <table:table-cell office:value-type="float" office:value="0.0026935761620784">
                <text:p>0.0026935761620784</text:p>
              </table:table-cell>
              <table:table-cell office:value-type="float" office:value="-0.0028409945694565">
                <text:p>-0.002840994569456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0.0049916185395933">
                <text:p>0.0049916185395933</text:p>
              </table:table-cell>
              <table:table-cell office:value-type="float" office:value="-0.0025656349455232">
                <text:p>-0.0025656349455232</text:p>
              </table:table-cell>
              <table:table-cell office:value-type="float" office:value="0.0026782929214753">
                <text:p>0.0026782929214753</text:p>
              </table:table-cell>
              <table:table-cell office:value-type="float" office:value="-0.0030219056074971">
                <text:p>-0.0030219056074971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0.0049696524481208">
                <text:p>0.0049696524481208</text:p>
              </table:table-cell>
              <table:table-cell office:value-type="float" office:value="-0.0027172272752304">
                <text:p>-0.0027172272752304</text:p>
              </table:table-cell>
              <table:table-cell office:value-type="float" office:value="0.0026630096808722">
                <text:p>0.0026630096808722</text:p>
              </table:table-cell>
              <table:table-cell office:value-type="float" office:value="-0.0032028166455447">
                <text:p>-0.0032028166455447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0.004947675049229">
                <text:p>0.004947675049229</text:p>
              </table:table-cell>
              <table:table-cell office:value-type="float" office:value="-0.002868773432443">
                <text:p>-0.002868773432443</text:p>
              </table:table-cell>
              <table:table-cell office:value-type="float" office:value="0.0026477264402691">
                <text:p>0.0026477264402691</text:p>
              </table:table-cell>
              <table:table-cell office:value-type="float" office:value="-0.0033837276835816">
                <text:p>-0.0033837276835816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0.004925686809144">
                <text:p>0.004925686809144</text:p>
              </table:table-cell>
              <table:table-cell office:value-type="float" office:value="-0.0030202753512793">
                <text:p>-0.0030202753512793</text:p>
              </table:table-cell>
              <table:table-cell office:value-type="float" office:value="0.0026324431996661">
                <text:p>0.0026324431996661</text:p>
              </table:table-cell>
              <table:table-cell office:value-type="float" office:value="-0.0035646387216281">
                <text:p>-0.003564638721628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0.0049036881739439">
                <text:p>0.0049036881739439</text:p>
              </table:table-cell>
              <table:table-cell office:value-type="float" office:value="-0.0031717348813036">
                <text:p>-0.0031717348813036</text:p>
              </table:table-cell>
              <table:table-cell office:value-type="float" office:value="0.002617159959063">
                <text:p>0.002617159959063</text:p>
              </table:table-cell>
              <table:table-cell office:value-type="float" office:value="-0.0037455497596703">
                <text:p>-0.003745549759670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0.0048816795703924">
                <text:p>0.0048816795703924</text:p>
              </table:table-cell>
              <table:table-cell office:value-type="float" office:value="-0.0033231537911375">
                <text:p>-0.0033231537911375</text:p>
              </table:table-cell>
              <table:table-cell office:value-type="float" office:value="0.0026019420244362">
                <text:p>0.0026019420244362</text:p>
              </table:table-cell>
              <table:table-cell office:value-type="float" office:value="-0.0039249411518144">
                <text:p>-0.0039249411518144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0.0048596614067459">
                <text:p>0.0048596614067459</text:p>
              </table:table-cell>
              <table:table-cell office:value-type="float" office:value="-0.0034745337718571">
                <text:p>-0.0034745337718571</text:p>
              </table:table-cell>
              <table:table-cell office:value-type="float" office:value="0.0025875675909891">
                <text:p>0.0025875675909891</text:p>
              </table:table-cell>
              <table:table-cell office:value-type="float" office:value="-0.0040852398604517">
                <text:p>-0.004085239860451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0.0048376340735362">
                <text:p>0.0048376340735362</text:p>
              </table:table-cell>
              <table:table-cell office:value-type="float" office:value="-0.0036258764403149">
                <text:p>-0.0036258764403149</text:p>
              </table:table-cell>
              <table:table-cell office:value-type="float" office:value="0.0025722719440921">
                <text:p>0.0025722719440921</text:p>
              </table:table-cell>
              <table:table-cell office:value-type="float" office:value="-0.0042403777579942">
                <text:p>-0.0042403777579942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0.0048155979443252">
                <text:p>0.0048155979443252</text:p>
              </table:table-cell>
              <table:table-cell office:value-type="float" office:value="-0.0037771833423938">
                <text:p>-0.0037771833423938</text:p>
              </table:table-cell>
              <table:table-cell office:value-type="float" office:value="0.0025533326406219">
                <text:p>0.0025533326406219</text:p>
              </table:table-cell>
              <table:table-cell office:value-type="float" office:value="-0.004378546468498">
                <text:p>-0.004378546468498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0.0047932405263615">
                <text:p>0.0047932405263615</text:p>
              </table:table-cell>
              <table:table-cell office:value-type="float" office:value="-0.0039270650869311">
                <text:p>-0.0039270650869311</text:p>
              </table:table-cell>
              <table:table-cell office:value-type="float" office:value="0.0025340299862009">
                <text:p>0.0025340299862009</text:p>
              </table:table-cell>
              <table:table-cell office:value-type="float" office:value="-0.0045149848350546">
                <text:p>-0.004514984835054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0.0047699915093133">
                <text:p>0.0047699915093133</text:p>
              </table:table-cell>
              <table:table-cell office:value-type="float" office:value="-0.0040729851235489">
                <text:p>-0.0040729851235489</text:p>
              </table:table-cell>
              <table:table-cell office:value-type="float" office:value="0.0025147169499393">
                <text:p>0.0025147169499393</text:p>
              </table:table-cell>
              <table:table-cell office:value-type="float" office:value="-0.0046513313011281">
                <text:p>-0.004651331301128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0.0047454109282384">
                <text:p>0.0047454109282384</text:p>
              </table:table-cell>
              <table:table-cell office:value-type="float" office:value="-0.0042130165316859">
                <text:p>-0.0042130165316859</text:p>
              </table:table-cell>
              <table:table-cell office:value-type="float" office:value="0.0024953937302063">
                <text:p>0.0024953937302063</text:p>
              </table:table-cell>
              <table:table-cell office:value-type="float" office:value="-0.0047875876074049">
                <text:p>-0.0047875876074049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0.0047182362656854">
                <text:p>0.0047182362656854</text:p>
              </table:table-cell>
              <table:table-cell office:value-type="float" office:value="-0.0043415794168347">
                <text:p>-0.0043415794168347</text:p>
              </table:table-cell>
              <table:table-cell office:value-type="float" office:value="0.0024760605213655">
                <text:p>0.0024760605213655</text:p>
              </table:table-cell>
              <table:table-cell office:value-type="float" office:value="-0.0049237554573565">
                <text:p>-0.004923755457356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0.0046900525299673">
                <text:p>0.0046900525299673</text:p>
              </table:table-cell>
              <table:table-cell office:value-type="float" office:value="-0.0044656791873006">
                <text:p>-0.0044656791873006</text:p>
              </table:table-cell>
              <table:table-cell office:value-type="float" office:value="0.0024567175138709">
                <text:p>0.0024567175138709</text:p>
              </table:table-cell>
              <table:table-cell office:value-type="float" office:value="-0.0050598365183497">
                <text:p>-0.0050598365183497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0.0046618230934416">
                <text:p>0.0046618230934416</text:p>
              </table:table-cell>
              <table:table-cell office:value-type="float" office:value="-0.0045895709120465">
                <text:p>-0.0045895709120465</text:p>
              </table:table-cell>
              <table:table-cell office:value-type="float" office:value="0.0024373648943591">
                <text:p>0.0024373648943591</text:p>
              </table:table-cell>
              <table:table-cell office:value-type="float" office:value="-0.005195832423495">
                <text:p>-0.00519583242349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0.0046335503321515">
                <text:p>0.0046335503321515</text:p>
              </table:table-cell>
              <table:table-cell office:value-type="float" office:value="-0.0047132649678427">
                <text:p>-0.0047132649678427</text:p>
              </table:table-cell>
              <table:table-cell office:value-type="float" office:value="0.0024148866561446">
                <text:p>0.0024148866561446</text:p>
              </table:table-cell>
              <table:table-cell office:value-type="float" office:value="-0.0053175583391797">
                <text:p>-0.0053175583391797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0.0046052365163237">
                <text:p>0.0046052365163237</text:p>
              </table:table-cell>
              <table:table-cell office:value-type="float" office:value="-0.0048367712859323">
                <text:p>-0.0048367712859323</text:p>
              </table:table-cell>
              <table:table-cell office:value-type="float" office:value="0.0023889933463156">
                <text:p>0.0023889933463156</text:p>
              </table:table-cell>
              <table:table-cell office:value-type="float" office:value="-0.0054236880894826">
                <text:p>-0.005423688089482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0.0045768838128247">
                <text:p>0.0045768838128247</text:p>
              </table:table-cell>
              <table:table-cell office:value-type="float" office:value="-0.0049600993625461">
                <text:p>-0.0049600993625461</text:p>
              </table:table-cell>
              <table:table-cell office:value-type="float" office:value="0.0023630717751205">
                <text:p>0.0023630717751205</text:p>
              </table:table-cell>
              <table:table-cell office:value-type="float" office:value="-0.0055296292593377">
                <text:p>-0.0055296292593377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0.0045484942879933">
                <text:p>0.0045484942879933</text:p>
              </table:table-cell>
              <table:table-cell office:value-type="float" office:value="-0.0050832582687481">
                <text:p>-0.0050832582687481</text:p>
              </table:table-cell>
              <table:table-cell office:value-type="float" office:value="0.0023371229884506">
                <text:p>0.0023371229884506</text:p>
              </table:table-cell>
              <table:table-cell office:value-type="float" office:value="-0.0056353875458573">
                <text:p>-0.005635387545857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0.0045200699106195">
                <text:p>0.0045200699106195</text:p>
              </table:table-cell>
              <table:table-cell office:value-type="float" office:value="-0.0052062566630909">
                <text:p>-0.0052062566630909</text:p>
              </table:table-cell>
              <table:table-cell office:value-type="float" office:value="0.0023111479846763">
                <text:p>0.0023111479846763</text:p>
              </table:table-cell>
              <table:table-cell office:value-type="float" office:value="-0.0057409684222455">
                <text:p>-0.0057409684222455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0.0044897594490936">
                <text:p>0.0044897594490936</text:p>
              </table:table-cell>
              <table:table-cell office:value-type="float" office:value="-0.0053210025712221">
                <text:p>-0.0053210025712221</text:p>
              </table:table-cell>
              <table:table-cell office:value-type="float" office:value="0.0022851477166777">
                <text:p>0.0022851477166777</text:p>
              </table:table-cell>
              <table:table-cell office:value-type="float" office:value="-0.0058463771469077">
                <text:p>-0.0058463771469077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0.0044591290963864">
                <text:p>0.0044591290963864</text:p>
              </table:table-cell>
              <table:table-cell office:value-type="float" office:value="-0.0054343440725363">
                <text:p>-0.0054343440725363</text:p>
              </table:table-cell>
              <table:table-cell office:value-type="float" office:value="0.0022596979508017">
                <text:p>0.0022596979508017</text:p>
              </table:table-cell>
              <table:table-cell office:value-type="float" office:value="-0.0059478273962665">
                <text:p>-0.005947827396266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0.0044284476553874">
                <text:p>0.0044284476553874</text:p>
              </table:table-cell>
              <table:table-cell office:value-type="float" office:value="-0.0055474562249748">
                <text:p>-0.0055474562249748</text:p>
              </table:table-cell>
              <table:table-cell office:value-type="float" office:value="0.0022366332028914">
                <text:p>0.0022366332028914</text:p>
              </table:table-cell>
              <table:table-cell office:value-type="float" office:value="-0.0060340611340665">
                <text:p>-0.006034061134066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0.0043972901927171">
                <text:p>0.0043972901927171</text:p>
              </table:table-cell>
              <table:table-cell office:value-type="float" office:value="-0.0056585298313088">
                <text:p>-0.0056585298313088</text:p>
              </table:table-cell>
              <table:table-cell office:value-type="float" office:value="0.0022135704561473">
                <text:p>0.0022135704561473</text:p>
              </table:table-cell>
              <table:table-cell office:value-type="float" office:value="-0.0061199808929088">
                <text:p>-0.0061199808929088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0.0043619754874308">
                <text:p>0.0043619754874308</text:p>
              </table:table-cell>
              <table:table-cell office:value-type="float" office:value="-0.0057518908989352">
                <text:p>-0.0057518908989352</text:p>
              </table:table-cell>
              <table:table-cell office:value-type="float" office:value="0.0021904900958479">
                <text:p>0.0021904900958479</text:p>
              </table:table-cell>
              <table:table-cell office:value-type="float" office:value="-0.0062057150444421">
                <text:p>-0.006205715044442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0.0043245550534127">
                <text:p>0.0043245550534127</text:p>
              </table:table-cell>
              <table:table-cell office:value-type="float" office:value="-0.0058363870473208">
                <text:p>-0.0058363870473208</text:p>
              </table:table-cell>
              <table:table-cell office:value-type="float" office:value="0.0021673924967911">
                <text:p>0.0021673924967911</text:p>
              </table:table-cell>
              <table:table-cell office:value-type="float" office:value="-0.0062912688897651">
                <text:p>-0.006291268889765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0.0042852263875418">
                <text:p>0.0042852263875418</text:p>
              </table:table-cell>
              <table:table-cell office:value-type="float" office:value="-0.0059128502264048">
                <text:p>-0.0059128502264048</text:p>
              </table:table-cell>
              <table:table-cell office:value-type="float" office:value="0.0021442780225379">
                <text:p>0.0021442780225379</text:p>
              </table:table-cell>
              <table:table-cell office:value-type="float" office:value="-0.0063766475318078">
                <text:p>-0.0063766475318078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0.0042457545916148">
                <text:p>0.0042457545916148</text:p>
              </table:table-cell>
              <table:table-cell office:value-type="float" office:value="-0.0059887008272207">
                <text:p>-0.0059887008272207</text:p>
              </table:table-cell>
              <table:table-cell office:value-type="float" office:value="0.0021211470258485">
                <text:p>0.0021211470258485</text:p>
              </table:table-cell>
              <table:table-cell office:value-type="float" office:value="-0.006461855883953">
                <text:p>-0.00646185588395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0.0042061486910684">
                <text:p>0.0042061486910684</text:p>
              </table:table-cell>
              <table:table-cell office:value-type="float" office:value="-0.0060639774799936">
                <text:p>-0.0060639774799936</text:p>
              </table:table-cell>
              <table:table-cell office:value-type="float" office:value="0.002097999849104">
                <text:p>0.002097999849104</text:p>
              </table:table-cell>
              <table:table-cell office:value-type="float" office:value="-0.0065468986783262">
                <text:p>-0.0065468986783262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0.0041664172496979">
                <text:p>0.0041664172496979</text:p>
              </table:table-cell>
              <table:table-cell office:value-type="float" office:value="-0.0061387168356305">
                <text:p>-0.0061387168356305</text:p>
              </table:table-cell>
              <table:table-cell office:value-type="float" office:value="0.0020748368247126">
                <text:p>0.0020748368247126</text:p>
              </table:table-cell>
              <table:table-cell office:value-type="float" office:value="-0.0066317804737573">
                <text:p>-0.006631780473757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0.0041265683757395">
                <text:p>0.0041265683757395</text:p>
              </table:table-cell>
              <table:table-cell office:value-type="float" office:value="-0.0062129535932244">
                <text:p>-0.0062129535932244</text:p>
              </table:table-cell>
              <table:table-cell office:value-type="float" office:value="0.0020516582755007">
                <text:p>0.0020516582755007</text:p>
              </table:table-cell>
              <table:table-cell office:value-type="float" office:value="-0.0067165056633892">
                <text:p>-0.0067165056633892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0.0040866097306835">
                <text:p>0.0040866097306835</text:p>
              </table:table-cell>
              <table:table-cell office:value-type="float" office:value="-0.0062867205390165">
                <text:p>-0.0062867205390165</text:p>
              </table:table-cell>
              <table:table-cell office:value-type="float" office:value="0.00202846451509">
                <text:p>0.00202846451509</text:p>
              </table:table-cell>
              <table:table-cell office:value-type="float" office:value="-0.0068010784819965">
                <text:p>-0.0068010784819965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0.0040465485403591">
                <text:p>0.0040465485403591</text:p>
              </table:table-cell>
              <table:table-cell office:value-type="float" office:value="-0.0063600485946992">
                <text:p>-0.0063600485946992</text:p>
              </table:table-cell>
              <table:table-cell office:value-type="float" office:value="0.0020052558482604">
                <text:p>0.0020052558482604</text:p>
              </table:table-cell>
              <table:table-cell office:value-type="float" office:value="-0.0068855030129693">
                <text:p>-0.006885503012969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0.0040063916078615">
                <text:p>0.0040063916078615</text:p>
              </table:table-cell>
              <table:table-cell office:value-type="float" office:value="-0.0064329668736045">
                <text:p>-0.0064329668736045</text:p>
              </table:table-cell>
              <table:table-cell office:value-type="float" office:value="0.0019820325712977">
                <text:p>0.0019820325712977</text:p>
              </table:table-cell>
              <table:table-cell office:value-type="float" office:value="-0.0069697831949922">
                <text:p>-0.0069697831949922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0.0039661453279471">
                <text:p>0.0039661453279471</text:p>
              </table:table-cell>
              <table:table-cell office:value-type="float" office:value="-0.0065055027427818">
                <text:p>-0.0065055027427818</text:p>
              </table:table-cell>
              <table:table-cell office:value-type="float" office:value="0.0019587949723292">
                <text:p>0.0019587949723292</text:p>
              </table:table-cell>
              <table:table-cell office:value-type="float" office:value="-0.0070539228284449">
                <text:p>-0.0070539228284449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0.0039258157025332">
                <text:p>0.0039258157025332</text:p>
              </table:table-cell>
              <table:table-cell office:value-type="float" office:value="-0.0065776818898052">
                <text:p>-0.0065776818898052</text:p>
              </table:table-cell>
              <table:table-cell office:value-type="float" office:value="0.0019355433316445">
                <text:p>0.0019355433316445</text:p>
              </table:table-cell>
              <table:table-cell office:value-type="float" office:value="-0.0071379255815055">
                <text:p>-0.007137925581505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0.0038854083570132">
                <text:p>0.0038854083570132</text:p>
              </table:table-cell>
              <table:table-cell office:value-type="float" office:value="-0.0066495283928313">
                <text:p>-0.0066495283928313</text:p>
              </table:table-cell>
              <table:table-cell office:value-type="float" office:value="0.0019122779220041">
                <text:p>0.0019122779220041</text:p>
              </table:table-cell>
              <table:table-cell office:value-type="float" office:value="-0.0072217949959791">
                <text:p>-0.0072217949959791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0.0038449285571021">
                <text:p>0.0038449285571021</text:p>
              </table:table-cell>
              <table:table-cell office:value-type="float" office:value="-0.0067210647928308">
                <text:p>-0.0067210647928308</text:p>
              </table:table-cell>
              <table:table-cell office:value-type="float" office:value="0.0018889990089348">
                <text:p>0.0018889990089348</text:p>
              </table:table-cell>
              <table:table-cell office:value-type="float" office:value="-0.0073055344928695">
                <text:p>-0.0073055344928695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0.003804381225985">
                <text:p>0.003804381225985</text:p>
              </table:table-cell>
              <table:table-cell office:value-type="float" office:value="-0.0067923121670917">
                <text:p>-0.0067923121670917</text:p>
              </table:table-cell>
              <table:table-cell office:value-type="float" office:value="0.0018657068510131">
                <text:p>0.0018657068510131</text:p>
              </table:table-cell>
              <table:table-cell office:value-type="float" office:value="-0.0073891473776813">
                <text:p>-0.007389147377681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0.0037637709615609">
                <text:p>0.0037637709615609</text:p>
              </table:table-cell>
              <table:table-cell office:value-type="float" office:value="-0.0068632902029902">
                <text:p>-0.0068632902029902</text:p>
              </table:table-cell>
              <table:table-cell office:value-type="float" office:value="0.0018424017001364">
                <text:p>0.0018424017001364</text:p>
              </table:table-cell>
              <table:table-cell office:value-type="float" office:value="-0.0074726368454881">
                <text:p>-0.0074726368454881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0.0037231020536178">
                <text:p>0.0037231020536178</text:p>
              </table:table-cell>
              <table:table-cell office:value-type="float" office:value="-0.0069340172713687">
                <text:p>-0.0069340172713687</text:p>
              </table:table-cell>
              <table:table-cell office:value-type="float" office:value="0.0018190838017822">
                <text:p>0.0018190838017822</text:p>
              </table:table-cell>
              <table:table-cell office:value-type="float" office:value="-0.0075560059857576">
                <text:p>-0.0075560059857576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0.00368237850078">
                <text:p>0.00368237850078</text:p>
              </table:table-cell>
              <table:table-cell office:value-type="float" office:value="-0.0070045104990623">
                <text:p>-0.0070045104990623</text:p>
              </table:table-cell>
              <table:table-cell office:value-type="float" office:value="0.001795753395257">
                <text:p>0.001795753395257</text:p>
              </table:table-cell>
              <table:table-cell office:value-type="float" office:value="-0.0076392577869502">
                <text:p>-0.0076392577869502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0.003641604027135">
                <text:p>0.003641604027135</text:p>
              </table:table-cell>
              <table:table-cell office:value-type="float" office:value="-0.0070747858397994">
                <text:p>-0.0070747858397994</text:p>
              </table:table-cell>
              <table:table-cell office:value-type="float" office:value="0.0017724107139332">
                <text:p>0.0017724107139332</text:p>
              </table:table-cell>
              <table:table-cell office:value-type="float" office:value="-0.0077223951408977">
                <text:p>-0.007722395140897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0.0036008181606206">
                <text:p>0.0036008181606206</text:p>
              </table:table-cell>
              <table:table-cell office:value-type="float" office:value="-0.007144719229959">
                <text:p>-0.007144719229959</text:p>
              </table:table-cell>
              <table:table-cell office:value-type="float" office:value="0.0017490559854764">
                <text:p>0.0017490559854764</text:p>
              </table:table-cell>
              <table:table-cell office:value-type="float" office:value="-0.0078054208469792">
                <text:p>-0.0078054208469792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0.0035601175481101">
                <text:p>0.0035601175481101</text:p>
              </table:table-cell>
              <table:table-cell office:value-type="float" office:value="-0.007213915196189">
                <text:p>-0.007213915196189</text:p>
              </table:table-cell>
              <table:table-cell office:value-type="float" office:value="0.0017256894320617">
                <text:p>0.0017256894320617</text:p>
              </table:table-cell>
              <table:table-cell office:value-type="float" office:value="-0.0078883376160899">
                <text:p>-0.007888337616089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0.0035193227356734">
                <text:p>0.0035193227356734</text:p>
              </table:table-cell>
              <table:table-cell office:value-type="float" office:value="-0.0072827128123499">
                <text:p>-0.0072827128123499</text:p>
              </table:table-cell>
              <table:table-cell office:value-type="float" office:value="0.0017025568768314">
                <text:p>0.0017025568768314</text:p>
              </table:table-cell>
              <table:table-cell office:value-type="float" office:value="-0.0079617528591701">
                <text:p>-0.0079617528591701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0.00347849061552">
                <text:p>0.00347849061552</text:p>
              </table:table-cell>
              <table:table-cell office:value-type="float" office:value="-0.007351346541977">
                <text:p>-0.007351346541977</text:p>
              </table:table-cell>
              <table:table-cell office:value-type="float" office:value="0.0016797867142362">
                <text:p>0.0016797867142362</text:p>
              </table:table-cell>
              <table:table-cell office:value-type="float" office:value="-0.0080255381004895">
                <text:p>-0.008025538100489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0.0034376235517433">
                <text:p>0.0034376235517433</text:p>
              </table:table-cell>
              <table:table-cell office:value-type="float" office:value="-0.007419826637873">
                <text:p>-0.007419826637873</text:p>
              </table:table-cell>
              <table:table-cell office:value-type="float" office:value="0.0016572300553371">
                <text:p>0.0016572300553371</text:p>
              </table:table-cell>
              <table:table-cell office:value-type="float" office:value="-0.0080841144793834">
                <text:p>-0.008084114479383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0.0033967237383598">
                <text:p>0.0033967237383598</text:p>
              </table:table-cell>
              <table:table-cell office:value-type="float" office:value="-0.007488162627767">
                <text:p>-0.007488162627767</text:p>
              </table:table-cell>
              <table:table-cell office:value-type="float" office:value="0.0016346948872685">
                <text:p>0.0016346948872685</text:p>
              </table:table-cell>
              <table:table-cell office:value-type="float" office:value="-0.0081425119351903">
                <text:p>-0.008142511935190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0.0033557932105907">
                <text:p>0.0033557932105907</text:p>
              </table:table-cell>
              <table:table-cell office:value-type="float" office:value="-0.0075563633620252">
                <text:p>-0.0075563633620252</text:p>
              </table:table-cell>
              <table:table-cell office:value-type="float" office:value="0.0016121809621164">
                <text:p>0.0016121809621164</text:p>
              </table:table-cell>
              <table:table-cell office:value-type="float" office:value="-0.008200735846565">
                <text:p>-0.00820073584656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0.0033148338555743">
                <text:p>0.0033148338555743</text:p>
              </table:table-cell>
              <table:table-cell office:value-type="float" office:value="-0.0076244370590451">
                <text:p>-0.0076244370590451</text:p>
              </table:table-cell>
              <table:table-cell office:value-type="float" office:value="0.0015896880267857">
                <text:p>0.0015896880267857</text:p>
              </table:table-cell>
              <table:table-cell office:value-type="float" office:value="-0.0082587913815364">
                <text:p>-0.008258791381536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0.0032738474225108">
                <text:p>0.0032738474225108</text:p>
              </table:table-cell>
              <table:table-cell office:value-type="float" office:value="-0.0076923913481713">
                <text:p>-0.0076923913481713</text:p>
              </table:table-cell>
              <table:table-cell office:value-type="float" office:value="0.0015672158237768">
                <text:p>0.0015672158237768</text:p>
              </table:table-cell>
              <table:table-cell office:value-type="float" office:value="-0.0083166835075868">
                <text:p>-0.0083166835075868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0.0032328355322435">
                <text:p>0.0032328355322435</text:p>
              </table:table-cell>
              <table:table-cell office:value-type="float" office:value="-0.0077602333102962">
                <text:p>-0.0077602333102962</text:p>
              </table:table-cell>
              <table:table-cell office:value-type="float" office:value="0.0015447640918974">
                <text:p>0.0015447640918974</text:p>
              </table:table-cell>
              <table:table-cell office:value-type="float" office:value="-0.0083744170012238">
                <text:p>-0.008374417001223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0.0031917996862888">
                <text:p>0.0031917996862888</text:p>
              </table:table-cell>
              <table:table-cell office:value-type="float" office:value="-0.007827969516104">
                <text:p>-0.007827969516104</text:p>
              </table:table-cell>
              <table:table-cell office:value-type="float" office:value="0.001521763182386">
                <text:p>0.001521763182386</text:p>
              </table:table-cell>
              <table:table-cell office:value-type="float" office:value="-0.008429518727091">
                <text:p>-0.00842951872709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0.0031507412753279">
                <text:p>0.0031507412753279</text:p>
              </table:table-cell>
              <table:table-cell office:value-type="float" office:value="-0.0078956060620568">
                <text:p>-0.0078956060620568</text:p>
              </table:table-cell>
              <table:table-cell office:value-type="float" office:value="0.0014970434304796">
                <text:p>0.0014970434304796</text:p>
              </table:table-cell>
              <table:table-cell office:value-type="float" office:value="-0.0084769185485907">
                <text:p>-0.008476918548590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0.0031096615871803">
                <text:p>0.0031096615871803</text:p>
              </table:table-cell>
              <table:table-cell office:value-type="float" office:value="-0.0079631486041761">
                <text:p>-0.0079631486041761</text:p>
              </table:table-cell>
              <table:table-cell office:value-type="float" office:value="0.0014717469720368">
                <text:p>0.0014717469720368</text:p>
              </table:table-cell>
              <table:table-cell office:value-type="float" office:value="-0.0085217091321746">
                <text:p>-0.0085217091321746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0.0030685618142763">
                <text:p>0.0030685618142763</text:p>
              </table:table-cell>
              <table:table-cell office:value-type="float" office:value="-0.0080306023897094">
                <text:p>-0.0080306023897094</text:p>
              </table:table-cell>
              <table:table-cell office:value-type="float" office:value="0.0014436567566941">
                <text:p>0.0014436567566941</text:p>
              </table:table-cell>
              <table:table-cell office:value-type="float" office:value="-0.0085545848455539">
                <text:p>-0.0085545848455539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0.0030274430606432">
                <text:p>0.0030274430606432</text:p>
              </table:table-cell>
              <table:table-cell office:value-type="float" office:value="-0.0080979722868075">
                <text:p>-0.0080979722868075</text:p>
              </table:table-cell>
              <table:table-cell office:value-type="float" office:value="0.0014155296451792">
                <text:p>0.0014155296451792</text:p>
              </table:table-cell>
              <table:table-cell office:value-type="float" office:value="-0.0085872208129508">
                <text:p>-0.0085872208129508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0.0029863025018542">
                <text:p>0.0029863025018542</text:p>
              </table:table-cell>
              <table:table-cell office:value-type="float" office:value="-0.0081652470572108">
                <text:p>-0.0081652470572108</text:p>
              </table:table-cell>
              <table:table-cell office:value-type="float" office:value="0.0013873670698275">
                <text:p>0.0013873670698275</text:p>
              </table:table-cell>
              <table:table-cell office:value-type="float" office:value="-0.0086196269439835">
                <text:p>-0.008619626943983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0.0029451448799031">
                <text:p>0.0029451448799031</text:p>
              </table:table-cell>
              <table:table-cell office:value-type="float" office:value="-0.0082324464823888">
                <text:p>-0.0082324464823888</text:p>
              </table:table-cell>
              <table:table-cell office:value-type="float" office:value="0.0013591704036032">
                <text:p>0.0013591704036032</text:p>
              </table:table-cell>
              <table:table-cell office:value-type="float" office:value="-0.0086518127054084">
                <text:p>-0.008651812705408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0.0029039710651897">
                <text:p>0.0029039710651897</text:p>
              </table:table-cell>
              <table:table-cell office:value-type="float" office:value="-0.0082995744282931">
                <text:p>-0.0082995744282931</text:p>
              </table:table-cell>
              <table:table-cell office:value-type="float" office:value="0.0013309409622692">
                <text:p>0.0013309409622692</text:p>
              </table:table-cell>
              <table:table-cell office:value-type="float" office:value="-0.0086837871402371">
                <text:p>-0.008683787140237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0.0028627818636903">
                <text:p>0.0028627818636903</text:p>
              </table:table-cell>
              <table:table-cell office:value-type="float" office:value="-0.0083666344834927">
                <text:p>-0.0083666344834927</text:p>
              </table:table-cell>
              <table:table-cell office:value-type="float" office:value="0.0013026800065347">
                <text:p>0.0013026800065347</text:p>
              </table:table-cell>
              <table:table-cell office:value-type="float" office:value="-0.0087155588862584">
                <text:p>-0.008715558886258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0.0028215780218536">
                <text:p>0.0028215780218536</text:p>
              </table:table-cell>
              <table:table-cell office:value-type="float" office:value="-0.0084336299800378">
                <text:p>-0.0084336299800378</text:p>
              </table:table-cell>
              <table:table-cell office:value-type="float" office:value="0.0012743887441749">
                <text:p>0.0012743887441749</text:p>
              </table:table-cell>
              <table:table-cell office:value-type="float" office:value="-0.0087471361939645">
                <text:p>-0.008747136193964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0.0027803602311419">
                <text:p>0.0027803602311419</text:p>
              </table:table-cell>
              <table:table-cell office:value-type="float" office:value="-0.00850056401266">
                <text:p>-0.00850056401266</text:p>
              </table:table-cell>
              <table:table-cell office:value-type="float" office:value="0.001246068332114">
                <text:p>0.001246068332114</text:p>
              </table:table-cell>
              <table:table-cell office:value-type="float" office:value="-0.0087785269438577">
                <text:p>-0.0087785269438577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0.0027391291322536">
                <text:p>0.0027391291322536</text:p>
              </table:table-cell>
              <table:table-cell office:value-type="float" office:value="-0.0085674394568005">
                <text:p>-0.0085674394568005</text:p>
              </table:table-cell>
              <table:table-cell office:value-type="float" office:value="0.0012177198784673">
                <text:p>0.0012177198784673</text:p>
              </table:table-cell>
              <table:table-cell office:value-type="float" office:value="-0.00880973866315">
                <text:p>-0.00880973866315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0.0026978853190304">
                <text:p>0.0026978853190304</text:p>
              </table:table-cell>
              <table:table-cell office:value-type="float" office:value="-0.008634258985142">
                <text:p>-0.008634258985142</text:p>
              </table:table-cell>
              <table:table-cell office:value-type="float" office:value="0.001189344444537">
                <text:p>0.001189344444537</text:p>
              </table:table-cell>
              <table:table-cell office:value-type="float" office:value="-0.0088407785418489">
                <text:p>-0.0088407785418489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0.0026566293420878">
                <text:p>0.0026566293420878</text:p>
              </table:table-cell>
              <table:table-cell office:value-type="float" office:value="-0.0087010250830965">
                <text:p>-0.0087010250830965</text:p>
              </table:table-cell>
              <table:table-cell office:value-type="float" office:value="0.0011609430467585">
                <text:p>0.0011609430467585</text:p>
              </table:table-cell>
              <table:table-cell office:value-type="float" office:value="-0.0088716534482249">
                <text:p>-0.0088716534482249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0.0026153617121727">
                <text:p>0.0026153617121727</text:p>
              </table:table-cell>
              <table:table-cell office:value-type="float" office:value="-0.008767740063053">
                <text:p>-0.008767740063053</text:p>
              </table:table-cell>
              <table:table-cell office:value-type="float" office:value="0.0011325166585936">
                <text:p>0.0011325166585936</text:p>
              </table:table-cell>
              <table:table-cell office:value-type="float" office:value="-0.0089023699436811">
                <text:p>-0.008902369943681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0.0025740829032713">
                <text:p>0.0025740829032713</text:p>
              </table:table-cell>
              <table:table-cell office:value-type="float" office:value="-0.0088344060775934">
                <text:p>-0.0088344060775934</text:p>
              </table:table-cell>
              <table:table-cell office:value-type="float" office:value="0.0011040662123668">
                <text:p>0.0011040662123668</text:p>
              </table:table-cell>
              <table:table-cell office:value-type="float" office:value="-0.0089329342970161">
                <text:p>-0.008932934297016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0.0025327933554852">
                <text:p>0.0025327933554852</text:p>
              </table:table-cell>
              <table:table-cell office:value-type="float" office:value="-0.0089010251317966">
                <text:p>-0.0089010251317966</text:p>
              </table:table-cell>
              <table:table-cell office:value-type="float" office:value="0.0010755926010459">
                <text:p>0.0010755926010459</text:p>
              </table:table-cell>
              <table:table-cell office:value-type="float" office:value="-0.0089633524980971">
                <text:p>-0.008963352498097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0.0024916330511377">
                <text:p>0.0024916330511377</text:p>
              </table:table-cell>
              <table:table-cell office:value-type="float" office:value="-0.0089672885355228">
                <text:p>-0.0089672885355228</text:p>
              </table:table-cell>
              <table:table-cell office:value-type="float" office:value="0.001047096679963">
                <text:p>0.001047096679963</text:p>
              </table:table-cell>
              <table:table-cell office:value-type="float" office:value="-0.008993630270977">
                <text:p>-0.008993630270977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0.002450591146735">
                <text:p>0.002450591146735</text:p>
              </table:table-cell>
              <table:table-cell office:value-type="float" office:value="-0.0090332227830612">
                <text:p>-0.0090332227830612</text:p>
              </table:table-cell>
              <table:table-cell office:value-type="float" office:value="0.0010185792684764">
                <text:p>0.0010185792684764</text:p>
              </table:table-cell>
              <table:table-cell office:value-type="float" office:value="-0.0090237730864163">
                <text:p>-0.009023773086416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0.0024095401551316">
                <text:p>0.0024095401551316</text:p>
              </table:table-cell>
              <table:table-cell office:value-type="float" office:value="-0.0090991142693981">
                <text:p>-0.0090991142693981</text:p>
              </table:table-cell>
              <table:table-cell office:value-type="float" office:value="0.000990041151571">
                <text:p>0.000990041151571</text:p>
              </table:table-cell>
              <table:table-cell office:value-type="float" office:value="-0.0090537861738715">
                <text:p>-0.0090537861738715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0.0023684803884863">
                <text:p>0.0023684803884863</text:p>
              </table:table-cell>
              <table:table-cell office:value-type="float" office:value="-0.0091649645231145">
                <text:p>-0.0091649645231145</text:p>
              </table:table-cell>
              <table:table-cell office:value-type="float" office:value="0.00096148308140152">
                <text:p>0.00096148308140152</text:p>
              </table:table-cell>
              <table:table-cell office:value-type="float" office:value="-0.00908367453296">
                <text:p>-0.00908367453296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0.002327284071856">
                <text:p>0.002327284071856</text:p>
              </table:table-cell>
              <table:table-cell office:value-type="float" office:value="-0.0092302488692604">
                <text:p>-0.0092302488692604</text:p>
              </table:table-cell>
              <table:table-cell office:value-type="float" office:value="0.00093287665067106">
                <text:p>0.00093287665067106</text:p>
              </table:table-cell>
              <table:table-cell office:value-type="float" office:value="-0.0091133447417099">
                <text:p>-0.009113344741709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0.0022855382557306">
                <text:p>0.0022855382557306</text:p>
              </table:table-cell>
              <table:table-cell office:value-type="float" office:value="-0.009293271481137">
                <text:p>-0.009293271481137</text:p>
              </table:table-cell>
              <table:table-cell office:value-type="float" office:value="0.00090325430153012">
                <text:p>0.00090325430153012</text:p>
              </table:table-cell>
              <table:table-cell office:value-type="float" office:value="-0.0091395370098832">
                <text:p>-0.0091395370098832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0.0022435021030287">
                <text:p>0.0022435021030287</text:p>
              </table:table-cell>
              <table:table-cell office:value-type="float" office:value="-0.0093553887064178">
                <text:p>-0.0093553887064178</text:p>
              </table:table-cell>
              <table:table-cell office:value-type="float" office:value="0.00087362782525221">
                <text:p>0.00087362782525221</text:p>
              </table:table-cell>
              <table:table-cell office:value-type="float" office:value="-0.0091656613627295">
                <text:p>-0.009165661362729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0.0022014295572472">
                <text:p>0.0022014295572472</text:p>
              </table:table-cell>
              <table:table-cell office:value-type="float" office:value="-0.0094173826154273">
                <text:p>-0.0094173826154273</text:p>
              </table:table-cell>
              <table:table-cell office:value-type="float" office:value="0.00084399747232125">
                <text:p>0.00084399747232125</text:p>
              </table:table-cell>
              <table:table-cell office:value-type="float" office:value="-0.0091917204470934">
                <text:p>-0.009191720447093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0.002159344528244">
                <text:p>0.002159344528244</text:p>
              </table:table-cell>
              <table:table-cell office:value-type="float" office:value="-0.0094793271439235">
                <text:p>-0.0094793271439235</text:p>
              </table:table-cell>
              <table:table-cell office:value-type="float" office:value="0.00081393730771468">
                <text:p>0.00081393730771468</text:p>
              </table:table-cell>
              <table:table-cell office:value-type="float" office:value="-0.0092163282834861">
                <text:p>-0.0092163282834861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0.0021172472979995">
                <text:p>0.0021172472979995</text:p>
              </table:table-cell>
              <table:table-cell office:value-type="float" office:value="-0.0095412235139074">
                <text:p>-0.0095412235139074</text:p>
              </table:table-cell>
              <table:table-cell office:value-type="float" office:value="0.00078288546182232">
                <text:p>0.00078288546182232</text:p>
              </table:table-cell>
              <table:table-cell office:value-type="float" office:value="-0.0092376509410166">
                <text:p>-0.009237650941016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0.0020756216449293">
                <text:p>0.0020756216449293</text:p>
              </table:table-cell>
              <table:table-cell office:value-type="float" office:value="-0.0096017670780708">
                <text:p>-0.0096017670780708</text:p>
              </table:table-cell>
              <table:table-cell office:value-type="float" office:value="0.00075183273511337">
                <text:p>0.00075183273511337</text:p>
              </table:table-cell>
              <table:table-cell office:value-type="float" office:value="-0.0092589137081798">
                <text:p>-0.009258913708179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0.0020342329810407">
                <text:p>0.0020342329810407</text:p>
              </table:table-cell>
              <table:table-cell office:value-type="float" office:value="-0.0096615806194505">
                <text:p>-0.0096615806194505</text:p>
              </table:table-cell>
              <table:table-cell office:value-type="float" office:value="0.00072077940989648">
                <text:p>0.00072077940989648</text:p>
              </table:table-cell>
              <table:table-cell office:value-type="float" office:value="-0.0092801191750529">
                <text:p>-0.0092801191750529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0.001992836085946">
                <text:p>0.001992836085946</text:p>
              </table:table-cell>
              <table:table-cell office:value-type="float" office:value="-0.0097213405552386">
                <text:p>-0.0097213405552386</text:p>
              </table:table-cell>
              <table:table-cell office:value-type="float" office:value="0.00068972575311453">
                <text:p>0.00068972575311453</text:p>
              </table:table-cell>
              <table:table-cell office:value-type="float" office:value="-0.0093012698105142">
                <text:p>-0.009301269810514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0.0019514311238873">
                <text:p>0.0019514311238873</text:p>
              </table:table-cell>
              <table:table-cell office:value-type="float" office:value="-0.009781048256211">
                <text:p>-0.009781048256211</text:p>
              </table:table-cell>
              <table:table-cell office:value-type="float" office:value="0.00065867201709028">
                <text:p>0.00065867201709028</text:p>
              </table:table-cell>
              <table:table-cell office:value-type="float" office:value="-0.0093223679685089">
                <text:p>-0.009322367968508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0.0019094812995276">
                <text:p>0.0019094812995276</text:p>
              </table:table-cell>
              <table:table-cell office:value-type="float" office:value="-0.0098391099242354">
                <text:p>-0.0098391099242354</text:p>
              </table:table-cell>
              <table:table-cell office:value-type="float" office:value="0.00062761844023144">
                <text:p>0.00062761844023144</text:p>
              </table:table-cell>
              <table:table-cell office:value-type="float" office:value="-0.009343415893917">
                <text:p>-0.00934341589391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0.0018673401538277">
                <text:p>0.0018673401538277</text:p>
              </table:table-cell>
              <table:table-cell office:value-type="float" office:value="-0.0098961061239346">
                <text:p>-0.0098961061239346</text:p>
              </table:table-cell>
              <table:table-cell office:value-type="float" office:value="0.00059656524769882">
                <text:p>0.00059656524769882</text:p>
              </table:table-cell>
              <table:table-cell office:value-type="float" office:value="-0.0093644157282061">
                <text:p>-0.009364415728206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0.0018241656530916">
                <text:p>0.0018241656530916</text:p>
              </table:table-cell>
              <table:table-cell office:value-type="float" office:value="-0.0099492188450369">
                <text:p>-0.0099492188450369</text:p>
              </table:table-cell>
              <table:table-cell office:value-type="float" office:value="0.00056551265203899">
                <text:p>0.00056551265203899</text:p>
              </table:table-cell>
              <table:table-cell office:value-type="float" office:value="-0.0093853695145131">
                <text:p>-0.0093853695145131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0.0017808244798095">
                <text:p>0.0017808244798095</text:p>
              </table:table-cell>
              <table:table-cell office:value-type="float" office:value="-0.010001683169523">
                <text:p>-0.010001683169523</text:p>
              </table:table-cell>
              <table:table-cell office:value-type="float" office:value="0.00053446085378517">
                <text:p>0.00053446085378517</text:p>
              </table:table-cell>
              <table:table-cell office:value-type="float" office:value="-0.0094062792027379">
                <text:p>-0.0094062792027379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0.0017368226372989">
                <text:p>0.0017368226372989</text:p>
              </table:table-cell>
              <table:table-cell office:value-type="float" office:value="-0.010051580666403">
                <text:p>-0.010051580666403</text:p>
              </table:table-cell>
              <table:table-cell office:value-type="float" office:value="0.00050341004202703">
                <text:p>0.00050341004202703</text:p>
              </table:table-cell>
              <table:table-cell office:value-type="float" office:value="-0.009427146654121">
                <text:p>-0.009427146654121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0.0016927931663929">
                <text:p>0.0016927931663929</text:p>
              </table:table-cell>
              <table:table-cell office:value-type="float" office:value="-0.010101369209281">
                <text:p>-0.010101369209281</text:p>
              </table:table-cell>
              <table:table-cell office:value-type="float" office:value="0.00047236039495235">
                <text:p>0.00047236039495235</text:p>
              </table:table-cell>
              <table:table-cell office:value-type="float" office:value="-0.0094479736457433">
                <text:p>-0.0094479736457433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0.0016487369088064">
                <text:p>0.0016487369088064</text:p>
              </table:table-cell>
              <table:table-cell office:value-type="float" office:value="-0.010151052277655">
                <text:p>-0.010151052277655</text:p>
              </table:table-cell>
              <table:table-cell office:value-type="float" office:value="0.00044131208036083">
                <text:p>0.00044131208036083</text:p>
              </table:table-cell>
              <table:table-cell office:value-type="float" office:value="-0.0094687618745052">
                <text:p>-0.009468761874505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0.0016046546753436">
                <text:p>0.0016046546753436</text:p>
              </table:table-cell>
              <table:table-cell office:value-type="float" office:value="-0.010200633223741">
                <text:p>-0.010200633223741</text:p>
              </table:table-cell>
              <table:table-cell office:value-type="float" office:value="0.00041026525615291">
                <text:p>0.00041026525615291</text:p>
              </table:table-cell>
              <table:table-cell office:value-type="float" office:value="-0.0094895129612542">
                <text:p>-0.009489512961254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0.0015605472474793">
                <text:p>0.0015605472474793</text:p>
              </table:table-cell>
              <table:table-cell office:value-type="float" office:value="-0.010250115278664">
                <text:p>-0.010250115278664</text:p>
              </table:table-cell>
              <table:table-cell office:value-type="float" office:value="0.00037922007079499">
                <text:p>0.00037922007079499</text:p>
              </table:table-cell>
              <table:table-cell office:value-type="float" office:value="-0.009510228454403">
                <text:p>-0.00951022845440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0.0015164153792997">
                <text:p>0.0015164153792997</text:p>
              </table:table-cell>
              <table:table-cell office:value-type="float" office:value="-0.010299501558479">
                <text:p>-0.010299501558479</text:p>
              </table:table-cell>
              <table:table-cell office:value-type="float" office:value="0.00034817666376224">
                <text:p>0.00034817666376224</text:p>
              </table:table-cell>
              <table:table-cell office:value-type="float" office:value="-0.0095309098334826">
                <text:p>-0.009530909833482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0.0014722597981421">
                <text:p>0.0014722597981421</text:p>
              </table:table-cell>
              <table:table-cell office:value-type="float" office:value="-0.010348795068854">
                <text:p>-0.010348795068854</text:p>
              </table:table-cell>
              <table:table-cell office:value-type="float" office:value="0.00031713516595992">
                <text:p>0.00031713516595992</text:p>
              </table:table-cell>
              <table:table-cell office:value-type="float" office:value="-0.0095515585124316">
                <text:p>-0.0095515585124316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0.0014280812065358">
                <text:p>0.0014280812065358</text:p>
              </table:table-cell>
              <table:table-cell office:value-type="float" office:value="-0.010397998709832">
                <text:p>-0.010397998709832</text:p>
              </table:table-cell>
              <table:table-cell office:value-type="float" office:value="0.00028609570012447">
                <text:p>0.00028609570012447</text:p>
              </table:table-cell>
              <table:table-cell office:value-type="float" office:value="-0.0095721758427569">
                <text:p>-0.0095721758427569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0.0013838802828746">
                <text:p>0.0013838802828746</text:p>
              </table:table-cell>
              <table:table-cell office:value-type="float" office:value="-0.010447115279979">
                <text:p>-0.010447115279979</text:p>
              </table:table-cell>
              <table:table-cell office:value-type="float" office:value="0.00025505838120609">
                <text:p>0.00025505838120609</text:p>
              </table:table-cell>
              <table:table-cell office:value-type="float" office:value="-0.0095927631165338">
                <text:p>-0.009592763116533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0.0013395168111464">
                <text:p>0.0013395168111464</text:p>
              </table:table-cell>
              <table:table-cell office:value-type="float" office:value="-0.010495531296021">
                <text:p>-0.010495531296021</text:p>
              </table:table-cell>
              <table:table-cell office:value-type="float" office:value="0.00022402331673366">
                <text:p>0.00022402331673366</text:p>
              </table:table-cell>
              <table:table-cell office:value-type="float" office:value="-0.00961332156921">
                <text:p>-0.00961332156921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0.001294904882476">
                <text:p>0.001294904882476</text:p>
              </table:table-cell>
              <table:table-cell office:value-type="float" office:value="-0.010542869800401">
                <text:p>-0.010542869800401</text:p>
              </table:table-cell>
              <table:table-cell office:value-type="float" office:value="0.000192990607162">
                <text:p>0.000192990607162</text:p>
              </table:table-cell>
              <table:table-cell office:value-type="float" office:value="-0.0096338523822905">
                <text:p>-0.0096338523822905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0.0012502739495974">
                <text:p>0.0012502739495974</text:p>
              </table:table-cell>
              <table:table-cell office:value-type="float" office:value="-0.0105901330474">
                <text:p>-0.0105901330474</text:p>
              </table:table-cell>
              <table:table-cell office:value-type="float" office:value="0.00016196034620387">
                <text:p>0.00016196034620387</text:p>
              </table:table-cell>
              <table:table-cell office:value-type="float" office:value="-0.0096543566858737">
                <text:p>-0.009654356685873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0.0012053480116029">
                <text:p>0.0012053480116029</text:p>
              </table:table-cell>
              <table:table-cell office:value-type="float" office:value="-0.010636153683315">
                <text:p>-0.010636153683315</text:p>
              </table:table-cell>
              <table:table-cell office:value-type="float" office:value="0.00013093262114644">
                <text:p>0.00013093262114644</text:p>
              </table:table-cell>
              <table:table-cell office:value-type="float" office:value="-0.0096748355610548">
                <text:p>-0.009674835561054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0.0011598059361729">
                <text:p>0.0011598059361729</text:p>
              </table:table-cell>
              <table:table-cell office:value-type="float" office:value="-0.010679575554416">
                <text:p>-0.010679575554416</text:p>
              </table:table-cell>
              <table:table-cell office:value-type="float" office:value="0.000099907513152828">
                <text:p>0.000099907513152828</text:p>
              </table:table-cell>
              <table:table-cell office:value-type="float" office:value="-0.0096952900421924">
                <text:p>-0.009695290042192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0.0011137744893469">
                <text:p>0.0011137744893469</text:p>
              </table:table-cell>
              <table:table-cell office:value-type="float" office:value="-0.010720982415409">
                <text:p>-0.010720982415409</text:p>
              </table:table-cell>
              <table:table-cell office:value-type="float" office:value="0.00006888509755293">
                <text:p>0.00006888509755293</text:p>
              </table:table-cell>
              <table:table-cell office:value-type="float" office:value="-0.009715721119093">
                <text:p>-0.00971572111909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0.0010675820447208">
                <text:p>0.0010675820447208</text:p>
              </table:table-cell>
              <table:table-cell office:value-type="float" office:value="-0.010761738285895">
                <text:p>-0.010761738285895</text:p>
              </table:table-cell>
              <table:table-cell office:value-type="float" office:value="0.000037865444115569">
                <text:p>0.000037865444115569</text:p>
              </table:table-cell>
              <table:table-cell office:value-type="float" office:value="-0.0097361297390649">
                <text:p>-0.0097361297390649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0.0010211610431161">
                <text:p>0.0010211610431161</text:p>
              </table:table-cell>
              <table:table-cell office:value-type="float" office:value="-0.010801563011135">
                <text:p>-0.010801563011135</text:p>
              </table:table-cell>
              <table:table-cell office:value-type="float" office:value="0.0000068486173139554">
                <text:p>0.0000068486173139554</text:p>
              </table:table-cell>
              <table:table-cell office:value-type="float" office:value="-0.0097565168088638">
                <text:p>-0.0097565168088638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0.00097452113696823">
                <text:p>0.00097452113696823</text:p>
              </table:table-cell>
              <table:table-cell office:value-type="float" office:value="-0.010840657221405">
                <text:p>-0.010840657221405</text:p>
              </table:table-cell>
              <table:table-cell office:value-type="float" office:value="-0.000024165323423356">
                <text:p>-0.000024165323423356</text:p>
              </table:table-cell>
              <table:table-cell office:value-type="float" office:value="-0.0097768831965468">
                <text:p>-0.0097768831965468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0.00092728444475037">
                <text:p>0.00092728444475037</text:p>
              </table:table-cell>
              <table:table-cell office:value-type="float" office:value="-0.010877776699167">
                <text:p>-0.010877776699167</text:p>
              </table:table-cell>
              <table:table-cell office:value-type="float" office:value="-0.000055176323472106">
                <text:p>-0.000055176323472106</text:p>
              </table:table-cell>
              <table:table-cell office:value-type="float" office:value="-0.0097972297332396">
                <text:p>-0.0097972297332396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0.00088003566439795">
                <text:p>0.00088003566439795</text:p>
              </table:table-cell>
              <table:table-cell office:value-type="float" office:value="-0.010914710917935">
                <text:p>-0.010914710917935</text:p>
              </table:table-cell>
              <table:table-cell office:value-type="float" office:value="-0.000086184332782605">
                <text:p>-0.000086184332782605</text:p>
              </table:table-cell>
              <table:table-cell office:value-type="float" office:value="-0.0098175572148029">
                <text:p>-0.009817557214802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0.00083278748246785">
                <text:p>0.00083278748246785</text:p>
              </table:table-cell>
              <table:table-cell office:value-type="float" office:value="-0.010951451807596">
                <text:p>-0.010951451807596</text:p>
              </table:table-cell>
              <table:table-cell office:value-type="float" office:value="-0.00011718930566008">
                <text:p>-0.00011718930566008</text:p>
              </table:table-cell>
              <table:table-cell office:value-type="float" office:value="-0.0098378664034321">
                <text:p>-0.009837866403432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0.00078549564785216">
                <text:p>0.00078549564785216</text:p>
              </table:table-cell>
              <table:table-cell office:value-type="float" office:value="-0.010988055557936">
                <text:p>-0.010988055557936</text:p>
              </table:table-cell>
              <table:table-cell office:value-type="float" office:value="-0.00014765555303377">
                <text:p>-0.00014765555303377</text:p>
              </table:table-cell>
              <table:table-cell office:value-type="float" office:value="-0.0098572664886237">
                <text:p>-0.0098572664886237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0.00073807869072826">
                <text:p>0.00073807869072826</text:p>
              </table:table-cell>
              <table:table-cell office:value-type="float" office:value="-0.01102429879013">
                <text:p>-0.01102429879013</text:p>
              </table:table-cell>
              <table:table-cell office:value-type="float" office:value="-0.00017791072192739">
                <text:p>-0.00017791072192739</text:p>
              </table:table-cell>
              <table:table-cell office:value-type="float" office:value="-0.0098762993837335">
                <text:p>-0.0098762993837335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0.00069061607574374">
                <text:p>0.00069061607574374</text:p>
              </table:table-cell>
              <table:table-cell office:value-type="float" office:value="-0.011060401775238">
                <text:p>-0.011060401775238</text:p>
              </table:table-cell>
              <table:table-cell office:value-type="float" office:value="-0.00020816583053488">
                <text:p>-0.00020816583053488</text:p>
              </table:table-cell>
              <table:table-cell office:value-type="float" office:value="-0.0098953161318569">
                <text:p>-0.0098953161318569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0.00064310891718402">
                <text:p>0.00064310891718402</text:p>
              </table:table-cell>
              <table:table-cell office:value-type="float" office:value="-0.011096368787892">
                <text:p>-0.011096368787892</text:p>
              </table:table-cell>
              <table:table-cell office:value-type="float" office:value="-0.00023842081674728">
                <text:p>-0.00023842081674728</text:p>
              </table:table-cell>
              <table:table-cell office:value-type="float" office:value="-0.0099143173113003">
                <text:p>-0.009914317311300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0.00059580631513431">
                <text:p>0.00059580631513431</text:p>
              </table:table-cell>
              <table:table-cell office:value-type="float" office:value="-0.011131774599775">
                <text:p>-0.011131774599775</text:p>
              </table:table-cell>
              <table:table-cell office:value-type="float" office:value="-0.0002686756218987">
                <text:p>-0.0002686756218987</text:p>
              </table:table-cell>
              <table:table-cell office:value-type="float" office:value="-0.0099333034763209">
                <text:p>-0.0099333034763209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0.00054796027827094">
                <text:p>0.00054796027827094</text:p>
              </table:table-cell>
              <table:table-cell office:value-type="float" office:value="-0.011164936067774">
                <text:p>-0.011164936067774</text:p>
              </table:table-cell>
              <table:table-cell office:value-type="float" office:value="-0.00029893019059883">
                <text:p>-0.00029893019059883</text:p>
              </table:table-cell>
              <table:table-cell office:value-type="float" office:value="-0.0099522751578443">
                <text:p>-0.009952275157844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0.00050006967368457">
                <text:p>0.00050006967368457</text:p>
              </table:table-cell>
              <table:table-cell office:value-type="float" office:value="-0.011197960022481">
                <text:p>-0.011197960022481</text:p>
              </table:table-cell>
              <table:table-cell office:value-type="float" office:value="-0.00032918447057785">
                <text:p>-0.00032918447057785</text:p>
              </table:table-cell>
              <table:table-cell office:value-type="float" office:value="-0.0099712328649706">
                <text:p>-0.009971232864970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0.00045213552391573">
                <text:p>0.00045213552391573</text:p>
              </table:table-cell>
              <table:table-cell office:value-type="float" office:value="-0.011230850368034">
                <text:p>-0.011230850368034</text:p>
              </table:table-cell>
              <table:table-cell office:value-type="float" office:value="-0.00035943841253821">
                <text:p>-0.00035943841253821</text:p>
              </table:table-cell>
              <table:table-cell office:value-type="float" office:value="-0.0099901770856284">
                <text:p>-0.0099901770856284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0.00040494306107855">
                <text:p>0.00040494306107855</text:p>
              </table:table-cell>
              <table:table-cell office:value-type="float" office:value="-0.011262455306126">
                <text:p>-0.011262455306126</text:p>
              </table:table-cell>
              <table:table-cell office:value-type="float" office:value="-0.0003896919700126">
                <text:p>-0.0003896919700126</text:p>
              </table:table-cell>
              <table:table-cell office:value-type="float" office:value="-0.010009108287717">
                <text:p>-0.010009108287717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0.00035709672887525">
                <text:p>0.00035709672887525</text:p>
              </table:table-cell>
              <table:table-cell office:value-type="float" office:value="-0.011290123097417">
                <text:p>-0.011290123097417</text:p>
              </table:table-cell>
              <table:table-cell office:value-type="float" office:value="-0.00041940360249389">
                <text:p>-0.00041940360249389</text:p>
              </table:table-cell>
              <table:table-cell office:value-type="float" office:value="-0.010027239954835">
                <text:p>-0.010027239954835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0.00030911549889354">
                <text:p>0.00030911549889354</text:p>
              </table:table-cell>
              <table:table-cell office:value-type="float" office:value="-0.011317240660778">
                <text:p>-0.011317240660778</text:p>
              </table:table-cell>
              <table:table-cell office:value-type="float" office:value="-0.0004484632816752">
                <text:p>-0.0004484632816752</text:p>
              </table:table-cell>
              <table:table-cell office:value-type="float" office:value="-0.010044403394515">
                <text:p>-0.010044403394515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0.00026139943268515">
                <text:p>0.00026139943268515</text:p>
              </table:table-cell>
              <table:table-cell office:value-type="float" office:value="-0.011343979998225">
                <text:p>-0.011343979998225</text:p>
              </table:table-cell>
              <table:table-cell office:value-type="float" office:value="-0.00047752423997043">
                <text:p>-0.00047752423997043</text:p>
              </table:table-cell>
              <table:table-cell office:value-type="float" office:value="-0.010061544286724">
                <text:p>-0.01006154428672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0.00021414991139262">
                <text:p>0.00021414991139262</text:p>
              </table:table-cell>
              <table:table-cell office:value-type="float" office:value="-0.01137017256573">
                <text:p>-0.01137017256573</text:p>
              </table:table-cell>
              <table:table-cell office:value-type="float" office:value="-0.00050658652388584">
                <text:p>-0.00050658652388584</text:p>
              </table:table-cell>
              <table:table-cell office:value-type="float" office:value="-0.010078663471758">
                <text:p>-0.010078663471758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0.00016686616355977">
                <text:p>0.00016686616355977</text:p>
              </table:table-cell>
              <table:table-cell office:value-type="float" office:value="-0.01139625377866">
                <text:p>-0.01139625377866</text:p>
              </table:table-cell>
              <table:table-cell office:value-type="float" office:value="-0.00053565017673079">
                <text:p>-0.00053565017673079</text:p>
              </table:table-cell>
              <table:table-cell office:value-type="float" office:value="-0.01009576175454">
                <text:p>-0.01009576175454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0.00011954894280545">
                <text:p>0.00011954894280545</text:p>
              </table:table-cell>
              <table:table-cell office:value-type="float" office:value="-0.011422226743408">
                <text:p>-0.011422226743408</text:p>
              </table:table-cell>
              <table:table-cell office:value-type="float" office:value="-0.00056471523874141">
                <text:p>-0.00056471523874141</text:p>
              </table:table-cell>
              <table:table-cell office:value-type="float" office:value="-0.01011283990633">
                <text:p>-0.0101128399063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0.000072198978409236">
                <text:p>0.000072198978409236</text:p>
              </table:table-cell>
              <table:table-cell office:value-type="float" office:value="-0.011448094442054">
                <text:p>-0.011448094442054</text:p>
              </table:table-cell>
              <table:table-cell office:value-type="float" office:value="-0.00059378174720112">
                <text:p>-0.00059378174720112</text:p>
              </table:table-cell>
              <table:table-cell office:value-type="float" office:value="-0.010129898666349">
                <text:p>-0.010129898666349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0.000024816977132134">
                <text:p>0.000024816977132134</text:p>
              </table:table-cell>
              <table:table-cell office:value-type="float" office:value="-0.011473859740796">
                <text:p>-0.011473859740796</text:p>
              </table:table-cell>
              <table:table-cell office:value-type="float" office:value="-0.00062284973655824">
                <text:p>-0.00062284973655824</text:p>
              </table:table-cell>
              <table:table-cell office:value-type="float" office:value="-0.010146938743309">
                <text:p>-0.010146938743309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-0.000022596375183959">
                <text:p>-0.000022596375183959</text:p>
              </table:table-cell>
              <table:table-cell office:value-type="float" office:value="-0.011499525397502">
                <text:p>-0.011499525397502</text:p>
              </table:table-cell>
              <table:table-cell office:value-type="float" office:value="-0.0006519192385405">
                <text:p>-0.0006519192385405</text:p>
              </table:table-cell>
              <table:table-cell office:value-type="float" office:value="-0.010163960816861">
                <text:p>-0.01016396081686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-0.00007004041221185">
                <text:p>-0.00007004041221185</text:p>
              </table:table-cell>
              <table:table-cell office:value-type="float" office:value="-0.011525094068547">
                <text:p>-0.011525094068547</text:p>
              </table:table-cell>
              <table:table-cell office:value-type="float" office:value="-0.00068099028226646">
                <text:p>-0.00068099028226646</text:p>
              </table:table-cell>
              <table:table-cell office:value-type="float" office:value="-0.010180965538947">
                <text:p>-0.010180965538947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-0.00011751448590553">
                <text:p>-0.00011751448590553</text:p>
              </table:table-cell>
              <table:table-cell office:value-type="float" office:value="-0.011550568314951">
                <text:p>-0.011550568314951</text:p>
              </table:table-cell>
              <table:table-cell office:value-type="float" office:value="-0.00071006289435402">
                <text:p>-0.00071006289435402</text:p>
              </table:table-cell>
              <table:table-cell office:value-type="float" office:value="-0.010197953535042">
                <text:p>-0.010197953535042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-0.00016501796541786">
                <text:p>-0.00016501796541786</text:p>
              </table:table-cell>
              <table:table-cell office:value-type="float" office:value="-0.011575950607982">
                <text:p>-0.011575950607982</text:p>
              </table:table-cell>
              <table:table-cell office:value-type="float" office:value="-0.00073913709902577">
                <text:p>-0.00073913709902577</text:p>
              </table:table-cell>
              <table:table-cell office:value-type="float" office:value="-0.010214925405414">
                <text:p>-0.010214925405414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-0.00021255023614943">
                <text:p>-0.00021255023614943</text:p>
              </table:table-cell>
              <table:table-cell office:value-type="float" office:value="-0.011601243334156">
                <text:p>-0.011601243334156</text:p>
              </table:table-cell>
              <table:table-cell office:value-type="float" office:value="-0.00076821291821146">
                <text:p>-0.00076821291821146</text:p>
              </table:table-cell>
              <table:table-cell office:value-type="float" office:value="-0.010231881726239">
                <text:p>-0.010231881726239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-0.00026011069891378">
                <text:p>-0.00026011069891378</text:p>
              </table:table-cell>
              <table:table-cell office:value-type="float" office:value="-0.011626448799878">
                <text:p>-0.011626448799878</text:p>
              </table:table-cell>
              <table:table-cell office:value-type="float" office:value="-0.00079729037164734">
                <text:p>-0.00079729037164734</text:p>
              </table:table-cell>
              <table:table-cell office:value-type="float" office:value="-0.010248823050656">
                <text:p>-0.01024882305065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-0.00030850477280955">
                <text:p>-0.00030850477280955</text:p>
              </table:table-cell>
              <table:table-cell office:value-type="float" office:value="-0.011648875917962">
                <text:p>-0.011648875917962</text:p>
              </table:table-cell>
              <table:table-cell office:value-type="float" office:value="-0.00082636947697261">
                <text:p>-0.00082636947697261</text:p>
              </table:table-cell>
              <table:table-cell office:value-type="float" office:value="-0.010265749909844">
                <text:p>-0.010265749909844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-0.00035691730082511">
                <text:p>-0.00035691730082511</text:p>
              </table:table-cell>
              <table:table-cell office:value-type="float" office:value="-0.011671248392507">
                <text:p>-0.011671248392507</text:p>
              </table:table-cell>
              <table:table-cell office:value-type="float" office:value="-0.00085545024982289">
                <text:p>-0.00085545024982289</text:p>
              </table:table-cell>
              <table:table-cell office:value-type="float" office:value="-0.010282662813907">
                <text:p>-0.01028266281390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-0.00040534791794025">
                <text:p>-0.00040534791794025</text:p>
              </table:table-cell>
              <table:table-cell office:value-type="float" office:value="-0.011693567621981">
                <text:p>-0.011693567621981</text:p>
              </table:table-cell>
              <table:table-cell office:value-type="float" office:value="-0.00088453270392083">
                <text:p>-0.00088453270392083</text:p>
              </table:table-cell>
              <table:table-cell office:value-type="float" office:value="-0.010299562252889">
                <text:p>-0.010299562252889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-0.00045379626682584">
                <text:p>-0.00045379626682584</text:p>
              </table:table-cell>
              <table:table-cell office:value-type="float" office:value="-0.011715834958844">
                <text:p>-0.011715834958844</text:p>
              </table:table-cell>
              <table:table-cell office:value-type="float" office:value="-0.00091361685116373">
                <text:p>-0.00091361685116373</text:p>
              </table:table-cell>
              <table:table-cell office:value-type="float" office:value="-0.01031644869756">
                <text:p>-0.0103164486975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-0.00050279705211561">
                <text:p>-0.00050279705211561</text:p>
              </table:table-cell>
              <table:table-cell office:value-type="float" office:value="-0.011736293541756">
                <text:p>-0.011736293541756</text:p>
              </table:table-cell>
              <table:table-cell office:value-type="float" office:value="-0.00094270270170848">
                <text:p>-0.00094270270170848</text:p>
              </table:table-cell>
              <table:table-cell office:value-type="float" office:value="-0.010333322600272">
                <text:p>-0.01033332260027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-0.00055181162280172">
                <text:p>-0.00055181162280172</text:p>
              </table:table-cell>
              <table:table-cell office:value-type="float" office:value="-0.011756714316839">
                <text:p>-0.011756714316839</text:p>
              </table:table-cell>
              <table:table-cell office:value-type="float" office:value="-0.00097179026405353">
                <text:p>-0.00097179026405353</text:p>
              </table:table-cell>
              <table:table-cell office:value-type="float" office:value="-0.010350184395761">
                <text:p>-0.010350184395761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-0.00060083967463978">
                <text:p>-0.00060083967463978</text:p>
              </table:table-cell>
              <table:table-cell office:value-type="float" office:value="-0.011777098351084">
                <text:p>-0.011777098351084</text:p>
              </table:table-cell>
              <table:table-cell office:value-type="float" office:value="-0.0010008795451183">
                <text:p>-0.0010008795451183</text:p>
              </table:table-cell>
              <table:table-cell office:value-type="float" office:value="-0.010367034501871">
                <text:p>-0.01036703450187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-0.00064988091291275">
                <text:p>-0.00064988091291275</text:p>
              </table:table-cell>
              <table:table-cell office:value-type="float" office:value="-0.011797446667002">
                <text:p>-0.011797446667002</text:p>
              </table:table-cell>
              <table:table-cell office:value-type="float" office:value="-0.0010299705503196">
                <text:p>-0.0010299705503196</text:p>
              </table:table-cell>
              <table:table-cell office:value-type="float" office:value="-0.010383873320256">
                <text:p>-0.010383873320256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-0.00069893505192985">
                <text:p>-0.00069893505192985</text:p>
              </table:table-cell>
              <table:table-cell office:value-type="float" office:value="-0.01181776024541">
                <text:p>-0.01181776024541</text:p>
              </table:table-cell>
              <table:table-cell office:value-type="float" office:value="-0.0010590632836459">
                <text:p>-0.0010590632836459</text:p>
              </table:table-cell>
              <table:table-cell office:value-type="float" office:value="-0.010400701237089">
                <text:p>-0.010400701237089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-0.0007480018145853">
                <text:p>-0.0007480018145853</text:p>
              </table:table-cell>
              <table:table-cell office:value-type="float" office:value="-0.011838040027823">
                <text:p>-0.011838040027823</text:p>
              </table:table-cell>
              <table:table-cell office:value-type="float" office:value="-0.0010881577477284">
                <text:p>-0.0010881577477284</text:p>
              </table:table-cell>
              <table:table-cell office:value-type="float" office:value="-0.010417518623675">
                <text:p>-0.01041751862367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-0.00079708093196673">
                <text:p>-0.00079708093196673</text:p>
              </table:table-cell>
              <table:table-cell office:value-type="float" office:value="-0.011858286918751">
                <text:p>-0.011858286918751</text:p>
              </table:table-cell>
              <table:table-cell office:value-type="float" office:value="-0.00111725394391">
                <text:p>-0.00111725394391</text:p>
              </table:table-cell>
              <table:table-cell office:value-type="float" office:value="-0.01043432583707">
                <text:p>-0.01043432583707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-0.00084617214300524">
                <text:p>-0.00084617214300524</text:p>
              </table:table-cell>
              <table:table-cell office:value-type="float" office:value="-0.01187850178766">
                <text:p>-0.01187850178766</text:p>
              </table:table-cell>
              <table:table-cell office:value-type="float" office:value="-0.0011463518723116">
                <text:p>-0.0011463518723116</text:p>
              </table:table-cell>
              <table:table-cell office:value-type="float" office:value="-0.010451123220691">
                <text:p>-0.01045112322069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-0.00089527519416129">
                <text:p>-0.00089527519416129</text:p>
              </table:table-cell>
              <table:table-cell office:value-type="float" office:value="-0.011898685470867">
                <text:p>-0.011898685470867</text:p>
              </table:table-cell>
              <table:table-cell office:value-type="float" office:value="-0.0011754515318961">
                <text:p>-0.0011754515318961</text:p>
              </table:table-cell>
              <table:table-cell office:value-type="float" office:value="-0.010467911104829">
                <text:p>-0.010467911104829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-0.00094438983913888">
                <text:p>-0.00094438983913888</text:p>
              </table:table-cell>
              <table:table-cell office:value-type="float" office:value="-0.011918838773226">
                <text:p>-0.011918838773226</text:p>
              </table:table-cell>
              <table:table-cell office:value-type="float" office:value="-0.001205296454764">
                <text:p>-0.001205296454764</text:p>
              </table:table-cell>
              <table:table-cell office:value-type="float" office:value="-0.010482271568069">
                <text:p>-0.010482271568069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-0.00099351583862591">
                <text:p>-0.00099351583862591</text:p>
              </table:table-cell>
              <table:table-cell office:value-type="float" office:value="-0.011938962469725">
                <text:p>-0.011938962469725</text:p>
              </table:table-cell>
              <table:table-cell office:value-type="float" office:value="-0.0012351446001854">
                <text:p>-0.0012351446001854</text:p>
              </table:table-cell>
              <table:table-cell office:value-type="float" office:value="-0.010496619667959">
                <text:p>-0.010496619667959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-0.001042212962588">
                <text:p>-0.001042212962588</text:p>
              </table:table-cell>
              <table:table-cell office:value-type="float" office:value="-0.011958617583952">
                <text:p>-0.011958617583952</text:p>
              </table:table-cell>
              <table:table-cell office:value-type="float" office:value="-0.0012649959214925">
                <text:p>-0.0012649959214925</text:p>
              </table:table-cell>
              <table:table-cell office:value-type="float" office:value="-0.010510955773309">
                <text:p>-0.010510955773309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-0.0010906543041981">
                <text:p>-0.0010906543041981</text:p>
              </table:table-cell>
              <table:table-cell office:value-type="float" office:value="-0.011977981789259">
                <text:p>-0.011977981789259</text:p>
              </table:table-cell>
              <table:table-cell office:value-type="float" office:value="-0.0012948503726976">
                <text:p>-0.0012948503726976</text:p>
              </table:table-cell>
              <table:table-cell office:value-type="float" office:value="-0.010525280239127">
                <text:p>-0.010525280239127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-0.0011391035347406">
                <text:p>-0.0011391035347406</text:p>
              </table:table-cell>
              <table:table-cell office:value-type="float" office:value="-0.011997321246907">
                <text:p>-0.011997321246907</text:p>
              </table:table-cell>
              <table:table-cell office:value-type="float" office:value="-0.00132470790848">
                <text:p>-0.00132470790848</text:p>
              </table:table-cell>
              <table:table-cell office:value-type="float" office:value="-0.010539593407183">
                <text:p>-0.01053959340718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-0.0011875605105073">
                <text:p>-0.0011875605105073</text:p>
              </table:table-cell>
              <table:table-cell office:value-type="float" office:value="-0.012016636637317">
                <text:p>-0.012016636637317</text:p>
              </table:table-cell>
              <table:table-cell office:value-type="float" office:value="-0.0013545684841735">
                <text:p>-0.0013545684841735</text:p>
              </table:table-cell>
              <table:table-cell office:value-type="float" office:value="-0.010553895606504">
                <text:p>-0.01055389560650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-0.0012360250919158">
                <text:p>-0.0012360250919158</text:p>
              </table:table-cell>
              <table:table-cell office:value-type="float" office:value="-0.01203592861108">
                <text:p>-0.01203592861108</text:p>
              </table:table-cell>
              <table:table-cell office:value-type="float" office:value="-0.0013844320557535">
                <text:p>-0.0013844320557535</text:p>
              </table:table-cell>
              <table:table-cell office:value-type="float" office:value="-0.010568187153923">
                <text:p>-0.01056818715392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-0.0012843831521018">
                <text:p>-0.0012843831521018</text:p>
              </table:table-cell>
              <table:table-cell office:value-type="float" office:value="-0.012055038055976">
                <text:p>-0.012055038055976</text:p>
              </table:table-cell>
              <table:table-cell office:value-type="float" office:value="-0.0014142985798259">
                <text:p>-0.0014142985798259</text:p>
              </table:table-cell>
              <table:table-cell office:value-type="float" office:value="-0.010582468354556">
                <text:p>-0.01058246835455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-0.0013327470019907">
                <text:p>-0.0013327470019907</text:p>
              </table:table-cell>
              <table:table-cell office:value-type="float" office:value="-0.012074124934166">
                <text:p>-0.012074124934166</text:p>
              </table:table-cell>
              <table:table-cell office:value-type="float" office:value="-0.0014441680136147">
                <text:p>-0.0014441680136147</text:p>
              </table:table-cell>
              <table:table-cell office:value-type="float" office:value="-0.010596739502247">
                <text:p>-0.01059673950224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-0.0013811607502632">
                <text:p>-0.0013811607502632</text:p>
              </table:table-cell>
              <table:table-cell office:value-type="float" office:value="-0.012093061867702">
                <text:p>-0.012093061867702</text:p>
              </table:table-cell>
              <table:table-cell office:value-type="float" office:value="-0.0014740403149517">
                <text:p>-0.0014740403149517</text:p>
              </table:table-cell>
              <table:table-cell office:value-type="float" office:value="-0.010611000880025">
                <text:p>-0.01061100088002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-0.0014298246403752">
                <text:p>-0.0014298246403752</text:p>
              </table:table-cell>
              <table:table-cell office:value-type="float" office:value="-0.012111271731962">
                <text:p>-0.012111271731962</text:p>
              </table:table-cell>
              <table:table-cell office:value-type="float" office:value="-0.0015041463857504">
                <text:p>-0.0015041463857504</text:p>
              </table:table-cell>
              <table:table-cell office:value-type="float" office:value="-0.010619312728268">
                <text:p>-0.010619312728268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-0.0014784965606861">
                <text:p>-0.0014784965606861</text:p>
              </table:table-cell>
              <table:table-cell office:value-type="float" office:value="-0.012129460417679">
                <text:p>-0.012129460417679</text:p>
              </table:table-cell>
              <table:table-cell office:value-type="float" office:value="-0.0015348276963119">
                <text:p>-0.0015348276963119</text:p>
              </table:table-cell>
              <table:table-cell office:value-type="float" office:value="-0.010625558115751">
                <text:p>-0.010625558115751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-0.0015271763870662">
                <text:p>-0.0015271763870662</text:p>
              </table:table-cell>
              <table:table-cell office:value-type="float" office:value="-0.012147628462122">
                <text:p>-0.012147628462122</text:p>
              </table:table-cell>
              <table:table-cell office:value-type="float" office:value="-0.0015655123161187">
                <text:p>-0.0015655123161187</text:p>
              </table:table-cell>
              <table:table-cell office:value-type="float" office:value="-0.010631794428246">
                <text:p>-0.01063179442824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-0.0015763122153849">
                <text:p>-0.0015763122153849</text:p>
              </table:table-cell>
              <table:table-cell office:value-type="float" office:value="-0.012164402648099">
                <text:p>-0.012164402648099</text:p>
              </table:table-cell>
              <table:table-cell office:value-type="float" office:value="-0.0015962001813065">
                <text:p>-0.0015962001813065</text:p>
              </table:table-cell>
              <table:table-cell office:value-type="float" office:value="-0.010638021970092">
                <text:p>-0.010638021970092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-0.0016254568500381">
                <text:p>-0.0016254568500381</text:p>
              </table:table-cell>
              <table:table-cell office:value-type="float" office:value="-0.012181156675435">
                <text:p>-0.012181156675435</text:p>
              </table:table-cell>
              <table:table-cell office:value-type="float" office:value="-0.0016266246438214">
                <text:p>-0.0016266246438214</text:p>
              </table:table-cell>
              <table:table-cell office:value-type="float" office:value="-0.010643358692396">
                <text:p>-0.01064335869239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-0.0016746101707256">
                <text:p>-0.0016746101707256</text:p>
              </table:table-cell>
              <table:table-cell office:value-type="float" office:value="-0.012197891007748">
                <text:p>-0.012197891007748</text:p>
              </table:table-cell>
              <table:table-cell office:value-type="float" office:value="-0.001657051633115">
                <text:p>-0.001657051633115</text:p>
              </table:table-cell>
              <table:table-cell office:value-type="float" office:value="-0.010648687438358">
                <text:p>-0.010648687438358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-0.0017237720602501">
                <text:p>-0.0017237720602501</text:p>
              </table:table-cell>
              <table:table-cell office:value-type="float" office:value="-0.012214606087457">
                <text:p>-0.012214606087457</text:p>
              </table:table-cell>
              <table:table-cell office:value-type="float" office:value="-0.0016872084782708">
                <text:p>-0.0016872084782708</text:p>
              </table:table-cell>
              <table:table-cell office:value-type="float" office:value="-0.010653094273467">
                <text:p>-0.01065309427346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-0.0017730281657591">
                <text:p>-0.0017730281657591</text:p>
              </table:table-cell>
              <table:table-cell office:value-type="float" office:value="-0.012230942758705">
                <text:p>-0.012230942758705</text:p>
              </table:table-cell>
              <table:table-cell office:value-type="float" office:value="-0.0017173673400446">
                <text:p>-0.0017173673400446</text:p>
              </table:table-cell>
              <table:table-cell office:value-type="float" office:value="-0.010657493297706">
                <text:p>-0.01065749329770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-0.0018222934745097">
                <text:p>-0.0018222934745097</text:p>
              </table:table-cell>
              <table:table-cell office:value-type="float" office:value="-0.012247257316423">
                <text:p>-0.012247257316423</text:p>
              </table:table-cell>
              <table:table-cell office:value-type="float" office:value="-0.0017475282016463">
                <text:p>-0.0017475282016463</text:p>
              </table:table-cell>
              <table:table-cell office:value-type="float" office:value="-0.010661884763436">
                <text:p>-0.01066188476343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-0.0018715678683634">
                <text:p>-0.0018715678683634</text:p>
              </table:table-cell>
              <table:table-cell office:value-type="float" office:value="-0.012263550203289">
                <text:p>-0.012263550203289</text:p>
              </table:table-cell>
              <table:table-cell office:value-type="float" office:value="-0.0017776910460271">
                <text:p>-0.0017776910460271</text:p>
              </table:table-cell>
              <table:table-cell office:value-type="float" office:value="-0.010666268912658">
                <text:p>-0.010666268912658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-0.0019208512320812">
                <text:p>-0.0019208512320812</text:p>
              </table:table-cell>
              <table:table-cell office:value-type="float" office:value="-0.012279821843454">
                <text:p>-0.012279821843454</text:p>
              </table:table-cell>
              <table:table-cell office:value-type="float" office:value="-0.0018078558558959">
                <text:p>-0.0018078558558959</text:p>
              </table:table-cell>
              <table:table-cell office:value-type="float" office:value="-0.010670645977534">
                <text:p>-0.010670645977534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-0.0019701434532479">
                <text:p>-0.0019701434532479</text:p>
              </table:table-cell>
              <table:table-cell office:value-type="float" office:value="-0.01229607264387">
                <text:p>-0.01229607264387</text:p>
              </table:table-cell>
              <table:table-cell office:value-type="float" office:value="-0.0018380226137353">
                <text:p>-0.0018380226137353</text:p>
              </table:table-cell>
              <table:table-cell office:value-type="float" office:value="-0.010675016180834">
                <text:p>-0.010675016180834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-0.0020194444220944">
                <text:p>-0.0020194444220944</text:p>
              </table:table-cell>
              <table:table-cell office:value-type="float" office:value="-0.012312302995383">
                <text:p>-0.012312302995383</text:p>
              </table:table-cell>
              <table:table-cell office:value-type="float" office:value="-0.0018681913018185">
                <text:p>-0.0018681913018185</text:p>
              </table:table-cell>
              <table:table-cell office:value-type="float" office:value="-0.010679379736243">
                <text:p>-0.01067937973624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-0.0020681221078809">
                <text:p>-0.0020681221078809</text:p>
              </table:table-cell>
              <table:table-cell office:value-type="float" office:value="-0.012328143399905">
                <text:p>-0.012328143399905</text:p>
              </table:table-cell>
              <table:table-cell office:value-type="float" office:value="-0.0018983619022251">
                <text:p>-0.0018983619022251</text:p>
              </table:table-cell>
              <table:table-cell office:value-type="float" office:value="-0.010683736848919">
                <text:p>-0.010683736848919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-0.0021175092540344">
                <text:p>-0.0021175092540344</text:p>
              </table:table-cell>
              <table:table-cell office:value-type="float" office:value="-0.012341815707885">
                <text:p>-0.012341815707885</text:p>
              </table:table-cell>
              <table:table-cell office:value-type="float" office:value="-0.0019285343968572">
                <text:p>-0.0019285343968572</text:p>
              </table:table-cell>
              <table:table-cell office:value-type="float" office:value="-0.010688087715795">
                <text:p>-0.01068808771579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-0.0021670004680055">
                <text:p>-0.0021670004680055</text:p>
              </table:table-cell>
              <table:table-cell office:value-type="float" office:value="-0.012355256959498">
                <text:p>-0.012355256959498</text:p>
              </table:table-cell>
              <table:table-cell office:value-type="float" office:value="-0.0019587087674559">
                <text:p>-0.0019587087674559</text:p>
              </table:table-cell>
              <table:table-cell office:value-type="float" office:value="-0.010692432525904">
                <text:p>-0.010692432525904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-0.0022166450196111">
                <text:p>-0.0022166450196111</text:p>
              </table:table-cell>
              <table:table-cell office:value-type="float" office:value="-0.012368360533685">
                <text:p>-0.012368360533685</text:p>
              </table:table-cell>
              <table:table-cell office:value-type="float" office:value="-0.0019888849956169">
                <text:p>-0.0019888849956169</text:p>
              </table:table-cell>
              <table:table-cell office:value-type="float" office:value="-0.010696771460804">
                <text:p>-0.010696771460804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-0.0022663029157755">
                <text:p>-0.0022663029157755</text:p>
              </table:table-cell>
              <table:table-cell office:value-type="float" office:value="-0.012381437810422">
                <text:p>-0.012381437810422</text:p>
              </table:table-cell>
              <table:table-cell office:value-type="float" office:value="-0.0020190630628058">
                <text:p>-0.0020190630628058</text:p>
              </table:table-cell>
              <table:table-cell office:value-type="float" office:value="-0.010701104694809">
                <text:p>-0.010701104694809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-0.0023163194542061">
                <text:p>-0.0023163194542061</text:p>
              </table:table-cell>
              <table:table-cell office:value-type="float" office:value="-0.012393540118401">
                <text:p>-0.012393540118401</text:p>
              </table:table-cell>
              <table:table-cell office:value-type="float" office:value="-0.0020492429503732">
                <text:p>-0.0020492429503732</text:p>
              </table:table-cell>
              <table:table-cell office:value-type="float" office:value="-0.01070543239541">
                <text:p>-0.01070543239541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-0.0023665259288744">
                <text:p>-0.0023665259288744</text:p>
              </table:table-cell>
              <table:table-cell office:value-type="float" office:value="-0.012405049745745">
                <text:p>-0.012405049745745</text:p>
              </table:table-cell>
              <table:table-cell office:value-type="float" office:value="-0.0020794246395703">
                <text:p>-0.0020794246395703</text:p>
              </table:table-cell>
              <table:table-cell office:value-type="float" office:value="-0.010709754723461">
                <text:p>-0.010709754723461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-0.0024167462547874">
                <text:p>-0.0024167462547874</text:p>
              </table:table-cell>
              <table:table-cell office:value-type="float" office:value="-0.012416533847335">
                <text:p>-0.012416533847335</text:p>
              </table:table-cell>
              <table:table-cell office:value-type="float" office:value="-0.0021096081115616">
                <text:p>-0.0021096081115616</text:p>
              </table:table-cell>
              <table:table-cell office:value-type="float" office:value="-0.010714071833547">
                <text:p>-0.01071407183354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-0.0024669802395501">
                <text:p>-0.0024669802395501</text:p>
              </table:table-cell>
              <table:table-cell office:value-type="float" office:value="-0.012427992839422">
                <text:p>-0.012427992839422</text:p>
              </table:table-cell>
              <table:table-cell office:value-type="float" office:value="-0.0021397933474425">
                <text:p>-0.0021397933474425</text:p>
              </table:table-cell>
              <table:table-cell office:value-type="float" office:value="-0.010718383874219">
                <text:p>-0.010718383874219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-0.0025172276967334">
                <text:p>-0.0025172276967334</text:p>
              </table:table-cell>
              <table:table-cell office:value-type="float" office:value="-0.012439427124268">
                <text:p>-0.012439427124268</text:p>
              </table:table-cell>
              <table:table-cell office:value-type="float" office:value="-0.0021699803282406">
                <text:p>-0.0021699803282406</text:p>
              </table:table-cell>
              <table:table-cell office:value-type="float" office:value="-0.010722690988172">
                <text:p>-0.010722690988172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-0.0025681362650145">
                <text:p>-0.0025681362650145</text:p>
              </table:table-cell>
              <table:table-cell office:value-type="float" office:value="-0.012449027562505">
                <text:p>-0.012449027562505</text:p>
              </table:table-cell>
              <table:table-cell office:value-type="float" office:value="-0.002200169034973">
                <text:p>-0.002200169034973</text:p>
              </table:table-cell>
              <table:table-cell office:value-type="float" office:value="-0.010726993312656">
                <text:p>-0.010726993312656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-0.0026190560677777">
                <text:p>-0.0026190560677777</text:p>
              </table:table-cell>
              <table:table-cell office:value-type="float" office:value="-0.012458612530898">
                <text:p>-0.012458612530898</text:p>
              </table:table-cell>
              <table:table-cell office:value-type="float" office:value="-0.0022303594485739">
                <text:p>-0.0022303594485739</text:p>
              </table:table-cell>
              <table:table-cell office:value-type="float" office:value="-0.010731290979639">
                <text:p>-0.010731290979639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-0.0026709938836826">
                <text:p>-0.0026709938836826</text:p>
              </table:table-cell>
              <table:table-cell office:value-type="float" office:value="-0.012465516202268">
                <text:p>-0.012465516202268</text:p>
              </table:table-cell>
              <table:table-cell office:value-type="float" office:value="-0.002260542862382">
                <text:p>-0.002260542862382</text:p>
              </table:table-cell>
              <table:table-cell office:value-type="float" office:value="-0.010734632798167">
                <text:p>-0.01073463279816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-0.0027229483682493">
                <text:p>-0.0027229483682493</text:p>
              </table:table-cell>
              <table:table-cell office:value-type="float" office:value="-0.012472399841162">
                <text:p>-0.012472399841162</text:p>
              </table:table-cell>
              <table:table-cell office:value-type="float" office:value="-0.0022907004645799">
                <text:p>-0.0022907004645799</text:p>
              </table:table-cell>
              <table:table-cell office:value-type="float" office:value="-0.010737054354003">
                <text:p>-0.01073705435400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-0.0027755010129683">
                <text:p>-0.0027755010129683</text:p>
              </table:table-cell>
              <table:table-cell office:value-type="float" office:value="-0.012477793290491">
                <text:p>-0.012477793290491</text:p>
              </table:table-cell>
              <table:table-cell office:value-type="float" office:value="-0.0023208579209566">
                <text:p>-0.0023208579209566</text:p>
              </table:table-cell>
              <table:table-cell office:value-type="float" office:value="-0.010739473393441">
                <text:p>-0.01073947339344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-0.0028280736128875">
                <text:p>-0.0028280736128875</text:p>
              </table:table-cell>
              <table:table-cell office:value-type="float" office:value="-0.012483164565612">
                <text:p>-0.012483164565612</text:p>
              </table:table-cell>
              <table:table-cell office:value-type="float" office:value="-0.0023510152475133">
                <text:p>-0.0023510152475133</text:p>
              </table:table-cell>
              <table:table-cell office:value-type="float" office:value="-0.010741889996108">
                <text:p>-0.01074188999610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-0.0028806658425002">
                <text:p>-0.0028806658425002</text:p>
              </table:table-cell>
              <table:table-cell office:value-type="float" office:value="-0.012488514108664">
                <text:p>-0.012488514108664</text:p>
              </table:table-cell>
              <table:table-cell office:value-type="float" office:value="-0.0023811724591345">
                <text:p>-0.0023811724591345</text:p>
              </table:table-cell>
              <table:table-cell office:value-type="float" office:value="-0.010744304239073">
                <text:p>-0.01074430423907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-0.0029332773903872">
                <text:p>-0.0029332773903872</text:p>
              </table:table-cell>
              <table:table-cell office:value-type="float" office:value="-0.012493842339014">
                <text:p>-0.012493842339014</text:p>
              </table:table-cell>
              <table:table-cell office:value-type="float" office:value="-0.002411329569977">
                <text:p>-0.002411329569977</text:p>
              </table:table-cell>
              <table:table-cell office:value-type="float" office:value="-0.010746716194149">
                <text:p>-0.010746716194149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-0.0029859079586204">
                <text:p>-0.0029859079586204</text:p>
              </table:table-cell>
              <table:table-cell office:value-type="float" office:value="-0.012499149654563">
                <text:p>-0.012499149654563</text:p>
              </table:table-cell>
              <table:table-cell office:value-type="float" office:value="-0.002441486593348">
                <text:p>-0.002441486593348</text:p>
              </table:table-cell>
              <table:table-cell office:value-type="float" office:value="-0.010749125931773">
                <text:p>-0.01074912593177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-0.003038557261726">
                <text:p>-0.003038557261726</text:p>
              </table:table-cell>
              <table:table-cell office:value-type="float" office:value="-0.012504436434146">
                <text:p>-0.012504436434146</text:p>
              </table:table-cell>
              <table:table-cell office:value-type="float" office:value="-0.0024715969506199">
                <text:p>-0.0024715969506199</text:p>
              </table:table-cell>
              <table:table-cell office:value-type="float" office:value="-0.010751535175381">
                <text:p>-0.010751535175381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-0.0030912250258874">
                <text:p>-0.0030912250258874</text:p>
              </table:table-cell>
              <table:table-cell office:value-type="float" office:value="-0.012509703038779">
                <text:p>-0.012509703038779</text:p>
              </table:table-cell>
              <table:table-cell office:value-type="float" office:value="-0.0025016867196094">
                <text:p>-0.0025016867196094</text:p>
              </table:table-cell>
              <table:table-cell office:value-type="float" office:value="-0.010753943175888">
                <text:p>-0.010753943175888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-0.0031439109883542">
                <text:p>-0.0031439109883542</text:p>
              </table:table-cell>
              <table:table-cell office:value-type="float" office:value="-0.012514949812772">
                <text:p>-0.012514949812772</text:p>
              </table:table-cell>
              <table:table-cell office:value-type="float" office:value="-0.0025317763393579">
                <text:p>-0.0025317763393579</text:p>
              </table:table-cell>
              <table:table-cell office:value-type="float" office:value="-0.010756349311147">
                <text:p>-0.010756349311147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-0.003196614896494">
                <text:p>-0.003196614896494</text:p>
              </table:table-cell>
              <table:table-cell office:value-type="float" office:value="-0.012520177085238">
                <text:p>-0.012520177085238</text:p>
              </table:table-cell>
              <table:table-cell office:value-type="float" office:value="-0.0025618658244158">
                <text:p>-0.0025618658244158</text:p>
              </table:table-cell>
              <table:table-cell office:value-type="float" office:value="-0.010758753635465">
                <text:p>-0.01075875363546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-0.0032493365078299">
                <text:p>-0.0032493365078299</text:p>
              </table:table-cell>
              <table:table-cell office:value-type="float" office:value="-0.012525385171026">
                <text:p>-0.012525385171026</text:p>
              </table:table-cell>
              <table:table-cell office:value-type="float" office:value="-0.0025919551884633">
                <text:p>-0.0025919551884633</text:p>
              </table:table-cell>
              <table:table-cell office:value-type="float" office:value="-0.0107611562006">
                <text:p>-0.010761156200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-0.0033029739847494">
                <text:p>-0.0033029739847494</text:p>
              </table:table-cell>
              <table:table-cell office:value-type="float" office:value="-0.012527544796585">
                <text:p>-0.012527544796585</text:p>
              </table:table-cell>
              <table:table-cell office:value-type="float" office:value="-0.0026220444443486">
                <text:p>-0.0026220444443486</text:p>
              </table:table-cell>
              <table:table-cell office:value-type="float" office:value="-0.010763557056244">
                <text:p>-0.010763557056244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-0.0033566539256251">
                <text:p>-0.0033566539256251</text:p>
              </table:table-cell>
              <table:table-cell office:value-type="float" office:value="-0.01252961395432">
                <text:p>-0.01252961395432</text:p>
              </table:table-cell>
              <table:table-cell office:value-type="float" office:value="-0.0026521336041248">
                <text:p>-0.0026521336041248</text:p>
              </table:table-cell>
              <table:table-cell office:value-type="float" office:value="-0.010765956250215">
                <text:p>-0.010765956250215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-0.0034109014633121">
                <text:p>-0.0034109014633121</text:p>
              </table:table-cell>
              <table:table-cell office:value-type="float" office:value="-0.012529965935447">
                <text:p>-0.012529965935447</text:p>
              </table:table-cell>
              <table:table-cell office:value-type="float" office:value="-0.0026822226790851">
                <text:p>-0.0026822226790851</text:p>
              </table:table-cell>
              <table:table-cell office:value-type="float" office:value="-0.010768353828352">
                <text:p>-0.010768353828352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-0.0034654138199617">
                <text:p>-0.0034654138199617</text:p>
              </table:table-cell>
              <table:table-cell office:value-type="float" office:value="-0.012529489629572">
                <text:p>-0.012529489629572</text:p>
              </table:table-cell>
              <table:table-cell office:value-type="float" office:value="-0.0027123116797976">
                <text:p>-0.0027123116797976</text:p>
              </table:table-cell>
              <table:table-cell office:value-type="float" office:value="-0.010770749833725">
                <text:p>-0.01077074983372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-0.0035199970446888">
                <text:p>-0.0035199970446888</text:p>
              </table:table-cell>
              <table:table-cell office:value-type="float" office:value="-0.012528836592979">
                <text:p>-0.012528836592979</text:p>
              </table:table-cell>
              <table:table-cell office:value-type="float" office:value="-0.0027424006161378">
                <text:p>-0.0027424006161378</text:p>
              </table:table-cell>
              <table:table-cell office:value-type="float" office:value="-0.010773144308551">
                <text:p>-0.010773144308551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-0.003574651132718">
                <text:p>-0.003574651132718</text:p>
              </table:table-cell>
              <table:table-cell office:value-type="float" office:value="-0.012528006508154">
                <text:p>-0.012528006508154</text:p>
              </table:table-cell>
              <table:table-cell office:value-type="float" office:value="-0.0027724894973198">
                <text:p>-0.0027724894973198</text:p>
              </table:table-cell>
              <table:table-cell office:value-type="float" office:value="-0.010775537293094">
                <text:p>-0.010775537293094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-0.0036293761238297">
                <text:p>-0.0036293761238297</text:p>
              </table:table-cell>
              <table:table-cell office:value-type="float" office:value="-0.012526998950391">
                <text:p>-0.012526998950391</text:p>
              </table:table-cell>
              <table:table-cell office:value-type="float" office:value="-0.0028025783319276">
                <text:p>-0.0028025783319276</text:p>
              </table:table-cell>
              <table:table-cell office:value-type="float" office:value="-0.010777928825586">
                <text:p>-0.010777928825586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-0.003683696785536">
                <text:p>-0.003683696785536</text:p>
              </table:table-cell>
              <table:table-cell office:value-type="float" office:value="-0.012525640315902">
                <text:p>-0.012525640315902</text:p>
              </table:table-cell>
              <table:table-cell office:value-type="float" office:value="-0.002832667127943">
                <text:p>-0.002832667127943</text:p>
              </table:table-cell>
              <table:table-cell office:value-type="float" office:value="-0.010780318943304">
                <text:p>-0.010780318943304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-0.0037378242509368">
                <text:p>-0.0037378242509368</text:p>
              </table:table-cell>
              <table:table-cell office:value-type="float" office:value="-0.012524068461832">
                <text:p>-0.012524068461832</text:p>
              </table:table-cell>
              <table:table-cell office:value-type="float" office:value="-0.0028627558927745">
                <text:p>-0.0028627558927745</text:p>
              </table:table-cell>
              <table:table-cell office:value-type="float" office:value="-0.010782707681075">
                <text:p>-0.010782707681075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-0.0037920297774051">
                <text:p>-0.0037920297774051</text:p>
              </table:table-cell>
              <table:table-cell office:value-type="float" office:value="-0.012522322305128">
                <text:p>-0.012522322305128</text:p>
              </table:table-cell>
              <table:table-cell office:value-type="float" office:value="-0.0028928446332836">
                <text:p>-0.0028928446332836</text:p>
              </table:table-cell>
              <table:table-cell office:value-type="float" office:value="-0.0107850950736">
                <text:p>-0.0107850950736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-0.0038463137899242">
                <text:p>-0.0038463137899242</text:p>
              </table:table-cell>
              <table:table-cell office:value-type="float" office:value="-0.012520400946402">
                <text:p>-0.012520400946402</text:p>
              </table:table-cell>
              <table:table-cell office:value-type="float" office:value="-0.0029231538063338">
                <text:p>-0.0029231538063338</text:p>
              </table:table-cell>
              <table:table-cell office:value-type="float" office:value="-0.010786727994695">
                <text:p>-0.01078672799469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-0.0039011865740994">
                <text:p>-0.0039011865740994</text:p>
              </table:table-cell>
              <table:table-cell office:value-type="float" office:value="-0.012517233100413">
                <text:p>-0.012517233100413</text:p>
              </table:table-cell>
              <table:table-cell office:value-type="float" office:value="-0.0029534638278605">
                <text:p>-0.0029534638278605</text:p>
              </table:table-cell>
              <table:table-cell office:value-type="float" office:value="-0.010788359599806">
                <text:p>-0.010788359599806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-0.003956125253912">
                <text:p>-0.003956125253912</text:p>
              </table:table-cell>
              <table:table-cell office:value-type="float" office:value="-0.012513926953443">
                <text:p>-0.012513926953443</text:p>
              </table:table-cell>
              <table:table-cell office:value-type="float" office:value="-0.0029837746825728">
                <text:p>-0.0029837746825728</text:p>
              </table:table-cell>
              <table:table-cell office:value-type="float" office:value="-0.010789989923221">
                <text:p>-0.01078998992322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-0.0040111302906156">
                <text:p>-0.0040111302906156</text:p>
              </table:table-cell>
              <table:table-cell office:value-type="float" office:value="-0.012510481231598">
                <text:p>-0.012510481231598</text:p>
              </table:table-cell>
              <table:table-cell office:value-type="float" office:value="-0.0030140863554782">
                <text:p>-0.0030140863554782</text:p>
              </table:table-cell>
              <table:table-cell office:value-type="float" office:value="-0.010791618998447">
                <text:p>-0.01079161899844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-0.004066520622459">
                <text:p>-0.004066520622459</text:p>
              </table:table-cell>
              <table:table-cell office:value-type="float" office:value="-0.012506238624807">
                <text:p>-0.012506238624807</text:p>
              </table:table-cell>
              <table:table-cell office:value-type="float" office:value="-0.0030443988318739">
                <text:p>-0.0030443988318739</text:p>
              </table:table-cell>
              <table:table-cell office:value-type="float" office:value="-0.010793246857272">
                <text:p>-0.010793246857272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-0.0041219706493466">
                <text:p>-0.0041219706493466</text:p>
              </table:table-cell>
              <table:table-cell office:value-type="float" office:value="-0.0125018763776">
                <text:p>-0.0125018763776</text:p>
              </table:table-cell>
              <table:table-cell office:value-type="float" office:value="-0.0030747120973378">
                <text:p>-0.0030747120973378</text:p>
              </table:table-cell>
              <table:table-cell office:value-type="float" office:value="-0.010794873530553">
                <text:p>-0.010794873530553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-0.0041774807914478">
                <text:p>-0.0041774807914478</text:p>
              </table:table-cell>
              <table:table-cell office:value-type="float" office:value="-0.01249739314926">
                <text:p>-0.01249739314926</text:p>
              </table:table-cell>
              <table:table-cell office:value-type="float" office:value="-0.003105248204587">
                <text:p>-0.003105248204587</text:p>
              </table:table-cell>
              <table:table-cell office:value-type="float" office:value="-0.010795766783372">
                <text:p>-0.01079576678337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-0.004233051485629">
                <text:p>-0.004233051485629</text:p>
              </table:table-cell>
              <table:table-cell office:value-type="float" office:value="-0.012492787572054">
                <text:p>-0.012492787572054</text:p>
              </table:table-cell>
              <table:table-cell office:value-type="float" office:value="-0.0031357862138203">
                <text:p>-0.0031357862138203</text:p>
              </table:table-cell>
              <table:table-cell office:value-type="float" office:value="-0.010796658195029">
                <text:p>-0.010796658195029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-0.0042923457742217">
                <text:p>-0.0042923457742217</text:p>
              </table:table-cell>
              <table:table-cell office:value-type="float" office:value="-0.012479051075817">
                <text:p>-0.012479051075817</text:p>
              </table:table-cell>
              <table:table-cell office:value-type="float" office:value="-0.0031663260885953">
                <text:p>-0.0031663260885953</text:p>
              </table:table-cell>
              <table:table-cell office:value-type="float" office:value="-0.010797547805767">
                <text:p>-0.01079754780576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-0.0043536518404818">
                <text:p>-0.0043536518404818</text:p>
              </table:table-cell>
              <table:table-cell office:value-type="float" office:value="-0.012459113590638">
                <text:p>-0.012459113590638</text:p>
              </table:table-cell>
              <table:table-cell office:value-type="float" office:value="-0.0031968677935454">
                <text:p>-0.0031968677935454</text:p>
              </table:table-cell>
              <table:table-cell office:value-type="float" office:value="-0.010798435654535">
                <text:p>-0.010798435654535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-0.0044150594880295">
                <text:p>-0.0044150594880295</text:p>
              </table:table-cell>
              <table:table-cell office:value-type="float" office:value="-0.012438947037044">
                <text:p>-0.012438947037044</text:p>
              </table:table-cell>
              <table:table-cell office:value-type="float" office:value="-0.0032277126692503">
                <text:p>-0.0032277126692503</text:p>
              </table:table-cell>
              <table:table-cell office:value-type="float" office:value="-0.010794326103628">
                <text:p>-0.010794326103628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-0.0044764680333458">
                <text:p>-0.0044764680333458</text:p>
              </table:table-cell>
              <table:table-cell office:value-type="float" office:value="-0.012418500924347">
                <text:p>-0.012418500924347</text:p>
              </table:table-cell>
              <table:table-cell office:value-type="float" office:value="-0.0032587504200802">
                <text:p>-0.0032587504200802</text:p>
              </table:table-cell>
              <table:table-cell office:value-type="float" office:value="-0.010787150640457">
                <text:p>-0.010787150640457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-0.0045379782032903">
                <text:p>-0.0045379782032903</text:p>
              </table:table-cell>
              <table:table-cell office:value-type="float" office:value="-0.012397824811746">
                <text:p>-0.012397824811746</text:p>
              </table:table-cell>
              <table:table-cell office:value-type="float" office:value="-0.0032897884687113">
                <text:p>-0.0032897884687113</text:p>
              </table:table-cell>
              <table:table-cell office:value-type="float" office:value="-0.010779972675372">
                <text:p>-0.01077997267537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-0.0045995904525511">
                <text:p>-0.0045995904525511</text:p>
              </table:table-cell>
              <table:table-cell office:value-type="float" office:value="-0.01237691712099">
                <text:p>-0.01237691712099</text:p>
              </table:table-cell>
              <table:table-cell office:value-type="float" office:value="-0.0033210663021552">
                <text:p>-0.0033210663021552</text:p>
              </table:table-cell>
              <table:table-cell office:value-type="float" office:value="-0.010771934398008">
                <text:p>-0.010771934398008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-0.0046613052971705">
                <text:p>-0.0046613052971705</text:p>
              </table:table-cell>
              <table:table-cell office:value-type="float" office:value="-0.012355776145978">
                <text:p>-0.012355776145978</text:p>
              </table:table-cell>
              <table:table-cell office:value-type="float" office:value="-0.0033523458077033">
                <text:p>-0.0033523458077033</text:p>
              </table:table-cell>
              <table:table-cell office:value-type="float" office:value="-0.010763892077216">
                <text:p>-0.010763892077216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-0.004723123182327">
                <text:p>-0.004723123182327</text:p>
              </table:table-cell>
              <table:table-cell office:value-type="float" office:value="-0.012334400070339">
                <text:p>-0.012334400070339</text:p>
              </table:table-cell>
              <table:table-cell office:value-type="float" office:value="-0.0033833877525606">
                <text:p>-0.0033833877525606</text:p>
              </table:table-cell>
              <table:table-cell office:value-type="float" office:value="-0.010753342178655">
                <text:p>-0.010753342178655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-0.0047850445604135">
                <text:p>-0.0047850445604135</text:p>
              </table:table-cell>
              <table:table-cell office:value-type="float" office:value="-0.012312786970098">
                <text:p>-0.012312786970098</text:p>
              </table:table-cell>
              <table:table-cell office:value-type="float" office:value="-0.0034142067664177">
                <text:p>-0.0034142067664177</text:p>
              </table:table-cell>
              <table:table-cell office:value-type="float" office:value="-0.010740107859208">
                <text:p>-0.010740107859208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-0.004847070106435">
                <text:p>-0.004847070106435</text:p>
              </table:table-cell>
              <table:table-cell office:value-type="float" office:value="-0.012290934803718">
                <text:p>-0.012290934803718</text:p>
              </table:table-cell>
              <table:table-cell office:value-type="float" office:value="-0.0034465098202326">
                <text:p>-0.0034465098202326</text:p>
              </table:table-cell>
              <table:table-cell office:value-type="float" office:value="-0.010721680382109">
                <text:p>-0.010721680382109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-0.0049092005384042">
                <text:p>-0.0049092005384042</text:p>
              </table:table-cell>
              <table:table-cell office:value-type="float" office:value="-0.012268841428251">
                <text:p>-0.012268841428251</text:p>
              </table:table-cell>
              <table:table-cell office:value-type="float" office:value="-0.00347881622571">
                <text:p>-0.00347881622571</text:p>
              </table:table-cell>
              <table:table-cell office:value-type="float" office:value="-0.01070324189228">
                <text:p>-0.01070324189228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-0.0049714366287642">
                <text:p>-0.0049714366287642</text:p>
              </table:table-cell>
              <table:table-cell office:value-type="float" office:value="-0.012246504603924">
                <text:p>-0.012246504603924</text:p>
              </table:table-cell>
              <table:table-cell office:value-type="float" office:value="-0.0035111259079563">
                <text:p>-0.0035111259079563</text:p>
              </table:table-cell>
              <table:table-cell office:value-type="float" office:value="-0.010684792529602">
                <text:p>-0.01068479252960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-0.0050337791963071">
                <text:p>-0.0050337791963071</text:p>
              </table:table-cell>
              <table:table-cell office:value-type="float" office:value="-0.012223921997888">
                <text:p>-0.012223921997888</text:p>
              </table:table-cell>
              <table:table-cell office:value-type="float" office:value="-0.0035434387956237">
                <text:p>-0.0035434387956237</text:p>
              </table:table-cell>
              <table:table-cell office:value-type="float" office:value="-0.010666332424327">
                <text:p>-0.010666332424327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-0.005096229106065">
                <text:p>-0.005096229106065</text:p>
              </table:table-cell>
              <table:table-cell office:value-type="float" office:value="-0.012201091187247">
                <text:p>-0.012201091187247</text:p>
              </table:table-cell>
              <table:table-cell office:value-type="float" office:value="-0.0035757548207277">
                <text:p>-0.0035757548207277</text:p>
              </table:table-cell>
              <table:table-cell office:value-type="float" office:value="-0.010647861698084">
                <text:p>-0.010647861698084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-0.0051587872680369">
                <text:p>-0.0051587872680369</text:p>
              </table:table-cell>
              <table:table-cell office:value-type="float" office:value="-0.012178009662185">
                <text:p>-0.012178009662185</text:p>
              </table:table-cell>
              <table:table-cell office:value-type="float" office:value="-0.0036080739184635">
                <text:p>-0.0036080739184635</text:p>
              </table:table-cell>
              <table:table-cell office:value-type="float" office:value="-0.010629380463554">
                <text:p>-0.01062938046355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-0.0052214546360689">
                <text:p>-0.0052214546360689</text:p>
              </table:table-cell>
              <table:table-cell office:value-type="float" office:value="-0.012154674827932">
                <text:p>-0.012154674827932</text:p>
              </table:table-cell>
              <table:table-cell office:value-type="float" office:value="-0.0036403960270401">
                <text:p>-0.0036403960270401</text:p>
              </table:table-cell>
              <table:table-cell office:value-type="float" office:value="-0.010610888826124">
                <text:p>-0.010610888826124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-0.0052842322066146">
                <text:p>-0.0052842322066146</text:p>
              </table:table-cell>
              <table:table-cell office:value-type="float" office:value="-0.01213108400723">
                <text:p>-0.01213108400723</text:p>
              </table:table-cell>
              <table:table-cell office:value-type="float" office:value="-0.0036727210875269">
                <text:p>-0.0036727210875269</text:p>
              </table:table-cell>
              <table:table-cell office:value-type="float" office:value="-0.010592386883963">
                <text:p>-0.010592386883963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-0.0053471210179906">
                <text:p>-0.0053471210179906</text:p>
              </table:table-cell>
              <table:table-cell office:value-type="float" office:value="-0.012107234441823">
                <text:p>-0.012107234441823</text:p>
              </table:table-cell>
              <table:table-cell office:value-type="float" office:value="-0.003705049043702">
                <text:p>-0.003705049043702</text:p>
              </table:table-cell>
              <table:table-cell office:value-type="float" office:value="-0.010573874728433">
                <text:p>-0.010573874728433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-0.005315295187349">
                <text:p>-0.005315295187349</text:p>
              </table:table-cell>
              <table:table-cell office:value-type="float" office:value="-0.011728525991634">
                <text:p>-0.011728525991634</text:p>
              </table:table-cell>
              <table:table-cell office:value-type="float" office:value="-0.0036729542384364">
                <text:p>-0.0036729542384364</text:p>
              </table:table-cell>
              <table:table-cell office:value-type="float" office:value="-0.010193961548533">
                <text:p>-0.01019396154853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-0.0052834693567066">
                <text:p>-0.0052834693567066</text:p>
              </table:table-cell>
              <table:table-cell office:value-type="float" office:value="-0.011349817541427">
                <text:p>-0.011349817541427</text:p>
              </table:table-cell>
              <table:table-cell office:value-type="float" office:value="-0.00364085943317">
                <text:p>-0.00364085943317</text:p>
              </table:table-cell>
              <table:table-cell office:value-type="float" office:value="-0.0098140483686388">
                <text:p>-0.0098140483686388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-0.0052516435260642">
                <text:p>-0.0052516435260642</text:p>
              </table:table-cell>
              <table:table-cell office:value-type="float" office:value="-0.010971109091231">
                <text:p>-0.010971109091231</text:p>
              </table:table-cell>
              <table:table-cell office:value-type="float" office:value="-0.0036087646279035">
                <text:p>-0.0036087646279035</text:p>
              </table:table-cell>
              <table:table-cell office:value-type="float" office:value="-0.0094341351887576">
                <text:p>-0.0094341351887576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-0.0052198176954218">
                <text:p>-0.0052198176954218</text:p>
              </table:table-cell>
              <table:table-cell office:value-type="float" office:value="-0.010592400641032">
                <text:p>-0.010592400641032</text:p>
              </table:table-cell>
              <table:table-cell office:value-type="float" office:value="-0.0035766698226371">
                <text:p>-0.0035766698226371</text:p>
              </table:table-cell>
              <table:table-cell office:value-type="float" office:value="-0.0090542220088689">
                <text:p>-0.0090542220088689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-0.0051879918647793">
                <text:p>-0.0051879918647793</text:p>
              </table:table-cell>
              <table:table-cell office:value-type="float" office:value="-0.010213692190824">
                <text:p>-0.010213692190824</text:p>
              </table:table-cell>
              <table:table-cell office:value-type="float" office:value="-0.0035445750173706">
                <text:p>-0.0035445750173706</text:p>
              </table:table-cell>
              <table:table-cell office:value-type="float" office:value="-0.0086743088289729">
                <text:p>-0.0086743088289729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-0.0051561660341369">
                <text:p>-0.0051561660341369</text:p>
              </table:table-cell>
              <table:table-cell office:value-type="float" office:value="-0.0098349837406454">
                <text:p>-0.0098349837406454</text:p>
              </table:table-cell>
              <table:table-cell office:value-type="float" office:value="-0.0035124802121042">
                <text:p>-0.0035124802121042</text:p>
              </table:table-cell>
              <table:table-cell office:value-type="float" office:value="-0.0082943956490907">
                <text:p>-0.008294395649090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-0.0051243402034945">
                <text:p>-0.0051243402034945</text:p>
              </table:table-cell>
              <table:table-cell office:value-type="float" office:value="-0.0094562752904407">
                <text:p>-0.0094562752904407</text:p>
              </table:table-cell>
              <table:table-cell office:value-type="float" office:value="-0.0034803854068377">
                <text:p>-0.0034803854068377</text:p>
              </table:table-cell>
              <table:table-cell office:value-type="float" office:value="-0.0079144824691949">
                <text:p>-0.0079144824691949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-0.0050925143728521">
                <text:p>-0.0050925143728521</text:p>
              </table:table-cell>
              <table:table-cell office:value-type="float" office:value="-0.0090775668402518">
                <text:p>-0.0090775668402518</text:p>
              </table:table-cell>
              <table:table-cell office:value-type="float" office:value="-0.0034482906015713">
                <text:p>-0.0034482906015713</text:p>
              </table:table-cell>
              <table:table-cell office:value-type="float" office:value="-0.0075345692893069">
                <text:p>-0.0075345692893069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-0.0050606885422096">
                <text:p>-0.0050606885422096</text:p>
              </table:table-cell>
              <table:table-cell office:value-type="float" office:value="-0.0086988583900599">
                <text:p>-0.0086988583900599</text:p>
              </table:table-cell>
              <table:table-cell office:value-type="float" office:value="-0.0034161957963048">
                <text:p>-0.0034161957963048</text:p>
              </table:table-cell>
              <table:table-cell office:value-type="float" office:value="-0.0071546561094197">
                <text:p>-0.0071546561094197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-0.0050288627115672">
                <text:p>-0.0050288627115672</text:p>
              </table:table-cell>
              <table:table-cell office:value-type="float" office:value="-0.0083201499398553">
                <text:p>-0.0083201499398553</text:p>
              </table:table-cell>
              <table:table-cell office:value-type="float" office:value="-0.0033841009910384">
                <text:p>-0.0033841009910384</text:p>
              </table:table-cell>
              <table:table-cell office:value-type="float" office:value="-0.0067747429295312">
                <text:p>-0.0067747429295312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-0.0049970368809248">
                <text:p>-0.0049970368809248</text:p>
              </table:table-cell>
              <table:table-cell office:value-type="float" office:value="-0.0079414414896608">
                <text:p>-0.0079414414896608</text:p>
              </table:table-cell>
              <table:table-cell office:value-type="float" office:value="-0.0033520061857719">
                <text:p>-0.0033520061857719</text:p>
              </table:table-cell>
              <table:table-cell office:value-type="float" office:value="-0.0063948297496432">
                <text:p>-0.0063948297496432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-0.0049652110502824">
                <text:p>-0.0049652110502824</text:p>
              </table:table-cell>
              <table:table-cell office:value-type="float" office:value="-0.0075627330394657">
                <text:p>-0.0075627330394657</text:p>
              </table:table-cell>
              <table:table-cell office:value-type="float" office:value="-0.0033199113805055">
                <text:p>-0.0033199113805055</text:p>
              </table:table-cell>
              <table:table-cell office:value-type="float" office:value="-0.006014916569752">
                <text:p>-0.006014916569752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-0.00493338521964">
                <text:p>-0.00493338521964</text:p>
              </table:table-cell>
              <table:table-cell office:value-type="float" office:value="-0.0071840245892773">
                <text:p>-0.0071840245892773</text:p>
              </table:table-cell>
              <table:table-cell office:value-type="float" office:value="-0.003287816575239">
                <text:p>-0.003287816575239</text:p>
              </table:table-cell>
              <table:table-cell office:value-type="float" office:value="-0.0056350033898644">
                <text:p>-0.0056350033898644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-0.0049015593889975">
                <text:p>-0.0049015593889975</text:p>
              </table:table-cell>
              <table:table-cell office:value-type="float" office:value="-0.0068053161390695">
                <text:p>-0.0068053161390695</text:p>
              </table:table-cell>
              <table:table-cell office:value-type="float" office:value="-0.0032557217699726">
                <text:p>-0.0032557217699726</text:p>
              </table:table-cell>
              <table:table-cell office:value-type="float" office:value="-0.0052550902099736">
                <text:p>-0.0052550902099736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-0.0048697335583551">
                <text:p>-0.0048697335583551</text:p>
              </table:table-cell>
              <table:table-cell office:value-type="float" office:value="-0.0064266076888838">
                <text:p>-0.0064266076888838</text:p>
              </table:table-cell>
              <table:table-cell office:value-type="float" office:value="-0.0032236269647061">
                <text:p>-0.0032236269647061</text:p>
              </table:table-cell>
              <table:table-cell office:value-type="float" office:value="-0.0048751770300832">
                <text:p>-0.0048751770300832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-0.0048379077277127">
                <text:p>-0.0048379077277127</text:p>
              </table:table-cell>
              <table:table-cell office:value-type="float" office:value="-0.0060478992386862">
                <text:p>-0.0060478992386862</text:p>
              </table:table-cell>
              <table:table-cell office:value-type="float" office:value="-0.0031915321594397">
                <text:p>-0.0031915321594397</text:p>
              </table:table-cell>
              <table:table-cell office:value-type="float" office:value="-0.0044952638501966">
                <text:p>-0.0044952638501966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-0.0048060818970703">
                <text:p>-0.0048060818970703</text:p>
              </table:table-cell>
              <table:table-cell office:value-type="float" office:value="-0.0056691907884894">
                <text:p>-0.0056691907884894</text:p>
              </table:table-cell>
              <table:table-cell office:value-type="float" office:value="-0.0031594373541732">
                <text:p>-0.0031594373541732</text:p>
              </table:table-cell>
              <table:table-cell office:value-type="float" office:value="-0.0041153506703022">
                <text:p>-0.0041153506703022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-0.0047742560664278">
                <text:p>-0.0047742560664278</text:p>
              </table:table-cell>
              <table:table-cell office:value-type="float" office:value="-0.0052904823382827">
                <text:p>-0.0052904823382827</text:p>
              </table:table-cell>
              <table:table-cell office:value-type="float" office:value="-0.0031273425489068">
                <text:p>-0.0031273425489068</text:p>
              </table:table-cell>
              <table:table-cell office:value-type="float" office:value="-0.0037354374904141">
                <text:p>-0.0037354374904141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-0.0047424302357854">
                <text:p>-0.0047424302357854</text:p>
              </table:table-cell>
              <table:table-cell office:value-type="float" office:value="-0.004911773888103">
                <text:p>-0.004911773888103</text:p>
              </table:table-cell>
              <table:table-cell office:value-type="float" office:value="-0.0030952477436403">
                <text:p>-0.0030952477436403</text:p>
              </table:table-cell>
              <table:table-cell office:value-type="float" office:value="-0.0033555243105213">
                <text:p>-0.003355524310521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-0.004710604405143">
                <text:p>-0.004710604405143</text:p>
              </table:table-cell>
              <table:table-cell office:value-type="float" office:value="-0.0045330654378997">
                <text:p>-0.0045330654378997</text:p>
              </table:table-cell>
              <table:table-cell office:value-type="float" office:value="-0.0030631529383739">
                <text:p>-0.0030631529383739</text:p>
              </table:table-cell>
              <table:table-cell office:value-type="float" office:value="-0.0029756111306379">
                <text:p>-0.0029756111306379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-0.0046787785745006">
                <text:p>-0.0046787785745006</text:p>
              </table:table-cell>
              <table:table-cell office:value-type="float" office:value="-0.0041543569877046">
                <text:p>-0.0041543569877046</text:p>
              </table:table-cell>
              <table:table-cell office:value-type="float" office:value="-0.0030310581331075">
                <text:p>-0.0030310581331075</text:p>
              </table:table-cell>
              <table:table-cell office:value-type="float" office:value="-0.0025956979507426">
                <text:p>-0.0025956979507426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-0.0046469527438581">
                <text:p>-0.0046469527438581</text:p>
              </table:table-cell>
              <table:table-cell office:value-type="float" office:value="-0.0037756485374975">
                <text:p>-0.0037756485374975</text:p>
              </table:table-cell>
              <table:table-cell office:value-type="float" office:value="-0.002998963327841">
                <text:p>-0.002998963327841</text:p>
              </table:table-cell>
              <table:table-cell office:value-type="float" office:value="-0.0022157847708569">
                <text:p>-0.0022157847708569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-0.0046151269132157">
                <text:p>-0.0046151269132157</text:p>
              </table:table-cell>
              <table:table-cell office:value-type="float" office:value="-0.0033969400873096">
                <text:p>-0.0033969400873096</text:p>
              </table:table-cell>
              <table:table-cell office:value-type="float" office:value="-0.0029668685225746">
                <text:p>-0.0029668685225746</text:p>
              </table:table-cell>
              <table:table-cell office:value-type="float" office:value="-0.0018358715909676">
                <text:p>-0.0018358715909676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-0.0045833010825733">
                <text:p>-0.0045833010825733</text:p>
              </table:table-cell>
              <table:table-cell office:value-type="float" office:value="-0.0030182316371125">
                <text:p>-0.0030182316371125</text:p>
              </table:table-cell>
              <table:table-cell office:value-type="float" office:value="-0.0029347737173081">
                <text:p>-0.0029347737173081</text:p>
              </table:table-cell>
              <table:table-cell office:value-type="float" office:value="-0.0014559584110774">
                <text:p>-0.0014559584110774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-0.0045514752519309">
                <text:p>-0.0045514752519309</text:p>
              </table:table-cell>
              <table:table-cell office:value-type="float" office:value="-0.0026395231869166">
                <text:p>-0.0026395231869166</text:p>
              </table:table-cell>
              <table:table-cell office:value-type="float" office:value="-0.0029026789120417">
                <text:p>-0.0029026789120417</text:p>
              </table:table-cell>
              <table:table-cell office:value-type="float" office:value="-0.0010760452311915">
                <text:p>-0.0010760452311915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-0.0045196494212884">
                <text:p>-0.0045196494212884</text:p>
              </table:table-cell>
              <table:table-cell office:value-type="float" office:value="-0.0022608147367214">
                <text:p>-0.0022608147367214</text:p>
              </table:table-cell>
              <table:table-cell office:value-type="float" office:value="-0.0028705841067752">
                <text:p>-0.0028705841067752</text:p>
              </table:table-cell>
              <table:table-cell office:value-type="float" office:value="-0.00069613205130283">
                <text:p>-0.0006961320513028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-0.004487823590646">
                <text:p>-0.004487823590646</text:p>
              </table:table-cell>
              <table:table-cell office:value-type="float" office:value="-0.0018821062865171">
                <text:p>-0.0018821062865171</text:p>
              </table:table-cell>
              <table:table-cell office:value-type="float" office:value="-0.0028384893015088">
                <text:p>-0.0028384893015088</text:p>
              </table:table-cell>
              <table:table-cell office:value-type="float" office:value="-0.000316218871412">
                <text:p>-0.000316218871412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-0.0044559977600036">
                <text:p>-0.0044559977600036</text:p>
              </table:table-cell>
              <table:table-cell office:value-type="float" office:value="-0.0015033978363153">
                <text:p>-0.0015033978363153</text:p>
              </table:table-cell>
              <table:table-cell office:value-type="float" office:value="-0.0028063944962423">
                <text:p>-0.0028063944962423</text:p>
              </table:table-cell>
              <table:table-cell office:value-type="float" office:value="0.000063694308478732">
                <text:p>0.000063694308478732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-0.0044241719293612">
                <text:p>-0.0044241719293612</text:p>
              </table:table-cell>
              <table:table-cell office:value-type="float" office:value="-0.0011246893861253">
                <text:p>-0.0011246893861253</text:p>
              </table:table-cell>
              <table:table-cell office:value-type="float" office:value="-0.0027742996909759">
                <text:p>-0.0027742996909759</text:p>
              </table:table-cell>
              <table:table-cell office:value-type="float" office:value="0.00044360748836882">
                <text:p>0.00044360748836882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-0.0043923460987187">
                <text:p>-0.0043923460987187</text:p>
              </table:table-cell>
              <table:table-cell office:value-type="float" office:value="-0.00074598093593728">
                <text:p>-0.00074598093593728</text:p>
              </table:table-cell>
              <table:table-cell office:value-type="float" office:value="-0.0027422048857094">
                <text:p>-0.0027422048857094</text:p>
              </table:table-cell>
              <table:table-cell office:value-type="float" office:value="0.00082352066825857">
                <text:p>0.00082352066825857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-0.0043605202680763">
                <text:p>-0.0043605202680763</text:p>
              </table:table-cell>
              <table:table-cell office:value-type="float" office:value="-0.00036727248573834">
                <text:p>-0.00036727248573834</text:p>
              </table:table-cell>
              <table:table-cell office:value-type="float" office:value="-0.002710110080443">
                <text:p>-0.002710110080443</text:p>
              </table:table-cell>
              <table:table-cell office:value-type="float" office:value="0.0012034338481453">
                <text:p>0.0012034338481453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-0.0043286944374339">
                <text:p>-0.0043286944374339</text:p>
              </table:table-cell>
              <table:table-cell office:value-type="float" office:value="0.000011435964457538">
                <text:p>0.000011435964457538</text:p>
              </table:table-cell>
              <table:table-cell office:value-type="float" office:value="-0.0026780152751765">
                <text:p>-0.0026780152751765</text:p>
              </table:table-cell>
              <table:table-cell office:value-type="float" office:value="0.0015833470280344">
                <text:p>0.0015833470280344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-0.0042959925081076">
                <text:p>-0.0042959925081076</text:p>
              </table:table-cell>
              <table:table-cell office:value-type="float" office:value="0.00038605357908987">
                <text:p>0.00038605357908987</text:p>
              </table:table-cell>
              <table:table-cell office:value-type="float" office:value="-0.0026459204699101">
                <text:p>-0.0026459204699101</text:p>
              </table:table-cell>
              <table:table-cell office:value-type="float" office:value="0.0019632602079249">
                <text:p>0.0019632602079249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-0.0042611906943071">
                <text:p>-0.0042611906943071</text:p>
              </table:table-cell>
              <table:table-cell office:value-type="float" office:value="0.00075074024191024">
                <text:p>0.00075074024191024</text:p>
              </table:table-cell>
              <table:table-cell office:value-type="float" office:value="-0.0026138256646436">
                <text:p>-0.0026138256646436</text:p>
              </table:table-cell>
              <table:table-cell office:value-type="float" office:value="0.002343173387814">
                <text:p>0.002343173387814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-0.0042250737977462">
                <text:p>-0.0042250737977462</text:p>
              </table:table-cell>
              <table:table-cell office:value-type="float" office:value="0.0011095210668495">
                <text:p>0.0011095210668495</text:p>
              </table:table-cell>
              <table:table-cell office:value-type="float" office:value="-0.0025817308593772">
                <text:p>-0.0025817308593772</text:p>
              </table:table-cell>
              <table:table-cell office:value-type="float" office:value="0.0027230865677049">
                <text:p>0.0027230865677049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-0.0041871393194376">
                <text:p>-0.0041871393194376</text:p>
              </table:table-cell>
              <table:table-cell office:value-type="float" office:value="0.0014605978714162">
                <text:p>0.0014605978714162</text:p>
              </table:table-cell>
              <table:table-cell office:value-type="float" office:value="-0.0025496360541107">
                <text:p>-0.0025496360541107</text:p>
              </table:table-cell>
              <table:table-cell office:value-type="float" office:value="0.0031029997475947">
                <text:p>0.0031029997475947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-0.0041489848962498">
                <text:p>-0.0041489848962498</text:p>
              </table:table-cell>
              <table:table-cell office:value-type="float" office:value="0.0018106878372099">
                <text:p>0.0018106878372099</text:p>
              </table:table-cell>
              <table:table-cell office:value-type="float" office:value="-0.0025175412488443">
                <text:p>-0.0025175412488443</text:p>
              </table:table-cell>
              <table:table-cell office:value-type="float" office:value="0.0034829129274821">
                <text:p>0.003482912927482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-0.0041099027763289">
                <text:p>-0.0041099027763289</text:p>
              </table:table-cell>
              <table:table-cell office:value-type="float" office:value="0.0021569615514701">
                <text:p>0.0021569615514701</text:p>
              </table:table-cell>
              <table:table-cell office:value-type="float" office:value="-0.0024854464435778">
                <text:p>-0.0024854464435778</text:p>
              </table:table-cell>
              <table:table-cell office:value-type="float" office:value="0.0038628261073693">
                <text:p>0.0038628261073693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-0.0040675100385848">
                <text:p>-0.0040675100385848</text:p>
              </table:table-cell>
              <table:table-cell office:value-type="float" office:value="0.002489828147">
                <text:p>0.002489828147</text:p>
              </table:table-cell>
              <table:table-cell office:value-type="float" office:value="-0.0024533516383114">
                <text:p>-0.0024533516383114</text:p>
              </table:table-cell>
              <table:table-cell office:value-type="float" office:value="0.0042427392872598">
                <text:p>0.0042427392872598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-0.0040249052985515">
                <text:p>-0.0040249052985515</text:p>
              </table:table-cell>
              <table:table-cell office:value-type="float" office:value="0.0028217769656158">
                <text:p>0.0028217769656158</text:p>
              </table:table-cell>
              <table:table-cell office:value-type="float" office:value="-0.0024223383110433">
                <text:p>-0.0024223383110433</text:p>
              </table:table-cell>
              <table:table-cell office:value-type="float" office:value="0.0045982263240943">
                <text:p>0.0045982263240943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-0.0039821291326561">
                <text:p>-0.0039821291326561</text:p>
              </table:table-cell>
              <table:table-cell office:value-type="float" office:value="0.0031529900234756">
                <text:p>0.0031529900234756</text:p>
              </table:table-cell>
              <table:table-cell office:value-type="float" office:value="-0.0023862837949746">
                <text:p>-0.0023862837949746</text:p>
              </table:table-cell>
              <table:table-cell office:value-type="float" office:value="0.0049057442924104">
                <text:p>0.0049057442924104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-0.0039392152610427">
                <text:p>-0.0039392152610427</text:p>
              </table:table-cell>
              <table:table-cell office:value-type="float" office:value="0.0034836176131616">
                <text:p>0.0034836176131616</text:p>
              </table:table-cell>
              <table:table-cell office:value-type="float" office:value="-0.0023457325962594">
                <text:p>-0.0023457325962594</text:p>
              </table:table-cell>
              <table:table-cell office:value-type="float" office:value="0.0051922414937404">
                <text:p>0.0051922414937404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-0.0038932101908734">
                <text:p>-0.0038932101908734</text:p>
              </table:table-cell>
              <table:table-cell office:value-type="float" office:value="0.0038020326723334">
                <text:p>0.0038020326723334</text:p>
              </table:table-cell>
              <table:table-cell office:value-type="float" office:value="-0.0022951344296463">
                <text:p>-0.0022951344296463</text:p>
              </table:table-cell>
              <table:table-cell office:value-type="float" office:value="0.0054328412143135">
                <text:p>0.005432841214313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-0.0038460178432023">
                <text:p>-0.0038460178432023</text:p>
              </table:table-cell>
              <table:table-cell office:value-type="float" office:value="0.0041157443197963">
                <text:p>0.0041157443197963</text:p>
              </table:table-cell>
              <table:table-cell office:value-type="float" office:value="-0.0022408159608589">
                <text:p>-0.0022408159608589</text:p>
              </table:table-cell>
              <table:table-cell office:value-type="float" office:value="0.0056562558617093">
                <text:p>0.0056562558617093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-0.0037987033000291">
                <text:p>-0.0037987033000291</text:p>
              </table:table-cell>
              <table:table-cell office:value-type="float" office:value="0.0044289628238342">
                <text:p>0.0044289628238342</text:p>
              </table:table-cell>
              <table:table-cell office:value-type="float" office:value="-0.0021867498318961">
                <text:p>-0.0021867498318961</text:p>
              </table:table-cell>
              <table:table-cell office:value-type="float" office:value="0.0058763638740547">
                <text:p>0.0058763638740547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-0.0037512877813662">
                <text:p>-0.0037512877813662</text:p>
              </table:table-cell>
              <table:table-cell office:value-type="float" office:value="0.0047417794098715">
                <text:p>0.0047417794098715</text:p>
              </table:table-cell>
              <table:table-cell office:value-type="float" office:value="-0.002138226315099">
                <text:p>-0.002138226315099</text:p>
              </table:table-cell>
              <table:table-cell office:value-type="float" office:value="0.0060600598804574">
                <text:p>0.0060600598804574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-0.0037037878933454">
                <text:p>-0.0037037878933454</text:p>
              </table:table-cell>
              <table:table-cell office:value-type="float" office:value="0.0050542647918858">
                <text:p>0.0050542647918858</text:p>
              </table:table-cell>
              <table:table-cell office:value-type="float" office:value="-0.002089911173498">
                <text:p>-0.002089911173498</text:p>
              </table:table-cell>
              <table:table-cell office:value-type="float" office:value="0.0062410856111064">
                <text:p>0.0062410856111064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-0.0036562166351235">
                <text:p>-0.0036562166351235</text:p>
              </table:table-cell>
              <table:table-cell office:value-type="float" office:value="0.0053664737562003">
                <text:p>0.0053664737562003</text:p>
              </table:table-cell>
              <table:table-cell office:value-type="float" office:value="-0.0020415141572576">
                <text:p>-0.0020415141572576</text:p>
              </table:table-cell>
              <table:table-cell office:value-type="float" office:value="0.006421295760111">
                <text:p>0.006421295760111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-0.0036085842213374">
                <text:p>-0.0036085842213374</text:p>
              </table:table-cell>
              <table:table-cell office:value-type="float" office:value="0.005678448877174">
                <text:p>0.005678448877174</text:p>
              </table:table-cell>
              <table:table-cell office:value-type="float" office:value="-0.0019930388673751">
                <text:p>-0.0019930388673751</text:p>
              </table:table-cell>
              <table:table-cell office:value-type="float" office:value="0.0066007363435161">
                <text:p>0.006600736343516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-0.0035608987332829">
                <text:p>-0.0035608987332829</text:p>
              </table:table-cell>
              <table:table-cell office:value-type="float" office:value="0.0059902234399408">
                <text:p>0.0059902234399408</text:p>
              </table:table-cell>
              <table:table-cell office:value-type="float" office:value="-0.0019444886898959">
                <text:p>-0.0019444886898959</text:p>
              </table:table-cell>
              <table:table-cell office:value-type="float" office:value="0.0067794500068483">
                <text:p>0.0067794500068483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-0.0035086560344623">
                <text:p>-0.0035086560344623</text:p>
              </table:table-cell>
              <table:table-cell office:value-type="float" office:value="0.0062800905248877">
                <text:p>0.0062800905248877</text:p>
              </table:table-cell>
              <table:table-cell office:value-type="float" office:value="-0.0018958668122959">
                <text:p>-0.0018958668122959</text:p>
              </table:table-cell>
              <table:table-cell office:value-type="float" office:value="0.0069574763197244">
                <text:p>0.0069574763197244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-0.003453968243338">
                <text:p>-0.003453968243338</text:p>
              </table:table-cell>
              <table:table-cell office:value-type="float" office:value="0.0065581824343323">
                <text:p>0.0065581824343323</text:p>
              </table:table-cell>
              <table:table-cell office:value-type="float" office:value="-0.0018471762387162">
                <text:p>-0.0018471762387162</text:p>
              </table:table-cell>
              <table:table-cell office:value-type="float" office:value="0.0071348520455396">
                <text:p>0.0071348520455396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-0.003398563891432">
                <text:p>-0.003398563891432</text:p>
              </table:table-cell>
              <table:table-cell office:value-type="float" office:value="0.0068330393134464">
                <text:p>0.0068330393134464</text:p>
              </table:table-cell>
              <table:table-cell office:value-type="float" office:value="-0.0017984198041307">
                <text:p>-0.0017984198041307</text:p>
              </table:table-cell>
              <table:table-cell office:value-type="float" office:value="0.0073116113879028">
                <text:p>0.007311611387902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-0.0033410360201201">
                <text:p>-0.0033410360201201</text:p>
              </table:table-cell>
              <table:table-cell office:value-type="float" office:value="0.0070983574346371">
                <text:p>0.0070983574346371</text:p>
              </table:table-cell>
              <table:table-cell office:value-type="float" office:value="-0.0017496001874182">
                <text:p>-0.0017496001874182</text:p>
              </table:table-cell>
              <table:table-cell office:value-type="float" office:value="0.0074877862150086">
                <text:p>0.0074877862150086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-0.0032705144930067">
                <text:p>-0.0032705144930067</text:p>
              </table:table-cell>
              <table:table-cell office:value-type="float" office:value="0.0073076649285273">
                <text:p>0.0073076649285273</text:p>
              </table:table-cell>
              <table:table-cell office:value-type="float" office:value="-0.0017007199234074">
                <text:p>-0.0017007199234074</text:p>
              </table:table-cell>
              <table:table-cell office:value-type="float" office:value="0.0076634062635841">
                <text:p>0.007663406263584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-0.0031862519097241">
                <text:p>-0.0031862519097241</text:p>
              </table:table-cell>
              <table:table-cell office:value-type="float" office:value="0.0074586154422194">
                <text:p>0.0074586154422194</text:p>
              </table:table-cell>
              <table:table-cell office:value-type="float" office:value="-0.0016517814139474">
                <text:p>-0.0016517814139474</text:p>
              </table:table-cell>
              <table:table-cell office:value-type="float" office:value="0.0078384993239474">
                <text:p>0.0078384993239474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-0.0030933884876628">
                <text:p>-0.0030933884876628</text:p>
              </table:table-cell>
              <table:table-cell office:value-type="float" office:value="0.0075741068019108">
                <text:p>0.0075741068019108</text:p>
              </table:table-cell>
              <table:table-cell office:value-type="float" office:value="-0.0016028879501112">
                <text:p>-0.0016028879501112</text:p>
              </table:table-cell>
              <table:table-cell office:value-type="float" office:value="0.0080094028749395">
                <text:p>0.008009402874939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-0.0030000267491255">
                <text:p>-0.0030000267491255</text:p>
              </table:table-cell>
              <table:table-cell office:value-type="float" office:value="0.0076874688850828">
                <text:p>0.0076874688850828</text:p>
              </table:table-cell>
              <table:table-cell office:value-type="float" office:value="-0.0015552417731324">
                <text:p>-0.0015552417731324</text:p>
              </table:table-cell>
              <table:table-cell office:value-type="float" office:value="0.0081422999737964">
                <text:p>0.0081422999737964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-0.0029062618255465">
                <text:p>-0.0029062618255465</text:p>
              </table:table-cell>
              <table:table-cell office:value-type="float" office:value="0.0077991080211021">
                <text:p>0.0077991080211021</text:p>
              </table:table-cell>
              <table:table-cell office:value-type="float" office:value="-0.0015080462328305">
                <text:p>-0.0015080462328305</text:p>
              </table:table-cell>
              <table:table-cell office:value-type="float" office:value="0.0082649676206792">
                <text:p>0.0082649676206792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-0.0028121664350024">
                <text:p>-0.0028121664350024</text:p>
              </table:table-cell>
              <table:table-cell office:value-type="float" office:value="0.0079093346653288">
                <text:p>0.0079093346653288</text:p>
              </table:table-cell>
              <table:table-cell office:value-type="float" office:value="-0.001460937878604">
                <text:p>-0.001460937878604</text:p>
              </table:table-cell>
              <table:table-cell office:value-type="float" office:value="0.0083868890070642">
                <text:p>0.0083868890070642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-0.0027168706110215">
                <text:p>-0.0027168706110215</text:p>
              </table:table-cell>
              <table:table-cell office:value-type="float" office:value="0.0080144967260436">
                <text:p>0.0080144967260436</text:p>
              </table:table-cell>
              <table:table-cell office:value-type="float" office:value="-0.0014139145938228">
                <text:p>-0.0014139145938228</text:p>
              </table:table-cell>
              <table:table-cell office:value-type="float" office:value="0.0085081094994805">
                <text:p>0.0085081094994805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-0.0026197680327783">
                <text:p>-0.0026197680327783</text:p>
              </table:table-cell>
              <table:table-cell office:value-type="float" office:value="0.0081122357273732">
                <text:p>0.0081122357273732</text:p>
              </table:table-cell>
              <table:table-cell office:value-type="float" office:value="-0.0013622193872115">
                <text:p>-0.0013622193872115</text:p>
              </table:table-cell>
              <table:table-cell office:value-type="float" office:value="0.008608134060557">
                <text:p>0.008608134060557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-0.0025211853147265">
                <text:p>-0.0025211853147265</text:p>
              </table:table-cell>
              <table:table-cell office:value-type="float" office:value="0.0082038279195901">
                <text:p>0.0082038279195901</text:p>
              </table:table-cell>
              <table:table-cell office:value-type="float" office:value="-0.0013039166448046">
                <text:p>-0.0013039166448046</text:p>
              </table:table-cell>
              <table:table-cell office:value-type="float" office:value="0.0086797885998985">
                <text:p>0.008679788599898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-0.0024215825227296">
                <text:p>-0.0024215825227296</text:p>
              </table:table-cell>
              <table:table-cell office:value-type="float" office:value="0.0082889034606099">
                <text:p>0.0082889034606099</text:p>
              </table:table-cell>
              <table:table-cell office:value-type="float" office:value="-0.0012447509495611">
                <text:p>-0.0012447509495611</text:p>
              </table:table-cell>
              <table:table-cell office:value-type="float" office:value="0.008747459747177">
                <text:p>0.008747459747177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-0.0023218007924969">
                <text:p>-0.0023218007924969</text:p>
              </table:table-cell>
              <table:table-cell office:value-type="float" office:value="0.0083732957613859">
                <text:p>0.0083732957613859</text:p>
              </table:table-cell>
              <table:table-cell office:value-type="float" office:value="-0.0011854390712688">
                <text:p>-0.0011854390712688</text:p>
              </table:table-cell>
              <table:table-cell office:value-type="float" office:value="0.0088142047102657">
                <text:p>0.0088142047102657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-0.0022227778119306">
                <text:p>-0.0022227778119306</text:p>
              </table:table-cell>
              <table:table-cell office:value-type="float" office:value="0.0084546354906439">
                <text:p>0.0084546354906439</text:p>
              </table:table-cell>
              <table:table-cell office:value-type="float" office:value="-0.0011259926734955">
                <text:p>-0.0011259926734955</text:p>
              </table:table-cell>
              <table:table-cell office:value-type="float" office:value="0.0088801017521543">
                <text:p>0.0088801017521543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-0.0021227810677512">
                <text:p>-0.0021227810677512</text:p>
              </table:table-cell>
              <table:table-cell office:value-type="float" office:value="0.0085292313249619">
                <text:p>0.0085292313249619</text:p>
              </table:table-cell>
              <table:table-cell office:value-type="float" office:value="-0.0010664224150454">
                <text:p>-0.0010664224150454</text:p>
              </table:table-cell>
              <table:table-cell office:value-type="float" office:value="0.0089452219506181">
                <text:p>0.008945221950618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-0.0020221405704043">
                <text:p>-0.0020221405704043</text:p>
              </table:table-cell>
              <table:table-cell office:value-type="float" office:value="0.0086016244586567">
                <text:p>0.0086016244586567</text:p>
              </table:table-cell>
              <table:table-cell office:value-type="float" office:value="-0.0010067380309668">
                <text:p>-0.0010067380309668</text:p>
              </table:table-cell>
              <table:table-cell office:value-type="float" office:value="0.0090096298526848">
                <text:p>0.0090096298526848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-0.001921311074974">
                <text:p>-0.001921311074974</text:p>
              </table:table-cell>
              <table:table-cell office:value-type="float" office:value="0.0086733452179636">
                <text:p>0.0086733452179636</text:p>
              </table:table-cell>
              <table:table-cell office:value-type="float" office:value="-0.00094694840996546">
                <text:p>-0.00094694840996546</text:p>
              </table:table-cell>
              <table:table-cell office:value-type="float" office:value="0.0090733840809208">
                <text:p>0.0090733840809208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-0.0018203037813843">
                <text:p>-0.0018203037813843</text:p>
              </table:table-cell>
              <table:table-cell office:value-type="float" office:value="0.0087444370604496">
                <text:p>0.0087444370604496</text:p>
              </table:table-cell>
              <table:table-cell office:value-type="float" office:value="-0.00088706166758594">
                <text:p>-0.00088706166758594</text:p>
              </table:table-cell>
              <table:table-cell office:value-type="float" office:value="0.0091365378919098">
                <text:p>0.0091365378919098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-0.0017191284234162">
                <text:p>-0.0017191284234162</text:p>
              </table:table-cell>
              <table:table-cell office:value-type="float" office:value="0.0088149376394354">
                <text:p>0.0088149376394354</text:p>
              </table:table-cell>
              <table:table-cell office:value-type="float" office:value="-0.00082533787968365">
                <text:p>-0.00082533787968365</text:p>
              </table:table-cell>
              <table:table-cell office:value-type="float" office:value="0.0091932449985523">
                <text:p>0.0091932449985523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-0.0016177936348033">
                <text:p>-0.0016177936348033</text:p>
              </table:table-cell>
              <table:table-cell office:value-type="float" office:value="0.008884880252948">
                <text:p>0.008884880252948</text:p>
              </table:table-cell>
              <table:table-cell office:value-type="float" office:value="-0.00076286542332416">
                <text:p>-0.00076286542332416</text:p>
              </table:table-cell>
              <table:table-cell office:value-type="float" office:value="0.0092472203755075">
                <text:p>0.0092472203755075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-0.0015163072005254">
                <text:p>-0.0015163072005254</text:p>
              </table:table-cell>
              <table:table-cell office:value-type="float" office:value="0.0089542948291347">
                <text:p>0.0089542948291347</text:p>
              </table:table-cell>
              <table:table-cell office:value-type="float" office:value="-0.00069767972062082">
                <text:p>-0.00069767972062082</text:p>
              </table:table-cell>
              <table:table-cell office:value-type="float" office:value="0.0092921050296451">
                <text:p>0.009292105029645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-0.0014146762346443">
                <text:p>-0.0014146762346443</text:p>
              </table:table-cell>
              <table:table-cell office:value-type="float" office:value="0.0090232086228407">
                <text:p>0.0090232086228407</text:p>
              </table:table-cell>
              <table:table-cell office:value-type="float" office:value="-0.00063248912736264">
                <text:p>-0.00063248912736264</text:p>
              </table:table-cell>
              <table:table-cell office:value-type="float" office:value="0.0093367195157419">
                <text:p>0.0093367195157419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-0.0013129073076445">
                <text:p>-0.0013129073076445</text:p>
              </table:table-cell>
              <table:table-cell office:value-type="float" office:value="0.0090916467073747">
                <text:p>0.0090916467073747</text:p>
              </table:table-cell>
              <table:table-cell office:value-type="float" office:value="-0.00056729626311237">
                <text:p>-0.00056729626311237</text:p>
              </table:table-cell>
              <table:table-cell office:value-type="float" office:value="0.0093810880163417">
                <text:p>0.0093810880163417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-0.0012110065403888">
                <text:p>-0.0012110065403888</text:p>
              </table:table-cell>
              <table:table-cell office:value-type="float" office:value="0.0091596323447127">
                <text:p>0.0091596323447127</text:p>
              </table:table-cell>
              <table:table-cell office:value-type="float" office:value="-0.0005021034523192">
                <text:p>-0.0005021034523192</text:p>
              </table:table-cell>
              <table:table-cell office:value-type="float" office:value="0.0094252323847177">
                <text:p>0.0094252323847177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-0.0011089739983357">
                <text:p>-0.0011089739983357</text:p>
              </table:table-cell>
              <table:table-cell office:value-type="float" office:value="0.0092271653444319">
                <text:p>0.0092271653444319</text:p>
              </table:table-cell>
              <table:table-cell office:value-type="float" office:value="-0.00043691275381622">
                <text:p>-0.00043691275381622</text:p>
              </table:table-cell>
              <table:table-cell office:value-type="float" office:value="0.0094691723883726">
                <text:p>0.0094691723883726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-0.0010057738748784">
                <text:p>-0.0010057738748784</text:p>
              </table:table-cell>
              <table:table-cell office:value-type="float" office:value="0.0092884306769913">
                <text:p>0.0092884306769913</text:p>
              </table:table-cell>
              <table:table-cell office:value-type="float" office:value="-0.00037172598718977">
                <text:p>-0.00037172598718977</text:p>
              </table:table-cell>
              <table:table-cell office:value-type="float" office:value="0.0095129259248463">
                <text:p>0.0095129259248463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-0.00090288831001221">
                <text:p>-0.00090288831001221</text:p>
              </table:table-cell>
              <table:table-cell office:value-type="float" office:value="0.0093479911226681">
                <text:p>0.0093479911226681</text:p>
              </table:table-cell>
              <table:table-cell office:value-type="float" office:value="-0.00030654475641336">
                <text:p>-0.00030654475641336</text:p>
              </table:table-cell>
              <table:table-cell office:value-type="float" office:value="0.0095565092131759">
                <text:p>0.0095565092131759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-0.00079807200702102">
                <text:p>-0.00079807200702102</text:p>
              </table:table-cell>
              <table:table-cell office:value-type="float" office:value="0.0094001498244282">
                <text:p>0.0094001498244282</text:p>
              </table:table-cell>
              <table:table-cell office:value-type="float" office:value="-0.0002413704710716">
                <text:p>-0.0002413704710716</text:p>
              </table:table-cell>
              <table:table-cell office:value-type="float" office:value="0.0095999369640327">
                <text:p>0.0095999369640327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-0.00069315434958545">
                <text:p>-0.00069315434958545</text:p>
              </table:table-cell>
              <table:table-cell office:value-type="float" office:value="0.0094519930669943">
                <text:p>0.0094519930669943</text:p>
              </table:table-cell>
              <table:table-cell office:value-type="float" office:value="-0.00017673445707579">
                <text:p>-0.00017673445707579</text:p>
              </table:table-cell>
              <table:table-cell office:value-type="float" office:value="0.0096354929493934">
                <text:p>0.0096354929493934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-0.00058738193964072">
                <text:p>-0.00058738193964072</text:p>
              </table:table-cell>
              <table:table-cell office:value-type="float" office:value="0.0095007194782103">
                <text:p>0.0095007194782103</text:p>
              </table:table-cell>
              <table:table-cell office:value-type="float" office:value="-0.00010992397851889">
                <text:p>-0.00010992397851889</text:p>
              </table:table-cell>
              <table:table-cell office:value-type="float" office:value="0.0096618280870599">
                <text:p>0.0096618280870599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-0.00047995860534526">
                <text:p>-0.00047995860534526</text:p>
              </table:table-cell>
              <table:table-cell office:value-type="float" office:value="0.0095437079255618">
                <text:p>0.0095437079255618</text:p>
              </table:table-cell>
              <table:table-cell office:value-type="float" office:value="-0.00004312516377804">
                <text:p>-0.00004312516377804</text:p>
              </table:table-cell>
              <table:table-cell office:value-type="float" office:value="0.0096880184096212">
                <text:p>0.0096880184096212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-0.00036929791151779">
                <text:p>-0.00036929791151779</text:p>
              </table:table-cell>
              <table:table-cell office:value-type="float" office:value="0.0095753544763676">
                <text:p>0.0095753544763676</text:p>
              </table:table-cell>
              <table:table-cell office:value-type="float" office:value="0.000023660960589223">
                <text:p>0.000023660960589223</text:p>
              </table:table-cell>
              <table:table-cell office:value-type="float" office:value="0.0097140763922609">
                <text:p>0.0097140763922609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-0.00025835473128734">
                <text:p>-0.00025835473128734</text:p>
              </table:table-cell>
              <table:table-cell office:value-type="float" office:value="0.0096060531505345">
                <text:p>0.0096060531505345</text:p>
              </table:table-cell>
              <table:table-cell office:value-type="float" office:value="0.000090433521399443">
                <text:p>0.000090433521399443</text:p>
              </table:table-cell>
              <table:table-cell office:value-type="float" office:value="0.0097400133107039">
                <text:p>0.0097400133107039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-0.00014733232541024">
                <text:p>-0.00014733232541024</text:p>
              </table:table-cell>
              <table:table-cell office:value-type="float" office:value="0.0096365205718661">
                <text:p>0.0096365205718661</text:p>
              </table:table-cell>
              <table:table-cell office:value-type="float" office:value="0.00015704744366529">
                <text:p>0.00015704744366529</text:p>
              </table:table-cell>
              <table:table-cell office:value-type="float" office:value="0.0097656135723411">
                <text:p>0.009765613572341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-0.000036507216053728">
                <text:p>-0.000036507216053728</text:p>
              </table:table-cell>
              <table:table-cell office:value-type="float" office:value="0.0096665346289366">
                <text:p>0.0096665346289366</text:p>
              </table:table-cell>
              <table:table-cell office:value-type="float" office:value="0.00022220754660738">
                <text:p>0.00022220754660738</text:p>
              </table:table-cell>
              <table:table-cell office:value-type="float" office:value="0.0097888506148682">
                <text:p>0.0097888506148682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0.000073471984159416">
                <text:p>0.000073471984159416</text:p>
              </table:table-cell>
              <table:table-cell office:value-type="float" office:value="0.0096955163045036">
                <text:p>0.0096955163045036</text:p>
              </table:table-cell>
              <table:table-cell office:value-type="float" office:value="0.00028736794796908">
                <text:p>0.00028736794796908</text:p>
              </table:table-cell>
              <table:table-cell office:value-type="float" office:value="0.0098119971790894">
                <text:p>0.0098119971790894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0.00018350704636382">
                <text:p>0.00018350704636382</text:p>
              </table:table-cell>
              <table:table-cell office:value-type="float" office:value="0.0097243423844001">
                <text:p>0.0097243423844001</text:p>
              </table:table-cell>
              <table:table-cell office:value-type="float" office:value="0.00035252782413679">
                <text:p>0.00035252782413679</text:p>
              </table:table-cell>
              <table:table-cell office:value-type="float" office:value="0.0098350599674607">
                <text:p>0.0098350599674607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0.0002935956820582">
                <text:p>0.0002935956820582</text:p>
              </table:table-cell>
              <table:table-cell office:value-type="float" office:value="0.0097530226105433">
                <text:p>0.0097530226105433</text:p>
              </table:table-cell>
              <table:table-cell office:value-type="float" office:value="0.00041768644813209">
                <text:p>0.00041768644813209</text:p>
              </table:table-cell>
              <table:table-cell office:value-type="float" office:value="0.0098580450724295">
                <text:p>0.009858045072429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0.00040373571800447">
                <text:p>0.00040373571800447</text:p>
              </table:table-cell>
              <table:table-cell office:value-type="float" office:value="0.0097815654437766">
                <text:p>0.0097815654437766</text:p>
              </table:table-cell>
              <table:table-cell office:value-type="float" office:value="0.00048112711985592">
                <text:p>0.00048112711985592</text:p>
              </table:table-cell>
              <table:table-cell office:value-type="float" office:value="0.00987862612906">
                <text:p>0.00987862612906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0.0005148072141361">
                <text:p>0.0005148072141361</text:p>
              </table:table-cell>
              <table:table-cell office:value-type="float" office:value="0.0098062773647869">
                <text:p>0.0098062773647869</text:p>
              </table:table-cell>
              <table:table-cell office:value-type="float" office:value="0.0005437580839137">
                <text:p>0.0005437580839137</text:p>
              </table:table-cell>
              <table:table-cell office:value-type="float" office:value="0.0098979968811581">
                <text:p>0.009897996881158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0.00062776521178286">
                <text:p>0.00062776521178286</text:p>
              </table:table-cell>
              <table:table-cell office:value-type="float" office:value="0.0098229553855026">
                <text:p>0.0098229553855026</text:p>
              </table:table-cell>
              <table:table-cell office:value-type="float" office:value="0.00060639875310014">
                <text:p>0.00060639875310014</text:p>
              </table:table-cell>
              <table:table-cell office:value-type="float" office:value="0.0099172687961944">
                <text:p>0.0099172687961944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0.00074111767637907">
                <text:p>0.00074111767637907</text:p>
              </table:table-cell>
              <table:table-cell office:value-type="float" office:value="0.0098379356072235">
                <text:p>0.0098379356072235</text:p>
              </table:table-cell>
              <table:table-cell office:value-type="float" office:value="0.00067068715803301">
                <text:p>0.00067068715803301</text:p>
              </table:table-cell>
              <table:table-cell office:value-type="float" office:value="0.0099311945210852">
                <text:p>0.0099311945210852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0.00085470600269122">
                <text:p>0.00085470600269122</text:p>
              </table:table-cell>
              <table:table-cell office:value-type="float" office:value="0.0098519284144047">
                <text:p>0.0098519284144047</text:p>
              </table:table-cell>
              <table:table-cell office:value-type="float" office:value="0.00073499058488333">
                <text:p>0.00073499058488333</text:p>
              </table:table-cell>
              <table:table-cell office:value-type="float" office:value="0.0099450229174224">
                <text:p>0.0099450229174224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0.00096858463796199">
                <text:p>0.00096858463796199</text:p>
              </table:table-cell>
              <table:table-cell office:value-type="float" office:value="0.009864724125044">
                <text:p>0.009864724125044</text:p>
              </table:table-cell>
              <table:table-cell office:value-type="float" office:value="0.00079930874434327">
                <text:p>0.00079930874434327</text:p>
              </table:table-cell>
              <table:table-cell office:value-type="float" office:value="0.0099587611043749">
                <text:p>0.0099587611043749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0.0010819902751101">
                <text:p>0.0010819902751101</text:p>
              </table:table-cell>
              <table:table-cell office:value-type="float" office:value="0.0098769965849121">
                <text:p>0.0098769965849121</text:p>
              </table:table-cell>
              <table:table-cell office:value-type="float" office:value="0.00086364134721105">
                <text:p>0.00086364134721105</text:p>
              </table:table-cell>
              <table:table-cell office:value-type="float" office:value="0.0099724156235449">
                <text:p>0.0099724156235449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0.0011952796586087">
                <text:p>0.0011952796586087</text:p>
              </table:table-cell>
              <table:table-cell office:value-type="float" office:value="0.0098889262554075">
                <text:p>0.0098889262554075</text:p>
              </table:table-cell>
              <table:table-cell office:value-type="float" office:value="0.0009279881041053">
                <text:p>0.0009279881041053</text:p>
              </table:table-cell>
              <table:table-cell office:value-type="float" office:value="0.0099859924914548">
                <text:p>0.0099859924914548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0.001308627427299">
                <text:p>0.001308627427299</text:p>
              </table:table-cell>
              <table:table-cell office:value-type="float" office:value="0.0099006130334606">
                <text:p>0.0099006130334606</text:p>
              </table:table-cell>
              <table:table-cell office:value-type="float" office:value="0.00099234872562364">
                <text:p>0.00099234872562364</text:p>
              </table:table-cell>
              <table:table-cell office:value-type="float" office:value="0.0099994972435686">
                <text:p>0.0099994972435686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0.0014220270475752">
                <text:p>0.0014220270475752</text:p>
              </table:table-cell>
              <table:table-cell office:value-type="float" office:value="0.0099120824867762">
                <text:p>0.0099120824867762</text:p>
              </table:table-cell>
              <table:table-cell office:value-type="float" office:value="0.0010567229222713">
                <text:p>0.0010567229222713</text:p>
              </table:table-cell>
              <table:table-cell office:value-type="float" office:value="0.010012934976997">
                <text:p>0.010012934976997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0.0015354729957336">
                <text:p>0.0015354729957336</text:p>
              </table:table-cell>
              <table:table-cell office:value-type="float" office:value="0.0099233563877833">
                <text:p>0.0099233563877833</text:p>
              </table:table-cell>
              <table:table-cell office:value-type="float" office:value="0.0011211104046222">
                <text:p>0.0011211104046222</text:p>
              </table:table-cell>
              <table:table-cell office:value-type="float" office:value="0.010026310387469">
                <text:p>0.010026310387469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0.0016489605883185">
                <text:p>0.0016489605883185</text:p>
              </table:table-cell>
              <table:table-cell office:value-type="float" office:value="0.0099344533575056">
                <text:p>0.0099344533575056</text:p>
              </table:table-cell>
              <table:table-cell office:value-type="float" office:value="0.0011855108835048">
                <text:p>0.0011855108835048</text:p>
              </table:table-cell>
              <table:table-cell office:value-type="float" office:value="0.010039627803171">
                <text:p>0.010039627803171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0.001762485845564">
                <text:p>0.001762485845564</text:p>
              </table:table-cell>
              <table:table-cell office:value-type="float" office:value="0.0099453893778161">
                <text:p>0.0099453893778161</text:p>
              </table:table-cell>
              <table:table-cell office:value-type="float" office:value="0.0012493655645127">
                <text:p>0.0012493655645127</text:p>
              </table:table-cell>
              <table:table-cell office:value-type="float" office:value="0.010051058706813">
                <text:p>0.010051058706813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0.0018760453783286">
                <text:p>0.0018760453783286</text:p>
              </table:table-cell>
              <table:table-cell office:value-type="float" office:value="0.0099561782111224">
                <text:p>0.0099561782111224</text:p>
              </table:table-cell>
              <table:table-cell office:value-type="float" office:value="0.00131266131858">
                <text:p>0.00131266131858</text:p>
              </table:table-cell>
              <table:table-cell office:value-type="float" office:value="0.010060537779781">
                <text:p>0.010060537779781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0.0019896362933115">
                <text:p>0.0019896362933115</text:p>
              </table:table-cell>
              <table:table-cell office:value-type="float" office:value="0.0099668317502502">
                <text:p>0.0099668317502502</text:p>
              </table:table-cell>
              <table:table-cell office:value-type="float" office:value="0.0013759649062676">
                <text:p>0.0013759649062676</text:p>
              </table:table-cell>
              <table:table-cell office:value-type="float" office:value="0.010069967135909">
                <text:p>0.01006996713590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0.0021032561133252">
                <text:p>0.0021032561133252</text:p>
              </table:table-cell>
              <table:table-cell office:value-type="float" office:value="0.0099773603120705">
                <text:p>0.0099773603120705</text:p>
              </table:table-cell>
              <table:table-cell office:value-type="float" office:value="0.001439276416408">
                <text:p>0.001439276416408</text:p>
              </table:table-cell>
              <table:table-cell office:value-type="float" office:value="0.010079350210078">
                <text:p>0.010079350210078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0.0022169027091213">
                <text:p>0.0022169027091213</text:p>
              </table:table-cell>
              <table:table-cell office:value-type="float" office:value="0.0099877728847675">
                <text:p>0.0099877728847675</text:p>
              </table:table-cell>
              <table:table-cell office:value-type="float" office:value="0.0015025959062472">
                <text:p>0.0015025959062472</text:p>
              </table:table-cell>
              <table:table-cell office:value-type="float" office:value="0.01008869015493">
                <text:p>0.01008869015493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0.0023304192644419">
                <text:p>0.0023304192644419</text:p>
              </table:table-cell>
              <table:table-cell office:value-type="float" office:value="0.0099973986564762">
                <text:p>0.0099973986564762</text:p>
              </table:table-cell>
              <table:table-cell office:value-type="float" office:value="0.0015659234046752">
                <text:p>0.0015659234046752</text:p>
              </table:table-cell>
              <table:table-cell office:value-type="float" office:value="0.010097989865386">
                <text:p>0.010097989865386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0.002444062025688">
                <text:p>0.002444062025688</text:p>
              </table:table-cell>
              <table:table-cell office:value-type="float" office:value="0.010005970499901">
                <text:p>0.010005970499901</text:p>
              </table:table-cell>
              <table:table-cell office:value-type="float" office:value="0.0016292323767441">
                <text:p>0.0016292323767441</text:p>
              </table:table-cell>
              <table:table-cell office:value-type="float" office:value="0.01010521406988">
                <text:p>0.01010521406988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0.002557731692305">
                <text:p>0.002557731692305</text:p>
              </table:table-cell>
              <table:table-cell office:value-type="float" office:value="0.010014454138296">
                <text:p>0.010014454138296</text:p>
              </table:table-cell>
              <table:table-cell office:value-type="float" office:value="0.0016924800860134">
                <text:p>0.0016924800860134</text:p>
              </table:table-cell>
              <table:table-cell office:value-type="float" office:value="0.010110444671278">
                <text:p>0.010110444671278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0.0026708442560811">
                <text:p>0.0026708442560811</text:p>
              </table:table-cell>
              <table:table-cell office:value-type="float" office:value="0.01002254170172">
                <text:p>0.01002254170172</text:p>
              </table:table-cell>
              <table:table-cell office:value-type="float" office:value="0.0017557280851562">
                <text:p>0.0017557280851562</text:p>
              </table:table-cell>
              <table:table-cell office:value-type="float" office:value="0.010115652947987">
                <text:p>0.010115652947987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0.0027837412291521">
                <text:p>0.0027837412291521</text:p>
              </table:table-cell>
              <table:table-cell office:value-type="float" office:value="0.01003042926314">
                <text:p>0.01003042926314</text:p>
              </table:table-cell>
              <table:table-cell office:value-type="float" office:value="0.0018189766041268">
                <text:p>0.0018189766041268</text:p>
              </table:table-cell>
              <table:table-cell office:value-type="float" office:value="0.010120840466128">
                <text:p>0.010120840466128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0.0028966597922479">
                <text:p>0.0028966597922479</text:p>
              </table:table-cell>
              <table:table-cell office:value-type="float" office:value="0.010038251141886">
                <text:p>0.010038251141886</text:p>
              </table:table-cell>
              <table:table-cell office:value-type="float" office:value="0.0018822258428348">
                <text:p>0.0018822258428348</text:p>
              </table:table-cell>
              <table:table-cell office:value-type="float" office:value="0.010126008659359">
                <text:p>0.01012600865935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0.0030095998672233">
                <text:p>0.0030095998672233</text:p>
              </table:table-cell>
              <table:table-cell office:value-type="float" office:value="0.01004601105439">
                <text:p>0.01004601105439</text:p>
              </table:table-cell>
              <table:table-cell office:value-type="float" office:value="0.0019454759738602">
                <text:p>0.0019454759738602</text:p>
              </table:table-cell>
              <table:table-cell office:value-type="float" office:value="0.010131158841392">
                <text:p>0.010131158841392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0.0031226769120749">
                <text:p>0.0031226769120749</text:p>
              </table:table-cell>
              <table:table-cell office:value-type="float" office:value="0.010053300634075">
                <text:p>0.010053300634075</text:p>
              </table:table-cell>
              <table:table-cell office:value-type="float" office:value="0.0020087271449742">
                <text:p>0.0020087271449742</text:p>
              </table:table-cell>
              <table:table-cell office:value-type="float" office:value="0.010136292217135">
                <text:p>0.010136292217135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0.003235892718493">
                <text:p>0.003235892718493</text:p>
              </table:table-cell>
              <table:table-cell office:value-type="float" office:value="0.010060128216599">
                <text:p>0.010060128216599</text:p>
              </table:table-cell>
              <table:table-cell office:value-type="float" office:value="0.0020719794814477">
                <text:p>0.0020719794814477</text:p>
              </table:table-cell>
              <table:table-cell office:value-type="float" office:value="0.010141409892775">
                <text:p>0.010141409892775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0.0033491370956541">
                <text:p>0.0033491370956541</text:p>
              </table:table-cell>
              <table:table-cell office:value-type="float" office:value="0.010066897834816">
                <text:p>0.010066897834816</text:p>
              </table:table-cell>
              <table:table-cell office:value-type="float" office:value="0.0021352330882202">
                <text:p>0.0021352330882202</text:p>
              </table:table-cell>
              <table:table-cell office:value-type="float" office:value="0.010146512884534">
                <text:p>0.010146512884534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0.0034624098126573">
                <text:p>0.0034624098126573</text:p>
              </table:table-cell>
              <table:table-cell office:value-type="float" office:value="0.010073612524902">
                <text:p>0.010073612524902</text:p>
              </table:table-cell>
              <table:table-cell office:value-type="float" office:value="0.0021984880518577">
                <text:p>0.0021984880518577</text:p>
              </table:table-cell>
              <table:table-cell office:value-type="float" office:value="0.010151602126897">
                <text:p>0.010151602126897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0.0035757105331807">
                <text:p>0.0035757105331807</text:p>
              </table:table-cell>
              <table:table-cell office:value-type="float" office:value="0.010080274984593">
                <text:p>0.010080274984593</text:p>
              </table:table-cell>
              <table:table-cell office:value-type="float" office:value="0.0022621745041814">
                <text:p>0.0022621745041814</text:p>
              </table:table-cell>
              <table:table-cell office:value-type="float" office:value="0.01015507181541">
                <text:p>0.01015507181541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0.0036890388526509">
                <text:p>0.0036890388526509</text:p>
              </table:table-cell>
              <table:table-cell office:value-type="float" office:value="0.010086887659617">
                <text:p>0.010086887659617</text:p>
              </table:table-cell>
              <table:table-cell office:value-type="float" office:value="0.0023258653670521">
                <text:p>0.0023258653670521</text:p>
              </table:table-cell>
              <table:table-cell office:value-type="float" office:value="0.010158529916209">
                <text:p>0.010158529916209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0.0038023943254444">
                <text:p>0.0038023943254444</text:p>
              </table:table-cell>
              <table:table-cell office:value-type="float" office:value="0.010093452793854">
                <text:p>0.010093452793854</text:p>
              </table:table-cell>
              <table:table-cell office:value-type="float" office:value="0.0023899927136227">
                <text:p>0.0023899927136227</text:p>
              </table:table-cell>
              <table:table-cell office:value-type="float" office:value="0.010160418050404">
                <text:p>0.010160418050404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0.003915776483775">
                <text:p>0.003915776483775</text:p>
              </table:table-cell>
              <table:table-cell office:value-type="float" office:value="0.01009997246199">
                <text:p>0.01009997246199</text:p>
              </table:table-cell>
              <table:table-cell office:value-type="float" office:value="0.0024541282909867">
                <text:p>0.0024541282909867</text:p>
              </table:table-cell>
              <table:table-cell office:value-type="float" office:value="0.010162293476128">
                <text:p>0.010162293476128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0.0040291848503993">
                <text:p>0.0040291848503993</text:p>
              </table:table-cell>
              <table:table-cell office:value-type="float" office:value="0.010106448592248">
                <text:p>0.010106448592248</text:p>
              </table:table-cell>
              <table:table-cell office:value-type="float" office:value="0.002518271846887">
                <text:p>0.002518271846887</text:p>
              </table:table-cell>
              <table:table-cell office:value-type="float" office:value="0.010164156881564">
                <text:p>0.01016415688156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0.0041428116368546">
                <text:p>0.0041428116368546</text:p>
              </table:table-cell>
              <table:table-cell office:value-type="float" office:value="0.010112334163543">
                <text:p>0.010112334163543</text:p>
              </table:table-cell>
              <table:table-cell office:value-type="float" office:value="0.002582423138992">
                <text:p>0.002582423138992</text:p>
              </table:table-cell>
              <table:table-cell office:value-type="float" office:value="0.010166008904279">
                <text:p>0.010166008904279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0.0042564647376974">
                <text:p>0.0042564647376974</text:p>
              </table:table-cell>
              <table:table-cell office:value-type="float" office:value="0.010118176828008">
                <text:p>0.010118176828008</text:p>
              </table:table-cell>
              <table:table-cell office:value-type="float" office:value="0.0026465819345564">
                <text:p>0.0026465819345564</text:p>
              </table:table-cell>
              <table:table-cell office:value-type="float" office:value="0.010167850134031">
                <text:p>0.010167850134031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0.0043701437296659">
                <text:p>0.0043701437296659</text:p>
              </table:table-cell>
              <table:table-cell office:value-type="float" office:value="0.010123978338306">
                <text:p>0.010123978338306</text:p>
              </table:table-cell>
              <table:table-cell office:value-type="float" office:value="0.0027107480098557">
                <text:p>0.0027107480098557</text:p>
              </table:table-cell>
              <table:table-cell office:value-type="float" office:value="0.010169681117432">
                <text:p>0.010169681117432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0.0044838481707086">
                <text:p>0.0044838481707086</text:p>
              </table:table-cell>
              <table:table-cell office:value-type="float" office:value="0.010129740333734">
                <text:p>0.010129740333734</text:p>
              </table:table-cell>
              <table:table-cell office:value-type="float" office:value="0.0027749211496647">
                <text:p>0.0027749211496647</text:p>
              </table:table-cell>
              <table:table-cell office:value-type="float" office:value="0.01017150236107">
                <text:p>0.01017150236107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0.0045975776116368">
                <text:p>0.0045975776116368</text:p>
              </table:table-cell>
              <table:table-cell office:value-type="float" office:value="0.010135464352943">
                <text:p>0.010135464352943</text:p>
              </table:table-cell>
              <table:table-cell office:value-type="float" office:value="0.0028391011467461">
                <text:p>0.0028391011467461</text:p>
              </table:table-cell>
              <table:table-cell office:value-type="float" office:value="0.010173314334896">
                <text:p>0.010173314334896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0.0047116810766782">
                <text:p>0.0047116810766782</text:p>
              </table:table-cell>
              <table:table-cell office:value-type="float" office:value="0.010140053079979">
                <text:p>0.010140053079979</text:p>
              </table:table-cell>
              <table:table-cell office:value-type="float" office:value="0.0029032878014414">
                <text:p>0.0029032878014414</text:p>
              </table:table-cell>
              <table:table-cell office:value-type="float" office:value="0.0101751174755">
                <text:p>0.010175117475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0.0048258094716013">
                <text:p>0.0048258094716013</text:p>
              </table:table-cell>
              <table:table-cell office:value-type="float" office:value="0.010144600167452">
                <text:p>0.010144600167452</text:p>
              </table:table-cell>
              <table:table-cell office:value-type="float" office:value="0.0029674809212683">
                <text:p>0.0029674809212683</text:p>
              </table:table-cell>
              <table:table-cell office:value-type="float" office:value="0.010176912188394">
                <text:p>0.010176912188394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0.0049402681774357">
                <text:p>0.0049402681774357</text:p>
              </table:table-cell>
              <table:table-cell office:value-type="float" office:value="0.010148268997629">
                <text:p>0.010148268997629</text:p>
              </table:table-cell>
              <table:table-cell office:value-type="float" office:value="0.0030316803205647">
                <text:p>0.0030316803205647</text:p>
              </table:table-cell>
              <table:table-cell office:value-type="float" office:value="0.01017869885094">
                <text:p>0.01017869885094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0.0050623945076502">
                <text:p>0.0050623945076502</text:p>
              </table:table-cell>
              <table:table-cell office:value-type="float" office:value="0.010125822218823">
                <text:p>0.010125822218823</text:p>
              </table:table-cell>
              <table:table-cell office:value-type="float" office:value="0.0030958858201493">
                <text:p>0.0030958858201493</text:p>
              </table:table-cell>
              <table:table-cell office:value-type="float" office:value="0.010180477814218">
                <text:p>0.010180477814218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0.0051964593350633">
                <text:p>0.0051964593350633</text:p>
              </table:table-cell>
              <table:table-cell office:value-type="float" office:value="0.010057063206655">
                <text:p>0.010057063206655</text:p>
              </table:table-cell>
              <table:table-cell office:value-type="float" office:value="0.0031600972470273">
                <text:p>0.0031600972470273</text:p>
              </table:table-cell>
              <table:table-cell office:value-type="float" office:value="0.010182249405403">
                <text:p>0.01018224940540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0.0053312230502186">
                <text:p>0.0053312230502186</text:p>
              </table:table-cell>
              <table:table-cell office:value-type="float" office:value="0.0099851865797967">
                <text:p>0.0099851865797967</text:p>
              </table:table-cell>
              <table:table-cell office:value-type="float" office:value="0.003224314434106">
                <text:p>0.003224314434106</text:p>
              </table:table-cell>
              <table:table-cell office:value-type="float" office:value="0.010184013929713">
                <text:p>0.01018401392971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0.0054670595856191">
                <text:p>0.0054670595856191</text:p>
              </table:table-cell>
              <table:table-cell office:value-type="float" office:value="0.0099090257987776">
                <text:p>0.0099090257987776</text:p>
              </table:table-cell>
              <table:table-cell office:value-type="float" office:value="0.0032885372199488">
                <text:p>0.0032885372199488</text:p>
              </table:table-cell>
              <table:table-cell office:value-type="float" office:value="0.010185771671562">
                <text:p>0.010185771671562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0.005603484537147">
                <text:p>0.005603484537147</text:p>
              </table:table-cell>
              <table:table-cell office:value-type="float" office:value="0.0098303328636968">
                <text:p>0.0098303328636968</text:p>
              </table:table-cell>
              <table:table-cell office:value-type="float" office:value="0.003352765448516">
                <text:p>0.003352765448516</text:p>
              </table:table-cell>
              <table:table-cell office:value-type="float" office:value="0.010187522896842">
                <text:p>0.010187522896842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0.0057401752593721">
                <text:p>0.0057401752593721</text:p>
              </table:table-cell>
              <table:table-cell office:value-type="float" office:value="0.0097503428681234">
                <text:p>0.0097503428681234</text:p>
              </table:table-cell>
              <table:table-cell office:value-type="float" office:value="0.0034169989689508">
                <text:p>0.0034169989689508</text:p>
              </table:table-cell>
              <table:table-cell office:value-type="float" office:value="0.010189267853976">
                <text:p>0.010189267853976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0.0058770922012541">
                <text:p>0.0058770922012541</text:p>
              </table:table-cell>
              <table:table-cell office:value-type="float" office:value="0.0096692226022578">
                <text:p>0.0096692226022578</text:p>
              </table:table-cell>
              <table:table-cell office:value-type="float" office:value="0.0034812376353515">
                <text:p>0.0034812376353515</text:p>
              </table:table-cell>
              <table:table-cell office:value-type="float" office:value="0.01019100677531">
                <text:p>0.01019100677531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0.0060182078286203">
                <text:p>0.0060182078286203</text:p>
              </table:table-cell>
              <table:table-cell office:value-type="float" office:value="0.0095711139380224">
                <text:p>0.0095711139380224</text:p>
              </table:table-cell>
              <table:table-cell office:value-type="float" office:value="0.0035454813064035">
                <text:p>0.0035454813064035</text:p>
              </table:table-cell>
              <table:table-cell office:value-type="float" office:value="0.010192739878976">
                <text:p>0.010192739878976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0.0061707018641036">
                <text:p>0.0061707018641036</text:p>
              </table:table-cell>
              <table:table-cell office:value-type="float" office:value="0.0094260843216955">
                <text:p>0.0094260843216955</text:p>
              </table:table-cell>
              <table:table-cell office:value-type="float" office:value="0.0036097298461948">
                <text:p>0.0036097298461948</text:p>
              </table:table-cell>
              <table:table-cell office:value-type="float" office:value="0.010194467368147">
                <text:p>0.010194467368147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0.0063234004628487">
                <text:p>0.0063234004628487</text:p>
              </table:table-cell>
              <table:table-cell office:value-type="float" office:value="0.0092800888711195">
                <text:p>0.0092800888711195</text:p>
              </table:table-cell>
              <table:table-cell office:value-type="float" office:value="0.0036739831228445">
                <text:p>0.0036739831228445</text:p>
              </table:table-cell>
              <table:table-cell office:value-type="float" office:value="0.010196189431182">
                <text:p>0.010196189431182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0.0064762717547941">
                <text:p>0.0064762717547941</text:p>
              </table:table-cell>
              <table:table-cell office:value-type="float" office:value="0.0091332506320918">
                <text:p>0.0091332506320918</text:p>
              </table:table-cell>
              <table:table-cell office:value-type="float" office:value="0.0037382410077916">
                <text:p>0.0037382410077916</text:p>
              </table:table-cell>
              <table:table-cell office:value-type="float" office:value="0.010197906251557">
                <text:p>0.010197906251557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0.0066292591982896">
                <text:p>0.0066292591982896</text:p>
              </table:table-cell>
              <table:table-cell office:value-type="float" office:value="0.0089856621907373">
                <text:p>0.0089856621907373</text:p>
              </table:table-cell>
              <table:table-cell office:value-type="float" office:value="0.0038055583139502">
                <text:p>0.0038055583139502</text:p>
              </table:table-cell>
              <table:table-cell office:value-type="float" office:value="0.010169648704597">
                <text:p>0.010169648704597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0.0067823642863162">
                <text:p>0.0067823642863162</text:p>
              </table:table-cell>
              <table:table-cell office:value-type="float" office:value="0.0088373996951513">
                <text:p>0.0088373996951513</text:p>
              </table:table-cell>
              <table:table-cell office:value-type="float" office:value="0.0038735292381165">
                <text:p>0.0038735292381165</text:p>
              </table:table-cell>
              <table:table-cell office:value-type="float" office:value="0.010130394914956">
                <text:p>0.010130394914956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0.0069355732878401">
                <text:p>0.0069355732878401</text:p>
              </table:table-cell>
              <table:table-cell office:value-type="float" office:value="0.0086885264805381">
                <text:p>0.0086885264805381</text:p>
              </table:table-cell>
              <table:table-cell office:value-type="float" office:value="0.0039415115905107">
                <text:p>0.0039415115905107</text:p>
              </table:table-cell>
              <table:table-cell office:value-type="float" office:value="0.010091094545712">
                <text:p>0.010091094545712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0.0070888748170677">
                <text:p>0.0070888748170677</text:p>
              </table:table-cell>
              <table:table-cell office:value-type="float" office:value="0.0085390957780511">
                <text:p>0.0085390957780511</text:p>
              </table:table-cell>
              <table:table-cell office:value-type="float" office:value="0.0040095050078661">
                <text:p>0.0040095050078661</text:p>
              </table:table-cell>
              <table:table-cell office:value-type="float" office:value="0.010051748337462">
                <text:p>0.010051748337462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0.0072422593288137">
                <text:p>0.0072422593288137</text:p>
              </table:table-cell>
              <table:table-cell office:value-type="float" office:value="0.0083891526743907">
                <text:p>0.0083891526743907</text:p>
              </table:table-cell>
              <table:table-cell office:value-type="float" office:value="0.0040775091626343">
                <text:p>0.0040775091626343</text:p>
              </table:table-cell>
              <table:table-cell office:value-type="float" office:value="0.010012356923676">
                <text:p>0.010012356923676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0.0073957187649216">
                <text:p>0.0073957187649216</text:p>
              </table:table-cell>
              <table:table-cell office:value-type="float" office:value="0.0082387355484923">
                <text:p>0.0082387355484923</text:p>
              </table:table-cell>
              <table:table-cell office:value-type="float" office:value="0.0041455237588949">
                <text:p>0.0041455237588949</text:p>
              </table:table-cell>
              <table:table-cell office:value-type="float" office:value="0.0099729208449232">
                <text:p>0.0099729208449232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0.0075492462920998">
                <text:p>0.0075492462920998</text:p>
              </table:table-cell>
              <table:table-cell office:value-type="float" office:value="0.008087877165411">
                <text:p>0.008087877165411</text:p>
              </table:table-cell>
              <table:table-cell office:value-type="float" office:value="0.0042135485290053">
                <text:p>0.0042135485290053</text:p>
              </table:table-cell>
              <table:table-cell office:value-type="float" office:value="0.0099334405619222">
                <text:p>0.0099334405619222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0.007702836102984">
                <text:p>0.007702836102984</text:p>
              </table:table-cell>
              <table:table-cell office:value-type="float" office:value="0.0079366055312106">
                <text:p>0.0079366055312106</text:p>
              </table:table-cell>
              <table:table-cell office:value-type="float" office:value="0.0042815832307537">
                <text:p>0.0042815832307537</text:p>
              </table:table-cell>
              <table:table-cell office:value-type="float" office:value="0.0098939164651544">
                <text:p>0.0098939164651544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0.0076861654297977">
                <text:p>0.0076861654297977</text:p>
              </table:table-cell>
              <table:table-cell office:value-type="float" office:value="0.0077382344369365">
                <text:p>0.0077382344369365</text:p>
              </table:table-cell>
              <table:table-cell office:value-type="float" office:value="0.0042647716660913">
                <text:p>0.0042647716660913</text:p>
              </table:table-cell>
              <table:table-cell office:value-type="float" office:value="0.0096949143233193">
                <text:p>0.0096949143233193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0.0076694947566009">
                <text:p>0.0076694947566009</text:p>
              </table:table-cell>
              <table:table-cell office:value-type="float" office:value="0.0075398633439616">
                <text:p>0.0075398633439616</text:p>
              </table:table-cell>
              <table:table-cell office:value-type="float" office:value="0.0042479601014279">
                <text:p>0.0042479601014279</text:p>
              </table:table-cell>
              <table:table-cell office:value-type="float" office:value="0.0094959121814732">
                <text:p>0.0094959121814732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0.0076528240834073">
                <text:p>0.0076528240834073</text:p>
              </table:table-cell>
              <table:table-cell office:value-type="float" office:value="0.0073414922510012">
                <text:p>0.0073414922510012</text:p>
              </table:table-cell>
              <table:table-cell office:value-type="float" office:value="0.0042311485367646">
                <text:p>0.0042311485367646</text:p>
              </table:table-cell>
              <table:table-cell office:value-type="float" office:value="0.009296910039625">
                <text:p>0.009296910039625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0.0076356516007969">
                <text:p>0.0076356516007969</text:p>
              </table:table-cell>
              <table:table-cell office:value-type="float" office:value="0.0071454389699721">
                <text:p>0.0071454389699721</text:p>
              </table:table-cell>
              <table:table-cell office:value-type="float" office:value="0.0042143369721012">
                <text:p>0.0042143369721012</text:p>
              </table:table-cell>
              <table:table-cell office:value-type="float" office:value="0.0090979078977824">
                <text:p>0.0090979078977824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0.007616543462173">
                <text:p>0.007616543462173</text:p>
              </table:table-cell>
              <table:table-cell office:value-type="float" office:value="0.0069583068084953">
                <text:p>0.0069583068084953</text:p>
              </table:table-cell>
              <table:table-cell office:value-type="float" office:value="0.0041975254074378">
                <text:p>0.0041975254074378</text:p>
              </table:table-cell>
              <table:table-cell office:value-type="float" office:value="0.0088989057559356">
                <text:p>0.0088989057559356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0.0075974329503519">
                <text:p>0.0075974329503519</text:p>
              </table:table-cell>
              <table:table-cell office:value-type="float" office:value="0.0067711866682124">
                <text:p>0.0067711866682124</text:p>
              </table:table-cell>
              <table:table-cell office:value-type="float" office:value="0.0041807138427744">
                <text:p>0.0041807138427744</text:p>
              </table:table-cell>
              <table:table-cell office:value-type="float" office:value="0.008699903614086">
                <text:p>0.008699903614086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0.0075783202089851">
                <text:p>0.0075783202089851</text:p>
              </table:table-cell>
              <table:table-cell office:value-type="float" office:value="0.0065840778529442">
                <text:p>0.0065840778529442</text:p>
              </table:table-cell>
              <table:table-cell office:value-type="float" office:value="0.0041639022781111">
                <text:p>0.0041639022781111</text:p>
              </table:table-cell>
              <table:table-cell office:value-type="float" office:value="0.0085009014722414">
                <text:p>0.0085009014722414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0.0075592053735417">
                <text:p>0.0075592053735417</text:p>
              </table:table-cell>
              <table:table-cell office:value-type="float" office:value="0.0063969797055049">
                <text:p>0.0063969797055049</text:p>
              </table:table-cell>
              <table:table-cell office:value-type="float" office:value="0.0041470907134477">
                <text:p>0.0041470907134477</text:p>
              </table:table-cell>
              <table:table-cell office:value-type="float" office:value="0.0083018993303908">
                <text:p>0.0083018993303908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0.0075400885711933">
                <text:p>0.0075400885711933</text:p>
              </table:table-cell>
              <table:table-cell office:value-type="float" office:value="0.006209891608289">
                <text:p>0.006209891608289</text:p>
              </table:table-cell>
              <table:table-cell office:value-type="float" office:value="0.0041302791487843">
                <text:p>0.0041302791487843</text:p>
              </table:table-cell>
              <table:table-cell office:value-type="float" office:value="0.0081028971885433">
                <text:p>0.0081028971885433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0.0075209699219457">
                <text:p>0.0075209699219457</text:p>
              </table:table-cell>
              <table:table-cell office:value-type="float" office:value="0.0060228129756844">
                <text:p>0.0060228129756844</text:p>
              </table:table-cell>
              <table:table-cell office:value-type="float" office:value="0.0041134675841209">
                <text:p>0.0041134675841209</text:p>
              </table:table-cell>
              <table:table-cell office:value-type="float" office:value="0.0079038950466996">
                <text:p>0.0079038950466996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0.0075018495386011">
                <text:p>0.0075018495386011</text:p>
              </table:table-cell>
              <table:table-cell office:value-type="float" office:value="0.0058357432578761">
                <text:p>0.0058357432578761</text:p>
              </table:table-cell>
              <table:table-cell office:value-type="float" office:value="0.0040966560194575">
                <text:p>0.0040966560194575</text:p>
              </table:table-cell>
              <table:table-cell office:value-type="float" office:value="0.0077048929048536">
                <text:p>0.0077048929048536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0.0074827275273032">
                <text:p>0.0074827275273032</text:p>
              </table:table-cell>
              <table:table-cell office:value-type="float" office:value="0.0056486819360977">
                <text:p>0.0056486819360977</text:p>
              </table:table-cell>
              <table:table-cell office:value-type="float" office:value="0.0040798444547942">
                <text:p>0.0040798444547942</text:p>
              </table:table-cell>
              <table:table-cell office:value-type="float" office:value="0.0075058907630097">
                <text:p>0.0075058907630097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0.007463603987917">
                <text:p>0.007463603987917</text:p>
              </table:table-cell>
              <table:table-cell office:value-type="float" office:value="0.0054616285214619">
                <text:p>0.0054616285214619</text:p>
              </table:table-cell>
              <table:table-cell office:value-type="float" office:value="0.0040630328901308">
                <text:p>0.0040630328901308</text:p>
              </table:table-cell>
              <table:table-cell office:value-type="float" office:value="0.0073068886211578">
                <text:p>0.0073068886211578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0.007444479014371">
                <text:p>0.007444479014371</text:p>
              </table:table-cell>
              <table:table-cell office:value-type="float" office:value="0.0052745825532454">
                <text:p>0.0052745825532454</text:p>
              </table:table-cell>
              <table:table-cell office:value-type="float" office:value="0.0040462213254674">
                <text:p>0.0040462213254674</text:p>
              </table:table-cell>
              <table:table-cell office:value-type="float" office:value="0.0071078864793128">
                <text:p>0.0071078864793128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0.0074253526949738">
                <text:p>0.0074253526949738</text:p>
              </table:table-cell>
              <table:table-cell office:value-type="float" office:value="0.0050875435973581">
                <text:p>0.0050875435973581</text:p>
              </table:table-cell>
              <table:table-cell office:value-type="float" office:value="0.004029409760804">
                <text:p>0.004029409760804</text:p>
              </table:table-cell>
              <table:table-cell office:value-type="float" office:value="0.0069088843374645">
                <text:p>0.0069088843374645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0.007406225112777">
                <text:p>0.007406225112777</text:p>
              </table:table-cell>
              <table:table-cell office:value-type="float" office:value="0.0049005112448701">
                <text:p>0.0049005112448701</text:p>
              </table:table-cell>
              <table:table-cell office:value-type="float" office:value="0.0040125981961407">
                <text:p>0.0040125981961407</text:p>
              </table:table-cell>
              <table:table-cell office:value-type="float" office:value="0.0067098821956188">
                <text:p>0.0067098821956188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0.0073870963458603">
                <text:p>0.0073870963458603</text:p>
              </table:table-cell>
              <table:table-cell office:value-type="float" office:value="0.0047134851105159">
                <text:p>0.0047134851105159</text:p>
              </table:table-cell>
              <table:table-cell office:value-type="float" office:value="0.0039957866314773">
                <text:p>0.0039957866314773</text:p>
              </table:table-cell>
              <table:table-cell office:value-type="float" office:value="0.0065108800537726">
                <text:p>0.0065108800537726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0.0073679664675992">
                <text:p>0.0073679664675992</text:p>
              </table:table-cell>
              <table:table-cell office:value-type="float" office:value="0.0045264648314581">
                <text:p>0.0045264648314581</text:p>
              </table:table-cell>
              <table:table-cell office:value-type="float" office:value="0.0039789750668139">
                <text:p>0.0039789750668139</text:p>
              </table:table-cell>
              <table:table-cell office:value-type="float" office:value="0.0063118779119249">
                <text:p>0.0063118779119249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0.0073488355469802">
                <text:p>0.0073488355469802</text:p>
              </table:table-cell>
              <table:table-cell office:value-type="float" office:value="0.0043394500659094">
                <text:p>0.0043394500659094</text:p>
              </table:table-cell>
              <table:table-cell office:value-type="float" office:value="0.0039621635021505">
                <text:p>0.0039621635021505</text:p>
              </table:table-cell>
              <table:table-cell office:value-type="float" office:value="0.0061128757700783">
                <text:p>0.0061128757700783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0.0073297036488138">
                <text:p>0.0073297036488138</text:p>
              </table:table-cell>
              <table:table-cell office:value-type="float" office:value="0.0041524404919557">
                <text:p>0.0041524404919557</text:p>
              </table:table-cell>
              <table:table-cell office:value-type="float" office:value="0.0039453519374871">
                <text:p>0.0039453519374871</text:p>
              </table:table-cell>
              <table:table-cell office:value-type="float" office:value="0.0059138736282278">
                <text:p>0.0059138736282278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0.0073105708340116">
                <text:p>0.0073105708340116</text:p>
              </table:table-cell>
              <table:table-cell office:value-type="float" office:value="0.003965435806485">
                <text:p>0.003965435806485</text:p>
              </table:table-cell>
              <table:table-cell office:value-type="float" office:value="0.0039285403728238">
                <text:p>0.0039285403728238</text:p>
              </table:table-cell>
              <table:table-cell office:value-type="float" office:value="0.005714871486388">
                <text:p>0.005714871486388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0.00729143715979">
                <text:p>0.00729143715979</text:p>
              </table:table-cell>
              <table:table-cell office:value-type="float" office:value="0.00377843572404">
                <text:p>0.00377843572404</text:p>
              </table:table-cell>
              <table:table-cell office:value-type="float" office:value="0.0039117288081604">
                <text:p>0.0039117288081604</text:p>
              </table:table-cell>
              <table:table-cell office:value-type="float" office:value="0.0055158693445362">
                <text:p>0.0055158693445362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0.0072723026799103">
                <text:p>0.0072723026799103</text:p>
              </table:table-cell>
              <table:table-cell office:value-type="float" office:value="0.0035914399758461">
                <text:p>0.0035914399758461</text:p>
              </table:table-cell>
              <table:table-cell office:value-type="float" office:value="0.003894917243497">
                <text:p>0.003894917243497</text:p>
              </table:table-cell>
              <table:table-cell office:value-type="float" office:value="0.0053168672026893">
                <text:p>0.0053168672026893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0.0072531674448602">
                <text:p>0.0072531674448602</text:p>
              </table:table-cell>
              <table:table-cell office:value-type="float" office:value="0.0034044483087435">
                <text:p>0.0034044483087435</text:p>
              </table:table-cell>
              <table:table-cell office:value-type="float" office:value="0.0038781056788336">
                <text:p>0.0038781056788336</text:p>
              </table:table-cell>
              <table:table-cell office:value-type="float" office:value="0.0051178650608431">
                <text:p>0.0051178650608431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0.0072340315020652">
                <text:p>0.0072340315020652</text:p>
              </table:table-cell>
              <table:table-cell office:value-type="float" office:value="0.0032174604845106">
                <text:p>0.0032174604845106</text:p>
              </table:table-cell>
              <table:table-cell office:value-type="float" office:value="0.0038612941141703">
                <text:p>0.0038612941141703</text:p>
              </table:table-cell>
              <table:table-cell office:value-type="float" office:value="0.0049188629190001">
                <text:p>0.0049188629190001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0.0072148948960623">
                <text:p>0.0072148948960623</text:p>
              </table:table-cell>
              <table:table-cell office:value-type="float" office:value="0.0030304762787228">
                <text:p>0.0030304762787228</text:p>
              </table:table-cell>
              <table:table-cell office:value-type="float" office:value="0.0038444825495069">
                <text:p>0.0038444825495069</text:p>
              </table:table-cell>
              <table:table-cell office:value-type="float" office:value="0.0047198607771491">
                <text:p>0.0047198607771491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0.0071957576686687">
                <text:p>0.0071957576686687</text:p>
              </table:table-cell>
              <table:table-cell office:value-type="float" office:value="0.0028434954801729">
                <text:p>0.0028434954801729</text:p>
              </table:table-cell>
              <table:table-cell office:value-type="float" office:value="0.0038276709848435">
                <text:p>0.0038276709848435</text:p>
              </table:table-cell>
              <table:table-cell office:value-type="float" office:value="0.0045208586353026">
                <text:p>0.0045208586353026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0.0071766198591511">
                <text:p>0.0071766198591511</text:p>
              </table:table-cell>
              <table:table-cell office:value-type="float" office:value="0.002656517889964">
                <text:p>0.002656517889964</text:p>
              </table:table-cell>
              <table:table-cell office:value-type="float" office:value="0.0038108594201801">
                <text:p>0.0038108594201801</text:p>
              </table:table-cell>
              <table:table-cell office:value-type="float" office:value="0.0043218564934545">
                <text:p>0.0043218564934545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0.0071574815043711">
                <text:p>0.0071574815043711</text:p>
              </table:table-cell>
              <table:table-cell office:value-type="float" office:value="0.0024695433208945">
                <text:p>0.0024695433208945</text:p>
              </table:table-cell>
              <table:table-cell office:value-type="float" office:value="0.0037940478555167">
                <text:p>0.0037940478555167</text:p>
              </table:table-cell>
              <table:table-cell office:value-type="float" office:value="0.0041228543516102">
                <text:p>0.0041228543516102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0.0071383426389339">
                <text:p>0.0071383426389339</text:p>
              </table:table-cell>
              <table:table-cell office:value-type="float" office:value="0.002282571596651">
                <text:p>0.002282571596651</text:p>
              </table:table-cell>
              <table:table-cell office:value-type="float" office:value="0.0037772362908534">
                <text:p>0.0037772362908534</text:p>
              </table:table-cell>
              <table:table-cell office:value-type="float" office:value="0.0039238522097641">
                <text:p>0.0039238522097641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0.0071192032953207">
                <text:p>0.0071192032953207</text:p>
              </table:table-cell>
              <table:table-cell office:value-type="float" office:value="0.0020956025513481">
                <text:p>0.0020956025513481</text:p>
              </table:table-cell>
              <table:table-cell office:value-type="float" office:value="0.00376042472619">
                <text:p>0.00376042472619</text:p>
              </table:table-cell>
              <table:table-cell office:value-type="float" office:value="0.0037248500679201">
                <text:p>0.0037248500679201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0.007100063504017">
                <text:p>0.007100063504017</text:p>
              </table:table-cell>
              <table:table-cell office:value-type="float" office:value="0.0019086360287595">
                <text:p>0.0019086360287595</text:p>
              </table:table-cell>
              <table:table-cell office:value-type="float" office:value="0.0037436131615266">
                <text:p>0.0037436131615266</text:p>
              </table:table-cell>
              <table:table-cell office:value-type="float" office:value="0.0035258479260723">
                <text:p>0.0035258479260723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0.0070809232936322">
                <text:p>0.0070809232936322</text:p>
              </table:table-cell>
              <table:table-cell office:value-type="float" office:value="0.0017216718818199">
                <text:p>0.0017216718818199</text:p>
              </table:table-cell>
              <table:table-cell office:value-type="float" office:value="0.0037268015968632">
                <text:p>0.0037268015968632</text:p>
              </table:table-cell>
              <table:table-cell office:value-type="float" office:value="0.0033268457842238">
                <text:p>0.0033268457842238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0.0070617826910127">
                <text:p>0.0070617826910127</text:p>
              </table:table-cell>
              <table:table-cell office:value-type="float" office:value="0.0015347099720785">
                <text:p>0.0015347099720785</text:p>
              </table:table-cell>
              <table:table-cell office:value-type="float" office:value="0.0037099900321999">
                <text:p>0.0037099900321999</text:p>
              </table:table-cell>
              <table:table-cell office:value-type="float" office:value="0.0031278436423726">
                <text:p>0.0031278436423726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0.0070426417213481">
                <text:p>0.0070426417213481</text:p>
              </table:table-cell>
              <table:table-cell office:value-type="float" office:value="0.0013477501692565">
                <text:p>0.0013477501692565</text:p>
              </table:table-cell>
              <table:table-cell office:value-type="float" office:value="0.0036931784675365">
                <text:p>0.0036931784675365</text:p>
              </table:table-cell>
              <table:table-cell office:value-type="float" office:value="0.0029288415005267">
                <text:p>0.0029288415005267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0.0070235004082711">
                <text:p>0.0070235004082711</text:p>
              </table:table-cell>
              <table:table-cell office:value-type="float" office:value="0.0011607923506378">
                <text:p>0.0011607923506378</text:p>
              </table:table-cell>
              <table:table-cell office:value-type="float" office:value="0.0036763669028731">
                <text:p>0.0036763669028731</text:p>
              </table:table-cell>
              <table:table-cell office:value-type="float" office:value="0.0027298393586857">
                <text:p>0.0027298393586857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0.0070043587739515">
                <text:p>0.0070043587739515</text:p>
              </table:table-cell>
              <table:table-cell office:value-type="float" office:value="0.00097383640075753">
                <text:p>0.00097383640075753</text:p>
              </table:table-cell>
              <table:table-cell office:value-type="float" office:value="0.0036595553382097">
                <text:p>0.0036595553382097</text:p>
              </table:table-cell>
              <table:table-cell office:value-type="float" office:value="0.0025308372168365">
                <text:p>0.0025308372168365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0.0069852168391851">
                <text:p>0.0069852168391851</text:p>
              </table:table-cell>
              <table:table-cell office:value-type="float" office:value="0.00078688221089781">
                <text:p>0.00078688221089781</text:p>
              </table:table-cell>
              <table:table-cell office:value-type="float" office:value="0.0036427437735463">
                <text:p>0.0036427437735463</text:p>
              </table:table-cell>
              <table:table-cell office:value-type="float" office:value="0.0023318350749894">
                <text:p>0.0023318350749894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0.0069660746234766">
                <text:p>0.0069660746234766</text:p>
              </table:table-cell>
              <table:table-cell office:value-type="float" office:value="0.00059992967869161">
                <text:p>0.00059992967869161</text:p>
              </table:table-cell>
              <table:table-cell office:value-type="float" office:value="0.003625932208883">
                <text:p>0.003625932208883</text:p>
              </table:table-cell>
              <table:table-cell office:value-type="float" office:value="0.002132832933144">
                <text:p>0.002132832933144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0.0069469321451181">
                <text:p>0.0069469321451181</text:p>
              </table:table-cell>
              <table:table-cell office:value-type="float" office:value="0.00041297870780933">
                <text:p>0.00041297870780933</text:p>
              </table:table-cell>
              <table:table-cell office:value-type="float" office:value="0.0036091206442196">
                <text:p>0.0036091206442196</text:p>
              </table:table-cell>
              <table:table-cell office:value-type="float" office:value="0.001933830791296">
                <text:p>0.001933830791296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0.0069277894212625">
                <text:p>0.0069277894212625</text:p>
              </table:table-cell>
              <table:table-cell office:value-type="float" office:value="0.00022602920754162">
                <text:p>0.00022602920754162</text:p>
              </table:table-cell>
              <table:table-cell office:value-type="float" office:value="0.0035923090795562">
                <text:p>0.0035923090795562</text:p>
              </table:table-cell>
              <table:table-cell office:value-type="float" office:value="0.0017348286494466">
                <text:p>0.0017348286494466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0.0069085071671284">
                <text:p>0.0069085071671284</text:p>
              </table:table-cell>
              <table:table-cell office:value-type="float" office:value="0.000039663905984297">
                <text:p>0.000039663905984297</text:p>
              </table:table-cell>
              <table:table-cell office:value-type="float" office:value="0.0035754975148928">
                <text:p>0.0035754975148928</text:p>
              </table:table-cell>
              <table:table-cell office:value-type="float" office:value="0.0015358265075988">
                <text:p>0.0015358265075988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0.0068882083482198">
                <text:p>0.0068882083482198</text:p>
              </table:table-cell>
              <table:table-cell office:value-type="float" office:value="-0.00014244817692643">
                <text:p>-0.00014244817692643</text:p>
              </table:table-cell>
              <table:table-cell office:value-type="float" office:value="0.0035586859502295">
                <text:p>0.0035586859502295</text:p>
              </table:table-cell>
              <table:table-cell office:value-type="float" office:value="0.0013368243657554">
                <text:p>0.0013368243657554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0.0068679086457574">
                <text:p>0.0068679086457574</text:p>
              </table:table-cell>
              <table:table-cell office:value-type="float" office:value="-0.00032455663597585">
                <text:p>-0.00032455663597585</text:p>
              </table:table-cell>
              <table:table-cell office:value-type="float" office:value="0.0035418743855661">
                <text:p>0.0035418743855661</text:p>
              </table:table-cell>
              <table:table-cell office:value-type="float" office:value="0.0011378222239037">
                <text:p>0.0011378222239037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0.0068473235261607">
                <text:p>0.0068473235261607</text:p>
              </table:table-cell>
              <table:table-cell office:value-type="float" office:value="-0.00050551635630114">
                <text:p>-0.00050551635630114</text:p>
              </table:table-cell>
              <table:table-cell office:value-type="float" office:value="0.0035250628209027">
                <text:p>0.0035250628209027</text:p>
              </table:table-cell>
              <table:table-cell office:value-type="float" office:value="0.00093882008206093">
                <text:p>0.00093882008206093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0.006823940244033">
                <text:p>0.006823940244033</text:p>
              </table:table-cell>
              <table:table-cell office:value-type="float" office:value="-0.00067476023794694">
                <text:p>-0.00067476023794694</text:p>
              </table:table-cell>
              <table:table-cell office:value-type="float" office:value="0.0035082512562393">
                <text:p>0.0035082512562393</text:p>
              </table:table-cell>
              <table:table-cell office:value-type="float" office:value="0.00073981794021389">
                <text:p>0.00073981794021389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0.0067950980125824">
                <text:p>0.0067950980125824</text:p>
              </table:table-cell>
              <table:table-cell office:value-type="float" office:value="-0.00082004331743877">
                <text:p>-0.00082004331743877</text:p>
              </table:table-cell>
              <table:table-cell office:value-type="float" office:value="0.0034914396915759">
                <text:p>0.0034914396915759</text:p>
              </table:table-cell>
              <table:table-cell office:value-type="float" office:value="0.00054081579837008">
                <text:p>0.00054081579837008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0.0067637077938642">
                <text:p>0.0067637077938642</text:p>
              </table:table-cell>
              <table:table-cell office:value-type="float" office:value="-0.00095460484953374">
                <text:p>-0.00095460484953374</text:p>
              </table:table-cell>
              <table:table-cell office:value-type="float" office:value="0.0034746281269126">
                <text:p>0.0034746281269126</text:p>
              </table:table-cell>
              <table:table-cell office:value-type="float" office:value="0.00034181365652161">
                <text:p>0.0003418136565216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0.0067322835059891">
                <text:p>0.0067322835059891</text:p>
              </table:table-cell>
              <table:table-cell office:value-type="float" office:value="-0.001089013176135">
                <text:p>-0.001089013176135</text:p>
              </table:table-cell>
              <table:table-cell office:value-type="float" office:value="0.0034578165622492">
                <text:p>0.0034578165622492</text:p>
              </table:table-cell>
              <table:table-cell office:value-type="float" office:value="0.00014281151467408">
                <text:p>0.00014281151467408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0.0067008274218966">
                <text:p>0.0067008274218966</text:p>
              </table:table-cell>
              <table:table-cell office:value-type="float" office:value="-0.0012232782065308">
                <text:p>-0.0012232782065308</text:p>
              </table:table-cell>
              <table:table-cell office:value-type="float" office:value="0.0034410049975858">
                <text:p>0.0034410049975858</text:p>
              </table:table-cell>
              <table:table-cell office:value-type="float" office:value="-0.000056190627171532">
                <text:p>-0.000056190627171532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0.0066693416628107">
                <text:p>0.0066693416628107</text:p>
              </table:table-cell>
              <table:table-cell office:value-type="float" office:value="-0.0013574092014865">
                <text:p>-0.0013574092014865</text:p>
              </table:table-cell>
              <table:table-cell office:value-type="float" office:value="0.0034241934329224">
                <text:p>0.0034241934329224</text:p>
              </table:table-cell>
              <table:table-cell office:value-type="float" office:value="-0.00025519276901891">
                <text:p>-0.00025519276901891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0.00663782820773">
                <text:p>0.00663782820773</text:p>
              </table:table-cell>
              <table:table-cell office:value-type="float" office:value="-0.0014914148131428">
                <text:p>-0.0014914148131428</text:p>
              </table:table-cell>
              <table:table-cell office:value-type="float" office:value="0.0034073818682591">
                <text:p>0.0034073818682591</text:p>
              </table:table-cell>
              <table:table-cell office:value-type="float" office:value="-0.00045419491086448">
                <text:p>-0.00045419491086448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0.006606288902463">
                <text:p>0.006606288902463</text:p>
              </table:table-cell>
              <table:table-cell office:value-type="float" office:value="-0.0016253031233245">
                <text:p>-0.0016253031233245</text:p>
              </table:table-cell>
              <table:table-cell office:value-type="float" office:value="0.0033905703035957">
                <text:p>0.0033905703035957</text:p>
              </table:table-cell>
              <table:table-cell office:value-type="float" office:value="-0.00065319705271505">
                <text:p>-0.00065319705271505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0.0065747254682047">
                <text:p>0.0065747254682047</text:p>
              </table:table-cell>
              <table:table-cell office:value-type="float" office:value="-0.0017590816800868">
                <text:p>-0.0017590816800868</text:p>
              </table:table-cell>
              <table:table-cell office:value-type="float" office:value="0.0033737587389323">
                <text:p>0.0033737587389323</text:p>
              </table:table-cell>
              <table:table-cell office:value-type="float" office:value="-0.00085219919456388">
                <text:p>-0.00085219919456388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0.0065431395096419">
                <text:p>0.0065431395096419</text:p>
              </table:table-cell>
              <table:table-cell office:value-type="float" office:value="-0.0018927575319661">
                <text:p>-0.0018927575319661</text:p>
              </table:table-cell>
              <table:table-cell office:value-type="float" office:value="0.0033569471742689">
                <text:p>0.0033569471742689</text:p>
              </table:table-cell>
              <table:table-cell office:value-type="float" office:value="-0.0010512013364066">
                <text:p>-0.0010512013364066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0.0065115325226152">
                <text:p>0.0065115325226152</text:p>
              </table:table-cell>
              <table:table-cell office:value-type="float" office:value="-0.0020263372605143">
                <text:p>-0.0020263372605143</text:p>
              </table:table-cell>
              <table:table-cell office:value-type="float" office:value="0.0033401356096055">
                <text:p>0.0033401356096055</text:p>
              </table:table-cell>
              <table:table-cell office:value-type="float" office:value="-0.0012502034782515">
                <text:p>-0.0012502034782515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0.0064799059013331">
                <text:p>0.0064799059013331</text:p>
              </table:table-cell>
              <table:table-cell office:value-type="float" office:value="-0.0021598270109544">
                <text:p>-0.0021598270109544</text:p>
              </table:table-cell>
              <table:table-cell office:value-type="float" office:value="0.0033233240449422">
                <text:p>0.0033233240449422</text:p>
              </table:table-cell>
              <table:table-cell office:value-type="float" office:value="-0.0014492056201002">
                <text:p>-0.0014492056201002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0.0064482609451607">
                <text:p>0.0064482609451607</text:p>
              </table:table-cell>
              <table:table-cell office:value-type="float" office:value="-0.0022932325208148">
                <text:p>-0.0022932325208148</text:p>
              </table:table-cell>
              <table:table-cell office:value-type="float" office:value="0.0033065124802788">
                <text:p>0.0033065124802788</text:p>
              </table:table-cell>
              <table:table-cell office:value-type="float" office:value="-0.001648207761948">
                <text:p>-0.001648207761948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0.006416598864993">
                <text:p>0.006416598864993</text:p>
              </table:table-cell>
              <table:table-cell office:value-type="float" office:value="-0.0024265591470932">
                <text:p>-0.0024265591470932</text:p>
              </table:table-cell>
              <table:table-cell office:value-type="float" office:value="0.0032897009156154">
                <text:p>0.0032897009156154</text:p>
              </table:table-cell>
              <table:table-cell office:value-type="float" office:value="-0.0018472099037971">
                <text:p>-0.0018472099037971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0.0063849207892375">
                <text:p>0.0063849207892375</text:p>
              </table:table-cell>
              <table:table-cell office:value-type="float" office:value="-0.0025598118915626">
                <text:p>-0.0025598118915626</text:p>
              </table:table-cell>
              <table:table-cell office:value-type="float" office:value="0.003272889350952">
                <text:p>0.003272889350952</text:p>
              </table:table-cell>
              <table:table-cell office:value-type="float" office:value="-0.0020462120456429">
                <text:p>-0.0020462120456429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0.0063532277694147">
                <text:p>0.0063532277694147</text:p>
              </table:table-cell>
              <table:table-cell office:value-type="float" office:value="-0.0026929954245018">
                <text:p>-0.0026929954245018</text:p>
              </table:table-cell>
              <table:table-cell office:value-type="float" office:value="0.0032560777862887">
                <text:p>0.0032560777862887</text:p>
              </table:table-cell>
              <table:table-cell office:value-type="float" office:value="-0.0022452141874848">
                <text:p>-0.0022452141874848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0.0063215207854037">
                <text:p>0.0063215207854037</text:p>
              </table:table-cell>
              <table:table-cell office:value-type="float" office:value="-0.0028261141070588">
                <text:p>-0.0028261141070588</text:p>
              </table:table-cell>
              <table:table-cell office:value-type="float" office:value="0.0032392662216253">
                <text:p>0.0032392662216253</text:p>
              </table:table-cell>
              <table:table-cell office:value-type="float" office:value="-0.0024442163293335">
                <text:p>-0.0024442163293335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0.0062898007503448">
                <text:p>0.0062898007503448</text:p>
              </table:table-cell>
              <table:table-cell office:value-type="float" office:value="-0.0029591720119133">
                <text:p>-0.0029591720119133</text:p>
              </table:table-cell>
              <table:table-cell office:value-type="float" office:value="0.0032224546569619">
                <text:p>0.0032224546569619</text:p>
              </table:table-cell>
              <table:table-cell office:value-type="float" office:value="-0.0026432184711818">
                <text:p>-0.0026432184711818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0.0062580685152209">
                <text:p>0.0062580685152209</text:p>
              </table:table-cell>
              <table:table-cell office:value-type="float" office:value="-0.0030921729428022">
                <text:p>-0.0030921729428022</text:p>
              </table:table-cell>
              <table:table-cell office:value-type="float" office:value="0.0032056430922985">
                <text:p>0.0032056430922985</text:p>
              </table:table-cell>
              <table:table-cell office:value-type="float" office:value="-0.0028422206130274">
                <text:p>-0.0028422206130274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0.0062263248731357">
                <text:p>0.0062263248731357</text:p>
              </table:table-cell>
              <table:table-cell office:value-type="float" office:value="-0.0032251204526896">
                <text:p>-0.0032251204526896</text:p>
              </table:table-cell>
              <table:table-cell office:value-type="float" office:value="0.0031888315276351">
                <text:p>0.0031888315276351</text:p>
              </table:table-cell>
              <table:table-cell office:value-type="float" office:value="-0.0030412227548747">
                <text:p>-0.0030412227548747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0.0061945705633043">
                <text:p>0.0061945705633043</text:p>
              </table:table-cell>
              <table:table-cell office:value-type="float" office:value="-0.0033580178608073">
                <text:p>-0.0033580178608073</text:p>
              </table:table-cell>
              <table:table-cell office:value-type="float" office:value="0.0031720199629718">
                <text:p>0.0031720199629718</text:p>
              </table:table-cell>
              <table:table-cell office:value-type="float" office:value="-0.0032402248967214">
                <text:p>-0.0032402248967214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0.0061622100634499">
                <text:p>0.0061622100634499</text:p>
              </table:table-cell>
              <table:table-cell office:value-type="float" office:value="-0.0034882653746166">
                <text:p>-0.0034882653746166</text:p>
              </table:table-cell>
              <table:table-cell office:value-type="float" office:value="0.0031552083983084">
                <text:p>0.0031552083983084</text:p>
              </table:table-cell>
              <table:table-cell office:value-type="float" office:value="-0.0034392270385711">
                <text:p>-0.0034392270385711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0.0061278378900095">
                <text:p>0.0061278378900095</text:p>
              </table:table-cell>
              <table:table-cell office:value-type="float" office:value="-0.0036097288890527">
                <text:p>-0.0036097288890527</text:p>
              </table:table-cell>
              <table:table-cell office:value-type="float" office:value="0.0031390524960185">
                <text:p>0.0031390524960185</text:p>
              </table:table-cell>
              <table:table-cell office:value-type="float" office:value="-0.0036232542470378">
                <text:p>-0.0036232542470378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0.0060916821780609">
                <text:p>0.0060916821780609</text:p>
              </table:table-cell>
              <table:table-cell office:value-type="float" office:value="-0.0037235934727552">
                <text:p>-0.0037235934727552</text:p>
              </table:table-cell>
              <table:table-cell office:value-type="float" office:value="0.0031232247121255">
                <text:p>0.0031232247121255</text:p>
              </table:table-cell>
              <table:table-cell office:value-type="float" office:value="-0.0037985141162363">
                <text:p>-0.0037985141162363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0.006050323084283">
                <text:p>0.006050323084283</text:p>
              </table:table-cell>
              <table:table-cell office:value-type="float" office:value="-0.0038153747766899">
                <text:p>-0.0038153747766899</text:p>
              </table:table-cell>
              <table:table-cell office:value-type="float" office:value="0.0031036730675387">
                <text:p>0.0031036730675387</text:p>
              </table:table-cell>
              <table:table-cell office:value-type="float" office:value="-0.0039563534807982">
                <text:p>-0.0039563534807982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0.0060057317863071">
                <text:p>0.0060057317863071</text:p>
              </table:table-cell>
              <table:table-cell office:value-type="float" office:value="-0.0038935647297417">
                <text:p>-0.0038935647297417</text:p>
              </table:table-cell>
              <table:table-cell office:value-type="float" office:value="0.0030824301806071">
                <text:p>0.0030824301806071</text:p>
              </table:table-cell>
              <table:table-cell office:value-type="float" office:value="-0.0041062744876419">
                <text:p>-0.0041062744876419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0.0059610677089192">
                <text:p>0.0059610677089192</text:p>
              </table:table-cell>
              <table:table-cell office:value-type="float" office:value="-0.0039714542630461">
                <text:p>-0.0039714542630461</text:p>
              </table:table-cell>
              <table:table-cell office:value-type="float" office:value="0.003061174791955">
                <text:p>0.003061174791955</text:p>
              </table:table-cell>
              <table:table-cell office:value-type="float" office:value="-0.0042560872333752">
                <text:p>-0.0042560872333752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0.0059163367570954">
                <text:p>0.0059163367570954</text:p>
              </table:table-cell>
              <table:table-cell office:value-type="float" office:value="-0.0040490681309731">
                <text:p>-0.0040490681309731</text:p>
              </table:table-cell>
              <table:table-cell office:value-type="float" office:value="0.0030399071688733">
                <text:p>0.0030399071688733</text:p>
              </table:table-cell>
              <table:table-cell office:value-type="float" office:value="-0.0044057939829902">
                <text:p>-0.0044057939829902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0.0058715442812308">
                <text:p>0.0058715442812308</text:p>
              </table:table-cell>
              <table:table-cell office:value-type="float" office:value="-0.004126428731033">
                <text:p>-0.004126428731033</text:p>
              </table:table-cell>
              <table:table-cell office:value-type="float" office:value="0.0030186275726598">
                <text:p>0.0030186275726598</text:p>
              </table:table-cell>
              <table:table-cell office:value-type="float" office:value="-0.0045553969505044">
                <text:p>-0.0045553969505044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0.0058266951330552">
                <text:p>0.0058266951330552</text:p>
              </table:table-cell>
              <table:table-cell office:value-type="float" office:value="-0.0042035563454498">
                <text:p>-0.0042035563454498</text:p>
              </table:table-cell>
              <table:table-cell office:value-type="float" office:value="0.0029973362587707">
                <text:p>0.0029973362587707</text:p>
              </table:table-cell>
              <table:table-cell office:value-type="float" office:value="-0.0047048982976916">
                <text:p>-0.0047048982976916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0.0057817937157537">
                <text:p>0.0057817937157537</text:p>
              </table:table-cell>
              <table:table-cell office:value-type="float" office:value="-0.0042804693573519">
                <text:p>-0.0042804693573519</text:p>
              </table:table-cell>
              <table:table-cell office:value-type="float" office:value="0.0029760334769689">
                <text:p>0.0029760334769689</text:p>
              </table:table-cell>
              <table:table-cell office:value-type="float" office:value="-0.0048543001370973">
                <text:p>-0.0048543001370973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0.0057368440288409">
                <text:p>0.0057368440288409</text:p>
              </table:table-cell>
              <table:table-cell office:value-type="float" office:value="-0.004357184443626">
                <text:p>-0.004357184443626</text:p>
              </table:table-cell>
              <table:table-cell office:value-type="float" office:value="0.0029542275135441">
                <text:p>0.0029542275135441</text:p>
              </table:table-cell>
              <table:table-cell office:value-type="float" office:value="-0.0050013603264545">
                <text:p>-0.005001360326454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0.0056918497083193">
                <text:p>0.0056918497083193</text:p>
              </table:table-cell>
              <table:table-cell office:value-type="float" office:value="-0.0044337167473168">
                <text:p>-0.0044337167473168</text:p>
              </table:table-cell>
              <table:table-cell office:value-type="float" office:value="0.002925700911519">
                <text:p>0.002925700911519</text:p>
              </table:table-cell>
              <table:table-cell office:value-type="float" office:value="-0.0051177505105249">
                <text:p>-0.0051177505105249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0.0056468140626132">
                <text:p>0.0056468140626132</text:p>
              </table:table-cell>
              <table:table-cell office:value-type="float" office:value="-0.0045100800313586">
                <text:p>-0.0045100800313586</text:p>
              </table:table-cell>
              <table:table-cell office:value-type="float" office:value="0.0028971416905461">
                <text:p>0.0028971416905461</text:p>
              </table:table-cell>
              <table:table-cell office:value-type="float" office:value="-0.0052339224353598">
                <text:p>-0.0052339224353598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0.0056017401047286">
                <text:p>0.0056017401047286</text:p>
              </table:table-cell>
              <table:table-cell office:value-type="float" office:value="-0.004586286815958">
                <text:p>-0.004586286815958</text:p>
              </table:table-cell>
              <table:table-cell office:value-type="float" office:value="0.0028685511696531">
                <text:p>0.0028685511696531</text:p>
              </table:table-cell>
              <table:table-cell office:value-type="float" office:value="-0.0053498833280574">
                <text:p>-0.0053498833280574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0.0055566305810472">
                <text:p>0.0055566305810472</text:p>
              </table:table-cell>
              <table:table-cell office:value-type="float" office:value="-0.0046623485013212">
                <text:p>-0.0046623485013212</text:p>
              </table:table-cell>
              <table:table-cell office:value-type="float" office:value="0.0028399306014987">
                <text:p>0.0028399306014987</text:p>
              </table:table-cell>
              <table:table-cell office:value-type="float" office:value="-0.005465640101912">
                <text:p>-0.005465640101912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0.0055114879971213">
                <text:p>0.0055114879971213</text:p>
              </table:table-cell>
              <table:table-cell office:value-type="float" office:value="-0.0047382754773325">
                <text:p>-0.0047382754773325</text:p>
              </table:table-cell>
              <table:table-cell office:value-type="float" office:value="0.0028112811756207">
                <text:p>0.0028112811756207</text:p>
              </table:table-cell>
              <table:table-cell office:value-type="float" office:value="-0.0055811993711879">
                <text:p>-0.0055811993711879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0.0054663146408">
                <text:p>0.0054663146408</text:p>
              </table:table-cell>
              <table:table-cell office:value-type="float" office:value="-0.0048140772217248">
                <text:p>-0.0048140772217248</text:p>
              </table:table-cell>
              <table:table-cell office:value-type="float" office:value="0.0027833634374308">
                <text:p>0.0027833634374308</text:p>
              </table:table-cell>
              <table:table-cell office:value-type="float" office:value="-0.0056916030207798">
                <text:p>-0.0056916030207798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0.0054211126029778">
                <text:p>0.0054211126029778</text:p>
              </table:table-cell>
              <table:table-cell office:value-type="float" office:value="-0.0048897623880167">
                <text:p>-0.0048897623880167</text:p>
              </table:table-cell>
              <table:table-cell office:value-type="float" office:value="0.0027579718636">
                <text:p>0.0027579718636</text:p>
              </table:table-cell>
              <table:table-cell office:value-type="float" office:value="-0.0057858832508163">
                <text:p>-0.0057858832508163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0.005375883796227">
                <text:p>0.005375883796227</text:p>
              </table:table-cell>
              <table:table-cell office:value-type="float" office:value="-0.0049653388843124">
                <text:p>-0.0049653388843124</text:p>
              </table:table-cell>
              <table:table-cell office:value-type="float" office:value="0.0027325594931978">
                <text:p>0.0027325594931978</text:p>
              </table:table-cell>
              <table:table-cell office:value-type="float" office:value="-0.00587994412694">
                <text:p>-0.00587994412694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0.0053306299715447">
                <text:p>0.0053306299715447</text:p>
              </table:table-cell>
              <table:table-cell office:value-type="float" office:value="-0.0050408139439917">
                <text:p>-0.0050408139439917</text:p>
              </table:table-cell>
              <table:table-cell office:value-type="float" office:value="0.0027071268114004">
                <text:p>0.0027071268114004</text:p>
              </table:table-cell>
              <table:table-cell office:value-type="float" office:value="-0.0059737925636107">
                <text:p>-0.0059737925636107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0.0052853527334181">
                <text:p>0.0052853527334181</text:p>
              </table:table-cell>
              <table:table-cell office:value-type="float" office:value="-0.0051161941893132">
                <text:p>-0.0051161941893132</text:p>
              </table:table-cell>
              <table:table-cell office:value-type="float" office:value="0.0026816742874126">
                <text:p>0.0026816742874126</text:p>
              </table:table-cell>
              <table:table-cell office:value-type="float" office:value="-0.0060674351905817">
                <text:p>-0.0060674351905817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0.00524005355339">
                <text:p>0.00524005355339</text:p>
              </table:table-cell>
              <table:table-cell office:value-type="float" office:value="-0.0051914856884178">
                <text:p>-0.0051914856884178</text:p>
              </table:table-cell>
              <table:table-cell office:value-type="float" office:value="0.0026562023751522">
                <text:p>0.0026562023751522</text:p>
              </table:table-cell>
              <table:table-cell office:value-type="float" office:value="-0.0061608783665861">
                <text:p>-0.0061608783665861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0.0051947337822846">
                <text:p>0.0051947337822846</text:p>
              </table:table-cell>
              <table:table-cell office:value-type="float" office:value="-0.0052666940068374">
                <text:p>-0.0052666940068374</text:p>
              </table:table-cell>
              <table:table-cell office:value-type="float" office:value="0.0026307115139074">
                <text:p>0.0026307115139074</text:p>
              </table:table-cell>
              <table:table-cell office:value-type="float" office:value="-0.0062541281923941">
                <text:p>-0.0062541281923941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0.0051493946612345">
                <text:p>0.0051493946612345</text:p>
              </table:table-cell>
              <table:table-cell office:value-type="float" office:value="-0.0053418242537139">
                <text:p>-0.0053418242537139</text:p>
              </table:table-cell>
              <table:table-cell office:value-type="float" office:value="0.0026052021289686">
                <text:p>0.0026052021289686</text:p>
              </table:table-cell>
              <table:table-cell office:value-type="float" office:value="-0.0063471905233147">
                <text:p>-0.0063471905233147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0.0051040373316356">
                <text:p>0.0051040373316356</text:p>
              </table:table-cell>
              <table:table-cell office:value-type="float" office:value="-0.0054168811236033">
                <text:p>-0.0054168811236033</text:p>
              </table:table-cell>
              <table:table-cell office:value-type="float" office:value="0.0025796746322342">
                <text:p>0.0025796746322342</text:p>
              </table:table-cell>
              <table:table-cell office:value-type="float" office:value="-0.0064400709810871">
                <text:p>-0.0064400709810871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0.0050586628441406">
                <text:p>0.0050586628441406</text:p>
              </table:table-cell>
              <table:table-cell office:value-type="float" office:value="-0.0054918689341197">
                <text:p>-0.0054918689341197</text:p>
              </table:table-cell>
              <table:table-cell office:value-type="float" office:value="0.0025541294227912">
                <text:p>0.0025541294227912</text:p>
              </table:table-cell>
              <table:table-cell office:value-type="float" office:value="-0.0065327749652395">
                <text:p>-0.0065327749652395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0.0050132721667904">
                <text:p>0.0050132721667904</text:p>
              </table:table-cell>
              <table:table-cell office:value-type="float" office:value="-0.0055667916600004">
                <text:p>-0.0055667916600004</text:p>
              </table:table-cell>
              <table:table-cell office:value-type="float" office:value="0.0025285668874713">
                <text:p>0.0025285668874713</text:p>
              </table:table-cell>
              <table:table-cell office:value-type="float" office:value="-0.0066253076638731">
                <text:p>-0.0066253076638731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0.0049678661923714">
                <text:p>0.0049678661923714</text:p>
              </table:table-cell>
              <table:table-cell office:value-type="float" office:value="-0.0056416529638297">
                <text:p>-0.0056416529638297</text:p>
              </table:table-cell>
              <table:table-cell office:value-type="float" office:value="0.0025029874013826">
                <text:p>0.0025029874013826</text:p>
              </table:table-cell>
              <table:table-cell office:value-type="float" office:value="-0.0067176740639637">
                <text:p>-0.0067176740639637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0.0049224457450761">
                <text:p>0.0049224457450761</text:p>
              </table:table-cell>
              <table:table-cell office:value-type="float" office:value="-0.0057164562238974">
                <text:p>-0.0057164562238974</text:p>
              </table:table-cell>
              <table:table-cell office:value-type="float" office:value="0.0024773913284184">
                <text:p>0.0024773913284184</text:p>
              </table:table-cell>
              <table:table-cell office:value-type="float" office:value="-0.0068098789611248">
                <text:p>-0.0068098789611248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0.004877011586538">
                <text:p>0.004877011586538</text:p>
              </table:table-cell>
              <table:table-cell office:value-type="float" office:value="-0.0057912045593296">
                <text:p>-0.0057912045593296</text:p>
              </table:table-cell>
              <table:table-cell office:value-type="float" office:value="0.0024517790217426">
                <text:p>0.0024517790217426</text:p>
              </table:table-cell>
              <table:table-cell office:value-type="float" office:value="-0.0069019269688931">
                <text:p>-0.0069019269688931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0.0048315644213011">
                <text:p>0.0048315644213011</text:p>
              </table:table-cell>
              <table:table-cell office:value-type="float" office:value="-0.005865900852945">
                <text:p>-0.005865900852945</text:p>
              </table:table-cell>
              <table:table-cell office:value-type="float" office:value="0.0024261508242531">
                <text:p>0.0024261508242531</text:p>
              </table:table-cell>
              <table:table-cell office:value-type="float" office:value="-0.0069938225275655">
                <text:p>-0.0069938225275655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0.004786104901782">
                <text:p>0.004786104901782</text:p>
              </table:table-cell>
              <table:table-cell office:value-type="float" office:value="-0.0059405477719468">
                <text:p>-0.0059405477719468</text:p>
              </table:table-cell>
              <table:table-cell office:value-type="float" office:value="0.0024005070690245">
                <text:p>0.0024005070690245</text:p>
              </table:table-cell>
              <table:table-cell office:value-type="float" office:value="-0.0070855699125567">
                <text:p>-0.0070855699125567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0.0047406336327716">
                <text:p>0.0047406336327716</text:p>
              </table:table-cell>
              <table:table-cell office:value-type="float" office:value="-0.0060151477865903">
                <text:p>-0.0060151477865903</text:p>
              </table:table-cell>
              <table:table-cell office:value-type="float" office:value="0.002374848079729">
                <text:p>0.002374848079729</text:p>
              </table:table-cell>
              <table:table-cell office:value-type="float" office:value="-0.0071771732423479">
                <text:p>-0.0071771732423479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0.004695150826594">
                <text:p>0.004695150826594</text:p>
              </table:table-cell>
              <table:table-cell office:value-type="float" office:value="-0.0060897020929393">
                <text:p>-0.0060897020929393</text:p>
              </table:table-cell>
              <table:table-cell office:value-type="float" office:value="0.0023491741710377">
                <text:p>0.0023491741710377</text:p>
              </table:table-cell>
              <table:table-cell office:value-type="float" office:value="-0.007268636486036">
                <text:p>-0.007268636486036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0.0046496407572405">
                <text:p>0.0046496407572405</text:p>
              </table:table-cell>
              <table:table-cell office:value-type="float" office:value="-0.0061641616744322">
                <text:p>-0.0061641616744322</text:p>
              </table:table-cell>
              <table:table-cell office:value-type="float" office:value="0.0023234856490034">
                <text:p>0.0023234856490034</text:p>
              </table:table-cell>
              <table:table-cell office:value-type="float" office:value="-0.0073599634704448">
                <text:p>-0.0073599634704448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0.0046041195498562">
                <text:p>0.0046041195498562</text:p>
              </table:table-cell>
              <table:table-cell office:value-type="float" office:value="-0.0062385778808548">
                <text:p>-0.0062385778808548</text:p>
              </table:table-cell>
              <table:table-cell office:value-type="float" office:value="0.0022977828114232">
                <text:p>0.0022977828114232</text:p>
              </table:table-cell>
              <table:table-cell office:value-type="float" office:value="-0.0074511578869324">
                <text:p>-0.0074511578869324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0.0045585875854385">
                <text:p>0.0045585875854385</text:p>
              </table:table-cell>
              <table:table-cell office:value-type="float" office:value="-0.0063129522847957">
                <text:p>-0.0063129522847957</text:p>
              </table:table-cell>
              <table:table-cell office:value-type="float" office:value="0.0022721225185637">
                <text:p>0.0022721225185637</text:p>
              </table:table-cell>
              <table:table-cell office:value-type="float" office:value="-0.0075400716360236">
                <text:p>-0.0075400716360236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0.0045130452155583">
                <text:p>0.0045130452155583</text:p>
              </table:table-cell>
              <table:table-cell office:value-type="float" office:value="-0.0063872863375542">
                <text:p>-0.0063872863375542</text:p>
              </table:table-cell>
              <table:table-cell office:value-type="float" office:value="0.0022467181534321">
                <text:p>0.0022467181534321</text:p>
              </table:table-cell>
              <table:table-cell office:value-type="float" office:value="-0.0076190905084642">
                <text:p>-0.0076190905084642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0.0044674927649018">
                <text:p>0.0044674927649018</text:p>
              </table:table-cell>
              <table:table-cell office:value-type="float" office:value="-0.0064615813796534">
                <text:p>-0.0064615813796534</text:p>
              </table:table-cell>
              <table:table-cell office:value-type="float" office:value="0.0022218881827156">
                <text:p>0.0022218881827156</text:p>
              </table:table-cell>
              <table:table-cell office:value-type="float" office:value="-0.0076835133991279">
                <text:p>-0.0076835133991279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0.0044219305334805">
                <text:p>0.0044219305334805</text:p>
              </table:table-cell>
              <table:table-cell office:value-type="float" office:value="-0.0065358386499663">
                <text:p>-0.0065358386499663</text:p>
              </table:table-cell>
              <table:table-cell office:value-type="float" office:value="0.0021970845280658">
                <text:p>0.0021970845280658</text:p>
              </table:table-cell>
              <table:table-cell office:value-type="float" office:value="-0.0077477191602604">
                <text:p>-0.0077477191602604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0.0043763587986543">
                <text:p>0.0043763587986543</text:p>
              </table:table-cell>
              <table:table-cell office:value-type="float" office:value="-0.0066100592939975">
                <text:p>-0.0066100592939975</text:p>
              </table:table-cell>
              <table:table-cell office:value-type="float" office:value="0.0021723068545032">
                <text:p>0.0021723068545032</text:p>
              </table:table-cell>
              <table:table-cell office:value-type="float" office:value="-0.0078117149822689">
                <text:p>-0.0078117149822689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0.0043307778170711">
                <text:p>0.0043307778170711</text:p>
              </table:table-cell>
              <table:table-cell office:value-type="float" office:value="-0.0066842443720081">
                <text:p>-0.0066842443720081</text:p>
              </table:table-cell>
              <table:table-cell office:value-type="float" office:value="0.0021475548194052">
                <text:p>0.0021475548194052</text:p>
              </table:table-cell>
              <table:table-cell office:value-type="float" office:value="-0.0078755077463688">
                <text:p>-0.0078755077463688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0.0042851878263451">
                <text:p>0.0042851878263451</text:p>
              </table:table-cell>
              <table:table-cell office:value-type="float" office:value="-0.0067583948657561">
                <text:p>-0.0067583948657561</text:p>
              </table:table-cell>
              <table:table-cell office:value-type="float" office:value="0.0021228280737773">
                <text:p>0.0021228280737773</text:p>
              </table:table-cell>
              <table:table-cell office:value-type="float" office:value="-0.0079391040408653">
                <text:p>-0.0079391040408653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0.0042395890466977">
                <text:p>0.0042395890466977</text:p>
              </table:table-cell>
              <table:table-cell office:value-type="float" office:value="-0.0068325116851691">
                <text:p>-0.0068325116851691</text:p>
              </table:table-cell>
              <table:table-cell office:value-type="float" office:value="0.0020981262633903">
                <text:p>0.0020981262633903</text:p>
              </table:table-cell>
              <table:table-cell office:value-type="float" office:value="-0.0080025101762702">
                <text:p>-0.0080025101762702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0.0041939816822994">
                <text:p>0.0041939816822994</text:p>
              </table:table-cell>
              <table:table-cell office:value-type="float" office:value="-0.0069065956742376">
                <text:p>-0.0069065956742376</text:p>
              </table:table-cell>
              <table:table-cell office:value-type="float" office:value="0.0020730273891302">
                <text:p>0.0020730273891302</text:p>
              </table:table-cell>
              <table:table-cell office:value-type="float" office:value="-0.0080638960733793">
                <text:p>-0.0080638960733793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0.0041483659226882">
                <text:p>0.0041483659226882</text:p>
              </table:table-cell>
              <table:table-cell office:value-type="float" office:value="-0.0069806476164406">
                <text:p>-0.0069806476164406</text:p>
              </table:table-cell>
              <table:table-cell office:value-type="float" office:value="0.0020458449812458">
                <text:p>0.0020458449812458</text:p>
              </table:table-cell>
              <table:table-cell office:value-type="float" office:value="-0.0081159382961399">
                <text:p>-0.0081159382961399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0.0041027419439443">
                <text:p>0.0041027419439443</text:p>
              </table:table-cell>
              <table:table-cell office:value-type="float" office:value="-0.0070546682397265">
                <text:p>-0.0070546682397265</text:p>
              </table:table-cell>
              <table:table-cell office:value-type="float" office:value="0.0020178667690775">
                <text:p>0.0020178667690775</text:p>
              </table:table-cell>
              <table:table-cell office:value-type="float" office:value="-0.0081644132106822">
                <text:p>-0.0081644132106822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0.0040571099098126">
                <text:p>0.0040571099098126</text:p>
              </table:table-cell>
              <table:table-cell office:value-type="float" office:value="-0.0071286582210882">
                <text:p>-0.0071286582210882</text:p>
              </table:table-cell>
              <table:table-cell office:value-type="float" office:value="0.0019869990761784">
                <text:p>0.0019869990761784</text:p>
              </table:table-cell>
              <table:table-cell office:value-type="float" office:value="-0.0082005443917196">
                <text:p>-0.0082005443917196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0.0040115399150911">
                <text:p>0.0040115399150911</text:p>
              </table:table-cell>
              <table:table-cell office:value-type="float" office:value="-0.0072023496779996">
                <text:p>-0.0072023496779996</text:p>
              </table:table-cell>
              <table:table-cell office:value-type="float" office:value="0.0019560874257333">
                <text:p>0.0019560874257333</text:p>
              </table:table-cell>
              <table:table-cell office:value-type="float" office:value="-0.0082363922189507">
                <text:p>-0.0082363922189507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0.0039656936761551">
                <text:p>0.0039656936761551</text:p>
              </table:table-cell>
              <table:table-cell office:value-type="float" office:value="-0.0072739409269988">
                <text:p>-0.0072739409269988</text:p>
              </table:table-cell>
              <table:table-cell office:value-type="float" office:value="0.0019251336274062">
                <text:p>0.0019251336274062</text:p>
              </table:table-cell>
              <table:table-cell office:value-type="float" office:value="-0.0082719693051763">
                <text:p>-0.0082719693051763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0.0039194336087197">
                <text:p>0.0039194336087197</text:p>
              </table:table-cell>
              <table:table-cell office:value-type="float" office:value="-0.0073437654503883">
                <text:p>-0.0073437654503883</text:p>
              </table:table-cell>
              <table:table-cell office:value-type="float" office:value="0.0018941394097807">
                <text:p>0.0018941394097807</text:p>
              </table:table-cell>
              <table:table-cell office:value-type="float" office:value="-0.0083072876507043">
                <text:p>-0.0083072876507043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0.0038730341060967">
                <text:p>0.0038730341060967</text:p>
              </table:table-cell>
              <table:table-cell office:value-type="float" office:value="-0.0074129472708431">
                <text:p>-0.0074129472708431</text:p>
              </table:table-cell>
              <table:table-cell office:value-type="float" office:value="0.0018631064236981">
                <text:p>0.0018631064236981</text:p>
              </table:table-cell>
              <table:table-cell office:value-type="float" office:value="-0.0083423586726123">
                <text:p>-0.0083423586726123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0.0038262613210754">
                <text:p>0.0038262613210754</text:p>
              </table:table-cell>
              <table:table-cell office:value-type="float" office:value="-0.0074804116855891">
                <text:p>-0.0074804116855891</text:p>
              </table:table-cell>
              <table:table-cell office:value-type="float" office:value="0.0018320362455473">
                <text:p>0.0018320362455473</text:p>
              </table:table-cell>
              <table:table-cell office:value-type="float" office:value="-0.0083771932330868">
                <text:p>-0.0083771932330868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0.0037794822966284">
                <text:p>0.0037794822966284</text:p>
              </table:table-cell>
              <table:table-cell office:value-type="float" office:value="-0.0075478414807685">
                <text:p>-0.0075478414807685</text:p>
              </table:table-cell>
              <table:table-cell office:value-type="float" office:value="0.001800930380486">
                <text:p>0.001800930380486</text:p>
              </table:table-cell>
              <table:table-cell office:value-type="float" office:value="-0.008411801666662">
                <text:p>-0.008411801666662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0.0037326972440373">
                <text:p>0.0037326972440373</text:p>
              </table:table-cell>
              <table:table-cell office:value-type="float" office:value="-0.0076152378765896">
                <text:p>-0.0076152378765896</text:p>
              </table:table-cell>
              <table:table-cell office:value-type="float" office:value="0.0017697902655832">
                <text:p>0.0017697902655832</text:p>
              </table:table-cell>
              <table:table-cell office:value-type="float" office:value="-0.00844619380635">
                <text:p>-0.00844619380635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0.0036859063543843">
                <text:p>0.0036859063543843</text:p>
              </table:table-cell>
              <table:table-cell office:value-type="float" office:value="-0.0076826019957698">
                <text:p>-0.0076826019957698</text:p>
              </table:table-cell>
              <table:table-cell office:value-type="float" office:value="0.0017386172728768">
                <text:p>0.0017386172728768</text:p>
              </table:table-cell>
              <table:table-cell office:value-type="float" office:value="-0.0084803790086846">
                <text:p>-0.0084803790086846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0.0036384062212109">
                <text:p>0.0036384062212109</text:p>
              </table:table-cell>
              <table:table-cell office:value-type="float" office:value="-0.0077467241432267">
                <text:p>-0.0077467241432267</text:p>
              </table:table-cell>
              <table:table-cell office:value-type="float" office:value="0.0017074127123405">
                <text:p>0.0017074127123405</text:p>
              </table:table-cell>
              <table:table-cell office:value-type="float" office:value="-0.0085143661776938">
                <text:p>-0.0085143661776938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0.0035897166680347">
                <text:p>0.0035897166680347</text:p>
              </table:table-cell>
              <table:table-cell office:value-type="float" office:value="-0.007805865320883">
                <text:p>-0.007805865320883</text:p>
              </table:table-cell>
              <table:table-cell office:value-type="float" office:value="0.0016761778347541">
                <text:p>0.0016761778347541</text:p>
              </table:table-cell>
              <table:table-cell office:value-type="float" office:value="-0.0085481637877758">
                <text:p>-0.0085481637877758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0.0035398891947908">
                <text:p>0.0035398891947908</text:p>
              </table:table-cell>
              <table:table-cell office:value-type="float" office:value="-0.0078602650067724">
                <text:p>-0.0078602650067724</text:p>
              </table:table-cell>
              <table:table-cell office:value-type="float" office:value="0.0016449138344757">
                <text:p>0.0016449138344757</text:p>
              </table:table-cell>
              <table:table-cell office:value-type="float" office:value="-0.0085817799055773">
                <text:p>-0.0085817799055773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0.0034894848225097">
                <text:p>0.0034894848225097</text:p>
              </table:table-cell>
              <table:table-cell office:value-type="float" office:value="-0.0079121634805792">
                <text:p>-0.0079121634805792</text:p>
              </table:table-cell>
              <table:table-cell office:value-type="float" office:value="0.0016136218521124">
                <text:p>0.0016136218521124</text:p>
              </table:table-cell>
              <table:table-cell office:value-type="float" office:value="-0.0086152222108286">
                <text:p>-0.0086152222108286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0.0034388510453476">
                <text:p>0.0034388510453476</text:p>
              </table:table-cell>
              <table:table-cell office:value-type="float" office:value="-0.007963039830293">
                <text:p>-0.007963039830293</text:p>
              </table:table-cell>
              <table:table-cell office:value-type="float" office:value="0.0015823029770893">
                <text:p>0.0015823029770893</text:p>
              </table:table-cell>
              <table:table-cell office:value-type="float" office:value="-0.0086484980161913">
                <text:p>-0.0086484980161913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0.0033881945786274">
                <text:p>0.0033881945786274</text:p>
              </table:table-cell>
              <table:table-cell office:value-type="float" office:value="-0.0080138158330962">
                <text:p>-0.0080138158330962</text:p>
              </table:table-cell>
              <table:table-cell office:value-type="float" office:value="0.001550958250115">
                <text:p>0.001550958250115</text:p>
              </table:table-cell>
              <table:table-cell office:value-type="float" office:value="-0.0086816142861403">
                <text:p>-0.0086816142861403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0.0033375165229086">
                <text:p>0.0033375165229086</text:p>
              </table:table-cell>
              <table:table-cell office:value-type="float" office:value="-0.0080644964030854">
                <text:p>-0.0080644964030854</text:p>
              </table:table-cell>
              <table:table-cell office:value-type="float" office:value="0.001519588665546">
                <text:p>0.001519588665546</text:p>
              </table:table-cell>
              <table:table-cell office:value-type="float" office:value="-0.0087145776549427">
                <text:p>-0.0087145776549427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0.0032868178908815">
                <text:p>0.0032868178908815</text:p>
              </table:table-cell>
              <table:table-cell office:value-type="float" office:value="-0.0081150860751497">
                <text:p>-0.0081150860751497</text:p>
              </table:table-cell>
              <table:table-cell office:value-type="float" office:value="0.0014881951736483">
                <text:p>0.0014881951736483</text:p>
              </table:table-cell>
              <table:table-cell office:value-type="float" office:value="-0.0087473944437195">
                <text:p>-0.0087473944437195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0.0032360996188243">
                <text:p>0.0032360996188243</text:p>
              </table:table-cell>
              <table:table-cell office:value-type="float" office:value="-0.0081655890535815">
                <text:p>-0.0081655890535815</text:p>
              </table:table-cell>
              <table:table-cell office:value-type="float" office:value="0.0014567786827602">
                <text:p>0.0014567786827602</text:p>
              </table:table-cell>
              <table:table-cell office:value-type="float" office:value="-0.0087800706766304">
                <text:p>-0.0087800706766304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0.0031853625760703">
                <text:p>0.0031853625760703</text:p>
              </table:table-cell>
              <table:table-cell office:value-type="float" office:value="-0.0082160092528856">
                <text:p>-0.0082160092528856</text:p>
              </table:table-cell>
              <table:table-cell office:value-type="float" office:value="0.0014253400613564">
                <text:p>0.0014253400613564</text:p>
              </table:table-cell>
              <table:table-cell office:value-type="float" office:value="-0.0088126120962612">
                <text:p>-0.0088126120962612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0.0031346075728999">
                <text:p>0.0031346075728999</text:p>
              </table:table-cell>
              <table:table-cell office:value-type="float" office:value="-0.0082663503317913">
                <text:p>-0.0082663503317913</text:p>
              </table:table-cell>
              <table:table-cell office:value-type="float" office:value="0.0013938801400165">
                <text:p>0.0013938801400165</text:p>
              </table:table-cell>
              <table:table-cell office:value-type="float" office:value="-0.0088450241781936">
                <text:p>-0.0088450241781936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0.0030838353672124">
                <text:p>0.0030838353672124</text:p>
              </table:table-cell>
              <table:table-cell office:value-type="float" office:value="-0.0083166157213483">
                <text:p>-0.0083166157213483</text:p>
              </table:table-cell>
              <table:table-cell office:value-type="float" office:value="0.0013614099594804">
                <text:p>0.0013614099594804</text:p>
              </table:table-cell>
              <table:table-cell office:value-type="float" office:value="-0.0088739835781286">
                <text:p>-0.0088739835781286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0.0030330466701145">
                <text:p>0.0030330466701145</text:p>
              </table:table-cell>
              <table:table-cell office:value-type="float" office:value="-0.00836680864888">
                <text:p>-0.00836680864888</text:p>
              </table:table-cell>
              <table:table-cell office:value-type="float" office:value="0.0013288200984514">
                <text:p>0.0013288200984514</text:p>
              </table:table-cell>
              <table:table-cell office:value-type="float" office:value="-0.0089024837117218">
                <text:p>-0.0089024837117218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0.0029822421505624">
                <text:p>0.0029822421505624</text:p>
              </table:table-cell>
              <table:table-cell office:value-type="float" office:value="-0.008416932158206">
                <text:p>-0.008416932158206</text:p>
              </table:table-cell>
              <table:table-cell office:value-type="float" office:value="0.001296226313857">
                <text:p>0.001296226313857</text:p>
              </table:table-cell>
              <table:table-cell office:value-type="float" office:value="-0.0089309154690282">
                <text:p>-0.0089309154690282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0.002931422439535">
                <text:p>0.002931422439535</text:p>
              </table:table-cell>
              <table:table-cell office:value-type="float" office:value="-0.0084669891264566">
                <text:p>-0.0084669891264566</text:p>
              </table:table-cell>
              <table:table-cell office:value-type="float" office:value="0.0012630581693837">
                <text:p>0.0012630581693837</text:p>
              </table:table-cell>
              <table:table-cell office:value-type="float" office:value="-0.0089574278655031">
                <text:p>-0.0089574278655031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0.0028805881333333">
                <text:p>0.0028805881333333</text:p>
              </table:table-cell>
              <table:table-cell office:value-type="float" office:value="-0.0085169822792358">
                <text:p>-0.0085169822792358</text:p>
              </table:table-cell>
              <table:table-cell office:value-type="float" office:value="0.0012289413341931">
                <text:p>0.0012289413341931</text:p>
              </table:table-cell>
              <table:table-cell office:value-type="float" office:value="-0.0089807997725924">
                <text:p>-0.0089807997725924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0.0028297397965543">
                <text:p>0.0028297397965543</text:p>
              </table:table-cell>
              <table:table-cell office:value-type="float" office:value="-0.0085669142026873">
                <text:p>-0.0085669142026873</text:p>
              </table:table-cell>
              <table:table-cell office:value-type="float" office:value="0.0011948230100234">
                <text:p>0.0011948230100234</text:p>
              </table:table-cell>
              <table:table-cell office:value-type="float" office:value="-0.0090041048741749">
                <text:p>-0.0090041048741749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0.002778877964793">
                <text:p>0.002778877964793</text:p>
              </table:table-cell>
              <table:table-cell office:value-type="float" office:value="-0.008616787354636">
                <text:p>-0.008616787354636</text:p>
              </table:table-cell>
              <table:table-cell office:value-type="float" office:value="0.0011607035569799">
                <text:p>0.0011607035569799</text:p>
              </table:table-cell>
              <table:table-cell office:value-type="float" office:value="-0.0090273462396318">
                <text:p>-0.0090273462396318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0.0027280031466856">
                <text:p>0.0027280031466856</text:p>
              </table:table-cell>
              <table:table-cell office:value-type="float" office:value="-0.0086666040742573">
                <text:p>-0.0086666040742573</text:p>
              </table:table-cell>
              <table:table-cell office:value-type="float" office:value="0.0011265833149843">
                <text:p>0.0011265833149843</text:p>
              </table:table-cell>
              <table:table-cell office:value-type="float" office:value="-0.0090505267876872">
                <text:p>-0.0090505267876872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0.0026771158259644">
                <text:p>0.0026771158259644</text:p>
              </table:table-cell>
              <table:table-cell office:value-type="float" office:value="-0.0087163665900197">
                <text:p>-0.0087163665900197</text:p>
              </table:table-cell>
              <table:table-cell office:value-type="float" office:value="0.0010924626047636">
                <text:p>0.0010924626047636</text:p>
              </table:table-cell>
              <table:table-cell office:value-type="float" office:value="-0.0090736492945658">
                <text:p>-0.0090736492945658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0.0026262164632047">
                <text:p>0.0026262164632047</text:p>
              </table:table-cell>
              <table:table-cell office:value-type="float" office:value="-0.0087660770273775">
                <text:p>-0.0087660770273775</text:p>
              </table:table-cell>
              <table:table-cell office:value-type="float" office:value="0.001058341728785">
                <text:p>0.001058341728785</text:p>
              </table:table-cell>
              <table:table-cell office:value-type="float" office:value="-0.0090967164016219">
                <text:p>-0.0090967164016219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0.0025753054973259">
                <text:p>0.0025753054973259</text:p>
              </table:table-cell>
              <table:table-cell office:value-type="float" office:value="-0.0088157374152399">
                <text:p>-0.0088157374152399</text:p>
              </table:table-cell>
              <table:table-cell office:value-type="float" office:value="0.0010242209721408">
                <text:p>0.0010242209721408</text:p>
              </table:table-cell>
              <table:table-cell office:value-type="float" office:value="-0.0091197306225212">
                <text:p>-0.0091197306225212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0.0025243833469834">
                <text:p>0.0025243833469834</text:p>
              </table:table-cell>
              <table:table-cell office:value-type="float" office:value="-0.008865349691761">
                <text:p>-0.008865349691761</text:p>
              </table:table-cell>
              <table:table-cell office:value-type="float" office:value="0.00099010060338784">
                <text:p>0.00099010060338784</text:p>
              </table:table-cell>
              <table:table-cell office:value-type="float" office:value="-0.0091426943499692">
                <text:p>-0.0091426943499692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0.0024734504117981">
                <text:p>0.0024734504117981</text:p>
              </table:table-cell>
              <table:table-cell office:value-type="float" office:value="-0.0089149157096428">
                <text:p>-0.0089149157096428</text:p>
              </table:table-cell>
              <table:table-cell office:value-type="float" office:value="0.00095598087534263">
                <text:p>0.00095598087534263</text:p>
              </table:table-cell>
              <table:table-cell office:value-type="float" office:value="-0.0091656098620534">
                <text:p>-0.0091656098620534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0.0024225070734485">
                <text:p>0.0024225070734485</text:p>
              </table:table-cell>
              <table:table-cell office:value-type="float" office:value="-0.0089644372409446">
                <text:p>-0.0089644372409446</text:p>
              </table:table-cell>
              <table:table-cell office:value-type="float" office:value="0.00092186202583723">
                <text:p>0.00092186202583723</text:p>
              </table:table-cell>
              <table:table-cell office:value-type="float" office:value="-0.0091884793281964">
                <text:p>-0.0091884793281964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0.0023715536967308">
                <text:p>0.0023715536967308</text:p>
              </table:table-cell>
              <table:table-cell office:value-type="float" office:value="-0.0090139159814468">
                <text:p>-0.0090139159814468</text:p>
              </table:table-cell>
              <table:table-cell office:value-type="float" office:value="0.00088774427843688">
                <text:p>0.00088774427843688</text:p>
              </table:table-cell>
              <table:table-cell office:value-type="float" office:value="-0.009211304814765">
                <text:p>-0.009211304814765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0.0023205906304544">
                <text:p>0.0023205906304544</text:p>
              </table:table-cell>
              <table:table-cell office:value-type="float" office:value="-0.009063353554594">
                <text:p>-0.009063353554594</text:p>
              </table:table-cell>
              <table:table-cell office:value-type="float" office:value="0.00085362784312244">
                <text:p>0.00085362784312244</text:p>
              </table:table-cell>
              <table:table-cell office:value-type="float" office:value="-0.0092340882903541">
                <text:p>-0.0092340882903541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0.0022696182083368">
                <text:p>0.0022696182083368</text:p>
              </table:table-cell>
              <table:table-cell office:value-type="float" office:value="-0.0091127515151718">
                <text:p>-0.0091127515151718</text:p>
              </table:table-cell>
              <table:table-cell office:value-type="float" office:value="0.00081951291693981">
                <text:p>0.00081951291693981</text:p>
              </table:table-cell>
              <table:table-cell office:value-type="float" office:value="-0.0092568316307636">
                <text:p>-0.0092568316307636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0.002218512567144">
                <text:p>0.002218512567144</text:p>
              </table:table-cell>
              <table:table-cell office:value-type="float" office:value="-0.0091618857856023">
                <text:p>-0.0091618857856023</text:p>
              </table:table-cell>
              <table:table-cell office:value-type="float" office:value="0.00078539968461814">
                <text:p>0.00078539968461814</text:p>
              </table:table-cell>
              <table:table-cell office:value-type="float" office:value="-0.0092795366236937">
                <text:p>-0.0092795366236937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0.0021673315402194">
                <text:p>0.0021673315402194</text:p>
              </table:table-cell>
              <table:table-cell office:value-type="float" office:value="-0.009210870331048">
                <text:p>-0.009210870331048</text:p>
              </table:table-cell>
              <table:table-cell office:value-type="float" office:value="0.00075128831915875">
                <text:p>0.00075128831915875</text:p>
              </table:table-cell>
              <table:table-cell office:value-type="float" office:value="-0.0093022049731756">
                <text:p>-0.0093022049731756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0.0021161377169412">
                <text:p>0.0021161377169412</text:p>
              </table:table-cell>
              <table:table-cell office:value-type="float" office:value="-0.0092598139674161">
                <text:p>-0.0092598139674161</text:p>
              </table:table-cell>
              <table:table-cell office:value-type="float" office:value="0.00071717898239643">
                <text:p>0.00071717898239643</text:p>
              </table:table-cell>
              <table:table-cell office:value-type="float" office:value="-0.0093248383037542">
                <text:p>-0.0093248383037542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0.0020649314768592">
                <text:p>0.0020649314768592</text:p>
              </table:table-cell>
              <table:table-cell office:value-type="float" office:value="-0.0093087180721126">
                <text:p>-0.0093087180721126</text:p>
              </table:table-cell>
              <table:table-cell office:value-type="float" office:value="0.00068307182553463">
                <text:p>0.00068307182553463</text:p>
              </table:table-cell>
              <table:table-cell office:value-type="float" office:value="-0.0093474381644393">
                <text:p>-0.0093474381644393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0.0020137131804342">
                <text:p>0.0020137131804342</text:p>
              </table:table-cell>
              <table:table-cell office:value-type="float" office:value="-0.0093575839545">
                <text:p>-0.0093575839545</text:p>
              </table:table-cell>
              <table:table-cell office:value-type="float" office:value="0.00064896698965607">
                <text:p>0.00064896698965607</text:p>
              </table:table-cell>
              <table:table-cell office:value-type="float" office:value="-0.0093700060324398">
                <text:p>-0.0093700060324398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0.001962483170537">
                <text:p>0.001962483170537</text:p>
              </table:table-cell>
              <table:table-cell office:value-type="float" office:value="-0.0094064128609859">
                <text:p>-0.0094064128609859</text:p>
              </table:table-cell>
              <table:table-cell office:value-type="float" office:value="0.00061486460620985">
                <text:p>0.00061486460620985</text:p>
              </table:table-cell>
              <table:table-cell office:value-type="float" office:value="-0.0093925433166977">
                <text:p>-0.0093925433166977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0.0019112417737708">
                <text:p>0.0019112417737708</text:p>
              </table:table-cell>
              <table:table-cell office:value-type="float" office:value="-0.0094552059794864">
                <text:p>-0.0094552059794864</text:p>
              </table:table-cell>
              <table:table-cell office:value-type="float" office:value="0.00058076479747659">
                <text:p>0.00058076479747659</text:p>
              </table:table-cell>
              <table:table-cell office:value-type="float" office:value="-0.0094150513612257">
                <text:p>-0.0094150513612257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0.0018599893016429">
                <text:p>0.0018599893016429</text:p>
              </table:table-cell>
              <table:table-cell office:value-type="float" office:value="-0.0095039644433741">
                <text:p>-0.0095039644433741</text:p>
              </table:table-cell>
              <table:table-cell office:value-type="float" office:value="0.00054666767701245">
                <text:p>0.00054666767701245</text:p>
              </table:table-cell>
              <table:table-cell office:value-type="float" office:value="-0.0094375314482742">
                <text:p>-0.0094375314482742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0.0018087260516097">
                <text:p>0.0018087260516097</text:p>
              </table:table-cell>
              <table:table-cell office:value-type="float" office:value="-0.0095526893349864">
                <text:p>-0.0095526893349864</text:p>
              </table:table-cell>
              <table:table-cell office:value-type="float" office:value="0.00051257335007325">
                <text:p>0.00051257335007325</text:p>
              </table:table-cell>
              <table:table-cell office:value-type="float" office:value="-0.0094599848013222">
                <text:p>-0.0094599848013222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0.0017574523080129">
                <text:p>0.0017574523080129</text:p>
              </table:table-cell>
              <table:table-cell office:value-type="float" office:value="-0.0096013816887701">
                <text:p>-0.0096013816887701</text:p>
              </table:table-cell>
              <table:table-cell office:value-type="float" office:value="0.00047848191401961">
                <text:p>0.00047848191401961</text:p>
              </table:table-cell>
              <table:table-cell office:value-type="float" office:value="-0.0094824125879173">
                <text:p>-0.0094824125879173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0.0017061683429228">
                <text:p>0.0017061683429228</text:p>
              </table:table-cell>
              <table:table-cell office:value-type="float" office:value="-0.0096500424941226">
                <text:p>-0.0096500424941226</text:p>
              </table:table-cell>
              <table:table-cell office:value-type="float" office:value="0.00044439345870401">
                <text:p>0.00044439345870401</text:p>
              </table:table-cell>
              <table:table-cell office:value-type="float" office:value="-0.0095048159223661">
                <text:p>-0.0095048159223661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0.0016545544597177">
                <text:p>0.0016545544597177</text:p>
              </table:table-cell>
              <table:table-cell office:value-type="float" office:value="-0.0096961105570381">
                <text:p>-0.0096961105570381</text:p>
              </table:table-cell>
              <table:table-cell office:value-type="float" office:value="0.00041030806684068">
                <text:p>0.00041030806684068</text:p>
              </table:table-cell>
              <table:table-cell office:value-type="float" office:value="-0.0095271958682788">
                <text:p>-0.0095271958682788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0.0016030562386243">
                <text:p>0.0016030562386243</text:p>
              </table:table-cell>
              <table:table-cell office:value-type="float" office:value="-0.009741892143806">
                <text:p>-0.009741892143806</text:p>
              </table:table-cell>
              <table:table-cell office:value-type="float" office:value="0.00037622581435906">
                <text:p>0.00037622581435906</text:p>
              </table:table-cell>
              <table:table-cell office:value-type="float" office:value="-0.0095495534409941">
                <text:p>-0.0095495534409941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0.0015507412513077">
                <text:p>0.0015507412513077</text:p>
              </table:table-cell>
              <table:table-cell office:value-type="float" office:value="-0.0097839933403007">
                <text:p>-0.0097839933403007</text:p>
              </table:table-cell>
              <table:table-cell office:value-type="float" office:value="0.00034214677074163">
                <text:p>0.00034214677074163</text:p>
              </table:table-cell>
              <table:table-cell office:value-type="float" office:value="-0.0095718896098704">
                <text:p>-0.0095718896098704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0.0014986294017058">
                <text:p>0.0014986294017058</text:p>
              </table:table-cell>
              <table:table-cell office:value-type="float" office:value="-0.0098258026754318">
                <text:p>-0.0098258026754318</text:p>
              </table:table-cell>
              <table:table-cell office:value-type="float" office:value="0.00030807099934677">
                <text:p>0.00030807099934677</text:p>
              </table:table-cell>
              <table:table-cell office:value-type="float" office:value="-0.009594205300461">
                <text:p>-0.009594205300461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0.0014465077274728">
                <text:p>0.0014465077274728</text:p>
              </table:table-cell>
              <table:table-cell office:value-type="float" office:value="-0.0098675763376731">
                <text:p>-0.0098675763376731</text:p>
              </table:table-cell>
              <table:table-cell office:value-type="float" office:value="0.00027451186047998">
                <text:p>0.00027451186047998</text:p>
              </table:table-cell>
              <table:table-cell office:value-type="float" office:value="-0.0096156500686513">
                <text:p>-0.0096156500686513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0.001394376497238">
                <text:p>0.001394376497238</text:p>
              </table:table-cell>
              <table:table-cell office:value-type="float" office:value="-0.0099093154335606">
                <text:p>-0.0099093154335606</text:p>
              </table:table-cell>
              <table:table-cell office:value-type="float" office:value="0.00024125018732229">
                <text:p>0.00024125018732229</text:p>
              </table:table-cell>
              <table:table-cell office:value-type="float" office:value="-0.0096365832556853">
                <text:p>-0.0096365832556853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0.0013422359620455">
                <text:p>0.0013422359620455</text:p>
              </table:table-cell>
              <table:table-cell office:value-type="float" office:value="-0.0099510210065428">
                <text:p>-0.0099510210065428</text:p>
              </table:table-cell>
              <table:table-cell office:value-type="float" office:value="0.00020798855270315">
                <text:p>0.00020798855270315</text:p>
              </table:table-cell>
              <table:table-cell office:value-type="float" office:value="-0.0096574975618131">
                <text:p>-0.0096574975618131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0.0012901553366231">
                <text:p>0.0012901553366231</text:p>
              </table:table-cell>
              <table:table-cell office:value-type="float" office:value="-0.0099925893474357">
                <text:p>-0.0099925893474357</text:p>
              </table:table-cell>
              <table:table-cell office:value-type="float" office:value="0.00017472703027332">
                <text:p>0.00017472703027332</text:p>
              </table:table-cell>
              <table:table-cell office:value-type="float" office:value="-0.0096783937098768">
                <text:p>-0.0096783937098768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0.0012383424522342">
                <text:p>0.0012383424522342</text:p>
              </table:table-cell>
              <table:table-cell office:value-type="float" office:value="-0.010033706994485">
                <text:p>-0.010033706994485</text:p>
              </table:table-cell>
              <table:table-cell office:value-type="float" office:value="0.00014146568924687">
                <text:p>0.00014146568924687</text:p>
              </table:table-cell>
              <table:table-cell office:value-type="float" office:value="-0.0096992723905428">
                <text:p>-0.0096992723905428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0.0011865236128469">
                <text:p>0.0011865236128469</text:p>
              </table:table-cell>
              <table:table-cell office:value-type="float" office:value="-0.01007479371113">
                <text:p>-0.01007479371113</text:p>
              </table:table-cell>
              <table:table-cell office:value-type="float" office:value="0.00010820459462821">
                <text:p>0.00010820459462821</text:p>
              </table:table-cell>
              <table:table-cell office:value-type="float" office:value="-0.0097201342639125">
                <text:p>-0.0097201342639125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0.0011346989200367">
                <text:p>0.0011346989200367</text:p>
              </table:table-cell>
              <table:table-cell office:value-type="float" office:value="-0.010115850371553">
                <text:p>-0.010115850371553</text:p>
              </table:table-cell>
              <table:table-cell office:value-type="float" office:value="0.000074943807428276">
                <text:p>0.000074943807428276</text:p>
              </table:table-cell>
              <table:table-cell office:value-type="float" office:value="-0.0097409799610294">
                <text:p>-0.0097409799610294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0.0010827461715383">
                <text:p>0.0010827461715383</text:p>
              </table:table-cell>
              <table:table-cell office:value-type="float" office:value="-0.010156093353035">
                <text:p>-0.010156093353035</text:p>
              </table:table-cell>
              <table:table-cell office:value-type="float" office:value="0.000041683384870356">
                <text:p>0.000041683384870356</text:p>
              </table:table-cell>
              <table:table-cell office:value-type="float" office:value="-0.0097618100853156">
                <text:p>-0.0097618100853156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0.0010307660719301">
                <text:p>0.0010307660719301</text:p>
              </table:table-cell>
              <table:table-cell office:value-type="float" office:value="-0.010196188221">
                <text:p>-0.010196188221</text:p>
              </table:table-cell>
              <table:table-cell office:value-type="float" office:value="0.000008482948130619">
                <text:p>0.000008482948130619</text:p>
              </table:table-cell>
              <table:table-cell office:value-type="float" office:value="-0.0097825387862978">
                <text:p>-0.0097825387862978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0.00097868161218829">
                <text:p>0.00097868161218829</text:p>
              </table:table-cell>
              <table:table-cell office:value-type="float" office:value="-0.010235760819456">
                <text:p>-0.010235760819456</text:p>
              </table:table-cell>
              <table:table-cell office:value-type="float" office:value="-0.000023484276493734">
                <text:p>-0.000023484276493734</text:p>
              </table:table-cell>
              <table:table-cell office:value-type="float" office:value="-0.0098014570322965">
                <text:p>-0.0098014570322965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0.00092658732266867">
                <text:p>0.00092658732266867</text:p>
              </table:table-cell>
              <table:table-cell office:value-type="float" office:value="-0.010275294274392">
                <text:p>-0.010275294274392</text:p>
              </table:table-cell>
              <table:table-cell office:value-type="float" office:value="-0.000055452760441668">
                <text:p>-0.000055452760441668</text:p>
              </table:table-cell>
              <table:table-cell office:value-type="float" office:value="-0.0098203474637374">
                <text:p>-0.0098203474637374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0.00087448338817725">
                <text:p>0.00087448338817725</text:p>
              </table:table-cell>
              <table:table-cell office:value-type="float" office:value="-0.010314789800462">
                <text:p>-0.010314789800462</text:p>
              </table:table-cell>
              <table:table-cell office:value-type="float" office:value="-0.000087422582452462">
                <text:p>-0.000087422582452462</text:p>
              </table:table-cell>
              <table:table-cell office:value-type="float" office:value="-0.0098392112056974">
                <text:p>-0.0098392112056974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0.0008223699785856">
                <text:p>0.0008223699785856</text:p>
              </table:table-cell>
              <table:table-cell office:value-type="float" office:value="-0.010354248517186">
                <text:p>-0.010354248517186</text:p>
              </table:table-cell>
              <table:table-cell office:value-type="float" office:value="-0.00011939381578149">
                <text:p>-0.00011939381578149</text:p>
              </table:table-cell>
              <table:table-cell office:value-type="float" office:value="-0.0098580493320541">
                <text:p>-0.0098580493320541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0.00077024725123874">
                <text:p>0.00077024725123874</text:p>
              </table:table-cell>
              <table:table-cell office:value-type="float" office:value="-0.010393671469642">
                <text:p>-0.010393671469642</text:p>
              </table:table-cell>
              <table:table-cell office:value-type="float" office:value="-0.00015136652843229">
                <text:p>-0.00015136652843229</text:p>
              </table:table-cell>
              <table:table-cell office:value-type="float" office:value="-0.0098768628681569">
                <text:p>-0.0098768628681569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0.00071811535237847">
                <text:p>0.00071811535237847</text:p>
              </table:table-cell>
              <table:table-cell office:value-type="float" office:value="-0.010433059632162">
                <text:p>-0.010433059632162</text:p>
              </table:table-cell>
              <table:table-cell office:value-type="float" office:value="-0.00018334078338242">
                <text:p>-0.00018334078338242</text:p>
              </table:table-cell>
              <table:table-cell office:value-type="float" office:value="-0.0098956527933651">
                <text:p>-0.0098956527933651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0.0006659744188832">
                <text:p>0.0006659744188832</text:p>
              </table:table-cell>
              <table:table-cell office:value-type="float" office:value="-0.010472413917478">
                <text:p>-0.010472413917478</text:p>
              </table:table-cell>
              <table:table-cell office:value-type="float" office:value="-0.00021531663880293">
                <text:p>-0.00021531663880293</text:p>
              </table:table-cell>
              <table:table-cell office:value-type="float" office:value="-0.0099144200433971">
                <text:p>-0.0099144200433971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0.00061382457931728">
                <text:p>0.00061382457931728</text:p>
              </table:table-cell>
              <table:table-cell office:value-type="float" office:value="-0.010511735183098">
                <text:p>-0.010511735183098</text:p>
              </table:table-cell>
              <table:table-cell office:value-type="float" office:value="-0.00024729414827133">
                <text:p>-0.00024729414827133</text:p>
              </table:table-cell>
              <table:table-cell office:value-type="float" office:value="-0.0099331655125274">
                <text:p>-0.0099331655125274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0.00056166595484734">
                <text:p>0.00056166595484734</text:p>
              </table:table-cell>
              <table:table-cell office:value-type="float" office:value="-0.010551024237019">
                <text:p>-0.010551024237019</text:p>
              </table:table-cell>
              <table:table-cell office:value-type="float" office:value="-0.00027927336097829">
                <text:p>-0.00027927336097829</text:p>
              </table:table-cell>
              <table:table-cell office:value-type="float" office:value="-0.0099518900556603">
                <text:p>-0.0099518900556603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0.00050949866029563">
                <text:p>0.00050949866029563</text:p>
              </table:table-cell>
              <table:table-cell office:value-type="float" office:value="-0.010590281839824">
                <text:p>-0.010590281839824</text:p>
              </table:table-cell>
              <table:table-cell office:value-type="float" office:value="-0.00031125432192787">
                <text:p>-0.00031125432192787</text:p>
              </table:table-cell>
              <table:table-cell office:value-type="float" office:value="-0.0099705944902737">
                <text:p>-0.0099705944902737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0.00045732280496867">
                <text:p>0.00045732280496867</text:p>
              </table:table-cell>
              <table:table-cell office:value-type="float" office:value="-0.010629508714403">
                <text:p>-0.010629508714403</text:p>
              </table:table-cell>
              <table:table-cell office:value-type="float" office:value="-0.00034323707213139">
                <text:p>-0.00034323707213139</text:p>
              </table:table-cell>
              <table:table-cell office:value-type="float" office:value="-0.0099892795982586">
                <text:p>-0.0099892795982586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0.00040513849295124">
                <text:p>0.00040513849295124</text:p>
              </table:table-cell>
              <table:table-cell office:value-type="float" office:value="-0.010668705544329">
                <text:p>-0.010668705544329</text:p>
              </table:table-cell>
              <table:table-cell office:value-type="float" office:value="-0.00037522164879508">
                <text:p>-0.00037522164879508</text:p>
              </table:table-cell>
              <table:table-cell office:value-type="float" office:value="-0.010007946127594">
                <text:p>-0.010007946127594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0.00035294582400054">
                <text:p>0.00035294582400054</text:p>
              </table:table-cell>
              <table:table-cell office:value-type="float" office:value="-0.010707872979819">
                <text:p>-0.010707872979819</text:p>
              </table:table-cell>
              <table:table-cell office:value-type="float" office:value="-0.00040720808550137">
                <text:p>-0.00040720808550137</text:p>
              </table:table-cell>
              <table:table-cell office:value-type="float" office:value="-0.010026594794021">
                <text:p>-0.010026594794021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0.00030027985976897">
                <text:p>0.00030027985976897</text:p>
              </table:table-cell>
              <table:table-cell office:value-type="float" office:value="-0.010745151959588">
                <text:p>-0.010745151959588</text:p>
              </table:table-cell>
              <table:table-cell office:value-type="float" office:value="-0.00043919641238407">
                <text:p>-0.00043919641238407</text:p>
              </table:table-cell>
              <table:table-cell office:value-type="float" office:value="-0.010045226282546">
                <text:p>-0.010045226282546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0.00024747064303213">
                <text:p>0.00024747064303213</text:p>
              </table:table-cell>
              <table:table-cell office:value-type="float" office:value="-0.010781876179759">
                <text:p>-0.010781876179759</text:p>
              </table:table-cell>
              <table:table-cell office:value-type="float" office:value="-0.00047118665629749">
                <text:p>-0.00047118665629749</text:p>
              </table:table-cell>
              <table:table-cell office:value-type="float" office:value="-0.010063841248884">
                <text:p>-0.010063841248884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0.00019463404543605">
                <text:p>0.00019463404543605</text:p>
              </table:table-cell>
              <table:table-cell office:value-type="float" office:value="-0.010818511141048">
                <text:p>-0.010818511141048</text:p>
              </table:table-cell>
              <table:table-cell office:value-type="float" office:value="-0.00050317884097944">
                <text:p>-0.00050317884097944</text:p>
              </table:table-cell>
              <table:table-cell office:value-type="float" office:value="-0.010082440320821">
                <text:p>-0.010082440320821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0.00014059030575939">
                <text:p>0.00014059030575939</text:p>
              </table:table-cell>
              <table:table-cell office:value-type="float" office:value="-0.010851291615266">
                <text:p>-0.010851291615266</text:p>
              </table:table-cell>
              <table:table-cell office:value-type="float" office:value="-0.00053517298720846">
                <text:p>-0.00053517298720846</text:p>
              </table:table-cell>
              <table:table-cell office:value-type="float" office:value="-0.010101024099498">
                <text:p>-0.010101024099498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0.000086943192850752">
                <text:p>0.000086943192850752</text:p>
              </table:table-cell>
              <table:table-cell office:value-type="float" office:value="-0.010885278807554">
                <text:p>-0.010885278807554</text:p>
              </table:table-cell>
              <table:table-cell office:value-type="float" office:value="-0.00056716911293365">
                <text:p>-0.00056716911293365</text:p>
              </table:table-cell>
              <table:table-cell office:value-type="float" office:value="-0.010119593160692">
                <text:p>-0.010119593160692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0.000033227989063387">
                <text:p>0.000033227989063387</text:p>
              </table:table-cell>
              <table:table-cell office:value-type="float" office:value="-0.010919053347951">
                <text:p>-0.010919053347951</text:p>
              </table:table-cell>
              <table:table-cell office:value-type="float" office:value="-0.00059916723349316">
                <text:p>-0.00059916723349316</text:p>
              </table:table-cell>
              <table:table-cell office:value-type="float" office:value="-0.01013814805587">
                <text:p>-0.01013814805587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-0.000020554119201382">
                <text:p>-0.000020554119201382</text:p>
              </table:table-cell>
              <table:table-cell office:value-type="float" office:value="-0.010952619833444">
                <text:p>-0.010952619833444</text:p>
              </table:table-cell>
              <table:table-cell office:value-type="float" office:value="-0.00063116736166864">
                <text:p>-0.00063116736166864</text:p>
              </table:table-cell>
              <table:table-cell office:value-type="float" office:value="-0.010156689313388">
                <text:p>-0.010156689313388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-0.000074402032506125">
                <text:p>-0.000074402032506125</text:p>
              </table:table-cell>
              <table:table-cell office:value-type="float" office:value="-0.010985982513604">
                <text:p>-0.010985982513604</text:p>
              </table:table-cell>
              <table:table-cell office:value-type="float" office:value="-0.00066398225670614">
                <text:p>-0.00066398225670614</text:p>
              </table:table-cell>
              <table:table-cell office:value-type="float" office:value="-0.01017257512417">
                <text:p>-0.01017257512417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-0.00012822262136173">
                <text:p>-0.00012822262136173</text:p>
              </table:table-cell>
              <table:table-cell office:value-type="float" office:value="-0.011018997748314">
                <text:p>-0.011018997748314</text:p>
              </table:table-cell>
              <table:table-cell office:value-type="float" office:value="-0.00069680102536546">
                <text:p>-0.00069680102536546</text:p>
              </table:table-cell>
              <table:table-cell office:value-type="float" office:value="-0.010188443939284">
                <text:p>-0.010188443939284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-0.00018190012199913">
                <text:p>-0.00018190012199913</text:p>
              </table:table-cell>
              <table:table-cell office:value-type="float" office:value="-0.011051482165903">
                <text:p>-0.011051482165903</text:p>
              </table:table-cell>
              <table:table-cell office:value-type="float" office:value="-0.00072962361566855">
                <text:p>-0.00072962361566855</text:p>
              </table:table-cell>
              <table:table-cell office:value-type="float" office:value="-0.010204296324579">
                <text:p>-0.010204296324579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-0.00023564149163399">
                <text:p>-0.00023564149163399</text:p>
              </table:table-cell>
              <table:table-cell office:value-type="float" office:value="-0.011083769875624">
                <text:p>-0.011083769875624</text:p>
              </table:table-cell>
              <table:table-cell office:value-type="float" office:value="-0.00076244997609007">
                <text:p>-0.00076244997609007</text:p>
              </table:table-cell>
              <table:table-cell office:value-type="float" office:value="-0.010220132822911">
                <text:p>-0.010220132822911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-0.00028944583314613">
                <text:p>-0.00028944583314613</text:p>
              </table:table-cell>
              <table:table-cell office:value-type="float" office:value="-0.011115864234492">
                <text:p>-0.011115864234492</text:p>
              </table:table-cell>
              <table:table-cell office:value-type="float" office:value="-0.00079528005552196">
                <text:p>-0.00079528005552196</text:p>
              </table:table-cell>
              <table:table-cell office:value-type="float" office:value="-0.010235953954621">
                <text:p>-0.010235953954621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-0.00034331229236285">
                <text:p>-0.00034331229236285</text:p>
              </table:table-cell>
              <table:table-cell office:value-type="float" office:value="-0.011147768424656">
                <text:p>-0.011147768424656</text:p>
              </table:table-cell>
              <table:table-cell office:value-type="float" office:value="-0.00082811380328842">
                <text:p>-0.00082811380328842</text:p>
              </table:table-cell>
              <table:table-cell office:value-type="float" office:value="-0.010251760219174">
                <text:p>-0.010251760219174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-0.00039724005058579">
                <text:p>-0.00039724005058579</text:p>
              </table:table-cell>
              <table:table-cell office:value-type="float" office:value="-0.011179485481851">
                <text:p>-0.011179485481851</text:p>
              </table:table-cell>
              <table:table-cell office:value-type="float" office:value="-0.00086095116915026">
                <text:p>-0.00086095116915026</text:p>
              </table:table-cell>
              <table:table-cell office:value-type="float" office:value="-0.010267552096116">
                <text:p>-0.010267552096116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-0.00045122831815769">
                <text:p>-0.00045122831815769</text:p>
              </table:table-cell>
              <table:table-cell office:value-type="float" office:value="-0.011211018319728">
                <text:p>-0.011211018319728</text:p>
              </table:table-cell>
              <table:table-cell office:value-type="float" office:value="-0.00089379210330688">
                <text:p>-0.00089379210330688</text:p>
              </table:table-cell>
              <table:table-cell office:value-type="float" office:value="-0.010283330044531">
                <text:p>-0.010283330044531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-0.00050527632892612">
                <text:p>-0.00050527632892612</text:p>
              </table:table-cell>
              <table:table-cell office:value-type="float" office:value="-0.011242369750796">
                <text:p>-0.011242369750796</text:p>
              </table:table-cell>
              <table:table-cell office:value-type="float" office:value="-0.00092663655639711">
                <text:p>-0.00092663655639711</text:p>
              </table:table-cell>
              <table:table-cell office:value-type="float" office:value="-0.010299094506129">
                <text:p>-0.010299094506129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-0.00055938333550351">
                <text:p>-0.00055938333550351</text:p>
              </table:table-cell>
              <table:table-cell office:value-type="float" office:value="-0.011273542504359">
                <text:p>-0.011273542504359</text:p>
              </table:table-cell>
              <table:table-cell office:value-type="float" office:value="-0.00095948447950194">
                <text:p>-0.00095948447950194</text:p>
              </table:table-cell>
              <table:table-cell office:value-type="float" office:value="-0.010314845904013">
                <text:p>-0.010314845904013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-0.00061394236742372">
                <text:p>-0.00061394236742372</text:p>
              </table:table-cell>
              <table:table-cell office:value-type="float" office:value="-0.011303002504275">
                <text:p>-0.011303002504275</text:p>
              </table:table-cell>
              <table:table-cell office:value-type="float" office:value="-0.00099233582414643">
                <text:p>-0.00099233582414643</text:p>
              </table:table-cell>
              <table:table-cell office:value-type="float" office:value="-0.010330584645121">
                <text:p>-0.010330584645121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-0.0006685597141375">
                <text:p>-0.0006685597141375</text:p>
              </table:table-cell>
              <table:table-cell office:value-type="float" office:value="-0.011332286630466">
                <text:p>-0.011332286630466</text:p>
              </table:table-cell>
              <table:table-cell office:value-type="float" office:value="-0.0010251905423052">
                <text:p>-0.0010251905423052</text:p>
              </table:table-cell>
              <table:table-cell office:value-type="float" office:value="-0.010346311119296">
                <text:p>-0.010346311119296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-0.00072323466461454">
                <text:p>-0.00072323466461454</text:p>
              </table:table-cell>
              <table:table-cell office:value-type="float" office:value="-0.011361397463614">
                <text:p>-0.011361397463614</text:p>
              </table:table-cell>
              <table:table-cell office:value-type="float" office:value="-0.0010580485864037">
                <text:p>-0.0010580485864037</text:p>
              </table:table-cell>
              <table:table-cell office:value-type="float" office:value="-0.010362025701361">
                <text:p>-0.010362025701361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-0.00077796651497115">
                <text:p>-0.00077796651497115</text:p>
              </table:table-cell>
              <table:table-cell office:value-type="float" office:value="-0.011390337545863">
                <text:p>-0.011390337545863</text:p>
              </table:table-cell>
              <table:table-cell office:value-type="float" office:value="-0.0010906328044297">
                <text:p>-0.0010906328044297</text:p>
              </table:table-cell>
              <table:table-cell office:value-type="float" office:value="-0.010376785710332">
                <text:p>-0.010376785710332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-0.00083341765332618">
                <text:p>-0.00083341765332618</text:p>
              </table:table-cell>
              <table:table-cell office:value-type="float" office:value="-0.011416683748969">
                <text:p>-0.011416683748969</text:p>
              </table:table-cell>
              <table:table-cell office:value-type="float" office:value="-0.0011230261966705">
                <text:p>-0.0011230261966705</text:p>
              </table:table-cell>
              <table:table-cell office:value-type="float" office:value="-0.010389397172782">
                <text:p>-0.010389397172782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-0.00088892977842465">
                <text:p>-0.00088892977842465</text:p>
              </table:table-cell>
              <table:table-cell office:value-type="float" office:value="-0.01144285083617">
                <text:p>-0.01144285083617</text:p>
              </table:table-cell>
              <table:table-cell office:value-type="float" office:value="-0.0011551302775645">
                <text:p>-0.0011551302775645</text:p>
              </table:table-cell>
              <table:table-cell office:value-type="float" office:value="-0.010400983572509">
                <text:p>-0.010400983572509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-0.00094450216507473">
                <text:p>-0.00094450216507473</text:p>
              </table:table-cell>
              <table:table-cell office:value-type="float" office:value="-0.011468841317412">
                <text:p>-0.011468841317412</text:p>
              </table:table-cell>
              <table:table-cell office:value-type="float" office:value="-0.0011870502032151">
                <text:p>-0.0011870502032151</text:p>
              </table:table-cell>
              <table:table-cell office:value-type="float" office:value="-0.01041025404937">
                <text:p>-0.01041025404937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-0.0010001340874538">
                <text:p>-0.0010001340874538</text:p>
              </table:table-cell>
              <table:table-cell office:value-type="float" office:value="-0.011494657698656">
                <text:p>-0.011494657698656</text:p>
              </table:table-cell>
              <table:table-cell office:value-type="float" office:value="-0.0012202083997253">
                <text:p>-0.0012202083997253</text:p>
              </table:table-cell>
              <table:table-cell office:value-type="float" office:value="-0.010415125811425">
                <text:p>-0.010415125811425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-0.0010558248181603">
                <text:p>-0.0010558248181603</text:p>
              </table:table-cell>
              <table:table-cell office:value-type="float" office:value="-0.011520302485007">
                <text:p>-0.011520302485007</text:p>
              </table:table-cell>
              <table:table-cell office:value-type="float" office:value="-0.0012533693915669">
                <text:p>-0.0012533693915669</text:p>
              </table:table-cell>
              <table:table-cell office:value-type="float" office:value="-0.010419987463613">
                <text:p>-0.010419987463613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-0.0011115736275825">
                <text:p>-0.0011115736275825</text:p>
              </table:table-cell>
              <table:table-cell office:value-type="float" office:value="-0.011545778182704">
                <text:p>-0.011545778182704</text:p>
              </table:table-cell>
              <table:table-cell office:value-type="float" office:value="-0.0012865331446966">
                <text:p>-0.0012865331446966</text:p>
              </table:table-cell>
              <table:table-cell office:value-type="float" office:value="-0.010424839366243">
                <text:p>-0.010424839366243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-0.0011670945416126">
                <text:p>-0.0011670945416126</text:p>
              </table:table-cell>
              <table:table-cell office:value-type="float" office:value="-0.01156954384806">
                <text:p>-0.01156954384806</text:p>
              </table:table-cell>
              <table:table-cell office:value-type="float" office:value="-0.0013196996251797">
                <text:p>-0.0013196996251797</text:p>
              </table:table-cell>
              <table:table-cell office:value-type="float" office:value="-0.01042968186368">
                <text:p>-0.01042968186368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-0.0012224554255792">
                <text:p>-0.0012224554255792</text:p>
              </table:table-cell>
              <table:table-cell office:value-type="float" office:value="-0.011592837887331">
                <text:p>-0.011592837887331</text:p>
              </table:table-cell>
              <table:table-cell office:value-type="float" office:value="-0.001352868799192">
                <text:p>-0.001352868799192</text:p>
              </table:table-cell>
              <table:table-cell office:value-type="float" office:value="-0.010434515285023">
                <text:p>-0.010434515285023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-0.0012778718670165">
                <text:p>-0.0012778718670165</text:p>
              </table:table-cell>
              <table:table-cell office:value-type="float" office:value="-0.011615971047642">
                <text:p>-0.011615971047642</text:p>
              </table:table-cell>
              <table:table-cell office:value-type="float" office:value="-0.0013860406330247">
                <text:p>-0.0013860406330247</text:p>
              </table:table-cell>
              <table:table-cell office:value-type="float" office:value="-0.010439339944817">
                <text:p>-0.010439339944817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-0.00133334312528">
                <text:p>-0.00133334312528</text:p>
              </table:table-cell>
              <table:table-cell office:value-type="float" office:value="-0.011638946197441">
                <text:p>-0.011638946197441</text:p>
              </table:table-cell>
              <table:table-cell office:value-type="float" office:value="-0.0014192150930892">
                <text:p>-0.0014192150930892</text:p>
              </table:table-cell>
              <table:table-cell office:value-type="float" office:value="-0.010444156143837">
                <text:p>-0.010444156143837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-0.0013888279690091">
                <text:p>-0.0013888279690091</text:p>
              </table:table-cell>
              <table:table-cell office:value-type="float" office:value="-0.01166173511192">
                <text:p>-0.01166173511192</text:p>
              </table:table-cell>
              <table:table-cell office:value-type="float" office:value="-0.0014523921459234">
                <text:p>-0.0014523921459234</text:p>
              </table:table-cell>
              <table:table-cell office:value-type="float" office:value="-0.010448964169638">
                <text:p>-0.010448964169638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-0.0014443660933054">
                <text:p>-0.0014443660933054</text:p>
              </table:table-cell>
              <table:table-cell office:value-type="float" office:value="-0.01168437164004">
                <text:p>-0.01168437164004</text:p>
              </table:table-cell>
              <table:table-cell office:value-type="float" office:value="-0.0014855717581987">
                <text:p>-0.0014855717581987</text:p>
              </table:table-cell>
              <table:table-cell office:value-type="float" office:value="-0.010453764297282">
                <text:p>-0.010453764297282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-0.0015007891257126">
                <text:p>-0.0015007891257126</text:p>
              </table:table-cell>
              <table:table-cell office:value-type="float" office:value="-0.011703605102153">
                <text:p>-0.011703605102153</text:p>
              </table:table-cell>
              <table:table-cell office:value-type="float" office:value="-0.0015187538967277">
                <text:p>-0.0015187538967277</text:p>
              </table:table-cell>
              <table:table-cell office:value-type="float" office:value="-0.010458556789857">
                <text:p>-0.010458556789857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-0.0015572481690537">
                <text:p>-0.0015572481690537</text:p>
              </table:table-cell>
              <table:table-cell office:value-type="float" office:value="-0.011722745560506">
                <text:p>-0.011722745560506</text:p>
              </table:table-cell>
              <table:table-cell office:value-type="float" office:value="-0.0015519385284717">
                <text:p>-0.0015519385284717</text:p>
              </table:table-cell>
              <table:table-cell office:value-type="float" office:value="-0.010463341899121">
                <text:p>-0.010463341899121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-0.0016137428611054">
                <text:p>-0.0016137428611054</text:p>
              </table:table-cell>
              <table:table-cell office:value-type="float" office:value="-0.011741794468527">
                <text:p>-0.011741794468527</text:p>
              </table:table-cell>
              <table:table-cell office:value-type="float" office:value="-0.0015851256205494">
                <text:p>-0.0015851256205494</text:p>
              </table:table-cell>
              <table:table-cell office:value-type="float" office:value="-0.01046811986586">
                <text:p>-0.01046811986586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-0.0016702728390316">
                <text:p>-0.0016702728390316</text:p>
              </table:table-cell>
              <table:table-cell office:value-type="float" office:value="-0.011760753247128">
                <text:p>-0.011760753247128</text:p>
              </table:table-cell>
              <table:table-cell office:value-type="float" office:value="-0.0016183151402452">
                <text:p>-0.0016183151402452</text:p>
              </table:table-cell>
              <table:table-cell office:value-type="float" office:value="-0.010472890920635">
                <text:p>-0.010472890920635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-0.0017273883688207">
                <text:p>-0.0017273883688207</text:p>
              </table:table-cell>
              <table:table-cell office:value-type="float" office:value="-0.011777497761348">
                <text:p>-0.011777497761348</text:p>
              </table:table-cell>
              <table:table-cell office:value-type="float" office:value="-0.0016515070550182">
                <text:p>-0.0016515070550182</text:p>
              </table:table-cell>
              <table:table-cell office:value-type="float" office:value="-0.010477655284069">
                <text:p>-0.010477655284069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-0.0017845307324106">
                <text:p>-0.0017845307324106</text:p>
              </table:table-cell>
              <table:table-cell office:value-type="float" office:value="-0.011794179990673">
                <text:p>-0.011794179990673</text:p>
              </table:table-cell>
              <table:table-cell office:value-type="float" office:value="-0.0016847013325105">
                <text:p>-0.0016847013325105</text:p>
              </table:table-cell>
              <table:table-cell office:value-type="float" office:value="-0.010482413167459">
                <text:p>-0.010482413167459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-0.0018416996522467">
                <text:p>-0.0018416996522467</text:p>
              </table:table-cell>
              <table:table-cell office:value-type="float" office:value="-0.011810801030313">
                <text:p>-0.011810801030313</text:p>
              </table:table-cell>
              <table:table-cell office:value-type="float" office:value="-0.001717897940556">
                <text:p>-0.001717897940556</text:p>
              </table:table-cell>
              <table:table-cell office:value-type="float" office:value="-0.010487164772989">
                <text:p>-0.010487164772989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-0.0018988948560241">
                <text:p>-0.0018988948560241</text:p>
              </table:table-cell>
              <table:table-cell office:value-type="float" office:value="-0.011827361927913">
                <text:p>-0.011827361927913</text:p>
              </table:table-cell>
              <table:table-cell office:value-type="float" office:value="-0.0017510860400318">
                <text:p>-0.0017510860400318</text:p>
              </table:table-cell>
              <table:table-cell office:value-type="float" office:value="-0.010490856738557">
                <text:p>-0.010490856738557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-0.0019561160759107">
                <text:p>-0.0019561160759107</text:p>
              </table:table-cell>
              <table:table-cell office:value-type="float" office:value="-0.011843863688942">
                <text:p>-0.011843863688942</text:p>
              </table:table-cell>
              <table:table-cell office:value-type="float" office:value="-0.0017842447087761">
                <text:p>-0.0017842447087761</text:p>
              </table:table-cell>
              <table:table-cell office:value-type="float" office:value="-0.010493528054477">
                <text:p>-0.010493528054477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-0.0020133630479608">
                <text:p>-0.0020133630479608</text:p>
              </table:table-cell>
              <table:table-cell office:value-type="float" office:value="-0.011860307281173">
                <text:p>-0.011860307281173</text:p>
              </table:table-cell>
              <table:table-cell office:value-type="float" office:value="-0.0018174034284392">
                <text:p>-0.0018174034284392</text:p>
              </table:table-cell>
              <table:table-cell office:value-type="float" office:value="-0.010496195957406">
                <text:p>-0.010496195957406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-0.0020706355116789">
                <text:p>-0.0020706355116789</text:p>
              </table:table-cell>
              <table:table-cell office:value-type="float" office:value="-0.011876693638267">
                <text:p>-0.011876693638267</text:p>
              </table:table-cell>
              <table:table-cell office:value-type="float" office:value="-0.0018505622141819">
                <text:p>-0.0018505622141819</text:p>
              </table:table-cell>
              <table:table-cell office:value-type="float" office:value="-0.010498860567645">
                <text:p>-0.010498860567645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-0.0021279332097011">
                <text:p>-0.0021279332097011</text:p>
              </table:table-cell>
              <table:table-cell office:value-type="float" office:value="-0.011893023662959">
                <text:p>-0.011893023662959</text:p>
              </table:table-cell>
              <table:table-cell office:value-type="float" office:value="-0.0018837210800168">
                <text:p>-0.0018837210800168</text:p>
              </table:table-cell>
              <table:table-cell office:value-type="float" office:value="-0.010501521999817">
                <text:p>-0.010501521999817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-0.0021852558875567">
                <text:p>-0.0021852558875567</text:p>
              </table:table-cell>
              <table:table-cell office:value-type="float" office:value="-0.011909298229673">
                <text:p>-0.011909298229673</text:p>
              </table:table-cell>
              <table:table-cell office:value-type="float" office:value="-0.0019168800388607">
                <text:p>-0.0019168800388607</text:p>
              </table:table-cell>
              <table:table-cell office:value-type="float" office:value="-0.010504180362998">
                <text:p>-0.010504180362998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-0.0022427345253417">
                <text:p>-0.0022427345253417</text:p>
              </table:table-cell>
              <table:table-cell office:value-type="float" office:value="-0.011924907671259">
                <text:p>-0.011924907671259</text:p>
              </table:table-cell>
              <table:table-cell office:value-type="float" office:value="-0.001950039102585">
                <text:p>-0.001950039102585</text:p>
              </table:table-cell>
              <table:table-cell office:value-type="float" office:value="-0.010506835761163">
                <text:p>-0.010506835761163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-0.0023001521900317">
                <text:p>-0.0023001521900317</text:p>
              </table:table-cell>
              <table:table-cell office:value-type="float" office:value="-0.011940330543392">
                <text:p>-0.011940330543392</text:p>
              </table:table-cell>
              <table:table-cell office:value-type="float" office:value="-0.0019831982820657">
                <text:p>-0.0019831982820657</text:p>
              </table:table-cell>
              <table:table-cell office:value-type="float" office:value="-0.010509488293506">
                <text:p>-0.010509488293506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-0.0023571615994888">
                <text:p>-0.0023571615994888</text:p>
              </table:table-cell>
              <table:table-cell office:value-type="float" office:value="-0.011955467142229">
                <text:p>-0.011955467142229</text:p>
              </table:table-cell>
              <table:table-cell office:value-type="float" office:value="-0.0020163575872301">
                <text:p>-0.0020163575872301</text:p>
              </table:table-cell>
              <table:table-cell office:value-type="float" office:value="-0.010512138054574">
                <text:p>-0.010512138054574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-0.0024141968523369">
                <text:p>-0.0024141968523369</text:p>
              </table:table-cell>
              <table:table-cell office:value-type="float" office:value="-0.011970545332853">
                <text:p>-0.011970545332853</text:p>
              </table:table-cell>
              <table:table-cell office:value-type="float" office:value="-0.0020495170271033">
                <text:p>-0.0020495170271033</text:p>
              </table:table-cell>
              <table:table-cell office:value-type="float" office:value="-0.010514785134546">
                <text:p>-0.010514785134546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-0.002471257681996">
                <text:p>-0.002471257681996</text:p>
              </table:table-cell>
              <table:table-cell office:value-type="float" office:value="-0.011985565938434">
                <text:p>-0.011985565938434</text:p>
              </table:table-cell>
              <table:table-cell office:value-type="float" office:value="-0.0020826766098519">
                <text:p>-0.0020826766098519</text:p>
              </table:table-cell>
              <table:table-cell office:value-type="float" office:value="-0.01051742961959">
                <text:p>-0.01051742961959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-0.0025283438248562">
                <text:p>-0.0025283438248562</text:p>
              </table:table-cell>
              <table:table-cell office:value-type="float" office:value="-0.012000529762871">
                <text:p>-0.012000529762871</text:p>
              </table:table-cell>
              <table:table-cell office:value-type="float" office:value="-0.0021158363428273">
                <text:p>-0.0021158363428273</text:p>
              </table:table-cell>
              <table:table-cell office:value-type="float" office:value="-0.010520071591835">
                <text:p>-0.010520071591835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-0.0025854550203593">
                <text:p>-0.0025854550203593</text:p>
              </table:table-cell>
              <table:table-cell office:value-type="float" office:value="-0.012015437591601">
                <text:p>-0.012015437591601</text:p>
              </table:table-cell>
              <table:table-cell office:value-type="float" office:value="-0.0021489962326059">
                <text:p>-0.0021489962326059</text:p>
              </table:table-cell>
              <table:table-cell office:value-type="float" office:value="-0.010522711129854">
                <text:p>-0.010522711129854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-0.0026425910110838">
                <text:p>-0.0026425910110838</text:p>
              </table:table-cell>
              <table:table-cell office:value-type="float" office:value="-0.012030290192187">
                <text:p>-0.012030290192187</text:p>
              </table:table-cell>
              <table:table-cell office:value-type="float" office:value="-0.0021821562850294">
                <text:p>-0.0021821562850294</text:p>
              </table:table-cell>
              <table:table-cell office:value-type="float" office:value="-0.010525348308691">
                <text:p>-0.010525348308691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-0.0026997515428197">
                <text:p>-0.0026997515428197</text:p>
              </table:table-cell>
              <table:table-cell office:value-type="float" office:value="-0.01204508831502">
                <text:p>-0.01204508831502</text:p>
              </table:table-cell>
              <table:table-cell office:value-type="float" office:value="-0.002215316505242">
                <text:p>-0.002215316505242</text:p>
              </table:table-cell>
              <table:table-cell office:value-type="float" office:value="-0.010527983199969">
                <text:p>-0.010527983199969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-0.0027576000934211">
                <text:p>-0.0027576000934211</text:p>
              </table:table-cell>
              <table:table-cell office:value-type="float" office:value="-0.01205711750911">
                <text:p>-0.01205711750911</text:p>
              </table:table-cell>
              <table:table-cell office:value-type="float" office:value="-0.0022484768977275">
                <text:p>-0.0022484768977275</text:p>
              </table:table-cell>
              <table:table-cell office:value-type="float" office:value="-0.010530615872321">
                <text:p>-0.010530615872321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-0.0028156579408967">
                <text:p>-0.0028156579408967</text:p>
              </table:table-cell>
              <table:table-cell office:value-type="float" office:value="-0.012067237305159">
                <text:p>-0.012067237305159</text:p>
              </table:table-cell>
              <table:table-cell office:value-type="float" office:value="-0.002281637466344">
                <text:p>-0.002281637466344</text:p>
              </table:table-cell>
              <table:table-cell office:value-type="float" office:value="-0.010533246391349">
                <text:p>-0.010533246391349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-0.0028737437433125">
                <text:p>-0.0028737437433125</text:p>
              </table:table-cell>
              <table:table-cell office:value-type="float" office:value="-0.01207730181515">
                <text:p>-0.01207730181515</text:p>
              </table:table-cell>
              <table:table-cell office:value-type="float" office:value="-0.0023147982143572">
                <text:p>-0.0023147982143572</text:p>
              </table:table-cell>
              <table:table-cell office:value-type="float" office:value="-0.010535874819736">
                <text:p>-0.010535874819736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-0.002931857274461">
                <text:p>-0.002931857274461</text:p>
              </table:table-cell>
              <table:table-cell office:value-type="float" office:value="-0.012087311679945">
                <text:p>-0.012087311679945</text:p>
              </table:table-cell>
              <table:table-cell office:value-type="float" office:value="-0.0023479591444729">
                <text:p>-0.0023479591444729</text:p>
              </table:table-cell>
              <table:table-cell office:value-type="float" office:value="-0.010538501217559">
                <text:p>-0.010538501217559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-0.0029899983113128">
                <text:p>-0.0029899983113128</text:p>
              </table:table-cell>
              <table:table-cell office:value-type="float" office:value="-0.012097267526382">
                <text:p>-0.012097267526382</text:p>
              </table:table-cell>
              <table:table-cell office:value-type="float" office:value="-0.0023811202588679">
                <text:p>-0.0023811202588679</text:p>
              </table:table-cell>
              <table:table-cell office:value-type="float" office:value="-0.010541125642301">
                <text:p>-0.010541125642301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-0.0030481666339842">
                <text:p>-0.0030481666339842</text:p>
              </table:table-cell>
              <table:table-cell office:value-type="float" office:value="-0.012107169967923">
                <text:p>-0.012107169967923</text:p>
              </table:table-cell>
              <table:table-cell office:value-type="float" office:value="-0.0024145019660761">
                <text:p>-0.0024145019660761</text:p>
              </table:table-cell>
              <table:table-cell office:value-type="float" office:value="-0.010542916244901">
                <text:p>-0.010542916244901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-0.0031063620257154">
                <text:p>-0.0031063620257154</text:p>
              </table:table-cell>
              <table:table-cell office:value-type="float" office:value="-0.012117019605087">
                <text:p>-0.012117019605087</text:p>
              </table:table-cell>
              <table:table-cell office:value-type="float" office:value="-0.0024478847291712">
                <text:p>-0.0024478847291712</text:p>
              </table:table-cell>
              <table:table-cell office:value-type="float" office:value="-0.010544705016404">
                <text:p>-0.010544705016404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-0.0031645842728537">
                <text:p>-0.0031645842728537</text:p>
              </table:table-cell>
              <table:table-cell office:value-type="float" office:value="-0.012126817025778">
                <text:p>-0.012126817025778</text:p>
              </table:table-cell>
              <table:table-cell office:value-type="float" office:value="-0.0024812685258042">
                <text:p>-0.0024812685258042</text:p>
              </table:table-cell>
              <table:table-cell office:value-type="float" office:value="-0.010546492011973">
                <text:p>-0.010546492011973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-0.0032228331648392">
                <text:p>-0.0032228331648392</text:p>
              </table:table-cell>
              <table:table-cell office:value-type="float" office:value="-0.012136562805821">
                <text:p>-0.012136562805821</text:p>
              </table:table-cell>
              <table:table-cell office:value-type="float" office:value="-0.0025146533341539">
                <text:p>-0.0025146533341539</text:p>
              </table:table-cell>
              <table:table-cell office:value-type="float" office:value="-0.010548277284613">
                <text:p>-0.010548277284613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-0.0032811084942005">
                <text:p>-0.0032811084942005</text:p>
              </table:table-cell>
              <table:table-cell office:value-type="float" office:value="-0.012146257509209">
                <text:p>-0.012146257509209</text:p>
              </table:table-cell>
              <table:table-cell office:value-type="float" office:value="-0.002548039132907">
                <text:p>-0.002548039132907</text:p>
              </table:table-cell>
              <table:table-cell office:value-type="float" office:value="-0.010550060884951">
                <text:p>-0.010550060884951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-0.0033394100564958">
                <text:p>-0.0033394100564958</text:p>
              </table:table-cell>
              <table:table-cell office:value-type="float" office:value="-0.012155901688598">
                <text:p>-0.012155901688598</text:p>
              </table:table-cell>
              <table:table-cell office:value-type="float" office:value="-0.0025814259012397">
                <text:p>-0.0025814259012397</text:p>
              </table:table-cell>
              <table:table-cell office:value-type="float" office:value="-0.010551842861658">
                <text:p>-0.010551842861658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-0.0033973518259928">
                <text:p>-0.0033973518259928</text:p>
              </table:table-cell>
              <table:table-cell office:value-type="float" office:value="-0.012165230362443">
                <text:p>-0.012165230362443</text:p>
              </table:table-cell>
              <table:table-cell office:value-type="float" office:value="-0.0026148136187999">
                <text:p>-0.0026148136187999</text:p>
              </table:table-cell>
              <table:table-cell office:value-type="float" office:value="-0.010553623261399">
                <text:p>-0.010553623261399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-0.0034553979242437">
                <text:p>-0.0034553979242437</text:p>
              </table:table-cell>
              <table:table-cell office:value-type="float" office:value="-0.012173226477806">
                <text:p>-0.012173226477806</text:p>
              </table:table-cell>
              <table:table-cell office:value-type="float" office:value="-0.0026482022656903">
                <text:p>-0.0026482022656903</text:p>
              </table:table-cell>
              <table:table-cell office:value-type="float" office:value="-0.010555402128859">
                <text:p>-0.010555402128859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-0.0035134638450029">
                <text:p>-0.0035134638450029</text:p>
              </table:table-cell>
              <table:table-cell office:value-type="float" office:value="-0.012181187328675">
                <text:p>-0.012181187328675</text:p>
              </table:table-cell>
              <table:table-cell office:value-type="float" office:value="-0.0026818131346878">
                <text:p>-0.0026818131346878</text:p>
              </table:table-cell>
              <table:table-cell office:value-type="float" office:value="-0.010556371808079">
                <text:p>-0.010556371808079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-0.0035715494912606">
                <text:p>-0.0035715494912606</text:p>
              </table:table-cell>
              <table:table-cell office:value-type="float" office:value="-0.01218911333516">
                <text:p>-0.01218911333516</text:p>
              </table:table-cell>
              <table:table-cell office:value-type="float" office:value="-0.0027154260587129">
                <text:p>-0.0027154260587129</text:p>
              </table:table-cell>
              <table:table-cell office:value-type="float" office:value="-0.010557339265515">
                <text:p>-0.010557339265515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-0.0036296547666957">
                <text:p>-0.0036296547666957</text:p>
              </table:table-cell>
              <table:table-cell office:value-type="float" office:value="-0.01219700489998">
                <text:p>-0.01219700489998</text:p>
              </table:table-cell>
              <table:table-cell office:value-type="float" office:value="-0.0027490409935859">
                <text:p>-0.0027490409935859</text:p>
              </table:table-cell>
              <table:table-cell office:value-type="float" office:value="-0.010558304555505">
                <text:p>-0.010558304555505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-0.0036877795758588">
                <text:p>-0.0036877795758588</text:p>
              </table:table-cell>
              <table:table-cell office:value-type="float" office:value="-0.012204862409946">
                <text:p>-0.012204862409946</text:p>
              </table:table-cell>
              <table:table-cell office:value-type="float" office:value="-0.0027826578965712">
                <text:p>-0.0027826578965712</text:p>
              </table:table-cell>
              <table:table-cell office:value-type="float" office:value="-0.010559267730209">
                <text:p>-0.010559267730209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-0.0037466047648838">
                <text:p>-0.0037466047648838</text:p>
              </table:table-cell>
              <table:table-cell office:value-type="float" office:value="-0.012210563368153">
                <text:p>-0.012210563368153</text:p>
              </table:table-cell>
              <table:table-cell office:value-type="float" office:value="-0.0028162767263139">
                <text:p>-0.0028162767263139</text:p>
              </table:table-cell>
              <table:table-cell office:value-type="float" office:value="-0.010560228839383">
                <text:p>-0.010560228839383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-0.0038054455872556">
                <text:p>-0.0038054455872556</text:p>
              </table:table-cell>
              <table:table-cell office:value-type="float" office:value="-0.01221624247406">
                <text:p>-0.01221624247406</text:p>
              </table:table-cell>
              <table:table-cell office:value-type="float" office:value="-0.0028498974427794">
                <text:p>-0.0028498974427794</text:p>
              </table:table-cell>
              <table:table-cell office:value-type="float" office:value="-0.010561187930723">
                <text:p>-0.010561187930723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-0.0038643018939129">
                <text:p>-0.0038643018939129</text:p>
              </table:table-cell>
              <table:table-cell office:value-type="float" office:value="-0.012221900197334">
                <text:p>-0.012221900197334</text:p>
              </table:table-cell>
              <table:table-cell office:value-type="float" office:value="-0.0028835200071967">
                <text:p>-0.0028835200071967</text:p>
              </table:table-cell>
              <table:table-cell office:value-type="float" office:value="-0.010562145050219">
                <text:p>-0.010562145050219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-0.0039231735445508">
                <text:p>-0.0039231735445508</text:p>
              </table:table-cell>
              <table:table-cell office:value-type="float" office:value="-0.012227536972365">
                <text:p>-0.012227536972365</text:p>
              </table:table-cell>
              <table:table-cell office:value-type="float" office:value="-0.0029171443820041">
                <text:p>-0.0029171443820041</text:p>
              </table:table-cell>
              <table:table-cell office:value-type="float" office:value="-0.01056310024163">
                <text:p>-0.01056310024163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-0.0039820604062466">
                <text:p>-0.0039820604062466</text:p>
              </table:table-cell>
              <table:table-cell office:value-type="float" office:value="-0.012233153202252">
                <text:p>-0.012233153202252</text:p>
              </table:table-cell>
              <table:table-cell office:value-type="float" office:value="-0.0029507705307983">
                <text:p>-0.0029507705307983</text:p>
              </table:table-cell>
              <table:table-cell office:value-type="float" office:value="-0.010564053547211">
                <text:p>-0.010564053547211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-0.0040409623527166">
                <text:p>-0.0040409623527166</text:p>
              </table:table-cell>
              <table:table-cell office:value-type="float" office:value="-0.012238749262498">
                <text:p>-0.012238749262498</text:p>
              </table:table-cell>
              <table:table-cell office:value-type="float" office:value="-0.0029843984182858">
                <text:p>-0.0029843984182858</text:p>
              </table:table-cell>
              <table:table-cell office:value-type="float" office:value="-0.010565005007355">
                <text:p>-0.010565005007355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-0.0040998792633938">
                <text:p>-0.0040998792633938</text:p>
              </table:table-cell>
              <table:table-cell office:value-type="float" office:value="-0.012244325503921">
                <text:p>-0.012244325503921</text:p>
              </table:table-cell>
              <table:table-cell office:value-type="float" office:value="-0.0030180280102364">
                <text:p>-0.0030180280102364</text:p>
              </table:table-cell>
              <table:table-cell office:value-type="float" office:value="-0.010565954660932">
                <text:p>-0.010565954660932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-0.0041588110229742">
                <text:p>-0.0041588110229742</text:p>
              </table:table-cell>
              <table:table-cell office:value-type="float" office:value="-0.01224988225538">
                <text:p>-0.01224988225538</text:p>
              </table:table-cell>
              <table:table-cell office:value-type="float" office:value="-0.0030516592734403">
                <text:p>-0.0030516592734403</text:p>
              </table:table-cell>
              <table:table-cell office:value-type="float" office:value="-0.010566902545287">
                <text:p>-0.010566902545287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-0.0042188424034086">
                <text:p>-0.0042188424034086</text:p>
              </table:table-cell>
              <table:table-cell office:value-type="float" office:value="-0.01225202801616">
                <text:p>-0.01225202801616</text:p>
              </table:table-cell>
              <table:table-cell office:value-type="float" office:value="-0.0030852921756658">
                <text:p>-0.0030852921756658</text:p>
              </table:table-cell>
              <table:table-cell office:value-type="float" office:value="-0.010567848696343">
                <text:p>-0.010567848696343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-0.00427968791974">
                <text:p>-0.00427968791974</text:p>
              </table:table-cell>
              <table:table-cell office:value-type="float" office:value="-0.012251538869434">
                <text:p>-0.012251538869434</text:p>
              </table:table-cell>
              <table:table-cell office:value-type="float" office:value="-0.0031189266856207">
                <text:p>-0.0031189266856207</text:p>
              </table:table-cell>
              <table:table-cell office:value-type="float" office:value="-0.010568793148549">
                <text:p>-0.010568793148549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-0.0043406139187582">
                <text:p>-0.0043406139187582</text:p>
              </table:table-cell>
              <table:table-cell office:value-type="float" office:value="-0.012250844752787">
                <text:p>-0.012250844752787</text:p>
              </table:table-cell>
              <table:table-cell office:value-type="float" office:value="-0.003152562772914">
                <text:p>-0.003152562772914</text:p>
              </table:table-cell>
              <table:table-cell office:value-type="float" office:value="-0.01056973593521">
                <text:p>-0.01056973593521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-0.0044016205085671">
                <text:p>-0.0044016205085671</text:p>
              </table:table-cell>
              <table:table-cell office:value-type="float" office:value="-0.012249944665607">
                <text:p>-0.012249944665607</text:p>
              </table:table-cell>
              <table:table-cell office:value-type="float" office:value="-0.0031862004080211">
                <text:p>-0.0031862004080211</text:p>
              </table:table-cell>
              <table:table-cell office:value-type="float" office:value="-0.010570677088254">
                <text:p>-0.010570677088254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-0.0044627078555273">
                <text:p>-0.0044627078555273</text:p>
              </table:table-cell>
              <table:table-cell office:value-type="float" office:value="-0.012248837472607">
                <text:p>-0.012248837472607</text:p>
              </table:table-cell>
              <table:table-cell office:value-type="float" office:value="-0.0032198395622496">
                <text:p>-0.0032198395622496</text:p>
              </table:table-cell>
              <table:table-cell office:value-type="float" office:value="-0.010571616638442">
                <text:p>-0.010571616638442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-0.0045238761779462">
                <text:p>-0.0045238761779462</text:p>
              </table:table-cell>
              <table:table-cell office:value-type="float" office:value="-0.012247521921525">
                <text:p>-0.012247521921525</text:p>
              </table:table-cell>
              <table:table-cell office:value-type="float" office:value="-0.0032534802077073">
                <text:p>-0.0032534802077073</text:p>
              </table:table-cell>
              <table:table-cell office:value-type="float" office:value="-0.010572554615504">
                <text:p>-0.010572554615504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-0.0045852424626091">
                <text:p>-0.0045852424626091</text:p>
              </table:table-cell>
              <table:table-cell office:value-type="float" office:value="-0.012245731712613">
                <text:p>-0.012245731712613</text:p>
              </table:table-cell>
              <table:table-cell office:value-type="float" office:value="-0.0032871223172716">
                <text:p>-0.0032871223172716</text:p>
              </table:table-cell>
              <table:table-cell office:value-type="float" office:value="-0.010573491047968">
                <text:p>-0.010573491047968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-0.0046466902045632">
                <text:p>-0.0046466902045632</text:p>
              </table:table-cell>
              <table:table-cell office:value-type="float" office:value="-0.01224373384639">
                <text:p>-0.01224373384639</text:p>
              </table:table-cell>
              <table:table-cell office:value-type="float" office:value="-0.0033207658645604">
                <text:p>-0.0033207658645604</text:p>
              </table:table-cell>
              <table:table-cell office:value-type="float" office:value="-0.010574425963412">
                <text:p>-0.010574425963412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-0.0047082197766018">
                <text:p>-0.0047082197766018</text:p>
              </table:table-cell>
              <table:table-cell office:value-type="float" office:value="-0.012241526710992">
                <text:p>-0.012241526710992</text:p>
              </table:table-cell>
              <table:table-cell office:value-type="float" office:value="-0.0033544108239045">
                <text:p>-0.0033544108239045</text:p>
              </table:table-cell>
              <table:table-cell office:value-type="float" office:value="-0.01057535938836">
                <text:p>-0.01057535938836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-0.0047698315877268">
                <text:p>-0.0047698315877268</text:p>
              </table:table-cell>
              <table:table-cell office:value-type="float" office:value="-0.012239108621654">
                <text:p>-0.012239108621654</text:p>
              </table:table-cell>
              <table:table-cell office:value-type="float" office:value="-0.0033880571703212">
                <text:p>-0.0033880571703212</text:p>
              </table:table-cell>
              <table:table-cell office:value-type="float" office:value="-0.010576291348513">
                <text:p>-0.010576291348513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-0.0048315260807032">
                <text:p>-0.0048315260807032</text:p>
              </table:table-cell>
              <table:table-cell office:value-type="float" office:value="-0.012236477827306">
                <text:p>-0.012236477827306</text:p>
              </table:table-cell>
              <table:table-cell office:value-type="float" office:value="-0.0034217048794891">
                <text:p>-0.0034217048794891</text:p>
              </table:table-cell>
              <table:table-cell office:value-type="float" office:value="-0.010577221868599">
                <text:p>-0.010577221868599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-0.0048933037300028">
                <text:p>-0.0048933037300028</text:p>
              </table:table-cell>
              <table:table-cell office:value-type="float" office:value="-0.012233632516019">
                <text:p>-0.012233632516019</text:p>
              </table:table-cell>
              <table:table-cell office:value-type="float" office:value="-0.0034553539277242">
                <text:p>-0.0034553539277242</text:p>
              </table:table-cell>
              <table:table-cell office:value-type="float" office:value="-0.010578150972417">
                <text:p>-0.010578150972417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-0.004955165040077">
                <text:p>-0.004955165040077</text:p>
              </table:table-cell>
              <table:table-cell office:value-type="float" office:value="-0.012230570819406">
                <text:p>-0.012230570819406</text:p>
              </table:table-cell>
              <table:table-cell office:value-type="float" office:value="-0.0034890042919573">
                <text:p>-0.0034890042919573</text:p>
              </table:table-cell>
              <table:table-cell office:value-type="float" office:value="-0.010579078683201">
                <text:p>-0.010579078683201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-0.0050171105439049">
                <text:p>-0.0050171105439049</text:p>
              </table:table-cell>
              <table:table-cell office:value-type="float" office:value="-0.012227290816405">
                <text:p>-0.012227290816405</text:p>
              </table:table-cell>
              <table:table-cell office:value-type="float" office:value="-0.0035226559497122">
                <text:p>-0.0035226559497122</text:p>
              </table:table-cell>
              <table:table-cell office:value-type="float" office:value="-0.010580005023139">
                <text:p>-0.010580005023139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-0.0050790261266632">
                <text:p>-0.0050790261266632</text:p>
              </table:table-cell>
              <table:table-cell office:value-type="float" office:value="-0.012223705785755">
                <text:p>-0.012223705785755</text:p>
              </table:table-cell>
              <table:table-cell office:value-type="float" office:value="-0.0035563088790845">
                <text:p>-0.0035563088790845</text:p>
              </table:table-cell>
              <table:table-cell office:value-type="float" office:value="-0.010580930013842">
                <text:p>-0.010580930013842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-0.0051410252988643">
                <text:p>-0.0051410252988643</text:p>
              </table:table-cell>
              <table:table-cell office:value-type="float" office:value="-0.012219898445218">
                <text:p>-0.012219898445218</text:p>
              </table:table-cell>
              <table:table-cell office:value-type="float" office:value="-0.0035899630587224">
                <text:p>-0.0035899630587224</text:p>
              </table:table-cell>
              <table:table-cell office:value-type="float" office:value="-0.01058185367603">
                <text:p>-0.01058185367603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-0.0052029536320889">
                <text:p>-0.0052029536320889</text:p>
              </table:table-cell>
              <table:table-cell office:value-type="float" office:value="-0.012215750899469">
                <text:p>-0.012215750899469</text:p>
              </table:table-cell>
              <table:table-cell office:value-type="float" office:value="-0.0036236184678077">
                <text:p>-0.0036236184678077</text:p>
              </table:table-cell>
              <table:table-cell office:value-type="float" office:value="-0.010582776029976">
                <text:p>-0.010582776029976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-0.0052653372879258">
                <text:p>-0.0052653372879258</text:p>
              </table:table-cell>
              <table:table-cell office:value-type="float" office:value="-0.012210313392542">
                <text:p>-0.012210313392542</text:p>
              </table:table-cell>
              <table:table-cell office:value-type="float" office:value="-0.0036572750860373">
                <text:p>-0.0036572750860373</text:p>
              </table:table-cell>
              <table:table-cell office:value-type="float" office:value="-0.0105836970951">
                <text:p>-0.0105836970951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-0.0053281358344238">
                <text:p>-0.0053281358344238</text:p>
              </table:table-cell>
              <table:table-cell office:value-type="float" office:value="-0.012202441600781">
                <text:p>-0.012202441600781</text:p>
              </table:table-cell>
              <table:table-cell office:value-type="float" office:value="-0.0036909328936064">
                <text:p>-0.0036909328936064</text:p>
              </table:table-cell>
              <table:table-cell office:value-type="float" office:value="-0.01058461689032">
                <text:p>-0.01058461689032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-0.0053962886052963">
                <text:p>-0.0053962886052963</text:p>
              </table:table-cell>
              <table:table-cell office:value-type="float" office:value="-0.012179449591666">
                <text:p>-0.012179449591666</text:p>
              </table:table-cell>
              <table:table-cell office:value-type="float" office:value="-0.0037248842392605">
                <text:p>-0.0037248842392605</text:p>
              </table:table-cell>
              <table:table-cell office:value-type="float" office:value="-0.0105788449299">
                <text:p>-0.0105788449299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-0.0054648594473997">
                <text:p>-0.0054648594473997</text:p>
              </table:table-cell>
              <table:table-cell office:value-type="float" office:value="-0.012155384762197">
                <text:p>-0.012155384762197</text:p>
              </table:table-cell>
              <table:table-cell office:value-type="float" office:value="-0.0037587956294602">
                <text:p>-0.0037587956294602</text:p>
              </table:table-cell>
              <table:table-cell office:value-type="float" office:value="-0.010571879028452">
                <text:p>-0.010571879028452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-0.0055335576179602">
                <text:p>-0.0055335576179602</text:p>
              </table:table-cell>
              <table:table-cell office:value-type="float" office:value="-0.012131034354386">
                <text:p>-0.012131034354386</text:p>
              </table:table-cell>
              <table:table-cell office:value-type="float" office:value="-0.0037929708508654">
                <text:p>-0.0037929708508654</text:p>
              </table:table-cell>
              <table:table-cell office:value-type="float" office:value="-0.01056392547834">
                <text:p>-0.01056392547834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-0.0056023839885471">
                <text:p>-0.0056023839885471</text:p>
              </table:table-cell>
              <table:table-cell office:value-type="float" office:value="-0.012106395618615">
                <text:p>-0.012106395618615</text:p>
              </table:table-cell>
              <table:table-cell office:value-type="float" office:value="-0.0038271456248181">
                <text:p>-0.0038271456248181</text:p>
              </table:table-cell>
              <table:table-cell office:value-type="float" office:value="-0.010555969749462">
                <text:p>-0.010555969749462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-0.0056713395245237">
                <text:p>-0.0056713395245237</text:p>
              </table:table-cell>
              <table:table-cell office:value-type="float" office:value="-0.01208146560637">
                <text:p>-0.01208146560637</text:p>
              </table:table-cell>
              <table:table-cell office:value-type="float" office:value="-0.0038615883014751">
                <text:p>-0.0038615883014751</text:p>
              </table:table-cell>
              <table:table-cell office:value-type="float" office:value="-0.010547049894933">
                <text:p>-0.010547049894933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-0.0057402436420879">
                <text:p>-0.0057402436420879</text:p>
              </table:table-cell>
              <table:table-cell office:value-type="float" office:value="-0.012056172115297">
                <text:p>-0.012056172115297</text:p>
              </table:table-cell>
              <table:table-cell office:value-type="float" office:value="-0.0038960323107915">
                <text:p>-0.0038960323107915</text:p>
              </table:table-cell>
              <table:table-cell office:value-type="float" office:value="-0.010538125995998">
                <text:p>-0.010538125995998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-0.0058092772506634">
                <text:p>-0.0058092772506634</text:p>
              </table:table-cell>
              <table:table-cell office:value-type="float" office:value="-0.012030580912241">
                <text:p>-0.012030580912241</text:p>
              </table:table-cell>
              <table:table-cell office:value-type="float" office:value="-0.0039299694839542">
                <text:p>-0.0039299694839542</text:p>
              </table:table-cell>
              <table:table-cell office:value-type="float" office:value="-0.010523467821781">
                <text:p>-0.010523467821781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-0.0058784416135026">
                <text:p>-0.0058784416135026</text:p>
              </table:table-cell>
              <table:table-cell office:value-type="float" office:value="-0.012004688648222">
                <text:p>-0.012004688648222</text:p>
              </table:table-cell>
              <table:table-cell office:value-type="float" office:value="-0.0039655460393218">
                <text:p>-0.0039655460393218</text:p>
              </table:table-cell>
              <table:table-cell office:value-type="float" office:value="-0.010503053888072">
                <text:p>-0.010503053888072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-0.0059477380707558">
                <text:p>-0.0059477380707558</text:p>
              </table:table-cell>
              <table:table-cell office:value-type="float" office:value="-0.011978491822183">
                <text:p>-0.011978491822183</text:p>
              </table:table-cell>
              <table:table-cell office:value-type="float" office:value="-0.0040011259739611">
                <text:p>-0.0040011259739611</text:p>
              </table:table-cell>
              <table:table-cell office:value-type="float" office:value="-0.010482627488423">
                <text:p>-0.010482627488423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-0.0060171680378127">
                <text:p>-0.0060171680378127</text:p>
              </table:table-cell>
              <table:table-cell office:value-type="float" office:value="-0.011951986787874">
                <text:p>-0.011951986787874</text:p>
              </table:table-cell>
              <table:table-cell office:value-type="float" office:value="-0.004036709211798">
                <text:p>-0.004036709211798</text:p>
              </table:table-cell>
              <table:table-cell office:value-type="float" office:value="-0.010462188752158">
                <text:p>-0.010462188752158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-0.0060867330019162">
                <text:p>-0.0060867330019162</text:p>
              </table:table-cell>
              <table:table-cell office:value-type="float" office:value="-0.011925169760227">
                <text:p>-0.011925169760227</text:p>
              </table:table-cell>
              <table:table-cell office:value-type="float" office:value="-0.0040722956808369">
                <text:p>-0.0040722956808369</text:p>
              </table:table-cell>
              <table:table-cell office:value-type="float" office:value="-0.010441737798466">
                <text:p>-0.010441737798466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-0.0061564345202619">
                <text:p>-0.0061564345202619</text:p>
              </table:table-cell>
              <table:table-cell office:value-type="float" office:value="-0.011898036820583">
                <text:p>-0.011898036820583</text:p>
              </table:table-cell>
              <table:table-cell office:value-type="float" office:value="-0.0041078853129223">
                <text:p>-0.0041078853129223</text:p>
              </table:table-cell>
              <table:table-cell office:value-type="float" office:value="-0.010421274736353">
                <text:p>-0.010421274736353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-0.00622627421745">
                <text:p>-0.00622627421745</text:p>
              </table:table-cell>
              <table:table-cell office:value-type="float" office:value="-0.011870583920575">
                <text:p>-0.011870583920575</text:p>
              </table:table-cell>
              <table:table-cell office:value-type="float" office:value="-0.0041434780435187">
                <text:p>-0.0041434780435187</text:p>
              </table:table-cell>
              <table:table-cell office:value-type="float" office:value="-0.010400799666776">
                <text:p>-0.010400799666776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-0.006296253779385">
                <text:p>-0.006296253779385</text:p>
              </table:table-cell>
              <table:table-cell office:value-type="float" office:value="-0.011842806886254">
                <text:p>-0.011842806886254</text:p>
              </table:table-cell>
              <table:table-cell office:value-type="float" office:value="-0.0041790738115009">
                <text:p>-0.0041790738115009</text:p>
              </table:table-cell>
              <table:table-cell office:value-type="float" office:value="-0.010380312681618">
                <text:p>-0.010380312681618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-0.0062788253483179">
                <text:p>-0.0062788253483179</text:p>
              </table:table-cell>
              <table:table-cell office:value-type="float" office:value="-0.011635418925491">
                <text:p>-0.011635418925491</text:p>
              </table:table-cell>
              <table:table-cell office:value-type="float" office:value="-0.0041614980848088">
                <text:p>-0.0041614980848088</text:p>
              </table:table-cell>
              <table:table-cell office:value-type="float" office:value="-0.010172264987894">
                <text:p>-0.010172264987894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-0.0062613969172517">
                <text:p>-0.0062613969172517</text:p>
              </table:table-cell>
              <table:table-cell office:value-type="float" office:value="-0.011428030964533">
                <text:p>-0.011428030964533</text:p>
              </table:table-cell>
              <table:table-cell office:value-type="float" office:value="-0.0041439223581152">
                <text:p>-0.0041439223581152</text:p>
              </table:table-cell>
              <table:table-cell office:value-type="float" office:value="-0.0099642172941447">
                <text:p>-0.0099642172941447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-0.0062439684861856">
                <text:p>-0.0062439684861856</text:p>
              </table:table-cell>
              <table:table-cell office:value-type="float" office:value="-0.011220643003604">
                <text:p>-0.011220643003604</text:p>
              </table:table-cell>
              <table:table-cell office:value-type="float" office:value="-0.0041263466314217">
                <text:p>-0.0041263466314217</text:p>
              </table:table-cell>
              <table:table-cell office:value-type="float" office:value="-0.0097561696003987">
                <text:p>-0.0097561696003987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-0.0062265400551195">
                <text:p>-0.0062265400551195</text:p>
              </table:table-cell>
              <table:table-cell office:value-type="float" office:value="-0.01101325504287">
                <text:p>-0.01101325504287</text:p>
              </table:table-cell>
              <table:table-cell office:value-type="float" office:value="-0.0041087709047282">
                <text:p>-0.0041087709047282</text:p>
              </table:table-cell>
              <table:table-cell office:value-type="float" office:value="-0.0095481219066472">
                <text:p>-0.0095481219066472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-0.0062091116240535">
                <text:p>-0.0062091116240535</text:p>
              </table:table-cell>
              <table:table-cell office:value-type="float" office:value="-0.010805867082123">
                <text:p>-0.010805867082123</text:p>
              </table:table-cell>
              <table:table-cell office:value-type="float" office:value="-0.0040911951780346">
                <text:p>-0.0040911951780346</text:p>
              </table:table-cell>
              <table:table-cell office:value-type="float" office:value="-0.0093400742128934">
                <text:p>-0.0093400742128934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-0.0061916831929873">
                <text:p>-0.0061916831929873</text:p>
              </table:table-cell>
              <table:table-cell office:value-type="float" office:value="-0.010598479121193">
                <text:p>-0.010598479121193</text:p>
              </table:table-cell>
              <table:table-cell office:value-type="float" office:value="-0.0040736194513411">
                <text:p>-0.0040736194513411</text:p>
              </table:table-cell>
              <table:table-cell office:value-type="float" office:value="-0.009132026519148">
                <text:p>-0.009132026519148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-0.0061742547619213">
                <text:p>-0.0061742547619213</text:p>
              </table:table-cell>
              <table:table-cell office:value-type="float" office:value="-0.010391091160423">
                <text:p>-0.010391091160423</text:p>
              </table:table-cell>
              <table:table-cell office:value-type="float" office:value="-0.0040560437246476">
                <text:p>-0.0040560437246476</text:p>
              </table:table-cell>
              <table:table-cell office:value-type="float" office:value="-0.0089239788254025">
                <text:p>-0.0089239788254025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-0.0061568263308552">
                <text:p>-0.0061568263308552</text:p>
              </table:table-cell>
              <table:table-cell office:value-type="float" office:value="-0.010183703199599">
                <text:p>-0.010183703199599</text:p>
              </table:table-cell>
              <table:table-cell office:value-type="float" office:value="-0.0040384679979541">
                <text:p>-0.0040384679979541</text:p>
              </table:table-cell>
              <table:table-cell office:value-type="float" office:value="-0.0087159311316546">
                <text:p>-0.0087159311316546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-0.0061393978997891">
                <text:p>-0.0061393978997891</text:p>
              </table:table-cell>
              <table:table-cell office:value-type="float" office:value="-0.0099763152387843">
                <text:p>-0.0099763152387843</text:p>
              </table:table-cell>
              <table:table-cell office:value-type="float" office:value="-0.0040208922712605">
                <text:p>-0.0040208922712605</text:p>
              </table:table-cell>
              <table:table-cell office:value-type="float" office:value="-0.0085078834379046">
                <text:p>-0.0085078834379046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-0.006121969468723">
                <text:p>-0.006121969468723</text:p>
              </table:table-cell>
              <table:table-cell office:value-type="float" office:value="-0.0097689272780146">
                <text:p>-0.0097689272780146</text:p>
              </table:table-cell>
              <table:table-cell office:value-type="float" office:value="-0.004003316544567">
                <text:p>-0.004003316544567</text:p>
              </table:table-cell>
              <table:table-cell office:value-type="float" office:value="-0.0082998357441571">
                <text:p>-0.0082998357441571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-0.0061045410376569">
                <text:p>-0.0061045410376569</text:p>
              </table:table-cell>
              <table:table-cell office:value-type="float" office:value="-0.009561539317171">
                <text:p>-0.009561539317171</text:p>
              </table:table-cell>
              <table:table-cell office:value-type="float" office:value="-0.0039857408178735">
                <text:p>-0.0039857408178735</text:p>
              </table:table-cell>
              <table:table-cell office:value-type="float" office:value="-0.0080917880504068">
                <text:p>-0.0080917880504068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-0.0060871126065908">
                <text:p>-0.0060871126065908</text:p>
              </table:table-cell>
              <table:table-cell office:value-type="float" office:value="-0.0093541513563288">
                <text:p>-0.0093541513563288</text:p>
              </table:table-cell>
              <table:table-cell office:value-type="float" office:value="-0.0039681650911799">
                <text:p>-0.0039681650911799</text:p>
              </table:table-cell>
              <table:table-cell office:value-type="float" office:value="-0.0078837403566563">
                <text:p>-0.0078837403566563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-0.0060696841755248">
                <text:p>-0.0060696841755248</text:p>
              </table:table-cell>
              <table:table-cell office:value-type="float" office:value="-0.0091467633955088">
                <text:p>-0.0091467633955088</text:p>
              </table:table-cell>
              <table:table-cell office:value-type="float" office:value="-0.0039505893644864">
                <text:p>-0.0039505893644864</text:p>
              </table:table-cell>
              <table:table-cell office:value-type="float" office:value="-0.0076756926629067">
                <text:p>-0.0076756926629067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-0.0060522557444587">
                <text:p>-0.0060522557444587</text:p>
              </table:table-cell>
              <table:table-cell office:value-type="float" office:value="-0.0089393754346628">
                <text:p>-0.0089393754346628</text:p>
              </table:table-cell>
              <table:table-cell office:value-type="float" office:value="-0.0039330136377929">
                <text:p>-0.0039330136377929</text:p>
              </table:table-cell>
              <table:table-cell office:value-type="float" office:value="-0.007467644969164">
                <text:p>-0.007467644969164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-0.0060348273133926">
                <text:p>-0.0060348273133926</text:p>
              </table:table-cell>
              <table:table-cell office:value-type="float" office:value="-0.0087319874738615">
                <text:p>-0.0087319874738615</text:p>
              </table:table-cell>
              <table:table-cell office:value-type="float" office:value="-0.0039154379110993">
                <text:p>-0.0039154379110993</text:p>
              </table:table-cell>
              <table:table-cell office:value-type="float" office:value="-0.0072595972754072">
                <text:p>-0.0072595972754072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-0.0060173988823265">
                <text:p>-0.0060173988823265</text:p>
              </table:table-cell>
              <table:table-cell office:value-type="float" office:value="-0.0085245995130521">
                <text:p>-0.0085245995130521</text:p>
              </table:table-cell>
              <table:table-cell office:value-type="float" office:value="-0.0038978621844058">
                <text:p>-0.0038978621844058</text:p>
              </table:table-cell>
              <table:table-cell office:value-type="float" office:value="-0.0070515495816587">
                <text:p>-0.0070515495816587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-0.0059999704512604">
                <text:p>-0.0059999704512604</text:p>
              </table:table-cell>
              <table:table-cell office:value-type="float" office:value="-0.0083172115522143">
                <text:p>-0.0083172115522143</text:p>
              </table:table-cell>
              <table:table-cell office:value-type="float" office:value="-0.0038802864577123">
                <text:p>-0.0038802864577123</text:p>
              </table:table-cell>
              <table:table-cell office:value-type="float" office:value="-0.0068435018879122">
                <text:p>-0.0068435018879122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-0.0059825420201943">
                <text:p>-0.0059825420201943</text:p>
              </table:table-cell>
              <table:table-cell office:value-type="float" office:value="-0.0081098235914109">
                <text:p>-0.0081098235914109</text:p>
              </table:table-cell>
              <table:table-cell office:value-type="float" office:value="-0.0038627107310187">
                <text:p>-0.0038627107310187</text:p>
              </table:table-cell>
              <table:table-cell office:value-type="float" office:value="-0.0066354541941598">
                <text:p>-0.0066354541941598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-0.0059651135891282">
                <text:p>-0.0059651135891282</text:p>
              </table:table-cell>
              <table:table-cell office:value-type="float" office:value="-0.0079024356306049">
                <text:p>-0.0079024356306049</text:p>
              </table:table-cell>
              <table:table-cell office:value-type="float" office:value="-0.0038451350043252">
                <text:p>-0.0038451350043252</text:p>
              </table:table-cell>
              <table:table-cell office:value-type="float" office:value="-0.0064274065004117">
                <text:p>-0.0064274065004117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-0.0059476851580621">
                <text:p>-0.0059476851580621</text:p>
              </table:table-cell>
              <table:table-cell office:value-type="float" office:value="-0.0076950476697587">
                <text:p>-0.0076950476697587</text:p>
              </table:table-cell>
              <table:table-cell office:value-type="float" office:value="-0.0038275592776317">
                <text:p>-0.0038275592776317</text:p>
              </table:table-cell>
              <table:table-cell office:value-type="float" office:value="-0.006219358806664">
                <text:p>-0.006219358806664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-0.005930256726996">
                <text:p>-0.005930256726996</text:p>
              </table:table-cell>
              <table:table-cell office:value-type="float" office:value="-0.0074876597089285">
                <text:p>-0.0074876597089285</text:p>
              </table:table-cell>
              <table:table-cell office:value-type="float" office:value="-0.0038099835509381">
                <text:p>-0.0038099835509381</text:p>
              </table:table-cell>
              <table:table-cell office:value-type="float" office:value="-0.0060113111129152">
                <text:p>-0.0060113111129152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-0.0059128282959299">
                <text:p>-0.0059128282959299</text:p>
              </table:table-cell>
              <table:table-cell office:value-type="float" office:value="-0.00728027174809">
                <text:p>-0.00728027174809</text:p>
              </table:table-cell>
              <table:table-cell office:value-type="float" office:value="-0.0037924078242446">
                <text:p>-0.0037924078242446</text:p>
              </table:table-cell>
              <table:table-cell office:value-type="float" office:value="-0.0058032634191674">
                <text:p>-0.0058032634191674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-0.0058953998648639">
                <text:p>-0.0058953998648639</text:p>
              </table:table-cell>
              <table:table-cell office:value-type="float" office:value="-0.0070728837873">
                <text:p>-0.0070728837873</text:p>
              </table:table-cell>
              <table:table-cell office:value-type="float" office:value="-0.0037748320975511">
                <text:p>-0.0037748320975511</text:p>
              </table:table-cell>
              <table:table-cell office:value-type="float" office:value="-0.005595215725417">
                <text:p>-0.005595215725417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-0.0058866856493308">
                <text:p>-0.0058866856493308</text:p>
              </table:table-cell>
              <table:table-cell office:value-type="float" office:value="-0.0069691898068822">
                <text:p>-0.0069691898068822</text:p>
              </table:table-cell>
              <table:table-cell office:value-type="float" office:value="-0.0037572563708576">
                <text:p>-0.0037572563708576</text:p>
              </table:table-cell>
              <table:table-cell office:value-type="float" office:value="-0.005387168031669">
                <text:p>-0.005387168031669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-0.0058823285415643">
                <text:p>-0.0058823285415643</text:p>
              </table:table-cell>
              <table:table-cell office:value-type="float" office:value="-0.006917342816675">
                <text:p>-0.006917342816675</text:p>
              </table:table-cell>
              <table:table-cell office:value-type="float" office:value="-0.003739680644164">
                <text:p>-0.003739680644164</text:p>
              </table:table-cell>
              <table:table-cell office:value-type="float" office:value="-0.0051791203379171">
                <text:p>-0.0051791203379171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-0.0058812392646227">
                <text:p>-0.0058812392646227</text:p>
              </table:table-cell>
              <table:table-cell office:value-type="float" office:value="-0.006904381069115">
                <text:p>-0.006904381069115</text:p>
              </table:table-cell>
              <table:table-cell office:value-type="float" office:value="-0.0037221049174705">
                <text:p>-0.0037221049174705</text:p>
              </table:table-cell>
              <table:table-cell office:value-type="float" office:value="-0.0049710726441698">
                <text:p>-0.0049710726441698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-0.0058806946261518">
                <text:p>-0.0058806946261518</text:p>
              </table:table-cell>
              <table:table-cell office:value-type="float" office:value="-0.0068979001953543">
                <text:p>-0.0068979001953543</text:p>
              </table:table-cell>
              <table:table-cell office:value-type="float" office:value="-0.003704529190777">
                <text:p>-0.003704529190777</text:p>
              </table:table-cell>
              <table:table-cell office:value-type="float" office:value="-0.004763024950423">
                <text:p>-0.004763024950423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-0.0058804223069164">
                <text:p>-0.0058804223069164</text:p>
              </table:table-cell>
              <table:table-cell office:value-type="float" office:value="-0.0068946597584531">
                <text:p>-0.0068946597584531</text:p>
              </table:table-cell>
              <table:table-cell office:value-type="float" office:value="-0.0036869534640834">
                <text:p>-0.0036869534640834</text:p>
              </table:table-cell>
              <table:table-cell office:value-type="float" office:value="-0.0045549772566743">
                <text:p>-0.0045549772566743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-0.0058803542271076">
                <text:p>-0.0058803542271076</text:p>
              </table:table-cell>
              <table:table-cell office:value-type="float" office:value="-0.0068938496492341">
                <text:p>-0.0068938496492341</text:p>
              </table:table-cell>
              <table:table-cell office:value-type="float" office:value="-0.0036693777373899">
                <text:p>-0.0036693777373899</text:p>
              </table:table-cell>
              <table:table-cell office:value-type="float" office:value="-0.004346929562923">
                <text:p>-0.004346929562923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-0.0058803457171315">
                <text:p>-0.0058803457171315</text:p>
              </table:table-cell>
              <table:table-cell office:value-type="float" office:value="-0.0068937483855873">
                <text:p>-0.0068937483855873</text:p>
              </table:table-cell>
              <table:table-cell office:value-type="float" office:value="-0.0036518020106964">
                <text:p>-0.0036518020106964</text:p>
              </table:table-cell>
              <table:table-cell office:value-type="float" office:value="-0.0041388818691664">
                <text:p>-0.0041388818691664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-0.0058803414621434">
                <text:p>-0.0058803414621434</text:p>
              </table:table-cell>
              <table:table-cell office:value-type="float" office:value="-0.0068936977537555">
                <text:p>-0.0068936977537555</text:p>
              </table:table-cell>
              <table:table-cell office:value-type="float" office:value="-0.0036342262840028">
                <text:p>-0.0036342262840028</text:p>
              </table:table-cell>
              <table:table-cell office:value-type="float" office:value="-0.0039308341754301">
                <text:p>-0.0039308341754301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-0.0058803403983964">
                <text:p>-0.0058803403983964</text:p>
              </table:table-cell>
              <table:table-cell office:value-type="float" office:value="-0.0068936850958038">
                <text:p>-0.0068936850958038</text:p>
              </table:table-cell>
              <table:table-cell office:value-type="float" office:value="-0.0036166505573093">
                <text:p>-0.0036166505573093</text:p>
              </table:table-cell>
              <table:table-cell office:value-type="float" office:value="-0.0037227864816823">
                <text:p>-0.0037227864816823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-0.0058803401324597">
                <text:p>-0.0058803401324597</text:p>
              </table:table-cell>
              <table:table-cell office:value-type="float" office:value="-0.0068936819313101">
                <text:p>-0.0068936819313101</text:p>
              </table:table-cell>
              <table:table-cell office:value-type="float" office:value="-0.0035990748306158">
                <text:p>-0.0035990748306158</text:p>
              </table:table-cell>
              <table:table-cell office:value-type="float" office:value="-0.0035147387879257">
                <text:p>-0.0035147387879257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-0.0058803400992176">
                <text:p>-0.0058803400992176</text:p>
              </table:table-cell>
              <table:table-cell office:value-type="float" office:value="-0.006893681535748">
                <text:p>-0.006893681535748</text:p>
              </table:table-cell>
              <table:table-cell office:value-type="float" office:value="-0.0035814991039222">
                <text:p>-0.0035814991039222</text:p>
              </table:table-cell>
              <table:table-cell office:value-type="float" office:value="-0.0033066910941769">
                <text:p>-0.0033066910941769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-0.0058803400825965">
                <text:p>-0.0058803400825965</text:p>
              </table:table-cell>
              <table:table-cell office:value-type="float" office:value="-0.0068936813379581">
                <text:p>-0.0068936813379581</text:p>
              </table:table-cell>
              <table:table-cell office:value-type="float" office:value="-0.0035639233772287">
                <text:p>-0.0035639233772287</text:p>
              </table:table-cell>
              <table:table-cell office:value-type="float" office:value="-0.0030986434004337">
                <text:p>-0.0030986434004337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-0.005880340074286">
                <text:p>-0.005880340074286</text:p>
              </table:table-cell>
              <table:table-cell office:value-type="float" office:value="-0.0068936812390778">
                <text:p>-0.0068936812390778</text:p>
              </table:table-cell>
              <table:table-cell office:value-type="float" office:value="-0.0035463476505352">
                <text:p>-0.0035463476505352</text:p>
              </table:table-cell>
              <table:table-cell office:value-type="float" office:value="-0.0028905957066852">
                <text:p>-0.0028905957066852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-0.0058803400701307">
                <text:p>-0.0058803400701307</text:p>
              </table:table-cell>
              <table:table-cell office:value-type="float" office:value="-0.0068936811896291">
                <text:p>-0.0068936811896291</text:p>
              </table:table-cell>
              <table:table-cell office:value-type="float" office:value="-0.0035287719238416">
                <text:p>-0.0035287719238416</text:p>
              </table:table-cell>
              <table:table-cell office:value-type="float" office:value="-0.0026825480129365">
                <text:p>-0.0026825480129365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-0.0058803400680531">
                <text:p>-0.0058803400680531</text:p>
              </table:table-cell>
              <table:table-cell office:value-type="float" office:value="-0.0068936811649112">
                <text:p>-0.0068936811649112</text:p>
              </table:table-cell>
              <table:table-cell office:value-type="float" office:value="-0.0035111961971481">
                <text:p>-0.0035111961971481</text:p>
              </table:table-cell>
              <table:table-cell office:value-type="float" office:value="-0.0024745003191861">
                <text:p>-0.0024745003191861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-0.0058803400670143">
                <text:p>-0.0058803400670143</text:p>
              </table:table-cell>
              <table:table-cell office:value-type="float" office:value="-0.0068936811525482">
                <text:p>-0.0068936811525482</text:p>
              </table:table-cell>
              <table:table-cell office:value-type="float" office:value="-0.0034936204704546">
                <text:p>-0.0034936204704546</text:p>
              </table:table-cell>
              <table:table-cell office:value-type="float" office:value="-0.0022664526254359">
                <text:p>-0.0022664526254359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-0.0058803400664949">
                <text:p>-0.0058803400664949</text:p>
              </table:table-cell>
              <table:table-cell office:value-type="float" office:value="-0.0068936811463617">
                <text:p>-0.0068936811463617</text:p>
              </table:table-cell>
              <table:table-cell office:value-type="float" office:value="-0.003476044743761">
                <text:p>-0.003476044743761</text:p>
              </table:table-cell>
              <table:table-cell office:value-type="float" office:value="-0.002058404931687">
                <text:p>-0.002058404931687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-0.0058803400664624">
                <text:p>-0.0058803400664624</text:p>
              </table:table-cell>
              <table:table-cell office:value-type="float" office:value="-0.0068936811459841">
                <text:p>-0.0068936811459841</text:p>
              </table:table-cell>
              <table:table-cell office:value-type="float" office:value="-0.0034584690170675">
                <text:p>-0.0034584690170675</text:p>
              </table:table-cell>
              <table:table-cell office:value-type="float" office:value="-0.0018503572379391">
                <text:p>-0.0018503572379391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-0.0058803400664462">
                <text:p>-0.0058803400664462</text:p>
              </table:table-cell>
              <table:table-cell office:value-type="float" office:value="-0.0068936811457907">
                <text:p>-0.0068936811457907</text:p>
              </table:table-cell>
              <table:table-cell office:value-type="float" office:value="-0.003440893290374">
                <text:p>-0.003440893290374</text:p>
              </table:table-cell>
              <table:table-cell office:value-type="float" office:value="-0.0016423095441892">
                <text:p>-0.0016423095441892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-0.0058803400664381">
                <text:p>-0.0058803400664381</text:p>
              </table:table-cell>
              <table:table-cell office:value-type="float" office:value="-0.006893681145687">
                <text:p>-0.006893681145687</text:p>
              </table:table-cell>
              <table:table-cell office:value-type="float" office:value="-0.0034233175636805">
                <text:p>-0.0034233175636805</text:p>
              </table:table-cell>
              <table:table-cell office:value-type="float" office:value="-0.0014342618504462">
                <text:p>-0.0014342618504462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-0.005880340066434">
                <text:p>-0.005880340066434</text:p>
              </table:table-cell>
              <table:table-cell office:value-type="float" office:value="-0.0068936811456516">
                <text:p>-0.0068936811456516</text:p>
              </table:table-cell>
              <table:table-cell office:value-type="float" office:value="-0.0034057418369869">
                <text:p>-0.0034057418369869</text:p>
              </table:table-cell>
              <table:table-cell office:value-type="float" office:value="-0.0012262141566881">
                <text:p>-0.0012262141566881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-0.005880340066433">
                <text:p>-0.005880340066433</text:p>
              </table:table-cell>
              <table:table-cell office:value-type="float" office:value="-0.0068936811456349">
                <text:p>-0.0068936811456349</text:p>
              </table:table-cell>
              <table:table-cell office:value-type="float" office:value="-0.0033881661102934">
                <text:p>-0.0033881661102934</text:p>
              </table:table-cell>
              <table:table-cell office:value-type="float" office:value="-0.0010181664629407">
                <text:p>-0.0010181664629407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-0.0058803400664321">
                <text:p>-0.0058803400664321</text:p>
              </table:table-cell>
              <table:table-cell office:value-type="float" office:value="-0.0068936811456199">
                <text:p>-0.0068936811456199</text:p>
              </table:table-cell>
              <table:table-cell office:value-type="float" office:value="-0.0033705903835999">
                <text:p>-0.0033705903835999</text:p>
              </table:table-cell>
              <table:table-cell office:value-type="float" office:value="-0.00081011876919843">
                <text:p>-0.000810118769198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33530146569063">
                <text:p>-0.0033530146569063</text:p>
              </table:table-cell>
              <table:table-cell office:value-type="float" office:value="-0.00060207107544181">
                <text:p>-0.000602071075441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33354389302128">
                <text:p>-0.0033354389302128</text:p>
              </table:table-cell>
              <table:table-cell office:value-type="float" office:value="-0.00039402338169467">
                <text:p>-0.000394023381694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33178632035193">
                <text:p>-0.0033178632035193</text:p>
              </table:table-cell>
              <table:table-cell office:value-type="float" office:value="-0.00018597568794242">
                <text:p>-0.000185975687942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33002874768257">
                <text:p>-0.0033002874768257</text:p>
              </table:table-cell>
              <table:table-cell office:value-type="float" office:value="0.000022072005805259">
                <text:p>0.000022072005805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32827117501322">
                <text:p>-0.0032827117501322</text:p>
              </table:table-cell>
              <table:table-cell office:value-type="float" office:value="0.00023011969954951">
                <text:p>0.000230119699549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32651360234387">
                <text:p>-0.0032651360234387</text:p>
              </table:table-cell>
              <table:table-cell office:value-type="float" office:value="0.00043816739330302">
                <text:p>0.000438167393303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32475602967451">
                <text:p>-0.0032475602967451</text:p>
              </table:table-cell>
              <table:table-cell office:value-type="float" office:value="0.00064621508704976">
                <text:p>0.000646215087049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32299845700516">
                <text:p>-0.0032299845700516</text:p>
              </table:table-cell>
              <table:table-cell office:value-type="float" office:value="0.00085426278079645">
                <text:p>0.000854262780796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32124088433581">
                <text:p>-0.0032124088433581</text:p>
              </table:table-cell>
              <table:table-cell office:value-type="float" office:value="0.0010623104745453">
                <text:p>0.00106231047454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31948331166645">
                <text:p>-0.0031948331166645</text:p>
              </table:table-cell>
              <table:table-cell office:value-type="float" office:value="0.0012703581683009">
                <text:p>0.00127035816830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3177257389971">
                <text:p>-0.003177257389971</text:p>
              </table:table-cell>
              <table:table-cell office:value-type="float" office:value="0.001478405862044">
                <text:p>0.0014784058620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31596816632775">
                <text:p>-0.0031596816632775</text:p>
              </table:table-cell>
              <table:table-cell office:value-type="float" office:value="0.0016864535557946">
                <text:p>0.00168645355579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3142105936584">
                <text:p>-0.003142105936584</text:p>
              </table:table-cell>
              <table:table-cell office:value-type="float" office:value="0.0018945012495434">
                <text:p>0.00189450124954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31245302098904">
                <text:p>-0.0031245302098904</text:p>
              </table:table-cell>
              <table:table-cell office:value-type="float" office:value="0.0021025489432911">
                <text:p>0.00210254894329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31069544831969">
                <text:p>-0.0031069544831969</text:p>
              </table:table-cell>
              <table:table-cell office:value-type="float" office:value="0.0023105966370426">
                <text:p>0.00231059663704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30893787565034">
                <text:p>-0.0030893787565034</text:p>
              </table:table-cell>
              <table:table-cell office:value-type="float" office:value="0.0025186443307895">
                <text:p>0.00251864433078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30718030298098">
                <text:p>-0.0030718030298098</text:p>
              </table:table-cell>
              <table:table-cell office:value-type="float" office:value="0.0027266920245404">
                <text:p>0.00272669202454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30542273031163">
                <text:p>-0.0030542273031163</text:p>
              </table:table-cell>
              <table:table-cell office:value-type="float" office:value="0.0029347397182887">
                <text:p>0.00293473971828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30366515764228">
                <text:p>-0.0030366515764228</text:p>
              </table:table-cell>
              <table:table-cell office:value-type="float" office:value="0.0031427874120357">
                <text:p>0.003142787412035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30190758497292">
                <text:p>-0.0030190758497292</text:p>
              </table:table-cell>
              <table:table-cell office:value-type="float" office:value="0.0033508351057858">
                <text:p>0.00335083510578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30015001230357">
                <text:p>-0.0030015001230357</text:p>
              </table:table-cell>
              <table:table-cell office:value-type="float" office:value="0.0035588827995341">
                <text:p>0.00355888279953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29839243963422">
                <text:p>-0.0029839243963422</text:p>
              </table:table-cell>
              <table:table-cell office:value-type="float" office:value="0.0037669304932831">
                <text:p>0.00376693049328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29663486696486">
                <text:p>-0.0029663486696486</text:p>
              </table:table-cell>
              <table:table-cell office:value-type="float" office:value="0.0039749781870308">
                <text:p>0.00397497818703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29491283445839">
                <text:p>-0.0029491283445839</text:p>
              </table:table-cell>
              <table:table-cell office:value-type="float" office:value="0.0041749706237721">
                <text:p>0.00417497062377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29326362999311">
                <text:p>-0.0029326362999311</text:p>
              </table:table-cell>
              <table:table-cell office:value-type="float" office:value="0.0043584915630294">
                <text:p>0.00435849156302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29142374377033">
                <text:p>-0.0029142374377033</text:p>
              </table:table-cell>
              <table:table-cell office:value-type="float" office:value="0.0045330906583076">
                <text:p>0.004533090658307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28920388570851">
                <text:p>-0.0028920388570851</text:p>
              </table:table-cell>
              <table:table-cell office:value-type="float" office:value="0.0046899990851404">
                <text:p>0.00468999908514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28698265220522">
                <text:p>-0.0028698265220522</text:p>
              </table:table-cell>
              <table:table-cell office:value-type="float" office:value="0.0048467856432125">
                <text:p>0.00484678564321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28460204510764">
                <text:p>-0.0028460204510764</text:p>
              </table:table-cell>
              <table:table-cell office:value-type="float" office:value="0.0049962606713417">
                <text:p>0.00499626067134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28163109170184">
                <text:p>-0.0028163109170184</text:p>
              </table:table-cell>
              <table:table-cell office:value-type="float" office:value="0.0051188108639688">
                <text:p>0.00511881086396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27865620055805">
                <text:p>-0.0027865620055805</text:p>
              </table:table-cell>
              <table:table-cell office:value-type="float" office:value="0.0052410993224202">
                <text:p>0.005241099322420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27567753754198">
                <text:p>-0.0027567753754198</text:p>
              </table:table-cell>
              <table:table-cell office:value-type="float" office:value="0.0053631350690224">
                <text:p>0.00536313506902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27269526004341">
                <text:p>-0.0027269526004341</text:p>
              </table:table-cell>
              <table:table-cell office:value-type="float" office:value="0.0054849267239713">
                <text:p>0.00548492672397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26979487135345">
                <text:p>-0.0026979487135345</text:p>
              </table:table-cell>
              <table:table-cell office:value-type="float" office:value="0.0056009384427022">
                <text:p>0.00560093844270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26715267511776">
                <text:p>-0.0026715267511776</text:p>
              </table:table-cell>
              <table:table-cell office:value-type="float" office:value="0.0057003919161046">
                <text:p>0.00570039191610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26450790465707">
                <text:p>-0.0026450790465707</text:p>
              </table:table-cell>
              <table:table-cell office:value-type="float" office:value="0.0057995854134241">
                <text:p>0.00579958541342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2618606240383">
                <text:p>-0.002618606240383</text:p>
              </table:table-cell>
              <table:table-cell office:value-type="float" office:value="0.0058985273675491">
                <text:p>0.00589852736754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25921089513701">
                <text:p>-0.0025921089513701</text:p>
              </table:table-cell>
              <table:table-cell office:value-type="float" office:value="0.0059972258531239">
                <text:p>0.00599722585312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25655877772982">
                <text:p>-0.0025655877772982</text:p>
              </table:table-cell>
              <table:table-cell office:value-type="float" office:value="0.0060956886042181">
                <text:p>0.00609568860421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25390432958365">
                <text:p>-0.0025390432958365</text:p>
              </table:table-cell>
              <table:table-cell office:value-type="float" office:value="0.0061939230312039">
                <text:p>0.00619392303120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25124760654186">
                <text:p>-0.0025124760654186</text:p>
              </table:table-cell>
              <table:table-cell office:value-type="float" office:value="0.0062919362368911">
                <text:p>0.00629193623689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24858866260713">
                <text:p>-0.0024858866260713</text:p>
              </table:table-cell>
              <table:table-cell office:value-type="float" office:value="0.0063897350318774">
                <text:p>0.00638973503187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24592755002125">
                <text:p>-0.0024592755002125</text:p>
              </table:table-cell>
              <table:table-cell office:value-type="float" office:value="0.0064873259492009">
                <text:p>0.00648732594920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24326431934169">
                <text:p>-0.0024326431934169</text:p>
              </table:table-cell>
              <table:table-cell office:value-type="float" office:value="0.0065847152582301">
                <text:p>0.00658471525823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2405990195151">
                <text:p>-0.002405990195151</text:p>
              </table:table-cell>
              <table:table-cell office:value-type="float" office:value="0.0066819089779275">
                <text:p>0.00668190897792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23793169794773">
                <text:p>-0.0023793169794773</text:p>
              </table:table-cell>
              <table:table-cell office:value-type="float" office:value="0.0067789128894011">
                <text:p>0.00677891288940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2352624005728">
                <text:p>-0.002352624005728</text:p>
              </table:table-cell>
              <table:table-cell office:value-type="float" office:value="0.0068757325478321">
                <text:p>0.00687573254783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23259117191493">
                <text:p>-0.0023259117191493</text:p>
              </table:table-cell>
              <table:table-cell office:value-type="float" office:value="0.0069723732938024">
                <text:p>0.00697237329380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22991805515172">
                <text:p>-0.0022991805515172</text:p>
              </table:table-cell>
              <table:table-cell office:value-type="float" office:value="0.0070688402640008">
                <text:p>0.00706884026400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22724309217246">
                <text:p>-0.0022724309217246</text:p>
              </table:table-cell>
              <table:table-cell office:value-type="float" office:value="0.0071651384013781">
                <text:p>0.00716513840137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22456632363411">
                <text:p>-0.0022456632363411</text:p>
              </table:table-cell>
              <table:table-cell office:value-type="float" office:value="0.0072612724647793">
                <text:p>0.00726127246477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22188778901472">
                <text:p>-0.0022188778901472</text:p>
              </table:table-cell>
              <table:table-cell office:value-type="float" office:value="0.0073572470380339">
                <text:p>0.00735724703803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21920752666419">
                <text:p>-0.0021920752666419</text:p>
              </table:table-cell>
              <table:table-cell office:value-type="float" office:value="0.0074530665385709">
                <text:p>0.00745306653857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21652557385261">
                <text:p>-0.0021652557385261</text:p>
              </table:table-cell>
              <table:table-cell office:value-type="float" office:value="0.007548735225524">
                <text:p>0.007548735225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21384837331914">
                <text:p>-0.0021384837331914</text:p>
              </table:table-cell>
              <table:table-cell office:value-type="float" office:value="0.0076418368237212">
                <text:p>0.0076418368237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21120744390826">
                <text:p>-0.0021120744390826</text:p>
              </table:table-cell>
              <table:table-cell office:value-type="float" office:value="0.0077222036790582">
                <text:p>0.00772220367905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20861716217957">
                <text:p>-0.0020861716217957</text:p>
              </table:table-cell>
              <table:table-cell office:value-type="float" office:value="0.0077897059327901">
                <text:p>0.00778970593279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20602961230565">
                <text:p>-0.0020602961230565</text:p>
              </table:table-cell>
              <table:table-cell office:value-type="float" office:value="0.0078569691165551">
                <text:p>0.00785696911655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2034447605219">
                <text:p>-0.002034447605219</text:p>
              </table:table-cell>
              <table:table-cell office:value-type="float" office:value="0.0079240015266117">
                <text:p>0.00792400152661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20086257200642">
                <text:p>-0.0020086257200642</text:p>
              </table:table-cell>
              <table:table-cell office:value-type="float" office:value="0.0079908110828185">
                <text:p>0.00799081108281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19828301104041">
                <text:p>-0.0019828301104041</text:p>
              </table:table-cell>
              <table:table-cell office:value-type="float" office:value="0.0080574053493411">
                <text:p>0.00805740534934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19570604115351">
                <text:p>-0.0019570604115351</text:p>
              </table:table-cell>
              <table:table-cell office:value-type="float" office:value="0.0081237915542015">
                <text:p>0.00812379155420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19309561587481">
                <text:p>-0.0019309561587481</text:p>
              </table:table-cell>
              <table:table-cell office:value-type="float" office:value="0.0081884113044564">
                <text:p>0.00818841130445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19025820826693">
                <text:p>-0.0019025820826693</text:p>
              </table:table-cell>
              <table:table-cell office:value-type="float" office:value="0.0082428717322874">
                <text:p>0.00824287173228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18741798668678">
                <text:p>-0.0018741798668678</text:p>
              </table:table-cell>
              <table:table-cell office:value-type="float" office:value="0.0082969833715192">
                <text:p>0.0082969833715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18419316868859">
                <text:p>-0.0018419316868859</text:p>
              </table:table-cell>
              <table:table-cell office:value-type="float" office:value="0.0083347058246431">
                <text:p>0.00833470582464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18096339125562">
                <text:p>-0.0018096339125562</text:p>
              </table:table-cell>
              <table:table-cell office:value-type="float" office:value="0.0083721165270797">
                <text:p>0.00837211652707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17772887235673">
                <text:p>-0.0017772887235673</text:p>
              </table:table-cell>
              <table:table-cell office:value-type="float" office:value="0.0084092302573235">
                <text:p>0.00840923025732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1744898196831">
                <text:p>-0.001744898196831</text:p>
              </table:table-cell>
              <table:table-cell office:value-type="float" office:value="0.0084460610357694">
                <text:p>0.00844606103576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17124643107529">
                <text:p>-0.0017124643107529</text:p>
              </table:table-cell>
              <table:table-cell office:value-type="float" office:value="0.0084826221623311">
                <text:p>0.00848262216233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16799889494571">
                <text:p>-0.0016799889494571</text:p>
              </table:table-cell>
              <table:table-cell office:value-type="float" office:value="0.0085189262526934">
                <text:p>0.00851892625269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16474739069448">
                <text:p>-0.0016474739069448</text:p>
              </table:table-cell>
              <table:table-cell office:value-type="float" office:value="0.0085549852732025">
                <text:p>0.00855498527320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16149208911698">
                <text:p>-0.0016149208911698</text:p>
              </table:table-cell>
              <table:table-cell office:value-type="float" office:value="0.0085908105743436">
                <text:p>0.00859081057434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15823315280167">
                <text:p>-0.0015823315280167</text:p>
              </table:table-cell>
              <table:table-cell office:value-type="float" office:value="0.0086264129228579">
                <text:p>0.00862641292285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15497073651718">
                <text:p>-0.0015497073651718</text:p>
              </table:table-cell>
              <table:table-cell office:value-type="float" office:value="0.0086618025324354">
                <text:p>0.00866180253243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15170498758747">
                <text:p>-0.0015170498758747</text:p>
              </table:table-cell>
              <table:table-cell office:value-type="float" office:value="0.008696989093055">
                <text:p>0.0086969890930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14843604625477">
                <text:p>-0.0014843604625477</text:p>
              </table:table-cell>
              <table:table-cell office:value-type="float" office:value="0.0087319817989413">
                <text:p>0.008731981798941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14516404602939">
                <text:p>-0.0014516404602939</text:p>
              </table:table-cell>
              <table:table-cell office:value-type="float" office:value="0.0087667893752175">
                <text:p>0.00876678937521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14188911402642">
                <text:p>-0.0014188911402642</text:p>
              </table:table-cell>
              <table:table-cell office:value-type="float" office:value="0.0088014201032429">
                <text:p>0.00880142010324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13861137128888">
                <text:p>-0.0013861137128888</text:p>
              </table:table-cell>
              <table:table-cell office:value-type="float" office:value="0.0088358818446855">
                <text:p>0.008835881844685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13533093309732">
                <text:p>-0.0013533093309732</text:p>
              </table:table-cell>
              <table:table-cell office:value-type="float" office:value="0.008870182064383">
                <text:p>0.0088701820643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13198449250797">
                <text:p>-0.0013198449250797</text:p>
              </table:table-cell>
              <table:table-cell office:value-type="float" office:value="0.0089021964791385">
                <text:p>0.00890219647913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12858223415109">
                <text:p>-0.0012858223415109</text:p>
              </table:table-cell>
              <table:table-cell office:value-type="float" office:value="0.0089322680213082">
                <text:p>0.00893226802130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12517936040576">
                <text:p>-0.0012517936040576</text:p>
              </table:table-cell>
              <table:table-cell office:value-type="float" office:value="0.0089622526924933">
                <text:p>0.00896225269249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12171618124744">
                <text:p>-0.0012171618124744</text:p>
              </table:table-cell>
              <table:table-cell office:value-type="float" office:value="0.0089902148562407">
                <text:p>0.00899021485624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11814941816403">
                <text:p>-0.0011814941816403</text:p>
              </table:table-cell>
              <table:table-cell office:value-type="float" office:value="0.0090147440434467">
                <text:p>0.00901474404344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11458243519995">
                <text:p>-0.0011458243519995</text:p>
              </table:table-cell>
              <table:table-cell office:value-type="float" office:value="0.0090391936220831">
                <text:p>0.00903919362208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11101527812636">
                <text:p>-0.0011101527812636</text:p>
              </table:table-cell>
              <table:table-cell office:value-type="float" office:value="0.0090635675216885">
                <text:p>0.00906356752168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10744798998404">
                <text:p>-0.0010744798998404</text:p>
              </table:table-cell>
              <table:table-cell office:value-type="float" office:value="0.0090878694635432">
                <text:p>0.00908786946354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10388061122797">
                <text:p>-0.0010388061122797</text:p>
              </table:table-cell>
              <table:table-cell office:value-type="float" office:value="0.0091121029727728">
                <text:p>0.00911210297277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1003131798636">
                <text:p>-0.001003131798636</text:p>
              </table:table-cell>
              <table:table-cell office:value-type="float" office:value="0.0091362713896582">
                <text:p>0.009136271389658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096745731575509">
                <text:p>-0.00096745731575509</text:p>
              </table:table-cell>
              <table:table-cell office:value-type="float" office:value="0.0091603778802169">
                <text:p>0.00916037788021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093178299848786">
                <text:p>-0.00093178299848786</text:p>
              </table:table-cell>
              <table:table-cell office:value-type="float" office:value="0.0091844254461166">
                <text:p>0.009184425446116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089610916083847">
                <text:p>-0.00089610916083847</text:p>
              </table:table-cell>
              <table:table-cell office:value-type="float" office:value="0.0092084169339492">
                <text:p>0.00920841693394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086043609704946">
                <text:p>-0.00086043609704946</text:p>
              </table:table-cell>
              <table:table-cell office:value-type="float" office:value="0.0092323550439348">
                <text:p>0.009232355043934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082505070010606">
                <text:p>-0.00082505070010606</text:p>
              </table:table-cell>
              <table:table-cell office:value-type="float" office:value="0.0092520175755603">
                <text:p>0.00925201757556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078967148423924">
                <text:p>-0.00078967148423924</text:p>
              </table:table-cell>
              <table:table-cell office:value-type="float" office:value="0.0092716220697947">
                <text:p>0.009271622069794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075309393877252">
                <text:p>-0.00075309393877252</text:p>
              </table:table-cell>
              <table:table-cell office:value-type="float" office:value="0.0092862000290946">
                <text:p>0.00928620002909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07165185256979">
                <text:p>-0.0007165185256979</text:p>
              </table:table-cell>
              <table:table-cell office:value-type="float" office:value="0.0093007256232686">
                <text:p>0.00930072562326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067994550043142">
                <text:p>-0.00067994550043142</text:p>
              </table:table-cell>
              <table:table-cell office:value-type="float" office:value="0.0093152014062649">
                <text:p>0.00931520140626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064337509991516">
                <text:p>-0.00064337509991516</text:p>
              </table:table-cell>
              <table:table-cell office:value-type="float" office:value="0.009329629793903">
                <text:p>0.0093296297939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060680754366083">
                <text:p>-0.00060680754366083</text:p>
              </table:table-cell>
              <table:table-cell office:value-type="float" office:value="0.0093440130720561">
                <text:p>0.00934401307205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057024303473443">
                <text:p>-0.00057024303473443</text:p>
              </table:table-cell>
              <table:table-cell office:value-type="float" office:value="0.0093583534042999">
                <text:p>0.00935835340429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053368176068559">
                <text:p>-0.00053368176068559</text:p>
              </table:table-cell>
              <table:table-cell office:value-type="float" office:value="0.0093726528390694">
                <text:p>0.00937265283906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0497123894425">
                <text:p>-0.000497123894425</text:p>
              </table:table-cell>
              <table:table-cell office:value-type="float" office:value="0.00938691331635">
                <text:p>0.009386913316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046056959505314">
                <text:p>-0.00046056959505314</text:p>
              </table:table-cell>
              <table:table-cell office:value-type="float" office:value="0.0094011366739505">
                <text:p>0.009401136673950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042401900864313">
                <text:p>-0.00042401900864313</text:p>
              </table:table-cell>
              <table:table-cell office:value-type="float" office:value="0.0094153246533684">
                <text:p>0.00941532465336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038747226898053">
                <text:p>-0.00038747226898053</text:p>
              </table:table-cell>
              <table:table-cell office:value-type="float" office:value="0.0094294789052963">
                <text:p>0.00942947890529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035092949826266">
                <text:p>-0.00035092949826266</text:p>
              </table:table-cell>
              <table:table-cell office:value-type="float" office:value="0.0094436009947731">
                <text:p>0.00944360099477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031439080775963">
                <text:p>-0.00031439080775963</text:p>
              </table:table-cell>
              <table:table-cell office:value-type="float" office:value="0.0094576924060222">
                <text:p>0.00945769240602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027797962573994">
                <text:p>-0.00027797962573994</text:p>
              </table:table-cell>
              <table:table-cell office:value-type="float" office:value="0.009471563600285">
                <text:p>0.00947156360028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024230860604903">
                <text:p>-0.00024230860604903</text:p>
              </table:table-cell>
              <table:table-cell office:value-type="float" office:value="0.0094842637487386">
                <text:p>0.00948426374873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02066375306031">
                <text:p>-0.0002066375306031</text:p>
              </table:table-cell>
              <table:table-cell office:value-type="float" office:value="0.0094969370446994">
                <text:p>0.00949693704469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017096652840837">
                <text:p>-0.00017096652840837</text:p>
              </table:table-cell>
              <table:table-cell office:value-type="float" office:value="0.0095095845774487">
                <text:p>0.00950958457744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013529572000004">
                <text:p>-0.00013529572000004</text:p>
              </table:table-cell>
              <table:table-cell office:value-type="float" office:value="0.0095222073820006">
                <text:p>0.00952220738200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0099625217931827">
                <text:p>-0.000099625217931827</text:p>
              </table:table-cell>
              <table:table-cell office:value-type="float" office:value="0.0095348064421638">
                <text:p>0.009534806442163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0063955127236694">
                <text:p>-0.000063955127236694</text:p>
              </table:table-cell>
              <table:table-cell office:value-type="float" office:value="0.0095473826933972">
                <text:p>0.00954738269339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0.000028285545861822">
                <text:p>-0.000028285545861822</text:p>
              </table:table-cell>
              <table:table-cell office:value-type="float" office:value="0.0095599370254917">
                <text:p>0.009559937025491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073834349209777">
                <text:p>0.0000073834349209777</text:p>
              </table:table-cell>
              <table:table-cell office:value-type="float" office:value="0.0095724702850821">
                <text:p>0.00957247028508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41749705676675">
                <text:p>0.000041749705676675</text:p>
              </table:table-cell>
              <table:table-cell office:value-type="float" office:value="0.0095832321768403">
                <text:p>0.00958323217684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076049324537522">
                <text:p>0.000076049324537522</text:p>
              </table:table-cell>
              <table:table-cell office:value-type="float" office:value="0.0095938687905374">
                <text:p>0.00959386879053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103512566777">
                <text:p>0.0001103512566777</text:p>
              </table:table-cell>
              <table:table-cell office:value-type="float" office:value="0.0096044737213259">
                <text:p>0.00960447372132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4554813458617">
                <text:p>0.00014554813458617</text:p>
              </table:table-cell>
              <table:table-cell office:value-type="float" office:value="0.0096121830271278">
                <text:p>0.00961218302712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18074913680804">
                <text:p>0.00018074913680804</text:p>
              </table:table-cell>
              <table:table-cell office:value-type="float" office:value="0.0096198592037178">
                <text:p>0.00961985920371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215954248577">
                <text:p>0.000215954248577</text:p>
              </table:table-cell>
              <table:table-cell office:value-type="float" office:value="0.009627503610251">
                <text:p>0.0096275036102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25116345346626">
                <text:p>0.00025116345346626</text:p>
              </table:table-cell>
              <table:table-cell office:value-type="float" office:value="0.0096351175435312">
                <text:p>0.00963511754353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2863767334929">
                <text:p>0.0002863767334929</text:p>
              </table:table-cell>
              <table:table-cell office:value-type="float" office:value="0.0096427022414425">
                <text:p>0.00964270224144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32159406917024">
                <text:p>0.00032159406917024</text:p>
              </table:table-cell>
              <table:table-cell office:value-type="float" office:value="0.0096502588873909">
                <text:p>0.00965025888739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35681543956333">
                <text:p>0.00035681543956333</text:p>
              </table:table-cell>
              <table:table-cell office:value-type="float" office:value="0.0096577886116791">
                <text:p>0.00965778861167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39204082234083">
                <text:p>0.00039204082234083</text:p>
              </table:table-cell>
              <table:table-cell office:value-type="float" office:value="0.0096652924937784">
                <text:p>0.00966529249377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2727019383271">
                <text:p>0.00042727019383271</text:p>
              </table:table-cell>
              <table:table-cell office:value-type="float" office:value="0.0096727715658479">
                <text:p>0.00967277156584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6250352908815">
                <text:p>0.00046250352908815</text:p>
              </table:table-cell>
              <table:table-cell office:value-type="float" office:value="0.0096802268140695">
                <text:p>0.00968022681406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49774080193129">
                <text:p>0.00049774080193129</text:p>
              </table:table-cell>
              <table:table-cell office:value-type="float" office:value="0.009687659182292">
                <text:p>0.0096876591822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53298198501683">
                <text:p>0.00053298198501683</text:p>
              </table:table-cell>
              <table:table-cell office:value-type="float" office:value="0.0096950695722372">
                <text:p>0.009695069572237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56822704988469">
                <text:p>0.00056822704988469</text:p>
              </table:table-cell>
              <table:table-cell office:value-type="float" office:value="0.0097024588460636">
                <text:p>0.00970245884606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0347596701211">
                <text:p>0.00060347596701211</text:p>
              </table:table-cell>
              <table:table-cell office:value-type="float" office:value="0.0097098278293407">
                <text:p>0.00970982782934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3872870587903">
                <text:p>0.00063872870587903</text:p>
              </table:table-cell>
              <table:table-cell office:value-type="float" office:value="0.0097171773109995">
                <text:p>0.009717177310999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67398523503398">
                <text:p>0.00067398523503398</text:p>
              </table:table-cell>
              <table:table-cell office:value-type="float" office:value="0.0097245080466916">
                <text:p>0.00972450804669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70924552214645">
                <text:p>0.00070924552214645</text:p>
              </table:table-cell>
              <table:table-cell office:value-type="float" office:value="0.0097318207589667">
                <text:p>0.00973182075896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74420537423831">
                <text:p>0.00074420537423831</text:p>
              </table:table-cell>
              <table:table-cell office:value-type="float" office:value="0.0097381159158822">
                <text:p>0.00973811591588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77916805558427">
                <text:p>0.00077916805558427</text:p>
              </table:table-cell>
              <table:table-cell office:value-type="float" office:value="0.009744394207915">
                <text:p>0.0097443942079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81382389856667">
                <text:p>0.00081382389856667</text:p>
              </table:table-cell>
              <table:table-cell office:value-type="float" office:value="0.0097496183220068">
                <text:p>0.00974961832200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8484819046392">
                <text:p>0.0008484819046392</text:p>
              </table:table-cell>
              <table:table-cell office:value-type="float" office:value="0.0097548259920914">
                <text:p>0.00975482599209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88314211142879">
                <text:p>0.00088314211142879</text:p>
              </table:table-cell>
              <table:table-cell office:value-type="float" office:value="0.0097600178629009">
                <text:p>0.009760017862900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1780455219141">
                <text:p>0.00091780455219141</text:p>
              </table:table-cell>
              <table:table-cell office:value-type="float" office:value="0.009765194549298">
                <text:p>0.0097651945492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5246925608506">
                <text:p>0.00095246925608506</text:p>
              </table:table-cell>
              <table:table-cell office:value-type="float" office:value="0.0097703566377558">
                <text:p>0.00977035663775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098712133623976">
                <text:p>0.00098712133623976</text:p>
              </table:table-cell>
              <table:table-cell office:value-type="float" office:value="0.0097743764216986">
                <text:p>0.00977437642169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0217746137854">
                <text:p>0.0010217746137854</text:p>
              </table:table-cell>
              <table:table-cell office:value-type="float" office:value="0.0097783849975787">
                <text:p>0.00977838499757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0563926731278">
                <text:p>0.0010563926731278</text:p>
              </table:table-cell>
              <table:table-cell office:value-type="float" office:value="0.0097812950833083">
                <text:p>0.009781295083308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0910106723476">
                <text:p>0.0010910106723476</text:p>
              </table:table-cell>
              <table:table-cell office:value-type="float" office:value="0.009784196360229">
                <text:p>0.0097841963602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256286744648">
                <text:p>0.0011256286744648</text:p>
              </table:table-cell>
              <table:table-cell office:value-type="float" office:value="0.0097870891874149">
                <text:p>0.00978708918741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602467382652">
                <text:p>0.0011602467382652</text:p>
              </table:table-cell>
              <table:table-cell office:value-type="float" office:value="0.0097899739070767">
                <text:p>0.00978997390707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1948649182849">
                <text:p>0.0011948649182849</text:p>
              </table:table-cell>
              <table:table-cell office:value-type="float" office:value="0.0097928508441673">
                <text:p>0.00979285084416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294832652968">
                <text:p>0.0012294832652968</text:p>
              </table:table-cell>
              <table:table-cell office:value-type="float" office:value="0.0097957203085373">
                <text:p>0.009795720308537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641018263243">
                <text:p>0.0012641018263243</text:p>
              </table:table-cell>
              <table:table-cell office:value-type="float" office:value="0.0097985825953359">
                <text:p>0.00979858259533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2987206448795">
                <text:p>0.0012987206448795</text:p>
              </table:table-cell>
              <table:table-cell office:value-type="float" office:value="0.0098014379858291">
                <text:p>0.00980143798582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333397611469">
                <text:p>0.0013333397611469</text:p>
              </table:table-cell>
              <table:table-cell office:value-type="float" office:value="0.0098042867481378">
                <text:p>0.009804286748137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3679592121585">
                <text:p>0.0013679592121585</text:p>
              </table:table-cell>
              <table:table-cell office:value-type="float" office:value="0.0098071291379001">
                <text:p>0.00980712913790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4025790319615">
                <text:p>0.0014025790319615</text:p>
              </table:table-cell>
              <table:table-cell office:value-type="float" office:value="0.0098099653989391">
                <text:p>0.009809965398939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4371992517789">
                <text:p>0.0014371992517789</text:p>
              </table:table-cell>
              <table:table-cell office:value-type="float" office:value="0.0098127957638563">
                <text:p>0.00981279576385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4718199001619">
                <text:p>0.0014718199001619</text:p>
              </table:table-cell>
              <table:table-cell office:value-type="float" office:value="0.009815620454607">
                <text:p>0.0098156204546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064410031363">
                <text:p>0.0015064410031363</text:p>
              </table:table-cell>
              <table:table-cell office:value-type="float" office:value="0.0098184396830401">
                <text:p>0.009818439683040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410625843415">
                <text:p>0.0015410625843415</text:p>
              </table:table-cell>
              <table:table-cell office:value-type="float" office:value="0.0098212536513925">
                <text:p>0.00982125365139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5756846651635">
                <text:p>0.0015756846651635</text:p>
              </table:table-cell>
              <table:table-cell office:value-type="float" office:value="0.0098240625527799">
                <text:p>0.00982406255277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6105436162377">
                <text:p>0.0016105436162377</text:p>
              </table:table-cell>
              <table:table-cell office:value-type="float" office:value="0.0098259824086212">
                <text:p>0.00982598240862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6454040145774">
                <text:p>0.0016454040145774</text:p>
              </table:table-cell>
              <table:table-cell office:value-type="float" office:value="0.0098278977529251">
                <text:p>0.00982789775292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6802658507357">
                <text:p>0.0016802658507357</text:p>
              </table:table-cell>
              <table:table-cell office:value-type="float" office:value="0.0098298087505124">
                <text:p>0.00982980875051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715366407392">
                <text:p>0.001715366407392</text:p>
              </table:table-cell>
              <table:table-cell office:value-type="float" office:value="0.0098308583615554">
                <text:p>0.00983085836155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7504696237553">
                <text:p>0.0017504696237553</text:p>
              </table:table-cell>
              <table:table-cell office:value-type="float" office:value="0.0098319031936069">
                <text:p>0.009831903193606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7855754606163">
                <text:p>0.0017855754606163</text:p>
              </table:table-cell>
              <table:table-cell office:value-type="float" office:value="0.009832943401839">
                <text:p>0.0098329434018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8206838793843">
                <text:p>0.0018206838793843</text:p>
              </table:table-cell>
              <table:table-cell office:value-type="float" office:value="0.0098339791348398">
                <text:p>0.00983397913483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8557948420702">
                <text:p>0.0018557948420702</text:p>
              </table:table-cell>
              <table:table-cell office:value-type="float" office:value="0.0098350105349093">
                <text:p>0.009835010534909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8909083112716">
                <text:p>0.0018909083112716</text:p>
              </table:table-cell>
              <table:table-cell office:value-type="float" office:value="0.009836037738374">
                <text:p>0.00983603773837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9260242501586">
                <text:p>0.0019260242501586</text:p>
              </table:table-cell>
              <table:table-cell office:value-type="float" office:value="0.0098370608758475">
                <text:p>0.00983706087584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9611426224598">
                <text:p>0.0019611426224598</text:p>
              </table:table-cell>
              <table:table-cell office:value-type="float" office:value="0.0098380800725045">
                <text:p>0.009838080072504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19962633924508">
                <text:p>0.0019962633924508</text:p>
              </table:table-cell>
              <table:table-cell office:value-type="float" office:value="0.0098390954483294">
                <text:p>0.00983909544832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0313865249421">
                <text:p>0.0020313865249421</text:p>
              </table:table-cell>
              <table:table-cell office:value-type="float" office:value="0.0098401071183511">
                <text:p>0.00984010711835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0665119852685">
                <text:p>0.0020665119852685</text:p>
              </table:table-cell>
              <table:table-cell office:value-type="float" office:value="0.0098411151928818">
                <text:p>0.00984111519288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1016397392789">
                <text:p>0.0021016397392789</text:p>
              </table:table-cell>
              <table:table-cell office:value-type="float" office:value="0.0098421197777198">
                <text:p>0.009842119777719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1367697533271">
                <text:p>0.0021367697533271</text:p>
              </table:table-cell>
              <table:table-cell office:value-type="float" office:value="0.0098431209743512">
                <text:p>0.009843120974351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1719019942623">
                <text:p>0.0021719019942623</text:p>
              </table:table-cell>
              <table:table-cell office:value-type="float" office:value="0.0098441188801675">
                <text:p>0.009844118880167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2070364294211">
                <text:p>0.0022070364294211</text:p>
              </table:table-cell>
              <table:table-cell office:value-type="float" office:value="0.0098451135886214">
                <text:p>0.00984511358862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2421730266196">
                <text:p>0.0022421730266196</text:p>
              </table:table-cell>
              <table:table-cell office:value-type="float" office:value="0.0098461051894251">
                <text:p>0.009846105189425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2773117541454">
                <text:p>0.0022773117541454</text:p>
              </table:table-cell>
              <table:table-cell office:value-type="float" office:value="0.0098470937687116">
                <text:p>0.00984709376871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3124525807506">
                <text:p>0.0023124525807506</text:p>
              </table:table-cell>
              <table:table-cell office:value-type="float" office:value="0.0098480794091887">
                <text:p>0.009848079409188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3475954756452">
                <text:p>0.0023475954756452</text:p>
              </table:table-cell>
              <table:table-cell office:value-type="float" office:value="0.0098490621902949">
                <text:p>0.00984906219029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3827404084901">
                <text:p>0.0023827404084901</text:p>
              </table:table-cell>
              <table:table-cell office:value-type="float" office:value="0.0098500421883494">
                <text:p>0.009850042188349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4178873493911">
                <text:p>0.0024178873493911</text:p>
              </table:table-cell>
              <table:table-cell office:value-type="float" office:value="0.00985101947668">
                <text:p>0.009851019476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4530362688925">
                <text:p>0.0024530362688925</text:p>
              </table:table-cell>
              <table:table-cell office:value-type="float" office:value="0.0098519941257616">
                <text:p>0.009851994125761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4881871379718">
                <text:p>0.0024881871379718</text:p>
              </table:table-cell>
              <table:table-cell office:value-type="float" office:value="0.0098529662033427">
                <text:p>0.00985296620334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5233399280337">
                <text:p>0.0025233399280337</text:p>
              </table:table-cell>
              <table:table-cell office:value-type="float" office:value="0.0098539357745535">
                <text:p>0.00985393577455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5584946109045">
                <text:p>0.0025584946109045</text:p>
              </table:table-cell>
              <table:table-cell office:value-type="float" office:value="0.0098549029020326">
                <text:p>0.00985490290203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5936511588272">
                <text:p>0.0025936511588272</text:p>
              </table:table-cell>
              <table:table-cell office:value-type="float" office:value="0.0098558676460321">
                <text:p>0.00985586764603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628809544456">
                <text:p>0.002628809544456</text:p>
              </table:table-cell>
              <table:table-cell office:value-type="float" office:value="0.0098568300645118">
                <text:p>0.00985683006451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6639697408515">
                <text:p>0.0026639697408515</text:p>
              </table:table-cell>
              <table:table-cell office:value-type="float" office:value="0.0098577902132361">
                <text:p>0.00985779021323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6991317214755">
                <text:p>0.0026991317214755</text:p>
              </table:table-cell>
              <table:table-cell office:value-type="float" office:value="0.0098587481459086">
                <text:p>0.00985874814590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342954601865">
                <text:p>0.0027342954601865</text:p>
              </table:table-cell>
              <table:table-cell office:value-type="float" office:value="0.009859703914192">
                <text:p>0.0098597039141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7694609312345">
                <text:p>0.0027694609312345</text:p>
              </table:table-cell>
              <table:table-cell office:value-type="float" office:value="0.0098606575678524">
                <text:p>0.009860657567852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046281092569">
                <text:p>0.0028046281092569</text:p>
              </table:table-cell>
              <table:table-cell office:value-type="float" office:value="0.0098616091548046">
                <text:p>0.00986160915480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397969692734">
                <text:p>0.0028397969692734</text:p>
              </table:table-cell>
              <table:table-cell office:value-type="float" office:value="0.0098625587212125">
                <text:p>0.00986255872121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8749674866819">
                <text:p>0.0028749674866819</text:p>
              </table:table-cell>
              <table:table-cell office:value-type="float" office:value="0.0098635063115588">
                <text:p>0.009863506311558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101396372538">
                <text:p>0.0029101396372538</text:p>
              </table:table-cell>
              <table:table-cell office:value-type="float" office:value="0.0098644519687003">
                <text:p>0.009864451968700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453133971295">
                <text:p>0.0029453133971295</text:p>
              </table:table-cell>
              <table:table-cell office:value-type="float" office:value="0.0098653957339618">
                <text:p>0.00986539573396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29804887428143">
                <text:p>0.0029804887428143</text:p>
              </table:table-cell>
              <table:table-cell office:value-type="float" office:value="0.0098663376471641">
                <text:p>0.009866337647164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0156656511739">
                <text:p>0.0030156656511739</text:p>
              </table:table-cell>
              <table:table-cell office:value-type="float" office:value="0.0098672777467264">
                <text:p>0.00986727774672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0508440994302">
                <text:p>0.0030508440994302</text:p>
              </table:table-cell>
              <table:table-cell office:value-type="float" office:value="0.0098682160697011">
                <text:p>0.009868216069701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0860240651568">
                <text:p>0.0030860240651568</text:p>
              </table:table-cell>
              <table:table-cell office:value-type="float" office:value="0.009869152651826">
                <text:p>0.0098691526518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212055262753">
                <text:p>0.0031212055262753</text:p>
              </table:table-cell>
              <table:table-cell office:value-type="float" office:value="0.0098700875275954">
                <text:p>0.00987008752759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563884610504">
                <text:p>0.0031563884610504</text:p>
              </table:table-cell>
              <table:table-cell office:value-type="float" office:value="0.0098710207302996">
                <text:p>0.00987102073029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1915728480866">
                <text:p>0.0031915728480866</text:p>
              </table:table-cell>
              <table:table-cell office:value-type="float" office:value="0.0098719522920859">
                <text:p>0.009871952292085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2267586663231">
                <text:p>0.0032267586663231</text:p>
              </table:table-cell>
              <table:table-cell office:value-type="float" office:value="0.0098728822439779">
                <text:p>0.00987288224397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2619458950306">
                <text:p>0.0032619458950306</text:p>
              </table:table-cell>
              <table:table-cell office:value-type="float" office:value="0.0098738106159528">
                <text:p>0.00987381061595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2971345138065">
                <text:p>0.0032971345138065</text:p>
              </table:table-cell>
              <table:table-cell office:value-type="float" office:value="0.0098747374369686">
                <text:p>0.00987473743696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3323245025713">
                <text:p>0.0033323245025713</text:p>
              </table:table-cell>
              <table:table-cell office:value-type="float" office:value="0.0098756627350006">
                <text:p>0.009875662735000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3675158415643">
                <text:p>0.0033675158415643</text:p>
              </table:table-cell>
              <table:table-cell office:value-type="float" office:value="0.0098765865370907">
                <text:p>0.00987658653709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027085113396">
                <text:p>0.0034027085113396</text:p>
              </table:table-cell>
              <table:table-cell office:value-type="float" office:value="0.0098775088693854">
                <text:p>0.009877508869385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379024927622">
                <text:p>0.0034379024927622</text:p>
              </table:table-cell>
              <table:table-cell office:value-type="float" office:value="0.0098784297571497">
                <text:p>0.00987842975714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4730977670042">
                <text:p>0.0034730977670042</text:p>
              </table:table-cell>
              <table:table-cell office:value-type="float" office:value="0.0098793492248425">
                <text:p>0.009879349224842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5082943155402">
                <text:p>0.0035082943155402</text:p>
              </table:table-cell>
              <table:table-cell office:value-type="float" office:value="0.0098802672960963">
                <text:p>0.009880267296096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543492120144">
                <text:p>0.003543492120144</text:p>
              </table:table-cell>
              <table:table-cell office:value-type="float" office:value="0.0098811839938044">
                <text:p>0.00988118399380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5786911628845">
                <text:p>0.0035786911628845</text:p>
              </table:table-cell>
              <table:table-cell office:value-type="float" office:value="0.0098820993401096">
                <text:p>0.009882099340109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6138914261215">
                <text:p>0.0036138914261215</text:p>
              </table:table-cell>
              <table:table-cell office:value-type="float" office:value="0.0098830133564467">
                <text:p>0.009883013356446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6490928925024">
                <text:p>0.0036490928925024</text:p>
              </table:table-cell>
              <table:table-cell office:value-type="float" office:value="0.0098839260635637">
                <text:p>0.00988392606356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6842955449579">
                <text:p>0.0036842955449579</text:p>
              </table:table-cell>
              <table:table-cell office:value-type="float" office:value="0.0098848374815764">
                <text:p>0.009884837481576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719499366698">
                <text:p>0.003719499366698</text:p>
              </table:table-cell>
              <table:table-cell office:value-type="float" office:value="0.0098857476299484">
                <text:p>0.009885747629948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7547043412089">
                <text:p>0.0037547043412089</text:p>
              </table:table-cell>
              <table:table-cell office:value-type="float" office:value="0.0098866565275415">
                <text:p>0.00988665652754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7899104522485">
                <text:p>0.0037899104522485</text:p>
              </table:table-cell>
              <table:table-cell office:value-type="float" office:value="0.0098875641926521">
                <text:p>0.00988756419265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251176838432">
                <text:p>0.0038251176838432</text:p>
              </table:table-cell>
              <table:table-cell office:value-type="float" office:value="0.009888470643">
                <text:p>0.00988847064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603260202835">
                <text:p>0.0038603260202835</text:p>
              </table:table-cell>
              <table:table-cell office:value-type="float" office:value="0.0098893758957727">
                <text:p>0.00988937589577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895535446121">
                <text:p>0.003895535446121</text:p>
              </table:table-cell>
              <table:table-cell office:value-type="float" office:value="0.0098902799676221">
                <text:p>0.009890279967622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9307459461644">
                <text:p>0.0039307459461644</text:p>
              </table:table-cell>
              <table:table-cell office:value-type="float" office:value="0.0098911828747399">
                <text:p>0.00989118287473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39659575054755">
                <text:p>0.0039659575054755</text:p>
              </table:table-cell>
              <table:table-cell office:value-type="float" office:value="0.0098920846327926">
                <text:p>0.00989208463279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011701093662">
                <text:p>0.0040011701093662</text:p>
              </table:table-cell>
              <table:table-cell office:value-type="float" office:value="0.009892985257008">
                <text:p>0.00989298525700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363837433946">
                <text:p>0.0040363837433946</text:p>
              </table:table-cell>
              <table:table-cell office:value-type="float" office:value="0.0098938847621635">
                <text:p>0.009893884762163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0715983933613">
                <text:p>0.0040715983933613</text:p>
              </table:table-cell>
              <table:table-cell office:value-type="float" office:value="0.0098947831626007">
                <text:p>0.009894783162600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068140453059">
                <text:p>0.0041068140453059</text:p>
              </table:table-cell>
              <table:table-cell office:value-type="float" office:value="0.0098956804722632">
                <text:p>0.00989568047226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420306855037">
                <text:p>0.0041420306855037</text:p>
              </table:table-cell>
              <table:table-cell office:value-type="float" office:value="0.0098965767046715">
                <text:p>0.00989657670467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1772483004619">
                <text:p>0.0041772483004619</text:p>
              </table:table-cell>
              <table:table-cell office:value-type="float" office:value="0.0098974718729832">
                <text:p>0.009897471872983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2124668769166">
                <text:p>0.0042124668769166</text:p>
              </table:table-cell>
              <table:table-cell office:value-type="float" office:value="0.009898365989968">
                <text:p>0.00989836598996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2476864018286">
                <text:p>0.0042476864018286</text:p>
              </table:table-cell>
              <table:table-cell office:value-type="float" office:value="0.0098992590680646">
                <text:p>0.009899259068064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2845946981515">
                <text:p>0.0042845946981515</text:p>
              </table:table-cell>
              <table:table-cell office:value-type="float" office:value="0.0098836066377044">
                <text:p>0.009883606637704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3218544932286">
                <text:p>0.0043218544932286</text:p>
              </table:table-cell>
              <table:table-cell office:value-type="float" office:value="0.0098619798710881">
                <text:p>0.009861979871088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359117503303">
                <text:p>0.004359117503303</text:p>
              </table:table-cell>
              <table:table-cell office:value-type="float" office:value="0.009840339129023">
                <text:p>0.00984033912902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3963836668775">
                <text:p>0.0043963836668775</text:p>
              </table:table-cell>
              <table:table-cell office:value-type="float" office:value="0.0098186845394177">
                <text:p>0.009818684539417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4336529262044">
                <text:p>0.0044336529262044</text:p>
              </table:table-cell>
              <table:table-cell office:value-type="float" office:value="0.0097970162191053">
                <text:p>0.00979701621910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4709252270497">
                <text:p>0.0044709252270497</text:p>
              </table:table-cell>
              <table:table-cell office:value-type="float" office:value="0.00977533427434">
                <text:p>0.009775334274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082005184597">
                <text:p>0.0045082005184597</text:p>
              </table:table-cell>
              <table:table-cell office:value-type="float" office:value="0.0097536388018892">
                <text:p>0.00975363880188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454787525536">
                <text:p>0.0045454787525536</text:p>
              </table:table-cell>
              <table:table-cell office:value-type="float" office:value="0.0097319298897671">
                <text:p>0.009731929889767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5827598843286">
                <text:p>0.0045827598843286</text:p>
              </table:table-cell>
              <table:table-cell office:value-type="float" office:value="0.0097102076179242">
                <text:p>0.00971020761792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6200438714789">
                <text:p>0.0046200438714789</text:p>
              </table:table-cell>
              <table:table-cell office:value-type="float" office:value="0.0096884720589033">
                <text:p>0.009688472058903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6573306742266">
                <text:p>0.0046573306742266</text:p>
              </table:table-cell>
              <table:table-cell office:value-type="float" office:value="0.0096667232784014">
                <text:p>0.009666723278401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6946202551652">
                <text:p>0.0046946202551652</text:p>
              </table:table-cell>
              <table:table-cell office:value-type="float" office:value="0.0096449613358436">
                <text:p>0.00964496133584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319125791133">
                <text:p>0.0047319125791133</text:p>
              </table:table-cell>
              <table:table-cell office:value-type="float" office:value="0.0096231862848239">
                <text:p>0.009623186284823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0047692076129779">
                <text:p>0.0047692076129779</text:p>
              </table:table-cell>
              <table:table-cell office:value-type="float" office:value="0.0096013981736163">
                <text:p>0.00960139817361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